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style:font-name="Arial"/>
    </style:style>
    <style:style style:name="P2" style:family="paragraph" style:parent-style-name="Heading_20_3">
      <style:paragraph-properties fo:margin-top="0in" fo:margin-bottom="0in" style:contextual-spacing="false" fo:break-before="page"/>
      <style:text-properties style:font-name="Arial"/>
    </style:style>
    <style:style style:name="P3" style:family="paragraph" style:parent-style-name="Author">
      <style:text-properties style:font-name="Arial"/>
    </style:style>
    <style:style style:name="P4" style:family="paragraph" style:parent-style-name="Date">
      <style:text-properties style:font-name="Arial"/>
    </style:style>
    <style:style style:name="P5" style:family="paragraph" style:parent-style-name="First_20_Paragraph">
      <style:text-properties style:font-name="Arial"/>
    </style:style>
    <style:style style:name="P6" style:family="paragraph" style:parent-style-name="Heading_20_2">
      <style:text-properties style:font-name="Arial"/>
    </style:style>
    <style:style style:name="P7" style:family="paragraph" style:parent-style-name="Text_20_body">
      <style:text-properties style:font-name="Arial"/>
    </style:style>
    <style:style style:name="P8" style:family="paragraph" style:parent-style-name="Text_20_body">
      <style:text-properties style:font-name="Arial" fo:font-style="italic" style:font-style-asian="italic" style:font-style-complex="italic"/>
    </style:style>
    <style:style style:name="P9" style:family="paragraph" style:parent-style-name="Title">
      <style:text-properties style:font-name="Arial"/>
    </style:style>
    <style:style style:name="P10" style:family="paragraph" style:parent-style-name="Compact" style:list-style-name="WWNum26">
      <style:text-properties style:font-name="Arial"/>
    </style:style>
    <style:style style:name="P11" style:family="paragraph" style:parent-style-name="Footer">
      <style:paragraph-properties fo:margin-left="0in" fo:margin-right="0.25in" fo:text-indent="0in" style:auto-text-indent="false"/>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style style:name="T4" style:family="text">
      <style:text-properties fo:color="#000000" loext:opacity="100%" fo:font-size="10pt" style:font-size-asian="10pt" style:font-size-complex="10pt"/>
    </style:style>
    <style:style style:name="T5" style:family="text">
      <style:text-properties fo:font-size="10pt" style:font-size-asian="10pt" style:font-size-complex="10pt"/>
    </style:style>
    <style:style style:name="T6"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825579087024" text:id="ct93825579087024">
          <text:insertion>
            <office:change-info>
              <dc:creator>Julia Ringo</dc:creator>
              <dc:date>2023-10-10T12:39:00</dc:date>
            </office:change-info>
          </text:insertion>
        </text:changed-region>
        <text:changed-region xml:id="ct93825579087904" text:id="ct93825579087904">
          <text:insertion>
            <office:change-info>
              <dc:creator>Julia Ringo</dc:creator>
              <dc:date>2023-10-10T12:39:00</dc:date>
            </office:change-info>
          </text:insertion>
        </text:changed-region>
        <text:changed-region xml:id="ct93825579088144" text:id="ct93825579088144">
          <text:deletion>
            <office:change-info>
              <dc:creator>Julia Ringo</dc:creator>
              <dc:date>2023-10-10T12:39:00</dc:date>
            </office:change-info>
            <text:p text:style-name="Text_20_body"><text:span text:style-name="T1">with </text:span></text:p>
          </text:deletion>
        </text:changed-region>
        <text:changed-region xml:id="ct93825579088384" text:id="ct93825579088384">
          <text:insertion>
            <office:change-info>
              <dc:creator>Julia Ringo</dc:creator>
              <dc:date>2023-10-10T12:39:00</dc:date>
            </office:change-info>
          </text:insertion>
        </text:changed-region>
        <text:changed-region xml:id="ct93825579088624" text:id="ct93825579088624">
          <text:deletion>
            <office:change-info>
              <dc:creator>Julia Ringo</dc:creator>
              <dc:date>2023-10-10T12:39:00</dc:date>
            </office:change-info>
            <text:p text:style-name="Text_20_body"><text:span text:style-name="T1">ing</text:span></text:p>
          </text:deletion>
        </text:changed-region>
        <text:changed-region xml:id="ct93825579090000" text:id="ct93825579090000">
          <text:insertion>
            <office:change-info>
              <dc:creator>Julia Ringo</dc:creator>
              <dc:date>2023-10-10T12:39:00</dc:date>
            </office:change-info>
          </text:insertion>
        </text:changed-region>
        <text:changed-region xml:id="ct93825579090240" text:id="ct93825579090240">
          <text:deletion>
            <office:change-info>
              <dc:creator>Julia Ringo</dc:creator>
              <dc:date>2023-10-10T12:39:00</dc:date>
            </office:change-info>
            <text:p text:style-name="Text_20_body"><text:span text:style-name="T1">v</text:span></text:p>
          </text:deletion>
        </text:changed-region>
        <text:changed-region xml:id="ct93825579090480" text:id="ct93825579090480">
          <text:deletion>
            <office:change-info>
              <dc:creator>Julia Ringo</dc:creator>
              <dc:date>2023-10-10T12:40:00</dc:date>
            </office:change-info>
            <text:p text:style-name="Text_20_body"><text:span text:style-name="T1"><text:s/>on it</text:span></text:p>
          </text:deletion>
        </text:changed-region>
        <text:changed-region xml:id="ct93825579090720" text:id="ct93825579090720">
          <text:deletion>
            <office:change-info>
              <dc:creator>Julia Ringo</dc:creator>
              <dc:date>2023-10-10T12:40:00</dc:date>
            </office:change-info>
            <text:p text:style-name="Text_20_body"><text:span text:style-name="T1">viking </text:span></text:p>
          </text:deletion>
        </text:changed-region>
        <text:changed-region xml:id="ct93825579090960" text:id="ct93825579090960">
          <text:deletion>
            <office:change-info>
              <dc:creator>Julia Ringo</dc:creator>
              <dc:date>2023-10-05T13:14:00</dc:date>
            </office:change-info>
            <text:p text:style-name="Text_20_body"><text:span text:style-name="T1"><text:s/>— </text:span></text:p>
          </text:deletion>
        </text:changed-region>
        <text:changed-region xml:id="ct93825579092480" text:id="ct93825579092480">
          <text:insertion>
            <office:change-info>
              <dc:creator>Julia Ringo</dc:creator>
              <dc:date>2023-10-05T13:14:00</dc:date>
            </office:change-info>
          </text:insertion>
        </text:changed-region>
        <text:changed-region xml:id="ct93825579092720" text:id="ct93825579092720">
          <text:deletion>
            <office:change-info>
              <dc:creator>Julia Ringo</dc:creator>
              <dc:date>2023-10-05T13:14:00</dc:date>
            </office:change-info>
            <text:p text:style-name="Text_20_body"><text:span text:style-name="T1"><text:s/>— </text:span></text:p>
          </text:deletion>
        </text:changed-region>
        <text:changed-region xml:id="ct93825579093344" text:id="ct93825579093344">
          <text:insertion>
            <office:change-info>
              <dc:creator>Julia Ringo</dc:creator>
              <dc:date>2023-10-05T13:14:00</dc:date>
            </office:change-info>
          </text:insertion>
        </text:changed-region>
        <text:changed-region xml:id="ct93825579093584" text:id="ct93825579093584">
          <text:insertion>
            <office:change-info>
              <dc:creator>Julia Ringo</dc:creator>
              <dc:date>2023-10-10T12:41:00</dc:date>
            </office:change-info>
          </text:insertion>
        </text:changed-region>
        <text:changed-region xml:id="ct93825579097024" text:id="ct93825579097024">
          <text:insertion>
            <office:change-info>
              <dc:creator>Julia Ringo</dc:creator>
              <dc:date>2023-10-10T12:41:00</dc:date>
            </office:change-info>
          </text:insertion>
        </text:changed-region>
        <text:changed-region xml:id="ct93825579097904" text:id="ct93825579097904">
          <text:insertion>
            <office:change-info>
              <dc:creator>Julia Ringo</dc:creator>
              <dc:date>2023-10-10T12:41:00</dc:date>
            </office:change-info>
          </text:insertion>
        </text:changed-region>
        <text:changed-region xml:id="ct93825579098144" text:id="ct93825579098144">
          <text:deletion>
            <office:change-info>
              <dc:creator>Julia Ringo</dc:creator>
              <dc:date>2023-10-10T12:41:00</dc:date>
            </office:change-info>
            <text:p text:style-name="Text_20_body"><text:span text:style-name="T1">’</text:span></text:p>
          </text:deletion>
        </text:changed-region>
        <text:changed-region xml:id="ct93825579099024" text:id="ct93825579099024">
          <text:deletion>
            <office:change-info>
              <dc:creator>Julia Ringo</dc:creator>
              <dc:date>2023-10-10T12:41:00</dc:date>
            </office:change-info>
            <text:p text:style-name="Text_20_body"><text:span text:style-name="T1">s</text:span></text:p>
          </text:deletion>
        </text:changed-region>
        <text:changed-region xml:id="ct93825579099600" text:id="ct93825579099600">
          <text:deletion>
            <office:change-info>
              <dc:creator>Julia Ringo</dc:creator>
              <dc:date>2023-10-10T12:41:00</dc:date>
            </office:change-info>
            <text:p text:style-name="Text_20_body"><text:span text:style-name="T1">particular </text:span></text:p>
          </text:deletion>
        </text:changed-region>
        <text:changed-region xml:id="ct93825579099840" text:id="ct93825579099840">
          <text:insertion>
            <office:change-info>
              <dc:creator>Julia Ringo</dc:creator>
              <dc:date>2023-10-10T12:41:00</dc:date>
            </office:change-info>
          </text:insertion>
        </text:changed-region>
        <text:changed-region xml:id="ct93825579101008" text:id="ct93825579101008">
          <text:deletion>
            <office:change-info>
              <dc:creator>Julia Ringo</dc:creator>
              <dc:date>2023-10-10T12:42:00</dc:date>
            </office:change-info>
            <text:p text:style-name="Text_20_body"><text:span text:style-name="T1">of </text:span></text:p>
          </text:deletion>
        </text:changed-region>
        <text:changed-region xml:id="ct93825579102384" text:id="ct93825579102384">
          <text:deletion>
            <office:change-info>
              <dc:creator>Julia Ringo</dc:creator>
              <dc:date>2023-10-10T12:43:00</dc:date>
            </office:change-info>
            <text:p text:style-name="Text_20_body"><text:span text:style-name="T1">that </text:span></text:p>
          </text:deletion>
        </text:changed-region>
        <text:changed-region xml:id="ct93825579102144" text:id="ct93825579102144">
          <text:insertion>
            <office:change-info>
              <dc:creator>Julia Ringo</dc:creator>
              <dc:date>2023-10-10T12:43:00</dc:date>
            </office:change-info>
          </text:insertion>
        </text:changed-region>
        <text:changed-region xml:id="ct93825579102624" text:id="ct93825579102624">
          <text:deletion>
            <office:change-info>
              <dc:creator>Julia Ringo</dc:creator>
              <dc:date>2023-10-10T12:43:00</dc:date>
            </office:change-info>
            <text:p text:style-name="Text_20_body"><text:span text:style-name="T1">ed</text:span></text:p>
          </text:deletion>
        </text:changed-region>
        <text:changed-region xml:id="ct93825579102864" text:id="ct93825579102864">
          <text:deletion>
            <office:change-info>
              <dc:creator>Julia Ringo</dc:creator>
              <dc:date>2023-10-05T13:14:00</dc:date>
            </office:change-info>
            <text:p text:style-name="Text_20_body"><text:span text:style-name="T1"><text:s/>— </text:span></text:p>
          </text:deletion>
        </text:changed-region>
        <text:changed-region xml:id="ct93825579103616" text:id="ct93825579103616">
          <text:insertion>
            <office:change-info>
              <dc:creator>Julia Ringo</dc:creator>
              <dc:date>2023-10-05T13:14:00</dc:date>
            </office:change-info>
          </text:insertion>
        </text:changed-region>
        <text:changed-region xml:id="ct93825579103856" text:id="ct93825579103856">
          <text:deletion>
            <office:change-info>
              <dc:creator>Julia Ringo</dc:creator>
              <dc:date>2023-10-05T13:14:00</dc:date>
            </office:change-info>
            <text:p text:style-name="Text_20_body"><text:span text:style-name="T1"><text:s/>— </text:span></text:p>
          </text:deletion>
        </text:changed-region>
        <text:changed-region xml:id="ct93825579104976" text:id="ct93825579104976">
          <text:insertion>
            <office:change-info>
              <dc:creator>Julia Ringo</dc:creator>
              <dc:date>2023-10-05T13:14:00</dc:date>
            </office:change-info>
          </text:insertion>
        </text:changed-region>
        <text:changed-region xml:id="ct93825579107200" text:id="ct93825579107200">
          <text:insertion>
            <office:change-info>
              <dc:creator>Julia Ringo</dc:creator>
              <dc:date>2023-10-10T12:44:00</dc:date>
            </office:change-info>
          </text:insertion>
        </text:changed-region>
        <text:changed-region xml:id="ct93825579109312" text:id="ct93825579109312">
          <text:insertion>
            <office:change-info>
              <dc:creator>Julia Ringo</dc:creator>
              <dc:date>2023-10-10T12:44:00</dc:date>
            </office:change-info>
          </text:insertion>
        </text:changed-region>
        <text:changed-region xml:id="ct93825579112992" text:id="ct93825579112992">
          <text:insertion>
            <office:change-info>
              <dc:creator>Julia Ringo</dc:creator>
              <dc:date>2023-10-10T12:45:00</dc:date>
            </office:change-info>
          </text:insertion>
        </text:changed-region>
        <text:changed-region xml:id="ct93825579113232" text:id="ct93825579113232">
          <text:deletion>
            <office:change-info>
              <dc:creator>Julia Ringo</dc:creator>
              <dc:date>2023-10-05T13:14:00</dc:date>
            </office:change-info>
            <text:p text:style-name="Text_20_body"><text:span text:style-name="T1"><text:s/>— </text:span></text:p>
          </text:deletion>
        </text:changed-region>
        <text:changed-region xml:id="ct93825579113472" text:id="ct93825579113472">
          <text:insertion>
            <office:change-info>
              <dc:creator>Julia Ringo</dc:creator>
              <dc:date>2023-10-05T13:14:00</dc:date>
            </office:change-info>
          </text:insertion>
        </text:changed-region>
        <text:changed-region xml:id="ct93825579114352" text:id="ct93825579114352">
          <text:deletion>
            <office:change-info>
              <dc:creator>Julia Ringo</dc:creator>
              <dc:date>2023-10-10T12:45:00</dc:date>
            </office:change-info>
            <text:p text:style-name="Text_20_body"><text:span text:style-name="T1">their particular </text:span></text:p>
          </text:deletion>
        </text:changed-region>
        <text:changed-region xml:id="ct93825579115232" text:id="ct93825579115232">
          <text:insertion>
            <office:change-info>
              <dc:creator>Julia Ringo</dc:creator>
              <dc:date>2023-10-10T12:45:00</dc:date>
            </office:change-info>
          </text:insertion>
        </text:changed-region>
        <text:changed-region xml:id="ct93825579115760" text:id="ct93825579115760">
          <text:insertion>
            <office:change-info>
              <dc:creator>Julia Ringo</dc:creator>
              <dc:date>2023-10-10T12:45:00</dc:date>
            </office:change-info>
          </text:insertion>
        </text:changed-region>
        <text:changed-region xml:id="ct93825579116000" text:id="ct93825579116000">
          <text:deletion>
            <office:change-info>
              <dc:creator>Julia Ringo</dc:creator>
              <dc:date>2023-10-10T12:45:00</dc:date>
            </office:change-info>
            <text:p text:style-name="Text_20_body"><text:span text:style-name="T1">bility</text:span></text:p>
          </text:deletion>
        </text:changed-region>
        <text:changed-region xml:id="ct93825579117568" text:id="ct93825579117568">
          <text:insertion>
            <office:change-info>
              <dc:creator>Julia Ringo</dc:creator>
              <dc:date>2023-10-10T12:45:00</dc:date>
            </office:change-info>
          </text:insertion>
        </text:changed-region>
        <text:changed-region xml:id="ct93825579119680" text:id="ct93825579119680">
          <text:insertion>
            <office:change-info>
              <dc:creator>Julia Ringo</dc:creator>
              <dc:date>2023-10-10T12:53:00</dc:date>
            </office:change-info>
          </text:insertion>
        </text:changed-region>
        <text:changed-region xml:id="ct93825579120560" text:id="ct93825579120560">
          <text:deletion>
            <office:change-info>
              <dc:creator>Julia Ringo</dc:creator>
              <dc:date>2023-10-05T13:14:00</dc:date>
            </office:change-info>
            <text:p text:style-name="Text_20_body"><text:span text:style-name="T1"><text:s/>— </text:span></text:p>
          </text:deletion>
        </text:changed-region>
        <text:changed-region xml:id="ct93825579120800" text:id="ct93825579120800">
          <text:insertion>
            <office:change-info>
              <dc:creator>Julia Ringo</dc:creator>
              <dc:date>2023-10-05T13:14:00</dc:date>
            </office:change-info>
          </text:insertion>
        </text:changed-region>
        <text:changed-region xml:id="ct93825579121040" text:id="ct93825579121040">
          <text:deletion>
            <office:change-info>
              <dc:creator>Julia Ringo</dc:creator>
              <dc:date>2023-10-05T13:14:00</dc:date>
            </office:change-info>
            <text:p text:style-name="Text_20_body"><text:span text:style-name="T1"><text:s/>— </text:span></text:p>
          </text:deletion>
        </text:changed-region>
        <text:changed-region xml:id="ct93825579121280" text:id="ct93825579121280">
          <text:insertion>
            <office:change-info>
              <dc:creator>Julia Ringo</dc:creator>
              <dc:date>2023-10-05T13:14:00</dc:date>
            </office:change-info>
          </text:insertion>
        </text:changed-region>
        <text:changed-region xml:id="ct93825579123296" text:id="ct93825579123296">
          <text:insertion>
            <office:change-info>
              <dc:creator>Julia Ringo</dc:creator>
              <dc:date>2023-10-10T12:53:00</dc:date>
            </office:change-info>
          </text:insertion>
        </text:changed-region>
        <text:changed-region xml:id="ct93825579125296" text:id="ct93825579125296">
          <text:deletion>
            <office:change-info>
              <dc:creator>Julia Ringo</dc:creator>
              <dc:date>2023-10-05T13:14:00</dc:date>
            </office:change-info>
            <text:p text:style-name="Text_20_body"><text:span text:style-name="T1"><text:s/>— </text:span></text:p>
          </text:deletion>
        </text:changed-region>
        <text:changed-region xml:id="ct93825579125536" text:id="ct93825579125536">
          <text:insertion>
            <office:change-info>
              <dc:creator>Julia Ringo</dc:creator>
              <dc:date>2023-10-05T13:14:00</dc:date>
            </office:change-info>
          </text:insertion>
        </text:changed-region>
        <text:changed-region xml:id="ct93825579125776" text:id="ct93825579125776">
          <text:deletion>
            <office:change-info>
              <dc:creator>Julia Ringo</dc:creator>
              <dc:date>2023-10-05T13:14:00</dc:date>
            </office:change-info>
            <text:p text:style-name="Text_20_body"><text:span text:style-name="T1"><text:s/>— </text:span></text:p>
          </text:deletion>
        </text:changed-region>
        <text:changed-region xml:id="ct93825579126016" text:id="ct93825579126016">
          <text:insertion>
            <office:change-info>
              <dc:creator>Julia Ringo</dc:creator>
              <dc:date>2023-10-05T13:14:00</dc:date>
            </office:change-info>
          </text:insertion>
        </text:changed-region>
        <text:changed-region xml:id="ct93825579127616" text:id="ct93825579127616">
          <text:insertion>
            <office:change-info>
              <dc:creator>Julia Ringo</dc:creator>
              <dc:date>2023-10-10T12:54:00</dc:date>
            </office:change-info>
          </text:insertion>
        </text:changed-region>
        <text:changed-region xml:id="ct93825579128496" text:id="ct93825579128496">
          <text:deletion>
            <office:change-info>
              <dc:creator>Julia Ringo</dc:creator>
              <dc:date>2023-10-10T12:54:00</dc:date>
            </office:change-info>
            <text:p text:style-name="Text_20_body"><text:span text:style-name="T1">being </text:span></text:p>
          </text:deletion>
        </text:changed-region>
        <text:changed-region xml:id="ct93825579128736" text:id="ct93825579128736">
          <text:deletion>
            <office:change-info>
              <dc:creator>Julia Ringo</dc:creator>
              <dc:date>2023-10-10T12:55:00</dc:date>
            </office:change-info>
            <text:p text:style-name="Text_20_body"><text:span text:style-name="T1">an </text:span></text:p>
          </text:deletion>
        </text:changed-region>
        <text:changed-region xml:id="ct93825579104432" text:id="ct93825579104432">
          <text:insertion>
            <office:change-info>
              <dc:creator>Julia Ringo</dc:creator>
              <dc:date>2023-10-10T12:55:00</dc:date>
            </office:change-info>
          </text:insertion>
        </text:changed-region>
        <text:changed-region xml:id="ct93825578780320" text:id="ct93825578780320">
          <text:deletion>
            <office:change-info>
              <dc:creator>Julia Ringo</dc:creator>
              <dc:date>2023-10-10T12:55:00</dc:date>
            </office:change-info>
            <text:p text:style-name="Text_20_body"><text:span text:style-name="T1">go and </text:span></text:p>
          </text:deletion>
        </text:changed-region>
        <text:changed-region xml:id="ct93825578315792" text:id="ct93825578315792">
          <text:insertion>
            <office:change-info>
              <dc:creator>Julia Ringo</dc:creator>
              <dc:date>2023-10-10T12:55:00</dc:date>
            </office:change-info>
          </text:insertion>
        </text:changed-region>
        <text:changed-region xml:id="ct93825578774496" text:id="ct93825578774496">
          <text:insertion>
            <office:change-info>
              <dc:creator>Julia Ringo</dc:creator>
              <dc:date>2023-10-10T12:55:00</dc:date>
            </office:change-info>
          </text:insertion>
        </text:changed-region>
        <text:changed-region xml:id="ct93825578808080" text:id="ct93825578808080">
          <text:insertion>
            <office:change-info>
              <dc:creator>Julia Ringo</dc:creator>
              <dc:date>2023-10-10T12:56:00</dc:date>
            </office:change-info>
          </text:insertion>
        </text:changed-region>
        <text:changed-region xml:id="ct93825578810288" text:id="ct93825578810288">
          <text:deletion>
            <office:change-info>
              <dc:creator>Julia Ringo</dc:creator>
              <dc:date>2023-10-10T12:56:00</dc:date>
            </office:change-info>
            <text:p text:style-name="Text_20_body"><text:span text:style-name="T1">g</text:span></text:p>
          </text:deletion>
        </text:changed-region>
        <text:changed-region xml:id="ct93825578781184" text:id="ct93825578781184">
          <text:insertion>
            <office:change-info>
              <dc:creator>Julia Ringo</dc:creator>
              <dc:date>2023-10-10T12:55:00</dc:date>
            </office:change-info>
          </text:insertion>
        </text:changed-region>
        <text:changed-region xml:id="ct93825578787728" text:id="ct93825578787728">
          <text:deletion>
            <office:change-info>
              <dc:creator>Julia Ringo</dc:creator>
              <dc:date>2023-10-10T12:55:00</dc:date>
            </office:change-info>
            <text:p text:style-name="Text_20_body"><text:span text:style-name="T1">o</text:span></text:p>
          </text:deletion>
        </text:changed-region>
        <text:changed-region xml:id="ct93825578534400" text:id="ct93825578534400">
          <text:deletion>
            <office:change-info>
              <dc:creator>Julia Ringo</dc:creator>
              <dc:date>2023-10-10T12:56:00</dc:date>
            </office:change-info>
            <text:p text:style-name="Text_20_body"><text:span text:style-name="T1">was on the shore trying</text:span></text:p>
          </text:deletion>
        </text:changed-region>
        <text:changed-region xml:id="ct93825578864384" text:id="ct93825578864384">
          <text:insertion>
            <office:change-info>
              <dc:creator>Julia Ringo</dc:creator>
              <dc:date>2023-10-10T12:56:00</dc:date>
            </office:change-info>
          </text:insertion>
        </text:changed-region>
        <text:changed-region xml:id="ct93825578826496" text:id="ct93825578826496">
          <text:deletion>
            <office:change-info>
              <dc:creator>Julia Ringo</dc:creator>
              <dc:date>2023-10-10T12:56:00</dc:date>
            </office:change-info>
            <text:p text:style-name="Text_20_body"><text:span text:style-name="T1">a particular</text:span></text:p>
          </text:deletion>
        </text:changed-region>
        <text:changed-region xml:id="ct93825578826848" text:id="ct93825578826848">
          <text:insertion>
            <office:change-info>
              <dc:creator>Julia Ringo</dc:creator>
              <dc:date>2023-10-10T12:56:00</dc:date>
            </office:change-info>
          </text:insertion>
        </text:changed-region>
        <text:changed-region xml:id="ct93825578829248" text:id="ct93825578829248">
          <text:deletion>
            <office:change-info>
              <dc:creator>Julia Ringo</dc:creator>
              <dc:date>2023-10-10T12:56:00</dc:date>
            </office:change-info>
            <text:p text:style-name="Text_20_body"><text:span text:style-name="T1">cold </text:span></text:p>
          </text:deletion>
        </text:changed-region>
        <text:changed-region xml:id="ct93825578830432" text:id="ct93825578830432">
          <text:deletion>
            <office:change-info>
              <dc:creator>Julia Ringo</dc:creator>
              <dc:date>2023-10-05T13:14:00</dc:date>
            </office:change-info>
            <text:p text:style-name="Text_20_body"><text:span text:style-name="T1"><text:s/>— </text:span></text:p>
          </text:deletion>
        </text:changed-region>
        <text:changed-region xml:id="ct93825578833520" text:id="ct93825578833520">
          <text:insertion>
            <office:change-info>
              <dc:creator>Julia Ringo</dc:creator>
              <dc:date>2023-10-05T13:14:00</dc:date>
            </office:change-info>
          </text:insertion>
        </text:changed-region>
        <text:changed-region xml:id="ct93825578842912" text:id="ct93825578842912">
          <text:deletion>
            <office:change-info>
              <dc:creator>Julia Ringo</dc:creator>
              <dc:date>2023-10-05T13:14:00</dc:date>
            </office:change-info>
            <text:p text:style-name="Text_20_body"><text:span text:style-name="T1"><text:s/>— </text:span></text:p>
          </text:deletion>
        </text:changed-region>
        <text:changed-region xml:id="ct93825578846496" text:id="ct93825578846496">
          <text:insertion>
            <office:change-info>
              <dc:creator>Julia Ringo</dc:creator>
              <dc:date>2023-10-05T13:14:00</dc:date>
            </office:change-info>
          </text:insertion>
        </text:changed-region>
        <text:changed-region xml:id="ct93825578874320" text:id="ct93825578874320">
          <text:deletion>
            <office:change-info>
              <dc:creator>Julia Ringo</dc:creator>
              <dc:date>2023-10-10T12:57:00</dc:date>
            </office:change-info>
            <text:p text:style-name="Text_20_body"><text:span text:style-name="T1">in a way that</text:span></text:p>
          </text:deletion>
        </text:changed-region>
        <text:changed-region xml:id="ct93825579134928" text:id="ct93825579134928">
          <text:insertion>
            <office:change-info>
              <dc:creator>Julia Ringo</dc:creator>
              <dc:date>2023-10-10T12:57:00</dc:date>
            </office:change-info>
          </text:insertion>
        </text:changed-region>
        <text:changed-region xml:id="ct93825578875600" text:id="ct93825578875600">
          <text:insertion>
            <office:change-info>
              <dc:creator>Julia Ringo</dc:creator>
              <dc:date>2023-10-10T12:57:00</dc:date>
            </office:change-info>
          </text:insertion>
        </text:changed-region>
        <text:changed-region xml:id="ct93825578876240" text:id="ct93825578876240">
          <text:deletion>
            <office:change-info>
              <dc:creator>Julia Ringo</dc:creator>
              <dc:date>2023-10-10T12:57:00</dc:date>
            </office:change-info>
            <text:p text:style-name="Text_20_body"><text:span text:style-name="T1">only </text:span></text:p>
          </text:deletion>
        </text:changed-region>
        <text:changed-region xml:id="ct93825578884464" text:id="ct93825578884464">
          <text:deletion>
            <office:change-info>
              <dc:creator>Julia Ringo</dc:creator>
              <dc:date>2023-10-10T13:11:00</dc:date>
            </office:change-info>
            <text:p text:style-name="Text_20_body"><text:span text:style-name="T1">go </text:span></text:p>
          </text:deletion>
        </text:changed-region>
        <text:changed-region xml:id="ct93825578886656" text:id="ct93825578886656">
          <text:deletion>
            <office:change-info>
              <dc:creator>Julia Ringo</dc:creator>
              <dc:date>2023-10-10T13:11:00</dc:date>
            </office:change-info>
            <text:p text:style-name="Text_20_body"><text:span text:style-name="T1">to make</text:span></text:p>
          </text:deletion>
        </text:changed-region>
        <text:changed-region xml:id="ct93825578887936" text:id="ct93825578887936">
          <text:insertion>
            <office:change-info>
              <dc:creator>Julia Ringo</dc:creator>
              <dc:date>2023-10-10T13:11:00</dc:date>
            </office:change-info>
          </text:insertion>
        </text:changed-region>
        <text:changed-region xml:id="ct93825578887296" text:id="ct93825578887296">
          <text:insertion>
            <office:change-info>
              <dc:creator>Julia Ringo</dc:creator>
              <dc:date>2023-10-10T13:11:00</dc:date>
            </office:change-info>
          </text:insertion>
        </text:changed-region>
        <text:changed-region xml:id="ct93825578880208" text:id="ct93825578880208">
          <text:insertion>
            <office:change-info>
              <dc:creator>Julia Ringo</dc:creator>
              <dc:date>2023-10-10T13:11:00</dc:date>
            </office:change-info>
          </text:insertion>
        </text:changed-region>
        <text:changed-region xml:id="ct93825578890016" text:id="ct93825578890016">
          <text:deletion>
            <office:change-info>
              <dc:creator>Julia Ringo</dc:creator>
              <dc:date>2023-10-05T13:14:00</dc:date>
            </office:change-info>
            <text:p text:style-name="Text_20_body"><text:span text:style-name="T1"><text:s/>— </text:span></text:p>
          </text:deletion>
        </text:changed-region>
        <text:changed-region xml:id="ct93825578890656" text:id="ct93825578890656">
          <text:insertion>
            <office:change-info>
              <dc:creator>Julia Ringo</dc:creator>
              <dc:date>2023-10-05T13:14:00</dc:date>
            </office:change-info>
          </text:insertion>
        </text:changed-region>
        <text:changed-region xml:id="ct93825578891296" text:id="ct93825578891296">
          <text:deletion>
            <office:change-info>
              <dc:creator>Julia Ringo</dc:creator>
              <dc:date>2023-10-10T13:12:00</dc:date>
            </office:change-info>
            <text:p text:style-name="Text_20_body"><text:span text:style-name="T1">smoked up</text:span></text:p>
          </text:deletion>
        </text:changed-region>
        <text:changed-region xml:id="ct93825578891936" text:id="ct93825578891936">
          <text:insertion>
            <office:change-info>
              <dc:creator>Julia Ringo</dc:creator>
              <dc:date>2023-10-10T13:12:00</dc:date>
            </office:change-info>
          </text:insertion>
        </text:changed-region>
        <text:changed-region xml:id="ct93825578892576" text:id="ct93825578892576">
          <text:insertion>
            <office:change-info>
              <dc:creator>Julia Ringo</dc:creator>
              <dc:date>2023-10-10T13:12:00</dc:date>
            </office:change-info>
          </text:insertion>
        </text:changed-region>
        <text:changed-region xml:id="ct93825578893216" text:id="ct93825578893216">
          <text:deletion>
            <office:change-info>
              <dc:creator>Julia Ringo</dc:creator>
              <dc:date>2023-10-10T13:12:00</dc:date>
            </office:change-info>
            <text:p text:style-name="Text_20_body"><text:span text:style-name="T1">it </text:span></text:p>
          </text:deletion>
        </text:changed-region>
        <text:changed-region xml:id="ct93825578893856" text:id="ct93825578893856">
          <text:insertion>
            <office:change-info>
              <dc:creator>Julia Ringo</dc:creator>
              <dc:date>2023-10-10T13:12:00</dc:date>
            </office:change-info>
          </text:insertion>
        </text:changed-region>
        <text:changed-region xml:id="ct93825578896832" text:id="ct93825578896832">
          <text:deletion>
            <office:change-info>
              <dc:creator>Julia Ringo</dc:creator>
              <dc:date>2023-10-10T13:12:00</dc:date>
            </office:change-info>
            <text:p text:style-name="Text_20_body"><text:span text:style-name="T1"><text:s/>in the cargo hold</text:span></text:p>
          </text:deletion>
        </text:changed-region>
        <text:changed-region xml:id="ct93825578910160" text:id="ct93825578910160">
          <text:deletion>
            <office:change-info>
              <dc:creator>Julia Ringo</dc:creator>
              <dc:date>2023-10-05T13:14:00</dc:date>
            </office:change-info>
            <text:p text:style-name="Text_20_body"><text:span text:style-name="T1"><text:s/>— </text:span></text:p>
          </text:deletion>
        </text:changed-region>
        <text:changed-region xml:id="ct93825578914528" text:id="ct93825578914528">
          <text:insertion>
            <office:change-info>
              <dc:creator>Julia Ringo</dc:creator>
              <dc:date>2023-10-05T13:14:00</dc:date>
            </office:change-info>
          </text:insertion>
        </text:changed-region>
        <text:changed-region xml:id="ct93825578916512" text:id="ct93825578916512">
          <text:insertion>
            <office:change-info>
              <dc:creator>Julia Ringo</dc:creator>
              <dc:date>2023-10-10T13:12:00</dc:date>
            </office:change-info>
          </text:insertion>
        </text:changed-region>
        <text:changed-region xml:id="ct93825578931616" text:id="ct93825578931616">
          <text:insertion>
            <office:change-info>
              <dc:creator>Julia Ringo</dc:creator>
              <dc:date>2023-10-10T13:12:00</dc:date>
            </office:change-info>
          </text:insertion>
        </text:changed-region>
        <text:changed-region xml:id="ct93825578933696" text:id="ct93825578933696">
          <text:deletion>
            <office:change-info>
              <dc:creator>Julia Ringo</dc:creator>
              <dc:date>2023-10-10T13:12:00</dc:date>
            </office:change-info>
            <text:p text:style-name="Text_20_body"><text:span text:style-name="T1">ing</text:span></text:p>
          </text:deletion>
        </text:changed-region>
        <text:changed-region xml:id="ct93825578943136" text:id="ct93825578943136">
          <text:deletion>
            <office:change-info>
              <dc:creator>Julia Ringo</dc:creator>
              <dc:date>2023-10-10T13:12:00</dc:date>
            </office:change-info>
            <text:p text:style-name="Text_20_body"><text:span text:style-name="T1">some </text:span></text:p>
          </text:deletion>
        </text:changed-region>
        <text:changed-region xml:id="ct93825578960832" text:id="ct93825578960832">
          <text:insertion>
            <office:change-info>
              <dc:creator>Julia Ringo</dc:creator>
              <dc:date>2023-10-10T13:12:00</dc:date>
            </office:change-info>
          </text:insertion>
        </text:changed-region>
        <text:changed-region xml:id="ct93825578961472" text:id="ct93825578961472">
          <text:deletion>
            <office:change-info>
              <dc:creator>Julia Ringo</dc:creator>
              <dc:date>2023-10-10T13:12:00</dc:date>
            </office:change-info>
            <text:p text:style-name="Text_20_body"><text:span text:style-name="T1">,</text:span></text:p>
          </text:deletion>
        </text:changed-region>
        <text:changed-region xml:id="ct93825578962352" text:id="ct93825578962352">
          <text:deletion>
            <office:change-info>
              <dc:creator>Julia Ringo</dc:creator>
              <dc:date>2023-10-10T13:12:00</dc:date>
            </office:change-info>
            <text:p text:style-name="Text_20_body"><text:span text:style-name="T1">,</text:span></text:p>
          </text:deletion>
        </text:changed-region>
        <text:changed-region xml:id="ct93825578963312" text:id="ct93825578963312">
          <text:deletion>
            <office:change-info>
              <dc:creator>Julia Ringo</dc:creator>
              <dc:date>2023-10-05T13:14:00</dc:date>
            </office:change-info>
            <text:p text:style-name="Text_20_body"><text:span text:style-name="T1"><text:s/>— </text:span></text:p>
          </text:deletion>
        </text:changed-region>
        <text:changed-region xml:id="ct93825578965632" text:id="ct93825578965632">
          <text:insertion>
            <office:change-info>
              <dc:creator>Julia Ringo</dc:creator>
              <dc:date>2023-10-05T13:14:00</dc:date>
            </office:change-info>
          </text:insertion>
        </text:changed-region>
        <text:changed-region xml:id="ct93825579141008" text:id="ct93825579141008">
          <text:insertion>
            <office:change-info>
              <dc:creator>Julia Ringo</dc:creator>
              <dc:date>2023-10-10T13:13:00</dc:date>
            </office:change-info>
          </text:insertion>
        </text:changed-region>
        <text:changed-region xml:id="ct93825579141248" text:id="ct93825579141248">
          <text:insertion>
            <office:change-info>
              <dc:creator>Julia Ringo</dc:creator>
              <dc:date>2023-10-10T13:13:00</dc:date>
            </office:change-info>
          </text:insertion>
        </text:changed-region>
        <text:changed-region xml:id="ct93825578967488" text:id="ct93825578967488">
          <text:deletion>
            <office:change-info>
              <dc:creator>Julia Ringo</dc:creator>
              <dc:date>2023-10-10T13:13:00</dc:date>
            </office:change-info>
            <text:p text:style-name="Text_20_body"><text:span text:style-name="T1">,</text:span></text:p>
          </text:deletion>
        </text:changed-region>
        <text:changed-region xml:id="ct93825578969408" text:id="ct93825578969408">
          <text:deletion>
            <office:change-info>
              <dc:creator>Julia Ringo</dc:creator>
              <dc:date>2023-10-10T13:13:00</dc:date>
            </office:change-info>
            <text:p text:style-name="Text_20_body"><text:span text:style-name="T1">to her </text:span></text:p>
          </text:deletion>
        </text:changed-region>
        <text:changed-region xml:id="ct93825578971280" text:id="ct93825578971280">
          <text:deletion>
            <office:change-info>
              <dc:creator>Julia Ringo</dc:creator>
              <dc:date>2023-10-10T13:13:00</dc:date>
            </office:change-info>
            <text:p text:style-name="Text_20_body"><text:span text:style-name="T1">while </text:span></text:p>
          </text:deletion>
        </text:changed-region>
        <text:changed-region xml:id="ct93825578972160" text:id="ct93825578972160">
          <text:deletion>
            <office:change-info>
              <dc:creator>Julia Ringo</dc:creator>
              <dc:date>2023-10-05T13:14:00</dc:date>
            </office:change-info>
            <text:p text:style-name="Text_20_body"><text:span text:style-name="T1"><text:s/>— </text:span></text:p>
          </text:deletion>
        </text:changed-region>
        <text:changed-region xml:id="ct93825579040752" text:id="ct93825579040752">
          <text:insertion>
            <office:change-info>
              <dc:creator>Julia Ringo</dc:creator>
              <dc:date>2023-10-05T13:14:00</dc:date>
            </office:change-info>
          </text:insertion>
        </text:changed-region>
        <text:changed-region xml:id="ct93825578972800" text:id="ct93825578972800">
          <text:deletion>
            <office:change-info>
              <dc:creator>Julia Ringo</dc:creator>
              <dc:date>2023-10-10T13:13:00</dc:date>
            </office:change-info>
            <text:p text:style-name="Text_20_body"><text:span text:style-name="T1">and </text:span></text:p>
          </text:deletion>
        </text:changed-region>
        <text:changed-region xml:id="ct93825578986960" text:id="ct93825578986960">
          <text:insertion>
            <office:change-info>
              <dc:creator>Julia Ringo</dc:creator>
              <dc:date>2023-10-10T13:13:00</dc:date>
            </office:change-info>
          </text:insertion>
        </text:changed-region>
        <text:changed-region xml:id="ct93825578987840" text:id="ct93825578987840">
          <text:deletion>
            <office:change-info>
              <dc:creator>Julia Ringo</dc:creator>
              <dc:date>2023-10-10T13:13:00</dc:date>
            </office:change-info>
            <text:p text:style-name="Text_20_body"><text:span text:style-name="T1">before </text:span></text:p>
          </text:deletion>
        </text:changed-region>
        <text:changed-region xml:id="ct93825578995872" text:id="ct93825578995872">
          <text:insertion>
            <office:change-info>
              <dc:creator>Julia Ringo</dc:creator>
              <dc:date>2023-10-10T13:13:00</dc:date>
            </office:change-info>
          </text:insertion>
        </text:changed-region>
        <text:changed-region xml:id="ct93825579002832" text:id="ct93825579002832">
          <text:insertion>
            <office:change-info>
              <dc:creator>Julia Ringo</dc:creator>
              <dc:date>2023-10-10T13:13:00</dc:date>
            </office:change-info>
          </text:insertion>
        </text:changed-region>
        <text:changed-region xml:id="ct93825579011424" text:id="ct93825579011424">
          <text:deletion>
            <office:change-info>
              <dc:creator>Julia Ringo</dc:creator>
              <dc:date>2023-10-10T13:13:00</dc:date>
            </office:change-info>
            <text:p text:style-name="Text_20_body"><text:span text:style-name="T1">ing</text:span></text:p>
          </text:deletion>
        </text:changed-region>
        <text:changed-region xml:id="ct93825579010496" text:id="ct93825579010496">
          <text:insertion>
            <office:change-info>
              <dc:creator>Julia Ringo</dc:creator>
              <dc:date>2023-10-10T13:14:00</dc:date>
            </office:change-info>
          </text:insertion>
        </text:changed-region>
        <text:changed-region xml:id="ct93825578901456" text:id="ct93825578901456">
          <text:deletion>
            <office:change-info>
              <dc:creator>Julia Ringo</dc:creator>
              <dc:date>2023-10-10T13:14:00</dc:date>
            </office:change-info>
            <text:p text:style-name="Text_20_body"><text:span text:style-name="T1">y</text:span></text:p>
          </text:deletion>
        </text:changed-region>
        <text:changed-region xml:id="ct93825579026544" text:id="ct93825579026544">
          <text:deletion>
            <office:change-info>
              <dc:creator>Julia Ringo</dc:creator>
              <dc:date>2023-10-10T13:15:00</dc:date>
            </office:change-info>
            <text:p text:style-name="Text_20_body"><text:span text:style-name="T1">it was not like </text:span></text:p>
          </text:deletion>
        </text:changed-region>
        <text:changed-region xml:id="ct93825579029488" text:id="ct93825579029488">
          <text:insertion>
            <office:change-info>
              <dc:creator>Julia Ringo</dc:creator>
              <dc:date>2023-10-10T13:15:00</dc:date>
            </office:change-info>
          </text:insertion>
        </text:changed-region>
        <text:changed-region xml:id="ct93825579030128" text:id="ct93825579030128">
          <text:insertion>
            <office:change-info>
              <dc:creator>Julia Ringo</dc:creator>
              <dc:date>2023-10-10T13:15:00</dc:date>
            </office:change-info>
          </text:insertion>
        </text:changed-region>
        <text:changed-region xml:id="ct93825579032928" text:id="ct93825579032928">
          <text:deletion>
            <office:change-info>
              <dc:creator>Julia Ringo</dc:creator>
              <dc:date>2023-10-10T13:15:00</dc:date>
            </office:change-info>
            <text:p text:style-name="Text_20_body"><text:span text:style-name="T1">S</text:span></text:p>
          </text:deletion>
        </text:changed-region>
        <text:changed-region xml:id="ct93825579033456" text:id="ct93825579033456">
          <text:insertion>
            <office:change-info>
              <dc:creator>Julia Ringo</dc:creator>
              <dc:date>2023-10-10T13:15:00</dc:date>
            </office:change-info>
          </text:insertion>
        </text:changed-region>
        <text:changed-region xml:id="ct93825579036864" text:id="ct93825579036864">
          <text:deletion>
            <office:change-info>
              <dc:creator>Julia Ringo</dc:creator>
              <dc:date>2023-10-10T13:15:00</dc:date>
            </office:change-info>
            <text:p text:style-name="Text_20_body"><text:span text:style-name="T1"><text:s/>come off first</text:span></text:p>
          </text:deletion>
        </text:changed-region>
        <text:changed-region xml:id="ct93825579037744" text:id="ct93825579037744">
          <text:insertion>
            <office:change-info>
              <dc:creator>Julia Ringo</dc:creator>
              <dc:date>2023-10-10T13:16:00</dc:date>
            </office:change-info>
          </text:insertion>
        </text:changed-region>
        <text:changed-region xml:id="ct93825574647904" text:id="ct93825574647904">
          <text:insertion>
            <office:change-info>
              <dc:creator>Julia Ringo</dc:creator>
              <dc:date>2023-10-10T13:21:00</dc:date>
            </office:change-info>
          </text:insertion>
        </text:changed-region>
        <text:changed-region xml:id="ct93825579055472" text:id="ct93825579055472">
          <text:deletion>
            <office:change-info>
              <dc:creator>Julia Ringo</dc:creator>
              <dc:date>2023-10-10T13:21:00</dc:date>
            </office:change-info>
            <text:p text:style-name="Text_20_body"><text:span text:style-name="T1">,</text:span></text:p>
          </text:deletion>
        </text:changed-region>
        <text:changed-region xml:id="ct93825579056832" text:id="ct93825579056832">
          <text:insertion>
            <office:change-info>
              <dc:creator>Julia Ringo</dc:creator>
              <dc:date>2023-10-10T13:21:00</dc:date>
            </office:change-info>
          </text:insertion>
        </text:changed-region>
        <text:changed-region xml:id="ct93825579057472" text:id="ct93825579057472">
          <text:deletion>
            <office:change-info>
              <dc:creator>Julia Ringo</dc:creator>
              <dc:date>2023-10-10T13:21:00</dc:date>
            </office:change-info>
            <text:p text:style-name="Text_20_body"><text:span text:style-name="T1">g</text:span></text:p>
          </text:deletion>
        </text:changed-region>
        <text:changed-region xml:id="ct93825579064736" text:id="ct93825579064736">
          <text:insertion>
            <office:change-info>
              <dc:creator>Julia Ringo</dc:creator>
              <dc:date>2023-10-10T13:21:00</dc:date>
            </office:change-info>
          </text:insertion>
        </text:changed-region>
        <text:changed-region xml:id="ct93825579072352" text:id="ct93825579072352">
          <text:insertion>
            <office:change-info>
              <dc:creator>Julia Ringo</dc:creator>
              <dc:date>2023-10-10T13:21:00</dc:date>
            </office:change-info>
          </text:insertion>
        </text:changed-region>
        <text:changed-region xml:id="ct93825579073472" text:id="ct93825579073472">
          <text:deletion>
            <office:change-info>
              <dc:creator>Julia Ringo</dc:creator>
              <dc:date>2023-10-10T13:21:00</dc:date>
            </office:change-info>
            <text:p text:style-name="Text_20_body"><text:span text:style-name="T1">. A</text:span></text:p>
          </text:deletion>
        </text:changed-region>
        <text:changed-region xml:id="ct93825579074464" text:id="ct93825579074464">
          <text:deletion>
            <office:change-info>
              <dc:creator>Julia Ringo</dc:creator>
              <dc:date>2023-10-10T13:21:00</dc:date>
            </office:change-info>
            <text:p text:style-name="Text_20_body"><text:span text:style-name="T1">themselves </text:span></text:p>
          </text:deletion>
        </text:changed-region>
        <text:changed-region xml:id="ct93825579062944" text:id="ct93825579062944">
          <text:insertion>
            <office:change-info>
              <dc:creator>Julia Ringo</dc:creator>
              <dc:date>2023-10-10T13:21:00</dc:date>
            </office:change-info>
          </text:insertion>
        </text:changed-region>
        <text:changed-region xml:id="ct93825579077184" text:id="ct93825579077184">
          <text:deletion>
            <office:change-info>
              <dc:creator>Julia Ringo</dc:creator>
              <dc:date>2023-10-05T13:14:00</dc:date>
            </office:change-info>
            <text:p text:style-name="Text_20_body"><text:span text:style-name="T1"><text:s/>— </text:span></text:p>
          </text:deletion>
        </text:changed-region>
        <text:changed-region xml:id="ct93825579079024" text:id="ct93825579079024">
          <text:insertion>
            <office:change-info>
              <dc:creator>Julia Ringo</dc:creator>
              <dc:date>2023-10-05T13:14:00</dc:date>
            </office:change-info>
          </text:insertion>
        </text:changed-region>
        <text:changed-region xml:id="ct93825579080048" text:id="ct93825579080048">
          <text:deletion>
            <office:change-info>
              <dc:creator>Julia Ringo</dc:creator>
              <dc:date>2023-10-05T13:14:00</dc:date>
            </office:change-info>
            <text:p text:style-name="Text_20_body"><text:span text:style-name="T1"><text:s/>— </text:span></text:p>
          </text:deletion>
        </text:changed-region>
        <text:changed-region xml:id="ct93825579080688" text:id="ct93825579080688">
          <text:insertion>
            <office:change-info>
              <dc:creator>Julia Ringo</dc:creator>
              <dc:date>2023-10-05T13:14:00</dc:date>
            </office:change-info>
          </text:insertion>
        </text:changed-region>
        <text:changed-region xml:id="ct93825579081568" text:id="ct93825579081568">
          <text:insertion>
            <office:change-info>
              <dc:creator>Julia Ringo</dc:creator>
              <dc:date>2023-10-10T13:22:00</dc:date>
            </office:change-info>
          </text:insertion>
        </text:changed-region>
        <text:changed-region xml:id="ct93825579082208" text:id="ct93825579082208">
          <text:deletion>
            <office:change-info>
              <dc:creator>Julia Ringo</dc:creator>
              <dc:date>2023-10-10T13:22:00</dc:date>
            </office:change-info>
            <text:p text:style-name="Text_20_body"><text:span text:style-name="T1">,</text:span></text:p>
          </text:deletion>
        </text:changed-region>
        <text:changed-region xml:id="ct93825579083328" text:id="ct93825579083328">
          <text:insertion>
            <office:change-info>
              <dc:creator>Julia Ringo</dc:creator>
              <dc:date>2023-10-10T13:22:00</dc:date>
            </office:change-info>
          </text:insertion>
        </text:changed-region>
        <text:changed-region xml:id="ct93825579084944" text:id="ct93825579084944">
          <text:deletion>
            <office:change-info>
              <dc:creator>Julia Ringo</dc:creator>
              <dc:date>2023-10-10T13:22:00</dc:date>
            </office:change-info>
            <text:p text:style-name="Text_20_body"><text:span text:style-name="T1">s</text:span></text:p>
          </text:deletion>
        </text:changed-region>
        <text:changed-region xml:id="ct93825579095456" text:id="ct93825579095456">
          <text:insertion>
            <office:change-info>
              <dc:creator>Julia Ringo</dc:creator>
              <dc:date>2023-10-10T13:22:00</dc:date>
            </office:change-info>
          </text:insertion>
        </text:changed-region>
        <text:changed-region xml:id="ct93825579096096" text:id="ct93825579096096">
          <text:deletion>
            <office:change-info>
              <dc:creator>Julia Ringo</dc:creator>
              <dc:date>2023-10-10T13:22:00</dc:date>
            </office:change-info>
            <text:p text:style-name="Text_20_body"><text:span text:style-name="T1">while </text:span></text:p>
          </text:deletion>
        </text:changed-region>
        <text:changed-region xml:id="ct93825579096736" text:id="ct93825579096736">
          <text:insertion>
            <office:change-info>
              <dc:creator>Julia Ringo</dc:creator>
              <dc:date>2023-10-10T13:22:00</dc:date>
            </office:change-info>
          </text:insertion>
        </text:changed-region>
        <text:changed-region xml:id="ct93825579097616" text:id="ct93825579097616">
          <text:deletion>
            <office:change-info>
              <dc:creator>Julia Ringo</dc:creator>
              <dc:date>2023-10-10T13:22:00</dc:date>
            </office:change-info>
            <text:p text:style-name="Text_20_body"><text:span text:style-name="T1">,</text:span></text:p>
          </text:deletion>
        </text:changed-region>
        <text:changed-region xml:id="ct93825579098736" text:id="ct93825579098736">
          <text:insertion>
            <office:change-info>
              <dc:creator>Julia Ringo</dc:creator>
              <dc:date>2023-10-10T13:22:00</dc:date>
            </office:change-info>
          </text:insertion>
        </text:changed-region>
        <text:changed-region xml:id="ct93825579107792" text:id="ct93825579107792">
          <text:deletion>
            <office:change-info>
              <dc:creator>Julia Ringo</dc:creator>
              <dc:date>2023-10-10T13:22:00</dc:date>
            </office:change-info>
            <text:p text:style-name="Text_20_body"><text:span text:style-name="T1"><text:s/>to Chips</text:span></text:p>
          </text:deletion>
        </text:changed-region>
        <text:changed-region xml:id="ct93825579109024" text:id="ct93825579109024">
          <text:insertion>
            <office:change-info>
              <dc:creator>Julia Ringo</dc:creator>
              <dc:date>2023-10-10T13:23:00</dc:date>
            </office:change-info>
          </text:insertion>
        </text:changed-region>
        <text:changed-region xml:id="ct93825579110144" text:id="ct93825579110144">
          <text:insertion>
            <office:change-info>
              <dc:creator>Julia Ringo</dc:creator>
              <dc:date>2023-10-10T13:23:00</dc:date>
            </office:change-info>
          </text:insertion>
        </text:changed-region>
        <text:changed-region xml:id="ct93825579110784" text:id="ct93825579110784">
          <text:deletion>
            <office:change-info>
              <dc:creator>Julia Ringo</dc:creator>
              <dc:date>2023-10-10T13:23:00</dc:date>
            </office:change-info>
            <text:p text:style-name="Text_20_body"><text:span text:style-name="T1">that </text:span></text:p>
          </text:deletion>
        </text:changed-region>
        <text:changed-region xml:id="ct93825579111424" text:id="ct93825579111424">
          <text:insertion>
            <office:change-info>
              <dc:creator>Julia Ringo</dc:creator>
              <dc:date>2023-10-10T13:23:00</dc:date>
            </office:change-info>
          </text:insertion>
        </text:changed-region>
        <text:changed-region xml:id="ct93825579112064" text:id="ct93825579112064">
          <text:deletion>
            <office:change-info>
              <dc:creator>Julia Ringo</dc:creator>
              <dc:date>2023-10-10T13:23:00</dc:date>
            </office:change-info>
            <text:p text:style-name="Text_20_body"><text:span text:style-name="T1">was steadily showing </text:span></text:p>
          </text:deletion>
        </text:changed-region>
        <text:changed-region xml:id="ct93825579112704" text:id="ct93825579112704">
          <text:insertion>
            <office:change-info>
              <dc:creator>Julia Ringo</dc:creator>
              <dc:date>2023-10-10T13:23:00</dc:date>
            </office:change-info>
          </text:insertion>
        </text:changed-region>
        <text:changed-region xml:id="ct93825579114944" text:id="ct93825579114944">
          <text:insertion>
            <office:change-info>
              <dc:creator>Julia Ringo</dc:creator>
              <dc:date>2023-10-10T13:23:00</dc:date>
            </office:change-info>
          </text:insertion>
        </text:changed-region>
        <text:changed-region xml:id="ct93825579114064" text:id="ct93825579114064">
          <text:insertion>
            <office:change-info>
              <dc:creator>Julia Ringo</dc:creator>
              <dc:date>2023-10-10T13:23:00</dc:date>
            </office:change-info>
          </text:insertion>
        </text:changed-region>
        <text:changed-region xml:id="ct93825578831424" text:id="ct93825578831424">
          <text:insertion>
            <office:change-info>
              <dc:creator>Julia Ringo</dc:creator>
              <dc:date>2023-10-10T13:23:00</dc:date>
            </office:change-info>
          </text:insertion>
        </text:changed-region>
        <text:changed-region xml:id="ct93825578934400" text:id="ct93825578934400">
          <text:deletion>
            <office:change-info>
              <dc:creator>Julia Ringo</dc:creator>
              <dc:date>2023-10-10T13:23:00</dc:date>
            </office:change-info>
            <text:p text:style-name="Text_20_body"><text:span text:style-name="T1">taking </text:span></text:p>
          </text:deletion>
        </text:changed-region>
        <text:changed-region xml:id="ct93825578903792" text:id="ct93825578903792">
          <text:insertion>
            <office:change-info>
              <dc:creator>Julia Ringo</dc:creator>
              <dc:date>2023-10-10T13:23:00</dc:date>
            </office:change-info>
          </text:insertion>
        </text:changed-region>
        <text:changed-region xml:id="ct93825578915232" text:id="ct93825578915232">
          <text:deletion>
            <office:change-info>
              <dc:creator>Julia Ringo</dc:creator>
              <dc:date>2023-10-10T13:23:00</dc:date>
            </office:change-info>
            <text:p text:style-name="Text_20_body"><text:span text:style-name="T1">swinging </text:span></text:p>
          </text:deletion>
        </text:changed-region>
        <text:changed-region xml:id="ct93825578907408" text:id="ct93825578907408">
          <text:deletion>
            <office:change-info>
              <dc:creator>Julia Ringo</dc:creator>
              <dc:date>2023-10-10T13:23:00</dc:date>
            </office:change-info>
            <text:p text:style-name="Text_20_body"><text:span text:style-name="T1">Captain </text:span></text:p>
          </text:deletion>
        </text:changed-region>
        <text:changed-region xml:id="ct93825578930336" text:id="ct93825578930336">
          <text:deletion>
            <office:change-info>
              <dc:creator>Julia Ringo</dc:creator>
              <dc:date>2023-10-10T13:24:00</dc:date>
            </office:change-info>
            <text:p text:style-name="Text_20_body"><text:span text:style-name="T1">,</text:span></text:p>
          </text:deletion>
        </text:changed-region>
        <text:changed-region xml:id="ct93825578926512" text:id="ct93825578926512">
          <text:deletion>
            <office:change-info>
              <dc:creator>Julia Ringo</dc:creator>
              <dc:date>2023-10-10T13:24:00</dc:date>
            </office:change-info>
            <text:p text:style-name="Text_20_body"><text:span text:style-name="T1">Percy </text:span></text:p>
          </text:deletion>
        </text:changed-region>
        <text:changed-region xml:id="ct93825579045680" text:id="ct93825579045680">
          <text:insertion>
            <office:change-info>
              <dc:creator>Julia Ringo</dc:creator>
              <dc:date>2023-10-10T13:24:00</dc:date>
            </office:change-info>
          </text:insertion>
        </text:changed-region>
        <text:changed-region xml:id="ct93825579022672" text:id="ct93825579022672">
          <text:insertion>
            <office:change-info>
              <dc:creator>Julia Ringo</dc:creator>
              <dc:date>2023-10-10T13:24:00</dc:date>
            </office:change-info>
          </text:insertion>
        </text:changed-region>
        <text:changed-region xml:id="ct93825578956048" text:id="ct93825578956048">
          <text:deletion>
            <office:change-info>
              <dc:creator>Julia Ringo</dc:creator>
              <dc:date>2023-10-10T13:37:00</dc:date>
            </office:change-info>
            <text:p text:style-name="Text_20_body"><text:span text:style-name="T1">s</text:span></text:p>
          </text:deletion>
        </text:changed-region>
        <text:changed-region xml:id="ct93825579044448" text:id="ct93825579044448">
          <text:deletion>
            <office:change-info>
              <dc:creator>Julia Ringo</dc:creator>
              <dc:date>2023-10-10T13:24:00</dc:date>
            </office:change-info>
            <text:p text:style-name="Text_20_body"><text:span text:style-name="T1">to </text:span></text:p>
          </text:deletion>
        </text:changed-region>
        <text:changed-region xml:id="ct93825579163568" text:id="ct93825579163568">
          <text:insertion>
            <office:change-info>
              <dc:creator>Julia Ringo</dc:creator>
              <dc:date>2023-10-10T13:24:00</dc:date>
            </office:change-info>
          </text:insertion>
        </text:changed-region>
        <text:changed-region xml:id="ct93825579164800" text:id="ct93825579164800">
          <text:insertion>
            <office:change-info>
              <dc:creator>Julia Ringo</dc:creator>
              <dc:date>2023-10-10T13:24:00</dc:date>
            </office:change-info>
          </text:insertion>
        </text:changed-region>
        <text:changed-region xml:id="ct93825579166064" text:id="ct93825579166064">
          <text:insertion>
            <office:change-info>
              <dc:creator>Julia Ringo</dc:creator>
              <dc:date>2023-10-10T13:25:00</dc:date>
            </office:change-info>
          </text:insertion>
        </text:changed-region>
        <text:changed-region xml:id="ct93825578877232" text:id="ct93825578877232">
          <text:insertion>
            <office:change-info>
              <dc:creator>Julia Ringo</dc:creator>
              <dc:date>2023-10-10T13:25:00</dc:date>
            </office:change-info>
          </text:insertion>
        </text:changed-region>
        <text:changed-region xml:id="ct93825578883824" text:id="ct93825578883824">
          <text:deletion>
            <office:change-info>
              <dc:creator>Julia Ringo</dc:creator>
              <dc:date>2023-10-10T13:25:00</dc:date>
            </office:change-info>
            <text:p text:style-name="First_20_Paragraph"><text:span text:style-name="T1">more or less </text:span></text:p>
          </text:deletion>
        </text:changed-region>
        <text:changed-region xml:id="ct93825578918880" text:id="ct93825578918880">
          <text:insertion>
            <office:change-info>
              <dc:creator>Julia Ringo</dc:creator>
              <dc:date>2023-10-10T13:25:00</dc:date>
            </office:change-info>
          </text:insertion>
        </text:changed-region>
        <text:changed-region xml:id="ct93825578883184" text:id="ct93825578883184">
          <text:deletion>
            <office:change-info>
              <dc:creator>Julia Ringo</dc:creator>
              <dc:date>2023-10-10T13:26:00</dc:date>
            </office:change-info>
            <text:p text:style-name="Text_20_body"><text:span text:style-name="T1">at that </text:span></text:p>
          </text:deletion>
        </text:changed-region>
        <text:changed-region xml:id="ct93825578882048" text:id="ct93825578882048">
          <text:deletion>
            <office:change-info>
              <dc:creator>Julia Ringo</dc:creator>
              <dc:date>2023-10-10T13:26:00</dc:date>
            </office:change-info>
            <text:p text:style-name="Text_20_body"><text:span text:style-name="T1">was </text:span></text:p>
          </text:deletion>
        </text:changed-region>
        <text:changed-region xml:id="ct93825578880976" text:id="ct93825578880976">
          <text:insertion>
            <office:change-info>
              <dc:creator>Julia Ringo</dc:creator>
              <dc:date>2023-10-10T13:26:00</dc:date>
            </office:change-info>
          </text:insertion>
        </text:changed-region>
        <text:changed-region xml:id="ct93825578878512" text:id="ct93825578878512">
          <text:deletion>
            <office:change-info>
              <dc:creator>Julia Ringo</dc:creator>
              <dc:date>2023-10-05T13:14:00</dc:date>
            </office:change-info>
            <text:p text:style-name="Text_20_body"><text:span text:style-name="T1"><text:s/>— </text:span></text:p>
          </text:deletion>
        </text:changed-region>
        <text:changed-region xml:id="ct93825578879152" text:id="ct93825578879152">
          <text:deletion>
            <office:change-info>
              <dc:creator>Julia Ringo</dc:creator>
              <dc:date>2023-10-10T13:26:00</dc:date>
            </office:change-info>
            <text:p text:style-name="Text_20_body"><text:span text:style-name="T1"><text:s/>within herself</text:span></text:p>
          </text:deletion>
        </text:changed-region>
        <text:changed-region xml:id="ct93825578877872" text:id="ct93825578877872">
          <text:insertion>
            <office:change-info>
              <dc:creator>Julia Ringo</dc:creator>
              <dc:date>2023-10-10T13:27:00</dc:date>
            </office:change-info>
          </text:insertion>
        </text:changed-region>
        <text:changed-region xml:id="ct93825578973808" text:id="ct93825578973808">
          <text:deletion>
            <office:change-info>
              <dc:creator>Julia Ringo</dc:creator>
              <dc:date>2023-10-05T13:14:00</dc:date>
            </office:change-info>
            <text:p text:style-name="Text_20_body"><text:span text:style-name="T1"><text:s/>— </text:span></text:p>
          </text:deletion>
        </text:changed-region>
        <text:changed-region xml:id="ct93825578985008" text:id="ct93825578985008">
          <text:insertion>
            <office:change-info>
              <dc:creator>Julia Ringo</dc:creator>
              <dc:date>2023-10-05T13:14:00</dc:date>
            </office:change-info>
          </text:insertion>
        </text:changed-region>
        <text:changed-region xml:id="ct93825578983488" text:id="ct93825578983488">
          <text:deletion>
            <office:change-info>
              <dc:creator>Julia Ringo</dc:creator>
              <dc:date>2023-10-05T13:14:00</dc:date>
            </office:change-info>
            <text:p text:style-name="Text_20_body"><text:span text:style-name="T1"><text:s/>— </text:span></text:p>
          </text:deletion>
        </text:changed-region>
        <text:changed-region xml:id="ct93825578980512" text:id="ct93825578980512">
          <text:insertion>
            <office:change-info>
              <dc:creator>Julia Ringo</dc:creator>
              <dc:date>2023-10-05T13:14:00</dc:date>
            </office:change-info>
          </text:insertion>
        </text:changed-region>
        <text:changed-region xml:id="ct93825577425776" text:id="ct93825577425776">
          <text:insertion>
            <office:change-info>
              <dc:creator>Julia Ringo</dc:creator>
              <dc:date>2023-10-10T13:27:00</dc:date>
            </office:change-info>
          </text:insertion>
        </text:changed-region>
        <text:changed-region xml:id="ct93825576200800" text:id="ct93825576200800">
          <text:deletion>
            <office:change-info>
              <dc:creator>Julia Ringo</dc:creator>
              <dc:date>2023-10-10T13:27:00</dc:date>
            </office:change-info>
            <text:p text:style-name="Text_20_body"><text:span text:style-name="T1"><text:s/>and </text:span></text:p>
          </text:deletion>
        </text:changed-region>
        <text:changed-region xml:id="ct93825577515248" text:id="ct93825577515248">
          <text:insertion>
            <office:change-info>
              <dc:creator>Julia Ringo</dc:creator>
              <dc:date>2023-10-10T13:27:00</dc:date>
            </office:change-info>
          </text:insertion>
        </text:changed-region>
        <text:changed-region xml:id="ct93825578976560" text:id="ct93825578976560">
          <text:deletion>
            <office:change-info>
              <dc:creator>Julia Ringo</dc:creator>
              <dc:date>2023-10-10T13:27:00</dc:date>
            </office:change-info>
            <text:p text:style-name="Text_20_body"><text:span text:style-name="T1">ing</text:span></text:p>
          </text:deletion>
        </text:changed-region>
        <text:changed-region xml:id="ct93825578975920" text:id="ct93825578975920">
          <text:insertion>
            <office:change-info>
              <dc:creator>Julia Ringo</dc:creator>
              <dc:date>2023-10-10T13:28:00</dc:date>
            </office:change-info>
          </text:insertion>
        </text:changed-region>
        <text:changed-region xml:id="ct93825578975280" text:id="ct93825578975280">
          <text:deletion>
            <office:change-info>
              <dc:creator>Julia Ringo</dc:creator>
              <dc:date>2023-10-10T13:28:00</dc:date>
            </office:change-info>
            <text:p text:style-name="Text_20_body"><text:span text:style-name="T1"><text:s/>and</text:span></text:p>
          </text:deletion>
        </text:changed-region>
        <text:changed-region xml:id="ct93825579054832" text:id="ct93825579054832">
          <text:insertion>
            <office:change-info>
              <dc:creator>Julia Ringo</dc:creator>
              <dc:date>2023-10-10T13:28:00</dc:date>
            </office:change-info>
          </text:insertion>
        </text:changed-region>
        <text:changed-region xml:id="ct93825579054192" text:id="ct93825579054192">
          <text:deletion>
            <office:change-info>
              <dc:creator>Julia Ringo</dc:creator>
              <dc:date>2023-10-10T13:28:00</dc:date>
            </office:change-info>
            <text:p text:style-name="Text_20_body"><text:span text:style-name="T1"><text:s/>it</text:span></text:p>
          </text:deletion>
        </text:changed-region>
        <text:changed-region xml:id="ct93825579089216" text:id="ct93825579089216">
          <text:deletion>
            <office:change-info>
              <dc:creator>Julia Ringo</dc:creator>
              <dc:date>2023-10-10T13:28:00</dc:date>
            </office:change-info>
            <text:p text:style-name="Text_20_body"><text:span text:style-name="T1">Percy </text:span></text:p>
          </text:deletion>
        </text:changed-region>
        <text:changed-region xml:id="ct93825579087616" text:id="ct93825579087616">
          <text:insertion>
            <office:change-info>
              <dc:creator>Julia Ringo</dc:creator>
              <dc:date>2023-10-10T13:28:00</dc:date>
            </office:change-info>
          </text:insertion>
        </text:changed-region>
        <text:changed-region xml:id="ct93825579086224" text:id="ct93825579086224">
          <text:deletion>
            <office:change-info>
              <dc:creator>Julia Ringo</dc:creator>
              <dc:date>2023-10-05T13:14:00</dc:date>
            </office:change-info>
            <text:p text:style-name="Text_20_body"><text:span text:style-name="T1"><text:s/>— </text:span></text:p>
          </text:deletion>
        </text:changed-region>
        <text:changed-region xml:id="ct93825579115472" text:id="ct93825579115472">
          <text:insertion>
            <office:change-info>
              <dc:creator>Julia Ringo</dc:creator>
              <dc:date>2023-10-05T13:14:00</dc:date>
            </office:change-info>
          </text:insertion>
        </text:changed-region>
        <text:changed-region xml:id="ct93825579128208" text:id="ct93825579128208">
          <text:deletion>
            <office:change-info>
              <dc:creator>Julia Ringo</dc:creator>
              <dc:date>2023-10-10T11:08:00</dc:date>
            </office:change-info>
            <text:p text:style-name="Text_20_body"><text:span text:style-name="T1">…</text:span></text:p>
          </text:deletion>
        </text:changed-region>
        <text:changed-region xml:id="ct93825579126608" text:id="ct93825579126608">
          <text:insertion>
            <office:change-info>
              <dc:creator>Julia Ringo</dc:creator>
              <dc:date>2023-10-10T11:08:00</dc:date>
            </office:change-info>
          </text:insertion>
        </text:changed-region>
        <text:changed-region xml:id="ct93825579125008" text:id="ct93825579125008">
          <text:deletion>
            <office:change-info>
              <dc:creator>Julia Ringo</dc:creator>
              <dc:date>2023-10-10T13:28:00</dc:date>
            </office:change-info>
            <text:p text:style-name="Text_20_body"><text:span text:style-name="T1"><text:s/></text:span></text:p>
          </text:deletion>
        </text:changed-region>
        <text:changed-region xml:id="ct93825579120272" text:id="ct93825579120272">
          <text:insertion>
            <office:change-info>
              <dc:creator>Julia Ringo</dc:creator>
              <dc:date>2023-10-10T13:28:00</dc:date>
            </office:change-info>
          </text:insertion>
        </text:changed-region>
        <text:changed-region xml:id="ct93825579118800" text:id="ct93825579118800">
          <text:deletion>
            <office:change-info>
              <dc:creator>Julia Ringo</dc:creator>
              <dc:date>2023-10-10T13:28:00</dc:date>
            </office:change-info>
            <text:p text:style-name="Text_20_body"><text:span text:style-name="T1">,</text:span></text:p>
          </text:deletion>
        </text:changed-region>
        <text:changed-region xml:id="ct93825578919520" text:id="ct93825578919520">
          <text:insertion>
            <office:change-info>
              <dc:creator>Julia Ringo</dc:creator>
              <dc:date>2023-10-10T13:28:00</dc:date>
            </office:change-info>
          </text:insertion>
        </text:changed-region>
        <text:changed-region xml:id="ct93825579166304" text:id="ct93825579166304">
          <text:deletion>
            <office:change-info>
              <dc:creator>Julia Ringo</dc:creator>
              <dc:date>2023-10-10T13:28:00</dc:date>
            </office:change-info>
            <text:p text:style-name="Text_20_body"><text:span text:style-name="T1">t</text:span></text:p>
          </text:deletion>
        </text:changed-region>
        <text:changed-region xml:id="ct93825579182048" text:id="ct93825579182048">
          <text:insertion>
            <office:change-info>
              <dc:creator>Julia Ringo</dc:creator>
              <dc:date>2023-10-10T13:28:00</dc:date>
            </office:change-info>
          </text:insertion>
        </text:changed-region>
        <text:changed-region xml:id="ct93825579183152" text:id="ct93825579183152">
          <text:insertion>
            <office:change-info>
              <dc:creator>Julia Ringo</dc:creator>
              <dc:date>2023-10-10T13:28:00</dc:date>
            </office:change-info>
          </text:insertion>
        </text:changed-region>
        <text:changed-region xml:id="ct93825579183392" text:id="ct93825579183392">
          <text:deletion>
            <office:change-info>
              <dc:creator>Julia Ringo</dc:creator>
              <dc:date>2023-10-10T13:28:00</dc:date>
            </office:change-info>
            <text:p text:style-name="Text_20_body"><text:span text:style-name="T1">,</text:span></text:p>
          </text:deletion>
        </text:changed-region>
        <text:changed-region xml:id="ct93825579183632" text:id="ct93825579183632">
          <text:insertion>
            <office:change-info>
              <dc:creator>Julia Ringo</dc:creator>
              <dc:date>2023-10-10T13:28:00</dc:date>
            </office:change-info>
          </text:insertion>
        </text:changed-region>
        <text:changed-region xml:id="ct93825579183872" text:id="ct93825579183872">
          <text:deletion>
            <office:change-info>
              <dc:creator>Julia Ringo</dc:creator>
              <dc:date>2023-10-10T13:28:00</dc:date>
            </office:change-info>
            <text:p text:style-name="Text_20_body"><text:span text:style-name="T1">w</text:span></text:p>
          </text:deletion>
        </text:changed-region>
        <text:changed-region xml:id="ct93825579184112" text:id="ct93825579184112">
          <text:insertion>
            <office:change-info>
              <dc:creator>Julia Ringo</dc:creator>
              <dc:date>2023-10-10T13:28:00</dc:date>
            </office:change-info>
          </text:insertion>
        </text:changed-region>
        <text:changed-region xml:id="ct93825579184352" text:id="ct93825579184352">
          <text:deletion>
            <office:change-info>
              <dc:creator>Julia Ringo</dc:creator>
              <dc:date>2023-10-10T13:29:00</dc:date>
            </office:change-info>
            <text:p text:style-name="Text_20_body"><text:span text:style-name="T1">ny</text:span></text:p>
          </text:deletion>
        </text:changed-region>
        <text:changed-region xml:id="ct93825579185168" text:id="ct93825579185168">
          <text:deletion>
            <office:change-info>
              <dc:creator>Julia Ringo</dc:creator>
              <dc:date>2023-10-10T13:29:00</dc:date>
            </office:change-info>
            <text:p text:style-name="Text_20_body"><text:span text:style-name="T1">”</text:span></text:p>
          </text:deletion>
        </text:changed-region>
        <text:changed-region xml:id="ct93825579186464" text:id="ct93825579186464">
          <text:deletion>
            <office:change-info>
              <dc:creator>Julia Ringo</dc:creator>
              <dc:date>2023-10-05T13:14:00</dc:date>
            </office:change-info>
            <text:p text:style-name="Text_20_body"><text:span text:style-name="T1"><text:s/>— </text:span></text:p>
          </text:deletion>
        </text:changed-region>
        <text:changed-region xml:id="ct93825579186704" text:id="ct93825579186704">
          <text:insertion>
            <office:change-info>
              <dc:creator>Julia Ringo</dc:creator>
              <dc:date>2023-10-05T13:14:00</dc:date>
            </office:change-info>
          </text:insertion>
        </text:changed-region>
        <text:changed-region xml:id="ct93825579187584" text:id="ct93825579187584">
          <text:insertion>
            <office:change-info>
              <dc:creator>Julia Ringo</dc:creator>
              <dc:date>2023-10-10T13:29:00</dc:date>
            </office:change-info>
          </text:insertion>
        </text:changed-region>
        <text:changed-region xml:id="ct93825579188464" text:id="ct93825579188464">
          <text:deletion>
            <office:change-info>
              <dc:creator>Julia Ringo</dc:creator>
              <dc:date>2023-10-10T11:08:00</dc:date>
            </office:change-info>
            <text:p text:style-name="Text_20_body"><text:span text:style-name="T1">…</text:span></text:p>
          </text:deletion>
        </text:changed-region>
        <text:changed-region xml:id="ct93825579188704" text:id="ct93825579188704">
          <text:insertion>
            <office:change-info>
              <dc:creator>Julia Ringo</dc:creator>
              <dc:date>2023-10-10T11:08:00</dc:date>
            </office:change-info>
          </text:insertion>
        </text:changed-region>
        <text:changed-region xml:id="ct93825579188944" text:id="ct93825579188944">
          <text:deletion>
            <office:change-info>
              <dc:creator>Julia Ringo</dc:creator>
              <dc:date>2023-10-10T13:29:00</dc:date>
            </office:change-info>
            <text:p text:style-name="Text_20_body"><text:span text:style-name="T1"><text:s/></text:span></text:p>
          </text:deletion>
        </text:changed-region>
        <text:changed-region xml:id="ct93825579189184" text:id="ct93825579189184">
          <text:insertion>
            <office:change-info>
              <dc:creator>Julia Ringo</dc:creator>
              <dc:date>2023-10-10T13:29:00</dc:date>
            </office:change-info>
          </text:insertion>
        </text:changed-region>
        <text:changed-region xml:id="ct93825579189424" text:id="ct93825579189424">
          <text:deletion>
            <office:change-info>
              <dc:creator>Julia Ringo</dc:creator>
              <dc:date>2023-10-10T13:29:00</dc:date>
            </office:change-info>
            <text:p text:style-name="Text_20_body"><text:span text:style-name="T1">,</text:span></text:p>
          </text:deletion>
        </text:changed-region>
        <text:changed-region xml:id="ct93825579190384" text:id="ct93825579190384">
          <text:insertion>
            <office:change-info>
              <dc:creator>Julia Ringo</dc:creator>
              <dc:date>2023-10-10T13:29:00</dc:date>
            </office:change-info>
          </text:insertion>
        </text:changed-region>
        <text:changed-region xml:id="ct93825579190784" text:id="ct93825579190784">
          <text:deletion>
            <office:change-info>
              <dc:creator>Julia Ringo</dc:creator>
              <dc:date>2023-10-10T13:29:00</dc:date>
            </office:change-info>
            <text:p text:style-name="Text_20_body"><text:span text:style-name="T1">w</text:span></text:p>
          </text:deletion>
        </text:changed-region>
        <text:changed-region xml:id="ct93825579193024" text:id="ct93825579193024">
          <text:deletion>
            <office:change-info>
              <dc:creator>Julia Ringo</dc:creator>
              <dc:date>2023-10-10T13:29:00</dc:date>
            </office:change-info>
            <text:p text:style-name="Text_20_body"><text:span text:style-name="T1">,</text:span></text:p>
          </text:deletion>
        </text:changed-region>
        <text:changed-region xml:id="ct93825579193264" text:id="ct93825579193264">
          <text:insertion>
            <office:change-info>
              <dc:creator>Julia Ringo</dc:creator>
              <dc:date>2023-10-10T13:29:00</dc:date>
            </office:change-info>
          </text:insertion>
        </text:changed-region>
        <text:changed-region xml:id="ct93825579195424" text:id="ct93825579195424">
          <text:insertion>
            <office:change-info>
              <dc:creator>Julia Ringo</dc:creator>
              <dc:date>2023-10-10T13:29:00</dc:date>
            </office:change-info>
          </text:insertion>
        </text:changed-region>
        <text:changed-region xml:id="ct93825579195664" text:id="ct93825579195664">
          <text:insertion>
            <office:change-info>
              <dc:creator>Julia Ringo</dc:creator>
              <dc:date>2023-10-10T13:29:00</dc:date>
            </office:change-info>
          </text:insertion>
        </text:changed-region>
        <text:changed-region xml:id="ct93825579197312" text:id="ct93825579197312">
          <text:insertion>
            <office:change-info>
              <dc:creator>Julia Ringo</dc:creator>
              <dc:date>2023-10-10T13:30:00</dc:date>
            </office:change-info>
          </text:insertion>
        </text:changed-region>
        <text:changed-region xml:id="ct93825579198432" text:id="ct93825579198432">
          <text:insertion>
            <office:change-info>
              <dc:creator>Julia Ringo</dc:creator>
              <dc:date>2023-10-10T13:30:00</dc:date>
            </office:change-info>
          </text:insertion>
        </text:changed-region>
        <text:changed-region xml:id="ct93825579198672" text:id="ct93825579198672">
          <text:insertion>
            <office:change-info>
              <dc:creator>Julia Ringo</dc:creator>
              <dc:date>2023-10-10T13:30:00</dc:date>
            </office:change-info>
          </text:insertion>
        </text:changed-region>
        <text:changed-region xml:id="ct93825579198912" text:id="ct93825579198912">
          <text:deletion>
            <office:change-info>
              <dc:creator>Julia Ringo</dc:creator>
              <dc:date>2023-10-10T13:30:00</dc:date>
            </office:change-info>
            <text:p text:style-name="Text_20_body"><text:span text:style-name="T1"><text:s/></text:span></text:p>
          </text:deletion>
        </text:changed-region>
        <text:changed-region xml:id="ct93825579199728" text:id="ct93825579199728">
          <text:insertion>
            <office:change-info>
              <dc:creator>Julia Ringo</dc:creator>
              <dc:date>2023-10-10T13:30:00</dc:date>
            </office:change-info>
          </text:insertion>
        </text:changed-region>
        <text:changed-region xml:id="ct93825579200048" text:id="ct93825579200048">
          <text:deletion>
            <office:change-info>
              <dc:creator>Julia Ringo</dc:creator>
              <dc:date>2023-10-10T13:30:00</dc:date>
            </office:change-info>
            <text:p text:style-name="Text_20_body"><text:span text:style-name="T1"><text:s/></text:span></text:p>
          </text:deletion>
        </text:changed-region>
        <text:changed-region xml:id="ct93825579201088" text:id="ct93825579201088">
          <text:insertion>
            <office:change-info>
              <dc:creator>Julia Ringo</dc:creator>
              <dc:date>2023-10-10T13:31:00</dc:date>
            </office:change-info>
          </text:insertion>
        </text:changed-region>
        <text:changed-region xml:id="ct93825579201328" text:id="ct93825579201328">
          <text:deletion>
            <office:change-info>
              <dc:creator>Julia Ringo</dc:creator>
              <dc:date>2023-10-05T13:14:00</dc:date>
            </office:change-info>
            <text:p text:style-name="Text_20_body"><text:span text:style-name="T1"><text:s/>— </text:span></text:p>
          </text:deletion>
        </text:changed-region>
        <text:changed-region xml:id="ct93825579196320" text:id="ct93825579196320">
          <text:insertion>
            <office:change-info>
              <dc:creator>Julia Ringo</dc:creator>
              <dc:date>2023-10-05T13:14:00</dc:date>
            </office:change-info>
          </text:insertion>
        </text:changed-region>
        <text:changed-region xml:id="ct93825574270928" text:id="ct93825574270928">
          <text:insertion>
            <office:change-info>
              <dc:creator>Julia Ringo</dc:creator>
              <dc:date>2023-10-10T13:31:00</dc:date>
            </office:change-info>
          </text:insertion>
        </text:changed-region>
        <text:changed-region xml:id="ct93825577880736" text:id="ct93825577880736">
          <text:insertion>
            <office:change-info>
              <dc:creator>Julia Ringo</dc:creator>
              <dc:date>2023-10-10T13:32:00</dc:date>
            </office:change-info>
          </text:insertion>
        </text:changed-region>
        <text:changed-region xml:id="ct93825579209088" text:id="ct93825579209088">
          <text:deletion>
            <office:change-info>
              <dc:creator>Julia Ringo</dc:creator>
              <dc:date>2023-10-05T13:14:00</dc:date>
            </office:change-info>
            <text:p text:style-name="Text_20_body"><text:span text:style-name="T1"><text:s/>— </text:span></text:p>
          </text:deletion>
        </text:changed-region>
        <text:changed-region xml:id="ct93825579209328" text:id="ct93825579209328">
          <text:insertion>
            <office:change-info>
              <dc:creator>Julia Ringo</dc:creator>
              <dc:date>2023-10-05T13:14:00</dc:date>
            </office:change-info>
          </text:insertion>
        </text:changed-region>
        <text:changed-region xml:id="ct93825579209568" text:id="ct93825579209568">
          <text:deletion>
            <office:change-info>
              <dc:creator>Julia Ringo</dc:creator>
              <dc:date>2023-10-10T13:34:00</dc:date>
            </office:change-info>
            <text:p text:style-name="Text_20_body"><text:span text:style-name="T1">the </text:span></text:p>
          </text:deletion>
        </text:changed-region>
        <text:changed-region xml:id="ct93825579211024" text:id="ct93825579211024">
          <text:insertion>
            <office:change-info>
              <dc:creator>Julia Ringo</dc:creator>
              <dc:date>2023-10-10T13:34:00</dc:date>
            </office:change-info>
          </text:insertion>
        </text:changed-region>
        <text:changed-region xml:id="ct93825579209808" text:id="ct93825579209808">
          <text:insertion>
            <office:change-info>
              <dc:creator>Julia Ringo</dc:creator>
              <dc:date>2023-10-10T13:34:00</dc:date>
            </office:change-info>
          </text:insertion>
        </text:changed-region>
        <text:changed-region xml:id="ct93825579210048" text:id="ct93825579210048">
          <text:deletion>
            <office:change-info>
              <dc:creator>Julia Ringo</dc:creator>
              <dc:date>2023-10-10T13:34:00</dc:date>
            </office:change-info>
            <text:p text:style-name="Text_20_body"><text:span text:style-name="T1">c</text:span></text:p>
          </text:deletion>
        </text:changed-region>
        <text:changed-region xml:id="ct93825579210448" text:id="ct93825579210448">
          <text:insertion>
            <office:change-info>
              <dc:creator>Julia Ringo</dc:creator>
              <dc:date>2023-10-10T13:34:00</dc:date>
            </office:change-info>
          </text:insertion>
        </text:changed-region>
        <text:changed-region xml:id="ct93825579214400" text:id="ct93825579214400">
          <text:insertion>
            <office:change-info>
              <dc:creator>Julia Ringo</dc:creator>
              <dc:date>2023-10-10T13:34:00</dc:date>
            </office:change-info>
          </text:insertion>
        </text:changed-region>
        <text:changed-region xml:id="ct93825579212336" text:id="ct93825579212336">
          <text:deletion>
            <office:change-info>
              <dc:creator>Julia Ringo</dc:creator>
              <dc:date>2023-10-10T13:34:00</dc:date>
            </office:change-info>
            <text:p text:style-name="Text_20_body"><text:span text:style-name="T1">also </text:span></text:p>
          </text:deletion>
        </text:changed-region>
        <text:changed-region xml:id="ct93825579220544" text:id="ct93825579220544">
          <text:insertion>
            <office:change-info>
              <dc:creator>Julia Ringo</dc:creator>
              <dc:date>2023-10-10T13:34:00</dc:date>
            </office:change-info>
          </text:insertion>
        </text:changed-region>
        <text:changed-region xml:id="ct93825579219344" text:id="ct93825579219344">
          <text:deletion>
            <office:change-info>
              <dc:creator>Julia Ringo</dc:creator>
              <dc:date>2023-10-10T13:34:00</dc:date>
            </office:change-info>
            <text:p text:style-name="Text_20_body"><text:span text:style-name="T1"><text:s/>of the </text:span><text:span text:style-name="T2">Prospect</text:span></text:p>
          </text:deletion>
        </text:changed-region>
        <text:changed-region xml:id="ct93825579222704" text:id="ct93825579222704">
          <text:insertion>
            <office:change-info>
              <dc:creator>Julia Ringo</dc:creator>
              <dc:date>2023-10-10T13:34:00</dc:date>
            </office:change-info>
          </text:insertion>
        </text:changed-region>
        <text:changed-region xml:id="ct93825574721264" text:id="ct93825574721264">
          <text:insertion>
            <office:change-info>
              <dc:creator>Julia Ringo</dc:creator>
              <dc:date>2023-10-10T13:35:00</dc:date>
            </office:change-info>
          </text:insertion>
        </text:changed-region>
        <text:changed-region xml:id="ct93825579219584" text:id="ct93825579219584">
          <text:insertion>
            <office:change-info>
              <dc:creator>Julia Ringo</dc:creator>
              <dc:date>2023-10-10T13:35:00</dc:date>
            </office:change-info>
          </text:insertion>
        </text:changed-region>
        <text:changed-region xml:id="ct93825574721968" text:id="ct93825574721968">
          <text:deletion>
            <office:change-info>
              <dc:creator>Julia Ringo</dc:creator>
              <dc:date>2023-10-10T13:35:00</dc:date>
            </office:change-info>
            <text:p text:style-name="Text_20_body"><text:span text:style-name="T1"><text:s/>and</text:span></text:p>
          </text:deletion>
        </text:changed-region>
        <text:changed-region xml:id="ct93825574737552" text:id="ct93825574737552">
          <text:insertion>
            <office:change-info>
              <dc:creator>Julia Ringo</dc:creator>
              <dc:date>2023-10-10T13:35:00</dc:date>
            </office:change-info>
          </text:insertion>
        </text:changed-region>
        <text:changed-region xml:id="ct93825579236576" text:id="ct93825579236576">
          <text:insertion>
            <office:change-info>
              <dc:creator>Julia Ringo</dc:creator>
              <dc:date>2023-10-10T13:35:00</dc:date>
            </office:change-info>
          </text:insertion>
        </text:changed-region>
        <text:changed-region xml:id="ct93825579236816" text:id="ct93825579236816">
          <text:insertion>
            <office:change-info>
              <dc:creator>Julia Ringo</dc:creator>
              <dc:date>2023-10-10T13:35:00</dc:date>
            </office:change-info>
          </text:insertion>
        </text:changed-region>
        <text:changed-region xml:id="ct93825579237392" text:id="ct93825579237392">
          <text:insertion>
            <office:change-info>
              <dc:creator>Julia Ringo</dc:creator>
              <dc:date>2023-10-10T13:35:00</dc:date>
            </office:change-info>
          </text:insertion>
        </text:changed-region>
        <text:changed-region xml:id="ct93825574701488" text:id="ct93825574701488">
          <text:deletion>
            <office:change-info>
              <dc:creator>Julia Ringo</dc:creator>
              <dc:date>2023-10-10T13:36:00</dc:date>
            </office:change-info>
            <text:p text:style-name="Text_20_body"><text:span text:style-name="T1">,</text:span></text:p>
          </text:deletion>
        </text:changed-region>
        <text:changed-region xml:id="ct93825579239568" text:id="ct93825579239568">
          <text:insertion>
            <office:change-info>
              <dc:creator>Julia Ringo</dc:creator>
              <dc:date>2023-10-10T13:36:00</dc:date>
            </office:change-info>
          </text:insertion>
        </text:changed-region>
        <text:changed-region xml:id="ct93825579240448" text:id="ct93825579240448">
          <text:deletion>
            <office:change-info>
              <dc:creator>Julia Ringo</dc:creator>
              <dc:date>2023-10-10T11:08:00</dc:date>
            </office:change-info>
            <text:p text:style-name="Text_20_body"><text:span text:style-name="T1">…</text:span></text:p>
          </text:deletion>
        </text:changed-region>
        <text:changed-region xml:id="ct93825579240688" text:id="ct93825579240688">
          <text:insertion>
            <office:change-info>
              <dc:creator>Julia Ringo</dc:creator>
              <dc:date>2023-10-10T11:08:00</dc:date>
            </office:change-info>
          </text:insertion>
        </text:changed-region>
        <text:changed-region xml:id="ct93825579240928" text:id="ct93825579240928">
          <text:deletion>
            <office:change-info>
              <dc:creator>Julia Ringo</dc:creator>
              <dc:date>2023-10-05T13:14:00</dc:date>
            </office:change-info>
            <text:p text:style-name="Text_20_body"><text:span text:style-name="T1"><text:s/>— </text:span></text:p>
          </text:deletion>
        </text:changed-region>
        <text:changed-region xml:id="ct93825579241168" text:id="ct93825579241168">
          <text:insertion>
            <office:change-info>
              <dc:creator>Julia Ringo</dc:creator>
              <dc:date>2023-10-05T13:14:00</dc:date>
            </office:change-info>
          </text:insertion>
        </text:changed-region>
        <text:changed-region xml:id="ct93825579243968" text:id="ct93825579243968">
          <text:deletion>
            <office:change-info>
              <dc:creator>Julia Ringo</dc:creator>
              <dc:date>2023-10-10T11:08:00</dc:date>
            </office:change-info>
            <text:p text:style-name="Text_20_body"><text:span text:style-name="T1">…</text:span></text:p>
          </text:deletion>
        </text:changed-region>
        <text:changed-region xml:id="ct93825579244208" text:id="ct93825579244208">
          <text:insertion>
            <office:change-info>
              <dc:creator>Julia Ringo</dc:creator>
              <dc:date>2023-10-10T11:08:00</dc:date>
            </office:change-info>
          </text:insertion>
        </text:changed-region>
        <text:changed-region xml:id="ct93825579245728" text:id="ct93825579245728">
          <text:insertion>
            <office:change-info>
              <dc:creator>Julia Ringo</dc:creator>
              <dc:date>2023-10-10T13:36:00</dc:date>
            </office:change-info>
          </text:insertion>
        </text:changed-region>
        <text:changed-region xml:id="ct93825579245968" text:id="ct93825579245968">
          <text:deletion>
            <office:change-info>
              <dc:creator>Julia Ringo</dc:creator>
              <dc:date>2023-10-10T13:36:00</dc:date>
            </office:change-info>
            <text:p text:style-name="Text_20_body"><text:span text:style-name="T1">S</text:span></text:p>
          </text:deletion>
        </text:changed-region>
        <text:changed-region xml:id="ct93825579246208" text:id="ct93825579246208">
          <text:deletion>
            <office:change-info>
              <dc:creator>Julia Ringo</dc:creator>
              <dc:date>2023-10-10T13:36:00</dc:date>
            </office:change-info>
            <text:p text:style-name="Text_20_body"><text:span text:style-name="T1"><text:s/>though</text:span></text:p>
          </text:deletion>
        </text:changed-region>
        <text:changed-region xml:id="ct93825579246672" text:id="ct93825579246672">
          <text:insertion>
            <office:change-info>
              <dc:creator>Julia Ringo</dc:creator>
              <dc:date>2023-10-10T13:36:00</dc:date>
            </office:change-info>
          </text:insertion>
        </text:changed-region>
        <text:changed-region xml:id="ct93825579248192" text:id="ct93825579248192">
          <text:deletion>
            <office:change-info>
              <dc:creator>Julia Ringo</dc:creator>
              <dc:date>2023-10-10T13:37:00</dc:date>
            </office:change-info>
            <text:p text:style-name="Text_20_body"><text:span text:style-name="T1">s</text:span></text:p>
          </text:deletion>
        </text:changed-region>
        <text:changed-region xml:id="ct93825579248432" text:id="ct93825579248432">
          <text:deletion>
            <office:change-info>
              <dc:creator>Julia Ringo</dc:creator>
              <dc:date>2023-10-10T13:37:00</dc:date>
            </office:change-info>
            <text:p text:style-name="Text_20_body"><text:span text:style-name="T1">very </text:span></text:p>
          </text:deletion>
        </text:changed-region>
        <text:changed-region xml:id="ct93825579248672" text:id="ct93825579248672">
          <text:deletion>
            <office:change-info>
              <dc:creator>Julia Ringo</dc:creator>
              <dc:date>2023-10-05T13:14:00</dc:date>
            </office:change-info>
            <text:p text:style-name="Text_20_body"><text:span text:style-name="T1"><text:s/>— </text:span></text:p>
          </text:deletion>
        </text:changed-region>
        <text:changed-region xml:id="ct93825579250192" text:id="ct93825579250192">
          <text:insertion>
            <office:change-info>
              <dc:creator>Julia Ringo</dc:creator>
              <dc:date>2023-10-05T13:14:00</dc:date>
            </office:change-info>
          </text:insertion>
        </text:changed-region>
        <text:changed-region xml:id="ct93825579250432" text:id="ct93825579250432">
          <text:insertion>
            <office:change-info>
              <dc:creator>Julia Ringo</dc:creator>
              <dc:date>2023-10-10T13:38:00</dc:date>
            </office:change-info>
          </text:insertion>
        </text:changed-region>
        <text:changed-region xml:id="ct93825579250672" text:id="ct93825579250672">
          <text:deletion>
            <office:change-info>
              <dc:creator>Julia Ringo</dc:creator>
              <dc:date>2023-10-10T13:38:00</dc:date>
            </office:change-info>
            <text:p text:style-name="Text_20_body"><text:span text:style-name="T1">,</text:span></text:p>
          </text:deletion>
        </text:changed-region>
        <text:changed-region xml:id="ct93825579250912" text:id="ct93825579250912">
          <text:insertion>
            <office:change-info>
              <dc:creator>Julia Ringo</dc:creator>
              <dc:date>2023-10-10T13:38:00</dc:date>
            </office:change-info>
          </text:insertion>
        </text:changed-region>
        <text:changed-region xml:id="ct93825579251152" text:id="ct93825579251152">
          <text:deletion>
            <office:change-info>
              <dc:creator>Julia Ringo</dc:creator>
              <dc:date>2023-10-05T13:14:00</dc:date>
            </office:change-info>
            <text:p text:style-name="Text_20_body"><text:span text:style-name="T1"><text:s/>— </text:span></text:p>
          </text:deletion>
        </text:changed-region>
        <text:changed-region xml:id="ct93825579252096" text:id="ct93825579252096">
          <text:insertion>
            <office:change-info>
              <dc:creator>Julia Ringo</dc:creator>
              <dc:date>2023-10-05T13:14:00</dc:date>
            </office:change-info>
          </text:insertion>
        </text:changed-region>
        <text:changed-region xml:id="ct93825579252336" text:id="ct93825579252336">
          <text:deletion>
            <office:change-info>
              <dc:creator>Julia Ringo</dc:creator>
              <dc:date>2023-10-10T11:08:00</dc:date>
            </office:change-info>
            <text:p text:style-name="Text_20_body"><text:span text:style-name="T1">…</text:span></text:p>
          </text:deletion>
        </text:changed-region>
        <text:changed-region xml:id="ct93825579252576" text:id="ct93825579252576">
          <text:insertion>
            <office:change-info>
              <dc:creator>Julia Ringo</dc:creator>
              <dc:date>2023-10-10T11:08:00</dc:date>
            </office:change-info>
          </text:insertion>
        </text:changed-region>
        <text:changed-region xml:id="ct93825579253712" text:id="ct93825579253712">
          <text:deletion>
            <office:change-info>
              <dc:creator>Julia Ringo</dc:creator>
              <dc:date>2023-10-10T13:38:00</dc:date>
            </office:change-info>
            <text:p text:style-name="Text_20_body"><text:span text:style-name="T1">,</text:span></text:p>
          </text:deletion>
        </text:changed-region>
        <text:changed-region xml:id="ct93825579254896" text:id="ct93825579254896">
          <text:insertion>
            <office:change-info>
              <dc:creator>Julia Ringo</dc:creator>
              <dc:date>2023-10-10T13:38:00</dc:date>
            </office:change-info>
          </text:insertion>
        </text:changed-region>
        <text:changed-region xml:id="ct93825579255136" text:id="ct93825579255136">
          <text:deletion>
            <office:change-info>
              <dc:creator>Julia Ringo</dc:creator>
              <dc:date>2023-10-10T13:38:00</dc:date>
            </office:change-info>
            <text:p text:style-name="Text_20_body"><text:span text:style-name="T1">,</text:span></text:p>
          </text:deletion>
        </text:changed-region>
        <text:changed-region xml:id="ct93825579256912" text:id="ct93825579256912">
          <text:insertion>
            <office:change-info>
              <dc:creator>Julia Ringo</dc:creator>
              <dc:date>2023-10-10T13:38:00</dc:date>
            </office:change-info>
          </text:insertion>
        </text:changed-region>
        <text:changed-region xml:id="ct93825579257232" text:id="ct93825579257232">
          <text:deletion>
            <office:change-info>
              <dc:creator>Julia Ringo</dc:creator>
              <dc:date>2023-10-10T13:38:00</dc:date>
            </office:change-info>
            <text:p text:style-name="Text_20_body"><text:span text:style-name="T1">c</text:span></text:p>
          </text:deletion>
        </text:changed-region>
        <text:changed-region xml:id="ct93825579258352" text:id="ct93825579258352">
          <text:insertion>
            <office:change-info>
              <dc:creator>Julia Ringo</dc:creator>
              <dc:date>2023-10-10T13:38:00</dc:date>
            </office:change-info>
          </text:insertion>
        </text:changed-region>
        <text:changed-region xml:id="ct93825579258592" text:id="ct93825579258592">
          <text:insertion>
            <office:change-info>
              <dc:creator>Julia Ringo</dc:creator>
              <dc:date>2023-10-10T13:38:00</dc:date>
            </office:change-info>
          </text:insertion>
        </text:changed-region>
        <text:changed-region xml:id="ct93825579261968" text:id="ct93825579261968">
          <text:insertion>
            <office:change-info>
              <dc:creator>Julia Ringo</dc:creator>
              <dc:date>2023-10-10T13:38:00</dc:date>
            </office:change-info>
          </text:insertion>
        </text:changed-region>
        <text:changed-region xml:id="ct93825579262848" text:id="ct93825579262848">
          <text:deletion>
            <office:change-info>
              <dc:creator>Julia Ringo</dc:creator>
              <dc:date>2023-10-10T13:38:00</dc:date>
            </office:change-info>
            <text:p text:style-name="Text_20_body"><text:span text:style-name="T1">,</text:span></text:p>
          </text:deletion>
        </text:changed-region>
        <text:changed-region xml:id="ct93825579263088" text:id="ct93825579263088">
          <text:insertion>
            <office:change-info>
              <dc:creator>Julia Ringo</dc:creator>
              <dc:date>2023-10-10T13:38:00</dc:date>
            </office:change-info>
          </text:insertion>
        </text:changed-region>
        <text:changed-region xml:id="ct93825579263328" text:id="ct93825579263328">
          <text:deletion>
            <office:change-info>
              <dc:creator>Julia Ringo</dc:creator>
              <dc:date>2023-10-10T13:38:00</dc:date>
            </office:change-info>
            <text:p text:style-name="Text_20_body"><text:span text:style-name="T1">t</text:span></text:p>
          </text:deletion>
        </text:changed-region>
        <text:changed-region xml:id="ct93825579264560" text:id="ct93825579264560">
          <text:insertion>
            <office:change-info>
              <dc:creator>Julia Ringo</dc:creator>
              <dc:date>2023-10-10T13:38:00</dc:date>
            </office:change-info>
          </text:insertion>
        </text:changed-region>
        <text:changed-region xml:id="ct93825579265088" text:id="ct93825579265088">
          <text:deletion>
            <office:change-info>
              <dc:creator>Julia Ringo</dc:creator>
              <dc:date>2023-10-10T13:39:00</dc:date>
            </office:change-info>
            <text:p text:style-name="Text_20_body"><text:span text:style-name="T1">500 </text:span></text:p>
          </text:deletion>
        </text:changed-region>
        <text:changed-region xml:id="ct93825579265328" text:id="ct93825579265328">
          <text:insertion>
            <office:change-info>
              <dc:creator>Julia Ringo</dc:creator>
              <dc:date>2023-10-10T13:39:00</dc:date>
            </office:change-info>
          </text:insertion>
        </text:changed-region>
        <text:changed-region xml:id="ct93825574589728" text:id="ct93825574589728">
          <text:deletion>
            <office:change-info>
              <dc:creator>Julia Ringo</dc:creator>
              <dc:date>2023-10-10T11:08:00</dc:date>
            </office:change-info>
            <text:p text:style-name="Text_20_body"><text:span text:style-name="T1">…</text:span></text:p>
          </text:deletion>
        </text:changed-region>
        <text:changed-region xml:id="ct93825574604288" text:id="ct93825574604288">
          <text:insertion>
            <office:change-info>
              <dc:creator>Julia Ringo</dc:creator>
              <dc:date>2023-10-10T11:08:00</dc:date>
            </office:change-info>
          </text:insertion>
        </text:changed-region>
        <text:changed-region xml:id="ct93825579217968" text:id="ct93825579217968">
          <text:deletion>
            <office:change-info>
              <dc:creator>Julia Ringo</dc:creator>
              <dc:date>2023-10-10T13:39:00</dc:date>
            </office:change-info>
            <text:p text:style-name="Text_20_body"><text:span text:style-name="T1">500 </text:span></text:p>
          </text:deletion>
        </text:changed-region>
        <text:changed-region xml:id="ct93825579221632" text:id="ct93825579221632">
          <text:insertion>
            <office:change-info>
              <dc:creator>Julia Ringo</dc:creator>
              <dc:date>2023-10-10T13:39:00</dc:date>
            </office:change-info>
          </text:insertion>
        </text:changed-region>
        <text:changed-region xml:id="ct93825579255376" text:id="ct93825579255376">
          <text:insertion>
            <office:change-info>
              <dc:creator>Julia Ringo</dc:creator>
              <dc:date>2023-10-10T13:42:00</dc:date>
            </office:change-info>
          </text:insertion>
        </text:changed-region>
        <text:changed-region xml:id="ct93825577878016" text:id="ct93825577878016">
          <text:deletion>
            <office:change-info>
              <dc:creator>Julia Ringo</dc:creator>
              <dc:date>2023-10-10T13:42:00</dc:date>
            </office:change-info>
            <text:p text:style-name="Text_20_body"><text:span text:style-name="T1">just </text:span></text:p>
          </text:deletion>
        </text:changed-region>
        <text:changed-region xml:id="ct93825577811200" text:id="ct93825577811200">
          <text:insertion>
            <office:change-info>
              <dc:creator>Julia Ringo</dc:creator>
              <dc:date>2023-10-10T13:42:00</dc:date>
            </office:change-info>
          </text:insertion>
        </text:changed-region>
        <text:changed-region xml:id="ct93825579269808" text:id="ct93825579269808">
          <text:deletion>
            <office:change-info>
              <dc:creator>Julia Ringo</dc:creator>
              <dc:date>2023-10-10T13:42:00</dc:date>
            </office:change-info>
            <text:p text:style-name="Text_20_body"><text:span text:style-name="T1">w</text:span></text:p>
          </text:deletion>
        </text:changed-region>
        <text:changed-region xml:id="ct93825579270048" text:id="ct93825579270048">
          <text:deletion>
            <office:change-info>
              <dc:creator>Julia Ringo</dc:creator>
              <dc:date>2023-10-05T13:14:00</dc:date>
            </office:change-info>
            <text:p text:style-name="Text_20_body"><text:span text:style-name="T1"><text:s/>— </text:span></text:p>
          </text:deletion>
        </text:changed-region>
        <text:changed-region xml:id="ct93825579270544" text:id="ct93825579270544">
          <text:insertion>
            <office:change-info>
              <dc:creator>Julia Ringo</dc:creator>
              <dc:date>2023-10-05T13:14:00</dc:date>
            </office:change-info>
          </text:insertion>
        </text:changed-region>
        <text:changed-region xml:id="ct93825579271424" text:id="ct93825579271424">
          <text:insertion>
            <office:change-info>
              <dc:creator>Julia Ringo</dc:creator>
              <dc:date>2023-10-10T13:43:00</dc:date>
            </office:change-info>
          </text:insertion>
        </text:changed-region>
        <text:changed-region xml:id="ct93825579271664" text:id="ct93825579271664">
          <text:deletion>
            <office:change-info>
              <dc:creator>Julia Ringo</dc:creator>
              <dc:date>2023-10-10T13:43:00</dc:date>
            </office:change-info>
            <text:p text:style-name="Text_20_body"><text:span text:style-name="T1"><text:s/></text:span></text:p>
          </text:deletion>
        </text:changed-region>
        <text:changed-region xml:id="ct93825579277088" text:id="ct93825579277088">
          <text:deletion>
            <office:change-info>
              <dc:creator>Julia Ringo</dc:creator>
              <dc:date>2023-10-05T13:14:00</dc:date>
            </office:change-info>
            <text:p text:style-name="Text_20_body"><text:span text:style-name="T1"><text:s/>— </text:span></text:p>
          </text:deletion>
        </text:changed-region>
        <text:changed-region xml:id="ct93825579277328" text:id="ct93825579277328">
          <text:insertion>
            <office:change-info>
              <dc:creator>Julia Ringo</dc:creator>
              <dc:date>2023-10-05T13:14:00</dc:date>
            </office:change-info>
          </text:insertion>
        </text:changed-region>
        <text:changed-region xml:id="ct93825579277568" text:id="ct93825579277568">
          <text:deletion>
            <office:change-info>
              <dc:creator>Julia Ringo</dc:creator>
              <dc:date>2023-10-05T13:14:00</dc:date>
            </office:change-info>
            <text:p text:style-name="Text_20_body"><text:span text:style-name="T1"><text:s/>— </text:span></text:p>
          </text:deletion>
        </text:changed-region>
        <text:changed-region xml:id="ct93825579277808" text:id="ct93825579277808">
          <text:insertion>
            <office:change-info>
              <dc:creator>Julia Ringo</dc:creator>
              <dc:date>2023-10-05T13:14:00</dc:date>
            </office:change-info>
          </text:insertion>
        </text:changed-region>
        <text:changed-region xml:id="ct93825577735200" text:id="ct93825577735200">
          <text:insertion>
            <office:change-info>
              <dc:creator>Julia Ringo</dc:creator>
              <dc:date>2023-10-10T13:45:00</dc:date>
            </office:change-info>
          </text:insertion>
        </text:changed-region>
        <text:changed-region xml:id="ct93825577650720" text:id="ct93825577650720">
          <text:insertion>
            <office:change-info>
              <dc:creator>Julia Ringo</dc:creator>
              <dc:date>2023-10-10T13:45:00</dc:date>
            </office:change-info>
          </text:insertion>
        </text:changed-region>
        <text:changed-region xml:id="ct93825579255840" text:id="ct93825579255840">
          <text:deletion>
            <office:change-info>
              <dc:creator>Julia Ringo</dc:creator>
              <dc:date>2023-10-10T13:45:00</dc:date>
            </office:change-info>
            <text:p text:style-name="Text_20_body"><text:span text:style-name="T1"><text:s/>of the mini-sub</text:span></text:p>
          </text:deletion>
        </text:changed-region>
        <text:changed-region xml:id="ct93825579282768" text:id="ct93825579282768">
          <text:insertion>
            <office:change-info>
              <dc:creator>Julia Ringo</dc:creator>
              <dc:date>2023-10-10T13:45:00</dc:date>
            </office:change-info>
          </text:insertion>
        </text:changed-region>
        <text:changed-region xml:id="ct93825579283712" text:id="ct93825579283712">
          <text:insertion>
            <office:change-info>
              <dc:creator>Julia Ringo</dc:creator>
              <dc:date>2023-10-10T13:45:00</dc:date>
            </office:change-info>
          </text:insertion>
        </text:changed-region>
        <text:changed-region xml:id="ct93825579283952" text:id="ct93825579283952">
          <text:deletion>
            <office:change-info>
              <dc:creator>Julia Ringo</dc:creator>
              <dc:date>2023-10-10T13:45:00</dc:date>
            </office:change-info>
            <text:p text:style-name="Text_20_body"><text:span text:style-name="T1">up </text:span></text:p>
          </text:deletion>
        </text:changed-region>
        <text:changed-region xml:id="ct93825579284464" text:id="ct93825579284464">
          <text:deletion>
            <office:change-info>
              <dc:creator>Julia Ringo</dc:creator>
              <dc:date>2023-10-10T13:46:00</dc:date>
            </office:change-info>
            <text:p text:style-name="Text_20_body"><text:span text:style-name="T1">it </text:span></text:p>
          </text:deletion>
        </text:changed-region>
        <text:changed-region xml:id="ct93825579285600" text:id="ct93825579285600">
          <text:insertion>
            <office:change-info>
              <dc:creator>Julia Ringo</dc:creator>
              <dc:date>2023-10-10T13:46:00</dc:date>
            </office:change-info>
          </text:insertion>
        </text:changed-region>
        <text:changed-region xml:id="ct93825579288960" text:id="ct93825579288960">
          <text:deletion>
            <office:change-info>
              <dc:creator>Julia Ringo</dc:creator>
              <dc:date>2023-10-10T13:46:00</dc:date>
            </office:change-info>
            <text:p text:style-name="Text_20_body"><text:span text:style-name="T1">after being subjected to</text:span></text:p>
          </text:deletion>
        </text:changed-region>
        <text:changed-region xml:id="ct93825579289200" text:id="ct93825579289200">
          <text:insertion>
            <office:change-info>
              <dc:creator>Julia Ringo</dc:creator>
              <dc:date>2023-10-10T13:46:00</dc:date>
            </office:change-info>
          </text:insertion>
        </text:changed-region>
        <text:changed-region xml:id="ct93825575144608" text:id="ct93825575144608">
          <text:deletion>
            <office:change-info>
              <dc:creator>Julia Ringo</dc:creator>
              <dc:date>2023-10-10T13:46:00</dc:date>
            </office:change-info>
            <text:p text:style-name="Text_20_body"><text:span text:style-name="T1">i</text:span></text:p>
          </text:deletion>
        </text:changed-region>
        <text:changed-region xml:id="ct93825579287184" text:id="ct93825579287184">
          <text:deletion>
            <office:change-info>
              <dc:creator>Julia Ringo</dc:creator>
              <dc:date>2023-10-10T13:56:00</dc:date>
            </office:change-info>
            <text:p text:style-name="Text_20_body"><text:span text:style-name="T1">now </text:span></text:p>
          </text:deletion>
        </text:changed-region>
        <text:changed-region xml:id="ct93825579218832" text:id="ct93825579218832">
          <text:insertion>
            <office:change-info>
              <dc:creator>Julia Ringo</dc:creator>
              <dc:date>2023-10-10T13:56:00</dc:date>
            </office:change-info>
          </text:insertion>
        </text:changed-region>
        <text:changed-region xml:id="ct93825579291440" text:id="ct93825579291440">
          <text:deletion>
            <office:change-info>
              <dc:creator>Julia Ringo</dc:creator>
              <dc:date>2023-10-10T13:57:00</dc:date>
            </office:change-info>
            <text:p text:style-name="Text_20_body"><text:span text:style-name="T1">a couple of sizes of </text:span></text:p>
          </text:deletion>
        </text:changed-region>
        <text:changed-region xml:id="ct93825579292960" text:id="ct93825579292960">
          <text:insertion>
            <office:change-info>
              <dc:creator>Julia Ringo</dc:creator>
              <dc:date>2023-10-10T13:57:00</dc:date>
            </office:change-info>
          </text:insertion>
        </text:changed-region>
        <text:changed-region xml:id="ct93825578127232" text:id="ct93825578127232">
          <text:insertion>
            <office:change-info>
              <dc:creator>Julia Ringo</dc:creator>
              <dc:date>2023-10-10T13:56:00</dc:date>
            </office:change-info>
          </text:insertion>
        </text:changed-region>
        <text:changed-region xml:id="ct93825579052832" text:id="ct93825579052832">
          <text:deletion>
            <office:change-info>
              <dc:creator>Julia Ringo</dc:creator>
              <dc:date>2023-10-10T13:58:00</dc:date>
            </office:change-info>
            <text:p text:style-name="Text_20_body"><text:span text:style-name="T1">-</text:span></text:p>
          </text:deletion>
        </text:changed-region>
        <text:changed-region xml:id="ct93825579297408" text:id="ct93825579297408">
          <text:deletion>
            <office:change-info>
              <dc:creator>Julia Ringo</dc:creator>
              <dc:date>2023-10-11T11:39:00</dc:date>
            </office:change-info>
            <text:p text:style-name="Text_20_body"><text:span text:style-name="T1"><text:s/>at it</text:span></text:p>
          </text:deletion>
        </text:changed-region>
        <text:changed-region xml:id="ct93825579297648" text:id="ct93825579297648">
          <text:insertion>
            <office:change-info>
              <dc:creator>Julia Ringo</dc:creator>
              <dc:date>2023-10-10T13:58:00</dc:date>
            </office:change-info>
          </text:insertion>
        </text:changed-region>
        <text:changed-region xml:id="ct93825579297888" text:id="ct93825579297888">
          <text:insertion>
            <office:change-info>
              <dc:creator>Julia Ringo</dc:creator>
              <dc:date>2023-10-10T13:58:00</dc:date>
            </office:change-info>
          </text:insertion>
        </text:changed-region>
        <text:changed-region xml:id="ct93825579299168" text:id="ct93825579299168">
          <text:insertion>
            <office:change-info>
              <dc:creator>Julia Ringo</dc:creator>
              <dc:date>2023-10-11T11:39:00</dc:date>
            </office:change-info>
          </text:insertion>
        </text:changed-region>
        <text:changed-region xml:id="ct93825579091552" text:id="ct93825579091552">
          <text:deletion>
            <office:change-info>
              <dc:creator>Julia Ringo</dc:creator>
              <dc:date>2023-10-11T11:39:00</dc:date>
            </office:change-info>
            <text:p text:style-name="Text_20_body"><text:span text:style-name="T1"><text:s/>out</text:span></text:p>
          </text:deletion>
        </text:changed-region>
        <text:changed-region xml:id="ct93825579092192" text:id="ct93825579092192">
          <text:insertion>
            <office:change-info>
              <dc:creator>Julia Ringo</dc:creator>
              <dc:date>2023-10-11T11:40:00</dc:date>
            </office:change-info>
          </text:insertion>
        </text:changed-region>
        <text:changed-region xml:id="ct93825579094176" text:id="ct93825579094176">
          <text:deletion>
            <office:change-info>
              <dc:creator>Julia Ringo</dc:creator>
              <dc:date>2023-10-11T11:40:00</dc:date>
            </office:change-info>
            <text:p text:style-name="Text_20_body"><text:span text:style-name="T1">,</text:span></text:p>
          </text:deletion>
        </text:changed-region>
        <text:changed-region xml:id="ct93825579085584" text:id="ct93825579085584">
          <text:deletion>
            <office:change-info>
              <dc:creator>Julia Ringo</dc:creator>
              <dc:date>2023-10-11T11:40:00</dc:date>
            </office:change-info>
            <text:p text:style-name="Text_20_body"><text:span text:style-name="T1">t</text:span></text:p>
          </text:deletion>
        </text:changed-region>
        <text:changed-region xml:id="ct93825579047472" text:id="ct93825579047472">
          <text:insertion>
            <office:change-info>
              <dc:creator>Julia Ringo</dc:creator>
              <dc:date>2023-10-11T11:40:00</dc:date>
            </office:change-info>
          </text:insertion>
        </text:changed-region>
        <text:changed-region xml:id="ct93825579052192" text:id="ct93825579052192">
          <text:insertion>
            <office:change-info>
              <dc:creator>Julia Ringo</dc:creator>
              <dc:date>2023-10-11T11:40:00</dc:date>
            </office:change-info>
          </text:insertion>
        </text:changed-region>
        <text:changed-region xml:id="ct93825579201920" text:id="ct93825579201920">
          <text:insertion>
            <office:change-info>
              <dc:creator>Julia Ringo</dc:creator>
              <dc:date>2023-10-11T11:41:00</dc:date>
            </office:change-info>
          </text:insertion>
        </text:changed-region>
        <text:changed-region xml:id="ct93825579202560" text:id="ct93825579202560">
          <text:deletion>
            <office:change-info>
              <dc:creator>Julia Ringo</dc:creator>
              <dc:date>2023-10-11T11:41:00</dc:date>
            </office:change-info>
            <text:p text:style-name="Text_20_body"><text:span text:style-name="T1">,</text:span></text:p>
          </text:deletion>
        </text:changed-region>
        <text:changed-region xml:id="ct93825574579520" text:id="ct93825574579520">
          <text:insertion>
            <office:change-info>
              <dc:creator>Julia Ringo</dc:creator>
              <dc:date>2023-10-11T11:40:00</dc:date>
            </office:change-info>
          </text:insertion>
        </text:changed-region>
        <text:changed-region xml:id="ct93825579199152" text:id="ct93825579199152">
          <text:deletion>
            <office:change-info>
              <dc:creator>Julia Ringo</dc:creator>
              <dc:date>2023-10-11T11:40:00</dc:date>
            </office:change-info>
            <text:p text:style-name="Text_20_body"><text:span text:style-name="T1">t</text:span></text:p>
          </text:deletion>
        </text:changed-region>
        <text:changed-region xml:id="ct93825579208800" text:id="ct93825579208800">
          <text:deletion>
            <office:change-info>
              <dc:creator>Julia Ringo</dc:creator>
              <dc:date>2023-10-10T11:08:00</dc:date>
            </office:change-info>
            <text:p text:style-name="Text_20_body"><text:span text:style-name="T1">…</text:span></text:p>
          </text:deletion>
        </text:changed-region>
        <text:changed-region xml:id="ct93825579224672" text:id="ct93825579224672">
          <text:insertion>
            <office:change-info>
              <dc:creator>Julia Ringo</dc:creator>
              <dc:date>2023-10-10T11:08:00</dc:date>
            </office:change-info>
          </text:insertion>
        </text:changed-region>
        <text:changed-region xml:id="ct93825579211600" text:id="ct93825579211600">
          <text:deletion>
            <office:change-info>
              <dc:creator>Julia Ringo</dc:creator>
              <dc:date>2023-10-11T11:41:00</dc:date>
            </office:change-info>
            <text:p text:style-name="Text_20_body"><text:span text:style-name="T1"><text:s/></text:span></text:p>
          </text:deletion>
        </text:changed-region>
        <text:changed-region xml:id="ct93825579214800" text:id="ct93825579214800">
          <text:insertion>
            <office:change-info>
              <dc:creator>Julia Ringo</dc:creator>
              <dc:date>2023-10-11T11:41:00</dc:date>
            </office:change-info>
          </text:insertion>
        </text:changed-region>
        <text:changed-region xml:id="ct93825579240160" text:id="ct93825579240160">
          <text:deletion>
            <office:change-info>
              <dc:creator>Julia Ringo</dc:creator>
              <dc:date>2023-10-11T11:41:00</dc:date>
            </office:change-info>
            <text:p text:style-name="Text_20_body"><text:span text:style-name="T1">S</text:span></text:p>
          </text:deletion>
        </text:changed-region>
        <text:changed-region xml:id="ct93825573997296" text:id="ct93825573997296">
          <text:deletion>
            <office:change-info>
              <dc:creator>Julia Ringo</dc:creator>
              <dc:date>2023-10-05T13:14:00</dc:date>
            </office:change-info>
            <text:p text:style-name="Text_20_body"><text:span text:style-name="T1"><text:s/>— </text:span></text:p>
          </text:deletion>
        </text:changed-region>
        <text:changed-region xml:id="ct93825579241760" text:id="ct93825579241760">
          <text:insertion>
            <office:change-info>
              <dc:creator>Julia Ringo</dc:creator>
              <dc:date>2023-10-05T13:14:00</dc:date>
            </office:change-info>
          </text:insertion>
        </text:changed-region>
        <text:changed-region xml:id="ct93825579242400" text:id="ct93825579242400">
          <text:deletion>
            <office:change-info>
              <dc:creator>Julia Ringo</dc:creator>
              <dc:date>2023-10-05T13:14:00</dc:date>
            </office:change-info>
            <text:p text:style-name="Text_20_body"><text:span text:style-name="T1"><text:s/>— </text:span></text:p>
          </text:deletion>
        </text:changed-region>
        <text:changed-region xml:id="ct93825579243040" text:id="ct93825579243040">
          <text:insertion>
            <office:change-info>
              <dc:creator>Julia Ringo</dc:creator>
              <dc:date>2023-10-05T13:14:00</dc:date>
            </office:change-info>
          </text:insertion>
        </text:changed-region>
        <text:changed-region xml:id="ct93825579144000" text:id="ct93825579144000">
          <text:insertion>
            <office:change-info>
              <dc:creator>Julia Ringo</dc:creator>
              <dc:date>2023-10-11T11:41:00</dc:date>
            </office:change-info>
          </text:insertion>
        </text:changed-region>
        <text:changed-region xml:id="ct93825579243680" text:id="ct93825579243680">
          <text:deletion>
            <office:change-info>
              <dc:creator>Julia Ringo</dc:creator>
              <dc:date>2023-10-11T11:41:00</dc:date>
            </office:change-info>
            <text:p text:style-name="Text_20_body"><text:span text:style-name="T1">m</text:span></text:p>
          </text:deletion>
        </text:changed-region>
        <text:changed-region xml:id="ct93825579244800" text:id="ct93825579244800">
          <text:deletion>
            <office:change-info>
              <dc:creator>Julia Ringo</dc:creator>
              <dc:date>2023-10-05T13:14:00</dc:date>
            </office:change-info>
            <text:p text:style-name="Text_20_body"><text:span text:style-name="T1"><text:s/>— </text:span></text:p>
          </text:deletion>
        </text:changed-region>
        <text:changed-region xml:id="ct93825579245440" text:id="ct93825579245440">
          <text:insertion>
            <office:change-info>
              <dc:creator>Julia Ringo</dc:creator>
              <dc:date>2023-10-05T13:14:00</dc:date>
            </office:change-info>
          </text:insertion>
        </text:changed-region>
        <text:changed-region xml:id="ct93825579247264" text:id="ct93825579247264">
          <text:deletion>
            <office:change-info>
              <dc:creator>Julia Ringo</dc:creator>
              <dc:date>2023-10-05T13:14:00</dc:date>
            </office:change-info>
            <text:p text:style-name="Text_20_body"><text:span text:style-name="T1"><text:s/>— </text:span></text:p>
          </text:deletion>
        </text:changed-region>
        <text:changed-region xml:id="ct93825579247904" text:id="ct93825579247904">
          <text:insertion>
            <office:change-info>
              <dc:creator>Julia Ringo</dc:creator>
              <dc:date>2023-10-05T13:14:00</dc:date>
            </office:change-info>
          </text:insertion>
        </text:changed-region>
        <text:changed-region xml:id="ct93825579262560" text:id="ct93825579262560">
          <text:insertion>
            <office:change-info>
              <dc:creator>Julia Ringo</dc:creator>
              <dc:date>2023-10-11T11:41:00</dc:date>
            </office:change-info>
          </text:insertion>
        </text:changed-region>
        <text:changed-region xml:id="ct93825579263920" text:id="ct93825579263920">
          <text:deletion>
            <office:change-info>
              <dc:creator>Julia Ringo</dc:creator>
              <dc:date>2023-10-11T11:41:00</dc:date>
            </office:change-info>
            <text:p text:style-name="Text_20_body"><text:span text:style-name="T1">.</text:span></text:p>
          </text:deletion>
        </text:changed-region>
        <text:changed-region xml:id="ct93825579264800" text:id="ct93825579264800">
          <text:insertion>
            <office:change-info>
              <dc:creator>Julia Ringo</dc:creator>
              <dc:date>2023-10-11T11:41:00</dc:date>
            </office:change-info>
          </text:insertion>
        </text:changed-region>
        <text:changed-region xml:id="ct93825579220944" text:id="ct93825579220944">
          <text:deletion>
            <office:change-info>
              <dc:creator>Julia Ringo</dc:creator>
              <dc:date>2023-10-11T11:41:00</dc:date>
            </office:change-info>
            <text:p text:style-name="Text_20_body"><text:span text:style-name="T1">H</text:span></text:p>
          </text:deletion>
        </text:changed-region>
        <text:changed-region xml:id="ct93825579267600" text:id="ct93825579267600">
          <text:insertion>
            <office:change-info>
              <dc:creator>Julia Ringo</dc:creator>
              <dc:date>2023-10-11T11:41:00</dc:date>
            </office:change-info>
          </text:insertion>
        </text:changed-region>
        <text:changed-region xml:id="ct93825579268240" text:id="ct93825579268240">
          <text:insertion>
            <office:change-info>
              <dc:creator>Julia Ringo</dc:creator>
              <dc:date>2023-10-11T11:41:00</dc:date>
            </office:change-info>
          </text:insertion>
        </text:changed-region>
        <text:changed-region xml:id="ct93825579268880" text:id="ct93825579268880">
          <text:insertion>
            <office:change-info>
              <dc:creator>Julia Ringo</dc:creator>
              <dc:date>2023-10-11T11:41:00</dc:date>
            </office:change-info>
          </text:insertion>
        </text:changed-region>
        <text:changed-region xml:id="ct93825579271136" text:id="ct93825579271136">
          <text:deletion>
            <office:change-info>
              <dc:creator>Julia Ringo</dc:creator>
              <dc:date>2023-10-05T13:14:00</dc:date>
            </office:change-info>
            <text:p text:style-name="Text_20_body"><text:span text:style-name="T1"><text:s/>— </text:span></text:p>
          </text:deletion>
        </text:changed-region>
        <text:changed-region xml:id="ct93825579269520" text:id="ct93825579269520">
          <text:insertion>
            <office:change-info>
              <dc:creator>Julia Ringo</dc:creator>
              <dc:date>2023-10-05T13:14:00</dc:date>
            </office:change-info>
          </text:insertion>
        </text:changed-region>
        <text:changed-region xml:id="ct93825579279680" text:id="ct93825579279680">
          <text:deletion>
            <office:change-info>
              <dc:creator>Julia Ringo</dc:creator>
              <dc:date>2023-10-05T13:14:00</dc:date>
            </office:change-info>
            <text:p text:style-name="Text_20_body"><text:span text:style-name="T1"><text:s/>— </text:span></text:p>
          </text:deletion>
        </text:changed-region>
        <text:changed-region xml:id="ct93825579281840" text:id="ct93825579281840">
          <text:insertion>
            <office:change-info>
              <dc:creator>Julia Ringo</dc:creator>
              <dc:date>2023-10-05T13:14:00</dc:date>
            </office:change-info>
          </text:insertion>
        </text:changed-region>
        <text:changed-region xml:id="ct93825579282480" text:id="ct93825579282480">
          <text:deletion>
            <office:change-info>
              <dc:creator>Julia Ringo</dc:creator>
              <dc:date>2023-10-05T13:14:00</dc:date>
            </office:change-info>
            <text:p text:style-name="Text_20_body"><text:span text:style-name="T1"><text:s/>— </text:span></text:p>
          </text:deletion>
        </text:changed-region>
        <text:changed-region xml:id="ct93825579288000" text:id="ct93825579288000">
          <text:insertion>
            <office:change-info>
              <dc:creator>Julia Ringo</dc:creator>
              <dc:date>2023-10-05T13:14:00</dc:date>
            </office:change-info>
          </text:insertion>
        </text:changed-region>
        <text:changed-region xml:id="ct93825579290496" text:id="ct93825579290496">
          <text:deletion>
            <office:change-info>
              <dc:creator>Julia Ringo</dc:creator>
              <dc:date>2023-10-05T13:14:00</dc:date>
            </office:change-info>
            <text:p text:style-name="Text_20_body"><text:span text:style-name="T1"><text:s/>— </text:span></text:p>
          </text:deletion>
        </text:changed-region>
        <text:changed-region xml:id="ct93825579187296" text:id="ct93825579187296">
          <text:insertion>
            <office:change-info>
              <dc:creator>Julia Ringo</dc:creator>
              <dc:date>2023-10-05T13:14:00</dc:date>
            </office:change-info>
          </text:insertion>
        </text:changed-region>
        <text:changed-region xml:id="ct93825579323360" text:id="ct93825579323360">
          <text:deletion>
            <office:change-info>
              <dc:creator>Julia Ringo</dc:creator>
              <dc:date>2023-10-05T13:14:00</dc:date>
            </office:change-info>
            <text:p text:style-name="Text_20_body"><text:span text:style-name="T1"><text:s/>— </text:span></text:p>
          </text:deletion>
        </text:changed-region>
        <text:changed-region xml:id="ct93825579324352" text:id="ct93825579324352">
          <text:insertion>
            <office:change-info>
              <dc:creator>Julia Ringo</dc:creator>
              <dc:date>2023-10-05T13:14:00</dc:date>
            </office:change-info>
          </text:insertion>
        </text:changed-region>
        <text:changed-region xml:id="ct93825579326352" text:id="ct93825579326352">
          <text:deletion>
            <office:change-info>
              <dc:creator>Julia Ringo</dc:creator>
              <dc:date>2023-10-10T11:08:00</dc:date>
            </office:change-info>
            <text:p text:style-name="Text_20_body"><text:span text:style-name="T1">…</text:span></text:p>
          </text:deletion>
        </text:changed-region>
        <text:changed-region xml:id="ct93825579326032" text:id="ct93825579326032">
          <text:deletion>
            <office:change-info>
              <dc:creator>Julia Ringo</dc:creator>
              <dc:date>2023-10-11T11:42:00</dc:date>
            </office:change-info>
            <text:p text:style-name="Text_20_body"><text:span text:style-name="T1">. </text:span></text:p>
          </text:deletion>
        </text:changed-region>
        <text:changed-region xml:id="ct93825579327344" text:id="ct93825579327344">
          <text:insertion>
            <office:change-info>
              <dc:creator>Julia Ringo</dc:creator>
              <dc:date>2023-10-10T11:08:00</dc:date>
            </office:change-info>
          </text:insertion>
        </text:changed-region>
        <text:changed-region xml:id="ct93825579328528" text:id="ct93825579328528">
          <text:insertion>
            <office:change-info>
              <dc:creator>Julia Ringo</dc:creator>
              <dc:date>2023-10-11T11:42:00</dc:date>
            </office:change-info>
          </text:insertion>
        </text:changed-region>
        <text:changed-region xml:id="ct93825579330400" text:id="ct93825579330400">
          <text:insertion>
            <office:change-info>
              <dc:creator>Julia Ringo</dc:creator>
              <dc:date>2023-10-11T11:43:00</dc:date>
            </office:change-info>
          </text:insertion>
        </text:changed-region>
        <text:changed-region xml:id="ct93825579331632" text:id="ct93825579331632">
          <text:deletion>
            <office:change-info>
              <dc:creator>Julia Ringo</dc:creator>
              <dc:date>2023-10-10T11:08:00</dc:date>
            </office:change-info>
            <text:p text:style-name="Text_20_body"><text:span text:style-name="T1">…</text:span></text:p>
          </text:deletion>
        </text:changed-region>
        <text:changed-region xml:id="ct93825579331872" text:id="ct93825579331872">
          <text:insertion>
            <office:change-info>
              <dc:creator>Julia Ringo</dc:creator>
              <dc:date>2023-10-10T11:08:00</dc:date>
            </office:change-info>
          </text:insertion>
        </text:changed-region>
        <text:changed-region xml:id="ct93825579332112" text:id="ct93825579332112">
          <text:deletion>
            <office:change-info>
              <dc:creator>Julia Ringo</dc:creator>
              <dc:date>2023-10-11T11:43:00</dc:date>
            </office:change-info>
            <text:p text:style-name="Text_20_body"><text:span text:style-name="T1"><text:s/></text:span></text:p>
          </text:deletion>
        </text:changed-region>
        <text:changed-region xml:id="ct93825579332352" text:id="ct93825579332352">
          <text:deletion>
            <office:change-info>
              <dc:creator>Julia Ringo</dc:creator>
              <dc:date>2023-10-05T13:14:00</dc:date>
            </office:change-info>
            <text:p text:style-name="Text_20_body"><text:span text:style-name="T1"><text:s/>— </text:span></text:p>
          </text:deletion>
        </text:changed-region>
        <text:changed-region xml:id="ct93825579332592" text:id="ct93825579332592">
          <text:insertion>
            <office:change-info>
              <dc:creator>Julia Ringo</dc:creator>
              <dc:date>2023-10-05T13:14:00</dc:date>
            </office:change-info>
          </text:insertion>
        </text:changed-region>
        <text:changed-region xml:id="ct93825579332832" text:id="ct93825579332832">
          <text:deletion>
            <office:change-info>
              <dc:creator>Julia Ringo</dc:creator>
              <dc:date>2023-10-05T13:14:00</dc:date>
            </office:change-info>
            <text:p text:style-name="Text_20_body"><text:span text:style-name="T1"><text:s/>— </text:span></text:p>
          </text:deletion>
        </text:changed-region>
        <text:changed-region xml:id="ct93825579333344" text:id="ct93825579333344">
          <text:insertion>
            <office:change-info>
              <dc:creator>Julia Ringo</dc:creator>
              <dc:date>2023-10-05T13:14:00</dc:date>
            </office:change-info>
          </text:insertion>
        </text:changed-region>
        <text:changed-region xml:id="ct93825579334864" text:id="ct93825579334864">
          <text:insertion>
            <office:change-info>
              <dc:creator>Julia Ringo</dc:creator>
              <dc:date>2023-10-11T11:43:00</dc:date>
            </office:change-info>
          </text:insertion>
        </text:changed-region>
        <text:changed-region xml:id="ct93825579336624" text:id="ct93825579336624">
          <text:insertion>
            <office:change-info>
              <dc:creator>Julia Ringo</dc:creator>
              <dc:date>2023-10-11T11:43:00</dc:date>
            </office:change-info>
          </text:insertion>
        </text:changed-region>
        <text:changed-region xml:id="ct93825579336864" text:id="ct93825579336864">
          <text:insertion>
            <office:change-info>
              <dc:creator>Julia Ringo</dc:creator>
              <dc:date>2023-10-11T11:43:00</dc:date>
            </office:change-info>
          </text:insertion>
        </text:changed-region>
        <text:changed-region xml:id="ct93825579337824" text:id="ct93825579337824">
          <text:insertion>
            <office:change-info>
              <dc:creator>Julia Ringo</dc:creator>
              <dc:date>2023-10-11T11:43:00</dc:date>
            </office:change-info>
          </text:insertion>
        </text:changed-region>
        <text:changed-region xml:id="ct93825579338944" text:id="ct93825579338944">
          <text:deletion>
            <office:change-info>
              <dc:creator>Julia Ringo</dc:creator>
              <dc:date>2023-10-11T11:43:00</dc:date>
            </office:change-info>
            <text:p text:style-name="Text_20_body"><text:span text:style-name="T1">a </text:span></text:p>
          </text:deletion>
        </text:changed-region>
        <text:changed-region xml:id="ct93825579339184" text:id="ct93825579339184">
          <text:deletion>
            <office:change-info>
              <dc:creator>Julia Ringo</dc:creator>
              <dc:date>2023-10-11T11:43:00</dc:date>
            </office:change-info>
            <text:p text:style-name="Text_20_body"><text:span text:style-name="T1"><text:s/>color</text:span></text:p>
          </text:deletion>
        </text:changed-region>
        <text:changed-region xml:id="ct93825577631392" text:id="ct93825577631392">
          <text:insertion>
            <office:change-info>
              <dc:creator>Julia Ringo</dc:creator>
              <dc:date>2023-10-11T11:44:00</dc:date>
            </office:change-info>
          </text:insertion>
        </text:changed-region>
        <text:changed-region xml:id="ct93825579344400" text:id="ct93825579344400">
          <text:deletion>
            <office:change-info>
              <dc:creator>Julia Ringo</dc:creator>
              <dc:date>2023-10-11T11:44:00</dc:date>
            </office:change-info>
            <text:p text:style-name="Text_20_body"><text:span text:style-name="T1">:</text:span></text:p>
          </text:deletion>
        </text:changed-region>
        <text:changed-region xml:id="ct93825579344640" text:id="ct93825579344640">
          <text:deletion>
            <office:change-info>
              <dc:creator>Julia Ringo</dc:creator>
              <dc:date>2023-10-11T11:45:00</dc:date>
            </office:change-info>
            <text:p text:style-name="Text_20_body"><text:span text:style-name="T1">open </text:span></text:p>
          </text:deletion>
        </text:changed-region>
        <text:changed-region xml:id="ct93825579344880" text:id="ct93825579344880">
          <text:insertion>
            <office:change-info>
              <dc:creator>Julia Ringo</dc:creator>
              <dc:date>2023-10-11T11:45:00</dc:date>
            </office:change-info>
          </text:insertion>
        </text:changed-region>
        <text:changed-region xml:id="ct93825579345792" text:id="ct93825579345792">
          <text:deletion>
            <office:change-info>
              <dc:creator>Julia Ringo</dc:creator>
              <dc:date>2023-10-11T11:46:00</dc:date>
            </office:change-info>
            <text:p text:style-name="Text_20_body"><text:span text:style-name="T1">that had once contained herring </text:span></text:p>
          </text:deletion>
        </text:changed-region>
        <text:changed-region xml:id="ct93825579346032" text:id="ct93825579346032">
          <text:insertion>
            <office:change-info>
              <dc:creator>Julia Ringo</dc:creator>
              <dc:date>2023-10-11T11:44:00</dc:date>
            </office:change-info>
          </text:insertion>
        </text:changed-region>
        <text:changed-region xml:id="ct93825579346992" text:id="ct93825579346992">
          <text:deletion>
            <office:change-info>
              <dc:creator>Julia Ringo</dc:creator>
              <dc:date>2023-10-11T11:44:00</dc:date>
            </office:change-info>
            <text:p text:style-name="Text_20_body"><text:span text:style-name="T1">d</text:span></text:p>
          </text:deletion>
        </text:changed-region>
        <text:changed-region xml:id="ct93825579347232" text:id="ct93825579347232">
          <text:insertion>
            <office:change-info>
              <dc:creator>Julia Ringo</dc:creator>
              <dc:date>2023-10-11T11:44:00</dc:date>
            </office:change-info>
          </text:insertion>
        </text:changed-region>
        <text:changed-region xml:id="ct93825579347472" text:id="ct93825579347472">
          <text:deletion>
            <office:change-info>
              <dc:creator>Julia Ringo</dc:creator>
              <dc:date>2023-10-11T11:45:00</dc:date>
            </office:change-info>
            <text:p text:style-name="Text_20_body"><text:span text:style-name="T1">seemed </text:span></text:p>
          </text:deletion>
        </text:changed-region>
        <text:changed-region xml:id="ct93825579348432" text:id="ct93825579348432">
          <text:deletion>
            <office:change-info>
              <dc:creator>Julia Ringo</dc:creator>
              <dc:date>2023-10-11T11:45:00</dc:date>
            </office:change-info>
            <text:p text:style-name="Text_20_body"><text:span text:style-name="T1">not </text:span></text:p>
          </text:deletion>
        </text:changed-region>
        <text:changed-region xml:id="ct93825579349856" text:id="ct93825579349856">
          <text:deletion>
            <office:change-info>
              <dc:creator>Julia Ringo</dc:creator>
              <dc:date>2023-10-11T11:45:00</dc:date>
            </office:change-info>
            <text:p text:style-name="Text_20_body"><text:span text:style-name="T1">used for ash but merely</text:span></text:p>
          </text:deletion>
        </text:changed-region>
        <text:changed-region xml:id="ct93825579351296" text:id="ct93825579351296">
          <text:insertion>
            <office:change-info>
              <dc:creator>Julia Ringo</dc:creator>
              <dc:date>2023-10-11T11:45:00</dc:date>
            </office:change-info>
          </text:insertion>
        </text:changed-region>
        <text:changed-region xml:id="ct93825579352736" text:id="ct93825579352736">
          <text:deletion>
            <office:change-info>
              <dc:creator>Julia Ringo</dc:creator>
              <dc:date>2023-10-11T11:45:00</dc:date>
            </office:change-info>
            <text:p text:style-name="Text_20_body"><text:span text:style-name="T1">to toss</text:span></text:p>
          </text:deletion>
        </text:changed-region>
        <text:changed-region xml:id="ct93825579355024" text:id="ct93825579355024">
          <text:insertion>
            <office:change-info>
              <dc:creator>Julia Ringo</dc:creator>
              <dc:date>2023-10-11T11:45:00</dc:date>
            </office:change-info>
          </text:insertion>
        </text:changed-region>
        <text:changed-region xml:id="ct93825579357664" text:id="ct93825579357664">
          <text:deletion>
            <office:change-info>
              <dc:creator>Julia Ringo</dc:creator>
              <dc:date>2023-10-05T13:14:00</dc:date>
            </office:change-info>
            <text:p text:style-name="Text_20_body"><text:span text:style-name="T1"><text:s/>— </text:span></text:p>
          </text:deletion>
        </text:changed-region>
        <text:changed-region xml:id="ct93825579357344" text:id="ct93825579357344">
          <text:deletion>
            <office:change-info>
              <dc:creator>Julia Ringo</dc:creator>
              <dc:date>2023-10-11T11:45:00</dc:date>
            </office:change-info>
            <text:p text:style-name="Text_20_body"><text:span text:style-name="T1"><text:s/>at</text:span></text:p>
          </text:deletion>
        </text:changed-region>
        <text:changed-region xml:id="ct93825579360256" text:id="ct93825579360256">
          <text:insertion>
            <office:change-info>
              <dc:creator>Julia Ringo</dc:creator>
              <dc:date>2023-10-05T13:14:00</dc:date>
            </office:change-info>
          </text:insertion>
        </text:changed-region>
        <text:changed-region xml:id="ct93825579362128" text:id="ct93825579362128">
          <text:deletion>
            <office:change-info>
              <dc:creator>Julia Ringo</dc:creator>
              <dc:date>2023-10-05T13:14:00</dc:date>
            </office:change-info>
            <text:p text:style-name="Text_20_body"><text:span text:style-name="T1"><text:s/>— </text:span></text:p>
          </text:deletion>
        </text:changed-region>
        <text:changed-region xml:id="ct93825579362368" text:id="ct93825579362368">
          <text:insertion>
            <office:change-info>
              <dc:creator>Julia Ringo</dc:creator>
              <dc:date>2023-10-05T13:14:00</dc:date>
            </office:change-info>
          </text:insertion>
        </text:changed-region>
        <text:changed-region xml:id="ct93825579362608" text:id="ct93825579362608">
          <text:deletion>
            <office:change-info>
              <dc:creator>Julia Ringo</dc:creator>
              <dc:date>2023-10-11T11:46:00</dc:date>
            </office:change-info>
            <text:p text:style-name="Text_20_body"><text:span text:style-name="T1">deigned to feel</text:span></text:p>
          </text:deletion>
        </text:changed-region>
        <text:changed-region xml:id="ct93825579362848" text:id="ct93825579362848">
          <text:insertion>
            <office:change-info>
              <dc:creator>Julia Ringo</dc:creator>
              <dc:date>2023-10-11T11:46:00</dc:date>
            </office:change-info>
          </text:insertion>
        </text:changed-region>
        <text:changed-region xml:id="ct93825579363584" text:id="ct93825579363584">
          <text:insertion>
            <office:change-info>
              <dc:creator>Julia Ringo</dc:creator>
              <dc:date>2023-10-11T11:46:00</dc:date>
            </office:change-info>
          </text:insertion>
        </text:changed-region>
        <text:changed-region xml:id="ct93825579363824" text:id="ct93825579363824">
          <text:deletion>
            <office:change-info>
              <dc:creator>Julia Ringo</dc:creator>
              <dc:date>2023-10-11T11:46:00</dc:date>
            </office:change-info>
            <text:p text:style-name="Text_20_body"><text:span text:style-name="T1">ed</text:span></text:p>
          </text:deletion>
        </text:changed-region>
        <text:changed-region xml:id="ct93825579364704" text:id="ct93825579364704">
          <text:deletion>
            <office:change-info>
              <dc:creator>Julia Ringo</dc:creator>
              <dc:date>2023-10-11T11:46:00</dc:date>
            </office:change-info>
            <text:p text:style-name="Text_20_body"><text:span text:style-name="T1">food cans </text:span></text:p>
          </text:deletion>
        </text:changed-region>
        <text:changed-region xml:id="ct93825579365184" text:id="ct93825579365184">
          <text:insertion>
            <office:change-info>
              <dc:creator>Julia Ringo</dc:creator>
              <dc:date>2023-10-11T11:46:00</dc:date>
            </office:change-info>
          </text:insertion>
        </text:changed-region>
        <text:changed-region xml:id="ct93825579364944" text:id="ct93825579364944">
          <text:deletion>
            <office:change-info>
              <dc:creator>Julia Ringo</dc:creator>
              <dc:date>2023-10-11T11:47:00</dc:date>
            </office:change-info>
            <text:p text:style-name="Text_20_body"><text:span text:style-name="T1">be of</text:span></text:p>
          </text:deletion>
        </text:changed-region>
        <text:changed-region xml:id="ct93825579365872" text:id="ct93825579365872">
          <text:insertion>
            <office:change-info>
              <dc:creator>Julia Ringo</dc:creator>
              <dc:date>2023-10-11T11:47:00</dc:date>
            </office:change-info>
          </text:insertion>
        </text:changed-region>
        <text:changed-region xml:id="ct93825579366112" text:id="ct93825579366112">
          <text:insertion>
            <office:change-info>
              <dc:creator>Julia Ringo</dc:creator>
              <dc:date>2023-10-11T11:47:00</dc:date>
            </office:change-info>
          </text:insertion>
        </text:changed-region>
        <text:changed-region xml:id="ct93825579366352" text:id="ct93825579366352">
          <text:deletion>
            <office:change-info>
              <dc:creator>Julia Ringo</dc:creator>
              <dc:date>2023-10-11T11:47:00</dc:date>
            </office:change-info>
            <text:p text:style-name="Text_20_body"><text:span text:style-name="T1">-</text:span></text:p>
          </text:deletion>
        </text:changed-region>
        <text:changed-region xml:id="ct93825579366592" text:id="ct93825579366592">
          <text:insertion>
            <office:change-info>
              <dc:creator>Julia Ringo</dc:creator>
              <dc:date>2023-10-11T11:47:00</dc:date>
            </office:change-info>
          </text:insertion>
        </text:changed-region>
        <text:changed-region xml:id="ct93825579366832" text:id="ct93825579366832">
          <text:deletion>
            <office:change-info>
              <dc:creator>Julia Ringo</dc:creator>
              <dc:date>2023-10-11T11:47:00</dc:date>
            </office:change-info>
            <text:p text:style-name="Text_20_body"><text:span text:style-name="T1"><text:s/>that all had the basic premise of requiring squares of color to be sorted alike</text:span></text:p>
          </text:deletion>
        </text:changed-region>
        <text:changed-region xml:id="ct93825579367072" text:id="ct93825579367072">
          <text:deletion>
            <office:change-info>
              <dc:creator>Julia Ringo</dc:creator>
              <dc:date>2023-10-11T11:47:00</dc:date>
            </office:change-info>
            <text:p text:style-name="Text_20_body"><text:span text:style-name="T1">last </text:span></text:p>
          </text:deletion>
        </text:changed-region>
        <text:changed-region xml:id="ct93825579368224" text:id="ct93825579368224">
          <text:insertion>
            <office:change-info>
              <dc:creator>Julia Ringo</dc:creator>
              <dc:date>2023-10-11T11:47:00</dc:date>
            </office:change-info>
          </text:insertion>
        </text:changed-region>
        <text:changed-region xml:id="ct93825579368464" text:id="ct93825579368464">
          <text:deletion>
            <office:change-info>
              <dc:creator>Julia Ringo</dc:creator>
              <dc:date>2023-10-11T11:47:00</dc:date>
            </office:change-info>
            <text:p text:style-name="Text_20_body"><text:span text:style-name="T1">:</text:span></text:p>
          </text:deletion>
        </text:changed-region>
        <text:changed-region xml:id="ct93825579368912" text:id="ct93825579368912">
          <text:deletion>
            <office:change-info>
              <dc:creator>Julia Ringo</dc:creator>
              <dc:date>2023-10-05T13:14:00</dc:date>
            </office:change-info>
            <text:p text:style-name="Text_20_body"><text:span text:style-name="T1"><text:s/>— </text:span></text:p>
          </text:deletion>
        </text:changed-region>
        <text:changed-region xml:id="ct93825579369152" text:id="ct93825579369152">
          <text:insertion>
            <office:change-info>
              <dc:creator>Julia Ringo</dc:creator>
              <dc:date>2023-10-05T13:14:00</dc:date>
            </office:change-info>
          </text:insertion>
        </text:changed-region>
        <text:changed-region xml:id="ct93825579369392" text:id="ct93825579369392">
          <text:insertion>
            <office:change-info>
              <dc:creator>Julia Ringo</dc:creator>
              <dc:date>2023-10-11T11:47:00</dc:date>
            </office:change-info>
          </text:insertion>
        </text:changed-region>
        <text:changed-region xml:id="ct93825579370272" text:id="ct93825579370272">
          <text:deletion>
            <office:change-info>
              <dc:creator>Julia Ringo</dc:creator>
              <dc:date>2023-10-11T11:47:00</dc:date>
            </office:change-info>
            <text:p text:style-name="Text_20_body"><text:span text:style-name="T1">,</text:span></text:p>
          </text:deletion>
        </text:changed-region>
        <text:changed-region xml:id="ct93825579370512" text:id="ct93825579370512">
          <text:insertion>
            <office:change-info>
              <dc:creator>Julia Ringo</dc:creator>
              <dc:date>2023-10-11T11:47:00</dc:date>
            </office:change-info>
          </text:insertion>
        </text:changed-region>
        <text:changed-region xml:id="ct93825579370752" text:id="ct93825579370752">
          <text:insertion>
            <office:change-info>
              <dc:creator>Julia Ringo</dc:creator>
              <dc:date>2023-10-11T11:47:00</dc:date>
            </office:change-info>
          </text:insertion>
        </text:changed-region>
        <text:changed-region xml:id="ct93825579370992" text:id="ct93825579370992">
          <text:deletion>
            <office:change-info>
              <dc:creator>Julia Ringo</dc:creator>
              <dc:date>2023-10-11T11:47:00</dc:date>
            </office:change-info>
            <text:p text:style-name="Text_20_body"><text:span text:style-name="T1">,</text:span></text:p>
          </text:deletion>
        </text:changed-region>
        <text:changed-region xml:id="ct93825579371232" text:id="ct93825579371232">
          <text:deletion>
            <office:change-info>
              <dc:creator>Julia Ringo</dc:creator>
              <dc:date>2023-10-11T11:48:00</dc:date>
            </office:change-info>
            <text:p text:style-name="Text_20_body"><text:span text:style-name="T1"><text:s/></text:span></text:p>
          </text:deletion>
        </text:changed-region>
        <text:changed-region xml:id="ct93825579371472" text:id="ct93825579371472">
          <text:insertion>
            <office:change-info>
              <dc:creator>Julia Ringo</dc:creator>
              <dc:date>2023-10-11T11:48:00</dc:date>
            </office:change-info>
          </text:insertion>
        </text:changed-region>
        <text:changed-region xml:id="ct93825579371712" text:id="ct93825579371712">
          <text:deletion>
            <office:change-info>
              <dc:creator>Julia Ringo</dc:creator>
              <dc:date>2023-10-11T11:48:00</dc:date>
            </office:change-info>
            <text:p text:style-name="Text_20_body"><text:span text:style-name="T1">crates</text:span></text:p>
          </text:deletion>
        </text:changed-region>
        <text:changed-region xml:id="ct93825574845488" text:id="ct93825574845488">
          <text:insertion>
            <office:change-info>
              <dc:creator>Julia Ringo</dc:creator>
              <dc:date>2023-10-11T11:48:00</dc:date>
            </office:change-info>
          </text:insertion>
        </text:changed-region>
        <text:changed-region xml:id="ct93825574835904" text:id="ct93825574835904">
          <text:deletion>
            <office:change-info>
              <dc:creator>Julia Ringo</dc:creator>
              <dc:date>2023-10-11T11:48:00</dc:date>
            </office:change-info>
            <text:p text:style-name="Text_20_body"><text:span text:style-name="T1"><text:s/>and</text:span></text:p>
          </text:deletion>
        </text:changed-region>
        <text:changed-region xml:id="ct93825577756832" text:id="ct93825577756832">
          <text:insertion>
            <office:change-info>
              <dc:creator>Julia Ringo</dc:creator>
              <dc:date>2023-10-11T11:48:00</dc:date>
            </office:change-info>
          </text:insertion>
        </text:changed-region>
        <text:changed-region xml:id="ct93825579350224" text:id="ct93825579350224">
          <text:insertion>
            <office:change-info>
              <dc:creator>Julia Ringo</dc:creator>
              <dc:date>2023-10-11T11:48:00</dc:date>
            </office:change-info>
          </text:insertion>
        </text:changed-region>
        <text:changed-region xml:id="ct93825579347920" text:id="ct93825579347920">
          <text:insertion>
            <office:change-info>
              <dc:creator>Julia Ringo</dc:creator>
              <dc:date>2023-10-11T11:49:00</dc:date>
            </office:change-info>
          </text:insertion>
        </text:changed-region>
        <text:changed-region xml:id="ct93825579353952" text:id="ct93825579353952">
          <text:deletion>
            <office:change-info>
              <dc:creator>Julia Ringo</dc:creator>
              <dc:date>2023-10-11T11:49:00</dc:date>
            </office:change-info>
            <text:p text:style-name="Text_20_body"><text:span text:style-name="T1">,</text:span></text:p>
          </text:deletion>
        </text:changed-region>
        <text:changed-region xml:id="ct93825577671456" text:id="ct93825577671456">
          <text:insertion>
            <office:change-info>
              <dc:creator>Julia Ringo</dc:creator>
              <dc:date>2023-10-11T11:49:00</dc:date>
            </office:change-info>
          </text:insertion>
        </text:changed-region>
        <text:changed-region xml:id="ct93825574796480" text:id="ct93825574796480">
          <text:deletion>
            <office:change-info>
              <dc:creator>Julia Ringo</dc:creator>
              <dc:date>2023-10-11T11:49:00</dc:date>
            </office:change-info>
            <text:p text:style-name="Text_20_body"><text:span text:style-name="T1">t</text:span></text:p>
          </text:deletion>
        </text:changed-region>
        <text:changed-region xml:id="ct93825579374384" text:id="ct93825579374384">
          <text:insertion>
            <office:change-info>
              <dc:creator>Julia Ringo</dc:creator>
              <dc:date>2023-10-18T12:52:00</dc:date>
            </office:change-info>
          </text:insertion>
        </text:changed-region>
        <text:changed-region xml:id="ct93825579374624" text:id="ct93825579374624">
          <text:deletion>
            <office:change-info>
              <dc:creator>Julia Ringo</dc:creator>
              <dc:date>2023-10-18T12:52:00</dc:date>
            </office:change-info>
            <text:p text:style-name="Text_20_body"><text:span text:style-name="T1">running </text:span></text:p>
          </text:deletion>
        </text:changed-region>
        <text:changed-region xml:id="ct93825579374864" text:id="ct93825579374864">
          <text:insertion>
            <office:change-info>
              <dc:creator>Julia Ringo</dc:creator>
              <dc:date>2023-10-18T12:52:00</dc:date>
            </office:change-info>
          </text:insertion>
        </text:changed-region>
        <text:changed-region xml:id="ct93825579375104" text:id="ct93825579375104">
          <text:deletion>
            <office:change-info>
              <dc:creator>Julia Ringo</dc:creator>
              <dc:date>2023-10-18T12:52:00</dc:date>
            </office:change-info>
            <text:p text:style-name="Text_20_body"><text:span text:style-name="T1">-</text:span></text:p>
          </text:deletion>
        </text:changed-region>
        <text:changed-region xml:id="ct93825579375344" text:id="ct93825579375344">
          <text:insertion>
            <office:change-info>
              <dc:creator>Julia Ringo</dc:creator>
              <dc:date>2023-10-18T12:52:00</dc:date>
            </office:change-info>
          </text:insertion>
        </text:changed-region>
        <text:changed-region xml:id="ct93825579375584" text:id="ct93825579375584">
          <text:insertion>
            <office:change-info>
              <dc:creator>Julia Ringo</dc:creator>
              <dc:date>2023-10-18T12:52:00</dc:date>
            </office:change-info>
          </text:insertion>
        </text:changed-region>
        <text:changed-region xml:id="ct93825579375824" text:id="ct93825579375824">
          <text:insertion>
            <office:change-info>
              <dc:creator>Julia Ringo</dc:creator>
              <dc:date>2023-10-18T12:53:00</dc:date>
            </office:change-info>
          </text:insertion>
        </text:changed-region>
        <text:changed-region xml:id="ct93825579376064" text:id="ct93825579376064">
          <text:deletion>
            <office:change-info>
              <dc:creator>Julia Ringo</dc:creator>
              <dc:date>2023-10-18T12:53:00</dc:date>
            </office:change-info>
            <text:p text:style-name="Text_20_body"><text:span text:style-name="T1">, pierced by a needle</text:span></text:p>
          </text:deletion>
        </text:changed-region>
        <text:changed-region xml:id="ct93825579376656" text:id="ct93825579376656">
          <text:insertion>
            <office:change-info>
              <dc:creator>Julia Ringo</dc:creator>
              <dc:date>2023-10-18T12:53:00</dc:date>
            </office:change-info>
          </text:insertion>
        </text:changed-region>
        <text:changed-region xml:id="ct93825579376896" text:id="ct93825579376896">
          <text:insertion>
            <office:change-info>
              <dc:creator>Julia Ringo</dc:creator>
              <dc:date>2023-10-18T12:53:00</dc:date>
            </office:change-info>
          </text:insertion>
        </text:changed-region>
        <text:changed-region xml:id="ct93825579377136" text:id="ct93825579377136">
          <text:deletion>
            <office:change-info>
              <dc:creator>Julia Ringo</dc:creator>
              <dc:date>2023-10-18T12:53:00</dc:date>
            </office:change-info>
            <text:p text:style-name="Text_20_body"><text:span text:style-name="T1">,</text:span></text:p>
          </text:deletion>
        </text:changed-region>
        <text:changed-region xml:id="ct93825579377376" text:id="ct93825579377376">
          <text:insertion>
            <office:change-info>
              <dc:creator>Julia Ringo</dc:creator>
              <dc:date>2023-10-18T12:53:00</dc:date>
            </office:change-info>
          </text:insertion>
        </text:changed-region>
        <text:changed-region xml:id="ct93825579377616" text:id="ct93825579377616">
          <text:deletion>
            <office:change-info>
              <dc:creator>Julia Ringo</dc:creator>
              <dc:date>2023-10-18T12:53:00</dc:date>
            </office:change-info>
            <text:p text:style-name="Text_20_body"><text:span text:style-name="T1">t</text:span></text:p>
          </text:deletion>
        </text:changed-region>
        <text:changed-region xml:id="ct93825579378496" text:id="ct93825579378496">
          <text:insertion>
            <office:change-info>
              <dc:creator>Julia Ringo</dc:creator>
              <dc:date>2023-10-18T12:53:00</dc:date>
            </office:change-info>
          </text:insertion>
        </text:changed-region>
        <text:changed-region xml:id="ct93825579378736" text:id="ct93825579378736">
          <text:deletion>
            <office:change-info>
              <dc:creator>Julia Ringo</dc:creator>
              <dc:date>2023-10-18T12:53:00</dc:date>
            </office:change-info>
            <text:p text:style-name="Text_20_body"><text:span text:style-name="T1">,</text:span></text:p>
          </text:deletion>
        </text:changed-region>
        <text:changed-region xml:id="ct93825579378976" text:id="ct93825579378976">
          <text:insertion>
            <office:change-info>
              <dc:creator>Julia Ringo</dc:creator>
              <dc:date>2023-10-18T12:53:00</dc:date>
            </office:change-info>
          </text:insertion>
        </text:changed-region>
        <text:changed-region xml:id="ct93825579379216" text:id="ct93825579379216">
          <text:deletion>
            <office:change-info>
              <dc:creator>Julia Ringo</dc:creator>
              <dc:date>2023-10-18T12:53:00</dc:date>
            </office:change-info>
            <text:p text:style-name="Text_20_body"><text:span text:style-name="T1">t</text:span></text:p>
          </text:deletion>
        </text:changed-region>
        <text:changed-region xml:id="ct93825579379456" text:id="ct93825579379456">
          <text:insertion>
            <office:change-info>
              <dc:creator>Julia Ringo</dc:creator>
              <dc:date>2023-10-18T12:53:00</dc:date>
            </office:change-info>
          </text:insertion>
        </text:changed-region>
        <text:changed-region xml:id="ct93825579379696" text:id="ct93825579379696">
          <text:insertion>
            <office:change-info>
              <dc:creator>Julia Ringo</dc:creator>
              <dc:date>2023-10-18T12:53:00</dc:date>
            </office:change-info>
          </text:insertion>
        </text:changed-region>
        <text:changed-region xml:id="ct93825579380752" text:id="ct93825579380752">
          <text:insertion>
            <office:change-info>
              <dc:creator>Julia Ringo</dc:creator>
              <dc:date>2023-10-18T12:54:00</dc:date>
            </office:change-info>
          </text:insertion>
        </text:changed-region>
        <text:changed-region xml:id="ct93825579380992" text:id="ct93825579380992">
          <text:deletion>
            <office:change-info>
              <dc:creator>Julia Ringo</dc:creator>
              <dc:date>2023-10-05T13:14:00</dc:date>
            </office:change-info>
            <text:p text:style-name="Text_20_body"><text:span text:style-name="T1"><text:s/>— </text:span></text:p>
          </text:deletion>
        </text:changed-region>
        <text:changed-region xml:id="ct93825579381952" text:id="ct93825579381952">
          <text:insertion>
            <office:change-info>
              <dc:creator>Julia Ringo</dc:creator>
              <dc:date>2023-10-05T13:14:00</dc:date>
            </office:change-info>
          </text:insertion>
        </text:changed-region>
        <text:changed-region xml:id="ct93825578359808" text:id="ct93825578359808">
          <text:insertion>
            <office:change-info>
              <dc:creator>Julia Ringo</dc:creator>
              <dc:date>2023-10-18T12:54:00</dc:date>
            </office:change-info>
          </text:insertion>
        </text:changed-region>
        <text:changed-region xml:id="ct93825574628400" text:id="ct93825574628400">
          <text:deletion>
            <office:change-info>
              <dc:creator>Julia Ringo</dc:creator>
              <dc:date>2023-10-18T12:54:00</dc:date>
            </office:change-info>
            <text:p text:style-name="Text_20_body"><text:span text:style-name="T1">;</text:span></text:p>
          </text:deletion>
        </text:changed-region>
        <text:changed-region xml:id="ct93825574616592" text:id="ct93825574616592">
          <text:deletion>
            <office:change-info>
              <dc:creator>Julia Ringo</dc:creator>
              <dc:date>2023-10-05T13:14:00</dc:date>
            </office:change-info>
            <text:p text:style-name="Text_20_body"><text:span text:style-name="T1"><text:s/>— </text:span></text:p>
          </text:deletion>
        </text:changed-region>
        <text:changed-region xml:id="ct93825574607056" text:id="ct93825574607056">
          <text:insertion>
            <office:change-info>
              <dc:creator>Julia Ringo</dc:creator>
              <dc:date>2023-10-05T13:14:00</dc:date>
            </office:change-info>
          </text:insertion>
        </text:changed-region>
        <text:changed-region xml:id="ct93825578011120" text:id="ct93825578011120">
          <text:deletion>
            <office:change-info>
              <dc:creator>Julia Ringo</dc:creator>
              <dc:date>2023-10-05T13:14:00</dc:date>
            </office:change-info>
            <text:p text:style-name="Text_20_body"><text:span text:style-name="T1"><text:s/>— </text:span></text:p>
          </text:deletion>
        </text:changed-region>
        <text:changed-region xml:id="ct93825579388240" text:id="ct93825579388240">
          <text:insertion>
            <office:change-info>
              <dc:creator>Julia Ringo</dc:creator>
              <dc:date>2023-10-05T13:14:00</dc:date>
            </office:change-info>
          </text:insertion>
        </text:changed-region>
        <text:changed-region xml:id="ct93825579389760" text:id="ct93825579389760">
          <text:deletion>
            <office:change-info>
              <dc:creator>Julia Ringo</dc:creator>
              <dc:date>2023-10-10T11:08:00</dc:date>
            </office:change-info>
            <text:p text:style-name="Text_20_body"><text:span text:style-name="T1">…</text:span></text:p>
          </text:deletion>
        </text:changed-region>
        <text:changed-region xml:id="ct93825579390000" text:id="ct93825579390000">
          <text:insertion>
            <office:change-info>
              <dc:creator>Julia Ringo</dc:creator>
              <dc:date>2023-10-10T11:08:00</dc:date>
            </office:change-info>
          </text:insertion>
        </text:changed-region>
        <text:changed-region xml:id="ct93825579390240" text:id="ct93825579390240">
          <text:deletion>
            <office:change-info>
              <dc:creator>Julia Ringo</dc:creator>
              <dc:date>2023-10-18T12:55:00</dc:date>
            </office:change-info>
            <text:p text:style-name="Text_20_body"><text:span text:style-name="T1">ward</text:span></text:p>
          </text:deletion>
        </text:changed-region>
        <text:changed-region xml:id="ct93825579390480" text:id="ct93825579390480">
          <text:deletion>
            <office:change-info>
              <dc:creator>Julia Ringo</dc:creator>
              <dc:date>2023-10-18T12:55:00</dc:date>
            </office:change-info>
            <text:p text:style-name="Text_20_body"><text:span text:style-name="T1">the dipstick</text:span></text:p>
          </text:deletion>
        </text:changed-region>
        <text:changed-region xml:id="ct93825579390720" text:id="ct93825579390720">
          <text:insertion>
            <office:change-info>
              <dc:creator>Julia Ringo</dc:creator>
              <dc:date>2023-10-18T12:55:00</dc:date>
            </office:change-info>
          </text:insertion>
        </text:changed-region>
        <text:changed-region xml:id="ct93825579391600" text:id="ct93825579391600">
          <text:deletion>
            <office:change-info>
              <dc:creator>Julia Ringo</dc:creator>
              <dc:date>2023-10-18T12:55:00</dc:date>
            </office:change-info>
            <text:p text:style-name="Text_20_body"><text:span text:style-name="T1"><text:s/>off the dipstick</text:span></text:p>
          </text:deletion>
        </text:changed-region>
        <text:changed-region xml:id="ct93825579392048" text:id="ct93825579392048">
          <text:insertion>
            <office:change-info>
              <dc:creator>Julia Ringo</dc:creator>
              <dc:date>2023-10-18T12:55:00</dc:date>
            </office:change-info>
          </text:insertion>
        </text:changed-region>
        <text:changed-region xml:id="ct93825579393168" text:id="ct93825579393168">
          <text:insertion>
            <office:change-info>
              <dc:creator>Julia Ringo</dc:creator>
              <dc:date>2023-10-18T12:55:00</dc:date>
            </office:change-info>
          </text:insertion>
        </text:changed-region>
        <text:changed-region xml:id="ct93825579393408" text:id="ct93825579393408">
          <text:deletion>
            <office:change-info>
              <dc:creator>Julia Ringo</dc:creator>
              <dc:date>2023-10-18T12:55:00</dc:date>
            </office:change-info>
            <text:p text:style-name="Text_20_body"><text:span text:style-name="T1">:</text:span></text:p>
          </text:deletion>
        </text:changed-region>
        <text:changed-region xml:id="ct93825579394256" text:id="ct93825579394256">
          <text:insertion>
            <office:change-info>
              <dc:creator>Julia Ringo</dc:creator>
              <dc:date>2023-10-18T12:55:00</dc:date>
            </office:change-info>
          </text:insertion>
        </text:changed-region>
        <text:changed-region xml:id="ct93825579394496" text:id="ct93825579394496">
          <text:deletion>
            <office:change-info>
              <dc:creator>Julia Ringo</dc:creator>
              <dc:date>2023-10-18T12:56:00</dc:date>
            </office:change-info>
            <text:p text:style-name="Text_20_body"><text:span text:style-name="T1">running </text:span></text:p>
          </text:deletion>
        </text:changed-region>
        <text:changed-region xml:id="ct93825579395376" text:id="ct93825579395376">
          <text:insertion>
            <office:change-info>
              <dc:creator>Julia Ringo</dc:creator>
              <dc:date>2023-10-18T12:56:00</dc:date>
            </office:change-info>
          </text:insertion>
        </text:changed-region>
        <text:changed-region xml:id="ct93825579395616" text:id="ct93825579395616">
          <text:deletion>
            <office:change-info>
              <dc:creator>Julia Ringo</dc:creator>
              <dc:date>2023-10-18T12:56:00</dc:date>
            </office:change-info>
            <text:p text:style-name="Text_20_body"><text:span text:style-name="T1">s</text:span></text:p>
          </text:deletion>
        </text:changed-region>
        <text:changed-region xml:id="ct93825579397136" text:id="ct93825579397136">
          <text:insertion>
            <office:change-info>
              <dc:creator>Julia Ringo</dc:creator>
              <dc:date>2023-10-18T12:56:00</dc:date>
            </office:change-info>
          </text:insertion>
        </text:changed-region>
        <text:changed-region xml:id="ct93825579399296" text:id="ct93825579399296">
          <text:insertion>
            <office:change-info>
              <dc:creator>Julia Ringo</dc:creator>
              <dc:date>2023-10-18T12:56:00</dc:date>
            </office:change-info>
          </text:insertion>
        </text:changed-region>
        <text:changed-region xml:id="ct93825579399536" text:id="ct93825579399536">
          <text:deletion>
            <office:change-info>
              <dc:creator>Julia Ringo</dc:creator>
              <dc:date>2023-10-18T12:56:00</dc:date>
            </office:change-info>
            <text:p text:style-name="Text_20_body"><text:span text:style-name="T1">,</text:span></text:p>
          </text:deletion>
        </text:changed-region>
        <text:changed-region xml:id="ct93825579399776" text:id="ct93825579399776">
          <text:deletion>
            <office:change-info>
              <dc:creator>Julia Ringo</dc:creator>
              <dc:date>2023-10-18T12:56:00</dc:date>
            </office:change-info>
            <text:p text:style-name="Text_20_body"><text:span text:style-name="T1">i</text:span></text:p>
          </text:deletion>
        </text:changed-region>
        <text:changed-region xml:id="ct93825579400016" text:id="ct93825579400016">
          <text:insertion>
            <office:change-info>
              <dc:creator>Julia Ringo</dc:creator>
              <dc:date>2023-10-18T12:56:00</dc:date>
            </office:change-info>
          </text:insertion>
        </text:changed-region>
        <text:changed-region xml:id="ct93825579400896" text:id="ct93825579400896">
          <text:insertion>
            <office:change-info>
              <dc:creator>Julia Ringo</dc:creator>
              <dc:date>2023-10-18T12:56:00</dc:date>
            </office:change-info>
          </text:insertion>
        </text:changed-region>
        <text:changed-region xml:id="ct93825579402064" text:id="ct93825579402064">
          <text:deletion>
            <office:change-info>
              <dc:creator>Julia Ringo</dc:creator>
              <dc:date>2023-10-10T11:08:00</dc:date>
            </office:change-info>
            <text:p text:style-name="Text_20_body"><text:span text:style-name="T1">…</text:span></text:p>
          </text:deletion>
        </text:changed-region>
        <text:changed-region xml:id="ct93825579404064" text:id="ct93825579404064">
          <text:insertion>
            <office:change-info>
              <dc:creator>Julia Ringo</dc:creator>
              <dc:date>2023-10-10T11:08:00</dc:date>
            </office:change-info>
          </text:insertion>
        </text:changed-region>
        <text:changed-region xml:id="ct93825579404304" text:id="ct93825579404304">
          <text:deletion>
            <office:change-info>
              <dc:creator>Julia Ringo</dc:creator>
              <dc:date>2023-10-18T12:58:00</dc:date>
            </office:change-info>
            <text:p text:style-name="Text_20_body"><text:span text:style-name="T1"><text:s/></text:span></text:p>
          </text:deletion>
        </text:changed-region>
        <text:changed-region xml:id="ct93825579405184" text:id="ct93825579405184">
          <text:deletion>
            <office:change-info>
              <dc:creator>Julia Ringo</dc:creator>
              <dc:date>2023-10-18T12:59:00</dc:date>
            </office:change-info>
            <text:p text:style-name="Text_20_body"><text:span text:style-name="T1">Hemi </text:span></text:p>
          </text:deletion>
        </text:changed-region>
        <text:changed-region xml:id="ct93825579405936" text:id="ct93825579405936">
          <text:insertion>
            <office:change-info>
              <dc:creator>Julia Ringo</dc:creator>
              <dc:date>2023-10-18T12:59:00</dc:date>
            </office:change-info>
          </text:insertion>
        </text:changed-region>
        <text:changed-region xml:id="ct93825579408736" text:id="ct93825579408736">
          <text:insertion>
            <office:change-info>
              <dc:creator>Julia Ringo</dc:creator>
              <dc:date>2023-10-18T12:59:00</dc:date>
            </office:change-info>
          </text:insertion>
        </text:changed-region>
        <text:changed-region xml:id="ct93825579408976" text:id="ct93825579408976">
          <text:deletion>
            <office:change-info>
              <dc:creator>Julia Ringo</dc:creator>
              <dc:date>2023-10-18T12:59:00</dc:date>
            </office:change-info>
            <text:p text:style-name="Text_20_body"><text:span text:style-name="T1">with </text:span></text:p>
          </text:deletion>
        </text:changed-region>
        <text:changed-region xml:id="ct93825579409216" text:id="ct93825579409216">
          <text:insertion>
            <office:change-info>
              <dc:creator>Julia Ringo</dc:creator>
              <dc:date>2023-10-18T12:59:00</dc:date>
            </office:change-info>
          </text:insertion>
        </text:changed-region>
        <text:changed-region xml:id="ct93825579409808" text:id="ct93825579409808">
          <text:insertion>
            <office:change-info>
              <dc:creator>Julia Ringo</dc:creator>
              <dc:date>2023-10-18T12:59:00</dc:date>
            </office:change-info>
          </text:insertion>
        </text:changed-region>
        <text:changed-region xml:id="ct93825579410048" text:id="ct93825579410048">
          <text:deletion>
            <office:change-info>
              <dc:creator>Julia Ringo</dc:creator>
              <dc:date>2023-10-18T12:59:00</dc:date>
            </office:change-info>
            <text:p text:style-name="Text_20_body"><text:span text:style-name="T1">at the stove </text:span></text:p>
          </text:deletion>
        </text:changed-region>
        <text:changed-region xml:id="ct93825579410288" text:id="ct93825579410288">
          <text:deletion>
            <office:change-info>
              <dc:creator>Julia Ringo</dc:creator>
              <dc:date>2023-10-18T13:00:00</dc:date>
            </office:change-info>
            <text:p text:style-name="Text_20_body"><text:span text:style-name="T1">the </text:span></text:p>
          </text:deletion>
        </text:changed-region>
        <text:changed-region xml:id="ct93825579410608" text:id="ct93825579410608">
          <text:insertion>
            <office:change-info>
              <dc:creator>Julia Ringo</dc:creator>
              <dc:date>2023-10-18T13:00:00</dc:date>
            </office:change-info>
          </text:insertion>
        </text:changed-region>
        <text:changed-region xml:id="ct93825579412096" text:id="ct93825579412096">
          <text:deletion>
            <office:change-info>
              <dc:creator>Julia Ringo</dc:creator>
              <dc:date>2023-10-18T13:00:00</dc:date>
            </office:change-info>
            <text:p text:style-name="Text_20_body"><text:span text:style-name="T1">controlling the pan </text:span></text:p>
          </text:deletion>
        </text:changed-region>
        <text:changed-region xml:id="ct93825579413856" text:id="ct93825579413856">
          <text:insertion>
            <office:change-info>
              <dc:creator>Julia Ringo</dc:creator>
              <dc:date>2023-10-18T13:04:00</dc:date>
            </office:change-info>
          </text:insertion>
        </text:changed-region>
        <text:changed-region xml:id="ct93825579414096" text:id="ct93825579414096">
          <text:insertion>
            <office:change-info>
              <dc:creator>Julia Ringo</dc:creator>
              <dc:date>2023-10-18T13:04:00</dc:date>
            </office:change-info>
          </text:insertion>
        </text:changed-region>
        <text:changed-region xml:id="ct93825579414336" text:id="ct93825579414336">
          <text:deletion>
            <office:change-info>
              <dc:creator>Julia Ringo</dc:creator>
              <dc:date>2023-10-18T13:04:00</dc:date>
            </office:change-info>
            <text:p text:style-name="Text_20_body"><text:span text:style-name="T1">,</text:span></text:p>
          </text:deletion>
        </text:changed-region>
        <text:changed-region xml:id="ct93825579415216" text:id="ct93825579415216">
          <text:deletion>
            <office:change-info>
              <dc:creator>Julia Ringo</dc:creator>
              <dc:date>2023-10-10T11:08:00</dc:date>
            </office:change-info>
            <text:p text:style-name="Text_20_body"><text:span text:style-name="T1">…</text:span></text:p>
          </text:deletion>
        </text:changed-region>
        <text:changed-region xml:id="ct93825579416080" text:id="ct93825579416080">
          <text:insertion>
            <office:change-info>
              <dc:creator>Julia Ringo</dc:creator>
              <dc:date>2023-10-10T11:08:00</dc:date>
            </office:change-info>
          </text:insertion>
        </text:changed-region>
        <text:changed-region xml:id="ct93825579416960" text:id="ct93825579416960">
          <text:insertion>
            <office:change-info>
              <dc:creator>Julia Ringo</dc:creator>
              <dc:date>2023-10-18T13:04:00</dc:date>
            </office:change-info>
          </text:insertion>
        </text:changed-region>
        <text:changed-region xml:id="ct93825579417424" text:id="ct93825579417424">
          <text:insertion>
            <office:change-info>
              <dc:creator>Julia Ringo</dc:creator>
              <dc:date>2023-10-18T13:04:00</dc:date>
            </office:change-info>
          </text:insertion>
        </text:changed-region>
        <text:changed-region xml:id="ct93825579417664" text:id="ct93825579417664">
          <text:deletion>
            <office:change-info>
              <dc:creator>Julia Ringo</dc:creator>
              <dc:date>2023-10-18T13:04:00</dc:date>
            </office:change-info>
            <text:p text:style-name="Text_20_body"><text:span text:style-name="T1">,</text:span></text:p>
          </text:deletion>
        </text:changed-region>
        <text:changed-region xml:id="ct93825579417904" text:id="ct93825579417904">
          <text:insertion>
            <office:change-info>
              <dc:creator>Julia Ringo</dc:creator>
              <dc:date>2023-10-18T13:04:00</dc:date>
            </office:change-info>
          </text:insertion>
        </text:changed-region>
        <text:changed-region xml:id="ct93825579418144" text:id="ct93825579418144">
          <text:deletion>
            <office:change-info>
              <dc:creator>Julia Ringo</dc:creator>
              <dc:date>2023-10-18T13:04:00</dc:date>
            </office:change-info>
            <text:p text:style-name="Text_20_body"><text:span text:style-name="T1">y</text:span></text:p>
          </text:deletion>
        </text:changed-region>
        <text:changed-region xml:id="ct93825579419024" text:id="ct93825579419024">
          <text:insertion>
            <office:change-info>
              <dc:creator>Julia Ringo</dc:creator>
              <dc:date>2023-10-18T13:04:00</dc:date>
            </office:change-info>
          </text:insertion>
        </text:changed-region>
        <text:changed-region xml:id="ct93825579419264" text:id="ct93825579419264">
          <text:insertion>
            <office:change-info>
              <dc:creator>Julia Ringo</dc:creator>
              <dc:date>2023-10-18T13:04:00</dc:date>
            </office:change-info>
          </text:insertion>
        </text:changed-region>
        <text:changed-region xml:id="ct93825579419504" text:id="ct93825579419504">
          <text:deletion>
            <office:change-info>
              <dc:creator>Julia Ringo</dc:creator>
              <dc:date>2023-10-18T13:04:00</dc:date>
            </office:change-info>
            <text:p text:style-name="Text_20_body"><text:span text:style-name="T1">i</text:span></text:p>
          </text:deletion>
        </text:changed-region>
        <text:changed-region xml:id="ct93825579419744" text:id="ct93825579419744">
          <text:deletion>
            <office:change-info>
              <dc:creator>Julia Ringo</dc:creator>
              <dc:date>2023-10-18T13:04:00</dc:date>
            </office:change-info>
            <text:p text:style-name="Text_20_body"><text:span text:style-name="T1">,</text:span></text:p>
          </text:deletion>
        </text:changed-region>
        <text:changed-region xml:id="ct93825577937232" text:id="ct93825577937232">
          <text:deletion>
            <office:change-info>
              <dc:creator>Julia Ringo</dc:creator>
              <dc:date>2023-10-18T13:05:00</dc:date>
            </office:change-info>
            <text:p text:style-name="Text_20_body"><text:span text:style-name="T1">being </text:span></text:p>
          </text:deletion>
        </text:changed-region>
        <text:changed-region xml:id="ct93825574600464" text:id="ct93825574600464">
          <text:insertion>
            <office:change-info>
              <dc:creator>Julia Ringo</dc:creator>
              <dc:date>2023-10-18T13:05:00</dc:date>
            </office:change-info>
          </text:insertion>
        </text:changed-region>
        <text:changed-region xml:id="ct93825579424512" text:id="ct93825579424512">
          <text:deletion>
            <office:change-info>
              <dc:creator>Julia Ringo</dc:creator>
              <dc:date>2023-10-18T13:06:00</dc:date>
            </office:change-info>
            <text:p text:style-name="Text_20_body"><text:span text:style-name="T1"><text:s/>servings apiece</text:span></text:p>
          </text:deletion>
        </text:changed-region>
        <text:changed-region xml:id="ct93825579424752" text:id="ct93825579424752">
          <text:deletion>
            <office:change-info>
              <dc:creator>Julia Ringo</dc:creator>
              <dc:date>2023-10-18T13:06:00</dc:date>
            </office:change-info>
            <text:p text:style-name="Text_20_body"><text:span text:style-name="T1">being </text:span></text:p>
          </text:deletion>
        </text:changed-region>
        <text:changed-region xml:id="ct93825579427312" text:id="ct93825579427312">
          <text:insertion>
            <office:change-info>
              <dc:creator>Julia Ringo</dc:creator>
              <dc:date>2023-10-18T13:07:00</dc:date>
            </office:change-info>
          </text:insertion>
        </text:changed-region>
        <text:changed-region xml:id="ct93825579428192" text:id="ct93825579428192">
          <text:insertion>
            <office:change-info>
              <dc:creator>Julia Ringo</dc:creator>
              <dc:date>2023-10-18T13:07:00</dc:date>
            </office:change-info>
          </text:insertion>
        </text:changed-region>
        <text:changed-region xml:id="ct93825579429712" text:id="ct93825579429712">
          <text:insertion>
            <office:change-info>
              <dc:creator>Julia Ringo</dc:creator>
              <dc:date>2023-10-18T13:07:00</dc:date>
            </office:change-info>
          </text:insertion>
        </text:changed-region>
        <text:changed-region xml:id="ct93825579350736" text:id="ct93825579350736">
          <text:insertion>
            <office:change-info>
              <dc:creator>Julia Ringo</dc:creator>
              <dc:date>2023-10-18T13:07:00</dc:date>
            </office:change-info>
          </text:insertion>
        </text:changed-region>
        <text:changed-region xml:id="ct93825579430880" text:id="ct93825579430880">
          <text:deletion>
            <office:change-info>
              <dc:creator>Julia Ringo</dc:creator>
              <dc:date>2023-10-05T13:14:00</dc:date>
            </office:change-info>
            <text:p text:style-name="Text_20_body"><text:span text:style-name="T1"><text:s/>— </text:span></text:p>
          </text:deletion>
        </text:changed-region>
        <text:changed-region xml:id="ct93825579431408" text:id="ct93825579431408">
          <text:insertion>
            <office:change-info>
              <dc:creator>Julia Ringo</dc:creator>
              <dc:date>2023-10-05T13:14:00</dc:date>
            </office:change-info>
          </text:insertion>
        </text:changed-region>
        <text:changed-region xml:id="ct93825579432592" text:id="ct93825579432592">
          <text:insertion>
            <office:change-info>
              <dc:creator>Julia Ringo</dc:creator>
              <dc:date>2023-10-18T13:07:00</dc:date>
            </office:change-info>
          </text:insertion>
        </text:changed-region>
        <text:changed-region xml:id="ct93825579434112" text:id="ct93825579434112">
          <text:deletion>
            <office:change-info>
              <dc:creator>Julia Ringo</dc:creator>
              <dc:date>2023-10-18T13:07:00</dc:date>
            </office:change-info>
            <text:p text:style-name="Text_20_body"><text:span text:style-name="T1">.</text:span></text:p>
          </text:deletion>
        </text:changed-region>
        <text:changed-region xml:id="ct93825579434352" text:id="ct93825579434352">
          <text:deletion>
            <office:change-info>
              <dc:creator>Julia Ringo</dc:creator>
              <dc:date>2023-10-18T13:08:00</dc:date>
            </office:change-info>
            <text:p text:style-name="Text_20_body"><text:span text:style-name="T1">,</text:span></text:p>
          </text:deletion>
        </text:changed-region>
        <text:changed-region xml:id="ct93825579436720" text:id="ct93825579436720">
          <text:insertion>
            <office:change-info>
              <dc:creator>Julia Ringo</dc:creator>
              <dc:date>2023-10-18T13:08:00</dc:date>
            </office:change-info>
          </text:insertion>
        </text:changed-region>
        <text:changed-region xml:id="ct93825579436960" text:id="ct93825579436960">
          <text:deletion>
            <office:change-info>
              <dc:creator>Julia Ringo</dc:creator>
              <dc:date>2023-10-18T13:08:00</dc:date>
            </office:change-info>
            <text:p text:style-name="Text_20_body"><text:span text:style-name="T1">towards</text:span></text:p>
          </text:deletion>
        </text:changed-region>
        <text:changed-region xml:id="ct93825579437200" text:id="ct93825579437200">
          <text:insertion>
            <office:change-info>
              <dc:creator>Julia Ringo</dc:creator>
              <dc:date>2023-10-18T13:08:00</dc:date>
            </office:change-info>
          </text:insertion>
        </text:changed-region>
        <text:changed-region xml:id="ct93825579438976" text:id="ct93825579438976">
          <text:insertion>
            <office:change-info>
              <dc:creator>Julia Ringo</dc:creator>
              <dc:date>2023-10-18T13:08:00</dc:date>
            </office:change-info>
          </text:insertion>
        </text:changed-region>
        <text:changed-region xml:id="ct93825574821616" text:id="ct93825574821616">
          <text:insertion>
            <office:change-info>
              <dc:creator>Julia Ringo</dc:creator>
              <dc:date>2023-10-18T13:09:00</dc:date>
            </office:change-info>
          </text:insertion>
        </text:changed-region>
        <text:changed-region xml:id="ct93825573397984" text:id="ct93825573397984">
          <text:insertion>
            <office:change-info>
              <dc:creator>Julia Ringo</dc:creator>
              <dc:date>2023-10-18T13:09:00</dc:date>
            </office:change-info>
          </text:insertion>
        </text:changed-region>
        <text:changed-region xml:id="ct93825578089824" text:id="ct93825578089824">
          <text:deletion>
            <office:change-info>
              <dc:creator>Julia Ringo</dc:creator>
              <dc:date>2023-10-18T13:09:00</dc:date>
            </office:change-info>
            <text:p text:style-name="Text_20_body"><text:span text:style-name="T1">,</text:span></text:p>
          </text:deletion>
        </text:changed-region>
        <text:changed-region xml:id="ct93825579441952" text:id="ct93825579441952">
          <text:insertion>
            <office:change-info>
              <dc:creator>Julia Ringo</dc:creator>
              <dc:date>2023-10-18T13:09:00</dc:date>
            </office:change-info>
          </text:insertion>
        </text:changed-region>
        <text:changed-region xml:id="ct93825579442192" text:id="ct93825579442192">
          <text:deletion>
            <office:change-info>
              <dc:creator>Julia Ringo</dc:creator>
              <dc:date>2023-10-18T13:09:00</dc:date>
            </office:change-info>
            <text:p text:style-name="Text_20_body"><text:span text:style-name="T1">t</text:span></text:p>
          </text:deletion>
        </text:changed-region>
        <text:changed-region xml:id="ct93825579443136" text:id="ct93825579443136">
          <text:deletion>
            <office:change-info>
              <dc:creator>Julia Ringo</dc:creator>
              <dc:date>2023-10-18T13:09:00</dc:date>
            </office:change-info>
            <text:p text:style-name="Text_20_body"><text:span text:style-name="T1">The </text:span></text:p>
          </text:deletion>
        </text:changed-region>
        <text:changed-region xml:id="ct93825579444672" text:id="ct93825579444672">
          <text:insertion>
            <office:change-info>
              <dc:creator>Julia Ringo</dc:creator>
              <dc:date>2023-10-18T13:09:00</dc:date>
            </office:change-info>
          </text:insertion>
        </text:changed-region>
        <text:changed-region xml:id="ct93825579445920" text:id="ct93825579445920">
          <text:deletion>
            <office:change-info>
              <dc:creator>Julia Ringo</dc:creator>
              <dc:date>2023-10-18T13:09:00</dc:date>
            </office:change-info>
            <text:p text:style-name="Text_20_body"><text:span text:style-name="T1">for it is</text:span></text:p>
          </text:deletion>
        </text:changed-region>
        <text:changed-region xml:id="ct93825579447264" text:id="ct93825579447264">
          <text:insertion>
            <office:change-info>
              <dc:creator>Julia Ringo</dc:creator>
              <dc:date>2023-10-18T13:09:00</dc:date>
            </office:change-info>
          </text:insertion>
        </text:changed-region>
        <text:changed-region xml:id="ct93825579457936" text:id="ct93825579457936">
          <text:deletion>
            <office:change-info>
              <dc:creator>Julia Ringo</dc:creator>
              <dc:date>2023-10-10T11:08:00</dc:date>
            </office:change-info>
            <text:p text:style-name="Text_20_body"><text:span text:style-name="T1">…</text:span></text:p>
          </text:deletion>
        </text:changed-region>
        <text:changed-region xml:id="ct93825579459376" text:id="ct93825579459376">
          <text:insertion>
            <office:change-info>
              <dc:creator>Julia Ringo</dc:creator>
              <dc:date>2023-10-10T11:08:00</dc:date>
            </office:change-info>
          </text:insertion>
        </text:changed-region>
        <text:changed-region xml:id="ct93825579460960" text:id="ct93825579460960">
          <text:insertion>
            <office:change-info>
              <dc:creator>Julia Ringo</dc:creator>
              <dc:date>2023-10-18T13:09:00</dc:date>
            </office:change-info>
          </text:insertion>
        </text:changed-region>
        <text:changed-region xml:id="ct93825579461200" text:id="ct93825579461200">
          <text:deletion>
            <office:change-info>
              <dc:creator>Julia Ringo</dc:creator>
              <dc:date>2023-10-18T13:09:00</dc:date>
            </office:change-info>
            <text:p text:style-name="Text_20_body"><text:span text:style-name="T1">,</text:span></text:p>
          </text:deletion>
        </text:changed-region>
        <text:changed-region xml:id="ct93825579461440" text:id="ct93825579461440">
          <text:insertion>
            <office:change-info>
              <dc:creator>Julia Ringo</dc:creator>
              <dc:date>2023-10-18T13:09:00</dc:date>
            </office:change-info>
          </text:insertion>
        </text:changed-region>
        <text:changed-region xml:id="ct93825579461680" text:id="ct93825579461680">
          <text:deletion>
            <office:change-info>
              <dc:creator>Julia Ringo</dc:creator>
              <dc:date>2023-10-18T13:09:00</dc:date>
            </office:change-info>
            <text:p text:style-name="Text_20_body"><text:span text:style-name="T1">a</text:span></text:p>
          </text:deletion>
        </text:changed-region>
        <text:changed-region xml:id="ct93825579461920" text:id="ct93825579461920">
          <text:deletion>
            <office:change-info>
              <dc:creator>Julia Ringo</dc:creator>
              <dc:date>2023-10-10T11:08:00</dc:date>
            </office:change-info>
            <text:p text:style-name="Text_20_body"><text:span text:style-name="T1">…</text:span></text:p>
          </text:deletion>
        </text:changed-region>
        <text:changed-region xml:id="ct93825579462368" text:id="ct93825579462368">
          <text:insertion>
            <office:change-info>
              <dc:creator>Julia Ringo</dc:creator>
              <dc:date>2023-10-10T11:08:00</dc:date>
            </office:change-info>
          </text:insertion>
        </text:changed-region>
        <text:changed-region xml:id="ct93825579462608" text:id="ct93825579462608">
          <text:deletion>
            <office:change-info>
              <dc:creator>Julia Ringo</dc:creator>
              <dc:date>2023-10-18T13:10:00</dc:date>
            </office:change-info>
            <text:p text:style-name="Text_20_body"><text:span text:style-name="T1"><text:s/></text:span></text:p>
          </text:deletion>
        </text:changed-region>
        <text:changed-region xml:id="ct93825579463200" text:id="ct93825579463200">
          <text:insertion>
            <office:change-info>
              <dc:creator>Julia Ringo</dc:creator>
              <dc:date>2023-10-18T13:10:00</dc:date>
            </office:change-info>
          </text:insertion>
        </text:changed-region>
        <text:changed-region xml:id="ct93825579464080" text:id="ct93825579464080">
          <text:insertion>
            <office:change-info>
              <dc:creator>Julia Ringo</dc:creator>
              <dc:date>2023-10-18T13:10:00</dc:date>
            </office:change-info>
          </text:insertion>
        </text:changed-region>
        <text:changed-region xml:id="ct93825579464320" text:id="ct93825579464320">
          <text:deletion>
            <office:change-info>
              <dc:creator>Julia Ringo</dc:creator>
              <dc:date>2023-10-18T13:10:00</dc:date>
            </office:change-info>
            <text:p text:style-name="Text_20_body"><text:span text:style-name="T1">,</text:span></text:p>
          </text:deletion>
        </text:changed-region>
        <text:changed-region xml:id="ct93825579464560" text:id="ct93825579464560">
          <text:insertion>
            <office:change-info>
              <dc:creator>Julia Ringo</dc:creator>
              <dc:date>2023-10-18T13:10:00</dc:date>
            </office:change-info>
          </text:insertion>
        </text:changed-region>
        <text:changed-region xml:id="ct93825579465088" text:id="ct93825579465088">
          <text:insertion>
            <office:change-info>
              <dc:creator>Julia Ringo</dc:creator>
              <dc:date>2023-10-18T13:10:00</dc:date>
            </office:change-info>
          </text:insertion>
        </text:changed-region>
        <text:changed-region xml:id="ct93825579465328" text:id="ct93825579465328">
          <text:deletion>
            <office:change-info>
              <dc:creator>Julia Ringo</dc:creator>
              <dc:date>2023-10-18T13:10:00</dc:date>
            </office:change-info>
            <text:p text:style-name="Text_20_body"><text:span text:style-name="T1">‘</text:span></text:p>
          </text:deletion>
        </text:changed-region>
        <text:changed-region xml:id="ct93825579466256" text:id="ct93825579466256">
          <text:insertion>
            <office:change-info>
              <dc:creator>Julia Ringo</dc:creator>
              <dc:date>2023-10-18T13:10:00</dc:date>
            </office:change-info>
          </text:insertion>
        </text:changed-region>
        <text:changed-region xml:id="ct93825579467440" text:id="ct93825579467440">
          <text:insertion>
            <office:change-info>
              <dc:creator>Julia Ringo</dc:creator>
              <dc:date>2023-10-18T13:10:00</dc:date>
            </office:change-info>
          </text:insertion>
        </text:changed-region>
        <text:changed-region xml:id="ct93825579467680" text:id="ct93825579467680">
          <text:deletion>
            <office:change-info>
              <dc:creator>Julia Ringo</dc:creator>
              <dc:date>2023-10-18T13:10:00</dc:date>
            </office:change-info>
            <text:p text:style-name="Text_20_body"><text:span text:style-name="T1">C</text:span></text:p>
          </text:deletion>
        </text:changed-region>
        <text:changed-region xml:id="ct93825577874720" text:id="ct93825577874720">
          <text:deletion>
            <office:change-info>
              <dc:creator>Julia Ringo</dc:creator>
              <dc:date>2023-10-18T13:10:00</dc:date>
            </office:change-info>
            <text:p text:style-name="Text_20_body"><text:span text:style-name="T1">-</text:span></text:p>
          </text:deletion>
        </text:changed-region>
        <text:changed-region xml:id="ct93825577773808" text:id="ct93825577773808">
          <text:insertion>
            <office:change-info>
              <dc:creator>Julia Ringo</dc:creator>
              <dc:date>2023-10-18T13:10:00</dc:date>
            </office:change-info>
          </text:insertion>
        </text:changed-region>
        <text:changed-region xml:id="ct93825577792416" text:id="ct93825577792416">
          <text:insertion>
            <office:change-info>
              <dc:creator>Julia Ringo</dc:creator>
              <dc:date>2023-10-18T13:11:00</dc:date>
            </office:change-info>
          </text:insertion>
        </text:changed-region>
        <text:changed-region xml:id="ct93825574349712" text:id="ct93825574349712">
          <text:insertion>
            <office:change-info>
              <dc:creator>Julia Ringo</dc:creator>
              <dc:date>2023-10-18T13:11:00</dc:date>
            </office:change-info>
          </text:insertion>
        </text:changed-region>
        <text:changed-region xml:id="ct93825579468560" text:id="ct93825579468560">
          <text:insertion>
            <office:change-info>
              <dc:creator>Julia Ringo</dc:creator>
              <dc:date>2023-10-18T13:11:00</dc:date>
            </office:change-info>
          </text:insertion>
        </text:changed-region>
        <text:changed-region xml:id="ct93825579470688" text:id="ct93825579470688">
          <text:insertion>
            <office:change-info>
              <dc:creator>Julia Ringo</dc:creator>
              <dc:date>2023-10-18T13:11:00</dc:date>
            </office:change-info>
          </text:insertion>
        </text:changed-region>
        <text:changed-region xml:id="ct93825579472848" text:id="ct93825579472848">
          <text:insertion>
            <office:change-info>
              <dc:creator>Julia Ringo</dc:creator>
              <dc:date>2023-10-18T13:11:00</dc:date>
            </office:change-info>
          </text:insertion>
        </text:changed-region>
        <text:changed-region xml:id="ct93825579473088" text:id="ct93825579473088">
          <text:deletion>
            <office:change-info>
              <dc:creator>Julia Ringo</dc:creator>
              <dc:date>2023-10-18T13:11:00</dc:date>
            </office:change-info>
            <text:p text:style-name="Text_20_body"><text:span text:style-name="T1">;</text:span></text:p>
          </text:deletion>
        </text:changed-region>
        <text:changed-region xml:id="ct93825579477792" text:id="ct93825579477792">
          <text:insertion>
            <office:change-info>
              <dc:creator>Julia Ringo</dc:creator>
              <dc:date>2023-10-18T13:12:00</dc:date>
            </office:change-info>
          </text:insertion>
        </text:changed-region>
        <text:changed-region xml:id="ct93825579479088" text:id="ct93825579479088">
          <text:deletion>
            <office:change-info>
              <dc:creator>Julia Ringo</dc:creator>
              <dc:date>2023-10-10T11:08:00</dc:date>
            </office:change-info>
            <text:p text:style-name="Text_20_body"><text:span text:style-name="T1">…</text:span></text:p>
          </text:deletion>
        </text:changed-region>
        <text:changed-region xml:id="ct93825579479328" text:id="ct93825579479328">
          <text:insertion>
            <office:change-info>
              <dc:creator>Julia Ringo</dc:creator>
              <dc:date>2023-10-10T11:08:00</dc:date>
            </office:change-info>
          </text:insertion>
        </text:changed-region>
        <text:changed-region xml:id="ct93825579446752" text:id="ct93825579446752">
          <text:deletion>
            <office:change-info>
              <dc:creator>Julia Ringo</dc:creator>
              <dc:date>2023-10-18T13:13:00</dc:date>
            </office:change-info>
            <text:p text:style-name="Text_20_body"><text:span text:style-name="T1">to remain</text:span></text:p>
          </text:deletion>
        </text:changed-region>
        <text:changed-region xml:id="ct93825579454624" text:id="ct93825579454624">
          <text:insertion>
            <office:change-info>
              <dc:creator>Julia Ringo</dc:creator>
              <dc:date>2023-10-18T13:13:00</dc:date>
            </office:change-info>
          </text:insertion>
        </text:changed-region>
        <text:changed-region xml:id="ct93825579453984" text:id="ct93825579453984">
          <text:insertion>
            <office:change-info>
              <dc:creator>Julia Ringo</dc:creator>
              <dc:date>2023-10-18T13:16:00</dc:date>
            </office:change-info>
          </text:insertion>
        </text:changed-region>
        <text:changed-region xml:id="ct93825579489792" text:id="ct93825579489792">
          <text:insertion>
            <office:change-info>
              <dc:creator>Julia Ringo</dc:creator>
              <dc:date>2023-10-18T13:16:00</dc:date>
            </office:change-info>
          </text:insertion>
        </text:changed-region>
        <text:changed-region xml:id="ct93825579164512" text:id="ct93825579164512">
          <text:deletion>
            <office:change-info>
              <dc:creator>Julia Ringo</dc:creator>
              <dc:date>2023-10-05T13:14:00</dc:date>
            </office:change-info>
            <text:p text:style-name="Text_20_body"><text:span text:style-name="T1"><text:s/>— </text:span></text:p>
          </text:deletion>
        </text:changed-region>
        <text:changed-region xml:id="ct93825579200640" text:id="ct93825579200640">
          <text:insertion>
            <office:change-info>
              <dc:creator>Julia Ringo</dc:creator>
              <dc:date>2023-10-05T13:14:00</dc:date>
            </office:change-info>
          </text:insertion>
        </text:changed-region>
        <text:changed-region xml:id="ct93825579197904" text:id="ct93825579197904">
          <text:deletion>
            <office:change-info>
              <dc:creator>Julia Ringo</dc:creator>
              <dc:date>2023-10-10T11:08:00</dc:date>
            </office:change-info>
            <text:p text:style-name="Text_20_body"><text:span text:style-name="T1">…</text:span></text:p>
          </text:deletion>
        </text:changed-region>
        <text:changed-region xml:id="ct93825579195136" text:id="ct93825579195136">
          <text:insertion>
            <office:change-info>
              <dc:creator>Julia Ringo</dc:creator>
              <dc:date>2023-10-10T11:08:00</dc:date>
            </office:change-info>
          </text:insertion>
        </text:changed-region>
        <text:changed-region xml:id="ct93825579194496" text:id="ct93825579194496">
          <text:deletion>
            <office:change-info>
              <dc:creator>Julia Ringo</dc:creator>
              <dc:date>2023-10-10T11:08:00</dc:date>
            </office:change-info>
            <text:p text:style-name="Text_20_body"><text:span text:style-name="T1">…</text:span></text:p>
          </text:deletion>
        </text:changed-region>
        <text:changed-region xml:id="ct93825579191376" text:id="ct93825579191376">
          <text:insertion>
            <office:change-info>
              <dc:creator>Julia Ringo</dc:creator>
              <dc:date>2023-10-10T11:08:00</dc:date>
            </office:change-info>
          </text:insertion>
        </text:changed-region>
        <text:changed-region xml:id="ct93825579188176" text:id="ct93825579188176">
          <text:insertion>
            <office:change-info>
              <dc:creator>Julia Ringo</dc:creator>
              <dc:date>2023-10-18T13:16:00</dc:date>
            </office:change-info>
          </text:insertion>
        </text:changed-region>
        <text:changed-region xml:id="ct93825579249264" text:id="ct93825579249264">
          <text:insertion>
            <office:change-info>
              <dc:creator>Julia Ringo</dc:creator>
              <dc:date>2023-10-18T13:17:00</dc:date>
            </office:change-info>
          </text:insertion>
        </text:changed-region>
        <text:changed-region xml:id="ct93825579261680" text:id="ct93825579261680">
          <text:insertion>
            <office:change-info>
              <dc:creator>Julia Ringo</dc:creator>
              <dc:date>2023-10-18T13:17:00</dc:date>
            </office:change-info>
          </text:insertion>
        </text:changed-region>
        <text:changed-region xml:id="ct93825579261040" text:id="ct93825579261040">
          <text:insertion>
            <office:change-info>
              <dc:creator>Julia Ringo</dc:creator>
              <dc:date>2023-10-18T13:17:00</dc:date>
            </office:change-info>
          </text:insertion>
        </text:changed-region>
        <text:changed-region xml:id="ct93825579259760" text:id="ct93825579259760">
          <text:insertion>
            <office:change-info>
              <dc:creator>Julia Ringo</dc:creator>
              <dc:date>2023-10-18T13:18:00</dc:date>
            </office:change-info>
          </text:insertion>
        </text:changed-region>
        <text:changed-region xml:id="ct93825579274528" text:id="ct93825579274528">
          <text:insertion>
            <office:change-info>
              <dc:creator>Julia Ringo</dc:creator>
              <dc:date>2023-10-18T13:18:00</dc:date>
            </office:change-info>
          </text:insertion>
        </text:changed-region>
        <text:changed-region xml:id="ct93825579273888" text:id="ct93825579273888">
          <text:deletion>
            <office:change-info>
              <dc:creator>Julia Ringo</dc:creator>
              <dc:date>2023-10-18T13:18:00</dc:date>
            </office:change-info>
            <text:p text:style-name="Text_20_body"><text:span text:style-name="T1">b</text:span></text:p>
          </text:deletion>
        </text:changed-region>
        <text:changed-region xml:id="ct93825579331344" text:id="ct93825579331344">
          <text:insertion>
            <office:change-info>
              <dc:creator>Julia Ringo</dc:creator>
              <dc:date>2023-10-18T13:18:00</dc:date>
            </office:change-info>
          </text:insertion>
        </text:changed-region>
        <text:changed-region xml:id="ct93825579333936" text:id="ct93825579333936">
          <text:insertion>
            <office:change-info>
              <dc:creator>Julia Ringo</dc:creator>
              <dc:date>2023-10-18T13:18:00</dc:date>
            </office:change-info>
          </text:insertion>
        </text:changed-region>
        <text:changed-region xml:id="ct93825579334576" text:id="ct93825579334576">
          <text:deletion>
            <office:change-info>
              <dc:creator>Julia Ringo</dc:creator>
              <dc:date>2023-10-18T13:18:00</dc:date>
            </office:change-info>
            <text:p text:style-name="Text_20_body"><text:span text:style-name="T1">;</text:span></text:p>
          </text:deletion>
        </text:changed-region>
        <text:changed-region xml:id="ct93825579335696" text:id="ct93825579335696">
          <text:insertion>
            <office:change-info>
              <dc:creator>Julia Ringo</dc:creator>
              <dc:date>2023-10-18T13:18:00</dc:date>
            </office:change-info>
          </text:insertion>
        </text:changed-region>
        <text:changed-region xml:id="ct93825579336336" text:id="ct93825579336336">
          <text:deletion>
            <office:change-info>
              <dc:creator>Julia Ringo</dc:creator>
              <dc:date>2023-10-18T13:18:00</dc:date>
            </office:change-info>
            <text:p text:style-name="Text_20_body"><text:span text:style-name="T1">o</text:span></text:p>
          </text:deletion>
        </text:changed-region>
        <text:changed-region xml:id="ct93825579338416" text:id="ct93825579338416">
          <text:deletion>
            <office:change-info>
              <dc:creator>Julia Ringo</dc:creator>
              <dc:date>2023-10-18T13:18:00</dc:date>
            </office:change-info>
            <text:p text:style-name="Text_20_body"><text:span text:style-name="T1">’</text:span></text:p>
          </text:deletion>
        </text:changed-region>
        <text:changed-region xml:id="ct93825579342832" text:id="ct93825579342832">
          <text:insertion>
            <office:change-info>
              <dc:creator>Julia Ringo</dc:creator>
              <dc:date>2023-10-18T13:18:00</dc:date>
            </office:change-info>
          </text:insertion>
        </text:changed-region>
        <text:changed-region xml:id="ct93825579343472" text:id="ct93825579343472">
          <text:deletion>
            <office:change-info>
              <dc:creator>Julia Ringo</dc:creator>
              <dc:date>2023-10-18T13:18:00</dc:date>
            </office:change-info>
            <text:p text:style-name="Text_20_body"><text:span text:style-name="T1"><text:s/>though</text:span></text:p>
          </text:deletion>
        </text:changed-region>
        <text:changed-region xml:id="ct93825579486016" text:id="ct93825579486016">
          <text:insertion>
            <office:change-info>
              <dc:creator>Julia Ringo</dc:creator>
              <dc:date>2023-10-18T13:20:00</dc:date>
            </office:change-info>
          </text:insertion>
        </text:changed-region>
        <text:changed-region xml:id="ct93825579344112" text:id="ct93825579344112">
          <text:insertion>
            <office:change-info>
              <dc:creator>Julia Ringo</dc:creator>
              <dc:date>2023-10-18T13:19:00</dc:date>
            </office:change-info>
          </text:insertion>
        </text:changed-region>
        <text:changed-region xml:id="ct93825579360848" text:id="ct93825579360848">
          <text:deletion>
            <office:change-info>
              <dc:creator>Julia Ringo</dc:creator>
              <dc:date>2023-10-18T13:19:00</dc:date>
            </office:change-info>
            <text:p text:style-name="Text_20_body"><text:span text:style-name="T1">,</text:span></text:p>
          </text:deletion>
        </text:changed-region>
        <text:changed-region xml:id="ct93825579367664" text:id="ct93825579367664">
          <text:insertion>
            <office:change-info>
              <dc:creator>Julia Ringo</dc:creator>
              <dc:date>2023-10-18T13:19:00</dc:date>
            </office:change-info>
          </text:insertion>
        </text:changed-region>
        <text:changed-region xml:id="ct93825579369984" text:id="ct93825579369984">
          <text:deletion>
            <office:change-info>
              <dc:creator>Julia Ringo</dc:creator>
              <dc:date>2023-10-18T13:19:00</dc:date>
            </office:change-info>
            <text:p text:style-name="Text_20_body"><text:span text:style-name="T1">t</text:span></text:p>
          </text:deletion>
        </text:changed-region>
        <text:changed-region xml:id="ct93825574804864" text:id="ct93825574804864">
          <text:insertion>
            <office:change-info>
              <dc:creator>Julia Ringo</dc:creator>
              <dc:date>2023-10-18T13:19:00</dc:date>
            </office:change-info>
          </text:insertion>
        </text:changed-region>
        <text:changed-region xml:id="ct93825579378208" text:id="ct93825579378208">
          <text:deletion>
            <office:change-info>
              <dc:creator>Julia Ringo</dc:creator>
              <dc:date>2023-10-18T13:19:00</dc:date>
            </office:change-info>
            <text:p text:style-name="Text_20_body"><text:span text:style-name="T1">l</text:span></text:p>
          </text:deletion>
        </text:changed-region>
        <text:changed-region xml:id="ct93825579487856" text:id="ct93825579487856">
          <text:insertion>
            <office:change-info>
              <dc:creator>Julia Ringo</dc:creator>
              <dc:date>2023-10-18T13:21:00</dc:date>
            </office:change-info>
          </text:insertion>
        </text:changed-region>
        <text:changed-region xml:id="ct93825579488096" text:id="ct93825579488096">
          <text:deletion>
            <office:change-info>
              <dc:creator>Julia Ringo</dc:creator>
              <dc:date>2023-10-10T11:08:00</dc:date>
            </office:change-info>
            <text:p text:style-name="Text_20_body"><text:span text:style-name="T1">…</text:span></text:p>
          </text:deletion>
        </text:changed-region>
        <text:changed-region xml:id="ct93825579385696" text:id="ct93825579385696">
          <text:insertion>
            <office:change-info>
              <dc:creator>Julia Ringo</dc:creator>
              <dc:date>2023-10-10T11:08:00</dc:date>
            </office:change-info>
          </text:insertion>
        </text:changed-region>
        <text:changed-region xml:id="ct93825579386832" text:id="ct93825579386832">
          <text:deletion>
            <office:change-info>
              <dc:creator>Julia Ringo</dc:creator>
              <dc:date>2023-10-18T13:21:00</dc:date>
            </office:change-info>
            <text:p text:style-name="Text_20_body"><text:span text:style-name="T1"><text:s/></text:span></text:p>
          </text:deletion>
        </text:changed-region>
        <text:changed-region xml:id="ct93825579400608" text:id="ct93825579400608">
          <text:insertion>
            <office:change-info>
              <dc:creator>Julia Ringo</dc:creator>
              <dc:date>2023-10-18T13:21:00</dc:date>
            </office:change-info>
          </text:insertion>
        </text:changed-region>
        <text:changed-region xml:id="ct93825579401136" text:id="ct93825579401136">
          <text:deletion>
            <office:change-info>
              <dc:creator>Julia Ringo</dc:creator>
              <dc:date>2023-10-18T13:21:00</dc:date>
            </office:change-info>
            <text:p text:style-name="Text_20_body"><text:span text:style-name="T1">..</text:span></text:p>
          </text:deletion>
        </text:changed-region>
        <text:changed-region xml:id="ct93825579401776" text:id="ct93825579401776">
          <text:insertion>
            <office:change-info>
              <dc:creator>Julia Ringo</dc:creator>
              <dc:date>2023-10-18T13:21:00</dc:date>
            </office:change-info>
          </text:insertion>
        </text:changed-region>
        <text:changed-region xml:id="ct93825579406528" text:id="ct93825579406528">
          <text:deletion>
            <office:change-info>
              <dc:creator>Julia Ringo</dc:creator>
              <dc:date>2023-10-18T13:21:00</dc:date>
            </office:change-info>
            <text:p text:style-name="Text_20_body"><text:span text:style-name="T1">;</text:span></text:p>
          </text:deletion>
        </text:changed-region>
        <text:changed-region xml:id="ct93825579404896" text:id="ct93825579404896">
          <text:deletion>
            <office:change-info>
              <dc:creator>Julia Ringo</dc:creator>
              <dc:date>2023-10-05T13:14:00</dc:date>
            </office:change-info>
            <text:p text:style-name="Text_20_body"><text:span text:style-name="T1"><text:s/>— </text:span></text:p>
          </text:deletion>
        </text:changed-region>
        <text:changed-region xml:id="ct93825579407168" text:id="ct93825579407168">
          <text:insertion>
            <office:change-info>
              <dc:creator>Julia Ringo</dc:creator>
              <dc:date>2023-10-05T13:14:00</dc:date>
            </office:change-info>
          </text:insertion>
        </text:changed-region>
        <text:changed-region xml:id="ct93825579408448" text:id="ct93825579408448">
          <text:insertion>
            <office:change-info>
              <dc:creator>Julia Ringo</dc:creator>
              <dc:date>2023-10-18T13:23:00</dc:date>
            </office:change-info>
          </text:insertion>
        </text:changed-region>
        <text:changed-region xml:id="ct93825579412336" text:id="ct93825579412336">
          <text:deletion>
            <office:change-info>
              <dc:creator>Julia Ringo</dc:creator>
              <dc:date>2023-10-10T11:08:00</dc:date>
            </office:change-info>
            <text:p text:style-name="Text_20_body"><text:span text:style-name="T1">…</text:span></text:p>
          </text:deletion>
        </text:changed-region>
        <text:changed-region xml:id="ct93825579414928" text:id="ct93825579414928">
          <text:insertion>
            <office:change-info>
              <dc:creator>Julia Ringo</dc:creator>
              <dc:date>2023-10-10T11:08:00</dc:date>
            </office:change-info>
          </text:insertion>
        </text:changed-region>
        <text:changed-region xml:id="ct93825579418736" text:id="ct93825579418736">
          <text:insertion>
            <office:change-info>
              <dc:creator>Julia Ringo</dc:creator>
              <dc:date>2023-10-18T13:23:00</dc:date>
            </office:change-info>
          </text:insertion>
        </text:changed-region>
        <text:changed-region xml:id="ct93825579420336" text:id="ct93825579420336">
          <text:insertion>
            <office:change-info>
              <dc:creator>Julia Ringo</dc:creator>
              <dc:date>2023-10-18T13:23:00</dc:date>
            </office:change-info>
          </text:insertion>
        </text:changed-region>
        <text:changed-region xml:id="ct93825579285040" text:id="ct93825579285040">
          <text:deletion>
            <office:change-info>
              <dc:creator>Julia Ringo</dc:creator>
              <dc:date>2023-10-18T13:23:00</dc:date>
            </office:change-info>
            <text:p text:style-name="Text_20_body"><text:span text:style-name="T1">,</text:span></text:p>
          </text:deletion>
        </text:changed-region>
        <text:changed-region xml:id="ct93825579431120" text:id="ct93825579431120">
          <text:insertion>
            <office:change-info>
              <dc:creator>Julia Ringo</dc:creator>
              <dc:date>2023-10-18T13:23:00</dc:date>
            </office:change-info>
          </text:insertion>
        </text:changed-region>
        <text:changed-region xml:id="ct93825579433184" text:id="ct93825579433184">
          <text:insertion>
            <office:change-info>
              <dc:creator>Julia Ringo</dc:creator>
              <dc:date>2023-10-18T13:23:00</dc:date>
            </office:change-info>
          </text:insertion>
        </text:changed-region>
        <text:changed-region xml:id="ct93825579435792" text:id="ct93825579435792">
          <text:deletion>
            <office:change-info>
              <dc:creator>Julia Ringo</dc:creator>
              <dc:date>2023-10-18T13:23:00</dc:date>
            </office:change-info>
            <text:p text:style-name="Text_20_body"><text:span text:style-name="T1"><text:s/>from behind the curtain</text:span></text:p>
          </text:deletion>
        </text:changed-region>
        <text:changed-region xml:id="ct93825579437792" text:id="ct93825579437792">
          <text:insertion>
            <office:change-info>
              <dc:creator>Julia Ringo</dc:creator>
              <dc:date>2023-10-18T13:24:00</dc:date>
            </office:change-info>
          </text:insertion>
        </text:changed-region>
        <text:changed-region xml:id="ct93825579443376" text:id="ct93825579443376">
          <text:insertion>
            <office:change-info>
              <dc:creator>Julia Ringo</dc:creator>
              <dc:date>2023-10-18T13:24:00</dc:date>
            </office:change-info>
          </text:insertion>
        </text:changed-region>
        <text:changed-region xml:id="ct93825579468272" text:id="ct93825579468272">
          <text:deletion>
            <office:change-info>
              <dc:creator>Julia Ringo</dc:creator>
              <dc:date>2023-10-05T13:14:00</dc:date>
            </office:change-info>
            <text:p text:style-name="Text_20_body"><text:span text:style-name="T1"><text:s/>— </text:span></text:p>
          </text:deletion>
        </text:changed-region>
        <text:changed-region xml:id="ct93825579478384" text:id="ct93825579478384">
          <text:insertion>
            <office:change-info>
              <dc:creator>Julia Ringo</dc:creator>
              <dc:date>2023-10-05T13:14:00</dc:date>
            </office:change-info>
          </text:insertion>
        </text:changed-region>
        <text:changed-region xml:id="ct93825579444912" text:id="ct93825579444912">
          <text:insertion>
            <office:change-info>
              <dc:creator>Julia Ringo</dc:creator>
              <dc:date>2023-10-18T13:25:00</dc:date>
            </office:change-info>
          </text:insertion>
        </text:changed-region>
        <text:changed-region xml:id="ct93825579500368" text:id="ct93825579500368">
          <text:insertion>
            <office:change-info>
              <dc:creator>Julia Ringo</dc:creator>
              <dc:date>2023-10-18T13:25:00</dc:date>
            </office:change-info>
          </text:insertion>
        </text:changed-region>
        <text:changed-region xml:id="ct93825579500960" text:id="ct93825579500960">
          <text:deletion>
            <office:change-info>
              <dc:creator>Julia Ringo</dc:creator>
              <dc:date>2023-10-18T13:25:00</dc:date>
            </office:change-info>
            <text:p text:style-name="Text_20_body"><text:span text:style-name="T1">There was a clinking of </text:span></text:p>
          </text:deletion>
        </text:changed-region>
        <text:changed-region xml:id="ct93825579501600" text:id="ct93825579501600">
          <text:insertion>
            <office:change-info>
              <dc:creator>Julia Ringo</dc:creator>
              <dc:date>2023-10-18T13:25:00</dc:date>
            </office:change-info>
          </text:insertion>
        </text:changed-region>
        <text:changed-region xml:id="ct93825579501840" text:id="ct93825579501840">
          <text:deletion>
            <office:change-info>
              <dc:creator>Julia Ringo</dc:creator>
              <dc:date>2023-10-18T13:25:00</dc:date>
            </office:change-info>
            <text:p text:style-name="Text_20_body"><text:span text:style-name="T1">t</text:span></text:p>
          </text:deletion>
        </text:changed-region>
        <text:changed-region xml:id="ct93825579502080" text:id="ct93825579502080">
          <text:insertion>
            <office:change-info>
              <dc:creator>Julia Ringo</dc:creator>
              <dc:date>2023-10-18T13:25:00</dc:date>
            </office:change-info>
          </text:insertion>
        </text:changed-region>
        <text:changed-region xml:id="ct93825579502896" text:id="ct93825579502896">
          <text:deletion>
            <office:change-info>
              <dc:creator>Julia Ringo</dc:creator>
              <dc:date>2023-10-18T13:25:00</dc:date>
            </office:change-info>
            <text:p text:style-name="Text_20_body"><text:span text:style-name="T1"><text:s/>so she could look at Hemi and talk to him while she ate</text:span></text:p>
          </text:deletion>
        </text:changed-region>
        <text:changed-region xml:id="ct93825579505120" text:id="ct93825579505120">
          <text:insertion>
            <office:change-info>
              <dc:creator>Julia Ringo</dc:creator>
              <dc:date>2023-10-18T13:25:00</dc:date>
            </office:change-info>
          </text:insertion>
        </text:changed-region>
        <text:changed-region xml:id="ct93825579505440" text:id="ct93825579505440">
          <text:deletion>
            <office:change-info>
              <dc:creator>Julia Ringo</dc:creator>
              <dc:date>2023-10-18T13:25:00</dc:date>
            </office:change-info>
            <text:p text:style-name="Text_20_body"><text:span text:style-name="T1">’</text:span></text:p>
          </text:deletion>
        </text:changed-region>
        <text:changed-region xml:id="ct93825579509408" text:id="ct93825579509408">
          <text:deletion>
            <office:change-info>
              <dc:creator>Julia Ringo</dc:creator>
              <dc:date>2023-10-05T13:14:00</dc:date>
            </office:change-info>
            <text:p text:style-name="Text_20_body"><text:span text:style-name="T1"><text:s/>— </text:span></text:p>
          </text:deletion>
        </text:changed-region>
        <text:changed-region xml:id="ct93825579509648" text:id="ct93825579509648">
          <text:insertion>
            <office:change-info>
              <dc:creator>Julia Ringo</dc:creator>
              <dc:date>2023-10-05T13:14:00</dc:date>
            </office:change-info>
          </text:insertion>
        </text:changed-region>
        <text:changed-region xml:id="ct93825579509888" text:id="ct93825579509888">
          <text:deletion>
            <office:change-info>
              <dc:creator>Julia Ringo</dc:creator>
              <dc:date>2023-10-18T08:33:00</dc:date>
            </office:change-info>
            <text:p text:style-name="Text_20_body"><text:span text:style-name="T1">,</text:span></text:p>
          </text:deletion>
        </text:changed-region>
        <text:changed-region xml:id="ct93825579510928" text:id="ct93825579510928">
          <text:insertion>
            <office:change-info>
              <dc:creator>Julia Ringo</dc:creator>
              <dc:date>2023-10-18T08:33:00</dc:date>
            </office:change-info>
          </text:insertion>
        </text:changed-region>
        <text:changed-region xml:id="ct93825579513488" text:id="ct93825579513488">
          <text:insertion>
            <office:change-info>
              <dc:creator>Julia Ringo</dc:creator>
              <dc:date>2023-10-18T08:34:00</dc:date>
            </office:change-info>
          </text:insertion>
        </text:changed-region>
        <text:changed-region xml:id="ct93825579514368" text:id="ct93825579514368">
          <text:deletion>
            <office:change-info>
              <dc:creator>Julia Ringo</dc:creator>
              <dc:date>2023-10-05T13:14:00</dc:date>
            </office:change-info>
            <text:p text:style-name="Text_20_body"><text:span text:style-name="T1"><text:s/>— </text:span></text:p>
          </text:deletion>
        </text:changed-region>
        <text:changed-region xml:id="ct93825579514608" text:id="ct93825579514608">
          <text:insertion>
            <office:change-info>
              <dc:creator>Julia Ringo</dc:creator>
              <dc:date>2023-10-05T13:14:00</dc:date>
            </office:change-info>
          </text:insertion>
        </text:changed-region>
        <text:changed-region xml:id="ct93825579515488" text:id="ct93825579515488">
          <text:insertion>
            <office:change-info>
              <dc:creator>Julia Ringo</dc:creator>
              <dc:date>2023-10-18T08:34:00</dc:date>
            </office:change-info>
          </text:insertion>
        </text:changed-region>
        <text:changed-region xml:id="ct93825579515728" text:id="ct93825579515728">
          <text:deletion>
            <office:change-info>
              <dc:creator>Julia Ringo</dc:creator>
              <dc:date>2023-10-18T08:34:00</dc:date>
            </office:change-info>
            <text:p text:style-name="Text_20_body"><text:span text:style-name="T1"><text:s/>T</text:span></text:p>
          </text:deletion>
        </text:changed-region>
        <text:changed-region xml:id="ct93825579517296" text:id="ct93825579517296">
          <text:insertion>
            <office:change-info>
              <dc:creator>Julia Ringo</dc:creator>
              <dc:date>2023-10-18T08:35:00</dc:date>
            </office:change-info>
          </text:insertion>
        </text:changed-region>
        <text:changed-region xml:id="ct93825579518032" text:id="ct93825579518032">
          <text:insertion>
            <office:change-info>
              <dc:creator>Julia Ringo</dc:creator>
              <dc:date>2023-10-18T08:35:00</dc:date>
            </office:change-info>
          </text:insertion>
        </text:changed-region>
        <text:changed-region xml:id="ct93825579519264" text:id="ct93825579519264">
          <text:deletion>
            <office:change-info>
              <dc:creator>Julia Ringo</dc:creator>
              <dc:date>2023-10-05T13:14:00</dc:date>
            </office:change-info>
            <text:p text:style-name="Text_20_body"><text:span text:style-name="T1"><text:s/>— </text:span></text:p>
          </text:deletion>
        </text:changed-region>
        <text:changed-region xml:id="ct93825579520256" text:id="ct93825579520256">
          <text:insertion>
            <office:change-info>
              <dc:creator>Julia Ringo</dc:creator>
              <dc:date>2023-10-05T13:14:00</dc:date>
            </office:change-info>
          </text:insertion>
        </text:changed-region>
        <text:changed-region xml:id="ct93825577745824" text:id="ct93825577745824">
          <text:deletion>
            <office:change-info>
              <dc:creator>Julia Ringo</dc:creator>
              <dc:date>2023-10-05T13:14:00</dc:date>
            </office:change-info>
            <text:p text:style-name="Text_20_body"><text:span text:style-name="T1"><text:s/>— </text:span></text:p>
          </text:deletion>
        </text:changed-region>
        <text:changed-region xml:id="ct93825577935696" text:id="ct93825577935696">
          <text:insertion>
            <office:change-info>
              <dc:creator>Julia Ringo</dc:creator>
              <dc:date>2023-10-05T13:14:00</dc:date>
            </office:change-info>
          </text:insertion>
        </text:changed-region>
        <text:changed-region xml:id="ct93825577690176" text:id="ct93825577690176">
          <text:insertion>
            <office:change-info>
              <dc:creator>Julia Ringo</dc:creator>
              <dc:date>2023-10-18T08:35:00</dc:date>
            </office:change-info>
          </text:insertion>
        </text:changed-region>
        <text:changed-region xml:id="ct93825577933104" text:id="ct93825577933104">
          <text:deletion>
            <office:change-info>
              <dc:creator>Julia Ringo</dc:creator>
              <dc:date>2023-10-18T08:35:00</dc:date>
            </office:change-info>
            <text:p text:style-name="Text_20_body"><text:span text:style-name="T1">, </text:span></text:p>
          </text:deletion>
        </text:changed-region>
        <text:changed-region xml:id="ct93825579521168" text:id="ct93825579521168">
          <text:insertion>
            <office:change-info>
              <dc:creator>Julia Ringo</dc:creator>
              <dc:date>2023-10-18T08:35:00</dc:date>
            </office:change-info>
          </text:insertion>
        </text:changed-region>
        <text:changed-region xml:id="ct93825579521408" text:id="ct93825579521408">
          <text:deletion>
            <office:change-info>
              <dc:creator>Julia Ringo</dc:creator>
              <dc:date>2023-10-18T08:35:00</dc:date>
            </office:change-info>
            <text:p text:style-name="Text_20_body"><text:span text:style-name="T1">f</text:span></text:p>
          </text:deletion>
        </text:changed-region>
        <text:changed-region xml:id="ct93825579522288" text:id="ct93825579522288">
          <text:insertion>
            <office:change-info>
              <dc:creator>Julia Ringo</dc:creator>
              <dc:date>2023-10-18T08:35:00</dc:date>
            </office:change-info>
          </text:insertion>
        </text:changed-region>
        <text:changed-region xml:id="ct93825579523840" text:id="ct93825579523840">
          <text:insertion>
            <office:change-info>
              <dc:creator>Julia Ringo</dc:creator>
              <dc:date>2023-10-18T08:35:00</dc:date>
            </office:change-info>
          </text:insertion>
        </text:changed-region>
        <text:changed-region xml:id="ct93825579524080" text:id="ct93825579524080">
          <text:deletion>
            <office:change-info>
              <dc:creator>Julia Ringo</dc:creator>
              <dc:date>2023-10-18T08:35:00</dc:date>
            </office:change-info>
            <text:p text:style-name="Text_20_body"><text:span text:style-name="T1">,</text:span></text:p>
          </text:deletion>
        </text:changed-region>
        <text:changed-region xml:id="ct93825579524320" text:id="ct93825579524320">
          <text:insertion>
            <office:change-info>
              <dc:creator>Julia Ringo</dc:creator>
              <dc:date>2023-10-18T08:35:00</dc:date>
            </office:change-info>
          </text:insertion>
        </text:changed-region>
        <text:changed-region xml:id="ct93825579524560" text:id="ct93825579524560">
          <text:deletion>
            <office:change-info>
              <dc:creator>Julia Ringo</dc:creator>
              <dc:date>2023-10-18T08:35:00</dc:date>
            </office:change-info>
            <text:p text:style-name="Text_20_body"><text:span text:style-name="T1">t</text:span></text:p>
          </text:deletion>
        </text:changed-region>
        <text:changed-region xml:id="ct93825579525488" text:id="ct93825579525488">
          <text:insertion>
            <office:change-info>
              <dc:creator>Julia Ringo</dc:creator>
              <dc:date>2023-10-18T08:38:00</dc:date>
            </office:change-info>
          </text:insertion>
        </text:changed-region>
        <text:changed-region xml:id="ct93825579526336" text:id="ct93825579526336">
          <text:insertion>
            <office:change-info>
              <dc:creator>Julia Ringo</dc:creator>
              <dc:date>2023-10-18T08:38:00</dc:date>
            </office:change-info>
          </text:insertion>
        </text:changed-region>
        <text:changed-region xml:id="ct93825579531984" text:id="ct93825579531984">
          <text:insertion>
            <office:change-info>
              <dc:creator>Julia Ringo</dc:creator>
              <dc:date>2023-10-18T08:38:00</dc:date>
            </office:change-info>
          </text:insertion>
        </text:changed-region>
        <text:changed-region xml:id="ct93825579532224" text:id="ct93825579532224">
          <text:insertion>
            <office:change-info>
              <dc:creator>Julia Ringo</dc:creator>
              <dc:date>2023-10-18T08:38:00</dc:date>
            </office:change-info>
          </text:insertion>
        </text:changed-region>
        <text:changed-region xml:id="ct93825579532464" text:id="ct93825579532464">
          <text:insertion>
            <office:change-info>
              <dc:creator>Julia Ringo</dc:creator>
              <dc:date>2023-10-18T08:38:00</dc:date>
            </office:change-info>
          </text:insertion>
        </text:changed-region>
        <text:changed-region xml:id="ct93825579532704" text:id="ct93825579532704">
          <text:insertion>
            <office:change-info>
              <dc:creator>Julia Ringo</dc:creator>
              <dc:date>2023-10-18T08:38:00</dc:date>
            </office:change-info>
          </text:insertion>
        </text:changed-region>
        <text:changed-region xml:id="ct93825579533312" text:id="ct93825579533312">
          <text:insertion>
            <office:change-info>
              <dc:creator>Julia Ringo</dc:creator>
              <dc:date>2023-10-18T08:38:00</dc:date>
            </office:change-info>
          </text:insertion>
        </text:changed-region>
        <text:changed-region xml:id="ct93825579534848" text:id="ct93825579534848">
          <text:deletion>
            <office:change-info>
              <dc:creator>Julia Ringo</dc:creator>
              <dc:date>2023-10-18T08:38:00</dc:date>
            </office:change-info>
            <text:p text:style-name="Text_20_body"><text:span text:style-name="T1">,</text:span></text:p>
          </text:deletion>
        </text:changed-region>
        <text:changed-region xml:id="ct93825577657200" text:id="ct93825577657200">
          <text:insertion>
            <office:change-info>
              <dc:creator>Julia Ringo</dc:creator>
              <dc:date>2023-10-18T08:38:00</dc:date>
            </office:change-info>
          </text:insertion>
        </text:changed-region>
        <text:changed-region xml:id="ct93825579519856" text:id="ct93825579519856">
          <text:insertion>
            <office:change-info>
              <dc:creator>Julia Ringo</dc:creator>
              <dc:date>2023-10-18T08:39:00</dc:date>
            </office:change-info>
          </text:insertion>
        </text:changed-region>
        <text:changed-region xml:id="ct93825579530912" text:id="ct93825579530912">
          <text:deletion>
            <office:change-info>
              <dc:creator>Julia Ringo</dc:creator>
              <dc:date>2023-10-18T08:39:00</dc:date>
            </office:change-info>
            <text:p text:style-name="Text_20_body"><text:span text:style-name="T1">,</text:span></text:p>
          </text:deletion>
        </text:changed-region>
        <text:changed-region xml:id="ct93825579504624" text:id="ct93825579504624">
          <text:deletion>
            <office:change-info>
              <dc:creator>Julia Ringo</dc:creator>
              <dc:date>2023-10-18T08:39:00</dc:date>
            </office:change-info>
            <text:p text:style-name="Text_20_body"><text:span text:style-name="T1">and </text:span></text:p>
          </text:deletion>
        </text:changed-region>
        <text:changed-region xml:id="ct93825579542032" text:id="ct93825579542032">
          <text:deletion>
            <office:change-info>
              <dc:creator>Julia Ringo</dc:creator>
              <dc:date>2023-10-18T08:39:00</dc:date>
            </office:change-info>
            <text:p text:style-name="Text_20_body"><text:span text:style-name="T1">it </text:span></text:p>
          </text:deletion>
        </text:changed-region>
        <text:changed-region xml:id="ct93825579542272" text:id="ct93825579542272">
          <text:insertion>
            <office:change-info>
              <dc:creator>Julia Ringo</dc:creator>
              <dc:date>2023-10-18T08:39:00</dc:date>
            </office:change-info>
          </text:insertion>
        </text:changed-region>
        <text:changed-region xml:id="ct93825579542512" text:id="ct93825579542512">
          <text:insertion>
            <office:change-info>
              <dc:creator>Julia Ringo</dc:creator>
              <dc:date>2023-10-18T08:39:00</dc:date>
            </office:change-info>
          </text:insertion>
        </text:changed-region>
        <text:changed-region xml:id="ct93825579542960" text:id="ct93825579542960">
          <text:deletion>
            <office:change-info>
              <dc:creator>Julia Ringo</dc:creator>
              <dc:date>2023-10-18T08:39:00</dc:date>
            </office:change-info>
            <text:p text:style-name="Text_20_body"><text:span text:style-name="T1">Gregory </text:span></text:p>
          </text:deletion>
        </text:changed-region>
        <text:changed-region xml:id="ct93825579543200" text:id="ct93825579543200">
          <text:insertion>
            <office:change-info>
              <dc:creator>Julia Ringo</dc:creator>
              <dc:date>2023-10-18T08:39:00</dc:date>
            </office:change-info>
          </text:insertion>
        </text:changed-region>
        <text:changed-region xml:id="ct93825579545808" text:id="ct93825579545808">
          <text:insertion>
            <office:change-info>
              <dc:creator>Julia Ringo</dc:creator>
              <dc:date>2023-10-18T08:40:00</dc:date>
            </office:change-info>
          </text:insertion>
        </text:changed-region>
        <text:changed-region xml:id="ct93825579546048" text:id="ct93825579546048">
          <text:deletion>
            <office:change-info>
              <dc:creator>Julia Ringo</dc:creator>
              <dc:date>2023-10-18T08:40:00</dc:date>
            </office:change-info>
            <text:p text:style-name="Text_20_body"><text:span text:style-name="T1">, </text:span></text:p>
          </text:deletion>
        </text:changed-region>
        <text:changed-region xml:id="ct93825579546288" text:id="ct93825579546288">
          <text:insertion>
            <office:change-info>
              <dc:creator>Julia Ringo</dc:creator>
              <dc:date>2023-10-18T08:40:00</dc:date>
            </office:change-info>
          </text:insertion>
        </text:changed-region>
        <text:changed-region xml:id="ct93825579546768" text:id="ct93825579546768">
          <text:insertion>
            <office:change-info>
              <dc:creator>Julia Ringo</dc:creator>
              <dc:date>2023-10-18T08:40:00</dc:date>
            </office:change-info>
          </text:insertion>
        </text:changed-region>
        <text:changed-region xml:id="ct93825579548112" text:id="ct93825579548112">
          <text:insertion>
            <office:change-info>
              <dc:creator>Julia Ringo</dc:creator>
              <dc:date>2023-10-18T08:40:00</dc:date>
            </office:change-info>
          </text:insertion>
        </text:changed-region>
        <text:changed-region xml:id="ct93825579548432" text:id="ct93825579548432">
          <text:deletion>
            <office:change-info>
              <dc:creator>Julia Ringo</dc:creator>
              <dc:date>2023-10-18T08:40:00</dc:date>
            </office:change-info>
            <text:p text:style-name="Text_20_body"><text:span text:style-name="T1">with </text:span></text:p>
          </text:deletion>
        </text:changed-region>
        <text:changed-region xml:id="ct93825579550608" text:id="ct93825579550608">
          <text:insertion>
            <office:change-info>
              <dc:creator>Julia Ringo</dc:creator>
              <dc:date>2023-10-18T08:40:00</dc:date>
            </office:change-info>
          </text:insertion>
        </text:changed-region>
        <text:changed-region xml:id="ct93825579550928" text:id="ct93825579550928">
          <text:deletion>
            <office:change-info>
              <dc:creator>Julia Ringo</dc:creator>
              <dc:date>2023-10-18T08:40:00</dc:date>
            </office:change-info>
            <text:p text:style-name="Text_20_body"><text:span text:style-name="T1">ing</text:span></text:p>
          </text:deletion>
        </text:changed-region>
        <text:changed-region xml:id="ct93825579552368" text:id="ct93825579552368">
          <text:deletion>
            <office:change-info>
              <dc:creator>Julia Ringo</dc:creator>
              <dc:date>2023-10-18T08:40:00</dc:date>
            </office:change-info>
            <text:p text:style-name="Text_20_body"><text:span text:style-name="T1">it where </text:span></text:p>
          </text:deletion>
        </text:changed-region>
        <text:changed-region xml:id="ct93825579554656" text:id="ct93825579554656">
          <text:insertion>
            <office:change-info>
              <dc:creator>Julia Ringo</dc:creator>
              <dc:date>2023-10-18T08:40:00</dc:date>
            </office:change-info>
          </text:insertion>
        </text:changed-region>
        <text:changed-region xml:id="ct93825579556096" text:id="ct93825579556096">
          <text:deletion>
            <office:change-info>
              <dc:creator>Julia Ringo</dc:creator>
              <dc:date>2023-10-18T08:40:00</dc:date>
            </office:change-info>
            <text:p text:style-name="Text_20_body"><text:span text:style-name="T1">were drawing</text:span></text:p>
          </text:deletion>
        </text:changed-region>
        <text:changed-region xml:id="ct93825579558704" text:id="ct93825579558704">
          <text:insertion>
            <office:change-info>
              <dc:creator>Julia Ringo</dc:creator>
              <dc:date>2023-10-18T08:40:00</dc:date>
            </office:change-info>
          </text:insertion>
        </text:changed-region>
        <text:changed-region xml:id="ct93825579560144" text:id="ct93825579560144">
          <text:deletion>
            <office:change-info>
              <dc:creator>Julia Ringo</dc:creator>
              <dc:date>2023-10-10T11:08:00</dc:date>
            </office:change-info>
            <text:p text:style-name="Text_20_body"><text:span text:style-name="T1">…</text:span></text:p>
          </text:deletion>
        </text:changed-region>
        <text:changed-region xml:id="ct93825579561584" text:id="ct93825579561584">
          <text:insertion>
            <office:change-info>
              <dc:creator>Julia Ringo</dc:creator>
              <dc:date>2023-10-10T11:08:00</dc:date>
            </office:change-info>
          </text:insertion>
        </text:changed-region>
        <text:changed-region xml:id="ct93825579561904" text:id="ct93825579561904">
          <text:deletion>
            <office:change-info>
              <dc:creator>Julia Ringo</dc:creator>
              <dc:date>2023-10-18T08:40:00</dc:date>
            </office:change-info>
            <text:p text:style-name="Text_20_body"><text:span text:style-name="T1"><text:s/></text:span></text:p>
          </text:deletion>
        </text:changed-region>
        <text:changed-region xml:id="ct93825577922400" text:id="ct93825577922400">
          <text:insertion>
            <office:change-info>
              <dc:creator>Julia Ringo</dc:creator>
              <dc:date>2023-10-18T08:41:00</dc:date>
            </office:change-info>
          </text:insertion>
        </text:changed-region>
        <text:changed-region xml:id="ct93825578095712" text:id="ct93825578095712">
          <text:insertion>
            <office:change-info>
              <dc:creator>Julia Ringo</dc:creator>
              <dc:date>2023-10-18T08:41:00</dc:date>
            </office:change-info>
          </text:insertion>
        </text:changed-region>
        <text:changed-region xml:id="ct93825573722928" text:id="ct93825573722928">
          <text:insertion>
            <office:change-info>
              <dc:creator>Julia Ringo</dc:creator>
              <dc:date>2023-10-18T08:41:00</dc:date>
            </office:change-info>
          </text:insertion>
        </text:changed-region>
        <text:changed-region xml:id="ct93825578038144" text:id="ct93825578038144">
          <text:deletion>
            <office:change-info>
              <dc:creator>Julia Ringo</dc:creator>
              <dc:date>2023-10-18T08:41:00</dc:date>
            </office:change-info>
            <text:p text:style-name="Text_20_body"><text:span text:style-name="T1">,</text:span></text:p>
          </text:deletion>
        </text:changed-region>
        <text:changed-region xml:id="ct93825579563120" text:id="ct93825579563120">
          <text:deletion>
            <office:change-info>
              <dc:creator>Julia Ringo</dc:creator>
              <dc:date>2023-10-18T08:41:00</dc:date>
            </office:change-info>
            <text:p text:style-name="Text_20_body"><text:span text:style-name="T1">10</text:span></text:p>
          </text:deletion>
        </text:changed-region>
        <text:changed-region xml:id="ct93825579563360" text:id="ct93825579563360">
          <text:insertion>
            <office:change-info>
              <dc:creator>Julia Ringo</dc:creator>
              <dc:date>2023-10-18T08:41:00</dc:date>
            </office:change-info>
          </text:insertion>
        </text:changed-region>
        <text:changed-region xml:id="ct93825579563952" text:id="ct93825579563952">
          <text:insertion>
            <office:change-info>
              <dc:creator>Julia Ringo</dc:creator>
              <dc:date>2023-10-18T08:42:00</dc:date>
            </office:change-info>
          </text:insertion>
        </text:changed-region>
        <text:changed-region xml:id="ct93825577751104" text:id="ct93825577751104">
          <text:deletion>
            <office:change-info>
              <dc:creator>Julia Ringo</dc:creator>
              <dc:date>2023-10-18T08:42:00</dc:date>
            </office:change-info>
            <text:p text:style-name="Text_20_body"><text:span text:style-name="T1">, </text:span></text:p>
          </text:deletion>
        </text:changed-region>
        <text:changed-region xml:id="ct93825574302896" text:id="ct93825574302896">
          <text:insertion>
            <office:change-info>
              <dc:creator>Julia Ringo</dc:creator>
              <dc:date>2023-10-18T08:42:00</dc:date>
            </office:change-info>
          </text:insertion>
        </text:changed-region>
        <text:changed-region xml:id="ct93825579557728" text:id="ct93825579557728">
          <text:insertion>
            <office:change-info>
              <dc:creator>Julia Ringo</dc:creator>
              <dc:date>2023-10-18T08:42:00</dc:date>
            </office:change-info>
          </text:insertion>
        </text:changed-region>
        <text:changed-region xml:id="ct93825579518432" text:id="ct93825579518432">
          <text:deletion>
            <office:change-info>
              <dc:creator>Julia Ringo</dc:creator>
              <dc:date>2023-10-18T08:42:00</dc:date>
            </office:change-info>
            <text:p text:style-name="Text_20_body"><text:span text:style-name="T1">,</text:span></text:p>
          </text:deletion>
        </text:changed-region>
        <text:changed-region xml:id="ct93825579548672" text:id="ct93825579548672">
          <text:insertion>
            <office:change-info>
              <dc:creator>Julia Ringo</dc:creator>
              <dc:date>2023-10-18T08:42:00</dc:date>
            </office:change-info>
          </text:insertion>
        </text:changed-region>
        <text:changed-region xml:id="ct93825579551168" text:id="ct93825579551168">
          <text:deletion>
            <office:change-info>
              <dc:creator>Julia Ringo</dc:creator>
              <dc:date>2023-10-18T08:42:00</dc:date>
            </office:change-info>
            <text:p text:style-name="Text_20_body"><text:span text:style-name="T1">, </text:span></text:p>
          </text:deletion>
        </text:changed-region>
        <text:changed-region xml:id="ct93825574662592" text:id="ct93825574662592">
          <text:insertion>
            <office:change-info>
              <dc:creator>Julia Ringo</dc:creator>
              <dc:date>2023-10-18T08:42:00</dc:date>
            </office:change-info>
          </text:insertion>
        </text:changed-region>
        <text:changed-region xml:id="ct93825574662960" text:id="ct93825574662960">
          <text:deletion>
            <office:change-info>
              <dc:creator>Julia Ringo</dc:creator>
              <dc:date>2023-10-18T08:42:00</dc:date>
            </office:change-info>
            <text:p text:style-name="Text_20_body"><text:span text:style-name="T1">c</text:span></text:p>
          </text:deletion>
        </text:changed-region>
        <text:changed-region xml:id="ct93825579553456" text:id="ct93825579553456">
          <text:insertion>
            <office:change-info>
              <dc:creator>Julia Ringo</dc:creator>
              <dc:date>2023-10-18T08:42:00</dc:date>
            </office:change-info>
          </text:insertion>
        </text:changed-region>
        <text:changed-region xml:id="ct93825579553696" text:id="ct93825579553696">
          <text:deletion>
            <office:change-info>
              <dc:creator>Julia Ringo</dc:creator>
              <dc:date>2023-10-18T08:42:00</dc:date>
            </office:change-info>
            <text:p text:style-name="Text_20_body"><text:span text:style-name="T1">-</text:span></text:p>
          </text:deletion>
        </text:changed-region>
        <text:changed-region xml:id="ct93825579551648" text:id="ct93825579551648">
          <text:deletion>
            <office:change-info>
              <dc:creator>Julia Ringo</dc:creator>
              <dc:date>2023-10-05T13:14:00</dc:date>
            </office:change-info>
            <text:p text:style-name="Text_20_body"><text:span text:style-name="T1"><text:s/>— </text:span></text:p>
          </text:deletion>
        </text:changed-region>
        <text:changed-region xml:id="ct93825579551888" text:id="ct93825579551888">
          <text:insertion>
            <office:change-info>
              <dc:creator>Julia Ringo</dc:creator>
              <dc:date>2023-10-05T13:14:00</dc:date>
            </office:change-info>
          </text:insertion>
        </text:changed-region>
        <text:changed-region xml:id="ct93825579555456" text:id="ct93825579555456">
          <text:insertion>
            <office:change-info>
              <dc:creator>Julia Ringo</dc:creator>
              <dc:date>2023-10-18T08:43:00</dc:date>
            </office:change-info>
          </text:insertion>
        </text:changed-region>
        <text:changed-region xml:id="ct93825579555696" text:id="ct93825579555696">
          <text:deletion>
            <office:change-info>
              <dc:creator>Julia Ringo</dc:creator>
              <dc:date>2023-10-05T13:14:00</dc:date>
            </office:change-info>
            <text:p text:style-name="Text_20_body"><text:span text:style-name="T1"><text:s/>— </text:span></text:p>
          </text:deletion>
        </text:changed-region>
        <text:changed-region xml:id="ct93825579558944" text:id="ct93825579558944">
          <text:insertion>
            <office:change-info>
              <dc:creator>Julia Ringo</dc:creator>
              <dc:date>2023-10-05T13:14:00</dc:date>
            </office:change-info>
          </text:insertion>
        </text:changed-region>
        <text:changed-region xml:id="ct93825579567920" text:id="ct93825579567920">
          <text:insertion>
            <office:change-info>
              <dc:creator>Julia Ringo</dc:creator>
              <dc:date>2023-10-18T08:43:00</dc:date>
            </office:change-info>
          </text:insertion>
        </text:changed-region>
        <text:changed-region xml:id="ct93825579568160" text:id="ct93825579568160">
          <text:deletion>
            <office:change-info>
              <dc:creator>Julia Ringo</dc:creator>
              <dc:date>2023-10-18T08:43:00</dc:date>
            </office:change-info>
            <text:p text:style-name="Text_20_body"><text:span text:style-name="T1">,</text:span></text:p>
          </text:deletion>
        </text:changed-region>
        <text:changed-region xml:id="ct93825579570208" text:id="ct93825579570208">
          <text:insertion>
            <office:change-info>
              <dc:creator>Julia Ringo</dc:creator>
              <dc:date>2023-10-18T08:43:00</dc:date>
            </office:change-info>
          </text:insertion>
        </text:changed-region>
        <text:changed-region xml:id="ct93825579570448" text:id="ct93825579570448">
          <text:deletion>
            <office:change-info>
              <dc:creator>Julia Ringo</dc:creator>
              <dc:date>2023-10-18T08:43:00</dc:date>
            </office:change-info>
            <text:p text:style-name="Text_20_body"><text:span text:style-name="T1">w</text:span></text:p>
          </text:deletion>
        </text:changed-region>
        <text:changed-region xml:id="ct93825579570688" text:id="ct93825579570688">
          <text:deletion>
            <office:change-info>
              <dc:creator>Julia Ringo</dc:creator>
              <dc:date>2023-10-18T08:43:00</dc:date>
            </office:change-info>
            <text:p text:style-name="Text_20_body"><text:span text:style-name="T1">-</text:span></text:p>
          </text:deletion>
        </text:changed-region>
        <text:changed-region xml:id="ct93825579571216" text:id="ct93825579571216">
          <text:deletion>
            <office:change-info>
              <dc:creator>Julia Ringo</dc:creator>
              <dc:date>2023-10-18T08:43:00</dc:date>
            </office:change-info>
            <text:p text:style-name="Text_20_body"><text:span text:style-name="T1">30 </text:span></text:p>
          </text:deletion>
        </text:changed-region>
        <text:changed-region xml:id="ct93825579571456" text:id="ct93825579571456">
          <text:insertion>
            <office:change-info>
              <dc:creator>Julia Ringo</dc:creator>
              <dc:date>2023-10-18T08:43:00</dc:date>
            </office:change-info>
          </text:insertion>
        </text:changed-region>
        <text:changed-region xml:id="ct93825579571696" text:id="ct93825579571696">
          <text:deletion>
            <office:change-info>
              <dc:creator>Julia Ringo</dc:creator>
              <dc:date>2023-10-10T11:08:00</dc:date>
            </office:change-info>
            <text:p text:style-name="Text_20_body"><text:span text:style-name="T1">…</text:span></text:p>
          </text:deletion>
        </text:changed-region>
        <text:changed-region xml:id="ct93825579571936" text:id="ct93825579571936">
          <text:insertion>
            <office:change-info>
              <dc:creator>Julia Ringo</dc:creator>
              <dc:date>2023-10-10T11:08:00</dc:date>
            </office:change-info>
          </text:insertion>
        </text:changed-region>
        <text:changed-region xml:id="ct93825579572176" text:id="ct93825579572176">
          <text:deletion>
            <office:change-info>
              <dc:creator>Julia Ringo</dc:creator>
              <dc:date>2023-10-18T08:43:00</dc:date>
            </office:change-info>
            <text:p text:style-name="Text_20_body"><text:span text:style-name="T1"><text:s/></text:span></text:p>
          </text:deletion>
        </text:changed-region>
        <text:changed-region xml:id="ct93825579573328" text:id="ct93825579573328">
          <text:insertion>
            <office:change-info>
              <dc:creator>Julia Ringo</dc:creator>
              <dc:date>2023-10-18T08:43:00</dc:date>
            </office:change-info>
          </text:insertion>
        </text:changed-region>
        <text:changed-region xml:id="ct93825579573568" text:id="ct93825579573568">
          <text:deletion>
            <office:change-info>
              <dc:creator>Julia Ringo</dc:creator>
              <dc:date>2023-10-18T08:43:00</dc:date>
            </office:change-info>
            <text:p text:style-name="Text_20_body"><text:span text:style-name="T1">S</text:span></text:p>
          </text:deletion>
        </text:changed-region>
        <text:changed-region xml:id="ct93825579575088" text:id="ct93825579575088">
          <text:insertion>
            <office:change-info>
              <dc:creator>Julia Ringo</dc:creator>
              <dc:date>2023-10-18T08:43:00</dc:date>
            </office:change-info>
          </text:insertion>
        </text:changed-region>
        <text:changed-region xml:id="ct93825579578880" text:id="ct93825579578880">
          <text:insertion>
            <office:change-info>
              <dc:creator>Julia Ringo</dc:creator>
              <dc:date>2023-10-18T08:44:00</dc:date>
            </office:change-info>
          </text:insertion>
        </text:changed-region>
        <text:changed-region xml:id="ct93825579579408" text:id="ct93825579579408">
          <text:deletion>
            <office:change-info>
              <dc:creator>Julia Ringo</dc:creator>
              <dc:date>2023-10-18T08:44:00</dc:date>
            </office:change-info>
            <text:p text:style-name="Text_20_body"><text:span text:style-name="T1"><text:s/></text:span></text:p>
          </text:deletion>
        </text:changed-region>
        <text:changed-region xml:id="ct93825579579648" text:id="ct93825579579648">
          <text:insertion>
            <office:change-info>
              <dc:creator>Julia Ringo</dc:creator>
              <dc:date>2023-10-18T08:44:00</dc:date>
            </office:change-info>
          </text:insertion>
        </text:changed-region>
        <text:changed-region xml:id="ct93825579579888" text:id="ct93825579579888">
          <text:deletion>
            <office:change-info>
              <dc:creator>Julia Ringo</dc:creator>
              <dc:date>2023-10-18T08:44:00</dc:date>
            </office:change-info>
            <text:p text:style-name="Text_20_body"><text:span text:style-name="T1">Owen reminded himself, </text:span></text:p>
          </text:deletion>
        </text:changed-region>
        <text:changed-region xml:id="ct93825577993472" text:id="ct93825577993472">
          <text:insertion>
            <office:change-info>
              <dc:creator>Julia Ringo</dc:creator>
              <dc:date>2023-10-18T08:44:00</dc:date>
            </office:change-info>
          </text:insertion>
        </text:changed-region>
        <text:changed-region xml:id="ct93825579580880" text:id="ct93825579580880">
          <text:deletion>
            <office:change-info>
              <dc:creator>Julia Ringo</dc:creator>
              <dc:date>2023-10-18T08:44:00</dc:date>
            </office:change-info>
            <text:p text:style-name="Text_20_body"><text:span text:style-name="T1">-</text:span></text:p>
          </text:deletion>
        </text:changed-region>
        <text:changed-region xml:id="ct93825579583104" text:id="ct93825579583104">
          <text:insertion>
            <office:change-info>
              <dc:creator>Julia Ringo</dc:creator>
              <dc:date>2023-10-18T08:44:00</dc:date>
            </office:change-info>
          </text:insertion>
        </text:changed-region>
        <text:changed-region xml:id="ct93825579583600" text:id="ct93825579583600">
          <text:deletion>
            <office:change-info>
              <dc:creator>Julia Ringo</dc:creator>
              <dc:date>2023-10-18T08:44:00</dc:date>
            </office:change-info>
            <text:p text:style-name="Text_20_body"><text:span text:style-name="T1">-</text:span></text:p>
          </text:deletion>
        </text:changed-region>
        <text:changed-region xml:id="ct93825579584992" text:id="ct93825579584992">
          <text:deletion>
            <office:change-info>
              <dc:creator>Julia Ringo</dc:creator>
              <dc:date>2023-10-18T08:44:00</dc:date>
            </office:change-info>
            <text:p text:style-name="Text_20_body"><text:span text:style-name="T1">opening </text:span></text:p>
          </text:deletion>
        </text:changed-region>
        <text:changed-region xml:id="ct93825579584688" text:id="ct93825579584688">
          <text:insertion>
            <office:change-info>
              <dc:creator>Julia Ringo</dc:creator>
              <dc:date>2023-10-18T08:44:00</dc:date>
            </office:change-info>
          </text:insertion>
        </text:changed-region>
        <text:changed-region xml:id="ct93825574751008" text:id="ct93825574751008">
          <text:deletion>
            <office:change-info>
              <dc:creator>Julia Ringo</dc:creator>
              <dc:date>2023-10-18T08:45:00</dc:date>
            </office:change-info>
            <text:p text:style-name="Text_20_body"><text:span text:style-name="T1">would </text:span></text:p>
          </text:deletion>
        </text:changed-region>
        <text:changed-region xml:id="ct93825579588144" text:id="ct93825579588144">
          <text:insertion>
            <office:change-info>
              <dc:creator>Julia Ringo</dc:creator>
              <dc:date>2023-10-18T08:45:00</dc:date>
            </office:change-info>
          </text:insertion>
        </text:changed-region>
        <text:changed-region xml:id="ct93825579588384" text:id="ct93825579588384">
          <text:deletion>
            <office:change-info>
              <dc:creator>Julia Ringo</dc:creator>
              <dc:date>2023-10-18T08:45:00</dc:date>
            </office:change-info>
            <text:p text:style-name="Text_20_body"><text:span text:style-name="T1">up </text:span></text:p>
          </text:deletion>
        </text:changed-region>
        <text:changed-region xml:id="ct93825579588624" text:id="ct93825579588624">
          <text:deletion>
            <office:change-info>
              <dc:creator>Julia Ringo</dc:creator>
              <dc:date>2023-10-18T08:45:00</dc:date>
            </office:change-info>
            <text:p text:style-name="Text_20_body"><text:span text:style-name="T1">o</text:span></text:p>
          </text:deletion>
        </text:changed-region>
        <text:changed-region xml:id="ct93825579588864" text:id="ct93825579588864">
          <text:deletion>
            <office:change-info>
              <dc:creator>Julia Ringo</dc:creator>
              <dc:date>2023-10-18T08:45:00</dc:date>
            </office:change-info>
            <text:p text:style-name="Text_20_body"><text:span text:style-name="T1">would be</text:span></text:p>
          </text:deletion>
        </text:changed-region>
        <text:changed-region xml:id="ct93825579589104" text:id="ct93825579589104">
          <text:insertion>
            <office:change-info>
              <dc:creator>Julia Ringo</dc:creator>
              <dc:date>2023-10-18T08:45:00</dc:date>
            </office:change-info>
          </text:insertion>
        </text:changed-region>
        <text:changed-region xml:id="ct93825579589632" text:id="ct93825579589632">
          <text:insertion>
            <office:change-info>
              <dc:creator>Julia Ringo</dc:creator>
              <dc:date>2023-10-18T08:45:00</dc:date>
            </office:change-info>
          </text:insertion>
        </text:changed-region>
        <text:changed-region xml:id="ct93825579589872" text:id="ct93825579589872">
          <text:deletion>
            <office:change-info>
              <dc:creator>Julia Ringo</dc:creator>
              <dc:date>2023-10-18T08:45:00</dc:date>
            </office:change-info>
            <text:p text:style-name="Text_20_body"><text:span text:style-name="T1">in the same way</text:span></text:p>
          </text:deletion>
        </text:changed-region>
        <text:changed-region xml:id="ct93825579590112" text:id="ct93825579590112">
          <text:insertion>
            <office:change-info>
              <dc:creator>Julia Ringo</dc:creator>
              <dc:date>2023-10-18T08:45:00</dc:date>
            </office:change-info>
          </text:insertion>
        </text:changed-region>
        <text:changed-region xml:id="ct93825579590352" text:id="ct93825579590352">
          <text:deletion>
            <office:change-info>
              <dc:creator>Julia Ringo</dc:creator>
              <dc:date>2023-10-18T08:45:00</dc:date>
            </office:change-info>
            <text:p text:style-name="Text_20_body"><text:span text:style-name="T1"><text:s/></text:span></text:p>
          </text:deletion>
        </text:changed-region>
        <text:changed-region xml:id="ct93825579590832" text:id="ct93825579590832">
          <text:deletion>
            <office:change-info>
              <dc:creator>Julia Ringo</dc:creator>
              <dc:date>2023-10-18T08:45:00</dc:date>
            </office:change-info>
            <text:p text:style-name="Text_20_body"><text:span text:style-name="T1"><text:s/></text:span></text:p>
          </text:deletion>
        </text:changed-region>
        <text:changed-region xml:id="ct93825579591072" text:id="ct93825579591072">
          <text:insertion>
            <office:change-info>
              <dc:creator>Julia Ringo</dc:creator>
              <dc:date>2023-10-18T08:46:00</dc:date>
            </office:change-info>
          </text:insertion>
        </text:changed-region>
        <text:changed-region xml:id="ct93825579590592" text:id="ct93825579590592">
          <text:deletion>
            <office:change-info>
              <dc:creator>Julia Ringo</dc:creator>
              <dc:date>2023-10-18T08:46:00</dc:date>
            </office:change-info>
            <text:p text:style-name="Text_20_body"><text:span text:style-name="T1">. He </text:span></text:p>
          </text:deletion>
        </text:changed-region>
        <text:changed-region xml:id="ct93825579591312" text:id="ct93825579591312">
          <text:deletion>
            <office:change-info>
              <dc:creator>Julia Ringo</dc:creator>
              <dc:date>2023-10-18T08:45:00</dc:date>
            </office:change-info>
            <text:p text:style-name="Text_20_body"><text:span text:style-name="T1">,</text:span></text:p>
          </text:deletion>
        </text:changed-region>
        <text:changed-region xml:id="ct93825579591552" text:id="ct93825579591552">
          <text:deletion>
            <office:change-info>
              <dc:creator>Julia Ringo</dc:creator>
              <dc:date>2023-10-18T08:46:00</dc:date>
            </office:change-info>
            <text:p text:style-name="Text_20_body"><text:span text:style-name="T1">,</text:span></text:p>
          </text:deletion>
        </text:changed-region>
        <text:changed-region xml:id="ct93825579592752" text:id="ct93825579592752">
          <text:deletion>
            <office:change-info>
              <dc:creator>Julia Ringo</dc:creator>
              <dc:date>2023-10-18T08:46:00</dc:date>
            </office:change-info>
            <text:p text:style-name="Text_20_body"><text:span text:style-name="T1">,</text:span></text:p>
          </text:deletion>
        </text:changed-region>
        <text:changed-region xml:id="ct93825579592992" text:id="ct93825579592992">
          <text:insertion>
            <office:change-info>
              <dc:creator>Julia Ringo</dc:creator>
              <dc:date>2023-10-18T08:46:00</dc:date>
            </office:change-info>
          </text:insertion>
        </text:changed-region>
        <text:changed-region xml:id="ct93825579593552" text:id="ct93825579593552">
          <text:deletion>
            <office:change-info>
              <dc:creator>Julia Ringo</dc:creator>
              <dc:date>2023-10-18T08:46:00</dc:date>
            </office:change-info>
            <text:p text:style-name="Text_20_body"><text:span text:style-name="T1">gapped </text:span></text:p>
          </text:deletion>
        </text:changed-region>
        <text:changed-region xml:id="ct93825579596096" text:id="ct93825579596096">
          <text:insertion>
            <office:change-info>
              <dc:creator>Julia Ringo</dc:creator>
              <dc:date>2023-10-18T08:46:00</dc:date>
            </office:change-info>
          </text:insertion>
        </text:changed-region>
        <text:changed-region xml:id="ct93825579596416" text:id="ct93825579596416">
          <text:deletion>
            <office:change-info>
              <dc:creator>Julia Ringo</dc:creator>
              <dc:date>2023-10-18T08:46:00</dc:date>
            </office:change-info>
            <text:p text:style-name="Text_20_body"><text:span text:style-name="T1">aside </text:span></text:p>
          </text:deletion>
        </text:changed-region>
        <text:changed-region xml:id="ct93825579597408" text:id="ct93825579597408">
          <text:insertion>
            <office:change-info>
              <dc:creator>Julia Ringo</dc:creator>
              <dc:date>2023-10-18T08:46:00</dc:date>
            </office:change-info>
          </text:insertion>
        </text:changed-region>
        <text:changed-region xml:id="ct93825577916224" text:id="ct93825577916224">
          <text:deletion>
            <office:change-info>
              <dc:creator>Julia Ringo</dc:creator>
              <dc:date>2023-10-18T08:46:00</dc:date>
            </office:change-info>
            <text:p text:style-name="Text_20_body"><text:span text:style-name="T1">enzymatically </text:span></text:p>
          </text:deletion>
        </text:changed-region>
        <text:changed-region xml:id="ct93825574774688" text:id="ct93825574774688">
          <text:deletion>
            <office:change-info>
              <dc:creator>Julia Ringo</dc:creator>
              <dc:date>2023-10-18T08:47:00</dc:date>
            </office:change-info>
            <text:p text:style-name="Text_20_body"><text:span text:style-name="T1">of it </text:span></text:p>
          </text:deletion>
        </text:changed-region>
        <text:changed-region xml:id="ct93825579599424" text:id="ct93825579599424">
          <text:insertion>
            <office:change-info>
              <dc:creator>Julia Ringo</dc:creator>
              <dc:date>2023-10-18T08:47:00</dc:date>
            </office:change-info>
          </text:insertion>
        </text:changed-region>
        <text:changed-region xml:id="ct93825579598976" text:id="ct93825579598976">
          <text:deletion>
            <office:change-info>
              <dc:creator>Julia Ringo</dc:creator>
              <dc:date>2023-10-18T08:47:00</dc:date>
            </office:change-info>
            <text:p text:style-name="Text_20_body"><text:span text:style-name="T1"><text:s/>to him</text:span></text:p>
          </text:deletion>
        </text:changed-region>
        <text:changed-region xml:id="ct93825574683552" text:id="ct93825574683552">
          <text:deletion>
            <office:change-info>
              <dc:creator>Julia Ringo</dc:creator>
              <dc:date>2023-10-18T08:47:00</dc:date>
            </office:change-info>
            <text:p text:style-name="Text_20_body"><text:span text:style-name="T1">i</text:span></text:p>
          </text:deletion>
        </text:changed-region>
        <text:changed-region xml:id="ct93825579603056" text:id="ct93825579603056">
          <text:insertion>
            <office:change-info>
              <dc:creator>Julia Ringo</dc:creator>
              <dc:date>2023-10-18T08:47:00</dc:date>
            </office:change-info>
          </text:insertion>
        </text:changed-region>
        <text:changed-region xml:id="ct93825579603296" text:id="ct93825579603296">
          <text:deletion>
            <office:change-info>
              <dc:creator>Julia Ringo</dc:creator>
              <dc:date>2023-10-18T08:47:00</dc:date>
            </office:change-info>
            <text:p text:style-name="Text_20_body"><text:span text:style-name="T1">off </text:span></text:p>
          </text:deletion>
        </text:changed-region>
        <text:changed-region xml:id="ct93825579603776" text:id="ct93825579603776">
          <text:insertion>
            <office:change-info>
              <dc:creator>Julia Ringo</dc:creator>
              <dc:date>2023-10-18T08:47:00</dc:date>
            </office:change-info>
          </text:insertion>
        </text:changed-region>
        <text:changed-region xml:id="ct93825579603536" text:id="ct93825579603536">
          <text:deletion>
            <office:change-info>
              <dc:creator>Julia Ringo</dc:creator>
              <dc:date>2023-10-18T08:47:00</dc:date>
            </office:change-info>
            <text:p text:style-name="Text_20_body"><text:span text:style-name="T1"><text:s/>down</text:span></text:p>
          </text:deletion>
        </text:changed-region>
        <text:changed-region xml:id="ct93825579604928" text:id="ct93825579604928">
          <text:insertion>
            <office:change-info>
              <dc:creator>Julia Ringo</dc:creator>
              <dc:date>2023-10-18T08:47:00</dc:date>
            </office:change-info>
          </text:insertion>
        </text:changed-region>
        <text:changed-region xml:id="ct93825579605520" text:id="ct93825579605520">
          <text:deletion>
            <office:change-info>
              <dc:creator>Julia Ringo</dc:creator>
              <dc:date>2023-10-18T08:48:00</dc:date>
            </office:change-info>
            <text:p text:style-name="Text_20_body"><text:span text:style-name="T1">,</text:span></text:p>
          </text:deletion>
        </text:changed-region>
        <text:changed-region xml:id="ct93825579606048" text:id="ct93825579606048">
          <text:deletion>
            <office:change-info>
              <dc:creator>Julia Ringo</dc:creator>
              <dc:date>2023-10-18T08:48:00</dc:date>
            </office:change-info>
            <text:p text:style-name="Text_20_body"><text:span text:style-name="T1"><text:s/>up</text:span></text:p>
          </text:deletion>
        </text:changed-region>
        <text:changed-region xml:id="ct93825579607104" text:id="ct93825579607104">
          <text:deletion>
            <office:change-info>
              <dc:creator>Julia Ringo</dc:creator>
              <dc:date>2023-10-18T08:48:00</dc:date>
            </office:change-info>
            <text:p text:style-name="Text_20_body"><text:span text:style-name="T1">Owen </text:span></text:p>
          </text:deletion>
        </text:changed-region>
        <text:changed-region xml:id="ct93825579607344" text:id="ct93825579607344">
          <text:insertion>
            <office:change-info>
              <dc:creator>Julia Ringo</dc:creator>
              <dc:date>2023-10-18T08:48:00</dc:date>
            </office:change-info>
          </text:insertion>
        </text:changed-region>
        <text:changed-region xml:id="ct93825579607584" text:id="ct93825579607584">
          <text:insertion>
            <office:change-info>
              <dc:creator>Julia Ringo</dc:creator>
              <dc:date>2023-10-18T08:48:00</dc:date>
            </office:change-info>
          </text:insertion>
        </text:changed-region>
        <text:changed-region xml:id="ct93825579581120" text:id="ct93825579581120">
          <text:insertion>
            <office:change-info>
              <dc:creator>Julia Ringo</dc:creator>
              <dc:date>2023-10-18T08:48:00</dc:date>
            </office:change-info>
          </text:insertion>
        </text:changed-region>
        <text:changed-region xml:id="ct93825579580640" text:id="ct93825579580640">
          <text:insertion>
            <office:change-info>
              <dc:creator>Julia Ringo</dc:creator>
              <dc:date>2023-10-18T08:48:00</dc:date>
            </office:change-info>
          </text:insertion>
        </text:changed-region>
        <text:changed-region xml:id="ct93825579595008" text:id="ct93825579595008">
          <text:deletion>
            <office:change-info>
              <dc:creator>Julia Ringo</dc:creator>
              <dc:date>2023-10-18T08:49:00</dc:date>
            </office:change-info>
            <text:p text:style-name="Text_20_body"><text:span text:style-name="T1"><text:s/>of the weld</text:span></text:p>
          </text:deletion>
        </text:changed-region>
        <text:changed-region xml:id="ct93825579597904" text:id="ct93825579597904">
          <text:deletion>
            <office:change-info>
              <dc:creator>Julia Ringo</dc:creator>
              <dc:date>2023-10-10T11:08:00</dc:date>
            </office:change-info>
            <text:p text:style-name="Text_20_body"><text:span text:style-name="T1">…</text:span></text:p>
          </text:deletion>
        </text:changed-region>
        <text:changed-region xml:id="ct93825573863424" text:id="ct93825573863424">
          <text:insertion>
            <office:change-info>
              <dc:creator>Julia Ringo</dc:creator>
              <dc:date>2023-10-10T11:08:00</dc:date>
            </office:change-info>
          </text:insertion>
        </text:changed-region>
        <text:changed-region xml:id="ct93825574803488" text:id="ct93825574803488">
          <text:deletion>
            <office:change-info>
              <dc:creator>Julia Ringo</dc:creator>
              <dc:date>2023-10-18T08:49:00</dc:date>
            </office:change-info>
            <text:p text:style-name="Text_20_body"><text:span text:style-name="T1"><text:s/></text:span></text:p>
          </text:deletion>
        </text:changed-region>
        <text:changed-region xml:id="ct93825579598336" text:id="ct93825579598336">
          <text:insertion>
            <office:change-info>
              <dc:creator>Julia Ringo</dc:creator>
              <dc:date>2023-10-18T08:49:00</dc:date>
            </office:change-info>
          </text:insertion>
        </text:changed-region>
        <text:changed-region xml:id="ct93825574811872" text:id="ct93825574811872">
          <text:deletion>
            <office:change-info>
              <dc:creator>Julia Ringo</dc:creator>
              <dc:date>2023-10-18T08:49:00</dc:date>
            </office:change-info>
            <text:p text:style-name="Text_20_body"><text:span text:style-name="T1">, </text:span></text:p>
          </text:deletion>
        </text:changed-region>
        <text:changed-region xml:id="ct93825579581856" text:id="ct93825579581856">
          <text:deletion>
            <office:change-info>
              <dc:creator>Julia Ringo</dc:creator>
              <dc:date>2023-10-10T11:08:00</dc:date>
            </office:change-info>
            <text:p text:style-name="Text_20_body"><text:span text:style-name="T1">…</text:span></text:p>
          </text:deletion>
        </text:changed-region>
        <text:changed-region xml:id="ct93825579607824" text:id="ct93825579607824">
          <text:insertion>
            <office:change-info>
              <dc:creator>Julia Ringo</dc:creator>
              <dc:date>2023-10-10T11:08:00</dc:date>
            </office:change-info>
          </text:insertion>
        </text:changed-region>
        <text:changed-region xml:id="ct93825579608064" text:id="ct93825579608064">
          <text:deletion>
            <office:change-info>
              <dc:creator>Julia Ringo</dc:creator>
              <dc:date>2023-10-10T11:08:00</dc:date>
            </office:change-info>
            <text:p text:style-name="Text_20_body"><text:span text:style-name="T1">…</text:span></text:p>
          </text:deletion>
        </text:changed-region>
        <text:changed-region xml:id="ct93825579608304" text:id="ct93825579608304">
          <text:insertion>
            <office:change-info>
              <dc:creator>Julia Ringo</dc:creator>
              <dc:date>2023-10-10T11:08:00</dc:date>
            </office:change-info>
          </text:insertion>
        </text:changed-region>
        <text:changed-region xml:id="ct93825574816048" text:id="ct93825574816048">
          <text:insertion>
            <office:change-info>
              <dc:creator>Julia Ringo</dc:creator>
              <dc:date>2023-10-18T08:50:00</dc:date>
            </office:change-info>
          </text:insertion>
        </text:changed-region>
        <text:changed-region xml:id="ct93825574799360" text:id="ct93825574799360">
          <text:deletion>
            <office:change-info>
              <dc:creator>Julia Ringo</dc:creator>
              <dc:date>2023-10-05T13:14:00</dc:date>
            </office:change-info>
            <text:p text:style-name="Text_20_body"><text:span text:style-name="T1"><text:s/>— </text:span></text:p>
          </text:deletion>
        </text:changed-region>
        <text:changed-region xml:id="ct93825574815680" text:id="ct93825574815680">
          <text:insertion>
            <office:change-info>
              <dc:creator>Julia Ringo</dc:creator>
              <dc:date>2023-10-05T13:14:00</dc:date>
            </office:change-info>
          </text:insertion>
        </text:changed-region>
        <text:changed-region xml:id="ct93825579610464" text:id="ct93825579610464">
          <text:deletion>
            <office:change-info>
              <dc:creator>Julia Ringo</dc:creator>
              <dc:date>2023-10-05T13:14:00</dc:date>
            </office:change-info>
            <text:p text:style-name="Text_20_body"><text:span text:style-name="T1"><text:s/>— </text:span></text:p>
          </text:deletion>
        </text:changed-region>
        <text:changed-region xml:id="ct93825579596656" text:id="ct93825579596656">
          <text:insertion>
            <office:change-info>
              <dc:creator>Julia Ringo</dc:creator>
              <dc:date>2023-10-05T13:14:00</dc:date>
            </office:change-info>
          </text:insertion>
        </text:changed-region>
        <text:changed-region xml:id="ct93825579596992" text:id="ct93825579596992">
          <text:deletion>
            <office:change-info>
              <dc:creator>Julia Ringo</dc:creator>
              <dc:date>2023-10-05T13:14:00</dc:date>
            </office:change-info>
            <text:p text:style-name="Text_20_body"><text:span text:style-name="T1"><text:s/>— </text:span></text:p>
          </text:deletion>
        </text:changed-region>
        <text:changed-region xml:id="ct93825578353408" text:id="ct93825578353408">
          <text:insertion>
            <office:change-info>
              <dc:creator>Julia Ringo</dc:creator>
              <dc:date>2023-10-05T13:14:00</dc:date>
            </office:change-info>
          </text:insertion>
        </text:changed-region>
        <text:changed-region xml:id="ct93825579615904" text:id="ct93825579615904">
          <text:insertion>
            <office:change-info>
              <dc:creator>Julia Ringo</dc:creator>
              <dc:date>2023-10-18T08:50:00</dc:date>
            </office:change-info>
          </text:insertion>
        </text:changed-region>
        <text:changed-region xml:id="ct93825579616144" text:id="ct93825579616144">
          <text:insertion>
            <office:change-info>
              <dc:creator>Julia Ringo</dc:creator>
              <dc:date>2023-10-18T08:51:00</dc:date>
            </office:change-info>
          </text:insertion>
        </text:changed-region>
        <text:changed-region xml:id="ct93825579616384" text:id="ct93825579616384">
          <text:deletion>
            <office:change-info>
              <dc:creator>Julia Ringo</dc:creator>
              <dc:date>2023-10-18T08:53:00</dc:date>
            </office:change-info>
            <text:p text:style-name="Text_20_body"><text:span text:style-name="T1">and that</text:span></text:p>
          </text:deletion>
        </text:changed-region>
        <text:changed-region xml:id="ct93825579618192" text:id="ct93825579618192">
          <text:insertion>
            <office:change-info>
              <dc:creator>Julia Ringo</dc:creator>
              <dc:date>2023-10-18T08:53:00</dc:date>
            </office:change-info>
          </text:insertion>
        </text:changed-region>
        <text:changed-region xml:id="ct93825579619168" text:id="ct93825579619168">
          <text:insertion>
            <office:change-info>
              <dc:creator>Julia Ringo</dc:creator>
              <dc:date>2023-10-18T08:53:00</dc:date>
            </office:change-info>
          </text:insertion>
        </text:changed-region>
        <text:changed-region xml:id="ct93825579619408" text:id="ct93825579619408">
          <text:deletion>
            <office:change-info>
              <dc:creator>Julia Ringo</dc:creator>
              <dc:date>2023-10-18T08:53:00</dc:date>
            </office:change-info>
            <text:p text:style-name="Text_20_body"><text:span text:style-name="T1"><text:s/>on her work</text:span></text:p>
          </text:deletion>
        </text:changed-region>
        <text:changed-region xml:id="ct93825579621600" text:id="ct93825579621600">
          <text:insertion>
            <office:change-info>
              <dc:creator>Julia Ringo</dc:creator>
              <dc:date>2023-10-18T08:53:00</dc:date>
            </office:change-info>
          </text:insertion>
        </text:changed-region>
        <text:changed-region xml:id="ct93825574273744" text:id="ct93825574273744">
          <text:deletion>
            <office:change-info>
              <dc:creator>Julia Ringo</dc:creator>
              <dc:date>2023-10-18T08:53:00</dc:date>
            </office:change-info>
            <text:p text:style-name="Text_20_body"><text:span text:style-name="T1">standing </text:span></text:p>
          </text:deletion>
        </text:changed-region>
        <text:changed-region xml:id="ct93825574839680" text:id="ct93825574839680">
          <text:deletion>
            <office:change-info>
              <dc:creator>Julia Ringo</dc:creator>
              <dc:date>2023-10-18T08:53:00</dc:date>
            </office:change-info>
            <text:p text:style-name="Text_20_body"><text:span text:style-name="T1">when she arrived </text:span></text:p>
          </text:deletion>
        </text:changed-region>
        <text:changed-region xml:id="ct93825573870416" text:id="ct93825573870416">
          <text:deletion>
            <office:change-info>
              <dc:creator>Julia Ringo</dc:creator>
              <dc:date>2023-10-18T08:53:00</dc:date>
            </office:change-info>
            <text:p text:style-name="Text_20_body"><text:span text:style-name="T1">,</text:span></text:p>
          </text:deletion>
        </text:changed-region>
        <text:changed-region xml:id="ct93825579623328" text:id="ct93825579623328">
          <text:insertion>
            <office:change-info>
              <dc:creator>Julia Ringo</dc:creator>
              <dc:date>2023-10-18T08:53:00</dc:date>
            </office:change-info>
          </text:insertion>
        </text:changed-region>
        <text:changed-region xml:id="ct93825579623920" text:id="ct93825579623920">
          <text:deletion>
            <office:change-info>
              <dc:creator>Julia Ringo</dc:creator>
              <dc:date>2023-10-18T08:53:00</dc:date>
            </office:change-info>
            <text:p text:style-name="Text_20_body"><text:span text:style-name="T1">immediately </text:span></text:p>
          </text:deletion>
        </text:changed-region>
        <text:changed-region xml:id="ct93825579624848" text:id="ct93825579624848">
          <text:deletion>
            <office:change-info>
              <dc:creator>Julia Ringo</dc:creator>
              <dc:date>2023-10-18T08:53:00</dc:date>
            </office:change-info>
            <text:p text:style-name="Text_20_body"><text:span text:style-name="T1"><text:s/>when she stood next to him</text:span></text:p>
          </text:deletion>
        </text:changed-region>
        <text:changed-region xml:id="ct93825579625728" text:id="ct93825579625728">
          <text:deletion>
            <office:change-info>
              <dc:creator>Julia Ringo</dc:creator>
              <dc:date>2023-10-18T08:54:00</dc:date>
            </office:change-info>
            <text:p text:style-name="Text_20_body"><text:span text:style-name="T1">her </text:span></text:p>
          </text:deletion>
        </text:changed-region>
        <text:changed-region xml:id="ct93825579625968" text:id="ct93825579625968">
          <text:deletion>
            <office:change-info>
              <dc:creator>Julia Ringo</dc:creator>
              <dc:date>2023-10-18T08:54:00</dc:date>
            </office:change-info>
            <text:p text:style-name="Text_20_body"><text:span text:style-name="T1">e</text:span></text:p>
          </text:deletion>
        </text:changed-region>
        <text:changed-region xml:id="ct93825579626208" text:id="ct93825579626208">
          <text:deletion>
            <office:change-info>
              <dc:creator>Julia Ringo</dc:creator>
              <dc:date>2023-10-18T08:54:00</dc:date>
            </office:change-info>
            <text:p text:style-name="Text_20_body"><text:span text:style-name="T1">other </text:span></text:p>
          </text:deletion>
        </text:changed-region>
        <text:changed-region xml:id="ct93825579626448" text:id="ct93825579626448">
          <text:insertion>
            <office:change-info>
              <dc:creator>Julia Ringo</dc:creator>
              <dc:date>2023-10-18T08:54:00</dc:date>
            </office:change-info>
          </text:insertion>
        </text:changed-region>
        <text:changed-region xml:id="ct93825579626688" text:id="ct93825579626688">
          <text:deletion>
            <office:change-info>
              <dc:creator>Julia Ringo</dc:creator>
              <dc:date>2023-10-18T08:54:00</dc:date>
            </office:change-info>
            <text:p text:style-name="Text_20_body"><text:span text:style-name="T1">en</text:span></text:p>
          </text:deletion>
        </text:changed-region>
        <text:changed-region xml:id="ct93825579627568" text:id="ct93825579627568">
          <text:insertion>
            <office:change-info>
              <dc:creator>Julia Ringo</dc:creator>
              <dc:date>2023-10-18T08:54:00</dc:date>
            </office:change-info>
          </text:insertion>
        </text:changed-region>
        <text:changed-region xml:id="ct93825579627808" text:id="ct93825579627808">
          <text:deletion>
            <office:change-info>
              <dc:creator>Julia Ringo</dc:creator>
              <dc:date>2023-10-18T08:54:00</dc:date>
            </office:change-info>
            <text:p text:style-name="Text_20_body"><text:span text:style-name="T1">, </text:span></text:p>
          </text:deletion>
        </text:changed-region>
        <text:changed-region xml:id="ct93825579628048" text:id="ct93825579628048">
          <text:deletion>
            <office:change-info>
              <dc:creator>Julia Ringo</dc:creator>
              <dc:date>2023-10-05T13:14:00</dc:date>
            </office:change-info>
            <text:p text:style-name="Text_20_body"><text:span text:style-name="T1"><text:s/>— </text:span></text:p>
          </text:deletion>
        </text:changed-region>
        <text:changed-region xml:id="ct93825579628560" text:id="ct93825579628560">
          <text:insertion>
            <office:change-info>
              <dc:creator>Julia Ringo</dc:creator>
              <dc:date>2023-10-05T13:14:00</dc:date>
            </office:change-info>
          </text:insertion>
        </text:changed-region>
        <text:changed-region xml:id="ct93825579630720" text:id="ct93825579630720">
          <text:insertion>
            <office:change-info>
              <dc:creator>Julia Ringo</dc:creator>
              <dc:date>2023-10-18T08:54:00</dc:date>
            </office:change-info>
          </text:insertion>
        </text:changed-region>
        <text:changed-region xml:id="ct93825579631600" text:id="ct93825579631600">
          <text:deletion>
            <office:change-info>
              <dc:creator>Julia Ringo</dc:creator>
              <dc:date>2023-10-18T08:55:00</dc:date>
            </office:change-info>
            <text:p text:style-name="Text_20_body"><text:span text:style-name="T1">to spot </text:span></text:p>
          </text:deletion>
        </text:changed-region>
        <text:changed-region xml:id="ct93825579631840" text:id="ct93825579631840">
          <text:insertion>
            <office:change-info>
              <dc:creator>Julia Ringo</dc:creator>
              <dc:date>2023-10-18T08:55:00</dc:date>
            </office:change-info>
          </text:insertion>
        </text:changed-region>
        <text:changed-region xml:id="ct93825579632960" text:id="ct93825579632960">
          <text:insertion>
            <office:change-info>
              <dc:creator>Julia Ringo</dc:creator>
              <dc:date>2023-10-18T08:55:00</dc:date>
            </office:change-info>
          </text:insertion>
        </text:changed-region>
        <text:changed-region xml:id="ct93825579633808" text:id="ct93825579633808">
          <text:deletion>
            <office:change-info>
              <dc:creator>Julia Ringo</dc:creator>
              <dc:date>2023-10-05T13:14:00</dc:date>
            </office:change-info>
            <text:p text:style-name="Text_20_body"><text:span text:style-name="T1"><text:s/>— </text:span></text:p>
          </text:deletion>
        </text:changed-region>
        <text:changed-region xml:id="ct93825579634048" text:id="ct93825579634048">
          <text:insertion>
            <office:change-info>
              <dc:creator>Julia Ringo</dc:creator>
              <dc:date>2023-10-05T13:14:00</dc:date>
            </office:change-info>
          </text:insertion>
        </text:changed-region>
        <text:changed-region xml:id="ct93825574666928" text:id="ct93825574666928">
          <text:deletion>
            <office:change-info>
              <dc:creator>Julia Ringo</dc:creator>
              <dc:date>2023-10-18T08:55:00</dc:date>
            </office:change-info>
            <text:p text:style-name="Text_20_body"><text:span text:style-name="T1">in </text:span></text:p>
          </text:deletion>
        </text:changed-region>
        <text:changed-region xml:id="ct93825579636688" text:id="ct93825579636688">
          <text:insertion>
            <office:change-info>
              <dc:creator>Julia Ringo</dc:creator>
              <dc:date>2023-10-18T08:55:00</dc:date>
            </office:change-info>
          </text:insertion>
        </text:changed-region>
        <text:changed-region xml:id="ct93825579636928" text:id="ct93825579636928">
          <text:deletion>
            <office:change-info>
              <dc:creator>Julia Ringo</dc:creator>
              <dc:date>2023-10-18T08:55:00</dc:date>
            </office:change-info>
            <text:p text:style-name="Text_20_body"><text:span text:style-name="T1">,</text:span></text:p>
          </text:deletion>
        </text:changed-region>
        <text:changed-region xml:id="ct93825579637168" text:id="ct93825579637168">
          <text:insertion>
            <office:change-info>
              <dc:creator>Julia Ringo</dc:creator>
              <dc:date>2023-10-18T08:56:00</dc:date>
            </office:change-info>
          </text:insertion>
        </text:changed-region>
        <text:changed-region xml:id="ct93825579637408" text:id="ct93825579637408">
          <text:deletion>
            <office:change-info>
              <dc:creator>Julia Ringo</dc:creator>
              <dc:date>2023-10-18T08:56:00</dc:date>
            </office:change-info>
            <text:p text:style-name="Text_20_body"><text:span text:style-name="T1">i</text:span></text:p>
          </text:deletion>
        </text:changed-region>
        <text:changed-region xml:id="ct93825579637648" text:id="ct93825579637648">
          <text:deletion>
            <office:change-info>
              <dc:creator>Julia Ringo</dc:creator>
              <dc:date>2023-10-05T13:14:00</dc:date>
            </office:change-info>
            <text:p text:style-name="Text_20_body"><text:span text:style-name="T1"><text:s/>— </text:span></text:p>
          </text:deletion>
        </text:changed-region>
        <text:changed-region xml:id="ct93825579638528" text:id="ct93825579638528">
          <text:insertion>
            <office:change-info>
              <dc:creator>Julia Ringo</dc:creator>
              <dc:date>2023-10-05T13:14:00</dc:date>
            </office:change-info>
          </text:insertion>
        </text:changed-region>
        <text:changed-region xml:id="ct93825579640688" text:id="ct93825579640688">
          <text:deletion>
            <office:change-info>
              <dc:creator>Julia Ringo</dc:creator>
              <dc:date>2023-10-05T13:14:00</dc:date>
            </office:change-info>
            <text:p text:style-name="Text_20_body"><text:span text:style-name="T1"><text:s/>— </text:span></text:p>
          </text:deletion>
        </text:changed-region>
        <text:changed-region xml:id="ct93825579640928" text:id="ct93825579640928">
          <text:insertion>
            <office:change-info>
              <dc:creator>Julia Ringo</dc:creator>
              <dc:date>2023-10-05T13:14:00</dc:date>
            </office:change-info>
          </text:insertion>
        </text:changed-region>
        <text:changed-region xml:id="ct93825579641808" text:id="ct93825579641808">
          <text:insertion>
            <office:change-info>
              <dc:creator>Julia Ringo</dc:creator>
              <dc:date>2023-10-18T08:56:00</dc:date>
            </office:change-info>
          </text:insertion>
        </text:changed-region>
        <text:changed-region xml:id="ct93825579642048" text:id="ct93825579642048">
          <text:deletion>
            <office:change-info>
              <dc:creator>Julia Ringo</dc:creator>
              <dc:date>2023-10-18T08:56:00</dc:date>
            </office:change-info>
            <text:p text:style-name="Text_20_body"><text:span text:style-name="T1"><text:s/></text:span></text:p>
          </text:deletion>
        </text:changed-region>
        <text:changed-region xml:id="ct93825579642288" text:id="ct93825579642288">
          <text:insertion>
            <office:change-info>
              <dc:creator>Julia Ringo</dc:creator>
              <dc:date>2023-10-18T08:56:00</dc:date>
            </office:change-info>
          </text:insertion>
        </text:changed-region>
        <text:changed-region xml:id="ct93825579643456" text:id="ct93825579643456">
          <text:deletion>
            <office:change-info>
              <dc:creator>Julia Ringo</dc:creator>
              <dc:date>2023-10-05T13:15:00</dc:date>
            </office:change-info>
            <text:p text:style-name="Text_20_body"><text:span text:style-name="T1"><text:s/>— </text:span></text:p>
          </text:deletion>
        </text:changed-region>
        <text:changed-region xml:id="ct93825579644032" text:id="ct93825579644032">
          <text:insertion>
            <office:change-info>
              <dc:creator>Julia Ringo</dc:creator>
              <dc:date>2023-10-05T13:15:00</dc:date>
            </office:change-info>
          </text:insertion>
        </text:changed-region>
        <text:changed-region xml:id="ct93825579645264" text:id="ct93825579645264">
          <text:insertion>
            <office:change-info>
              <dc:creator>Julia Ringo</dc:creator>
              <dc:date>2023-10-18T08:57:00</dc:date>
            </office:change-info>
          </text:insertion>
        </text:changed-region>
        <text:changed-region xml:id="ct93825579646176" text:id="ct93825579646176">
          <text:deletion>
            <office:change-info>
              <dc:creator>Julia Ringo</dc:creator>
              <dc:date>2023-10-18T08:57:00</dc:date>
            </office:change-info>
            <text:p text:style-name="Text_20_body"><text:span text:style-name="T1">,</text:span></text:p>
          </text:deletion>
        </text:changed-region>
        <text:changed-region xml:id="ct93825579647056" text:id="ct93825579647056">
          <text:deletion>
            <office:change-info>
              <dc:creator>Julia Ringo</dc:creator>
              <dc:date>2023-10-18T08:57:00</dc:date>
            </office:change-info>
            <text:p text:style-name="Text_20_body"><text:span text:style-name="T1">’</text:span></text:p>
          </text:deletion>
        </text:changed-region>
        <text:changed-region xml:id="ct93825579647296" text:id="ct93825579647296">
          <text:insertion>
            <office:change-info>
              <dc:creator>Julia Ringo</dc:creator>
              <dc:date>2023-10-18T08:57:00</dc:date>
            </office:change-info>
          </text:insertion>
        </text:changed-region>
        <text:changed-region xml:id="ct93825579647536" text:id="ct93825579647536">
          <text:deletion>
            <office:change-info>
              <dc:creator>Julia Ringo</dc:creator>
              <dc:date>2023-10-18T08:57:00</dc:date>
            </office:change-info>
            <text:p text:style-name="Text_20_body"><text:span text:style-name="T1">y</text:span></text:p>
          </text:deletion>
        </text:changed-region>
        <text:changed-region xml:id="ct93825579648448" text:id="ct93825579648448">
          <text:insertion>
            <office:change-info>
              <dc:creator>Julia Ringo</dc:creator>
              <dc:date>2023-10-18T08:57:00</dc:date>
            </office:change-info>
          </text:insertion>
        </text:changed-region>
        <text:changed-region xml:id="ct93825579649488" text:id="ct93825579649488">
          <text:deletion>
            <office:change-info>
              <dc:creator>Julia Ringo</dc:creator>
              <dc:date>2023-10-05T13:15:00</dc:date>
            </office:change-info>
            <text:p text:style-name="Text_20_body"><text:span text:style-name="T1"><text:s/>— </text:span></text:p>
          </text:deletion>
        </text:changed-region>
        <text:changed-region xml:id="ct93825579657024" text:id="ct93825579657024">
          <text:insertion>
            <office:change-info>
              <dc:creator>Julia Ringo</dc:creator>
              <dc:date>2023-10-05T13:15:00</dc:date>
            </office:change-info>
          </text:insertion>
        </text:changed-region>
        <text:changed-region xml:id="ct93825579424224" text:id="ct93825579424224">
          <text:deletion>
            <office:change-info>
              <dc:creator>Julia Ringo</dc:creator>
              <dc:date>2023-10-10T11:08:00</dc:date>
            </office:change-info>
            <text:p text:style-name="Text_20_body"><text:span text:style-name="T2">…</text:span></text:p>
          </text:deletion>
        </text:changed-region>
        <text:changed-region xml:id="ct93825579509120" text:id="ct93825579509120">
          <text:insertion>
            <office:change-info>
              <dc:creator>Julia Ringo</dc:creator>
              <dc:date>2023-10-10T11:08:00</dc:date>
            </office:change-info>
          </text:insertion>
        </text:changed-region>
        <text:changed-region xml:id="ct93825574354416" text:id="ct93825574354416">
          <text:deletion>
            <office:change-info>
              <dc:creator>Julia Ringo</dc:creator>
              <dc:date>2023-10-18T10:51:00</dc:date>
            </office:change-info>
            <text:p text:style-name="Text_20_body"><text:span text:style-name="T1">s</text:span></text:p>
          </text:deletion>
        </text:changed-region>
        <text:changed-region xml:id="ct93825574795216" text:id="ct93825574795216">
          <text:deletion>
            <office:change-info>
              <dc:creator>Julia Ringo</dc:creator>
              <dc:date>2023-10-10T11:08:00</dc:date>
            </office:change-info>
            <text:p text:style-name="Text_20_body"><text:span text:style-name="T1">…</text:span></text:p>
          </text:deletion>
        </text:changed-region>
        <text:changed-region xml:id="ct93825579659712" text:id="ct93825579659712">
          <text:insertion>
            <office:change-info>
              <dc:creator>Julia Ringo</dc:creator>
              <dc:date>2023-10-10T11:08:00</dc:date>
            </office:change-info>
          </text:insertion>
        </text:changed-region>
        <text:changed-region xml:id="ct93825579514848" text:id="ct93825579514848">
          <text:insertion>
            <office:change-info>
              <dc:creator>Julia Ringo</dc:creator>
              <dc:date>2023-10-18T10:51:00</dc:date>
            </office:change-info>
          </text:insertion>
        </text:changed-region>
        <text:changed-region xml:id="ct93825579515968" text:id="ct93825579515968">
          <text:deletion>
            <office:change-info>
              <dc:creator>Julia Ringo</dc:creator>
              <dc:date>2023-10-18T10:51:00</dc:date>
            </office:change-info>
            <text:p text:style-name="Text_20_body"><text:span text:style-name="T1">l</text:span></text:p>
          </text:deletion>
        </text:changed-region>
        <text:changed-region xml:id="ct93825579517008" text:id="ct93825579517008">
          <text:insertion>
            <office:change-info>
              <dc:creator>Julia Ringo</dc:creator>
              <dc:date>2023-10-18T10:52:00</dc:date>
            </office:change-info>
          </text:insertion>
        </text:changed-region>
        <text:changed-region xml:id="ct93825579522000" text:id="ct93825579522000">
          <text:insertion>
            <office:change-info>
              <dc:creator>Julia Ringo</dc:creator>
              <dc:date>2023-10-18T10:52:00</dc:date>
            </office:change-info>
          </text:insertion>
        </text:changed-region>
        <text:changed-region xml:id="ct93825579530624" text:id="ct93825579530624">
          <text:insertion>
            <office:change-info>
              <dc:creator>Julia Ringo</dc:creator>
              <dc:date>2023-10-18T10:51:00</dc:date>
            </office:change-info>
          </text:insertion>
        </text:changed-region>
        <text:changed-region xml:id="ct93825579535904" text:id="ct93825579535904">
          <text:deletion>
            <office:change-info>
              <dc:creator>Julia Ringo</dc:creator>
              <dc:date>2023-10-18T10:51:00</dc:date>
            </office:change-info>
            <text:p text:style-name="Text_20_body"><text:span text:style-name="T1">D</text:span></text:p>
          </text:deletion>
        </text:changed-region>
        <text:changed-region xml:id="ct93825579584192" text:id="ct93825579584192">
          <text:insertion>
            <office:change-info>
              <dc:creator>Julia Ringo</dc:creator>
              <dc:date>2023-10-18T10:53:00</dc:date>
            </office:change-info>
          </text:insertion>
        </text:changed-region>
        <text:changed-region xml:id="ct93825579539536" text:id="ct93825579539536">
          <text:deletion>
            <office:change-info>
              <dc:creator>Julia Ringo</dc:creator>
              <dc:date>2023-10-18T10:53:00</dc:date>
            </office:change-info>
            <text:p text:style-name="Text_20_body"><text:span text:style-name="T1">, </text:span></text:p>
          </text:deletion>
        </text:changed-region>
        <text:changed-region xml:id="ct93825579540464" text:id="ct93825579540464">
          <text:insertion>
            <office:change-info>
              <dc:creator>Julia Ringo</dc:creator>
              <dc:date>2023-10-18T10:53:00</dc:date>
            </office:change-info>
          </text:insertion>
        </text:changed-region>
        <text:changed-region xml:id="ct93825579541104" text:id="ct93825579541104">
          <text:insertion>
            <office:change-info>
              <dc:creator>Julia Ringo</dc:creator>
              <dc:date>2023-10-18T10:54:00</dc:date>
            </office:change-info>
          </text:insertion>
        </text:changed-region>
        <text:changed-region xml:id="ct93825579544848" text:id="ct93825579544848">
          <text:deletion>
            <office:change-info>
              <dc:creator>Julia Ringo</dc:creator>
              <dc:date>2023-10-18T10:54:00</dc:date>
            </office:change-info>
            <text:p text:style-name="Text_20_body"><text:span text:style-name="T1">:</text:span></text:p>
          </text:deletion>
        </text:changed-region>
        <text:changed-region xml:id="ct93825579562832" text:id="ct93825579562832">
          <text:insertion>
            <office:change-info>
              <dc:creator>Julia Ringo</dc:creator>
              <dc:date>2023-10-18T10:54:00</dc:date>
            </office:change-info>
          </text:insertion>
        </text:changed-region>
        <text:changed-region xml:id="ct93825579547744" text:id="ct93825579547744">
          <text:deletion>
            <office:change-info>
              <dc:creator>Julia Ringo</dc:creator>
              <dc:date>2023-10-18T10:54:00</dc:date>
            </office:change-info>
            <text:p text:style-name="Text_20_body"><text:span text:style-name="T1">w</text:span></text:p>
          </text:deletion>
        </text:changed-region>
        <text:changed-region xml:id="ct93825579664416" text:id="ct93825579664416">
          <text:insertion>
            <office:change-info>
              <dc:creator>Julia Ringo</dc:creator>
              <dc:date>2023-10-18T10:55:00</dc:date>
            </office:change-info>
          </text:insertion>
        </text:changed-region>
        <text:changed-region xml:id="ct93825574639408" text:id="ct93825574639408">
          <text:insertion>
            <office:change-info>
              <dc:creator>Julia Ringo</dc:creator>
              <dc:date>2023-10-18T10:55:00</dc:date>
            </office:change-info>
          </text:insertion>
        </text:changed-region>
        <text:changed-region xml:id="ct93825579666176" text:id="ct93825579666176">
          <text:insertion>
            <office:change-info>
              <dc:creator>Julia Ringo</dc:creator>
              <dc:date>2023-10-18T10:56:00</dc:date>
            </office:change-info>
          </text:insertion>
        </text:changed-region>
        <text:changed-region xml:id="ct93825579667408" text:id="ct93825579667408">
          <text:insertion>
            <office:change-info>
              <dc:creator>Julia Ringo</dc:creator>
              <dc:date>2023-10-18T10:56:00</dc:date>
            </office:change-info>
          </text:insertion>
        </text:changed-region>
        <text:changed-region xml:id="ct93825579554016" text:id="ct93825579554016">
          <text:insertion>
            <office:change-info>
              <dc:creator>Julia Ringo</dc:creator>
              <dc:date>2023-10-18T10:56:00</dc:date>
            </office:change-info>
          </text:insertion>
        </text:changed-region>
        <text:changed-region xml:id="ct93825579559536" text:id="ct93825579559536">
          <text:deletion>
            <office:change-info>
              <dc:creator>Julia Ringo</dc:creator>
              <dc:date>2023-10-18T10:56:00</dc:date>
            </office:change-info>
            <text:p text:style-name="Text_20_body"><text:span text:style-name="T1"><text:s/></text:span></text:p>
          </text:deletion>
        </text:changed-region>
        <text:changed-region xml:id="ct93825579567632" text:id="ct93825579567632">
          <text:insertion>
            <office:change-info>
              <dc:creator>Julia Ringo</dc:creator>
              <dc:date>2023-10-18T10:56:00</dc:date>
            </office:change-info>
          </text:insertion>
        </text:changed-region>
        <text:changed-region xml:id="ct93825579570928" text:id="ct93825579570928">
          <text:deletion>
            <office:change-info>
              <dc:creator>Julia Ringo</dc:creator>
              <dc:date>2023-10-18T10:56:00</dc:date>
            </office:change-info>
            <text:p text:style-name="Text_20_body"><text:span text:style-name="T1">,</text:span></text:p>
          </text:deletion>
        </text:changed-region>
        <text:changed-region xml:id="ct93825579310592" text:id="ct93825579310592">
          <text:deletion>
            <office:change-info>
              <dc:creator>Julia Ringo</dc:creator>
              <dc:date>2023-10-18T10:56:00</dc:date>
            </office:change-info>
            <text:p text:style-name="Text_20_body"><text:span text:style-name="T1">gave </text:span></text:p>
          </text:deletion>
        </text:changed-region>
        <text:changed-region xml:id="ct93825579311152" text:id="ct93825579311152">
          <text:insertion>
            <office:change-info>
              <dc:creator>Julia Ringo</dc:creator>
              <dc:date>2023-10-18T10:56:00</dc:date>
            </office:change-info>
          </text:insertion>
        </text:changed-region>
        <text:changed-region xml:id="ct93825579604640" text:id="ct93825579604640">
          <text:deletion>
            <office:change-info>
              <dc:creator>Julia Ringo</dc:creator>
              <dc:date>2023-10-18T10:56:00</dc:date>
            </office:change-info>
            <text:p text:style-name="Text_20_body"><text:span text:style-name="T1">the instruction that would begin the maneuver</text:span></text:p>
          </text:deletion>
        </text:changed-region>
        <text:changed-region xml:id="ct93825579605760" text:id="ct93825579605760">
          <text:deletion>
            <office:change-info>
              <dc:creator>Julia Ringo</dc:creator>
              <dc:date>2023-10-18T10:56:00</dc:date>
            </office:change-info>
            <text:p text:style-name="Text_20_body"><text:span text:style-name="T1">,</text:span></text:p>
          </text:deletion>
        </text:changed-region>
        <text:changed-region xml:id="ct93825579313568" text:id="ct93825579313568">
          <text:insertion>
            <office:change-info>
              <dc:creator>Julia Ringo</dc:creator>
              <dc:date>2023-10-18T10:57:00</dc:date>
            </office:change-info>
          </text:insertion>
        </text:changed-region>
        <text:changed-region xml:id="ct93825574758432" text:id="ct93825574758432">
          <text:deletion>
            <office:change-info>
              <dc:creator>Julia Ringo</dc:creator>
              <dc:date>2023-10-18T10:57:00</dc:date>
            </office:change-info>
            <text:p text:style-name="Text_20_body"><text:span text:style-name="T1">,</text:span></text:p>
          </text:deletion>
        </text:changed-region>
        <text:changed-region xml:id="ct93825579608896" text:id="ct93825579608896">
          <text:insertion>
            <office:change-info>
              <dc:creator>Julia Ringo</dc:creator>
              <dc:date>2023-10-18T10:57:00</dc:date>
            </office:change-info>
          </text:insertion>
        </text:changed-region>
        <text:changed-region xml:id="ct93825579610176" text:id="ct93825579610176">
          <text:deletion>
            <office:change-info>
              <dc:creator>Julia Ringo</dc:creator>
              <dc:date>2023-10-10T11:08:00</dc:date>
            </office:change-info>
            <text:p text:style-name="Text_20_body"><text:span text:style-name="T1">…</text:span></text:p>
          </text:deletion>
        </text:changed-region>
        <text:changed-region xml:id="ct93825579616976" text:id="ct93825579616976">
          <text:insertion>
            <office:change-info>
              <dc:creator>Julia Ringo</dc:creator>
              <dc:date>2023-10-10T11:08:00</dc:date>
            </office:change-info>
          </text:insertion>
        </text:changed-region>
        <text:changed-region xml:id="ct93825579624160" text:id="ct93825579624160">
          <text:deletion>
            <office:change-info>
              <dc:creator>Julia Ringo</dc:creator>
              <dc:date>2023-10-18T10:59:00</dc:date>
            </office:change-info>
            <text:p text:style-name="Text_20_body"><text:span text:style-name="T1">closed </text:span></text:p>
          </text:deletion>
        </text:changed-region>
        <text:changed-region xml:id="ct93825579625440" text:id="ct93825579625440">
          <text:insertion>
            <office:change-info>
              <dc:creator>Julia Ringo</dc:creator>
              <dc:date>2023-10-18T10:59:00</dc:date>
            </office:change-info>
          </text:insertion>
        </text:changed-region>
        <text:changed-region xml:id="ct93825579627280" text:id="ct93825579627280">
          <text:deletion>
            <office:change-info>
              <dc:creator>Julia Ringo</dc:creator>
              <dc:date>2023-10-18T10:59:00</dc:date>
            </office:change-info>
            <text:p text:style-name="Text_20_body"><text:span text:style-name="T1"><text:s/>himself</text:span></text:p>
          </text:deletion>
        </text:changed-region>
        <text:changed-region xml:id="ct93825579629152" text:id="ct93825579629152">
          <text:deletion>
            <office:change-info>
              <dc:creator>Julia Ringo</dc:creator>
              <dc:date>2023-10-18T10:59:00</dc:date>
            </office:change-info>
            <text:p text:style-name="Text_20_body"><text:span text:style-name="T1">the </text:span></text:p>
          </text:deletion>
        </text:changed-region>
        <text:changed-region xml:id="ct93825579629792" text:id="ct93825579629792">
          <text:deletion>
            <office:change-info>
              <dc:creator>Julia Ringo</dc:creator>
              <dc:date>2023-10-18T10:59:00</dc:date>
            </office:change-info>
            <text:p text:style-name="Text_20_body"><text:span text:style-name="T1">was </text:span></text:p>
          </text:deletion>
        </text:changed-region>
        <text:changed-region xml:id="ct93825579636400" text:id="ct93825579636400">
          <text:insertion>
            <office:change-info>
              <dc:creator>Julia Ringo</dc:creator>
              <dc:date>2023-10-18T10:59:00</dc:date>
            </office:change-info>
          </text:insertion>
        </text:changed-region>
        <text:changed-region xml:id="ct93825579639120" text:id="ct93825579639120">
          <text:deletion>
            <office:change-info>
              <dc:creator>Julia Ringo</dc:creator>
              <dc:date>2023-10-18T10:59:00</dc:date>
            </office:change-info>
            <text:p text:style-name="Text_20_body"><text:span text:style-name="T1">hing</text:span></text:p>
          </text:deletion>
        </text:changed-region>
        <text:changed-region xml:id="ct93825579273248" text:id="ct93825579273248">
          <text:insertion>
            <office:change-info>
              <dc:creator>Julia Ringo</dc:creator>
              <dc:date>2023-10-18T10:59:00</dc:date>
            </office:change-info>
          </text:insertion>
        </text:changed-region>
        <text:changed-region xml:id="ct93825575509616" text:id="ct93825575509616">
          <text:deletion>
            <office:change-info>
              <dc:creator>Julia Ringo</dc:creator>
              <dc:date>2023-10-10T11:08:00</dc:date>
            </office:change-info>
            <text:p text:style-name="Text_20_body"><text:span text:style-name="T1">…</text:span></text:p>
          </text:deletion>
        </text:changed-region>
        <text:changed-region xml:id="ct93825578760176" text:id="ct93825578760176">
          <text:insertion>
            <office:change-info>
              <dc:creator>Julia Ringo</dc:creator>
              <dc:date>2023-10-10T11:08:00</dc:date>
            </office:change-info>
          </text:insertion>
        </text:changed-region>
        <text:changed-region xml:id="ct93825579449104" text:id="ct93825579449104">
          <text:deletion>
            <office:change-info>
              <dc:creator>Julia Ringo</dc:creator>
              <dc:date>2023-10-18T11:00:00</dc:date>
            </office:change-info>
            <text:p text:style-name="Text_20_body"><text:span text:style-name="T1"><text:s/></text:span></text:p>
          </text:deletion>
        </text:changed-region>
        <text:changed-region xml:id="ct93825579538896" text:id="ct93825579538896">
          <text:deletion>
            <office:change-info>
              <dc:creator>Julia Ringo</dc:creator>
              <dc:date>2023-10-10T11:08:00</dc:date>
            </office:change-info>
            <text:p text:style-name="Text_20_body"><text:span text:style-name="T1">…</text:span></text:p>
          </text:deletion>
        </text:changed-region>
        <text:changed-region xml:id="ct93825579538256" text:id="ct93825579538256">
          <text:insertion>
            <office:change-info>
              <dc:creator>Julia Ringo</dc:creator>
              <dc:date>2023-10-10T11:08:00</dc:date>
            </office:change-info>
          </text:insertion>
        </text:changed-region>
        <text:changed-region xml:id="ct93825579537616" text:id="ct93825579537616">
          <text:deletion>
            <office:change-info>
              <dc:creator>Julia Ringo</dc:creator>
              <dc:date>2023-10-05T13:15:00</dc:date>
            </office:change-info>
            <text:p text:style-name="Text_20_body"><text:span text:style-name="T1"><text:s/>— </text:span></text:p>
          </text:deletion>
        </text:changed-region>
        <text:changed-region xml:id="ct93825577750544" text:id="ct93825577750544">
          <text:insertion>
            <office:change-info>
              <dc:creator>Julia Ringo</dc:creator>
              <dc:date>2023-10-05T13:15:00</dc:date>
            </office:change-info>
          </text:insertion>
        </text:changed-region>
        <text:changed-region xml:id="ct93825574815312" text:id="ct93825574815312">
          <text:insertion>
            <office:change-info>
              <dc:creator>Julia Ringo</dc:creator>
              <dc:date>2023-10-18T11:00:00</dc:date>
            </office:change-info>
          </text:insertion>
        </text:changed-region>
        <text:changed-region xml:id="ct93825574820240" text:id="ct93825574820240">
          <text:insertion>
            <office:change-info>
              <dc:creator>Julia Ringo</dc:creator>
              <dc:date>2023-10-18T11:00:00</dc:date>
            </office:change-info>
          </text:insertion>
        </text:changed-region>
        <text:changed-region xml:id="ct93825573708064" text:id="ct93825573708064">
          <text:deletion>
            <office:change-info>
              <dc:creator>Julia Ringo</dc:creator>
              <dc:date>2023-10-18T11:00:00</dc:date>
            </office:change-info>
            <text:p text:style-name="Text_20_body"><text:span text:style-name="T1">H</text:span></text:p>
          </text:deletion>
        </text:changed-region>
        <text:changed-region xml:id="ct93825574842112" text:id="ct93825574842112">
          <text:insertion>
            <office:change-info>
              <dc:creator>Julia Ringo</dc:creator>
              <dc:date>2023-10-18T11:00:00</dc:date>
            </office:change-info>
          </text:insertion>
        </text:changed-region>
        <text:changed-region xml:id="ct93825574008416" text:id="ct93825574008416">
          <text:deletion>
            <office:change-info>
              <dc:creator>Julia Ringo</dc:creator>
              <dc:date>2023-10-18T11:00:00</dc:date>
            </office:change-info>
            <text:p text:style-name="Text_20_body"><text:span text:style-name="T1">,</text:span></text:p>
          </text:deletion>
        </text:changed-region>
        <text:changed-region xml:id="ct93825579692704" text:id="ct93825579692704">
          <text:insertion>
            <office:change-info>
              <dc:creator>Julia Ringo</dc:creator>
              <dc:date>2023-10-18T11:01:00</dc:date>
            </office:change-info>
          </text:insertion>
        </text:changed-region>
        <text:changed-region xml:id="ct93825579692944" text:id="ct93825579692944">
          <text:deletion>
            <office:change-info>
              <dc:creator>Julia Ringo</dc:creator>
              <dc:date>2023-10-18T11:01:00</dc:date>
            </office:change-info>
            <text:p text:style-name="Text_20_body"><text:span text:style-name="T1">a</text:span></text:p>
          </text:deletion>
        </text:changed-region>
        <text:changed-region xml:id="ct93825579694752" text:id="ct93825579694752">
          <text:deletion>
            <office:change-info>
              <dc:creator>Julia Ringo</dc:creator>
              <dc:date>2023-10-10T11:08:00</dc:date>
            </office:change-info>
            <text:p text:style-name="Text_20_body"><text:span text:style-name="T1">…</text:span></text:p>
          </text:deletion>
        </text:changed-region>
        <text:changed-region xml:id="ct93825579694992" text:id="ct93825579694992">
          <text:insertion>
            <office:change-info>
              <dc:creator>Julia Ringo</dc:creator>
              <dc:date>2023-10-10T11:08:00</dc:date>
            </office:change-info>
          </text:insertion>
        </text:changed-region>
        <text:changed-region xml:id="ct93825579695232" text:id="ct93825579695232">
          <text:deletion>
            <office:change-info>
              <dc:creator>Julia Ringo</dc:creator>
              <dc:date>2023-10-18T11:01:00</dc:date>
            </office:change-info>
            <text:p text:style-name="Text_20_body"><text:span text:style-name="T1"><text:s/></text:span></text:p>
          </text:deletion>
        </text:changed-region>
        <text:changed-region xml:id="ct93825579696352" text:id="ct93825579696352">
          <text:deletion>
            <office:change-info>
              <dc:creator>Julia Ringo</dc:creator>
              <dc:date>2023-10-18T11:01:00</dc:date>
            </office:change-info>
            <text:p text:style-name="Text_20_body"><text:span text:style-name="T1">moving forward toward the cargo hold </text:span></text:p>
          </text:deletion>
        </text:changed-region>
        <text:changed-region xml:id="ct93825579696112" text:id="ct93825579696112">
          <text:deletion>
            <office:change-info>
              <dc:creator>Julia Ringo</dc:creator>
              <dc:date>2023-10-18T11:01:00</dc:date>
            </office:change-info>
            <text:p text:style-name="Text_20_body"><text:span text:style-name="T1">Captain </text:span></text:p>
          </text:deletion>
        </text:changed-region>
        <text:changed-region xml:id="ct93825579697520" text:id="ct93825579697520">
          <text:deletion>
            <office:change-info>
              <dc:creator>Julia Ringo</dc:creator>
              <dc:date>2023-10-18T11:01:00</dc:date>
            </office:change-info>
            <text:p text:style-name="Text_20_body"><text:span text:style-name="T1">the seat </text:span></text:p>
          </text:deletion>
        </text:changed-region>
        <text:changed-region xml:id="ct93825579697760" text:id="ct93825579697760">
          <text:insertion>
            <office:change-info>
              <dc:creator>Julia Ringo</dc:creator>
              <dc:date>2023-10-18T11:01:00</dc:date>
            </office:change-info>
          </text:insertion>
        </text:changed-region>
        <text:changed-region xml:id="ct93825579698000" text:id="ct93825579698000">
          <text:insertion>
            <office:change-info>
              <dc:creator>Julia Ringo</dc:creator>
              <dc:date>2023-10-18T11:01:00</dc:date>
            </office:change-info>
          </text:insertion>
        </text:changed-region>
        <text:changed-region xml:id="ct93825579698528" text:id="ct93825579698528">
          <text:deletion>
            <office:change-info>
              <dc:creator>Julia Ringo</dc:creator>
              <dc:date>2023-10-18T11:02:00</dc:date>
            </office:change-info>
            <text:p text:style-name="Text_20_body"><text:span text:style-name="T1">,</text:span></text:p>
          </text:deletion>
        </text:changed-region>
        <text:changed-region xml:id="ct93825579703744" text:id="ct93825579703744">
          <text:deletion>
            <office:change-info>
              <dc:creator>Julia Ringo</dc:creator>
              <dc:date>2023-10-05T13:15:00</dc:date>
            </office:change-info>
            <text:p text:style-name="Text_20_body"><text:span text:style-name="T1"><text:s/>— </text:span></text:p>
          </text:deletion>
        </text:changed-region>
        <text:changed-region xml:id="ct93825579703984" text:id="ct93825579703984">
          <text:insertion>
            <office:change-info>
              <dc:creator>Julia Ringo</dc:creator>
              <dc:date>2023-10-05T13:15:00</dc:date>
            </office:change-info>
          </text:insertion>
        </text:changed-region>
        <text:changed-region xml:id="ct93825579704224" text:id="ct93825579704224">
          <text:deletion>
            <office:change-info>
              <dc:creator>Julia Ringo</dc:creator>
              <dc:date>2023-10-05T13:15:00</dc:date>
            </office:change-info>
            <text:p text:style-name="Text_20_body"><text:span text:style-name="T1"><text:s/>— </text:span></text:p>
          </text:deletion>
        </text:changed-region>
        <text:changed-region xml:id="ct93825579704464" text:id="ct93825579704464">
          <text:insertion>
            <office:change-info>
              <dc:creator>Julia Ringo</dc:creator>
              <dc:date>2023-10-05T13:15:00</dc:date>
            </office:change-info>
          </text:insertion>
        </text:changed-region>
        <text:changed-region xml:id="ct93825579704704" text:id="ct93825579704704">
          <text:deletion>
            <office:change-info>
              <dc:creator>Julia Ringo</dc:creator>
              <dc:date>2023-10-10T11:08:00</dc:date>
            </office:change-info>
            <text:p text:style-name="Text_20_body"><text:span text:style-name="T1">…</text:span></text:p>
          </text:deletion>
        </text:changed-region>
        <text:changed-region xml:id="ct93825579704944" text:id="ct93825579704944">
          <text:insertion>
            <office:change-info>
              <dc:creator>Julia Ringo</dc:creator>
              <dc:date>2023-10-10T11:08:00</dc:date>
            </office:change-info>
          </text:insertion>
        </text:changed-region>
        <text:changed-region xml:id="ct93825579705184" text:id="ct93825579705184">
          <text:deletion>
            <office:change-info>
              <dc:creator>Julia Ringo</dc:creator>
              <dc:date>2023-10-18T11:02:00</dc:date>
            </office:change-info>
            <text:p text:style-name="Text_20_body"><text:span text:style-name="T1"><text:s/></text:span></text:p>
          </text:deletion>
        </text:changed-region>
        <text:changed-region xml:id="ct93825579705424" text:id="ct93825579705424">
          <text:insertion>
            <office:change-info>
              <dc:creator>Julia Ringo</dc:creator>
              <dc:date>2023-10-18T11:02:00</dc:date>
            </office:change-info>
          </text:insertion>
        </text:changed-region>
        <text:changed-region xml:id="ct93825579706304" text:id="ct93825579706304">
          <text:deletion>
            <office:change-info>
              <dc:creator>Julia Ringo</dc:creator>
              <dc:date>2023-10-18T11:02:00</dc:date>
            </office:change-info>
            <text:p text:style-name="Text_20_body"><text:span text:style-name="T1">,</text:span></text:p>
          </text:deletion>
        </text:changed-region>
        <text:changed-region xml:id="ct93825579706544" text:id="ct93825579706544">
          <text:insertion>
            <office:change-info>
              <dc:creator>Julia Ringo</dc:creator>
              <dc:date>2023-10-18T11:02:00</dc:date>
            </office:change-info>
          </text:insertion>
        </text:changed-region>
        <text:changed-region xml:id="ct93825579706784" text:id="ct93825579706784">
          <text:deletion>
            <office:change-info>
              <dc:creator>Julia Ringo</dc:creator>
              <dc:date>2023-10-18T11:02:00</dc:date>
            </office:change-info>
            <text:p text:style-name="Text_20_body"><text:span text:style-name="T1">,</text:span></text:p>
          </text:deletion>
        </text:changed-region>
        <text:changed-region xml:id="ct93825579707024" text:id="ct93825579707024">
          <text:insertion>
            <office:change-info>
              <dc:creator>Julia Ringo</dc:creator>
              <dc:date>2023-10-18T11:02:00</dc:date>
            </office:change-info>
          </text:insertion>
        </text:changed-region>
        <text:changed-region xml:id="ct93825579707504" text:id="ct93825579707504">
          <text:deletion>
            <office:change-info>
              <dc:creator>Julia Ringo</dc:creator>
              <dc:date>2023-10-18T11:02:00</dc:date>
            </office:change-info>
            <text:p text:style-name="Text_20_body"><text:span text:style-name="T1">d</text:span></text:p>
          </text:deletion>
        </text:changed-region>
        <text:changed-region xml:id="ct93825579707264" text:id="ct93825579707264">
          <text:insertion>
            <office:change-info>
              <dc:creator>Julia Ringo</dc:creator>
              <dc:date>2023-10-18T11:03:00</dc:date>
            </office:change-info>
          </text:insertion>
        </text:changed-region>
        <text:changed-region xml:id="ct93825579711680" text:id="ct93825579711680">
          <text:deletion>
            <office:change-info>
              <dc:creator>Julia Ringo</dc:creator>
              <dc:date>2023-10-05T13:15:00</dc:date>
            </office:change-info>
            <text:p text:style-name="Text_20_body"><text:span text:style-name="T2"><text:s/>— </text:span></text:p>
          </text:deletion>
        </text:changed-region>
        <text:changed-region xml:id="ct93825579711920" text:id="ct93825579711920">
          <text:insertion>
            <office:change-info>
              <dc:creator>Julia Ringo</dc:creator>
              <dc:date>2023-10-05T13:15:00</dc:date>
            </office:change-info>
          </text:insertion>
        </text:changed-region>
        <text:changed-region xml:id="ct93825579712160" text:id="ct93825579712160">
          <text:deletion>
            <office:change-info>
              <dc:creator>Julia Ringo</dc:creator>
              <dc:date>2023-10-05T13:15:00</dc:date>
            </office:change-info>
            <text:p text:style-name="Text_20_body"><text:span text:style-name="T1"><text:s/>— </text:span></text:p>
          </text:deletion>
        </text:changed-region>
        <text:changed-region xml:id="ct93825579712800" text:id="ct93825579712800">
          <text:insertion>
            <office:change-info>
              <dc:creator>Julia Ringo</dc:creator>
              <dc:date>2023-10-05T13:15:00</dc:date>
            </office:change-info>
          </text:insertion>
        </text:changed-region>
        <text:changed-region xml:id="ct93825579713888" text:id="ct93825579713888">
          <text:deletion>
            <office:change-info>
              <dc:creator>Julia Ringo</dc:creator>
              <dc:date>2023-10-10T11:08:00</dc:date>
            </office:change-info>
            <text:p text:style-name="Text_20_body"><text:span text:style-name="T1">…</text:span></text:p>
          </text:deletion>
        </text:changed-region>
        <text:changed-region xml:id="ct93825579715152" text:id="ct93825579715152">
          <text:insertion>
            <office:change-info>
              <dc:creator>Julia Ringo</dc:creator>
              <dc:date>2023-10-10T11:08:00</dc:date>
            </office:change-info>
          </text:insertion>
        </text:changed-region>
        <text:changed-region xml:id="ct93825579716336" text:id="ct93825579716336">
          <text:deletion>
            <office:change-info>
              <dc:creator>Julia Ringo</dc:creator>
              <dc:date>2023-10-05T13:15:00</dc:date>
            </office:change-info>
            <text:p text:style-name="Text_20_body"><text:span text:style-name="T1"><text:s/>— </text:span></text:p>
          </text:deletion>
        </text:changed-region>
        <text:changed-region xml:id="ct93825579719040" text:id="ct93825579719040">
          <text:insertion>
            <office:change-info>
              <dc:creator>Julia Ringo</dc:creator>
              <dc:date>2023-10-05T13:15:00</dc:date>
            </office:change-info>
          </text:insertion>
        </text:changed-region>
        <text:changed-region xml:id="ct93825579719280" text:id="ct93825579719280">
          <text:deletion>
            <office:change-info>
              <dc:creator>Julia Ringo</dc:creator>
              <dc:date>2023-10-05T13:15:00</dc:date>
            </office:change-info>
            <text:p text:style-name="Text_20_body"><text:span text:style-name="T1"><text:s/>— </text:span></text:p>
          </text:deletion>
        </text:changed-region>
        <text:changed-region xml:id="ct93825579720160" text:id="ct93825579720160">
          <text:insertion>
            <office:change-info>
              <dc:creator>Julia Ringo</dc:creator>
              <dc:date>2023-10-05T13:15:00</dc:date>
            </office:change-info>
          </text:insertion>
        </text:changed-region>
        <text:changed-region xml:id="ct93825579720400" text:id="ct93825579720400">
          <text:deletion>
            <office:change-info>
              <dc:creator>Julia Ringo</dc:creator>
              <dc:date>2023-10-05T13:15:00</dc:date>
            </office:change-info>
            <text:p text:style-name="Text_20_body"><text:span text:style-name="T1"><text:s/>— </text:span></text:p>
          </text:deletion>
        </text:changed-region>
        <text:changed-region xml:id="ct93825579720640" text:id="ct93825579720640">
          <text:insertion>
            <office:change-info>
              <dc:creator>Julia Ringo</dc:creator>
              <dc:date>2023-10-05T13:15:00</dc:date>
            </office:change-info>
          </text:insertion>
        </text:changed-region>
        <text:changed-region xml:id="ct93825579722288" text:id="ct93825579722288">
          <text:insertion>
            <office:change-info>
              <dc:creator>Julia Ringo</dc:creator>
              <dc:date>2023-10-18T11:04:00</dc:date>
            </office:change-info>
          </text:insertion>
        </text:changed-region>
        <text:changed-region xml:id="ct93825579699664" text:id="ct93825579699664">
          <text:insertion>
            <office:change-info>
              <dc:creator>Julia Ringo</dc:creator>
              <dc:date>2023-10-18T11:04:00</dc:date>
            </office:change-info>
          </text:insertion>
        </text:changed-region>
        <text:changed-region xml:id="ct93825579726896" text:id="ct93825579726896">
          <text:insertion>
            <office:change-info>
              <dc:creator>Julia Ringo</dc:creator>
              <dc:date>2023-10-18T11:04:00</dc:date>
            </office:change-info>
          </text:insertion>
        </text:changed-region>
        <text:changed-region xml:id="ct93825579731344" text:id="ct93825579731344">
          <text:deletion>
            <office:change-info>
              <dc:creator>Julia Ringo</dc:creator>
              <dc:date>2023-10-18T11:05:00</dc:date>
            </office:change-info>
            <text:p text:style-name="Text_20_body"><text:span text:style-name="T1">-</text:span></text:p>
          </text:deletion>
        </text:changed-region>
        <text:changed-region xml:id="ct93825579731584" text:id="ct93825579731584">
          <text:insertion>
            <office:change-info>
              <dc:creator>Julia Ringo</dc:creator>
              <dc:date>2023-10-18T11:05:00</dc:date>
            </office:change-info>
          </text:insertion>
        </text:changed-region>
        <text:changed-region xml:id="ct93825579733472" text:id="ct93825579733472">
          <text:insertion>
            <office:change-info>
              <dc:creator>Julia Ringo</dc:creator>
              <dc:date>2023-10-18T11:05:00</dc:date>
            </office:change-info>
          </text:insertion>
        </text:changed-region>
        <text:changed-region xml:id="ct93825575642976" text:id="ct93825575642976">
          <text:deletion>
            <office:change-info>
              <dc:creator>Julia Ringo</dc:creator>
              <dc:date>2023-10-05T13:15:00</dc:date>
            </office:change-info>
            <text:p text:style-name="Text_20_body"><text:span text:style-name="T1"><text:s/>— </text:span></text:p>
          </text:deletion>
        </text:changed-region>
        <text:changed-region xml:id="ct93825579736768" text:id="ct93825579736768">
          <text:insertion>
            <office:change-info>
              <dc:creator>Julia Ringo</dc:creator>
              <dc:date>2023-10-05T13:15:00</dc:date>
            </office:change-info>
          </text:insertion>
        </text:changed-region>
        <text:changed-region xml:id="ct93825579737008" text:id="ct93825579737008">
          <text:deletion>
            <office:change-info>
              <dc:creator>Julia Ringo</dc:creator>
              <dc:date>2023-10-05T13:15:00</dc:date>
            </office:change-info>
            <text:p text:style-name="Text_20_body"><text:span text:style-name="T1"><text:s/>— </text:span></text:p>
          </text:deletion>
        </text:changed-region>
        <text:changed-region xml:id="ct93825579737248" text:id="ct93825579737248">
          <text:insertion>
            <office:change-info>
              <dc:creator>Julia Ringo</dc:creator>
              <dc:date>2023-10-05T13:15:00</dc:date>
            </office:change-info>
          </text:insertion>
        </text:changed-region>
        <text:changed-region xml:id="ct93825579737488" text:id="ct93825579737488">
          <text:deletion>
            <office:change-info>
              <dc:creator>Julia Ringo</dc:creator>
              <dc:date>2023-10-18T11:06:00</dc:date>
            </office:change-info>
            <text:p text:style-name="Text_20_body"><text:span text:style-name="T1">w</text:span></text:p>
          </text:deletion>
        </text:changed-region>
        <text:changed-region xml:id="ct93825579739728" text:id="ct93825579739728">
          <text:insertion>
            <office:change-info>
              <dc:creator>Julia Ringo</dc:creator>
              <dc:date>2023-10-18T11:06:00</dc:date>
            </office:change-info>
          </text:insertion>
        </text:changed-region>
        <text:changed-region xml:id="ct93825579741888" text:id="ct93825579741888">
          <text:insertion>
            <office:change-info>
              <dc:creator>Julia Ringo</dc:creator>
              <dc:date>2023-10-18T11:06:00</dc:date>
            </office:change-info>
          </text:insertion>
        </text:changed-region>
        <text:changed-region xml:id="ct93825579742128" text:id="ct93825579742128">
          <text:deletion>
            <office:change-info>
              <dc:creator>Julia Ringo</dc:creator>
              <dc:date>2023-10-18T11:06:00</dc:date>
            </office:change-info>
            <text:p text:style-name="Text_20_body"><text:span text:style-name="T1">,</text:span></text:p>
          </text:deletion>
        </text:changed-region>
        <text:changed-region xml:id="ct93825579742368" text:id="ct93825579742368">
          <text:insertion>
            <office:change-info>
              <dc:creator>Julia Ringo</dc:creator>
              <dc:date>2023-10-18T11:06:00</dc:date>
            </office:change-info>
          </text:insertion>
        </text:changed-region>
        <text:changed-region xml:id="ct93825579742608" text:id="ct93825579742608">
          <text:deletion>
            <office:change-info>
              <dc:creator>Julia Ringo</dc:creator>
              <dc:date>2023-10-18T11:06:00</dc:date>
            </office:change-info>
            <text:p text:style-name="Text_20_body"><text:span text:style-name="T1">w</text:span></text:p>
          </text:deletion>
        </text:changed-region>
        <text:changed-region xml:id="ct93825579744336" text:id="ct93825579744336">
          <text:insertion>
            <office:change-info>
              <dc:creator>Julia Ringo</dc:creator>
              <dc:date>2023-10-18T11:07:00</dc:date>
            </office:change-info>
          </text:insertion>
        </text:changed-region>
        <text:changed-region xml:id="ct93825579749248" text:id="ct93825579749248">
          <text:deletion>
            <office:change-info>
              <dc:creator>Julia Ringo</dc:creator>
              <dc:date>2023-10-18T11:07:00</dc:date>
            </office:change-info>
            <text:p text:style-name="Text_20_body"><text:span text:style-name="T1">,</text:span></text:p>
          </text:deletion>
        </text:changed-region>
        <text:changed-region xml:id="ct93825579751072" text:id="ct93825579751072">
          <text:deletion>
            <office:change-info>
              <dc:creator>Julia Ringo</dc:creator>
              <dc:date>2023-10-05T13:15:00</dc:date>
            </office:change-info>
            <text:p text:style-name="Text_20_body"><text:span text:style-name="T2"><text:s/>— </text:span></text:p>
          </text:deletion>
        </text:changed-region>
        <text:changed-region xml:id="ct93825579751312" text:id="ct93825579751312">
          <text:insertion>
            <office:change-info>
              <dc:creator>Julia Ringo</dc:creator>
              <dc:date>2023-10-05T13:15:00</dc:date>
            </office:change-info>
          </text:insertion>
        </text:changed-region>
        <text:changed-region xml:id="ct93825579751552" text:id="ct93825579751552">
          <text:deletion>
            <office:change-info>
              <dc:creator>Julia Ringo</dc:creator>
              <dc:date>2023-10-05T13:15:00</dc:date>
            </office:change-info>
            <text:p text:style-name="Text_20_body"><text:span text:style-name="T1"><text:s/>— </text:span></text:p>
          </text:deletion>
        </text:changed-region>
        <text:changed-region xml:id="ct93825579751792" text:id="ct93825579751792">
          <text:insertion>
            <office:change-info>
              <dc:creator>Julia Ringo</dc:creator>
              <dc:date>2023-10-05T13:15:00</dc:date>
            </office:change-info>
          </text:insertion>
        </text:changed-region>
        <text:changed-region xml:id="ct93825579753088" text:id="ct93825579753088">
          <text:insertion>
            <office:change-info>
              <dc:creator>Julia Ringo</dc:creator>
              <dc:date>2023-10-18T11:07:00</dc:date>
            </office:change-info>
          </text:insertion>
        </text:changed-region>
        <text:changed-region xml:id="ct93825579753328" text:id="ct93825579753328">
          <text:deletion>
            <office:change-info>
              <dc:creator>Julia Ringo</dc:creator>
              <dc:date>2023-10-18T11:07:00</dc:date>
            </office:change-info>
            <text:p text:style-name="Text_20_body"><text:span text:style-name="T1">,</text:span></text:p>
          </text:deletion>
        </text:changed-region>
        <text:changed-region xml:id="ct93825579754112" text:id="ct93825579754112">
          <text:insertion>
            <office:change-info>
              <dc:creator>Julia Ringo</dc:creator>
              <dc:date>2023-10-18T11:07:00</dc:date>
            </office:change-info>
          </text:insertion>
        </text:changed-region>
        <text:changed-region xml:id="ct93825579754352" text:id="ct93825579754352">
          <text:deletion>
            <office:change-info>
              <dc:creator>Julia Ringo</dc:creator>
              <dc:date>2023-10-18T11:07:00</dc:date>
            </office:change-info>
            <text:p text:style-name="Text_20_body"><text:span text:style-name="T1">g</text:span></text:p>
          </text:deletion>
        </text:changed-region>
        <text:changed-region xml:id="ct93825579754928" text:id="ct93825579754928">
          <text:insertion>
            <office:change-info>
              <dc:creator>Julia Ringo</dc:creator>
              <dc:date>2023-10-18T11:07:00</dc:date>
            </office:change-info>
          </text:insertion>
        </text:changed-region>
        <text:changed-region xml:id="ct93825579757168" text:id="ct93825579757168">
          <text:insertion>
            <office:change-info>
              <dc:creator>Julia Ringo</dc:creator>
              <dc:date>2023-10-18T11:07:00</dc:date>
            </office:change-info>
          </text:insertion>
        </text:changed-region>
        <text:changed-region xml:id="ct93825579757488" text:id="ct93825579757488">
          <text:deletion>
            <office:change-info>
              <dc:creator>Julia Ringo</dc:creator>
              <dc:date>2023-10-18T11:07:00</dc:date>
            </office:change-info>
            <text:p text:style-name="Text_20_body"><text:span text:style-name="T1"><text:s/></text:span></text:p>
          </text:deletion>
        </text:changed-region>
        <text:changed-region xml:id="ct93825579759312" text:id="ct93825579759312">
          <text:insertion>
            <office:change-info>
              <dc:creator>Julia Ringo</dc:creator>
              <dc:date>2023-10-18T12:54:00</dc:date>
            </office:change-info>
          </text:insertion>
        </text:changed-region>
        <text:changed-region xml:id="ct93825579759552" text:id="ct93825579759552">
          <text:deletion>
            <office:change-info>
              <dc:creator>Julia Ringo</dc:creator>
              <dc:date>2023-10-18T12:54:00</dc:date>
            </office:change-info>
            <text:p text:style-name="Text_20_body"><text:span text:style-name="T1">uch</text:span></text:p>
          </text:deletion>
        </text:changed-region>
        <text:changed-region xml:id="ct93825579759792" text:id="ct93825579759792">
          <text:deletion>
            <office:change-info>
              <dc:creator>Julia Ringo</dc:creator>
              <dc:date>2023-10-05T13:15:00</dc:date>
            </office:change-info>
            <text:p text:style-name="Text_20_body"><text:span text:style-name="T1"><text:s/>— </text:span></text:p>
          </text:deletion>
        </text:changed-region>
        <text:changed-region xml:id="ct93825579760032" text:id="ct93825579760032">
          <text:insertion>
            <office:change-info>
              <dc:creator>Julia Ringo</dc:creator>
              <dc:date>2023-10-05T13:15:00</dc:date>
            </office:change-info>
          </text:insertion>
        </text:changed-region>
        <text:changed-region xml:id="ct93825579760512" text:id="ct93825579760512">
          <text:insertion>
            <office:change-info>
              <dc:creator>Julia Ringo</dc:creator>
              <dc:date>2023-10-18T12:55:00</dc:date>
            </office:change-info>
          </text:insertion>
        </text:changed-region>
        <text:changed-region xml:id="ct93825579760752" text:id="ct93825579760752">
          <text:insertion>
            <office:change-info>
              <dc:creator>Julia Ringo</dc:creator>
              <dc:date>2023-10-18T11:08:00</dc:date>
            </office:change-info>
          </text:insertion>
        </text:changed-region>
        <text:changed-region xml:id="ct93825579760272" text:id="ct93825579760272">
          <text:insertion>
            <office:change-info>
              <dc:creator>Julia Ringo</dc:creator>
              <dc:date>2023-10-18T12:55:00</dc:date>
            </office:change-info>
          </text:insertion>
        </text:changed-region>
        <text:changed-region xml:id="ct93825579760992" text:id="ct93825579760992">
          <text:insertion>
            <office:change-info>
              <dc:creator>Julia Ringo</dc:creator>
              <dc:date>2023-10-18T11:08:00</dc:date>
            </office:change-info>
          </text:insertion>
        </text:changed-region>
        <text:changed-region xml:id="ct93825579761392" text:id="ct93825579761392">
          <text:deletion>
            <office:change-info>
              <dc:creator>Julia Ringo</dc:creator>
              <dc:date>2023-10-18T12:55:00</dc:date>
            </office:change-info>
            <text:p text:style-name="Text_20_body"><text:span text:style-name="T1">whole </text:span></text:p>
          </text:deletion>
        </text:changed-region>
        <text:changed-region xml:id="ct93825579762320" text:id="ct93825579762320">
          <text:deletion>
            <office:change-info>
              <dc:creator>Julia Ringo</dc:creator>
              <dc:date>2023-10-18T12:55:00</dc:date>
            </office:change-info>
            <text:p text:style-name="Text_20_body"><text:span text:style-name="T1">, she reflected</text:span></text:p>
          </text:deletion>
        </text:changed-region>
        <text:changed-region xml:id="ct93825579763664" text:id="ct93825579763664">
          <text:deletion>
            <office:change-info>
              <dc:creator>Julia Ringo</dc:creator>
              <dc:date>2023-10-18T11:08:00</dc:date>
            </office:change-info>
            <text:p text:style-name="Text_20_body"><text:span text:style-name="T1">against her </text:span></text:p>
          </text:deletion>
        </text:changed-region>
        <text:changed-region xml:id="ct93825579764848" text:id="ct93825579764848">
          <text:insertion>
            <office:change-info>
              <dc:creator>Julia Ringo</dc:creator>
              <dc:date>2023-10-18T12:55:00</dc:date>
            </office:change-info>
          </text:insertion>
        </text:changed-region>
        <text:changed-region xml:id="ct93825579766544" text:id="ct93825579766544">
          <text:insertion>
            <office:change-info>
              <dc:creator>Julia Ringo</dc:creator>
              <dc:date>2023-10-18T12:56:00</dc:date>
            </office:change-info>
          </text:insertion>
        </text:changed-region>
        <text:changed-region xml:id="ct93825579767520" text:id="ct93825579767520">
          <text:deletion>
            <office:change-info>
              <dc:creator>Julia Ringo</dc:creator>
              <dc:date>2023-10-18T12:56:00</dc:date>
            </office:change-info>
            <text:p text:style-name="Text_20_body"><text:span text:style-name="T1">deep</text:span></text:p>
          </text:deletion>
        </text:changed-region>
        <text:changed-region xml:id="ct93825579768400" text:id="ct93825579768400">
          <text:insertion>
            <office:change-info>
              <dc:creator>Julia Ringo</dc:creator>
              <dc:date>2023-10-18T12:56:00</dc:date>
            </office:change-info>
          </text:insertion>
        </text:changed-region>
        <text:changed-region xml:id="ct93825579768640" text:id="ct93825579768640">
          <text:insertion>
            <office:change-info>
              <dc:creator>Julia Ringo</dc:creator>
              <dc:date>2023-10-18T12:56:00</dc:date>
            </office:change-info>
          </text:insertion>
        </text:changed-region>
        <text:changed-region xml:id="ct93825579768880" text:id="ct93825579768880">
          <text:insertion>
            <office:change-info>
              <dc:creator>Julia Ringo</dc:creator>
              <dc:date>2023-10-18T12:56:00</dc:date>
            </office:change-info>
          </text:insertion>
        </text:changed-region>
        <text:changed-region xml:id="ct93825579769120" text:id="ct93825579769120">
          <text:deletion>
            <office:change-info>
              <dc:creator>Julia Ringo</dc:creator>
              <dc:date>2023-10-18T12:56:00</dc:date>
            </office:change-info>
            <text:p text:style-name="Text_20_body"><text:span text:style-name="T1">.</text:span></text:p>
          </text:deletion>
        </text:changed-region>
        <text:changed-region xml:id="ct93825579769648" text:id="ct93825579769648">
          <text:insertion>
            <office:change-info>
              <dc:creator>Julia Ringo</dc:creator>
              <dc:date>2023-10-18T12:56:00</dc:date>
            </office:change-info>
          </text:insertion>
        </text:changed-region>
        <text:changed-region xml:id="ct93825579769888" text:id="ct93825579769888">
          <text:deletion>
            <office:change-info>
              <dc:creator>Julia Ringo</dc:creator>
              <dc:date>2023-10-18T12:56:00</dc:date>
            </office:change-info>
            <text:p text:style-name="Text_20_body"><text:span text:style-name="T1">S</text:span></text:p>
          </text:deletion>
        </text:changed-region>
        <text:changed-region xml:id="ct93825579770480" text:id="ct93825579770480">
          <text:insertion>
            <office:change-info>
              <dc:creator>Julia Ringo</dc:creator>
              <dc:date>2023-10-18T12:56:00</dc:date>
            </office:change-info>
          </text:insertion>
        </text:changed-region>
        <text:changed-region xml:id="ct93825579771008" text:id="ct93825579771008">
          <text:insertion>
            <office:change-info>
              <dc:creator>Julia Ringo</dc:creator>
              <dc:date>2023-10-18T12:57:00</dc:date>
            </office:change-info>
          </text:insertion>
        </text:changed-region>
        <text:changed-region xml:id="ct93825579771248" text:id="ct93825579771248">
          <text:deletion>
            <office:change-info>
              <dc:creator>Julia Ringo</dc:creator>
              <dc:date>2023-10-18T12:57:00</dc:date>
            </office:change-info>
            <text:p text:style-name="Text_20_body"><text:span text:style-name="T1">,</text:span></text:p>
          </text:deletion>
        </text:changed-region>
        <text:changed-region xml:id="ct93825579771488" text:id="ct93825579771488">
          <text:insertion>
            <office:change-info>
              <dc:creator>Julia Ringo</dc:creator>
              <dc:date>2023-10-18T12:57:00</dc:date>
            </office:change-info>
          </text:insertion>
        </text:changed-region>
        <text:changed-region xml:id="ct93825579771728" text:id="ct93825579771728">
          <text:deletion>
            <office:change-info>
              <dc:creator>Julia Ringo</dc:creator>
              <dc:date>2023-10-18T12:57:00</dc:date>
            </office:change-info>
            <text:p text:style-name="Text_20_body"><text:span text:style-name="T1">w</text:span></text:p>
          </text:deletion>
        </text:changed-region>
        <text:changed-region xml:id="ct93825579771968" text:id="ct93825579771968">
          <text:insertion>
            <office:change-info>
              <dc:creator>Julia Ringo</dc:creator>
              <dc:date>2023-10-18T12:57:00</dc:date>
            </office:change-info>
          </text:insertion>
        </text:changed-region>
        <text:changed-region xml:id="ct93825579772208" text:id="ct93825579772208">
          <text:deletion>
            <office:change-info>
              <dc:creator>Julia Ringo</dc:creator>
              <dc:date>2023-10-18T12:57:00</dc:date>
            </office:change-info>
            <text:p text:style-name="Text_20_body"><text:span text:style-name="T1">,</text:span></text:p>
          </text:deletion>
        </text:changed-region>
        <text:changed-region xml:id="ct93825579775648" text:id="ct93825579775648">
          <text:insertion>
            <office:change-info>
              <dc:creator>Julia Ringo</dc:creator>
              <dc:date>2023-10-18T12:57:00</dc:date>
            </office:change-info>
          </text:insertion>
        </text:changed-region>
        <text:changed-region xml:id="ct93825579775888" text:id="ct93825579775888">
          <text:insertion>
            <office:change-info>
              <dc:creator>Julia Ringo</dc:creator>
              <dc:date>2023-10-18T12:57:00</dc:date>
            </office:change-info>
          </text:insertion>
        </text:changed-region>
        <text:changed-region xml:id="ct93825579778160" text:id="ct93825579778160">
          <text:insertion>
            <office:change-info>
              <dc:creator>Julia Ringo</dc:creator>
              <dc:date>2023-10-18T12:57:00</dc:date>
            </office:change-info>
          </text:insertion>
        </text:changed-region>
        <text:changed-region xml:id="ct93825579778480" text:id="ct93825579778480">
          <text:deletion>
            <office:change-info>
              <dc:creator>Julia Ringo</dc:creator>
              <dc:date>2023-10-18T12:57:00</dc:date>
            </office:change-info>
            <text:p text:style-name="Text_20_body"><text:span text:style-name="T1"><text:s/>and </text:span></text:p>
          </text:deletion>
        </text:changed-region>
        <text:changed-region xml:id="ct93825579781648" text:id="ct93825579781648">
          <text:deletion>
            <office:change-info>
              <dc:creator>Julia Ringo</dc:creator>
              <dc:date>2023-10-18T12:57:00</dc:date>
            </office:change-info>
            <text:p text:style-name="Text_20_body"><text:span text:style-name="T1">Hemi continued, </text:span></text:p>
          </text:deletion>
        </text:changed-region>
        <text:changed-region xml:id="ct93825579781888" text:id="ct93825579781888">
          <text:insertion>
            <office:change-info>
              <dc:creator>Julia Ringo</dc:creator>
              <dc:date>2023-10-18T12:57:00</dc:date>
            </office:change-info>
          </text:insertion>
        </text:changed-region>
        <text:changed-region xml:id="ct93825579782480" text:id="ct93825579782480">
          <text:deletion>
            <office:change-info>
              <dc:creator>Julia Ringo</dc:creator>
              <dc:date>2023-10-18T12:57:00</dc:date>
            </office:change-info>
            <text:p text:style-name="Text_20_body"><text:span text:style-name="T1">.</text:span></text:p>
          </text:deletion>
        </text:changed-region>
        <text:changed-region xml:id="ct93825579783072" text:id="ct93825579783072">
          <text:insertion>
            <office:change-info>
              <dc:creator>Julia Ringo</dc:creator>
              <dc:date>2023-10-18T12:57:00</dc:date>
            </office:change-info>
          </text:insertion>
        </text:changed-region>
        <text:changed-region xml:id="ct93825579783792" text:id="ct93825579783792">
          <text:deletion>
            <office:change-info>
              <dc:creator>Julia Ringo</dc:creator>
              <dc:date>2023-10-05T13:15:00</dc:date>
            </office:change-info>
            <text:p text:style-name="Text_20_body"><text:span text:style-name="T1"><text:s/>— </text:span></text:p>
          </text:deletion>
        </text:changed-region>
        <text:changed-region xml:id="ct93825579784432" text:id="ct93825579784432">
          <text:insertion>
            <office:change-info>
              <dc:creator>Julia Ringo</dc:creator>
              <dc:date>2023-10-05T13:15:00</dc:date>
            </office:change-info>
          </text:insertion>
        </text:changed-region>
        <text:changed-region xml:id="ct93825579787792" text:id="ct93825579787792">
          <text:deletion>
            <office:change-info>
              <dc:creator>Julia Ringo</dc:creator>
              <dc:date>2023-10-18T12:58:00</dc:date>
            </office:change-info>
            <text:p text:style-name="Text_20_body"><text:span text:style-name="T1">,</text:span></text:p>
          </text:deletion>
        </text:changed-region>
        <text:changed-region xml:id="ct93825579791840" text:id="ct93825579791840">
          <text:insertion>
            <office:change-info>
              <dc:creator>Julia Ringo</dc:creator>
              <dc:date>2023-10-18T12:58:00</dc:date>
            </office:change-info>
          </text:insertion>
        </text:changed-region>
        <text:changed-region xml:id="ct93825579792080" text:id="ct93825579792080">
          <text:deletion>
            <office:change-info>
              <dc:creator>Julia Ringo</dc:creator>
              <dc:date>2023-10-18T12:58:00</dc:date>
            </office:change-info>
            <text:p text:style-name="Text_20_body"><text:span text:style-name="T1"><text:s/>up</text:span></text:p>
          </text:deletion>
        </text:changed-region>
        <text:changed-region xml:id="ct93825579793008" text:id="ct93825579793008">
          <text:insertion>
            <office:change-info>
              <dc:creator>Julia Ringo</dc:creator>
              <dc:date>2023-10-18T12:59:00</dc:date>
            </office:change-info>
          </text:insertion>
        </text:changed-region>
        <text:changed-region xml:id="ct93825579793248" text:id="ct93825579793248">
          <text:insertion>
            <office:change-info>
              <dc:creator>Julia Ringo</dc:creator>
              <dc:date>2023-10-18T13:00:00</dc:date>
            </office:change-info>
          </text:insertion>
        </text:changed-region>
        <text:changed-region xml:id="ct93825579794192" text:id="ct93825579794192">
          <text:deletion>
            <office:change-info>
              <dc:creator>Julia Ringo</dc:creator>
              <dc:date>2023-10-18T13:00:00</dc:date>
            </office:change-info>
            <text:p text:style-name="Text_20_body"><text:span text:style-name="T1">they </text:span></text:p>
          </text:deletion>
        </text:changed-region>
        <text:changed-region xml:id="ct93825579794672" text:id="ct93825579794672">
          <text:insertion>
            <office:change-info>
              <dc:creator>Julia Ringo</dc:creator>
              <dc:date>2023-10-18T13:00:00</dc:date>
            </office:change-info>
          </text:insertion>
        </text:changed-region>
        <text:changed-region xml:id="ct93825579794912" text:id="ct93825579794912">
          <text:insertion>
            <office:change-info>
              <dc:creator>Julia Ringo</dc:creator>
              <dc:date>2023-10-18T13:00:00</dc:date>
            </office:change-info>
          </text:insertion>
        </text:changed-region>
        <text:changed-region xml:id="ct93825579794432" text:id="ct93825579794432">
          <text:insertion>
            <office:change-info>
              <dc:creator>Julia Ringo</dc:creator>
              <dc:date>2023-10-18T13:01:00</dc:date>
            </office:change-info>
          </text:insertion>
        </text:changed-region>
        <text:changed-region xml:id="ct93825579798272" text:id="ct93825579798272">
          <text:deletion>
            <office:change-info>
              <dc:creator>Julia Ringo</dc:creator>
              <dc:date>2023-10-05T13:15:00</dc:date>
            </office:change-info>
            <text:p text:style-name="Text_20_body"><text:span text:style-name="T2"><text:s/>— </text:span></text:p>
          </text:deletion>
        </text:changed-region>
        <text:changed-region xml:id="ct93825579811248" text:id="ct93825579811248">
          <text:insertion>
            <office:change-info>
              <dc:creator>Julia Ringo</dc:creator>
              <dc:date>2023-10-05T13:15:00</dc:date>
            </office:change-info>
          </text:insertion>
        </text:changed-region>
        <text:changed-region xml:id="ct93825579805904" text:id="ct93825579805904">
          <text:insertion>
            <office:change-info>
              <dc:creator>Julia Ringo</dc:creator>
              <dc:date>2023-10-18T13:01:00</dc:date>
            </office:change-info>
          </text:insertion>
        </text:changed-region>
        <text:changed-region xml:id="ct93825579814672" text:id="ct93825579814672">
          <text:insertion>
            <office:change-info>
              <dc:creator>Julia Ringo</dc:creator>
              <dc:date>2023-10-18T13:02:00</dc:date>
            </office:change-info>
          </text:insertion>
        </text:changed-region>
        <text:changed-region xml:id="ct93825579814912" text:id="ct93825579814912">
          <text:deletion>
            <office:change-info>
              <dc:creator>Julia Ringo</dc:creator>
              <dc:date>2023-10-18T13:02:00</dc:date>
            </office:change-info>
            <text:p text:style-name="Text_20_body"><text:span text:style-name="T1">; </text:span></text:p>
          </text:deletion>
        </text:changed-region>
        <text:changed-region xml:id="ct93825579816368" text:id="ct93825579816368">
          <text:insertion>
            <office:change-info>
              <dc:creator>Julia Ringo</dc:creator>
              <dc:date>2023-10-18T13:02:00</dc:date>
            </office:change-info>
          </text:insertion>
        </text:changed-region>
        <text:changed-region xml:id="ct93825575817936" text:id="ct93825575817936">
          <text:insertion>
            <office:change-info>
              <dc:creator>Julia Ringo</dc:creator>
              <dc:date>2023-10-19T13:20:00</dc:date>
            </office:change-info>
          </text:insertion>
        </text:changed-region>
        <text:changed-region xml:id="ct93825575818672" text:id="ct93825575818672">
          <text:insertion>
            <office:change-info>
              <dc:creator>Julia Ringo</dc:creator>
              <dc:date>2023-10-18T13:06:00</dc:date>
            </office:change-info>
          </text:insertion>
        </text:changed-region>
        <text:changed-region xml:id="ct93825579574160" text:id="ct93825579574160">
          <text:deletion>
            <office:change-info>
              <dc:creator>Julia Ringo</dc:creator>
              <dc:date>2023-10-18T13:06:00</dc:date>
            </office:change-info>
            <text:p text:style-name="Text_20_body"><text:span text:style-name="T1">. And likewise started</text:span></text:p>
          </text:deletion>
        </text:changed-region>
        <text:changed-region xml:id="ct93825579600016" text:id="ct93825579600016">
          <text:deletion>
            <office:change-info>
              <dc:creator>Julia Ringo</dc:creator>
              <dc:date>2023-10-20T07:51:00</dc:date>
            </office:change-info>
            <text:p text:style-name="Text_20_body"><text:span text:style-name="T1">up </text:span></text:p>
          </text:deletion>
        </text:changed-region>
        <text:changed-region xml:id="ct93825579589344" text:id="ct93825579589344">
          <text:insertion>
            <office:change-info>
              <dc:creator>Julia Ringo</dc:creator>
              <dc:date>2023-10-20T07:52:00</dc:date>
            </office:change-info>
          </text:insertion>
        </text:changed-region>
        <text:changed-region xml:id="ct93825575828960" text:id="ct93825575828960">
          <text:insertion>
            <office:change-info>
              <dc:creator>Julia Ringo</dc:creator>
              <dc:date>2023-10-20T07:52:00</dc:date>
            </office:change-info>
          </text:insertion>
        </text:changed-region>
        <text:changed-region xml:id="ct93825575828592" text:id="ct93825575828592">
          <text:insertion>
            <office:change-info>
              <dc:creator>Julia Ringo</dc:creator>
              <dc:date>2023-10-20T07:52:00</dc:date>
            </office:change-info>
          </text:insertion>
        </text:changed-region>
        <text:changed-region xml:id="ct93825579810752" text:id="ct93825579810752">
          <text:deletion>
            <office:change-info>
              <dc:creator>Julia Ringo</dc:creator>
              <dc:date>2023-10-20T07:52:00</dc:date>
            </office:change-info>
            <text:p text:style-name="Text_20_body"><text:span text:style-name="T1">close to do anything about it</text:span></text:p>
          </text:deletion>
        </text:changed-region>
        <text:changed-region xml:id="ct93825579779120" text:id="ct93825579779120">
          <text:insertion>
            <office:change-info>
              <dc:creator>Julia Ringo</dc:creator>
              <dc:date>2023-10-20T07:52:00</dc:date>
            </office:change-info>
          </text:insertion>
        </text:changed-region>
        <text:changed-region xml:id="ct93825579579120" text:id="ct93825579579120">
          <text:deletion>
            <office:change-info>
              <dc:creator>Julia Ringo</dc:creator>
              <dc:date>2023-10-20T07:52:00</dc:date>
            </office:change-info>
            <text:p text:style-name="Text_20_body"><text:span text:style-name="T1">paying </text:span></text:p>
          </text:deletion>
        </text:changed-region>
        <text:changed-region xml:id="ct93825579578592" text:id="ct93825579578592">
          <text:deletion>
            <office:change-info>
              <dc:creator>Julia Ringo</dc:creator>
              <dc:date>2023-10-05T13:15:00</dc:date>
            </office:change-info>
            <text:p text:style-name="Text_20_body"><text:span text:style-name="T1"><text:s/>— </text:span></text:p>
          </text:deletion>
        </text:changed-region>
        <text:changed-region xml:id="ct93825579785648" text:id="ct93825579785648">
          <text:insertion>
            <office:change-info>
              <dc:creator>Julia Ringo</dc:creator>
              <dc:date>2023-10-05T13:15:00</dc:date>
            </office:change-info>
          </text:insertion>
        </text:changed-region>
        <text:changed-region xml:id="ct93825579576320" text:id="ct93825579576320">
          <text:deletion>
            <office:change-info>
              <dc:creator>Julia Ringo</dc:creator>
              <dc:date>2023-10-05T13:15:00</dc:date>
            </office:change-info>
            <text:p text:style-name="Text_20_body"><text:span text:style-name="T1"><text:s/>— </text:span></text:p>
          </text:deletion>
        </text:changed-region>
        <text:changed-region xml:id="ct93825579575680" text:id="ct93825579575680">
          <text:insertion>
            <office:change-info>
              <dc:creator>Julia Ringo</dc:creator>
              <dc:date>2023-10-05T13:15:00</dc:date>
            </office:change-info>
          </text:insertion>
        </text:changed-region>
        <text:changed-region xml:id="ct93825579574800" text:id="ct93825579574800">
          <text:deletion>
            <office:change-info>
              <dc:creator>Julia Ringo</dc:creator>
              <dc:date>2023-10-05T13:15:00</dc:date>
            </office:change-info>
            <text:p text:style-name="Text_20_body"><text:span text:style-name="T1"><text:s/>— </text:span></text:p>
          </text:deletion>
        </text:changed-region>
        <text:changed-region xml:id="ct93825579422592" text:id="ct93825579422592">
          <text:insertion>
            <office:change-info>
              <dc:creator>Julia Ringo</dc:creator>
              <dc:date>2023-10-05T13:15:00</dc:date>
            </office:change-info>
          </text:insertion>
        </text:changed-region>
        <text:changed-region xml:id="ct93825579646416" text:id="ct93825579646416">
          <text:deletion>
            <office:change-info>
              <dc:creator>Julia Ringo</dc:creator>
              <dc:date>2023-10-20T07:53:00</dc:date>
            </office:change-info>
            <text:p text:style-name="Text_20_body"><text:span text:style-name="T1">marking </text:span></text:p>
          </text:deletion>
        </text:changed-region>
        <text:changed-region xml:id="ct93825579698240" text:id="ct93825579698240">
          <text:insertion>
            <office:change-info>
              <dc:creator>Julia Ringo</dc:creator>
              <dc:date>2023-10-20T07:53:00</dc:date>
            </office:change-info>
          </text:insertion>
        </text:changed-region>
        <text:changed-region xml:id="ct93825579702816" text:id="ct93825579702816">
          <text:deletion>
            <office:change-info>
              <dc:creator>Julia Ringo</dc:creator>
              <dc:date>2023-10-05T13:15:00</dc:date>
            </office:change-info>
            <text:p text:style-name="Text_20_body"><text:span text:style-name="T1"><text:s/>— </text:span></text:p>
          </text:deletion>
        </text:changed-region>
        <text:changed-region xml:id="ct93825579703456" text:id="ct93825579703456">
          <text:insertion>
            <office:change-info>
              <dc:creator>Julia Ringo</dc:creator>
              <dc:date>2023-10-05T13:15:00</dc:date>
            </office:change-info>
          </text:insertion>
        </text:changed-region>
        <text:changed-region xml:id="ct93825579706016" text:id="ct93825579706016">
          <text:deletion>
            <office:change-info>
              <dc:creator>Julia Ringo</dc:creator>
              <dc:date>2023-10-05T13:15:00</dc:date>
            </office:change-info>
            <text:p text:style-name="Text_20_body"><text:span text:style-name="T1"><text:s/>— </text:span></text:p>
          </text:deletion>
        </text:changed-region>
        <text:changed-region xml:id="ct93825579707744" text:id="ct93825579707744">
          <text:insertion>
            <office:change-info>
              <dc:creator>Julia Ringo</dc:creator>
              <dc:date>2023-10-05T13:15:00</dc:date>
            </office:change-info>
          </text:insertion>
        </text:changed-region>
        <text:changed-region xml:id="ct93825579709568" text:id="ct93825579709568">
          <text:insertion>
            <office:change-info>
              <dc:creator>Julia Ringo</dc:creator>
              <dc:date>2023-10-20T07:53:00</dc:date>
            </office:change-info>
          </text:insertion>
        </text:changed-region>
        <text:changed-region xml:id="ct93825575963856" text:id="ct93825575963856">
          <text:insertion>
            <office:change-info>
              <dc:creator>Julia Ringo</dc:creator>
              <dc:date>2023-10-20T07:53:00</dc:date>
            </office:change-info>
          </text:insertion>
        </text:changed-region>
        <text:changed-region xml:id="ct93825575862208" text:id="ct93825575862208">
          <text:deletion>
            <office:change-info>
              <dc:creator>Julia Ringo</dc:creator>
              <dc:date>2023-10-20T07:53:00</dc:date>
            </office:change-info>
            <text:p text:style-name="Text_20_body"><text:span text:style-name="T1">.</text:span></text:p>
          </text:deletion>
        </text:changed-region>
        <text:changed-region xml:id="ct93825575962576" text:id="ct93825575962576">
          <text:insertion>
            <office:change-info>
              <dc:creator>Julia Ringo</dc:creator>
              <dc:date>2023-10-20T07:53:00</dc:date>
            </office:change-info>
          </text:insertion>
        </text:changed-region>
        <text:changed-region xml:id="ct93825575974352" text:id="ct93825575974352">
          <text:deletion>
            <office:change-info>
              <dc:creator>Julia Ringo</dc:creator>
              <dc:date>2023-10-20T07:54:00</dc:date>
            </office:change-info>
            <text:p text:style-name="Text_20_body"><text:span text:style-name="T1">,</text:span></text:p>
          </text:deletion>
        </text:changed-region>
        <text:changed-region xml:id="ct93825575973984" text:id="ct93825575973984">
          <text:deletion>
            <office:change-info>
              <dc:creator>Julia Ringo</dc:creator>
              <dc:date>2023-10-20T07:54:00</dc:date>
            </office:change-info>
            <text:p text:style-name="Text_20_body"><text:span text:style-name="T1">,</text:span></text:p>
          </text:deletion>
        </text:changed-region>
        <text:changed-region xml:id="ct93825579719872" text:id="ct93825579719872">
          <text:insertion>
            <office:change-info>
              <dc:creator>Julia Ringo</dc:creator>
              <dc:date>2023-10-20T07:54:00</dc:date>
            </office:change-info>
          </text:insertion>
        </text:changed-region>
        <text:changed-region xml:id="ct93825579721232" text:id="ct93825579721232">
          <text:insertion>
            <office:change-info>
              <dc:creator>Julia Ringo</dc:creator>
              <dc:date>2023-10-20T07:54:00</dc:date>
            </office:change-info>
          </text:insertion>
        </text:changed-region>
        <text:changed-region xml:id="ct93825579640400" text:id="ct93825579640400">
          <text:deletion>
            <office:change-info>
              <dc:creator>Julia Ringo</dc:creator>
              <dc:date>2023-10-05T13:15:00</dc:date>
            </office:change-info>
            <text:p text:style-name="Text_20_body"><text:span text:style-name="T1"><text:s/>— </text:span></text:p>
          </text:deletion>
        </text:changed-region>
        <text:changed-region xml:id="ct93825579724000" text:id="ct93825579724000">
          <text:insertion>
            <office:change-info>
              <dc:creator>Julia Ringo</dc:creator>
              <dc:date>2023-10-05T13:15:00</dc:date>
            </office:change-info>
          </text:insertion>
        </text:changed-region>
        <text:changed-region xml:id="ct93825579727136" text:id="ct93825579727136">
          <text:insertion>
            <office:change-info>
              <dc:creator>Julia Ringo</dc:creator>
              <dc:date>2023-10-20T07:55:00</dc:date>
            </office:change-info>
          </text:insertion>
        </text:changed-region>
        <text:changed-region xml:id="ct93825579741600" text:id="ct93825579741600">
          <text:deletion>
            <office:change-info>
              <dc:creator>Julia Ringo</dc:creator>
              <dc:date>2023-10-20T08:15:00</dc:date>
            </office:change-info>
            <text:p text:style-name="Text_20_body"><text:span text:style-name="T1">the </text:span></text:p>
          </text:deletion>
        </text:changed-region>
        <text:changed-region xml:id="ct93825579743200" text:id="ct93825579743200">
          <text:insertion>
            <office:change-info>
              <dc:creator>Julia Ringo</dc:creator>
              <dc:date>2023-10-20T08:15:00</dc:date>
            </office:change-info>
          </text:insertion>
        </text:changed-region>
        <text:changed-region xml:id="ct93825579743840" text:id="ct93825579743840">
          <text:insertion>
            <office:change-info>
              <dc:creator>Julia Ringo</dc:creator>
              <dc:date>2023-10-20T08:15:00</dc:date>
            </office:change-info>
          </text:insertion>
        </text:changed-region>
        <text:changed-region xml:id="ct93825579744784" text:id="ct93825579744784">
          <text:deletion>
            <office:change-info>
              <dc:creator>Julia Ringo</dc:creator>
              <dc:date>2023-10-20T08:15:00</dc:date>
            </office:change-info>
            <text:p text:style-name="Text_20_body"><text:span text:style-name="T1">in the </text:span><text:span text:style-name="T2">Gnat</text:span><text:span text:style-name="T1"> </text:span></text:p>
          </text:deletion>
        </text:changed-region>
        <text:changed-region xml:id="ct93825579750784" text:id="ct93825579750784">
          <text:deletion>
            <office:change-info>
              <dc:creator>Julia Ringo</dc:creator>
              <dc:date>2023-10-20T08:16:00</dc:date>
            </office:change-info>
            <text:p text:style-name="Text_20_body"><text:span text:style-name="T1"><text:s/>static as they were not executing any changes to speed, direction, or depth</text:span></text:p>
          </text:deletion>
        </text:changed-region>
        <text:changed-region xml:id="ct93825579759024" text:id="ct93825579759024">
          <text:deletion>
            <office:change-info>
              <dc:creator>Julia Ringo</dc:creator>
              <dc:date>2023-10-05T13:15:00</dc:date>
            </office:change-info>
            <text:p text:style-name="Text_20_body"><text:span text:style-name="T1"><text:s/>— </text:span></text:p>
          </text:deletion>
        </text:changed-region>
        <text:changed-region xml:id="ct93825579761632" text:id="ct93825579761632">
          <text:insertion>
            <office:change-info>
              <dc:creator>Julia Ringo</dc:creator>
              <dc:date>2023-10-05T13:15:00</dc:date>
            </office:change-info>
          </text:insertion>
        </text:changed-region>
        <text:changed-region xml:id="ct93825579765088" text:id="ct93825579765088">
          <text:deletion>
            <office:change-info>
              <dc:creator>Julia Ringo</dc:creator>
              <dc:date>2023-10-05T13:15:00</dc:date>
            </office:change-info>
            <text:p text:style-name="Text_20_body"><text:span text:style-name="T1"><text:s/>— </text:span></text:p>
          </text:deletion>
        </text:changed-region>
        <text:changed-region xml:id="ct93825579768112" text:id="ct93825579768112">
          <text:insertion>
            <office:change-info>
              <dc:creator>Julia Ringo</dc:creator>
              <dc:date>2023-10-05T13:15:00</dc:date>
            </office:change-info>
          </text:insertion>
        </text:changed-region>
        <text:changed-region xml:id="ct93825579769360" text:id="ct93825579769360">
          <text:insertion>
            <office:change-info>
              <dc:creator>Julia Ringo</dc:creator>
              <dc:date>2023-10-20T08:16:00</dc:date>
            </office:change-info>
          </text:insertion>
        </text:changed-region>
        <text:changed-region xml:id="ct93825579788032" text:id="ct93825579788032">
          <text:insertion>
            <office:change-info>
              <dc:creator>Julia Ringo</dc:creator>
              <dc:date>2023-10-20T08:16:00</dc:date>
            </office:change-info>
          </text:insertion>
        </text:changed-region>
        <text:changed-region xml:id="ct93825579789056" text:id="ct93825579789056">
          <text:deletion>
            <office:change-info>
              <dc:creator>Julia Ringo</dc:creator>
              <dc:date>2023-10-05T13:15:00</dc:date>
            </office:change-info>
            <text:p text:style-name="Text_20_body"><text:span text:style-name="T1"><text:s/>— </text:span></text:p>
          </text:deletion>
        </text:changed-region>
        <text:changed-region xml:id="ct93825579789696" text:id="ct93825579789696">
          <text:insertion>
            <office:change-info>
              <dc:creator>Julia Ringo</dc:creator>
              <dc:date>2023-10-05T13:15:00</dc:date>
            </office:change-info>
          </text:insertion>
        </text:changed-region>
        <text:changed-region xml:id="ct93825579790336" text:id="ct93825579790336">
          <text:insertion>
            <office:change-info>
              <dc:creator>Julia Ringo</dc:creator>
              <dc:date>2023-10-20T08:16:00</dc:date>
            </office:change-info>
          </text:insertion>
        </text:changed-region>
        <text:changed-region xml:id="ct93825579795840" text:id="ct93825579795840">
          <text:insertion>
            <office:change-info>
              <dc:creator>Julia Ringo</dc:creator>
              <dc:date>2023-10-20T08:16:00</dc:date>
            </office:change-info>
          </text:insertion>
        </text:changed-region>
        <text:changed-region xml:id="ct93825579797104" text:id="ct93825579797104">
          <text:deletion>
            <office:change-info>
              <dc:creator>Julia Ringo</dc:creator>
              <dc:date>2023-10-10T11:08:00</dc:date>
            </office:change-info>
            <text:p text:style-name="Text_20_body"><text:span text:style-name="T1">…</text:span></text:p>
          </text:deletion>
        </text:changed-region>
        <text:changed-region xml:id="ct93825579797744" text:id="ct93825579797744">
          <text:insertion>
            <office:change-info>
              <dc:creator>Julia Ringo</dc:creator>
              <dc:date>2023-10-10T11:08:00</dc:date>
            </office:change-info>
          </text:insertion>
        </text:changed-region>
        <text:changed-region xml:id="ct93825579821216" text:id="ct93825579821216">
          <text:insertion>
            <office:change-info>
              <dc:creator>Julia Ringo</dc:creator>
              <dc:date>2023-10-20T08:16:00</dc:date>
            </office:change-info>
          </text:insertion>
        </text:changed-region>
        <text:changed-region xml:id="ct93825579639760" text:id="ct93825579639760">
          <text:deletion>
            <office:change-info>
              <dc:creator>Julia Ringo</dc:creator>
              <dc:date>2023-10-05T13:15:00</dc:date>
            </office:change-info>
            <text:p text:style-name="Text_20_body"><text:span text:style-name="T1"><text:s/>— </text:span></text:p>
          </text:deletion>
        </text:changed-region>
        <text:changed-region xml:id="ct93825579785984" text:id="ct93825579785984">
          <text:insertion>
            <office:change-info>
              <dc:creator>Julia Ringo</dc:creator>
              <dc:date>2023-10-05T13:15:00</dc:date>
            </office:change-info>
          </text:insertion>
        </text:changed-region>
        <text:changed-region xml:id="ct93825576118080" text:id="ct93825576118080">
          <text:deletion>
            <office:change-info>
              <dc:creator>Julia Ringo</dc:creator>
              <dc:date>2023-10-20T08:17:00</dc:date>
            </office:change-info>
            <text:p text:style-name="Text_20_body"><text:span text:style-name="T1">,</text:span></text:p>
          </text:deletion>
        </text:changed-region>
        <text:changed-region xml:id="ct93825579805392" text:id="ct93825579805392">
          <text:insertion>
            <office:change-info>
              <dc:creator>Julia Ringo</dc:creator>
              <dc:date>2023-10-20T08:17:00</dc:date>
            </office:change-info>
          </text:insertion>
        </text:changed-region>
        <text:changed-region xml:id="ct93825579814400" text:id="ct93825579814400">
          <text:deletion>
            <office:change-info>
              <dc:creator>Julia Ringo</dc:creator>
              <dc:date>2023-10-20T08:17:00</dc:date>
            </office:change-info>
            <text:p text:style-name="First_20_Paragraph"><text:span text:style-name="T1">u</text:span></text:p>
          </text:deletion>
        </text:changed-region>
        <text:changed-region xml:id="ct93825579845488" text:id="ct93825579845488">
          <text:deletion>
            <office:change-info>
              <dc:creator>Julia Ringo</dc:creator>
              <dc:date>2023-10-10T11:08:00</dc:date>
            </office:change-info>
            <text:p text:style-name="First_20_Paragraph"><text:span text:style-name="T1">…</text:span></text:p>
          </text:deletion>
        </text:changed-region>
        <text:changed-region xml:id="ct93825579846736" text:id="ct93825579846736">
          <text:insertion>
            <office:change-info>
              <dc:creator>Julia Ringo</dc:creator>
              <dc:date>2023-10-10T11:08:00</dc:date>
            </office:change-info>
          </text:insertion>
        </text:changed-region>
        <text:changed-region xml:id="ct93825579846976" text:id="ct93825579846976">
          <text:deletion>
            <office:change-info>
              <dc:creator>Julia Ringo</dc:creator>
              <dc:date>2023-10-20T08:17:00</dc:date>
            </office:change-info>
            <text:p text:style-name="First_20_Paragraph"><text:span text:style-name="T1"><text:s/></text:span></text:p>
          </text:deletion>
        </text:changed-region>
        <text:changed-region xml:id="ct93825576162096" text:id="ct93825576162096">
          <text:deletion>
            <office:change-info>
              <dc:creator>Julia Ringo</dc:creator>
              <dc:date>2023-10-10T11:08:00</dc:date>
            </office:change-info>
            <text:p text:style-name="Text_20_body"><text:span text:style-name="T1">…</text:span></text:p>
          </text:deletion>
        </text:changed-region>
        <text:changed-region xml:id="ct93825576098576" text:id="ct93825576098576">
          <text:insertion>
            <office:change-info>
              <dc:creator>Julia Ringo</dc:creator>
              <dc:date>2023-10-10T11:08:00</dc:date>
            </office:change-info>
          </text:insertion>
        </text:changed-region>
        <text:changed-region xml:id="ct93825579850576" text:id="ct93825579850576">
          <text:deletion>
            <office:change-info>
              <dc:creator>Julia Ringo</dc:creator>
              <dc:date>2023-10-20T08:17:00</dc:date>
            </office:change-info>
            <text:p text:style-name="Text_20_body"><text:span text:style-name="T1"><text:s/></text:span></text:p>
          </text:deletion>
        </text:changed-region>
        <text:changed-region xml:id="ct93825579850816" text:id="ct93825579850816">
          <text:deletion>
            <office:change-info>
              <dc:creator>Julia Ringo</dc:creator>
              <dc:date>2023-10-10T11:08:00</dc:date>
            </office:change-info>
            <text:p text:style-name="Text_20_body"><text:span text:style-name="T1">…</text:span></text:p>
          </text:deletion>
        </text:changed-region>
        <text:changed-region xml:id="ct93825579851056" text:id="ct93825579851056">
          <text:insertion>
            <office:change-info>
              <dc:creator>Julia Ringo</dc:creator>
              <dc:date>2023-10-10T11:08:00</dc:date>
            </office:change-info>
          </text:insertion>
        </text:changed-region>
        <text:changed-region xml:id="ct93825579851296" text:id="ct93825579851296">
          <text:deletion>
            <office:change-info>
              <dc:creator>Julia Ringo</dc:creator>
              <dc:date>2023-10-20T08:17:00</dc:date>
            </office:change-info>
            <text:p text:style-name="Text_20_body"><text:span text:style-name="T1"><text:s/></text:span></text:p>
          </text:deletion>
        </text:changed-region>
        <text:changed-region xml:id="ct93825579853696" text:id="ct93825579853696">
          <text:deletion>
            <office:change-info>
              <dc:creator>Julia Ringo</dc:creator>
              <dc:date>2023-10-05T13:15:00</dc:date>
            </office:change-info>
            <text:p text:style-name="Text_20_body"><text:span text:style-name="T1"><text:s/>— </text:span></text:p>
          </text:deletion>
        </text:changed-region>
        <text:changed-region xml:id="ct93825579854144" text:id="ct93825579854144">
          <text:insertion>
            <office:change-info>
              <dc:creator>Julia Ringo</dc:creator>
              <dc:date>2023-10-05T13:15:00</dc:date>
            </office:change-info>
          </text:insertion>
        </text:changed-region>
        <text:changed-region xml:id="ct93825576220432" text:id="ct93825576220432">
          <text:deletion>
            <office:change-info>
              <dc:creator>Julia Ringo</dc:creator>
              <dc:date>2023-10-20T08:18:00</dc:date>
            </office:change-info>
            <text:p text:style-name="Text_20_body"><text:span text:style-name="T1">as this one was, </text:span></text:p>
          </text:deletion>
        </text:changed-region>
        <text:changed-region xml:id="ct93825579856000" text:id="ct93825579856000">
          <text:deletion>
            <office:change-info>
              <dc:creator>Julia Ringo</dc:creator>
              <dc:date>2023-10-10T11:08:00</dc:date>
            </office:change-info>
            <text:p text:style-name="Text_20_body"><text:span text:style-name="T1">…</text:span></text:p>
          </text:deletion>
        </text:changed-region>
        <text:changed-region xml:id="ct93825579857520" text:id="ct93825579857520">
          <text:insertion>
            <office:change-info>
              <dc:creator>Julia Ringo</dc:creator>
              <dc:date>2023-10-10T11:08:00</dc:date>
            </office:change-info>
          </text:insertion>
        </text:changed-region>
        <text:changed-region xml:id="ct93825579858400" text:id="ct93825579858400">
          <text:format-change>
            <office:change-info>
              <dc:creator>Julia Ringo</dc:creator>
              <dc:date>2023-10-20T08:18:00</dc:date>
            </office:change-info>
          </text:format-change>
        </text:changed-region>
        <text:changed-region xml:id="ct93825579858912" text:id="ct93825579858912">
          <text:format-change>
            <office:change-info>
              <dc:creator>Julia Ringo</dc:creator>
              <dc:date>2023-10-20T08:18:00</dc:date>
            </office:change-info>
          </text:format-change>
        </text:changed-region>
        <text:changed-region xml:id="ct93825579860432" text:id="ct93825579860432">
          <text:format-change>
            <office:change-info>
              <dc:creator>Julia Ringo</dc:creator>
              <dc:date>2023-10-20T08:18:00</dc:date>
            </office:change-info>
          </text:format-change>
        </text:changed-region>
        <text:changed-region xml:id="ct93825579860672" text:id="ct93825579860672">
          <text:deletion>
            <office:change-info>
              <dc:creator>Julia Ringo</dc:creator>
              <dc:date>2023-10-20T08:18:00</dc:date>
            </office:change-info>
            <text:p text:style-name="Text_20_body"><text:span text:style-name="T1">15 </text:span></text:p>
          </text:deletion>
        </text:changed-region>
        <text:changed-region xml:id="ct93825579861184" text:id="ct93825579861184">
          <text:insertion>
            <office:change-info>
              <dc:creator>Julia Ringo</dc:creator>
              <dc:date>2023-10-20T08:18:00</dc:date>
            </office:change-info>
          </text:insertion>
        </text:changed-region>
        <text:changed-region xml:id="ct93825579861424" text:id="ct93825579861424">
          <text:deletion>
            <office:change-info>
              <dc:creator>Julia Ringo</dc:creator>
              <dc:date>2023-10-20T08:19:00</dc:date>
            </office:change-info>
            <text:p text:style-name="Text_20_body"><text:span text:style-name="T1">,</text:span></text:p>
          </text:deletion>
        </text:changed-region>
        <text:changed-region xml:id="ct93825579863472" text:id="ct93825579863472">
          <text:insertion>
            <office:change-info>
              <dc:creator>Julia Ringo</dc:creator>
              <dc:date>2023-10-20T08:19:00</dc:date>
            </office:change-info>
          </text:insertion>
        </text:changed-region>
        <text:changed-region xml:id="ct93825579863712" text:id="ct93825579863712">
          <text:deletion>
            <office:change-info>
              <dc:creator>Julia Ringo</dc:creator>
              <dc:date>2023-10-20T08:19:00</dc:date>
            </office:change-info>
            <text:p text:style-name="Text_20_body"><text:span text:style-name="T1">,</text:span></text:p>
          </text:deletion>
        </text:changed-region>
        <text:changed-region xml:id="ct93825579863952" text:id="ct93825579863952">
          <text:deletion>
            <office:change-info>
              <dc:creator>Julia Ringo</dc:creator>
              <dc:date>2023-10-20T08:19:00</dc:date>
            </office:change-info>
            <text:p text:style-name="Text_20_body"><text:span text:style-name="T1">, like fishermen</text:span></text:p>
          </text:deletion>
        </text:changed-region>
        <text:changed-region xml:id="ct93825579864928" text:id="ct93825579864928">
          <text:insertion>
            <office:change-info>
              <dc:creator>Julia Ringo</dc:creator>
              <dc:date>2023-10-20T08:19:00</dc:date>
            </office:change-info>
          </text:insertion>
        </text:changed-region>
        <text:changed-region xml:id="ct93825579865168" text:id="ct93825579865168">
          <text:deletion>
            <office:change-info>
              <dc:creator>Julia Ringo</dc:creator>
              <dc:date>2023-10-20T08:19:00</dc:date>
            </office:change-info>
            <text:p text:style-name="Text_20_body"><text:span text:style-name="T1">,</text:span></text:p>
          </text:deletion>
        </text:changed-region>
        <text:changed-region xml:id="ct93825579865408" text:id="ct93825579865408">
          <text:insertion>
            <office:change-info>
              <dc:creator>Julia Ringo</dc:creator>
              <dc:date>2023-10-20T08:19:00</dc:date>
            </office:change-info>
          </text:insertion>
        </text:changed-region>
        <text:changed-region xml:id="ct93825579865648" text:id="ct93825579865648">
          <text:deletion>
            <office:change-info>
              <dc:creator>Julia Ringo</dc:creator>
              <dc:date>2023-10-20T08:19:00</dc:date>
            </office:change-info>
            <text:p text:style-name="Text_20_body"><text:span text:style-name="T1">w</text:span></text:p>
          </text:deletion>
        </text:changed-region>
        <text:changed-region xml:id="ct93825579867168" text:id="ct93825579867168">
          <text:deletion>
            <office:change-info>
              <dc:creator>Julia Ringo</dc:creator>
              <dc:date>2023-10-20T08:19:00</dc:date>
            </office:change-info>
            <text:p text:style-name="Text_20_body"><text:span text:style-name="T1">20 </text:span></text:p>
          </text:deletion>
        </text:changed-region>
        <text:changed-region xml:id="ct93825579868048" text:id="ct93825579868048">
          <text:insertion>
            <office:change-info>
              <dc:creator>Julia Ringo</dc:creator>
              <dc:date>2023-10-20T08:19:00</dc:date>
            </office:change-info>
          </text:insertion>
        </text:changed-region>
        <text:changed-region xml:id="ct93825579869760" text:id="ct93825579869760">
          <text:deletion>
            <office:change-info>
              <dc:creator>Julia Ringo</dc:creator>
              <dc:date>2023-10-20T08:20:00</dc:date>
            </office:change-info>
            <text:p text:style-name="Text_20_body"><text:span text:style-name="T1">15 </text:span></text:p>
          </text:deletion>
        </text:changed-region>
        <text:changed-region xml:id="ct93825579871280" text:id="ct93825579871280">
          <text:insertion>
            <office:change-info>
              <dc:creator>Julia Ringo</dc:creator>
              <dc:date>2023-10-20T08:20:00</dc:date>
            </office:change-info>
          </text:insertion>
        </text:changed-region>
        <text:changed-region xml:id="ct93825579872544" text:id="ct93825579872544">
          <text:insertion>
            <office:change-info>
              <dc:creator>Julia Ringo</dc:creator>
              <dc:date>2023-10-20T08:20:00</dc:date>
            </office:change-info>
          </text:insertion>
        </text:changed-region>
        <text:changed-region xml:id="ct93825579876960" text:id="ct93825579876960">
          <text:format-change>
            <office:change-info>
              <dc:creator>Julia Ringo</dc:creator>
              <dc:date>2023-10-20T08:20:00</dc:date>
            </office:change-info>
          </text:format-change>
        </text:changed-region>
        <text:changed-region xml:id="ct93825579877200" text:id="ct93825579877200">
          <text:deletion>
            <office:change-info>
              <dc:creator>Julia Ringo</dc:creator>
              <dc:date>2023-10-05T13:15:00</dc:date>
            </office:change-info>
            <text:p text:style-name="Text_20_body"><text:span text:style-name="T1"><text:s/>— </text:span></text:p>
          </text:deletion>
        </text:changed-region>
        <text:changed-region xml:id="ct93825579879568" text:id="ct93825579879568">
          <text:insertion>
            <office:change-info>
              <dc:creator>Julia Ringo</dc:creator>
              <dc:date>2023-10-05T13:15:00</dc:date>
            </office:change-info>
          </text:insertion>
        </text:changed-region>
        <text:changed-region xml:id="ct93825579882800" text:id="ct93825579882800">
          <text:insertion>
            <office:change-info>
              <dc:creator>Julia Ringo</dc:creator>
              <dc:date>2023-10-20T08:20:00</dc:date>
            </office:change-info>
          </text:insertion>
        </text:changed-region>
        <text:changed-region xml:id="ct93825579884272" text:id="ct93825579884272">
          <text:deletion>
            <office:change-info>
              <dc:creator>Julia Ringo</dc:creator>
              <dc:date>2023-10-20T08:20:00</dc:date>
            </office:change-info>
            <text:p text:style-name="Text_20_body"><text:span text:style-name="T1">20 </text:span></text:p>
          </text:deletion>
        </text:changed-region>
        <text:changed-region xml:id="ct93825579884512" text:id="ct93825579884512">
          <text:insertion>
            <office:change-info>
              <dc:creator>Julia Ringo</dc:creator>
              <dc:date>2023-10-20T08:20:00</dc:date>
            </office:change-info>
          </text:insertion>
        </text:changed-region>
        <text:changed-region xml:id="ct93825579884752" text:id="ct93825579884752">
          <text:deletion>
            <office:change-info>
              <dc:creator>Julia Ringo</dc:creator>
              <dc:date>2023-10-20T08:20:00</dc:date>
            </office:change-info>
            <text:p text:style-name="Text_20_body"><text:span text:style-name="T1">down </text:span></text:p>
          </text:deletion>
        </text:changed-region>
        <text:changed-region xml:id="ct93825579884992" text:id="ct93825579884992">
          <text:deletion>
            <office:change-info>
              <dc:creator>Julia Ringo</dc:creator>
              <dc:date>2023-10-05T13:15:00</dc:date>
            </office:change-info>
            <text:p text:style-name="Text_20_body"><text:span text:style-name="T1"><text:s/>— </text:span></text:p>
          </text:deletion>
        </text:changed-region>
        <text:changed-region xml:id="ct93825579885232" text:id="ct93825579885232">
          <text:insertion>
            <office:change-info>
              <dc:creator>Julia Ringo</dc:creator>
              <dc:date>2023-10-05T13:15:00</dc:date>
            </office:change-info>
          </text:insertion>
        </text:changed-region>
        <text:changed-region xml:id="ct93825579885472" text:id="ct93825579885472">
          <text:deletion>
            <office:change-info>
              <dc:creator>Julia Ringo</dc:creator>
              <dc:date>2023-10-20T08:21:00</dc:date>
            </office:change-info>
            <text:p text:style-name="Text_20_body"><text:span text:style-name="T1">100 </text:span></text:p>
          </text:deletion>
        </text:changed-region>
        <text:changed-region xml:id="ct93825579885712" text:id="ct93825579885712">
          <text:insertion>
            <office:change-info>
              <dc:creator>Julia Ringo</dc:creator>
              <dc:date>2023-10-20T08:21:00</dc:date>
            </office:change-info>
          </text:insertion>
        </text:changed-region>
        <text:changed-region xml:id="ct93825579885952" text:id="ct93825579885952">
          <text:insertion>
            <office:change-info>
              <dc:creator>Julia Ringo</dc:creator>
              <dc:date>2023-10-20T08:21:00</dc:date>
            </office:change-info>
          </text:insertion>
        </text:changed-region>
        <text:changed-region xml:id="ct93825579887504" text:id="ct93825579887504">
          <text:deletion>
            <office:change-info>
              <dc:creator>Julia Ringo</dc:creator>
              <dc:date>2023-10-20T08:21:00</dc:date>
            </office:change-info>
            <text:p text:style-name="Text_20_body"><text:span text:style-name="T1"><text:s/></text:span></text:p>
          </text:deletion>
        </text:changed-region>
        <text:changed-region xml:id="ct93825576513264" text:id="ct93825576513264">
          <text:deletion>
            <office:change-info>
              <dc:creator>Julia Ringo</dc:creator>
              <dc:date>2023-10-20T08:21:00</dc:date>
            </office:change-info>
            <text:p text:style-name="Text_20_body"><text:span text:style-name="T1">There were</text:span></text:p>
          </text:deletion>
        </text:changed-region>
        <text:changed-region xml:id="ct93825576477984" text:id="ct93825576477984">
          <text:insertion>
            <office:change-info>
              <dc:creator>Julia Ringo</dc:creator>
              <dc:date>2023-10-20T08:21:00</dc:date>
            </office:change-info>
          </text:insertion>
        </text:changed-region>
        <text:changed-region xml:id="ct93825576301232" text:id="ct93825576301232">
          <text:deletion>
            <office:change-info>
              <dc:creator>Julia Ringo</dc:creator>
              <dc:date>2023-10-20T08:21:00</dc:date>
            </office:change-info>
            <text:p text:style-name="Text_20_body"><text:span text:style-name="T1"><text:s/>slips</text:span></text:p>
          </text:deletion>
        </text:changed-region>
        <text:changed-region xml:id="ct93825579889216" text:id="ct93825579889216">
          <text:deletion>
            <office:change-info>
              <dc:creator>Julia Ringo</dc:creator>
              <dc:date>2023-10-20T08:21:00</dc:date>
            </office:change-info>
            <text:p text:style-name="Text_20_body"><text:span text:style-name="T1">with their orifices </text:span></text:p>
          </text:deletion>
        </text:changed-region>
        <text:changed-region xml:id="ct93825576546880" text:id="ct93825576546880">
          <text:deletion>
            <office:change-info>
              <dc:creator>Julia Ringo</dc:creator>
              <dc:date>2023-10-05T13:15:00</dc:date>
            </office:change-info>
            <text:p text:style-name="Text_20_body"><text:span text:style-name="T1"><text:s/>— </text:span></text:p>
          </text:deletion>
        </text:changed-region>
        <text:changed-region xml:id="ct93825576479280" text:id="ct93825576479280">
          <text:insertion>
            <office:change-info>
              <dc:creator>Julia Ringo</dc:creator>
              <dc:date>2023-10-05T13:15:00</dc:date>
            </office:change-info>
          </text:insertion>
        </text:changed-region>
        <text:changed-region xml:id="ct93825579892848" text:id="ct93825579892848">
          <text:deletion>
            <office:change-info>
              <dc:creator>Julia Ringo</dc:creator>
              <dc:date>2023-10-05T13:15:00</dc:date>
            </office:change-info>
            <text:p text:style-name="Text_20_body"><text:span text:style-name="T1"><text:s/>— </text:span></text:p>
          </text:deletion>
        </text:changed-region>
        <text:changed-region xml:id="ct93825579893936" text:id="ct93825579893936">
          <text:insertion>
            <office:change-info>
              <dc:creator>Julia Ringo</dc:creator>
              <dc:date>2023-10-05T13:15:00</dc:date>
            </office:change-info>
          </text:insertion>
        </text:changed-region>
        <text:changed-region xml:id="ct93825579896432" text:id="ct93825579896432">
          <text:deletion>
            <office:change-info>
              <dc:creator>Julia Ringo</dc:creator>
              <dc:date>2023-10-20T08:22:00</dc:date>
            </office:change-info>
            <text:p text:style-name="Text_20_body"><text:span text:style-name="T1">out </text:span></text:p>
          </text:deletion>
        </text:changed-region>
        <text:changed-region xml:id="ct93825579897824" text:id="ct93825579897824">
          <text:deletion>
            <office:change-info>
              <dc:creator>Julia Ringo</dc:creator>
              <dc:date>2023-10-20T08:22:00</dc:date>
            </office:change-info>
            <text:p text:style-name="Text_20_body"><text:span text:style-name="T1">by the catwalk for this purpose </text:span></text:p>
          </text:deletion>
        </text:changed-region>
        <text:changed-region xml:id="ct93825579898352" text:id="ct93825579898352">
          <text:deletion>
            <office:change-info>
              <dc:creator>Julia Ringo</dc:creator>
              <dc:date>2023-10-20T08:22:00</dc:date>
            </office:change-info>
            <text:p text:style-name="Text_20_body"><text:span text:style-name="T1">20 </text:span></text:p>
          </text:deletion>
        </text:changed-region>
        <text:changed-region xml:id="ct93825579898592" text:id="ct93825579898592">
          <text:insertion>
            <office:change-info>
              <dc:creator>Julia Ringo</dc:creator>
              <dc:date>2023-10-20T08:22:00</dc:date>
            </office:change-info>
          </text:insertion>
        </text:changed-region>
        <text:changed-region xml:id="ct93825579899840" text:id="ct93825579899840">
          <text:insertion>
            <office:change-info>
              <dc:creator>Julia Ringo</dc:creator>
              <dc:date>2023-10-20T08:22:00</dc:date>
            </office:change-info>
          </text:insertion>
        </text:changed-region>
        <text:changed-region xml:id="ct93825579880528" text:id="ct93825579880528">
          <text:format-change>
            <office:change-info>
              <dc:creator>Julia Ringo</dc:creator>
              <dc:date>2023-10-20T08:22:00</dc:date>
            </office:change-info>
          </text:format-change>
        </text:changed-region>
        <text:changed-region xml:id="ct93825579888464" text:id="ct93825579888464">
          <text:insertion>
            <office:change-info>
              <dc:creator>Julia Ringo</dc:creator>
              <dc:date>2023-10-20T08:23:00</dc:date>
            </office:change-info>
          </text:insertion>
        </text:changed-region>
        <text:changed-region xml:id="ct93825579879072" text:id="ct93825579879072">
          <text:insertion>
            <office:change-info>
              <dc:creator>Julia Ringo</dc:creator>
              <dc:date>2023-10-20T08:23:00</dc:date>
            </office:change-info>
          </text:insertion>
        </text:changed-region>
        <text:changed-region xml:id="ct93825579880864" text:id="ct93825579880864">
          <text:deletion>
            <office:change-info>
              <dc:creator>Julia Ringo</dc:creator>
              <dc:date>2023-10-05T13:15:00</dc:date>
            </office:change-info>
            <text:p text:style-name="Text_20_body"><text:span text:style-name="T1"><text:s/>— </text:span></text:p>
          </text:deletion>
        </text:changed-region>
        <text:changed-region xml:id="ct93825579881104" text:id="ct93825579881104">
          <text:insertion>
            <office:change-info>
              <dc:creator>Julia Ringo</dc:creator>
              <dc:date>2023-10-05T13:15:00</dc:date>
            </office:change-info>
          </text:insertion>
        </text:changed-region>
        <text:changed-region xml:id="ct93825579881792" text:id="ct93825579881792">
          <text:deletion>
            <office:change-info>
              <dc:creator>Julia Ringo</dc:creator>
              <dc:date>2023-10-05T13:15:00</dc:date>
            </office:change-info>
            <text:p text:style-name="Text_20_body"><text:span text:style-name="T1"><text:s/>— </text:span></text:p>
          </text:deletion>
        </text:changed-region>
        <text:changed-region xml:id="ct93825579882032" text:id="ct93825579882032">
          <text:insertion>
            <office:change-info>
              <dc:creator>Julia Ringo</dc:creator>
              <dc:date>2023-10-05T13:15:00</dc:date>
            </office:change-info>
          </text:insertion>
        </text:changed-region>
        <text:changed-region xml:id="ct93825579906496" text:id="ct93825579906496">
          <text:insertion>
            <office:change-info>
              <dc:creator>Julia Ringo</dc:creator>
              <dc:date>2023-10-20T08:51:00</dc:date>
            </office:change-info>
          </text:insertion>
        </text:changed-region>
        <text:changed-region xml:id="ct93825579908656" text:id="ct93825579908656">
          <text:deletion>
            <office:change-info>
              <dc:creator>Julia Ringo</dc:creator>
              <dc:date>2023-10-20T08:52:00</dc:date>
            </office:change-info>
            <text:p text:style-name="Text_20_body"><text:span text:style-name="T1">s</text:span></text:p>
          </text:deletion>
        </text:changed-region>
        <text:changed-region xml:id="ct93825579909536" text:id="ct93825579909536">
          <text:deletion>
            <office:change-info>
              <dc:creator>Julia Ringo</dc:creator>
              <dc:date>2023-10-20T09:00:00</dc:date>
            </office:change-info>
            <text:p text:style-name="Text_20_body"><text:span text:style-name="T1">which </text:span></text:p>
          </text:deletion>
        </text:changed-region>
        <text:changed-region xml:id="ct93825579909776" text:id="ct93825579909776">
          <text:insertion>
            <office:change-info>
              <dc:creator>Julia Ringo</dc:creator>
              <dc:date>2023-10-20T09:00:00</dc:date>
            </office:change-info>
          </text:insertion>
        </text:changed-region>
        <text:changed-region xml:id="ct93825579910784" text:id="ct93825579910784">
          <text:insertion>
            <office:change-info>
              <dc:creator>Julia Ringo</dc:creator>
              <dc:date>2023-10-20T09:00:00</dc:date>
            </office:change-info>
          </text:insertion>
        </text:changed-region>
        <text:changed-region xml:id="ct93825579911024" text:id="ct93825579911024">
          <text:deletion>
            <office:change-info>
              <dc:creator>Julia Ringo</dc:creator>
              <dc:date>2023-10-20T09:01:00</dc:date>
            </office:change-info>
            <text:p text:style-name="Text_20_body"><text:span text:style-name="T1">s</text:span></text:p>
          </text:deletion>
        </text:changed-region>
        <text:changed-region xml:id="ct93825579912176" text:id="ct93825579912176">
          <text:deletion>
            <office:change-info>
              <dc:creator>Julia Ringo</dc:creator>
              <dc:date>2023-10-20T09:01:00</dc:date>
            </office:change-info>
            <text:p text:style-name="Text_20_body"><text:span text:style-name="T1">in steps </text:span></text:p>
          </text:deletion>
        </text:changed-region>
        <text:changed-region xml:id="ct93825579912416" text:id="ct93825579912416">
          <text:deletion>
            <office:change-info>
              <dc:creator>Julia Ringo</dc:creator>
              <dc:date>2023-10-20T09:01:00</dc:date>
            </office:change-info>
            <text:p text:style-name="Text_20_body"><text:span text:style-name="T1">s</text:span></text:p>
          </text:deletion>
        </text:changed-region>
        <text:changed-region xml:id="ct93825579913568" text:id="ct93825579913568">
          <text:deletion>
            <office:change-info>
              <dc:creator>Julia Ringo</dc:creator>
              <dc:date>2023-10-20T09:01:00</dc:date>
            </office:change-info>
            <text:p text:style-name="Text_20_body"><text:span text:style-name="T1">they were</text:span></text:p>
          </text:deletion>
        </text:changed-region>
        <text:changed-region xml:id="ct93825579914560" text:id="ct93825579914560">
          <text:insertion>
            <office:change-info>
              <dc:creator>Julia Ringo</dc:creator>
              <dc:date>2023-10-20T09:01:00</dc:date>
            </office:change-info>
          </text:insertion>
        </text:changed-region>
        <text:changed-region xml:id="ct93825579915552" text:id="ct93825579915552">
          <text:deletion>
            <office:change-info>
              <dc:creator>Julia Ringo</dc:creator>
              <dc:date>2023-10-20T09:01:00</dc:date>
            </office:change-info>
            <text:p text:style-name="Text_20_body"><text:span text:style-name="T1">otherwise </text:span></text:p>
          </text:deletion>
        </text:changed-region>
        <text:changed-region xml:id="ct93825576748224" text:id="ct93825576748224">
          <text:deletion>
            <office:change-info>
              <dc:creator>Julia Ringo</dc:creator>
              <dc:date>2023-10-20T09:02:00</dc:date>
            </office:change-info>
            <text:p text:style-name="Text_20_body"><text:span text:style-name="T1">who were in the process of </text:span></text:p>
          </text:deletion>
        </text:changed-region>
        <text:changed-region xml:id="ct93825579923728" text:id="ct93825579923728">
          <text:deletion>
            <office:change-info>
              <dc:creator>Julia Ringo</dc:creator>
              <dc:date>2023-10-05T13:15:00</dc:date>
            </office:change-info>
            <text:p text:style-name="Text_20_body"><text:span text:style-name="T1"><text:s/>— </text:span></text:p>
          </text:deletion>
        </text:changed-region>
        <text:changed-region xml:id="ct93825579630432" text:id="ct93825579630432">
          <text:insertion>
            <office:change-info>
              <dc:creator>Julia Ringo</dc:creator>
              <dc:date>2023-10-05T13:15:00</dc:date>
            </office:change-info>
          </text:insertion>
        </text:changed-region>
        <text:changed-region xml:id="ct93825579739440" text:id="ct93825579739440">
          <text:deletion>
            <office:change-info>
              <dc:creator>Julia Ringo</dc:creator>
              <dc:date>2023-10-20T09:02:00</dc:date>
            </office:change-info>
            <text:p text:style-name="Text_20_body"><text:span text:style-name="T1">12 </text:span></text:p>
          </text:deletion>
        </text:changed-region>
        <text:changed-region xml:id="ct93825579730416" text:id="ct93825579730416">
          <text:insertion>
            <office:change-info>
              <dc:creator>Julia Ringo</dc:creator>
              <dc:date>2023-10-20T09:02:00</dc:date>
            </office:change-info>
          </text:insertion>
        </text:changed-region>
        <text:changed-region xml:id="ct93825579775360" text:id="ct93825579775360">
          <text:deletion>
            <office:change-info>
              <dc:creator>Julia Ringo</dc:creator>
              <dc:date>2023-10-20T09:02:00</dc:date>
            </office:change-info>
            <text:p text:style-name="Text_20_body"><text:span text:style-name="T1">15 </text:span></text:p>
          </text:deletion>
        </text:changed-region>
        <text:changed-region xml:id="ct93825579816080" text:id="ct93825579816080">
          <text:insertion>
            <office:change-info>
              <dc:creator>Julia Ringo</dc:creator>
              <dc:date>2023-10-20T09:02:00</dc:date>
            </office:change-info>
          </text:insertion>
        </text:changed-region>
        <text:changed-region xml:id="ct93825579850288" text:id="ct93825579850288">
          <text:deletion>
            <office:change-info>
              <dc:creator>Julia Ringo</dc:creator>
              <dc:date>2023-10-05T13:15:00</dc:date>
            </office:change-info>
            <text:p text:style-name="Text_20_body"><text:span text:style-name="T1"><text:s/>— </text:span></text:p>
          </text:deletion>
        </text:changed-region>
        <text:changed-region xml:id="ct93825579855712" text:id="ct93825579855712">
          <text:insertion>
            <office:change-info>
              <dc:creator>Julia Ringo</dc:creator>
              <dc:date>2023-10-05T13:15:00</dc:date>
            </office:change-info>
          </text:insertion>
        </text:changed-region>
        <text:changed-region xml:id="ct93825579920384" text:id="ct93825579920384">
          <text:deletion>
            <office:change-info>
              <dc:creator>Julia Ringo</dc:creator>
              <dc:date>2023-10-20T09:02:00</dc:date>
            </office:change-info>
            <text:p text:style-name="Text_20_body"><text:span text:style-name="T1">They picked their way through the docking bay to the</text:span></text:p>
          </text:deletion>
        </text:changed-region>
        <text:changed-region xml:id="ct93825579915792" text:id="ct93825579915792">
          <text:insertion>
            <office:change-info>
              <dc:creator>Julia Ringo</dc:creator>
              <dc:date>2023-10-20T09:02:00</dc:date>
            </office:change-info>
          </text:insertion>
        </text:changed-region>
        <text:changed-region xml:id="ct93825579862224" text:id="ct93825579862224">
          <text:deletion>
            <office:change-info>
              <dc:creator>Julia Ringo</dc:creator>
              <dc:date>2023-10-20T09:02:00</dc:date>
            </office:change-info>
            <text:p text:style-name="Text_20_body"><text:span text:style-name="T1">. This</text:span></text:p>
          </text:deletion>
        </text:changed-region>
        <text:changed-region xml:id="ct93825579863184" text:id="ct93825579863184">
          <text:insertion>
            <office:change-info>
              <dc:creator>Julia Ringo</dc:creator>
              <dc:date>2023-10-20T09:02:00</dc:date>
            </office:change-info>
          </text:insertion>
        </text:changed-region>
        <text:changed-region xml:id="ct93825579866240" text:id="ct93825579866240">
          <text:deletion>
            <office:change-info>
              <dc:creator>Julia Ringo</dc:creator>
              <dc:date>2023-10-20T09:02:00</dc:date>
            </office:change-info>
            <text:p text:style-name="Text_20_body"><text:span text:style-name="T1">dis</text:span></text:p>
          </text:deletion>
        </text:changed-region>
        <text:changed-region xml:id="ct93825579866880" text:id="ct93825579866880">
          <text:deletion>
            <office:change-info>
              <dc:creator>Julia Ringo</dc:creator>
              <dc:date>2023-10-20T09:02:00</dc:date>
            </office:change-info>
            <text:p text:style-name="Text_20_body"><text:span text:style-name="T1">space of the </text:span></text:p>
          </text:deletion>
        </text:changed-region>
        <text:changed-region xml:id="ct93825579867760" text:id="ct93825579867760">
          <text:deletion>
            <office:change-info>
              <dc:creator>Julia Ringo</dc:creator>
              <dc:date>2023-10-20T09:02:00</dc:date>
            </office:change-info>
            <text:p text:style-name="Text_20_body"><text:span text:style-name="T1"><text:s/>in the docking bay</text:span></text:p>
          </text:deletion>
        </text:changed-region>
        <text:changed-region xml:id="ct93825579917312" text:id="ct93825579917312">
          <text:insertion>
            <office:change-info>
              <dc:creator>Julia Ringo</dc:creator>
              <dc:date>2023-10-20T09:02:00</dc:date>
            </office:change-info>
          </text:insertion>
        </text:changed-region>
        <text:changed-region xml:id="ct93825579869472" text:id="ct93825579869472">
          <text:deletion>
            <office:change-info>
              <dc:creator>Julia Ringo</dc:creator>
              <dc:date>2023-10-20T09:03:00</dc:date>
            </office:change-info>
            <text:p text:style-name="Text_20_body"><text:span text:style-name="T1">similar </text:span></text:p>
          </text:deletion>
        </text:changed-region>
        <text:changed-region xml:id="ct93825579870992" text:id="ct93825579870992">
          <text:deletion>
            <office:change-info>
              <dc:creator>Julia Ringo</dc:creator>
              <dc:date>2023-10-20T09:03:00</dc:date>
            </office:change-info>
            <text:p text:style-name="Text_20_body"><text:span text:style-name="T1">in places </text:span></text:p>
          </text:deletion>
        </text:changed-region>
        <text:changed-region xml:id="ct93825579870352" text:id="ct93825579870352">
          <text:insertion>
            <office:change-info>
              <dc:creator>Julia Ringo</dc:creator>
              <dc:date>2023-10-20T09:03:00</dc:date>
            </office:change-info>
          </text:insertion>
        </text:changed-region>
        <text:changed-region xml:id="ct93825579927232" text:id="ct93825579927232">
          <text:deletion>
            <office:change-info>
              <dc:creator>Julia Ringo</dc:creator>
              <dc:date>2023-10-20T09:03:00</dc:date>
            </office:change-info>
            <text:p text:style-name="Text_20_body"><text:span text:style-name="T1">‘</text:span></text:p>
          </text:deletion>
        </text:changed-region>
        <text:changed-region xml:id="ct93825579871872" text:id="ct93825579871872">
          <text:insertion>
            <office:change-info>
              <dc:creator>Julia Ringo</dc:creator>
              <dc:date>2023-10-20T09:03:00</dc:date>
            </office:change-info>
          </text:insertion>
        </text:changed-region>
        <text:changed-region xml:id="ct93825579873136" text:id="ct93825579873136">
          <text:deletion>
            <office:change-info>
              <dc:creator>Julia Ringo</dc:creator>
              <dc:date>2023-10-20T09:03:00</dc:date>
            </office:change-info>
            <text:p text:style-name="Text_20_body"><text:span text:style-name="T1">’</text:span></text:p>
          </text:deletion>
        </text:changed-region>
        <text:changed-region xml:id="ct93825579928144" text:id="ct93825579928144">
          <text:deletion>
            <office:change-info>
              <dc:creator>Julia Ringo</dc:creator>
              <dc:date>2023-10-20T09:03:00</dc:date>
            </office:change-info>
            <text:p text:style-name="Text_20_body"><text:span text:style-name="T1">,</text:span></text:p>
          </text:deletion>
        </text:changed-region>
        <text:changed-region xml:id="ct93825579928384" text:id="ct93825579928384">
          <text:deletion>
            <office:change-info>
              <dc:creator>Julia Ringo</dc:creator>
              <dc:date>2023-10-20T09:03:00</dc:date>
            </office:change-info>
            <text:p text:style-name="Text_20_body"><text:span text:style-name="T1"><text:s/>in front of herself</text:span></text:p>
          </text:deletion>
        </text:changed-region>
        <text:changed-region xml:id="ct93825579874640" text:id="ct93825579874640">
          <text:deletion>
            <office:change-info>
              <dc:creator>Julia Ringo</dc:creator>
              <dc:date>2023-10-20T09:03:00</dc:date>
            </office:change-info>
            <text:p text:style-name="Text_20_body"><text:span text:style-name="T1">little </text:span></text:p>
          </text:deletion>
        </text:changed-region>
        <text:changed-region xml:id="ct93825579875280" text:id="ct93825579875280">
          <text:deletion>
            <office:change-info>
              <dc:creator>Julia Ringo</dc:creator>
              <dc:date>2023-10-05T13:15:00</dc:date>
            </office:change-info>
            <text:p text:style-name="Text_20_body"><text:span text:style-name="T1"><text:s/>— </text:span></text:p>
          </text:deletion>
        </text:changed-region>
        <text:changed-region xml:id="ct93825579875920" text:id="ct93825579875920">
          <text:insertion>
            <office:change-info>
              <dc:creator>Julia Ringo</dc:creator>
              <dc:date>2023-10-05T13:15:00</dc:date>
            </office:change-info>
          </text:insertion>
        </text:changed-region>
        <text:changed-region xml:id="ct93825579877648" text:id="ct93825579877648">
          <text:insertion>
            <office:change-info>
              <dc:creator>Julia Ringo</dc:creator>
              <dc:date>2023-10-20T09:03:00</dc:date>
            </office:change-info>
          </text:insertion>
        </text:changed-region>
        <text:changed-region xml:id="ct93825579883392" text:id="ct93825579883392">
          <text:deletion>
            <office:change-info>
              <dc:creator>Julia Ringo</dc:creator>
              <dc:date>2023-10-20T09:03:00</dc:date>
            </office:change-info>
            <text:p text:style-name="Text_20_body"><text:span text:style-name="T1">,</text:span></text:p>
          </text:deletion>
        </text:changed-region>
        <text:changed-region xml:id="ct93825579888176" text:id="ct93825579888176">
          <text:insertion>
            <office:change-info>
              <dc:creator>Julia Ringo</dc:creator>
              <dc:date>2023-10-20T09:03:00</dc:date>
            </office:change-info>
          </text:insertion>
        </text:changed-region>
        <text:changed-region xml:id="ct93825579896864" text:id="ct93825579896864">
          <text:deletion>
            <office:change-info>
              <dc:creator>Julia Ringo</dc:creator>
              <dc:date>2023-10-20T09:03:00</dc:date>
            </office:change-info>
            <text:p text:style-name="Text_20_body"><text:span text:style-name="T1">t</text:span></text:p>
          </text:deletion>
        </text:changed-region>
        <text:changed-region xml:id="ct93825579909248" text:id="ct93825579909248">
          <text:deletion>
            <office:change-info>
              <dc:creator>Julia Ringo</dc:creator>
              <dc:date>2023-10-05T13:15:00</dc:date>
            </office:change-info>
            <text:p text:style-name="Text_20_body"><text:span text:style-name="T1"><text:s/>— </text:span></text:p>
          </text:deletion>
        </text:changed-region>
        <text:changed-region xml:id="ct93825576636432" text:id="ct93825576636432">
          <text:insertion>
            <office:change-info>
              <dc:creator>Julia Ringo</dc:creator>
              <dc:date>2023-10-05T13:15:00</dc:date>
            </office:change-info>
          </text:insertion>
        </text:changed-region>
        <text:changed-region xml:id="ct93825579922240" text:id="ct93825579922240">
          <text:insertion>
            <office:change-info>
              <dc:creator>Julia Ringo</dc:creator>
              <dc:date>2023-10-20T09:04:00</dc:date>
            </office:change-info>
          </text:insertion>
        </text:changed-region>
        <text:changed-region xml:id="ct93825579783392" text:id="ct93825579783392">
          <text:deletion>
            <office:change-info>
              <dc:creator>Julia Ringo</dc:creator>
              <dc:date>2023-10-05T13:15:00</dc:date>
            </office:change-info>
            <text:p text:style-name="Text_20_body"><text:span text:style-name="T1"><text:s/>— </text:span></text:p>
          </text:deletion>
        </text:changed-region>
        <text:changed-region xml:id="ct93825579934128" text:id="ct93825579934128">
          <text:insertion>
            <office:change-info>
              <dc:creator>Julia Ringo</dc:creator>
              <dc:date>2023-10-05T13:15:00</dc:date>
            </office:change-info>
          </text:insertion>
        </text:changed-region>
        <text:changed-region xml:id="ct93825576881824" text:id="ct93825576881824">
          <text:insertion>
            <office:change-info>
              <dc:creator>Julia Ringo</dc:creator>
              <dc:date>2023-10-20T09:04:00</dc:date>
            </office:change-info>
          </text:insertion>
        </text:changed-region>
        <text:changed-region xml:id="ct93825576847552" text:id="ct93825576847552">
          <text:deletion>
            <office:change-info>
              <dc:creator>Julia Ringo</dc:creator>
              <dc:date>2023-10-20T09:04:00</dc:date>
            </office:change-info>
            <text:p text:style-name="Text_20_body"><text:span text:style-name="T1">being </text:span></text:p>
          </text:deletion>
        </text:changed-region>
        <text:changed-region xml:id="ct93825579938080" text:id="ct93825579938080">
          <text:deletion>
            <office:change-info>
              <dc:creator>Julia Ringo</dc:creator>
              <dc:date>2023-10-05T13:15:00</dc:date>
            </office:change-info>
            <text:p text:style-name="Text_20_body"><text:span text:style-name="T1"><text:s/>— </text:span></text:p>
          </text:deletion>
        </text:changed-region>
        <text:changed-region xml:id="ct93825579938944" text:id="ct93825579938944">
          <text:insertion>
            <office:change-info>
              <dc:creator>Julia Ringo</dc:creator>
              <dc:date>2023-10-05T13:15:00</dc:date>
            </office:change-info>
          </text:insertion>
        </text:changed-region>
        <text:changed-region xml:id="ct93825577128480" text:id="ct93825577128480">
          <text:insertion>
            <office:change-info>
              <dc:creator>Julia Ringo</dc:creator>
              <dc:date>2023-10-20T09:04:00</dc:date>
            </office:change-info>
          </text:insertion>
        </text:changed-region>
        <text:changed-region xml:id="ct93825579940208" text:id="ct93825579940208">
          <text:deletion>
            <office:change-info>
              <dc:creator>Julia Ringo</dc:creator>
              <dc:date>2023-10-10T11:08:00</dc:date>
            </office:change-info>
            <text:p text:style-name="Text_20_body"><text:span text:style-name="T1">…</text:span></text:p>
          </text:deletion>
        </text:changed-region>
        <text:changed-region xml:id="ct93825579940448" text:id="ct93825579940448">
          <text:insertion>
            <office:change-info>
              <dc:creator>Julia Ringo</dc:creator>
              <dc:date>2023-10-10T11:08:00</dc:date>
            </office:change-info>
          </text:insertion>
        </text:changed-region>
        <text:changed-region xml:id="ct93825579944192" text:id="ct93825579944192">
          <text:deletion>
            <office:change-info>
              <dc:creator>Julia Ringo</dc:creator>
              <dc:date>2023-10-20T09:05:00</dc:date>
            </office:change-info>
            <text:p text:style-name="Text_20_body"><text:span text:style-name="T1">in the direction they had initially come from </text:span></text:p>
          </text:deletion>
        </text:changed-region>
        <text:changed-region xml:id="ct93825579944432" text:id="ct93825579944432">
          <text:deletion>
            <office:change-info>
              <dc:creator>Julia Ringo</dc:creator>
              <dc:date>2023-10-20T09:51:00</dc:date>
            </office:change-info>
            <text:p text:style-name="Text_20_body"><text:span text:style-name="T1"><text:s/>wide,</text:span></text:p>
          </text:deletion>
        </text:changed-region>
        <text:changed-region xml:id="ct93825579773440" text:id="ct93825579773440">
          <text:deletion>
            <office:change-info>
              <dc:creator>Julia Ringo</dc:creator>
              <dc:date>2023-10-05T13:15:00</dc:date>
            </office:change-info>
            <text:p text:style-name="Text_20_body"><text:span text:style-name="T1"><text:s/>— </text:span></text:p>
          </text:deletion>
        </text:changed-region>
        <text:changed-region xml:id="ct93825577128720" text:id="ct93825577128720">
          <text:insertion>
            <office:change-info>
              <dc:creator>Julia Ringo</dc:creator>
              <dc:date>2023-10-05T13:15:00</dc:date>
            </office:change-info>
          </text:insertion>
        </text:changed-region>
        <text:changed-region xml:id="ct93825579786832" text:id="ct93825579786832">
          <text:insertion>
            <office:change-info>
              <dc:creator>Julia Ringo</dc:creator>
              <dc:date>2023-10-20T09:51:00</dc:date>
            </office:change-info>
          </text:insertion>
        </text:changed-region>
        <text:changed-region xml:id="ct93825579774080" text:id="ct93825579774080">
          <text:insertion>
            <office:change-info>
              <dc:creator>Julia Ringo</dc:creator>
              <dc:date>2023-10-20T09:51:00</dc:date>
            </office:change-info>
          </text:insertion>
        </text:changed-region>
        <text:changed-region xml:id="ct93825579912992" text:id="ct93825579912992">
          <text:deletion>
            <office:change-info>
              <dc:creator>Julia Ringo</dc:creator>
              <dc:date>2023-10-20T09:51:00</dc:date>
            </office:change-info>
            <text:p text:style-name="Text_20_body"><text:span text:style-name="T1">ed</text:span></text:p>
          </text:deletion>
        </text:changed-region>
        <text:changed-region xml:id="ct93825576815136" text:id="ct93825576815136">
          <text:insertion>
            <office:change-info>
              <dc:creator>Julia Ringo</dc:creator>
              <dc:date>2023-10-20T09:51:00</dc:date>
            </office:change-info>
          </text:insertion>
        </text:changed-region>
        <text:changed-region xml:id="ct93825577236000" text:id="ct93825577236000">
          <text:deletion>
            <office:change-info>
              <dc:creator>Julia Ringo</dc:creator>
              <dc:date>2023-10-05T13:15:00</dc:date>
            </office:change-info>
            <text:p text:style-name="Text_20_body"><text:span text:style-name="T1"><text:s/>— </text:span></text:p>
          </text:deletion>
        </text:changed-region>
        <text:changed-region xml:id="ct93825577236368" text:id="ct93825577236368">
          <text:insertion>
            <office:change-info>
              <dc:creator>Julia Ringo</dc:creator>
              <dc:date>2023-10-05T13:15:00</dc:date>
            </office:change-info>
          </text:insertion>
        </text:changed-region>
        <text:changed-region xml:id="ct93825577237696" text:id="ct93825577237696">
          <text:insertion>
            <office:change-info>
              <dc:creator>Julia Ringo</dc:creator>
              <dc:date>2023-10-20T09:51:00</dc:date>
            </office:change-info>
          </text:insertion>
        </text:changed-region>
        <text:changed-region xml:id="ct93825577235632" text:id="ct93825577235632">
          <text:deletion>
            <office:change-info>
              <dc:creator>Julia Ringo</dc:creator>
              <dc:date>2023-10-20T09:51:00</dc:date>
            </office:change-info>
            <text:p text:style-name="Text_20_body"><text:span text:style-name="T1">w</text:span></text:p>
          </text:deletion>
        </text:changed-region>
        <text:changed-region xml:id="ct93825579947728" text:id="ct93825579947728">
          <text:deletion>
            <office:change-info>
              <dc:creator>Julia Ringo</dc:creator>
              <dc:date>2023-10-05T13:15:00</dc:date>
            </office:change-info>
            <text:p text:style-name="Text_20_body"><text:span text:style-name="T1"><text:s/>— </text:span></text:p>
          </text:deletion>
        </text:changed-region>
        <text:changed-region xml:id="ct93825577269808" text:id="ct93825577269808">
          <text:insertion>
            <office:change-info>
              <dc:creator>Julia Ringo</dc:creator>
              <dc:date>2023-10-05T13:15:00</dc:date>
            </office:change-info>
          </text:insertion>
        </text:changed-region>
        <text:changed-region xml:id="ct93825577270176" text:id="ct93825577270176">
          <text:deletion>
            <office:change-info>
              <dc:creator>Julia Ringo</dc:creator>
              <dc:date>2023-10-20T10:26:00</dc:date>
            </office:change-info>
            <text:p text:style-name="Text_20_body"><text:span text:style-name="T1">of them</text:span></text:p>
          </text:deletion>
        </text:changed-region>
        <text:changed-region xml:id="ct93825579946496" text:id="ct93825579946496">
          <text:insertion>
            <office:change-info>
              <dc:creator>Julia Ringo</dc:creator>
              <dc:date>2023-10-20T10:26:00</dc:date>
            </office:change-info>
          </text:insertion>
        </text:changed-region>
        <text:changed-region xml:id="ct93825579946896" text:id="ct93825579946896">
          <text:deletion>
            <office:change-info>
              <dc:creator>Julia Ringo</dc:creator>
              <dc:date>2023-10-05T13:15:00</dc:date>
            </office:change-info>
            <text:p text:style-name="Text_20_body"><text:span text:style-name="T1"><text:s/>— </text:span></text:p>
          </text:deletion>
        </text:changed-region>
        <text:changed-region xml:id="ct93825579948480" text:id="ct93825579948480">
          <text:insertion>
            <office:change-info>
              <dc:creator>Julia Ringo</dc:creator>
              <dc:date>2023-10-05T13:15:00</dc:date>
            </office:change-info>
          </text:insertion>
        </text:changed-region>
        <text:changed-region xml:id="ct93825579949664" text:id="ct93825579949664">
          <text:deletion>
            <office:change-info>
              <dc:creator>Julia Ringo</dc:creator>
              <dc:date>2023-10-20T10:26:00</dc:date>
            </office:change-info>
            <text:p text:style-name="Text_20_body"><text:span text:style-name="T1">’</text:span></text:p>
          </text:deletion>
        </text:changed-region>
        <text:changed-region xml:id="ct93825579951664" text:id="ct93825579951664">
          <text:insertion>
            <office:change-info>
              <dc:creator>Julia Ringo</dc:creator>
              <dc:date>2023-10-20T10:26:00</dc:date>
            </office:change-info>
          </text:insertion>
        </text:changed-region>
        <text:changed-region xml:id="ct93825577355872" text:id="ct93825577355872">
          <text:insertion>
            <office:change-info>
              <dc:creator>Julia Ringo</dc:creator>
              <dc:date>2023-10-20T10:27:00</dc:date>
            </office:change-info>
          </text:insertion>
        </text:changed-region>
        <text:changed-region xml:id="ct93825579953616" text:id="ct93825579953616">
          <text:deletion>
            <office:change-info>
              <dc:creator>Julia Ringo</dc:creator>
              <dc:date>2023-10-20T10:27:00</dc:date>
            </office:change-info>
            <text:p text:style-name="Text_20_body"><text:span text:style-name="T1">u</text:span></text:p>
          </text:deletion>
        </text:changed-region>
        <text:changed-region xml:id="ct93825579953856" text:id="ct93825579953856">
          <text:insertion>
            <office:change-info>
              <dc:creator>Julia Ringo</dc:creator>
              <dc:date>2023-10-20T10:27:00</dc:date>
            </office:change-info>
          </text:insertion>
        </text:changed-region>
        <text:changed-region xml:id="ct93825579954096" text:id="ct93825579954096">
          <text:insertion>
            <office:change-info>
              <dc:creator>Julia Ringo</dc:creator>
              <dc:date>2023-10-20T10:28:00</dc:date>
            </office:change-info>
          </text:insertion>
        </text:changed-region>
        <text:changed-region xml:id="ct93825579914800" text:id="ct93825579914800">
          <text:insertion>
            <office:change-info>
              <dc:creator>Julia Ringo</dc:creator>
              <dc:date>2023-10-20T10:29:00</dc:date>
            </office:change-info>
          </text:insertion>
        </text:changed-region>
        <text:changed-region xml:id="ct93825577271552" text:id="ct93825577271552">
          <text:insertion>
            <office:change-info>
              <dc:creator>Julia Ringo</dc:creator>
              <dc:date>2023-10-20T10:29:00</dc:date>
            </office:change-info>
          </text:insertion>
        </text:changed-region>
        <text:changed-region xml:id="ct93825577322736" text:id="ct93825577322736">
          <text:deletion>
            <office:change-info>
              <dc:creator>Julia Ringo</dc:creator>
              <dc:date>2023-10-20T10:29:00</dc:date>
            </office:change-info>
            <text:p text:style-name="Text_20_body"><text:span text:style-name="T1">-</text:span></text:p>
          </text:deletion>
        </text:changed-region>
        <text:changed-region xml:id="ct93825577238000" text:id="ct93825577238000">
          <text:insertion>
            <office:change-info>
              <dc:creator>Julia Ringo</dc:creator>
              <dc:date>2023-10-20T10:29:00</dc:date>
            </office:change-info>
          </text:insertion>
        </text:changed-region>
        <text:changed-region xml:id="ct93825579947968" text:id="ct93825579947968">
          <text:deletion>
            <office:change-info>
              <dc:creator>Julia Ringo</dc:creator>
              <dc:date>2023-10-20T10:29:00</dc:date>
            </office:change-info>
            <text:p text:style-name="Text_20_body"><text:span text:style-name="T1">u</text:span></text:p>
          </text:deletion>
        </text:changed-region>
        <text:changed-region xml:id="ct93825577368288" text:id="ct93825577368288">
          <text:deletion>
            <office:change-info>
              <dc:creator>Julia Ringo</dc:creator>
              <dc:date>2023-10-20T10:35:00</dc:date>
            </office:change-info>
            <text:p text:style-name="Text_20_body"><text:span text:style-name="T1"><text:s/>of the ground</text:span></text:p>
          </text:deletion>
        </text:changed-region>
        <text:changed-region xml:id="ct93825579947488" text:id="ct93825579947488">
          <text:deletion>
            <office:change-info>
              <dc:creator>Julia Ringo</dc:creator>
              <dc:date>2023-10-20T10:36:00</dc:date>
            </office:change-info>
            <text:p text:style-name="Text_20_body"><text:span text:style-name="T1"><text:s/>overhead</text:span></text:p>
          </text:deletion>
        </text:changed-region>
        <text:changed-region xml:id="ct93825579959600" text:id="ct93825579959600">
          <text:deletion>
            <office:change-info>
              <dc:creator>Julia Ringo</dc:creator>
              <dc:date>2023-10-20T11:13:00</dc:date>
            </office:change-info>
            <text:p text:style-name="Text_20_body"><text:span text:style-name="T1">fairly </text:span></text:p>
          </text:deletion>
        </text:changed-region>
        <text:changed-region xml:id="ct93825579959840" text:id="ct93825579959840">
          <text:deletion>
            <office:change-info>
              <dc:creator>Julia Ringo</dc:creator>
              <dc:date>2023-10-20T11:13:00</dc:date>
            </office:change-info>
            <text:p text:style-name="Text_20_body"><text:span text:style-name="T1"><text:s/>from or to</text:span></text:p>
          </text:deletion>
        </text:changed-region>
        <text:changed-region xml:id="ct93825579960080" text:id="ct93825579960080">
          <text:deletion>
            <office:change-info>
              <dc:creator>Julia Ringo</dc:creator>
              <dc:date>2023-10-20T11:16:00</dc:date>
            </office:change-info>
            <text:p text:style-name="Text_20_body"><text:span text:style-name="T1">suddenly </text:span></text:p>
          </text:deletion>
        </text:changed-region>
        <text:changed-region xml:id="ct93825579960880" text:id="ct93825579960880">
          <text:deletion>
            <office:change-info>
              <dc:creator>Julia Ringo</dc:creator>
              <dc:date>2023-10-20T11:16:00</dc:date>
            </office:change-info>
            <text:p text:style-name="Text_20_body"><text:span text:style-name="T1">in a way it was not supposed to</text:span></text:p>
          </text:deletion>
        </text:changed-region>
        <text:changed-region xml:id="ct93825579962912" text:id="ct93825579962912">
          <text:insertion>
            <office:change-info>
              <dc:creator>Julia Ringo</dc:creator>
              <dc:date>2023-10-20T11:16:00</dc:date>
            </office:change-info>
          </text:insertion>
        </text:changed-region>
        <text:changed-region xml:id="ct93825579963152" text:id="ct93825579963152">
          <text:deletion>
            <office:change-info>
              <dc:creator>Julia Ringo</dc:creator>
              <dc:date>2023-10-20T11:39:00</dc:date>
            </office:change-info>
            <text:p text:style-name="Text_20_body"><text:span text:style-name="T1">Percy realized that was </text:span></text:p>
          </text:deletion>
        </text:changed-region>
        <text:changed-region xml:id="ct93825579965312" text:id="ct93825579965312">
          <text:insertion>
            <office:change-info>
              <dc:creator>Julia Ringo</dc:creator>
              <dc:date>2023-10-20T11:40:00</dc:date>
            </office:change-info>
          </text:insertion>
        </text:changed-region>
        <text:changed-region xml:id="ct93825579965904" text:id="ct93825579965904">
          <text:deletion>
            <office:change-info>
              <dc:creator>Julia Ringo</dc:creator>
              <dc:date>2023-10-20T11:40:00</dc:date>
            </office:change-info>
            <text:p text:style-name="Text_20_body"><text:span text:style-name="T1"><text:s/>face-up</text:span></text:p>
          </text:deletion>
        </text:changed-region>
        <text:changed-region xml:id="ct93825579967072" text:id="ct93825579967072">
          <text:deletion>
            <office:change-info>
              <dc:creator>Julia Ringo</dc:creator>
              <dc:date>2023-10-20T11:40:00</dc:date>
            </office:change-info>
            <text:p text:style-name="Text_20_body"><text:span text:style-name="T1">As she moved to</text:span></text:p>
          </text:deletion>
        </text:changed-region>
        <text:changed-region xml:id="ct93825579967312" text:id="ct93825579967312">
          <text:insertion>
            <office:change-info>
              <dc:creator>Julia Ringo</dc:creator>
              <dc:date>2023-10-20T11:40:00</dc:date>
            </office:change-info>
          </text:insertion>
        </text:changed-region>
        <text:changed-region xml:id="ct93825579967552" text:id="ct93825579967552">
          <text:deletion>
            <office:change-info>
              <dc:creator>Julia Ringo</dc:creator>
              <dc:date>2023-10-20T11:40:00</dc:date>
            </office:change-info>
            <text:p text:style-name="Text_20_body"><text:span text:style-name="T1">s</text:span></text:p>
          </text:deletion>
        </text:changed-region>
        <text:changed-region xml:id="ct93825579969072" text:id="ct93825579969072">
          <text:insertion>
            <office:change-info>
              <dc:creator>Julia Ringo</dc:creator>
              <dc:date>2023-10-20T11:46:00</dc:date>
            </office:change-info>
          </text:insertion>
        </text:changed-region>
        <text:changed-region xml:id="ct93825579969312" text:id="ct93825579969312">
          <text:deletion>
            <office:change-info>
              <dc:creator>Julia Ringo</dc:creator>
              <dc:date>2023-10-20T11:46:00</dc:date>
            </office:change-info>
            <text:p text:style-name="Text_20_body"><text:span text:style-name="T1">ful</text:span></text:p>
          </text:deletion>
        </text:changed-region>
        <text:changed-region xml:id="ct93825579969552" text:id="ct93825579969552">
          <text:insertion>
            <office:change-info>
              <dc:creator>Julia Ringo</dc:creator>
              <dc:date>2023-10-20T11:46:00</dc:date>
            </office:change-info>
          </text:insertion>
        </text:changed-region>
        <text:changed-region xml:id="ct93825577513280" text:id="ct93825577513280">
          <text:insertion>
            <office:change-info>
              <dc:creator>Julia Ringo</dc:creator>
              <dc:date>2023-10-20T11:46:00</dc:date>
            </office:change-info>
          </text:insertion>
        </text:changed-region>
        <text:changed-region xml:id="ct93825579970752" text:id="ct93825579970752">
          <text:deletion>
            <office:change-info>
              <dc:creator>Julia Ringo</dc:creator>
              <dc:date>2023-10-20T11:46:00</dc:date>
            </office:change-info>
            <text:p text:style-name="Text_20_body"><text:span text:style-name="T1">. It was</text:span></text:p>
          </text:deletion>
        </text:changed-region>
        <text:changed-region xml:id="ct93825579971328" text:id="ct93825579971328">
          <text:insertion>
            <office:change-info>
              <dc:creator>Julia Ringo</dc:creator>
              <dc:date>2023-10-20T11:46:00</dc:date>
            </office:change-info>
          </text:insertion>
        </text:changed-region>
        <text:changed-region xml:id="ct93825579971568" text:id="ct93825579971568">
          <text:insertion>
            <office:change-info>
              <dc:creator>Julia Ringo</dc:creator>
              <dc:date>2023-10-20T11:46:00</dc:date>
            </office:change-info>
          </text:insertion>
        </text:changed-region>
        <text:changed-region xml:id="ct93825579973072" text:id="ct93825579973072">
          <text:deletion>
            <office:change-info>
              <dc:creator>Julia Ringo</dc:creator>
              <dc:date>2023-10-05T13:15:00</dc:date>
            </office:change-info>
            <text:p text:style-name="Text_20_body"><text:span text:style-name="T1"><text:s/>— </text:span></text:p>
          </text:deletion>
        </text:changed-region>
        <text:changed-region xml:id="ct93825579973728" text:id="ct93825579973728">
          <text:insertion>
            <office:change-info>
              <dc:creator>Julia Ringo</dc:creator>
              <dc:date>2023-10-05T13:15:00</dc:date>
            </office:change-info>
          </text:insertion>
        </text:changed-region>
        <text:changed-region xml:id="ct93825579973968" text:id="ct93825579973968">
          <text:deletion>
            <office:change-info>
              <dc:creator>Julia Ringo</dc:creator>
              <dc:date>2023-10-05T13:15:00</dc:date>
            </office:change-info>
            <text:p text:style-name="Text_20_body"><text:span text:style-name="T1"><text:s/>— </text:span></text:p>
          </text:deletion>
        </text:changed-region>
        <text:changed-region xml:id="ct93825579974208" text:id="ct93825579974208">
          <text:insertion>
            <office:change-info>
              <dc:creator>Julia Ringo</dc:creator>
              <dc:date>2023-10-05T13:15:00</dc:date>
            </office:change-info>
          </text:insertion>
        </text:changed-region>
        <text:changed-region xml:id="ct93825579974448" text:id="ct93825579974448">
          <text:deletion>
            <office:change-info>
              <dc:creator>Julia Ringo</dc:creator>
              <dc:date>2023-10-20T11:47:00</dc:date>
            </office:change-info>
            <text:p text:style-name="Text_20_body"><text:span text:style-name="T1">places and applications</text:span></text:p>
          </text:deletion>
        </text:changed-region>
        <text:changed-region xml:id="ct93825579974688" text:id="ct93825579974688">
          <text:insertion>
            <office:change-info>
              <dc:creator>Julia Ringo</dc:creator>
              <dc:date>2023-10-20T11:47:00</dc:date>
            </office:change-info>
          </text:insertion>
        </text:changed-region>
        <text:changed-region xml:id="ct93825579975920" text:id="ct93825579975920">
          <text:deletion>
            <office:change-info>
              <dc:creator>Julia Ringo</dc:creator>
              <dc:date>2023-10-20T11:47:00</dc:date>
            </office:change-info>
            <text:p text:style-name="Text_20_body"><text:span text:style-name="T1">the </text:span></text:p>
          </text:deletion>
        </text:changed-region>
        <text:changed-region xml:id="ct93825579976160" text:id="ct93825579976160">
          <text:insertion>
            <office:change-info>
              <dc:creator>Julia Ringo</dc:creator>
              <dc:date>2023-10-20T11:47:00</dc:date>
            </office:change-info>
          </text:insertion>
        </text:changed-region>
        <text:changed-region xml:id="ct93825579977376" text:id="ct93825579977376">
          <text:deletion>
            <office:change-info>
              <dc:creator>Julia Ringo</dc:creator>
              <dc:date>2023-10-20T11:47:00</dc:date>
            </office:change-info>
            <text:p text:style-name="Text_20_body"><text:span text:style-name="T1"><text:s/>it was in</text:span></text:p>
          </text:deletion>
        </text:changed-region>
        <text:changed-region xml:id="ct93825577378048" text:id="ct93825577378048">
          <text:insertion>
            <office:change-info>
              <dc:creator>Julia Ringo</dc:creator>
              <dc:date>2023-10-20T11:47:00</dc:date>
            </office:change-info>
          </text:insertion>
        </text:changed-region>
        <text:changed-region xml:id="ct93825579978800" text:id="ct93825579978800">
          <text:deletion>
            <office:change-info>
              <dc:creator>Julia Ringo</dc:creator>
              <dc:date>2023-10-20T11:47:00</dc:date>
            </office:change-info>
            <text:p text:style-name="Text_20_body"><text:span text:style-name="T1">.</text:span></text:p>
          </text:deletion>
        </text:changed-region>
        <text:changed-region xml:id="ct93825579979040" text:id="ct93825579979040">
          <text:insertion>
            <office:change-info>
              <dc:creator>Julia Ringo</dc:creator>
              <dc:date>2023-10-20T11:47:00</dc:date>
            </office:change-info>
          </text:insertion>
        </text:changed-region>
        <text:changed-region xml:id="ct93825579979280" text:id="ct93825579979280">
          <text:deletion>
            <office:change-info>
              <dc:creator>Julia Ringo</dc:creator>
              <dc:date>2023-10-20T11:47:00</dc:date>
            </office:change-info>
            <text:p text:style-name="Text_20_body"><text:span text:style-name="T1">T</text:span></text:p>
          </text:deletion>
        </text:changed-region>
        <text:changed-region xml:id="ct93825579979520" text:id="ct93825579979520">
          <text:deletion>
            <office:change-info>
              <dc:creator>Julia Ringo</dc:creator>
              <dc:date>2023-10-20T11:47:00</dc:date>
            </office:change-info>
            <text:p text:style-name="Text_20_body"><text:span text:style-name="T1"><text:s/>to Percy</text:span></text:p>
          </text:deletion>
        </text:changed-region>
        <text:changed-region xml:id="ct93825579980544" text:id="ct93825579980544">
          <text:insertion>
            <office:change-info>
              <dc:creator>Julia Ringo</dc:creator>
              <dc:date>2023-10-20T11:48:00</dc:date>
            </office:change-info>
          </text:insertion>
        </text:changed-region>
        <text:changed-region xml:id="ct93825579980784" text:id="ct93825579980784">
          <text:deletion>
            <office:change-info>
              <dc:creator>Julia Ringo</dc:creator>
              <dc:date>2023-10-20T11:48:00</dc:date>
            </office:change-info>
            <text:p text:style-name="Text_20_body"><text:span text:style-name="T1">so </text:span></text:p>
          </text:deletion>
        </text:changed-region>
        <text:changed-region xml:id="ct93825579981024" text:id="ct93825579981024">
          <text:deletion>
            <office:change-info>
              <dc:creator>Julia Ringo</dc:creator>
              <dc:date>2023-10-20T11:48:00</dc:date>
            </office:change-info>
            <text:p text:style-name="Text_20_body"><text:span text:style-name="T1">Captain </text:span></text:p>
          </text:deletion>
        </text:changed-region>
        <text:changed-region xml:id="ct93825579981264" text:id="ct93825579981264">
          <text:deletion>
            <office:change-info>
              <dc:creator>Julia Ringo</dc:creator>
              <dc:date>2023-10-20T11:48:00</dc:date>
            </office:change-info>
            <text:p text:style-name="Text_20_body"><text:span text:style-name="T1">the lady</text:span></text:p>
          </text:deletion>
        </text:changed-region>
        <text:changed-region xml:id="ct93825579982400" text:id="ct93825579982400">
          <text:insertion>
            <office:change-info>
              <dc:creator>Julia Ringo</dc:creator>
              <dc:date>2023-10-20T11:48:00</dc:date>
            </office:change-info>
          </text:insertion>
        </text:changed-region>
        <text:changed-region xml:id="ct93825579983920" text:id="ct93825579983920">
          <text:deletion>
            <office:change-info>
              <dc:creator>Julia Ringo</dc:creator>
              <dc:date>2023-10-20T11:48:00</dc:date>
            </office:change-info>
            <text:p text:style-name="Text_20_body"><text:span text:style-name="T1"><text:s/>of</text:span></text:p>
          </text:deletion>
        </text:changed-region>
        <text:changed-region xml:id="ct93825579984160" text:id="ct93825579984160">
          <text:insertion>
            <office:change-info>
              <dc:creator>Julia Ringo</dc:creator>
              <dc:date>2023-10-20T11:48:00</dc:date>
            </office:change-info>
          </text:insertion>
        </text:changed-region>
        <text:changed-region xml:id="ct93825579984400" text:id="ct93825579984400">
          <text:deletion>
            <office:change-info>
              <dc:creator>Julia Ringo</dc:creator>
              <dc:date>2023-10-20T11:48:00</dc:date>
            </office:change-info>
            <text:p text:style-name="Text_20_body"><text:span text:style-name="T1">-</text:span></text:p>
          </text:deletion>
        </text:changed-region>
        <text:changed-region xml:id="ct93825579984928" text:id="ct93825579984928">
          <text:deletion>
            <office:change-info>
              <dc:creator>Julia Ringo</dc:creator>
              <dc:date>2023-10-20T11:48:00</dc:date>
            </office:change-info>
            <text:p text:style-name="Text_20_body"><text:span text:style-name="T1">what was originally </text:span></text:p>
          </text:deletion>
        </text:changed-region>
        <text:changed-region xml:id="ct93825579986064" text:id="ct93825579986064">
          <text:insertion>
            <office:change-info>
              <dc:creator>Julia Ringo</dc:creator>
              <dc:date>2023-10-20T11:50:00</dc:date>
            </office:change-info>
          </text:insertion>
        </text:changed-region>
        <text:changed-region xml:id="ct93825579986304" text:id="ct93825579986304">
          <text:deletion>
            <office:change-info>
              <dc:creator>Julia Ringo</dc:creator>
              <dc:date>2023-10-20T11:50:00</dc:date>
            </office:change-info>
            <text:p text:style-name="Text_20_body"><text:span text:style-name="T1">f</text:span></text:p>
          </text:deletion>
        </text:changed-region>
        <text:changed-region xml:id="ct93825579987456" text:id="ct93825579987456">
          <text:insertion>
            <office:change-info>
              <dc:creator>Julia Ringo</dc:creator>
              <dc:date>2023-10-20T11:50:00</dc:date>
            </office:change-info>
          </text:insertion>
        </text:changed-region>
        <text:changed-region xml:id="ct93825579987696" text:id="ct93825579987696">
          <text:deletion>
            <office:change-info>
              <dc:creator>Julia Ringo</dc:creator>
              <dc:date>2023-10-20T11:50:00</dc:date>
            </office:change-info>
            <text:p text:style-name="Text_20_body"><text:span text:style-name="T1">-i</text:span></text:p>
          </text:deletion>
        </text:changed-region>
        <text:changed-region xml:id="ct93825575646944" text:id="ct93825575646944">
          <text:deletion>
            <office:change-info>
              <dc:creator>Julia Ringo</dc:creator>
              <dc:date>2023-10-20T11:50:00</dc:date>
            </office:change-info>
            <text:p text:style-name="Text_20_body"><text:span text:style-name="T1"><text:s/>they were currently in</text:span></text:p>
          </text:deletion>
        </text:changed-region>
        <text:changed-region xml:id="ct93825575252144" text:id="ct93825575252144">
          <text:deletion>
            <office:change-info>
              <dc:creator>Julia Ringo</dc:creator>
              <dc:date>2023-10-10T11:08:00</dc:date>
            </office:change-info>
            <text:p text:style-name="Text_20_body"><text:span text:style-name="T1">…</text:span></text:p>
          </text:deletion>
        </text:changed-region>
        <text:changed-region xml:id="ct93825575495376" text:id="ct93825575495376">
          <text:insertion>
            <office:change-info>
              <dc:creator>Julia Ringo</dc:creator>
              <dc:date>2023-10-10T11:08:00</dc:date>
            </office:change-info>
          </text:insertion>
        </text:changed-region>
        <text:changed-region xml:id="ct93825575496624" text:id="ct93825575496624">
          <text:deletion>
            <office:change-info>
              <dc:creator>Julia Ringo</dc:creator>
              <dc:date>2023-10-20T11:50:00</dc:date>
            </office:change-info>
            <text:p text:style-name="Text_20_body"><text:span text:style-name="T1">. </text:span></text:p>
          </text:deletion>
        </text:changed-region>
        <text:changed-region xml:id="ct93825575598560" text:id="ct93825575598560">
          <text:insertion>
            <office:change-info>
              <dc:creator>Julia Ringo</dc:creator>
              <dc:date>2023-10-20T11:50:00</dc:date>
            </office:change-info>
          </text:insertion>
        </text:changed-region>
        <text:changed-region xml:id="ct93825575726032" text:id="ct93825575726032">
          <text:insertion>
            <office:change-info>
              <dc:creator>Julia Ringo</dc:creator>
              <dc:date>2023-10-20T11:51:00</dc:date>
            </office:change-info>
          </text:insertion>
        </text:changed-region>
        <text:changed-region xml:id="ct93825579991712" text:id="ct93825579991712">
          <text:insertion>
            <office:change-info>
              <dc:creator>Julia Ringo</dc:creator>
              <dc:date>2023-10-20T11:51:00</dc:date>
            </office:change-info>
          </text:insertion>
        </text:changed-region>
        <text:changed-region xml:id="ct93825579993232" text:id="ct93825579993232">
          <text:deletion>
            <office:change-info>
              <dc:creator>Julia Ringo</dc:creator>
              <dc:date>2023-10-20T11:51:00</dc:date>
            </office:change-info>
            <text:p text:style-name="Text_20_body"><text:span text:style-name="T1">To be transparent, </text:span></text:p>
          </text:deletion>
        </text:changed-region>
        <text:changed-region xml:id="ct93825579994784" text:id="ct93825579994784">
          <text:insertion>
            <office:change-info>
              <dc:creator>Julia Ringo</dc:creator>
              <dc:date>2023-10-20T11:51:00</dc:date>
            </office:change-info>
          </text:insertion>
        </text:changed-region>
        <text:changed-region xml:id="ct93825579995024" text:id="ct93825579995024">
          <text:deletion>
            <office:change-info>
              <dc:creator>Julia Ringo</dc:creator>
              <dc:date>2023-10-20T11:51:00</dc:date>
            </office:change-info>
            <text:p text:style-name="Text_20_body"><text:span text:style-name="T1"><text:s/>suggest</text:span></text:p>
          </text:deletion>
        </text:changed-region>
        <text:changed-region xml:id="ct93825579995552" text:id="ct93825579995552">
          <text:insertion>
            <office:change-info>
              <dc:creator>Julia Ringo</dc:creator>
              <dc:date>2023-10-20T11:51:00</dc:date>
            </office:change-info>
          </text:insertion>
        </text:changed-region>
        <text:changed-region xml:id="ct93825579996432" text:id="ct93825579996432">
          <text:insertion>
            <office:change-info>
              <dc:creator>Julia Ringo</dc:creator>
              <dc:date>2023-10-20T11:51:00</dc:date>
            </office:change-info>
          </text:insertion>
        </text:changed-region>
        <text:changed-region xml:id="ct93825579996672" text:id="ct93825579996672">
          <text:deletion>
            <office:change-info>
              <dc:creator>Julia Ringo</dc:creator>
              <dc:date>2023-10-10T11:08:00</dc:date>
            </office:change-info>
            <text:p text:style-name="Text_20_body"><text:span text:style-name="T1">…</text:span></text:p>
          </text:deletion>
        </text:changed-region>
        <text:changed-region xml:id="ct93825579997552" text:id="ct93825579997552">
          <text:insertion>
            <office:change-info>
              <dc:creator>Julia Ringo</dc:creator>
              <dc:date>2023-10-10T11:08:00</dc:date>
            </office:change-info>
          </text:insertion>
        </text:changed-region>
        <text:changed-region xml:id="ct93825579997792" text:id="ct93825579997792">
          <text:deletion>
            <office:change-info>
              <dc:creator>Julia Ringo</dc:creator>
              <dc:date>2023-10-20T11:51:00</dc:date>
            </office:change-info>
            <text:p text:style-name="Text_20_body"><text:span text:style-name="T1"><text:s/></text:span></text:p>
          </text:deletion>
        </text:changed-region>
        <text:changed-region xml:id="ct93825579998672" text:id="ct93825579998672">
          <text:deletion>
            <office:change-info>
              <dc:creator>Julia Ringo</dc:creator>
              <dc:date>2023-10-20T11:52:00</dc:date>
            </office:change-info>
            <text:p text:style-name="Text_20_body"><text:span text:style-name="T1">,</text:span></text:p>
          </text:deletion>
        </text:changed-region>
        <text:changed-region xml:id="ct93825579999264" text:id="ct93825579999264">
          <text:insertion>
            <office:change-info>
              <dc:creator>Julia Ringo</dc:creator>
              <dc:date>2023-10-20T11:52:00</dc:date>
            </office:change-info>
          </text:insertion>
        </text:changed-region>
        <text:changed-region xml:id="ct93825579999504" text:id="ct93825579999504">
          <text:deletion>
            <office:change-info>
              <dc:creator>Julia Ringo</dc:creator>
              <dc:date>2023-10-20T11:52:00</dc:date>
            </office:change-info>
            <text:p text:style-name="Text_20_body"><text:span text:style-name="T1">ing</text:span></text:p>
          </text:deletion>
        </text:changed-region>
        <text:changed-region xml:id="ct93825580001680" text:id="ct93825580001680">
          <text:insertion>
            <office:change-info>
              <dc:creator>Julia Ringo</dc:creator>
              <dc:date>2023-10-20T11:52:00</dc:date>
            </office:change-info>
          </text:insertion>
        </text:changed-region>
        <text:changed-region xml:id="ct93825580002208" text:id="ct93825580002208">
          <text:deletion>
            <office:change-info>
              <dc:creator>Julia Ringo</dc:creator>
              <dc:date>2023-10-20T11:52:00</dc:date>
            </office:change-info>
            <text:p text:style-name="Text_20_body"><text:span text:style-name="T1"><text:s/>this negotiation would be carried out upon</text:span></text:p>
          </text:deletion>
        </text:changed-region>
        <text:changed-region xml:id="ct93825580002800" text:id="ct93825580002800">
          <text:deletion>
            <office:change-info>
              <dc:creator>Julia Ringo</dc:creator>
              <dc:date>2023-10-10T11:08:00</dc:date>
            </office:change-info>
            <text:p text:style-name="Text_20_body"><text:span text:style-name="T1">…</text:span></text:p>
          </text:deletion>
        </text:changed-region>
        <text:changed-region xml:id="ct93825580003040" text:id="ct93825580003040">
          <text:insertion>
            <office:change-info>
              <dc:creator>Julia Ringo</dc:creator>
              <dc:date>2023-10-10T11:08:00</dc:date>
            </office:change-info>
          </text:insertion>
        </text:changed-region>
        <text:changed-region xml:id="ct93825580003280" text:id="ct93825580003280">
          <text:deletion>
            <office:change-info>
              <dc:creator>Julia Ringo</dc:creator>
              <dc:date>2023-10-20T11:52:00</dc:date>
            </office:change-info>
            <text:p text:style-name="Text_20_body"><text:span text:style-name="T1"><text:s/></text:span></text:p>
          </text:deletion>
        </text:changed-region>
        <text:changed-region xml:id="ct93825580004560" text:id="ct93825580004560">
          <text:deletion>
            <office:change-info>
              <dc:creator>Julia Ringo</dc:creator>
              <dc:date>2023-10-10T11:08:00</dc:date>
            </office:change-info>
            <text:p text:style-name="Text_20_body"><text:span text:style-name="T1">…</text:span></text:p>
          </text:deletion>
        </text:changed-region>
        <text:changed-region xml:id="ct93825580004800" text:id="ct93825580004800">
          <text:insertion>
            <office:change-info>
              <dc:creator>Julia Ringo</dc:creator>
              <dc:date>2023-10-10T11:08:00</dc:date>
            </office:change-info>
          </text:insertion>
        </text:changed-region>
        <text:changed-region xml:id="ct93825580005040" text:id="ct93825580005040">
          <text:deletion>
            <office:change-info>
              <dc:creator>Julia Ringo</dc:creator>
              <dc:date>2023-10-20T11:52:00</dc:date>
            </office:change-info>
            <text:p text:style-name="Text_20_body"><text:span text:style-name="T1"><text:s/></text:span></text:p>
          </text:deletion>
        </text:changed-region>
        <text:changed-region xml:id="ct93825580005920" text:id="ct93825580005920">
          <text:insertion>
            <office:change-info>
              <dc:creator>Julia Ringo</dc:creator>
              <dc:date>2023-10-20T11:52:00</dc:date>
            </office:change-info>
          </text:insertion>
        </text:changed-region>
        <text:changed-region xml:id="ct93825580006160" text:id="ct93825580006160">
          <text:deletion>
            <office:change-info>
              <dc:creator>Julia Ringo</dc:creator>
              <dc:date>2023-10-05T13:15:00</dc:date>
            </office:change-info>
            <text:p text:style-name="Text_20_body"><text:span text:style-name="T1"><text:s/>— </text:span></text:p>
          </text:deletion>
        </text:changed-region>
        <text:changed-region xml:id="ct93825580007920" text:id="ct93825580007920">
          <text:insertion>
            <office:change-info>
              <dc:creator>Julia Ringo</dc:creator>
              <dc:date>2023-10-05T13:15:00</dc:date>
            </office:change-info>
          </text:insertion>
        </text:changed-region>
        <text:changed-region xml:id="ct93825580008160" text:id="ct93825580008160">
          <text:insertion>
            <office:change-info>
              <dc:creator>Julia Ringo</dc:creator>
              <dc:date>2023-10-20T11:52:00</dc:date>
            </office:change-info>
          </text:insertion>
        </text:changed-region>
        <text:changed-region xml:id="ct93825580008400" text:id="ct93825580008400">
          <text:insertion>
            <office:change-info>
              <dc:creator>Julia Ringo</dc:creator>
              <dc:date>2023-10-20T11:52:00</dc:date>
            </office:change-info>
          </text:insertion>
        </text:changed-region>
        <text:changed-region xml:id="ct93825580008640" text:id="ct93825580008640">
          <text:deletion>
            <office:change-info>
              <dc:creator>Julia Ringo</dc:creator>
              <dc:date>2023-10-05T13:15:00</dc:date>
            </office:change-info>
            <text:p text:style-name="Text_20_body"><text:span text:style-name="T1"><text:s/>— </text:span></text:p>
          </text:deletion>
        </text:changed-region>
        <text:changed-region xml:id="ct93825580008880" text:id="ct93825580008880">
          <text:insertion>
            <office:change-info>
              <dc:creator>Julia Ringo</dc:creator>
              <dc:date>2023-10-05T13:15:00</dc:date>
            </office:change-info>
          </text:insertion>
        </text:changed-region>
        <text:changed-region xml:id="ct93825580010400" text:id="ct93825580010400">
          <text:insertion>
            <office:change-info>
              <dc:creator>Julia Ringo</dc:creator>
              <dc:date>2023-10-20T11:52:00</dc:date>
            </office:change-info>
          </text:insertion>
        </text:changed-region>
        <text:changed-region xml:id="ct93825580011040" text:id="ct93825580011040">
          <text:insertion>
            <office:change-info>
              <dc:creator>Julia Ringo</dc:creator>
              <dc:date>2023-10-20T11:52:00</dc:date>
            </office:change-info>
          </text:insertion>
        </text:changed-region>
        <text:changed-region xml:id="ct93825580013200" text:id="ct93825580013200">
          <text:deletion>
            <office:change-info>
              <dc:creator>Julia Ringo</dc:creator>
              <dc:date>2023-10-20T11:53:00</dc:date>
            </office:change-info>
            <text:p text:style-name="Text_20_body"><text:span text:style-name="T1">in place </text:span></text:p>
          </text:deletion>
        </text:changed-region>
        <text:changed-region xml:id="ct93825580014368" text:id="ct93825580014368">
          <text:deletion>
            <office:change-info>
              <dc:creator>Julia Ringo</dc:creator>
              <dc:date>2023-10-20T11:53:00</dc:date>
            </office:change-info>
            <text:p text:style-name="Text_20_body"><text:span text:style-name="T1">also </text:span></text:p>
          </text:deletion>
        </text:changed-region>
        <text:changed-region xml:id="ct93825580014608" text:id="ct93825580014608">
          <text:deletion>
            <office:change-info>
              <dc:creator>Julia Ringo</dc:creator>
              <dc:date>2023-10-20T11:53:00</dc:date>
            </office:change-info>
            <text:p text:style-name="Text_20_body"><text:span text:style-name="T1">wards</text:span></text:p>
          </text:deletion>
        </text:changed-region>
        <text:changed-region xml:id="ct93825580015824" text:id="ct93825580015824">
          <text:insertion>
            <office:change-info>
              <dc:creator>Julia Ringo</dc:creator>
              <dc:date>2023-10-20T11:53:00</dc:date>
            </office:change-info>
          </text:insertion>
        </text:changed-region>
        <text:changed-region xml:id="ct93825580017056" text:id="ct93825580017056">
          <text:insertion>
            <office:change-info>
              <dc:creator>Julia Ringo</dc:creator>
              <dc:date>2023-10-20T11:53:00</dc:date>
            </office:change-info>
          </text:insertion>
        </text:changed-region>
        <text:changed-region xml:id="ct93825580017296" text:id="ct93825580017296">
          <text:deletion>
            <office:change-info>
              <dc:creator>Julia Ringo</dc:creator>
              <dc:date>2023-10-20T11:53:00</dc:date>
            </office:change-info>
            <text:p text:style-name="Text_20_body"><text:span text:style-name="T1">-</text:span></text:p>
          </text:deletion>
        </text:changed-region>
        <text:changed-region xml:id="ct93825576075376" text:id="ct93825576075376">
          <text:insertion>
            <office:change-info>
              <dc:creator>Julia Ringo</dc:creator>
              <dc:date>2023-10-20T11:54:00</dc:date>
            </office:change-info>
          </text:insertion>
        </text:changed-region>
        <text:changed-region xml:id="ct93825575852272" text:id="ct93825575852272">
          <text:deletion>
            <office:change-info>
              <dc:creator>Julia Ringo</dc:creator>
              <dc:date>2023-10-20T11:54:00</dc:date>
            </office:change-info>
            <text:p text:style-name="Text_20_body"><text:span text:style-name="T1">, and</text:span></text:p>
          </text:deletion>
        </text:changed-region>
        <text:changed-region xml:id="ct93825575919792" text:id="ct93825575919792">
          <text:deletion>
            <office:change-info>
              <dc:creator>Julia Ringo</dc:creator>
              <dc:date>2023-10-20T11:53:00</dc:date>
            </office:change-info>
            <text:p text:style-name="Text_20_body"><text:span text:style-name="T1">was </text:span></text:p>
          </text:deletion>
        </text:changed-region>
        <text:changed-region xml:id="ct93825576172448" text:id="ct93825576172448">
          <text:deletion>
            <office:change-info>
              <dc:creator>Julia Ringo</dc:creator>
              <dc:date>2023-10-20T11:54:00</dc:date>
            </office:change-info>
            <text:p text:style-name="Text_20_body"><text:span text:style-name="T1">that </text:span></text:p>
          </text:deletion>
        </text:changed-region>
        <text:changed-region xml:id="ct93825576087520" text:id="ct93825576087520">
          <text:insertion>
            <office:change-info>
              <dc:creator>Julia Ringo</dc:creator>
              <dc:date>2023-10-20T11:54:00</dc:date>
            </office:change-info>
          </text:insertion>
        </text:changed-region>
        <text:changed-region xml:id="ct93825580022304" text:id="ct93825580022304">
          <text:deletion>
            <office:change-info>
              <dc:creator>Julia Ringo</dc:creator>
              <dc:date>2023-10-05T13:15:00</dc:date>
            </office:change-info>
            <text:p text:style-name="Text_20_body"><text:span text:style-name="T1"><text:s/>— </text:span></text:p>
          </text:deletion>
        </text:changed-region>
        <text:changed-region xml:id="ct93825580022544" text:id="ct93825580022544">
          <text:insertion>
            <office:change-info>
              <dc:creator>Julia Ringo</dc:creator>
              <dc:date>2023-10-05T13:15:00</dc:date>
            </office:change-info>
          </text:insertion>
        </text:changed-region>
        <text:changed-region xml:id="ct93825580022784" text:id="ct93825580022784">
          <text:deletion>
            <office:change-info>
              <dc:creator>Julia Ringo</dc:creator>
              <dc:date>2023-10-05T13:15:00</dc:date>
            </office:change-info>
            <text:p text:style-name="Text_20_body"><text:span text:style-name="T1"><text:s/>— </text:span></text:p>
          </text:deletion>
        </text:changed-region>
        <text:changed-region xml:id="ct93825580023024" text:id="ct93825580023024">
          <text:insertion>
            <office:change-info>
              <dc:creator>Julia Ringo</dc:creator>
              <dc:date>2023-10-05T13:15:00</dc:date>
            </office:change-info>
          </text:insertion>
        </text:changed-region>
        <text:changed-region xml:id="ct93825580024544" text:id="ct93825580024544">
          <text:insertion>
            <office:change-info>
              <dc:creator>Julia Ringo</dc:creator>
              <dc:date>2023-10-20T11:54:00</dc:date>
            </office:change-info>
          </text:insertion>
        </text:changed-region>
        <text:changed-region xml:id="ct93825580025424" text:id="ct93825580025424">
          <text:deletion>
            <office:change-info>
              <dc:creator>Julia Ringo</dc:creator>
              <dc:date>2023-10-20T11:54:00</dc:date>
            </office:change-info>
            <text:p text:style-name="Text_20_body"><text:span text:style-name="T1">with </text:span></text:p>
          </text:deletion>
        </text:changed-region>
        <text:changed-region xml:id="ct93825580025664" text:id="ct93825580025664">
          <text:insertion>
            <office:change-info>
              <dc:creator>Julia Ringo</dc:creator>
              <dc:date>2023-10-20T11:54:00</dc:date>
            </office:change-info>
          </text:insertion>
        </text:changed-region>
        <text:changed-region xml:id="ct93825580029424" text:id="ct93825580029424">
          <text:deletion>
            <office:change-info>
              <dc:creator>Julia Ringo</dc:creator>
              <dc:date>2023-10-10T11:08:00</dc:date>
            </office:change-info>
            <text:p text:style-name="Text_20_body"><text:span text:style-name="T1">…</text:span></text:p>
          </text:deletion>
        </text:changed-region>
        <text:changed-region xml:id="ct93825580029664" text:id="ct93825580029664">
          <text:insertion>
            <office:change-info>
              <dc:creator>Julia Ringo</dc:creator>
              <dc:date>2023-10-10T11:08:00</dc:date>
            </office:change-info>
          </text:insertion>
        </text:changed-region>
        <text:changed-region xml:id="ct93825580030544" text:id="ct93825580030544">
          <text:insertion>
            <office:change-info>
              <dc:creator>Julia Ringo</dc:creator>
              <dc:date>2023-10-20T11:54:00</dc:date>
            </office:change-info>
          </text:insertion>
        </text:changed-region>
        <text:changed-region xml:id="ct93825580031632" text:id="ct93825580031632">
          <text:insertion>
            <office:change-info>
              <dc:creator>Julia Ringo</dc:creator>
              <dc:date>2023-10-20T11:55:00</dc:date>
            </office:change-info>
          </text:insertion>
        </text:changed-region>
        <text:changed-region xml:id="ct93825580031872" text:id="ct93825580031872">
          <text:deletion>
            <office:change-info>
              <dc:creator>Julia Ringo</dc:creator>
              <dc:date>2023-10-05T13:15:00</dc:date>
            </office:change-info>
            <text:p text:style-name="Text_20_body"><text:span text:style-name="T1"><text:s/>— </text:span></text:p>
          </text:deletion>
        </text:changed-region>
        <text:changed-region xml:id="ct93825580032112" text:id="ct93825580032112">
          <text:insertion>
            <office:change-info>
              <dc:creator>Julia Ringo</dc:creator>
              <dc:date>2023-10-05T13:15:00</dc:date>
            </office:change-info>
          </text:insertion>
        </text:changed-region>
        <text:changed-region xml:id="ct93825580032352" text:id="ct93825580032352">
          <text:deletion>
            <office:change-info>
              <dc:creator>Julia Ringo</dc:creator>
              <dc:date>2023-10-05T13:15:00</dc:date>
            </office:change-info>
            <text:p text:style-name="Text_20_body"><text:span text:style-name="T1"><text:s/>— </text:span></text:p>
          </text:deletion>
        </text:changed-region>
        <text:changed-region xml:id="ct93825580032592" text:id="ct93825580032592">
          <text:insertion>
            <office:change-info>
              <dc:creator>Julia Ringo</dc:creator>
              <dc:date>2023-10-05T13:15:00</dc:date>
            </office:change-info>
          </text:insertion>
        </text:changed-region>
        <text:changed-region xml:id="ct93825580034960" text:id="ct93825580034960">
          <text:deletion>
            <office:change-info>
              <dc:creator>Julia Ringo</dc:creator>
              <dc:date>2023-10-20T11:55:00</dc:date>
            </office:change-info>
            <text:p text:style-name="Text_20_body"><text:span text:style-name="T1">’</text:span></text:p>
          </text:deletion>
        </text:changed-region>
        <text:changed-region xml:id="ct93825580035488" text:id="ct93825580035488">
          <text:insertion>
            <office:change-info>
              <dc:creator>Julia Ringo</dc:creator>
              <dc:date>2023-10-20T11:55:00</dc:date>
            </office:change-info>
          </text:insertion>
        </text:changed-region>
        <text:changed-region xml:id="ct93825580039840" text:id="ct93825580039840">
          <text:insertion>
            <office:change-info>
              <dc:creator>Julia Ringo</dc:creator>
              <dc:date>2023-10-20T11:56:00</dc:date>
            </office:change-info>
          </text:insertion>
        </text:changed-region>
        <text:changed-region xml:id="ct93825580040720" text:id="ct93825580040720">
          <text:deletion>
            <office:change-info>
              <dc:creator>Julia Ringo</dc:creator>
              <dc:date>2023-10-10T11:08:00</dc:date>
            </office:change-info>
            <text:p text:style-name="Text_20_body"><text:span text:style-name="T1">…</text:span></text:p>
          </text:deletion>
        </text:changed-region>
        <text:changed-region xml:id="ct93825580040960" text:id="ct93825580040960">
          <text:insertion>
            <office:change-info>
              <dc:creator>Julia Ringo</dc:creator>
              <dc:date>2023-10-10T11:08:00</dc:date>
            </office:change-info>
          </text:insertion>
        </text:changed-region>
        <text:changed-region xml:id="ct93825580045040" text:id="ct93825580045040">
          <text:insertion>
            <office:change-info>
              <dc:creator>Julia Ringo</dc:creator>
              <dc:date>2023-10-20T11:56:00</dc:date>
            </office:change-info>
          </text:insertion>
        </text:changed-region>
        <text:changed-region xml:id="ct93825580045920" text:id="ct93825580045920">
          <text:insertion>
            <office:change-info>
              <dc:creator>Julia Ringo</dc:creator>
              <dc:date>2023-10-20T11:56:00</dc:date>
            </office:change-info>
          </text:insertion>
        </text:changed-region>
        <text:changed-region xml:id="ct93825580048944" text:id="ct93825580048944">
          <text:insertion>
            <office:change-info>
              <dc:creator>Julia Ringo</dc:creator>
              <dc:date>2023-10-20T11:56:00</dc:date>
            </office:change-info>
          </text:insertion>
        </text:changed-region>
        <text:changed-region xml:id="ct93825580048112" text:id="ct93825580048112">
          <text:insertion>
            <office:change-info>
              <dc:creator>Julia Ringo</dc:creator>
              <dc:date>2023-10-20T11:57:00</dc:date>
            </office:change-info>
          </text:insertion>
        </text:changed-region>
        <text:changed-region xml:id="ct93825580051200" text:id="ct93825580051200">
          <text:insertion>
            <office:change-info>
              <dc:creator>Julia Ringo</dc:creator>
              <dc:date>2023-10-20T11:57:00</dc:date>
            </office:change-info>
          </text:insertion>
        </text:changed-region>
        <text:changed-region xml:id="ct93825580052960" text:id="ct93825580052960">
          <text:deletion>
            <office:change-info>
              <dc:creator>Julia Ringo</dc:creator>
              <dc:date>2023-10-05T13:15:00</dc:date>
            </office:change-info>
            <text:p text:style-name="Text_20_body"><text:span text:style-name="T1"><text:s/>— </text:span></text:p>
          </text:deletion>
        </text:changed-region>
        <text:changed-region xml:id="ct93825580053200" text:id="ct93825580053200">
          <text:insertion>
            <office:change-info>
              <dc:creator>Julia Ringo</dc:creator>
              <dc:date>2023-10-05T13:15:00</dc:date>
            </office:change-info>
          </text:insertion>
        </text:changed-region>
        <text:changed-region xml:id="ct93825580053440" text:id="ct93825580053440">
          <text:deletion>
            <office:change-info>
              <dc:creator>Julia Ringo</dc:creator>
              <dc:date>2023-10-05T13:15:00</dc:date>
            </office:change-info>
            <text:p text:style-name="Text_20_body"><text:span text:style-name="T1"><text:s/>— </text:span></text:p>
          </text:deletion>
        </text:changed-region>
        <text:changed-region xml:id="ct93825580053680" text:id="ct93825580053680">
          <text:insertion>
            <office:change-info>
              <dc:creator>Julia Ringo</dc:creator>
              <dc:date>2023-10-05T13:15:00</dc:date>
            </office:change-info>
          </text:insertion>
        </text:changed-region>
        <text:changed-region xml:id="ct93825580055200" text:id="ct93825580055200">
          <text:deletion>
            <office:change-info>
              <dc:creator>Julia Ringo</dc:creator>
              <dc:date>2023-10-20T11:57:00</dc:date>
            </office:change-info>
            <text:p text:style-name="Text_20_body"><text:span text:style-name="T1">,</text:span></text:p>
          </text:deletion>
        </text:changed-region>
        <text:changed-region xml:id="ct93825580055440" text:id="ct93825580055440">
          <text:insertion>
            <office:change-info>
              <dc:creator>Julia Ringo</dc:creator>
              <dc:date>2023-10-20T11:57:00</dc:date>
            </office:change-info>
          </text:insertion>
        </text:changed-region>
        <text:changed-region xml:id="ct93825580055680" text:id="ct93825580055680">
          <text:deletion>
            <office:change-info>
              <dc:creator>Julia Ringo</dc:creator>
              <dc:date>2023-10-05T13:15:00</dc:date>
            </office:change-info>
            <text:p text:style-name="Text_20_body"><text:span text:style-name="T1"><text:s/>— </text:span></text:p>
          </text:deletion>
        </text:changed-region>
        <text:changed-region xml:id="ct93825580056864" text:id="ct93825580056864">
          <text:insertion>
            <office:change-info>
              <dc:creator>Julia Ringo</dc:creator>
              <dc:date>2023-10-05T13:15:00</dc:date>
            </office:change-info>
          </text:insertion>
        </text:changed-region>
        <text:changed-region xml:id="ct93825580063360" text:id="ct93825580063360">
          <text:insertion>
            <office:change-info>
              <dc:creator>Julia Ringo</dc:creator>
              <dc:date>2023-10-20T11:58:00</dc:date>
            </office:change-info>
          </text:insertion>
        </text:changed-region>
        <text:changed-region xml:id="ct93825580063600" text:id="ct93825580063600">
          <text:deletion>
            <office:change-info>
              <dc:creator>Julia Ringo</dc:creator>
              <dc:date>2023-10-20T11:58:00</dc:date>
            </office:change-info>
            <text:p text:style-name="Text_20_body"><text:span text:style-name="T1">-</text:span></text:p>
          </text:deletion>
        </text:changed-region>
        <text:changed-region xml:id="ct93825580066464" text:id="ct93825580066464">
          <text:insertion>
            <office:change-info>
              <dc:creator>Julia Ringo</dc:creator>
              <dc:date>2023-10-20T11:58:00</dc:date>
            </office:change-info>
          </text:insertion>
        </text:changed-region>
        <text:changed-region xml:id="ct93825580066704" text:id="ct93825580066704">
          <text:deletion>
            <office:change-info>
              <dc:creator>Julia Ringo</dc:creator>
              <dc:date>2023-10-20T11:58:00</dc:date>
            </office:change-info>
            <text:p text:style-name="Text_20_body"><text:span text:style-name="T1">I</text:span></text:p>
          </text:deletion>
        </text:changed-region>
        <text:changed-region xml:id="ct93825580067584" text:id="ct93825580067584">
          <text:deletion>
            <office:change-info>
              <dc:creator>Julia Ringo</dc:creator>
              <dc:date>2023-10-20T11:58:00</dc:date>
            </office:change-info>
            <text:p text:style-name="Text_20_body"><text:span text:style-name="T1">s</text:span></text:p>
          </text:deletion>
        </text:changed-region>
        <text:changed-region xml:id="ct93825580067824" text:id="ct93825580067824">
          <text:insertion>
            <office:change-info>
              <dc:creator>Julia Ringo</dc:creator>
              <dc:date>2023-10-20T11:58:00</dc:date>
            </office:change-info>
          </text:insertion>
        </text:changed-region>
        <text:changed-region xml:id="ct93825580071744" text:id="ct93825580071744">
          <text:deletion>
            <office:change-info>
              <dc:creator>Julia Ringo</dc:creator>
              <dc:date>2023-10-20T11:59:00</dc:date>
            </office:change-info>
            <text:p text:style-name="Text_20_body"><text:span text:style-name="T1">he had</text:span></text:p>
          </text:deletion>
        </text:changed-region>
        <text:changed-region xml:id="ct93825580072256" text:id="ct93825580072256">
          <text:insertion>
            <office:change-info>
              <dc:creator>Julia Ringo</dc:creator>
              <dc:date>2023-10-20T11:59:00</dc:date>
            </office:change-info>
          </text:insertion>
        </text:changed-region>
        <text:changed-region xml:id="ct93825580073200" text:id="ct93825580073200">
          <text:insertion>
            <office:change-info>
              <dc:creator>Julia Ringo</dc:creator>
              <dc:date>2023-10-20T11:59:00</dc:date>
            </office:change-info>
          </text:insertion>
        </text:changed-region>
        <text:changed-region xml:id="ct93825580073440" text:id="ct93825580073440">
          <text:deletion>
            <office:change-info>
              <dc:creator>Julia Ringo</dc:creator>
              <dc:date>2023-10-20T11:59:00</dc:date>
            </office:change-info>
            <text:p text:style-name="Text_20_body"><text:span text:style-name="T1">a </text:span></text:p>
          </text:deletion>
        </text:changed-region>
        <text:changed-region xml:id="ct93825580075232" text:id="ct93825580075232">
          <text:deletion>
            <office:change-info>
              <dc:creator>Julia Ringo</dc:creator>
              <dc:date>2023-10-20T11:59:00</dc:date>
            </office:change-info>
            <text:p text:style-name="Text_20_body"><text:span text:style-name="T1"><text:s/>guy</text:span></text:p>
          </text:deletion>
        </text:changed-region>
        <text:changed-region xml:id="ct93825580076480" text:id="ct93825580076480">
          <text:deletion>
            <office:change-info>
              <dc:creator>Julia Ringo</dc:creator>
              <dc:date>2023-10-20T11:59:00</dc:date>
            </office:change-info>
            <text:p text:style-name="Text_20_body"><text:span text:style-name="T1">,</text:span></text:p>
          </text:deletion>
        </text:changed-region>
        <text:changed-region xml:id="ct93825580077728" text:id="ct93825580077728">
          <text:deletion>
            <office:change-info>
              <dc:creator>Julia Ringo</dc:creator>
              <dc:date>2023-10-20T11:59:00</dc:date>
            </office:change-info>
            <text:p text:style-name="Text_20_body"><text:span text:style-name="T1"><text:s/></text:span></text:p>
          </text:deletion>
        </text:changed-region>
        <text:changed-region xml:id="ct93825580079824" text:id="ct93825580079824">
          <text:insertion>
            <office:change-info>
              <dc:creator>Julia Ringo</dc:creator>
              <dc:date>2023-10-20T11:59:00</dc:date>
            </office:change-info>
          </text:insertion>
        </text:changed-region>
        <text:changed-region xml:id="ct93825576646496" text:id="ct93825576646496">
          <text:deletion>
            <office:change-info>
              <dc:creator>Julia Ringo</dc:creator>
              <dc:date>2023-10-20T11:59:00</dc:date>
            </office:change-info>
            <text:p text:style-name="Text_20_body"><text:span text:style-name="T1">was leaning</text:span></text:p>
          </text:deletion>
        </text:changed-region>
        <text:changed-region xml:id="ct93825580076720" text:id="ct93825580076720">
          <text:insertion>
            <office:change-info>
              <dc:creator>Julia Ringo</dc:creator>
              <dc:date>2023-10-20T11:59:00</dc:date>
            </office:change-info>
          </text:insertion>
        </text:changed-region>
        <text:changed-region xml:id="ct93825580076960" text:id="ct93825580076960">
          <text:insertion>
            <office:change-info>
              <dc:creator>Julia Ringo</dc:creator>
              <dc:date>2023-10-20T11:59:00</dc:date>
            </office:change-info>
          </text:insertion>
        </text:changed-region>
        <text:changed-region xml:id="ct93825580078384" text:id="ct93825580078384">
          <text:insertion>
            <office:change-info>
              <dc:creator>Julia Ringo</dc:creator>
              <dc:date>2023-10-20T11:59:00</dc:date>
            </office:change-info>
          </text:insertion>
        </text:changed-region>
        <text:changed-region xml:id="ct93825580081120" text:id="ct93825580081120">
          <text:insertion>
            <office:change-info>
              <dc:creator>Julia Ringo</dc:creator>
              <dc:date>2023-10-20T12:00:00</dc:date>
            </office:change-info>
          </text:insertion>
        </text:changed-region>
        <text:changed-region xml:id="ct93825580082384" text:id="ct93825580082384">
          <text:deletion>
            <office:change-info>
              <dc:creator>Julia Ringo</dc:creator>
              <dc:date>2023-10-20T12:00:00</dc:date>
            </office:change-info>
            <text:p text:style-name="Text_20_body"><text:span text:style-name="T1">200 </text:span></text:p>
          </text:deletion>
        </text:changed-region>
        <text:changed-region xml:id="ct93825580083680" text:id="ct93825580083680">
          <text:insertion>
            <office:change-info>
              <dc:creator>Julia Ringo</dc:creator>
              <dc:date>2023-10-20T12:00:00</dc:date>
            </office:change-info>
          </text:insertion>
        </text:changed-region>
        <text:changed-region xml:id="ct93825576759296" text:id="ct93825576759296">
          <text:deletion>
            <office:change-info>
              <dc:creator>Julia Ringo</dc:creator>
              <dc:date>2023-10-10T11:08:00</dc:date>
            </office:change-info>
            <text:p text:style-name="Text_20_body"><text:span text:style-name="T1">…</text:span></text:p>
          </text:deletion>
        </text:changed-region>
        <text:changed-region xml:id="ct93825580086656" text:id="ct93825580086656">
          <text:insertion>
            <office:change-info>
              <dc:creator>Julia Ringo</dc:creator>
              <dc:date>2023-10-10T11:08:00</dc:date>
            </office:change-info>
          </text:insertion>
        </text:changed-region>
        <text:changed-region xml:id="ct93825580087232" text:id="ct93825580087232">
          <text:insertion>
            <office:change-info>
              <dc:creator>Julia Ringo</dc:creator>
              <dc:date>2023-10-20T12:00:00</dc:date>
            </office:change-info>
          </text:insertion>
        </text:changed-region>
        <text:changed-region xml:id="ct93825580087472" text:id="ct93825580087472">
          <text:deletion>
            <office:change-info>
              <dc:creator>Julia Ringo</dc:creator>
              <dc:date>2023-10-20T12:00:00</dc:date>
            </office:change-info>
            <text:p text:style-name="Text_20_body"><text:span text:style-name="T1"><text:s/>B</text:span></text:p>
          </text:deletion>
        </text:changed-region>
        <text:changed-region xml:id="ct93825580087712" text:id="ct93825580087712">
          <text:deletion>
            <office:change-info>
              <dc:creator>Julia Ringo</dc:creator>
              <dc:date>2023-10-10T11:08:00</dc:date>
            </office:change-info>
            <text:p text:style-name="Text_20_body"><text:span text:style-name="T1">…</text:span></text:p>
          </text:deletion>
        </text:changed-region>
        <text:changed-region xml:id="ct93825580092096" text:id="ct93825580092096">
          <text:insertion>
            <office:change-info>
              <dc:creator>Julia Ringo</dc:creator>
              <dc:date>2023-10-10T11:08:00</dc:date>
            </office:change-info>
          </text:insertion>
        </text:changed-region>
        <text:changed-region xml:id="ct93825580092336" text:id="ct93825580092336">
          <text:deletion>
            <office:change-info>
              <dc:creator>Julia Ringo</dc:creator>
              <dc:date>2023-10-20T12:00:00</dc:date>
            </office:change-info>
            <text:p text:style-name="Text_20_body"><text:span text:style-name="T1"><text:s/></text:span></text:p>
          </text:deletion>
        </text:changed-region>
        <text:changed-region xml:id="ct93825580092576" text:id="ct93825580092576">
          <text:insertion>
            <office:change-info>
              <dc:creator>Julia Ringo</dc:creator>
              <dc:date>2023-10-20T12:00:00</dc:date>
            </office:change-info>
          </text:insertion>
        </text:changed-region>
        <text:changed-region xml:id="ct93825580094240" text:id="ct93825580094240">
          <text:insertion>
            <office:change-info>
              <dc:creator>Julia Ringo</dc:creator>
              <dc:date>2023-10-20T12:00:00</dc:date>
            </office:change-info>
          </text:insertion>
        </text:changed-region>
        <text:changed-region xml:id="ct93825580095904" text:id="ct93825580095904">
          <text:insertion>
            <office:change-info>
              <dc:creator>Julia Ringo</dc:creator>
              <dc:date>2023-10-20T12:00:00</dc:date>
            </office:change-info>
          </text:insertion>
        </text:changed-region>
        <text:changed-region xml:id="ct93825580101904" text:id="ct93825580101904">
          <text:insertion>
            <office:change-info>
              <dc:creator>Julia Ringo</dc:creator>
              <dc:date>2023-10-20T12:01:00</dc:date>
            </office:change-info>
          </text:insertion>
        </text:changed-region>
        <text:changed-region xml:id="ct93825580103648" text:id="ct93825580103648">
          <text:deletion>
            <office:change-info>
              <dc:creator>Julia Ringo</dc:creator>
              <dc:date>2023-10-20T12:01:00</dc:date>
            </office:change-info>
            <text:p text:style-name="Text_20_body"><text:span text:style-name="T1">48 </text:span></text:p>
          </text:deletion>
        </text:changed-region>
        <text:changed-region xml:id="ct93825580103888" text:id="ct93825580103888">
          <text:insertion>
            <office:change-info>
              <dc:creator>Julia Ringo</dc:creator>
              <dc:date>2023-10-20T12:01:00</dc:date>
            </office:change-info>
          </text:insertion>
        </text:changed-region>
        <text:changed-region xml:id="ct93825580108720" text:id="ct93825580108720">
          <text:deletion>
            <office:change-info>
              <dc:creator>Julia Ringo</dc:creator>
              <dc:date>2023-10-10T11:08:00</dc:date>
            </office:change-info>
            <text:p text:style-name="Text_20_body"><text:span text:style-name="T1">…</text:span></text:p>
          </text:deletion>
        </text:changed-region>
        <text:changed-region xml:id="ct93825580109280" text:id="ct93825580109280">
          <text:insertion>
            <office:change-info>
              <dc:creator>Julia Ringo</dc:creator>
              <dc:date>2023-10-10T11:08:00</dc:date>
            </office:change-info>
          </text:insertion>
        </text:changed-region>
        <text:changed-region xml:id="ct93825580111632" text:id="ct93825580111632">
          <text:insertion>
            <office:change-info>
              <dc:creator>Julia Ringo</dc:creator>
              <dc:date>2023-10-20T12:01:00</dc:date>
            </office:change-info>
          </text:insertion>
        </text:changed-region>
        <text:changed-region xml:id="ct93825580112512" text:id="ct93825580112512">
          <text:insertion>
            <office:change-info>
              <dc:creator>Julia Ringo</dc:creator>
              <dc:date>2023-10-20T12:02:00</dc:date>
            </office:change-info>
          </text:insertion>
        </text:changed-region>
        <text:changed-region xml:id="ct93825580116720" text:id="ct93825580116720">
          <text:insertion>
            <office:change-info>
              <dc:creator>Julia Ringo</dc:creator>
              <dc:date>2023-10-20T13:17:00</dc:date>
            </office:change-info>
          </text:insertion>
        </text:changed-region>
        <text:changed-region xml:id="ct93825580121232" text:id="ct93825580121232">
          <text:insertion>
            <office:change-info>
              <dc:creator>Julia Ringo</dc:creator>
              <dc:date>2023-10-20T13:28:00</dc:date>
            </office:change-info>
          </text:insertion>
        </text:changed-region>
        <text:changed-region xml:id="ct93825580122112" text:id="ct93825580122112">
          <text:insertion>
            <office:change-info>
              <dc:creator>Julia Ringo</dc:creator>
              <dc:date>2023-10-20T13:28:00</dc:date>
            </office:change-info>
          </text:insertion>
        </text:changed-region>
        <text:changed-region xml:id="ct93825580125552" text:id="ct93825580125552">
          <text:insertion>
            <office:change-info>
              <dc:creator>Julia Ringo</dc:creator>
              <dc:date>2023-10-20T13:30:00</dc:date>
            </office:change-info>
          </text:insertion>
        </text:changed-region>
        <text:changed-region xml:id="ct93825580127072" text:id="ct93825580127072">
          <text:deletion>
            <office:change-info>
              <dc:creator>Julia Ringo</dc:creator>
              <dc:date>2023-10-20T13:31:00</dc:date>
            </office:change-info>
            <text:p text:style-name="Text_20_body"><text:span text:style-name="T1">in the upward direction on the ramp, </text:span></text:p>
          </text:deletion>
        </text:changed-region>
        <text:changed-region xml:id="ct93825580129888" text:id="ct93825580129888">
          <text:deletion>
            <office:change-info>
              <dc:creator>Julia Ringo</dc:creator>
              <dc:date>2023-10-20T13:31:00</dc:date>
            </office:change-info>
            <text:p text:style-name="Text_20_body"><text:span text:style-name="T1">of </text:span></text:p>
          </text:deletion>
        </text:changed-region>
        <text:changed-region xml:id="ct93825580131136" text:id="ct93825580131136">
          <text:deletion>
            <office:change-info>
              <dc:creator>Julia Ringo</dc:creator>
              <dc:date>2023-10-20T13:31:00</dc:date>
            </office:change-info>
            <text:p text:style-name="Text_20_body"><text:span text:style-name="T1">and </text:span></text:p>
          </text:deletion>
        </text:changed-region>
        <text:changed-region xml:id="ct93825580139664" text:id="ct93825580139664">
          <text:deletion>
            <office:change-info>
              <dc:creator>Julia Ringo</dc:creator>
              <dc:date>2023-10-10T11:08:00</dc:date>
            </office:change-info>
            <text:p text:style-name="Text_20_body"><text:span text:style-name="T1">…</text:span></text:p>
          </text:deletion>
        </text:changed-region>
        <text:changed-region xml:id="ct93825580140592" text:id="ct93825580140592">
          <text:insertion>
            <office:change-info>
              <dc:creator>Julia Ringo</dc:creator>
              <dc:date>2023-10-10T11:08:00</dc:date>
            </office:change-info>
          </text:insertion>
        </text:changed-region>
        <text:changed-region xml:id="ct93825580145072" text:id="ct93825580145072">
          <text:deletion>
            <office:change-info>
              <dc:creator>Julia Ringo</dc:creator>
              <dc:date>2023-10-05T13:15:00</dc:date>
            </office:change-info>
            <text:p text:style-name="Text_20_body"><text:span text:style-name="T1"><text:s/>— </text:span></text:p>
          </text:deletion>
        </text:changed-region>
        <text:changed-region xml:id="ct93825580145968" text:id="ct93825580145968">
          <text:insertion>
            <office:change-info>
              <dc:creator>Julia Ringo</dc:creator>
              <dc:date>2023-10-05T13:15:00</dc:date>
            </office:change-info>
          </text:insertion>
        </text:changed-region>
        <text:changed-region xml:id="ct93825580153232" text:id="ct93825580153232">
          <text:deletion>
            <office:change-info>
              <dc:creator>Julia Ringo</dc:creator>
              <dc:date>2023-10-05T13:15:00</dc:date>
            </office:change-info>
            <text:p text:style-name="Text_20_body"><text:span text:style-name="T1"><text:s/>— </text:span></text:p>
          </text:deletion>
        </text:changed-region>
        <text:changed-region xml:id="ct93825580155264" text:id="ct93825580155264">
          <text:insertion>
            <office:change-info>
              <dc:creator>Julia Ringo</dc:creator>
              <dc:date>2023-10-05T13:15:00</dc:date>
            </office:change-info>
          </text:insertion>
        </text:changed-region>
        <text:changed-region xml:id="ct93825580157104" text:id="ct93825580157104">
          <text:deletion>
            <office:change-info>
              <dc:creator>Julia Ringo</dc:creator>
              <dc:date>2023-10-05T13:15:00</dc:date>
            </office:change-info>
            <text:p text:style-name="Text_20_body"><text:span text:style-name="T1"><text:s/>— </text:span></text:p>
          </text:deletion>
        </text:changed-region>
        <text:changed-region xml:id="ct93825580158800" text:id="ct93825580158800">
          <text:insertion>
            <office:change-info>
              <dc:creator>Julia Ringo</dc:creator>
              <dc:date>2023-10-05T13:15:00</dc:date>
            </office:change-info>
          </text:insertion>
        </text:changed-region>
        <text:changed-region xml:id="ct93825580161600" text:id="ct93825580161600">
          <text:insertion>
            <office:change-info>
              <dc:creator>Julia Ringo</dc:creator>
              <dc:date>2023-10-20T13:37:00</dc:date>
            </office:change-info>
          </text:insertion>
        </text:changed-region>
        <text:changed-region xml:id="ct93825580165264" text:id="ct93825580165264">
          <text:deletion>
            <office:change-info>
              <dc:creator>Julia Ringo</dc:creator>
              <dc:date>2023-10-10T11:08:00</dc:date>
            </office:change-info>
            <text:p text:style-name="Text_20_body"><text:span text:style-name="T1">…</text:span></text:p>
          </text:deletion>
        </text:changed-region>
        <text:changed-region xml:id="ct93825580165504" text:id="ct93825580165504">
          <text:insertion>
            <office:change-info>
              <dc:creator>Julia Ringo</dc:creator>
              <dc:date>2023-10-10T11:08:00</dc:date>
            </office:change-info>
          </text:insertion>
        </text:changed-region>
        <text:changed-region xml:id="ct93825580165744" text:id="ct93825580165744">
          <text:deletion>
            <office:change-info>
              <dc:creator>Julia Ringo</dc:creator>
              <dc:date>2023-10-20T13:38:00</dc:date>
            </office:change-info>
            <text:p text:style-name="Text_20_body"><text:span text:style-name="T1"><text:s/></text:span></text:p>
          </text:deletion>
        </text:changed-region>
        <text:changed-region xml:id="ct93825580166272" text:id="ct93825580166272">
          <text:deletion>
            <office:change-info>
              <dc:creator>Julia Ringo</dc:creator>
              <dc:date>2023-10-05T13:15:00</dc:date>
            </office:change-info>
            <text:p text:style-name="Text_20_body"><text:span text:style-name="T1"><text:s/>— </text:span></text:p>
          </text:deletion>
        </text:changed-region>
        <text:changed-region xml:id="ct93825580166800" text:id="ct93825580166800">
          <text:insertion>
            <office:change-info>
              <dc:creator>Julia Ringo</dc:creator>
              <dc:date>2023-10-05T13:15:00</dc:date>
            </office:change-info>
          </text:insertion>
        </text:changed-region>
        <text:changed-region xml:id="ct93825580168096" text:id="ct93825580168096">
          <text:deletion>
            <office:change-info>
              <dc:creator>Julia Ringo</dc:creator>
              <dc:date>2023-10-10T11:08:00</dc:date>
            </office:change-info>
            <text:p text:style-name="Text_20_body"><text:span text:style-name="T1">…</text:span></text:p>
          </text:deletion>
        </text:changed-region>
        <text:changed-region xml:id="ct93825580168336" text:id="ct93825580168336">
          <text:insertion>
            <office:change-info>
              <dc:creator>Julia Ringo</dc:creator>
              <dc:date>2023-10-10T11:08:00</dc:date>
            </office:change-info>
          </text:insertion>
        </text:changed-region>
        <text:changed-region xml:id="ct93825580168576" text:id="ct93825580168576">
          <text:insertion>
            <office:change-info>
              <dc:creator>Julia Ringo</dc:creator>
              <dc:date>2023-10-20T13:38:00</dc:date>
            </office:change-info>
          </text:insertion>
        </text:changed-region>
        <text:changed-region xml:id="ct93825580168816" text:id="ct93825580168816">
          <text:deletion>
            <office:change-info>
              <dc:creator>Julia Ringo</dc:creator>
              <dc:date>2023-10-20T13:38:00</dc:date>
            </office:change-info>
            <text:p text:style-name="Text_20_body"><text:span text:style-name="T1">y</text:span></text:p>
          </text:deletion>
        </text:changed-region>
        <text:changed-region xml:id="ct93825580169568" text:id="ct93825580169568">
          <text:deletion>
            <office:change-info>
              <dc:creator>Julia Ringo</dc:creator>
              <dc:date>2023-10-10T11:08:00</dc:date>
            </office:change-info>
            <text:p text:style-name="Text_20_body"><text:span text:style-name="T1">…</text:span></text:p>
          </text:deletion>
        </text:changed-region>
        <text:changed-region xml:id="ct93825580170208" text:id="ct93825580170208">
          <text:insertion>
            <office:change-info>
              <dc:creator>Julia Ringo</dc:creator>
              <dc:date>2023-10-10T11:08:00</dc:date>
            </office:change-info>
          </text:insertion>
        </text:changed-region>
        <text:changed-region xml:id="ct93825580170528" text:id="ct93825580170528">
          <text:deletion>
            <office:change-info>
              <dc:creator>Julia Ringo</dc:creator>
              <dc:date>2023-10-20T13:38:00</dc:date>
            </office:change-info>
            <text:p text:style-name="Text_20_body"><text:span text:style-name="T1"><text:s/></text:span></text:p>
          </text:deletion>
        </text:changed-region>
        <text:changed-region xml:id="ct93825580173376" text:id="ct93825580173376">
          <text:deletion>
            <office:change-info>
              <dc:creator>Julia Ringo</dc:creator>
              <dc:date>2023-10-05T13:15:00</dc:date>
            </office:change-info>
            <text:p text:style-name="Text_20_body"><text:span text:style-name="T1"><text:s/>— </text:span></text:p>
          </text:deletion>
        </text:changed-region>
        <text:changed-region xml:id="ct93825580173616" text:id="ct93825580173616">
          <text:insertion>
            <office:change-info>
              <dc:creator>Julia Ringo</dc:creator>
              <dc:date>2023-10-05T13:15:00</dc:date>
            </office:change-info>
          </text:insertion>
        </text:changed-region>
        <text:changed-region xml:id="ct93825580173856" text:id="ct93825580173856">
          <text:deletion>
            <office:change-info>
              <dc:creator>Julia Ringo</dc:creator>
              <dc:date>2023-10-05T13:15:00</dc:date>
            </office:change-info>
            <text:p text:style-name="Text_20_body"><text:span text:style-name="T1"><text:s/>— </text:span></text:p>
          </text:deletion>
        </text:changed-region>
        <text:changed-region xml:id="ct93825580174416" text:id="ct93825580174416">
          <text:insertion>
            <office:change-info>
              <dc:creator>Julia Ringo</dc:creator>
              <dc:date>2023-10-05T13:15:00</dc:date>
            </office:change-info>
          </text:insertion>
        </text:changed-region>
        <text:changed-region xml:id="ct93825580175216" text:id="ct93825580175216">
          <text:insertion>
            <office:change-info>
              <dc:creator>Julia Ringo</dc:creator>
              <dc:date>2023-10-20T13:38:00</dc:date>
            </office:change-info>
          </text:insertion>
        </text:changed-region>
        <text:changed-region xml:id="ct93825580177312" text:id="ct93825580177312">
          <text:insertion>
            <office:change-info>
              <dc:creator>Julia Ringo</dc:creator>
              <dc:date>2023-10-20T13:38:00</dc:date>
            </office:change-info>
          </text:insertion>
        </text:changed-region>
        <text:changed-region xml:id="ct93825580180896" text:id="ct93825580180896">
          <text:deletion>
            <office:change-info>
              <dc:creator>Julia Ringo</dc:creator>
              <dc:date>2023-10-10T11:08:00</dc:date>
            </office:change-info>
            <text:p text:style-name="Text_20_body"><text:span text:style-name="T1">…</text:span></text:p>
          </text:deletion>
        </text:changed-region>
        <text:changed-region xml:id="ct93825580181136" text:id="ct93825580181136">
          <text:insertion>
            <office:change-info>
              <dc:creator>Julia Ringo</dc:creator>
              <dc:date>2023-10-10T11:08:00</dc:date>
            </office:change-info>
          </text:insertion>
        </text:changed-region>
        <text:changed-region xml:id="ct93825580183936" text:id="ct93825580183936">
          <text:deletion>
            <office:change-info>
              <dc:creator>Julia Ringo</dc:creator>
              <dc:date>2023-10-10T11:08:00</dc:date>
            </office:change-info>
            <text:p text:style-name="Text_20_body"><text:span text:style-name="T1">…</text:span></text:p>
          </text:deletion>
        </text:changed-region>
        <text:changed-region xml:id="ct93825580184176" text:id="ct93825580184176">
          <text:insertion>
            <office:change-info>
              <dc:creator>Julia Ringo</dc:creator>
              <dc:date>2023-10-10T11:08:00</dc:date>
            </office:change-info>
          </text:insertion>
        </text:changed-region>
        <text:changed-region xml:id="ct93825580185696" text:id="ct93825580185696">
          <text:deletion>
            <office:change-info>
              <dc:creator>Julia Ringo</dc:creator>
              <dc:date>2023-10-05T13:15:00</dc:date>
            </office:change-info>
            <text:p text:style-name="Text_20_body"><text:span text:style-name="T1"><text:s/>— </text:span></text:p>
          </text:deletion>
        </text:changed-region>
        <text:changed-region xml:id="ct93825580185936" text:id="ct93825580185936">
          <text:insertion>
            <office:change-info>
              <dc:creator>Julia Ringo</dc:creator>
              <dc:date>2023-10-05T13:15:00</dc:date>
            </office:change-info>
          </text:insertion>
        </text:changed-region>
        <text:changed-region xml:id="ct93825580186176" text:id="ct93825580186176">
          <text:deletion>
            <office:change-info>
              <dc:creator>Julia Ringo</dc:creator>
              <dc:date>2023-10-05T13:15:00</dc:date>
            </office:change-info>
            <text:p text:style-name="Text_20_body"><text:span text:style-name="T1"><text:s/>— </text:span></text:p>
          </text:deletion>
        </text:changed-region>
        <text:changed-region xml:id="ct93825580186416" text:id="ct93825580186416">
          <text:insertion>
            <office:change-info>
              <dc:creator>Julia Ringo</dc:creator>
              <dc:date>2023-10-05T13:15:00</dc:date>
            </office:change-info>
          </text:insertion>
        </text:changed-region>
        <text:changed-region xml:id="ct93825580187296" text:id="ct93825580187296">
          <text:insertion>
            <office:change-info>
              <dc:creator>Julia Ringo</dc:creator>
              <dc:date>2023-10-20T13:38:00</dc:date>
            </office:change-info>
          </text:insertion>
        </text:changed-region>
        <text:changed-region xml:id="ct93825580189680" text:id="ct93825580189680">
          <text:deletion>
            <office:change-info>
              <dc:creator>Julia Ringo</dc:creator>
              <dc:date>2023-10-20T13:39:00</dc:date>
            </office:change-info>
            <text:p text:style-name="Text_20_body"><text:span text:style-name="T1">making it look a little like</text:span></text:p>
          </text:deletion>
        </text:changed-region>
        <text:changed-region xml:id="ct93825580189920" text:id="ct93825580189920">
          <text:insertion>
            <office:change-info>
              <dc:creator>Julia Ringo</dc:creator>
              <dc:date>2023-10-20T13:39:00</dc:date>
            </office:change-info>
          </text:insertion>
        </text:changed-region>
        <text:changed-region xml:id="ct93825580190160" text:id="ct93825580190160">
          <text:deletion>
            <office:change-info>
              <dc:creator>Julia Ringo</dc:creator>
              <dc:date>2023-10-20T13:40:00</dc:date>
            </office:change-info>
            <text:p text:style-name="Text_20_body"><text:span text:style-name="T1">where they were attached to </text:span></text:p>
          </text:deletion>
        </text:changed-region>
        <text:changed-region xml:id="ct93825580191152" text:id="ct93825580191152">
          <text:deletion>
            <office:change-info>
              <dc:creator>Julia Ringo</dc:creator>
              <dc:date>2023-10-20T13:40:00</dc:date>
            </office:change-info>
            <text:p text:style-name="Text_20_body"><text:span text:style-name="T1">and looked </text:span></text:p>
          </text:deletion>
        </text:changed-region>
        <text:changed-region xml:id="ct93825580192144" text:id="ct93825580192144">
          <text:insertion>
            <office:change-info>
              <dc:creator>Julia Ringo</dc:creator>
              <dc:date>2023-10-20T13:40:00</dc:date>
            </office:change-info>
          </text:insertion>
        </text:changed-region>
        <text:changed-region xml:id="ct93825580193616" text:id="ct93825580193616">
          <text:deletion>
            <office:change-info>
              <dc:creator>Julia Ringo</dc:creator>
              <dc:date>2023-10-20T13:40:00</dc:date>
            </office:change-info>
            <text:p text:style-name="Text_20_body"><text:span text:style-name="T1">from the dock </text:span></text:p>
          </text:deletion>
        </text:changed-region>
        <text:changed-region xml:id="ct93825580193856" text:id="ct93825580193856">
          <text:insertion>
            <office:change-info>
              <dc:creator>Julia Ringo</dc:creator>
              <dc:date>2023-10-20T13:40:00</dc:date>
            </office:change-info>
          </text:insertion>
        </text:changed-region>
        <text:changed-region xml:id="ct93825577434352" text:id="ct93825577434352">
          <text:insertion>
            <office:change-info>
              <dc:creator>Julia Ringo</dc:creator>
              <dc:date>2023-10-20T13:41:00</dc:date>
            </office:change-info>
          </text:insertion>
        </text:changed-region>
        <text:changed-region xml:id="ct93825580154720" text:id="ct93825580154720">
          <text:insertion>
            <office:change-info>
              <dc:creator>Julia Ringo</dc:creator>
              <dc:date>2023-10-20T13:41:00</dc:date>
            </office:change-info>
          </text:insertion>
        </text:changed-region>
        <text:changed-region xml:id="ct93825580151760" text:id="ct93825580151760">
          <text:deletion>
            <office:change-info>
              <dc:creator>Julia Ringo</dc:creator>
              <dc:date>2023-10-20T13:41:00</dc:date>
            </office:change-info>
            <text:p text:style-name="Text_20_body"><text:span text:style-name="T1">,</text:span></text:p>
          </text:deletion>
        </text:changed-region>
        <text:changed-region xml:id="ct93825580195680" text:id="ct93825580195680">
          <text:insertion>
            <office:change-info>
              <dc:creator>Julia Ringo</dc:creator>
              <dc:date>2023-10-20T13:41:00</dc:date>
            </office:change-info>
          </text:insertion>
        </text:changed-region>
        <text:changed-region xml:id="ct93825580195920" text:id="ct93825580195920">
          <text:deletion>
            <office:change-info>
              <dc:creator>Julia Ringo</dc:creator>
              <dc:date>2023-10-20T13:41:00</dc:date>
            </office:change-info>
            <text:p text:style-name="Text_20_body"><text:span text:style-name="T1">w</text:span></text:p>
          </text:deletion>
        </text:changed-region>
        <text:changed-region xml:id="ct93825580199072" text:id="ct93825580199072">
          <text:insertion>
            <office:change-info>
              <dc:creator>Julia Ringo</dc:creator>
              <dc:date>2023-10-20T13:41:00</dc:date>
            </office:change-info>
          </text:insertion>
        </text:changed-region>
        <text:changed-region xml:id="ct93825580199952" text:id="ct93825580199952">
          <text:deletion>
            <office:change-info>
              <dc:creator>Julia Ringo</dc:creator>
              <dc:date>2023-10-20T13:41:00</dc:date>
            </office:change-info>
            <text:p text:style-name="Text_20_body"><text:span text:style-name="T1"><text:s/></text:span></text:p>
          </text:deletion>
        </text:changed-region>
        <text:changed-region xml:id="ct93825580200192" text:id="ct93825580200192">
          <text:deletion>
            <office:change-info>
              <dc:creator>Julia Ringo</dc:creator>
              <dc:date>2023-10-20T13:41:00</dc:date>
            </office:change-info>
            <text:p text:style-name="Text_20_body"><text:span text:style-name="T1"><text:s/></text:span></text:p>
          </text:deletion>
        </text:changed-region>
        <text:changed-region xml:id="ct93825580192784" text:id="ct93825580192784">
          <text:deletion>
            <office:change-info>
              <dc:creator>Julia Ringo</dc:creator>
              <dc:date>2023-10-10T11:08:00</dc:date>
            </office:change-info>
            <text:p text:style-name="Text_20_body"><text:span text:style-name="T1">…</text:span></text:p>
          </text:deletion>
        </text:changed-region>
        <text:changed-region xml:id="ct93825580150336" text:id="ct93825580150336">
          <text:insertion>
            <office:change-info>
              <dc:creator>Julia Ringo</dc:creator>
              <dc:date>2023-10-10T11:08:00</dc:date>
            </office:change-info>
          </text:insertion>
        </text:changed-region>
        <text:changed-region xml:id="ct93825580160128" text:id="ct93825580160128">
          <text:insertion>
            <office:change-info>
              <dc:creator>Julia Ringo</dc:creator>
              <dc:date>2023-10-20T13:41:00</dc:date>
            </office:change-info>
          </text:insertion>
        </text:changed-region>
        <text:changed-region xml:id="ct93825580157872" text:id="ct93825580157872">
          <text:deletion>
            <office:change-info>
              <dc:creator>Julia Ringo</dc:creator>
              <dc:date>2023-10-20T13:41:00</dc:date>
            </office:change-info>
            <text:p text:style-name="Text_20_body"><text:span text:style-name="T1"><text:s/>s</text:span></text:p>
          </text:deletion>
        </text:changed-region>
        <text:changed-region xml:id="ct93825580158256" text:id="ct93825580158256">
          <text:deletion>
            <office:change-info>
              <dc:creator>Julia Ringo</dc:creator>
              <dc:date>2023-10-20T13:41:00</dc:date>
            </office:change-info>
            <text:p text:style-name="Text_20_body"><text:span text:style-name="T1"><text:s/></text:span></text:p>
          </text:deletion>
        </text:changed-region>
        <text:changed-region xml:id="ct93825580206656" text:id="ct93825580206656">
          <text:insertion>
            <office:change-info>
              <dc:creator>Julia Ringo</dc:creator>
              <dc:date>2023-10-20T13:41:00</dc:date>
            </office:change-info>
          </text:insertion>
        </text:changed-region>
        <text:changed-region xml:id="ct93825580207536" text:id="ct93825580207536">
          <text:insertion>
            <office:change-info>
              <dc:creator>Julia Ringo</dc:creator>
              <dc:date>2023-10-20T13:41:00</dc:date>
            </office:change-info>
          </text:insertion>
        </text:changed-region>
        <text:changed-region xml:id="ct93825580208704" text:id="ct93825580208704">
          <text:insertion>
            <office:change-info>
              <dc:creator>Julia Ringo</dc:creator>
              <dc:date>2023-10-21T15:01:00</dc:date>
            </office:change-info>
          </text:insertion>
        </text:changed-region>
        <text:changed-region xml:id="ct93825580208944" text:id="ct93825580208944">
          <text:deletion>
            <office:change-info>
              <dc:creator>Julia Ringo</dc:creator>
              <dc:date>2023-10-20T13:42:00</dc:date>
            </office:change-info>
            <text:p text:style-name="Text_20_body"><text:span text:style-name="T1">48 </text:span></text:p>
          </text:deletion>
        </text:changed-region>
        <text:changed-region xml:id="ct93825580209184" text:id="ct93825580209184">
          <text:insertion>
            <office:change-info>
              <dc:creator>Julia Ringo</dc:creator>
              <dc:date>2023-10-20T13:42:00</dc:date>
            </office:change-info>
          </text:insertion>
        </text:changed-region>
        <text:changed-region xml:id="ct93825580211408" text:id="ct93825580211408">
          <text:insertion>
            <office:change-info>
              <dc:creator>Julia Ringo</dc:creator>
              <dc:date>2023-10-20T13:42:00</dc:date>
            </office:change-info>
          </text:insertion>
        </text:changed-region>
        <text:changed-region xml:id="ct93825580211648" text:id="ct93825580211648">
          <text:deletion>
            <office:change-info>
              <dc:creator>Julia Ringo</dc:creator>
              <dc:date>2023-10-20T13:42:00</dc:date>
            </office:change-info>
            <text:p text:style-name="Text_20_body"><text:span text:style-name="T1">D</text:span></text:p>
          </text:deletion>
        </text:changed-region>
        <text:changed-region xml:id="ct93825580211888" text:id="ct93825580211888">
          <text:insertion>
            <office:change-info>
              <dc:creator>Julia Ringo</dc:creator>
              <dc:date>2023-10-20T13:42:00</dc:date>
            </office:change-info>
          </text:insertion>
        </text:changed-region>
        <text:changed-region xml:id="ct93825580212128" text:id="ct93825580212128">
          <text:deletion>
            <office:change-info>
              <dc:creator>Julia Ringo</dc:creator>
              <dc:date>2023-10-20T13:42:00</dc:date>
            </office:change-info>
            <text:p text:style-name="Text_20_body"><text:span text:style-name="T1">B</text:span></text:p>
          </text:deletion>
        </text:changed-region>
        <text:changed-region xml:id="ct93825580212736" text:id="ct93825580212736">
          <text:insertion>
            <office:change-info>
              <dc:creator>Julia Ringo</dc:creator>
              <dc:date>2023-10-20T13:42:00</dc:date>
            </office:change-info>
          </text:insertion>
        </text:changed-region>
        <text:changed-region xml:id="ct93825580214656" text:id="ct93825580214656">
          <text:insertion>
            <office:change-info>
              <dc:creator>Julia Ringo</dc:creator>
              <dc:date>2023-10-20T13:42:00</dc:date>
            </office:change-info>
          </text:insertion>
        </text:changed-region>
        <text:changed-region xml:id="ct93825580216416" text:id="ct93825580216416">
          <text:insertion>
            <office:change-info>
              <dc:creator>Julia Ringo</dc:creator>
              <dc:date>2023-10-20T13:42:00</dc:date>
            </office:change-info>
          </text:insertion>
        </text:changed-region>
        <text:changed-region xml:id="ct93825580216176" text:id="ct93825580216176">
          <text:deletion>
            <office:change-info>
              <dc:creator>Julia Ringo</dc:creator>
              <dc:date>2023-10-20T13:42:00</dc:date>
            </office:change-info>
            <text:p text:style-name="Text_20_body"><text:span text:style-name="T1">-</text:span></text:p>
          </text:deletion>
        </text:changed-region>
        <text:changed-region xml:id="ct93825580219552" text:id="ct93825580219552">
          <text:insertion>
            <office:change-info>
              <dc:creator>Julia Ringo</dc:creator>
              <dc:date>2023-10-20T13:43:00</dc:date>
            </office:change-info>
          </text:insertion>
        </text:changed-region>
        <text:changed-region xml:id="ct93825580223296" text:id="ct93825580223296">
          <text:insertion>
            <office:change-info>
              <dc:creator>Julia Ringo</dc:creator>
              <dc:date>2023-10-20T13:43:00</dc:date>
            </office:change-info>
          </text:insertion>
        </text:changed-region>
        <text:changed-region xml:id="ct93825580223536" text:id="ct93825580223536">
          <text:deletion>
            <office:change-info>
              <dc:creator>Julia Ringo</dc:creator>
              <dc:date>2023-10-20T13:43:00</dc:date>
            </office:change-info>
            <text:p text:style-name="Text_20_body"><text:span text:style-name="T1">,</text:span></text:p>
          </text:deletion>
        </text:changed-region>
        <text:changed-region xml:id="ct93825580223776" text:id="ct93825580223776">
          <text:insertion>
            <office:change-info>
              <dc:creator>Julia Ringo</dc:creator>
              <dc:date>2023-10-20T13:43:00</dc:date>
            </office:change-info>
          </text:insertion>
        </text:changed-region>
        <text:changed-region xml:id="ct93825580224016" text:id="ct93825580224016">
          <text:deletion>
            <office:change-info>
              <dc:creator>Julia Ringo</dc:creator>
              <dc:date>2023-10-20T13:43:00</dc:date>
            </office:change-info>
            <text:p text:style-name="Text_20_body"><text:span text:style-name="T1">l</text:span></text:p>
          </text:deletion>
        </text:changed-region>
        <text:changed-region xml:id="ct93825580224416" text:id="ct93825580224416">
          <text:deletion>
            <office:change-info>
              <dc:creator>Julia Ringo</dc:creator>
              <dc:date>2023-10-10T11:08:00</dc:date>
            </office:change-info>
            <text:p text:style-name="Text_20_body"><text:span text:style-name="T1">…</text:span></text:p>
          </text:deletion>
        </text:changed-region>
        <text:changed-region xml:id="ct93825580225632" text:id="ct93825580225632">
          <text:insertion>
            <office:change-info>
              <dc:creator>Julia Ringo</dc:creator>
              <dc:date>2023-10-10T11:08:00</dc:date>
            </office:change-info>
          </text:insertion>
        </text:changed-region>
        <text:changed-region xml:id="ct93825580225952" text:id="ct93825580225952">
          <text:deletion>
            <office:change-info>
              <dc:creator>Julia Ringo</dc:creator>
              <dc:date>2023-10-20T13:43:00</dc:date>
            </office:change-info>
            <text:p text:style-name="Text_20_body"><text:span text:style-name="T1"><text:s/></text:span></text:p>
          </text:deletion>
        </text:changed-region>
        <text:changed-region xml:id="ct93825580227200" text:id="ct93825580227200">
          <text:deletion>
            <office:change-info>
              <dc:creator>Julia Ringo</dc:creator>
              <dc:date>2023-10-10T11:08:00</dc:date>
            </office:change-info>
            <text:p text:style-name="Text_20_body"><text:span text:style-name="T1">…</text:span></text:p>
          </text:deletion>
        </text:changed-region>
        <text:changed-region xml:id="ct93825580228448" text:id="ct93825580228448">
          <text:insertion>
            <office:change-info>
              <dc:creator>Julia Ringo</dc:creator>
              <dc:date>2023-10-10T11:08:00</dc:date>
            </office:change-info>
          </text:insertion>
        </text:changed-region>
        <text:changed-region xml:id="ct93825580231792" text:id="ct93825580231792">
          <text:insertion>
            <office:change-info>
              <dc:creator>Julia Ringo</dc:creator>
              <dc:date>2023-10-20T13:43:00</dc:date>
            </office:change-info>
          </text:insertion>
        </text:changed-region>
        <text:changed-region xml:id="ct93825580232032" text:id="ct93825580232032">
          <text:deletion>
            <office:change-info>
              <dc:creator>Julia Ringo</dc:creator>
              <dc:date>2023-10-05T13:15:00</dc:date>
            </office:change-info>
            <text:p text:style-name="Text_20_body"><text:span text:style-name="T1"><text:s/>— </text:span></text:p>
          </text:deletion>
        </text:changed-region>
        <text:changed-region xml:id="ct93825580232272" text:id="ct93825580232272">
          <text:insertion>
            <office:change-info>
              <dc:creator>Julia Ringo</dc:creator>
              <dc:date>2023-10-05T13:15:00</dc:date>
            </office:change-info>
          </text:insertion>
        </text:changed-region>
        <text:changed-region xml:id="ct93825580234096" text:id="ct93825580234096">
          <text:insertion>
            <office:change-info>
              <dc:creator>Julia Ringo</dc:creator>
              <dc:date>2023-10-20T13:43:00</dc:date>
            </office:change-info>
          </text:insertion>
        </text:changed-region>
        <text:changed-region xml:id="ct93825580234336" text:id="ct93825580234336">
          <text:insertion>
            <office:change-info>
              <dc:creator>Julia Ringo</dc:creator>
              <dc:date>2023-10-20T13:43:00</dc:date>
            </office:change-info>
          </text:insertion>
        </text:changed-region>
        <text:changed-region xml:id="ct93825580235056" text:id="ct93825580235056">
          <text:insertion>
            <office:change-info>
              <dc:creator>Julia Ringo</dc:creator>
              <dc:date>2023-10-20T13:43:00</dc:date>
            </office:change-info>
          </text:insertion>
        </text:changed-region>
        <text:changed-region xml:id="ct93825580236096" text:id="ct93825580236096">
          <text:insertion>
            <office:change-info>
              <dc:creator>Julia Ringo</dc:creator>
              <dc:date>2023-10-20T13:44:00</dc:date>
            </office:change-info>
          </text:insertion>
        </text:changed-region>
        <text:changed-region xml:id="ct93825580236976" text:id="ct93825580236976">
          <text:deletion>
            <office:change-info>
              <dc:creator>Julia Ringo</dc:creator>
              <dc:date>2023-10-05T13:15:00</dc:date>
            </office:change-info>
            <text:p text:style-name="Text_20_body"><text:span text:style-name="T1"><text:s/>— </text:span></text:p>
          </text:deletion>
        </text:changed-region>
        <text:changed-region xml:id="ct93825580237216" text:id="ct93825580237216">
          <text:insertion>
            <office:change-info>
              <dc:creator>Julia Ringo</dc:creator>
              <dc:date>2023-10-05T13:15:00</dc:date>
            </office:change-info>
          </text:insertion>
        </text:changed-region>
        <text:changed-region xml:id="ct93825580238160" text:id="ct93825580238160">
          <text:insertion>
            <office:change-info>
              <dc:creator>Julia Ringo</dc:creator>
              <dc:date>2023-10-20T13:44:00</dc:date>
            </office:change-info>
          </text:insertion>
        </text:changed-region>
        <text:changed-region xml:id="ct93825580238688" text:id="ct93825580238688">
          <text:insertion>
            <office:change-info>
              <dc:creator>Julia Ringo</dc:creator>
              <dc:date>2023-10-20T13:44:00</dc:date>
            </office:change-info>
          </text:insertion>
        </text:changed-region>
        <text:changed-region xml:id="ct93825580238928" text:id="ct93825580238928">
          <text:insertion>
            <office:change-info>
              <dc:creator>Julia Ringo</dc:creator>
              <dc:date>2023-10-20T13:44:00</dc:date>
            </office:change-info>
          </text:insertion>
        </text:changed-region>
        <text:changed-region xml:id="ct93825580239728" text:id="ct93825580239728">
          <text:deletion>
            <office:change-info>
              <dc:creator>Julia Ringo</dc:creator>
              <dc:date>2023-10-05T13:15:00</dc:date>
            </office:change-info>
            <text:p text:style-name="Text_20_body"><text:span text:style-name="T1"><text:s/>— </text:span></text:p>
          </text:deletion>
        </text:changed-region>
        <text:changed-region xml:id="ct93825580240576" text:id="ct93825580240576">
          <text:insertion>
            <office:change-info>
              <dc:creator>Julia Ringo</dc:creator>
              <dc:date>2023-10-05T13:15:00</dc:date>
            </office:change-info>
          </text:insertion>
        </text:changed-region>
        <text:changed-region xml:id="ct93825580241904" text:id="ct93825580241904">
          <text:insertion>
            <office:change-info>
              <dc:creator>Julia Ringo</dc:creator>
              <dc:date>2023-10-20T13:44:00</dc:date>
            </office:change-info>
          </text:insertion>
        </text:changed-region>
        <text:changed-region xml:id="ct93825580246528" text:id="ct93825580246528">
          <text:deletion>
            <office:change-info>
              <dc:creator>Julia Ringo</dc:creator>
              <dc:date>2023-10-20T13:44:00</dc:date>
            </office:change-info>
            <text:p text:style-name="Text_20_body"><text:span text:style-name="T1">up </text:span></text:p>
          </text:deletion>
        </text:changed-region>
        <text:changed-region xml:id="ct93825580255872" text:id="ct93825580255872">
          <text:insertion>
            <office:change-info>
              <dc:creator>Julia Ringo</dc:creator>
              <dc:date>2023-10-20T13:44:00</dc:date>
            </office:change-info>
          </text:insertion>
        </text:changed-region>
        <text:changed-region xml:id="ct93825580257792" text:id="ct93825580257792">
          <text:deletion>
            <office:change-info>
              <dc:creator>Julia Ringo</dc:creator>
              <dc:date>2023-10-10T11:08:00</dc:date>
            </office:change-info>
            <text:p text:style-name="Text_20_body"><text:span text:style-name="T1">…</text:span></text:p>
          </text:deletion>
        </text:changed-region>
        <text:changed-region xml:id="ct93825580257392" text:id="ct93825580257392">
          <text:deletion>
            <office:change-info>
              <dc:creator>Julia Ringo</dc:creator>
              <dc:date>2023-10-20T13:44:00</dc:date>
            </office:change-info>
            <text:p text:style-name="Text_20_body"><text:span text:style-name="T1">. </text:span></text:p>
          </text:deletion>
        </text:changed-region>
        <text:changed-region xml:id="ct93825580258880" text:id="ct93825580258880">
          <text:insertion>
            <office:change-info>
              <dc:creator>Julia Ringo</dc:creator>
              <dc:date>2023-10-10T11:08:00</dc:date>
            </office:change-info>
          </text:insertion>
        </text:changed-region>
        <text:changed-region xml:id="ct93825580261184" text:id="ct93825580261184">
          <text:insertion>
            <office:change-info>
              <dc:creator>Julia Ringo</dc:creator>
              <dc:date>2023-10-20T13:44:00</dc:date>
            </office:change-info>
          </text:insertion>
        </text:changed-region>
        <text:changed-region xml:id="ct93825575732512" text:id="ct93825575732512">
          <text:insertion>
            <office:change-info>
              <dc:creator>Julia Ringo</dc:creator>
              <dc:date>2023-10-20T13:44:00</dc:date>
            </office:change-info>
          </text:insertion>
        </text:changed-region>
        <text:changed-region xml:id="ct93825580262704" text:id="ct93825580262704">
          <text:deletion>
            <office:change-info>
              <dc:creator>Julia Ringo</dc:creator>
              <dc:date>2023-10-20T13:44:00</dc:date>
            </office:change-info>
            <text:p text:style-name="Text_20_body"><text:span text:style-name="T1">,</text:span></text:p>
          </text:deletion>
        </text:changed-region>
        <text:changed-region xml:id="ct93825580264272" text:id="ct93825580264272">
          <text:insertion>
            <office:change-info>
              <dc:creator>Julia Ringo</dc:creator>
              <dc:date>2023-10-20T13:44:00</dc:date>
            </office:change-info>
          </text:insertion>
        </text:changed-region>
        <text:changed-region xml:id="ct93825580264512" text:id="ct93825580264512">
          <text:deletion>
            <office:change-info>
              <dc:creator>Julia Ringo</dc:creator>
              <dc:date>2023-10-20T13:44:00</dc:date>
            </office:change-info>
            <text:p text:style-name="Text_20_body"><text:span text:style-name="T1">w</text:span></text:p>
          </text:deletion>
        </text:changed-region>
        <text:changed-region xml:id="ct93825580264752" text:id="ct93825580264752">
          <text:deletion>
            <office:change-info>
              <dc:creator>Julia Ringo</dc:creator>
              <dc:date>2023-10-20T13:45:00</dc:date>
            </office:change-info>
            <text:p text:style-name="Text_20_body"><text:span text:style-name="T1">30 </text:span></text:p>
          </text:deletion>
        </text:changed-region>
        <text:changed-region xml:id="ct93825580265632" text:id="ct93825580265632">
          <text:insertion>
            <office:change-info>
              <dc:creator>Julia Ringo</dc:creator>
              <dc:date>2023-10-20T13:45:00</dc:date>
            </office:change-info>
          </text:insertion>
        </text:changed-region>
        <text:changed-region xml:id="ct93825580266512" text:id="ct93825580266512">
          <text:insertion>
            <office:change-info>
              <dc:creator>Julia Ringo</dc:creator>
              <dc:date>2023-10-20T13:45:00</dc:date>
            </office:change-info>
          </text:insertion>
        </text:changed-region>
        <text:changed-region xml:id="ct93825580267392" text:id="ct93825580267392">
          <text:insertion>
            <office:change-info>
              <dc:creator>Julia Ringo</dc:creator>
              <dc:date>2023-10-20T13:45:00</dc:date>
            </office:change-info>
          </text:insertion>
        </text:changed-region>
        <text:changed-region xml:id="ct93825580268912" text:id="ct93825580268912">
          <text:deletion>
            <office:change-info>
              <dc:creator>Julia Ringo</dc:creator>
              <dc:date>2023-10-20T13:45:00</dc:date>
            </office:change-info>
            <text:p text:style-name="Text_20_body"><text:span text:style-name="T1">,</text:span></text:p>
          </text:deletion>
        </text:changed-region>
        <text:changed-region xml:id="ct93825580269152" text:id="ct93825580269152">
          <text:insertion>
            <office:change-info>
              <dc:creator>Julia Ringo</dc:creator>
              <dc:date>2023-10-20T13:45:00</dc:date>
            </office:change-info>
          </text:insertion>
        </text:changed-region>
        <text:changed-region xml:id="ct93825580269392" text:id="ct93825580269392">
          <text:deletion>
            <office:change-info>
              <dc:creator>Julia Ringo</dc:creator>
              <dc:date>2023-10-20T13:45:00</dc:date>
            </office:change-info>
            <text:p text:style-name="Text_20_body"><text:span text:style-name="T1">a</text:span></text:p>
          </text:deletion>
        </text:changed-region>
        <text:changed-region xml:id="ct93825580270272" text:id="ct93825580270272">
          <text:insertion>
            <office:change-info>
              <dc:creator>Julia Ringo</dc:creator>
              <dc:date>2023-10-20T13:45:00</dc:date>
            </office:change-info>
          </text:insertion>
        </text:changed-region>
        <text:changed-region xml:id="ct93825580271392" text:id="ct93825580271392">
          <text:deletion>
            <office:change-info>
              <dc:creator>Julia Ringo</dc:creator>
              <dc:date>2023-10-20T13:45:00</dc:date>
            </office:change-info>
            <text:p text:style-name="Text_20_body"><text:span text:style-name="T1">. T</text:span></text:p>
          </text:deletion>
        </text:changed-region>
        <text:changed-region xml:id="ct93825580271152" text:id="ct93825580271152">
          <text:deletion>
            <office:change-info>
              <dc:creator>Julia Ringo</dc:creator>
              <dc:date>2023-10-20T13:45:00</dc:date>
            </office:change-info>
            <text:p text:style-name="Text_20_body"><text:span text:style-name="T1">,</text:span></text:p>
          </text:deletion>
        </text:changed-region>
        <text:changed-region xml:id="ct93825580272272" text:id="ct93825580272272">
          <text:deletion>
            <office:change-info>
              <dc:creator>Julia Ringo</dc:creator>
              <dc:date>2023-10-20T13:45:00</dc:date>
            </office:change-info>
            <text:p text:style-name="Text_20_body"><text:span text:style-name="T1"><text:s/>up</text:span></text:p>
          </text:deletion>
        </text:changed-region>
        <text:changed-region xml:id="ct93825580273664" text:id="ct93825580273664">
          <text:insertion>
            <office:change-info>
              <dc:creator>Julia Ringo</dc:creator>
              <dc:date>2023-10-20T13:46:00</dc:date>
            </office:change-info>
          </text:insertion>
        </text:changed-region>
        <text:changed-region xml:id="ct93825580276032" text:id="ct93825580276032">
          <text:deletion>
            <office:change-info>
              <dc:creator>Julia Ringo</dc:creator>
              <dc:date>2023-10-05T13:15:00</dc:date>
            </office:change-info>
            <text:p text:style-name="Text_20_body"><text:span text:style-name="T1"><text:s/>— </text:span></text:p>
          </text:deletion>
        </text:changed-region>
        <text:changed-region xml:id="ct93825580276624" text:id="ct93825580276624">
          <text:insertion>
            <office:change-info>
              <dc:creator>Julia Ringo</dc:creator>
              <dc:date>2023-10-05T13:15:00</dc:date>
            </office:change-info>
          </text:insertion>
        </text:changed-region>
        <text:changed-region xml:id="ct93825580276864" text:id="ct93825580276864">
          <text:deletion>
            <office:change-info>
              <dc:creator>Julia Ringo</dc:creator>
              <dc:date>2023-10-05T13:15:00</dc:date>
            </office:change-info>
            <text:p text:style-name="Text_20_body"><text:span text:style-name="T1"><text:s/>— </text:span></text:p>
          </text:deletion>
        </text:changed-region>
        <text:changed-region xml:id="ct93825580277104" text:id="ct93825580277104">
          <text:insertion>
            <office:change-info>
              <dc:creator>Julia Ringo</dc:creator>
              <dc:date>2023-10-05T13:15:00</dc:date>
            </office:change-info>
          </text:insertion>
        </text:changed-region>
        <text:changed-region xml:id="ct93825580278784" text:id="ct93825580278784">
          <text:deletion>
            <office:change-info>
              <dc:creator>Julia Ringo</dc:creator>
              <dc:date>2023-10-05T13:15:00</dc:date>
            </office:change-info>
            <text:p text:style-name="Text_20_body"><text:span text:style-name="T1"><text:s/>— </text:span></text:p>
          </text:deletion>
        </text:changed-region>
        <text:changed-region xml:id="ct93825580279664" text:id="ct93825580279664">
          <text:insertion>
            <office:change-info>
              <dc:creator>Julia Ringo</dc:creator>
              <dc:date>2023-10-05T13:15:00</dc:date>
            </office:change-info>
          </text:insertion>
        </text:changed-region>
        <text:changed-region xml:id="ct93825580281120" text:id="ct93825580281120">
          <text:insertion>
            <office:change-info>
              <dc:creator>Julia Ringo</dc:creator>
              <dc:date>2023-10-20T13:47:00</dc:date>
            </office:change-info>
          </text:insertion>
        </text:changed-region>
        <text:changed-region xml:id="ct93825580282000" text:id="ct93825580282000">
          <text:deletion>
            <office:change-info>
              <dc:creator>Julia Ringo</dc:creator>
              <dc:date>2023-10-20T13:48:00</dc:date>
            </office:change-info>
            <text:p text:style-name="Text_20_body"><text:span text:style-name="T1"><text:s/>when she found out about that</text:span></text:p>
          </text:deletion>
        </text:changed-region>
        <text:changed-region xml:id="ct93825580282880" text:id="ct93825580282880">
          <text:insertion>
            <office:change-info>
              <dc:creator>Julia Ringo</dc:creator>
              <dc:date>2023-10-20T13:48:00</dc:date>
            </office:change-info>
          </text:insertion>
        </text:changed-region>
        <text:changed-region xml:id="ct93825580283536" text:id="ct93825580283536">
          <text:format-change>
            <office:change-info>
              <dc:creator>Julia Ringo</dc:creator>
              <dc:date>2023-10-20T13:48:00</dc:date>
            </office:change-info>
          </text:format-change>
        </text:changed-region>
        <text:changed-region xml:id="ct93825580284384" text:id="ct93825580284384">
          <text:insertion>
            <office:change-info>
              <dc:creator>Julia Ringo</dc:creator>
              <dc:date>2023-10-20T13:48:00</dc:date>
            </office:change-info>
          </text:insertion>
        </text:changed-region>
        <text:changed-region xml:id="ct93825580284624" text:id="ct93825580284624">
          <text:deletion>
            <office:change-info>
              <dc:creator>Julia Ringo</dc:creator>
              <dc:date>2023-10-20T13:48:00</dc:date>
            </office:change-info>
            <text:p text:style-name="Text_20_body"><text:span text:style-name="T1">that </text:span></text:p>
          </text:deletion>
        </text:changed-region>
        <text:changed-region xml:id="ct93825580284864" text:id="ct93825580284864">
          <text:insertion>
            <office:change-info>
              <dc:creator>Julia Ringo</dc:creator>
              <dc:date>2023-10-20T13:48:00</dc:date>
            </office:change-info>
          </text:insertion>
        </text:changed-region>
        <text:changed-region xml:id="ct93825580285104" text:id="ct93825580285104">
          <text:deletion>
            <office:change-info>
              <dc:creator>Julia Ringo</dc:creator>
              <dc:date>2023-10-20T13:48:00</dc:date>
            </office:change-info>
            <text:p text:style-name="Text_20_body"><text:span text:style-name="T1">ed</text:span></text:p>
          </text:deletion>
        </text:changed-region>
        <text:changed-region xml:id="ct93825580286160" text:id="ct93825580286160">
          <text:insertion>
            <office:change-info>
              <dc:creator>Julia Ringo</dc:creator>
              <dc:date>2023-10-20T13:48:00</dc:date>
            </office:change-info>
          </text:insertion>
        </text:changed-region>
        <text:changed-region xml:id="ct93825580287904" text:id="ct93825580287904">
          <text:deletion>
            <office:change-info>
              <dc:creator>Julia Ringo</dc:creator>
              <dc:date>2023-10-20T13:48:00</dc:date>
            </office:change-info>
            <text:p text:style-name="Text_20_body"><text:span text:style-name="T1">head </text:span></text:p>
          </text:deletion>
        </text:changed-region>
        <text:changed-region xml:id="ct93825576858688" text:id="ct93825576858688">
          <text:insertion>
            <office:change-info>
              <dc:creator>Julia Ringo</dc:creator>
              <dc:date>2023-10-20T13:48:00</dc:date>
            </office:change-info>
          </text:insertion>
        </text:changed-region>
        <text:changed-region xml:id="ct93825576837296" text:id="ct93825576837296">
          <text:insertion>
            <office:change-info>
              <dc:creator>Julia Ringo</dc:creator>
              <dc:date>2023-10-20T13:48:00</dc:date>
            </office:change-info>
          </text:insertion>
        </text:changed-region>
        <text:changed-region xml:id="ct93825580161056" text:id="ct93825580161056">
          <text:insertion>
            <office:change-info>
              <dc:creator>Julia Ringo</dc:creator>
              <dc:date>2023-10-20T13:49:00</dc:date>
            </office:change-info>
          </text:insertion>
        </text:changed-region>
        <text:changed-region xml:id="ct93825579011712" text:id="ct93825579011712">
          <text:deletion>
            <office:change-info>
              <dc:creator>Julia Ringo</dc:creator>
              <dc:date>2023-10-20T13:49:00</dc:date>
            </office:change-info>
            <text:p text:style-name="Text_20_body"><text:span text:style-name="T1"><text:s/></text:span></text:p>
          </text:deletion>
        </text:changed-region>
        <text:changed-region xml:id="ct93825579013824" text:id="ct93825579013824">
          <text:deletion>
            <office:change-info>
              <dc:creator>Julia Ringo</dc:creator>
              <dc:date>2023-10-10T11:08:00</dc:date>
            </office:change-info>
            <text:p text:style-name="Text_20_body"><text:span text:style-name="T1">…</text:span></text:p>
          </text:deletion>
        </text:changed-region>
        <text:changed-region xml:id="ct93825579013584" text:id="ct93825579013584">
          <text:insertion>
            <office:change-info>
              <dc:creator>Julia Ringo</dc:creator>
              <dc:date>2023-10-10T11:08:00</dc:date>
            </office:change-info>
          </text:insertion>
        </text:changed-region>
        <text:changed-region xml:id="ct93825580297280" text:id="ct93825580297280">
          <text:insertion>
            <office:change-info>
              <dc:creator>Julia Ringo</dc:creator>
              <dc:date>2023-10-20T13:49:00</dc:date>
            </office:change-info>
          </text:insertion>
        </text:changed-region>
        <text:changed-region xml:id="ct93825580297872" text:id="ct93825580297872">
          <text:insertion>
            <office:change-info>
              <dc:creator>Julia Ringo</dc:creator>
              <dc:date>2023-10-20T13:49:00</dc:date>
            </office:change-info>
          </text:insertion>
        </text:changed-region>
        <text:changed-region xml:id="ct93825580298112" text:id="ct93825580298112">
          <text:deletion>
            <office:change-info>
              <dc:creator>Julia Ringo</dc:creator>
              <dc:date>2023-10-20T13:49:00</dc:date>
            </office:change-info>
            <text:p text:style-name="Text_20_body"><text:span text:style-name="T1">-</text:span></text:p>
          </text:deletion>
        </text:changed-region>
        <text:changed-region xml:id="ct93825580299344" text:id="ct93825580299344">
          <text:deletion>
            <office:change-info>
              <dc:creator>Julia Ringo</dc:creator>
              <dc:date>2023-10-05T13:15:00</dc:date>
            </office:change-info>
            <text:p text:style-name="Text_20_body"><text:span text:style-name="T1"><text:s/>— </text:span></text:p>
          </text:deletion>
        </text:changed-region>
        <text:changed-region xml:id="ct93825580299584" text:id="ct93825580299584">
          <text:insertion>
            <office:change-info>
              <dc:creator>Julia Ringo</dc:creator>
              <dc:date>2023-10-05T13:15:00</dc:date>
            </office:change-info>
          </text:insertion>
        </text:changed-region>
        <text:changed-region xml:id="ct93825580300464" text:id="ct93825580300464">
          <text:insertion>
            <office:change-info>
              <dc:creator>Julia Ringo</dc:creator>
              <dc:date>2023-10-20T13:49:00</dc:date>
            </office:change-info>
          </text:insertion>
        </text:changed-region>
        <text:changed-region xml:id="ct93825580300912" text:id="ct93825580300912">
          <text:insertion>
            <office:change-info>
              <dc:creator>Julia Ringo</dc:creator>
              <dc:date>2023-10-20T13:49:00</dc:date>
            </office:change-info>
          </text:insertion>
        </text:changed-region>
        <text:changed-region xml:id="ct93825580301152" text:id="ct93825580301152">
          <text:insertion>
            <office:change-info>
              <dc:creator>Julia Ringo</dc:creator>
              <dc:date>2023-10-20T13:49:00</dc:date>
            </office:change-info>
          </text:insertion>
        </text:changed-region>
        <text:changed-region xml:id="ct93825580302672" text:id="ct93825580302672">
          <text:deletion>
            <office:change-info>
              <dc:creator>Julia Ringo</dc:creator>
              <dc:date>2023-10-05T13:15:00</dc:date>
            </office:change-info>
            <text:p text:style-name="Text_20_body"><text:span text:style-name="T1"><text:s/>— </text:span></text:p>
          </text:deletion>
        </text:changed-region>
        <text:changed-region xml:id="ct93825580302912" text:id="ct93825580302912">
          <text:insertion>
            <office:change-info>
              <dc:creator>Julia Ringo</dc:creator>
              <dc:date>2023-10-05T13:15:00</dc:date>
            </office:change-info>
          </text:insertion>
        </text:changed-region>
        <text:changed-region xml:id="ct93825580303152" text:id="ct93825580303152">
          <text:deletion>
            <office:change-info>
              <dc:creator>Julia Ringo</dc:creator>
              <dc:date>2023-10-05T13:15:00</dc:date>
            </office:change-info>
            <text:p text:style-name="Text_20_body"><text:span text:style-name="T1"><text:s/>— </text:span></text:p>
          </text:deletion>
        </text:changed-region>
        <text:changed-region xml:id="ct93825580303648" text:id="ct93825580303648">
          <text:insertion>
            <office:change-info>
              <dc:creator>Julia Ringo</dc:creator>
              <dc:date>2023-10-05T13:15:00</dc:date>
            </office:change-info>
          </text:insertion>
        </text:changed-region>
        <text:changed-region xml:id="ct93825580304784" text:id="ct93825580304784">
          <text:insertion>
            <office:change-info>
              <dc:creator>Julia Ringo</dc:creator>
              <dc:date>2023-10-20T13:49:00</dc:date>
            </office:change-info>
          </text:insertion>
        </text:changed-region>
        <text:changed-region xml:id="ct93825580305664" text:id="ct93825580305664">
          <text:deletion>
            <office:change-info>
              <dc:creator>Julia Ringo</dc:creator>
              <dc:date>2023-10-10T11:08:00</dc:date>
            </office:change-info>
            <text:p text:style-name="Text_20_body"><text:span text:style-name="T1">…</text:span></text:p>
          </text:deletion>
        </text:changed-region>
        <text:changed-region xml:id="ct93825580305904" text:id="ct93825580305904">
          <text:insertion>
            <office:change-info>
              <dc:creator>Julia Ringo</dc:creator>
              <dc:date>2023-10-10T11:08:00</dc:date>
            </office:change-info>
          </text:insertion>
        </text:changed-region>
        <text:changed-region xml:id="ct93825580306144" text:id="ct93825580306144">
          <text:deletion>
            <office:change-info>
              <dc:creator>Julia Ringo</dc:creator>
              <dc:date>2023-10-20T13:49:00</dc:date>
            </office:change-info>
            <text:p text:style-name="Text_20_body"><text:span text:style-name="T1"><text:s/></text:span></text:p>
          </text:deletion>
        </text:changed-region>
        <text:changed-region xml:id="ct93825580306384" text:id="ct93825580306384">
          <text:insertion>
            <office:change-info>
              <dc:creator>Julia Ringo</dc:creator>
              <dc:date>2023-10-20T13:49:00</dc:date>
            </office:change-info>
          </text:insertion>
        </text:changed-region>
        <text:changed-region xml:id="ct93825580306624" text:id="ct93825580306624">
          <text:deletion>
            <office:change-info>
              <dc:creator>Julia Ringo</dc:creator>
              <dc:date>2023-10-20T13:49:00</dc:date>
            </office:change-info>
            <text:p text:style-name="Text_20_body"><text:span text:style-name="T1">a</text:span></text:p>
          </text:deletion>
        </text:changed-region>
        <text:changed-region xml:id="ct93825580306864" text:id="ct93825580306864">
          <text:deletion>
            <office:change-info>
              <dc:creator>Julia Ringo</dc:creator>
              <dc:date>2023-10-05T13:15:00</dc:date>
            </office:change-info>
            <text:p text:style-name="Text_20_body"><text:span text:style-name="T1"><text:s/>— </text:span></text:p>
          </text:deletion>
        </text:changed-region>
        <text:changed-region xml:id="ct93825580307440" text:id="ct93825580307440">
          <text:insertion>
            <office:change-info>
              <dc:creator>Julia Ringo</dc:creator>
              <dc:date>2023-10-05T13:15:00</dc:date>
            </office:change-info>
          </text:insertion>
        </text:changed-region>
        <text:changed-region xml:id="ct93825580307680" text:id="ct93825580307680">
          <text:deletion>
            <office:change-info>
              <dc:creator>Julia Ringo</dc:creator>
              <dc:date>2023-10-05T13:15:00</dc:date>
            </office:change-info>
            <text:p text:style-name="Text_20_body"><text:span text:style-name="T1"><text:s/>— </text:span></text:p>
          </text:deletion>
        </text:changed-region>
        <text:changed-region xml:id="ct93825580307920" text:id="ct93825580307920">
          <text:insertion>
            <office:change-info>
              <dc:creator>Julia Ringo</dc:creator>
              <dc:date>2023-10-05T13:15:00</dc:date>
            </office:change-info>
          </text:insertion>
        </text:changed-region>
        <text:changed-region xml:id="ct93825580308944" text:id="ct93825580308944">
          <text:insertion>
            <office:change-info>
              <dc:creator>Julia Ringo</dc:creator>
              <dc:date>2023-10-20T13:50:00</dc:date>
            </office:change-info>
          </text:insertion>
        </text:changed-region>
        <text:changed-region xml:id="ct93825580310768" text:id="ct93825580310768">
          <text:format-change>
            <office:change-info>
              <dc:creator>Julia Ringo</dc:creator>
              <dc:date>2023-10-20T13:50:00</dc:date>
            </office:change-info>
          </text:format-change>
        </text:changed-region>
        <text:changed-region xml:id="ct93825577225088" text:id="ct93825577225088">
          <text:deletion>
            <office:change-info>
              <dc:creator>Julia Ringo</dc:creator>
              <dc:date>2023-10-20T13:50:00</dc:date>
            </office:change-info>
            <text:p text:style-name="Text_20_body"><text:span text:style-name="T1">just </text:span></text:p>
          </text:deletion>
        </text:changed-region>
        <text:changed-region xml:id="ct93825577038336" text:id="ct93825577038336">
          <text:deletion>
            <office:change-info>
              <dc:creator>Julia Ringo</dc:creator>
              <dc:date>2023-10-05T13:15:00</dc:date>
            </office:change-info>
            <text:p text:style-name="Text_20_body"><text:span text:style-name="T1"><text:s/>— </text:span></text:p>
          </text:deletion>
        </text:changed-region>
        <text:changed-region xml:id="ct93825580259552" text:id="ct93825580259552">
          <text:insertion>
            <office:change-info>
              <dc:creator>Julia Ringo</dc:creator>
              <dc:date>2023-10-05T13:15:00</dc:date>
            </office:change-info>
          </text:insertion>
        </text:changed-region>
        <text:changed-region xml:id="ct93825580250640" text:id="ct93825580250640">
          <text:insertion>
            <office:change-info>
              <dc:creator>Julia Ringo</dc:creator>
              <dc:date>2023-10-20T13:50:00</dc:date>
            </office:change-info>
          </text:insertion>
        </text:changed-region>
        <text:changed-region xml:id="ct93825577226416" text:id="ct93825577226416">
          <text:deletion>
            <office:change-info>
              <dc:creator>Julia Ringo</dc:creator>
              <dc:date>2023-10-20T13:50:00</dc:date>
            </office:change-info>
            <text:p text:style-name="Text_20_body"><text:span text:style-name="T1"><text:s/></text:span></text:p>
          </text:deletion>
        </text:changed-region>
        <text:changed-region xml:id="ct93825580313856" text:id="ct93825580313856">
          <text:deletion>
            <office:change-info>
              <dc:creator>Julia Ringo</dc:creator>
              <dc:date>2023-10-20T13:50:00</dc:date>
            </office:change-info>
            <text:p text:style-name="Text_20_body"><text:span text:style-name="T1">in the process of </text:span></text:p>
          </text:deletion>
        </text:changed-region>
        <text:changed-region xml:id="ct93825577457040" text:id="ct93825577457040">
          <text:deletion>
            <office:change-info>
              <dc:creator>Julia Ringo</dc:creator>
              <dc:date>2023-10-05T13:15:00</dc:date>
            </office:change-info>
            <text:p text:style-name="Text_20_body"><text:span text:style-name="T1"><text:s/>— </text:span></text:p>
          </text:deletion>
        </text:changed-region>
        <text:changed-region xml:id="ct93825577390064" text:id="ct93825577390064">
          <text:insertion>
            <office:change-info>
              <dc:creator>Julia Ringo</dc:creator>
              <dc:date>2023-10-05T13:15:00</dc:date>
            </office:change-info>
          </text:insertion>
        </text:changed-region>
        <text:changed-region xml:id="ct93825577456672" text:id="ct93825577456672">
          <text:insertion>
            <office:change-info>
              <dc:creator>Julia Ringo</dc:creator>
              <dc:date>2023-10-20T13:51:00</dc:date>
            </office:change-info>
          </text:insertion>
        </text:changed-region>
        <text:changed-region xml:id="ct93825580317136" text:id="ct93825580317136">
          <text:deletion>
            <office:change-info>
              <dc:creator>Julia Ringo</dc:creator>
              <dc:date>2023-10-20T13:51:00</dc:date>
            </office:change-info>
            <text:p text:style-name="Text_20_body"><text:span text:style-name="T1">H</text:span></text:p>
          </text:deletion>
        </text:changed-region>
        <text:changed-region xml:id="ct93825580319680" text:id="ct93825580319680">
          <text:insertion>
            <office:change-info>
              <dc:creator>Julia Ringo</dc:creator>
              <dc:date>2023-10-20T13:51:00</dc:date>
            </office:change-info>
          </text:insertion>
        </text:changed-region>
        <text:changed-region xml:id="ct93825580319920" text:id="ct93825580319920">
          <text:deletion>
            <office:change-info>
              <dc:creator>Julia Ringo</dc:creator>
              <dc:date>2023-10-20T13:51:00</dc:date>
            </office:change-info>
            <text:p text:style-name="Text_20_body"><text:span text:style-name="T1"><text:s/>that had</text:span></text:p>
          </text:deletion>
        </text:changed-region>
        <text:changed-region xml:id="ct93825580321440" text:id="ct93825580321440">
          <text:insertion>
            <office:change-info>
              <dc:creator>Julia Ringo</dc:creator>
              <dc:date>2023-10-20T13:51:00</dc:date>
            </office:change-info>
          </text:insertion>
        </text:changed-region>
        <text:changed-region xml:id="ct93825580321680" text:id="ct93825580321680">
          <text:insertion>
            <office:change-info>
              <dc:creator>Julia Ringo</dc:creator>
              <dc:date>2023-10-20T13:51:00</dc:date>
            </office:change-info>
          </text:insertion>
        </text:changed-region>
        <text:changed-region xml:id="ct93825580321920" text:id="ct93825580321920">
          <text:deletion>
            <office:change-info>
              <dc:creator>Julia Ringo</dc:creator>
              <dc:date>2023-10-20T13:51:00</dc:date>
            </office:change-info>
            <text:p text:style-name="Text_20_body"><text:span text:style-name="T1">T</text:span></text:p>
          </text:deletion>
        </text:changed-region>
        <text:changed-region xml:id="ct93825580322800" text:id="ct93825580322800">
          <text:insertion>
            <office:change-info>
              <dc:creator>Julia Ringo</dc:creator>
              <dc:date>2023-10-20T13:51:00</dc:date>
            </office:change-info>
          </text:insertion>
        </text:changed-region>
        <text:changed-region xml:id="ct93825580323040" text:id="ct93825580323040">
          <text:deletion>
            <office:change-info>
              <dc:creator>Julia Ringo</dc:creator>
              <dc:date>2023-10-20T13:51:00</dc:date>
            </office:change-info>
            <text:p text:style-name="Text_20_body"><text:span text:style-name="T1">,</text:span></text:p>
          </text:deletion>
        </text:changed-region>
        <text:changed-region xml:id="ct93825580323280" text:id="ct93825580323280">
          <text:insertion>
            <office:change-info>
              <dc:creator>Julia Ringo</dc:creator>
              <dc:date>2023-10-20T13:51:00</dc:date>
            </office:change-info>
          </text:insertion>
        </text:changed-region>
        <text:changed-region xml:id="ct93825580324160" text:id="ct93825580324160">
          <text:insertion>
            <office:change-info>
              <dc:creator>Julia Ringo</dc:creator>
              <dc:date>2023-10-20T14:16:00</dc:date>
            </office:change-info>
          </text:insertion>
        </text:changed-region>
        <text:changed-region xml:id="ct93825580324400" text:id="ct93825580324400">
          <text:deletion>
            <office:change-info>
              <dc:creator>Julia Ringo</dc:creator>
              <dc:date>2023-10-20T14:16:00</dc:date>
            </office:change-info>
            <text:p text:style-name="Text_20_body"><text:span text:style-name="T1"><text:s/>and </text:span></text:p>
          </text:deletion>
        </text:changed-region>
        <text:changed-region xml:id="ct93825580325040" text:id="ct93825580325040">
          <text:insertion>
            <office:change-info>
              <dc:creator>Julia Ringo</dc:creator>
              <dc:date>2023-10-20T14:16:00</dc:date>
            </office:change-info>
          </text:insertion>
        </text:changed-region>
        <text:changed-region xml:id="ct93825580326704" text:id="ct93825580326704">
          <text:deletion>
            <office:change-info>
              <dc:creator>Julia Ringo</dc:creator>
              <dc:date>2023-10-05T13:15:00</dc:date>
            </office:change-info>
            <text:p text:style-name="Text_20_body"><text:span text:style-name="T1"><text:s/>— </text:span></text:p>
          </text:deletion>
        </text:changed-region>
        <text:changed-region xml:id="ct93825580327680" text:id="ct93825580327680">
          <text:insertion>
            <office:change-info>
              <dc:creator>Julia Ringo</dc:creator>
              <dc:date>2023-10-05T13:15:00</dc:date>
            </office:change-info>
          </text:insertion>
        </text:changed-region>
        <text:changed-region xml:id="ct93825580327920" text:id="ct93825580327920">
          <text:insertion>
            <office:change-info>
              <dc:creator>Julia Ringo</dc:creator>
              <dc:date>2023-10-20T14:16:00</dc:date>
            </office:change-info>
          </text:insertion>
        </text:changed-region>
        <text:changed-region xml:id="ct93825580328160" text:id="ct93825580328160">
          <text:deletion>
            <office:change-info>
              <dc:creator>Julia Ringo</dc:creator>
              <dc:date>2023-10-20T14:16:00</dc:date>
            </office:change-info>
            <text:p text:style-name="Text_20_body"><text:span text:style-name="T1">H</text:span></text:p>
          </text:deletion>
        </text:changed-region>
        <text:changed-region xml:id="ct93825575474864" text:id="ct93825575474864">
          <text:insertion>
            <office:change-info>
              <dc:creator>Julia Ringo</dc:creator>
              <dc:date>2023-10-20T14:17:00</dc:date>
            </office:change-info>
          </text:insertion>
        </text:changed-region>
        <text:changed-region xml:id="ct93825580330144" text:id="ct93825580330144">
          <text:insertion>
            <office:change-info>
              <dc:creator>Julia Ringo</dc:creator>
              <dc:date>2023-10-20T14:17:00</dc:date>
            </office:change-info>
          </text:insertion>
        </text:changed-region>
        <text:changed-region xml:id="ct93825580258368" text:id="ct93825580258368">
          <text:insertion>
            <office:change-info>
              <dc:creator>Julia Ringo</dc:creator>
              <dc:date>2023-10-20T14:18:00</dc:date>
            </office:change-info>
          </text:insertion>
        </text:changed-region>
        <text:changed-region xml:id="ct93825580334592" text:id="ct93825580334592">
          <text:insertion>
            <office:change-info>
              <dc:creator>Julia Ringo</dc:creator>
              <dc:date>2023-10-20T14:18:00</dc:date>
            </office:change-info>
          </text:insertion>
        </text:changed-region>
        <text:changed-region xml:id="ct93825580336896" text:id="ct93825580336896">
          <text:insertion>
            <office:change-info>
              <dc:creator>Julia Ringo</dc:creator>
              <dc:date>2023-10-20T14:18:00</dc:date>
            </office:change-info>
          </text:insertion>
        </text:changed-region>
        <text:changed-region xml:id="ct93825580338448" text:id="ct93825580338448">
          <text:insertion>
            <office:change-info>
              <dc:creator>Julia Ringo</dc:creator>
              <dc:date>2023-10-20T14:18:00</dc:date>
            </office:change-info>
          </text:insertion>
        </text:changed-region>
        <text:changed-region xml:id="ct93825580339216" text:id="ct93825580339216">
          <text:insertion>
            <office:change-info>
              <dc:creator>Julia Ringo</dc:creator>
              <dc:date>2023-10-20T14:18:00</dc:date>
            </office:change-info>
          </text:insertion>
        </text:changed-region>
        <text:changed-region xml:id="ct93825580339456" text:id="ct93825580339456">
          <text:deletion>
            <office:change-info>
              <dc:creator>Julia Ringo</dc:creator>
              <dc:date>2023-10-20T14:18:00</dc:date>
            </office:change-info>
            <text:p text:style-name="Text_20_body"><text:span text:style-name="T1"><text:s/></text:span></text:p>
          </text:deletion>
        </text:changed-region>
        <text:changed-region xml:id="ct93825580340736" text:id="ct93825580340736">
          <text:deletion>
            <office:change-info>
              <dc:creator>Julia Ringo</dc:creator>
              <dc:date>2023-10-20T14:18:00</dc:date>
            </office:change-info>
            <text:p text:style-name="Text_20_body"><text:span text:style-name="T1">Captain </text:span></text:p>
          </text:deletion>
        </text:changed-region>
        <text:changed-region xml:id="ct93825575794608" text:id="ct93825575794608">
          <text:deletion>
            <office:change-info>
              <dc:creator>Julia Ringo</dc:creator>
              <dc:date>2023-10-20T14:18:00</dc:date>
            </office:change-info>
            <text:p text:style-name="Text_20_body"><text:span text:style-name="T1">e</text:span></text:p>
          </text:deletion>
        </text:changed-region>
        <text:changed-region xml:id="ct93825580335632" text:id="ct93825580335632">
          <text:insertion>
            <office:change-info>
              <dc:creator>Julia Ringo</dc:creator>
              <dc:date>2023-10-20T14:18:00</dc:date>
            </office:change-info>
          </text:insertion>
        </text:changed-region>
        <text:changed-region xml:id="ct93825580345984" text:id="ct93825580345984">
          <text:insertion>
            <office:change-info>
              <dc:creator>Julia Ringo</dc:creator>
              <dc:date>2023-10-20T14:19:00</dc:date>
            </office:change-info>
          </text:insertion>
        </text:changed-region>
        <text:changed-region xml:id="ct93825580346224" text:id="ct93825580346224">
          <text:deletion>
            <office:change-info>
              <dc:creator>Julia Ringo</dc:creator>
              <dc:date>2023-10-20T14:19:00</dc:date>
            </office:change-info>
            <text:p text:style-name="Text_20_body"><text:span text:style-name="T1">D</text:span></text:p>
          </text:deletion>
        </text:changed-region>
        <text:changed-region xml:id="ct93825580346464" text:id="ct93825580346464">
          <text:insertion>
            <office:change-info>
              <dc:creator>Julia Ringo</dc:creator>
              <dc:date>2023-10-20T14:19:00</dc:date>
            </office:change-info>
          </text:insertion>
        </text:changed-region>
        <text:changed-region xml:id="ct93825580346704" text:id="ct93825580346704">
          <text:deletion>
            <office:change-info>
              <dc:creator>Julia Ringo</dc:creator>
              <dc:date>2023-10-20T14:19:00</dc:date>
            </office:change-info>
            <text:p text:style-name="Text_20_body"><text:span text:style-name="T1">B</text:span></text:p>
          </text:deletion>
        </text:changed-region>
        <text:changed-region xml:id="ct93825580347584" text:id="ct93825580347584">
          <text:insertion>
            <office:change-info>
              <dc:creator>Julia Ringo</dc:creator>
              <dc:date>2023-10-20T14:19:00</dc:date>
            </office:change-info>
          </text:insertion>
        </text:changed-region>
        <text:changed-region xml:id="ct93825580347824" text:id="ct93825580347824">
          <text:deletion>
            <office:change-info>
              <dc:creator>Julia Ringo</dc:creator>
              <dc:date>2023-10-20T14:19:00</dc:date>
            </office:change-info>
            <text:p text:style-name="Text_20_body"><text:span text:style-name="T1">C</text:span></text:p>
          </text:deletion>
        </text:changed-region>
        <text:changed-region xml:id="ct93825580349344" text:id="ct93825580349344">
          <text:insertion>
            <office:change-info>
              <dc:creator>Julia Ringo</dc:creator>
              <dc:date>2023-10-20T14:19:00</dc:date>
            </office:change-info>
          </text:insertion>
        </text:changed-region>
        <text:changed-region xml:id="ct93825576287488" text:id="ct93825576287488">
          <text:insertion>
            <office:change-info>
              <dc:creator>Julia Ringo</dc:creator>
              <dc:date>2023-10-20T14:19:00</dc:date>
            </office:change-info>
          </text:insertion>
        </text:changed-region>
        <text:changed-region xml:id="ct93825580350224" text:id="ct93825580350224">
          <text:insertion>
            <office:change-info>
              <dc:creator>Julia Ringo</dc:creator>
              <dc:date>2023-10-20T14:19:00</dc:date>
            </office:change-info>
          </text:insertion>
        </text:changed-region>
        <text:changed-region xml:id="ct93825580350464" text:id="ct93825580350464">
          <text:insertion>
            <office:change-info>
              <dc:creator>Julia Ringo</dc:creator>
              <dc:date>2023-10-20T14:19:00</dc:date>
            </office:change-info>
          </text:insertion>
        </text:changed-region>
        <text:changed-region xml:id="ct93825580351344" text:id="ct93825580351344">
          <text:insertion>
            <office:change-info>
              <dc:creator>Julia Ringo</dc:creator>
              <dc:date>2023-10-20T14:19:00</dc:date>
            </office:change-info>
          </text:insertion>
        </text:changed-region>
        <text:changed-region xml:id="ct93825580351584" text:id="ct93825580351584">
          <text:deletion>
            <office:change-info>
              <dc:creator>Julia Ringo</dc:creator>
              <dc:date>2023-10-20T14:19:00</dc:date>
            </office:change-info>
            <text:p text:style-name="Text_20_body"><text:span text:style-name="T1">,</text:span></text:p>
          </text:deletion>
        </text:changed-region>
        <text:changed-region xml:id="ct93825580351824" text:id="ct93825580351824">
          <text:insertion>
            <office:change-info>
              <dc:creator>Julia Ringo</dc:creator>
              <dc:date>2023-10-20T14:19:00</dc:date>
            </office:change-info>
          </text:insertion>
        </text:changed-region>
        <text:changed-region xml:id="ct93825580352064" text:id="ct93825580352064">
          <text:deletion>
            <office:change-info>
              <dc:creator>Julia Ringo</dc:creator>
              <dc:date>2023-10-20T14:19:00</dc:date>
            </office:change-info>
            <text:p text:style-name="Text_20_body"><text:span text:style-name="T1">w</text:span></text:p>
          </text:deletion>
        </text:changed-region>
        <text:changed-region xml:id="ct93825580352304" text:id="ct93825580352304">
          <text:insertion>
            <office:change-info>
              <dc:creator>Julia Ringo</dc:creator>
              <dc:date>2023-10-20T14:20:00</dc:date>
            </office:change-info>
          </text:insertion>
        </text:changed-region>
        <text:changed-region xml:id="ct93825580352544" text:id="ct93825580352544">
          <text:insertion>
            <office:change-info>
              <dc:creator>Julia Ringo</dc:creator>
              <dc:date>2023-10-20T14:20:00</dc:date>
            </office:change-info>
          </text:insertion>
        </text:changed-region>
        <text:changed-region xml:id="ct93825580354704" text:id="ct93825580354704">
          <text:deletion>
            <office:change-info>
              <dc:creator>Julia Ringo</dc:creator>
              <dc:date>2023-10-20T14:20:00</dc:date>
            </office:change-info>
            <text:p text:style-name="Text_20_body"><text:span text:style-name="T1">,</text:span></text:p>
          </text:deletion>
        </text:changed-region>
        <text:changed-region xml:id="ct93825580354944" text:id="ct93825580354944">
          <text:insertion>
            <office:change-info>
              <dc:creator>Julia Ringo</dc:creator>
              <dc:date>2023-10-20T14:20:00</dc:date>
            </office:change-info>
          </text:insertion>
        </text:changed-region>
        <text:changed-region xml:id="ct93825580355184" text:id="ct93825580355184">
          <text:deletion>
            <office:change-info>
              <dc:creator>Julia Ringo</dc:creator>
              <dc:date>2023-10-20T14:20:00</dc:date>
            </office:change-info>
            <text:p text:style-name="Text_20_body"><text:span text:style-name="T1">a</text:span></text:p>
          </text:deletion>
        </text:changed-region>
        <text:changed-region xml:id="ct93825580356064" text:id="ct93825580356064">
          <text:deletion>
            <office:change-info>
              <dc:creator>Julia Ringo</dc:creator>
              <dc:date>2023-10-20T14:20:00</dc:date>
            </office:change-info>
            <text:p text:style-name="Text_20_body"><text:span text:style-name="T1">but prep</text:span></text:p>
          </text:deletion>
        </text:changed-region>
        <text:changed-region xml:id="ct93825580356608" text:id="ct93825580356608">
          <text:insertion>
            <office:change-info>
              <dc:creator>Julia Ringo</dc:creator>
              <dc:date>2023-10-20T14:20:00</dc:date>
            </office:change-info>
          </text:insertion>
        </text:changed-region>
        <text:changed-region xml:id="ct93825580357264" text:id="ct93825580357264">
          <text:insertion>
            <office:change-info>
              <dc:creator>Julia Ringo</dc:creator>
              <dc:date>2023-10-20T14:20:00</dc:date>
            </office:change-info>
          </text:insertion>
        </text:changed-region>
        <text:changed-region xml:id="ct93825580359504" text:id="ct93825580359504">
          <text:deletion>
            <office:change-info>
              <dc:creator>Julia Ringo</dc:creator>
              <dc:date>2023-10-20T14:21:00</dc:date>
            </office:change-info>
            <text:p text:style-name="Text_20_body"><text:span text:style-name="T1">up-and-down </text:span></text:p>
          </text:deletion>
        </text:changed-region>
        <text:changed-region xml:id="ct93825580360384" text:id="ct93825580360384">
          <text:insertion>
            <office:change-info>
              <dc:creator>Julia Ringo</dc:creator>
              <dc:date>2023-10-20T14:21:00</dc:date>
            </office:change-info>
          </text:insertion>
        </text:changed-region>
        <text:changed-region xml:id="ct93825580360624" text:id="ct93825580360624">
          <text:deletion>
            <office:change-info>
              <dc:creator>Julia Ringo</dc:creator>
              <dc:date>2023-10-10T11:08:00</dc:date>
            </office:change-info>
            <text:p text:style-name="Text_20_body"><text:span text:style-name="T1">…</text:span></text:p>
          </text:deletion>
        </text:changed-region>
        <text:changed-region xml:id="ct93825580361264" text:id="ct93825580361264">
          <text:insertion>
            <office:change-info>
              <dc:creator>Julia Ringo</dc:creator>
              <dc:date>2023-10-10T11:08:00</dc:date>
            </office:change-info>
          </text:insertion>
        </text:changed-region>
        <text:changed-region xml:id="ct93825580364016" text:id="ct93825580364016">
          <text:insertion>
            <office:change-info>
              <dc:creator>Julia Ringo</dc:creator>
              <dc:date>2023-10-20T14:21:00</dc:date>
            </office:change-info>
          </text:insertion>
        </text:changed-region>
        <text:changed-region xml:id="ct93825580368128" text:id="ct93825580368128">
          <text:deletion>
            <office:change-info>
              <dc:creator>Julia Ringo</dc:creator>
              <dc:date>2023-10-20T14:23:00</dc:date>
            </office:change-info>
            <text:p text:style-name="First_20_Paragraph"><text:span text:style-name="T1">an </text:span></text:p>
          </text:deletion>
        </text:changed-region>
        <text:changed-region xml:id="ct93825580369984" text:id="ct93825580369984">
          <text:insertion>
            <office:change-info>
              <dc:creator>Julia Ringo</dc:creator>
              <dc:date>2023-10-20T14:24:00</dc:date>
            </office:change-info>
          </text:insertion>
        </text:changed-region>
        <text:changed-region xml:id="ct93825575751616" text:id="ct93825575751616">
          <text:deletion>
            <office:change-info>
              <dc:creator>Julia Ringo</dc:creator>
              <dc:date>2023-10-20T14:24:00</dc:date>
            </office:change-info>
            <text:p text:style-name="Text_20_body"><text:span text:style-name="T1"><text:s/>for it</text:span></text:p>
          </text:deletion>
        </text:changed-region>
        <text:changed-region xml:id="ct93825576724400" text:id="ct93825576724400">
          <text:insertion>
            <office:change-info>
              <dc:creator>Julia Ringo</dc:creator>
              <dc:date>2023-10-20T14:24:00</dc:date>
            </office:change-info>
          </text:insertion>
        </text:changed-region>
        <text:changed-region xml:id="ct93825580370512" text:id="ct93825580370512">
          <text:deletion>
            <office:change-info>
              <dc:creator>Julia Ringo</dc:creator>
              <dc:date>2023-10-20T14:24:00</dc:date>
            </office:change-info>
            <text:p text:style-name="Text_20_body"><text:span text:style-name="T1">o</text:span></text:p>
          </text:deletion>
        </text:changed-region>
        <text:changed-region xml:id="ct93825580373200" text:id="ct93825580373200">
          <text:deletion>
            <office:change-info>
              <dc:creator>Julia Ringo</dc:creator>
              <dc:date>2023-10-20T14:24:00</dc:date>
            </office:change-info>
            <text:p text:style-name="Text_20_body"><text:span text:style-name="T1">busied </text:span></text:p>
          </text:deletion>
        </text:changed-region>
        <text:changed-region xml:id="ct93825580375136" text:id="ct93825580375136">
          <text:insertion>
            <office:change-info>
              <dc:creator>Julia Ringo</dc:creator>
              <dc:date>2023-10-20T14:24:00</dc:date>
            </office:change-info>
          </text:insertion>
        </text:changed-region>
        <text:changed-region xml:id="ct93825580375376" text:id="ct93825580375376">
          <text:deletion>
            <office:change-info>
              <dc:creator>Julia Ringo</dc:creator>
              <dc:date>2023-10-20T14:24:00</dc:date>
            </office:change-info>
            <text:p text:style-name="Text_20_body"><text:span text:style-name="T1">for things that</text:span></text:p>
          </text:deletion>
        </text:changed-region>
        <text:changed-region xml:id="ct93825580375792" text:id="ct93825580375792">
          <text:insertion>
            <office:change-info>
              <dc:creator>Julia Ringo</dc:creator>
              <dc:date>2023-10-20T14:24:00</dc:date>
            </office:change-info>
          </text:insertion>
        </text:changed-region>
        <text:changed-region xml:id="ct93825577016512" text:id="ct93825577016512">
          <text:deletion>
            <office:change-info>
              <dc:creator>Julia Ringo</dc:creator>
              <dc:date>2023-10-20T14:25:00</dc:date>
            </office:change-info>
            <text:p text:style-name="Text_20_body"><text:span text:style-name="T1">full </text:span></text:p>
          </text:deletion>
        </text:changed-region>
        <text:changed-region xml:id="ct93825580369504" text:id="ct93825580369504">
          <text:deletion>
            <office:change-info>
              <dc:creator>Julia Ringo</dc:creator>
              <dc:date>2023-10-05T13:15:00</dc:date>
            </office:change-info>
            <text:p text:style-name="Text_20_body"><text:span text:style-name="T1"><text:s/>— </text:span></text:p>
          </text:deletion>
        </text:changed-region>
        <text:changed-region xml:id="ct93825580380832" text:id="ct93825580380832">
          <text:insertion>
            <office:change-info>
              <dc:creator>Julia Ringo</dc:creator>
              <dc:date>2023-10-05T13:15:00</dc:date>
            </office:change-info>
          </text:insertion>
        </text:changed-region>
        <text:changed-region xml:id="ct93825580381072" text:id="ct93825580381072">
          <text:deletion>
            <office:change-info>
              <dc:creator>Julia Ringo</dc:creator>
              <dc:date>2023-10-05T13:15:00</dc:date>
            </office:change-info>
            <text:p text:style-name="Text_20_body"><text:span text:style-name="T1"><text:s/>— </text:span></text:p>
          </text:deletion>
        </text:changed-region>
        <text:changed-region xml:id="ct93825580381312" text:id="ct93825580381312">
          <text:insertion>
            <office:change-info>
              <dc:creator>Julia Ringo</dc:creator>
              <dc:date>2023-10-05T13:15:00</dc:date>
            </office:change-info>
          </text:insertion>
        </text:changed-region>
        <text:changed-region xml:id="ct93825577501008" text:id="ct93825577501008">
          <text:insertion>
            <office:change-info>
              <dc:creator>Julia Ringo</dc:creator>
              <dc:date>2023-10-20T14:26:00</dc:date>
            </office:change-info>
          </text:insertion>
        </text:changed-region>
        <text:changed-region xml:id="ct93825580384560" text:id="ct93825580384560">
          <text:deletion>
            <office:change-info>
              <dc:creator>Julia Ringo</dc:creator>
              <dc:date>2023-10-05T13:15:00</dc:date>
            </office:change-info>
            <text:p text:style-name="Text_20_body"><text:span text:style-name="T1"><text:s/>— </text:span></text:p>
          </text:deletion>
        </text:changed-region>
        <text:changed-region xml:id="ct93825580383424" text:id="ct93825580383424">
          <text:insertion>
            <office:change-info>
              <dc:creator>Julia Ringo</dc:creator>
              <dc:date>2023-10-05T13:15:00</dc:date>
            </office:change-info>
          </text:insertion>
        </text:changed-region>
        <text:changed-region xml:id="ct93825580386000" text:id="ct93825580386000">
          <text:insertion>
            <office:change-info>
              <dc:creator>Julia Ringo</dc:creator>
              <dc:date>2023-10-20T14:25:00</dc:date>
            </office:change-info>
          </text:insertion>
        </text:changed-region>
        <text:changed-region xml:id="ct93825580389072" text:id="ct93825580389072">
          <text:deletion>
            <office:change-info>
              <dc:creator>Julia Ringo</dc:creator>
              <dc:date>2023-10-05T13:15:00</dc:date>
            </office:change-info>
            <text:p text:style-name="Text_20_body"><text:span text:style-name="T1"><text:s/>— </text:span></text:p>
          </text:deletion>
        </text:changed-region>
        <text:changed-region xml:id="ct93825580387136" text:id="ct93825580387136">
          <text:insertion>
            <office:change-info>
              <dc:creator>Julia Ringo</dc:creator>
              <dc:date>2023-10-05T13:15:00</dc:date>
            </office:change-info>
          </text:insertion>
        </text:changed-region>
        <text:changed-region xml:id="ct93825580387632" text:id="ct93825580387632">
          <text:deletion>
            <office:change-info>
              <dc:creator>Julia Ringo</dc:creator>
              <dc:date>2023-10-20T14:26:00</dc:date>
            </office:change-info>
            <text:p text:style-name="Text_20_body"><text:span text:style-name="T1">were all laboriously pulled from the crates immediately </text:span></text:p>
          </text:deletion>
        </text:changed-region>
        <text:changed-region xml:id="ct93825580390944" text:id="ct93825580390944">
          <text:insertion>
            <office:change-info>
              <dc:creator>Julia Ringo</dc:creator>
              <dc:date>2023-10-20T14:26:00</dc:date>
            </office:change-info>
          </text:insertion>
        </text:changed-region>
        <text:changed-region xml:id="ct93825580392752" text:id="ct93825580392752">
          <text:deletion>
            <office:change-info>
              <dc:creator>Julia Ringo</dc:creator>
              <dc:date>2023-10-20T14:26:00</dc:date>
            </office:change-info>
            <text:p text:style-name="Text_20_body"><text:span text:style-name="T1"><text:s/>by the crew</text:span></text:p>
          </text:deletion>
        </text:changed-region>
        <text:changed-region xml:id="ct93825580384320" text:id="ct93825580384320">
          <text:deletion>
            <office:change-info>
              <dc:creator>Julia Ringo</dc:creator>
              <dc:date>2023-10-20T14:26:00</dc:date>
            </office:change-info>
            <text:p text:style-name="Text_20_body"><text:span text:style-name="T1"><text:s/>to Captain Percy</text:span></text:p>
          </text:deletion>
        </text:changed-region>
        <text:changed-region xml:id="ct93825577502784" text:id="ct93825577502784">
          <text:insertion>
            <office:change-info>
              <dc:creator>Julia Ringo</dc:creator>
              <dc:date>2023-10-20T14:26:00</dc:date>
            </office:change-info>
          </text:insertion>
        </text:changed-region>
        <text:changed-region xml:id="ct93825580399344" text:id="ct93825580399344">
          <text:insertion>
            <office:change-info>
              <dc:creator>Julia Ringo</dc:creator>
              <dc:date>2023-10-20T14:26:00</dc:date>
            </office:change-info>
          </text:insertion>
        </text:changed-region>
        <text:changed-region xml:id="ct93825580399584" text:id="ct93825580399584">
          <text:insertion>
            <office:change-info>
              <dc:creator>Julia Ringo</dc:creator>
              <dc:date>2023-10-20T14:27:00</dc:date>
            </office:change-info>
          </text:insertion>
        </text:changed-region>
        <text:changed-region xml:id="ct93825580401744" text:id="ct93825580401744">
          <text:deletion>
            <office:change-info>
              <dc:creator>Julia Ringo</dc:creator>
              <dc:date>2023-10-20T14:27:00</dc:date>
            </office:change-info>
            <text:p text:style-name="Text_20_body"><text:span text:style-name="T1">they could take on </text:span></text:p>
          </text:deletion>
        </text:changed-region>
        <text:changed-region xml:id="ct93825580403264" text:id="ct93825580403264">
          <text:deletion>
            <office:change-info>
              <dc:creator>Julia Ringo</dc:creator>
              <dc:date>2023-10-20T14:27:00</dc:date>
            </office:change-info>
            <text:p text:style-name="Text_20_body"><text:span text:style-name="T1">did not say anything but </text:span></text:p>
          </text:deletion>
        </text:changed-region>
        <text:changed-region xml:id="ct93825580403504" text:id="ct93825580403504">
          <text:insertion>
            <office:change-info>
              <dc:creator>Julia Ringo</dc:creator>
              <dc:date>2023-10-20T14:27:00</dc:date>
            </office:change-info>
          </text:insertion>
        </text:changed-region>
        <text:changed-region xml:id="ct93825580404624" text:id="ct93825580404624">
          <text:deletion>
            <office:change-info>
              <dc:creator>Julia Ringo</dc:creator>
              <dc:date>2023-10-20T14:27:00</dc:date>
            </office:change-info>
            <text:p text:style-name="Text_20_body"><text:span text:style-name="T1">with </text:span></text:p>
          </text:deletion>
        </text:changed-region>
        <text:changed-region xml:id="ct93825580404864" text:id="ct93825580404864">
          <text:insertion>
            <office:change-info>
              <dc:creator>Julia Ringo</dc:creator>
              <dc:date>2023-10-20T14:27:00</dc:date>
            </office:change-info>
          </text:insertion>
        </text:changed-region>
        <text:changed-region xml:id="ct93825580405104" text:id="ct93825580405104">
          <text:deletion>
            <office:change-info>
              <dc:creator>Julia Ringo</dc:creator>
              <dc:date>2023-10-20T14:27:00</dc:date>
            </office:change-info>
            <text:p text:style-name="Text_20_body"><text:span text:style-name="T1">said</text:span></text:p>
          </text:deletion>
        </text:changed-region>
        <text:changed-region xml:id="ct93825580405552" text:id="ct93825580405552">
          <text:insertion>
            <office:change-info>
              <dc:creator>Julia Ringo</dc:creator>
              <dc:date>2023-10-20T14:27:00</dc:date>
            </office:change-info>
          </text:insertion>
        </text:changed-region>
        <text:changed-region xml:id="ct93825580406432" text:id="ct93825580406432">
          <text:deletion>
            <office:change-info>
              <dc:creator>Julia Ringo</dc:creator>
              <dc:date>2023-10-20T14:27:00</dc:date>
            </office:change-info>
            <text:p text:style-name="Text_20_body"><text:span text:style-name="T1">a couple of </text:span></text:p>
          </text:deletion>
        </text:changed-region>
        <text:changed-region xml:id="ct93825580407312" text:id="ct93825580407312">
          <text:insertion>
            <office:change-info>
              <dc:creator>Julia Ringo</dc:creator>
              <dc:date>2023-10-20T14:27:00</dc:date>
            </office:change-info>
          </text:insertion>
        </text:changed-region>
        <text:changed-region xml:id="ct93825580407552" text:id="ct93825580407552">
          <text:deletion>
            <office:change-info>
              <dc:creator>Julia Ringo</dc:creator>
              <dc:date>2023-10-20T14:27:00</dc:date>
            </office:change-info>
            <text:p text:style-name="Text_20_body"><text:span text:style-name="T1">,</text:span></text:p>
          </text:deletion>
        </text:changed-region>
        <text:changed-region xml:id="ct93825580407792" text:id="ct93825580407792">
          <text:insertion>
            <office:change-info>
              <dc:creator>Julia Ringo</dc:creator>
              <dc:date>2023-10-20T14:28:00</dc:date>
            </office:change-info>
          </text:insertion>
        </text:changed-region>
        <text:changed-region xml:id="ct93825580408032" text:id="ct93825580408032">
          <text:deletion>
            <office:change-info>
              <dc:creator>Julia Ringo</dc:creator>
              <dc:date>2023-10-20T14:28:00</dc:date>
            </office:change-info>
            <text:p text:style-name="Text_20_body"><text:span text:style-name="T1">r</text:span></text:p>
          </text:deletion>
        </text:changed-region>
        <text:changed-region xml:id="ct93825580408272" text:id="ct93825580408272">
          <text:insertion>
            <office:change-info>
              <dc:creator>Julia Ringo</dc:creator>
              <dc:date>2023-10-20T14:28:00</dc:date>
            </office:change-info>
          </text:insertion>
        </text:changed-region>
        <text:changed-region xml:id="ct93825580409152" text:id="ct93825580409152">
          <text:insertion>
            <office:change-info>
              <dc:creator>Julia Ringo</dc:creator>
              <dc:date>2023-10-20T14:28:00</dc:date>
            </office:change-info>
          </text:insertion>
        </text:changed-region>
        <text:changed-region xml:id="ct93825580409392" text:id="ct93825580409392">
          <text:insertion>
            <office:change-info>
              <dc:creator>Julia Ringo</dc:creator>
              <dc:date>2023-10-20T14:28:00</dc:date>
            </office:change-info>
          </text:insertion>
        </text:changed-region>
        <text:changed-region xml:id="ct93825580409968" text:id="ct93825580409968">
          <text:deletion>
            <office:change-info>
              <dc:creator>Julia Ringo</dc:creator>
              <dc:date>2023-10-20T14:28:00</dc:date>
            </office:change-info>
            <text:p text:style-name="Text_20_body"><text:span text:style-name="T1"><text:s/>over the PA</text:span></text:p>
          </text:deletion>
        </text:changed-region>
        <text:changed-region xml:id="ct93825580411824" text:id="ct93825580411824">
          <text:deletion>
            <office:change-info>
              <dc:creator>Julia Ringo</dc:creator>
              <dc:date>2023-10-20T14:28:00</dc:date>
            </office:change-info>
            <text:p text:style-name="Text_20_body"><text:span text:style-name="T1">and </text:span></text:p>
          </text:deletion>
        </text:changed-region>
        <text:changed-region xml:id="ct93825580412704" text:id="ct93825580412704">
          <text:insertion>
            <office:change-info>
              <dc:creator>Julia Ringo</dc:creator>
              <dc:date>2023-10-20T14:28:00</dc:date>
            </office:change-info>
          </text:insertion>
        </text:changed-region>
        <text:changed-region xml:id="ct93825580412944" text:id="ct93825580412944">
          <text:insertion>
            <office:change-info>
              <dc:creator>Julia Ringo</dc:creator>
              <dc:date>2023-10-20T14:28:00</dc:date>
            </office:change-info>
          </text:insertion>
        </text:changed-region>
        <text:changed-region xml:id="ct93825580413520" text:id="ct93825580413520">
          <text:insertion>
            <office:change-info>
              <dc:creator>Julia Ringo</dc:creator>
              <dc:date>2023-10-20T14:28:00</dc:date>
            </office:change-info>
          </text:insertion>
        </text:changed-region>
        <text:changed-region xml:id="ct93825580415264" text:id="ct93825580415264">
          <text:insertion>
            <office:change-info>
              <dc:creator>Julia Ringo</dc:creator>
              <dc:date>2023-10-20T14:28:00</dc:date>
            </office:change-info>
          </text:insertion>
        </text:changed-region>
        <text:changed-region xml:id="ct93825580415504" text:id="ct93825580415504">
          <text:deletion>
            <office:change-info>
              <dc:creator>Julia Ringo</dc:creator>
              <dc:date>2023-10-20T14:28:00</dc:date>
            </office:change-info>
            <text:p text:style-name="Text_20_body"><text:span text:style-name="T1">,</text:span></text:p>
          </text:deletion>
        </text:changed-region>
        <text:changed-region xml:id="ct93825580415744" text:id="ct93825580415744">
          <text:insertion>
            <office:change-info>
              <dc:creator>Julia Ringo</dc:creator>
              <dc:date>2023-10-20T14:28:00</dc:date>
            </office:change-info>
          </text:insertion>
        </text:changed-region>
        <text:changed-region xml:id="ct93825580415984" text:id="ct93825580415984">
          <text:deletion>
            <office:change-info>
              <dc:creator>Julia Ringo</dc:creator>
              <dc:date>2023-10-20T14:28:00</dc:date>
            </office:change-info>
            <text:p text:style-name="Text_20_body"><text:span text:style-name="T1">s</text:span></text:p>
          </text:deletion>
        </text:changed-region>
        <text:changed-region xml:id="ct93825580417104" text:id="ct93825580417104">
          <text:insertion>
            <office:change-info>
              <dc:creator>Julia Ringo</dc:creator>
              <dc:date>2023-10-20T14:28:00</dc:date>
            </office:change-info>
          </text:insertion>
        </text:changed-region>
        <text:changed-region xml:id="ct93825580417984" text:id="ct93825580417984">
          <text:deletion>
            <office:change-info>
              <dc:creator>Julia Ringo</dc:creator>
              <dc:date>2023-10-20T14:28:00</dc:date>
            </office:change-info>
            <text:p text:style-name="Text_20_body"><text:span text:style-name="T1"><text:s/>for prepping the boat to leave</text:span></text:p>
          </text:deletion>
        </text:changed-region>
        <text:changed-region xml:id="ct93825580420080" text:id="ct93825580420080">
          <text:insertion>
            <office:change-info>
              <dc:creator>Julia Ringo</dc:creator>
              <dc:date>2023-10-20T14:29:00</dc:date>
            </office:change-info>
          </text:insertion>
        </text:changed-region>
        <text:changed-region xml:id="ct93825580420320" text:id="ct93825580420320">
          <text:deletion>
            <office:change-info>
              <dc:creator>Julia Ringo</dc:creator>
              <dc:date>2023-10-20T14:29:00</dc:date>
            </office:change-info>
            <text:p text:style-name="Text_20_body"><text:span text:style-name="T1">,</text:span></text:p>
          </text:deletion>
        </text:changed-region>
        <text:changed-region xml:id="ct93825580421216" text:id="ct93825580421216">
          <text:insertion>
            <office:change-info>
              <dc:creator>Julia Ringo</dc:creator>
              <dc:date>2023-10-20T14:29:00</dc:date>
            </office:change-info>
          </text:insertion>
        </text:changed-region>
        <text:changed-region xml:id="ct93825580421616" text:id="ct93825580421616">
          <text:deletion>
            <office:change-info>
              <dc:creator>Julia Ringo</dc:creator>
              <dc:date>2023-10-20T14:29:00</dc:date>
            </office:change-info>
            <text:p text:style-name="Text_20_body"><text:span text:style-name="T1">s</text:span></text:p>
          </text:deletion>
        </text:changed-region>
        <text:changed-region xml:id="ct93825580422016" text:id="ct93825580422016">
          <text:insertion>
            <office:change-info>
              <dc:creator>Julia Ringo</dc:creator>
              <dc:date>2023-10-20T14:29:00</dc:date>
            </office:change-info>
          </text:insertion>
        </text:changed-region>
        <text:changed-region xml:id="ct93825580422256" text:id="ct93825580422256">
          <text:deletion>
            <office:change-info>
              <dc:creator>Julia Ringo</dc:creator>
              <dc:date>2023-10-20T14:29:00</dc:date>
            </office:change-info>
            <text:p text:style-name="Text_20_body"><text:span text:style-name="T1">T</text:span></text:p>
          </text:deletion>
        </text:changed-region>
        <text:changed-region xml:id="ct93825580423072" text:id="ct93825580423072">
          <text:insertion>
            <office:change-info>
              <dc:creator>Julia Ringo</dc:creator>
              <dc:date>2023-10-20T14:29:00</dc:date>
            </office:change-info>
          </text:insertion>
        </text:changed-region>
        <text:changed-region xml:id="ct93825580423312" text:id="ct93825580423312">
          <text:deletion>
            <office:change-info>
              <dc:creator>Julia Ringo</dc:creator>
              <dc:date>2023-10-20T14:29:00</dc:date>
            </office:change-info>
            <text:p text:style-name="Text_20_body"><text:span text:style-name="T1">,</text:span></text:p>
          </text:deletion>
        </text:changed-region>
        <text:changed-region xml:id="ct93825580424208" text:id="ct93825580424208">
          <text:insertion>
            <office:change-info>
              <dc:creator>Julia Ringo</dc:creator>
              <dc:date>2023-10-20T14:29:00</dc:date>
            </office:change-info>
          </text:insertion>
        </text:changed-region>
        <text:changed-region xml:id="ct93825580424528" text:id="ct93825580424528">
          <text:deletion>
            <office:change-info>
              <dc:creator>Julia Ringo</dc:creator>
              <dc:date>2023-10-20T14:29:00</dc:date>
            </office:change-info>
            <text:p text:style-name="Text_20_body"><text:span text:style-name="T1">h</text:span></text:p>
          </text:deletion>
        </text:changed-region>
        <text:changed-region xml:id="ct93825580426560" text:id="ct93825580426560">
          <text:insertion>
            <office:change-info>
              <dc:creator>Julia Ringo</dc:creator>
              <dc:date>2023-10-20T14:29:00</dc:date>
            </office:change-info>
          </text:insertion>
        </text:changed-region>
        <text:changed-region xml:id="ct93825580426880" text:id="ct93825580426880">
          <text:deletion>
            <office:change-info>
              <dc:creator>Julia Ringo</dc:creator>
              <dc:date>2023-10-20T14:29:00</dc:date>
            </office:change-info>
            <text:p text:style-name="Text_20_body"><text:span text:style-name="T1">,</text:span></text:p>
          </text:deletion>
        </text:changed-region>
        <text:changed-region xml:id="ct93825580428464" text:id="ct93825580428464">
          <text:insertion>
            <office:change-info>
              <dc:creator>Julia Ringo</dc:creator>
              <dc:date>2023-10-20T14:29:00</dc:date>
            </office:change-info>
          </text:insertion>
        </text:changed-region>
        <text:changed-region xml:id="ct93825580428784" text:id="ct93825580428784">
          <text:deletion>
            <office:change-info>
              <dc:creator>Julia Ringo</dc:creator>
              <dc:date>2023-10-20T14:29:00</dc:date>
            </office:change-info>
            <text:p text:style-name="Text_20_body"><text:span text:style-name="T1">t</text:span></text:p>
          </text:deletion>
        </text:changed-region>
        <text:changed-region xml:id="ct93825580430064" text:id="ct93825580430064">
          <text:deletion>
            <office:change-info>
              <dc:creator>Julia Ringo</dc:creator>
              <dc:date>2023-10-20T14:29:00</dc:date>
            </office:change-info>
            <text:p text:style-name="Text_20_body"><text:span text:style-name="T1">,</text:span></text:p>
          </text:deletion>
        </text:changed-region>
        <text:changed-region xml:id="ct93825580429824" text:id="ct93825580429824">
          <text:deletion>
            <office:change-info>
              <dc:creator>Julia Ringo</dc:creator>
              <dc:date>2023-10-05T13:15:00</dc:date>
            </office:change-info>
            <text:p text:style-name="Text_20_body"><text:span text:style-name="T1"><text:s/>— </text:span></text:p>
          </text:deletion>
        </text:changed-region>
        <text:changed-region xml:id="ct93825580430304" text:id="ct93825580430304">
          <text:insertion>
            <office:change-info>
              <dc:creator>Julia Ringo</dc:creator>
              <dc:date>2023-10-05T13:15:00</dc:date>
            </office:change-info>
          </text:insertion>
        </text:changed-region>
        <text:changed-region xml:id="ct93825580430544" text:id="ct93825580430544">
          <text:deletion>
            <office:change-info>
              <dc:creator>Julia Ringo</dc:creator>
              <dc:date>2023-10-10T11:08:00</dc:date>
            </office:change-info>
            <text:p text:style-name="Text_20_body"><text:span text:style-name="T1">…</text:span></text:p>
          </text:deletion>
        </text:changed-region>
        <text:changed-region xml:id="ct93825580430784" text:id="ct93825580430784">
          <text:insertion>
            <office:change-info>
              <dc:creator>Julia Ringo</dc:creator>
              <dc:date>2023-10-10T11:08:00</dc:date>
            </office:change-info>
          </text:insertion>
        </text:changed-region>
        <text:changed-region xml:id="ct93825580431024" text:id="ct93825580431024">
          <text:deletion>
            <office:change-info>
              <dc:creator>Julia Ringo</dc:creator>
              <dc:date>2023-10-20T14:29:00</dc:date>
            </office:change-info>
            <text:p text:style-name="Text_20_body"><text:span text:style-name="T1"><text:s/></text:span></text:p>
          </text:deletion>
        </text:changed-region>
        <text:changed-region xml:id="ct93825580431264" text:id="ct93825580431264">
          <text:deletion>
            <office:change-info>
              <dc:creator>Julia Ringo</dc:creator>
              <dc:date>2023-10-10T11:08:00</dc:date>
            </office:change-info>
            <text:p text:style-name="Text_20_body"><text:span text:style-name="T1">…</text:span></text:p>
          </text:deletion>
        </text:changed-region>
        <text:changed-region xml:id="ct93825580431504" text:id="ct93825580431504">
          <text:insertion>
            <office:change-info>
              <dc:creator>Julia Ringo</dc:creator>
              <dc:date>2023-10-10T11:08:00</dc:date>
            </office:change-info>
          </text:insertion>
        </text:changed-region>
        <text:changed-region xml:id="ct93825580433056" text:id="ct93825580433056">
          <text:deletion>
            <office:change-info>
              <dc:creator>Julia Ringo</dc:creator>
              <dc:date>2023-10-20T14:29:00</dc:date>
            </office:change-info>
            <text:p text:style-name="Text_20_body"><text:span text:style-name="T1"><text:s/>to the sounds in the headset</text:span></text:p>
          </text:deletion>
        </text:changed-region>
        <text:changed-region xml:id="ct93825580434016" text:id="ct93825580434016">
          <text:insertion>
            <office:change-info>
              <dc:creator>Julia Ringo</dc:creator>
              <dc:date>2023-10-20T14:29:00</dc:date>
            </office:change-info>
          </text:insertion>
        </text:changed-region>
        <text:changed-region xml:id="ct93825580434896" text:id="ct93825580434896">
          <text:deletion>
            <office:change-info>
              <dc:creator>Julia Ringo</dc:creator>
              <dc:date>2023-10-05T13:15:00</dc:date>
            </office:change-info>
            <text:p text:style-name="Text_20_body"><text:span text:style-name="T1"><text:s/>— </text:span></text:p>
          </text:deletion>
        </text:changed-region>
        <text:changed-region xml:id="ct93825580435136" text:id="ct93825580435136">
          <text:insertion>
            <office:change-info>
              <dc:creator>Julia Ringo</dc:creator>
              <dc:date>2023-10-05T13:15:00</dc:date>
            </office:change-info>
          </text:insertion>
        </text:changed-region>
        <text:changed-region xml:id="ct93825580437616" text:id="ct93825580437616">
          <text:insertion>
            <office:change-info>
              <dc:creator>Julia Ringo</dc:creator>
              <dc:date>2023-10-20T14:30:00</dc:date>
            </office:change-info>
          </text:insertion>
        </text:changed-region>
        <text:changed-region xml:id="ct93825580437856" text:id="ct93825580437856">
          <text:insertion>
            <office:change-info>
              <dc:creator>Julia Ringo</dc:creator>
              <dc:date>2023-10-20T14:30:00</dc:date>
            </office:change-info>
          </text:insertion>
        </text:changed-region>
        <text:changed-region xml:id="ct93825580439840" text:id="ct93825580439840">
          <text:insertion>
            <office:change-info>
              <dc:creator>Julia Ringo</dc:creator>
              <dc:date>2023-10-20T14:30:00</dc:date>
            </office:change-info>
          </text:insertion>
        </text:changed-region>
        <text:changed-region xml:id="ct93825580440080" text:id="ct93825580440080">
          <text:deletion>
            <office:change-info>
              <dc:creator>Julia Ringo</dc:creator>
              <dc:date>2023-10-20T14:30:00</dc:date>
            </office:change-info>
            <text:p text:style-name="Text_20_body"><text:span text:style-name="T1">ed</text:span></text:p>
          </text:deletion>
        </text:changed-region>
        <text:changed-region xml:id="ct93825580443008" text:id="ct93825580443008">
          <text:insertion>
            <office:change-info>
              <dc:creator>Julia Ringo</dc:creator>
              <dc:date>2023-10-20T14:30:00</dc:date>
            </office:change-info>
          </text:insertion>
        </text:changed-region>
        <text:changed-region xml:id="ct93825580443520" text:id="ct93825580443520">
          <text:deletion>
            <office:change-info>
              <dc:creator>Julia Ringo</dc:creator>
              <dc:date>2023-10-20T14:30:00</dc:date>
            </office:change-info>
            <text:p text:style-name="Text_20_body"><text:span text:style-name="T1"><text:s/>by which it could propagate itself</text:span></text:p>
          </text:deletion>
        </text:changed-region>
        <text:changed-region xml:id="ct93825576568208" text:id="ct93825576568208">
          <text:insertion>
            <office:change-info>
              <dc:creator>Julia Ringo</dc:creator>
              <dc:date>2023-10-20T14:31:00</dc:date>
            </office:change-info>
          </text:insertion>
        </text:changed-region>
        <text:changed-region xml:id="ct93825579820928" text:id="ct93825579820928">
          <text:insertion>
            <office:change-info>
              <dc:creator>Julia Ringo</dc:creator>
              <dc:date>2023-10-20T14:31:00</dc:date>
            </office:change-info>
          </text:insertion>
        </text:changed-region>
        <text:changed-region xml:id="ct93825579898064" text:id="ct93825579898064">
          <text:insertion>
            <office:change-info>
              <dc:creator>Julia Ringo</dc:creator>
              <dc:date>2023-10-20T14:31:00</dc:date>
            </office:change-info>
          </text:insertion>
        </text:changed-region>
        <text:changed-region xml:id="ct93825579908368" text:id="ct93825579908368">
          <text:deletion>
            <office:change-info>
              <dc:creator>Julia Ringo</dc:creator>
              <dc:date>2023-10-20T14:31:00</dc:date>
            </office:change-info>
            <text:p text:style-name="Text_20_body"><text:span text:style-name="T1">ing</text:span></text:p>
          </text:deletion>
        </text:changed-region>
        <text:changed-region xml:id="ct93825579907728" text:id="ct93825579907728">
          <text:insertion>
            <office:change-info>
              <dc:creator>Julia Ringo</dc:creator>
              <dc:date>2023-10-20T14:31:00</dc:date>
            </office:change-info>
          </text:insertion>
        </text:changed-region>
        <text:changed-region xml:id="ct93825579907088" text:id="ct93825579907088">
          <text:insertion>
            <office:change-info>
              <dc:creator>Julia Ringo</dc:creator>
              <dc:date>2023-10-20T14:31:00</dc:date>
            </office:change-info>
          </text:insertion>
        </text:changed-region>
        <text:changed-region xml:id="ct93825579906208" text:id="ct93825579906208">
          <text:insertion>
            <office:change-info>
              <dc:creator>Julia Ringo</dc:creator>
              <dc:date>2023-10-20T14:31:00</dc:date>
            </office:change-info>
          </text:insertion>
        </text:changed-region>
        <text:changed-region xml:id="ct93825579951904" text:id="ct93825579951904">
          <text:insertion>
            <office:change-info>
              <dc:creator>Julia Ringo</dc:creator>
              <dc:date>2023-10-20T14:31:00</dc:date>
            </office:change-info>
          </text:insertion>
        </text:changed-region>
        <text:changed-region xml:id="ct93825577357568" text:id="ct93825577357568">
          <text:insertion>
            <office:change-info>
              <dc:creator>Julia Ringo</dc:creator>
              <dc:date>2023-10-20T14:32:00</dc:date>
            </office:change-info>
          </text:insertion>
        </text:changed-region>
        <text:changed-region xml:id="ct93825579945872" text:id="ct93825579945872">
          <text:deletion>
            <office:change-info>
              <dc:creator>Julia Ringo</dc:creator>
              <dc:date>2023-10-20T14:32:00</dc:date>
            </office:change-info>
            <text:p text:style-name="Text_20_body"><text:span text:style-name="T1">,</text:span></text:p>
          </text:deletion>
        </text:changed-region>
        <text:changed-region xml:id="ct93825579948720" text:id="ct93825579948720">
          <text:insertion>
            <office:change-info>
              <dc:creator>Julia Ringo</dc:creator>
              <dc:date>2023-10-20T14:32:00</dc:date>
            </office:change-info>
          </text:insertion>
        </text:changed-region>
        <text:changed-region xml:id="ct93825579958672" text:id="ct93825579958672">
          <text:deletion>
            <office:change-info>
              <dc:creator>Julia Ringo</dc:creator>
              <dc:date>2023-10-20T14:32:00</dc:date>
            </office:change-info>
            <text:p text:style-name="Text_20_body"><text:span text:style-name="T1">s</text:span></text:p>
          </text:deletion>
        </text:changed-region>
        <text:changed-region xml:id="ct93825579983632" text:id="ct93825579983632">
          <text:insertion>
            <office:change-info>
              <dc:creator>Julia Ringo</dc:creator>
              <dc:date>2023-10-20T14:32:00</dc:date>
            </office:change-info>
          </text:insertion>
        </text:changed-region>
        <text:changed-region xml:id="ct93825579984640" text:id="ct93825579984640">
          <text:insertion>
            <office:change-info>
              <dc:creator>Julia Ringo</dc:creator>
              <dc:date>2023-10-20T14:32:00</dc:date>
            </office:change-info>
          </text:insertion>
        </text:changed-region>
        <text:changed-region xml:id="ct93825575386272" text:id="ct93825575386272">
          <text:deletion>
            <office:change-info>
              <dc:creator>Julia Ringo</dc:creator>
              <dc:date>2023-10-20T14:32:00</dc:date>
            </office:change-info>
            <text:p text:style-name="Text_20_body"><text:span text:style-name="T1">,</text:span></text:p>
          </text:deletion>
        </text:changed-region>
        <text:changed-region xml:id="ct93825579999744" text:id="ct93825579999744">
          <text:deletion>
            <office:change-info>
              <dc:creator>Julia Ringo</dc:creator>
              <dc:date>2023-10-20T14:33:00</dc:date>
            </office:change-info>
            <text:p text:style-name="Text_20_body"><text:span text:style-name="T1">,</text:span></text:p>
          </text:deletion>
        </text:changed-region>
        <text:changed-region xml:id="ct93825580011632" text:id="ct93825580011632">
          <text:insertion>
            <office:change-info>
              <dc:creator>Julia Ringo</dc:creator>
              <dc:date>2023-10-20T14:33:00</dc:date>
            </office:change-info>
          </text:insertion>
        </text:changed-region>
        <text:changed-region xml:id="ct93825580021376" text:id="ct93825580021376">
          <text:insertion>
            <office:change-info>
              <dc:creator>Julia Ringo</dc:creator>
              <dc:date>2023-10-20T14:35:00</dc:date>
            </office:change-info>
          </text:insertion>
        </text:changed-region>
        <text:changed-region xml:id="ct93825580022016" text:id="ct93825580022016">
          <text:deletion>
            <office:change-info>
              <dc:creator>Julia Ringo</dc:creator>
              <dc:date>2023-10-05T13:15:00</dc:date>
            </office:change-info>
            <text:p text:style-name="Text_20_body"><text:span text:style-name="T1"><text:s/>— </text:span></text:p>
          </text:deletion>
        </text:changed-region>
        <text:changed-region xml:id="ct93825580025136" text:id="ct93825580025136">
          <text:insertion>
            <office:change-info>
              <dc:creator>Julia Ringo</dc:creator>
              <dc:date>2023-10-05T13:15:00</dc:date>
            </office:change-info>
          </text:insertion>
        </text:changed-region>
        <text:changed-region xml:id="ct93825580026256" text:id="ct93825580026256">
          <text:deletion>
            <office:change-info>
              <dc:creator>Julia Ringo</dc:creator>
              <dc:date>2023-10-05T13:15:00</dc:date>
            </office:change-info>
            <text:p text:style-name="Text_20_body"><text:span text:style-name="T1"><text:s/>— </text:span></text:p>
          </text:deletion>
        </text:changed-region>
        <text:changed-region xml:id="ct93825580029136" text:id="ct93825580029136">
          <text:insertion>
            <office:change-info>
              <dc:creator>Julia Ringo</dc:creator>
              <dc:date>2023-10-05T13:15:00</dc:date>
            </office:change-info>
          </text:insertion>
        </text:changed-region>
        <text:changed-region xml:id="ct93825577181632" text:id="ct93825577181632">
          <text:insertion>
            <office:change-info>
              <dc:creator>Julia Ringo</dc:creator>
              <dc:date>2023-10-20T14:39:00</dc:date>
            </office:change-info>
          </text:insertion>
        </text:changed-region>
        <text:changed-region xml:id="ct93825580467856" text:id="ct93825580467856">
          <text:insertion>
            <office:change-info>
              <dc:creator>Julia Ringo</dc:creator>
              <dc:date>2023-10-20T14:39:00</dc:date>
            </office:change-info>
          </text:insertion>
        </text:changed-region>
        <text:changed-region xml:id="ct93825580468448" text:id="ct93825580468448">
          <text:deletion>
            <office:change-info>
              <dc:creator>Julia Ringo</dc:creator>
              <dc:date>2023-10-05T13:15:00</dc:date>
            </office:change-info>
            <text:p text:style-name="Text_20_body"><text:span text:style-name="T1"><text:s/>— </text:span></text:p>
          </text:deletion>
        </text:changed-region>
        <text:changed-region xml:id="ct93825580034672" text:id="ct93825580034672">
          <text:insertion>
            <office:change-info>
              <dc:creator>Julia Ringo</dc:creator>
              <dc:date>2023-10-05T13:15:00</dc:date>
            </office:change-info>
          </text:insertion>
        </text:changed-region>
        <text:changed-region xml:id="ct93825580033200" text:id="ct93825580033200">
          <text:deletion>
            <office:change-info>
              <dc:creator>Julia Ringo</dc:creator>
              <dc:date>2023-10-05T13:15:00</dc:date>
            </office:change-info>
            <text:p text:style-name="Text_20_body"><text:span text:style-name="T1"><text:s/>— </text:span></text:p>
          </text:deletion>
        </text:changed-region>
        <text:changed-region xml:id="ct93825580035200" text:id="ct93825580035200">
          <text:insertion>
            <office:change-info>
              <dc:creator>Julia Ringo</dc:creator>
              <dc:date>2023-10-05T13:15:00</dc:date>
            </office:change-info>
          </text:insertion>
        </text:changed-region>
        <text:changed-region xml:id="ct93825580045632" text:id="ct93825580045632">
          <text:deletion>
            <office:change-info>
              <dc:creator>Julia Ringo</dc:creator>
              <dc:date>2023-10-10T11:08:00</dc:date>
            </office:change-info>
            <text:p text:style-name="Text_20_body"><text:span text:style-name="T1">…</text:span></text:p>
          </text:deletion>
        </text:changed-region>
        <text:changed-region xml:id="ct93825580046512" text:id="ct93825580046512">
          <text:insertion>
            <office:change-info>
              <dc:creator>Julia Ringo</dc:creator>
              <dc:date>2023-10-10T11:08:00</dc:date>
            </office:change-info>
          </text:insertion>
        </text:changed-region>
        <text:changed-region xml:id="ct93825580047824" text:id="ct93825580047824">
          <text:insertion>
            <office:change-info>
              <dc:creator>Julia Ringo</dc:creator>
              <dc:date>2023-10-20T14:39:00</dc:date>
            </office:change-info>
          </text:insertion>
        </text:changed-region>
        <text:changed-region xml:id="ct93825580049184" text:id="ct93825580049184">
          <text:deletion>
            <office:change-info>
              <dc:creator>Julia Ringo</dc:creator>
              <dc:date>2023-10-20T14:39:00</dc:date>
            </office:change-info>
            <text:p text:style-name="Text_20_body"><text:span text:style-name="T1">-</text:span></text:p>
          </text:deletion>
        </text:changed-region>
        <text:changed-region xml:id="ct93825580050688" text:id="ct93825580050688">
          <text:insertion>
            <office:change-info>
              <dc:creator>Julia Ringo</dc:creator>
              <dc:date>2023-10-20T14:39:00</dc:date>
            </office:change-info>
          </text:insertion>
        </text:changed-region>
        <text:changed-region xml:id="ct93825580052032" text:id="ct93825580052032">
          <text:deletion>
            <office:change-info>
              <dc:creator>Julia Ringo</dc:creator>
              <dc:date>2023-10-20T14:39:00</dc:date>
            </office:change-info>
            <text:p text:style-name="Text_20_body"><text:span text:style-name="T1">,</text:span></text:p>
          </text:deletion>
        </text:changed-region>
        <text:changed-region xml:id="ct93825580052672" text:id="ct93825580052672">
          <text:insertion>
            <office:change-info>
              <dc:creator>Julia Ringo</dc:creator>
              <dc:date>2023-10-20T14:39:00</dc:date>
            </office:change-info>
          </text:insertion>
        </text:changed-region>
        <text:changed-region xml:id="ct93825580054272" text:id="ct93825580054272">
          <text:deletion>
            <office:change-info>
              <dc:creator>Julia Ringo</dc:creator>
              <dc:date>2023-10-20T14:39:00</dc:date>
            </office:change-info>
            <text:p text:style-name="Text_20_body"><text:span text:style-name="T1">n</text:span></text:p>
          </text:deletion>
        </text:changed-region>
        <text:changed-region xml:id="ct93825580054912" text:id="ct93825580054912">
          <text:insertion>
            <office:change-info>
              <dc:creator>Julia Ringo</dc:creator>
              <dc:date>2023-10-20T14:40:00</dc:date>
            </office:change-info>
          </text:insertion>
        </text:changed-region>
        <text:changed-region xml:id="ct93825580057456" text:id="ct93825580057456">
          <text:deletion>
            <office:change-info>
              <dc:creator>Julia Ringo</dc:creator>
              <dc:date>2023-10-20T14:40:00</dc:date>
            </office:change-info>
            <text:p text:style-name="Text_20_body"><text:span text:style-name="T1">‘</text:span></text:p>
          </text:deletion>
        </text:changed-region>
        <text:changed-region xml:id="ct93825580058096" text:id="ct93825580058096">
          <text:insertion>
            <office:change-info>
              <dc:creator>Julia Ringo</dc:creator>
              <dc:date>2023-10-20T14:40:00</dc:date>
            </office:change-info>
          </text:insertion>
        </text:changed-region>
        <text:changed-region xml:id="ct93825580060304" text:id="ct93825580060304">
          <text:deletion>
            <office:change-info>
              <dc:creator>Julia Ringo</dc:creator>
              <dc:date>2023-10-20T14:40:00</dc:date>
            </office:change-info>
            <text:p text:style-name="Text_20_body"><text:span text:style-name="T1">’</text:span></text:p>
          </text:deletion>
        </text:changed-region>
        <text:changed-region xml:id="ct93825577491072" text:id="ct93825577491072">
          <text:insertion>
            <office:change-info>
              <dc:creator>Julia Ringo</dc:creator>
              <dc:date>2023-10-20T14:40:00</dc:date>
            </office:change-info>
          </text:insertion>
        </text:changed-region>
        <text:changed-region xml:id="ct93825580477488" text:id="ct93825580477488">
          <text:deletion>
            <office:change-info>
              <dc:creator>Julia Ringo</dc:creator>
              <dc:date>2023-10-05T13:15:00</dc:date>
            </office:change-info>
            <text:p text:style-name="Text_20_body"><text:span text:style-name="T1"><text:s/>— </text:span></text:p>
          </text:deletion>
        </text:changed-region>
        <text:changed-region xml:id="ct93825580477728" text:id="ct93825580477728">
          <text:insertion>
            <office:change-info>
              <dc:creator>Julia Ringo</dc:creator>
              <dc:date>2023-10-05T13:15:00</dc:date>
            </office:change-info>
          </text:insertion>
        </text:changed-region>
        <text:changed-region xml:id="ct93825580477968" text:id="ct93825580477968">
          <text:deletion>
            <office:change-info>
              <dc:creator>Julia Ringo</dc:creator>
              <dc:date>2023-10-20T14:40:00</dc:date>
            </office:change-info>
            <text:p text:style-name="Text_20_body"><text:span text:style-name="T1">actually </text:span></text:p>
          </text:deletion>
        </text:changed-region>
        <text:changed-region xml:id="ct93825580061152" text:id="ct93825580061152">
          <text:insertion>
            <office:change-info>
              <dc:creator>Julia Ringo</dc:creator>
              <dc:date>2023-10-20T14:40:00</dc:date>
            </office:change-info>
          </text:insertion>
        </text:changed-region>
        <text:changed-region xml:id="ct93825580061792" text:id="ct93825580061792">
          <text:deletion>
            <office:change-info>
              <dc:creator>Julia Ringo</dc:creator>
              <dc:date>2023-10-05T13:15:00</dc:date>
            </office:change-info>
            <text:p text:style-name="Text_20_body"><text:span text:style-name="T1"><text:s/>— </text:span></text:p>
          </text:deletion>
        </text:changed-region>
        <text:changed-region xml:id="ct93825580063072" text:id="ct93825580063072">
          <text:insertion>
            <office:change-info>
              <dc:creator>Julia Ringo</dc:creator>
              <dc:date>2023-10-05T13:15:00</dc:date>
            </office:change-info>
          </text:insertion>
        </text:changed-region>
        <text:changed-region xml:id="ct93825574569424" text:id="ct93825574569424">
          <text:insertion>
            <office:change-info>
              <dc:creator>Julia Ringo</dc:creator>
              <dc:date>2023-10-20T14:40:00</dc:date>
            </office:change-info>
          </text:insertion>
        </text:changed-region>
        <text:changed-region xml:id="ct93825580075888" text:id="ct93825580075888">
          <text:deletion>
            <office:change-info>
              <dc:creator>Julia Ringo</dc:creator>
              <dc:date>2023-10-20T14:40:00</dc:date>
            </office:change-info>
            <text:p text:style-name="Text_20_body"><text:span text:style-name="T1">,</text:span></text:p>
          </text:deletion>
        </text:changed-region>
        <text:changed-region xml:id="ct93825580078976" text:id="ct93825580078976">
          <text:insertion>
            <office:change-info>
              <dc:creator>Julia Ringo</dc:creator>
              <dc:date>2023-10-20T14:40:00</dc:date>
            </office:change-info>
          </text:insertion>
        </text:changed-region>
        <text:changed-region xml:id="ct93825580083056" text:id="ct93825580083056">
          <text:deletion>
            <office:change-info>
              <dc:creator>Julia Ringo</dc:creator>
              <dc:date>2023-10-20T14:40:00</dc:date>
            </office:change-info>
            <text:p text:style-name="Text_20_body"><text:span text:style-name="T1">i</text:span></text:p>
          </text:deletion>
        </text:changed-region>
        <text:changed-region xml:id="ct93825580085360" text:id="ct93825580085360">
          <text:deletion>
            <office:change-info>
              <dc:creator>Julia Ringo</dc:creator>
              <dc:date>2023-10-20T14:42:00</dc:date>
            </office:change-info>
            <text:p text:style-name="Text_20_body"><text:span text:style-name="T1">,</text:span></text:p>
          </text:deletion>
        </text:changed-region>
        <text:changed-region xml:id="ct93825580087952" text:id="ct93825580087952">
          <text:deletion>
            <office:change-info>
              <dc:creator>Julia Ringo</dc:creator>
              <dc:date>2023-10-20T14:42:00</dc:date>
            </office:change-info>
            <text:p text:style-name="Text_20_body"><text:span text:style-name="T1">200 </text:span></text:p>
          </text:deletion>
        </text:changed-region>
        <text:changed-region xml:id="ct93825580088592" text:id="ct93825580088592">
          <text:insertion>
            <office:change-info>
              <dc:creator>Julia Ringo</dc:creator>
              <dc:date>2023-10-20T14:42:00</dc:date>
            </office:change-info>
          </text:insertion>
        </text:changed-region>
        <text:changed-region xml:id="ct93825580089888" text:id="ct93825580089888">
          <text:deletion>
            <office:change-info>
              <dc:creator>Julia Ringo</dc:creator>
              <dc:date>2023-10-20T14:42:00</dc:date>
            </office:change-info>
            <text:p text:style-name="Text_20_body"><text:span text:style-name="T1">20 </text:span></text:p>
          </text:deletion>
        </text:changed-region>
        <text:changed-region xml:id="ct93825580090528" text:id="ct93825580090528">
          <text:insertion>
            <office:change-info>
              <dc:creator>Julia Ringo</dc:creator>
              <dc:date>2023-10-20T14:42:00</dc:date>
            </office:change-info>
          </text:insertion>
        </text:changed-region>
        <text:changed-region xml:id="ct93825580100336" text:id="ct93825580100336">
          <text:deletion>
            <office:change-info>
              <dc:creator>Julia Ringo</dc:creator>
              <dc:date>2023-10-20T14:42:00</dc:date>
            </office:change-info>
            <text:p text:style-name="Text_20_body"><text:span text:style-name="T1">210 </text:span></text:p>
          </text:deletion>
        </text:changed-region>
        <text:changed-region xml:id="ct93825580100976" text:id="ct93825580100976">
          <text:insertion>
            <office:change-info>
              <dc:creator>Julia Ringo</dc:creator>
              <dc:date>2023-10-20T14:42:00</dc:date>
            </office:change-info>
          </text:insertion>
        </text:changed-region>
        <text:changed-region xml:id="ct93825580101616" text:id="ct93825580101616">
          <text:insertion>
            <office:change-info>
              <dc:creator>Julia Ringo</dc:creator>
              <dc:date>2023-10-20T14:42:00</dc:date>
            </office:change-info>
          </text:insertion>
        </text:changed-region>
        <text:changed-region xml:id="ct93825580105008" text:id="ct93825580105008">
          <text:insertion>
            <office:change-info>
              <dc:creator>Julia Ringo</dc:creator>
              <dc:date>2023-10-20T14:43:00</dc:date>
            </office:change-info>
          </text:insertion>
        </text:changed-region>
        <text:changed-region xml:id="ct93825580107152" text:id="ct93825580107152">
          <text:insertion>
            <office:change-info>
              <dc:creator>Julia Ringo</dc:creator>
              <dc:date>2023-10-20T14:43:00</dc:date>
            </office:change-info>
          </text:insertion>
        </text:changed-region>
        <text:changed-region xml:id="ct93825580110544" text:id="ct93825580110544">
          <text:insertion>
            <office:change-info>
              <dc:creator>Julia Ringo</dc:creator>
              <dc:date>2023-10-20T14:43:00</dc:date>
            </office:change-info>
          </text:insertion>
        </text:changed-region>
        <text:changed-region xml:id="ct93825580111184" text:id="ct93825580111184">
          <text:insertion>
            <office:change-info>
              <dc:creator>Julia Ringo</dc:creator>
              <dc:date>2023-10-20T14:52:00</dc:date>
            </office:change-info>
          </text:insertion>
        </text:changed-region>
        <text:changed-region xml:id="ct93825580112224" text:id="ct93825580112224">
          <text:insertion>
            <office:change-info>
              <dc:creator>Julia Ringo</dc:creator>
              <dc:date>2023-10-20T14:53:00</dc:date>
            </office:change-info>
          </text:insertion>
        </text:changed-region>
        <text:changed-region xml:id="ct93825580114912" text:id="ct93825580114912">
          <text:deletion>
            <office:change-info>
              <dc:creator>Julia Ringo</dc:creator>
              <dc:date>2023-10-05T13:15:00</dc:date>
            </office:change-info>
            <text:p text:style-name="Text_20_body"><text:span text:style-name="T1"><text:s/>— </text:span></text:p>
          </text:deletion>
        </text:changed-region>
        <text:changed-region xml:id="ct93825580116432" text:id="ct93825580116432">
          <text:insertion>
            <office:change-info>
              <dc:creator>Julia Ringo</dc:creator>
              <dc:date>2023-10-05T13:15:00</dc:date>
            </office:change-info>
          </text:insertion>
        </text:changed-region>
        <text:changed-region xml:id="ct93825580117392" text:id="ct93825580117392">
          <text:deletion>
            <office:change-info>
              <dc:creator>Julia Ringo</dc:creator>
              <dc:date>2023-10-20T14:46:00</dc:date>
            </office:change-info>
            <text:p text:style-name="Text_20_body"><text:span text:style-name="T1">220 </text:span></text:p>
          </text:deletion>
        </text:changed-region>
        <text:changed-region xml:id="ct93825580119440" text:id="ct93825580119440">
          <text:insertion>
            <office:change-info>
              <dc:creator>Julia Ringo</dc:creator>
              <dc:date>2023-10-20T14:46:00</dc:date>
            </office:change-info>
          </text:insertion>
        </text:changed-region>
        <text:changed-region xml:id="ct93825580126144" text:id="ct93825580126144">
          <text:insertion>
            <office:change-info>
              <dc:creator>Julia Ringo</dc:creator>
              <dc:date>2023-10-20T14:57:00</dc:date>
            </office:change-info>
          </text:insertion>
        </text:changed-region>
        <text:changed-region xml:id="ct93825580127664" text:id="ct93825580127664">
          <text:deletion>
            <office:change-info>
              <dc:creator>Julia Ringo</dc:creator>
              <dc:date>2023-10-05T13:15:00</dc:date>
            </office:change-info>
            <text:p text:style-name="Text_20_body"><text:span text:style-name="T1"><text:s/>— </text:span></text:p>
          </text:deletion>
        </text:changed-region>
        <text:changed-region xml:id="ct93825580128912" text:id="ct93825580128912">
          <text:insertion>
            <office:change-info>
              <dc:creator>Julia Ringo</dc:creator>
              <dc:date>2023-10-05T13:15:00</dc:date>
            </office:change-info>
          </text:insertion>
        </text:changed-region>
        <text:changed-region xml:id="ct93825580132368" text:id="ct93825580132368">
          <text:insertion>
            <office:change-info>
              <dc:creator>Julia Ringo</dc:creator>
              <dc:date>2023-10-20T15:00:00</dc:date>
            </office:change-info>
          </text:insertion>
        </text:changed-region>
        <text:changed-region xml:id="ct93825580135232" text:id="ct93825580135232">
          <text:insertion>
            <office:change-info>
              <dc:creator>Julia Ringo</dc:creator>
              <dc:date>2023-10-20T15:00:00</dc:date>
            </office:change-info>
          </text:insertion>
        </text:changed-region>
        <text:changed-region xml:id="ct93825580135872" text:id="ct93825580135872">
          <text:deletion>
            <office:change-info>
              <dc:creator>Julia Ringo</dc:creator>
              <dc:date>2023-10-20T15:00:00</dc:date>
            </office:change-info>
            <text:p text:style-name="Text_20_body"><text:span text:style-name="T1">‘</text:span></text:p>
          </text:deletion>
        </text:changed-region>
        <text:changed-region xml:id="ct93825580141936" text:id="ct93825580141936">
          <text:insertion>
            <office:change-info>
              <dc:creator>Julia Ringo</dc:creator>
              <dc:date>2023-10-20T15:00:00</dc:date>
            </office:change-info>
          </text:insertion>
        </text:changed-region>
        <text:changed-region xml:id="ct93825580143840" text:id="ct93825580143840">
          <text:deletion>
            <office:change-info>
              <dc:creator>Julia Ringo</dc:creator>
              <dc:date>2023-10-20T15:00:00</dc:date>
            </office:change-info>
            <text:p text:style-name="Text_20_body"><text:span text:style-name="T1">’</text:span></text:p>
          </text:deletion>
        </text:changed-region>
        <text:changed-region xml:id="ct93825580161840" text:id="ct93825580161840">
          <text:insertion>
            <office:change-info>
              <dc:creator>Julia Ringo</dc:creator>
              <dc:date>2023-10-20T15:02:00</dc:date>
            </office:change-info>
          </text:insertion>
        </text:changed-region>
        <text:changed-region xml:id="ct93825580179680" text:id="ct93825580179680">
          <text:insertion>
            <office:change-info>
              <dc:creator>Julia Ringo</dc:creator>
              <dc:date>2023-10-20T15:02:00</dc:date>
            </office:change-info>
          </text:insertion>
        </text:changed-region>
        <text:changed-region xml:id="ct93825580188528" text:id="ct93825580188528">
          <text:insertion>
            <office:change-info>
              <dc:creator>Julia Ringo</dc:creator>
              <dc:date>2023-10-20T15:03:00</dc:date>
            </office:change-info>
          </text:insertion>
        </text:changed-region>
        <text:changed-region xml:id="ct93825580198784" text:id="ct93825580198784">
          <text:insertion>
            <office:change-info>
              <dc:creator>Julia Ringo</dc:creator>
              <dc:date>2023-10-20T15:03:00</dc:date>
            </office:change-info>
          </text:insertion>
        </text:changed-region>
        <text:changed-region xml:id="ct93825580199664" text:id="ct93825580199664">
          <text:deletion>
            <office:change-info>
              <dc:creator>Julia Ringo</dc:creator>
              <dc:date>2023-10-20T15:03:00</dc:date>
            </office:change-info>
            <text:p text:style-name="Text_20_body"><text:span text:style-name="T1">,</text:span></text:p>
          </text:deletion>
        </text:changed-region>
        <text:changed-region xml:id="ct93825580200784" text:id="ct93825580200784">
          <text:insertion>
            <office:change-info>
              <dc:creator>Julia Ringo</dc:creator>
              <dc:date>2023-10-20T15:03:00</dc:date>
            </office:change-info>
          </text:insertion>
        </text:changed-region>
        <text:changed-region xml:id="ct93825580201824" text:id="ct93825580201824">
          <text:deletion>
            <office:change-info>
              <dc:creator>Julia Ringo</dc:creator>
              <dc:date>2023-10-20T15:03:00</dc:date>
            </office:change-info>
            <text:p text:style-name="Text_20_body"><text:span text:style-name="T1">i</text:span></text:p>
          </text:deletion>
        </text:changed-region>
        <text:changed-region xml:id="ct93825580204640" text:id="ct93825580204640">
          <text:deletion>
            <office:change-info>
              <dc:creator>Julia Ringo</dc:creator>
              <dc:date>2023-10-20T15:03:00</dc:date>
            </office:change-info>
            <text:p text:style-name="Text_20_body"><text:span text:style-name="T1">,</text:span></text:p>
          </text:deletion>
        </text:changed-region>
        <text:changed-region xml:id="ct93825580205728" text:id="ct93825580205728">
          <text:deletion>
            <office:change-info>
              <dc:creator>Julia Ringo</dc:creator>
              <dc:date>2023-10-10T11:08:00</dc:date>
            </office:change-info>
            <text:p text:style-name="Text_20_body"><text:span text:style-name="T1">…</text:span></text:p>
          </text:deletion>
        </text:changed-region>
        <text:changed-region xml:id="ct93825580206368" text:id="ct93825580206368">
          <text:insertion>
            <office:change-info>
              <dc:creator>Julia Ringo</dc:creator>
              <dc:date>2023-10-10T11:08:00</dc:date>
            </office:change-info>
          </text:insertion>
        </text:changed-region>
        <text:changed-region xml:id="ct93825580217584" text:id="ct93825580217584">
          <text:deletion>
            <office:change-info>
              <dc:creator>Julia Ringo</dc:creator>
              <dc:date>2023-10-20T15:06:00</dc:date>
            </office:change-info>
            <text:p text:style-name="Text_20_body"><text:span text:style-name="T1">s</text:span></text:p>
          </text:deletion>
        </text:changed-region>
        <text:changed-region xml:id="ct93825580218224" text:id="ct93825580218224">
          <text:deletion>
            <office:change-info>
              <dc:creator>Julia Ringo</dc:creator>
              <dc:date>2023-10-10T11:08:00</dc:date>
            </office:change-info>
            <text:p text:style-name="Text_20_body"><text:span text:style-name="T1">…</text:span></text:p>
          </text:deletion>
        </text:changed-region>
        <text:changed-region xml:id="ct93825580219264" text:id="ct93825580219264">
          <text:insertion>
            <office:change-info>
              <dc:creator>Julia Ringo</dc:creator>
              <dc:date>2023-10-10T11:08:00</dc:date>
            </office:change-info>
          </text:insertion>
        </text:changed-region>
        <text:changed-region xml:id="ct93825580220144" text:id="ct93825580220144">
          <text:deletion>
            <office:change-info>
              <dc:creator>Julia Ringo</dc:creator>
              <dc:date>2023-10-05T13:15:00</dc:date>
            </office:change-info>
            <text:p text:style-name="Text_20_body"><text:span text:style-name="T1"><text:s/>— </text:span></text:p>
          </text:deletion>
        </text:changed-region>
        <text:changed-region xml:id="ct93825580221232" text:id="ct93825580221232">
          <text:insertion>
            <office:change-info>
              <dc:creator>Julia Ringo</dc:creator>
              <dc:date>2023-10-05T13:15:00</dc:date>
            </office:change-info>
          </text:insertion>
        </text:changed-region>
        <text:changed-region xml:id="ct93825580222368" text:id="ct93825580222368">
          <text:deletion>
            <office:change-info>
              <dc:creator>Julia Ringo</dc:creator>
              <dc:date>2023-10-05T13:15:00</dc:date>
            </office:change-info>
            <text:p text:style-name="Text_20_body"><text:span text:style-name="T1"><text:s/>— </text:span></text:p>
          </text:deletion>
        </text:changed-region>
        <text:changed-region xml:id="ct93825580223008" text:id="ct93825580223008">
          <text:insertion>
            <office:change-info>
              <dc:creator>Julia Ringo</dc:creator>
              <dc:date>2023-10-05T13:15:00</dc:date>
            </office:change-info>
          </text:insertion>
        </text:changed-region>
        <text:changed-region xml:id="ct93825580231504" text:id="ct93825580231504">
          <text:deletion>
            <office:change-info>
              <dc:creator>Julia Ringo</dc:creator>
              <dc:date>2023-10-10T11:08:00</dc:date>
            </office:change-info>
            <text:p text:style-name="Text_20_body"><text:span text:style-name="T1">…</text:span></text:p>
          </text:deletion>
        </text:changed-region>
        <text:changed-region xml:id="ct93825580233456" text:id="ct93825580233456">
          <text:insertion>
            <office:change-info>
              <dc:creator>Julia Ringo</dc:creator>
              <dc:date>2023-10-10T11:08:00</dc:date>
            </office:change-info>
          </text:insertion>
        </text:changed-region>
        <text:changed-region xml:id="ct93825580235648" text:id="ct93825580235648">
          <text:deletion>
            <office:change-info>
              <dc:creator>Julia Ringo</dc:creator>
              <dc:date>2023-10-05T13:15:00</dc:date>
            </office:change-info>
            <text:p text:style-name="Text_20_body"><text:span text:style-name="T1"><text:s/>— </text:span></text:p>
          </text:deletion>
        </text:changed-region>
        <text:changed-region xml:id="ct93825580236688" text:id="ct93825580236688">
          <text:insertion>
            <office:change-info>
              <dc:creator>Julia Ringo</dc:creator>
              <dc:date>2023-10-05T13:15:00</dc:date>
            </office:change-info>
          </text:insertion>
        </text:changed-region>
        <text:changed-region xml:id="ct93825580238400" text:id="ct93825580238400">
          <text:deletion>
            <office:change-info>
              <dc:creator>Julia Ringo</dc:creator>
              <dc:date>2023-10-05T13:15:00</dc:date>
            </office:change-info>
            <text:p text:style-name="Text_20_body"><text:span text:style-name="T1"><text:s/>— </text:span></text:p>
          </text:deletion>
        </text:changed-region>
        <text:changed-region xml:id="ct93825580240816" text:id="ct93825580240816">
          <text:insertion>
            <office:change-info>
              <dc:creator>Julia Ringo</dc:creator>
              <dc:date>2023-10-05T13:15:00</dc:date>
            </office:change-info>
          </text:insertion>
        </text:changed-region>
        <text:changed-region xml:id="ct93825580241616" text:id="ct93825580241616">
          <text:insertion>
            <office:change-info>
              <dc:creator>Julia Ringo</dc:creator>
              <dc:date>2023-10-20T15:15:00</dc:date>
            </office:change-info>
          </text:insertion>
        </text:changed-region>
        <text:changed-region xml:id="ct93825580268624" text:id="ct93825580268624">
          <text:insertion>
            <office:change-info>
              <dc:creator>Julia Ringo</dc:creator>
              <dc:date>2023-10-21T15:01:00</dc:date>
            </office:change-info>
          </text:insertion>
        </text:changed-region>
        <text:changed-region xml:id="ct93825580269984" text:id="ct93825580269984">
          <text:deletion>
            <office:change-info>
              <dc:creator>Julia Ringo</dc:creator>
              <dc:date>2023-10-21T15:01:00</dc:date>
            </office:change-info>
            <text:p text:style-name="Text_20_body"><text:span text:style-name="T1">,</text:span></text:p>
          </text:deletion>
        </text:changed-region>
        <text:changed-region xml:id="ct93825580270864" text:id="ct93825580270864">
          <text:deletion>
            <office:change-info>
              <dc:creator>Julia Ringo</dc:creator>
              <dc:date>2023-10-20T15:16:00</dc:date>
            </office:change-info>
            <text:p text:style-name="Text_20_body"><text:span text:style-name="T1">100 </text:span></text:p>
          </text:deletion>
        </text:changed-region>
        <text:changed-region xml:id="ct93825579014416" text:id="ct93825579014416">
          <text:insertion>
            <office:change-info>
              <dc:creator>Julia Ringo</dc:creator>
              <dc:date>2023-10-20T15:16:00</dc:date>
            </office:change-info>
          </text:insertion>
        </text:changed-region>
        <text:changed-region xml:id="ct93825580296992" text:id="ct93825580296992">
          <text:deletion>
            <office:change-info>
              <dc:creator>Julia Ringo</dc:creator>
              <dc:date>2023-10-20T15:16:00</dc:date>
            </office:change-info>
            <text:p text:style-name="Text_20_body"><text:span text:style-name="T1">to her </text:span></text:p>
          </text:deletion>
        </text:changed-region>
        <text:changed-region xml:id="ct93825580301744" text:id="ct93825580301744">
          <text:insertion>
            <office:change-info>
              <dc:creator>Julia Ringo</dc:creator>
              <dc:date>2023-10-20T15:16:00</dc:date>
            </office:change-info>
          </text:insertion>
        </text:changed-region>
        <text:changed-region xml:id="ct93825580305376" text:id="ct93825580305376">
          <text:insertion>
            <office:change-info>
              <dc:creator>Julia Ringo</dc:creator>
              <dc:date>2023-10-20T15:16:00</dc:date>
            </office:change-info>
          </text:insertion>
        </text:changed-region>
        <text:changed-region xml:id="ct93825580309840" text:id="ct93825580309840">
          <text:insertion>
            <office:change-info>
              <dc:creator>Julia Ringo</dc:creator>
              <dc:date>2023-10-20T15:17:00</dc:date>
            </office:change-info>
          </text:insertion>
        </text:changed-region>
        <text:changed-region xml:id="ct93825580310480" text:id="ct93825580310480">
          <text:deletion>
            <office:change-info>
              <dc:creator>Julia Ringo</dc:creator>
              <dc:date>2023-10-20T15:17:00</dc:date>
            </office:change-info>
            <text:p text:style-name="Text_20_body"><text:span text:style-name="T1">,</text:span></text:p>
          </text:deletion>
        </text:changed-region>
        <text:changed-region xml:id="ct93825580314256" text:id="ct93825580314256">
          <text:insertion>
            <office:change-info>
              <dc:creator>Julia Ringo</dc:creator>
              <dc:date>2023-10-20T15:17:00</dc:date>
            </office:change-info>
          </text:insertion>
        </text:changed-region>
        <text:changed-region xml:id="ct93825580320512" text:id="ct93825580320512">
          <text:deletion>
            <office:change-info>
              <dc:creator>Julia Ringo</dc:creator>
              <dc:date>2023-10-20T15:17:00</dc:date>
            </office:change-info>
            <text:p text:style-name="Text_20_body"><text:span text:style-name="T1">i</text:span></text:p>
          </text:deletion>
        </text:changed-region>
        <text:changed-region xml:id="ct93825580322512" text:id="ct93825580322512">
          <text:insertion>
            <office:change-info>
              <dc:creator>Julia Ringo</dc:creator>
              <dc:date>2023-10-20T15:17:00</dc:date>
            </office:change-info>
          </text:insertion>
        </text:changed-region>
        <text:changed-region xml:id="ct93825580323872" text:id="ct93825580323872">
          <text:deletion>
            <office:change-info>
              <dc:creator>Julia Ringo</dc:creator>
              <dc:date>2023-10-20T15:17:00</dc:date>
            </office:change-info>
            <text:p text:style-name="Text_20_body"><text:span text:style-name="T1"><text:s/>needed</text:span></text:p>
          </text:deletion>
        </text:changed-region>
        <text:changed-region xml:id="ct93825574359680" text:id="ct93825574359680">
          <text:deletion>
            <office:change-info>
              <dc:creator>Julia Ringo</dc:creator>
              <dc:date>2023-10-20T15:17:00</dc:date>
            </office:change-info>
            <text:p text:style-name="Text_20_body"><text:span text:style-name="T1">s</text:span></text:p>
          </text:deletion>
        </text:changed-region>
        <text:changed-region xml:id="ct93825574356880" text:id="ct93825574356880">
          <text:insertion>
            <office:change-info>
              <dc:creator>Julia Ringo</dc:creator>
              <dc:date>2023-10-20T15:17:00</dc:date>
            </office:change-info>
          </text:insertion>
        </text:changed-region>
        <text:changed-region xml:id="ct93825574289824" text:id="ct93825574289824">
          <text:deletion>
            <office:change-info>
              <dc:creator>Julia Ringo</dc:creator>
              <dc:date>2023-10-20T15:17:00</dc:date>
            </office:change-info>
            <text:p text:style-name="Text_20_body"><text:span text:style-name="T1">w</text:span></text:p>
          </text:deletion>
        </text:changed-region>
        <text:changed-region xml:id="ct93825580329856" text:id="ct93825580329856">
          <text:deletion>
            <office:change-info>
              <dc:creator>Julia Ringo</dc:creator>
              <dc:date>2023-10-20T15:17:00</dc:date>
            </office:change-info>
            <text:p text:style-name="Text_20_body"><text:span text:style-name="T1">were </text:span></text:p>
          </text:deletion>
        </text:changed-region>
        <text:changed-region xml:id="ct93825580332160" text:id="ct93825580332160">
          <text:insertion>
            <office:change-info>
              <dc:creator>Julia Ringo</dc:creator>
              <dc:date>2023-10-20T15:18:00</dc:date>
            </office:change-info>
          </text:insertion>
        </text:changed-region>
        <text:changed-region xml:id="ct93825580336304" text:id="ct93825580336304">
          <text:insertion>
            <office:change-info>
              <dc:creator>Julia Ringo</dc:creator>
              <dc:date>2023-10-20T15:18:00</dc:date>
            </office:change-info>
          </text:insertion>
        </text:changed-region>
        <text:changed-region xml:id="ct93825580347296" text:id="ct93825580347296">
          <text:deletion>
            <office:change-info>
              <dc:creator>Julia Ringo</dc:creator>
              <dc:date>2023-10-20T15:18:00</dc:date>
            </office:change-info>
            <text:p text:style-name="Text_20_body"><text:span text:style-name="T1">eh</text:span></text:p>
          </text:deletion>
        </text:changed-region>
        <text:changed-region xml:id="ct93825580360096" text:id="ct93825580360096">
          <text:insertion>
            <office:change-info>
              <dc:creator>Julia Ringo</dc:creator>
              <dc:date>2023-10-20T15:18:00</dc:date>
            </office:change-info>
          </text:insertion>
        </text:changed-region>
        <text:changed-region xml:id="ct93825580372576" text:id="ct93825580372576">
          <text:deletion>
            <office:change-info>
              <dc:creator>Julia Ringo</dc:creator>
              <dc:date>2023-10-10T11:08:00</dc:date>
            </office:change-info>
            <text:p text:style-name="Text_20_body"><text:span text:style-name="T1">…</text:span></text:p>
          </text:deletion>
        </text:changed-region>
        <text:changed-region xml:id="ct93825580381552" text:id="ct93825580381552">
          <text:insertion>
            <office:change-info>
              <dc:creator>Julia Ringo</dc:creator>
              <dc:date>2023-10-10T11:08:00</dc:date>
            </office:change-info>
          </text:insertion>
        </text:changed-region>
        <text:changed-region xml:id="ct93825580396576" text:id="ct93825580396576">
          <text:deletion>
            <office:change-info>
              <dc:creator>Julia Ringo</dc:creator>
              <dc:date>2023-10-20T15:19:00</dc:date>
            </office:change-info>
            <text:p text:style-name="Text_20_body"><text:span text:style-name="T1"><text:s/></text:span></text:p>
          </text:deletion>
        </text:changed-region>
        <text:changed-region xml:id="ct93825580397216" text:id="ct93825580397216">
          <text:insertion>
            <office:change-info>
              <dc:creator>Julia Ringo</dc:creator>
              <dc:date>2023-10-20T15:19:00</dc:date>
            </office:change-info>
          </text:insertion>
        </text:changed-region>
        <text:changed-region xml:id="ct93825580398416" text:id="ct93825580398416">
          <text:deletion>
            <office:change-info>
              <dc:creator>Julia Ringo</dc:creator>
              <dc:date>2023-10-05T13:15:00</dc:date>
            </office:change-info>
            <text:p text:style-name="Text_20_body"><text:span text:style-name="T1"><text:s/>— </text:span></text:p>
          </text:deletion>
        </text:changed-region>
        <text:changed-region xml:id="ct93825580399056" text:id="ct93825580399056">
          <text:insertion>
            <office:change-info>
              <dc:creator>Julia Ringo</dc:creator>
              <dc:date>2023-10-05T13:15:00</dc:date>
            </office:change-info>
          </text:insertion>
        </text:changed-region>
        <text:changed-region xml:id="ct93825580408864" text:id="ct93825580408864">
          <text:insertion>
            <office:change-info>
              <dc:creator>Julia Ringo</dc:creator>
              <dc:date>2023-10-20T15:20:00</dc:date>
            </office:change-info>
          </text:insertion>
        </text:changed-region>
        <text:changed-region xml:id="ct93825580410896" text:id="ct93825580410896">
          <text:deletion>
            <office:change-info>
              <dc:creator>Julia Ringo</dc:creator>
              <dc:date>2023-10-10T11:08:00</dc:date>
            </office:change-info>
            <text:p text:style-name="Text_20_body"><text:span text:style-name="T1">…</text:span></text:p>
          </text:deletion>
        </text:changed-region>
        <text:changed-region xml:id="ct93825580412064" text:id="ct93825580412064">
          <text:insertion>
            <office:change-info>
              <dc:creator>Julia Ringo</dc:creator>
              <dc:date>2023-10-10T11:08:00</dc:date>
            </office:change-info>
          </text:insertion>
        </text:changed-region>
        <text:changed-region xml:id="ct93825580414112" text:id="ct93825580414112">
          <text:deletion>
            <office:change-info>
              <dc:creator>Julia Ringo</dc:creator>
              <dc:date>2023-10-20T15:20:00</dc:date>
            </office:change-info>
            <text:p text:style-name="Text_20_body"><text:span text:style-name="T1">around in the air </text:span></text:p>
          </text:deletion>
        </text:changed-region>
        <text:changed-region xml:id="ct93825580432768" text:id="ct93825580432768">
          <text:deletion>
            <office:change-info>
              <dc:creator>Julia Ringo</dc:creator>
              <dc:date>2023-10-05T13:15:00</dc:date>
            </office:change-info>
            <text:p text:style-name="Text_20_body"><text:span text:style-name="T1"><text:s/>— </text:span></text:p>
          </text:deletion>
        </text:changed-region>
        <text:changed-region xml:id="ct93825580438912" text:id="ct93825580438912">
          <text:insertion>
            <office:change-info>
              <dc:creator>Julia Ringo</dc:creator>
              <dc:date>2023-10-05T13:15:00</dc:date>
            </office:change-info>
          </text:insertion>
        </text:changed-region>
        <text:changed-region xml:id="ct93825580439552" text:id="ct93825580439552">
          <text:deletion>
            <office:change-info>
              <dc:creator>Julia Ringo</dc:creator>
              <dc:date>2023-10-10T11:08:00</dc:date>
            </office:change-info>
            <text:p text:style-name="Text_20_body"><text:span text:style-name="T1">…</text:span></text:p>
          </text:deletion>
        </text:changed-region>
        <text:changed-region xml:id="ct93825580440672" text:id="ct93825580440672">
          <text:insertion>
            <office:change-info>
              <dc:creator>Julia Ringo</dc:creator>
              <dc:date>2023-10-10T11:08:00</dc:date>
            </office:change-info>
          </text:insertion>
        </text:changed-region>
        <text:changed-region xml:id="ct93825580442080" text:id="ct93825580442080">
          <text:deletion>
            <office:change-info>
              <dc:creator>Julia Ringo</dc:creator>
              <dc:date>2023-10-20T15:20:00</dc:date>
            </office:change-info>
            <text:p text:style-name="Text_20_body"><text:span text:style-name="T1"><text:s/></text:span></text:p>
          </text:deletion>
        </text:changed-region>
        <text:changed-region xml:id="ct93825580442720" text:id="ct93825580442720">
          <text:deletion>
            <office:change-info>
              <dc:creator>Julia Ringo</dc:creator>
              <dc:date>2023-10-10T11:08:00</dc:date>
            </office:change-info>
            <text:p text:style-name="Text_20_body"><text:span text:style-name="T1">…</text:span></text:p>
          </text:deletion>
        </text:changed-region>
        <text:changed-region xml:id="ct93825576801952" text:id="ct93825576801952">
          <text:insertion>
            <office:change-info>
              <dc:creator>Julia Ringo</dc:creator>
              <dc:date>2023-10-10T11:08:00</dc:date>
            </office:change-info>
          </text:insertion>
        </text:changed-region>
        <text:changed-region xml:id="ct93825580120080" text:id="ct93825580120080">
          <text:insertion>
            <office:change-info>
              <dc:creator>Julia Ringo</dc:creator>
              <dc:date>2023-10-20T15:20:00</dc:date>
            </office:change-info>
          </text:insertion>
        </text:changed-region>
        <text:changed-region xml:id="ct93825580181728" text:id="ct93825580181728">
          <text:deletion>
            <office:change-info>
              <dc:creator>Julia Ringo</dc:creator>
              <dc:date>2023-10-20T15:20:00</dc:date>
            </office:change-info>
            <text:p text:style-name="Text_20_body"><text:span text:style-name="T1">,</text:span></text:p>
          </text:deletion>
        </text:changed-region>
        <text:changed-region xml:id="ct93825580184768" text:id="ct93825580184768">
          <text:insertion>
            <office:change-info>
              <dc:creator>Julia Ringo</dc:creator>
              <dc:date>2023-10-20T15:20:00</dc:date>
            </office:change-info>
          </text:insertion>
        </text:changed-region>
        <text:changed-region xml:id="ct93825580183008" text:id="ct93825580183008">
          <text:deletion>
            <office:change-info>
              <dc:creator>Julia Ringo</dc:creator>
              <dc:date>2023-10-20T15:20:00</dc:date>
            </office:change-info>
            <text:p text:style-name="Text_20_body"><text:span text:style-name="T1">y</text:span></text:p>
          </text:deletion>
        </text:changed-region>
        <text:changed-region xml:id="ct93825580357856" text:id="ct93825580357856">
          <text:deletion>
            <office:change-info>
              <dc:creator>Julia Ringo</dc:creator>
              <dc:date>2023-10-20T15:20:00</dc:date>
            </office:change-info>
            <text:p text:style-name="Text_20_body"><text:span text:style-name="T1">in the image </text:span></text:p>
          </text:deletion>
        </text:changed-region>
        <text:changed-region xml:id="ct93825579905568" text:id="ct93825579905568">
          <text:insertion>
            <office:change-info>
              <dc:creator>Julia Ringo</dc:creator>
              <dc:date>2023-10-20T15:20:00</dc:date>
            </office:change-info>
          </text:insertion>
        </text:changed-region>
        <text:changed-region xml:id="ct93825579945312" text:id="ct93825579945312">
          <text:deletion>
            <office:change-info>
              <dc:creator>Julia Ringo</dc:creator>
              <dc:date>2023-10-20T15:20:00</dc:date>
            </office:change-info>
            <text:p text:style-name="Text_20_body"><text:span text:style-name="T1">,</text:span></text:p>
          </text:deletion>
        </text:changed-region>
        <text:changed-region xml:id="ct93825579944672" text:id="ct93825579944672">
          <text:insertion>
            <office:change-info>
              <dc:creator>Julia Ringo</dc:creator>
              <dc:date>2023-10-20T15:20:00</dc:date>
            </office:change-info>
          </text:insertion>
        </text:changed-region>
        <text:changed-region xml:id="ct93825579943232" text:id="ct93825579943232">
          <text:deletion>
            <office:change-info>
              <dc:creator>Julia Ringo</dc:creator>
              <dc:date>2023-10-20T15:20:00</dc:date>
            </office:change-info>
            <text:p text:style-name="Text_20_body"><text:span text:style-name="T1">i</text:span></text:p>
          </text:deletion>
        </text:changed-region>
        <text:changed-region xml:id="ct93825579937792" text:id="ct93825579937792">
          <text:deletion>
            <office:change-info>
              <dc:creator>Julia Ringo</dc:creator>
              <dc:date>2023-10-20T15:21:00</dc:date>
            </office:change-info>
            <text:p text:style-name="Text_20_body"><text:span text:style-name="T1">”</text:span></text:p>
          </text:deletion>
        </text:changed-region>
        <text:changed-region xml:id="ct93825579882272" text:id="ct93825579882272">
          <text:deletion>
            <office:change-info>
              <dc:creator>Julia Ringo</dc:creator>
              <dc:date>2023-10-10T11:08:00</dc:date>
            </office:change-info>
            <text:p text:style-name="Text_20_body"><text:span text:style-name="T1">…</text:span></text:p>
          </text:deletion>
        </text:changed-region>
        <text:changed-region xml:id="ct93825579959312" text:id="ct93825579959312">
          <text:insertion>
            <office:change-info>
              <dc:creator>Julia Ringo</dc:creator>
              <dc:date>2023-10-10T11:08:00</dc:date>
            </office:change-info>
          </text:insertion>
        </text:changed-region>
        <text:changed-region xml:id="ct93825577368656" text:id="ct93825577368656">
          <text:insertion>
            <office:change-info>
              <dc:creator>Julia Ringo</dc:creator>
              <dc:date>2023-10-20T15:21:00</dc:date>
            </office:change-info>
          </text:insertion>
        </text:changed-region>
        <text:changed-region xml:id="ct93825579998384" text:id="ct93825579998384">
          <text:insertion>
            <office:change-info>
              <dc:creator>Julia Ringo</dc:creator>
              <dc:date>2023-10-20T15:21:00</dc:date>
            </office:change-info>
          </text:insertion>
        </text:changed-region>
        <text:changed-region xml:id="ct93825580007632" text:id="ct93825580007632">
          <text:insertion>
            <office:change-info>
              <dc:creator>Julia Ringo</dc:creator>
              <dc:date>2023-10-20T15:21:00</dc:date>
            </office:change-info>
          </text:insertion>
        </text:changed-region>
        <text:changed-region xml:id="ct93825580030256" text:id="ct93825580030256">
          <text:deletion>
            <office:change-info>
              <dc:creator>Julia Ringo</dc:creator>
              <dc:date>2023-10-20T15:21:00</dc:date>
            </office:change-info>
            <text:p text:style-name="Text_20_body"><text:span text:style-name="T1">.</text:span></text:p>
          </text:deletion>
        </text:changed-region>
        <text:changed-region xml:id="ct93825580003872" text:id="ct93825580003872">
          <text:insertion>
            <office:change-info>
              <dc:creator>Julia Ringo</dc:creator>
              <dc:date>2023-10-20T15:21:00</dc:date>
            </office:change-info>
          </text:insertion>
        </text:changed-region>
        <text:changed-region xml:id="ct93825580001920" text:id="ct93825580001920">
          <text:deletion>
            <office:change-info>
              <dc:creator>Julia Ringo</dc:creator>
              <dc:date>2023-10-20T15:21:00</dc:date>
            </office:change-info>
            <text:p text:style-name="Text_20_body"><text:span text:style-name="T1">;</text:span></text:p>
          </text:deletion>
        </text:changed-region>
        <text:changed-region xml:id="ct93825580038560" text:id="ct93825580038560">
          <text:deletion>
            <office:change-info>
              <dc:creator>Julia Ringo</dc:creator>
              <dc:date>2023-10-10T11:08:00</dc:date>
            </office:change-info>
            <text:p text:style-name="Text_20_body"><text:span text:style-name="T1">…</text:span></text:p>
          </text:deletion>
        </text:changed-region>
        <text:changed-region xml:id="ct93825580044352" text:id="ct93825580044352">
          <text:insertion>
            <office:change-info>
              <dc:creator>Julia Ringo</dc:creator>
              <dc:date>2023-10-10T11:08:00</dc:date>
            </office:change-info>
          </text:insertion>
        </text:changed-region>
        <text:changed-region xml:id="ct93825580043712" text:id="ct93825580043712">
          <text:deletion>
            <office:change-info>
              <dc:creator>Julia Ringo</dc:creator>
              <dc:date>2023-10-20T15:21:00</dc:date>
            </office:change-info>
            <text:p text:style-name="Text_20_body"><text:span text:style-name="T1"><text:s/></text:span></text:p>
          </text:deletion>
        </text:changed-region>
        <text:changed-region xml:id="ct93825580043072" text:id="ct93825580043072">
          <text:insertion>
            <office:change-info>
              <dc:creator>Julia Ringo</dc:creator>
              <dc:date>2023-10-20T15:21:00</dc:date>
            </office:change-info>
          </text:insertion>
        </text:changed-region>
        <text:changed-region xml:id="ct93825580042432" text:id="ct93825580042432">
          <text:deletion>
            <office:change-info>
              <dc:creator>Julia Ringo</dc:creator>
              <dc:date>2023-10-20T15:21:00</dc:date>
            </office:change-info>
            <text:p text:style-name="Text_20_body"><text:span text:style-name="T1">,</text:span></text:p>
          </text:deletion>
        </text:changed-region>
        <text:changed-region xml:id="ct93825580071456" text:id="ct93825580071456">
          <text:insertion>
            <office:change-info>
              <dc:creator>Julia Ringo</dc:creator>
              <dc:date>2023-10-20T15:21:00</dc:date>
            </office:change-info>
          </text:insertion>
        </text:changed-region>
        <text:changed-region xml:id="ct93825580069056" text:id="ct93825580069056">
          <text:deletion>
            <office:change-info>
              <dc:creator>Julia Ringo</dc:creator>
              <dc:date>2023-10-20T15:21:00</dc:date>
            </office:change-info>
            <text:p text:style-name="Text_20_body"><text:span text:style-name="T1">i</text:span></text:p>
          </text:deletion>
        </text:changed-region>
        <text:changed-region xml:id="ct93825580096496" text:id="ct93825580096496">
          <text:insertion>
            <office:change-info>
              <dc:creator>Julia Ringo</dc:creator>
              <dc:date>2023-10-20T15:21:00</dc:date>
            </office:change-info>
          </text:insertion>
        </text:changed-region>
        <text:changed-region xml:id="ct93825580125264" text:id="ct93825580125264">
          <text:insertion>
            <office:change-info>
              <dc:creator>Julia Ringo</dc:creator>
              <dc:date>2023-10-20T15:22:00</dc:date>
            </office:change-info>
          </text:insertion>
        </text:changed-region>
        <text:changed-region xml:id="ct93825576223760" text:id="ct93825576223760">
          <text:insertion>
            <office:change-info>
              <dc:creator>Julia Ringo</dc:creator>
              <dc:date>2023-10-20T15:22:00</dc:date>
            </office:change-info>
          </text:insertion>
        </text:changed-region>
        <text:changed-region xml:id="ct93825576189184" text:id="ct93825576189184">
          <text:deletion>
            <office:change-info>
              <dc:creator>Julia Ringo</dc:creator>
              <dc:date>2023-10-05T13:15:00</dc:date>
            </office:change-info>
            <text:p text:style-name="Text_20_body"><text:span text:style-name="T1"><text:s/>— </text:span></text:p>
          </text:deletion>
        </text:changed-region>
        <text:changed-region xml:id="ct93825580267104" text:id="ct93825580267104">
          <text:insertion>
            <office:change-info>
              <dc:creator>Julia Ringo</dc:creator>
              <dc:date>2023-10-05T13:15:00</dc:date>
            </office:change-info>
          </text:insertion>
        </text:changed-region>
        <text:changed-region xml:id="ct93825580555360" text:id="ct93825580555360">
          <text:insertion>
            <office:change-info>
              <dc:creator>Julia Ringo</dc:creator>
              <dc:date>2023-10-20T15:23:00</dc:date>
            </office:change-info>
          </text:insertion>
        </text:changed-region>
        <text:changed-region xml:id="ct93825580355776" text:id="ct93825580355776">
          <text:deletion>
            <office:change-info>
              <dc:creator>Julia Ringo</dc:creator>
              <dc:date>2023-10-20T15:23:00</dc:date>
            </office:change-info>
            <text:p text:style-name="Text_20_body"><text:span text:style-name="T1">,</text:span></text:p>
          </text:deletion>
        </text:changed-region>
        <text:changed-region xml:id="ct93825579968784" text:id="ct93825579968784">
          <text:deletion>
            <office:change-info>
              <dc:creator>Julia Ringo</dc:creator>
              <dc:date>2023-10-05T13:15:00</dc:date>
            </office:change-info>
            <text:p text:style-name="Text_20_body"><text:span text:style-name="T1"><text:s/>— </text:span></text:p>
          </text:deletion>
        </text:changed-region>
        <text:changed-region xml:id="ct93825579968144" text:id="ct93825579968144">
          <text:insertion>
            <office:change-info>
              <dc:creator>Julia Ringo</dc:creator>
              <dc:date>2023-10-05T13:15:00</dc:date>
            </office:change-info>
          </text:insertion>
        </text:changed-region>
        <text:changed-region xml:id="ct93825579992304" text:id="ct93825579992304">
          <text:insertion>
            <office:change-info>
              <dc:creator>Julia Ringo</dc:creator>
              <dc:date>2023-10-20T15:23:00</dc:date>
            </office:change-info>
          </text:insertion>
        </text:changed-region>
        <text:changed-region xml:id="ct93825580001392" text:id="ct93825580001392">
          <text:deletion>
            <office:change-info>
              <dc:creator>Julia Ringo</dc:creator>
              <dc:date>2023-10-20T15:23:00</dc:date>
            </office:change-info>
            <text:p text:style-name="Text_20_body"><text:span text:style-name="T1">40 </text:span></text:p>
          </text:deletion>
        </text:changed-region>
        <text:changed-region xml:id="ct93825580207248" text:id="ct93825580207248">
          <text:insertion>
            <office:change-info>
              <dc:creator>Julia Ringo</dc:creator>
              <dc:date>2023-10-20T15:23:00</dc:date>
            </office:change-info>
          </text:insertion>
        </text:changed-region>
        <text:changed-region xml:id="ct93825579291680" text:id="ct93825579291680">
          <text:deletion>
            <office:change-info>
              <dc:creator>Julia Ringo</dc:creator>
              <dc:date>2023-10-20T15:24:00</dc:date>
            </office:change-info>
            <text:p text:style-name="Text_20_body"><text:span text:style-name="T1">options </text:span></text:p>
          </text:deletion>
        </text:changed-region>
        <text:changed-region xml:id="ct93825579653200" text:id="ct93825579653200">
          <text:insertion>
            <office:change-info>
              <dc:creator>Julia Ringo</dc:creator>
              <dc:date>2023-10-20T15:24:00</dc:date>
            </office:change-info>
          </text:insertion>
        </text:changed-region>
        <text:changed-region xml:id="ct93825577401344" text:id="ct93825577401344">
          <text:deletion>
            <office:change-info>
              <dc:creator>Julia Ringo</dc:creator>
              <dc:date>2023-10-20T15:24:00</dc:date>
            </office:change-info>
            <text:p text:style-name="Text_20_body"><text:span text:style-name="T1"><text:s/></text:span></text:p>
          </text:deletion>
        </text:changed-region>
        <text:changed-region xml:id="ct93825580349056" text:id="ct93825580349056">
          <text:insertion>
            <office:change-info>
              <dc:creator>Julia Ringo</dc:creator>
              <dc:date>2023-10-20T15:24:00</dc:date>
            </office:change-info>
          </text:insertion>
        </text:changed-region>
        <text:changed-region xml:id="ct93825580361504" text:id="ct93825580361504">
          <text:deletion>
            <office:change-info>
              <dc:creator>Julia Ringo</dc:creator>
              <dc:date>2023-10-20T15:24:00</dc:date>
            </office:change-info>
            <text:p text:style-name="Text_20_body"><text:span text:style-name="T1">to have to make fucking decisions about.</text:span></text:p>
          </text:deletion>
        </text:changed-region>
        <text:changed-region xml:id="ct93825580370224" text:id="ct93825580370224">
          <text:insertion>
            <office:change-info>
              <dc:creator>Julia Ringo</dc:creator>
              <dc:date>2023-10-20T15:24:00</dc:date>
            </office:change-info>
          </text:insertion>
        </text:changed-region>
        <text:changed-region xml:id="ct93825579671824" text:id="ct93825579671824">
          <text:deletion>
            <office:change-info>
              <dc:creator>Julia Ringo</dc:creator>
              <dc:date>2023-10-10T11:08:00</dc:date>
            </office:change-info>
            <text:p text:style-name="Text_20_body"><text:span text:style-name="T1">…</text:span></text:p>
          </text:deletion>
        </text:changed-region>
        <text:changed-region xml:id="ct93825579672144" text:id="ct93825579672144">
          <text:insertion>
            <office:change-info>
              <dc:creator>Julia Ringo</dc:creator>
              <dc:date>2023-10-10T11:08:00</dc:date>
            </office:change-info>
          </text:insertion>
        </text:changed-region>
        <text:changed-region xml:id="ct93825580406144" text:id="ct93825580406144">
          <text:deletion>
            <office:change-info>
              <dc:creator>Julia Ringo</dc:creator>
              <dc:date>2023-10-05T13:15:00</dc:date>
            </office:change-info>
            <text:p text:style-name="Text_20_body"><text:span text:style-name="T1"><text:s/>— </text:span></text:p>
          </text:deletion>
        </text:changed-region>
        <text:changed-region xml:id="ct93825580404336" text:id="ct93825580404336">
          <text:insertion>
            <office:change-info>
              <dc:creator>Julia Ringo</dc:creator>
              <dc:date>2023-10-05T13:15:00</dc:date>
            </office:change-info>
          </text:insertion>
        </text:changed-region>
        <text:changed-region xml:id="ct93825580402976" text:id="ct93825580402976">
          <text:deletion>
            <office:change-info>
              <dc:creator>Julia Ringo</dc:creator>
              <dc:date>2023-10-20T15:25:00</dc:date>
            </office:change-info>
            <text:p text:style-name="Text_20_body"><text:span text:style-name="T1">to </text:span></text:p>
          </text:deletion>
        </text:changed-region>
        <text:changed-region xml:id="ct93825580402336" text:id="ct93825580402336">
          <text:insertion>
            <office:change-info>
              <dc:creator>Julia Ringo</dc:creator>
              <dc:date>2023-10-20T15:25:00</dc:date>
            </office:change-info>
          </text:insertion>
        </text:changed-region>
        <text:changed-region xml:id="ct93825576198912" text:id="ct93825576198912">
          <text:insertion>
            <office:change-info>
              <dc:creator>Julia Ringo</dc:creator>
              <dc:date>2023-10-20T15:25:00</dc:date>
            </office:change-info>
          </text:insertion>
        </text:changed-region>
        <text:changed-region xml:id="ct93825579678560" text:id="ct93825579678560">
          <text:insertion>
            <office:change-info>
              <dc:creator>Julia Ringo</dc:creator>
              <dc:date>2023-10-20T15:25:00</dc:date>
            </office:change-info>
          </text:insertion>
        </text:changed-region>
        <text:changed-region xml:id="ct93825579682896" text:id="ct93825579682896">
          <text:deletion>
            <office:change-info>
              <dc:creator>Julia Ringo</dc:creator>
              <dc:date>2023-10-05T13:15:00</dc:date>
            </office:change-info>
            <text:p text:style-name="Text_20_body"><text:span text:style-name="T1"><text:s/>— </text:span></text:p>
          </text:deletion>
        </text:changed-region>
        <text:changed-region xml:id="ct93825579683136" text:id="ct93825579683136">
          <text:insertion>
            <office:change-info>
              <dc:creator>Julia Ringo</dc:creator>
              <dc:date>2023-10-05T13:15:00</dc:date>
            </office:change-info>
          </text:insertion>
        </text:changed-region>
        <text:changed-region xml:id="ct93825580244848" text:id="ct93825580244848">
          <text:deletion>
            <office:change-info>
              <dc:creator>Julia Ringo</dc:creator>
              <dc:date>2023-10-10T11:08:00</dc:date>
            </office:change-info>
            <text:p text:style-name="Text_20_body"><text:span text:style-name="T1">…</text:span></text:p>
          </text:deletion>
        </text:changed-region>
        <text:changed-region xml:id="ct93825579994144" text:id="ct93825579994144">
          <text:insertion>
            <office:change-info>
              <dc:creator>Julia Ringo</dc:creator>
              <dc:date>2023-10-10T11:08:00</dc:date>
            </office:change-info>
          </text:insertion>
        </text:changed-region>
        <text:changed-region xml:id="ct93825579684752" text:id="ct93825579684752">
          <text:deletion>
            <office:change-info>
              <dc:creator>Julia Ringo</dc:creator>
              <dc:date>2023-10-10T11:08:00</dc:date>
            </office:change-info>
            <text:p text:style-name="Text_20_body"><text:span text:style-name="T1">…</text:span></text:p>
          </text:deletion>
        </text:changed-region>
        <text:changed-region xml:id="ct93825579684992" text:id="ct93825579684992">
          <text:insertion>
            <office:change-info>
              <dc:creator>Julia Ringo</dc:creator>
              <dc:date>2023-10-10T11:08:00</dc:date>
            </office:change-info>
          </text:insertion>
        </text:changed-region>
        <text:changed-region xml:id="ct93825576075856" text:id="ct93825576075856">
          <text:deletion>
            <office:change-info>
              <dc:creator>Julia Ringo</dc:creator>
              <dc:date>2023-10-20T15:25:00</dc:date>
            </office:change-info>
            <text:p text:style-name="Text_20_body"><text:span text:style-name="T1">,</text:span></text:p>
          </text:deletion>
        </text:changed-region>
        <text:changed-region xml:id="ct93825579686288" text:id="ct93825579686288">
          <text:deletion>
            <office:change-info>
              <dc:creator>Julia Ringo</dc:creator>
              <dc:date>2023-10-10T11:08:00</dc:date>
            </office:change-info>
            <text:p text:style-name="Text_20_body"><text:span text:style-name="T1">…</text:span></text:p>
          </text:deletion>
        </text:changed-region>
        <text:changed-region xml:id="ct93825575840848" text:id="ct93825575840848">
          <text:insertion>
            <office:change-info>
              <dc:creator>Julia Ringo</dc:creator>
              <dc:date>2023-10-10T11:08:00</dc:date>
            </office:change-info>
          </text:insertion>
        </text:changed-region>
        <text:changed-region xml:id="ct93825576278112" text:id="ct93825576278112">
          <text:deletion>
            <office:change-info>
              <dc:creator>Julia Ringo</dc:creator>
              <dc:date>2023-10-20T15:25:00</dc:date>
            </office:change-info>
            <text:p text:style-name="Text_20_body"><text:span text:style-name="T1"><text:s/></text:span></text:p>
          </text:deletion>
        </text:changed-region>
        <text:changed-region xml:id="ct93825577424432" text:id="ct93825577424432">
          <text:deletion>
            <office:change-info>
              <dc:creator>Julia Ringo</dc:creator>
              <dc:date>2023-10-10T11:08:00</dc:date>
            </office:change-info>
            <text:p text:style-name="Text_20_body"><text:span text:style-name="T1">…</text:span></text:p>
          </text:deletion>
        </text:changed-region>
        <text:changed-region xml:id="ct93825580226656" text:id="ct93825580226656">
          <text:insertion>
            <office:change-info>
              <dc:creator>Julia Ringo</dc:creator>
              <dc:date>2023-10-10T11:08:00</dc:date>
            </office:change-info>
          </text:insertion>
        </text:changed-region>
        <text:changed-region xml:id="ct93825577118224" text:id="ct93825577118224">
          <text:deletion>
            <office:change-info>
              <dc:creator>Julia Ringo</dc:creator>
              <dc:date>2023-10-20T15:26:00</dc:date>
            </office:change-info>
            <text:p text:style-name="Text_20_body"><text:span text:style-name="T1"><text:s/></text:span></text:p>
          </text:deletion>
        </text:changed-region>
        <text:changed-region xml:id="ct93825576905072" text:id="ct93825576905072">
          <text:deletion>
            <office:change-info>
              <dc:creator>Julia Ringo</dc:creator>
              <dc:date>2023-10-10T11:08:00</dc:date>
            </office:change-info>
            <text:p text:style-name="Text_20_body"><text:span text:style-name="T1">…</text:span></text:p>
          </text:deletion>
        </text:changed-region>
        <text:changed-region xml:id="ct93825575233696" text:id="ct93825575233696">
          <text:insertion>
            <office:change-info>
              <dc:creator>Julia Ringo</dc:creator>
              <dc:date>2023-10-10T11:08:00</dc:date>
            </office:change-info>
          </text:insertion>
        </text:changed-region>
        <text:changed-region xml:id="ct93825576196336" text:id="ct93825576196336">
          <text:insertion>
            <office:change-info>
              <dc:creator>Julia Ringo</dc:creator>
              <dc:date>2023-10-20T15:26:00</dc:date>
            </office:change-info>
          </text:insertion>
        </text:changed-region>
        <text:changed-region xml:id="ct93825580602864" text:id="ct93825580602864">
          <text:deletion>
            <office:change-info>
              <dc:creator>Julia Ringo</dc:creator>
              <dc:date>2023-10-20T15:26:00</dc:date>
            </office:change-info>
            <text:p text:style-name="Text_20_body"><text:span text:style-name="T1">,</text:span></text:p>
          </text:deletion>
        </text:changed-region>
        <text:changed-region xml:id="ct93825580603744" text:id="ct93825580603744">
          <text:deletion>
            <office:change-info>
              <dc:creator>Julia Ringo</dc:creator>
              <dc:date>2023-10-10T11:08:00</dc:date>
            </office:change-info>
            <text:p text:style-name="Text_20_body"><text:span text:style-name="T1">…</text:span></text:p>
          </text:deletion>
        </text:changed-region>
        <text:changed-region xml:id="ct93825580604384" text:id="ct93825580604384">
          <text:insertion>
            <office:change-info>
              <dc:creator>Julia Ringo</dc:creator>
              <dc:date>2023-10-10T11:08:00</dc:date>
            </office:change-info>
          </text:insertion>
        </text:changed-region>
        <text:changed-region xml:id="ct93825580607280" text:id="ct93825580607280">
          <text:deletion>
            <office:change-info>
              <dc:creator>Julia Ringo</dc:creator>
              <dc:date>2023-10-20T15:26:00</dc:date>
            </office:change-info>
            <text:p text:style-name="Text_20_body"><text:span text:style-name="T1"><text:s/></text:span></text:p>
          </text:deletion>
        </text:changed-region>
        <text:changed-region xml:id="ct93825580608496" text:id="ct93825580608496">
          <text:deletion>
            <office:change-info>
              <dc:creator>Julia Ringo</dc:creator>
              <dc:date>2023-10-10T11:08:00</dc:date>
            </office:change-info>
            <text:p text:style-name="Text_20_body"><text:span text:style-name="T1">…</text:span></text:p>
          </text:deletion>
        </text:changed-region>
        <text:changed-region xml:id="ct93825580608736" text:id="ct93825580608736">
          <text:insertion>
            <office:change-info>
              <dc:creator>Julia Ringo</dc:creator>
              <dc:date>2023-10-10T11:08:00</dc:date>
            </office:change-info>
          </text:insertion>
        </text:changed-region>
        <text:changed-region xml:id="ct93825580612048" text:id="ct93825580612048">
          <text:insertion>
            <office:change-info>
              <dc:creator>Julia Ringo</dc:creator>
              <dc:date>2023-10-20T15:27:00</dc:date>
            </office:change-info>
          </text:insertion>
        </text:changed-region>
        <text:changed-region xml:id="ct93825580612288" text:id="ct93825580612288">
          <text:deletion>
            <office:change-info>
              <dc:creator>Julia Ringo</dc:creator>
              <dc:date>2023-10-10T11:08:00</dc:date>
            </office:change-info>
            <text:p text:style-name="Text_20_body"><text:span text:style-name="T1">…</text:span></text:p>
          </text:deletion>
        </text:changed-region>
        <text:changed-region xml:id="ct93825580612528" text:id="ct93825580612528">
          <text:insertion>
            <office:change-info>
              <dc:creator>Julia Ringo</dc:creator>
              <dc:date>2023-10-10T11:08:00</dc:date>
            </office:change-info>
          </text:insertion>
        </text:changed-region>
        <text:changed-region xml:id="ct93825580612768" text:id="ct93825580612768">
          <text:deletion>
            <office:change-info>
              <dc:creator>Julia Ringo</dc:creator>
              <dc:date>2023-10-20T15:27:00</dc:date>
            </office:change-info>
            <text:p text:style-name="Text_20_body"><text:span text:style-name="T1"><text:s/></text:span></text:p>
          </text:deletion>
        </text:changed-region>
        <text:changed-region xml:id="ct93825580617104" text:id="ct93825580617104">
          <text:deletion>
            <office:change-info>
              <dc:creator>Julia Ringo</dc:creator>
              <dc:date>2023-10-20T15:27:00</dc:date>
            </office:change-info>
            <text:p text:style-name="Text_20_body"><text:span text:style-name="T1"><text:s/></text:span></text:p>
          </text:deletion>
        </text:changed-region>
        <text:changed-region xml:id="ct93825580617344" text:id="ct93825580617344">
          <text:deletion>
            <office:change-info>
              <dc:creator>Julia Ringo</dc:creator>
              <dc:date>2023-10-05T13:15:00</dc:date>
            </office:change-info>
            <text:p text:style-name="Text_20_body"><text:span text:style-name="T1"><text:s/>— </text:span></text:p>
          </text:deletion>
        </text:changed-region>
        <text:changed-region xml:id="ct93825580620272" text:id="ct93825580620272">
          <text:insertion>
            <office:change-info>
              <dc:creator>Julia Ringo</dc:creator>
              <dc:date>2023-10-05T13:15:00</dc:date>
            </office:change-info>
          </text:insertion>
        </text:changed-region>
        <text:changed-region xml:id="ct93825580621664" text:id="ct93825580621664">
          <text:deletion>
            <office:change-info>
              <dc:creator>Julia Ringo</dc:creator>
              <dc:date>2023-10-05T13:15:00</dc:date>
            </office:change-info>
            <text:p text:style-name="Text_20_body"><text:span text:style-name="T1"><text:s/>— </text:span></text:p>
          </text:deletion>
        </text:changed-region>
        <text:changed-region xml:id="ct93825580620512" text:id="ct93825580620512">
          <text:insertion>
            <office:change-info>
              <dc:creator>Julia Ringo</dc:creator>
              <dc:date>2023-10-05T13:15:00</dc:date>
            </office:change-info>
          </text:insertion>
        </text:changed-region>
        <text:changed-region xml:id="ct93825575404800" text:id="ct93825575404800">
          <text:insertion>
            <office:change-info>
              <dc:creator>Julia Ringo</dc:creator>
              <dc:date>2023-10-20T15:27:00</dc:date>
            </office:change-info>
          </text:insertion>
        </text:changed-region>
        <text:changed-region xml:id="ct93825580628896" text:id="ct93825580628896">
          <text:insertion>
            <office:change-info>
              <dc:creator>Julia Ringo</dc:creator>
              <dc:date>2023-10-20T15:27:00</dc:date>
            </office:change-info>
          </text:insertion>
        </text:changed-region>
        <text:changed-region xml:id="ct93825580629216" text:id="ct93825580629216">
          <text:deletion>
            <office:change-info>
              <dc:creator>Julia Ringo</dc:creator>
              <dc:date>2023-10-20T15:27:00</dc:date>
            </office:change-info>
            <text:p text:style-name="Text_20_body"><text:span text:style-name="T1">-</text:span></text:p>
          </text:deletion>
        </text:changed-region>
        <text:changed-region xml:id="ct93825575479456" text:id="ct93825575479456">
          <text:insertion>
            <office:change-info>
              <dc:creator>Julia Ringo</dc:creator>
              <dc:date>2023-10-20T15:28:00</dc:date>
            </office:change-info>
          </text:insertion>
        </text:changed-region>
        <text:changed-region xml:id="ct93825580637104" text:id="ct93825580637104">
          <text:deletion>
            <office:change-info>
              <dc:creator>Julia Ringo</dc:creator>
              <dc:date>2023-10-20T15:28:00</dc:date>
            </office:change-info>
            <text:p text:style-name="Text_20_body"><text:span text:style-name="T1">,</text:span></text:p>
          </text:deletion>
        </text:changed-region>
        <text:changed-region xml:id="ct93825580637648" text:id="ct93825580637648">
          <text:insertion>
            <office:change-info>
              <dc:creator>Julia Ringo</dc:creator>
              <dc:date>2023-10-20T15:28:00</dc:date>
            </office:change-info>
          </text:insertion>
        </text:changed-region>
        <text:changed-region xml:id="ct93825580637888" text:id="ct93825580637888">
          <text:deletion>
            <office:change-info>
              <dc:creator>Julia Ringo</dc:creator>
              <dc:date>2023-10-20T15:28:00</dc:date>
            </office:change-info>
            <text:p text:style-name="Text_20_body"><text:span text:style-name="T1">w</text:span></text:p>
          </text:deletion>
        </text:changed-region>
        <text:changed-region xml:id="ct93825580639312" text:id="ct93825580639312">
          <text:insertion>
            <office:change-info>
              <dc:creator>Julia Ringo</dc:creator>
              <dc:date>2023-10-20T15:28:00</dc:date>
            </office:change-info>
          </text:insertion>
        </text:changed-region>
        <text:changed-region xml:id="ct93825580639552" text:id="ct93825580639552">
          <text:deletion>
            <office:change-info>
              <dc:creator>Julia Ringo</dc:creator>
              <dc:date>2023-10-20T15:28:00</dc:date>
            </office:change-info>
            <text:p text:style-name="Text_20_body"><text:span text:style-name="T1">,</text:span></text:p>
          </text:deletion>
        </text:changed-region>
        <text:changed-region xml:id="ct93825580639792" text:id="ct93825580639792">
          <text:insertion>
            <office:change-info>
              <dc:creator>Julia Ringo</dc:creator>
              <dc:date>2023-10-20T15:28:00</dc:date>
            </office:change-info>
          </text:insertion>
        </text:changed-region>
        <text:changed-region xml:id="ct93825580640272" text:id="ct93825580640272">
          <text:deletion>
            <office:change-info>
              <dc:creator>Julia Ringo</dc:creator>
              <dc:date>2023-10-20T15:28:00</dc:date>
            </office:change-info>
            <text:p text:style-name="Text_20_body"><text:span text:style-name="T1">a</text:span></text:p>
          </text:deletion>
        </text:changed-region>
        <text:changed-region xml:id="ct93825580642016" text:id="ct93825580642016">
          <text:insertion>
            <office:change-info>
              <dc:creator>Julia Ringo</dc:creator>
              <dc:date>2023-10-20T15:28:00</dc:date>
            </office:change-info>
          </text:insertion>
        </text:changed-region>
        <text:changed-region xml:id="ct93825580645104" text:id="ct93825580645104">
          <text:insertion>
            <office:change-info>
              <dc:creator>Julia Ringo</dc:creator>
              <dc:date>2023-10-20T15:28:00</dc:date>
            </office:change-info>
          </text:insertion>
        </text:changed-region>
        <text:changed-region xml:id="ct93825580645344" text:id="ct93825580645344">
          <text:insertion>
            <office:change-info>
              <dc:creator>Julia Ringo</dc:creator>
              <dc:date>2023-10-20T15:29:00</dc:date>
            </office:change-info>
          </text:insertion>
        </text:changed-region>
        <text:changed-region xml:id="ct93825575547168" text:id="ct93825575547168">
          <text:insertion>
            <office:change-info>
              <dc:creator>Julia Ringo</dc:creator>
              <dc:date>2023-10-20T15:29:00</dc:date>
            </office:change-info>
          </text:insertion>
        </text:changed-region>
        <text:changed-region xml:id="ct93825575481184" text:id="ct93825575481184">
          <text:deletion>
            <office:change-info>
              <dc:creator>Julia Ringo</dc:creator>
              <dc:date>2023-10-05T13:15:00</dc:date>
            </office:change-info>
            <text:p text:style-name="Text_20_body"><text:span text:style-name="T1"><text:s/>— </text:span></text:p>
          </text:deletion>
        </text:changed-region>
        <text:changed-region xml:id="ct93825580650288" text:id="ct93825580650288">
          <text:insertion>
            <office:change-info>
              <dc:creator>Julia Ringo</dc:creator>
              <dc:date>2023-10-05T13:15:00</dc:date>
            </office:change-info>
          </text:insertion>
        </text:changed-region>
        <text:changed-region xml:id="ct93825580650528" text:id="ct93825580650528">
          <text:deletion>
            <office:change-info>
              <dc:creator>Julia Ringo</dc:creator>
              <dc:date>2023-10-05T13:15:00</dc:date>
            </office:change-info>
            <text:p text:style-name="Text_20_body"><text:span text:style-name="T1"><text:s/>— </text:span></text:p>
          </text:deletion>
        </text:changed-region>
        <text:changed-region xml:id="ct93825580650768" text:id="ct93825580650768">
          <text:insertion>
            <office:change-info>
              <dc:creator>Julia Ringo</dc:creator>
              <dc:date>2023-10-05T13:15:00</dc:date>
            </office:change-info>
          </text:insertion>
        </text:changed-region>
        <text:changed-region xml:id="ct93825580652176" text:id="ct93825580652176">
          <text:deletion>
            <office:change-info>
              <dc:creator>Julia Ringo</dc:creator>
              <dc:date>2023-10-20T15:29:00</dc:date>
            </office:change-info>
            <text:p text:style-name="Text_20_body"><text:span text:style-name="T1">50 </text:span></text:p>
          </text:deletion>
        </text:changed-region>
        <text:changed-region xml:id="ct93825580652768" text:id="ct93825580652768">
          <text:insertion>
            <office:change-info>
              <dc:creator>Julia Ringo</dc:creator>
              <dc:date>2023-10-20T15:29:00</dc:date>
            </office:change-info>
          </text:insertion>
        </text:changed-region>
        <text:changed-region xml:id="ct93825580653008" text:id="ct93825580653008">
          <text:deletion>
            <office:change-info>
              <dc:creator>Julia Ringo</dc:creator>
              <dc:date>2023-10-20T15:29:00</dc:date>
            </office:change-info>
            <text:p text:style-name="Text_20_body"><text:span text:style-name="T1">being </text:span></text:p>
          </text:deletion>
        </text:changed-region>
        <text:changed-region xml:id="ct93825580653568" text:id="ct93825580653568">
          <text:deletion>
            <office:change-info>
              <dc:creator>Julia Ringo</dc:creator>
              <dc:date>2023-10-20T15:29:00</dc:date>
            </office:change-info>
            <text:p text:style-name="Text_20_body"><text:span text:style-name="T1"><text:s/></text:span></text:p>
          </text:deletion>
        </text:changed-region>
        <text:changed-region xml:id="ct93825580654208" text:id="ct93825580654208">
          <text:insertion>
            <office:change-info>
              <dc:creator>Julia Ringo</dc:creator>
              <dc:date>2023-10-20T15:29:00</dc:date>
            </office:change-info>
          </text:insertion>
        </text:changed-region>
        <text:changed-region xml:id="ct93825580654528" text:id="ct93825580654528">
          <text:deletion>
            <office:change-info>
              <dc:creator>Julia Ringo</dc:creator>
              <dc:date>2023-10-20T15:29:00</dc:date>
            </office:change-info>
            <text:p text:style-name="Text_20_body"><text:span text:style-name="T1">of it</text:span></text:p>
          </text:deletion>
        </text:changed-region>
        <text:changed-region xml:id="ct93825580654768" text:id="ct93825580654768">
          <text:deletion>
            <office:change-info>
              <dc:creator>Julia Ringo</dc:creator>
              <dc:date>2023-10-20T15:30:00</dc:date>
            </office:change-info>
            <text:p text:style-name="Text_20_body"><text:span text:style-name="T1">30 </text:span></text:p>
          </text:deletion>
        </text:changed-region>
        <text:changed-region xml:id="ct93825580657440" text:id="ct93825580657440">
          <text:insertion>
            <office:change-info>
              <dc:creator>Julia Ringo</dc:creator>
              <dc:date>2023-10-20T15:30:00</dc:date>
            </office:change-info>
          </text:insertion>
        </text:changed-region>
        <text:changed-region xml:id="ct93825580658960" text:id="ct93825580658960">
          <text:insertion>
            <office:change-info>
              <dc:creator>Julia Ringo</dc:creator>
              <dc:date>2023-10-20T15:30:00</dc:date>
            </office:change-info>
          </text:insertion>
        </text:changed-region>
        <text:changed-region xml:id="ct93825580659648" text:id="ct93825580659648">
          <text:deletion>
            <office:change-info>
              <dc:creator>Julia Ringo</dc:creator>
              <dc:date>2023-10-05T13:15:00</dc:date>
            </office:change-info>
            <text:p text:style-name="Text_20_body"><text:span text:style-name="T1"><text:s/>— </text:span></text:p>
          </text:deletion>
        </text:changed-region>
        <text:changed-region xml:id="ct93825580660544" text:id="ct93825580660544">
          <text:insertion>
            <office:change-info>
              <dc:creator>Julia Ringo</dc:creator>
              <dc:date>2023-10-05T13:15:00</dc:date>
            </office:change-info>
          </text:insertion>
        </text:changed-region>
        <text:changed-region xml:id="ct93825580660784" text:id="ct93825580660784">
          <text:deletion>
            <office:change-info>
              <dc:creator>Julia Ringo</dc:creator>
              <dc:date>2023-10-05T13:15:00</dc:date>
            </office:change-info>
            <text:p text:style-name="Text_20_body"><text:span text:style-name="T1"><text:s/>— </text:span></text:p>
          </text:deletion>
        </text:changed-region>
        <text:changed-region xml:id="ct93825580662144" text:id="ct93825580662144">
          <text:insertion>
            <office:change-info>
              <dc:creator>Julia Ringo</dc:creator>
              <dc:date>2023-10-05T13:15:00</dc:date>
            </office:change-info>
          </text:insertion>
        </text:changed-region>
        <text:changed-region xml:id="ct93825580664512" text:id="ct93825580664512">
          <text:deletion>
            <office:change-info>
              <dc:creator>Julia Ringo</dc:creator>
              <dc:date>2023-10-10T11:08:00</dc:date>
            </office:change-info>
            <text:p text:style-name="Text_20_body"><text:span text:style-name="T1">…</text:span></text:p>
          </text:deletion>
        </text:changed-region>
        <text:changed-region xml:id="ct93825580664752" text:id="ct93825580664752">
          <text:insertion>
            <office:change-info>
              <dc:creator>Julia Ringo</dc:creator>
              <dc:date>2023-10-10T11:08:00</dc:date>
            </office:change-info>
          </text:insertion>
        </text:changed-region>
        <text:changed-region xml:id="ct93825580664992" text:id="ct93825580664992">
          <text:deletion>
            <office:change-info>
              <dc:creator>Julia Ringo</dc:creator>
              <dc:date>2023-10-20T15:30:00</dc:date>
            </office:change-info>
            <text:p text:style-name="Text_20_body"><text:span text:style-name="T1"><text:s/></text:span></text:p>
          </text:deletion>
        </text:changed-region>
        <text:changed-region xml:id="ct93825580665232" text:id="ct93825580665232">
          <text:insertion>
            <office:change-info>
              <dc:creator>Julia Ringo</dc:creator>
              <dc:date>2023-10-20T15:30:00</dc:date>
            </office:change-info>
          </text:insertion>
        </text:changed-region>
        <text:changed-region xml:id="ct93825580665472" text:id="ct93825580665472">
          <text:deletion>
            <office:change-info>
              <dc:creator>Julia Ringo</dc:creator>
              <dc:date>2023-10-20T15:30:00</dc:date>
            </office:change-info>
            <text:p text:style-name="Text_20_body"><text:span text:style-name="T1">y</text:span></text:p>
          </text:deletion>
        </text:changed-region>
        <text:changed-region xml:id="ct93825580666352" text:id="ct93825580666352">
          <text:deletion>
            <office:change-info>
              <dc:creator>Julia Ringo</dc:creator>
              <dc:date>2023-10-10T11:08:00</dc:date>
            </office:change-info>
            <text:p text:style-name="Text_20_body"><text:span text:style-name="T1">…</text:span></text:p>
          </text:deletion>
        </text:changed-region>
        <text:changed-region xml:id="ct93825580666592" text:id="ct93825580666592">
          <text:insertion>
            <office:change-info>
              <dc:creator>Julia Ringo</dc:creator>
              <dc:date>2023-10-10T11:08:00</dc:date>
            </office:change-info>
          </text:insertion>
        </text:changed-region>
        <text:changed-region xml:id="ct93825580666832" text:id="ct93825580666832">
          <text:deletion>
            <office:change-info>
              <dc:creator>Julia Ringo</dc:creator>
              <dc:date>2023-10-20T15:30:00</dc:date>
            </office:change-info>
            <text:p text:style-name="Text_20_body"><text:span text:style-name="T1"><text:s/></text:span></text:p>
          </text:deletion>
        </text:changed-region>
        <text:changed-region xml:id="ct93825580667712" text:id="ct93825580667712">
          <text:insertion>
            <office:change-info>
              <dc:creator>Julia Ringo</dc:creator>
              <dc:date>2023-10-20T15:30:00</dc:date>
            </office:change-info>
          </text:insertion>
        </text:changed-region>
        <text:changed-region xml:id="ct93825580670000" text:id="ct93825580670000">
          <text:deletion>
            <office:change-info>
              <dc:creator>Julia Ringo</dc:creator>
              <dc:date>2023-10-20T15:30:00</dc:date>
            </office:change-info>
            <text:p text:style-name="Text_20_body"><text:span text:style-name="T1">360 </text:span></text:p>
          </text:deletion>
        </text:changed-region>
        <text:changed-region xml:id="ct93825580685280" text:id="ct93825580685280">
          <text:deletion>
            <office:change-info>
              <dc:creator>Julia Ringo</dc:creator>
              <dc:date>2023-10-20T15:31:00</dc:date>
            </office:change-info>
            <text:p text:style-name="Text_20_body"><text:span text:style-name="T1">,</text:span></text:p>
          </text:deletion>
        </text:changed-region>
        <text:changed-region xml:id="ct93825580686800" text:id="ct93825580686800">
          <text:insertion>
            <office:change-info>
              <dc:creator>Julia Ringo</dc:creator>
              <dc:date>2023-10-20T15:31:00</dc:date>
            </office:change-info>
          </text:insertion>
        </text:changed-region>
        <text:changed-region xml:id="ct93825580687040" text:id="ct93825580687040">
          <text:deletion>
            <office:change-info>
              <dc:creator>Julia Ringo</dc:creator>
              <dc:date>2023-10-20T15:31:00</dc:date>
            </office:change-info>
            <text:p text:style-name="Text_20_body"><text:span text:style-name="T1">,</text:span></text:p>
          </text:deletion>
        </text:changed-region>
        <text:changed-region xml:id="ct93825580687280" text:id="ct93825580687280">
          <text:insertion>
            <office:change-info>
              <dc:creator>Julia Ringo</dc:creator>
              <dc:date>2023-10-20T15:31:00</dc:date>
            </office:change-info>
          </text:insertion>
        </text:changed-region>
        <text:changed-region xml:id="ct93825580687520" text:id="ct93825580687520">
          <text:deletion>
            <office:change-info>
              <dc:creator>Julia Ringo</dc:creator>
              <dc:date>2023-10-20T15:31:00</dc:date>
            </office:change-info>
            <text:p text:style-name="Text_20_body"><text:span text:style-name="T1">i</text:span></text:p>
          </text:deletion>
        </text:changed-region>
        <text:changed-region xml:id="ct93825580687760" text:id="ct93825580687760">
          <text:insertion>
            <office:change-info>
              <dc:creator>Julia Ringo</dc:creator>
              <dc:date>2023-10-20T15:31:00</dc:date>
            </office:change-info>
          </text:insertion>
        </text:changed-region>
        <text:changed-region xml:id="ct93825580688880" text:id="ct93825580688880">
          <text:insertion>
            <office:change-info>
              <dc:creator>Julia Ringo</dc:creator>
              <dc:date>2023-10-20T15:31:00</dc:date>
            </office:change-info>
          </text:insertion>
        </text:changed-region>
        <text:changed-region xml:id="ct93825580689120" text:id="ct93825580689120">
          <text:deletion>
            <office:change-info>
              <dc:creator>Julia Ringo</dc:creator>
              <dc:date>2023-10-20T15:31:00</dc:date>
            </office:change-info>
            <text:p text:style-name="Text_20_body"><text:span text:style-name="T1"><text:s/>holding</text:span></text:p>
          </text:deletion>
        </text:changed-region>
        <text:changed-region xml:id="ct93825580688640" text:id="ct93825580688640">
          <text:deletion>
            <office:change-info>
              <dc:creator>Julia Ringo</dc:creator>
              <dc:date>2023-10-20T15:31:00</dc:date>
            </office:change-info>
            <text:p text:style-name="Text_20_body"><text:span text:style-name="T1">,</text:span></text:p>
          </text:deletion>
        </text:changed-region>
        <text:changed-region xml:id="ct93825580691088" text:id="ct93825580691088">
          <text:deletion>
            <office:change-info>
              <dc:creator>Julia Ringo</dc:creator>
              <dc:date>2023-10-10T11:08:00</dc:date>
            </office:change-info>
            <text:p text:style-name="Text_20_body"><text:span text:style-name="T1">…</text:span></text:p>
          </text:deletion>
        </text:changed-region>
        <text:changed-region xml:id="ct93825580691680" text:id="ct93825580691680">
          <text:insertion>
            <office:change-info>
              <dc:creator>Julia Ringo</dc:creator>
              <dc:date>2023-10-10T11:08:00</dc:date>
            </office:change-info>
          </text:insertion>
        </text:changed-region>
        <text:changed-region xml:id="ct93825580691920" text:id="ct93825580691920">
          <text:deletion>
            <office:change-info>
              <dc:creator>Julia Ringo</dc:creator>
              <dc:date>2023-10-10T11:08:00</dc:date>
            </office:change-info>
            <text:p text:style-name="Text_20_body"><text:span text:style-name="T1">…</text:span></text:p>
          </text:deletion>
        </text:changed-region>
        <text:changed-region xml:id="ct93825580692688" text:id="ct93825580692688">
          <text:insertion>
            <office:change-info>
              <dc:creator>Julia Ringo</dc:creator>
              <dc:date>2023-10-10T11:08:00</dc:date>
            </office:change-info>
          </text:insertion>
        </text:changed-region>
        <text:changed-region xml:id="ct93825580693856" text:id="ct93825580693856">
          <text:insertion>
            <office:change-info>
              <dc:creator>Julia Ringo</dc:creator>
              <dc:date>2023-10-20T15:31:00</dc:date>
            </office:change-info>
          </text:insertion>
        </text:changed-region>
        <text:changed-region xml:id="ct93825580694256" text:id="ct93825580694256">
          <text:deletion>
            <office:change-info>
              <dc:creator>Julia Ringo</dc:creator>
              <dc:date>2023-10-20T15:31:00</dc:date>
            </office:change-info>
            <text:p text:style-name="Text_20_body"><text:span text:style-name="T1"><text:s/>t</text:span></text:p>
          </text:deletion>
        </text:changed-region>
        <text:changed-region xml:id="ct93825580694496" text:id="ct93825580694496">
          <text:deletion>
            <office:change-info>
              <dc:creator>Julia Ringo</dc:creator>
              <dc:date>2023-10-05T13:15:00</dc:date>
            </office:change-info>
            <text:p text:style-name="Text_20_body"><text:span text:style-name="T1"><text:s/>— </text:span></text:p>
          </text:deletion>
        </text:changed-region>
        <text:changed-region xml:id="ct93825580695184" text:id="ct93825580695184">
          <text:insertion>
            <office:change-info>
              <dc:creator>Julia Ringo</dc:creator>
              <dc:date>2023-10-05T13:15:00</dc:date>
            </office:change-info>
          </text:insertion>
        </text:changed-region>
        <text:changed-region xml:id="ct93825580696064" text:id="ct93825580696064">
          <text:deletion>
            <office:change-info>
              <dc:creator>Julia Ringo</dc:creator>
              <dc:date>2023-10-10T11:08:00</dc:date>
            </office:change-info>
            <text:p text:style-name="Text_20_body"><text:span text:style-name="T1">…</text:span></text:p>
          </text:deletion>
        </text:changed-region>
        <text:changed-region xml:id="ct93825580696304" text:id="ct93825580696304">
          <text:insertion>
            <office:change-info>
              <dc:creator>Julia Ringo</dc:creator>
              <dc:date>2023-10-10T11:08:00</dc:date>
            </office:change-info>
          </text:insertion>
        </text:changed-region>
        <text:changed-region xml:id="ct93825580707120" text:id="ct93825580707120">
          <text:insertion>
            <office:change-info>
              <dc:creator>Julia Ringo</dc:creator>
              <dc:date>2023-10-20T15:31:00</dc:date>
            </office:change-info>
          </text:insertion>
        </text:changed-region>
        <text:changed-region xml:id="ct93825580707440" text:id="ct93825580707440">
          <text:deletion>
            <office:change-info>
              <dc:creator>Julia Ringo</dc:creator>
              <dc:date>2023-10-20T15:31:00</dc:date>
            </office:change-info>
            <text:p text:style-name="Text_20_body"><text:span text:style-name="T1"><text:s/></text:span></text:p>
          </text:deletion>
        </text:changed-region>
        <text:changed-region xml:id="ct93825580708752" text:id="ct93825580708752">
          <text:deletion>
            <office:change-info>
              <dc:creator>Julia Ringo</dc:creator>
              <dc:date>2023-10-10T11:08:00</dc:date>
            </office:change-info>
            <text:p text:style-name="Text_20_body"><text:span text:style-name="T1">…</text:span></text:p>
          </text:deletion>
        </text:changed-region>
        <text:changed-region xml:id="ct93825580708992" text:id="ct93825580708992">
          <text:insertion>
            <office:change-info>
              <dc:creator>Julia Ringo</dc:creator>
              <dc:date>2023-10-10T11:08:00</dc:date>
            </office:change-info>
          </text:insertion>
        </text:changed-region>
        <text:changed-region xml:id="ct93825580709232" text:id="ct93825580709232">
          <text:deletion>
            <office:change-info>
              <dc:creator>Julia Ringo</dc:creator>
              <dc:date>2023-10-10T11:08:00</dc:date>
            </office:change-info>
            <text:p text:style-name="Text_20_body"><text:span text:style-name="T1">…</text:span></text:p>
          </text:deletion>
        </text:changed-region>
        <text:changed-region xml:id="ct93825580709472" text:id="ct93825580709472">
          <text:insertion>
            <office:change-info>
              <dc:creator>Julia Ringo</dc:creator>
              <dc:date>2023-10-10T11:08:00</dc:date>
            </office:change-info>
          </text:insertion>
        </text:changed-region>
        <text:changed-region xml:id="ct93825580709712" text:id="ct93825580709712">
          <text:insertion>
            <office:change-info>
              <dc:creator>Julia Ringo</dc:creator>
              <dc:date>2023-10-20T15:32:00</dc:date>
            </office:change-info>
          </text:insertion>
        </text:changed-region>
        <text:changed-region xml:id="ct93825580711952" text:id="ct93825580711952">
          <text:insertion>
            <office:change-info>
              <dc:creator>Julia Ringo</dc:creator>
              <dc:date>2023-10-20T15:32:00</dc:date>
            </office:change-info>
          </text:insertion>
        </text:changed-region>
        <text:changed-region xml:id="ct93825580714880" text:id="ct93825580714880">
          <text:deletion>
            <office:change-info>
              <dc:creator>Julia Ringo</dc:creator>
              <dc:date>2023-10-20T15:32:00</dc:date>
            </office:change-info>
            <text:p text:style-name="Text_20_body"><text:span text:style-name="T1">20 </text:span></text:p>
          </text:deletion>
        </text:changed-region>
        <text:changed-region xml:id="ct93825580715120" text:id="ct93825580715120">
          <text:insertion>
            <office:change-info>
              <dc:creator>Julia Ringo</dc:creator>
              <dc:date>2023-10-20T15:32:00</dc:date>
            </office:change-info>
          </text:insertion>
        </text:changed-region>
        <text:changed-region xml:id="ct93825580718208" text:id="ct93825580718208">
          <text:insertion>
            <office:change-info>
              <dc:creator>Julia Ringo</dc:creator>
              <dc:date>2023-10-20T15:32:00</dc:date>
            </office:change-info>
          </text:insertion>
        </text:changed-region>
        <text:changed-region xml:id="ct93825575889280" text:id="ct93825575889280">
          <text:deletion>
            <office:change-info>
              <dc:creator>Julia Ringo</dc:creator>
              <dc:date>2023-10-05T13:15:00</dc:date>
            </office:change-info>
            <text:p text:style-name="Text_20_body"><text:span text:style-name="T1"><text:s/>— </text:span></text:p>
          </text:deletion>
        </text:changed-region>
        <text:changed-region xml:id="ct93825580704560" text:id="ct93825580704560">
          <text:insertion>
            <office:change-info>
              <dc:creator>Julia Ringo</dc:creator>
              <dc:date>2023-10-05T13:15:00</dc:date>
            </office:change-info>
          </text:insertion>
        </text:changed-region>
        <text:changed-region xml:id="ct93825580698720" text:id="ct93825580698720">
          <text:deletion>
            <office:change-info>
              <dc:creator>Julia Ringo</dc:creator>
              <dc:date>2023-10-05T13:15:00</dc:date>
            </office:change-info>
            <text:p text:style-name="Text_20_body"><text:span text:style-name="T1"><text:s/>— </text:span></text:p>
          </text:deletion>
        </text:changed-region>
        <text:changed-region xml:id="ct93825580720208" text:id="ct93825580720208">
          <text:insertion>
            <office:change-info>
              <dc:creator>Julia Ringo</dc:creator>
              <dc:date>2023-10-05T13:15:00</dc:date>
            </office:change-info>
          </text:insertion>
        </text:changed-region>
        <text:changed-region xml:id="ct93825580723376" text:id="ct93825580723376">
          <text:deletion>
            <office:change-info>
              <dc:creator>Julia Ringo</dc:creator>
              <dc:date>2023-10-10T11:08:00</dc:date>
            </office:change-info>
            <text:p text:style-name="Text_20_body"><text:span text:style-name="T1">…</text:span></text:p>
          </text:deletion>
        </text:changed-region>
        <text:changed-region xml:id="ct93825580725296" text:id="ct93825580725296">
          <text:insertion>
            <office:change-info>
              <dc:creator>Julia Ringo</dc:creator>
              <dc:date>2023-10-20T15:33:00</dc:date>
            </office:change-info>
          </text:insertion>
        </text:changed-region>
        <text:changed-region xml:id="ct93825580727792" text:id="ct93825580727792">
          <text:insertion>
            <office:change-info>
              <dc:creator>Julia Ringo</dc:creator>
              <dc:date>2023-10-20T15:33:00</dc:date>
            </office:change-info>
          </text:insertion>
        </text:changed-region>
        <text:changed-region xml:id="ct93825580733088" text:id="ct93825580733088">
          <text:insertion>
            <office:change-info>
              <dc:creator>Julia Ringo</dc:creator>
              <dc:date>2023-10-20T15:33:00</dc:date>
            </office:change-info>
          </text:insertion>
        </text:changed-region>
        <text:changed-region xml:id="ct93825580735552" text:id="ct93825580735552">
          <text:deletion>
            <office:change-info>
              <dc:creator>Julia Ringo</dc:creator>
              <dc:date>2023-10-05T13:15:00</dc:date>
            </office:change-info>
            <text:p text:style-name="Text_20_body"><text:span text:style-name="T1"><text:s/>— </text:span></text:p>
          </text:deletion>
        </text:changed-region>
        <text:changed-region xml:id="ct93825580735792" text:id="ct93825580735792">
          <text:insertion>
            <office:change-info>
              <dc:creator>Julia Ringo</dc:creator>
              <dc:date>2023-10-05T13:15:00</dc:date>
            </office:change-info>
          </text:insertion>
        </text:changed-region>
        <text:changed-region xml:id="ct93825580736672" text:id="ct93825580736672">
          <text:deletion>
            <office:change-info>
              <dc:creator>Julia Ringo</dc:creator>
              <dc:date>2023-10-10T11:08:00</dc:date>
            </office:change-info>
            <text:p text:style-name="Text_20_body"><text:span text:style-name="T1">…</text:span></text:p>
          </text:deletion>
        </text:changed-region>
        <text:changed-region xml:id="ct93825580736912" text:id="ct93825580736912">
          <text:insertion>
            <office:change-info>
              <dc:creator>Julia Ringo</dc:creator>
              <dc:date>2023-10-10T11:08:00</dc:date>
            </office:change-info>
          </text:insertion>
        </text:changed-region>
        <text:changed-region xml:id="ct93825580738624" text:id="ct93825580738624">
          <text:insertion>
            <office:change-info>
              <dc:creator>Julia Ringo</dc:creator>
              <dc:date>2023-10-20T15:33:00</dc:date>
            </office:change-info>
          </text:insertion>
        </text:changed-region>
        <text:changed-region xml:id="ct93825580739968" text:id="ct93825580739968">
          <text:deletion>
            <office:change-info>
              <dc:creator>Julia Ringo</dc:creator>
              <dc:date>2023-10-10T11:08:00</dc:date>
            </office:change-info>
            <text:p text:style-name="Text_20_body"><text:span text:style-name="T1">…</text:span></text:p>
          </text:deletion>
        </text:changed-region>
        <text:changed-region xml:id="ct93825580739728" text:id="ct93825580739728">
          <text:deletion>
            <office:change-info>
              <dc:creator>Julia Ringo</dc:creator>
              <dc:date>2023-10-20T15:33:00</dc:date>
            </office:change-info>
            <text:p text:style-name="Text_20_body"><text:span text:style-name="T1">. </text:span></text:p>
          </text:deletion>
        </text:changed-region>
        <text:changed-region xml:id="ct93825580740208" text:id="ct93825580740208">
          <text:insertion>
            <office:change-info>
              <dc:creator>Julia Ringo</dc:creator>
              <dc:date>2023-10-10T11:08:00</dc:date>
            </office:change-info>
          </text:insertion>
        </text:changed-region>
        <text:changed-region xml:id="ct93825580742112" text:id="ct93825580742112">
          <text:deletion>
            <office:change-info>
              <dc:creator>Julia Ringo</dc:creator>
              <dc:date>2023-10-10T11:08:00</dc:date>
            </office:change-info>
            <text:p text:style-name="Text_20_body"><text:span text:style-name="T1">…</text:span></text:p>
          </text:deletion>
        </text:changed-region>
        <text:changed-region xml:id="ct93825580742688" text:id="ct93825580742688">
          <text:insertion>
            <office:change-info>
              <dc:creator>Julia Ringo</dc:creator>
              <dc:date>2023-10-10T11:08:00</dc:date>
            </office:change-info>
          </text:insertion>
        </text:changed-region>
        <text:changed-region xml:id="ct93825580743568" text:id="ct93825580743568">
          <text:insertion>
            <office:change-info>
              <dc:creator>Julia Ringo</dc:creator>
              <dc:date>2023-10-20T15:33:00</dc:date>
            </office:change-info>
          </text:insertion>
        </text:changed-region>
        <text:changed-region xml:id="ct93825580743808" text:id="ct93825580743808">
          <text:deletion>
            <office:change-info>
              <dc:creator>Julia Ringo</dc:creator>
              <dc:date>2023-10-20T15:33:00</dc:date>
            </office:change-info>
            <text:p text:style-name="Text_20_body"><text:span text:style-name="T1">,</text:span></text:p>
          </text:deletion>
        </text:changed-region>
        <text:changed-region xml:id="ct93825580744368" text:id="ct93825580744368">
          <text:insertion>
            <office:change-info>
              <dc:creator>Julia Ringo</dc:creator>
              <dc:date>2023-10-20T15:34:00</dc:date>
            </office:change-info>
          </text:insertion>
        </text:changed-region>
        <text:changed-region xml:id="ct93825580744768" text:id="ct93825580744768">
          <text:deletion>
            <office:change-info>
              <dc:creator>Julia Ringo</dc:creator>
              <dc:date>2023-10-20T15:34:00</dc:date>
            </office:change-info>
            <text:p text:style-name="Text_20_body"><text:span text:style-name="T1">t</text:span></text:p>
          </text:deletion>
        </text:changed-region>
        <text:changed-region xml:id="ct93825580745808" text:id="ct93825580745808">
          <text:insertion>
            <office:change-info>
              <dc:creator>Julia Ringo</dc:creator>
              <dc:date>2023-10-20T15:34:00</dc:date>
            </office:change-info>
          </text:insertion>
        </text:changed-region>
        <text:changed-region xml:id="ct93825580749920" text:id="ct93825580749920">
          <text:insertion>
            <office:change-info>
              <dc:creator>Julia Ringo</dc:creator>
              <dc:date>2023-10-20T15:34:00</dc:date>
            </office:change-info>
          </text:insertion>
        </text:changed-region>
        <text:changed-region xml:id="ct93825580752384" text:id="ct93825580752384">
          <text:insertion>
            <office:change-info>
              <dc:creator>Julia Ringo</dc:creator>
              <dc:date>2023-10-20T15:34:00</dc:date>
            </office:change-info>
          </text:insertion>
        </text:changed-region>
        <text:changed-region xml:id="ct93825580752624" text:id="ct93825580752624">
          <text:insertion>
            <office:change-info>
              <dc:creator>Julia Ringo</dc:creator>
              <dc:date>2023-10-20T15:34:00</dc:date>
            </office:change-info>
          </text:insertion>
        </text:changed-region>
        <text:changed-region xml:id="ct93825580754576" text:id="ct93825580754576">
          <text:insertion>
            <office:change-info>
              <dc:creator>Julia Ringo</dc:creator>
              <dc:date>2023-10-20T15:34:00</dc:date>
            </office:change-info>
          </text:insertion>
        </text:changed-region>
        <text:changed-region xml:id="ct93825580754816" text:id="ct93825580754816">
          <text:insertion>
            <office:change-info>
              <dc:creator>Julia Ringo</dc:creator>
              <dc:date>2023-10-20T15:34:00</dc:date>
            </office:change-info>
          </text:insertion>
        </text:changed-region>
        <text:changed-region xml:id="ct93825580755696" text:id="ct93825580755696">
          <text:insertion>
            <office:change-info>
              <dc:creator>Julia Ringo</dc:creator>
              <dc:date>2023-10-20T15:34:00</dc:date>
            </office:change-info>
          </text:insertion>
        </text:changed-region>
        <text:changed-region xml:id="ct93825580757856" text:id="ct93825580757856">
          <text:deletion>
            <office:change-info>
              <dc:creator>Julia Ringo</dc:creator>
              <dc:date>2023-10-10T11:08:00</dc:date>
            </office:change-info>
            <text:p text:style-name="Text_20_body"><text:span text:style-name="T1">…</text:span></text:p>
          </text:deletion>
        </text:changed-region>
        <text:changed-region xml:id="ct93825580758096" text:id="ct93825580758096">
          <text:insertion>
            <office:change-info>
              <dc:creator>Julia Ringo</dc:creator>
              <dc:date>2023-10-10T11:08:00</dc:date>
            </office:change-info>
          </text:insertion>
        </text:changed-region>
        <text:changed-region xml:id="ct93825580758336" text:id="ct93825580758336">
          <text:deletion>
            <office:change-info>
              <dc:creator>Julia Ringo</dc:creator>
              <dc:date>2023-10-20T15:34:00</dc:date>
            </office:change-info>
            <text:p text:style-name="Text_20_body"><text:span text:style-name="T1"><text:s/></text:span></text:p>
          </text:deletion>
        </text:changed-region>
        <text:changed-region xml:id="ct93825580760480" text:id="ct93825580760480">
          <text:deletion>
            <office:change-info>
              <dc:creator>Julia Ringo</dc:creator>
              <dc:date>2023-10-20T15:34:00</dc:date>
            </office:change-info>
            <text:p text:style-name="Text_20_body"><text:span text:style-name="T1">30 </text:span></text:p>
          </text:deletion>
        </text:changed-region>
        <text:changed-region xml:id="ct93825580762000" text:id="ct93825580762000">
          <text:insertion>
            <office:change-info>
              <dc:creator>Julia Ringo</dc:creator>
              <dc:date>2023-10-20T15:34:00</dc:date>
            </office:change-info>
          </text:insertion>
        </text:changed-region>
        <text:changed-region xml:id="ct93825580762240" text:id="ct93825580762240">
          <text:deletion>
            <office:change-info>
              <dc:creator>Julia Ringo</dc:creator>
              <dc:date>2023-10-05T13:15:00</dc:date>
            </office:change-info>
            <text:p text:style-name="Text_20_body"><text:span text:style-name="T1"><text:s/>— </text:span></text:p>
          </text:deletion>
        </text:changed-region>
        <text:changed-region xml:id="ct93825580762480" text:id="ct93825580762480">
          <text:insertion>
            <office:change-info>
              <dc:creator>Julia Ringo</dc:creator>
              <dc:date>2023-10-05T13:15:00</dc:date>
            </office:change-info>
          </text:insertion>
        </text:changed-region>
        <text:changed-region xml:id="ct93825580763168" text:id="ct93825580763168">
          <text:insertion>
            <office:change-info>
              <dc:creator>Julia Ringo</dc:creator>
              <dc:date>2023-10-20T15:34:00</dc:date>
            </office:change-info>
          </text:insertion>
        </text:changed-region>
        <text:changed-region xml:id="ct93825580763648" text:id="ct93825580763648">
          <text:deletion>
            <office:change-info>
              <dc:creator>Julia Ringo</dc:creator>
              <dc:date>2023-10-20T15:34:00</dc:date>
            </office:change-info>
            <text:p text:style-name="Text_20_body"><text:span text:style-name="T1"><text:s/>that</text:span></text:p>
          </text:deletion>
        </text:changed-region>
        <text:changed-region xml:id="ct93825580765776" text:id="ct93825580765776">
          <text:deletion>
            <office:change-info>
              <dc:creator>Julia Ringo</dc:creator>
              <dc:date>2023-10-20T15:34:00</dc:date>
            </office:change-info>
            <text:p text:style-name="Text_20_body"><text:span text:style-name="T1">20 </text:span></text:p>
          </text:deletion>
        </text:changed-region>
        <text:changed-region xml:id="ct93825580766016" text:id="ct93825580766016">
          <text:insertion>
            <office:change-info>
              <dc:creator>Julia Ringo</dc:creator>
              <dc:date>2023-10-20T15:34:00</dc:date>
            </office:change-info>
          </text:insertion>
        </text:changed-region>
        <text:changed-region xml:id="ct93825580766896" text:id="ct93825580766896">
          <text:deletion>
            <office:change-info>
              <dc:creator>Julia Ringo</dc:creator>
              <dc:date>2023-10-20T15:34:00</dc:date>
            </office:change-info>
            <text:p text:style-name="Text_20_body"><text:span text:style-name="T1">20 </text:span></text:p>
          </text:deletion>
        </text:changed-region>
        <text:changed-region xml:id="ct93825580767488" text:id="ct93825580767488">
          <text:insertion>
            <office:change-info>
              <dc:creator>Julia Ringo</dc:creator>
              <dc:date>2023-10-20T15:34:00</dc:date>
            </office:change-info>
          </text:insertion>
        </text:changed-region>
        <text:changed-region xml:id="ct93825580768016" text:id="ct93825580768016">
          <text:insertion>
            <office:change-info>
              <dc:creator>Julia Ringo</dc:creator>
              <dc:date>2023-10-20T15:34:00</dc:date>
            </office:change-info>
          </text:insertion>
        </text:changed-region>
        <text:changed-region xml:id="ct93825580768256" text:id="ct93825580768256">
          <text:deletion>
            <office:change-info>
              <dc:creator>Julia Ringo</dc:creator>
              <dc:date>2023-10-20T15:34:00</dc:date>
            </office:change-info>
            <text:p text:style-name="Text_20_body"><text:span text:style-name="T1">,</text:span></text:p>
          </text:deletion>
        </text:changed-region>
        <text:changed-region xml:id="ct93825580772976" text:id="ct93825580772976">
          <text:deletion>
            <office:change-info>
              <dc:creator>Julia Ringo</dc:creator>
              <dc:date>2023-10-05T13:15:00</dc:date>
            </office:change-info>
            <text:p text:style-name="Text_20_body"><text:span text:style-name="T1"><text:s/>— </text:span></text:p>
          </text:deletion>
        </text:changed-region>
        <text:changed-region xml:id="ct93825580774912" text:id="ct93825580774912">
          <text:insertion>
            <office:change-info>
              <dc:creator>Julia Ringo</dc:creator>
              <dc:date>2023-10-05T13:15:00</dc:date>
            </office:change-info>
          </text:insertion>
        </text:changed-region>
        <text:changed-region xml:id="ct93825580775152" text:id="ct93825580775152">
          <text:insertion>
            <office:change-info>
              <dc:creator>Julia Ringo</dc:creator>
              <dc:date>2023-10-20T15:35:00</dc:date>
            </office:change-info>
          </text:insertion>
        </text:changed-region>
        <text:changed-region xml:id="ct93825580776624" text:id="ct93825580776624">
          <text:deletion>
            <office:change-info>
              <dc:creator>Julia Ringo</dc:creator>
              <dc:date>2023-10-20T15:35:00</dc:date>
            </office:change-info>
            <text:p text:style-name="Text_20_body"><text:span text:style-name="T1">20 </text:span></text:p>
          </text:deletion>
        </text:changed-region>
        <text:changed-region xml:id="ct93825580776864" text:id="ct93825580776864">
          <text:insertion>
            <office:change-info>
              <dc:creator>Julia Ringo</dc:creator>
              <dc:date>2023-10-20T15:35:00</dc:date>
            </office:change-info>
          </text:insertion>
        </text:changed-region>
        <text:changed-region xml:id="ct93825580778384" text:id="ct93825580778384">
          <text:insertion>
            <office:change-info>
              <dc:creator>Julia Ringo</dc:creator>
              <dc:date>2023-10-20T15:35:00</dc:date>
            </office:change-info>
          </text:insertion>
        </text:changed-region>
        <text:changed-region xml:id="ct93825580778624" text:id="ct93825580778624">
          <text:insertion>
            <office:change-info>
              <dc:creator>Julia Ringo</dc:creator>
              <dc:date>2023-10-20T15:35:00</dc:date>
            </office:change-info>
          </text:insertion>
        </text:changed-region>
        <text:changed-region xml:id="ct93825580778864" text:id="ct93825580778864">
          <text:deletion>
            <office:change-info>
              <dc:creator>Julia Ringo</dc:creator>
              <dc:date>2023-10-20T15:35:00</dc:date>
            </office:change-info>
            <text:p text:style-name="Text_20_body"><text:span text:style-name="T1">-</text:span></text:p>
          </text:deletion>
        </text:changed-region>
        <text:changed-region xml:id="ct93825580779104" text:id="ct93825580779104">
          <text:insertion>
            <office:change-info>
              <dc:creator>Julia Ringo</dc:creator>
              <dc:date>2023-10-20T15:35:00</dc:date>
            </office:change-info>
          </text:insertion>
        </text:changed-region>
        <text:changed-region xml:id="ct93825580781456" text:id="ct93825580781456">
          <text:insertion>
            <office:change-info>
              <dc:creator>Julia Ringo</dc:creator>
              <dc:date>2023-10-20T15:35:00</dc:date>
            </office:change-info>
          </text:insertion>
        </text:changed-region>
        <text:changed-region xml:id="ct93825580786128" text:id="ct93825580786128">
          <text:insertion>
            <office:change-info>
              <dc:creator>Julia Ringo</dc:creator>
              <dc:date>2023-10-20T15:35:00</dc:date>
            </office:change-info>
          </text:insertion>
        </text:changed-region>
        <text:changed-region xml:id="ct93825580787008" text:id="ct93825580787008">
          <text:deletion>
            <office:change-info>
              <dc:creator>Julia Ringo</dc:creator>
              <dc:date>2023-10-10T11:08:00</dc:date>
            </office:change-info>
            <text:p text:style-name="Text_20_body"><text:span text:style-name="T1">…</text:span></text:p>
          </text:deletion>
        </text:changed-region>
        <text:changed-region xml:id="ct93825580787248" text:id="ct93825580787248">
          <text:insertion>
            <office:change-info>
              <dc:creator>Julia Ringo</dc:creator>
              <dc:date>2023-10-10T11:08:00</dc:date>
            </office:change-info>
          </text:insertion>
        </text:changed-region>
        <text:changed-region xml:id="ct93825580787488" text:id="ct93825580787488">
          <text:deletion>
            <office:change-info>
              <dc:creator>Julia Ringo</dc:creator>
              <dc:date>2023-10-10T11:08:00</dc:date>
            </office:change-info>
            <text:p text:style-name="Text_20_body"><text:span text:style-name="T1">…</text:span></text:p>
          </text:deletion>
        </text:changed-region>
        <text:changed-region xml:id="ct93825580787728" text:id="ct93825580787728">
          <text:insertion>
            <office:change-info>
              <dc:creator>Julia Ringo</dc:creator>
              <dc:date>2023-10-10T11:08:00</dc:date>
            </office:change-info>
          </text:insertion>
        </text:changed-region>
        <text:changed-region xml:id="ct93825580789248" text:id="ct93825580789248">
          <text:insertion>
            <office:change-info>
              <dc:creator>Julia Ringo</dc:creator>
              <dc:date>2023-10-20T15:35:00</dc:date>
            </office:change-info>
          </text:insertion>
        </text:changed-region>
        <text:changed-region xml:id="ct93825580789488" text:id="ct93825580789488">
          <text:insertion>
            <office:change-info>
              <dc:creator>Julia Ringo</dc:creator>
              <dc:date>2023-10-20T15:35:00</dc:date>
            </office:change-info>
          </text:insertion>
        </text:changed-region>
        <text:changed-region xml:id="ct93825580789728" text:id="ct93825580789728">
          <text:deletion>
            <office:change-info>
              <dc:creator>Julia Ringo</dc:creator>
              <dc:date>2023-10-05T13:15:00</dc:date>
            </office:change-info>
            <text:p text:style-name="Text_20_body"><text:span text:style-name="T1"><text:s/>— </text:span></text:p>
          </text:deletion>
        </text:changed-region>
        <text:changed-region xml:id="ct93825580792880" text:id="ct93825580792880">
          <text:insertion>
            <office:change-info>
              <dc:creator>Julia Ringo</dc:creator>
              <dc:date>2023-10-05T13:15:00</dc:date>
            </office:change-info>
          </text:insertion>
        </text:changed-region>
        <text:changed-region xml:id="ct93825580799312" text:id="ct93825580799312">
          <text:insertion>
            <office:change-info>
              <dc:creator>Julia Ringo</dc:creator>
              <dc:date>2023-10-20T15:36:00</dc:date>
            </office:change-info>
          </text:insertion>
        </text:changed-region>
        <text:changed-region xml:id="ct93825580799552" text:id="ct93825580799552">
          <text:deletion>
            <office:change-info>
              <dc:creator>Julia Ringo</dc:creator>
              <dc:date>2023-10-20T15:36:00</dc:date>
            </office:change-info>
            <text:p text:style-name="Text_20_body"><text:span text:style-name="T1">N</text:span></text:p>
          </text:deletion>
        </text:changed-region>
        <text:changed-region xml:id="ct93825580800432" text:id="ct93825580800432">
          <text:insertion>
            <office:change-info>
              <dc:creator>Julia Ringo</dc:creator>
              <dc:date>2023-10-20T15:36:00</dc:date>
            </office:change-info>
          </text:insertion>
        </text:changed-region>
        <text:changed-region xml:id="ct93825580803072" text:id="ct93825580803072">
          <text:insertion>
            <office:change-info>
              <dc:creator>Julia Ringo</dc:creator>
              <dc:date>2023-10-20T15:36:00</dc:date>
            </office:change-info>
          </text:insertion>
        </text:changed-region>
        <text:changed-region xml:id="ct93825580803952" text:id="ct93825580803952">
          <text:deletion>
            <office:change-info>
              <dc:creator>Julia Ringo</dc:creator>
              <dc:date>2023-10-05T13:15:00</dc:date>
            </office:change-info>
            <text:p text:style-name="Text_20_body"><text:span text:style-name="T2"><text:s/>— </text:span></text:p>
          </text:deletion>
        </text:changed-region>
        <text:changed-region xml:id="ct93825580804192" text:id="ct93825580804192">
          <text:insertion>
            <office:change-info>
              <dc:creator>Julia Ringo</dc:creator>
              <dc:date>2023-10-05T13:15:00</dc:date>
            </office:change-info>
          </text:insertion>
        </text:changed-region>
        <text:changed-region xml:id="ct93825580804720" text:id="ct93825580804720">
          <text:deletion>
            <office:change-info>
              <dc:creator>Julia Ringo</dc:creator>
              <dc:date>2023-10-20T15:36:00</dc:date>
            </office:change-info>
            <text:p text:style-name="Text_20_body"><text:span text:style-name="T1">ing</text:span></text:p>
          </text:deletion>
        </text:changed-region>
        <text:changed-region xml:id="ct93825580805888" text:id="ct93825580805888">
          <text:insertion>
            <office:change-info>
              <dc:creator>Julia Ringo</dc:creator>
              <dc:date>2023-10-20T15:36:00</dc:date>
            </office:change-info>
          </text:insertion>
        </text:changed-region>
        <text:changed-region xml:id="ct93825580806208" text:id="ct93825580806208">
          <text:deletion>
            <office:change-info>
              <dc:creator>Julia Ringo</dc:creator>
              <dc:date>2023-10-20T15:36:00</dc:date>
            </office:change-info>
            <text:p text:style-name="Text_20_body"><text:span text:style-name="T1">;</text:span></text:p>
          </text:deletion>
        </text:changed-region>
        <text:changed-region xml:id="ct93825580807472" text:id="ct93825580807472">
          <text:deletion>
            <office:change-info>
              <dc:creator>Julia Ringo</dc:creator>
              <dc:date>2023-10-10T11:08:00</dc:date>
            </office:change-info>
            <text:p text:style-name="Text_20_body"><text:span text:style-name="T1">…</text:span></text:p>
          </text:deletion>
        </text:changed-region>
        <text:changed-region xml:id="ct93825580808224" text:id="ct93825580808224">
          <text:insertion>
            <office:change-info>
              <dc:creator>Julia Ringo</dc:creator>
              <dc:date>2023-10-10T11:08:00</dc:date>
            </office:change-info>
          </text:insertion>
        </text:changed-region>
        <text:changed-region xml:id="ct93825580808464" text:id="ct93825580808464">
          <text:deletion>
            <office:change-info>
              <dc:creator>Julia Ringo</dc:creator>
              <dc:date>2023-10-20T15:36:00</dc:date>
            </office:change-info>
            <text:p text:style-name="Text_20_body"><text:span text:style-name="T1"><text:s/></text:span></text:p>
          </text:deletion>
        </text:changed-region>
        <text:changed-region xml:id="ct93825580811904" text:id="ct93825580811904">
          <text:deletion>
            <office:change-info>
              <dc:creator>Julia Ringo</dc:creator>
              <dc:date>2023-10-10T11:08:00</dc:date>
            </office:change-info>
            <text:p text:style-name="Text_20_body"><text:span text:style-name="T1">…</text:span></text:p>
          </text:deletion>
        </text:changed-region>
        <text:changed-region xml:id="ct93825580812144" text:id="ct93825580812144">
          <text:insertion>
            <office:change-info>
              <dc:creator>Julia Ringo</dc:creator>
              <dc:date>2023-10-10T11:08:00</dc:date>
            </office:change-info>
          </text:insertion>
        </text:changed-region>
        <text:changed-region xml:id="ct93825580812384" text:id="ct93825580812384">
          <text:deletion>
            <office:change-info>
              <dc:creator>Julia Ringo</dc:creator>
              <dc:date>2023-10-20T15:37:00</dc:date>
            </office:change-info>
            <text:p text:style-name="Text_20_body"><text:span text:style-name="T1"><text:s/></text:span></text:p>
          </text:deletion>
        </text:changed-region>
        <text:changed-region xml:id="ct93825580813136" text:id="ct93825580813136">
          <text:insertion>
            <office:change-info>
              <dc:creator>Julia Ringo</dc:creator>
              <dc:date>2023-10-20T15:37:00</dc:date>
            </office:change-info>
          </text:insertion>
        </text:changed-region>
        <text:changed-region xml:id="ct93825580814816" text:id="ct93825580814816">
          <text:deletion>
            <office:change-info>
              <dc:creator>Julia Ringo</dc:creator>
              <dc:date>2023-10-05T13:15:00</dc:date>
            </office:change-info>
            <text:p text:style-name="Text_20_body"><text:span text:style-name="T1"><text:s/>— </text:span></text:p>
          </text:deletion>
        </text:changed-region>
        <text:changed-region xml:id="ct93825580815808" text:id="ct93825580815808">
          <text:insertion>
            <office:change-info>
              <dc:creator>Julia Ringo</dc:creator>
              <dc:date>2023-10-05T13:15:00</dc:date>
            </office:change-info>
          </text:insertion>
        </text:changed-region>
        <text:changed-region xml:id="ct93825580817152" text:id="ct93825580817152">
          <text:deletion>
            <office:change-info>
              <dc:creator>Julia Ringo</dc:creator>
              <dc:date>2023-10-05T13:15:00</dc:date>
            </office:change-info>
            <text:p text:style-name="Text_20_body"><text:span text:style-name="T1"><text:s/>— </text:span></text:p>
          </text:deletion>
        </text:changed-region>
        <text:changed-region xml:id="ct93825580818496" text:id="ct93825580818496">
          <text:insertion>
            <office:change-info>
              <dc:creator>Julia Ringo</dc:creator>
              <dc:date>2023-10-05T13:15:00</dc:date>
            </office:change-info>
          </text:insertion>
        </text:changed-region>
        <text:changed-region xml:id="ct93825580822384" text:id="ct93825580822384">
          <text:insertion>
            <office:change-info>
              <dc:creator>Julia Ringo</dc:creator>
              <dc:date>2023-10-20T15:37:00</dc:date>
            </office:change-info>
          </text:insertion>
        </text:changed-region>
        <text:changed-region xml:id="ct93825580822704" text:id="ct93825580822704">
          <text:deletion>
            <office:change-info>
              <dc:creator>Julia Ringo</dc:creator>
              <dc:date>2023-10-20T15:37:00</dc:date>
            </office:change-info>
            <text:p text:style-name="Text_20_body"><text:span text:style-name="T1">;</text:span></text:p>
          </text:deletion>
        </text:changed-region>
        <text:changed-region xml:id="ct93825580824720" text:id="ct93825580824720">
          <text:deletion>
            <office:change-info>
              <dc:creator>Julia Ringo</dc:creator>
              <dc:date>2023-10-05T13:15:00</dc:date>
            </office:change-info>
            <text:p text:style-name="Text_20_body"><text:span text:style-name="T1"><text:s/>— </text:span></text:p>
          </text:deletion>
        </text:changed-region>
        <text:changed-region xml:id="ct93825580826736" text:id="ct93825580826736">
          <text:insertion>
            <office:change-info>
              <dc:creator>Julia Ringo</dc:creator>
              <dc:date>2023-10-05T13:15:00</dc:date>
            </office:change-info>
          </text:insertion>
        </text:changed-region>
        <text:changed-region xml:id="ct93825580826976" text:id="ct93825580826976">
          <text:deletion>
            <office:change-info>
              <dc:creator>Julia Ringo</dc:creator>
              <dc:date>2023-10-05T13:15:00</dc:date>
            </office:change-info>
            <text:p text:style-name="Text_20_body"><text:span text:style-name="T1"><text:s/>— </text:span></text:p>
          </text:deletion>
        </text:changed-region>
        <text:changed-region xml:id="ct93825580829232" text:id="ct93825580829232">
          <text:insertion>
            <office:change-info>
              <dc:creator>Julia Ringo</dc:creator>
              <dc:date>2023-10-05T13:15:00</dc:date>
            </office:change-info>
          </text:insertion>
        </text:changed-region>
        <text:changed-region xml:id="ct93825580829472" text:id="ct93825580829472">
          <text:deletion>
            <office:change-info>
              <dc:creator>Julia Ringo</dc:creator>
              <dc:date>2023-10-05T13:15:00</dc:date>
            </office:change-info>
            <text:p text:style-name="Text_20_body"><text:span text:style-name="T1"><text:s/>— </text:span></text:p>
          </text:deletion>
        </text:changed-region>
        <text:changed-region xml:id="ct93825576664480" text:id="ct93825576664480">
          <text:insertion>
            <office:change-info>
              <dc:creator>Julia Ringo</dc:creator>
              <dc:date>2023-10-05T13:15:00</dc:date>
            </office:change-info>
          </text:insertion>
        </text:changed-region>
        <text:changed-region xml:id="ct93825576598976" text:id="ct93825576598976">
          <text:deletion>
            <office:change-info>
              <dc:creator>Julia Ringo</dc:creator>
              <dc:date>2023-10-05T13:15:00</dc:date>
            </office:change-info>
            <text:p text:style-name="Text_20_body"><text:span text:style-name="T1"><text:s/>— </text:span></text:p>
          </text:deletion>
        </text:changed-region>
        <text:changed-region xml:id="ct93825576663120" text:id="ct93825576663120">
          <text:insertion>
            <office:change-info>
              <dc:creator>Julia Ringo</dc:creator>
              <dc:date>2023-10-05T13:15:00</dc:date>
            </office:change-info>
          </text:insertion>
        </text:changed-region>
        <text:changed-region xml:id="ct93825576730240" text:id="ct93825576730240">
          <text:deletion>
            <office:change-info>
              <dc:creator>Julia Ringo</dc:creator>
              <dc:date>2023-10-05T13:15:00</dc:date>
            </office:change-info>
            <text:p text:style-name="Text_20_body"><text:span text:style-name="T1"><text:s/>— </text:span></text:p>
          </text:deletion>
        </text:changed-region>
        <text:changed-region xml:id="ct93825576731520" text:id="ct93825576731520">
          <text:insertion>
            <office:change-info>
              <dc:creator>Julia Ringo</dc:creator>
              <dc:date>2023-10-05T13:15:00</dc:date>
            </office:change-info>
          </text:insertion>
        </text:changed-region>
        <text:changed-region xml:id="ct93825576304432" text:id="ct93825576304432">
          <text:insertion>
            <office:change-info>
              <dc:creator>Julia Ringo</dc:creator>
              <dc:date>2023-10-20T15:37:00</dc:date>
            </office:change-info>
          </text:insertion>
        </text:changed-region>
        <text:changed-region xml:id="ct93825580832800" text:id="ct93825580832800">
          <text:insertion>
            <office:change-info>
              <dc:creator>Julia Ringo</dc:creator>
              <dc:date>2023-10-20T15:37:00</dc:date>
            </office:change-info>
          </text:insertion>
        </text:changed-region>
        <text:changed-region xml:id="ct93825580833680" text:id="ct93825580833680">
          <text:deletion>
            <office:change-info>
              <dc:creator>Julia Ringo</dc:creator>
              <dc:date>2023-10-05T13:15:00</dc:date>
            </office:change-info>
            <text:p text:style-name="Text_20_body"><text:span text:style-name="T1"><text:s/>— </text:span></text:p>
          </text:deletion>
        </text:changed-region>
        <text:changed-region xml:id="ct93825580834144" text:id="ct93825580834144">
          <text:insertion>
            <office:change-info>
              <dc:creator>Julia Ringo</dc:creator>
              <dc:date>2023-10-05T13:15:00</dc:date>
            </office:change-info>
          </text:insertion>
        </text:changed-region>
        <text:changed-region xml:id="ct93825580834384" text:id="ct93825580834384">
          <text:deletion>
            <office:change-info>
              <dc:creator>Julia Ringo</dc:creator>
              <dc:date>2023-10-05T13:15:00</dc:date>
            </office:change-info>
            <text:p text:style-name="Text_20_body"><text:span text:style-name="T1"><text:s/>— </text:span></text:p>
          </text:deletion>
        </text:changed-region>
        <text:changed-region xml:id="ct93825580834624" text:id="ct93825580834624">
          <text:insertion>
            <office:change-info>
              <dc:creator>Julia Ringo</dc:creator>
              <dc:date>2023-10-05T13:15:00</dc:date>
            </office:change-info>
          </text:insertion>
        </text:changed-region>
        <text:changed-region xml:id="ct93825580836336" text:id="ct93825580836336">
          <text:deletion>
            <office:change-info>
              <dc:creator>Julia Ringo</dc:creator>
              <dc:date>2023-10-05T13:15:00</dc:date>
            </office:change-info>
            <text:p text:style-name="Text_20_body"><text:span text:style-name="T1"><text:s/>— </text:span></text:p>
          </text:deletion>
        </text:changed-region>
        <text:changed-region xml:id="ct93825580836576" text:id="ct93825580836576">
          <text:insertion>
            <office:change-info>
              <dc:creator>Julia Ringo</dc:creator>
              <dc:date>2023-10-05T13:15:00</dc:date>
            </office:change-info>
          </text:insertion>
        </text:changed-region>
        <text:changed-region xml:id="ct93825580837760" text:id="ct93825580837760">
          <text:insertion>
            <office:change-info>
              <dc:creator>Julia Ringo</dc:creator>
              <dc:date>2023-10-20T15:37:00</dc:date>
            </office:change-info>
          </text:insertion>
        </text:changed-region>
        <text:changed-region xml:id="ct93825580838000" text:id="ct93825580838000">
          <text:deletion>
            <office:change-info>
              <dc:creator>Julia Ringo</dc:creator>
              <dc:date>2023-10-20T15:37:00</dc:date>
            </office:change-info>
            <text:p text:style-name="Text_20_body"><text:span text:style-name="T1">,</text:span></text:p>
          </text:deletion>
        </text:changed-region>
        <text:changed-region xml:id="ct93825580838240" text:id="ct93825580838240">
          <text:insertion>
            <office:change-info>
              <dc:creator>Julia Ringo</dc:creator>
              <dc:date>2023-10-20T15:37:00</dc:date>
            </office:change-info>
          </text:insertion>
        </text:changed-region>
        <text:changed-region xml:id="ct93825580838480" text:id="ct93825580838480">
          <text:deletion>
            <office:change-info>
              <dc:creator>Julia Ringo</dc:creator>
              <dc:date>2023-10-20T15:37:00</dc:date>
            </office:change-info>
            <text:p text:style-name="Text_20_body"><text:span text:style-name="T1">w</text:span></text:p>
          </text:deletion>
        </text:changed-region>
        <text:changed-region xml:id="ct93825580841968" text:id="ct93825580841968">
          <text:deletion>
            <office:change-info>
              <dc:creator>Julia Ringo</dc:creator>
              <dc:date>2023-10-05T13:15:00</dc:date>
            </office:change-info>
            <text:p text:style-name="Text_20_body"><text:span text:style-name="T1"><text:s/>— </text:span></text:p>
          </text:deletion>
        </text:changed-region>
        <text:changed-region xml:id="ct93825580842208" text:id="ct93825580842208">
          <text:insertion>
            <office:change-info>
              <dc:creator>Julia Ringo</dc:creator>
              <dc:date>2023-10-05T13:15:00</dc:date>
            </office:change-info>
          </text:insertion>
        </text:changed-region>
        <text:changed-region xml:id="ct93825580843040" text:id="ct93825580843040">
          <text:deletion>
            <office:change-info>
              <dc:creator>Julia Ringo</dc:creator>
              <dc:date>2023-10-05T13:15:00</dc:date>
            </office:change-info>
            <text:p text:style-name="Text_20_body"><text:span text:style-name="T1"><text:s/>— </text:span></text:p>
          </text:deletion>
        </text:changed-region>
        <text:changed-region xml:id="ct93825580843872" text:id="ct93825580843872">
          <text:insertion>
            <office:change-info>
              <dc:creator>Julia Ringo</dc:creator>
              <dc:date>2023-10-05T13:15:00</dc:date>
            </office:change-info>
          </text:insertion>
        </text:changed-region>
        <text:changed-region xml:id="ct93825580844752" text:id="ct93825580844752">
          <text:insertion>
            <office:change-info>
              <dc:creator>Julia Ringo</dc:creator>
              <dc:date>2023-10-20T15:38:00</dc:date>
            </office:change-info>
          </text:insertion>
        </text:changed-region>
        <text:changed-region xml:id="ct93825580844992" text:id="ct93825580844992">
          <text:insertion>
            <office:change-info>
              <dc:creator>Julia Ringo</dc:creator>
              <dc:date>2023-10-20T15:38:00</dc:date>
            </office:change-info>
          </text:insertion>
        </text:changed-region>
        <text:changed-region xml:id="ct93825580845232" text:id="ct93825580845232">
          <text:deletion>
            <office:change-info>
              <dc:creator>Julia Ringo</dc:creator>
              <dc:date>2023-10-20T15:38:00</dc:date>
            </office:change-info>
            <text:p text:style-name="Text_20_body"><text:span text:style-name="T1">,</text:span></text:p>
          </text:deletion>
        </text:changed-region>
        <text:changed-region xml:id="ct93825580845680" text:id="ct93825580845680">
          <text:insertion>
            <office:change-info>
              <dc:creator>Julia Ringo</dc:creator>
              <dc:date>2023-10-20T15:38:00</dc:date>
            </office:change-info>
          </text:insertion>
        </text:changed-region>
        <text:changed-region xml:id="ct93825580845920" text:id="ct93825580845920">
          <text:deletion>
            <office:change-info>
              <dc:creator>Julia Ringo</dc:creator>
              <dc:date>2023-10-20T15:38:00</dc:date>
            </office:change-info>
            <text:p text:style-name="Text_20_body"><text:span text:style-name="T1">t</text:span></text:p>
          </text:deletion>
        </text:changed-region>
        <text:changed-region xml:id="ct93825580846160" text:id="ct93825580846160">
          <text:insertion>
            <office:change-info>
              <dc:creator>Julia Ringo</dc:creator>
              <dc:date>2023-10-20T15:38:00</dc:date>
            </office:change-info>
          </text:insertion>
        </text:changed-region>
        <text:changed-region xml:id="ct93825580846912" text:id="ct93825580846912">
          <text:deletion>
            <office:change-info>
              <dc:creator>Julia Ringo</dc:creator>
              <dc:date>2023-10-10T11:08:00</dc:date>
            </office:change-info>
            <text:p text:style-name="Text_20_body"><text:span text:style-name="T1">…</text:span></text:p>
          </text:deletion>
        </text:changed-region>
        <text:changed-region xml:id="ct93825580846672" text:id="ct93825580846672">
          <text:deletion>
            <office:change-info>
              <dc:creator>Julia Ringo</dc:creator>
              <dc:date>2023-10-20T15:38:00</dc:date>
            </office:change-info>
            <text:p text:style-name="Text_20_body"><text:span text:style-name="T1"><text:s/>is</text:span></text:p>
          </text:deletion>
        </text:changed-region>
        <text:changed-region xml:id="ct93825580847440" text:id="ct93825580847440">
          <text:insertion>
            <office:change-info>
              <dc:creator>Julia Ringo</dc:creator>
              <dc:date>2023-10-10T11:08:00</dc:date>
            </office:change-info>
          </text:insertion>
        </text:changed-region>
        <text:changed-region xml:id="ct93825580847680" text:id="ct93825580847680">
          <text:deletion>
            <office:change-info>
              <dc:creator>Julia Ringo</dc:creator>
              <dc:date>2023-10-20T15:38:00</dc:date>
            </office:change-info>
            <text:p text:style-name="Text_20_body"><text:span text:style-name="T1"><text:s/></text:span></text:p>
          </text:deletion>
        </text:changed-region>
        <text:changed-region xml:id="ct93825580848208" text:id="ct93825580848208">
          <text:deletion>
            <office:change-info>
              <dc:creator>Julia Ringo</dc:creator>
              <dc:date>2023-10-20T15:38:00</dc:date>
            </office:change-info>
            <text:p text:style-name="Text_20_body"><text:span text:style-name="T1"><text:s/>now</text:span></text:p>
          </text:deletion>
        </text:changed-region>
        <text:changed-region xml:id="ct93825580849792" text:id="ct93825580849792">
          <text:deletion>
            <office:change-info>
              <dc:creator>Julia Ringo</dc:creator>
              <dc:date>2023-10-20T15:38:00</dc:date>
            </office:change-info>
            <text:p text:style-name="Text_20_body"><text:span text:style-name="T1">‘</text:span></text:p>
          </text:deletion>
        </text:changed-region>
        <text:changed-region xml:id="ct93825580850032" text:id="ct93825580850032">
          <text:insertion>
            <office:change-info>
              <dc:creator>Julia Ringo</dc:creator>
              <dc:date>2023-10-20T15:38:00</dc:date>
            </office:change-info>
          </text:insertion>
        </text:changed-region>
        <text:changed-region xml:id="ct93825580850976" text:id="ct93825580850976">
          <text:insertion>
            <office:change-info>
              <dc:creator>Julia Ringo</dc:creator>
              <dc:date>2023-10-20T15:38:00</dc:date>
            </office:change-info>
          </text:insertion>
        </text:changed-region>
        <text:changed-region xml:id="ct93825580852976" text:id="ct93825580852976">
          <text:insertion>
            <office:change-info>
              <dc:creator>Julia Ringo</dc:creator>
              <dc:date>2023-10-20T15:38:00</dc:date>
            </office:change-info>
          </text:insertion>
        </text:changed-region>
        <text:changed-region xml:id="ct93825580853216" text:id="ct93825580853216">
          <text:deletion>
            <office:change-info>
              <dc:creator>Julia Ringo</dc:creator>
              <dc:date>2023-10-20T15:38:00</dc:date>
            </office:change-info>
            <text:p text:style-name="Text_20_body"><text:span text:style-name="T1">: </text:span></text:p>
          </text:deletion>
        </text:changed-region>
        <text:changed-region xml:id="ct93825580854736" text:id="ct93825580854736">
          <text:insertion>
            <office:change-info>
              <dc:creator>Julia Ringo</dc:creator>
              <dc:date>2023-10-20T15:38:00</dc:date>
            </office:change-info>
          </text:insertion>
        </text:changed-region>
        <text:changed-region xml:id="ct93825580855616" text:id="ct93825580855616">
          <text:deletion>
            <office:change-info>
              <dc:creator>Julia Ringo</dc:creator>
              <dc:date>2023-10-10T11:08:00</dc:date>
            </office:change-info>
            <text:p text:style-name="Text_20_body"><text:span text:style-name="T1">…</text:span></text:p>
          </text:deletion>
        </text:changed-region>
        <text:changed-region xml:id="ct93825580855856" text:id="ct93825580855856">
          <text:insertion>
            <office:change-info>
              <dc:creator>Julia Ringo</dc:creator>
              <dc:date>2023-10-10T11:08:00</dc:date>
            </office:change-info>
          </text:insertion>
        </text:changed-region>
        <text:changed-region xml:id="ct93825580856336" text:id="ct93825580856336">
          <text:deletion>
            <office:change-info>
              <dc:creator>Julia Ringo</dc:creator>
              <dc:date>2023-10-10T11:08:00</dc:date>
            </office:change-info>
            <text:p text:style-name="Text_20_body"><text:span text:style-name="T1">…</text:span></text:p>
          </text:deletion>
        </text:changed-region>
        <text:changed-region xml:id="ct93825580856096" text:id="ct93825580856096">
          <text:insertion>
            <office:change-info>
              <dc:creator>Julia Ringo</dc:creator>
              <dc:date>2023-10-10T11:08:00</dc:date>
            </office:change-info>
          </text:insertion>
        </text:changed-region>
        <text:changed-region xml:id="ct93825580856576" text:id="ct93825580856576">
          <text:deletion>
            <office:change-info>
              <dc:creator>Julia Ringo</dc:creator>
              <dc:date>2023-10-20T15:39:00</dc:date>
            </office:change-info>
            <text:p text:style-name="Text_20_body"><text:span text:style-name="T1"><text:s/></text:span></text:p>
          </text:deletion>
        </text:changed-region>
        <text:changed-region xml:id="ct93825580857776" text:id="ct93825580857776">
          <text:deletion>
            <office:change-info>
              <dc:creator>Julia Ringo</dc:creator>
              <dc:date>2023-10-05T13:15:00</dc:date>
            </office:change-info>
            <text:p text:style-name="Text_20_body"><text:span text:style-name="T1"><text:s/>— </text:span></text:p>
          </text:deletion>
        </text:changed-region>
        <text:changed-region xml:id="ct93825580858016" text:id="ct93825580858016">
          <text:insertion>
            <office:change-info>
              <dc:creator>Julia Ringo</dc:creator>
              <dc:date>2023-10-05T13:15:00</dc:date>
            </office:change-info>
          </text:insertion>
        </text:changed-region>
        <text:changed-region xml:id="ct93825580858864" text:id="ct93825580858864">
          <text:deletion>
            <office:change-info>
              <dc:creator>Julia Ringo</dc:creator>
              <dc:date>2023-10-10T11:08:00</dc:date>
            </office:change-info>
            <text:p text:style-name="Text_20_body"><text:span text:style-name="T1">…</text:span></text:p>
          </text:deletion>
        </text:changed-region>
        <text:changed-region xml:id="ct93825580863936" text:id="ct93825580863936">
          <text:insertion>
            <office:change-info>
              <dc:creator>Julia Ringo</dc:creator>
              <dc:date>2023-10-10T11:08:00</dc:date>
            </office:change-info>
          </text:insertion>
        </text:changed-region>
        <text:changed-region xml:id="ct93825580864816" text:id="ct93825580864816">
          <text:deletion>
            <office:change-info>
              <dc:creator>Julia Ringo</dc:creator>
              <dc:date>2023-10-10T11:08:00</dc:date>
            </office:change-info>
            <text:p text:style-name="Text_20_body"><text:span text:style-name="T1">…</text:span></text:p>
          </text:deletion>
        </text:changed-region>
        <text:changed-region xml:id="ct93825580865056" text:id="ct93825580865056">
          <text:insertion>
            <office:change-info>
              <dc:creator>Julia Ringo</dc:creator>
              <dc:date>2023-10-10T11:08:00</dc:date>
            </office:change-info>
          </text:insertion>
        </text:changed-region>
        <text:changed-region xml:id="ct93825580865296" text:id="ct93825580865296">
          <text:deletion>
            <office:change-info>
              <dc:creator>Julia Ringo</dc:creator>
              <dc:date>2023-10-20T15:39:00</dc:date>
            </office:change-info>
            <text:p text:style-name="Text_20_body"><text:span text:style-name="T1"><text:s/></text:span></text:p>
          </text:deletion>
        </text:changed-region>
        <text:changed-region xml:id="ct93825580865536" text:id="ct93825580865536">
          <text:deletion>
            <office:change-info>
              <dc:creator>Julia Ringo</dc:creator>
              <dc:date>2023-10-10T11:08:00</dc:date>
            </office:change-info>
            <text:p text:style-name="Text_20_body"><text:span text:style-name="T1">…</text:span></text:p>
          </text:deletion>
        </text:changed-region>
        <text:changed-region xml:id="ct93825580865776" text:id="ct93825580865776">
          <text:insertion>
            <office:change-info>
              <dc:creator>Julia Ringo</dc:creator>
              <dc:date>2023-10-10T11:08:00</dc:date>
            </office:change-info>
          </text:insertion>
        </text:changed-region>
        <text:changed-region xml:id="ct93825580868864" text:id="ct93825580868864">
          <text:deletion>
            <office:change-info>
              <dc:creator>Julia Ringo</dc:creator>
              <dc:date>2023-10-10T11:08:00</dc:date>
            </office:change-info>
            <text:p text:style-name="Text_20_body"><text:span text:style-name="T1">…</text:span></text:p>
          </text:deletion>
        </text:changed-region>
        <text:changed-region xml:id="ct93825580869104" text:id="ct93825580869104">
          <text:insertion>
            <office:change-info>
              <dc:creator>Julia Ringo</dc:creator>
              <dc:date>2023-10-10T11:08:00</dc:date>
            </office:change-info>
          </text:insertion>
        </text:changed-region>
        <text:changed-region xml:id="ct93825580873136" text:id="ct93825580873136">
          <text:deletion>
            <office:change-info>
              <dc:creator>Julia Ringo</dc:creator>
              <dc:date>2023-10-20T15:39:00</dc:date>
            </office:change-info>
            <text:p text:style-name="Text_20_body"><text:span text:style-name="T1">,</text:span></text:p>
          </text:deletion>
        </text:changed-region>
        <text:changed-region xml:id="ct93825580873376" text:id="ct93825580873376">
          <text:insertion>
            <office:change-info>
              <dc:creator>Julia Ringo</dc:creator>
              <dc:date>2023-10-20T15:39:00</dc:date>
            </office:change-info>
          </text:insertion>
        </text:changed-region>
        <text:changed-region xml:id="ct93825580874864" text:id="ct93825580874864">
          <text:deletion>
            <office:change-info>
              <dc:creator>Julia Ringo</dc:creator>
              <dc:date>2023-10-05T13:15:00</dc:date>
            </office:change-info>
            <text:p text:style-name="Text_20_body"><text:span text:style-name="T2"><text:s/>— </text:span></text:p>
          </text:deletion>
        </text:changed-region>
        <text:changed-region xml:id="ct93825580875424" text:id="ct93825580875424">
          <text:insertion>
            <office:change-info>
              <dc:creator>Julia Ringo</dc:creator>
              <dc:date>2023-10-05T13:15:00</dc:date>
            </office:change-info>
          </text:insertion>
        </text:changed-region>
        <text:changed-region xml:id="ct93825580877776" text:id="ct93825580877776">
          <text:insertion>
            <office:change-info>
              <dc:creator>Julia Ringo</dc:creator>
              <dc:date>2023-10-20T15:39:00</dc:date>
            </office:change-info>
          </text:insertion>
        </text:changed-region>
        <text:changed-region xml:id="ct93825580878832" text:id="ct93825580878832">
          <text:deletion>
            <office:change-info>
              <dc:creator>Julia Ringo</dc:creator>
              <dc:date>2023-10-10T11:08:00</dc:date>
            </office:change-info>
            <text:p text:style-name="Text_20_body"><text:span text:style-name="T1">…</text:span></text:p>
          </text:deletion>
        </text:changed-region>
        <text:changed-region xml:id="ct93825580879072" text:id="ct93825580879072">
          <text:insertion>
            <office:change-info>
              <dc:creator>Julia Ringo</dc:creator>
              <dc:date>2023-10-10T11:08:00</dc:date>
            </office:change-info>
          </text:insertion>
        </text:changed-region>
        <text:changed-region xml:id="ct93825580879312" text:id="ct93825580879312">
          <text:deletion>
            <office:change-info>
              <dc:creator>Julia Ringo</dc:creator>
              <dc:date>2023-10-20T15:39:00</dc:date>
            </office:change-info>
            <text:p text:style-name="Text_20_body"><text:span text:style-name="T1"><text:s/></text:span></text:p>
          </text:deletion>
        </text:changed-region>
        <text:changed-region xml:id="ct93825580879552" text:id="ct93825580879552">
          <text:insertion>
            <office:change-info>
              <dc:creator>Julia Ringo</dc:creator>
              <dc:date>2023-10-20T15:39:00</dc:date>
            </office:change-info>
          </text:insertion>
        </text:changed-region>
        <text:changed-region xml:id="ct93825580881088" text:id="ct93825580881088">
          <text:insertion>
            <office:change-info>
              <dc:creator>Julia Ringo</dc:creator>
              <dc:date>2023-10-20T15:40:00</dc:date>
            </office:change-info>
          </text:insertion>
        </text:changed-region>
        <text:changed-region xml:id="ct93825580881568" text:id="ct93825580881568">
          <text:deletion>
            <office:change-info>
              <dc:creator>Julia Ringo</dc:creator>
              <dc:date>2023-10-20T15:40:00</dc:date>
            </office:change-info>
            <text:p text:style-name="Text_20_body"><text:span text:style-name="T1">300 </text:span></text:p>
          </text:deletion>
        </text:changed-region>
        <text:changed-region xml:id="ct93825580881328" text:id="ct93825580881328">
          <text:insertion>
            <office:change-info>
              <dc:creator>Julia Ringo</dc:creator>
              <dc:date>2023-10-20T15:40:00</dc:date>
            </office:change-info>
          </text:insertion>
        </text:changed-region>
        <text:changed-region xml:id="ct93825580881808" text:id="ct93825580881808">
          <text:insertion>
            <office:change-info>
              <dc:creator>Julia Ringo</dc:creator>
              <dc:date>2023-10-20T15:40:00</dc:date>
            </office:change-info>
          </text:insertion>
        </text:changed-region>
        <text:changed-region xml:id="ct93825580891296" text:id="ct93825580891296">
          <text:insertion>
            <office:change-info>
              <dc:creator>Julia Ringo</dc:creator>
              <dc:date>2023-10-20T15:40:00</dc:date>
            </office:change-info>
          </text:insertion>
        </text:changed-region>
        <text:changed-region xml:id="ct93825576868432" text:id="ct93825576868432">
          <text:insertion>
            <office:change-info>
              <dc:creator>Julia Ringo</dc:creator>
              <dc:date>2023-10-20T15:41:00</dc:date>
            </office:change-info>
          </text:insertion>
        </text:changed-region>
        <text:changed-region xml:id="ct93825576864016" text:id="ct93825576864016">
          <text:deletion>
            <office:change-info>
              <dc:creator>Julia Ringo</dc:creator>
              <dc:date>2023-10-20T15:41:00</dc:date>
            </office:change-info>
            <text:p text:style-name="Text_20_body"><text:span text:style-name="T1"><text:s/>with</text:span></text:p>
          </text:deletion>
        </text:changed-region>
        <text:changed-region xml:id="ct93825580722864" text:id="ct93825580722864">
          <text:insertion>
            <office:change-info>
              <dc:creator>Julia Ringo</dc:creator>
              <dc:date>2023-10-20T15:41:00</dc:date>
            </office:change-info>
          </text:insertion>
        </text:changed-region>
        <text:changed-region xml:id="ct93825580891888" text:id="ct93825580891888">
          <text:deletion>
            <office:change-info>
              <dc:creator>Julia Ringo</dc:creator>
              <dc:date>2023-10-20T15:41:00</dc:date>
            </office:change-info>
            <text:p text:style-name="Text_20_body"><text:span text:style-name="T1">ing</text:span></text:p>
          </text:deletion>
        </text:changed-region>
        <text:changed-region xml:id="ct93825577198992" text:id="ct93825577198992">
          <text:deletion>
            <office:change-info>
              <dc:creator>Julia Ringo</dc:creator>
              <dc:date>2023-10-20T15:41:00</dc:date>
            </office:change-info>
            <text:p text:style-name="Text_20_body"><text:span text:style-name="T1">filled with coffee </text:span></text:p>
          </text:deletion>
        </text:changed-region>
        <text:changed-region xml:id="ct93825580894464" text:id="ct93825580894464">
          <text:insertion>
            <office:change-info>
              <dc:creator>Julia Ringo</dc:creator>
              <dc:date>2023-10-20T15:41:00</dc:date>
            </office:change-info>
          </text:insertion>
        </text:changed-region>
        <text:changed-region xml:id="ct93825580894704" text:id="ct93825580894704">
          <text:insertion>
            <office:change-info>
              <dc:creator>Julia Ringo</dc:creator>
              <dc:date>2023-10-20T15:41:00</dc:date>
            </office:change-info>
          </text:insertion>
        </text:changed-region>
        <text:changed-region xml:id="ct93825580894944" text:id="ct93825580894944">
          <text:deletion>
            <office:change-info>
              <dc:creator>Julia Ringo</dc:creator>
              <dc:date>2023-10-20T15:41:00</dc:date>
            </office:change-info>
            <text:p text:style-name="Text_20_body"><text:span text:style-name="T1">,</text:span></text:p>
          </text:deletion>
        </text:changed-region>
        <text:changed-region xml:id="ct93825580895184" text:id="ct93825580895184">
          <text:insertion>
            <office:change-info>
              <dc:creator>Julia Ringo</dc:creator>
              <dc:date>2023-10-20T15:41:00</dc:date>
            </office:change-info>
          </text:insertion>
        </text:changed-region>
        <text:changed-region xml:id="ct93825580895424" text:id="ct93825580895424">
          <text:deletion>
            <office:change-info>
              <dc:creator>Julia Ringo</dc:creator>
              <dc:date>2023-10-20T15:41:00</dc:date>
            </office:change-info>
            <text:p text:style-name="Text_20_body"><text:span text:style-name="T1">w</text:span></text:p>
          </text:deletion>
        </text:changed-region>
        <text:changed-region xml:id="ct93825580897488" text:id="ct93825580897488">
          <text:insertion>
            <office:change-info>
              <dc:creator>Julia Ringo</dc:creator>
              <dc:date>2023-10-20T15:41:00</dc:date>
            </office:change-info>
          </text:insertion>
        </text:changed-region>
        <text:changed-region xml:id="ct93825580899376" text:id="ct93825580899376">
          <text:insertion>
            <office:change-info>
              <dc:creator>Julia Ringo</dc:creator>
              <dc:date>2023-10-20T15:41:00</dc:date>
            </office:change-info>
          </text:insertion>
        </text:changed-region>
        <text:changed-region xml:id="ct93825580821376" text:id="ct93825580821376">
          <text:deletion>
            <office:change-info>
              <dc:creator>Julia Ringo</dc:creator>
              <dc:date>2023-10-10T11:08:00</dc:date>
            </office:change-info>
            <text:p text:style-name="Text_20_body"><text:span text:style-name="T1">…</text:span></text:p>
          </text:deletion>
        </text:changed-region>
        <text:changed-region xml:id="ct93825580900256" text:id="ct93825580900256">
          <text:insertion>
            <office:change-info>
              <dc:creator>Julia Ringo</dc:creator>
              <dc:date>2023-10-10T11:08:00</dc:date>
            </office:change-info>
          </text:insertion>
        </text:changed-region>
        <text:changed-region xml:id="ct93825580901872" text:id="ct93825580901872">
          <text:insertion>
            <office:change-info>
              <dc:creator>Julia Ringo</dc:creator>
              <dc:date>2023-10-20T15:41:00</dc:date>
            </office:change-info>
          </text:insertion>
        </text:changed-region>
        <text:changed-region xml:id="ct93825580907024" text:id="ct93825580907024">
          <text:deletion>
            <office:change-info>
              <dc:creator>Julia Ringo</dc:creator>
              <dc:date>2023-10-05T13:15:00</dc:date>
            </office:change-info>
            <text:p text:style-name="Text_20_body"><text:span text:style-name="T1"><text:s/>— </text:span></text:p>
          </text:deletion>
        </text:changed-region>
        <text:changed-region xml:id="ct93825580908416" text:id="ct93825580908416">
          <text:insertion>
            <office:change-info>
              <dc:creator>Julia Ringo</dc:creator>
              <dc:date>2023-10-05T13:15:00</dc:date>
            </office:change-info>
          </text:insertion>
        </text:changed-region>
        <text:changed-region xml:id="ct93825580910768" text:id="ct93825580910768">
          <text:insertion>
            <office:change-info>
              <dc:creator>Julia Ringo</dc:creator>
              <dc:date>2023-10-20T15:42:00</dc:date>
            </office:change-info>
          </text:insertion>
        </text:changed-region>
        <text:changed-region xml:id="ct93825580918688" text:id="ct93825580918688">
          <text:insertion>
            <office:change-info>
              <dc:creator>Julia Ringo</dc:creator>
              <dc:date>2023-10-20T15:42:00</dc:date>
            </office:change-info>
          </text:insertion>
        </text:changed-region>
        <text:changed-region xml:id="ct93825580918928" text:id="ct93825580918928">
          <text:deletion>
            <office:change-info>
              <dc:creator>Julia Ringo</dc:creator>
              <dc:date>2023-10-20T15:42:00</dc:date>
            </office:change-info>
            <text:p text:style-name="Text_20_body"><text:span text:style-name="T1">,</text:span></text:p>
          </text:deletion>
        </text:changed-region>
        <text:changed-region xml:id="ct93825580923296" text:id="ct93825580923296">
          <text:deletion>
            <office:change-info>
              <dc:creator>Julia Ringo</dc:creator>
              <dc:date>2023-10-20T15:42:00</dc:date>
            </office:change-info>
            <text:p text:style-name="Text_20_body"><text:span text:style-name="T1">100 </text:span></text:p>
          </text:deletion>
        </text:changed-region>
        <text:changed-region xml:id="ct93825580923536" text:id="ct93825580923536">
          <text:insertion>
            <office:change-info>
              <dc:creator>Julia Ringo</dc:creator>
              <dc:date>2023-10-20T15:42:00</dc:date>
            </office:change-info>
          </text:insertion>
        </text:changed-region>
        <text:changed-region xml:id="ct93825580924608" text:id="ct93825580924608">
          <text:insertion>
            <office:change-info>
              <dc:creator>Julia Ringo</dc:creator>
              <dc:date>2023-10-20T15:43:00</dc:date>
            </office:change-info>
          </text:insertion>
        </text:changed-region>
        <text:changed-region xml:id="ct93825580925520" text:id="ct93825580925520">
          <text:deletion>
            <office:change-info>
              <dc:creator>Julia Ringo</dc:creator>
              <dc:date>2023-10-20T15:43:00</dc:date>
            </office:change-info>
            <text:p text:style-name="Text_20_body"><text:span text:style-name="T1">where </text:span></text:p>
          </text:deletion>
        </text:changed-region>
        <text:changed-region xml:id="ct93825580927872" text:id="ct93825580927872">
          <text:insertion>
            <office:change-info>
              <dc:creator>Julia Ringo</dc:creator>
              <dc:date>2023-10-20T15:43:00</dc:date>
            </office:change-info>
          </text:insertion>
        </text:changed-region>
        <text:changed-region xml:id="ct93825580927632" text:id="ct93825580927632">
          <text:deletion>
            <office:change-info>
              <dc:creator>Julia Ringo</dc:creator>
              <dc:date>2023-10-20T15:43:00</dc:date>
            </office:change-info>
            <text:p text:style-name="Text_20_body"><text:span text:style-name="T1">with </text:span></text:p>
          </text:deletion>
        </text:changed-region>
        <text:changed-region xml:id="ct93825580935200" text:id="ct93825580935200">
          <text:deletion>
            <office:change-info>
              <dc:creator>Julia Ringo</dc:creator>
              <dc:date>2023-10-05T13:15:00</dc:date>
            </office:change-info>
            <text:p text:style-name="Text_20_body"><text:span text:style-name="T1"><text:s/>— </text:span></text:p>
          </text:deletion>
        </text:changed-region>
        <text:changed-region xml:id="ct93825580933872" text:id="ct93825580933872">
          <text:insertion>
            <office:change-info>
              <dc:creator>Julia Ringo</dc:creator>
              <dc:date>2023-10-05T13:15:00</dc:date>
            </office:change-info>
          </text:insertion>
        </text:changed-region>
        <text:changed-region xml:id="ct93825580935936" text:id="ct93825580935936">
          <text:deletion>
            <office:change-info>
              <dc:creator>Julia Ringo</dc:creator>
              <dc:date>2023-10-05T13:15:00</dc:date>
            </office:change-info>
            <text:p text:style-name="Text_20_body"><text:span text:style-name="T1"><text:s/>— </text:span></text:p>
          </text:deletion>
        </text:changed-region>
        <text:changed-region xml:id="ct93825580937120" text:id="ct93825580937120">
          <text:insertion>
            <office:change-info>
              <dc:creator>Julia Ringo</dc:creator>
              <dc:date>2023-10-05T13:15:00</dc:date>
            </office:change-info>
          </text:insertion>
        </text:changed-region>
        <text:changed-region xml:id="ct93825580937360" text:id="ct93825580937360">
          <text:deletion>
            <office:change-info>
              <dc:creator>Julia Ringo</dc:creator>
              <dc:date>2023-10-20T15:43:00</dc:date>
            </office:change-info>
            <text:p text:style-name="Text_20_body"><text:span text:style-name="T1">,</text:span></text:p>
          </text:deletion>
        </text:changed-region>
        <text:changed-region xml:id="ct93825577312096" text:id="ct93825577312096">
          <text:insertion>
            <office:change-info>
              <dc:creator>Julia Ringo</dc:creator>
              <dc:date>2023-10-20T15:45:00</dc:date>
            </office:change-info>
          </text:insertion>
        </text:changed-region>
        <text:changed-region xml:id="ct93825580945616" text:id="ct93825580945616">
          <text:insertion>
            <office:change-info>
              <dc:creator>Julia Ringo</dc:creator>
              <dc:date>2023-10-20T15:45:00</dc:date>
            </office:change-info>
          </text:insertion>
        </text:changed-region>
        <text:changed-region xml:id="ct93825580948688" text:id="ct93825580948688">
          <text:deletion>
            <office:change-info>
              <dc:creator>Julia Ringo</dc:creator>
              <dc:date>2023-10-05T13:15:00</dc:date>
            </office:change-info>
            <text:p text:style-name="Text_20_body"><text:span text:style-name="T1"><text:s/>— </text:span></text:p>
          </text:deletion>
        </text:changed-region>
        <text:changed-region xml:id="ct93825580950208" text:id="ct93825580950208">
          <text:insertion>
            <office:change-info>
              <dc:creator>Julia Ringo</dc:creator>
              <dc:date>2023-10-05T13:15:00</dc:date>
            </office:change-info>
          </text:insertion>
        </text:changed-region>
        <text:changed-region xml:id="ct93825580950448" text:id="ct93825580950448">
          <text:deletion>
            <office:change-info>
              <dc:creator>Julia Ringo</dc:creator>
              <dc:date>2023-10-05T13:15:00</dc:date>
            </office:change-info>
            <text:p text:style-name="Text_20_body"><text:span text:style-name="T1"><text:s/>— </text:span></text:p>
          </text:deletion>
        </text:changed-region>
        <text:changed-region xml:id="ct93825580950688" text:id="ct93825580950688">
          <text:insertion>
            <office:change-info>
              <dc:creator>Julia Ringo</dc:creator>
              <dc:date>2023-10-05T13:15:00</dc:date>
            </office:change-info>
          </text:insertion>
        </text:changed-region>
        <text:changed-region xml:id="ct93825580953296" text:id="ct93825580953296">
          <text:insertion>
            <office:change-info>
              <dc:creator>Julia Ringo</dc:creator>
              <dc:date>2023-10-20T15:45:00</dc:date>
            </office:change-info>
          </text:insertion>
        </text:changed-region>
        <text:changed-region xml:id="ct93825580954176" text:id="ct93825580954176">
          <text:deletion>
            <office:change-info>
              <dc:creator>Julia Ringo</dc:creator>
              <dc:date>2023-10-10T11:08:00</dc:date>
            </office:change-info>
            <text:p text:style-name="Text_20_body"><text:span text:style-name="T1">…</text:span></text:p>
          </text:deletion>
        </text:changed-region>
        <text:changed-region xml:id="ct93825580954416" text:id="ct93825580954416">
          <text:insertion>
            <office:change-info>
              <dc:creator>Julia Ringo</dc:creator>
              <dc:date>2023-10-10T11:08:00</dc:date>
            </office:change-info>
          </text:insertion>
        </text:changed-region>
        <text:changed-region xml:id="ct93825580955136" text:id="ct93825580955136">
          <text:deletion>
            <office:change-info>
              <dc:creator>Julia Ringo</dc:creator>
              <dc:date>2023-10-10T11:08:00</dc:date>
            </office:change-info>
            <text:p text:style-name="Text_20_body"><text:span text:style-name="T1">…</text:span></text:p>
          </text:deletion>
        </text:changed-region>
        <text:changed-region xml:id="ct93825580955776" text:id="ct93825580955776">
          <text:insertion>
            <office:change-info>
              <dc:creator>Julia Ringo</dc:creator>
              <dc:date>2023-10-10T11:08:00</dc:date>
            </office:change-info>
          </text:insertion>
        </text:changed-region>
        <text:changed-region xml:id="ct93825580956096" text:id="ct93825580956096">
          <text:deletion>
            <office:change-info>
              <dc:creator>Julia Ringo</dc:creator>
              <dc:date>2023-10-20T15:45:00</dc:date>
            </office:change-info>
            <text:p text:style-name="Text_20_body"><text:span text:style-name="T1"><text:s/></text:span></text:p>
          </text:deletion>
        </text:changed-region>
        <text:changed-region xml:id="ct93825580958992" text:id="ct93825580958992">
          <text:insertion>
            <office:change-info>
              <dc:creator>Julia Ringo</dc:creator>
              <dc:date>2023-10-20T15:46:00</dc:date>
            </office:change-info>
          </text:insertion>
        </text:changed-region>
        <text:changed-region xml:id="ct93825580965744" text:id="ct93825580965744">
          <text:deletion>
            <office:change-info>
              <dc:creator>Julia Ringo</dc:creator>
              <dc:date>2023-10-05T13:15:00</dc:date>
            </office:change-info>
            <text:p text:style-name="Text_20_body"><text:span text:style-name="T1"><text:s/>— </text:span></text:p>
          </text:deletion>
        </text:changed-region>
        <text:changed-region xml:id="ct93825580966976" text:id="ct93825580966976">
          <text:insertion>
            <office:change-info>
              <dc:creator>Julia Ringo</dc:creator>
              <dc:date>2023-10-05T13:15:00</dc:date>
            </office:change-info>
          </text:insertion>
        </text:changed-region>
        <text:changed-region xml:id="ct93825580967216" text:id="ct93825580967216">
          <text:insertion>
            <office:change-info>
              <dc:creator>Julia Ringo</dc:creator>
              <dc:date>2023-10-20T15:46:00</dc:date>
            </office:change-info>
          </text:insertion>
        </text:changed-region>
        <text:changed-region xml:id="ct93825580970912" text:id="ct93825580970912">
          <text:deletion>
            <office:change-info>
              <dc:creator>Julia Ringo</dc:creator>
              <dc:date>2023-10-05T13:15:00</dc:date>
            </office:change-info>
            <text:p text:style-name="Text_20_body"><text:span text:style-name="T1"><text:s/>— </text:span></text:p>
          </text:deletion>
        </text:changed-region>
        <text:changed-region xml:id="ct93825580971408" text:id="ct93825580971408">
          <text:insertion>
            <office:change-info>
              <dc:creator>Julia Ringo</dc:creator>
              <dc:date>2023-10-05T13:15:00</dc:date>
            </office:change-info>
          </text:insertion>
        </text:changed-region>
        <text:changed-region xml:id="ct93825580977760" text:id="ct93825580977760">
          <text:insertion>
            <office:change-info>
              <dc:creator>Julia Ringo</dc:creator>
              <dc:date>2023-10-20T15:46:00</dc:date>
            </office:change-info>
          </text:insertion>
        </text:changed-region>
        <text:changed-region xml:id="ct93825580978816" text:id="ct93825580978816">
          <text:deletion>
            <office:change-info>
              <dc:creator>Julia Ringo</dc:creator>
              <dc:date>2023-10-10T11:08:00</dc:date>
            </office:change-info>
            <text:p text:style-name="Text_20_body"><text:span text:style-name="T1">…</text:span></text:p>
          </text:deletion>
        </text:changed-region>
        <text:changed-region xml:id="ct93825580980432" text:id="ct93825580980432">
          <text:insertion>
            <office:change-info>
              <dc:creator>Julia Ringo</dc:creator>
              <dc:date>2023-10-10T11:08:00</dc:date>
            </office:change-info>
          </text:insertion>
        </text:changed-region>
        <text:changed-region xml:id="ct93825580982160" text:id="ct93825580982160">
          <text:insertion>
            <office:change-info>
              <dc:creator>Julia Ringo</dc:creator>
              <dc:date>2023-10-20T15:47:00</dc:date>
            </office:change-info>
          </text:insertion>
        </text:changed-region>
        <text:changed-region xml:id="ct93825580982400" text:id="ct93825580982400">
          <text:deletion>
            <office:change-info>
              <dc:creator>Julia Ringo</dc:creator>
              <dc:date>2023-10-20T15:47:00</dc:date>
            </office:change-info>
            <text:p text:style-name="Text_20_body"><text:span text:style-name="T1">,</text:span></text:p>
          </text:deletion>
        </text:changed-region>
        <text:changed-region xml:id="ct93825580983280" text:id="ct93825580983280">
          <text:insertion>
            <office:change-info>
              <dc:creator>Julia Ringo</dc:creator>
              <dc:date>2023-10-20T15:47:00</dc:date>
            </office:change-info>
          </text:insertion>
        </text:changed-region>
        <text:changed-region xml:id="ct93825580983520" text:id="ct93825580983520">
          <text:format-change>
            <office:change-info>
              <dc:creator>Julia Ringo</dc:creator>
              <dc:date>2023-10-20T15:47:00</dc:date>
            </office:change-info>
          </text:format-change>
        </text:changed-region>
        <text:changed-region xml:id="ct93825580986944" text:id="ct93825580986944">
          <text:insertion>
            <office:change-info>
              <dc:creator>Julia Ringo</dc:creator>
              <dc:date>2023-10-20T15:47:00</dc:date>
            </office:change-info>
          </text:insertion>
        </text:changed-region>
        <text:changed-region xml:id="ct93825580988496" text:id="ct93825580988496">
          <text:insertion>
            <office:change-info>
              <dc:creator>Julia Ringo</dc:creator>
              <dc:date>2023-10-20T15:47:00</dc:date>
            </office:change-info>
          </text:insertion>
        </text:changed-region>
        <text:changed-region xml:id="ct93825580990656" text:id="ct93825580990656">
          <text:deletion>
            <office:change-info>
              <dc:creator>Julia Ringo</dc:creator>
              <dc:date>2023-10-05T13:15:00</dc:date>
            </office:change-info>
            <text:p text:style-name="Text_20_body"><text:span text:style-name="T1"><text:s/>— </text:span></text:p>
          </text:deletion>
        </text:changed-region>
        <text:changed-region xml:id="ct93825580991568" text:id="ct93825580991568">
          <text:insertion>
            <office:change-info>
              <dc:creator>Julia Ringo</dc:creator>
              <dc:date>2023-10-05T13:15:00</dc:date>
            </office:change-info>
          </text:insertion>
        </text:changed-region>
        <text:changed-region xml:id="ct93825580993520" text:id="ct93825580993520">
          <text:insertion>
            <office:change-info>
              <dc:creator>Julia Ringo</dc:creator>
              <dc:date>2023-10-20T15:47:00</dc:date>
            </office:change-info>
          </text:insertion>
        </text:changed-region>
        <text:changed-region xml:id="ct93825580993760" text:id="ct93825580993760">
          <text:deletion>
            <office:change-info>
              <dc:creator>Julia Ringo</dc:creator>
              <dc:date>2023-10-10T11:08:00</dc:date>
            </office:change-info>
            <text:p text:style-name="Text_20_body"><text:span text:style-name="T1">…</text:span></text:p>
          </text:deletion>
        </text:changed-region>
        <text:changed-region xml:id="ct93825580994640" text:id="ct93825580994640">
          <text:insertion>
            <office:change-info>
              <dc:creator>Julia Ringo</dc:creator>
              <dc:date>2023-10-10T11:08:00</dc:date>
            </office:change-info>
          </text:insertion>
        </text:changed-region>
        <text:changed-region xml:id="ct93825580995136" text:id="ct93825580995136">
          <text:insertion>
            <office:change-info>
              <dc:creator>Julia Ringo</dc:creator>
              <dc:date>2023-10-20T15:47:00</dc:date>
            </office:change-info>
          </text:insertion>
        </text:changed-region>
        <text:changed-region xml:id="ct93825580996016" text:id="ct93825580996016">
          <text:deletion>
            <office:change-info>
              <dc:creator>Julia Ringo</dc:creator>
              <dc:date>2023-10-05T13:15:00</dc:date>
            </office:change-info>
            <text:p text:style-name="Text_20_body"><text:span text:style-name="T1"><text:s/>— </text:span></text:p>
          </text:deletion>
        </text:changed-region>
        <text:changed-region xml:id="ct93825580996256" text:id="ct93825580996256">
          <text:insertion>
            <office:change-info>
              <dc:creator>Julia Ringo</dc:creator>
              <dc:date>2023-10-05T13:15:00</dc:date>
            </office:change-info>
          </text:insertion>
        </text:changed-region>
        <text:changed-region xml:id="ct93825580996496" text:id="ct93825580996496">
          <text:insertion>
            <office:change-info>
              <dc:creator>Julia Ringo</dc:creator>
              <dc:date>2023-10-20T15:48:00</dc:date>
            </office:change-info>
          </text:insertion>
        </text:changed-region>
        <text:changed-region xml:id="ct93825580998592" text:id="ct93825580998592">
          <text:insertion>
            <office:change-info>
              <dc:creator>Julia Ringo</dc:creator>
              <dc:date>2023-10-20T15:48:00</dc:date>
            </office:change-info>
          </text:insertion>
        </text:changed-region>
        <text:changed-region xml:id="ct93825580999840" text:id="ct93825580999840">
          <text:deletion>
            <office:change-info>
              <dc:creator>Julia Ringo</dc:creator>
              <dc:date>2023-10-20T15:48:00</dc:date>
            </office:change-info>
            <text:p text:style-name="Text_20_body"><text:span text:style-name="T1">,</text:span></text:p>
          </text:deletion>
        </text:changed-region>
        <text:changed-region xml:id="ct93825581000720" text:id="ct93825581000720">
          <text:deletion>
            <office:change-info>
              <dc:creator>Julia Ringo</dc:creator>
              <dc:date>2023-10-10T11:08:00</dc:date>
            </office:change-info>
            <text:p text:style-name="Text_20_body"><text:span text:style-name="T1">…</text:span></text:p>
          </text:deletion>
        </text:changed-region>
        <text:changed-region xml:id="ct93825581000960" text:id="ct93825581000960">
          <text:insertion>
            <office:change-info>
              <dc:creator>Julia Ringo</dc:creator>
              <dc:date>2023-10-10T11:08:00</dc:date>
            </office:change-info>
          </text:insertion>
        </text:changed-region>
        <text:changed-region xml:id="ct93825581001840" text:id="ct93825581001840">
          <text:deletion>
            <office:change-info>
              <dc:creator>Julia Ringo</dc:creator>
              <dc:date>2023-10-05T13:15:00</dc:date>
            </office:change-info>
            <text:p text:style-name="Text_20_body"><text:span text:style-name="T1"><text:s/>— </text:span></text:p>
          </text:deletion>
        </text:changed-region>
        <text:changed-region xml:id="ct93825581002080" text:id="ct93825581002080">
          <text:insertion>
            <office:change-info>
              <dc:creator>Julia Ringo</dc:creator>
              <dc:date>2023-10-05T13:15:00</dc:date>
            </office:change-info>
          </text:insertion>
        </text:changed-region>
        <text:changed-region xml:id="ct93825581003536" text:id="ct93825581003536">
          <text:insertion>
            <office:change-info>
              <dc:creator>Julia Ringo</dc:creator>
              <dc:date>2023-10-20T15:48:00</dc:date>
            </office:change-info>
          </text:insertion>
        </text:changed-region>
        <text:changed-region xml:id="ct93825581003776" text:id="ct93825581003776">
          <text:deletion>
            <office:change-info>
              <dc:creator>Julia Ringo</dc:creator>
              <dc:date>2023-10-05T13:15:00</dc:date>
            </office:change-info>
            <text:p text:style-name="Text_20_body"><text:span text:style-name="T1"><text:s/>— </text:span></text:p>
          </text:deletion>
        </text:changed-region>
        <text:changed-region xml:id="ct93825581004016" text:id="ct93825581004016">
          <text:insertion>
            <office:change-info>
              <dc:creator>Julia Ringo</dc:creator>
              <dc:date>2023-10-05T13:15:00</dc:date>
            </office:change-info>
          </text:insertion>
        </text:changed-region>
        <text:changed-region xml:id="ct93825581005200" text:id="ct93825581005200">
          <text:insertion>
            <office:change-info>
              <dc:creator>Julia Ringo</dc:creator>
              <dc:date>2023-10-20T15:48:00</dc:date>
            </office:change-info>
          </text:insertion>
        </text:changed-region>
        <text:changed-region xml:id="ct93825581007056" text:id="ct93825581007056">
          <text:insertion>
            <office:change-info>
              <dc:creator>Julia Ringo</dc:creator>
              <dc:date>2023-10-20T15:48:00</dc:date>
            </office:change-info>
          </text:insertion>
        </text:changed-region>
        <text:changed-region xml:id="ct93825581007376" text:id="ct93825581007376">
          <text:deletion>
            <office:change-info>
              <dc:creator>Julia Ringo</dc:creator>
              <dc:date>2023-10-20T15:48:00</dc:date>
            </office:change-info>
            <text:p text:style-name="Text_20_body"><text:span text:style-name="T1">.</text:span></text:p>
          </text:deletion>
        </text:changed-region>
        <text:changed-region xml:id="ct93825581008560" text:id="ct93825581008560">
          <text:insertion>
            <office:change-info>
              <dc:creator>Julia Ringo</dc:creator>
              <dc:date>2023-10-20T15:48:00</dc:date>
            </office:change-info>
          </text:insertion>
        </text:changed-region>
        <text:changed-region xml:id="ct93825581009312" text:id="ct93825581009312">
          <text:insertion>
            <office:change-info>
              <dc:creator>Julia Ringo</dc:creator>
              <dc:date>2023-10-20T15:48:00</dc:date>
            </office:change-info>
          </text:insertion>
        </text:changed-region>
        <text:changed-region xml:id="ct93825581009552" text:id="ct93825581009552">
          <text:insertion>
            <office:change-info>
              <dc:creator>Julia Ringo</dc:creator>
              <dc:date>2023-10-20T15:48:00</dc:date>
            </office:change-info>
          </text:insertion>
        </text:changed-region>
        <text:changed-region xml:id="ct93825581010784" text:id="ct93825581010784">
          <text:insertion>
            <office:change-info>
              <dc:creator>Julia Ringo</dc:creator>
              <dc:date>2023-10-20T15:48:00</dc:date>
            </office:change-info>
          </text:insertion>
        </text:changed-region>
        <text:changed-region xml:id="ct93825581011024" text:id="ct93825581011024">
          <text:deletion>
            <office:change-info>
              <dc:creator>Julia Ringo</dc:creator>
              <dc:date>2023-10-20T15:48:00</dc:date>
            </office:change-info>
            <text:p text:style-name="Text_20_body"><text:span text:style-name="T1">i</text:span></text:p>
          </text:deletion>
        </text:changed-region>
        <text:changed-region xml:id="ct93825581011264" text:id="ct93825581011264">
          <text:deletion>
            <office:change-info>
              <dc:creator>Julia Ringo</dc:creator>
              <dc:date>2023-10-10T11:08:00</dc:date>
            </office:change-info>
            <text:p text:style-name="Text_20_body"><text:span text:style-name="T1">…</text:span></text:p>
          </text:deletion>
        </text:changed-region>
        <text:changed-region xml:id="ct93825581011744" text:id="ct93825581011744">
          <text:insertion>
            <office:change-info>
              <dc:creator>Julia Ringo</dc:creator>
              <dc:date>2023-10-10T11:08:00</dc:date>
            </office:change-info>
          </text:insertion>
        </text:changed-region>
        <text:changed-region xml:id="ct93825581012144" text:id="ct93825581012144">
          <text:deletion>
            <office:change-info>
              <dc:creator>Julia Ringo</dc:creator>
              <dc:date>2023-10-20T15:48:00</dc:date>
            </office:change-info>
            <text:p text:style-name="Text_20_body"><text:span text:style-name="T1"><text:s/></text:span></text:p>
          </text:deletion>
        </text:changed-region>
        <text:changed-region xml:id="ct93825581013664" text:id="ct93825581013664">
          <text:insertion>
            <office:change-info>
              <dc:creator>Julia Ringo</dc:creator>
              <dc:date>2023-10-20T15:48:00</dc:date>
            </office:change-info>
          </text:insertion>
        </text:changed-region>
        <text:changed-region xml:id="ct93825581013904" text:id="ct93825581013904">
          <text:deletion>
            <office:change-info>
              <dc:creator>Julia Ringo</dc:creator>
              <dc:date>2023-10-10T11:08:00</dc:date>
            </office:change-info>
            <text:p text:style-name="Text_20_body"><text:span text:style-name="T1">…</text:span></text:p>
          </text:deletion>
        </text:changed-region>
        <text:changed-region xml:id="ct93825581017936" text:id="ct93825581017936">
          <text:insertion>
            <office:change-info>
              <dc:creator>Julia Ringo</dc:creator>
              <dc:date>2023-10-10T11:08:00</dc:date>
            </office:change-info>
          </text:insertion>
        </text:changed-region>
        <text:changed-region xml:id="ct93825581014400" text:id="ct93825581014400">
          <text:insertion>
            <office:change-info>
              <dc:creator>Julia Ringo</dc:creator>
              <dc:date>2023-10-20T15:49:00</dc:date>
            </office:change-info>
          </text:insertion>
        </text:changed-region>
        <text:changed-region xml:id="ct93825581021600" text:id="ct93825581021600">
          <text:insertion>
            <office:change-info>
              <dc:creator>Julia Ringo</dc:creator>
              <dc:date>2023-10-20T15:49:00</dc:date>
            </office:change-info>
          </text:insertion>
        </text:changed-region>
        <text:changed-region xml:id="ct93825581022480" text:id="ct93825581022480">
          <text:deletion>
            <office:change-info>
              <dc:creator>Julia Ringo</dc:creator>
              <dc:date>2023-10-10T11:08:00</dc:date>
            </office:change-info>
            <text:p text:style-name="Text_20_body"><text:span text:style-name="T1">…</text:span></text:p>
          </text:deletion>
        </text:changed-region>
        <text:changed-region xml:id="ct93825581022720" text:id="ct93825581022720">
          <text:insertion>
            <office:change-info>
              <dc:creator>Julia Ringo</dc:creator>
              <dc:date>2023-10-10T11:08:00</dc:date>
            </office:change-info>
          </text:insertion>
        </text:changed-region>
        <text:changed-region xml:id="ct93825581023248" text:id="ct93825581023248">
          <text:deletion>
            <office:change-info>
              <dc:creator>Julia Ringo</dc:creator>
              <dc:date>2023-10-10T11:08:00</dc:date>
            </office:change-info>
            <text:p text:style-name="Text_20_body"><text:span text:style-name="T1">…</text:span></text:p>
          </text:deletion>
        </text:changed-region>
        <text:changed-region xml:id="ct93825581023488" text:id="ct93825581023488">
          <text:insertion>
            <office:change-info>
              <dc:creator>Julia Ringo</dc:creator>
              <dc:date>2023-10-10T11:08:00</dc:date>
            </office:change-info>
          </text:insertion>
        </text:changed-region>
        <text:changed-region xml:id="ct93825581023728" text:id="ct93825581023728">
          <text:deletion>
            <office:change-info>
              <dc:creator>Julia Ringo</dc:creator>
              <dc:date>2023-10-20T15:49:00</dc:date>
            </office:change-info>
            <text:p text:style-name="Text_20_body"><text:span text:style-name="T1"><text:s/></text:span></text:p>
          </text:deletion>
        </text:changed-region>
        <text:changed-region xml:id="ct93825575435392" text:id="ct93825575435392">
          <text:insertion>
            <office:change-info>
              <dc:creator>Julia Ringo</dc:creator>
              <dc:date>2023-10-20T15:50:00</dc:date>
            </office:change-info>
          </text:insertion>
        </text:changed-region>
        <text:changed-region xml:id="ct93825577510256" text:id="ct93825577510256">
          <text:deletion>
            <office:change-info>
              <dc:creator>Julia Ringo</dc:creator>
              <dc:date>2023-10-20T15:50:00</dc:date>
            </office:change-info>
            <text:p text:style-name="Text_20_body"><text:span text:style-name="T1">-</text:span></text:p>
          </text:deletion>
        </text:changed-region>
        <text:changed-region xml:id="ct93825575435024" text:id="ct93825575435024">
          <text:deletion>
            <office:change-info>
              <dc:creator>Julia Ringo</dc:creator>
              <dc:date>2023-10-20T16:07:00</dc:date>
            </office:change-info>
            <text:p text:style-name="Text_20_body"><text:span text:style-name="T1">15 </text:span></text:p>
          </text:deletion>
        </text:changed-region>
        <text:changed-region xml:id="ct93825575613392" text:id="ct93825575613392">
          <text:insertion>
            <office:change-info>
              <dc:creator>Julia Ringo</dc:creator>
              <dc:date>2023-10-20T16:07:00</dc:date>
            </office:change-info>
          </text:insertion>
        </text:changed-region>
        <text:changed-region xml:id="ct93825580979680" text:id="ct93825580979680">
          <text:insertion>
            <office:change-info>
              <dc:creator>Julia Ringo</dc:creator>
              <dc:date>2023-10-20T16:08:00</dc:date>
            </office:change-info>
          </text:insertion>
        </text:changed-region>
        <text:changed-region xml:id="ct93825581036160" text:id="ct93825581036160">
          <text:deletion>
            <office:change-info>
              <dc:creator>Julia Ringo</dc:creator>
              <dc:date>2023-10-20T16:08:00</dc:date>
            </office:change-info>
            <text:p text:style-name="Text_20_body"><text:span text:style-name="T1">20 </text:span></text:p>
          </text:deletion>
        </text:changed-region>
        <text:changed-region xml:id="ct93825581036400" text:id="ct93825581036400">
          <text:insertion>
            <office:change-info>
              <dc:creator>Julia Ringo</dc:creator>
              <dc:date>2023-10-20T16:08:00</dc:date>
            </office:change-info>
          </text:insertion>
        </text:changed-region>
        <text:changed-region xml:id="ct93825581016928" text:id="ct93825581016928">
          <text:deletion>
            <office:change-info>
              <dc:creator>Julia Ringo</dc:creator>
              <dc:date>2023-10-10T11:08:00</dc:date>
            </office:change-info>
            <text:p text:style-name="Text_20_body"><text:span text:style-name="T1">…</text:span></text:p>
          </text:deletion>
        </text:changed-region>
        <text:changed-region xml:id="ct93825581042112" text:id="ct93825581042112">
          <text:insertion>
            <office:change-info>
              <dc:creator>Julia Ringo</dc:creator>
              <dc:date>2023-10-10T11:08:00</dc:date>
            </office:change-info>
          </text:insertion>
        </text:changed-region>
        <text:changed-region xml:id="ct93825581042352" text:id="ct93825581042352">
          <text:deletion>
            <office:change-info>
              <dc:creator>Julia Ringo</dc:creator>
              <dc:date>2023-10-20T16:08:00</dc:date>
            </office:change-info>
            <text:p text:style-name="Text_20_body"><text:span text:style-name="T1"><text:s/></text:span></text:p>
          </text:deletion>
        </text:changed-region>
        <text:changed-region xml:id="ct93825581042864" text:id="ct93825581042864">
          <text:deletion>
            <office:change-info>
              <dc:creator>Julia Ringo</dc:creator>
              <dc:date>2023-10-10T11:08:00</dc:date>
            </office:change-info>
            <text:p text:style-name="Text_20_body"><text:span text:style-name="T1">…</text:span></text:p>
          </text:deletion>
        </text:changed-region>
        <text:changed-region xml:id="ct93825581043392" text:id="ct93825581043392">
          <text:insertion>
            <office:change-info>
              <dc:creator>Julia Ringo</dc:creator>
              <dc:date>2023-10-10T11:08:00</dc:date>
            </office:change-info>
          </text:insertion>
        </text:changed-region>
        <text:changed-region xml:id="ct93825581045264" text:id="ct93825581045264">
          <text:deletion>
            <office:change-info>
              <dc:creator>Julia Ringo</dc:creator>
              <dc:date>2023-10-10T11:08:00</dc:date>
            </office:change-info>
            <text:p text:style-name="Text_20_body"><text:span text:style-name="T1">…</text:span></text:p>
          </text:deletion>
        </text:changed-region>
        <text:changed-region xml:id="ct93825581045504" text:id="ct93825581045504">
          <text:insertion>
            <office:change-info>
              <dc:creator>Julia Ringo</dc:creator>
              <dc:date>2023-10-10T11:08:00</dc:date>
            </office:change-info>
          </text:insertion>
        </text:changed-region>
        <text:changed-region xml:id="ct93825581047824" text:id="ct93825581047824">
          <text:insertion>
            <office:change-info>
              <dc:creator>Julia Ringo</dc:creator>
              <dc:date>2023-10-20T16:08:00</dc:date>
            </office:change-info>
          </text:insertion>
        </text:changed-region>
        <text:changed-region xml:id="ct93825581048144" text:id="ct93825581048144">
          <text:deletion>
            <office:change-info>
              <dc:creator>Julia Ringo</dc:creator>
              <dc:date>2023-10-20T16:08:00</dc:date>
            </office:change-info>
            <text:p text:style-name="Text_20_body"><text:span text:style-name="T1">?</text:span></text:p>
          </text:deletion>
        </text:changed-region>
        <text:changed-region xml:id="ct93825581050288" text:id="ct93825581050288">
          <text:insertion>
            <office:change-info>
              <dc:creator>Julia Ringo</dc:creator>
              <dc:date>2023-10-20T16:09:00</dc:date>
            </office:change-info>
          </text:insertion>
        </text:changed-region>
        <text:changed-region xml:id="ct93825581051408" text:id="ct93825581051408">
          <text:deletion>
            <office:change-info>
              <dc:creator>Julia Ringo</dc:creator>
              <dc:date>2023-10-10T11:08:00</dc:date>
            </office:change-info>
            <text:p text:style-name="Text_20_body"><text:span text:style-name="T1">…</text:span></text:p>
          </text:deletion>
        </text:changed-region>
        <text:changed-region xml:id="ct93825581051168" text:id="ct93825581051168">
          <text:deletion>
            <office:change-info>
              <dc:creator>Julia Ringo</dc:creator>
              <dc:date>2023-10-20T16:09:00</dc:date>
            </office:change-info>
            <text:p text:style-name="Text_20_body"><text:span text:style-name="T1">“</text:span></text:p>
          </text:deletion>
        </text:changed-region>
        <text:changed-region xml:id="ct93825581051648" text:id="ct93825581051648">
          <text:insertion>
            <office:change-info>
              <dc:creator>Julia Ringo</dc:creator>
              <dc:date>2023-10-20T16:09:00</dc:date>
            </office:change-info>
          </text:insertion>
        </text:changed-region>
        <text:changed-region xml:id="ct93825581051888" text:id="ct93825581051888">
          <text:insertion>
            <office:change-info>
              <dc:creator>Julia Ringo</dc:creator>
              <dc:date>2023-10-20T16:09:00</dc:date>
            </office:change-info>
          </text:insertion>
        </text:changed-region>
        <text:changed-region xml:id="ct93825581053824" text:id="ct93825581053824">
          <text:deletion>
            <office:change-info>
              <dc:creator>Julia Ringo</dc:creator>
              <dc:date>2023-10-20T16:09:00</dc:date>
            </office:change-info>
            <text:p text:style-name="Text_20_body"><text:span text:style-name="T1"><text:s/></text:span></text:p>
          </text:deletion>
        </text:changed-region>
        <text:changed-region xml:id="ct93825581056704" text:id="ct93825581056704">
          <text:insertion>
            <office:change-info>
              <dc:creator>Julia Ringo</dc:creator>
              <dc:date>2023-10-20T16:09:00</dc:date>
            </office:change-info>
          </text:insertion>
        </text:changed-region>
        <text:changed-region xml:id="ct93825581057184" text:id="ct93825581057184">
          <text:deletion>
            <office:change-info>
              <dc:creator>Julia Ringo</dc:creator>
              <dc:date>2023-10-20T16:09:00</dc:date>
            </office:change-info>
            <text:p text:style-name="Text_20_body"><text:span text:style-name="T1">up </text:span></text:p>
          </text:deletion>
        </text:changed-region>
        <text:changed-region xml:id="ct93825581058208" text:id="ct93825581058208">
          <text:deletion>
            <office:change-info>
              <dc:creator>Julia Ringo</dc:creator>
              <dc:date>2023-10-05T13:15:00</dc:date>
            </office:change-info>
            <text:p text:style-name="Text_20_body"><text:span text:style-name="T1"><text:s/>— </text:span></text:p>
          </text:deletion>
        </text:changed-region>
        <text:changed-region xml:id="ct93825581058448" text:id="ct93825581058448">
          <text:insertion>
            <office:change-info>
              <dc:creator>Julia Ringo</dc:creator>
              <dc:date>2023-10-05T13:15:00</dc:date>
            </office:change-info>
          </text:insertion>
        </text:changed-region>
        <text:changed-region xml:id="ct93825581058688" text:id="ct93825581058688">
          <text:deletion>
            <office:change-info>
              <dc:creator>Julia Ringo</dc:creator>
              <dc:date>2023-10-10T11:08:00</dc:date>
            </office:change-info>
            <text:p text:style-name="Text_20_body"><text:span text:style-name="T1">…</text:span></text:p>
          </text:deletion>
        </text:changed-region>
        <text:changed-region xml:id="ct93825581060176" text:id="ct93825581060176">
          <text:insertion>
            <office:change-info>
              <dc:creator>Julia Ringo</dc:creator>
              <dc:date>2023-10-10T11:08:00</dc:date>
            </office:change-info>
          </text:insertion>
        </text:changed-region>
        <text:changed-region xml:id="ct93825581060496" text:id="ct93825581060496">
          <text:deletion>
            <office:change-info>
              <dc:creator>Julia Ringo</dc:creator>
              <dc:date>2023-10-20T16:09:00</dc:date>
            </office:change-info>
            <text:p text:style-name="Text_20_body"><text:span text:style-name="T1"><text:s/></text:span></text:p>
          </text:deletion>
        </text:changed-region>
        <text:changed-region xml:id="ct93825581062992" text:id="ct93825581062992">
          <text:insertion>
            <office:change-info>
              <dc:creator>Julia Ringo</dc:creator>
              <dc:date>2023-10-20T16:09:00</dc:date>
            </office:change-info>
          </text:insertion>
        </text:changed-region>
        <text:changed-region xml:id="ct93825581065392" text:id="ct93825581065392">
          <text:insertion>
            <office:change-info>
              <dc:creator>Julia Ringo</dc:creator>
              <dc:date>2023-10-20T16:09:00</dc:date>
            </office:change-info>
          </text:insertion>
        </text:changed-region>
        <text:changed-region xml:id="ct93825581065632" text:id="ct93825581065632">
          <text:deletion>
            <office:change-info>
              <dc:creator>Julia Ringo</dc:creator>
              <dc:date>2023-10-20T16:09:00</dc:date>
            </office:change-info>
            <text:p text:style-name="Text_20_body"><text:span text:style-name="T1">.</text:span></text:p>
          </text:deletion>
        </text:changed-region>
        <text:changed-region xml:id="ct93825581065872" text:id="ct93825581065872">
          <text:insertion>
            <office:change-info>
              <dc:creator>Julia Ringo</dc:creator>
              <dc:date>2023-10-20T16:09:00</dc:date>
            </office:change-info>
          </text:insertion>
        </text:changed-region>
        <text:changed-region xml:id="ct93825581066112" text:id="ct93825581066112">
          <text:deletion>
            <office:change-info>
              <dc:creator>Julia Ringo</dc:creator>
              <dc:date>2023-10-20T16:09:00</dc:date>
            </office:change-info>
            <text:p text:style-name="Text_20_body"><text:span text:style-name="T1">A</text:span></text:p>
          </text:deletion>
        </text:changed-region>
        <text:changed-region xml:id="ct93825581067632" text:id="ct93825581067632">
          <text:insertion>
            <office:change-info>
              <dc:creator>Julia Ringo</dc:creator>
              <dc:date>2023-10-20T16:09:00</dc:date>
            </office:change-info>
          </text:insertion>
        </text:changed-region>
        <text:changed-region xml:id="ct93825581068256" text:id="ct93825581068256">
          <text:insertion>
            <office:change-info>
              <dc:creator>Julia Ringo</dc:creator>
              <dc:date>2023-10-20T16:09:00</dc:date>
            </office:change-info>
          </text:insertion>
        </text:changed-region>
        <text:changed-region xml:id="ct93825581068656" text:id="ct93825581068656">
          <text:deletion>
            <office:change-info>
              <dc:creator>Julia Ringo</dc:creator>
              <dc:date>2023-10-20T16:09:00</dc:date>
            </office:change-info>
            <text:p text:style-name="Text_20_body"><text:span text:style-name="T1"><text:s/></text:span></text:p>
          </text:deletion>
        </text:changed-region>
        <text:changed-region xml:id="ct93825581071344" text:id="ct93825581071344">
          <text:insertion>
            <office:change-info>
              <dc:creator>Julia Ringo</dc:creator>
              <dc:date>2023-10-20T16:10:00</dc:date>
            </office:change-info>
          </text:insertion>
        </text:changed-region>
        <text:changed-region xml:id="ct93825581071584" text:id="ct93825581071584">
          <text:deletion>
            <office:change-info>
              <dc:creator>Julia Ringo</dc:creator>
              <dc:date>2023-10-20T16:10:00</dc:date>
            </office:change-info>
            <text:p text:style-name="Text_20_body"><text:span text:style-name="T1">being </text:span></text:p>
          </text:deletion>
        </text:changed-region>
        <text:changed-region xml:id="ct93825581072672" text:id="ct93825581072672">
          <text:deletion>
            <office:change-info>
              <dc:creator>Julia Ringo</dc:creator>
              <dc:date>2023-10-20T16:10:00</dc:date>
            </office:change-info>
            <text:p text:style-name="Text_20_body"><text:span text:style-name="T1">,</text:span></text:p>
          </text:deletion>
        </text:changed-region>
        <text:changed-region xml:id="ct93825581076192" text:id="ct93825581076192">
          <text:insertion>
            <office:change-info>
              <dc:creator>Julia Ringo</dc:creator>
              <dc:date>2023-10-20T16:10:00</dc:date>
            </office:change-info>
          </text:insertion>
        </text:changed-region>
        <text:changed-region xml:id="ct93825581076512" text:id="ct93825581076512">
          <text:deletion>
            <office:change-info>
              <dc:creator>Julia Ringo</dc:creator>
              <dc:date>2023-10-20T16:10:00</dc:date>
            </office:change-info>
            <text:p text:style-name="Text_20_body"><text:span text:style-name="T1"><text:s/></text:span></text:p>
          </text:deletion>
        </text:changed-region>
        <text:changed-region xml:id="ct93825575801776" text:id="ct93825575801776">
          <text:insertion>
            <office:change-info>
              <dc:creator>Julia Ringo</dc:creator>
              <dc:date>2023-10-20T16:10:00</dc:date>
            </office:change-info>
          </text:insertion>
        </text:changed-region>
        <text:changed-region xml:id="ct93825581078384" text:id="ct93825581078384">
          <text:deletion>
            <office:change-info>
              <dc:creator>Julia Ringo</dc:creator>
              <dc:date>2023-10-20T16:10:00</dc:date>
            </office:change-info>
            <text:p text:style-name="Text_20_body"><text:span text:style-name="T1">,</text:span></text:p>
          </text:deletion>
        </text:changed-region>
        <text:changed-region xml:id="ct93825581081824" text:id="ct93825581081824">
          <text:insertion>
            <office:change-info>
              <dc:creator>Julia Ringo</dc:creator>
              <dc:date>2023-10-20T16:10:00</dc:date>
            </office:change-info>
          </text:insertion>
        </text:changed-region>
        <text:changed-region xml:id="ct93825581088672" text:id="ct93825581088672">
          <text:deletion>
            <office:change-info>
              <dc:creator>Julia Ringo</dc:creator>
              <dc:date>2023-10-10T11:08:00</dc:date>
            </office:change-info>
            <text:p text:style-name="Text_20_body"><text:span text:style-name="T1">…</text:span></text:p>
          </text:deletion>
        </text:changed-region>
        <text:changed-region xml:id="ct93825581088912" text:id="ct93825581088912">
          <text:insertion>
            <office:change-info>
              <dc:creator>Julia Ringo</dc:creator>
              <dc:date>2023-10-10T11:08:00</dc:date>
            </office:change-info>
          </text:insertion>
        </text:changed-region>
        <text:changed-region xml:id="ct93825581089152" text:id="ct93825581089152">
          <text:deletion>
            <office:change-info>
              <dc:creator>Julia Ringo</dc:creator>
              <dc:date>2023-10-20T17:08:00</dc:date>
            </office:change-info>
            <text:p text:style-name="Text_20_body"><text:span text:style-name="T1"><text:s/></text:span></text:p>
          </text:deletion>
        </text:changed-region>
        <text:changed-region xml:id="ct93825581089392" text:id="ct93825581089392">
          <text:deletion>
            <office:change-info>
              <dc:creator>Julia Ringo</dc:creator>
              <dc:date>2023-10-20T17:08:00</dc:date>
            </office:change-info>
            <text:p text:style-name="Text_20_body"><text:span text:style-name="T1">had been</text:span></text:p>
          </text:deletion>
        </text:changed-region>
        <text:changed-region xml:id="ct93825581089840" text:id="ct93825581089840">
          <text:insertion>
            <office:change-info>
              <dc:creator>Julia Ringo</dc:creator>
              <dc:date>2023-10-20T17:08:00</dc:date>
            </office:change-info>
          </text:insertion>
        </text:changed-region>
        <text:changed-region xml:id="ct93825581090720" text:id="ct93825581090720">
          <text:deletion>
            <office:change-info>
              <dc:creator>Julia Ringo</dc:creator>
              <dc:date>2023-10-20T17:08:00</dc:date>
            </office:change-info>
            <text:p text:style-name="Text_20_body"><text:span text:style-name="T1">the motion of</text:span></text:p>
          </text:deletion>
        </text:changed-region>
        <text:changed-region xml:id="ct93825581090960" text:id="ct93825581090960">
          <text:insertion>
            <office:change-info>
              <dc:creator>Julia Ringo</dc:creator>
              <dc:date>2023-10-20T17:08:00</dc:date>
            </office:change-info>
          </text:insertion>
        </text:changed-region>
        <text:changed-region xml:id="ct93825581091616" text:id="ct93825581091616">
          <text:insertion>
            <office:change-info>
              <dc:creator>Julia Ringo</dc:creator>
              <dc:date>2023-10-20T17:08:00</dc:date>
            </office:change-info>
          </text:insertion>
        </text:changed-region>
        <text:changed-region xml:id="ct93825581094304" text:id="ct93825581094304">
          <text:insertion>
            <office:change-info>
              <dc:creator>Julia Ringo</dc:creator>
              <dc:date>2023-10-20T17:08:00</dc:date>
            </office:change-info>
          </text:insertion>
        </text:changed-region>
        <text:changed-region xml:id="ct93825581094624" text:id="ct93825581094624">
          <text:deletion>
            <office:change-info>
              <dc:creator>Julia Ringo</dc:creator>
              <dc:date>2023-10-20T17:08:00</dc:date>
            </office:change-info>
            <text:p text:style-name="Text_20_body"><text:span text:style-name="T1">20</text:span></text:p>
          </text:deletion>
        </text:changed-region>
        <text:changed-region xml:id="ct93825581097664" text:id="ct93825581097664">
          <text:deletion>
            <office:change-info>
              <dc:creator>Julia Ringo</dc:creator>
              <dc:date>2023-10-20T17:08:00</dc:date>
            </office:change-info>
            <text:p text:style-name="Text_20_body"><text:span text:style-name="T1">90 </text:span></text:p>
          </text:deletion>
        </text:changed-region>
        <text:changed-region xml:id="ct93825581097904" text:id="ct93825581097904">
          <text:insertion>
            <office:change-info>
              <dc:creator>Julia Ringo</dc:creator>
              <dc:date>2023-10-20T17:08:00</dc:date>
            </office:change-info>
          </text:insertion>
        </text:changed-region>
        <text:changed-region xml:id="ct93825581098144" text:id="ct93825581098144">
          <text:deletion>
            <office:change-info>
              <dc:creator>Julia Ringo</dc:creator>
              <dc:date>2023-10-20T17:09:00</dc:date>
            </office:change-info>
            <text:p text:style-name="Text_20_body"><text:span text:style-name="T1"><text:s/>even past 90 degrees</text:span></text:p>
          </text:deletion>
        </text:changed-region>
        <text:changed-region xml:id="ct93825581098384" text:id="ct93825581098384">
          <text:deletion>
            <office:change-info>
              <dc:creator>Julia Ringo</dc:creator>
              <dc:date>2023-10-20T17:14:00</dc:date>
            </office:change-info>
            <text:p text:style-name="Text_20_body"><text:span text:style-name="T1">previously </text:span></text:p>
          </text:deletion>
        </text:changed-region>
        <text:changed-region xml:id="ct93825581098624" text:id="ct93825581098624">
          <text:insertion>
            <office:change-info>
              <dc:creator>Julia Ringo</dc:creator>
              <dc:date>2023-10-20T17:14:00</dc:date>
            </office:change-info>
          </text:insertion>
        </text:changed-region>
        <text:changed-region xml:id="ct93825581098864" text:id="ct93825581098864">
          <text:deletion>
            <office:change-info>
              <dc:creator>Julia Ringo</dc:creator>
              <dc:date>2023-10-20T17:14:00</dc:date>
            </office:change-info>
            <text:p text:style-name="Text_20_body"><text:span text:style-name="T1">20 </text:span></text:p>
          </text:deletion>
        </text:changed-region>
        <text:changed-region xml:id="ct93825576328208" text:id="ct93825576328208">
          <text:insertion>
            <office:change-info>
              <dc:creator>Julia Ringo</dc:creator>
              <dc:date>2023-10-20T17:14:00</dc:date>
            </office:change-info>
          </text:insertion>
        </text:changed-region>
        <text:changed-region xml:id="ct93825581093760" text:id="ct93825581093760">
          <text:deletion>
            <office:change-info>
              <dc:creator>Julia Ringo</dc:creator>
              <dc:date>2023-10-20T17:14:00</dc:date>
            </office:change-info>
            <text:p text:style-name="Text_20_body"><text:span text:style-name="T1"><text:s/>a</text:span></text:p>
          </text:deletion>
        </text:changed-region>
        <text:changed-region xml:id="ct93825581103232" text:id="ct93825581103232">
          <text:deletion>
            <office:change-info>
              <dc:creator>Julia Ringo</dc:creator>
              <dc:date>2023-10-20T17:14:00</dc:date>
            </office:change-info>
            <text:p text:style-name="Text_20_body"><text:span text:style-name="T1">90 </text:span></text:p>
          </text:deletion>
        </text:changed-region>
        <text:changed-region xml:id="ct93825581103472" text:id="ct93825581103472">
          <text:insertion>
            <office:change-info>
              <dc:creator>Julia Ringo</dc:creator>
              <dc:date>2023-10-20T17:14:00</dc:date>
            </office:change-info>
          </text:insertion>
        </text:changed-region>
        <text:changed-region xml:id="ct93825581103712" text:id="ct93825581103712">
          <text:deletion>
            <office:change-info>
              <dc:creator>Julia Ringo</dc:creator>
              <dc:date>2023-10-20T17:14:00</dc:date>
            </office:change-info>
            <text:p text:style-name="Text_20_body"><text:span text:style-name="T1">degree roll</text:span></text:p>
          </text:deletion>
        </text:changed-region>
        <text:changed-region xml:id="ct93825581103952" text:id="ct93825581103952">
          <text:insertion>
            <office:change-info>
              <dc:creator>Julia Ringo</dc:creator>
              <dc:date>2023-10-20T17:14:00</dc:date>
            </office:change-info>
          </text:insertion>
        </text:changed-region>
        <text:changed-region xml:id="ct93825581106112" text:id="ct93825581106112">
          <text:deletion>
            <office:change-info>
              <dc:creator>Julia Ringo</dc:creator>
              <dc:date>2023-10-20T17:14:00</dc:date>
            </office:change-info>
            <text:p text:style-name="Text_20_body"><text:span text:style-name="T1">,</text:span></text:p>
          </text:deletion>
        </text:changed-region>
        <text:changed-region xml:id="ct93825581110176" text:id="ct93825581110176">
          <text:deletion>
            <office:change-info>
              <dc:creator>Julia Ringo</dc:creator>
              <dc:date>2023-10-10T11:08:00</dc:date>
            </office:change-info>
            <text:p text:style-name="Text_20_body"><text:span text:style-name="T1">…</text:span></text:p>
          </text:deletion>
        </text:changed-region>
        <text:changed-region xml:id="ct93825581110768" text:id="ct93825581110768">
          <text:insertion>
            <office:change-info>
              <dc:creator>Julia Ringo</dc:creator>
              <dc:date>2023-10-10T11:08:00</dc:date>
            </office:change-info>
          </text:insertion>
        </text:changed-region>
        <text:changed-region xml:id="ct93825581112000" text:id="ct93825581112000">
          <text:deletion>
            <office:change-info>
              <dc:creator>Julia Ringo</dc:creator>
              <dc:date>2023-10-20T17:15:00</dc:date>
            </office:change-info>
            <text:p text:style-name="Text_20_body"><text:span text:style-name="T1">end </text:span></text:p>
          </text:deletion>
        </text:changed-region>
        <text:changed-region xml:id="ct93825581112560" text:id="ct93825581112560">
          <text:insertion>
            <office:change-info>
              <dc:creator>Julia Ringo</dc:creator>
              <dc:date>2023-10-20T17:15:00</dc:date>
            </office:change-info>
          </text:insertion>
        </text:changed-region>
        <text:changed-region xml:id="ct93825581112800" text:id="ct93825581112800">
          <text:deletion>
            <office:change-info>
              <dc:creator>Julia Ringo</dc:creator>
              <dc:date>2023-10-20T17:15:00</dc:date>
            </office:change-info>
            <text:p text:style-name="Text_20_body"><text:span text:style-name="T1">would </text:span></text:p>
          </text:deletion>
        </text:changed-region>
        <text:changed-region xml:id="ct93825581113456" text:id="ct93825581113456">
          <text:insertion>
            <office:change-info>
              <dc:creator>Julia Ringo</dc:creator>
              <dc:date>2023-10-20T17:15:00</dc:date>
            </office:change-info>
          </text:insertion>
        </text:changed-region>
        <text:changed-region xml:id="ct93825581114304" text:id="ct93825581114304">
          <text:deletion>
            <office:change-info>
              <dc:creator>Julia Ringo</dc:creator>
              <dc:date>2023-10-20T17:15:00</dc:date>
            </office:change-info>
            <text:p text:style-name="Text_20_body"><text:span text:style-name="T1">that </text:span></text:p>
          </text:deletion>
        </text:changed-region>
        <text:changed-region xml:id="ct93825581114848" text:id="ct93825581114848">
          <text:insertion>
            <office:change-info>
              <dc:creator>Julia Ringo</dc:creator>
              <dc:date>2023-10-20T17:15:00</dc:date>
            </office:change-info>
          </text:insertion>
        </text:changed-region>
        <text:changed-region xml:id="ct93825576441760" text:id="ct93825576441760">
          <text:insertion>
            <office:change-info>
              <dc:creator>Julia Ringo</dc:creator>
              <dc:date>2023-10-20T17:15:00</dc:date>
            </office:change-info>
          </text:insertion>
        </text:changed-region>
        <text:changed-region xml:id="ct93825576264592" text:id="ct93825576264592">
          <text:deletion>
            <office:change-info>
              <dc:creator>Julia Ringo</dc:creator>
              <dc:date>2023-10-20T17:15:00</dc:date>
            </office:change-info>
            <text:p text:style-name="Text_20_body"><text:span text:style-name="T1">,</text:span></text:p>
          </text:deletion>
        </text:changed-region>
        <text:changed-region xml:id="ct93825581118944" text:id="ct93825581118944">
          <text:insertion>
            <office:change-info>
              <dc:creator>Julia Ringo</dc:creator>
              <dc:date>2023-10-20T17:15:00</dc:date>
            </office:change-info>
          </text:insertion>
        </text:changed-region>
        <text:changed-region xml:id="ct93825581119184" text:id="ct93825581119184">
          <text:deletion>
            <office:change-info>
              <dc:creator>Julia Ringo</dc:creator>
              <dc:date>2023-10-20T17:15:00</dc:date>
            </office:change-info>
            <text:p text:style-name="Text_20_body"><text:span text:style-name="T1">d</text:span></text:p>
          </text:deletion>
        </text:changed-region>
        <text:changed-region xml:id="ct93825581121344" text:id="ct93825581121344">
          <text:insertion>
            <office:change-info>
              <dc:creator>Julia Ringo</dc:creator>
              <dc:date>2023-10-20T17:16:00</dc:date>
            </office:change-info>
          </text:insertion>
        </text:changed-region>
        <text:changed-region xml:id="ct93825581121584" text:id="ct93825581121584">
          <text:deletion>
            <office:change-info>
              <dc:creator>Julia Ringo</dc:creator>
              <dc:date>2023-10-05T13:15:00</dc:date>
            </office:change-info>
            <text:p text:style-name="Text_20_body"><text:span text:style-name="T1"><text:s/>— </text:span></text:p>
          </text:deletion>
        </text:changed-region>
        <text:changed-region xml:id="ct93825581122096" text:id="ct93825581122096">
          <text:insertion>
            <office:change-info>
              <dc:creator>Julia Ringo</dc:creator>
              <dc:date>2023-10-05T13:15:00</dc:date>
            </office:change-info>
          </text:insertion>
        </text:changed-region>
        <text:changed-region xml:id="ct93825581123088" text:id="ct93825581123088">
          <text:deletion>
            <office:change-info>
              <dc:creator>Julia Ringo</dc:creator>
              <dc:date>2023-10-05T13:15:00</dc:date>
            </office:change-info>
            <text:p text:style-name="Text_20_body"><text:span text:style-name="T1"><text:s/>— </text:span></text:p>
          </text:deletion>
        </text:changed-region>
        <text:changed-region xml:id="ct93825581124080" text:id="ct93825581124080">
          <text:insertion>
            <office:change-info>
              <dc:creator>Julia Ringo</dc:creator>
              <dc:date>2023-10-05T13:15:00</dc:date>
            </office:change-info>
          </text:insertion>
        </text:changed-region>
        <text:changed-region xml:id="ct93825581126400" text:id="ct93825581126400">
          <text:deletion>
            <office:change-info>
              <dc:creator>Julia Ringo</dc:creator>
              <dc:date>2023-10-20T17:16:00</dc:date>
            </office:change-info>
            <text:p text:style-name="Text_20_body"><text:span text:style-name="T1">,</text:span></text:p>
          </text:deletion>
        </text:changed-region>
        <text:changed-region xml:id="ct93825581128880" text:id="ct93825581128880">
          <text:insertion>
            <office:change-info>
              <dc:creator>Julia Ringo</dc:creator>
              <dc:date>2023-10-20T17:16:00</dc:date>
            </office:change-info>
          </text:insertion>
        </text:changed-region>
        <text:changed-region xml:id="ct93825581129120" text:id="ct93825581129120">
          <text:insertion>
            <office:change-info>
              <dc:creator>Julia Ringo</dc:creator>
              <dc:date>2023-10-20T17:16:00</dc:date>
            </office:change-info>
          </text:insertion>
        </text:changed-region>
        <text:changed-region xml:id="ct93825581130240" text:id="ct93825581130240">
          <text:insertion>
            <office:change-info>
              <dc:creator>Julia Ringo</dc:creator>
              <dc:date>2023-10-20T17:16:00</dc:date>
            </office:change-info>
          </text:insertion>
        </text:changed-region>
        <text:changed-region xml:id="ct93825581131760" text:id="ct93825581131760">
          <text:deletion>
            <office:change-info>
              <dc:creator>Julia Ringo</dc:creator>
              <dc:date>2023-10-05T13:15:00</dc:date>
            </office:change-info>
            <text:p text:style-name="Text_20_body"><text:span text:style-name="T1"><text:s/>— </text:span></text:p>
          </text:deletion>
        </text:changed-region>
        <text:changed-region xml:id="ct93825581132000" text:id="ct93825581132000">
          <text:insertion>
            <office:change-info>
              <dc:creator>Julia Ringo</dc:creator>
              <dc:date>2023-10-05T13:15:00</dc:date>
            </office:change-info>
          </text:insertion>
        </text:changed-region>
        <text:changed-region xml:id="ct93825581136784" text:id="ct93825581136784">
          <text:insertion>
            <office:change-info>
              <dc:creator>Julia Ringo</dc:creator>
              <dc:date>2023-10-20T17:16:00</dc:date>
            </office:change-info>
          </text:insertion>
        </text:changed-region>
        <text:changed-region xml:id="ct93825581137984" text:id="ct93825581137984">
          <text:insertion>
            <office:change-info>
              <dc:creator>Julia Ringo</dc:creator>
              <dc:date>2023-10-20T17:17:00</dc:date>
            </office:change-info>
          </text:insertion>
        </text:changed-region>
        <text:changed-region xml:id="ct93825581138304" text:id="ct93825581138304">
          <text:deletion>
            <office:change-info>
              <dc:creator>Julia Ringo</dc:creator>
              <dc:date>2023-10-20T17:17:00</dc:date>
            </office:change-info>
            <text:p text:style-name="Text_20_body"><text:span text:style-name="T1">,</text:span></text:p>
          </text:deletion>
        </text:changed-region>
        <text:changed-region xml:id="ct93825581140192" text:id="ct93825581140192">
          <text:insertion>
            <office:change-info>
              <dc:creator>Julia Ringo</dc:creator>
              <dc:date>2023-10-20T17:17:00</dc:date>
            </office:change-info>
          </text:insertion>
        </text:changed-region>
        <text:changed-region xml:id="ct93825581140512" text:id="ct93825581140512">
          <text:deletion>
            <office:change-info>
              <dc:creator>Julia Ringo</dc:creator>
              <dc:date>2023-10-20T17:17:00</dc:date>
            </office:change-info>
            <text:p text:style-name="Text_20_body"><text:span text:style-name="T1">l</text:span></text:p>
          </text:deletion>
        </text:changed-region>
        <text:changed-region xml:id="ct93825581141744" text:id="ct93825581141744">
          <text:deletion>
            <office:change-info>
              <dc:creator>Julia Ringo</dc:creator>
              <dc:date>2023-10-20T17:17:00</dc:date>
            </office:change-info>
            <text:p text:style-name="Text_20_body"><text:span text:style-name="T1">, repeating it</text:span></text:p>
          </text:deletion>
        </text:changed-region>
        <text:changed-region xml:id="ct93825581141984" text:id="ct93825581141984">
          <text:insertion>
            <office:change-info>
              <dc:creator>Julia Ringo</dc:creator>
              <dc:date>2023-10-20T17:17:00</dc:date>
            </office:change-info>
          </text:insertion>
        </text:changed-region>
        <text:changed-region xml:id="ct93825581142560" text:id="ct93825581142560">
          <text:deletion>
            <office:change-info>
              <dc:creator>Julia Ringo</dc:creator>
              <dc:date>2023-10-20T17:17:00</dc:date>
            </office:change-info>
            <text:p text:style-name="Text_20_body"><text:span text:style-name="T1"><text:s/>Hemi needed</text:span></text:p>
          </text:deletion>
        </text:changed-region>
        <text:changed-region xml:id="ct93825581145024" text:id="ct93825581145024">
          <text:deletion>
            <office:change-info>
              <dc:creator>Julia Ringo</dc:creator>
              <dc:date>2023-10-05T13:15:00</dc:date>
            </office:change-info>
            <text:p text:style-name="Text_20_body"><text:span text:style-name="T1"><text:s/>— </text:span></text:p>
          </text:deletion>
        </text:changed-region>
        <text:changed-region xml:id="ct93825581145984" text:id="ct93825581145984">
          <text:insertion>
            <office:change-info>
              <dc:creator>Julia Ringo</dc:creator>
              <dc:date>2023-10-05T13:15:00</dc:date>
            </office:change-info>
          </text:insertion>
        </text:changed-region>
        <text:changed-region xml:id="ct93825576573264" text:id="ct93825576573264">
          <text:insertion>
            <office:change-info>
              <dc:creator>Julia Ringo</dc:creator>
              <dc:date>2023-10-20T17:17:00</dc:date>
            </office:change-info>
          </text:insertion>
        </text:changed-region>
        <text:changed-region xml:id="ct93825581139104" text:id="ct93825581139104">
          <text:insertion>
            <office:change-info>
              <dc:creator>Julia Ringo</dc:creator>
              <dc:date>2023-10-20T17:54:00</dc:date>
            </office:change-info>
          </text:insertion>
        </text:changed-region>
        <text:changed-region xml:id="ct93825581152064" text:id="ct93825581152064">
          <text:insertion>
            <office:change-info>
              <dc:creator>Julia Ringo</dc:creator>
              <dc:date>2023-10-20T17:54:00</dc:date>
            </office:change-info>
          </text:insertion>
        </text:changed-region>
        <text:changed-region xml:id="ct93825581154128" text:id="ct93825581154128">
          <text:insertion>
            <office:change-info>
              <dc:creator>Julia Ringo</dc:creator>
              <dc:date>2023-10-20T17:58:00</dc:date>
            </office:change-info>
          </text:insertion>
        </text:changed-region>
        <text:changed-region xml:id="ct93825581156560" text:id="ct93825581156560">
          <text:deletion>
            <office:change-info>
              <dc:creator>Julia Ringo</dc:creator>
              <dc:date>2023-10-20T18:01:00</dc:date>
            </office:change-info>
            <text:p text:style-name="Text_20_body"><text:span text:style-name="T1">,</text:span></text:p>
          </text:deletion>
        </text:changed-region>
        <text:changed-region xml:id="ct93825576779024" text:id="ct93825576779024">
          <text:insertion>
            <office:change-info>
              <dc:creator>Julia Ringo</dc:creator>
              <dc:date>2023-10-20T18:01:00</dc:date>
            </office:change-info>
          </text:insertion>
        </text:changed-region>
        <text:changed-region xml:id="ct93825581156224" text:id="ct93825581156224">
          <text:insertion>
            <office:change-info>
              <dc:creator>Julia Ringo</dc:creator>
              <dc:date>2023-10-20T18:01:00</dc:date>
            </office:change-info>
          </text:insertion>
        </text:changed-region>
        <text:changed-region xml:id="ct93825581160304" text:id="ct93825581160304">
          <text:insertion>
            <office:change-info>
              <dc:creator>Julia Ringo</dc:creator>
              <dc:date>2023-10-20T18:01:00</dc:date>
            </office:change-info>
          </text:insertion>
        </text:changed-region>
        <text:changed-region xml:id="ct93825581160544" text:id="ct93825581160544">
          <text:insertion>
            <office:change-info>
              <dc:creator>Julia Ringo</dc:creator>
              <dc:date>2023-10-20T18:01:00</dc:date>
            </office:change-info>
          </text:insertion>
        </text:changed-region>
        <text:changed-region xml:id="ct93825581161424" text:id="ct93825581161424">
          <text:deletion>
            <office:change-info>
              <dc:creator>Julia Ringo</dc:creator>
              <dc:date>2023-10-05T13:15:00</dc:date>
            </office:change-info>
            <text:p text:style-name="Text_20_body"><text:span text:style-name="T1"><text:s/>— </text:span></text:p>
          </text:deletion>
        </text:changed-region>
        <text:changed-region xml:id="ct93825581161664" text:id="ct93825581161664">
          <text:insertion>
            <office:change-info>
              <dc:creator>Julia Ringo</dc:creator>
              <dc:date>2023-10-05T13:15:00</dc:date>
            </office:change-info>
          </text:insertion>
        </text:changed-region>
        <text:changed-region xml:id="ct93825576820496" text:id="ct93825576820496">
          <text:insertion>
            <office:change-info>
              <dc:creator>Julia Ringo</dc:creator>
              <dc:date>2023-10-20T18:02:00</dc:date>
            </office:change-info>
          </text:insertion>
        </text:changed-region>
        <text:changed-region xml:id="ct93825581165264" text:id="ct93825581165264">
          <text:deletion>
            <office:change-info>
              <dc:creator>Julia Ringo</dc:creator>
              <dc:date>2023-10-20T18:02:00</dc:date>
            </office:change-info>
            <text:p text:style-name="Text_20_body"><text:span text:style-name="T1">re</text:span></text:p>
          </text:deletion>
        </text:changed-region>
        <text:changed-region xml:id="ct93825581166784" text:id="ct93825581166784">
          <text:insertion>
            <office:change-info>
              <dc:creator>Julia Ringo</dc:creator>
              <dc:date>2023-10-20T18:03:00</dc:date>
            </office:change-info>
          </text:insertion>
        </text:changed-region>
        <text:changed-region xml:id="ct93825581167264" text:id="ct93825581167264">
          <text:deletion>
            <office:change-info>
              <dc:creator>Julia Ringo</dc:creator>
              <dc:date>2023-10-20T18:03:00</dc:date>
            </office:change-info>
            <text:p text:style-name="Text_20_body"><text:span text:style-name="T1">e</text:span></text:p>
          </text:deletion>
        </text:changed-region>
        <text:changed-region xml:id="ct93825581167024" text:id="ct93825581167024">
          <text:deletion>
            <office:change-info>
              <dc:creator>Julia Ringo</dc:creator>
              <dc:date>2023-10-20T18:03:00</dc:date>
            </office:change-info>
            <text:p text:style-name="Text_20_body"><text:span text:style-name="T1">to </text:span></text:p>
          </text:deletion>
        </text:changed-region>
        <text:changed-region xml:id="ct93825581171264" text:id="ct93825581171264">
          <text:insertion>
            <office:change-info>
              <dc:creator>Julia Ringo</dc:creator>
              <dc:date>2023-10-20T18:03:00</dc:date>
            </office:change-info>
          </text:insertion>
        </text:changed-region>
        <text:changed-region xml:id="ct93825581171504" text:id="ct93825581171504">
          <text:deletion>
            <office:change-info>
              <dc:creator>Julia Ringo</dc:creator>
              <dc:date>2023-10-20T18:03:00</dc:date>
            </office:change-info>
            <text:p text:style-name="Text_20_body"><text:span text:style-name="T1">;</text:span></text:p>
          </text:deletion>
        </text:changed-region>
        <text:changed-region xml:id="ct93825581174464" text:id="ct93825581174464">
          <text:insertion>
            <office:change-info>
              <dc:creator>Julia Ringo</dc:creator>
              <dc:date>2023-10-20T18:03:00</dc:date>
            </office:change-info>
          </text:insertion>
        </text:changed-region>
        <text:changed-region xml:id="ct93825581174944" text:id="ct93825581174944">
          <text:deletion>
            <office:change-info>
              <dc:creator>Julia Ringo</dc:creator>
              <dc:date>2023-10-20T18:03:00</dc:date>
            </office:change-info>
            <text:p text:style-name="Text_20_body"><text:span text:style-name="T1"><text:s/>though</text:span></text:p>
          </text:deletion>
        </text:changed-region>
        <text:changed-region xml:id="ct93825581174704" text:id="ct93825581174704">
          <text:deletion>
            <office:change-info>
              <dc:creator>Julia Ringo</dc:creator>
              <dc:date>2023-10-05T13:15:00</dc:date>
            </office:change-info>
            <text:p text:style-name="Text_20_body"><text:span text:style-name="T1"><text:s/>— </text:span></text:p>
          </text:deletion>
        </text:changed-region>
        <text:changed-region xml:id="ct93825581175184" text:id="ct93825581175184">
          <text:insertion>
            <office:change-info>
              <dc:creator>Julia Ringo</dc:creator>
              <dc:date>2023-10-05T13:15:00</dc:date>
            </office:change-info>
          </text:insertion>
        </text:changed-region>
        <text:changed-region xml:id="ct93825581179632" text:id="ct93825581179632">
          <text:deletion>
            <office:change-info>
              <dc:creator>Julia Ringo</dc:creator>
              <dc:date>2023-10-10T11:08:00</dc:date>
            </office:change-info>
            <text:p text:style-name="Text_20_body"><text:span text:style-name="T1">…</text:span></text:p>
          </text:deletion>
        </text:changed-region>
        <text:changed-region xml:id="ct93825581179872" text:id="ct93825581179872">
          <text:insertion>
            <office:change-info>
              <dc:creator>Julia Ringo</dc:creator>
              <dc:date>2023-10-10T11:08:00</dc:date>
            </office:change-info>
          </text:insertion>
        </text:changed-region>
        <text:changed-region xml:id="ct93825581180112" text:id="ct93825581180112">
          <text:deletion>
            <office:change-info>
              <dc:creator>Julia Ringo</dc:creator>
              <dc:date>2023-10-20T18:04:00</dc:date>
            </office:change-info>
            <text:p text:style-name="Text_20_body"><text:span text:style-name="T1"><text:s/></text:span></text:p>
          </text:deletion>
        </text:changed-region>
        <text:changed-region xml:id="ct93825576930368" text:id="ct93825576930368">
          <text:insertion>
            <office:change-info>
              <dc:creator>Julia Ringo</dc:creator>
              <dc:date>2023-10-20T18:05:00</dc:date>
            </office:change-info>
          </text:insertion>
        </text:changed-region>
        <text:changed-region xml:id="ct93825581191440" text:id="ct93825581191440">
          <text:deletion>
            <office:change-info>
              <dc:creator>Julia Ringo</dc:creator>
              <dc:date>2023-10-20T18:06:00</dc:date>
            </office:change-info>
            <text:p text:style-name="Text_20_body"><text:span text:style-name="T1">,</text:span></text:p>
          </text:deletion>
        </text:changed-region>
        <text:changed-region xml:id="ct93825581193744" text:id="ct93825581193744">
          <text:insertion>
            <office:change-info>
              <dc:creator>Julia Ringo</dc:creator>
              <dc:date>2023-10-20T18:06:00</dc:date>
            </office:change-info>
          </text:insertion>
        </text:changed-region>
        <text:changed-region xml:id="ct93825581196816" text:id="ct93825581196816">
          <text:deletion>
            <office:change-info>
              <dc:creator>Julia Ringo</dc:creator>
              <dc:date>2023-10-05T13:15:00</dc:date>
            </office:change-info>
            <text:p text:style-name="Text_20_body"><text:span text:style-name="T1"><text:s/>— </text:span></text:p>
          </text:deletion>
        </text:changed-region>
        <text:changed-region xml:id="ct93825581196576" text:id="ct93825581196576">
          <text:insertion>
            <office:change-info>
              <dc:creator>Julia Ringo</dc:creator>
              <dc:date>2023-10-05T13:15:00</dc:date>
            </office:change-info>
          </text:insertion>
        </text:changed-region>
        <text:changed-region xml:id="ct93825581197056" text:id="ct93825581197056">
          <text:insertion>
            <office:change-info>
              <dc:creator>Julia Ringo</dc:creator>
              <dc:date>2023-10-20T18:07:00</dc:date>
            </office:change-info>
          </text:insertion>
        </text:changed-region>
        <text:changed-region xml:id="ct93825581199664" text:id="ct93825581199664">
          <text:deletion>
            <office:change-info>
              <dc:creator>Julia Ringo</dc:creator>
              <dc:date>2023-10-20T18:07:00</dc:date>
            </office:change-info>
            <text:p text:style-name="Text_20_body"><text:span text:style-name="T1">;</text:span></text:p>
          </text:deletion>
        </text:changed-region>
        <text:changed-region xml:id="ct93825581202480" text:id="ct93825581202480">
          <text:deletion>
            <office:change-info>
              <dc:creator>Julia Ringo</dc:creator>
              <dc:date>2023-10-20T18:07:00</dc:date>
            </office:change-info>
            <text:p text:style-name="Text_20_body"><text:span text:style-name="T1">3000 </text:span></text:p>
          </text:deletion>
        </text:changed-region>
        <text:changed-region xml:id="ct93825581201344" text:id="ct93825581201344">
          <text:insertion>
            <office:change-info>
              <dc:creator>Julia Ringo</dc:creator>
              <dc:date>2023-10-20T18:07:00</dc:date>
            </office:change-info>
          </text:insertion>
        </text:changed-region>
        <text:changed-region xml:id="ct93825577174560" text:id="ct93825577174560">
          <text:deletion>
            <office:change-info>
              <dc:creator>Julia Ringo</dc:creator>
              <dc:date>2023-10-20T18:09:00</dc:date>
            </office:change-info>
            <text:p text:style-name="Text_20_body"><text:span text:style-name="T1">at the same time </text:span></text:p>
          </text:deletion>
        </text:changed-region>
        <text:changed-region xml:id="ct93825581202720" text:id="ct93825581202720">
          <text:insertion>
            <office:change-info>
              <dc:creator>Julia Ringo</dc:creator>
              <dc:date>2023-10-20T18:09:00</dc:date>
            </office:change-info>
          </text:insertion>
        </text:changed-region>
        <text:changed-region xml:id="ct93825581200800" text:id="ct93825581200800">
          <text:deletion>
            <office:change-info>
              <dc:creator>Julia Ringo</dc:creator>
              <dc:date>2023-10-20T18:12:00</dc:date>
            </office:change-info>
            <text:p text:style-name="Text_20_body"><text:span text:style-name="T1">,</text:span></text:p>
          </text:deletion>
        </text:changed-region>
        <text:changed-region xml:id="ct93825581208480" text:id="ct93825581208480">
          <text:insertion>
            <office:change-info>
              <dc:creator>Julia Ringo</dc:creator>
              <dc:date>2023-10-20T18:09:00</dc:date>
            </office:change-info>
          </text:insertion>
        </text:changed-region>
        <text:changed-region xml:id="ct93825581211376" text:id="ct93825581211376">
          <text:deletion>
            <office:change-info>
              <dc:creator>Julia Ringo</dc:creator>
              <dc:date>2023-10-20T18:12:00</dc:date>
            </office:change-info>
            <text:p text:style-name="Text_20_body"><text:span text:style-name="T1">,</text:span></text:p>
          </text:deletion>
        </text:changed-region>
        <text:changed-region xml:id="ct93825581212256" text:id="ct93825581212256">
          <text:insertion>
            <office:change-info>
              <dc:creator>Julia Ringo</dc:creator>
              <dc:date>2023-10-20T18:12:00</dc:date>
            </office:change-info>
          </text:insertion>
        </text:changed-region>
        <text:changed-region xml:id="ct93825581212496" text:id="ct93825581212496">
          <text:deletion>
            <office:change-info>
              <dc:creator>Julia Ringo</dc:creator>
              <dc:date>2023-10-05T13:15:00</dc:date>
            </office:change-info>
            <text:p text:style-name="Text_20_body"><text:span text:style-name="T1"><text:s/>— </text:span></text:p>
          </text:deletion>
        </text:changed-region>
        <text:changed-region xml:id="ct93825581213120" text:id="ct93825581213120">
          <text:insertion>
            <office:change-info>
              <dc:creator>Julia Ringo</dc:creator>
              <dc:date>2023-10-05T13:15:00</dc:date>
            </office:change-info>
          </text:insertion>
        </text:changed-region>
        <text:changed-region xml:id="ct93825581215120" text:id="ct93825581215120">
          <text:deletion>
            <office:change-info>
              <dc:creator>Julia Ringo</dc:creator>
              <dc:date>2023-10-05T13:15:00</dc:date>
            </office:change-info>
            <text:p text:style-name="Text_20_body"><text:span text:style-name="T1"><text:s/>— </text:span></text:p>
          </text:deletion>
        </text:changed-region>
        <text:changed-region xml:id="ct93825581214112" text:id="ct93825581214112">
          <text:insertion>
            <office:change-info>
              <dc:creator>Julia Ringo</dc:creator>
              <dc:date>2023-10-05T13:15:00</dc:date>
            </office:change-info>
          </text:insertion>
        </text:changed-region>
        <text:changed-region xml:id="ct93825577329216" text:id="ct93825577329216">
          <text:deletion>
            <office:change-info>
              <dc:creator>Julia Ringo</dc:creator>
              <dc:date>2023-10-05T13:15:00</dc:date>
            </office:change-info>
            <text:p text:style-name="Text_20_body"><text:span text:style-name="T1"><text:s/>— </text:span></text:p>
          </text:deletion>
        </text:changed-region>
        <text:changed-region xml:id="ct93825581199104" text:id="ct93825581199104">
          <text:insertion>
            <office:change-info>
              <dc:creator>Julia Ringo</dc:creator>
              <dc:date>2023-10-05T13:15:00</dc:date>
            </office:change-info>
          </text:insertion>
        </text:changed-region>
        <text:changed-region xml:id="ct93825581222768" text:id="ct93825581222768">
          <text:deletion>
            <office:change-info>
              <dc:creator>Julia Ringo</dc:creator>
              <dc:date>2023-10-05T13:15:00</dc:date>
            </office:change-info>
            <text:p text:style-name="Text_20_body"><text:span text:style-name="T1"><text:s/>— </text:span></text:p>
          </text:deletion>
        </text:changed-region>
        <text:changed-region xml:id="ct93825581223792" text:id="ct93825581223792">
          <text:insertion>
            <office:change-info>
              <dc:creator>Julia Ringo</dc:creator>
              <dc:date>2023-10-05T13:15:00</dc:date>
            </office:change-info>
          </text:insertion>
        </text:changed-region>
        <text:changed-region xml:id="ct93825577350176" text:id="ct93825577350176">
          <text:insertion>
            <office:change-info>
              <dc:creator>Julia Ringo</dc:creator>
              <dc:date>2023-10-20T18:13:00</dc:date>
            </office:change-info>
          </text:insertion>
        </text:changed-region>
        <text:changed-region xml:id="ct93825581232208" text:id="ct93825581232208">
          <text:deletion>
            <office:change-info>
              <dc:creator>Julia Ringo</dc:creator>
              <dc:date>2023-10-05T13:15:00</dc:date>
            </office:change-info>
            <text:p text:style-name="Text_20_body"><text:span text:style-name="T1"><text:s/>— </text:span></text:p>
          </text:deletion>
        </text:changed-region>
        <text:changed-region xml:id="ct93825581232848" text:id="ct93825581232848">
          <text:insertion>
            <office:change-info>
              <dc:creator>Julia Ringo</dc:creator>
              <dc:date>2023-10-05T13:15:00</dc:date>
            </office:change-info>
          </text:insertion>
        </text:changed-region>
        <text:changed-region xml:id="ct93825581234960" text:id="ct93825581234960">
          <text:deletion>
            <office:change-info>
              <dc:creator>Julia Ringo</dc:creator>
              <dc:date>2023-10-05T13:15:00</dc:date>
            </office:change-info>
            <text:p text:style-name="Text_20_body"><text:span text:style-name="T1"><text:s/>— </text:span></text:p>
          </text:deletion>
        </text:changed-region>
        <text:changed-region xml:id="ct93825581236016" text:id="ct93825581236016">
          <text:insertion>
            <office:change-info>
              <dc:creator>Julia Ringo</dc:creator>
              <dc:date>2023-10-05T13:15:00</dc:date>
            </office:change-info>
          </text:insertion>
        </text:changed-region>
        <text:changed-region xml:id="ct93825581242880" text:id="ct93825581242880">
          <text:deletion>
            <office:change-info>
              <dc:creator>Julia Ringo</dc:creator>
              <dc:date>2023-10-10T11:08:00</dc:date>
            </office:change-info>
            <text:p text:style-name="Text_20_body"><text:span text:style-name="T1">…</text:span></text:p>
          </text:deletion>
        </text:changed-region>
        <text:changed-region xml:id="ct93825581243120" text:id="ct93825581243120">
          <text:insertion>
            <office:change-info>
              <dc:creator>Julia Ringo</dc:creator>
              <dc:date>2023-10-10T11:08:00</dc:date>
            </office:change-info>
          </text:insertion>
        </text:changed-region>
        <text:changed-region xml:id="ct93825581243360" text:id="ct93825581243360">
          <text:deletion>
            <office:change-info>
              <dc:creator>Julia Ringo</dc:creator>
              <dc:date>2023-10-20T18:14:00</dc:date>
            </office:change-info>
            <text:p text:style-name="Text_20_body"><text:span text:style-name="T1"><text:s/></text:span></text:p>
          </text:deletion>
        </text:changed-region>
        <text:changed-region xml:id="ct93825581243600" text:id="ct93825581243600">
          <text:deletion>
            <office:change-info>
              <dc:creator>Julia Ringo</dc:creator>
              <dc:date>2023-10-20T18:14:00</dc:date>
            </office:change-info>
            <text:p text:style-name="Text_20_body"><text:span text:style-name="T1"><text:s/></text:span></text:p>
          </text:deletion>
        </text:changed-region>
        <text:changed-region xml:id="ct93825581256320" text:id="ct93825581256320">
          <text:deletion>
            <office:change-info>
              <dc:creator>Julia Ringo</dc:creator>
              <dc:date>2023-10-05T13:15:00</dc:date>
            </office:change-info>
            <text:p text:style-name="Text_20_body"><text:span text:style-name="T1"><text:s/>— </text:span></text:p>
          </text:deletion>
        </text:changed-region>
        <text:changed-region xml:id="ct93825581257568" text:id="ct93825581257568">
          <text:insertion>
            <office:change-info>
              <dc:creator>Julia Ringo</dc:creator>
              <dc:date>2023-10-05T13:15:00</dc:date>
            </office:change-info>
          </text:insertion>
        </text:changed-region>
        <text:changed-region xml:id="ct93825581259040" text:id="ct93825581259040">
          <text:deletion>
            <office:change-info>
              <dc:creator>Julia Ringo</dc:creator>
              <dc:date>2023-10-05T13:15:00</dc:date>
            </office:change-info>
            <text:p text:style-name="Text_20_body"><text:span text:style-name="T1"><text:s/>— </text:span></text:p>
          </text:deletion>
        </text:changed-region>
        <text:changed-region xml:id="ct93825581260512" text:id="ct93825581260512">
          <text:insertion>
            <office:change-info>
              <dc:creator>Julia Ringo</dc:creator>
              <dc:date>2023-10-05T13:15:00</dc:date>
            </office:change-info>
          </text:insertion>
        </text:changed-region>
        <text:changed-region xml:id="ct93825581269168" text:id="ct93825581269168">
          <text:deletion>
            <office:change-info>
              <dc:creator>Julia Ringo</dc:creator>
              <dc:date>2023-10-10T11:08:00</dc:date>
            </office:change-info>
            <text:p text:style-name="Text_20_body"><text:span text:style-name="T1">…</text:span></text:p>
          </text:deletion>
        </text:changed-region>
        <text:changed-region xml:id="ct93825581268928" text:id="ct93825581268928">
          <text:deletion>
            <office:change-info>
              <dc:creator>Julia Ringo</dc:creator>
              <dc:date>2023-10-20T18:15:00</dc:date>
            </office:change-info>
            <text:p text:style-name="Text_20_body"><text:span text:style-name="T1">. </text:span></text:p>
          </text:deletion>
        </text:changed-region>
        <text:changed-region xml:id="ct93825581269488" text:id="ct93825581269488">
          <text:insertion>
            <office:change-info>
              <dc:creator>Julia Ringo</dc:creator>
              <dc:date>2023-10-10T11:08:00</dc:date>
            </office:change-info>
          </text:insertion>
        </text:changed-region>
        <text:changed-region xml:id="ct93825581270864" text:id="ct93825581270864">
          <text:insertion>
            <office:change-info>
              <dc:creator>Julia Ringo</dc:creator>
              <dc:date>2023-10-20T18:15:00</dc:date>
            </office:change-info>
          </text:insertion>
        </text:changed-region>
        <text:changed-region xml:id="ct93825581273424" text:id="ct93825581273424">
          <text:deletion>
            <office:change-info>
              <dc:creator>Julia Ringo</dc:creator>
              <dc:date>2023-10-20T18:15:00</dc:date>
            </office:change-info>
            <text:p text:style-name="Text_20_body"><text:span text:style-name="T1">30 </text:span></text:p>
          </text:deletion>
        </text:changed-region>
        <text:changed-region xml:id="ct93825581273664" text:id="ct93825581273664">
          <text:insertion>
            <office:change-info>
              <dc:creator>Julia Ringo</dc:creator>
              <dc:date>2023-10-20T18:15:00</dc:date>
            </office:change-info>
          </text:insertion>
        </text:changed-region>
        <text:changed-region xml:id="ct93825581275616" text:id="ct93825581275616">
          <text:insertion>
            <office:change-info>
              <dc:creator>Julia Ringo</dc:creator>
              <dc:date>2023-10-20T18:16:00</dc:date>
            </office:change-info>
          </text:insertion>
        </text:changed-region>
        <text:changed-region xml:id="ct93825581276304" text:id="ct93825581276304">
          <text:deletion>
            <office:change-info>
              <dc:creator>Julia Ringo</dc:creator>
              <dc:date>2023-10-10T11:08:00</dc:date>
            </office:change-info>
            <text:p text:style-name="Text_20_body"><text:span text:style-name="T1">…</text:span></text:p>
          </text:deletion>
        </text:changed-region>
        <text:changed-region xml:id="ct93825581277360" text:id="ct93825581277360">
          <text:insertion>
            <office:change-info>
              <dc:creator>Julia Ringo</dc:creator>
              <dc:date>2023-10-10T11:08:00</dc:date>
            </office:change-info>
          </text:insertion>
        </text:changed-region>
        <text:changed-region xml:id="ct93825581276544" text:id="ct93825581276544">
          <text:deletion>
            <office:change-info>
              <dc:creator>Julia Ringo</dc:creator>
              <dc:date>2023-10-10T11:08:00</dc:date>
            </office:change-info>
            <text:p text:style-name="Text_20_body"><text:span text:style-name="T1">…</text:span></text:p>
          </text:deletion>
        </text:changed-region>
        <text:changed-region xml:id="ct93825581279536" text:id="ct93825581279536">
          <text:insertion>
            <office:change-info>
              <dc:creator>Julia Ringo</dc:creator>
              <dc:date>2023-10-10T11:08:00</dc:date>
            </office:change-info>
          </text:insertion>
        </text:changed-region>
        <text:changed-region xml:id="ct93825581282736" text:id="ct93825581282736">
          <text:insertion>
            <office:change-info>
              <dc:creator>Julia Ringo</dc:creator>
              <dc:date>2023-10-20T18:17:00</dc:date>
            </office:change-info>
          </text:insertion>
        </text:changed-region>
        <text:changed-region xml:id="ct93825581282976" text:id="ct93825581282976">
          <text:insertion>
            <office:change-info>
              <dc:creator>Julia Ringo</dc:creator>
              <dc:date>2023-10-20T18:17:00</dc:date>
            </office:change-info>
          </text:insertion>
        </text:changed-region>
        <text:changed-region xml:id="ct93825581285392" text:id="ct93825581285392">
          <text:deletion>
            <office:change-info>
              <dc:creator>Julia Ringo</dc:creator>
              <dc:date>2023-10-20T18:17:00</dc:date>
            </office:change-info>
            <text:p text:style-name="Text_20_body"><text:span text:style-name="T1">..,</text:span></text:p>
          </text:deletion>
        </text:changed-region>
        <text:changed-region xml:id="ct93825581286272" text:id="ct93825581286272">
          <text:insertion>
            <office:change-info>
              <dc:creator>Julia Ringo</dc:creator>
              <dc:date>2023-10-20T18:18:00</dc:date>
            </office:change-info>
          </text:insertion>
        </text:changed-region>
        <text:changed-region xml:id="ct93825581286512" text:id="ct93825581286512">
          <text:deletion>
            <office:change-info>
              <dc:creator>Julia Ringo</dc:creator>
              <dc:date>2023-10-20T18:18:00</dc:date>
            </office:change-info>
            <text:p text:style-name="Text_20_body"><text:span text:style-name="T1">,</text:span></text:p>
          </text:deletion>
        </text:changed-region>
        <text:changed-region xml:id="ct93825581286752" text:id="ct93825581286752">
          <text:insertion>
            <office:change-info>
              <dc:creator>Julia Ringo</dc:creator>
              <dc:date>2023-10-20T18:18:00</dc:date>
            </office:change-info>
          </text:insertion>
        </text:changed-region>
        <text:changed-region xml:id="ct93825581287152" text:id="ct93825581287152">
          <text:deletion>
            <office:change-info>
              <dc:creator>Julia Ringo</dc:creator>
              <dc:date>2023-10-20T18:18:00</dc:date>
            </office:change-info>
            <text:p text:style-name="Text_20_body"><text:span text:style-name="T1">w</text:span></text:p>
          </text:deletion>
        </text:changed-region>
        <text:changed-region xml:id="ct93825581288448" text:id="ct93825581288448">
          <text:insertion>
            <office:change-info>
              <dc:creator>Julia Ringo</dc:creator>
              <dc:date>2023-10-20T18:18:00</dc:date>
            </office:change-info>
          </text:insertion>
        </text:changed-region>
        <text:changed-region xml:id="ct93825581288688" text:id="ct93825581288688">
          <text:deletion>
            <office:change-info>
              <dc:creator>Julia Ringo</dc:creator>
              <dc:date>2023-10-20T18:18:00</dc:date>
            </office:change-info>
            <text:p text:style-name="Text_20_body"><text:span text:style-name="T1">..</text:span></text:p>
          </text:deletion>
        </text:changed-region>
        <text:changed-region xml:id="ct93825581289248" text:id="ct93825581289248">
          <text:insertion>
            <office:change-info>
              <dc:creator>Julia Ringo</dc:creator>
              <dc:date>2023-10-20T18:18:00</dc:date>
            </office:change-info>
          </text:insertion>
        </text:changed-region>
        <text:changed-region xml:id="ct93825581291584" text:id="ct93825581291584">
          <text:deletion>
            <office:change-info>
              <dc:creator>Julia Ringo</dc:creator>
              <dc:date>2023-10-05T13:15:00</dc:date>
            </office:change-info>
            <text:p text:style-name="Text_20_body"><text:span text:style-name="T1"><text:s/>— </text:span></text:p>
          </text:deletion>
        </text:changed-region>
        <text:changed-region xml:id="ct93825581292112" text:id="ct93825581292112">
          <text:insertion>
            <office:change-info>
              <dc:creator>Julia Ringo</dc:creator>
              <dc:date>2023-10-05T13:15:00</dc:date>
            </office:change-info>
          </text:insertion>
        </text:changed-region>
        <text:changed-region xml:id="ct93825581292352" text:id="ct93825581292352">
          <text:insertion>
            <office:change-info>
              <dc:creator>Julia Ringo</dc:creator>
              <dc:date>2023-10-20T18:18:00</dc:date>
            </office:change-info>
          </text:insertion>
        </text:changed-region>
        <text:changed-region xml:id="ct93825581294736" text:id="ct93825581294736">
          <text:deletion>
            <office:change-info>
              <dc:creator>Julia Ringo</dc:creator>
              <dc:date>2023-10-10T11:08:00</dc:date>
            </office:change-info>
            <text:p text:style-name="Text_20_body"><text:span text:style-name="T1">…</text:span></text:p>
          </text:deletion>
        </text:changed-region>
        <text:changed-region xml:id="ct93825581292992" text:id="ct93825581292992">
          <text:insertion>
            <office:change-info>
              <dc:creator>Julia Ringo</dc:creator>
              <dc:date>2023-10-10T11:08:00</dc:date>
            </office:change-info>
          </text:insertion>
        </text:changed-region>
        <text:changed-region xml:id="ct93825581295232" text:id="ct93825581295232">
          <text:deletion>
            <office:change-info>
              <dc:creator>Julia Ringo</dc:creator>
              <dc:date>2023-10-20T18:18:00</dc:date>
            </office:change-info>
            <text:p text:style-name="Text_20_body"><text:span text:style-name="T1"><text:s/></text:span></text:p>
          </text:deletion>
        </text:changed-region>
        <text:changed-region xml:id="ct93825581295856" text:id="ct93825581295856">
          <text:deletion>
            <office:change-info>
              <dc:creator>Julia Ringo</dc:creator>
              <dc:date>2023-10-10T11:08:00</dc:date>
            </office:change-info>
            <text:p text:style-name="Text_20_body"><text:span text:style-name="T1">…</text:span></text:p>
          </text:deletion>
        </text:changed-region>
        <text:changed-region xml:id="ct93825581296496" text:id="ct93825581296496">
          <text:insertion>
            <office:change-info>
              <dc:creator>Julia Ringo</dc:creator>
              <dc:date>2023-10-10T11:08:00</dc:date>
            </office:change-info>
          </text:insertion>
        </text:changed-region>
        <text:changed-region xml:id="ct93825581292592" text:id="ct93825581292592">
          <text:deletion>
            <office:change-info>
              <dc:creator>Julia Ringo</dc:creator>
              <dc:date>2023-10-10T11:08:00</dc:date>
            </office:change-info>
            <text:p text:style-name="Text_20_body"><text:span text:style-name="T1">…</text:span></text:p>
          </text:deletion>
        </text:changed-region>
        <text:changed-region xml:id="ct93825581278080" text:id="ct93825581278080">
          <text:insertion>
            <office:change-info>
              <dc:creator>Julia Ringo</dc:creator>
              <dc:date>2023-10-10T11:08:00</dc:date>
            </office:change-info>
          </text:insertion>
        </text:changed-region>
        <text:changed-region xml:id="ct93825577529584" text:id="ct93825577529584">
          <text:deletion>
            <office:change-info>
              <dc:creator>Julia Ringo</dc:creator>
              <dc:date>2023-10-20T18:18:00</dc:date>
            </office:change-info>
            <text:p text:style-name="Text_20_body"><text:span text:style-name="T1"><text:s/></text:span></text:p>
          </text:deletion>
        </text:changed-region>
        <text:changed-region xml:id="ct93825575525392" text:id="ct93825575525392">
          <text:insertion>
            <office:change-info>
              <dc:creator>Julia Ringo</dc:creator>
              <dc:date>2023-10-20T18:18:00</dc:date>
            </office:change-info>
          </text:insertion>
        </text:changed-region>
        <text:changed-region xml:id="ct93825575528112" text:id="ct93825575528112">
          <text:insertion>
            <office:change-info>
              <dc:creator>Julia Ringo</dc:creator>
              <dc:date>2023-10-20T18:19:00</dc:date>
            </office:change-info>
          </text:insertion>
        </text:changed-region>
        <text:changed-region xml:id="ct93825575711792" text:id="ct93825575711792">
          <text:deletion>
            <office:change-info>
              <dc:creator>Julia Ringo</dc:creator>
              <dc:date>2023-10-20T18:19:00</dc:date>
            </office:change-info>
            <text:p text:style-name="Text_20_body"><text:span text:style-name="T1">,</text:span></text:p>
          </text:deletion>
        </text:changed-region>
        <text:changed-region xml:id="ct93825581224336" text:id="ct93825581224336">
          <text:insertion>
            <office:change-info>
              <dc:creator>Julia Ringo</dc:creator>
              <dc:date>2023-10-20T18:19:00</dc:date>
            </office:change-info>
          </text:insertion>
        </text:changed-region>
        <text:changed-region xml:id="ct93825575980992" text:id="ct93825575980992">
          <text:deletion>
            <office:change-info>
              <dc:creator>Julia Ringo</dc:creator>
              <dc:date>2023-10-20T18:19:00</dc:date>
            </office:change-info>
            <text:p text:style-name="Text_20_body"><text:span text:style-name="T1">l</text:span></text:p>
          </text:deletion>
        </text:changed-region>
        <text:changed-region xml:id="ct93825580292608" text:id="ct93825580292608">
          <text:insertion>
            <office:change-info>
              <dc:creator>Julia Ringo</dc:creator>
              <dc:date>2023-10-20T18:19:00</dc:date>
            </office:change-info>
          </text:insertion>
        </text:changed-region>
        <text:changed-region xml:id="ct93825580292848" text:id="ct93825580292848">
          <text:deletion>
            <office:change-info>
              <dc:creator>Julia Ringo</dc:creator>
              <dc:date>2023-10-20T18:19:00</dc:date>
            </office:change-info>
            <text:p text:style-name="Text_20_body"><text:span text:style-name="T1">,</text:span></text:p>
          </text:deletion>
        </text:changed-region>
        <text:changed-region xml:id="ct93825580293456" text:id="ct93825580293456">
          <text:deletion>
            <office:change-info>
              <dc:creator>Julia Ringo</dc:creator>
              <dc:date>2023-10-20T18:19:00</dc:date>
            </office:change-info>
            <text:p text:style-name="Text_20_body"><text:span text:style-name="T1">he added.</text:span></text:p>
          </text:deletion>
        </text:changed-region>
        <text:changed-region xml:id="ct93825580294560" text:id="ct93825580294560">
          <text:insertion>
            <office:change-info>
              <dc:creator>Julia Ringo</dc:creator>
              <dc:date>2023-10-20T18:19:00</dc:date>
            </office:change-info>
          </text:insertion>
        </text:changed-region>
        <text:changed-region xml:id="ct93825580295728" text:id="ct93825580295728">
          <text:insertion>
            <office:change-info>
              <dc:creator>Julia Ringo</dc:creator>
              <dc:date>2023-10-20T18:19:00</dc:date>
            </office:change-info>
          </text:insertion>
        </text:changed-region>
        <text:changed-region xml:id="ct93825575982240" text:id="ct93825575982240">
          <text:insertion>
            <office:change-info>
              <dc:creator>Julia Ringo</dc:creator>
              <dc:date>2023-10-20T18:19:00</dc:date>
            </office:change-info>
          </text:insertion>
        </text:changed-region>
        <text:changed-region xml:id="ct93825580290688" text:id="ct93825580290688">
          <text:insertion>
            <office:change-info>
              <dc:creator>Julia Ringo</dc:creator>
              <dc:date>2023-10-20T18:20:00</dc:date>
            </office:change-info>
          </text:insertion>
        </text:changed-region>
        <text:changed-region xml:id="ct93825581324672" text:id="ct93825581324672">
          <text:deletion>
            <office:change-info>
              <dc:creator>Julia Ringo</dc:creator>
              <dc:date>2023-10-05T13:15:00</dc:date>
            </office:change-info>
            <text:p text:style-name="Text_20_body"><text:span text:style-name="T1"><text:s/>— </text:span></text:p>
          </text:deletion>
        </text:changed-region>
        <text:changed-region xml:id="ct93825581325360" text:id="ct93825581325360">
          <text:insertion>
            <office:change-info>
              <dc:creator>Julia Ringo</dc:creator>
              <dc:date>2023-10-05T13:15:00</dc:date>
            </office:change-info>
          </text:insertion>
        </text:changed-region>
        <text:changed-region xml:id="ct93825581326176" text:id="ct93825581326176">
          <text:deletion>
            <office:change-info>
              <dc:creator>Julia Ringo</dc:creator>
              <dc:date>2023-10-20T18:20:00</dc:date>
            </office:change-info>
            <text:p text:style-name="Text_20_body"><text:span text:style-name="T1">100 </text:span></text:p>
          </text:deletion>
        </text:changed-region>
        <text:changed-region xml:id="ct93825581327472" text:id="ct93825581327472">
          <text:insertion>
            <office:change-info>
              <dc:creator>Julia Ringo</dc:creator>
              <dc:date>2023-10-20T18:20:00</dc:date>
            </office:change-info>
          </text:insertion>
        </text:changed-region>
        <text:changed-region xml:id="ct93825581326416" text:id="ct93825581326416">
          <text:insertion>
            <office:change-info>
              <dc:creator>Julia Ringo</dc:creator>
              <dc:date>2023-10-20T18:20:00</dc:date>
            </office:change-info>
          </text:insertion>
        </text:changed-region>
        <text:changed-region xml:id="ct93825581329104" text:id="ct93825581329104">
          <text:deletion>
            <office:change-info>
              <dc:creator>Julia Ringo</dc:creator>
              <dc:date>2023-10-20T18:20:00</dc:date>
            </office:change-info>
            <text:p text:style-name="Text_20_body"><text:span text:style-name="T1">w</text:span></text:p>
          </text:deletion>
        </text:changed-region>
        <text:changed-region xml:id="ct93825581329840" text:id="ct93825581329840">
          <text:deletion>
            <office:change-info>
              <dc:creator>Julia Ringo</dc:creator>
              <dc:date>2023-10-20T18:20:00</dc:date>
            </office:change-info>
            <text:p text:style-name="Text_20_body"><text:span text:style-name="T1">,</text:span></text:p>
          </text:deletion>
        </text:changed-region>
        <text:changed-region xml:id="ct93825581330080" text:id="ct93825581330080">
          <text:deletion>
            <office:change-info>
              <dc:creator>Julia Ringo</dc:creator>
              <dc:date>2023-10-20T18:20:00</dc:date>
            </office:change-info>
            <text:p text:style-name="Text_20_body"><text:span text:style-name="T1">200 </text:span></text:p>
          </text:deletion>
        </text:changed-region>
        <text:changed-region xml:id="ct93825581329600" text:id="ct93825581329600">
          <text:insertion>
            <office:change-info>
              <dc:creator>Julia Ringo</dc:creator>
              <dc:date>2023-10-20T18:20:00</dc:date>
            </office:change-info>
          </text:insertion>
        </text:changed-region>
        <text:changed-region xml:id="ct93825581334512" text:id="ct93825581334512">
          <text:insertion>
            <office:change-info>
              <dc:creator>Julia Ringo</dc:creator>
              <dc:date>2023-10-20T18:20:00</dc:date>
            </office:change-info>
          </text:insertion>
        </text:changed-region>
        <text:changed-region xml:id="ct93825581334752" text:id="ct93825581334752">
          <text:deletion>
            <office:change-info>
              <dc:creator>Julia Ringo</dc:creator>
              <dc:date>2023-10-20T18:20:00</dc:date>
            </office:change-info>
            <text:p text:style-name="Text_20_body"><text:span text:style-name="T1">,</text:span></text:p>
          </text:deletion>
        </text:changed-region>
        <text:changed-region xml:id="ct93825581335632" text:id="ct93825581335632">
          <text:insertion>
            <office:change-info>
              <dc:creator>Julia Ringo</dc:creator>
              <dc:date>2023-10-20T18:20:00</dc:date>
            </office:change-info>
          </text:insertion>
        </text:changed-region>
        <text:changed-region xml:id="ct93825581335872" text:id="ct93825581335872">
          <text:deletion>
            <office:change-info>
              <dc:creator>Julia Ringo</dc:creator>
              <dc:date>2023-10-20T18:20:00</dc:date>
            </office:change-info>
            <text:p text:style-name="Text_20_body"><text:span text:style-name="T1">200 </text:span></text:p>
          </text:deletion>
        </text:changed-region>
        <text:changed-region xml:id="ct93825581337600" text:id="ct93825581337600">
          <text:insertion>
            <office:change-info>
              <dc:creator>Julia Ringo</dc:creator>
              <dc:date>2023-10-20T18:20:00</dc:date>
            </office:change-info>
          </text:insertion>
        </text:changed-region>
        <text:changed-region xml:id="ct93825581338368" text:id="ct93825581338368">
          <text:insertion>
            <office:change-info>
              <dc:creator>Julia Ringo</dc:creator>
              <dc:date>2023-10-20T18:21:00</dc:date>
            </office:change-info>
          </text:insertion>
        </text:changed-region>
        <text:changed-region xml:id="ct93825581338656" text:id="ct93825581338656">
          <text:deletion>
            <office:change-info>
              <dc:creator>Julia Ringo</dc:creator>
              <dc:date>2023-10-20T18:21:00</dc:date>
            </office:change-info>
            <text:p text:style-name="Text_20_body"><text:span text:style-name="T1">w</text:span></text:p>
          </text:deletion>
        </text:changed-region>
        <text:changed-region xml:id="ct93825581339664" text:id="ct93825581339664">
          <text:insertion>
            <office:change-info>
              <dc:creator>Julia Ringo</dc:creator>
              <dc:date>2023-10-20T18:21:00</dc:date>
            </office:change-info>
          </text:insertion>
        </text:changed-region>
        <text:changed-region xml:id="ct93825581340784" text:id="ct93825581340784">
          <text:insertion>
            <office:change-info>
              <dc:creator>Julia Ringo</dc:creator>
              <dc:date>2023-10-20T18:22:00</dc:date>
            </office:change-info>
          </text:insertion>
        </text:changed-region>
        <text:changed-region xml:id="ct93825581341664" text:id="ct93825581341664">
          <text:insertion>
            <office:change-info>
              <dc:creator>Julia Ringo</dc:creator>
              <dc:date>2023-10-20T18:22:00</dc:date>
            </office:change-info>
          </text:insertion>
        </text:changed-region>
        <text:changed-region xml:id="ct93825581344464" text:id="ct93825581344464">
          <text:deletion>
            <office:change-info>
              <dc:creator>Julia Ringo</dc:creator>
              <dc:date>2023-10-05T13:15:00</dc:date>
            </office:change-info>
            <text:p text:style-name="Text_20_body"><text:span text:style-name="T1"><text:s/>— </text:span></text:p>
          </text:deletion>
        </text:changed-region>
        <text:changed-region xml:id="ct93825581344704" text:id="ct93825581344704">
          <text:insertion>
            <office:change-info>
              <dc:creator>Julia Ringo</dc:creator>
              <dc:date>2023-10-05T13:15:00</dc:date>
            </office:change-info>
          </text:insertion>
        </text:changed-region>
        <text:changed-region xml:id="ct93825581345584" text:id="ct93825581345584">
          <text:insertion>
            <office:change-info>
              <dc:creator>Julia Ringo</dc:creator>
              <dc:date>2023-10-20T18:34:00</dc:date>
            </office:change-info>
          </text:insertion>
        </text:changed-region>
        <text:changed-region xml:id="ct93825581345824" text:id="ct93825581345824">
          <text:deletion>
            <office:change-info>
              <dc:creator>Julia Ringo</dc:creator>
              <dc:date>2023-10-20T18:34:00</dc:date>
            </office:change-info>
            <text:p text:style-name="Text_20_body"><text:span text:style-name="T1">,</text:span></text:p>
          </text:deletion>
        </text:changed-region>
        <text:changed-region xml:id="ct93825581346064" text:id="ct93825581346064">
          <text:insertion>
            <office:change-info>
              <dc:creator>Julia Ringo</dc:creator>
              <dc:date>2023-10-20T18:34:00</dc:date>
            </office:change-info>
          </text:insertion>
        </text:changed-region>
        <text:changed-region xml:id="ct93825581346304" text:id="ct93825581346304">
          <text:deletion>
            <office:change-info>
              <dc:creator>Julia Ringo</dc:creator>
              <dc:date>2023-10-20T18:34:00</dc:date>
            </office:change-info>
            <text:p text:style-name="Text_20_body"><text:span text:style-name="T1">w</text:span></text:p>
          </text:deletion>
        </text:changed-region>
        <text:changed-region xml:id="ct93825581347680" text:id="ct93825581347680">
          <text:insertion>
            <office:change-info>
              <dc:creator>Julia Ringo</dc:creator>
              <dc:date>2023-10-20T18:34:00</dc:date>
            </office:change-info>
          </text:insertion>
        </text:changed-region>
        <text:changed-region xml:id="ct93825581348720" text:id="ct93825581348720">
          <text:insertion>
            <office:change-info>
              <dc:creator>Julia Ringo</dc:creator>
              <dc:date>2023-10-20T18:34:00</dc:date>
            </office:change-info>
          </text:insertion>
        </text:changed-region>
        <text:changed-region xml:id="ct93825581350240" text:id="ct93825581350240">
          <text:deletion>
            <office:change-info>
              <dc:creator>Julia Ringo</dc:creator>
              <dc:date>2023-10-20T18:34:00</dc:date>
            </office:change-info>
            <text:p text:style-name="Text_20_body"><text:span text:style-name="T1"><text:s/></text:span></text:p>
          </text:deletion>
        </text:changed-region>
        <text:changed-region xml:id="ct93825581350880" text:id="ct93825581350880">
          <text:insertion>
            <office:change-info>
              <dc:creator>Julia Ringo</dc:creator>
              <dc:date>2023-10-20T18:34:00</dc:date>
            </office:change-info>
          </text:insertion>
        </text:changed-region>
        <text:changed-region xml:id="ct93825581355056" text:id="ct93825581355056">
          <text:insertion>
            <office:change-info>
              <dc:creator>Julia Ringo</dc:creator>
              <dc:date>2023-10-20T18:34:00</dc:date>
            </office:change-info>
          </text:insertion>
        </text:changed-region>
        <text:changed-region xml:id="ct93825581355568" text:id="ct93825581355568">
          <text:insertion>
            <office:change-info>
              <dc:creator>Julia Ringo</dc:creator>
              <dc:date>2023-10-20T18:34:00</dc:date>
            </office:change-info>
          </text:insertion>
        </text:changed-region>
        <text:changed-region xml:id="ct93825581356656" text:id="ct93825581356656">
          <text:deletion>
            <office:change-info>
              <dc:creator>Julia Ringo</dc:creator>
              <dc:date>2023-10-20T18:34:00</dc:date>
            </office:change-info>
            <text:p text:style-name="Text_20_body"><text:span text:style-name="T1">,</text:span></text:p>
          </text:deletion>
        </text:changed-region>
        <text:changed-region xml:id="ct93825581356896" text:id="ct93825581356896">
          <text:insertion>
            <office:change-info>
              <dc:creator>Julia Ringo</dc:creator>
              <dc:date>2023-10-20T18:34:00</dc:date>
            </office:change-info>
          </text:insertion>
        </text:changed-region>
        <text:changed-region xml:id="ct93825581357136" text:id="ct93825581357136">
          <text:deletion>
            <office:change-info>
              <dc:creator>Julia Ringo</dc:creator>
              <dc:date>2023-10-20T18:34:00</dc:date>
            </office:change-info>
            <text:p text:style-name="Text_20_body"><text:span text:style-name="T1">t</text:span></text:p>
          </text:deletion>
        </text:changed-region>
        <text:changed-region xml:id="ct93825581358016" text:id="ct93825581358016">
          <text:deletion>
            <office:change-info>
              <dc:creator>Julia Ringo</dc:creator>
              <dc:date>2023-10-10T11:08:00</dc:date>
            </office:change-info>
            <text:p text:style-name="Text_20_body"><text:span text:style-name="T1">…</text:span></text:p>
          </text:deletion>
        </text:changed-region>
        <text:changed-region xml:id="ct93825581358256" text:id="ct93825581358256">
          <text:insertion>
            <office:change-info>
              <dc:creator>Julia Ringo</dc:creator>
              <dc:date>2023-10-10T11:08:00</dc:date>
            </office:change-info>
          </text:insertion>
        </text:changed-region>
        <text:changed-region xml:id="ct93825581358496" text:id="ct93825581358496">
          <text:deletion>
            <office:change-info>
              <dc:creator>Julia Ringo</dc:creator>
              <dc:date>2023-10-20T18:35:00</dc:date>
            </office:change-info>
            <text:p text:style-name="Text_20_body"><text:span text:style-name="T1"><text:s/></text:span></text:p>
          </text:deletion>
        </text:changed-region>
        <text:changed-region xml:id="ct93825581359280" text:id="ct93825581359280">
          <text:insertion>
            <office:change-info>
              <dc:creator>Julia Ringo</dc:creator>
              <dc:date>2023-10-20T18:35:00</dc:date>
            </office:change-info>
          </text:insertion>
        </text:changed-region>
        <text:changed-region xml:id="ct93825581360000" text:id="ct93825581360000">
          <text:deletion>
            <office:change-info>
              <dc:creator>Julia Ringo</dc:creator>
              <dc:date>2023-10-05T13:15:00</dc:date>
            </office:change-info>
            <text:p text:style-name="Text_20_body"><text:span text:style-name="T1"><text:s/>— </text:span></text:p>
          </text:deletion>
        </text:changed-region>
        <text:changed-region xml:id="ct93825581361776" text:id="ct93825581361776">
          <text:insertion>
            <office:change-info>
              <dc:creator>Julia Ringo</dc:creator>
              <dc:date>2023-10-05T13:15:00</dc:date>
            </office:change-info>
          </text:insertion>
        </text:changed-region>
        <text:changed-region xml:id="ct93825581365760" text:id="ct93825581365760">
          <text:deletion>
            <office:change-info>
              <dc:creator>Julia Ringo</dc:creator>
              <dc:date>2023-10-05T13:15:00</dc:date>
            </office:change-info>
            <text:p text:style-name="Text_20_body"><text:span text:style-name="T1"><text:s/>— </text:span></text:p>
          </text:deletion>
        </text:changed-region>
        <text:changed-region xml:id="ct93825581366000" text:id="ct93825581366000">
          <text:insertion>
            <office:change-info>
              <dc:creator>Julia Ringo</dc:creator>
              <dc:date>2023-10-05T13:15:00</dc:date>
            </office:change-info>
          </text:insertion>
        </text:changed-region>
        <text:changed-region xml:id="ct93825581368576" text:id="ct93825581368576">
          <text:insertion>
            <office:change-info>
              <dc:creator>Julia Ringo</dc:creator>
              <dc:date>2023-10-20T18:35:00</dc:date>
            </office:change-info>
          </text:insertion>
        </text:changed-region>
        <text:changed-region xml:id="ct93825581368816" text:id="ct93825581368816">
          <text:deletion>
            <office:change-info>
              <dc:creator>Julia Ringo</dc:creator>
              <dc:date>2023-10-20T18:35:00</dc:date>
            </office:change-info>
            <text:p text:style-name="Text_20_body"><text:span text:style-name="T1">t</text:span></text:p>
          </text:deletion>
        </text:changed-region>
        <text:changed-region xml:id="ct93825581373088" text:id="ct93825581373088">
          <text:deletion>
            <office:change-info>
              <dc:creator>Julia Ringo</dc:creator>
              <dc:date>2023-10-20T18:35:00</dc:date>
            </office:change-info>
            <text:p text:style-name="Text_20_body"><text:span text:style-name="T1">20 </text:span></text:p>
          </text:deletion>
        </text:changed-region>
        <text:changed-region xml:id="ct93825581373408" text:id="ct93825581373408">
          <text:insertion>
            <office:change-info>
              <dc:creator>Julia Ringo</dc:creator>
              <dc:date>2023-10-20T18:35:00</dc:date>
            </office:change-info>
          </text:insertion>
        </text:changed-region>
        <text:changed-region xml:id="ct93825581374816" text:id="ct93825581374816">
          <text:deletion>
            <office:change-info>
              <dc:creator>Julia Ringo</dc:creator>
              <dc:date>2023-10-05T13:15:00</dc:date>
            </office:change-info>
            <text:p text:style-name="Text_20_body"><text:span text:style-name="T1"><text:s/>— </text:span></text:p>
          </text:deletion>
        </text:changed-region>
        <text:changed-region xml:id="ct93825581375824" text:id="ct93825581375824">
          <text:insertion>
            <office:change-info>
              <dc:creator>Julia Ringo</dc:creator>
              <dc:date>2023-10-05T13:15:00</dc:date>
            </office:change-info>
          </text:insertion>
        </text:changed-region>
        <text:changed-region xml:id="ct93825581383504" text:id="ct93825581383504">
          <text:insertion>
            <office:change-info>
              <dc:creator>Julia Ringo</dc:creator>
              <dc:date>2023-10-20T18:36:00</dc:date>
            </office:change-info>
          </text:insertion>
        </text:changed-region>
        <text:changed-region xml:id="ct93825581383984" text:id="ct93825581383984">
          <text:deletion>
            <office:change-info>
              <dc:creator>Julia Ringo</dc:creator>
              <dc:date>2023-10-20T18:36:00</dc:date>
            </office:change-info>
            <text:p text:style-name="Text_20_body"><text:span text:style-name="T1">-</text:span></text:p>
          </text:deletion>
        </text:changed-region>
        <text:changed-region xml:id="ct93825581384224" text:id="ct93825581384224">
          <text:insertion>
            <office:change-info>
              <dc:creator>Julia Ringo</dc:creator>
              <dc:date>2023-10-20T18:36:00</dc:date>
            </office:change-info>
          </text:insertion>
        </text:changed-region>
        <text:changed-region xml:id="ct93825581383024" text:id="ct93825581383024">
          <text:deletion>
            <office:change-info>
              <dc:creator>Julia Ringo</dc:creator>
              <dc:date>2023-10-20T18:36:00</dc:date>
            </office:change-info>
            <text:p text:style-name="Text_20_body"><text:span text:style-name="T1">,</text:span></text:p>
          </text:deletion>
        </text:changed-region>
        <text:changed-region xml:id="ct93825581386496" text:id="ct93825581386496">
          <text:deletion>
            <office:change-info>
              <dc:creator>Julia Ringo</dc:creator>
              <dc:date>2023-10-10T11:08:00</dc:date>
            </office:change-info>
            <text:p text:style-name="Text_20_body"><text:span text:style-name="T1">…</text:span></text:p>
          </text:deletion>
        </text:changed-region>
        <text:changed-region xml:id="ct93825581388528" text:id="ct93825581388528">
          <text:insertion>
            <office:change-info>
              <dc:creator>Julia Ringo</dc:creator>
              <dc:date>2023-10-10T11:08:00</dc:date>
            </office:change-info>
          </text:insertion>
        </text:changed-region>
        <text:changed-region xml:id="ct93825581388768" text:id="ct93825581388768">
          <text:deletion>
            <office:change-info>
              <dc:creator>Julia Ringo</dc:creator>
              <dc:date>2023-10-05T13:15:00</dc:date>
            </office:change-info>
            <text:p text:style-name="Text_20_body"><text:span text:style-name="T1"><text:s/>— </text:span></text:p>
          </text:deletion>
        </text:changed-region>
        <text:changed-region xml:id="ct93825581389408" text:id="ct93825581389408">
          <text:insertion>
            <office:change-info>
              <dc:creator>Julia Ringo</dc:creator>
              <dc:date>2023-10-05T13:15:00</dc:date>
            </office:change-info>
          </text:insertion>
        </text:changed-region>
        <text:changed-region xml:id="ct93825581389648" text:id="ct93825581389648">
          <text:deletion>
            <office:change-info>
              <dc:creator>Julia Ringo</dc:creator>
              <dc:date>2023-10-20T18:36:00</dc:date>
            </office:change-info>
            <text:p text:style-name="Text_20_body"><text:span text:style-name="T1">200 </text:span></text:p>
          </text:deletion>
        </text:changed-region>
        <text:changed-region xml:id="ct93825581393248" text:id="ct93825581393248">
          <text:insertion>
            <office:change-info>
              <dc:creator>Julia Ringo</dc:creator>
              <dc:date>2023-10-20T18:36:00</dc:date>
            </office:change-info>
          </text:insertion>
        </text:changed-region>
        <text:changed-region xml:id="ct93825581394528" text:id="ct93825581394528">
          <text:deletion>
            <office:change-info>
              <dc:creator>Julia Ringo</dc:creator>
              <dc:date>2023-10-05T13:15:00</dc:date>
            </office:change-info>
            <text:p text:style-name="Text_20_body"><text:span text:style-name="T1"><text:s/>— </text:span></text:p>
          </text:deletion>
        </text:changed-region>
        <text:changed-region xml:id="ct93825581394288" text:id="ct93825581394288">
          <text:insertion>
            <office:change-info>
              <dc:creator>Julia Ringo</dc:creator>
              <dc:date>2023-10-05T13:15:00</dc:date>
            </office:change-info>
          </text:insertion>
        </text:changed-region>
        <text:changed-region xml:id="ct93825581394768" text:id="ct93825581394768">
          <text:deletion>
            <office:change-info>
              <dc:creator>Julia Ringo</dc:creator>
              <dc:date>2023-10-20T18:36:00</dc:date>
            </office:change-info>
            <text:p text:style-name="Text_20_body"><text:span text:style-name="T1">15 </text:span></text:p>
          </text:deletion>
        </text:changed-region>
        <text:changed-region xml:id="ct93825581396304" text:id="ct93825581396304">
          <text:insertion>
            <office:change-info>
              <dc:creator>Julia Ringo</dc:creator>
              <dc:date>2023-10-20T18:36:00</dc:date>
            </office:change-info>
          </text:insertion>
        </text:changed-region>
        <text:changed-region xml:id="ct93825581400848" text:id="ct93825581400848">
          <text:insertion>
            <office:change-info>
              <dc:creator>Julia Ringo</dc:creator>
              <dc:date>2023-10-20T18:37:00</dc:date>
            </office:change-info>
          </text:insertion>
        </text:changed-region>
        <text:changed-region xml:id="ct93825581404960" text:id="ct93825581404960">
          <text:insertion>
            <office:change-info>
              <dc:creator>Julia Ringo</dc:creator>
              <dc:date>2023-10-20T18:37:00</dc:date>
            </office:change-info>
          </text:insertion>
        </text:changed-region>
        <text:changed-region xml:id="ct93825581405200" text:id="ct93825581405200">
          <text:deletion>
            <office:change-info>
              <dc:creator>Julia Ringo</dc:creator>
              <dc:date>2023-10-20T18:37:00</dc:date>
            </office:change-info>
            <text:p text:style-name="Text_20_body"><text:span text:style-name="T1"><text:s/></text:span></text:p>
          </text:deletion>
        </text:changed-region>
        <text:changed-region xml:id="ct93825581405440" text:id="ct93825581405440">
          <text:deletion>
            <office:change-info>
              <dc:creator>Julia Ringo</dc:creator>
              <dc:date>2023-10-20T18:37:00</dc:date>
            </office:change-info>
            <text:p text:style-name="Text_20_body"><text:span text:style-name="T1">,</text:span></text:p>
          </text:deletion>
        </text:changed-region>
        <text:changed-region xml:id="ct93825581406928" text:id="ct93825581406928">
          <text:deletion>
            <office:change-info>
              <dc:creator>Julia Ringo</dc:creator>
              <dc:date>2023-10-05T13:15:00</dc:date>
            </office:change-info>
            <text:p text:style-name="Text_20_body"><text:span text:style-name="T1"><text:s/>— </text:span></text:p>
          </text:deletion>
        </text:changed-region>
        <text:changed-region xml:id="ct93825581408544" text:id="ct93825581408544">
          <text:insertion>
            <office:change-info>
              <dc:creator>Julia Ringo</dc:creator>
              <dc:date>2023-10-05T13:15:00</dc:date>
            </office:change-info>
          </text:insertion>
        </text:changed-region>
        <text:changed-region xml:id="ct93825581409584" text:id="ct93825581409584">
          <text:deletion>
            <office:change-info>
              <dc:creator>Julia Ringo</dc:creator>
              <dc:date>2023-10-05T13:15:00</dc:date>
            </office:change-info>
            <text:p text:style-name="Text_20_body"><text:span text:style-name="T1"><text:s/>— </text:span></text:p>
          </text:deletion>
        </text:changed-region>
        <text:changed-region xml:id="ct93825581409824" text:id="ct93825581409824">
          <text:insertion>
            <office:change-info>
              <dc:creator>Julia Ringo</dc:creator>
              <dc:date>2023-10-05T13:15:00</dc:date>
            </office:change-info>
          </text:insertion>
        </text:changed-region>
        <text:changed-region xml:id="ct93825581410064" text:id="ct93825581410064">
          <text:deletion>
            <office:change-info>
              <dc:creator>Julia Ringo</dc:creator>
              <dc:date>2023-10-05T13:15:00</dc:date>
            </office:change-info>
            <text:p text:style-name="Text_20_body"><text:span text:style-name="T1"><text:s/>— </text:span></text:p>
          </text:deletion>
        </text:changed-region>
        <text:changed-region xml:id="ct93825581410496" text:id="ct93825581410496">
          <text:insertion>
            <office:change-info>
              <dc:creator>Julia Ringo</dc:creator>
              <dc:date>2023-10-05T13:15:00</dc:date>
            </office:change-info>
          </text:insertion>
        </text:changed-region>
        <text:changed-region xml:id="ct93825581412064" text:id="ct93825581412064">
          <text:insertion>
            <office:change-info>
              <dc:creator>Julia Ringo</dc:creator>
              <dc:date>2023-10-20T18:37:00</dc:date>
            </office:change-info>
          </text:insertion>
        </text:changed-region>
        <text:changed-region xml:id="ct93825581415936" text:id="ct93825581415936">
          <text:insertion>
            <office:change-info>
              <dc:creator>Julia Ringo</dc:creator>
              <dc:date>2023-10-20T18:37:00</dc:date>
            </office:change-info>
          </text:insertion>
        </text:changed-region>
        <text:changed-region xml:id="ct93825581416176" text:id="ct93825581416176">
          <text:deletion>
            <office:change-info>
              <dc:creator>Julia Ringo</dc:creator>
              <dc:date>2023-10-20T18:37:00</dc:date>
            </office:change-info>
            <text:p text:style-name="Text_20_body"><text:span text:style-name="T1">.</text:span></text:p>
          </text:deletion>
        </text:changed-region>
        <text:changed-region xml:id="ct93825581416416" text:id="ct93825581416416">
          <text:deletion>
            <office:change-info>
              <dc:creator>Julia Ringo</dc:creator>
              <dc:date>2023-10-10T11:08:00</dc:date>
            </office:change-info>
            <text:p text:style-name="Text_20_body"><text:span text:style-name="T1">…</text:span></text:p>
          </text:deletion>
        </text:changed-region>
        <text:changed-region xml:id="ct93825581416656" text:id="ct93825581416656">
          <text:insertion>
            <office:change-info>
              <dc:creator>Julia Ringo</dc:creator>
              <dc:date>2023-10-10T11:08:00</dc:date>
            </office:change-info>
          </text:insertion>
        </text:changed-region>
        <text:changed-region xml:id="ct93825581416896" text:id="ct93825581416896">
          <text:deletion>
            <office:change-info>
              <dc:creator>Julia Ringo</dc:creator>
              <dc:date>2023-10-20T18:37:00</dc:date>
            </office:change-info>
            <text:p text:style-name="Text_20_body"><text:span text:style-name="T1"><text:s/></text:span></text:p>
          </text:deletion>
        </text:changed-region>
        <text:changed-region xml:id="ct93825581417136" text:id="ct93825581417136">
          <text:deletion>
            <office:change-info>
              <dc:creator>Julia Ringo</dc:creator>
              <dc:date>2023-10-10T11:08:00</dc:date>
            </office:change-info>
            <text:p text:style-name="Text_20_body"><text:span text:style-name="T1">…</text:span></text:p>
          </text:deletion>
        </text:changed-region>
        <text:changed-region xml:id="ct93825575393728" text:id="ct93825575393728">
          <text:insertion>
            <office:change-info>
              <dc:creator>Julia Ringo</dc:creator>
              <dc:date>2023-10-10T11:08:00</dc:date>
            </office:change-info>
          </text:insertion>
        </text:changed-region>
        <text:changed-region xml:id="ct93825576709904" text:id="ct93825576709904">
          <text:deletion>
            <office:change-info>
              <dc:creator>Julia Ringo</dc:creator>
              <dc:date>2023-10-05T13:15:00</dc:date>
            </office:change-info>
            <text:p text:style-name="Text_20_body"><text:span text:style-name="T2"><text:s/>— </text:span></text:p>
          </text:deletion>
        </text:changed-region>
        <text:changed-region xml:id="ct93825576123456" text:id="ct93825576123456">
          <text:insertion>
            <office:change-info>
              <dc:creator>Julia Ringo</dc:creator>
              <dc:date>2023-10-05T13:15:00</dc:date>
            </office:change-info>
          </text:insertion>
        </text:changed-region>
        <text:changed-region xml:id="ct93825576124784" text:id="ct93825576124784">
          <text:deletion>
            <office:change-info>
              <dc:creator>Julia Ringo</dc:creator>
              <dc:date>2023-10-05T13:15:00</dc:date>
            </office:change-info>
            <text:p text:style-name="Text_20_body"><text:span text:style-name="T1"><text:s/>— </text:span></text:p>
          </text:deletion>
        </text:changed-region>
        <text:changed-region xml:id="ct93825577289712" text:id="ct93825577289712">
          <text:insertion>
            <office:change-info>
              <dc:creator>Julia Ringo</dc:creator>
              <dc:date>2023-10-05T13:15:00</dc:date>
            </office:change-info>
          </text:insertion>
        </text:changed-region>
        <text:changed-region xml:id="ct93825581420272" text:id="ct93825581420272">
          <text:deletion>
            <office:change-info>
              <dc:creator>Julia Ringo</dc:creator>
              <dc:date>2023-10-10T11:08:00</dc:date>
            </office:change-info>
            <text:p text:style-name="Text_20_body"><text:span text:style-name="T1">…</text:span></text:p>
          </text:deletion>
        </text:changed-region>
        <text:changed-region xml:id="ct93825581420832" text:id="ct93825581420832">
          <text:insertion>
            <office:change-info>
              <dc:creator>Julia Ringo</dc:creator>
              <dc:date>2023-10-10T11:08:00</dc:date>
            </office:change-info>
          </text:insertion>
        </text:changed-region>
        <text:changed-region xml:id="ct93825581421072" text:id="ct93825581421072">
          <text:deletion>
            <office:change-info>
              <dc:creator>Julia Ringo</dc:creator>
              <dc:date>2023-10-20T18:38:00</dc:date>
            </office:change-info>
            <text:p text:style-name="Text_20_body"><text:span text:style-name="T1"><text:s/></text:span></text:p>
          </text:deletion>
        </text:changed-region>
        <text:changed-region xml:id="ct93825581421632" text:id="ct93825581421632">
          <text:insertion>
            <office:change-info>
              <dc:creator>Julia Ringo</dc:creator>
              <dc:date>2023-10-20T18:38:00</dc:date>
            </office:change-info>
          </text:insertion>
        </text:changed-region>
        <text:changed-region xml:id="ct93825581421872" text:id="ct93825581421872">
          <text:deletion>
            <office:change-info>
              <dc:creator>Julia Ringo</dc:creator>
              <dc:date>2023-10-20T18:38:00</dc:date>
            </office:change-info>
            <text:p text:style-name="Text_20_body"><text:span text:style-name="T1">s</text:span></text:p>
          </text:deletion>
        </text:changed-region>
        <text:changed-region xml:id="ct93825581423440" text:id="ct93825581423440">
          <text:deletion>
            <office:change-info>
              <dc:creator>Julia Ringo</dc:creator>
              <dc:date>2023-10-05T13:15:00</dc:date>
            </office:change-info>
            <text:p text:style-name="Text_20_body"><text:span text:style-name="T1"><text:s/>— </text:span></text:p>
          </text:deletion>
        </text:changed-region>
        <text:changed-region xml:id="ct93825581423680" text:id="ct93825581423680">
          <text:insertion>
            <office:change-info>
              <dc:creator>Julia Ringo</dc:creator>
              <dc:date>2023-10-05T13:15:00</dc:date>
            </office:change-info>
          </text:insertion>
        </text:changed-region>
        <text:changed-region xml:id="ct93825581425648" text:id="ct93825581425648">
          <text:deletion>
            <office:change-info>
              <dc:creator>Julia Ringo</dc:creator>
              <dc:date>2023-10-05T13:15:00</dc:date>
            </office:change-info>
            <text:p text:style-name="Text_20_body"><text:span text:style-name="T1"><text:s/>— </text:span></text:p>
          </text:deletion>
        </text:changed-region>
        <text:changed-region xml:id="ct93825581425888" text:id="ct93825581425888">
          <text:insertion>
            <office:change-info>
              <dc:creator>Julia Ringo</dc:creator>
              <dc:date>2023-10-05T13:15:00</dc:date>
            </office:change-info>
          </text:insertion>
        </text:changed-region>
        <text:changed-region xml:id="ct93825581429616" text:id="ct93825581429616">
          <text:deletion>
            <office:change-info>
              <dc:creator>Julia Ringo</dc:creator>
              <dc:date>2023-10-20T18:40:00</dc:date>
            </office:change-info>
            <text:p text:style-name="Text_20_body"><text:span text:style-name="T1"><text:s/></text:span></text:p>
          </text:deletion>
        </text:changed-region>
        <text:changed-region xml:id="ct93825581429856" text:id="ct93825581429856">
          <text:deletion>
            <office:change-info>
              <dc:creator>Julia Ringo</dc:creator>
              <dc:date>2023-10-20T18:40:00</dc:date>
            </office:change-info>
            <text:p text:style-name="Text_20_body"><text:span text:style-name="T1">,</text:span></text:p>
          </text:deletion>
        </text:changed-region>
        <text:changed-region xml:id="ct93825581432016" text:id="ct93825581432016">
          <text:insertion>
            <office:change-info>
              <dc:creator>Julia Ringo</dc:creator>
              <dc:date>2023-10-20T18:41:00</dc:date>
            </office:change-info>
          </text:insertion>
        </text:changed-region>
        <text:changed-region xml:id="ct93825581432256" text:id="ct93825581432256">
          <text:deletion>
            <office:change-info>
              <dc:creator>Julia Ringo</dc:creator>
              <dc:date>2023-10-20T18:41:00</dc:date>
            </office:change-info>
            <text:p text:style-name="Text_20_body"><text:span text:style-name="T1">,</text:span></text:p>
          </text:deletion>
        </text:changed-region>
        <text:changed-region xml:id="ct93825581432496" text:id="ct93825581432496">
          <text:insertion>
            <office:change-info>
              <dc:creator>Julia Ringo</dc:creator>
              <dc:date>2023-10-20T18:41:00</dc:date>
            </office:change-info>
          </text:insertion>
        </text:changed-region>
        <text:changed-region xml:id="ct93825576095312" text:id="ct93825576095312">
          <text:deletion>
            <office:change-info>
              <dc:creator>Julia Ringo</dc:creator>
              <dc:date>2023-10-20T18:41:00</dc:date>
            </office:change-info>
            <text:p text:style-name="Text_20_body"><text:span text:style-name="T1">r</text:span></text:p>
          </text:deletion>
        </text:changed-region>
        <text:changed-region xml:id="ct93825576844784" text:id="ct93825576844784">
          <text:deletion>
            <office:change-info>
              <dc:creator>Julia Ringo</dc:creator>
              <dc:date>2023-10-05T13:15:00</dc:date>
            </office:change-info>
            <text:p text:style-name="Text_20_body"><text:span text:style-name="T1"><text:s/>— </text:span></text:p>
          </text:deletion>
        </text:changed-region>
        <text:changed-region xml:id="ct93825581435264" text:id="ct93825581435264">
          <text:insertion>
            <office:change-info>
              <dc:creator>Julia Ringo</dc:creator>
              <dc:date>2023-10-05T13:15:00</dc:date>
            </office:change-info>
          </text:insertion>
        </text:changed-region>
        <text:changed-region xml:id="ct93825581437216" text:id="ct93825581437216">
          <text:deletion>
            <office:change-info>
              <dc:creator>Julia Ringo</dc:creator>
              <dc:date>2023-10-10T11:08:00</dc:date>
            </office:change-info>
            <text:p text:style-name="Text_20_body"><text:span text:style-name="T1">…</text:span></text:p>
          </text:deletion>
        </text:changed-region>
        <text:changed-region xml:id="ct93825581437456" text:id="ct93825581437456">
          <text:insertion>
            <office:change-info>
              <dc:creator>Julia Ringo</dc:creator>
              <dc:date>2023-10-10T11:08:00</dc:date>
            </office:change-info>
          </text:insertion>
        </text:changed-region>
        <text:changed-region xml:id="ct93825581437696" text:id="ct93825581437696">
          <text:insertion>
            <office:change-info>
              <dc:creator>Julia Ringo</dc:creator>
              <dc:date>2023-10-20T18:41:00</dc:date>
            </office:change-info>
          </text:insertion>
        </text:changed-region>
        <text:changed-region xml:id="ct93825581437936" text:id="ct93825581437936">
          <text:deletion>
            <office:change-info>
              <dc:creator>Julia Ringo</dc:creator>
              <dc:date>2023-10-20T18:41:00</dc:date>
            </office:change-info>
            <text:p text:style-name="Text_20_body"><text:span text:style-name="T1">,</text:span></text:p>
          </text:deletion>
        </text:changed-region>
        <text:changed-region xml:id="ct93825581440544" text:id="ct93825581440544">
          <text:insertion>
            <office:change-info>
              <dc:creator>Julia Ringo</dc:creator>
              <dc:date>2023-10-20T18:41:00</dc:date>
            </office:change-info>
          </text:insertion>
        </text:changed-region>
        <text:changed-region xml:id="ct93825581440784" text:id="ct93825581440784">
          <text:insertion>
            <office:change-info>
              <dc:creator>Julia Ringo</dc:creator>
              <dc:date>2023-10-20T18:41:00</dc:date>
            </office:change-info>
          </text:insertion>
        </text:changed-region>
        <text:changed-region xml:id="ct93825581441024" text:id="ct93825581441024">
          <text:deletion>
            <office:change-info>
              <dc:creator>Julia Ringo</dc:creator>
              <dc:date>2023-10-20T18:41:00</dc:date>
            </office:change-info>
            <text:p text:style-name="Text_20_body"><text:span text:style-name="T1">,</text:span></text:p>
          </text:deletion>
        </text:changed-region>
        <text:changed-region xml:id="ct93825581442016" text:id="ct93825581442016">
          <text:insertion>
            <office:change-info>
              <dc:creator>Julia Ringo</dc:creator>
              <dc:date>2023-10-20T18:41:00</dc:date>
            </office:change-info>
          </text:insertion>
        </text:changed-region>
        <text:changed-region xml:id="ct93825581442512" text:id="ct93825581442512">
          <text:deletion>
            <office:change-info>
              <dc:creator>Julia Ringo</dc:creator>
              <dc:date>2023-10-20T18:41:00</dc:date>
            </office:change-info>
            <text:p text:style-name="Text_20_body"><text:span text:style-name="T1">n</text:span></text:p>
          </text:deletion>
        </text:changed-region>
        <text:changed-region xml:id="ct93825581444336" text:id="ct93825581444336">
          <text:deletion>
            <office:change-info>
              <dc:creator>Julia Ringo</dc:creator>
              <dc:date>2023-10-05T13:15:00</dc:date>
            </office:change-info>
            <text:p text:style-name="Text_20_body"><text:span text:style-name="T1"><text:s/>— </text:span></text:p>
          </text:deletion>
        </text:changed-region>
        <text:changed-region xml:id="ct93825581444800" text:id="ct93825581444800">
          <text:insertion>
            <office:change-info>
              <dc:creator>Julia Ringo</dc:creator>
              <dc:date>2023-10-05T13:15:00</dc:date>
            </office:change-info>
          </text:insertion>
        </text:changed-region>
        <text:changed-region xml:id="ct93825581445040" text:id="ct93825581445040">
          <text:deletion>
            <office:change-info>
              <dc:creator>Julia Ringo</dc:creator>
              <dc:date>2023-10-05T13:15:00</dc:date>
            </office:change-info>
            <text:p text:style-name="Text_20_body"><text:span text:style-name="T1"><text:s/>— </text:span></text:p>
          </text:deletion>
        </text:changed-region>
        <text:changed-region xml:id="ct93825581445280" text:id="ct93825581445280">
          <text:insertion>
            <office:change-info>
              <dc:creator>Julia Ringo</dc:creator>
              <dc:date>2023-10-05T13:15:00</dc:date>
            </office:change-info>
          </text:insertion>
        </text:changed-region>
        <text:changed-region xml:id="ct93825581446160" text:id="ct93825581446160">
          <text:deletion>
            <office:change-info>
              <dc:creator>Julia Ringo</dc:creator>
              <dc:date>2023-10-05T13:15:00</dc:date>
            </office:change-info>
            <text:p text:style-name="Text_20_body"><text:span text:style-name="T1"><text:s/>— </text:span></text:p>
          </text:deletion>
        </text:changed-region>
        <text:changed-region xml:id="ct93825581446400" text:id="ct93825581446400">
          <text:insertion>
            <office:change-info>
              <dc:creator>Julia Ringo</dc:creator>
              <dc:date>2023-10-05T13:15:00</dc:date>
            </office:change-info>
          </text:insertion>
        </text:changed-region>
        <text:changed-region xml:id="ct93825581448960" text:id="ct93825581448960">
          <text:deletion>
            <office:change-info>
              <dc:creator>Julia Ringo</dc:creator>
              <dc:date>2023-10-20T18:42:00</dc:date>
            </office:change-info>
            <text:p text:style-name="Text_20_body"><text:span text:style-name="T1">,</text:span></text:p>
          </text:deletion>
        </text:changed-region>
        <text:changed-region xml:id="ct93825581450880" text:id="ct93825581450880">
          <text:deletion>
            <office:change-info>
              <dc:creator>Julia Ringo</dc:creator>
              <dc:date>2023-10-20T18:42:00</dc:date>
            </office:change-info>
            <text:p text:style-name="Text_20_body"><text:span text:style-name="T1">15 </text:span></text:p>
          </text:deletion>
        </text:changed-region>
        <text:changed-region xml:id="ct93825581451120" text:id="ct93825581451120">
          <text:insertion>
            <office:change-info>
              <dc:creator>Julia Ringo</dc:creator>
              <dc:date>2023-10-20T18:42:00</dc:date>
            </office:change-info>
          </text:insertion>
        </text:changed-region>
        <text:changed-region xml:id="ct93825581451360" text:id="ct93825581451360">
          <text:deletion>
            <office:change-info>
              <dc:creator>Julia Ringo</dc:creator>
              <dc:date>2023-10-10T11:08:00</dc:date>
            </office:change-info>
            <text:p text:style-name="Text_20_body"><text:span text:style-name="T1">…</text:span></text:p>
          </text:deletion>
        </text:changed-region>
        <text:changed-region xml:id="ct93825581451600" text:id="ct93825581451600">
          <text:insertion>
            <office:change-info>
              <dc:creator>Julia Ringo</dc:creator>
              <dc:date>2023-10-10T11:08:00</dc:date>
            </office:change-info>
          </text:insertion>
        </text:changed-region>
        <text:changed-region xml:id="ct93825581451840" text:id="ct93825581451840">
          <text:deletion>
            <office:change-info>
              <dc:creator>Julia Ringo</dc:creator>
              <dc:date>2023-10-20T18:42:00</dc:date>
            </office:change-info>
            <text:p text:style-name="Text_20_body"><text:span text:style-name="T1">15 </text:span></text:p>
          </text:deletion>
        </text:changed-region>
        <text:changed-region xml:id="ct93825581453728" text:id="ct93825581453728">
          <text:insertion>
            <office:change-info>
              <dc:creator>Julia Ringo</dc:creator>
              <dc:date>2023-10-20T18:42:00</dc:date>
            </office:change-info>
          </text:insertion>
        </text:changed-region>
        <text:changed-region xml:id="ct93825581456864" text:id="ct93825581456864">
          <text:insertion>
            <office:change-info>
              <dc:creator>Julia Ringo</dc:creator>
              <dc:date>2023-10-20T18:42:00</dc:date>
            </office:change-info>
          </text:insertion>
        </text:changed-region>
        <text:changed-region xml:id="ct93825581458944" text:id="ct93825581458944">
          <text:deletion>
            <office:change-info>
              <dc:creator>Julia Ringo</dc:creator>
              <dc:date>2023-10-20T18:42:00</dc:date>
            </office:change-info>
            <text:p text:style-name="Text_20_body"><text:span text:style-name="T1">,</text:span></text:p>
          </text:deletion>
        </text:changed-region>
        <text:changed-region xml:id="ct93825581459472" text:id="ct93825581459472">
          <text:deletion>
            <office:change-info>
              <dc:creator>Julia Ringo</dc:creator>
              <dc:date>2023-10-05T13:15:00</dc:date>
            </office:change-info>
            <text:p text:style-name="Text_20_body"><text:span text:style-name="T1"><text:s/>— </text:span></text:p>
          </text:deletion>
        </text:changed-region>
        <text:changed-region xml:id="ct93825581460496" text:id="ct93825581460496">
          <text:insertion>
            <office:change-info>
              <dc:creator>Julia Ringo</dc:creator>
              <dc:date>2023-10-05T13:15:00</dc:date>
            </office:change-info>
          </text:insertion>
        </text:changed-region>
        <text:changed-region xml:id="ct93825581461936" text:id="ct93825581461936">
          <text:insertion>
            <office:change-info>
              <dc:creator>Julia Ringo</dc:creator>
              <dc:date>2023-10-20T18:42:00</dc:date>
            </office:change-info>
          </text:insertion>
        </text:changed-region>
        <text:changed-region xml:id="ct93825581462336" text:id="ct93825581462336">
          <text:deletion>
            <office:change-info>
              <dc:creator>Julia Ringo</dc:creator>
              <dc:date>2023-10-20T18:42:00</dc:date>
            </office:change-info>
            <text:p text:style-name="Text_20_body"><text:span text:style-name="T1"><text:s/></text:span></text:p>
          </text:deletion>
        </text:changed-region>
        <text:changed-region xml:id="ct93825581462576" text:id="ct93825581462576">
          <text:deletion>
            <office:change-info>
              <dc:creator>Julia Ringo</dc:creator>
              <dc:date>2023-10-20T18:42:00</dc:date>
            </office:change-info>
            <text:p text:style-name="Text_20_body"><text:span text:style-name="T1">, he thought to himself</text:span></text:p>
          </text:deletion>
        </text:changed-region>
        <text:changed-region xml:id="ct93825576419744" text:id="ct93825576419744">
          <text:deletion>
            <office:change-info>
              <dc:creator>Julia Ringo</dc:creator>
              <dc:date>2023-10-20T18:43:00</dc:date>
            </office:change-info>
            <text:p text:style-name="Text_20_body"><text:span text:style-name="T1">,</text:span></text:p>
          </text:deletion>
        </text:changed-region>
        <text:changed-region xml:id="ct93825576419376" text:id="ct93825576419376">
          <text:deletion>
            <office:change-info>
              <dc:creator>Julia Ringo</dc:creator>
              <dc:date>2023-10-05T13:15:00</dc:date>
            </office:change-info>
            <text:p text:style-name="Text_20_body"><text:span text:style-name="T1"><text:s/>— </text:span></text:p>
          </text:deletion>
        </text:changed-region>
        <text:changed-region xml:id="ct93825576417168" text:id="ct93825576417168">
          <text:insertion>
            <office:change-info>
              <dc:creator>Julia Ringo</dc:creator>
              <dc:date>2023-10-05T13:15:00</dc:date>
            </office:change-info>
          </text:insertion>
        </text:changed-region>
        <text:changed-region xml:id="ct93825581469088" text:id="ct93825581469088">
          <text:deletion>
            <office:change-info>
              <dc:creator>Julia Ringo</dc:creator>
              <dc:date>2023-10-20T18:43:00</dc:date>
            </office:change-info>
            <text:p text:style-name="Text_20_body"><text:span text:style-name="T1">re</text:span></text:p>
          </text:deletion>
        </text:changed-region>
        <text:changed-region xml:id="ct93825581469328" text:id="ct93825581469328">
          <text:deletion>
            <office:change-info>
              <dc:creator>Julia Ringo</dc:creator>
              <dc:date>2023-10-20T18:43:00</dc:date>
            </office:change-info>
            <text:p text:style-name="Text_20_body"><text:span text:style-name="T1">with his job </text:span></text:p>
          </text:deletion>
        </text:changed-region>
        <text:changed-region xml:id="ct93825581469568" text:id="ct93825581469568">
          <text:deletion>
            <office:change-info>
              <dc:creator>Julia Ringo</dc:creator>
              <dc:date>2023-10-05T13:15:00</dc:date>
            </office:change-info>
            <text:p text:style-name="Text_20_body"><text:span text:style-name="T1"><text:s/>— </text:span></text:p>
          </text:deletion>
        </text:changed-region>
        <text:changed-region xml:id="ct93825581470528" text:id="ct93825581470528">
          <text:insertion>
            <office:change-info>
              <dc:creator>Julia Ringo</dc:creator>
              <dc:date>2023-10-05T13:15:00</dc:date>
            </office:change-info>
          </text:insertion>
        </text:changed-region>
        <text:changed-region xml:id="ct93825581471408" text:id="ct93825581471408">
          <text:deletion>
            <office:change-info>
              <dc:creator>Julia Ringo</dc:creator>
              <dc:date>2023-10-20T18:43:00</dc:date>
            </office:change-info>
            <text:p text:style-name="Text_20_body"><text:span text:style-name="T1">having been </text:span></text:p>
          </text:deletion>
        </text:changed-region>
        <text:changed-region xml:id="ct93825581472208" text:id="ct93825581472208">
          <text:insertion>
            <office:change-info>
              <dc:creator>Julia Ringo</dc:creator>
              <dc:date>2023-10-20T18:43:00</dc:date>
            </office:change-info>
          </text:insertion>
        </text:changed-region>
        <text:changed-region xml:id="ct93825581472448" text:id="ct93825581472448">
          <text:deletion>
            <office:change-info>
              <dc:creator>Julia Ringo</dc:creator>
              <dc:date>2023-10-20T18:43:00</dc:date>
            </office:change-info>
            <text:p text:style-name="Text_20_body"><text:span text:style-name="T1">ed</text:span></text:p>
          </text:deletion>
        </text:changed-region>
        <text:changed-region xml:id="ct93825581473456" text:id="ct93825581473456">
          <text:deletion>
            <office:change-info>
              <dc:creator>Julia Ringo</dc:creator>
              <dc:date>2023-10-20T20:26:00</dc:date>
            </office:change-info>
            <text:p text:style-name="Text_20_body"><text:span text:style-name="T1">would try</text:span></text:p>
          </text:deletion>
        </text:changed-region>
        <text:changed-region xml:id="ct93825581473696" text:id="ct93825581473696">
          <text:insertion>
            <office:change-info>
              <dc:creator>Julia Ringo</dc:creator>
              <dc:date>2023-10-20T20:26:00</dc:date>
            </office:change-info>
          </text:insertion>
        </text:changed-region>
        <text:changed-region xml:id="ct93825581473936" text:id="ct93825581473936">
          <text:deletion>
            <office:change-info>
              <dc:creator>Julia Ringo</dc:creator>
              <dc:date>2023-10-20T20:26:00</dc:date>
            </office:change-info>
            <text:p text:style-name="Text_20_body"><text:span text:style-name="T1">15 </text:span></text:p>
          </text:deletion>
        </text:changed-region>
        <text:changed-region xml:id="ct93825581474848" text:id="ct93825581474848">
          <text:insertion>
            <office:change-info>
              <dc:creator>Julia Ringo</dc:creator>
              <dc:date>2023-10-20T20:26:00</dc:date>
            </office:change-info>
          </text:insertion>
        </text:changed-region>
        <text:changed-region xml:id="ct93825581475088" text:id="ct93825581475088">
          <text:insertion>
            <office:change-info>
              <dc:creator>Julia Ringo</dc:creator>
              <dc:date>2023-10-20T20:26:00</dc:date>
            </office:change-info>
          </text:insertion>
        </text:changed-region>
        <text:changed-region xml:id="ct93825581476432" text:id="ct93825581476432">
          <text:deletion>
            <office:change-info>
              <dc:creator>Julia Ringo</dc:creator>
              <dc:date>2023-10-05T13:15:00</dc:date>
            </office:change-info>
            <text:p text:style-name="Text_20_body"><text:span text:style-name="T1"><text:s/>— </text:span></text:p>
          </text:deletion>
        </text:changed-region>
        <text:changed-region xml:id="ct93825581477216" text:id="ct93825581477216">
          <text:insertion>
            <office:change-info>
              <dc:creator>Julia Ringo</dc:creator>
              <dc:date>2023-10-05T13:15:00</dc:date>
            </office:change-info>
          </text:insertion>
        </text:changed-region>
        <text:changed-region xml:id="ct93825581478688" text:id="ct93825581478688">
          <text:insertion>
            <office:change-info>
              <dc:creator>Julia Ringo</dc:creator>
              <dc:date>2023-10-20T20:27:00</dc:date>
            </office:change-info>
          </text:insertion>
        </text:changed-region>
        <text:changed-region xml:id="ct93825581479536" text:id="ct93825581479536">
          <text:insertion>
            <office:change-info>
              <dc:creator>Julia Ringo</dc:creator>
              <dc:date>2023-10-20T20:28:00</dc:date>
            </office:change-info>
          </text:insertion>
        </text:changed-region>
        <text:changed-region xml:id="ct93825581479776" text:id="ct93825581479776">
          <text:deletion>
            <office:change-info>
              <dc:creator>Julia Ringo</dc:creator>
              <dc:date>2023-10-20T20:28:00</dc:date>
            </office:change-info>
            <text:p text:style-name="Text_20_body"><text:span text:style-name="T1"><text:s/></text:span></text:p>
          </text:deletion>
        </text:changed-region>
        <text:changed-region xml:id="ct93825577463408" text:id="ct93825577463408">
          <text:insertion>
            <office:change-info>
              <dc:creator>Julia Ringo</dc:creator>
              <dc:date>2023-10-20T20:29:00</dc:date>
            </office:change-info>
          </text:insertion>
        </text:changed-region>
        <text:changed-region xml:id="ct93825576421040" text:id="ct93825576421040">
          <text:deletion>
            <office:change-info>
              <dc:creator>Julia Ringo</dc:creator>
              <dc:date>2023-10-20T20:29:00</dc:date>
            </office:change-info>
            <text:p text:style-name="Text_20_body"><text:span text:style-name="T1">they </text:span></text:p>
          </text:deletion>
        </text:changed-region>
        <text:changed-region xml:id="ct93825581477968" text:id="ct93825581477968">
          <text:insertion>
            <office:change-info>
              <dc:creator>Julia Ringo</dc:creator>
              <dc:date>2023-10-20T20:29:00</dc:date>
            </office:change-info>
          </text:insertion>
        </text:changed-region>
        <text:changed-region xml:id="ct93825581485280" text:id="ct93825581485280">
          <text:deletion>
            <office:change-info>
              <dc:creator>Julia Ringo</dc:creator>
              <dc:date>2023-10-05T13:15:00</dc:date>
            </office:change-info>
            <text:p text:style-name="Text_20_body"><text:span text:style-name="T1"><text:s/>— </text:span></text:p>
          </text:deletion>
        </text:changed-region>
        <text:changed-region xml:id="ct93825581485520" text:id="ct93825581485520">
          <text:insertion>
            <office:change-info>
              <dc:creator>Julia Ringo</dc:creator>
              <dc:date>2023-10-05T13:15:00</dc:date>
            </office:change-info>
          </text:insertion>
        </text:changed-region>
        <text:changed-region xml:id="ct93825581486640" text:id="ct93825581486640">
          <text:insertion>
            <office:change-info>
              <dc:creator>Julia Ringo</dc:creator>
              <dc:date>2023-10-20T20:29:00</dc:date>
            </office:change-info>
          </text:insertion>
        </text:changed-region>
        <text:changed-region xml:id="ct93825581486880" text:id="ct93825581486880">
          <text:deletion>
            <office:change-info>
              <dc:creator>Julia Ringo</dc:creator>
              <dc:date>2023-10-10T11:08:00</dc:date>
            </office:change-info>
            <text:p text:style-name="Text_20_body"><text:span text:style-name="T1">…</text:span></text:p>
          </text:deletion>
        </text:changed-region>
        <text:changed-region xml:id="ct93825581487120" text:id="ct93825581487120">
          <text:insertion>
            <office:change-info>
              <dc:creator>Julia Ringo</dc:creator>
              <dc:date>2023-10-10T11:08:00</dc:date>
            </office:change-info>
          </text:insertion>
        </text:changed-region>
        <text:changed-region xml:id="ct93825581488640" text:id="ct93825581488640">
          <text:insertion>
            <office:change-info>
              <dc:creator>Julia Ringo</dc:creator>
              <dc:date>2023-10-20T20:30:00</dc:date>
            </office:change-info>
          </text:insertion>
        </text:changed-region>
        <text:changed-region xml:id="ct93825581489040" text:id="ct93825581489040">
          <text:deletion>
            <office:change-info>
              <dc:creator>Julia Ringo</dc:creator>
              <dc:date>2023-10-20T20:30:00</dc:date>
            </office:change-info>
            <text:p text:style-name="Text_20_body"><text:span text:style-name="T1">‘</text:span></text:p>
          </text:deletion>
        </text:changed-region>
        <text:changed-region xml:id="ct93825581491136" text:id="ct93825581491136">
          <text:insertion>
            <office:change-info>
              <dc:creator>Julia Ringo</dc:creator>
              <dc:date>2023-10-20T20:30:00</dc:date>
            </office:change-info>
          </text:insertion>
        </text:changed-region>
        <text:changed-region xml:id="ct93825581491456" text:id="ct93825581491456">
          <text:deletion>
            <office:change-info>
              <dc:creator>Julia Ringo</dc:creator>
              <dc:date>2023-10-20T20:30:00</dc:date>
            </office:change-info>
            <text:p text:style-name="Text_20_body"><text:span text:style-name="T1">’</text:span></text:p>
          </text:deletion>
        </text:changed-region>
        <text:changed-region xml:id="ct93825581492816" text:id="ct93825581492816">
          <text:deletion>
            <office:change-info>
              <dc:creator>Julia Ringo</dc:creator>
              <dc:date>2023-10-20T20:30:00</dc:date>
            </office:change-info>
            <text:p text:style-name="Text_20_body"><text:span text:style-name="T1">96 </text:span></text:p>
          </text:deletion>
        </text:changed-region>
        <text:changed-region xml:id="ct93825581494256" text:id="ct93825581494256">
          <text:insertion>
            <office:change-info>
              <dc:creator>Julia Ringo</dc:creator>
              <dc:date>2023-10-20T20:30:00</dc:date>
            </office:change-info>
          </text:insertion>
        </text:changed-region>
        <text:changed-region xml:id="ct93825581494496" text:id="ct93825581494496">
          <text:deletion>
            <office:change-info>
              <dc:creator>Julia Ringo</dc:creator>
              <dc:date>2023-10-10T11:08:00</dc:date>
            </office:change-info>
            <text:p text:style-name="Text_20_body"><text:span text:style-name="T1">…</text:span></text:p>
          </text:deletion>
        </text:changed-region>
        <text:changed-region xml:id="ct93825581497696" text:id="ct93825581497696">
          <text:insertion>
            <office:change-info>
              <dc:creator>Julia Ringo</dc:creator>
              <dc:date>2023-10-10T11:08:00</dc:date>
            </office:change-info>
          </text:insertion>
        </text:changed-region>
        <text:changed-region xml:id="ct93825581497936" text:id="ct93825581497936">
          <text:deletion>
            <office:change-info>
              <dc:creator>Julia Ringo</dc:creator>
              <dc:date>2023-10-10T11:08:00</dc:date>
            </office:change-info>
            <text:p text:style-name="Text_20_body"><text:span text:style-name="T1">…</text:span></text:p>
          </text:deletion>
        </text:changed-region>
        <text:changed-region xml:id="ct93825581498176" text:id="ct93825581498176">
          <text:insertion>
            <office:change-info>
              <dc:creator>Julia Ringo</dc:creator>
              <dc:date>2023-10-10T11:08:00</dc:date>
            </office:change-info>
          </text:insertion>
        </text:changed-region>
        <text:changed-region xml:id="ct93825581499280" text:id="ct93825581499280">
          <text:insertion>
            <office:change-info>
              <dc:creator>Julia Ringo</dc:creator>
              <dc:date>2023-10-20T20:30:00</dc:date>
            </office:change-info>
          </text:insertion>
        </text:changed-region>
        <text:changed-region xml:id="ct93825581499520" text:id="ct93825581499520">
          <text:insertion>
            <office:change-info>
              <dc:creator>Julia Ringo</dc:creator>
              <dc:date>2023-10-20T20:30:00</dc:date>
            </office:change-info>
          </text:insertion>
        </text:changed-region>
        <text:changed-region xml:id="ct93825581499840" text:id="ct93825581499840">
          <text:deletion>
            <office:change-info>
              <dc:creator>Julia Ringo</dc:creator>
              <dc:date>2023-10-20T20:30:00</dc:date>
            </office:change-info>
            <text:p text:style-name="Text_20_body"><text:span text:style-name="T1">; </text:span></text:p>
          </text:deletion>
        </text:changed-region>
        <text:changed-region xml:id="ct93825581502064" text:id="ct93825581502064">
          <text:insertion>
            <office:change-info>
              <dc:creator>Julia Ringo</dc:creator>
              <dc:date>2023-10-20T20:31:00</dc:date>
            </office:change-info>
          </text:insertion>
        </text:changed-region>
        <text:changed-region xml:id="ct93825581502944" text:id="ct93825581502944">
          <text:deletion>
            <office:change-info>
              <dc:creator>Julia Ringo</dc:creator>
              <dc:date>2023-10-20T20:31:00</dc:date>
            </office:change-info>
            <text:p text:style-name="Text_20_body"><text:span text:style-name="T1">it </text:span></text:p>
          </text:deletion>
        </text:changed-region>
        <text:changed-region xml:id="ct93825581503184" text:id="ct93825581503184">
          <text:insertion>
            <office:change-info>
              <dc:creator>Julia Ringo</dc:creator>
              <dc:date>2023-10-20T20:31:00</dc:date>
            </office:change-info>
          </text:insertion>
        </text:changed-region>
        <text:changed-region xml:id="ct93825581503424" text:id="ct93825581503424">
          <text:deletion>
            <office:change-info>
              <dc:creator>Julia Ringo</dc:creator>
              <dc:date>2023-10-20T20:31:00</dc:date>
            </office:change-info>
            <text:p text:style-name="Text_20_body"><text:span text:style-name="T1">it </text:span></text:p>
          </text:deletion>
        </text:changed-region>
        <text:changed-region xml:id="ct93825581503952" text:id="ct93825581503952">
          <text:insertion>
            <office:change-info>
              <dc:creator>Julia Ringo</dc:creator>
              <dc:date>2023-10-20T20:31:00</dc:date>
            </office:change-info>
          </text:insertion>
        </text:changed-region>
        <text:changed-region xml:id="ct93825581504192" text:id="ct93825581504192">
          <text:deletion>
            <office:change-info>
              <dc:creator>Julia Ringo</dc:creator>
              <dc:date>2023-10-20T20:31:00</dc:date>
            </office:change-info>
            <text:p text:style-name="Text_20_body"><text:span text:style-name="T1">20 </text:span></text:p>
          </text:deletion>
        </text:changed-region>
        <text:changed-region xml:id="ct93825581504432" text:id="ct93825581504432">
          <text:insertion>
            <office:change-info>
              <dc:creator>Julia Ringo</dc:creator>
              <dc:date>2023-10-20T20:33:00</dc:date>
            </office:change-info>
          </text:insertion>
        </text:changed-region>
        <text:changed-region xml:id="ct93825581509536" text:id="ct93825581509536">
          <text:insertion>
            <office:change-info>
              <dc:creator>Julia Ringo</dc:creator>
              <dc:date>2023-10-20T20:34:00</dc:date>
            </office:change-info>
          </text:insertion>
        </text:changed-region>
        <text:changed-region xml:id="ct93825581509776" text:id="ct93825581509776">
          <text:deletion>
            <office:change-info>
              <dc:creator>Julia Ringo</dc:creator>
              <dc:date>2023-10-20T20:34:00</dc:date>
            </office:change-info>
            <text:p text:style-name="Text_20_body"><text:span text:style-name="T1">,</text:span></text:p>
          </text:deletion>
        </text:changed-region>
        <text:changed-region xml:id="ct93825581510016" text:id="ct93825581510016">
          <text:insertion>
            <office:change-info>
              <dc:creator>Julia Ringo</dc:creator>
              <dc:date>2023-10-20T20:34:00</dc:date>
            </office:change-info>
          </text:insertion>
        </text:changed-region>
        <text:changed-region xml:id="ct93825581510256" text:id="ct93825581510256">
          <text:deletion>
            <office:change-info>
              <dc:creator>Julia Ringo</dc:creator>
              <dc:date>2023-10-20T20:34:00</dc:date>
            </office:change-info>
            <text:p text:style-name="Text_20_body"><text:span text:style-name="T1">if</text:span></text:p>
          </text:deletion>
        </text:changed-region>
        <text:changed-region xml:id="ct93825581511216" text:id="ct93825581511216">
          <text:insertion>
            <office:change-info>
              <dc:creator>Julia Ringo</dc:creator>
              <dc:date>2023-10-20T20:34:00</dc:date>
            </office:change-info>
          </text:insertion>
        </text:changed-region>
        <text:changed-region xml:id="ct93825581512496" text:id="ct93825581512496">
          <text:deletion>
            <office:change-info>
              <dc:creator>Julia Ringo</dc:creator>
              <dc:date>2023-10-05T13:15:00</dc:date>
            </office:change-info>
            <text:p text:style-name="Text_20_body"><text:span text:style-name="T1"><text:s/>— </text:span></text:p>
          </text:deletion>
        </text:changed-region>
        <text:changed-region xml:id="ct93825581512736" text:id="ct93825581512736">
          <text:insertion>
            <office:change-info>
              <dc:creator>Julia Ringo</dc:creator>
              <dc:date>2023-10-05T13:15:00</dc:date>
            </office:change-info>
          </text:insertion>
        </text:changed-region>
        <text:changed-region xml:id="ct93825581514448" text:id="ct93825581514448">
          <text:deletion>
            <office:change-info>
              <dc:creator>Julia Ringo</dc:creator>
              <dc:date>2023-10-05T13:15:00</dc:date>
            </office:change-info>
            <text:p text:style-name="Text_20_body"><text:span text:style-name="T1"><text:s/>— </text:span></text:p>
          </text:deletion>
        </text:changed-region>
        <text:changed-region xml:id="ct93825581514944" text:id="ct93825581514944">
          <text:insertion>
            <office:change-info>
              <dc:creator>Julia Ringo</dc:creator>
              <dc:date>2023-10-05T13:15:00</dc:date>
            </office:change-info>
          </text:insertion>
        </text:changed-region>
        <text:changed-region xml:id="ct93825581515184" text:id="ct93825581515184">
          <text:insertion>
            <office:change-info>
              <dc:creator>Julia Ringo</dc:creator>
              <dc:date>2023-10-20T20:34:00</dc:date>
            </office:change-info>
          </text:insertion>
        </text:changed-region>
        <text:changed-region xml:id="ct93825581516544" text:id="ct93825581516544">
          <text:insertion>
            <office:change-info>
              <dc:creator>Julia Ringo</dc:creator>
              <dc:date>2023-10-20T20:34:00</dc:date>
            </office:change-info>
          </text:insertion>
        </text:changed-region>
        <text:changed-region xml:id="ct93825581518640" text:id="ct93825581518640">
          <text:deletion>
            <office:change-info>
              <dc:creator>Julia Ringo</dc:creator>
              <dc:date>2023-10-05T13:15:00</dc:date>
            </office:change-info>
            <text:p text:style-name="Text_20_body"><text:span text:style-name="T1"><text:s/>— </text:span></text:p>
          </text:deletion>
        </text:changed-region>
        <text:changed-region xml:id="ct93825581519264" text:id="ct93825581519264">
          <text:insertion>
            <office:change-info>
              <dc:creator>Julia Ringo</dc:creator>
              <dc:date>2023-10-05T13:15:00</dc:date>
            </office:change-info>
          </text:insertion>
        </text:changed-region>
        <text:changed-region xml:id="ct93825581519504" text:id="ct93825581519504">
          <text:deletion>
            <office:change-info>
              <dc:creator>Julia Ringo</dc:creator>
              <dc:date>2023-10-05T13:15:00</dc:date>
            </office:change-info>
            <text:p text:style-name="Text_20_body"><text:span text:style-name="T1"><text:s/>— </text:span></text:p>
          </text:deletion>
        </text:changed-region>
        <text:changed-region xml:id="ct93825581520512" text:id="ct93825581520512">
          <text:insertion>
            <office:change-info>
              <dc:creator>Julia Ringo</dc:creator>
              <dc:date>2023-10-05T13:15:00</dc:date>
            </office:change-info>
          </text:insertion>
        </text:changed-region>
        <text:changed-region xml:id="ct93825576999328" text:id="ct93825576999328">
          <text:deletion>
            <office:change-info>
              <dc:creator>Julia Ringo</dc:creator>
              <dc:date>2023-10-10T11:08:00</dc:date>
            </office:change-info>
            <text:p text:style-name="Text_20_body"><text:span text:style-name="T1">…</text:span></text:p>
          </text:deletion>
        </text:changed-region>
        <text:changed-region xml:id="ct93825576754160" text:id="ct93825576754160">
          <text:insertion>
            <office:change-info>
              <dc:creator>Julia Ringo</dc:creator>
              <dc:date>2023-10-10T11:08:00</dc:date>
            </office:change-info>
          </text:insertion>
        </text:changed-region>
        <text:changed-region xml:id="ct93825577263392" text:id="ct93825577263392">
          <text:deletion>
            <office:change-info>
              <dc:creator>Julia Ringo</dc:creator>
              <dc:date>2023-10-20T20:35:00</dc:date>
            </office:change-info>
            <text:p text:style-name="Text_20_body"><text:span text:style-name="T1"><text:s/></text:span></text:p>
          </text:deletion>
        </text:changed-region>
        <text:changed-region xml:id="ct93825581524528" text:id="ct93825581524528">
          <text:insertion>
            <office:change-info>
              <dc:creator>Julia Ringo</dc:creator>
              <dc:date>2023-10-20T20:35:00</dc:date>
            </office:change-info>
          </text:insertion>
        </text:changed-region>
        <text:changed-region xml:id="ct93825581525408" text:id="ct93825581525408">
          <text:deletion>
            <office:change-info>
              <dc:creator>Julia Ringo</dc:creator>
              <dc:date>2023-10-20T20:35:00</dc:date>
            </office:change-info>
            <text:p text:style-name="Text_20_body"><text:span text:style-name="T1">‘</text:span></text:p>
          </text:deletion>
        </text:changed-region>
        <text:changed-region xml:id="ct93825581525648" text:id="ct93825581525648">
          <text:insertion>
            <office:change-info>
              <dc:creator>Julia Ringo</dc:creator>
              <dc:date>2023-10-20T20:35:00</dc:date>
            </office:change-info>
          </text:insertion>
        </text:changed-region>
        <text:changed-region xml:id="ct93825581525888" text:id="ct93825581525888">
          <text:deletion>
            <office:change-info>
              <dc:creator>Julia Ringo</dc:creator>
              <dc:date>2023-10-20T20:35:00</dc:date>
            </office:change-info>
            <text:p text:style-name="Text_20_body"><text:span text:style-name="T1">’</text:span></text:p>
          </text:deletion>
        </text:changed-region>
        <text:changed-region xml:id="ct93825581527760" text:id="ct93825581527760">
          <text:insertion>
            <office:change-info>
              <dc:creator>Julia Ringo</dc:creator>
              <dc:date>2023-10-20T22:24:00</dc:date>
            </office:change-info>
          </text:insertion>
        </text:changed-region>
        <text:changed-region xml:id="ct93825581528000" text:id="ct93825581528000">
          <text:deletion>
            <office:change-info>
              <dc:creator>Julia Ringo</dc:creator>
              <dc:date>2023-10-20T22:24:00</dc:date>
            </office:change-info>
            <text:p text:style-name="Text_20_body"><text:span text:style-name="T1">depths the boat was</text:span></text:p>
          </text:deletion>
        </text:changed-region>
        <text:changed-region xml:id="ct93825581528592" text:id="ct93825581528592">
          <text:insertion>
            <office:change-info>
              <dc:creator>Julia Ringo</dc:creator>
              <dc:date>2023-10-20T22:24:00</dc:date>
            </office:change-info>
          </text:insertion>
        </text:changed-region>
        <text:changed-region xml:id="ct93825581528832" text:id="ct93825581528832">
          <text:insertion>
            <office:change-info>
              <dc:creator>Julia Ringo</dc:creator>
              <dc:date>2023-10-20T22:24:00</dc:date>
            </office:change-info>
          </text:insertion>
        </text:changed-region>
        <text:changed-region xml:id="ct93825581529072" text:id="ct93825581529072">
          <text:deletion>
            <office:change-info>
              <dc:creator>Julia Ringo</dc:creator>
              <dc:date>2023-10-20T22:24:00</dc:date>
            </office:change-info>
            <text:p text:style-name="Text_20_body"><text:span text:style-name="T1">le of</text:span></text:p>
          </text:deletion>
        </text:changed-region>
        <text:changed-region xml:id="ct93825581529312" text:id="ct93825581529312">
          <text:deletion>
            <office:change-info>
              <dc:creator>Julia Ringo</dc:creator>
              <dc:date>2023-10-20T22:24:00</dc:date>
            </office:change-info>
            <text:p text:style-name="Text_20_body"><text:span text:style-name="T1">,</text:span></text:p>
          </text:deletion>
        </text:changed-region>
        <text:changed-region xml:id="ct93825581529840" text:id="ct93825581529840">
          <text:deletion>
            <office:change-info>
              <dc:creator>Julia Ringo</dc:creator>
              <dc:date>2023-10-20T22:25:00</dc:date>
            </office:change-info>
            <text:p text:style-name="Text_20_body"><text:span text:style-name="T1">at the same time he </text:span></text:p>
          </text:deletion>
        </text:changed-region>
        <text:changed-region xml:id="ct93825581530080" text:id="ct93825581530080">
          <text:insertion>
            <office:change-info>
              <dc:creator>Julia Ringo</dc:creator>
              <dc:date>2023-10-20T22:25:00</dc:date>
            </office:change-info>
          </text:insertion>
        </text:changed-region>
        <text:changed-region xml:id="ct93825581530320" text:id="ct93825581530320">
          <text:deletion>
            <office:change-info>
              <dc:creator>Julia Ringo</dc:creator>
              <dc:date>2023-10-20T22:25:00</dc:date>
            </office:change-info>
            <text:p text:style-name="Text_20_body"><text:span text:style-name="T1">ed</text:span></text:p>
          </text:deletion>
        </text:changed-region>
        <text:changed-region xml:id="ct93825581530976" text:id="ct93825581530976">
          <text:deletion>
            <office:change-info>
              <dc:creator>Julia Ringo</dc:creator>
              <dc:date>2023-10-20T22:25:00</dc:date>
            </office:change-info>
            <text:p text:style-name="Text_20_body"><text:span text:style-name="T1">close </text:span></text:p>
          </text:deletion>
        </text:changed-region>
        <text:changed-region xml:id="ct93825581531216" text:id="ct93825581531216">
          <text:insertion>
            <office:change-info>
              <dc:creator>Julia Ringo</dc:creator>
              <dc:date>2023-10-20T22:25:00</dc:date>
            </office:change-info>
          </text:insertion>
        </text:changed-region>
        <text:changed-region xml:id="ct93825581532096" text:id="ct93825581532096">
          <text:insertion>
            <office:change-info>
              <dc:creator>Julia Ringo</dc:creator>
              <dc:date>2023-10-20T22:25:00</dc:date>
            </office:change-info>
          </text:insertion>
        </text:changed-region>
        <text:changed-region xml:id="ct93825581532336" text:id="ct93825581532336">
          <text:deletion>
            <office:change-info>
              <dc:creator>Julia Ringo</dc:creator>
              <dc:date>2023-10-05T13:15:00</dc:date>
            </office:change-info>
            <text:p text:style-name="Text_20_body"><text:span text:style-name="T1"><text:s/>— </text:span></text:p>
          </text:deletion>
        </text:changed-region>
        <text:changed-region xml:id="ct93825581533120" text:id="ct93825581533120">
          <text:insertion>
            <office:change-info>
              <dc:creator>Julia Ringo</dc:creator>
              <dc:date>2023-10-05T13:15:00</dc:date>
            </office:change-info>
          </text:insertion>
        </text:changed-region>
        <text:changed-region xml:id="ct93825581534256" text:id="ct93825581534256">
          <text:insertion>
            <office:change-info>
              <dc:creator>Julia Ringo</dc:creator>
              <dc:date>2023-10-20T22:25:00</dc:date>
            </office:change-info>
          </text:insertion>
        </text:changed-region>
        <text:changed-region xml:id="ct93825581534736" text:id="ct93825581534736">
          <text:deletion>
            <office:change-info>
              <dc:creator>Julia Ringo</dc:creator>
              <dc:date>2023-10-20T22:25:00</dc:date>
            </office:change-info>
            <text:p text:style-name="Text_20_body"><text:span text:style-name="T1">m</text:span></text:p>
          </text:deletion>
        </text:changed-region>
        <text:changed-region xml:id="ct93825581538816" text:id="ct93825581538816">
          <text:insertion>
            <office:change-info>
              <dc:creator>Julia Ringo</dc:creator>
              <dc:date>2023-10-20T22:25:00</dc:date>
            </office:change-info>
          </text:insertion>
        </text:changed-region>
        <text:changed-region xml:id="ct93825581539136" text:id="ct93825581539136">
          <text:deletion>
            <office:change-info>
              <dc:creator>Julia Ringo</dc:creator>
              <dc:date>2023-10-20T22:25:00</dc:date>
            </office:change-info>
            <text:p text:style-name="Text_20_body"><text:span text:style-name="T1">at</text:span></text:p>
          </text:deletion>
        </text:changed-region>
        <text:changed-region xml:id="ct93825575382000" text:id="ct93825575382000">
          <text:deletion>
            <office:change-info>
              <dc:creator>Julia Ringo</dc:creator>
              <dc:date>2023-10-20T22:25:00</dc:date>
            </office:change-info>
            <text:p text:style-name="Text_20_body"><text:span text:style-name="T1">at the moment</text:span></text:p>
          </text:deletion>
        </text:changed-region>
        <text:changed-region xml:id="ct93825577002080" text:id="ct93825577002080">
          <text:insertion>
            <office:change-info>
              <dc:creator>Julia Ringo</dc:creator>
              <dc:date>2023-10-20T22:25:00</dc:date>
            </office:change-info>
          </text:insertion>
        </text:changed-region>
        <text:changed-region xml:id="ct93825575380304" text:id="ct93825575380304">
          <text:deletion>
            <office:change-info>
              <dc:creator>Julia Ringo</dc:creator>
              <dc:date>2023-10-20T22:26:00</dc:date>
            </office:change-info>
            <text:p text:style-name="Text_20_body"><text:span text:style-name="T1">against that had to stand </text:span></text:p>
          </text:deletion>
        </text:changed-region>
        <text:changed-region xml:id="ct93825575381632" text:id="ct93825575381632">
          <text:insertion>
            <office:change-info>
              <dc:creator>Julia Ringo</dc:creator>
              <dc:date>2023-10-20T22:27:00</dc:date>
            </office:change-info>
          </text:insertion>
        </text:changed-region>
        <text:changed-region xml:id="ct93825581540656" text:id="ct93825581540656">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93825581540896" text:id="ct93825581540896">
          <text:deletion>
            <office:change-info>
              <dc:creator>Julia Ringo</dc:creator>
              <dc:date>2023-10-20T22:27:00</dc:date>
            </office:change-info>
            <text:p text:style-name="Text_20_body"><text:span text:style-name="T1">100 </text:span></text:p>
          </text:deletion>
        </text:changed-region>
        <text:changed-region xml:id="ct93825581541136" text:id="ct93825581541136">
          <text:insertion>
            <office:change-info>
              <dc:creator>Julia Ringo</dc:creator>
              <dc:date>2023-10-20T22:27:00</dc:date>
            </office:change-info>
          </text:insertion>
        </text:changed-region>
        <text:changed-region xml:id="ct93825581541376" text:id="ct93825581541376">
          <text:insertion>
            <office:change-info>
              <dc:creator>Julia Ringo</dc:creator>
              <dc:date>2023-10-20T22:27:00</dc:date>
            </office:change-info>
          </text:insertion>
        </text:changed-region>
        <text:changed-region xml:id="ct93825581546848" text:id="ct93825581546848">
          <text:deletion>
            <office:change-info>
              <dc:creator>Julia Ringo</dc:creator>
              <dc:date>2023-10-20T22:27:00</dc:date>
            </office:change-info>
            <text:p text:style-name="Text_20_body"><text:span text:style-name="T1">that </text:span></text:p>
          </text:deletion>
        </text:changed-region>
        <text:changed-region xml:id="ct93825581545872" text:id="ct93825581545872">
          <text:insertion>
            <office:change-info>
              <dc:creator>Julia Ringo</dc:creator>
              <dc:date>2023-10-20T22:27:00</dc:date>
            </office:change-info>
          </text:insertion>
        </text:changed-region>
        <text:changed-region xml:id="ct93825581549600" text:id="ct93825581549600">
          <text:insertion>
            <office:change-info>
              <dc:creator>Julia Ringo</dc:creator>
              <dc:date>2023-10-20T22:27:00</dc:date>
            </office:change-info>
          </text:insertion>
        </text:changed-region>
        <text:changed-region xml:id="ct93825581551280" text:id="ct93825581551280">
          <text:deletion>
            <office:change-info>
              <dc:creator>Julia Ringo</dc:creator>
              <dc:date>2023-10-20T22:27:00</dc:date>
            </office:change-info>
            <text:p text:style-name="Text_20_body"><text:span text:style-name="T1">in a matter of seconds </text:span></text:p>
          </text:deletion>
        </text:changed-region>
        <text:changed-region xml:id="ct93825581553264" text:id="ct93825581553264">
          <text:insertion>
            <office:change-info>
              <dc:creator>Julia Ringo</dc:creator>
              <dc:date>2023-10-20T22:27:00</dc:date>
            </office:change-info>
          </text:insertion>
        </text:changed-region>
        <text:changed-region xml:id="ct93825581553744" text:id="ct93825581553744">
          <text:deletion>
            <office:change-info>
              <dc:creator>Julia Ringo</dc:creator>
              <dc:date>2023-10-20T22:27:00</dc:date>
            </office:change-info>
            <text:p text:style-name="Text_20_body"><text:span text:style-name="T1">at</text:span></text:p>
          </text:deletion>
        </text:changed-region>
        <text:changed-region xml:id="ct93825581555232" text:id="ct93825581555232">
          <text:deletion>
            <office:change-info>
              <dc:creator>Julia Ringo</dc:creator>
              <dc:date>2023-10-20T22:28:00</dc:date>
            </office:change-info>
            <text:p text:style-name="Text_20_body"><text:span text:style-name="T1">where </text:span></text:p>
          </text:deletion>
        </text:changed-region>
        <text:changed-region xml:id="ct93825581556416" text:id="ct93825581556416">
          <text:insertion>
            <office:change-info>
              <dc:creator>Julia Ringo</dc:creator>
              <dc:date>2023-10-20T22:28:00</dc:date>
            </office:change-info>
          </text:insertion>
        </text:changed-region>
        <text:changed-region xml:id="ct93825575512032" text:id="ct93825575512032">
          <text:format-change>
            <office:change-info>
              <dc:creator>Julia Ringo</dc:creator>
              <dc:date>2023-10-20T22:28:00</dc:date>
            </office:change-info>
          </text:format-change>
        </text:changed-region>
        <text:changed-region xml:id="ct93825581562528" text:id="ct93825581562528">
          <text:insertion>
            <office:change-info>
              <dc:creator>Julia Ringo</dc:creator>
              <dc:date>2023-10-20T22:28:00</dc:date>
            </office:change-info>
          </text:insertion>
        </text:changed-region>
        <text:changed-region xml:id="ct93825581562768" text:id="ct93825581562768">
          <text:insertion>
            <office:change-info>
              <dc:creator>Julia Ringo</dc:creator>
              <dc:date>2023-10-20T22:28:00</dc:date>
            </office:change-info>
          </text:insertion>
        </text:changed-region>
        <text:changed-region xml:id="ct93825581563008" text:id="ct93825581563008">
          <text:deletion>
            <office:change-info>
              <dc:creator>Julia Ringo</dc:creator>
              <dc:date>2023-10-20T22:28:00</dc:date>
            </office:change-info>
            <text:p text:style-name="Text_20_body"><text:span text:style-name="T1">,</text:span></text:p>
          </text:deletion>
        </text:changed-region>
        <text:changed-region xml:id="ct93825581563248" text:id="ct93825581563248">
          <text:insertion>
            <office:change-info>
              <dc:creator>Julia Ringo</dc:creator>
              <dc:date>2023-10-20T22:28:00</dc:date>
            </office:change-info>
          </text:insertion>
        </text:changed-region>
        <text:changed-region xml:id="ct93825581563488" text:id="ct93825581563488">
          <text:deletion>
            <office:change-info>
              <dc:creator>Julia Ringo</dc:creator>
              <dc:date>2023-10-20T22:28:00</dc:date>
            </office:change-info>
            <text:p text:style-name="Text_20_body"><text:span text:style-name="T1">i</text:span></text:p>
          </text:deletion>
        </text:changed-region>
        <text:changed-region xml:id="ct93825581564368" text:id="ct93825581564368">
          <text:insertion>
            <office:change-info>
              <dc:creator>Julia Ringo</dc:creator>
              <dc:date>2023-10-20T22:28:00</dc:date>
            </office:change-info>
          </text:insertion>
        </text:changed-region>
        <text:changed-region xml:id="ct93825581565248" text:id="ct93825581565248">
          <text:deletion>
            <office:change-info>
              <dc:creator>Julia Ringo</dc:creator>
              <dc:date>2023-10-20T22:28:00</dc:date>
            </office:change-info>
            <text:p text:style-name="Text_20_body"><text:span text:style-name="T1">,</text:span></text:p>
          </text:deletion>
        </text:changed-region>
        <text:changed-region xml:id="ct93825581565488" text:id="ct93825581565488">
          <text:deletion>
            <office:change-info>
              <dc:creator>Julia Ringo</dc:creator>
              <dc:date>2023-10-05T13:15:00</dc:date>
            </office:change-info>
            <text:p text:style-name="Text_20_body"><text:span text:style-name="T1"><text:s/>— </text:span></text:p>
          </text:deletion>
        </text:changed-region>
        <text:changed-region xml:id="ct93825581565728" text:id="ct93825581565728">
          <text:insertion>
            <office:change-info>
              <dc:creator>Julia Ringo</dc:creator>
              <dc:date>2023-10-05T13:15:00</dc:date>
            </office:change-info>
          </text:insertion>
        </text:changed-region>
        <text:changed-region xml:id="ct93825581565968" text:id="ct93825581565968">
          <text:deletion>
            <office:change-info>
              <dc:creator>Julia Ringo</dc:creator>
              <dc:date>2023-10-05T13:15:00</dc:date>
            </office:change-info>
            <text:p text:style-name="Text_20_body"><text:span text:style-name="T1"><text:s/>— </text:span></text:p>
          </text:deletion>
        </text:changed-region>
        <text:changed-region xml:id="ct93825581566432" text:id="ct93825581566432">
          <text:insertion>
            <office:change-info>
              <dc:creator>Julia Ringo</dc:creator>
              <dc:date>2023-10-05T13:15:00</dc:date>
            </office:change-info>
          </text:insertion>
        </text:changed-region>
        <text:changed-region xml:id="ct93825581547088" text:id="ct93825581547088">
          <text:insertion>
            <office:change-info>
              <dc:creator>Julia Ringo</dc:creator>
              <dc:date>2023-10-20T22:28:00</dc:date>
            </office:change-info>
          </text:insertion>
        </text:changed-region>
        <text:changed-region xml:id="ct93825581517280" text:id="ct93825581517280">
          <text:deletion>
            <office:change-info>
              <dc:creator>Julia Ringo</dc:creator>
              <dc:date>2023-10-20T22:28:00</dc:date>
            </office:change-info>
            <text:p text:style-name="Text_20_body"><text:span text:style-name="T1"><text:s/></text:span></text:p>
          </text:deletion>
        </text:changed-region>
        <text:changed-region xml:id="ct93825581552416" text:id="ct93825581552416">
          <text:insertion>
            <office:change-info>
              <dc:creator>Julia Ringo</dc:creator>
              <dc:date>2023-10-20T22:29:00</dc:date>
            </office:change-info>
          </text:insertion>
        </text:changed-region>
        <text:changed-region xml:id="ct93825575383504" text:id="ct93825575383504">
          <text:deletion>
            <office:change-info>
              <dc:creator>Julia Ringo</dc:creator>
              <dc:date>2023-10-05T13:15:00</dc:date>
            </office:change-info>
            <text:p text:style-name="Text_20_body"><text:span text:style-name="T1"><text:s/>— </text:span></text:p>
          </text:deletion>
        </text:changed-region>
        <text:changed-region xml:id="ct93825581545360" text:id="ct93825581545360">
          <text:insertion>
            <office:change-info>
              <dc:creator>Julia Ringo</dc:creator>
              <dc:date>2023-10-05T13:15:00</dc:date>
            </office:change-info>
          </text:insertion>
        </text:changed-region>
        <text:changed-region xml:id="ct93825581538192" text:id="ct93825581538192">
          <text:deletion>
            <office:change-info>
              <dc:creator>Julia Ringo</dc:creator>
              <dc:date>2023-10-05T13:15:00</dc:date>
            </office:change-info>
            <text:p text:style-name="Text_20_body"><text:span text:style-name="T1"><text:s/>— </text:span></text:p>
          </text:deletion>
        </text:changed-region>
        <text:changed-region xml:id="ct93825581553984" text:id="ct93825581553984">
          <text:insertion>
            <office:change-info>
              <dc:creator>Julia Ringo</dc:creator>
              <dc:date>2023-10-05T13:15:00</dc:date>
            </office:change-info>
          </text:insertion>
        </text:changed-region>
        <text:changed-region xml:id="ct93825581551520" text:id="ct93825581551520">
          <text:deletion>
            <office:change-info>
              <dc:creator>Julia Ringo</dc:creator>
              <dc:date>2023-10-20T22:29:00</dc:date>
            </office:change-info>
            <text:p text:style-name="Text_20_body"><text:span text:style-name="T1">,</text:span></text:p>
          </text:deletion>
        </text:changed-region>
        <text:changed-region xml:id="ct93825581548624" text:id="ct93825581548624">
          <text:deletion>
            <office:change-info>
              <dc:creator>Julia Ringo</dc:creator>
              <dc:date>2023-10-10T11:08:00</dc:date>
            </office:change-info>
            <text:p text:style-name="Text_20_body"><text:span text:style-name="T1">…</text:span></text:p>
          </text:deletion>
        </text:changed-region>
        <text:changed-region xml:id="ct93825581548864" text:id="ct93825581548864">
          <text:insertion>
            <office:change-info>
              <dc:creator>Julia Ringo</dc:creator>
              <dc:date>2023-10-10T11:08:00</dc:date>
            </office:change-info>
          </text:insertion>
        </text:changed-region>
        <text:changed-region xml:id="ct93825581555472" text:id="ct93825581555472">
          <text:deletion>
            <office:change-info>
              <dc:creator>Julia Ringo</dc:creator>
              <dc:date>2023-10-05T13:15:00</dc:date>
            </office:change-info>
            <text:p text:style-name="Text_20_body"><text:span text:style-name="T1"><text:s/>— </text:span></text:p>
          </text:deletion>
        </text:changed-region>
        <text:changed-region xml:id="ct93825581567808" text:id="ct93825581567808">
          <text:insertion>
            <office:change-info>
              <dc:creator>Julia Ringo</dc:creator>
              <dc:date>2023-10-05T13:15:00</dc:date>
            </office:change-info>
          </text:insertion>
        </text:changed-region>
        <text:changed-region xml:id="ct93825581554720" text:id="ct93825581554720">
          <text:insertion>
            <office:change-info>
              <dc:creator>Julia Ringo</dc:creator>
              <dc:date>2023-10-20T22:29:00</dc:date>
            </office:change-info>
          </text:insertion>
        </text:changed-region>
        <text:changed-region xml:id="ct93825581568048" text:id="ct93825581568048">
          <text:deletion>
            <office:change-info>
              <dc:creator>Julia Ringo</dc:creator>
              <dc:date>2023-10-20T22:29:00</dc:date>
            </office:change-info>
            <text:p text:style-name="Text_20_body"><text:span text:style-name="T1">u</text:span></text:p>
          </text:deletion>
        </text:changed-region>
        <text:changed-region xml:id="ct93825581568928" text:id="ct93825581568928">
          <text:deletion>
            <office:change-info>
              <dc:creator>Julia Ringo</dc:creator>
              <dc:date>2023-10-10T11:08:00</dc:date>
            </office:change-info>
            <text:p text:style-name="Text_20_body"><text:span text:style-name="T1">…</text:span></text:p>
          </text:deletion>
        </text:changed-region>
        <text:changed-region xml:id="ct93825581569168" text:id="ct93825581569168">
          <text:insertion>
            <office:change-info>
              <dc:creator>Julia Ringo</dc:creator>
              <dc:date>2023-10-10T11:08:00</dc:date>
            </office:change-info>
          </text:insertion>
        </text:changed-region>
        <text:changed-region xml:id="ct93825581569408" text:id="ct93825581569408">
          <text:deletion>
            <office:change-info>
              <dc:creator>Julia Ringo</dc:creator>
              <dc:date>2023-10-20T22:29:00</dc:date>
            </office:change-info>
            <text:p text:style-name="Text_20_body"><text:span text:style-name="T1"><text:s/></text:span></text:p>
          </text:deletion>
        </text:changed-region>
        <text:changed-region xml:id="ct93825581569648" text:id="ct93825581569648">
          <text:insertion>
            <office:change-info>
              <dc:creator>Julia Ringo</dc:creator>
              <dc:date>2023-10-20T22:29:00</dc:date>
            </office:change-info>
          </text:insertion>
        </text:changed-region>
        <text:changed-region xml:id="ct93825581571520" text:id="ct93825581571520">
          <text:insertion>
            <office:change-info>
              <dc:creator>Julia Ringo</dc:creator>
              <dc:date>2023-10-20T22:29:00</dc:date>
            </office:change-info>
          </text:insertion>
        </text:changed-region>
        <text:changed-region xml:id="ct93825581573664" text:id="ct93825581573664">
          <text:insertion>
            <office:change-info>
              <dc:creator>Julia Ringo</dc:creator>
              <dc:date>2023-10-20T22:30:00</dc:date>
            </office:change-info>
          </text:insertion>
        </text:changed-region>
        <text:changed-region xml:id="ct93825581573904" text:id="ct93825581573904">
          <text:insertion>
            <office:change-info>
              <dc:creator>Julia Ringo</dc:creator>
              <dc:date>2023-10-20T22:30:00</dc:date>
            </office:change-info>
          </text:insertion>
        </text:changed-region>
        <text:changed-region xml:id="ct93825581578208" text:id="ct93825581578208">
          <text:deletion>
            <office:change-info>
              <dc:creator>Julia Ringo</dc:creator>
              <dc:date>2023-10-05T13:15:00</dc:date>
            </office:change-info>
            <text:p text:style-name="Text_20_body"><text:span text:style-name="T1"><text:s/>— </text:span></text:p>
          </text:deletion>
        </text:changed-region>
        <text:changed-region xml:id="ct93825581578448" text:id="ct93825581578448">
          <text:insertion>
            <office:change-info>
              <dc:creator>Julia Ringo</dc:creator>
              <dc:date>2023-10-05T13:15:00</dc:date>
            </office:change-info>
          </text:insertion>
        </text:changed-region>
        <text:changed-region xml:id="ct93825581578976" text:id="ct93825581578976">
          <text:deletion>
            <office:change-info>
              <dc:creator>Julia Ringo</dc:creator>
              <dc:date>2023-10-10T11:08:00</dc:date>
            </office:change-info>
            <text:p text:style-name="Text_20_body"><text:span text:style-name="T1">…</text:span></text:p>
          </text:deletion>
        </text:changed-region>
        <text:changed-region xml:id="ct93825581579552" text:id="ct93825581579552">
          <text:insertion>
            <office:change-info>
              <dc:creator>Julia Ringo</dc:creator>
              <dc:date>2023-10-10T11:08:00</dc:date>
            </office:change-info>
          </text:insertion>
        </text:changed-region>
        <text:changed-region xml:id="ct93825581579792" text:id="ct93825581579792">
          <text:deletion>
            <office:change-info>
              <dc:creator>Julia Ringo</dc:creator>
              <dc:date>2023-10-20T22:30:00</dc:date>
            </office:change-info>
            <text:p text:style-name="Text_20_body"><text:span text:style-name="T1"><text:s/></text:span></text:p>
          </text:deletion>
        </text:changed-region>
        <text:changed-region xml:id="ct93825581583184" text:id="ct93825581583184">
          <text:deletion>
            <office:change-info>
              <dc:creator>Julia Ringo</dc:creator>
              <dc:date>2023-10-20T22:30:00</dc:date>
            </office:change-info>
            <text:p text:style-name="Text_20_body"><text:span text:style-name="T1">15 </text:span></text:p>
          </text:deletion>
        </text:changed-region>
        <text:changed-region xml:id="ct93825581583424" text:id="ct93825581583424">
          <text:insertion>
            <office:change-info>
              <dc:creator>Julia Ringo</dc:creator>
              <dc:date>2023-10-20T22:30:00</dc:date>
            </office:change-info>
          </text:insertion>
        </text:changed-region>
        <text:changed-region xml:id="ct93825581583664" text:id="ct93825581583664">
          <text:insertion>
            <office:change-info>
              <dc:creator>Julia Ringo</dc:creator>
              <dc:date>2023-10-20T22:30:00</dc:date>
            </office:change-info>
          </text:insertion>
        </text:changed-region>
        <text:changed-region xml:id="ct93825581584176" text:id="ct93825581584176">
          <text:insertion>
            <office:change-info>
              <dc:creator>Julia Ringo</dc:creator>
              <dc:date>2023-10-20T22:30:00</dc:date>
            </office:change-info>
          </text:insertion>
        </text:changed-region>
        <text:changed-region xml:id="ct93825581588496" text:id="ct93825581588496">
          <text:deletion>
            <office:change-info>
              <dc:creator>Julia Ringo</dc:creator>
              <dc:date>2023-10-20T22:30:00</dc:date>
            </office:change-info>
            <text:p text:style-name="Text_20_body"><text:span text:style-name="T1">,</text:span></text:p>
          </text:deletion>
        </text:changed-region>
        <text:changed-region xml:id="ct93825581590016" text:id="ct93825581590016">
          <text:insertion>
            <office:change-info>
              <dc:creator>Julia Ringo</dc:creator>
              <dc:date>2023-10-20T22:31:00</dc:date>
            </office:change-info>
          </text:insertion>
        </text:changed-region>
        <text:changed-region xml:id="ct93825581590256" text:id="ct93825581590256">
          <text:deletion>
            <office:change-info>
              <dc:creator>Julia Ringo</dc:creator>
              <dc:date>2023-10-20T22:31:00</dc:date>
            </office:change-info>
            <text:p text:style-name="Text_20_body"><text:span text:style-name="T1">,</text:span></text:p>
          </text:deletion>
        </text:changed-region>
        <text:changed-region xml:id="ct93825581590496" text:id="ct93825581590496">
          <text:insertion>
            <office:change-info>
              <dc:creator>Julia Ringo</dc:creator>
              <dc:date>2023-10-20T22:31:00</dc:date>
            </office:change-info>
          </text:insertion>
        </text:changed-region>
        <text:changed-region xml:id="ct93825581590736" text:id="ct93825581590736">
          <text:deletion>
            <office:change-info>
              <dc:creator>Julia Ringo</dc:creator>
              <dc:date>2023-10-20T22:31:00</dc:date>
            </office:change-info>
            <text:p text:style-name="Text_20_body"><text:span text:style-name="T1">i</text:span></text:p>
          </text:deletion>
        </text:changed-region>
        <text:changed-region xml:id="ct93825581590976" text:id="ct93825581590976">
          <text:insertion>
            <office:change-info>
              <dc:creator>Julia Ringo</dc:creator>
              <dc:date>2023-10-20T22:31:00</dc:date>
            </office:change-info>
          </text:insertion>
        </text:changed-region>
        <text:changed-region xml:id="ct93825581594640" text:id="ct93825581594640">
          <text:insertion>
            <office:change-info>
              <dc:creator>Julia Ringo</dc:creator>
              <dc:date>2023-10-20T22:31:00</dc:date>
            </office:change-info>
          </text:insertion>
        </text:changed-region>
        <text:changed-region xml:id="ct93825581596208" text:id="ct93825581596208">
          <text:insertion>
            <office:change-info>
              <dc:creator>Julia Ringo</dc:creator>
              <dc:date>2023-10-20T22:31:00</dc:date>
            </office:change-info>
          </text:insertion>
        </text:changed-region>
        <text:changed-region xml:id="ct93825581597728" text:id="ct93825581597728">
          <text:insertion>
            <office:change-info>
              <dc:creator>Julia Ringo</dc:creator>
              <dc:date>2023-10-20T22:31:00</dc:date>
            </office:change-info>
          </text:insertion>
        </text:changed-region>
        <text:changed-region xml:id="ct93825581597968" text:id="ct93825581597968">
          <text:deletion>
            <office:change-info>
              <dc:creator>Julia Ringo</dc:creator>
              <dc:date>2023-10-05T13:15:00</dc:date>
            </office:change-info>
            <text:p text:style-name="Text_20_body"><text:span text:style-name="T1"><text:s/>— </text:span></text:p>
          </text:deletion>
        </text:changed-region>
        <text:changed-region xml:id="ct93825581598208" text:id="ct93825581598208">
          <text:insertion>
            <office:change-info>
              <dc:creator>Julia Ringo</dc:creator>
              <dc:date>2023-10-05T13:15:00</dc:date>
            </office:change-info>
          </text:insertion>
        </text:changed-region>
        <text:changed-region xml:id="ct93825581601280" text:id="ct93825581601280">
          <text:insertion>
            <office:change-info>
              <dc:creator>Julia Ringo</dc:creator>
              <dc:date>2023-10-20T22:32:00</dc:date>
            </office:change-info>
          </text:insertion>
        </text:changed-region>
        <text:changed-region xml:id="ct93825581601520" text:id="ct93825581601520">
          <text:deletion>
            <office:change-info>
              <dc:creator>Julia Ringo</dc:creator>
              <dc:date>2023-10-20T22:32:00</dc:date>
            </office:change-info>
            <text:p text:style-name="Text_20_body"><text:span text:style-name="T1"><text:s/></text:span></text:p>
          </text:deletion>
        </text:changed-region>
        <text:changed-region xml:id="ct93825581602848" text:id="ct93825581602848">
          <text:format-change>
            <office:change-info>
              <dc:creator>Julia Ringo</dc:creator>
              <dc:date>2023-10-20T22:32:00</dc:date>
            </office:change-info>
          </text:format-change>
        </text:changed-region>
        <text:changed-region xml:id="ct93825581603088" text:id="ct93825581603088">
          <text:deletion>
            <office:change-info>
              <dc:creator>Julia Ringo</dc:creator>
              <dc:date>2023-10-05T13:15:00</dc:date>
            </office:change-info>
            <text:p text:style-name="Text_20_body"><text:span text:style-name="T1"><text:s/>— </text:span></text:p>
          </text:deletion>
        </text:changed-region>
        <text:changed-region xml:id="ct93825581603488" text:id="ct93825581603488">
          <text:insertion>
            <office:change-info>
              <dc:creator>Julia Ringo</dc:creator>
              <dc:date>2023-10-05T13:15:00</dc:date>
            </office:change-info>
          </text:insertion>
        </text:changed-region>
        <text:changed-region xml:id="ct93825575719440" text:id="ct93825575719440">
          <text:deletion>
            <office:change-info>
              <dc:creator>Julia Ringo</dc:creator>
              <dc:date>2023-10-20T22:32:00</dc:date>
            </office:change-info>
            <text:p text:style-name="Text_20_body"><text:span text:style-name="T1">200 </text:span></text:p>
          </text:deletion>
        </text:changed-region>
        <text:changed-region xml:id="ct93825575858496" text:id="ct93825575858496">
          <text:insertion>
            <office:change-info>
              <dc:creator>Julia Ringo</dc:creator>
              <dc:date>2023-10-20T22:32:00</dc:date>
            </office:change-info>
          </text:insertion>
        </text:changed-region>
        <text:changed-region xml:id="ct93825581610112" text:id="ct93825581610112">
          <text:deletion>
            <office:change-info>
              <dc:creator>Julia Ringo</dc:creator>
              <dc:date>2023-10-05T13:15:00</dc:date>
            </office:change-info>
            <text:p text:style-name="Text_20_body"><text:span text:style-name="T1"><text:s/>— </text:span></text:p>
          </text:deletion>
        </text:changed-region>
        <text:changed-region xml:id="ct93825581610688" text:id="ct93825581610688">
          <text:insertion>
            <office:change-info>
              <dc:creator>Julia Ringo</dc:creator>
              <dc:date>2023-10-05T13:15:00</dc:date>
            </office:change-info>
          </text:insertion>
        </text:changed-region>
        <text:changed-region xml:id="ct93825581604464" text:id="ct93825581604464">
          <text:deletion>
            <office:change-info>
              <dc:creator>Julia Ringo</dc:creator>
              <dc:date>2023-10-05T13:15:00</dc:date>
            </office:change-info>
            <text:p text:style-name="Text_20_body"><text:span text:style-name="T1"><text:s/>— </text:span></text:p>
          </text:deletion>
        </text:changed-region>
        <text:changed-region xml:id="ct93825581610928" text:id="ct93825581610928">
          <text:insertion>
            <office:change-info>
              <dc:creator>Julia Ringo</dc:creator>
              <dc:date>2023-10-05T13:15:00</dc:date>
            </office:change-info>
          </text:insertion>
        </text:changed-region>
        <text:changed-region xml:id="ct93825581613584" text:id="ct93825581613584">
          <text:deletion>
            <office:change-info>
              <dc:creator>Julia Ringo</dc:creator>
              <dc:date>2023-10-05T13:15:00</dc:date>
            </office:change-info>
            <text:p text:style-name="Text_20_body"><text:span text:style-name="T1"><text:s/>— </text:span></text:p>
          </text:deletion>
        </text:changed-region>
        <text:changed-region xml:id="ct93825581614288" text:id="ct93825581614288">
          <text:insertion>
            <office:change-info>
              <dc:creator>Julia Ringo</dc:creator>
              <dc:date>2023-10-05T13:15:00</dc:date>
            </office:change-info>
          </text:insertion>
        </text:changed-region>
        <text:changed-region xml:id="ct93825581617008" text:id="ct93825581617008">
          <text:insertion>
            <office:change-info>
              <dc:creator>Julia Ringo</dc:creator>
              <dc:date>2023-10-20T22:33:00</dc:date>
            </office:change-info>
          </text:insertion>
        </text:changed-region>
        <text:changed-region xml:id="ct93825581617888" text:id="ct93825581617888">
          <text:insertion>
            <office:change-info>
              <dc:creator>Julia Ringo</dc:creator>
              <dc:date>2023-10-20T22:33:00</dc:date>
            </office:change-info>
          </text:insertion>
        </text:changed-region>
        <text:changed-region xml:id="ct93825581619472" text:id="ct93825581619472">
          <text:deletion>
            <office:change-info>
              <dc:creator>Julia Ringo</dc:creator>
              <dc:date>2023-10-20T22:33:00</dc:date>
            </office:change-info>
            <text:p text:style-name="Text_20_body"><text:span text:style-name="T1">,</text:span></text:p>
          </text:deletion>
        </text:changed-region>
        <text:changed-region xml:id="ct93825581620352" text:id="ct93825581620352">
          <text:deletion>
            <office:change-info>
              <dc:creator>Julia Ringo</dc:creator>
              <dc:date>2023-10-20T22:34:00</dc:date>
            </office:change-info>
            <text:p text:style-name="Text_20_body"><text:span text:style-name="T1">immediately </text:span></text:p>
          </text:deletion>
        </text:changed-region>
        <text:changed-region xml:id="ct93825581620832" text:id="ct93825581620832">
          <text:insertion>
            <office:change-info>
              <dc:creator>Julia Ringo</dc:creator>
              <dc:date>2023-10-20T22:34:00</dc:date>
            </office:change-info>
          </text:insertion>
        </text:changed-region>
        <text:changed-region xml:id="ct93825581621072" text:id="ct93825581621072">
          <text:deletion>
            <office:change-info>
              <dc:creator>Julia Ringo</dc:creator>
              <dc:date>2023-10-20T22:34:00</dc:date>
            </office:change-info>
            <text:p text:style-name="Text_20_body"><text:span text:style-name="T1">experience </text:span></text:p>
          </text:deletion>
        </text:changed-region>
        <text:changed-region xml:id="ct93825581620592" text:id="ct93825581620592">
          <text:deletion>
            <office:change-info>
              <dc:creator>Julia Ringo</dc:creator>
              <dc:date>2023-10-20T22:34:00</dc:date>
            </office:change-info>
            <text:p text:style-name="Text_20_body"><text:span text:style-name="T1">short </text:span></text:p>
          </text:deletion>
        </text:changed-region>
        <text:changed-region xml:id="ct93825581621552" text:id="ct93825581621552">
          <text:insertion>
            <office:change-info>
              <dc:creator>Julia Ringo</dc:creator>
              <dc:date>2023-10-20T22:34:00</dc:date>
            </office:change-info>
          </text:insertion>
        </text:changed-region>
        <text:changed-region xml:id="ct93825581623920" text:id="ct93825581623920">
          <text:insertion>
            <office:change-info>
              <dc:creator>Julia Ringo</dc:creator>
              <dc:date>2023-10-20T22:34:00</dc:date>
            </office:change-info>
          </text:insertion>
        </text:changed-region>
        <text:changed-region xml:id="ct93825581624160" text:id="ct93825581624160">
          <text:deletion>
            <office:change-info>
              <dc:creator>Julia Ringo</dc:creator>
              <dc:date>2023-10-20T22:34:00</dc:date>
            </office:change-info>
            <text:p text:style-name="Text_20_body"><text:span text:style-name="T1">C</text:span></text:p>
          </text:deletion>
        </text:changed-region>
        <text:changed-region xml:id="ct93825581624400" text:id="ct93825581624400">
          <text:deletion>
            <office:change-info>
              <dc:creator>Julia Ringo</dc:creator>
              <dc:date>2023-10-05T13:15:00</dc:date>
            </office:change-info>
            <text:p text:style-name="Text_20_body"><text:span text:style-name="T1"><text:s/>— </text:span></text:p>
          </text:deletion>
        </text:changed-region>
        <text:changed-region xml:id="ct93825581624640" text:id="ct93825581624640">
          <text:insertion>
            <office:change-info>
              <dc:creator>Julia Ringo</dc:creator>
              <dc:date>2023-10-05T13:15:00</dc:date>
            </office:change-info>
          </text:insertion>
        </text:changed-region>
        <text:changed-region xml:id="ct93825581625200" text:id="ct93825581625200">
          <text:deletion>
            <office:change-info>
              <dc:creator>Julia Ringo</dc:creator>
              <dc:date>2023-10-05T13:15:00</dc:date>
            </office:change-info>
            <text:p text:style-name="Text_20_body"><text:span text:style-name="T1"><text:s/>— </text:span></text:p>
          </text:deletion>
        </text:changed-region>
        <text:changed-region xml:id="ct93825581625840" text:id="ct93825581625840">
          <text:insertion>
            <office:change-info>
              <dc:creator>Julia Ringo</dc:creator>
              <dc:date>2023-10-05T13:15:00</dc:date>
            </office:change-info>
          </text:insertion>
        </text:changed-region>
        <text:changed-region xml:id="ct93825577057248" text:id="ct93825577057248">
          <text:deletion>
            <office:change-info>
              <dc:creator>Julia Ringo</dc:creator>
              <dc:date>2023-10-05T13:15:00</dc:date>
            </office:change-info>
            <text:p text:style-name="Text_20_body"><text:span text:style-name="T1"><text:s/>— </text:span></text:p>
          </text:deletion>
        </text:changed-region>
        <text:changed-region xml:id="ct93825581629024" text:id="ct93825581629024">
          <text:insertion>
            <office:change-info>
              <dc:creator>Julia Ringo</dc:creator>
              <dc:date>2023-10-05T13:15:00</dc:date>
            </office:change-info>
          </text:insertion>
        </text:changed-region>
        <text:changed-region xml:id="ct93825581629264" text:id="ct93825581629264">
          <text:deletion>
            <office:change-info>
              <dc:creator>Julia Ringo</dc:creator>
              <dc:date>2023-10-05T13:15:00</dc:date>
            </office:change-info>
            <text:p text:style-name="Text_20_body"><text:span text:style-name="T1"><text:s/>— </text:span></text:p>
          </text:deletion>
        </text:changed-region>
        <text:changed-region xml:id="ct93825581629504" text:id="ct93825581629504">
          <text:insertion>
            <office:change-info>
              <dc:creator>Julia Ringo</dc:creator>
              <dc:date>2023-10-05T13:15:00</dc:date>
            </office:change-info>
          </text:insertion>
        </text:changed-region>
        <text:changed-region xml:id="ct93825576987328" text:id="ct93825576987328">
          <text:deletion>
            <office:change-info>
              <dc:creator>Julia Ringo</dc:creator>
              <dc:date>2023-10-05T13:15:00</dc:date>
            </office:change-info>
            <text:p text:style-name="Text_20_body"><text:span text:style-name="T1"><text:s/>— </text:span></text:p>
          </text:deletion>
        </text:changed-region>
        <text:changed-region xml:id="ct93825581631520" text:id="ct93825581631520">
          <text:insertion>
            <office:change-info>
              <dc:creator>Julia Ringo</dc:creator>
              <dc:date>2023-10-05T13:15:00</dc:date>
            </office:change-info>
          </text:insertion>
        </text:changed-region>
        <text:changed-region xml:id="ct93825581633328" text:id="ct93825581633328">
          <text:deletion>
            <office:change-info>
              <dc:creator>Julia Ringo</dc:creator>
              <dc:date>2023-10-20T22:35:00</dc:date>
            </office:change-info>
            <text:p text:style-name="Text_20_body"><text:span text:style-name="T1">tightly-bound </text:span></text:p>
          </text:deletion>
        </text:changed-region>
        <text:changed-region xml:id="ct93825581633920" text:id="ct93825581633920">
          <text:insertion>
            <office:change-info>
              <dc:creator>Julia Ringo</dc:creator>
              <dc:date>2023-10-20T22:36:00</dc:date>
            </office:change-info>
          </text:insertion>
        </text:changed-region>
        <text:changed-region xml:id="ct93825581636864" text:id="ct93825581636864">
          <text:insertion>
            <office:change-info>
              <dc:creator>Julia Ringo</dc:creator>
              <dc:date>2023-10-20T22:36:00</dc:date>
            </office:change-info>
          </text:insertion>
        </text:changed-region>
        <text:changed-region xml:id="ct93825581637104" text:id="ct93825581637104">
          <text:deletion>
            <office:change-info>
              <dc:creator>Julia Ringo</dc:creator>
              <dc:date>2023-10-05T13:15:00</dc:date>
            </office:change-info>
            <text:p text:style-name="Text_20_body"><text:span text:style-name="T1"><text:s/>— </text:span></text:p>
          </text:deletion>
        </text:changed-region>
        <text:changed-region xml:id="ct93825581637344" text:id="ct93825581637344">
          <text:insertion>
            <office:change-info>
              <dc:creator>Julia Ringo</dc:creator>
              <dc:date>2023-10-05T13:15:00</dc:date>
            </office:change-info>
          </text:insertion>
        </text:changed-region>
        <text:changed-region xml:id="ct93825581637584" text:id="ct93825581637584">
          <text:deletion>
            <office:change-info>
              <dc:creator>Julia Ringo</dc:creator>
              <dc:date>2023-10-05T13:15:00</dc:date>
            </office:change-info>
            <text:p text:style-name="Text_20_body"><text:span text:style-name="T1"><text:s/>— </text:span></text:p>
          </text:deletion>
        </text:changed-region>
        <text:changed-region xml:id="ct93825581638144" text:id="ct93825581638144">
          <text:insertion>
            <office:change-info>
              <dc:creator>Julia Ringo</dc:creator>
              <dc:date>2023-10-05T13:15:00</dc:date>
            </office:change-info>
          </text:insertion>
        </text:changed-region>
        <text:changed-region xml:id="ct93825581638384" text:id="ct93825581638384">
          <text:deletion>
            <office:change-info>
              <dc:creator>Julia Ringo</dc:creator>
              <dc:date>2023-10-20T22:36:00</dc:date>
            </office:change-info>
            <text:p text:style-name="Text_20_body"><text:span text:style-name="T1">15 </text:span></text:p>
          </text:deletion>
        </text:changed-region>
        <text:changed-region xml:id="ct93825581640032" text:id="ct93825581640032">
          <text:insertion>
            <office:change-info>
              <dc:creator>Julia Ringo</dc:creator>
              <dc:date>2023-10-20T22:36:00</dc:date>
            </office:change-info>
          </text:insertion>
        </text:changed-region>
        <text:changed-region xml:id="ct93825581643152" text:id="ct93825581643152">
          <text:insertion>
            <office:change-info>
              <dc:creator>Julia Ringo</dc:creator>
              <dc:date>2023-10-21T07:10:00</dc:date>
            </office:change-info>
          </text:insertion>
        </text:changed-region>
        <text:changed-region xml:id="ct93825581643392" text:id="ct93825581643392">
          <text:deletion>
            <office:change-info>
              <dc:creator>Julia Ringo</dc:creator>
              <dc:date>2023-10-21T07:10:00</dc:date>
            </office:change-info>
            <text:p text:style-name="Text_20_body"><text:span text:style-name="T1">.</text:span></text:p>
          </text:deletion>
        </text:changed-region>
        <text:changed-region xml:id="ct93825581644624" text:id="ct93825581644624">
          <text:insertion>
            <office:change-info>
              <dc:creator>Julia Ringo</dc:creator>
              <dc:date>2023-10-21T07:10:00</dc:date>
            </office:change-info>
          </text:insertion>
        </text:changed-region>
        <text:changed-region xml:id="ct93825581644864" text:id="ct93825581644864">
          <text:deletion>
            <office:change-info>
              <dc:creator>Julia Ringo</dc:creator>
              <dc:date>2023-10-05T13:15:00</dc:date>
            </office:change-info>
            <text:p text:style-name="Text_20_body"><text:span text:style-name="T1"><text:s/>— </text:span></text:p>
          </text:deletion>
        </text:changed-region>
        <text:changed-region xml:id="ct93825581645728" text:id="ct93825581645728">
          <text:insertion>
            <office:change-info>
              <dc:creator>Julia Ringo</dc:creator>
              <dc:date>2023-10-05T13:15:00</dc:date>
            </office:change-info>
          </text:insertion>
        </text:changed-region>
        <text:changed-region xml:id="ct93825581647536" text:id="ct93825581647536">
          <text:insertion>
            <office:change-info>
              <dc:creator>Julia Ringo</dc:creator>
              <dc:date>2023-10-21T07:11:00</dc:date>
            </office:change-info>
          </text:insertion>
        </text:changed-region>
        <text:changed-region xml:id="ct93825581649008" text:id="ct93825581649008">
          <text:insertion>
            <office:change-info>
              <dc:creator>Julia Ringo</dc:creator>
              <dc:date>2023-10-21T07:11:00</dc:date>
            </office:change-info>
          </text:insertion>
        </text:changed-region>
        <text:changed-region xml:id="ct93825581650608" text:id="ct93825581650608">
          <text:insertion>
            <office:change-info>
              <dc:creator>Julia Ringo</dc:creator>
              <dc:date>2023-10-21T07:11:00</dc:date>
            </office:change-info>
          </text:insertion>
        </text:changed-region>
        <text:changed-region xml:id="ct93825581652416" text:id="ct93825581652416">
          <text:deletion>
            <office:change-info>
              <dc:creator>Julia Ringo</dc:creator>
              <dc:date>2023-10-21T07:11:00</dc:date>
            </office:change-info>
            <text:p text:style-name="Text_20_body"><text:span text:style-name="T1">24 </text:span></text:p>
          </text:deletion>
        </text:changed-region>
        <text:changed-region xml:id="ct93825581652656" text:id="ct93825581652656">
          <text:insertion>
            <office:change-info>
              <dc:creator>Julia Ringo</dc:creator>
              <dc:date>2023-10-21T07:11:00</dc:date>
            </office:change-info>
          </text:insertion>
        </text:changed-region>
        <text:changed-region xml:id="ct93825581654784" text:id="ct93825581654784">
          <text:deletion>
            <office:change-info>
              <dc:creator>Julia Ringo</dc:creator>
              <dc:date>2023-10-05T13:15:00</dc:date>
            </office:change-info>
            <text:p text:style-name="Text_20_body"><text:span text:style-name="T1"><text:s/>— </text:span></text:p>
          </text:deletion>
        </text:changed-region>
        <text:changed-region xml:id="ct93825581655024" text:id="ct93825581655024">
          <text:insertion>
            <office:change-info>
              <dc:creator>Julia Ringo</dc:creator>
              <dc:date>2023-10-05T13:15:00</dc:date>
            </office:change-info>
          </text:insertion>
        </text:changed-region>
        <text:changed-region xml:id="ct93825581658208" text:id="ct93825581658208">
          <text:format-change>
            <office:change-info>
              <dc:creator>Julia Ringo</dc:creator>
              <dc:date>2023-10-21T07:11:00</dc:date>
            </office:change-info>
          </text:format-change>
        </text:changed-region>
        <text:changed-region xml:id="ct93825576919232" text:id="ct93825576919232">
          <text:insertion>
            <office:change-info>
              <dc:creator>Julia Ringo</dc:creator>
              <dc:date>2023-10-21T07:12:00</dc:date>
            </office:change-info>
          </text:insertion>
        </text:changed-region>
        <text:changed-region xml:id="ct93825581662992" text:id="ct93825581662992">
          <text:insertion>
            <office:change-info>
              <dc:creator>Julia Ringo</dc:creator>
              <dc:date>2023-10-21T07:12:00</dc:date>
            </office:change-info>
          </text:insertion>
        </text:changed-region>
        <text:changed-region xml:id="ct93825581665520" text:id="ct93825581665520">
          <text:deletion>
            <office:change-info>
              <dc:creator>Julia Ringo</dc:creator>
              <dc:date>2023-10-10T11:08:00</dc:date>
            </office:change-info>
            <text:p text:style-name="Text_20_body"><text:span text:style-name="T1">…</text:span></text:p>
          </text:deletion>
        </text:changed-region>
        <text:changed-region xml:id="ct93825581665760" text:id="ct93825581665760">
          <text:insertion>
            <office:change-info>
              <dc:creator>Julia Ringo</dc:creator>
              <dc:date>2023-10-10T11:08:00</dc:date>
            </office:change-info>
          </text:insertion>
        </text:changed-region>
        <text:changed-region xml:id="ct93825581666000" text:id="ct93825581666000">
          <text:deletion>
            <office:change-info>
              <dc:creator>Julia Ringo</dc:creator>
              <dc:date>2023-10-21T07:12:00</dc:date>
            </office:change-info>
            <text:p text:style-name="Text_20_body"><text:span text:style-name="T1"><text:s/></text:span></text:p>
          </text:deletion>
        </text:changed-region>
        <text:changed-region xml:id="ct93825581670000" text:id="ct93825581670000">
          <text:deletion>
            <office:change-info>
              <dc:creator>Julia Ringo</dc:creator>
              <dc:date>2023-10-10T11:08:00</dc:date>
            </office:change-info>
            <text:p text:style-name="Text_20_body"><text:span text:style-name="T1">…</text:span></text:p>
          </text:deletion>
        </text:changed-region>
        <text:changed-region xml:id="ct93825581670240" text:id="ct93825581670240">
          <text:insertion>
            <office:change-info>
              <dc:creator>Julia Ringo</dc:creator>
              <dc:date>2023-10-10T11:08:00</dc:date>
            </office:change-info>
          </text:insertion>
        </text:changed-region>
        <text:changed-region xml:id="ct93825576829696" text:id="ct93825576829696">
          <text:insertion>
            <office:change-info>
              <dc:creator>Julia Ringo</dc:creator>
              <dc:date>2023-10-21T07:12:00</dc:date>
            </office:change-info>
          </text:insertion>
        </text:changed-region>
        <text:changed-region xml:id="ct93825581672288" text:id="ct93825581672288">
          <text:deletion>
            <office:change-info>
              <dc:creator>Julia Ringo</dc:creator>
              <dc:date>2023-10-21T07:12:00</dc:date>
            </office:change-info>
            <text:p text:style-name="First_20_Paragraph"><text:span text:style-name="T1">6</text:span></text:p>
          </text:deletion>
        </text:changed-region>
        <text:changed-region xml:id="ct93825581672528" text:id="ct93825581672528">
          <text:insertion>
            <office:change-info>
              <dc:creator>Julia Ringo</dc:creator>
              <dc:date>2023-10-21T07:12:00</dc:date>
            </office:change-info>
          </text:insertion>
        </text:changed-region>
        <text:changed-region xml:id="ct93825581675520" text:id="ct93825581675520">
          <text:format-change>
            <office:change-info>
              <dc:creator>Julia Ringo</dc:creator>
              <dc:date>2023-10-21T07:13:00</dc:date>
            </office:change-info>
          </text:format-change>
        </text:changed-region>
        <text:changed-region xml:id="ct93825581677904" text:id="ct93825581677904">
          <text:insertion>
            <office:change-info>
              <dc:creator>Julia Ringo</dc:creator>
              <dc:date>2023-10-21T07:13:00</dc:date>
            </office:change-info>
          </text:insertion>
        </text:changed-region>
        <text:changed-region xml:id="ct93825581678144" text:id="ct93825581678144">
          <text:deletion>
            <office:change-info>
              <dc:creator>Julia Ringo</dc:creator>
              <dc:date>2023-10-21T07:13:00</dc:date>
            </office:change-info>
            <text:p text:style-name="Text_20_body"><text:span text:style-name="T1">n open </text:span></text:p>
          </text:deletion>
        </text:changed-region>
        <text:changed-region xml:id="ct93825581678544" text:id="ct93825581678544">
          <text:insertion>
            <office:change-info>
              <dc:creator>Julia Ringo</dc:creator>
              <dc:date>2023-10-21T07:13:00</dc:date>
            </office:change-info>
          </text:insertion>
        </text:changed-region>
        <text:changed-region xml:id="ct93825581680176" text:id="ct93825581680176">
          <text:deletion>
            <office:change-info>
              <dc:creator>Julia Ringo</dc:creator>
              <dc:date>2023-10-21T07:13:00</dc:date>
            </office:change-info>
            <text:p text:style-name="Text_20_body"><text:span text:style-name="T1"><text:s/>behind</text:span></text:p>
          </text:deletion>
        </text:changed-region>
        <text:changed-region xml:id="ct93825581681952" text:id="ct93825581681952">
          <text:insertion>
            <office:change-info>
              <dc:creator>Julia Ringo</dc:creator>
              <dc:date>2023-10-21T07:14:00</dc:date>
            </office:change-info>
          </text:insertion>
        </text:changed-region>
        <text:changed-region xml:id="ct93825581682192" text:id="ct93825581682192">
          <text:deletion>
            <office:change-info>
              <dc:creator>Julia Ringo</dc:creator>
              <dc:date>2023-10-21T07:14:00</dc:date>
            </office:change-info>
            <text:p text:style-name="Text_20_body"><text:span text:style-name="T1">;</text:span></text:p>
          </text:deletion>
        </text:changed-region>
        <text:changed-region xml:id="ct93825581682432" text:id="ct93825581682432">
          <text:deletion>
            <office:change-info>
              <dc:creator>Julia Ringo</dc:creator>
              <dc:date>2023-10-21T07:14:00</dc:date>
            </office:change-info>
            <text:p text:style-name="Text_20_body"><text:span text:style-name="T1">,</text:span></text:p>
          </text:deletion>
        </text:changed-region>
        <text:changed-region xml:id="ct93825581682672" text:id="ct93825581682672">
          <text:deletion>
            <office:change-info>
              <dc:creator>Julia Ringo</dc:creator>
              <dc:date>2023-10-21T07:14:00</dc:date>
            </office:change-info>
            <text:p text:style-name="Text_20_body"><text:span text:style-name="T1">the </text:span></text:p>
          </text:deletion>
        </text:changed-region>
        <text:changed-region xml:id="ct93825581682912" text:id="ct93825581682912">
          <text:insertion>
            <office:change-info>
              <dc:creator>Julia Ringo</dc:creator>
              <dc:date>2023-10-21T07:14:00</dc:date>
            </office:change-info>
          </text:insertion>
        </text:changed-region>
        <text:changed-region xml:id="ct93825576740288" text:id="ct93825576740288">
          <text:insertion>
            <office:change-info>
              <dc:creator>Julia Ringo</dc:creator>
              <dc:date>2023-10-21T07:14:00</dc:date>
            </office:change-info>
          </text:insertion>
        </text:changed-region>
        <text:changed-region xml:id="ct93825576763456" text:id="ct93825576763456">
          <text:deletion>
            <office:change-info>
              <dc:creator>Julia Ringo</dc:creator>
              <dc:date>2023-10-21T07:14:00</dc:date>
            </office:change-info>
            <text:p text:style-name="Text_20_body"><text:span text:style-name="T1">3</text:span></text:p>
          </text:deletion>
        </text:changed-region>
        <text:changed-region xml:id="ct93825581686800" text:id="ct93825581686800">
          <text:insertion>
            <office:change-info>
              <dc:creator>Julia Ringo</dc:creator>
              <dc:date>2023-10-21T07:14:00</dc:date>
            </office:change-info>
          </text:insertion>
        </text:changed-region>
        <text:changed-region xml:id="ct93825581657456" text:id="ct93825581657456">
          <text:insertion>
            <office:change-info>
              <dc:creator>Julia Ringo</dc:creator>
              <dc:date>2023-10-21T07:15:00</dc:date>
            </office:change-info>
          </text:insertion>
        </text:changed-region>
        <text:changed-region xml:id="ct93825576742464" text:id="ct93825576742464">
          <text:insertion>
            <office:change-info>
              <dc:creator>Julia Ringo</dc:creator>
              <dc:date>2023-10-21T07:15:00</dc:date>
            </office:change-info>
          </text:insertion>
        </text:changed-region>
        <text:changed-region xml:id="ct93825581690672" text:id="ct93825581690672">
          <text:insertion>
            <office:change-info>
              <dc:creator>Julia Ringo</dc:creator>
              <dc:date>2023-10-21T07:15:00</dc:date>
            </office:change-info>
          </text:insertion>
        </text:changed-region>
        <text:changed-region xml:id="ct93825581690912" text:id="ct93825581690912">
          <text:deletion>
            <office:change-info>
              <dc:creator>Julia Ringo</dc:creator>
              <dc:date>2023-10-21T07:15:00</dc:date>
            </office:change-info>
            <text:p text:style-name="Text_20_body"><text:span text:style-name="T1">,</text:span></text:p>
          </text:deletion>
        </text:changed-region>
        <text:changed-region xml:id="ct93825581691792" text:id="ct93825581691792">
          <text:insertion>
            <office:change-info>
              <dc:creator>Julia Ringo</dc:creator>
              <dc:date>2023-10-21T07:15:00</dc:date>
            </office:change-info>
          </text:insertion>
        </text:changed-region>
        <text:changed-region xml:id="ct93825581693232" text:id="ct93825581693232">
          <text:deletion>
            <office:change-info>
              <dc:creator>Julia Ringo</dc:creator>
              <dc:date>2023-10-05T13:15:00</dc:date>
            </office:change-info>
            <text:p text:style-name="Text_20_body"><text:span text:style-name="T1"><text:s/>— </text:span></text:p>
          </text:deletion>
        </text:changed-region>
        <text:changed-region xml:id="ct93825581693472" text:id="ct93825581693472">
          <text:insertion>
            <office:change-info>
              <dc:creator>Julia Ringo</dc:creator>
              <dc:date>2023-10-05T13:15:00</dc:date>
            </office:change-info>
          </text:insertion>
        </text:changed-region>
        <text:changed-region xml:id="ct93825581694992" text:id="ct93825581694992">
          <text:insertion>
            <office:change-info>
              <dc:creator>Julia Ringo</dc:creator>
              <dc:date>2023-10-21T07:15:00</dc:date>
            </office:change-info>
          </text:insertion>
        </text:changed-region>
        <text:changed-region xml:id="ct93825581695232" text:id="ct93825581695232">
          <text:insertion>
            <office:change-info>
              <dc:creator>Julia Ringo</dc:creator>
              <dc:date>2023-10-21T07:15:00</dc:date>
            </office:change-info>
          </text:insertion>
        </text:changed-region>
        <text:changed-region xml:id="ct93825581695552" text:id="ct93825581695552">
          <text:deletion>
            <office:change-info>
              <dc:creator>Julia Ringo</dc:creator>
              <dc:date>2023-10-21T07:15:00</dc:date>
            </office:change-info>
            <text:p text:style-name="Text_20_body"><text:span text:style-name="T1">S</text:span></text:p>
          </text:deletion>
        </text:changed-region>
        <text:changed-region xml:id="ct93825581696720" text:id="ct93825581696720">
          <text:deletion>
            <office:change-info>
              <dc:creator>Julia Ringo</dc:creator>
              <dc:date>2023-10-05T13:15:00</dc:date>
            </office:change-info>
            <text:p text:style-name="Text_20_body"><text:span text:style-name="T1"><text:s/>— </text:span></text:p>
          </text:deletion>
        </text:changed-region>
        <text:changed-region xml:id="ct93825581698176" text:id="ct93825581698176">
          <text:insertion>
            <office:change-info>
              <dc:creator>Julia Ringo</dc:creator>
              <dc:date>2023-10-05T13:15:00</dc:date>
            </office:change-info>
          </text:insertion>
        </text:changed-region>
        <text:changed-region xml:id="ct93825581699488" text:id="ct93825581699488">
          <text:insertion>
            <office:change-info>
              <dc:creator>Julia Ringo</dc:creator>
              <dc:date>2023-10-21T07:15:00</dc:date>
            </office:change-info>
          </text:insertion>
        </text:changed-region>
        <text:changed-region xml:id="ct93825581701312" text:id="ct93825581701312">
          <text:insertion>
            <office:change-info>
              <dc:creator>Julia Ringo</dc:creator>
              <dc:date>2023-10-21T07:16:00</dc:date>
            </office:change-info>
          </text:insertion>
        </text:changed-region>
        <text:changed-region xml:id="ct93825581701904" text:id="ct93825581701904">
          <text:deletion>
            <office:change-info>
              <dc:creator>Julia Ringo</dc:creator>
              <dc:date>2023-10-21T07:16:00</dc:date>
            </office:change-info>
            <text:p text:style-name="Text_20_body"><text:span text:style-name="T1">the </text:span></text:p>
          </text:deletion>
        </text:changed-region>
        <text:changed-region xml:id="ct93825581702432" text:id="ct93825581702432">
          <text:insertion>
            <office:change-info>
              <dc:creator>Julia Ringo</dc:creator>
              <dc:date>2023-10-21T07:16:00</dc:date>
            </office:change-info>
          </text:insertion>
        </text:changed-region>
        <text:changed-region xml:id="ct93825581700112" text:id="ct93825581700112">
          <text:insertion>
            <office:change-info>
              <dc:creator>Julia Ringo</dc:creator>
              <dc:date>2023-10-21T07:16:00</dc:date>
            </office:change-info>
          </text:insertion>
        </text:changed-region>
        <text:changed-region xml:id="ct93825581703152" text:id="ct93825581703152">
          <text:insertion>
            <office:change-info>
              <dc:creator>Julia Ringo</dc:creator>
              <dc:date>2023-10-21T07:16:00</dc:date>
            </office:change-info>
          </text:insertion>
        </text:changed-region>
        <text:changed-region xml:id="ct93825581703728" text:id="ct93825581703728">
          <text:deletion>
            <office:change-info>
              <dc:creator>Julia Ringo</dc:creator>
              <dc:date>2023-10-10T11:08:00</dc:date>
            </office:change-info>
            <text:p text:style-name="Text_20_body"><text:span text:style-name="T1">…</text:span></text:p>
          </text:deletion>
        </text:changed-region>
        <text:changed-region xml:id="ct93825581704848" text:id="ct93825581704848">
          <text:insertion>
            <office:change-info>
              <dc:creator>Julia Ringo</dc:creator>
              <dc:date>2023-10-10T11:08:00</dc:date>
            </office:change-info>
          </text:insertion>
        </text:changed-region>
        <text:changed-region xml:id="ct93825581705168" text:id="ct93825581705168">
          <text:deletion>
            <office:change-info>
              <dc:creator>Julia Ringo</dc:creator>
              <dc:date>2023-10-21T07:16:00</dc:date>
            </office:change-info>
            <text:p text:style-name="Text_20_body"><text:span text:style-name="T1"><text:s/></text:span></text:p>
          </text:deletion>
        </text:changed-region>
        <text:changed-region xml:id="ct93825581707952" text:id="ct93825581707952">
          <text:deletion>
            <office:change-info>
              <dc:creator>Julia Ringo</dc:creator>
              <dc:date>2023-10-21T07:16:00</dc:date>
            </office:change-info>
            <text:p text:style-name="Text_20_body"><text:span text:style-name="T1">,</text:span></text:p>
          </text:deletion>
        </text:changed-region>
        <text:changed-region xml:id="ct93825581709472" text:id="ct93825581709472">
          <text:deletion>
            <office:change-info>
              <dc:creator>Julia Ringo</dc:creator>
              <dc:date>2023-10-21T07:17:00</dc:date>
            </office:change-info>
            <text:p text:style-name="Text_20_body"><text:span text:style-name="T1">20 </text:span></text:p>
          </text:deletion>
        </text:changed-region>
        <text:changed-region xml:id="ct93825581712528" text:id="ct93825581712528">
          <text:insertion>
            <office:change-info>
              <dc:creator>Julia Ringo</dc:creator>
              <dc:date>2023-10-21T07:17:00</dc:date>
            </office:change-info>
          </text:insertion>
        </text:changed-region>
        <text:changed-region xml:id="ct93825581713136" text:id="ct93825581713136">
          <text:insertion>
            <office:change-info>
              <dc:creator>Julia Ringo</dc:creator>
              <dc:date>2023-10-21T07:17:00</dc:date>
            </office:change-info>
          </text:insertion>
        </text:changed-region>
        <text:changed-region xml:id="ct93825581713376" text:id="ct93825581713376">
          <text:deletion>
            <office:change-info>
              <dc:creator>Julia Ringo</dc:creator>
              <dc:date>2023-10-21T07:17:00</dc:date>
            </office:change-info>
            <text:p text:style-name="Text_20_body"><text:span text:style-name="T1">u</text:span></text:p>
          </text:deletion>
        </text:changed-region>
        <text:changed-region xml:id="ct93825576742832" text:id="ct93825576742832">
          <text:insertion>
            <office:change-info>
              <dc:creator>Julia Ringo</dc:creator>
              <dc:date>2023-10-21T07:17:00</dc:date>
            </office:change-info>
          </text:insertion>
        </text:changed-region>
        <text:changed-region xml:id="ct93825581717840" text:id="ct93825581717840">
          <text:insertion>
            <office:change-info>
              <dc:creator>Julia Ringo</dc:creator>
              <dc:date>2023-10-21T07:17:00</dc:date>
            </office:change-info>
          </text:insertion>
        </text:changed-region>
        <text:changed-region xml:id="ct93825581718080" text:id="ct93825581718080">
          <text:deletion>
            <office:change-info>
              <dc:creator>Julia Ringo</dc:creator>
              <dc:date>2023-10-21T07:17:00</dc:date>
            </office:change-info>
            <text:p text:style-name="Text_20_body"><text:span text:style-name="T1">‘</text:span></text:p>
          </text:deletion>
        </text:changed-region>
        <text:changed-region xml:id="ct93825581718320" text:id="ct93825581718320">
          <text:insertion>
            <office:change-info>
              <dc:creator>Julia Ringo</dc:creator>
              <dc:date>2023-10-21T07:17:00</dc:date>
            </office:change-info>
          </text:insertion>
        </text:changed-region>
        <text:changed-region xml:id="ct93825581718560" text:id="ct93825581718560">
          <text:deletion>
            <office:change-info>
              <dc:creator>Julia Ringo</dc:creator>
              <dc:date>2023-10-21T07:17:00</dc:date>
            </office:change-info>
            <text:p text:style-name="Text_20_body"><text:span text:style-name="T1">’</text:span></text:p>
          </text:deletion>
        </text:changed-region>
        <text:changed-region xml:id="ct93825581718800" text:id="ct93825581718800">
          <text:deletion>
            <office:change-info>
              <dc:creator>Julia Ringo</dc:creator>
              <dc:date>2023-10-05T13:15:00</dc:date>
            </office:change-info>
            <text:p text:style-name="Text_20_body"><text:span text:style-name="T1"><text:s/>— </text:span></text:p>
          </text:deletion>
        </text:changed-region>
        <text:changed-region xml:id="ct93825581719040" text:id="ct93825581719040">
          <text:insertion>
            <office:change-info>
              <dc:creator>Julia Ringo</dc:creator>
              <dc:date>2023-10-05T13:15:00</dc:date>
            </office:change-info>
          </text:insertion>
        </text:changed-region>
        <text:changed-region xml:id="ct93825581720032" text:id="ct93825581720032">
          <text:insertion>
            <office:change-info>
              <dc:creator>Julia Ringo</dc:creator>
              <dc:date>2023-10-21T07:18:00</dc:date>
            </office:change-info>
          </text:insertion>
        </text:changed-region>
        <text:changed-region xml:id="ct93825581720432" text:id="ct93825581720432">
          <text:deletion>
            <office:change-info>
              <dc:creator>Julia Ringo</dc:creator>
              <dc:date>2023-10-21T07:18:00</dc:date>
            </office:change-info>
            <text:p text:style-name="Text_20_body"><text:span text:style-name="T1">-</text:span></text:p>
          </text:deletion>
        </text:changed-region>
        <text:changed-region xml:id="ct93825581723168" text:id="ct93825581723168">
          <text:insertion>
            <office:change-info>
              <dc:creator>Julia Ringo</dc:creator>
              <dc:date>2023-10-21T07:18:00</dc:date>
            </office:change-info>
          </text:insertion>
        </text:changed-region>
        <text:changed-region xml:id="ct93825581725440" text:id="ct93825581725440">
          <text:deletion>
            <office:change-info>
              <dc:creator>Julia Ringo</dc:creator>
              <dc:date>2023-10-21T07:18:00</dc:date>
            </office:change-info>
            <text:p text:style-name="Text_20_body"><text:span text:style-name="T1">the work of </text:span></text:p>
          </text:deletion>
        </text:changed-region>
        <text:changed-region xml:id="ct93825576585824" text:id="ct93825576585824">
          <text:insertion>
            <office:change-info>
              <dc:creator>Julia Ringo</dc:creator>
              <dc:date>2023-10-21T07:19:00</dc:date>
            </office:change-info>
          </text:insertion>
        </text:changed-region>
        <text:changed-region xml:id="ct93825576518592" text:id="ct93825576518592">
          <text:insertion>
            <office:change-info>
              <dc:creator>Julia Ringo</dc:creator>
              <dc:date>2023-10-21T07:19:00</dc:date>
            </office:change-info>
          </text:insertion>
        </text:changed-region>
        <text:changed-region xml:id="ct93825576588912" text:id="ct93825576588912">
          <text:insertion>
            <office:change-info>
              <dc:creator>Julia Ringo</dc:creator>
              <dc:date>2023-10-21T07:19:00</dc:date>
            </office:change-info>
          </text:insertion>
        </text:changed-region>
        <text:changed-region xml:id="ct93825576518960" text:id="ct93825576518960">
          <text:insertion>
            <office:change-info>
              <dc:creator>Julia Ringo</dc:creator>
              <dc:date>2023-10-21T07:20:00</dc:date>
            </office:change-info>
          </text:insertion>
        </text:changed-region>
        <text:changed-region xml:id="ct93825581703392" text:id="ct93825581703392">
          <text:deletion>
            <office:change-info>
              <dc:creator>Julia Ringo</dc:creator>
              <dc:date>2023-10-10T11:08:00</dc:date>
            </office:change-info>
            <text:p text:style-name="Text_20_body"><text:span text:style-name="T1">…</text:span></text:p>
          </text:deletion>
        </text:changed-region>
        <text:changed-region xml:id="ct93825581724144" text:id="ct93825581724144">
          <text:insertion>
            <office:change-info>
              <dc:creator>Julia Ringo</dc:creator>
              <dc:date>2023-10-10T11:08:00</dc:date>
            </office:change-info>
          </text:insertion>
        </text:changed-region>
        <text:changed-region xml:id="ct93825581738768" text:id="ct93825581738768">
          <text:deletion>
            <office:change-info>
              <dc:creator>Julia Ringo</dc:creator>
              <dc:date>2023-10-21T07:20:00</dc:date>
            </office:change-info>
            <text:p text:style-name="Text_20_body"><text:span text:style-name="T1"><text:s/></text:span></text:p>
          </text:deletion>
        </text:changed-region>
        <text:changed-region xml:id="ct93825581741376" text:id="ct93825581741376">
          <text:insertion>
            <office:change-info>
              <dc:creator>Julia Ringo</dc:creator>
              <dc:date>2023-10-21T07:20:00</dc:date>
            </office:change-info>
          </text:insertion>
        </text:changed-region>
        <text:changed-region xml:id="ct93825581742656" text:id="ct93825581742656">
          <text:deletion>
            <office:change-info>
              <dc:creator>Julia Ringo</dc:creator>
              <dc:date>2023-10-21T07:22:00</dc:date>
            </office:change-info>
            <text:p text:style-name="Text_20_body"><text:span text:style-name="T1">in front</text:span></text:p>
          </text:deletion>
        </text:changed-region>
        <text:changed-region xml:id="ct93825581743184" text:id="ct93825581743184">
          <text:insertion>
            <office:change-info>
              <dc:creator>Julia Ringo</dc:creator>
              <dc:date>2023-10-21T07:22:00</dc:date>
            </office:change-info>
          </text:insertion>
        </text:changed-region>
        <text:changed-region xml:id="ct93825581744032" text:id="ct93825581744032">
          <text:insertion>
            <office:change-info>
              <dc:creator>Julia Ringo</dc:creator>
              <dc:date>2023-10-21T07:22:00</dc:date>
            </office:change-info>
          </text:insertion>
        </text:changed-region>
        <text:changed-region xml:id="ct93825581745616" text:id="ct93825581745616">
          <text:insertion>
            <office:change-info>
              <dc:creator>Julia Ringo</dc:creator>
              <dc:date>2023-10-21T07:23:00</dc:date>
            </office:change-info>
          </text:insertion>
        </text:changed-region>
        <text:changed-region xml:id="ct93825581746688" text:id="ct93825581746688">
          <text:deletion>
            <office:change-info>
              <dc:creator>Julia Ringo</dc:creator>
              <dc:date>2023-10-21T07:23:00</dc:date>
            </office:change-info>
            <text:p text:style-name="Text_20_body"><text:span text:style-name="T1">that were </text:span></text:p>
          </text:deletion>
        </text:changed-region>
        <text:changed-region xml:id="ct93825581749152" text:id="ct93825581749152">
          <text:insertion>
            <office:change-info>
              <dc:creator>Julia Ringo</dc:creator>
              <dc:date>2023-10-21T07:23:00</dc:date>
            </office:change-info>
          </text:insertion>
        </text:changed-region>
        <text:changed-region xml:id="ct93825581749392" text:id="ct93825581749392">
          <text:insertion>
            <office:change-info>
              <dc:creator>Julia Ringo</dc:creator>
              <dc:date>2023-10-21T07:23:00</dc:date>
            </office:change-info>
          </text:insertion>
        </text:changed-region>
        <text:changed-region xml:id="ct93825581749632" text:id="ct93825581749632">
          <text:deletion>
            <office:change-info>
              <dc:creator>Julia Ringo</dc:creator>
              <dc:date>2023-10-21T07:23:00</dc:date>
            </office:change-info>
            <text:p text:style-name="Text_20_body"><text:span text:style-name="T1"><text:s/>had risen up</text:span></text:p>
          </text:deletion>
        </text:changed-region>
        <text:changed-region xml:id="ct93825581749872" text:id="ct93825581749872">
          <text:deletion>
            <office:change-info>
              <dc:creator>Julia Ringo</dc:creator>
              <dc:date>2023-10-05T13:15:00</dc:date>
            </office:change-info>
            <text:p text:style-name="Text_20_body"><text:span text:style-name="T1"><text:s/>— </text:span></text:p>
          </text:deletion>
        </text:changed-region>
        <text:changed-region xml:id="ct93825581750112" text:id="ct93825581750112">
          <text:insertion>
            <office:change-info>
              <dc:creator>Julia Ringo</dc:creator>
              <dc:date>2023-10-05T13:15:00</dc:date>
            </office:change-info>
          </text:insertion>
        </text:changed-region>
        <text:changed-region xml:id="ct93825581750592" text:id="ct93825581750592">
          <text:deletion>
            <office:change-info>
              <dc:creator>Julia Ringo</dc:creator>
              <dc:date>2023-10-21T07:24:00</dc:date>
            </office:change-info>
            <text:p text:style-name="Text_20_body"><text:span text:style-name="T1">the </text:span></text:p>
          </text:deletion>
        </text:changed-region>
        <text:changed-region xml:id="ct93825581751152" text:id="ct93825581751152">
          <text:deletion>
            <office:change-info>
              <dc:creator>Julia Ringo</dc:creator>
              <dc:date>2023-10-21T07:24:00</dc:date>
            </office:change-info>
            <text:p text:style-name="Text_20_body"><text:span text:style-name="T1">cost </text:span></text:p>
          </text:deletion>
        </text:changed-region>
        <text:changed-region xml:id="ct93825576383696" text:id="ct93825576383696">
          <text:deletion>
            <office:change-info>
              <dc:creator>Julia Ringo</dc:creator>
              <dc:date>2023-10-05T13:15:00</dc:date>
            </office:change-info>
            <text:p text:style-name="Text_20_body"><text:span text:style-name="T1"><text:s/>— </text:span></text:p>
          </text:deletion>
        </text:changed-region>
        <text:changed-region xml:id="ct93825581752272" text:id="ct93825581752272">
          <text:insertion>
            <office:change-info>
              <dc:creator>Julia Ringo</dc:creator>
              <dc:date>2023-10-05T13:15:00</dc:date>
            </office:change-info>
          </text:insertion>
        </text:changed-region>
        <text:changed-region xml:id="ct93825581754384" text:id="ct93825581754384">
          <text:insertion>
            <office:change-info>
              <dc:creator>Julia Ringo</dc:creator>
              <dc:date>2023-10-21T07:24:00</dc:date>
            </office:change-info>
          </text:insertion>
        </text:changed-region>
        <text:changed-region xml:id="ct93825581756688" text:id="ct93825581756688">
          <text:deletion>
            <office:change-info>
              <dc:creator>Julia Ringo</dc:creator>
              <dc:date>2023-10-21T07:24:00</dc:date>
            </office:change-info>
            <text:p text:style-name="Text_20_body"><text:span text:style-name="T1"><text:s/></text:span></text:p>
          </text:deletion>
        </text:changed-region>
        <text:changed-region xml:id="ct93825581756928" text:id="ct93825581756928">
          <text:deletion>
            <office:change-info>
              <dc:creator>Julia Ringo</dc:creator>
              <dc:date>2023-10-21T07:24:00</dc:date>
            </office:change-info>
            <text:p text:style-name="Text_20_body"><text:span text:style-name="T1">Captain </text:span></text:p>
          </text:deletion>
        </text:changed-region>
        <text:changed-region xml:id="ct93825581757808" text:id="ct93825581757808">
          <text:insertion>
            <office:change-info>
              <dc:creator>Julia Ringo</dc:creator>
              <dc:date>2023-10-21T07:25:00</dc:date>
            </office:change-info>
          </text:insertion>
        </text:changed-region>
        <text:changed-region xml:id="ct93825581758048" text:id="ct93825581758048">
          <text:deletion>
            <office:change-info>
              <dc:creator>Julia Ringo</dc:creator>
              <dc:date>2023-10-21T07:25:00</dc:date>
            </office:change-info>
            <text:p text:style-name="Text_20_body"><text:span text:style-name="T1">the </text:span></text:p>
          </text:deletion>
        </text:changed-region>
        <text:changed-region xml:id="ct93825581758288" text:id="ct93825581758288">
          <text:deletion>
            <office:change-info>
              <dc:creator>Julia Ringo</dc:creator>
              <dc:date>2023-10-21T07:25:00</dc:date>
            </office:change-info>
            <text:p text:style-name="Text_20_body"><text:span text:style-name="T1"><text:s/>of Stilt City</text:span></text:p>
          </text:deletion>
        </text:changed-region>
        <text:changed-region xml:id="ct93825581759840" text:id="ct93825581759840">
          <text:insertion>
            <office:change-info>
              <dc:creator>Julia Ringo</dc:creator>
              <dc:date>2023-10-21T07:25:00</dc:date>
            </office:change-info>
          </text:insertion>
        </text:changed-region>
        <text:changed-region xml:id="ct93825581760368" text:id="ct93825581760368">
          <text:insertion>
            <office:change-info>
              <dc:creator>Julia Ringo</dc:creator>
              <dc:date>2023-10-21T07:26:00</dc:date>
            </office:change-info>
          </text:insertion>
        </text:changed-region>
        <text:changed-region xml:id="ct93825581760896" text:id="ct93825581760896">
          <text:insertion>
            <office:change-info>
              <dc:creator>Julia Ringo</dc:creator>
              <dc:date>2023-10-21T07:26:00</dc:date>
            </office:change-info>
          </text:insertion>
        </text:changed-region>
        <text:changed-region xml:id="ct93825581766896" text:id="ct93825581766896">
          <text:deletion>
            <office:change-info>
              <dc:creator>Julia Ringo</dc:creator>
              <dc:date>2023-10-21T07:26:00</dc:date>
            </office:change-info>
            <text:p text:style-name="Text_20_body"><text:span text:style-name="T1">H</text:span></text:p>
          </text:deletion>
        </text:changed-region>
        <text:changed-region xml:id="ct93825581767136" text:id="ct93825581767136">
          <text:deletion>
            <office:change-info>
              <dc:creator>Julia Ringo</dc:creator>
              <dc:date>2023-10-05T13:15:00</dc:date>
            </office:change-info>
            <text:p text:style-name="Text_20_body"><text:span text:style-name="T1"><text:s/>— </text:span></text:p>
          </text:deletion>
        </text:changed-region>
        <text:changed-region xml:id="ct93825581767888" text:id="ct93825581767888">
          <text:insertion>
            <office:change-info>
              <dc:creator>Julia Ringo</dc:creator>
              <dc:date>2023-10-05T13:15:00</dc:date>
            </office:change-info>
          </text:insertion>
        </text:changed-region>
        <text:changed-region xml:id="ct93825581769056" text:id="ct93825581769056">
          <text:insertion>
            <office:change-info>
              <dc:creator>Julia Ringo</dc:creator>
              <dc:date>2023-10-21T07:27:00</dc:date>
            </office:change-info>
          </text:insertion>
        </text:changed-region>
        <text:changed-region xml:id="ct93825581769296" text:id="ct93825581769296">
          <text:deletion>
            <office:change-info>
              <dc:creator>Julia Ringo</dc:creator>
              <dc:date>2023-10-21T07:27:00</dc:date>
            </office:change-info>
            <text:p text:style-name="Text_20_body"><text:span text:style-name="T1">-</text:span></text:p>
          </text:deletion>
        </text:changed-region>
        <text:changed-region xml:id="ct93825581769536" text:id="ct93825581769536">
          <text:insertion>
            <office:change-info>
              <dc:creator>Julia Ringo</dc:creator>
              <dc:date>2023-10-21T07:26:00</dc:date>
            </office:change-info>
          </text:insertion>
        </text:changed-region>
        <text:changed-region xml:id="ct93825581769776" text:id="ct93825581769776">
          <text:deletion>
            <office:change-info>
              <dc:creator>Julia Ringo</dc:creator>
              <dc:date>2023-10-21T07:26:00</dc:date>
            </office:change-info>
            <text:p text:style-name="Text_20_body"><text:span text:style-name="T1">-</text:span></text:p>
          </text:deletion>
        </text:changed-region>
        <text:changed-region xml:id="ct93825581770544" text:id="ct93825581770544">
          <text:insertion>
            <office:change-info>
              <dc:creator>Julia Ringo</dc:creator>
              <dc:date>2023-10-21T07:27:00</dc:date>
            </office:change-info>
          </text:insertion>
        </text:changed-region>
        <text:changed-region xml:id="ct93825581770784" text:id="ct93825581770784">
          <text:deletion>
            <office:change-info>
              <dc:creator>Julia Ringo</dc:creator>
              <dc:date>2023-10-21T07:27:00</dc:date>
            </office:change-info>
            <text:p text:style-name="Text_20_body"><text:span text:style-name="T1"><text:s/>residents </text:span></text:p>
          </text:deletion>
        </text:changed-region>
        <text:changed-region xml:id="ct93825581771840" text:id="ct93825581771840">
          <text:deletion>
            <office:change-info>
              <dc:creator>Julia Ringo</dc:creator>
              <dc:date>2023-10-05T13:15:00</dc:date>
            </office:change-info>
            <text:p text:style-name="Text_20_body"><text:span text:style-name="T1"><text:s/>— </text:span></text:p>
          </text:deletion>
        </text:changed-region>
        <text:changed-region xml:id="ct93825581772080" text:id="ct93825581772080">
          <text:insertion>
            <office:change-info>
              <dc:creator>Julia Ringo</dc:creator>
              <dc:date>2023-10-05T13:15:00</dc:date>
            </office:change-info>
          </text:insertion>
        </text:changed-region>
        <text:changed-region xml:id="ct93825581774240" text:id="ct93825581774240">
          <text:deletion>
            <office:change-info>
              <dc:creator>Julia Ringo</dc:creator>
              <dc:date>2023-10-21T07:27:00</dc:date>
            </office:change-info>
            <text:p text:style-name="Text_20_body"><text:span text:style-name="T1">and</text:span></text:p>
          </text:deletion>
        </text:changed-region>
        <text:changed-region xml:id="ct93825581774480" text:id="ct93825581774480">
          <text:insertion>
            <office:change-info>
              <dc:creator>Julia Ringo</dc:creator>
              <dc:date>2023-10-21T07:27:00</dc:date>
            </office:change-info>
          </text:insertion>
        </text:changed-region>
        <text:changed-region xml:id="ct93825581774720" text:id="ct93825581774720">
          <text:insertion>
            <office:change-info>
              <dc:creator>Julia Ringo</dc:creator>
              <dc:date>2023-10-21T07:27:00</dc:date>
            </office:change-info>
          </text:insertion>
        </text:changed-region>
        <text:changed-region xml:id="ct93825581774960" text:id="ct93825581774960">
          <text:deletion>
            <office:change-info>
              <dc:creator>Julia Ringo</dc:creator>
              <dc:date>2023-10-21T07:27:00</dc:date>
            </office:change-info>
            <text:p text:style-name="Text_20_body"><text:span text:style-name="T1">then </text:span></text:p>
          </text:deletion>
        </text:changed-region>
        <text:changed-region xml:id="ct93825581776480" text:id="ct93825581776480">
          <text:insertion>
            <office:change-info>
              <dc:creator>Julia Ringo</dc:creator>
              <dc:date>2023-10-21T07:28:00</dc:date>
            </office:change-info>
          </text:insertion>
        </text:changed-region>
        <text:changed-region xml:id="ct93825581777360" text:id="ct93825581777360">
          <text:insertion>
            <office:change-info>
              <dc:creator>Julia Ringo</dc:creator>
              <dc:date>2023-10-21T07:28:00</dc:date>
            </office:change-info>
          </text:insertion>
        </text:changed-region>
        <text:changed-region xml:id="ct93825581777600" text:id="ct93825581777600">
          <text:deletion>
            <office:change-info>
              <dc:creator>Julia Ringo</dc:creator>
              <dc:date>2023-10-21T07:28:00</dc:date>
            </office:change-info>
            <text:p text:style-name="Text_20_body"><text:span text:style-name="T1">‘</text:span></text:p>
          </text:deletion>
        </text:changed-region>
        <text:changed-region xml:id="ct93825581777840" text:id="ct93825581777840">
          <text:insertion>
            <office:change-info>
              <dc:creator>Julia Ringo</dc:creator>
              <dc:date>2023-10-21T07:28:00</dc:date>
            </office:change-info>
          </text:insertion>
        </text:changed-region>
        <text:changed-region xml:id="ct93825581778080" text:id="ct93825581778080">
          <text:deletion>
            <office:change-info>
              <dc:creator>Julia Ringo</dc:creator>
              <dc:date>2023-10-21T07:28:00</dc:date>
            </office:change-info>
            <text:p text:style-name="Text_20_body"><text:span text:style-name="T1">’</text:span></text:p>
          </text:deletion>
        </text:changed-region>
        <text:changed-region xml:id="ct93825581779136" text:id="ct93825581779136">
          <text:insertion>
            <office:change-info>
              <dc:creator>Julia Ringo</dc:creator>
              <dc:date>2023-10-21T07:28:00</dc:date>
            </office:change-info>
          </text:insertion>
        </text:changed-region>
        <text:changed-region xml:id="ct93825581779536" text:id="ct93825581779536">
          <text:deletion>
            <office:change-info>
              <dc:creator>Julia Ringo</dc:creator>
              <dc:date>2023-10-21T07:28:00</dc:date>
            </office:change-info>
            <text:p text:style-name="Text_20_body"><text:span text:style-name="T1"><text:s/></text:span></text:p>
          </text:deletion>
        </text:changed-region>
        <text:changed-region xml:id="ct93825581780784" text:id="ct93825581780784">
          <text:deletion>
            <office:change-info>
              <dc:creator>Julia Ringo</dc:creator>
              <dc:date>2023-10-05T13:15:00</dc:date>
            </office:change-info>
            <text:p text:style-name="Text_20_body"><text:span text:style-name="T1"><text:s/>— </text:span></text:p>
          </text:deletion>
        </text:changed-region>
        <text:changed-region xml:id="ct93825581782208" text:id="ct93825581782208">
          <text:insertion>
            <office:change-info>
              <dc:creator>Julia Ringo</dc:creator>
              <dc:date>2023-10-05T13:15:00</dc:date>
            </office:change-info>
          </text:insertion>
        </text:changed-region>
        <text:changed-region xml:id="ct93825581784944" text:id="ct93825581784944">
          <text:deletion>
            <office:change-info>
              <dc:creator>Julia Ringo</dc:creator>
              <dc:date>2023-10-21T07:28:00</dc:date>
            </office:change-info>
            <text:p text:style-name="Text_20_body"><text:span text:style-name="T1">10 </text:span></text:p>
          </text:deletion>
        </text:changed-region>
        <text:changed-region xml:id="ct93825581785184" text:id="ct93825581785184">
          <text:insertion>
            <office:change-info>
              <dc:creator>Julia Ringo</dc:creator>
              <dc:date>2023-10-21T07:28:00</dc:date>
            </office:change-info>
          </text:insertion>
        </text:changed-region>
        <text:changed-region xml:id="ct93825581787408" text:id="ct93825581787408">
          <text:deletion>
            <office:change-info>
              <dc:creator>Julia Ringo</dc:creator>
              <dc:date>2023-10-05T13:15:00</dc:date>
            </office:change-info>
            <text:p text:style-name="Text_20_body"><text:span text:style-name="T1"><text:s/>— </text:span></text:p>
          </text:deletion>
        </text:changed-region>
        <text:changed-region xml:id="ct93825581787648" text:id="ct93825581787648">
          <text:insertion>
            <office:change-info>
              <dc:creator>Julia Ringo</dc:creator>
              <dc:date>2023-10-05T13:15:00</dc:date>
            </office:change-info>
          </text:insertion>
        </text:changed-region>
        <text:changed-region xml:id="ct93825581787888" text:id="ct93825581787888">
          <text:deletion>
            <office:change-info>
              <dc:creator>Julia Ringo</dc:creator>
              <dc:date>2023-10-05T13:15:00</dc:date>
            </office:change-info>
            <text:p text:style-name="Text_20_body"><text:span text:style-name="T1"><text:s/>— </text:span></text:p>
          </text:deletion>
        </text:changed-region>
        <text:changed-region xml:id="ct93825581788448" text:id="ct93825581788448">
          <text:insertion>
            <office:change-info>
              <dc:creator>Julia Ringo</dc:creator>
              <dc:date>2023-10-05T13:15:00</dc:date>
            </office:change-info>
          </text:insertion>
        </text:changed-region>
        <text:changed-region xml:id="ct93825581789088" text:id="ct93825581789088">
          <text:insertion>
            <office:change-info>
              <dc:creator>Julia Ringo</dc:creator>
              <dc:date>2023-10-21T07:28:00</dc:date>
            </office:change-info>
          </text:insertion>
        </text:changed-region>
        <text:changed-region xml:id="ct93825581788128" text:id="ct93825581788128">
          <text:insertion>
            <office:change-info>
              <dc:creator>Julia Ringo</dc:creator>
              <dc:date>2023-10-21T07:29:00</dc:date>
            </office:change-info>
          </text:insertion>
        </text:changed-region>
        <text:changed-region xml:id="ct93825576362240" text:id="ct93825576362240">
          <text:deletion>
            <office:change-info>
              <dc:creator>Julia Ringo</dc:creator>
              <dc:date>2023-10-21T07:29:00</dc:date>
            </office:change-info>
            <text:p text:style-name="Text_20_body"><text:span text:style-name="T1">,</text:span></text:p>
          </text:deletion>
        </text:changed-region>
        <text:changed-region xml:id="ct93825576297872" text:id="ct93825576297872">
          <text:insertion>
            <office:change-info>
              <dc:creator>Julia Ringo</dc:creator>
              <dc:date>2023-10-21T07:29:00</dc:date>
            </office:change-info>
          </text:insertion>
        </text:changed-region>
        <text:changed-region xml:id="ct93825576180528" text:id="ct93825576180528">
          <text:deletion>
            <office:change-info>
              <dc:creator>Julia Ringo</dc:creator>
              <dc:date>2023-10-21T07:29:00</dc:date>
            </office:change-info>
            <text:p text:style-name="Text_20_body"><text:span text:style-name="T1">w</text:span></text:p>
          </text:deletion>
        </text:changed-region>
        <text:changed-region xml:id="ct93825577499888" text:id="ct93825577499888">
          <text:insertion>
            <office:change-info>
              <dc:creator>Julia Ringo</dc:creator>
              <dc:date>2023-10-21T07:29:00</dc:date>
            </office:change-info>
          </text:insertion>
        </text:changed-region>
        <text:changed-region xml:id="ct93825581790448" text:id="ct93825581790448">
          <text:deletion>
            <office:change-info>
              <dc:creator>Julia Ringo</dc:creator>
              <dc:date>2023-10-05T13:15:00</dc:date>
            </office:change-info>
            <text:p text:style-name="Text_20_body"><text:span text:style-name="T1"><text:s/>— </text:span></text:p>
          </text:deletion>
        </text:changed-region>
        <text:changed-region xml:id="ct93825581744608" text:id="ct93825581744608">
          <text:insertion>
            <office:change-info>
              <dc:creator>Julia Ringo</dc:creator>
              <dc:date>2023-10-05T13:15:00</dc:date>
            </office:change-info>
          </text:insertion>
        </text:changed-region>
        <text:changed-region xml:id="ct93825581724928" text:id="ct93825581724928">
          <text:deletion>
            <office:change-info>
              <dc:creator>Julia Ringo</dc:creator>
              <dc:date>2023-10-10T11:08:00</dc:date>
            </office:change-info>
            <text:p text:style-name="Text_20_body"><text:span text:style-name="T1">…</text:span></text:p>
          </text:deletion>
        </text:changed-region>
        <text:changed-region xml:id="ct93825581725968" text:id="ct93825581725968">
          <text:insertion>
            <office:change-info>
              <dc:creator>Julia Ringo</dc:creator>
              <dc:date>2023-10-10T11:08:00</dc:date>
            </office:change-info>
          </text:insertion>
        </text:changed-region>
        <text:changed-region xml:id="ct93825581796736" text:id="ct93825581796736">
          <text:deletion>
            <office:change-info>
              <dc:creator>Julia Ringo</dc:creator>
              <dc:date>2023-10-21T07:29:00</dc:date>
            </office:change-info>
            <text:p text:style-name="Text_20_body"><text:span text:style-name="T1">”</text:span></text:p>
          </text:deletion>
        </text:changed-region>
        <text:changed-region xml:id="ct93825581797904" text:id="ct93825581797904">
          <text:deletion>
            <office:change-info>
              <dc:creator>Julia Ringo</dc:creator>
              <dc:date>2023-10-10T11:08:00</dc:date>
            </office:change-info>
            <text:p text:style-name="Text_20_body"><text:span text:style-name="T1">…</text:span></text:p>
          </text:deletion>
        </text:changed-region>
        <text:changed-region xml:id="ct93825581798144" text:id="ct93825581798144">
          <text:insertion>
            <office:change-info>
              <dc:creator>Julia Ringo</dc:creator>
              <dc:date>2023-10-10T11:08:00</dc:date>
            </office:change-info>
          </text:insertion>
        </text:changed-region>
        <text:changed-region xml:id="ct93825581798384" text:id="ct93825581798384">
          <text:insertion>
            <office:change-info>
              <dc:creator>Julia Ringo</dc:creator>
              <dc:date>2023-10-21T07:29:00</dc:date>
            </office:change-info>
          </text:insertion>
        </text:changed-region>
        <text:changed-region xml:id="ct93825581799264" text:id="ct93825581799264">
          <text:insertion>
            <office:change-info>
              <dc:creator>Julia Ringo</dc:creator>
              <dc:date>2023-10-21T07:29:00</dc:date>
            </office:change-info>
          </text:insertion>
        </text:changed-region>
        <text:changed-region xml:id="ct93825581800400" text:id="ct93825581800400">
          <text:deletion>
            <office:change-info>
              <dc:creator>Julia Ringo</dc:creator>
              <dc:date>2023-10-21T07:29:00</dc:date>
            </office:change-info>
            <text:p text:style-name="Text_20_body"><text:span text:style-name="T1">,</text:span></text:p>
          </text:deletion>
        </text:changed-region>
        <text:changed-region xml:id="ct93825581800640" text:id="ct93825581800640">
          <text:insertion>
            <office:change-info>
              <dc:creator>Julia Ringo</dc:creator>
              <dc:date>2023-10-21T07:29:00</dc:date>
            </office:change-info>
          </text:insertion>
        </text:changed-region>
        <text:changed-region xml:id="ct93825581801984" text:id="ct93825581801984">
          <text:insertion>
            <office:change-info>
              <dc:creator>Julia Ringo</dc:creator>
              <dc:date>2023-10-21T07:30:00</dc:date>
            </office:change-info>
          </text:insertion>
        </text:changed-region>
        <text:changed-region xml:id="ct93825581802224" text:id="ct93825581802224">
          <text:deletion>
            <office:change-info>
              <dc:creator>Julia Ringo</dc:creator>
              <dc:date>2023-10-21T07:30:00</dc:date>
            </office:change-info>
            <text:p text:style-name="Text_20_body"><text:span text:style-name="T1">S</text:span></text:p>
          </text:deletion>
        </text:changed-region>
        <text:changed-region xml:id="ct93825581804384" text:id="ct93825581804384">
          <text:insertion>
            <office:change-info>
              <dc:creator>Julia Ringo</dc:creator>
              <dc:date>2023-10-21T07:30:00</dc:date>
            </office:change-info>
          </text:insertion>
        </text:changed-region>
        <text:changed-region xml:id="ct93825581805904" text:id="ct93825581805904">
          <text:insertion>
            <office:change-info>
              <dc:creator>Julia Ringo</dc:creator>
              <dc:date>2023-10-21T07:30:00</dc:date>
            </office:change-info>
          </text:insertion>
        </text:changed-region>
        <text:changed-region xml:id="ct93825581806144" text:id="ct93825581806144">
          <text:deletion>
            <office:change-info>
              <dc:creator>Julia Ringo</dc:creator>
              <dc:date>2023-10-21T07:30:00</dc:date>
            </office:change-info>
            <text:p text:style-name="Text_20_body"><text:span text:style-name="T1">.”</text:span></text:p>
          </text:deletion>
        </text:changed-region>
        <text:changed-region xml:id="ct93825581808320" text:id="ct93825581808320">
          <text:insertion>
            <office:change-info>
              <dc:creator>Julia Ringo</dc:creator>
              <dc:date>2023-10-21T07:30:00</dc:date>
            </office:change-info>
          </text:insertion>
        </text:changed-region>
        <text:changed-region xml:id="ct93825581813584" text:id="ct93825581813584">
          <text:deletion>
            <office:change-info>
              <dc:creator>Julia Ringo</dc:creator>
              <dc:date>2023-10-21T07:31:00</dc:date>
            </office:change-info>
            <text:p text:style-name="Text_20_body"><text:span text:style-name="T1">l</text:span></text:p>
          </text:deletion>
        </text:changed-region>
        <text:changed-region xml:id="ct93825581813824" text:id="ct93825581813824">
          <text:deletion>
            <office:change-info>
              <dc:creator>Julia Ringo</dc:creator>
              <dc:date>2023-10-05T13:15:00</dc:date>
            </office:change-info>
            <text:p text:style-name="Text_20_body"><text:span text:style-name="T1"><text:s/>— </text:span></text:p>
          </text:deletion>
        </text:changed-region>
        <text:changed-region xml:id="ct93825581818256" text:id="ct93825581818256">
          <text:insertion>
            <office:change-info>
              <dc:creator>Julia Ringo</dc:creator>
              <dc:date>2023-10-05T13:15:00</dc:date>
            </office:change-info>
          </text:insertion>
        </text:changed-region>
        <text:changed-region xml:id="ct93825581820304" text:id="ct93825581820304">
          <text:deletion>
            <office:change-info>
              <dc:creator>Julia Ringo</dc:creator>
              <dc:date>2023-10-05T13:15:00</dc:date>
            </office:change-info>
            <text:p text:style-name="Text_20_body"><text:span text:style-name="T1"><text:s/>— </text:span></text:p>
          </text:deletion>
        </text:changed-region>
        <text:changed-region xml:id="ct93825581822256" text:id="ct93825581822256">
          <text:insertion>
            <office:change-info>
              <dc:creator>Julia Ringo</dc:creator>
              <dc:date>2023-10-05T13:15:00</dc:date>
            </office:change-info>
          </text:insertion>
        </text:changed-region>
        <text:changed-region xml:id="ct93825581816640" text:id="ct93825581816640">
          <text:insertion>
            <office:change-info>
              <dc:creator>Julia Ringo</dc:creator>
              <dc:date>2023-10-21T07:31:00</dc:date>
            </office:change-info>
          </text:insertion>
        </text:changed-region>
        <text:changed-region xml:id="ct93825581817904" text:id="ct93825581817904">
          <text:deletion>
            <office:change-info>
              <dc:creator>Julia Ringo</dc:creator>
              <dc:date>2023-10-05T13:15:00</dc:date>
            </office:change-info>
            <text:p text:style-name="Text_20_body"><text:span text:style-name="T1"><text:s/>— </text:span></text:p>
          </text:deletion>
        </text:changed-region>
        <text:changed-region xml:id="ct93825581830816" text:id="ct93825581830816">
          <text:insertion>
            <office:change-info>
              <dc:creator>Julia Ringo</dc:creator>
              <dc:date>2023-10-05T13:15:00</dc:date>
            </office:change-info>
          </text:insertion>
        </text:changed-region>
        <text:changed-region xml:id="ct93825581836416" text:id="ct93825581836416">
          <text:insertion>
            <office:change-info>
              <dc:creator>Julia Ringo</dc:creator>
              <dc:date>2023-10-21T07:32:00</dc:date>
            </office:change-info>
          </text:insertion>
        </text:changed-region>
        <text:changed-region xml:id="ct93825581838752" text:id="ct93825581838752">
          <text:insertion>
            <office:change-info>
              <dc:creator>Julia Ringo</dc:creator>
              <dc:date>2023-10-21T07:32:00</dc:date>
            </office:change-info>
          </text:insertion>
        </text:changed-region>
        <text:changed-region xml:id="ct93825581831408" text:id="ct93825581831408">
          <text:insertion>
            <office:change-info>
              <dc:creator>Julia Ringo</dc:creator>
              <dc:date>2023-10-21T07:32:00</dc:date>
            </office:change-info>
          </text:insertion>
        </text:changed-region>
        <text:changed-region xml:id="ct93825581833264" text:id="ct93825581833264">
          <text:format-change>
            <office:change-info>
              <dc:creator>Julia Ringo</dc:creator>
              <dc:date>2023-10-21T07:33:00</dc:date>
            </office:change-info>
          </text:format-change>
        </text:changed-region>
        <text:changed-region xml:id="ct93825581831936" text:id="ct93825581831936">
          <text:insertion>
            <office:change-info>
              <dc:creator>Julia Ringo</dc:creator>
              <dc:date>2023-10-21T07:33:00</dc:date>
            </office:change-info>
          </text:insertion>
        </text:changed-region>
        <text:changed-region xml:id="ct93825577233488" text:id="ct93825577233488">
          <text:deletion>
            <office:change-info>
              <dc:creator>Julia Ringo</dc:creator>
              <dc:date>2023-10-21T07:33:00</dc:date>
            </office:change-info>
            <text:p text:style-name="Text_20_body"><text:span text:style-name="T1">-</text:span></text:p>
          </text:deletion>
        </text:changed-region>
        <text:changed-region xml:id="ct93825581836656" text:id="ct93825581836656">
          <text:insertion>
            <office:change-info>
              <dc:creator>Julia Ringo</dc:creator>
              <dc:date>2023-10-21T07:33:00</dc:date>
            </office:change-info>
          </text:insertion>
        </text:changed-region>
        <text:changed-region xml:id="ct93825581834144" text:id="ct93825581834144">
          <text:deletion>
            <office:change-info>
              <dc:creator>Julia Ringo</dc:creator>
              <dc:date>2023-10-21T07:33:00</dc:date>
            </office:change-info>
            <text:p text:style-name="Text_20_body"><text:span text:style-name="T1">-</text:span></text:p>
          </text:deletion>
        </text:changed-region>
        <text:changed-region xml:id="ct93825581845808" text:id="ct93825581845808">
          <text:insertion>
            <office:change-info>
              <dc:creator>Julia Ringo</dc:creator>
              <dc:date>2023-10-21T07:34:00</dc:date>
            </office:change-info>
          </text:insertion>
        </text:changed-region>
        <text:changed-region xml:id="ct93825581847648" text:id="ct93825581847648">
          <text:insertion>
            <office:change-info>
              <dc:creator>Julia Ringo</dc:creator>
              <dc:date>2023-10-21T07:34:00</dc:date>
            </office:change-info>
          </text:insertion>
        </text:changed-region>
        <text:changed-region xml:id="ct93825581847888" text:id="ct93825581847888">
          <text:insertion>
            <office:change-info>
              <dc:creator>Julia Ringo</dc:creator>
              <dc:date>2023-10-21T07:34:00</dc:date>
            </office:change-info>
          </text:insertion>
        </text:changed-region>
        <text:changed-region xml:id="ct93825581848128" text:id="ct93825581848128">
          <text:insertion>
            <office:change-info>
              <dc:creator>Julia Ringo</dc:creator>
              <dc:date>2023-10-21T07:34:00</dc:date>
            </office:change-info>
          </text:insertion>
        </text:changed-region>
        <text:changed-region xml:id="ct93825581851200" text:id="ct93825581851200">
          <text:insertion>
            <office:change-info>
              <dc:creator>Julia Ringo</dc:creator>
              <dc:date>2023-10-21T07:34:00</dc:date>
            </office:change-info>
          </text:insertion>
        </text:changed-region>
        <text:changed-region xml:id="ct93825581854288" text:id="ct93825581854288">
          <text:insertion>
            <office:change-info>
              <dc:creator>Julia Ringo</dc:creator>
              <dc:date>2023-10-21T07:35:00</dc:date>
            </office:change-info>
          </text:insertion>
        </text:changed-region>
        <text:changed-region xml:id="ct93825581854528" text:id="ct93825581854528">
          <text:deletion>
            <office:change-info>
              <dc:creator>Julia Ringo</dc:creator>
              <dc:date>2023-10-21T07:35:00</dc:date>
            </office:change-info>
            <text:p text:style-name="Text_20_body"><text:span text:style-name="T1">D</text:span></text:p>
          </text:deletion>
        </text:changed-region>
        <text:changed-region xml:id="ct93825581854768" text:id="ct93825581854768">
          <text:insertion>
            <office:change-info>
              <dc:creator>Julia Ringo</dc:creator>
              <dc:date>2023-10-21T07:35:00</dc:date>
            </office:change-info>
          </text:insertion>
        </text:changed-region>
        <text:changed-region xml:id="ct93825581855008" text:id="ct93825581855008">
          <text:deletion>
            <office:change-info>
              <dc:creator>Julia Ringo</dc:creator>
              <dc:date>2023-10-21T07:35:00</dc:date>
            </office:change-info>
            <text:p text:style-name="Text_20_body"><text:span text:style-name="T1">B</text:span></text:p>
          </text:deletion>
        </text:changed-region>
        <text:changed-region xml:id="ct93825581855248" text:id="ct93825581855248">
          <text:insertion>
            <office:change-info>
              <dc:creator>Julia Ringo</dc:creator>
              <dc:date>2023-10-21T07:35:00</dc:date>
            </office:change-info>
          </text:insertion>
        </text:changed-region>
        <text:changed-region xml:id="ct93825577234960" text:id="ct93825577234960">
          <text:insertion>
            <office:change-info>
              <dc:creator>Julia Ringo</dc:creator>
              <dc:date>2023-10-21T07:35:00</dc:date>
            </office:change-info>
          </text:insertion>
        </text:changed-region>
        <text:changed-region xml:id="ct93825581837680" text:id="ct93825581837680">
          <text:deletion>
            <office:change-info>
              <dc:creator>Julia Ringo</dc:creator>
              <dc:date>2023-10-10T11:08:00</dc:date>
            </office:change-info>
            <text:p text:style-name="Text_20_body"><text:span text:style-name="T1">…</text:span></text:p>
          </text:deletion>
        </text:changed-region>
        <text:changed-region xml:id="ct93825581860256" text:id="ct93825581860256">
          <text:insertion>
            <office:change-info>
              <dc:creator>Julia Ringo</dc:creator>
              <dc:date>2023-10-10T11:08:00</dc:date>
            </office:change-info>
          </text:insertion>
        </text:changed-region>
        <text:changed-region xml:id="ct93825581861136" text:id="ct93825581861136">
          <text:insertion>
            <office:change-info>
              <dc:creator>Julia Ringo</dc:creator>
              <dc:date>2023-10-21T07:35:00</dc:date>
            </office:change-info>
          </text:insertion>
        </text:changed-region>
        <text:changed-region xml:id="ct93825581861376" text:id="ct93825581861376">
          <text:deletion>
            <office:change-info>
              <dc:creator>Julia Ringo</dc:creator>
              <dc:date>2023-10-21T07:35:00</dc:date>
            </office:change-info>
            <text:p text:style-name="Text_20_body"><text:span text:style-name="T1">,</text:span></text:p>
          </text:deletion>
        </text:changed-region>
        <text:changed-region xml:id="ct93825581862256" text:id="ct93825581862256">
          <text:insertion>
            <office:change-info>
              <dc:creator>Julia Ringo</dc:creator>
              <dc:date>2023-10-21T07:35:00</dc:date>
            </office:change-info>
          </text:insertion>
        </text:changed-region>
        <text:changed-region xml:id="ct93825581864912" text:id="ct93825581864912">
          <text:deletion>
            <office:change-info>
              <dc:creator>Julia Ringo</dc:creator>
              <dc:date>2023-10-21T07:36:00</dc:date>
            </office:change-info>
            <text:p text:style-name="Text_20_body"><text:span text:style-name="T1">,</text:span></text:p>
          </text:deletion>
        </text:changed-region>
        <text:changed-region xml:id="ct93825577188560" text:id="ct93825577188560">
          <text:insertion>
            <office:change-info>
              <dc:creator>Julia Ringo</dc:creator>
              <dc:date>2023-10-21T07:36:00</dc:date>
            </office:change-info>
          </text:insertion>
        </text:changed-region>
        <text:changed-region xml:id="ct93825581868208" text:id="ct93825581868208">
          <text:deletion>
            <office:change-info>
              <dc:creator>Julia Ringo</dc:creator>
              <dc:date>2023-10-21T07:36:00</dc:date>
            </office:change-info>
            <text:p text:style-name="Text_20_body"><text:span text:style-name="T1">Captain </text:span></text:p>
          </text:deletion>
        </text:changed-region>
        <text:changed-region xml:id="ct93825581871216" text:id="ct93825581871216">
          <text:format-change>
            <office:change-info>
              <dc:creator>Julia Ringo</dc:creator>
              <dc:date>2023-10-21T07:36:00</dc:date>
            </office:change-info>
          </text:format-change>
        </text:changed-region>
        <text:changed-region xml:id="ct93825581872000" text:id="ct93825581872000">
          <text:insertion>
            <office:change-info>
              <dc:creator>Julia Ringo</dc:creator>
              <dc:date>2023-10-21T07:36:00</dc:date>
            </office:change-info>
          </text:insertion>
        </text:changed-region>
        <text:changed-region xml:id="ct93825581872880" text:id="ct93825581872880">
          <text:deletion>
            <office:change-info>
              <dc:creator>Julia Ringo</dc:creator>
              <dc:date>2023-10-05T13:15:00</dc:date>
            </office:change-info>
            <text:p text:style-name="Text_20_body"><text:span text:style-name="T1"><text:s/>— </text:span></text:p>
          </text:deletion>
        </text:changed-region>
        <text:changed-region xml:id="ct93825581874896" text:id="ct93825581874896">
          <text:insertion>
            <office:change-info>
              <dc:creator>Julia Ringo</dc:creator>
              <dc:date>2023-10-05T13:15:00</dc:date>
            </office:change-info>
          </text:insertion>
        </text:changed-region>
        <text:changed-region xml:id="ct93825581875136" text:id="ct93825581875136">
          <text:deletion>
            <office:change-info>
              <dc:creator>Julia Ringo</dc:creator>
              <dc:date>2023-10-05T13:15:00</dc:date>
            </office:change-info>
            <text:p text:style-name="Text_20_body"><text:span text:style-name="T1"><text:s/>— </text:span></text:p>
          </text:deletion>
        </text:changed-region>
        <text:changed-region xml:id="ct93825581878864" text:id="ct93825581878864">
          <text:insertion>
            <office:change-info>
              <dc:creator>Julia Ringo</dc:creator>
              <dc:date>2023-10-05T13:15:00</dc:date>
            </office:change-info>
          </text:insertion>
        </text:changed-region>
        <text:changed-region xml:id="ct93825581881088" text:id="ct93825581881088">
          <text:insertion>
            <office:change-info>
              <dc:creator>Julia Ringo</dc:creator>
              <dc:date>2023-10-21T07:36:00</dc:date>
            </office:change-info>
          </text:insertion>
        </text:changed-region>
        <text:changed-region xml:id="ct93825581881328" text:id="ct93825581881328">
          <text:insertion>
            <office:change-info>
              <dc:creator>Julia Ringo</dc:creator>
              <dc:date>2023-10-21T07:36:00</dc:date>
            </office:change-info>
          </text:insertion>
        </text:changed-region>
        <text:changed-region xml:id="ct93825581882208" text:id="ct93825581882208">
          <text:deletion>
            <office:change-info>
              <dc:creator>Julia Ringo</dc:creator>
              <dc:date>2023-10-21T07:36:00</dc:date>
            </office:change-info>
            <text:p text:style-name="Text_20_body"><text:span text:style-name="T1">s</text:span></text:p>
          </text:deletion>
        </text:changed-region>
        <text:changed-region xml:id="ct93825581885008" text:id="ct93825581885008">
          <text:insertion>
            <office:change-info>
              <dc:creator>Julia Ringo</dc:creator>
              <dc:date>2023-10-21T07:36:00</dc:date>
            </office:change-info>
          </text:insertion>
        </text:changed-region>
        <text:changed-region xml:id="ct93825581885248" text:id="ct93825581885248">
          <text:deletion>
            <office:change-info>
              <dc:creator>Julia Ringo</dc:creator>
              <dc:date>2023-10-21T07:36:00</dc:date>
            </office:change-info>
            <text:p text:style-name="Text_20_body"><text:span text:style-name="T1">D</text:span></text:p>
          </text:deletion>
        </text:changed-region>
        <text:changed-region xml:id="ct93825581885488" text:id="ct93825581885488">
          <text:insertion>
            <office:change-info>
              <dc:creator>Julia Ringo</dc:creator>
              <dc:date>2023-10-21T07:36:00</dc:date>
            </office:change-info>
          </text:insertion>
        </text:changed-region>
        <text:changed-region xml:id="ct93825581885728" text:id="ct93825581885728">
          <text:deletion>
            <office:change-info>
              <dc:creator>Julia Ringo</dc:creator>
              <dc:date>2023-10-21T07:36:00</dc:date>
            </office:change-info>
            <text:p text:style-name="Text_20_body"><text:span text:style-name="T1">B</text:span></text:p>
          </text:deletion>
        </text:changed-region>
        <text:changed-region xml:id="ct93825581885968" text:id="ct93825581885968">
          <text:insertion>
            <office:change-info>
              <dc:creator>Julia Ringo</dc:creator>
              <dc:date>2023-10-21T07:37:00</dc:date>
            </office:change-info>
          </text:insertion>
        </text:changed-region>
        <text:changed-region xml:id="ct93825581886528" text:id="ct93825581886528">
          <text:deletion>
            <office:change-info>
              <dc:creator>Julia Ringo</dc:creator>
              <dc:date>2023-10-05T13:15:00</dc:date>
            </office:change-info>
            <text:p text:style-name="Text_20_body"><text:span text:style-name="T1"><text:s/>— </text:span></text:p>
          </text:deletion>
        </text:changed-region>
        <text:changed-region xml:id="ct93825581887424" text:id="ct93825581887424">
          <text:insertion>
            <office:change-info>
              <dc:creator>Julia Ringo</dc:creator>
              <dc:date>2023-10-05T13:15:00</dc:date>
            </office:change-info>
          </text:insertion>
        </text:changed-region>
        <text:changed-region xml:id="ct93825581889280" text:id="ct93825581889280">
          <text:deletion>
            <office:change-info>
              <dc:creator>Julia Ringo</dc:creator>
              <dc:date>2023-10-10T11:08:00</dc:date>
            </office:change-info>
            <text:p text:style-name="Text_20_body"><text:span text:style-name="T1">…</text:span></text:p>
          </text:deletion>
        </text:changed-region>
        <text:changed-region xml:id="ct93825581889520" text:id="ct93825581889520">
          <text:insertion>
            <office:change-info>
              <dc:creator>Julia Ringo</dc:creator>
              <dc:date>2023-10-10T11:08:00</dc:date>
            </office:change-info>
          </text:insertion>
        </text:changed-region>
        <text:changed-region xml:id="ct93825581891216" text:id="ct93825581891216">
          <text:insertion>
            <office:change-info>
              <dc:creator>Julia Ringo</dc:creator>
              <dc:date>2023-10-21T07:37:00</dc:date>
            </office:change-info>
          </text:insertion>
        </text:changed-region>
        <text:changed-region xml:id="ct93825581894304" text:id="ct93825581894304">
          <text:deletion>
            <office:change-info>
              <dc:creator>Julia Ringo</dc:creator>
              <dc:date>2023-10-21T07:37:00</dc:date>
            </office:change-info>
            <text:p text:style-name="Text_20_body"><text:span text:style-name="T1">,</text:span></text:p>
          </text:deletion>
        </text:changed-region>
        <text:changed-region xml:id="ct93825581895824" text:id="ct93825581895824">
          <text:insertion>
            <office:change-info>
              <dc:creator>Julia Ringo</dc:creator>
              <dc:date>2023-10-21T07:37:00</dc:date>
            </office:change-info>
          </text:insertion>
        </text:changed-region>
        <text:changed-region xml:id="ct93825581896064" text:id="ct93825581896064">
          <text:deletion>
            <office:change-info>
              <dc:creator>Julia Ringo</dc:creator>
              <dc:date>2023-10-21T07:37:00</dc:date>
            </office:change-info>
            <text:p text:style-name="Text_20_body"><text:span text:style-name="T1">;</text:span></text:p>
          </text:deletion>
        </text:changed-region>
        <text:changed-region xml:id="ct93825581896944" text:id="ct93825581896944">
          <text:insertion>
            <office:change-info>
              <dc:creator>Julia Ringo</dc:creator>
              <dc:date>2023-10-21T07:37:00</dc:date>
            </office:change-info>
          </text:insertion>
        </text:changed-region>
        <text:changed-region xml:id="ct93825581897184" text:id="ct93825581897184">
          <text:deletion>
            <office:change-info>
              <dc:creator>Julia Ringo</dc:creator>
              <dc:date>2023-10-10T11:08:00</dc:date>
            </office:change-info>
            <text:p text:style-name="Text_20_body"><text:span text:style-name="T1">…</text:span></text:p>
          </text:deletion>
        </text:changed-region>
        <text:changed-region xml:id="ct93825581897424" text:id="ct93825581897424">
          <text:insertion>
            <office:change-info>
              <dc:creator>Julia Ringo</dc:creator>
              <dc:date>2023-10-10T11:08:00</dc:date>
            </office:change-info>
          </text:insertion>
        </text:changed-region>
        <text:changed-region xml:id="ct93825581901840" text:id="ct93825581901840">
          <text:deletion>
            <office:change-info>
              <dc:creator>Julia Ringo</dc:creator>
              <dc:date>2023-10-10T11:08:00</dc:date>
            </office:change-info>
            <text:p text:style-name="Text_20_body"><text:span text:style-name="T1">…</text:span></text:p>
          </text:deletion>
        </text:changed-region>
        <text:changed-region xml:id="ct93825581902080" text:id="ct93825581902080">
          <text:insertion>
            <office:change-info>
              <dc:creator>Julia Ringo</dc:creator>
              <dc:date>2023-10-10T11:08:00</dc:date>
            </office:change-info>
          </text:insertion>
        </text:changed-region>
        <text:changed-region xml:id="ct93825581902320" text:id="ct93825581902320">
          <text:deletion>
            <office:change-info>
              <dc:creator>Julia Ringo</dc:creator>
              <dc:date>2023-10-21T07:37:00</dc:date>
            </office:change-info>
            <text:p text:style-name="Text_20_body"><text:span text:style-name="T1"><text:s/></text:span></text:p>
          </text:deletion>
        </text:changed-region>
        <text:changed-region xml:id="ct93825581903264" text:id="ct93825581903264">
          <text:deletion>
            <office:change-info>
              <dc:creator>Julia Ringo</dc:creator>
              <dc:date>2023-10-05T13:15:00</dc:date>
            </office:change-info>
            <text:p text:style-name="Text_20_body"><text:span text:style-name="T1"><text:s/>— </text:span></text:p>
          </text:deletion>
        </text:changed-region>
        <text:changed-region xml:id="ct93825581903504" text:id="ct93825581903504">
          <text:insertion>
            <office:change-info>
              <dc:creator>Julia Ringo</dc:creator>
              <dc:date>2023-10-05T13:15:00</dc:date>
            </office:change-info>
          </text:insertion>
        </text:changed-region>
        <text:changed-region xml:id="ct93825581904672" text:id="ct93825581904672">
          <text:deletion>
            <office:change-info>
              <dc:creator>Julia Ringo</dc:creator>
              <dc:date>2023-10-05T13:15:00</dc:date>
            </office:change-info>
            <text:p text:style-name="Text_20_body"><text:span text:style-name="T1"><text:s/>— </text:span></text:p>
          </text:deletion>
        </text:changed-region>
        <text:changed-region xml:id="ct93825581905152" text:id="ct93825581905152">
          <text:insertion>
            <office:change-info>
              <dc:creator>Julia Ringo</dc:creator>
              <dc:date>2023-10-05T13:15:00</dc:date>
            </office:change-info>
          </text:insertion>
        </text:changed-region>
        <text:changed-region xml:id="ct93825581910736" text:id="ct93825581910736">
          <text:insertion>
            <office:change-info>
              <dc:creator>Julia Ringo</dc:creator>
              <dc:date>2023-10-21T07:38:00</dc:date>
            </office:change-info>
          </text:insertion>
        </text:changed-region>
        <text:changed-region xml:id="ct93825581910976" text:id="ct93825581910976">
          <text:deletion>
            <office:change-info>
              <dc:creator>Julia Ringo</dc:creator>
              <dc:date>2023-10-21T07:38:00</dc:date>
            </office:change-info>
            <text:p text:style-name="Text_20_body"><text:span text:style-name="T1">S</text:span></text:p>
          </text:deletion>
        </text:changed-region>
        <text:changed-region xml:id="ct93825581913136" text:id="ct93825581913136">
          <text:insertion>
            <office:change-info>
              <dc:creator>Julia Ringo</dc:creator>
              <dc:date>2023-10-21T07:38:00</dc:date>
            </office:change-info>
          </text:insertion>
        </text:changed-region>
        <text:changed-region xml:id="ct93825581915136" text:id="ct93825581915136">
          <text:deletion>
            <office:change-info>
              <dc:creator>Julia Ringo</dc:creator>
              <dc:date>2023-10-21T07:38:00</dc:date>
            </office:change-info>
            <text:p text:style-name="Text_20_body"><text:span text:style-name="T1"><text:s/></text:span></text:p>
          </text:deletion>
        </text:changed-region>
        <text:changed-region xml:id="ct93825581919232" text:id="ct93825581919232">
          <text:insertion>
            <office:change-info>
              <dc:creator>Julia Ringo</dc:creator>
              <dc:date>2023-10-21T07:38:00</dc:date>
            </office:change-info>
          </text:insertion>
        </text:changed-region>
        <text:changed-region xml:id="ct93825581919472" text:id="ct93825581919472">
          <text:deletion>
            <office:change-info>
              <dc:creator>Julia Ringo</dc:creator>
              <dc:date>2023-10-21T07:38:00</dc:date>
            </office:change-info>
            <text:p text:style-name="Text_20_body"><text:span text:style-name="T1">,</text:span></text:p>
          </text:deletion>
        </text:changed-region>
        <text:changed-region xml:id="ct93825581922288" text:id="ct93825581922288">
          <text:insertion>
            <office:change-info>
              <dc:creator>Julia Ringo</dc:creator>
              <dc:date>2023-10-21T07:38:00</dc:date>
            </office:change-info>
          </text:insertion>
        </text:changed-region>
        <text:changed-region xml:id="ct93825581922528" text:id="ct93825581922528">
          <text:deletion>
            <office:change-info>
              <dc:creator>Julia Ringo</dc:creator>
              <dc:date>2023-10-21T07:38:00</dc:date>
            </office:change-info>
            <text:p text:style-name="Text_20_body"><text:span text:style-name="T1">.</text:span></text:p>
          </text:deletion>
        </text:changed-region>
        <text:changed-region xml:id="ct93825581922768" text:id="ct93825581922768">
          <text:insertion>
            <office:change-info>
              <dc:creator>Julia Ringo</dc:creator>
              <dc:date>2023-10-21T07:39:00</dc:date>
            </office:change-info>
          </text:insertion>
        </text:changed-region>
        <text:changed-region xml:id="ct93825581923008" text:id="ct93825581923008">
          <text:deletion>
            <office:change-info>
              <dc:creator>Julia Ringo</dc:creator>
              <dc:date>2023-10-21T07:39:00</dc:date>
            </office:change-info>
            <text:p text:style-name="Text_20_body"><text:span text:style-name="T1">T</text:span></text:p>
          </text:deletion>
        </text:changed-region>
        <text:changed-region xml:id="ct93825581923248" text:id="ct93825581923248">
          <text:insertion>
            <office:change-info>
              <dc:creator>Julia Ringo</dc:creator>
              <dc:date>2023-10-21T07:39:00</dc:date>
            </office:change-info>
          </text:insertion>
        </text:changed-region>
        <text:changed-region xml:id="ct93825581926400" text:id="ct93825581926400">
          <text:deletion>
            <office:change-info>
              <dc:creator>Julia Ringo</dc:creator>
              <dc:date>2023-10-05T13:15:00</dc:date>
            </office:change-info>
            <text:p text:style-name="Text_20_body"><text:span text:style-name="T1"><text:s/>— </text:span></text:p>
          </text:deletion>
        </text:changed-region>
        <text:changed-region xml:id="ct93825581926640" text:id="ct93825581926640">
          <text:insertion>
            <office:change-info>
              <dc:creator>Julia Ringo</dc:creator>
              <dc:date>2023-10-05T13:15:00</dc:date>
            </office:change-info>
          </text:insertion>
        </text:changed-region>
        <text:changed-region xml:id="ct93825581927456" text:id="ct93825581927456">
          <text:insertion>
            <office:change-info>
              <dc:creator>Julia Ringo</dc:creator>
              <dc:date>2023-10-21T07:39:00</dc:date>
            </office:change-info>
          </text:insertion>
        </text:changed-region>
        <text:changed-region xml:id="ct93825581927696" text:id="ct93825581927696">
          <text:deletion>
            <office:change-info>
              <dc:creator>Julia Ringo</dc:creator>
              <dc:date>2023-10-21T07:39:00</dc:date>
            </office:change-info>
            <text:p text:style-name="Text_20_body"><text:span text:style-name="T1"><text:s/></text:span></text:p>
          </text:deletion>
        </text:changed-region>
        <text:changed-region xml:id="ct93825581927936" text:id="ct93825581927936">
          <text:deletion>
            <office:change-info>
              <dc:creator>Julia Ringo</dc:creator>
              <dc:date>2023-10-05T13:15:00</dc:date>
            </office:change-info>
            <text:p text:style-name="Text_20_body"><text:span text:style-name="T1"><text:s/>— </text:span></text:p>
          </text:deletion>
        </text:changed-region>
        <text:changed-region xml:id="ct93825581929120" text:id="ct93825581929120">
          <text:insertion>
            <office:change-info>
              <dc:creator>Julia Ringo</dc:creator>
              <dc:date>2023-10-05T13:15:00</dc:date>
            </office:change-info>
          </text:insertion>
        </text:changed-region>
        <text:changed-region xml:id="ct93825581930384" text:id="ct93825581930384">
          <text:insertion>
            <office:change-info>
              <dc:creator>Julia Ringo</dc:creator>
              <dc:date>2023-10-21T07:39:00</dc:date>
            </office:change-info>
          </text:insertion>
        </text:changed-region>
        <text:changed-region xml:id="ct93825581931696" text:id="ct93825581931696">
          <text:deletion>
            <office:change-info>
              <dc:creator>Julia Ringo</dc:creator>
              <dc:date>2023-10-21T07:39:00</dc:date>
            </office:change-info>
            <text:p text:style-name="Text_20_body"><text:span text:style-name="T1"><text:s/>he was owed</text:span></text:p>
          </text:deletion>
        </text:changed-region>
        <text:changed-region xml:id="ct93825575747360" text:id="ct93825575747360">
          <text:insertion>
            <office:change-info>
              <dc:creator>Julia Ringo</dc:creator>
              <dc:date>2023-10-21T07:39:00</dc:date>
            </office:change-info>
          </text:insertion>
        </text:changed-region>
        <text:changed-region xml:id="ct93825581942288" text:id="ct93825581942288">
          <text:insertion>
            <office:change-info>
              <dc:creator>Julia Ringo</dc:creator>
              <dc:date>2023-10-21T07:40:00</dc:date>
            </office:change-info>
          </text:insertion>
        </text:changed-region>
        <text:changed-region xml:id="ct93825581942528" text:id="ct93825581942528">
          <text:insertion>
            <office:change-info>
              <dc:creator>Julia Ringo</dc:creator>
              <dc:date>2023-10-21T07:40:00</dc:date>
            </office:change-info>
          </text:insertion>
        </text:changed-region>
        <text:changed-region xml:id="ct93825581942768" text:id="ct93825581942768">
          <text:deletion>
            <office:change-info>
              <dc:creator>Julia Ringo</dc:creator>
              <dc:date>2023-10-21T07:40:00</dc:date>
            </office:change-info>
            <text:p text:style-name="Text_20_body"><text:span text:style-name="T1">-</text:span></text:p>
          </text:deletion>
        </text:changed-region>
        <text:changed-region xml:id="ct93825581946672" text:id="ct93825581946672">
          <text:insertion>
            <office:change-info>
              <dc:creator>Julia Ringo</dc:creator>
              <dc:date>2023-10-21T07:40:00</dc:date>
            </office:change-info>
          </text:insertion>
        </text:changed-region>
        <text:changed-region xml:id="ct93825581946912" text:id="ct93825581946912">
          <text:deletion>
            <office:change-info>
              <dc:creator>Julia Ringo</dc:creator>
              <dc:date>2023-10-21T07:40:00</dc:date>
            </office:change-info>
            <text:p text:style-name="Text_20_body"><text:span text:style-name="T1">‘</text:span></text:p>
          </text:deletion>
        </text:changed-region>
        <text:changed-region xml:id="ct93825581947152" text:id="ct93825581947152">
          <text:insertion>
            <office:change-info>
              <dc:creator>Julia Ringo</dc:creator>
              <dc:date>2023-10-21T07:40:00</dc:date>
            </office:change-info>
          </text:insertion>
        </text:changed-region>
        <text:changed-region xml:id="ct93825581947392" text:id="ct93825581947392">
          <text:deletion>
            <office:change-info>
              <dc:creator>Julia Ringo</dc:creator>
              <dc:date>2023-10-21T07:40:00</dc:date>
            </office:change-info>
            <text:p text:style-name="Text_20_body"><text:span text:style-name="T1">’</text:span></text:p>
          </text:deletion>
        </text:changed-region>
        <text:changed-region xml:id="ct93825581949824" text:id="ct93825581949824">
          <text:insertion>
            <office:change-info>
              <dc:creator>Julia Ringo</dc:creator>
              <dc:date>2023-10-21T07:40:00</dc:date>
            </office:change-info>
          </text:insertion>
        </text:changed-region>
        <text:changed-region xml:id="ct93825581950704" text:id="ct93825581950704">
          <text:insertion>
            <office:change-info>
              <dc:creator>Julia Ringo</dc:creator>
              <dc:date>2023-10-21T07:40:00</dc:date>
            </office:change-info>
          </text:insertion>
        </text:changed-region>
        <text:changed-region xml:id="ct93825581950944" text:id="ct93825581950944">
          <text:insertion>
            <office:change-info>
              <dc:creator>Julia Ringo</dc:creator>
              <dc:date>2023-10-21T07:40:00</dc:date>
            </office:change-info>
          </text:insertion>
        </text:changed-region>
        <text:changed-region xml:id="ct93825581930624" text:id="ct93825581930624">
          <text:insertion>
            <office:change-info>
              <dc:creator>Julia Ringo</dc:creator>
              <dc:date>2023-10-21T07:40:00</dc:date>
            </office:change-info>
          </text:insertion>
        </text:changed-region>
        <text:changed-region xml:id="ct93825581957264" text:id="ct93825581957264">
          <text:insertion>
            <office:change-info>
              <dc:creator>Julia Ringo</dc:creator>
              <dc:date>2023-10-21T07:41:00</dc:date>
            </office:change-info>
          </text:insertion>
        </text:changed-region>
        <text:changed-region xml:id="ct93825581954496" text:id="ct93825581954496">
          <text:deletion>
            <office:change-info>
              <dc:creator>Julia Ringo</dc:creator>
              <dc:date>2023-10-21T07:41:00</dc:date>
            </office:change-info>
            <text:p text:style-name="Text_20_body"><text:span text:style-name="T1">,</text:span></text:p>
          </text:deletion>
        </text:changed-region>
        <text:changed-region xml:id="ct93825581932672" text:id="ct93825581932672">
          <text:insertion>
            <office:change-info>
              <dc:creator>Julia Ringo</dc:creator>
              <dc:date>2023-10-21T07:42:00</dc:date>
            </office:change-info>
          </text:insertion>
        </text:changed-region>
        <text:changed-region xml:id="ct93825581974528" text:id="ct93825581974528">
          <text:deletion>
            <office:change-info>
              <dc:creator>Julia Ringo</dc:creator>
              <dc:date>2023-10-21T07:42:00</dc:date>
            </office:change-info>
            <text:p text:style-name="Text_20_body"><text:span text:style-name="T1">they </text:span></text:p>
          </text:deletion>
        </text:changed-region>
        <text:changed-region xml:id="ct93825581976528" text:id="ct93825581976528">
          <text:insertion>
            <office:change-info>
              <dc:creator>Julia Ringo</dc:creator>
              <dc:date>2023-10-21T07:42:00</dc:date>
            </office:change-info>
          </text:insertion>
        </text:changed-region>
        <text:changed-region xml:id="ct93825581978016" text:id="ct93825581978016">
          <text:deletion>
            <office:change-info>
              <dc:creator>Julia Ringo</dc:creator>
              <dc:date>2023-10-21T07:42:00</dc:date>
            </office:change-info>
            <text:p text:style-name="Text_20_body"><text:span text:style-name="T1">they </text:span></text:p>
          </text:deletion>
        </text:changed-region>
        <text:changed-region xml:id="ct93825581979504" text:id="ct93825581979504">
          <text:insertion>
            <office:change-info>
              <dc:creator>Julia Ringo</dc:creator>
              <dc:date>2023-10-21T07:42:00</dc:date>
            </office:change-info>
          </text:insertion>
        </text:changed-region>
        <text:changed-region xml:id="ct93825581983376" text:id="ct93825581983376">
          <text:deletion>
            <office:change-info>
              <dc:creator>Julia Ringo</dc:creator>
              <dc:date>2023-10-21T07:42:00</dc:date>
            </office:change-info>
            <text:p text:style-name="Text_20_body"><text:span text:style-name="T1">they </text:span></text:p>
          </text:deletion>
        </text:changed-region>
        <text:changed-region xml:id="ct93825581985952" text:id="ct93825581985952">
          <text:insertion>
            <office:change-info>
              <dc:creator>Julia Ringo</dc:creator>
              <dc:date>2023-10-21T07:42:00</dc:date>
            </office:change-info>
          </text:insertion>
        </text:changed-region>
        <text:changed-region xml:id="ct93825581988656" text:id="ct93825581988656">
          <text:deletion>
            <office:change-info>
              <dc:creator>Julia Ringo</dc:creator>
              <dc:date>2023-10-05T13:15:00</dc:date>
            </office:change-info>
            <text:p text:style-name="Text_20_body"><text:span text:style-name="T2"><text:s/>— </text:span></text:p>
          </text:deletion>
        </text:changed-region>
        <text:changed-region xml:id="ct93825581990096" text:id="ct93825581990096">
          <text:insertion>
            <office:change-info>
              <dc:creator>Julia Ringo</dc:creator>
              <dc:date>2023-10-05T13:15:00</dc:date>
            </office:change-info>
          </text:insertion>
        </text:changed-region>
        <text:changed-region xml:id="ct93825581991952" text:id="ct93825581991952">
          <text:deletion>
            <office:change-info>
              <dc:creator>Julia Ringo</dc:creator>
              <dc:date>2023-10-05T13:15:00</dc:date>
            </office:change-info>
            <text:p text:style-name="Text_20_body"><text:span text:style-name="T1"><text:s/>— </text:span></text:p>
          </text:deletion>
        </text:changed-region>
        <text:changed-region xml:id="ct93825581991520" text:id="ct93825581991520">
          <text:insertion>
            <office:change-info>
              <dc:creator>Julia Ringo</dc:creator>
              <dc:date>2023-10-05T13:15:00</dc:date>
            </office:change-info>
          </text:insertion>
        </text:changed-region>
        <text:changed-region xml:id="ct93825582001120" text:id="ct93825582001120">
          <text:insertion>
            <office:change-info>
              <dc:creator>Julia Ringo</dc:creator>
              <dc:date>2023-10-21T07:43:00</dc:date>
            </office:change-info>
          </text:insertion>
        </text:changed-region>
        <text:changed-region xml:id="ct93825582001360" text:id="ct93825582001360">
          <text:insertion>
            <office:change-info>
              <dc:creator>Julia Ringo</dc:creator>
              <dc:date>2023-10-21T07:43:00</dc:date>
            </office:change-info>
          </text:insertion>
        </text:changed-region>
        <text:changed-region xml:id="ct93825582002240" text:id="ct93825582002240">
          <text:insertion>
            <office:change-info>
              <dc:creator>Julia Ringo</dc:creator>
              <dc:date>2023-10-21T07:43:00</dc:date>
            </office:change-info>
          </text:insertion>
        </text:changed-region>
        <text:changed-region xml:id="ct93825581931056" text:id="ct93825581931056">
          <text:insertion>
            <office:change-info>
              <dc:creator>Julia Ringo</dc:creator>
              <dc:date>2023-10-21T07:43:00</dc:date>
            </office:change-info>
          </text:insertion>
        </text:changed-region>
        <text:changed-region xml:id="ct93825581981008" text:id="ct93825581981008">
          <text:deletion>
            <office:change-info>
              <dc:creator>Julia Ringo</dc:creator>
              <dc:date>2023-10-05T13:15:00</dc:date>
            </office:change-info>
            <text:p text:style-name="Text_20_body"><text:span text:style-name="T1"><text:s/>— </text:span></text:p>
          </text:deletion>
        </text:changed-region>
        <text:changed-region xml:id="ct93825581981248" text:id="ct93825581981248">
          <text:insertion>
            <office:change-info>
              <dc:creator>Julia Ringo</dc:creator>
              <dc:date>2023-10-05T13:15:00</dc:date>
            </office:change-info>
          </text:insertion>
        </text:changed-region>
        <text:changed-region xml:id="ct93825581985232" text:id="ct93825581985232">
          <text:deletion>
            <office:change-info>
              <dc:creator>Julia Ringo</dc:creator>
              <dc:date>2023-10-05T13:15:00</dc:date>
            </office:change-info>
            <text:p text:style-name="Text_20_body"><text:span text:style-name="T1"><text:s/>— </text:span></text:p>
          </text:deletion>
        </text:changed-region>
        <text:changed-region xml:id="ct93825581972576" text:id="ct93825581972576">
          <text:insertion>
            <office:change-info>
              <dc:creator>Julia Ringo</dc:creator>
              <dc:date>2023-10-05T13:15:00</dc:date>
            </office:change-info>
          </text:insertion>
        </text:changed-region>
        <text:changed-region xml:id="ct93825581953776" text:id="ct93825581953776">
          <text:deletion>
            <office:change-info>
              <dc:creator>Julia Ringo</dc:creator>
              <dc:date>2023-10-21T07:43:00</dc:date>
            </office:change-info>
            <text:p text:style-name="Text_20_body"><text:span text:style-name="T1">,</text:span></text:p>
          </text:deletion>
        </text:changed-region>
        <text:changed-region xml:id="ct93825581974192" text:id="ct93825581974192">
          <text:deletion>
            <office:change-info>
              <dc:creator>Julia Ringo</dc:creator>
              <dc:date>2023-10-05T13:15:00</dc:date>
            </office:change-info>
            <text:p text:style-name="Text_20_body"><text:span text:style-name="T1"><text:s/>— </text:span></text:p>
          </text:deletion>
        </text:changed-region>
        <text:changed-region xml:id="ct93825581982240" text:id="ct93825581982240">
          <text:insertion>
            <office:change-info>
              <dc:creator>Julia Ringo</dc:creator>
              <dc:date>2023-10-05T13:15:00</dc:date>
            </office:change-info>
          </text:insertion>
        </text:changed-region>
        <text:changed-region xml:id="ct93825582005760" text:id="ct93825582005760">
          <text:insertion>
            <office:change-info>
              <dc:creator>Julia Ringo</dc:creator>
              <dc:date>2023-10-21T07:44:00</dc:date>
            </office:change-info>
          </text:insertion>
        </text:changed-region>
        <text:changed-region xml:id="ct93825582006000" text:id="ct93825582006000">
          <text:deletion>
            <office:change-info>
              <dc:creator>Julia Ringo</dc:creator>
              <dc:date>2023-10-21T07:44:00</dc:date>
            </office:change-info>
            <text:p text:style-name="Text_20_body"><text:span text:style-name="T1">,</text:span></text:p>
          </text:deletion>
        </text:changed-region>
        <text:changed-region xml:id="ct93825582007520" text:id="ct93825582007520">
          <text:insertion>
            <office:change-info>
              <dc:creator>Julia Ringo</dc:creator>
              <dc:date>2023-10-21T07:44:00</dc:date>
            </office:change-info>
          </text:insertion>
        </text:changed-region>
        <text:changed-region xml:id="ct93825582008464" text:id="ct93825582008464">
          <text:insertion>
            <office:change-info>
              <dc:creator>Julia Ringo</dc:creator>
              <dc:date>2023-10-21T07:44:00</dc:date>
            </office:change-info>
          </text:insertion>
        </text:changed-region>
        <text:changed-region xml:id="ct93825582011904" text:id="ct93825582011904">
          <text:insertion>
            <office:change-info>
              <dc:creator>Julia Ringo</dc:creator>
              <dc:date>2023-10-21T07:44:00</dc:date>
            </office:change-info>
          </text:insertion>
        </text:changed-region>
        <text:changed-region xml:id="ct93825582013536" text:id="ct93825582013536">
          <text:deletion>
            <office:change-info>
              <dc:creator>Julia Ringo</dc:creator>
              <dc:date>2023-10-05T13:15:00</dc:date>
            </office:change-info>
            <text:p text:style-name="Text_20_body"><text:span text:style-name="T1"><text:s/>— </text:span></text:p>
          </text:deletion>
        </text:changed-region>
        <text:changed-region xml:id="ct93825582013776" text:id="ct93825582013776">
          <text:insertion>
            <office:change-info>
              <dc:creator>Julia Ringo</dc:creator>
              <dc:date>2023-10-05T13:15:00</dc:date>
            </office:change-info>
          </text:insertion>
        </text:changed-region>
        <text:changed-region xml:id="ct93825581995104" text:id="ct93825581995104">
          <text:insertion>
            <office:change-info>
              <dc:creator>Julia Ringo</dc:creator>
              <dc:date>2023-10-21T07:44:00</dc:date>
            </office:change-info>
          </text:insertion>
        </text:changed-region>
        <text:changed-region xml:id="ct93825582015008" text:id="ct93825582015008">
          <text:insertion>
            <office:change-info>
              <dc:creator>Julia Ringo</dc:creator>
              <dc:date>2023-10-21T07:44:00</dc:date>
            </office:change-info>
          </text:insertion>
        </text:changed-region>
        <text:changed-region xml:id="ct93825582015248" text:id="ct93825582015248">
          <text:deletion>
            <office:change-info>
              <dc:creator>Julia Ringo</dc:creator>
              <dc:date>2023-10-21T07:44:00</dc:date>
            </office:change-info>
            <text:p text:style-name="Text_20_body"><text:span text:style-name="T1">, w</text:span></text:p>
          </text:deletion>
        </text:changed-region>
        <text:changed-region xml:id="ct93825582017616" text:id="ct93825582017616">
          <text:insertion>
            <office:change-info>
              <dc:creator>Julia Ringo</dc:creator>
              <dc:date>2023-10-21T07:45:00</dc:date>
            </office:change-info>
          </text:insertion>
        </text:changed-region>
        <text:changed-region xml:id="ct93825582019136" text:id="ct93825582019136">
          <text:deletion>
            <office:change-info>
              <dc:creator>Julia Ringo</dc:creator>
              <dc:date>2023-10-21T07:45:00</dc:date>
            </office:change-info>
            <text:p text:style-name="Text_20_body"><text:span text:style-name="T1"><text:s/>though</text:span></text:p>
          </text:deletion>
        </text:changed-region>
        <text:changed-region xml:id="ct93825582029808" text:id="ct93825582029808">
          <text:insertion>
            <office:change-info>
              <dc:creator>Julia Ringo</dc:creator>
              <dc:date>2023-10-21T07:45:00</dc:date>
            </office:change-info>
          </text:insertion>
        </text:changed-region>
        <text:changed-region xml:id="ct93825582030048" text:id="ct93825582030048">
          <text:deletion>
            <office:change-info>
              <dc:creator>Julia Ringo</dc:creator>
              <dc:date>2023-10-21T07:45:00</dc:date>
            </office:change-info>
            <text:p text:style-name="Text_20_body"><text:span text:style-name="T1"><text:s/></text:span></text:p>
          </text:deletion>
        </text:changed-region>
        <text:changed-region xml:id="ct93825582030928" text:id="ct93825582030928">
          <text:deletion>
            <office:change-info>
              <dc:creator>Julia Ringo</dc:creator>
              <dc:date>2023-10-05T13:15:00</dc:date>
            </office:change-info>
            <text:p text:style-name="Text_20_body"><text:span text:style-name="T1"><text:s/>— </text:span></text:p>
          </text:deletion>
        </text:changed-region>
        <text:changed-region xml:id="ct93825582031168" text:id="ct93825582031168">
          <text:insertion>
            <office:change-info>
              <dc:creator>Julia Ringo</dc:creator>
              <dc:date>2023-10-05T13:15:00</dc:date>
            </office:change-info>
          </text:insertion>
        </text:changed-region>
        <text:changed-region xml:id="ct93825582031728" text:id="ct93825582031728">
          <text:insertion>
            <office:change-info>
              <dc:creator>Julia Ringo</dc:creator>
              <dc:date>2023-10-21T07:46:00</dc:date>
            </office:change-info>
          </text:insertion>
        </text:changed-region>
        <text:changed-region xml:id="ct93825582038480" text:id="ct93825582038480">
          <text:insertion>
            <office:change-info>
              <dc:creator>Julia Ringo</dc:creator>
              <dc:date>2023-10-21T07:46:00</dc:date>
            </office:change-info>
          </text:insertion>
        </text:changed-region>
        <text:changed-region xml:id="ct93825582038720" text:id="ct93825582038720">
          <text:insertion>
            <office:change-info>
              <dc:creator>Julia Ringo</dc:creator>
              <dc:date>2023-10-21T07:46:00</dc:date>
            </office:change-info>
          </text:insertion>
        </text:changed-region>
        <text:changed-region xml:id="ct93825582040240" text:id="ct93825582040240">
          <text:insertion>
            <office:change-info>
              <dc:creator>Julia Ringo</dc:creator>
              <dc:date>2023-10-21T07:46:00</dc:date>
            </office:change-info>
          </text:insertion>
        </text:changed-region>
        <text:changed-region xml:id="ct93825582040480" text:id="ct93825582040480">
          <text:deletion>
            <office:change-info>
              <dc:creator>Julia Ringo</dc:creator>
              <dc:date>2023-10-05T13:15:00</dc:date>
            </office:change-info>
            <text:p text:style-name="Text_20_body"><text:span text:style-name="T1"><text:s/>— </text:span></text:p>
          </text:deletion>
        </text:changed-region>
        <text:changed-region xml:id="ct93825582040960" text:id="ct93825582040960">
          <text:insertion>
            <office:change-info>
              <dc:creator>Julia Ringo</dc:creator>
              <dc:date>2023-10-05T13:15:00</dc:date>
            </office:change-info>
          </text:insertion>
        </text:changed-region>
        <text:changed-region xml:id="ct93825582041840" text:id="ct93825582041840">
          <text:insertion>
            <office:change-info>
              <dc:creator>Julia Ringo</dc:creator>
              <dc:date>2023-10-21T07:46:00</dc:date>
            </office:change-info>
          </text:insertion>
        </text:changed-region>
        <text:changed-region xml:id="ct93825582042080" text:id="ct93825582042080">
          <text:deletion>
            <office:change-info>
              <dc:creator>Julia Ringo</dc:creator>
              <dc:date>2023-10-21T07:46:00</dc:date>
            </office:change-info>
            <text:p text:style-name="Text_20_body"><text:span text:style-name="T1">..,</text:span></text:p>
          </text:deletion>
        </text:changed-region>
        <text:changed-region xml:id="ct93825581991008" text:id="ct93825581991008">
          <text:deletion>
            <office:change-info>
              <dc:creator>Julia Ringo</dc:creator>
              <dc:date>2023-10-05T13:15:00</dc:date>
            </office:change-info>
            <text:p text:style-name="Text_20_body"><text:span text:style-name="T1"><text:s/>— </text:span></text:p>
          </text:deletion>
        </text:changed-region>
        <text:changed-region xml:id="ct93825582051088" text:id="ct93825582051088">
          <text:insertion>
            <office:change-info>
              <dc:creator>Julia Ringo</dc:creator>
              <dc:date>2023-10-05T13:15:00</dc:date>
            </office:change-info>
          </text:insertion>
        </text:changed-region>
        <text:changed-region xml:id="ct93825582053360" text:id="ct93825582053360">
          <text:deletion>
            <office:change-info>
              <dc:creator>Julia Ringo</dc:creator>
              <dc:date>2023-10-21T07:48:00</dc:date>
            </office:change-info>
            <text:p text:style-name="Text_20_body"><text:span text:style-name="T1">15 </text:span></text:p>
          </text:deletion>
        </text:changed-region>
        <text:changed-region xml:id="ct93825582057584" text:id="ct93825582057584">
          <text:insertion>
            <office:change-info>
              <dc:creator>Julia Ringo</dc:creator>
              <dc:date>2023-10-21T07:48:00</dc:date>
            </office:change-info>
          </text:insertion>
        </text:changed-region>
        <text:changed-region xml:id="ct93825582057984" text:id="ct93825582057984">
          <text:insertion>
            <office:change-info>
              <dc:creator>Julia Ringo</dc:creator>
              <dc:date>2023-10-21T07:48:00</dc:date>
            </office:change-info>
          </text:insertion>
        </text:changed-region>
        <text:changed-region xml:id="ct93825582058976" text:id="ct93825582058976">
          <text:insertion>
            <office:change-info>
              <dc:creator>Julia Ringo</dc:creator>
              <dc:date>2023-10-21T07:48:00</dc:date>
            </office:change-info>
          </text:insertion>
        </text:changed-region>
        <text:changed-region xml:id="ct93825582059664" text:id="ct93825582059664">
          <text:deletion>
            <office:change-info>
              <dc:creator>Julia Ringo</dc:creator>
              <dc:date>2023-10-05T13:15:00</dc:date>
            </office:change-info>
            <text:p text:style-name="Text_20_body"><text:span text:style-name="T1"><text:s/>— </text:span></text:p>
          </text:deletion>
        </text:changed-region>
        <text:changed-region xml:id="ct93825582060144" text:id="ct93825582060144">
          <text:insertion>
            <office:change-info>
              <dc:creator>Julia Ringo</dc:creator>
              <dc:date>2023-10-05T13:15:00</dc:date>
            </office:change-info>
          </text:insertion>
        </text:changed-region>
        <text:changed-region xml:id="ct93825582059904" text:id="ct93825582059904">
          <text:insertion>
            <office:change-info>
              <dc:creator>Julia Ringo</dc:creator>
              <dc:date>2023-10-21T07:48:00</dc:date>
            </office:change-info>
          </text:insertion>
        </text:changed-region>
        <text:changed-region xml:id="ct93825582061312" text:id="ct93825582061312">
          <text:deletion>
            <office:change-info>
              <dc:creator>Julia Ringo</dc:creator>
              <dc:date>2023-10-21T07:48:00</dc:date>
            </office:change-info>
            <text:p text:style-name="Text_20_body"><text:span text:style-name="T1">50 </text:span></text:p>
          </text:deletion>
        </text:changed-region>
        <text:changed-region xml:id="ct93825582062176" text:id="ct93825582062176">
          <text:insertion>
            <office:change-info>
              <dc:creator>Julia Ringo</dc:creator>
              <dc:date>2023-10-21T07:48:00</dc:date>
            </office:change-info>
          </text:insertion>
        </text:changed-region>
        <text:changed-region xml:id="ct93825582062944" text:id="ct93825582062944">
          <text:deletion>
            <office:change-info>
              <dc:creator>Julia Ringo</dc:creator>
              <dc:date>2023-10-05T13:15:00</dc:date>
            </office:change-info>
            <text:p text:style-name="Text_20_body"><text:span text:style-name="T1"><text:s/>— </text:span></text:p>
          </text:deletion>
        </text:changed-region>
        <text:changed-region xml:id="ct93825582064096" text:id="ct93825582064096">
          <text:insertion>
            <office:change-info>
              <dc:creator>Julia Ringo</dc:creator>
              <dc:date>2023-10-05T13:15:00</dc:date>
            </office:change-info>
          </text:insertion>
        </text:changed-region>
        <text:changed-region xml:id="ct93825582064896" text:id="ct93825582064896">
          <text:insertion>
            <office:change-info>
              <dc:creator>Julia Ringo</dc:creator>
              <dc:date>2023-10-21T07:48:00</dc:date>
            </office:change-info>
          </text:insertion>
        </text:changed-region>
        <text:changed-region xml:id="ct93825582066704" text:id="ct93825582066704">
          <text:insertion>
            <office:change-info>
              <dc:creator>Julia Ringo</dc:creator>
              <dc:date>2023-10-21T07:48:00</dc:date>
            </office:change-info>
          </text:insertion>
        </text:changed-region>
        <text:changed-region xml:id="ct93825582066944" text:id="ct93825582066944">
          <text:insertion>
            <office:change-info>
              <dc:creator>Julia Ringo</dc:creator>
              <dc:date>2023-10-21T07:48:00</dc:date>
            </office:change-info>
          </text:insertion>
        </text:changed-region>
        <text:changed-region xml:id="ct93825582076512" text:id="ct93825582076512">
          <text:insertion>
            <office:change-info>
              <dc:creator>Julia Ringo</dc:creator>
              <dc:date>2023-10-21T07:49:00</dc:date>
            </office:change-info>
          </text:insertion>
        </text:changed-region>
        <text:changed-region xml:id="ct93825582076752" text:id="ct93825582076752">
          <text:deletion>
            <office:change-info>
              <dc:creator>Julia Ringo</dc:creator>
              <dc:date>2023-10-21T07:49:00</dc:date>
            </office:change-info>
            <text:p text:style-name="Text_20_body"><text:span text:style-name="T1">.</text:span></text:p>
          </text:deletion>
        </text:changed-region>
        <text:changed-region xml:id="ct93825582077888" text:id="ct93825582077888">
          <text:deletion>
            <office:change-info>
              <dc:creator>Julia Ringo</dc:creator>
              <dc:date>2023-10-05T13:15:00</dc:date>
            </office:change-info>
            <text:p text:style-name="Text_20_body"><text:span text:style-name="T1"><text:s/>— </text:span></text:p>
          </text:deletion>
        </text:changed-region>
        <text:changed-region xml:id="ct93825582078848" text:id="ct93825582078848">
          <text:insertion>
            <office:change-info>
              <dc:creator>Julia Ringo</dc:creator>
              <dc:date>2023-10-05T13:15:00</dc:date>
            </office:change-info>
          </text:insertion>
        </text:changed-region>
        <text:changed-region xml:id="ct93825582053600" text:id="ct93825582053600">
          <text:insertion>
            <office:change-info>
              <dc:creator>Julia Ringo</dc:creator>
              <dc:date>2023-10-21T07:49:00</dc:date>
            </office:change-info>
          </text:insertion>
        </text:changed-region>
        <text:changed-region xml:id="ct93825582084000" text:id="ct93825582084000">
          <text:deletion>
            <office:change-info>
              <dc:creator>Julia Ringo</dc:creator>
              <dc:date>2023-10-21T07:49:00</dc:date>
            </office:change-info>
            <text:p text:style-name="Text_20_body"><text:span text:style-name="T1"><text:s/>and</text:span></text:p>
          </text:deletion>
        </text:changed-region>
        <text:changed-region xml:id="ct93825582085168" text:id="ct93825582085168">
          <text:insertion>
            <office:change-info>
              <dc:creator>Julia Ringo</dc:creator>
              <dc:date>2023-10-21T07:49:00</dc:date>
            </office:change-info>
          </text:insertion>
        </text:changed-region>
        <text:changed-region xml:id="ct93825582085408" text:id="ct93825582085408">
          <text:deletion>
            <office:change-info>
              <dc:creator>Julia Ringo</dc:creator>
              <dc:date>2023-10-21T07:49:00</dc:date>
            </office:change-info>
            <text:p text:style-name="Text_20_body"><text:span text:style-name="T1">,</text:span></text:p>
          </text:deletion>
        </text:changed-region>
        <text:changed-region xml:id="ct93825582086896" text:id="ct93825582086896">
          <text:insertion>
            <office:change-info>
              <dc:creator>Julia Ringo</dc:creator>
              <dc:date>2023-10-21T07:50:00</dc:date>
            </office:change-info>
          </text:insertion>
        </text:changed-region>
        <text:changed-region xml:id="ct93825582089376" text:id="ct93825582089376">
          <text:format-change>
            <office:change-info>
              <dc:creator>Julia Ringo</dc:creator>
              <dc:date>2023-10-21T07:50:00</dc:date>
            </office:change-info>
          </text:format-change>
        </text:changed-region>
        <text:changed-region xml:id="ct93825582091888" text:id="ct93825582091888">
          <text:insertion>
            <office:change-info>
              <dc:creator>Julia Ringo</dc:creator>
              <dc:date>2023-10-21T07:50:00</dc:date>
            </office:change-info>
          </text:insertion>
        </text:changed-region>
        <text:changed-region xml:id="ct93825582094464" text:id="ct93825582094464">
          <text:insertion>
            <office:change-info>
              <dc:creator>Julia Ringo</dc:creator>
              <dc:date>2023-10-21T07:50:00</dc:date>
            </office:change-info>
          </text:insertion>
        </text:changed-region>
        <text:changed-region xml:id="ct93825582099664" text:id="ct93825582099664">
          <text:deletion>
            <office:change-info>
              <dc:creator>Julia Ringo</dc:creator>
              <dc:date>2023-10-21T07:50:00</dc:date>
            </office:change-info>
            <text:p text:style-name="Text_20_body"><text:span text:style-name="T1"><text:s/>above</text:span></text:p>
          </text:deletion>
        </text:changed-region>
        <text:changed-region xml:id="ct93825582100544" text:id="ct93825582100544">
          <text:insertion>
            <office:change-info>
              <dc:creator>Julia Ringo</dc:creator>
              <dc:date>2023-10-21T07:51:00</dc:date>
            </office:change-info>
          </text:insertion>
        </text:changed-region>
        <text:changed-region xml:id="ct93825582084848" text:id="ct93825582084848">
          <text:insertion>
            <office:change-info>
              <dc:creator>Julia Ringo</dc:creator>
              <dc:date>2023-10-21T07:51:00</dc:date>
            </office:change-info>
          </text:insertion>
        </text:changed-region>
        <text:changed-region xml:id="ct93825582097136" text:id="ct93825582097136">
          <text:deletion>
            <office:change-info>
              <dc:creator>Julia Ringo</dc:creator>
              <dc:date>2023-10-21T07:51:00</dc:date>
            </office:change-info>
            <text:p text:style-name="Text_20_body"><text:span text:style-name="T1">,</text:span></text:p>
          </text:deletion>
        </text:changed-region>
        <text:changed-region xml:id="ct93825582092304" text:id="ct93825582092304">
          <text:deletion>
            <office:change-info>
              <dc:creator>Julia Ringo</dc:creator>
              <dc:date>2023-10-05T13:15:00</dc:date>
            </office:change-info>
            <text:p text:style-name="Text_20_body"><text:span text:style-name="T1"><text:s/>— </text:span></text:p>
          </text:deletion>
        </text:changed-region>
        <text:changed-region xml:id="ct93825582105696" text:id="ct93825582105696">
          <text:insertion>
            <office:change-info>
              <dc:creator>Julia Ringo</dc:creator>
              <dc:date>2023-10-05T13:15:00</dc:date>
            </office:change-info>
          </text:insertion>
        </text:changed-region>
        <text:changed-region xml:id="ct93825582106576" text:id="ct93825582106576">
          <text:insertion>
            <office:change-info>
              <dc:creator>Julia Ringo</dc:creator>
              <dc:date>2023-10-21T07:52:00</dc:date>
            </office:change-info>
          </text:insertion>
        </text:changed-region>
        <text:changed-region xml:id="ct93825582106816" text:id="ct93825582106816">
          <text:deletion>
            <office:change-info>
              <dc:creator>Julia Ringo</dc:creator>
              <dc:date>2023-10-21T07:52:00</dc:date>
            </office:change-info>
            <text:p text:style-name="Text_20_body"><text:span text:style-name="T1">,</text:span></text:p>
          </text:deletion>
        </text:changed-region>
        <text:changed-region xml:id="ct93825582107344" text:id="ct93825582107344">
          <text:deletion>
            <office:change-info>
              <dc:creator>Julia Ringo</dc:creator>
              <dc:date>2023-10-21T07:52:00</dc:date>
            </office:change-info>
            <text:p text:style-name="Text_20_body"><text:span text:style-name="T1">. He</text:span></text:p>
          </text:deletion>
        </text:changed-region>
        <text:changed-region xml:id="ct93825582107584" text:id="ct93825582107584">
          <text:insertion>
            <office:change-info>
              <dc:creator>Julia Ringo</dc:creator>
              <dc:date>2023-10-21T07:52:00</dc:date>
            </office:change-info>
          </text:insertion>
        </text:changed-region>
        <text:changed-region xml:id="ct93825582107824" text:id="ct93825582107824">
          <text:deletion>
            <office:change-info>
              <dc:creator>Julia Ringo</dc:creator>
              <dc:date>2023-10-21T07:52:00</dc:date>
            </office:change-info>
            <text:p text:style-name="Text_20_body"><text:span text:style-name="T1">so they could get</text:span></text:p>
          </text:deletion>
        </text:changed-region>
        <text:changed-region xml:id="ct93825582093952" text:id="ct93825582093952">
          <text:insertion>
            <office:change-info>
              <dc:creator>Julia Ringo</dc:creator>
              <dc:date>2023-10-21T07:52:00</dc:date>
            </office:change-info>
          </text:insertion>
        </text:changed-region>
        <text:changed-region xml:id="ct93825582093392" text:id="ct93825582093392">
          <text:deletion>
            <office:change-info>
              <dc:creator>Julia Ringo</dc:creator>
              <dc:date>2023-10-21T07:52:00</dc:date>
            </office:change-info>
            <text:p text:style-name="Text_20_body"><text:span text:style-name="T1">20 </text:span></text:p>
          </text:deletion>
        </text:changed-region>
        <text:changed-region xml:id="ct93825582096512" text:id="ct93825582096512">
          <text:insertion>
            <office:change-info>
              <dc:creator>Julia Ringo</dc:creator>
              <dc:date>2023-10-21T07:52:00</dc:date>
            </office:change-info>
          </text:insertion>
        </text:changed-region>
        <text:changed-region xml:id="ct93825577407872" text:id="ct93825577407872">
          <text:insertion>
            <office:change-info>
              <dc:creator>Julia Ringo</dc:creator>
              <dc:date>2023-10-21T07:52:00</dc:date>
            </office:change-info>
          </text:insertion>
        </text:changed-region>
        <text:changed-region xml:id="ct93825582108912" text:id="ct93825582108912">
          <text:insertion>
            <office:change-info>
              <dc:creator>Julia Ringo</dc:creator>
              <dc:date>2023-10-21T07:52:00</dc:date>
            </office:change-info>
          </text:insertion>
        </text:changed-region>
        <text:changed-region xml:id="ct93825582110464" text:id="ct93825582110464">
          <text:deletion>
            <office:change-info>
              <dc:creator>Julia Ringo</dc:creator>
              <dc:date>2023-10-05T13:15:00</dc:date>
            </office:change-info>
            <text:p text:style-name="Text_20_body"><text:span text:style-name="T1"><text:s/>— </text:span></text:p>
          </text:deletion>
        </text:changed-region>
        <text:changed-region xml:id="ct93825582111904" text:id="ct93825582111904">
          <text:insertion>
            <office:change-info>
              <dc:creator>Julia Ringo</dc:creator>
              <dc:date>2023-10-05T13:15:00</dc:date>
            </office:change-info>
          </text:insertion>
        </text:changed-region>
        <text:changed-region xml:id="ct93825582113344" text:id="ct93825582113344">
          <text:deletion>
            <office:change-info>
              <dc:creator>Julia Ringo</dc:creator>
              <dc:date>2023-10-21T07:52:00</dc:date>
            </office:change-info>
            <text:p text:style-name="Text_20_body"><text:span text:style-name="T1">50 </text:span></text:p>
          </text:deletion>
        </text:changed-region>
        <text:changed-region xml:id="ct93825582114784" text:id="ct93825582114784">
          <text:insertion>
            <office:change-info>
              <dc:creator>Julia Ringo</dc:creator>
              <dc:date>2023-10-21T07:52:00</dc:date>
            </office:change-info>
          </text:insertion>
        </text:changed-region>
        <text:changed-region xml:id="ct93825582117696" text:id="ct93825582117696">
          <text:insertion>
            <office:change-info>
              <dc:creator>Julia Ringo</dc:creator>
              <dc:date>2023-10-21T07:52:00</dc:date>
            </office:change-info>
          </text:insertion>
        </text:changed-region>
        <text:changed-region xml:id="ct93825582118816" text:id="ct93825582118816">
          <text:deletion>
            <office:change-info>
              <dc:creator>Julia Ringo</dc:creator>
              <dc:date>2023-10-21T07:52:00</dc:date>
            </office:change-info>
            <text:p text:style-name="Text_20_body"><text:span text:style-name="T1">15 </text:span></text:p>
          </text:deletion>
        </text:changed-region>
        <text:changed-region xml:id="ct93825582119056" text:id="ct93825582119056">
          <text:insertion>
            <office:change-info>
              <dc:creator>Julia Ringo</dc:creator>
              <dc:date>2023-10-21T07:52:00</dc:date>
            </office:change-info>
          </text:insertion>
        </text:changed-region>
        <text:changed-region xml:id="ct93825582119808" text:id="ct93825582119808">
          <text:deletion>
            <office:change-info>
              <dc:creator>Julia Ringo</dc:creator>
              <dc:date>2023-10-05T13:15:00</dc:date>
            </office:change-info>
            <text:p text:style-name="Text_20_body"><text:span text:style-name="T1"><text:s/>— </text:span></text:p>
          </text:deletion>
        </text:changed-region>
        <text:changed-region xml:id="ct93825582120336" text:id="ct93825582120336">
          <text:insertion>
            <office:change-info>
              <dc:creator>Julia Ringo</dc:creator>
              <dc:date>2023-10-05T13:15:00</dc:date>
            </office:change-info>
          </text:insertion>
        </text:changed-region>
        <text:changed-region xml:id="ct93825582121296" text:id="ct93825582121296">
          <text:insertion>
            <office:change-info>
              <dc:creator>Julia Ringo</dc:creator>
              <dc:date>2023-10-21T07:53:00</dc:date>
            </office:change-info>
          </text:insertion>
        </text:changed-region>
        <text:changed-region xml:id="ct93825582122800" text:id="ct93825582122800">
          <text:insertion>
            <office:change-info>
              <dc:creator>Julia Ringo</dc:creator>
              <dc:date>2023-10-21T07:54:00</dc:date>
            </office:change-info>
          </text:insertion>
        </text:changed-region>
        <text:changed-region xml:id="ct93825582123040" text:id="ct93825582123040">
          <text:deletion>
            <office:change-info>
              <dc:creator>Julia Ringo</dc:creator>
              <dc:date>2023-10-21T07:54:00</dc:date>
            </office:change-info>
            <text:p text:style-name="Text_20_body"><text:span text:style-name="T1">,</text:span></text:p>
          </text:deletion>
        </text:changed-region>
        <text:changed-region xml:id="ct93825582123280" text:id="ct93825582123280">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3825582123872" text:id="ct93825582123872">
          <text:deletion>
            <office:change-info>
              <dc:creator>Julia Ringo</dc:creator>
              <dc:date>2023-10-05T13:15:00</dc:date>
            </office:change-info>
            <text:p text:style-name="Text_20_body"><text:span text:style-name="T1"><text:s/>— </text:span></text:p>
          </text:deletion>
        </text:changed-region>
        <text:changed-region xml:id="ct93825582124464" text:id="ct93825582124464">
          <text:insertion>
            <office:change-info>
              <dc:creator>Julia Ringo</dc:creator>
              <dc:date>2023-10-05T13:15:00</dc:date>
            </office:change-info>
          </text:insertion>
        </text:changed-region>
        <text:changed-region xml:id="ct93825582124992" text:id="ct93825582124992">
          <text:insertion>
            <office:change-info>
              <dc:creator>Julia Ringo</dc:creator>
              <dc:date>2023-10-21T07:54:00</dc:date>
            </office:change-info>
          </text:insertion>
        </text:changed-region>
        <text:changed-region xml:id="ct93825582125520" text:id="ct93825582125520">
          <text:deletion>
            <office:change-info>
              <dc:creator>Julia Ringo</dc:creator>
              <dc:date>2023-10-21T07:54:00</dc:date>
            </office:change-info>
            <text:p text:style-name="Text_20_body"><text:span text:style-name="T1">,</text:span></text:p>
          </text:deletion>
        </text:changed-region>
        <text:changed-region xml:id="ct93825582125760" text:id="ct93825582125760">
          <text:deletion>
            <office:change-info>
              <dc:creator>Julia Ringo</dc:creator>
              <dc:date>2023-10-21T07:54:00</dc:date>
            </office:change-info>
            <text:p text:style-name="Text_20_body"><text:span text:style-name="T1">,</text:span></text:p>
          </text:deletion>
        </text:changed-region>
        <text:changed-region xml:id="ct93825582126384" text:id="ct93825582126384">
          <text:deletion>
            <office:change-info>
              <dc:creator>Julia Ringo</dc:creator>
              <dc:date>2023-10-21T07:54:00</dc:date>
            </office:change-info>
            <text:p text:style-name="Text_20_body"><text:span text:style-name="T1">20 </text:span></text:p>
          </text:deletion>
        </text:changed-region>
        <text:changed-region xml:id="ct93825582126624" text:id="ct93825582126624">
          <text:insertion>
            <office:change-info>
              <dc:creator>Julia Ringo</dc:creator>
              <dc:date>2023-10-21T07:54:00</dc:date>
            </office:change-info>
          </text:insertion>
        </text:changed-region>
        <text:changed-region xml:id="ct93825582127152" text:id="ct93825582127152">
          <text:format-change>
            <office:change-info>
              <dc:creator>Julia Ringo</dc:creator>
              <dc:date>2023-10-21T07:54:00</dc:date>
            </office:change-info>
          </text:format-change>
        </text:changed-region>
        <text:changed-region xml:id="ct93825582128032" text:id="ct93825582128032">
          <text:insertion>
            <office:change-info>
              <dc:creator>Julia Ringo</dc:creator>
              <dc:date>2023-10-21T07:55:00</dc:date>
            </office:change-info>
          </text:insertion>
        </text:changed-region>
        <text:changed-region xml:id="ct93825582128272" text:id="ct93825582128272">
          <text:deletion>
            <office:change-info>
              <dc:creator>Julia Ringo</dc:creator>
              <dc:date>2023-10-21T07:55:00</dc:date>
            </office:change-info>
            <text:p text:style-name="Text_20_body"><text:span text:style-name="T1">,</text:span></text:p>
          </text:deletion>
        </text:changed-region>
        <text:changed-region xml:id="ct93825582128512" text:id="ct93825582128512">
          <text:insertion>
            <office:change-info>
              <dc:creator>Julia Ringo</dc:creator>
              <dc:date>2023-10-21T07:55:00</dc:date>
            </office:change-info>
          </text:insertion>
        </text:changed-region>
        <text:changed-region xml:id="ct93825582128752" text:id="ct93825582128752">
          <text:deletion>
            <office:change-info>
              <dc:creator>Julia Ringo</dc:creator>
              <dc:date>2023-10-21T07:55:00</dc:date>
            </office:change-info>
            <text:p text:style-name="Text_20_body"><text:span text:style-name="T1">w</text:span></text:p>
          </text:deletion>
        </text:changed-region>
        <text:changed-region xml:id="ct93825582129632" text:id="ct93825582129632">
          <text:insertion>
            <office:change-info>
              <dc:creator>Julia Ringo</dc:creator>
              <dc:date>2023-10-21T07:55:00</dc:date>
            </office:change-info>
          </text:insertion>
        </text:changed-region>
        <text:changed-region xml:id="ct93825582130112" text:id="ct93825582130112">
          <text:deletion>
            <office:change-info>
              <dc:creator>Julia Ringo</dc:creator>
              <dc:date>2023-10-21T07:55:00</dc:date>
            </office:change-info>
            <text:p text:style-name="Text_20_body"><text:span text:style-name="T1">t</text:span></text:p>
          </text:deletion>
        </text:changed-region>
        <text:changed-region xml:id="ct93825582129872" text:id="ct93825582129872">
          <text:deletion>
            <office:change-info>
              <dc:creator>Julia Ringo</dc:creator>
              <dc:date>2023-10-05T13:15:00</dc:date>
            </office:change-info>
            <text:p text:style-name="Text_20_body"><text:span text:style-name="T1"><text:s/>— </text:span></text:p>
          </text:deletion>
        </text:changed-region>
        <text:changed-region xml:id="ct93825582135792" text:id="ct93825582135792">
          <text:insertion>
            <office:change-info>
              <dc:creator>Julia Ringo</dc:creator>
              <dc:date>2023-10-05T13:15:00</dc:date>
            </office:change-info>
          </text:insertion>
        </text:changed-region>
        <text:changed-region xml:id="ct93825582136384" text:id="ct93825582136384">
          <text:deletion>
            <office:change-info>
              <dc:creator>Julia Ringo</dc:creator>
              <dc:date>2023-10-21T07:55:00</dc:date>
            </office:change-info>
            <text:p text:style-name="Text_20_body"><text:span text:style-name="T1">15 </text:span></text:p>
          </text:deletion>
        </text:changed-region>
        <text:changed-region xml:id="ct93825582136624" text:id="ct93825582136624">
          <text:insertion>
            <office:change-info>
              <dc:creator>Julia Ringo</dc:creator>
              <dc:date>2023-10-21T07:55:00</dc:date>
            </office:change-info>
          </text:insertion>
        </text:changed-region>
        <text:changed-region xml:id="ct93825582137216" text:id="ct93825582137216">
          <text:deletion>
            <office:change-info>
              <dc:creator>Julia Ringo</dc:creator>
              <dc:date>2023-10-21T07:55:00</dc:date>
            </office:change-info>
            <text:p text:style-name="Text_20_body"><text:span text:style-name="T1">50 </text:span></text:p>
          </text:deletion>
        </text:changed-region>
        <text:changed-region xml:id="ct93825582137456" text:id="ct93825582137456">
          <text:insertion>
            <office:change-info>
              <dc:creator>Julia Ringo</dc:creator>
              <dc:date>2023-10-21T07:55:00</dc:date>
            </office:change-info>
          </text:insertion>
        </text:changed-region>
        <text:changed-region xml:id="ct93825575673376" text:id="ct93825575673376">
          <text:insertion>
            <office:change-info>
              <dc:creator>Julia Ringo</dc:creator>
              <dc:date>2023-10-21T07:55:00</dc:date>
            </office:change-info>
          </text:insertion>
        </text:changed-region>
        <text:changed-region xml:id="ct93825577256928" text:id="ct93825577256928">
          <text:deletion>
            <office:change-info>
              <dc:creator>Julia Ringo</dc:creator>
              <dc:date>2023-10-21T07:55:00</dc:date>
            </office:change-info>
            <text:p text:style-name="Text_20_body"><text:span text:style-name="T1">S</text:span></text:p>
          </text:deletion>
        </text:changed-region>
        <text:changed-region xml:id="ct93825582143056" text:id="ct93825582143056">
          <text:deletion>
            <office:change-info>
              <dc:creator>Julia Ringo</dc:creator>
              <dc:date>2023-10-21T07:56:00</dc:date>
            </office:change-info>
            <text:p text:style-name="Text_20_body"><text:span text:style-name="T1">50 </text:span></text:p>
          </text:deletion>
        </text:changed-region>
        <text:changed-region xml:id="ct93825582091376" text:id="ct93825582091376">
          <text:insertion>
            <office:change-info>
              <dc:creator>Julia Ringo</dc:creator>
              <dc:date>2023-10-21T07:56:00</dc:date>
            </office:change-info>
          </text:insertion>
        </text:changed-region>
        <text:changed-region xml:id="ct93825582143296" text:id="ct93825582143296">
          <text:deletion>
            <office:change-info>
              <dc:creator>Julia Ringo</dc:creator>
              <dc:date>2023-10-21T07:56:00</dc:date>
            </office:change-info>
            <text:p text:style-name="Text_20_body"><text:span text:style-name="T1">60 </text:span></text:p>
          </text:deletion>
        </text:changed-region>
        <text:changed-region xml:id="ct93825582143536" text:id="ct93825582143536">
          <text:insertion>
            <office:change-info>
              <dc:creator>Julia Ringo</dc:creator>
              <dc:date>2023-10-21T07:56:00</dc:date>
            </office:change-info>
          </text:insertion>
        </text:changed-region>
        <text:changed-region xml:id="ct93825582143776" text:id="ct93825582143776">
          <text:deletion>
            <office:change-info>
              <dc:creator>Julia Ringo</dc:creator>
              <dc:date>2023-10-21T07:56:00</dc:date>
            </office:change-info>
            <text:p text:style-name="Text_20_body"><text:span text:style-name="T1">200 </text:span></text:p>
          </text:deletion>
        </text:changed-region>
        <text:changed-region xml:id="ct93825582144368" text:id="ct93825582144368">
          <text:insertion>
            <office:change-info>
              <dc:creator>Julia Ringo</dc:creator>
              <dc:date>2023-10-21T07:56:00</dc:date>
            </office:change-info>
          </text:insertion>
        </text:changed-region>
        <text:changed-region xml:id="ct93825582144608" text:id="ct93825582144608">
          <text:deletion>
            <office:change-info>
              <dc:creator>Julia Ringo</dc:creator>
              <dc:date>2023-10-21T07:56:00</dc:date>
            </office:change-info>
            <text:p text:style-name="Text_20_body"><text:span text:style-name="T1">200 </text:span></text:p>
          </text:deletion>
        </text:changed-region>
        <text:changed-region xml:id="ct93825582145024" text:id="ct93825582145024">
          <text:insertion>
            <office:change-info>
              <dc:creator>Julia Ringo</dc:creator>
              <dc:date>2023-10-21T07:56:00</dc:date>
            </office:change-info>
          </text:insertion>
        </text:changed-region>
        <text:changed-region xml:id="ct93825582146624" text:id="ct93825582146624">
          <text:insertion>
            <office:change-info>
              <dc:creator>Julia Ringo</dc:creator>
              <dc:date>2023-10-21T07:56:00</dc:date>
            </office:change-info>
          </text:insertion>
        </text:changed-region>
        <text:changed-region xml:id="ct93825582148784" text:id="ct93825582148784">
          <text:insertion>
            <office:change-info>
              <dc:creator>Julia Ringo</dc:creator>
              <dc:date>2023-10-21T07:56:00</dc:date>
            </office:change-info>
          </text:insertion>
        </text:changed-region>
        <text:changed-region xml:id="ct93825582149664" text:id="ct93825582149664">
          <text:deletion>
            <office:change-info>
              <dc:creator>Julia Ringo</dc:creator>
              <dc:date>2023-10-10T11:08:00</dc:date>
            </office:change-info>
            <text:p text:style-name="Text_20_body"><text:span text:style-name="T1">…</text:span></text:p>
          </text:deletion>
        </text:changed-region>
        <text:changed-region xml:id="ct93825582149904" text:id="ct93825582149904">
          <text:insertion>
            <office:change-info>
              <dc:creator>Julia Ringo</dc:creator>
              <dc:date>2023-10-10T11:08:00</dc:date>
            </office:change-info>
          </text:insertion>
        </text:changed-region>
        <text:changed-region xml:id="ct93825582150784" text:id="ct93825582150784">
          <text:deletion>
            <office:change-info>
              <dc:creator>Julia Ringo</dc:creator>
              <dc:date>2023-10-05T13:15:00</dc:date>
            </office:change-info>
            <text:p text:style-name="Text_20_body"><text:span text:style-name="T1"><text:s/>— </text:span></text:p>
          </text:deletion>
        </text:changed-region>
        <text:changed-region xml:id="ct93825582152656" text:id="ct93825582152656">
          <text:insertion>
            <office:change-info>
              <dc:creator>Julia Ringo</dc:creator>
              <dc:date>2023-10-05T13:15:00</dc:date>
            </office:change-info>
          </text:insertion>
        </text:changed-region>
        <text:changed-region xml:id="ct93825575677456" text:id="ct93825575677456">
          <text:deletion>
            <office:change-info>
              <dc:creator>Julia Ringo</dc:creator>
              <dc:date>2023-10-10T11:08:00</dc:date>
            </office:change-info>
            <text:p text:style-name="Text_20_body"><text:span text:style-name="T1">…</text:span></text:p>
          </text:deletion>
        </text:changed-region>
        <text:changed-region xml:id="ct93825582139936" text:id="ct93825582139936">
          <text:insertion>
            <office:change-info>
              <dc:creator>Julia Ringo</dc:creator>
              <dc:date>2023-10-10T11:08:00</dc:date>
            </office:change-info>
          </text:insertion>
        </text:changed-region>
        <text:changed-region xml:id="ct93825581299856" text:id="ct93825581299856">
          <text:insertion>
            <office:change-info>
              <dc:creator>Julia Ringo</dc:creator>
              <dc:date>2023-10-21T07:57:00</dc:date>
            </office:change-info>
          </text:insertion>
        </text:changed-region>
        <text:changed-region xml:id="ct93825582117184" text:id="ct93825582117184">
          <text:deletion>
            <office:change-info>
              <dc:creator>Julia Ringo</dc:creator>
              <dc:date>2023-10-21T07:57:00</dc:date>
            </office:change-info>
            <text:p text:style-name="Text_20_body"><text:span text:style-name="T1">a</text:span></text:p>
          </text:deletion>
        </text:changed-region>
        <text:changed-region xml:id="ct93825581302368" text:id="ct93825581302368">
          <text:insertion>
            <office:change-info>
              <dc:creator>Julia Ringo</dc:creator>
              <dc:date>2023-10-21T07:57:00</dc:date>
            </office:change-info>
          </text:insertion>
        </text:changed-region>
        <text:changed-region xml:id="ct93825581303824" text:id="ct93825581303824">
          <text:insertion>
            <office:change-info>
              <dc:creator>Julia Ringo</dc:creator>
              <dc:date>2023-10-21T07:57:00</dc:date>
            </office:change-info>
          </text:insertion>
        </text:changed-region>
        <text:changed-region xml:id="ct93825581304064" text:id="ct93825581304064">
          <text:deletion>
            <office:change-info>
              <dc:creator>Julia Ringo</dc:creator>
              <dc:date>2023-10-21T07:57:00</dc:date>
            </office:change-info>
            <text:p text:style-name="Text_20_body"><text:span text:style-name="T1">.</text:span></text:p>
          </text:deletion>
        </text:changed-region>
        <text:changed-region xml:id="ct93825581304304" text:id="ct93825581304304">
          <text:deletion>
            <office:change-info>
              <dc:creator>Julia Ringo</dc:creator>
              <dc:date>2023-10-21T07:57:00</dc:date>
            </office:change-info>
            <text:p text:style-name="Text_20_body"><text:span text:style-name="T1">her guess </text:span></text:p>
          </text:deletion>
        </text:changed-region>
        <text:changed-region xml:id="ct93825581306576" text:id="ct93825581306576">
          <text:insertion>
            <office:change-info>
              <dc:creator>Julia Ringo</dc:creator>
              <dc:date>2023-10-21T07:57:00</dc:date>
            </office:change-info>
          </text:insertion>
        </text:changed-region>
        <text:changed-region xml:id="ct93825581306816" text:id="ct93825581306816">
          <text:deletion>
            <office:change-info>
              <dc:creator>Julia Ringo</dc:creator>
              <dc:date>2023-10-21T07:57:00</dc:date>
            </office:change-info>
            <text:p text:style-name="Text_20_body"><text:span text:style-name="T1"><text:s/></text:span></text:p>
          </text:deletion>
        </text:changed-region>
        <text:changed-region xml:id="ct93825581307744" text:id="ct93825581307744">
          <text:insertion>
            <office:change-info>
              <dc:creator>Julia Ringo</dc:creator>
              <dc:date>2023-10-21T07:57:00</dc:date>
            </office:change-info>
          </text:insertion>
        </text:changed-region>
        <text:changed-region xml:id="ct93825581307984" text:id="ct93825581307984">
          <text:insertion>
            <office:change-info>
              <dc:creator>Julia Ringo</dc:creator>
              <dc:date>2023-10-21T07:57:00</dc:date>
            </office:change-info>
          </text:insertion>
        </text:changed-region>
        <text:changed-region xml:id="ct93825581308800" text:id="ct93825581308800">
          <text:deletion>
            <office:change-info>
              <dc:creator>Julia Ringo</dc:creator>
              <dc:date>2023-10-21T07:57:00</dc:date>
            </office:change-info>
            <text:p text:style-name="Text_20_body"><text:span text:style-name="T1">,</text:span></text:p>
          </text:deletion>
        </text:changed-region>
        <text:changed-region xml:id="ct93825581310416" text:id="ct93825581310416">
          <text:insertion>
            <office:change-info>
              <dc:creator>Julia Ringo</dc:creator>
              <dc:date>2023-10-21T07:57:00</dc:date>
            </office:change-info>
          </text:insertion>
        </text:changed-region>
        <text:changed-region xml:id="ct93825582189168" text:id="ct93825582189168">
          <text:format-change>
            <office:change-info>
              <dc:creator>Julia Ringo</dc:creator>
              <dc:date>2023-10-21T07:58:00</dc:date>
            </office:change-info>
          </text:format-change>
        </text:changed-region>
        <text:changed-region xml:id="ct93825581301808" text:id="ct93825581301808">
          <text:deletion>
            <office:change-info>
              <dc:creator>Julia Ringo</dc:creator>
              <dc:date>2023-10-21T07:58:00</dc:date>
            </office:change-info>
            <text:p text:style-name="First_20_Paragraph"><text:span text:style-name="T1">20 </text:span></text:p>
          </text:deletion>
        </text:changed-region>
        <text:changed-region xml:id="ct93825576698608" text:id="ct93825576698608">
          <text:insertion>
            <office:change-info>
              <dc:creator>Julia Ringo</dc:creator>
              <dc:date>2023-10-21T07:58:00</dc:date>
            </office:change-info>
          </text:insertion>
        </text:changed-region>
        <text:changed-region xml:id="ct93825582110800" text:id="ct93825582110800">
          <text:deletion>
            <office:change-info>
              <dc:creator>Julia Ringo</dc:creator>
              <dc:date>2023-10-21T07:58:00</dc:date>
            </office:change-info>
            <text:p text:style-name="First_20_Paragraph"><text:span text:style-name="T1">15 </text:span></text:p>
          </text:deletion>
        </text:changed-region>
        <text:changed-region xml:id="ct93825582089712" text:id="ct93825582089712">
          <text:insertion>
            <office:change-info>
              <dc:creator>Julia Ringo</dc:creator>
              <dc:date>2023-10-21T07:58:00</dc:date>
            </office:change-info>
          </text:insertion>
        </text:changed-region>
        <text:changed-region xml:id="ct93825582192816" text:id="ct93825582192816">
          <text:insertion>
            <office:change-info>
              <dc:creator>Julia Ringo</dc:creator>
              <dc:date>2023-10-21T08:35:00</dc:date>
            </office:change-info>
          </text:insertion>
        </text:changed-region>
        <text:changed-region xml:id="ct93825582195488" text:id="ct93825582195488">
          <text:deletion>
            <office:change-info>
              <dc:creator>Julia Ringo</dc:creator>
              <dc:date>2023-10-21T08:35:00</dc:date>
            </office:change-info>
            <text:p text:style-name="Text_20_body"><text:span text:style-name="T1">20 </text:span></text:p>
          </text:deletion>
        </text:changed-region>
        <text:changed-region xml:id="ct93825582195968" text:id="ct93825582195968">
          <text:insertion>
            <office:change-info>
              <dc:creator>Julia Ringo</dc:creator>
              <dc:date>2023-10-21T08:35:00</dc:date>
            </office:change-info>
          </text:insertion>
        </text:changed-region>
        <text:changed-region xml:id="ct93825582195728" text:id="ct93825582195728">
          <text:insertion>
            <office:change-info>
              <dc:creator>Julia Ringo</dc:creator>
              <dc:date>2023-10-21T08:35:00</dc:date>
            </office:change-info>
          </text:insertion>
        </text:changed-region>
        <text:changed-region xml:id="ct93825582197520" text:id="ct93825582197520">
          <text:deletion>
            <office:change-info>
              <dc:creator>Julia Ringo</dc:creator>
              <dc:date>2023-10-21T08:35:00</dc:date>
            </office:change-info>
            <text:p text:style-name="Text_20_body"><text:span text:style-name="T1"><text:s/>and</text:span></text:p>
          </text:deletion>
        </text:changed-region>
        <text:changed-region xml:id="ct93825582197840" text:id="ct93825582197840">
          <text:deletion>
            <office:change-info>
              <dc:creator>Julia Ringo</dc:creator>
              <dc:date>2023-10-21T08:35:00</dc:date>
            </office:change-info>
            <text:p text:style-name="Text_20_body"><text:span text:style-name="T1">the </text:span></text:p>
          </text:deletion>
        </text:changed-region>
        <text:changed-region xml:id="ct93825582199472" text:id="ct93825582199472">
          <text:insertion>
            <office:change-info>
              <dc:creator>Julia Ringo</dc:creator>
              <dc:date>2023-10-21T08:35:00</dc:date>
            </office:change-info>
          </text:insertion>
        </text:changed-region>
        <text:changed-region xml:id="ct93825576498576" text:id="ct93825576498576">
          <text:insertion>
            <office:change-info>
              <dc:creator>Julia Ringo</dc:creator>
              <dc:date>2023-10-21T08:36:00</dc:date>
            </office:change-info>
          </text:insertion>
        </text:changed-region>
        <text:changed-region xml:id="ct93825582208368" text:id="ct93825582208368">
          <text:deletion>
            <office:change-info>
              <dc:creator>Julia Ringo</dc:creator>
              <dc:date>2023-10-21T10:06:00</dc:date>
            </office:change-info>
            <text:p text:style-name="Text_20_body"><text:span text:style-name="T1">,</text:span></text:p>
          </text:deletion>
        </text:changed-region>
        <text:changed-region xml:id="ct93825582209248" text:id="ct93825582209248">
          <text:insertion>
            <office:change-info>
              <dc:creator>Julia Ringo</dc:creator>
              <dc:date>2023-10-21T10:06:00</dc:date>
            </office:change-info>
          </text:insertion>
        </text:changed-region>
        <text:changed-region xml:id="ct93825582210336" text:id="ct93825582210336">
          <text:insertion>
            <office:change-info>
              <dc:creator>Julia Ringo</dc:creator>
              <dc:date>2023-10-21T10:06:00</dc:date>
            </office:change-info>
          </text:insertion>
        </text:changed-region>
        <text:changed-region xml:id="ct93825582202576" text:id="ct93825582202576">
          <text:insertion>
            <office:change-info>
              <dc:creator>Julia Ringo</dc:creator>
              <dc:date>2023-10-21T10:06:00</dc:date>
            </office:change-info>
          </text:insertion>
        </text:changed-region>
        <text:changed-region xml:id="ct93825582212464" text:id="ct93825582212464">
          <text:insertion>
            <office:change-info>
              <dc:creator>Julia Ringo</dc:creator>
              <dc:date>2023-10-21T10:07:00</dc:date>
            </office:change-info>
          </text:insertion>
        </text:changed-region>
        <text:changed-region xml:id="ct93825582212704" text:id="ct93825582212704">
          <text:deletion>
            <office:change-info>
              <dc:creator>Julia Ringo</dc:creator>
              <dc:date>2023-10-21T10:07:00</dc:date>
            </office:change-info>
            <text:p text:style-name="Text_20_body"><text:span text:style-name="T1"><text:s/>that followed every meal. </text:span></text:p>
          </text:deletion>
        </text:changed-region>
        <text:changed-region xml:id="ct93825582215376" text:id="ct93825582215376">
          <text:insertion>
            <office:change-info>
              <dc:creator>Julia Ringo</dc:creator>
              <dc:date>2023-10-21T10:07:00</dc:date>
            </office:change-info>
          </text:insertion>
        </text:changed-region>
        <text:changed-region xml:id="ct93825582215616" text:id="ct93825582215616">
          <text:deletion>
            <office:change-info>
              <dc:creator>Julia Ringo</dc:creator>
              <dc:date>2023-10-21T10:07:00</dc:date>
            </office:change-info>
            <text:p text:style-name="Text_20_body"><text:span text:style-name="T1">,</text:span></text:p>
          </text:deletion>
        </text:changed-region>
        <text:changed-region xml:id="ct93825582215856" text:id="ct93825582215856">
          <text:insertion>
            <office:change-info>
              <dc:creator>Julia Ringo</dc:creator>
              <dc:date>2023-10-21T10:07:00</dc:date>
            </office:change-info>
          </text:insertion>
        </text:changed-region>
        <text:changed-region xml:id="ct93825582216096" text:id="ct93825582216096">
          <text:deletion>
            <office:change-info>
              <dc:creator>Julia Ringo</dc:creator>
              <dc:date>2023-10-21T10:07:00</dc:date>
            </office:change-info>
            <text:p text:style-name="Text_20_body"><text:span text:style-name="T1">w</text:span></text:p>
          </text:deletion>
        </text:changed-region>
        <text:changed-region xml:id="ct93825582217696" text:id="ct93825582217696">
          <text:insertion>
            <office:change-info>
              <dc:creator>Julia Ringo</dc:creator>
              <dc:date>2023-10-21T10:07:00</dc:date>
            </office:change-info>
          </text:insertion>
        </text:changed-region>
        <text:changed-region xml:id="ct93825582217936" text:id="ct93825582217936">
          <text:deletion>
            <office:change-info>
              <dc:creator>Julia Ringo</dc:creator>
              <dc:date>2023-10-21T10:07:00</dc:date>
            </office:change-info>
            <text:p text:style-name="Text_20_body"><text:span text:style-name="T1">just </text:span></text:p>
          </text:deletion>
        </text:changed-region>
        <text:changed-region xml:id="ct93825582218496" text:id="ct93825582218496">
          <text:insertion>
            <office:change-info>
              <dc:creator>Julia Ringo</dc:creator>
              <dc:date>2023-10-21T10:07:00</dc:date>
            </office:change-info>
          </text:insertion>
        </text:changed-region>
        <text:changed-region xml:id="ct93825582220816" text:id="ct93825582220816">
          <text:insertion>
            <office:change-info>
              <dc:creator>Julia Ringo</dc:creator>
              <dc:date>2023-10-21T10:07:00</dc:date>
            </office:change-info>
          </text:insertion>
        </text:changed-region>
        <text:changed-region xml:id="ct93825582222272" text:id="ct93825582222272">
          <text:deletion>
            <office:change-info>
              <dc:creator>Julia Ringo</dc:creator>
              <dc:date>2023-10-05T13:15:00</dc:date>
            </office:change-info>
            <text:p text:style-name="Text_20_body"><text:span text:style-name="T1"><text:s/>— </text:span></text:p>
          </text:deletion>
        </text:changed-region>
        <text:changed-region xml:id="ct93825582223248" text:id="ct93825582223248">
          <text:insertion>
            <office:change-info>
              <dc:creator>Julia Ringo</dc:creator>
              <dc:date>2023-10-05T13:15:00</dc:date>
            </office:change-info>
          </text:insertion>
        </text:changed-region>
        <text:changed-region xml:id="ct93825582227184" text:id="ct93825582227184">
          <text:insertion>
            <office:change-info>
              <dc:creator>Julia Ringo</dc:creator>
              <dc:date>2023-10-21T10:08:00</dc:date>
            </office:change-info>
          </text:insertion>
        </text:changed-region>
        <text:changed-region xml:id="ct93825582227424" text:id="ct93825582227424">
          <text:deletion>
            <office:change-info>
              <dc:creator>Julia Ringo</dc:creator>
              <dc:date>2023-10-21T10:08:00</dc:date>
            </office:change-info>
            <text:p text:style-name="Text_20_body"><text:span text:style-name="T1">,</text:span></text:p>
          </text:deletion>
        </text:changed-region>
        <text:changed-region xml:id="ct93825582227664" text:id="ct93825582227664">
          <text:insertion>
            <office:change-info>
              <dc:creator>Julia Ringo</dc:creator>
              <dc:date>2023-10-21T10:08:00</dc:date>
            </office:change-info>
          </text:insertion>
        </text:changed-region>
        <text:changed-region xml:id="ct93825582227904" text:id="ct93825582227904">
          <text:deletion>
            <office:change-info>
              <dc:creator>Julia Ringo</dc:creator>
              <dc:date>2023-10-21T10:08:00</dc:date>
            </office:change-info>
            <text:p text:style-name="Text_20_body"><text:span text:style-name="T1">w</text:span></text:p>
          </text:deletion>
        </text:changed-region>
        <text:changed-region xml:id="ct93825582228144" text:id="ct93825582228144">
          <text:insertion>
            <office:change-info>
              <dc:creator>Julia Ringo</dc:creator>
              <dc:date>2023-10-21T10:09:00</dc:date>
            </office:change-info>
          </text:insertion>
        </text:changed-region>
        <text:changed-region xml:id="ct93825582238448" text:id="ct93825582238448">
          <text:deletion>
            <office:change-info>
              <dc:creator>Julia Ringo</dc:creator>
              <dc:date>2023-10-21T10:09:00</dc:date>
            </office:change-info>
            <text:p text:style-name="Text_20_body"><text:span text:style-name="T1">15 </text:span></text:p>
          </text:deletion>
        </text:changed-region>
        <text:changed-region xml:id="ct93825582238688" text:id="ct93825582238688">
          <text:insertion>
            <office:change-info>
              <dc:creator>Julia Ringo</dc:creator>
              <dc:date>2023-10-21T10:09:00</dc:date>
            </office:change-info>
          </text:insertion>
        </text:changed-region>
        <text:changed-region xml:id="ct93825582239280" text:id="ct93825582239280">
          <text:deletion>
            <office:change-info>
              <dc:creator>Julia Ringo</dc:creator>
              <dc:date>2023-10-21T10:09:00</dc:date>
            </office:change-info>
            <text:p text:style-name="Text_20_body"><text:span text:style-name="T1">-</text:span></text:p>
          </text:deletion>
        </text:changed-region>
        <text:changed-region xml:id="ct93825582239520" text:id="ct93825582239520">
          <text:insertion>
            <office:change-info>
              <dc:creator>Julia Ringo</dc:creator>
              <dc:date>2023-10-21T10:09:00</dc:date>
            </office:change-info>
          </text:insertion>
        </text:changed-region>
        <text:changed-region xml:id="ct93825582240400" text:id="ct93825582240400">
          <text:deletion>
            <office:change-info>
              <dc:creator>Julia Ringo</dc:creator>
              <dc:date>2023-10-21T10:10:00</dc:date>
            </office:change-info>
            <text:p text:style-name="Text_20_body"><text:span text:style-name="T1">So e</text:span></text:p>
          </text:deletion>
        </text:changed-region>
        <text:changed-region xml:id="ct93825582241008" text:id="ct93825582241008">
          <text:insertion>
            <office:change-info>
              <dc:creator>Julia Ringo</dc:creator>
              <dc:date>2023-10-21T10:10:00</dc:date>
            </office:change-info>
          </text:insertion>
        </text:changed-region>
        <text:changed-region xml:id="ct93825582241248" text:id="ct93825582241248">
          <text:deletion>
            <office:change-info>
              <dc:creator>Julia Ringo</dc:creator>
              <dc:date>2023-10-21T10:10:00</dc:date>
            </office:change-info>
            <text:p text:style-name="Text_20_body"><text:span text:style-name="T1">20 </text:span></text:p>
          </text:deletion>
        </text:changed-region>
        <text:changed-region xml:id="ct93825582241872" text:id="ct93825582241872">
          <text:insertion>
            <office:change-info>
              <dc:creator>Julia Ringo</dc:creator>
              <dc:date>2023-10-21T10:10:00</dc:date>
            </office:change-info>
          </text:insertion>
        </text:changed-region>
        <text:changed-region xml:id="ct93825582242432" text:id="ct93825582242432">
          <text:insertion>
            <office:change-info>
              <dc:creator>Julia Ringo</dc:creator>
              <dc:date>2023-10-21T10:10:00</dc:date>
            </office:change-info>
          </text:insertion>
        </text:changed-region>
        <text:changed-region xml:id="ct93825582242672" text:id="ct93825582242672">
          <text:deletion>
            <office:change-info>
              <dc:creator>Julia Ringo</dc:creator>
              <dc:date>2023-10-05T13:15:00</dc:date>
            </office:change-info>
            <text:p text:style-name="Text_20_body"><text:span text:style-name="T1"><text:s/>— </text:span></text:p>
          </text:deletion>
        </text:changed-region>
        <text:changed-region xml:id="ct93825577122944" text:id="ct93825577122944">
          <text:insertion>
            <office:change-info>
              <dc:creator>Julia Ringo</dc:creator>
              <dc:date>2023-10-05T13:15:00</dc:date>
            </office:change-info>
          </text:insertion>
        </text:changed-region>
        <text:changed-region xml:id="ct93825582244432" text:id="ct93825582244432">
          <text:insertion>
            <office:change-info>
              <dc:creator>Julia Ringo</dc:creator>
              <dc:date>2023-10-21T10:10:00</dc:date>
            </office:change-info>
          </text:insertion>
        </text:changed-region>
        <text:changed-region xml:id="ct93825577124672" text:id="ct93825577124672">
          <text:deletion>
            <office:change-info>
              <dc:creator>Julia Ringo</dc:creator>
              <dc:date>2023-10-21T10:10:00</dc:date>
            </office:change-info>
            <text:p text:style-name="Text_20_body"><text:span text:style-name="T1">,</text:span></text:p>
          </text:deletion>
        </text:changed-region>
        <text:changed-region xml:id="ct93825582246192" text:id="ct93825582246192">
          <text:deletion>
            <office:change-info>
              <dc:creator>Julia Ringo</dc:creator>
              <dc:date>2023-10-21T10:10:00</dc:date>
            </office:change-info>
            <text:p text:style-name="Text_20_body"><text:span text:style-name="T1">again </text:span></text:p>
          </text:deletion>
        </text:changed-region>
        <text:changed-region xml:id="ct93825582246432" text:id="ct93825582246432">
          <text:insertion>
            <office:change-info>
              <dc:creator>Julia Ringo</dc:creator>
              <dc:date>2023-10-21T10:10:00</dc:date>
            </office:change-info>
          </text:insertion>
        </text:changed-region>
        <text:changed-region xml:id="ct93825582247360" text:id="ct93825582247360">
          <text:insertion>
            <office:change-info>
              <dc:creator>Julia Ringo</dc:creator>
              <dc:date>2023-10-21T10:10:00</dc:date>
            </office:change-info>
          </text:insertion>
        </text:changed-region>
        <text:changed-region xml:id="ct93825577124304" text:id="ct93825577124304">
          <text:deletion>
            <office:change-info>
              <dc:creator>Julia Ringo</dc:creator>
              <dc:date>2023-10-10T11:08:00</dc:date>
            </office:change-info>
            <text:p text:style-name="Text_20_body"><text:span text:style-name="T1">…</text:span></text:p>
          </text:deletion>
        </text:changed-region>
        <text:changed-region xml:id="ct93825582252336" text:id="ct93825582252336">
          <text:insertion>
            <office:change-info>
              <dc:creator>Julia Ringo</dc:creator>
              <dc:date>2023-10-10T11:08:00</dc:date>
            </office:change-info>
          </text:insertion>
        </text:changed-region>
        <text:changed-region xml:id="ct93825582252576" text:id="ct93825582252576">
          <text:deletion>
            <office:change-info>
              <dc:creator>Julia Ringo</dc:creator>
              <dc:date>2023-10-21T10:11:00</dc:date>
            </office:change-info>
            <text:p text:style-name="Text_20_body"><text:span text:style-name="T1"><text:s/></text:span></text:p>
          </text:deletion>
        </text:changed-region>
        <text:changed-region xml:id="ct93825582252096" text:id="ct93825582252096">
          <text:insertion>
            <office:change-info>
              <dc:creator>Julia Ringo</dc:creator>
              <dc:date>2023-10-21T10:11:00</dc:date>
            </office:change-info>
          </text:insertion>
        </text:changed-region>
        <text:changed-region xml:id="ct93825582256272" text:id="ct93825582256272">
          <text:insertion>
            <office:change-info>
              <dc:creator>Julia Ringo</dc:creator>
              <dc:date>2023-10-21T10:11:00</dc:date>
            </office:change-info>
          </text:insertion>
        </text:changed-region>
        <text:changed-region xml:id="ct93825582256512" text:id="ct93825582256512">
          <text:insertion>
            <office:change-info>
              <dc:creator>Julia Ringo</dc:creator>
              <dc:date>2023-10-21T10:11:00</dc:date>
            </office:change-info>
          </text:insertion>
        </text:changed-region>
        <text:changed-region xml:id="ct93825582256752" text:id="ct93825582256752">
          <text:deletion>
            <office:change-info>
              <dc:creator>Julia Ringo</dc:creator>
              <dc:date>2023-10-21T10:11:00</dc:date>
            </office:change-info>
            <text:p text:style-name="Text_20_body"><text:span text:style-name="T1">a</text:span></text:p>
          </text:deletion>
        </text:changed-region>
        <text:changed-region xml:id="ct93825582257312" text:id="ct93825582257312">
          <text:insertion>
            <office:change-info>
              <dc:creator>Julia Ringo</dc:creator>
              <dc:date>2023-10-21T10:11:00</dc:date>
            </office:change-info>
          </text:insertion>
        </text:changed-region>
        <text:changed-region xml:id="ct93825582260816" text:id="ct93825582260816">
          <text:deletion>
            <office:change-info>
              <dc:creator>Julia Ringo</dc:creator>
              <dc:date>2023-10-05T13:15:00</dc:date>
            </office:change-info>
            <text:p text:style-name="Text_20_body"><text:span text:style-name="T1"><text:s/>— </text:span></text:p>
          </text:deletion>
        </text:changed-region>
        <text:changed-region xml:id="ct93825582261408" text:id="ct93825582261408">
          <text:insertion>
            <office:change-info>
              <dc:creator>Julia Ringo</dc:creator>
              <dc:date>2023-10-05T13:15:00</dc:date>
            </office:change-info>
          </text:insertion>
        </text:changed-region>
        <text:changed-region xml:id="ct93825582261648" text:id="ct93825582261648">
          <text:insertion>
            <office:change-info>
              <dc:creator>Julia Ringo</dc:creator>
              <dc:date>2023-10-21T10:11:00</dc:date>
            </office:change-info>
          </text:insertion>
        </text:changed-region>
        <text:changed-region xml:id="ct93825582262720" text:id="ct93825582262720">
          <text:deletion>
            <office:change-info>
              <dc:creator>Julia Ringo</dc:creator>
              <dc:date>2023-10-21T10:11:00</dc:date>
            </office:change-info>
            <text:p text:style-name="Text_20_body"><text:span text:style-name="T1"><text:s/>though</text:span></text:p>
          </text:deletion>
        </text:changed-region>
        <text:changed-region xml:id="ct93825582249056" text:id="ct93825582249056">
          <text:deletion>
            <office:change-info>
              <dc:creator>Julia Ringo</dc:creator>
              <dc:date>2023-10-10T11:08:00</dc:date>
            </office:change-info>
            <text:p text:style-name="Text_20_body"><text:span text:style-name="T1">…</text:span></text:p>
          </text:deletion>
        </text:changed-region>
        <text:changed-region xml:id="ct93825582234592" text:id="ct93825582234592">
          <text:insertion>
            <office:change-info>
              <dc:creator>Julia Ringo</dc:creator>
              <dc:date>2023-10-10T11:08:00</dc:date>
            </office:change-info>
          </text:insertion>
        </text:changed-region>
        <text:changed-region xml:id="ct93825582243536" text:id="ct93825582243536">
          <text:insertion>
            <office:change-info>
              <dc:creator>Julia Ringo</dc:creator>
              <dc:date>2023-10-21T10:11:00</dc:date>
            </office:change-info>
          </text:insertion>
        </text:changed-region>
        <text:changed-region xml:id="ct93825582264688" text:id="ct93825582264688">
          <text:insertion>
            <office:change-info>
              <dc:creator>Julia Ringo</dc:creator>
              <dc:date>2023-10-21T10:11:00</dc:date>
            </office:change-info>
          </text:insertion>
        </text:changed-region>
        <text:changed-region xml:id="ct93825582264928" text:id="ct93825582264928">
          <text:deletion>
            <office:change-info>
              <dc:creator>Julia Ringo</dc:creator>
              <dc:date>2023-10-21T10:12:00</dc:date>
            </office:change-info>
            <text:p text:style-name="Text_20_body"><text:span text:style-name="T1"><text:s/>from Bastian</text:span></text:p>
          </text:deletion>
        </text:changed-region>
        <text:changed-region xml:id="ct93825582265168" text:id="ct93825582265168">
          <text:insertion>
            <office:change-info>
              <dc:creator>Julia Ringo</dc:creator>
              <dc:date>2023-10-21T10:12:00</dc:date>
            </office:change-info>
          </text:insertion>
        </text:changed-region>
        <text:changed-region xml:id="ct93825582271280" text:id="ct93825582271280">
          <text:deletion>
            <office:change-info>
              <dc:creator>Julia Ringo</dc:creator>
              <dc:date>2023-10-05T13:15:00</dc:date>
            </office:change-info>
            <text:p text:style-name="Text_20_body"><text:span text:style-name="T1"><text:s/>— </text:span></text:p>
          </text:deletion>
        </text:changed-region>
        <text:changed-region xml:id="ct93825582271520" text:id="ct93825582271520">
          <text:insertion>
            <office:change-info>
              <dc:creator>Julia Ringo</dc:creator>
              <dc:date>2023-10-05T13:15:00</dc:date>
            </office:change-info>
          </text:insertion>
        </text:changed-region>
        <text:changed-region xml:id="ct93825582271760" text:id="ct93825582271760">
          <text:deletion>
            <office:change-info>
              <dc:creator>Julia Ringo</dc:creator>
              <dc:date>2023-10-05T13:15:00</dc:date>
            </office:change-info>
            <text:p text:style-name="Text_20_body"><text:span text:style-name="T1"><text:s/>— </text:span></text:p>
          </text:deletion>
        </text:changed-region>
        <text:changed-region xml:id="ct93825582272320" text:id="ct93825582272320">
          <text:insertion>
            <office:change-info>
              <dc:creator>Julia Ringo</dc:creator>
              <dc:date>2023-10-21T10:12:00</dc:date>
            </office:change-info>
          </text:insertion>
        </text:changed-region>
        <text:changed-region xml:id="ct93825582272560" text:id="ct93825582272560">
          <text:deletion>
            <office:change-info>
              <dc:creator>Julia Ringo</dc:creator>
              <dc:date>2023-10-21T10:12:00</dc:date>
            </office:change-info>
            <text:p text:style-name="Text_20_body"><text:span text:style-name="T1">Cassandra </text:span></text:p>
          </text:deletion>
        </text:changed-region>
        <text:changed-region xml:id="ct93825582272800" text:id="ct93825582272800">
          <text:insertion>
            <office:change-info>
              <dc:creator>Julia Ringo</dc:creator>
              <dc:date>2023-10-21T10:12:00</dc:date>
            </office:change-info>
          </text:insertion>
        </text:changed-region>
        <text:changed-region xml:id="ct93825582273680" text:id="ct93825582273680">
          <text:insertion>
            <office:change-info>
              <dc:creator>Julia Ringo</dc:creator>
              <dc:date>2023-10-21T10:12:00</dc:date>
            </office:change-info>
          </text:insertion>
        </text:changed-region>
        <text:changed-region xml:id="ct93825582284080" text:id="ct93825582284080">
          <text:deletion>
            <office:change-info>
              <dc:creator>Julia Ringo</dc:creator>
              <dc:date>2023-10-21T10:13:00</dc:date>
            </office:change-info>
            <text:p text:style-name="Text_20_body"><text:span text:style-name="T1">sound of the </text:span></text:p>
          </text:deletion>
        </text:changed-region>
        <text:changed-region xml:id="ct93825582284320" text:id="ct93825582284320">
          <text:deletion>
            <office:change-info>
              <dc:creator>Julia Ringo</dc:creator>
              <dc:date>2023-10-05T13:15:00</dc:date>
            </office:change-info>
            <text:p text:style-name="Text_20_body"><text:span text:style-name="T1"><text:s/>— </text:span></text:p>
          </text:deletion>
        </text:changed-region>
        <text:changed-region xml:id="ct93825582285520" text:id="ct93825582285520">
          <text:insertion>
            <office:change-info>
              <dc:creator>Julia Ringo</dc:creator>
              <dc:date>2023-10-05T13:15:00</dc:date>
            </office:change-info>
          </text:insertion>
        </text:changed-region>
        <text:changed-region xml:id="ct93825582285760" text:id="ct93825582285760">
          <text:deletion>
            <office:change-info>
              <dc:creator>Julia Ringo</dc:creator>
              <dc:date>2023-10-21T10:13:00</dc:date>
            </office:change-info>
            <text:p text:style-name="Text_20_body"><text:span text:style-name="T1">1000</text:span></text:p>
          </text:deletion>
        </text:changed-region>
        <text:changed-region xml:id="ct93825582287808" text:id="ct93825582287808">
          <text:insertion>
            <office:change-info>
              <dc:creator>Julia Ringo</dc:creator>
              <dc:date>2023-10-21T10:13:00</dc:date>
            </office:change-info>
          </text:insertion>
        </text:changed-region>
        <text:changed-region xml:id="ct93825582288048" text:id="ct93825582288048">
          <text:insertion>
            <office:change-info>
              <dc:creator>Julia Ringo</dc:creator>
              <dc:date>2023-10-21T10:13:00</dc:date>
            </office:change-info>
          </text:insertion>
        </text:changed-region>
        <text:changed-region xml:id="ct93825582288288" text:id="ct93825582288288">
          <text:deletion>
            <office:change-info>
              <dc:creator>Julia Ringo</dc:creator>
              <dc:date>2023-10-21T10:13:00</dc:date>
            </office:change-info>
            <text:p text:style-name="Text_20_body"><text:span text:style-name="T1"><text:s/></text:span></text:p>
          </text:deletion>
        </text:changed-region>
        <text:changed-region xml:id="ct93825582290608" text:id="ct93825582290608">
          <text:insertion>
            <office:change-info>
              <dc:creator>Julia Ringo</dc:creator>
              <dc:date>2023-10-21T10:13:00</dc:date>
            </office:change-info>
          </text:insertion>
        </text:changed-region>
        <text:changed-region xml:id="ct93825576543888" text:id="ct93825576543888">
          <text:insertion>
            <office:change-info>
              <dc:creator>Julia Ringo</dc:creator>
              <dc:date>2023-10-21T10:13:00</dc:date>
            </office:change-info>
          </text:insertion>
        </text:changed-region>
        <text:changed-region xml:id="ct93825576542608" text:id="ct93825576542608">
          <text:deletion>
            <office:change-info>
              <dc:creator>Julia Ringo</dc:creator>
              <dc:date>2023-10-21T10:13:00</dc:date>
            </office:change-info>
            <text:p text:style-name="Text_20_body"><text:span text:style-name="T1">;</text:span></text:p>
          </text:deletion>
        </text:changed-region>
        <text:changed-region xml:id="ct93825582283408" text:id="ct93825582283408">
          <text:deletion>
            <office:change-info>
              <dc:creator>Julia Ringo</dc:creator>
              <dc:date>2023-10-21T10:15:00</dc:date>
            </office:change-info>
            <text:p text:style-name="Text_20_body"><text:span text:style-name="T1">did </text:span></text:p>
          </text:deletion>
        </text:changed-region>
        <text:changed-region xml:id="ct93825582279120" text:id="ct93825582279120">
          <text:insertion>
            <office:change-info>
              <dc:creator>Julia Ringo</dc:creator>
              <dc:date>2023-10-21T10:15:00</dc:date>
            </office:change-info>
          </text:insertion>
        </text:changed-region>
        <text:changed-region xml:id="ct93825576155488" text:id="ct93825576155488">
          <text:insertion>
            <office:change-info>
              <dc:creator>Julia Ringo</dc:creator>
              <dc:date>2023-10-21T10:15:00</dc:date>
            </office:change-info>
          </text:insertion>
        </text:changed-region>
        <text:changed-region xml:id="ct93825576155856" text:id="ct93825576155856">
          <text:deletion>
            <office:change-info>
              <dc:creator>Julia Ringo</dc:creator>
              <dc:date>2023-10-21T10:15:00</dc:date>
            </office:change-info>
            <text:p text:style-name="Text_20_body"><text:span text:style-name="T1"><text:s/></text:span></text:p>
          </text:deletion>
        </text:changed-region>
        <text:changed-region xml:id="ct93825582279744" text:id="ct93825582279744">
          <text:deletion>
            <office:change-info>
              <dc:creator>Julia Ringo</dc:creator>
              <dc:date>2023-10-21T10:16:00</dc:date>
            </office:change-info>
            <text:p text:style-name="Text_20_body"><text:span text:style-name="T1">was </text:span></text:p>
          </text:deletion>
        </text:changed-region>
        <text:changed-region xml:id="ct93825582281120" text:id="ct93825582281120">
          <text:insertion>
            <office:change-info>
              <dc:creator>Julia Ringo</dc:creator>
              <dc:date>2023-10-21T10:16:00</dc:date>
            </office:change-info>
          </text:insertion>
        </text:changed-region>
        <text:changed-region xml:id="ct93825582281440" text:id="ct93825582281440">
          <text:deletion>
            <office:change-info>
              <dc:creator>Julia Ringo</dc:creator>
              <dc:date>2023-10-21T10:16:00</dc:date>
            </office:change-info>
            <text:p text:style-name="Text_20_body"><text:span text:style-name="T1">eling</text:span></text:p>
          </text:deletion>
        </text:changed-region>
        <text:changed-region xml:id="ct93825582308416" text:id="ct93825582308416">
          <text:deletion>
            <office:change-info>
              <dc:creator>Julia Ringo</dc:creator>
              <dc:date>2023-10-21T10:16:00</dc:date>
            </office:change-info>
            <text:p text:style-name="Text_20_body"><text:span text:style-name="T1">10</text:span></text:p>
          </text:deletion>
        </text:changed-region>
        <text:changed-region xml:id="ct93825582311296" text:id="ct93825582311296">
          <text:insertion>
            <office:change-info>
              <dc:creator>Julia Ringo</dc:creator>
              <dc:date>2023-10-21T10:16:00</dc:date>
            </office:change-info>
          </text:insertion>
        </text:changed-region>
        <text:changed-region xml:id="ct93825582313424" text:id="ct93825582313424">
          <text:deletion>
            <office:change-info>
              <dc:creator>Julia Ringo</dc:creator>
              <dc:date>2023-10-21T10:16:00</dc:date>
            </office:change-info>
            <text:p text:style-name="Text_20_body"><text:span text:style-name="T1">20</text:span></text:p>
          </text:deletion>
        </text:changed-region>
        <text:changed-region xml:id="ct93825582315376" text:id="ct93825582315376">
          <text:insertion>
            <office:change-info>
              <dc:creator>Julia Ringo</dc:creator>
              <dc:date>2023-10-21T10:16:00</dc:date>
            </office:change-info>
          </text:insertion>
        </text:changed-region>
        <text:changed-region xml:id="ct93825582318032" text:id="ct93825582318032">
          <text:insertion>
            <office:change-info>
              <dc:creator>Julia Ringo</dc:creator>
              <dc:date>2023-10-21T10:16:00</dc:date>
            </office:change-info>
          </text:insertion>
        </text:changed-region>
        <text:changed-region xml:id="ct93825582321392" text:id="ct93825582321392">
          <text:insertion>
            <office:change-info>
              <dc:creator>Julia Ringo</dc:creator>
              <dc:date>2023-10-21T10:16:00</dc:date>
            </office:change-info>
          </text:insertion>
        </text:changed-region>
        <text:changed-region xml:id="ct93825582326800" text:id="ct93825582326800">
          <text:deletion>
            <office:change-info>
              <dc:creator>Julia Ringo</dc:creator>
              <dc:date>2023-10-05T13:15:00</dc:date>
            </office:change-info>
            <text:p text:style-name="Text_20_body"><text:span text:style-name="T1"><text:s/>— </text:span></text:p>
          </text:deletion>
        </text:changed-region>
        <text:changed-region xml:id="ct93825582329552" text:id="ct93825582329552">
          <text:insertion>
            <office:change-info>
              <dc:creator>Julia Ringo</dc:creator>
              <dc:date>2023-10-05T13:15:00</dc:date>
            </office:change-info>
          </text:insertion>
        </text:changed-region>
        <text:changed-region xml:id="ct93825582331088" text:id="ct93825582331088">
          <text:deletion>
            <office:change-info>
              <dc:creator>Julia Ringo</dc:creator>
              <dc:date>2023-10-05T13:15:00</dc:date>
            </office:change-info>
            <text:p text:style-name="Text_20_body"><text:span text:style-name="T1"><text:s/>— </text:span></text:p>
          </text:deletion>
        </text:changed-region>
        <text:changed-region xml:id="ct93825582333392" text:id="ct93825582333392">
          <text:insertion>
            <office:change-info>
              <dc:creator>Julia Ringo</dc:creator>
              <dc:date>2023-10-05T13:15:00</dc:date>
            </office:change-info>
          </text:insertion>
        </text:changed-region>
        <text:changed-region xml:id="ct93825582336048" text:id="ct93825582336048">
          <text:insertion>
            <office:change-info>
              <dc:creator>Julia Ringo</dc:creator>
              <dc:date>2023-10-21T10:16:00</dc:date>
            </office:change-info>
          </text:insertion>
        </text:changed-region>
        <text:changed-region xml:id="ct93825582338528" text:id="ct93825582338528">
          <text:deletion>
            <office:change-info>
              <dc:creator>Julia Ringo</dc:creator>
              <dc:date>2023-10-21T10:17:00</dc:date>
            </office:change-info>
            <text:p text:style-name="Text_20_body"><text:span text:style-name="T1">reflected back </text:span></text:p>
          </text:deletion>
        </text:changed-region>
        <text:changed-region xml:id="ct93825577147104" text:id="ct93825577147104">
          <text:insertion>
            <office:change-info>
              <dc:creator>Julia Ringo</dc:creator>
              <dc:date>2023-10-21T10:17:00</dc:date>
            </office:change-info>
          </text:insertion>
        </text:changed-region>
        <text:changed-region xml:id="ct93825577144752" text:id="ct93825577144752">
          <text:deletion>
            <office:change-info>
              <dc:creator>Julia Ringo</dc:creator>
              <dc:date>2023-10-21T10:17:00</dc:date>
            </office:change-info>
            <text:p text:style-name="Text_20_body"><text:span text:style-name="T1"><text:s/>that</text:span></text:p>
          </text:deletion>
        </text:changed-region>
        <text:changed-region xml:id="ct93825582339312" text:id="ct93825582339312">
          <text:deletion>
            <office:change-info>
              <dc:creator>Julia Ringo</dc:creator>
              <dc:date>2023-10-21T10:17:00</dc:date>
            </office:change-info>
            <text:p text:style-name="Text_20_body"><text:span text:style-name="T1">was more and more appearing</text:span></text:p>
          </text:deletion>
        </text:changed-region>
        <text:changed-region xml:id="ct93825582341984" text:id="ct93825582341984">
          <text:insertion>
            <office:change-info>
              <dc:creator>Julia Ringo</dc:creator>
              <dc:date>2023-10-21T10:17:00</dc:date>
            </office:change-info>
          </text:insertion>
        </text:changed-region>
        <text:changed-region xml:id="ct93825582340592" text:id="ct93825582340592">
          <text:deletion>
            <office:change-info>
              <dc:creator>Julia Ringo</dc:creator>
              <dc:date>2023-10-21T10:17:00</dc:date>
            </office:change-info>
            <text:p text:style-name="Text_20_body"><text:span text:style-name="T1"><text:s/>to make one’s way across</text:span></text:p>
          </text:deletion>
        </text:changed-region>
        <text:changed-region xml:id="ct93825582340832" text:id="ct93825582340832">
          <text:deletion>
            <office:change-info>
              <dc:creator>Julia Ringo</dc:creator>
              <dc:date>2023-10-05T13:15:00</dc:date>
            </office:change-info>
            <text:p text:style-name="Text_20_body"><text:span text:style-name="T1"><text:s/>— </text:span></text:p>
          </text:deletion>
        </text:changed-region>
        <text:changed-region xml:id="ct93825582347216" text:id="ct93825582347216">
          <text:insertion>
            <office:change-info>
              <dc:creator>Julia Ringo</dc:creator>
              <dc:date>2023-10-05T13:15:00</dc:date>
            </office:change-info>
          </text:insertion>
        </text:changed-region>
        <text:changed-region xml:id="ct93825582347456" text:id="ct93825582347456">
          <text:deletion>
            <office:change-info>
              <dc:creator>Julia Ringo</dc:creator>
              <dc:date>2023-10-05T13:15:00</dc:date>
            </office:change-info>
            <text:p text:style-name="Text_20_body"><text:span text:style-name="T1"><text:s/>— </text:span></text:p>
          </text:deletion>
        </text:changed-region>
        <text:changed-region xml:id="ct93825582348352" text:id="ct93825582348352">
          <text:insertion>
            <office:change-info>
              <dc:creator>Julia Ringo</dc:creator>
              <dc:date>2023-10-05T13:15:00</dc:date>
            </office:change-info>
          </text:insertion>
        </text:changed-region>
        <text:changed-region xml:id="ct93825582282736" text:id="ct93825582282736">
          <text:format-change>
            <office:change-info>
              <dc:creator>Julia Ringo</dc:creator>
              <dc:date>2023-10-21T10:18:00</dc:date>
            </office:change-info>
          </text:format-change>
        </text:changed-region>
        <text:changed-region xml:id="ct93825576967616" text:id="ct93825576967616">
          <text:insertion>
            <office:change-info>
              <dc:creator>Julia Ringo</dc:creator>
              <dc:date>2023-10-21T10:18:00</dc:date>
            </office:change-info>
          </text:insertion>
        </text:changed-region>
        <text:changed-region xml:id="ct93825582318272" text:id="ct93825582318272">
          <text:deletion>
            <office:change-info>
              <dc:creator>Julia Ringo</dc:creator>
              <dc:date>2023-10-05T13:15:00</dc:date>
            </office:change-info>
            <text:p text:style-name="Text_20_body"><text:span text:style-name="T1"><text:s/>— </text:span></text:p>
          </text:deletion>
        </text:changed-region>
        <text:changed-region xml:id="ct93825582310384" text:id="ct93825582310384">
          <text:insertion>
            <office:change-info>
              <dc:creator>Julia Ringo</dc:creator>
              <dc:date>2023-10-05T13:15:00</dc:date>
            </office:change-info>
          </text:insertion>
        </text:changed-region>
        <text:changed-region xml:id="ct93825582310624" text:id="ct93825582310624">
          <text:deletion>
            <office:change-info>
              <dc:creator>Julia Ringo</dc:creator>
              <dc:date>2023-10-05T13:15:00</dc:date>
            </office:change-info>
            <text:p text:style-name="Text_20_body"><text:span text:style-name="T1"><text:s/>— </text:span></text:p>
          </text:deletion>
        </text:changed-region>
        <text:changed-region xml:id="ct93825582337984" text:id="ct93825582337984">
          <text:insertion>
            <office:change-info>
              <dc:creator>Julia Ringo</dc:creator>
              <dc:date>2023-10-05T13:15:00</dc:date>
            </office:change-info>
          </text:insertion>
        </text:changed-region>
        <text:changed-region xml:id="ct93825582334848" text:id="ct93825582334848">
          <text:insertion>
            <office:change-info>
              <dc:creator>Julia Ringo</dc:creator>
              <dc:date>2023-10-21T10:20:00</dc:date>
            </office:change-info>
          </text:insertion>
        </text:changed-region>
        <text:changed-region xml:id="ct93825582334096" text:id="ct93825582334096">
          <text:deletion>
            <office:change-info>
              <dc:creator>Julia Ringo</dc:creator>
              <dc:date>2023-10-21T10:20:00</dc:date>
            </office:change-info>
            <text:p text:style-name="Text_20_body"><text:span text:style-name="T1">s</text:span></text:p>
          </text:deletion>
        </text:changed-region>
        <text:changed-region xml:id="ct93825576406432" text:id="ct93825576406432">
          <text:deletion>
            <office:change-info>
              <dc:creator>Julia Ringo</dc:creator>
              <dc:date>2023-10-21T10:21:00</dc:date>
            </office:change-info>
            <text:p text:style-name="Text_20_body"><text:span text:style-name="T1">would come</text:span></text:p>
          </text:deletion>
        </text:changed-region>
        <text:changed-region xml:id="ct93825576407792" text:id="ct93825576407792">
          <text:insertion>
            <office:change-info>
              <dc:creator>Julia Ringo</dc:creator>
              <dc:date>2023-10-21T10:21:00</dc:date>
            </office:change-info>
          </text:insertion>
        </text:changed-region>
        <text:changed-region xml:id="ct93825576408160" text:id="ct93825576408160">
          <text:deletion>
            <office:change-info>
              <dc:creator>Julia Ringo</dc:creator>
              <dc:date>2023-10-21T10:21:00</dc:date>
            </office:change-info>
            <text:p text:style-name="Text_20_body"><text:span text:style-name="T1">would </text:span></text:p>
          </text:deletion>
        </text:changed-region>
        <text:changed-region xml:id="ct93825577148752" text:id="ct93825577148752">
          <text:insertion>
            <office:change-info>
              <dc:creator>Julia Ringo</dc:creator>
              <dc:date>2023-10-21T10:21:00</dc:date>
            </office:change-info>
          </text:insertion>
        </text:changed-region>
        <text:changed-region xml:id="ct93825582341568" text:id="ct93825582341568">
          <text:deletion>
            <office:change-info>
              <dc:creator>Julia Ringo</dc:creator>
              <dc:date>2023-10-21T10:21:00</dc:date>
            </office:change-info>
            <text:p text:style-name="Text_20_body"><text:span text:style-name="T1">would </text:span></text:p>
          </text:deletion>
        </text:changed-region>
        <text:changed-region xml:id="ct93825582335088" text:id="ct93825582335088">
          <text:insertion>
            <office:change-info>
              <dc:creator>Julia Ringo</dc:creator>
              <dc:date>2023-10-21T10:21:00</dc:date>
            </office:change-info>
          </text:insertion>
        </text:changed-region>
        <text:changed-region xml:id="ct93825582328352" text:id="ct93825582328352">
          <text:deletion>
            <office:change-info>
              <dc:creator>Julia Ringo</dc:creator>
              <dc:date>2023-10-21T10:21:00</dc:date>
            </office:change-info>
            <text:p text:style-name="Text_20_body"><text:span text:style-name="T1">would be</text:span></text:p>
          </text:deletion>
        </text:changed-region>
        <text:changed-region xml:id="ct93825582312224" text:id="ct93825582312224">
          <text:insertion>
            <office:change-info>
              <dc:creator>Julia Ringo</dc:creator>
              <dc:date>2023-10-21T10:21:00</dc:date>
            </office:change-info>
          </text:insertion>
        </text:changed-region>
        <text:changed-region xml:id="ct93825582332192" text:id="ct93825582332192">
          <text:deletion>
            <office:change-info>
              <dc:creator>Julia Ringo</dc:creator>
              <dc:date>2023-10-21T10:21:00</dc:date>
            </office:change-info>
            <text:p text:style-name="Text_20_body"><text:span text:style-name="T1">would </text:span></text:p>
          </text:deletion>
        </text:changed-region>
        <text:changed-region xml:id="ct93825582349392" text:id="ct93825582349392">
          <text:insertion>
            <office:change-info>
              <dc:creator>Julia Ringo</dc:creator>
              <dc:date>2023-10-21T10:21:00</dc:date>
            </office:change-info>
          </text:insertion>
        </text:changed-region>
        <text:changed-region xml:id="ct93825582352400" text:id="ct93825582352400">
          <text:insertion>
            <office:change-info>
              <dc:creator>Julia Ringo</dc:creator>
              <dc:date>2023-10-21T10:21:00</dc:date>
            </office:change-info>
          </text:insertion>
        </text:changed-region>
        <text:changed-region xml:id="ct93825582353840" text:id="ct93825582353840">
          <text:deletion>
            <office:change-info>
              <dc:creator>Julia Ringo</dc:creator>
              <dc:date>2023-10-21T10:21:00</dc:date>
            </office:change-info>
            <text:p text:style-name="Text_20_body"><text:span text:style-name="T1">would </text:span></text:p>
          </text:deletion>
        </text:changed-region>
        <text:changed-region xml:id="ct93825582356400" text:id="ct93825582356400">
          <text:insertion>
            <office:change-info>
              <dc:creator>Julia Ringo</dc:creator>
              <dc:date>2023-10-21T10:21:00</dc:date>
            </office:change-info>
          </text:insertion>
        </text:changed-region>
        <text:changed-region xml:id="ct93825582357840" text:id="ct93825582357840">
          <text:deletion>
            <office:change-info>
              <dc:creator>Julia Ringo</dc:creator>
              <dc:date>2023-10-21T10:21:00</dc:date>
            </office:change-info>
            <text:p text:style-name="Text_20_body"><text:span text:style-name="T1">would </text:span></text:p>
          </text:deletion>
        </text:changed-region>
        <text:changed-region xml:id="ct93825582361136" text:id="ct93825582361136">
          <text:insertion>
            <office:change-info>
              <dc:creator>Julia Ringo</dc:creator>
              <dc:date>2023-10-21T10:21:00</dc:date>
            </office:change-info>
          </text:insertion>
        </text:changed-region>
        <text:changed-region xml:id="ct93825577277552" text:id="ct93825577277552">
          <text:insertion>
            <office:change-info>
              <dc:creator>Julia Ringo</dc:creator>
              <dc:date>2023-10-21T10:21:00</dc:date>
            </office:change-info>
          </text:insertion>
        </text:changed-region>
        <text:changed-region xml:id="ct93825582364256" text:id="ct93825582364256">
          <text:insertion>
            <office:change-info>
              <dc:creator>Julia Ringo</dc:creator>
              <dc:date>2023-10-21T10:21:00</dc:date>
            </office:change-info>
          </text:insertion>
        </text:changed-region>
        <text:changed-region xml:id="ct93825582362336" text:id="ct93825582362336">
          <text:deletion>
            <office:change-info>
              <dc:creator>Julia Ringo</dc:creator>
              <dc:date>2023-10-21T10:22:00</dc:date>
            </office:change-info>
            <text:p text:style-name="Text_20_body"><text:span text:style-name="T1">would </text:span></text:p>
          </text:deletion>
        </text:changed-region>
        <text:changed-region xml:id="ct93825582367888" text:id="ct93825582367888">
          <text:deletion>
            <office:change-info>
              <dc:creator>Julia Ringo</dc:creator>
              <dc:date>2023-10-21T10:22:00</dc:date>
            </office:change-info>
            <text:p text:style-name="Text_20_body"><text:span text:style-name="T1">gh</text:span></text:p>
          </text:deletion>
        </text:changed-region>
        <text:changed-region xml:id="ct93825582370496" text:id="ct93825582370496">
          <text:insertion>
            <office:change-info>
              <dc:creator>Julia Ringo</dc:creator>
              <dc:date>2023-10-21T10:22:00</dc:date>
            </office:change-info>
          </text:insertion>
        </text:changed-region>
        <text:changed-region xml:id="ct93825576106000" text:id="ct93825576106000">
          <text:deletion>
            <office:change-info>
              <dc:creator>Julia Ringo</dc:creator>
              <dc:date>2023-10-21T10:22:00</dc:date>
            </office:change-info>
            <text:p text:style-name="Text_20_body"><text:span text:style-name="T1"><text:s/>with astonishing clarity</text:span></text:p>
          </text:deletion>
        </text:changed-region>
        <text:changed-region xml:id="ct93825582374096" text:id="ct93825582374096">
          <text:deletion>
            <office:change-info>
              <dc:creator>Julia Ringo</dc:creator>
              <dc:date>2023-10-21T10:22:00</dc:date>
            </office:change-info>
            <text:p text:style-name="Text_20_body"><text:span text:style-name="T1">in the past</text:span></text:p>
          </text:deletion>
        </text:changed-region>
        <text:changed-region xml:id="ct93825582374688" text:id="ct93825582374688">
          <text:insertion>
            <office:change-info>
              <dc:creator>Julia Ringo</dc:creator>
              <dc:date>2023-10-21T10:22:00</dc:date>
            </office:change-info>
          </text:insertion>
        </text:changed-region>
        <text:changed-region xml:id="ct93825582374928" text:id="ct93825582374928">
          <text:format-change>
            <office:change-info>
              <dc:creator>Julia Ringo</dc:creator>
              <dc:date>2023-10-21T10:22:00</dc:date>
            </office:change-info>
          </text:format-change>
        </text:changed-region>
        <text:changed-region xml:id="ct93825582371392" text:id="ct93825582371392">
          <text:insertion>
            <office:change-info>
              <dc:creator>Julia Ringo</dc:creator>
              <dc:date>2023-10-21T10:23:00</dc:date>
            </office:change-info>
          </text:insertion>
        </text:changed-region>
        <text:changed-region xml:id="ct93825582368896" text:id="ct93825582368896">
          <text:insertion>
            <office:change-info>
              <dc:creator>Julia Ringo</dc:creator>
              <dc:date>2023-10-21T10:23:00</dc:date>
            </office:change-info>
          </text:insertion>
        </text:changed-region>
        <text:changed-region xml:id="ct93825576105088" text:id="ct93825576105088">
          <text:deletion>
            <office:change-info>
              <dc:creator>Julia Ringo</dc:creator>
              <dc:date>2023-10-21T10:23:00</dc:date>
            </office:change-info>
            <text:p text:style-name="Text_20_body"><text:span text:style-name="T1">;</text:span></text:p>
          </text:deletion>
        </text:changed-region>
        <text:changed-region xml:id="ct93825582324928" text:id="ct93825582324928">
          <text:deletion>
            <office:change-info>
              <dc:creator>Julia Ringo</dc:creator>
              <dc:date>2023-10-21T10:23:00</dc:date>
            </office:change-info>
            <text:p text:style-name="Text_20_body"><text:span text:style-name="T1">was capable of</text:span></text:p>
          </text:deletion>
        </text:changed-region>
        <text:changed-region xml:id="ct93825582365136" text:id="ct93825582365136">
          <text:insertion>
            <office:change-info>
              <dc:creator>Julia Ringo</dc:creator>
              <dc:date>2023-10-21T10:23:00</dc:date>
            </office:change-info>
          </text:insertion>
        </text:changed-region>
        <text:changed-region xml:id="ct93825582365744" text:id="ct93825582365744">
          <text:deletion>
            <office:change-info>
              <dc:creator>Julia Ringo</dc:creator>
              <dc:date>2023-10-21T10:23:00</dc:date>
            </office:change-info>
            <text:p text:style-name="Text_20_body"><text:span text:style-name="T1">ing</text:span></text:p>
          </text:deletion>
        </text:changed-region>
        <text:changed-region xml:id="ct93825582332432" text:id="ct93825582332432">
          <text:insertion>
            <office:change-info>
              <dc:creator>Julia Ringo</dc:creator>
              <dc:date>2023-10-21T10:23:00</dc:date>
            </office:change-info>
          </text:insertion>
        </text:changed-region>
        <text:changed-region xml:id="ct93825576103728" text:id="ct93825576103728">
          <text:deletion>
            <office:change-info>
              <dc:creator>Julia Ringo</dc:creator>
              <dc:date>2023-10-21T10:23:00</dc:date>
            </office:change-info>
            <text:p text:style-name="Text_20_body"><text:span text:style-name="T1">owing</text:span></text:p>
          </text:deletion>
        </text:changed-region>
        <text:changed-region xml:id="ct93825582364496" text:id="ct93825582364496">
          <text:insertion>
            <office:change-info>
              <dc:creator>Julia Ringo</dc:creator>
              <dc:date>2023-10-21T10:23:00</dc:date>
            </office:change-info>
          </text:insertion>
        </text:changed-region>
        <text:changed-region xml:id="ct93825582313104" text:id="ct93825582313104">
          <text:deletion>
            <office:change-info>
              <dc:creator>Julia Ringo</dc:creator>
              <dc:date>2023-10-10T11:08:00</dc:date>
            </office:change-info>
            <text:p text:style-name="Text_20_body"><text:span text:style-name="T1">…</text:span></text:p>
          </text:deletion>
        </text:changed-region>
        <text:changed-region xml:id="ct93825582326080" text:id="ct93825582326080">
          <text:insertion>
            <office:change-info>
              <dc:creator>Julia Ringo</dc:creator>
              <dc:date>2023-10-10T11:08:00</dc:date>
            </office:change-info>
          </text:insertion>
        </text:changed-region>
        <text:changed-region xml:id="ct93825582352640" text:id="ct93825582352640">
          <text:deletion>
            <office:change-info>
              <dc:creator>Julia Ringo</dc:creator>
              <dc:date>2023-10-21T10:23:00</dc:date>
            </office:change-info>
            <text:p text:style-name="Text_20_body"><text:span text:style-name="T1"><text:s/></text:span></text:p>
          </text:deletion>
        </text:changed-region>
        <text:changed-region xml:id="ct93825582353520" text:id="ct93825582353520">
          <text:insertion>
            <office:change-info>
              <dc:creator>Julia Ringo</dc:creator>
              <dc:date>2023-10-21T10:23:00</dc:date>
            </office:change-info>
          </text:insertion>
        </text:changed-region>
        <text:changed-region xml:id="ct93825582356640" text:id="ct93825582356640">
          <text:deletion>
            <office:change-info>
              <dc:creator>Julia Ringo</dc:creator>
              <dc:date>2023-10-21T10:23:00</dc:date>
            </office:change-info>
            <text:p text:style-name="Text_20_body"><text:span text:style-name="T1">H</text:span></text:p>
          </text:deletion>
        </text:changed-region>
        <text:changed-region xml:id="ct93825582357520" text:id="ct93825582357520">
          <text:insertion>
            <office:change-info>
              <dc:creator>Julia Ringo</dc:creator>
              <dc:date>2023-10-21T10:24:00</dc:date>
            </office:change-info>
          </text:insertion>
        </text:changed-region>
        <text:changed-region xml:id="ct93825582362624" text:id="ct93825582362624">
          <text:deletion>
            <office:change-info>
              <dc:creator>Julia Ringo</dc:creator>
              <dc:date>2023-10-21T10:24:00</dc:date>
            </office:change-info>
            <text:p text:style-name="Text_20_body"><text:span text:style-name="T1">ds</text:span></text:p>
          </text:deletion>
        </text:changed-region>
        <text:changed-region xml:id="ct93825582363104" text:id="ct93825582363104">
          <text:deletion>
            <office:change-info>
              <dc:creator>Julia Ringo</dc:creator>
              <dc:date>2023-10-21T10:24:00</dc:date>
            </office:change-info>
            <text:p text:style-name="Text_20_body"><text:span text:style-name="T1">wards</text:span></text:p>
          </text:deletion>
        </text:changed-region>
        <text:changed-region xml:id="ct93825582363344" text:id="ct93825582363344">
          <text:deletion>
            <office:change-info>
              <dc:creator>Julia Ringo</dc:creator>
              <dc:date>2023-10-10T11:08:00</dc:date>
            </office:change-info>
            <text:p text:style-name="Text_20_body"><text:span text:style-name="T2">…</text:span></text:p>
          </text:deletion>
        </text:changed-region>
        <text:changed-region xml:id="ct93825582363936" text:id="ct93825582363936">
          <text:insertion>
            <office:change-info>
              <dc:creator>Julia Ringo</dc:creator>
              <dc:date>2023-10-10T11:08:00</dc:date>
            </office:change-info>
          </text:insertion>
        </text:changed-region>
        <text:changed-region xml:id="ct93825582351728" text:id="ct93825582351728">
          <text:deletion>
            <office:change-info>
              <dc:creator>Julia Ringo</dc:creator>
              <dc:date>2023-10-21T10:24:00</dc:date>
            </office:change-info>
            <text:p text:style-name="Text_20_body"><text:span text:style-name="T1"><text:s/></text:span></text:p>
          </text:deletion>
        </text:changed-region>
        <text:changed-region xml:id="ct93825582360304" text:id="ct93825582360304">
          <text:deletion>
            <office:change-info>
              <dc:creator>Julia Ringo</dc:creator>
              <dc:date>2023-10-05T13:15:00</dc:date>
            </office:change-info>
            <text:p text:style-name="Text_20_body"><text:span text:style-name="T1"><text:s/>— </text:span></text:p>
          </text:deletion>
        </text:changed-region>
        <text:changed-region xml:id="ct93825582360544" text:id="ct93825582360544">
          <text:insertion>
            <office:change-info>
              <dc:creator>Julia Ringo</dc:creator>
              <dc:date>2023-10-05T13:15:00</dc:date>
            </office:change-info>
          </text:insertion>
        </text:changed-region>
        <text:changed-region xml:id="ct93825582360784" text:id="ct93825582360784">
          <text:deletion>
            <office:change-info>
              <dc:creator>Julia Ringo</dc:creator>
              <dc:date>2023-10-21T10:24:00</dc:date>
            </office:change-info>
            <text:p text:style-name="Text_20_body"><text:span text:style-name="T1"><text:s/></text:span></text:p>
          </text:deletion>
        </text:changed-region>
        <text:changed-region xml:id="ct93825582355072" text:id="ct93825582355072">
          <text:deletion>
            <office:change-info>
              <dc:creator>Julia Ringo</dc:creator>
              <dc:date>2023-10-05T13:15:00</dc:date>
            </office:change-info>
            <text:p text:style-name="Text_20_body"><text:span text:style-name="T1"><text:s/>— </text:span></text:p>
          </text:deletion>
        </text:changed-region>
        <text:changed-region xml:id="ct93825582355312" text:id="ct93825582355312">
          <text:insertion>
            <office:change-info>
              <dc:creator>Julia Ringo</dc:creator>
              <dc:date>2023-10-05T13:15:00</dc:date>
            </office:change-info>
          </text:insertion>
        </text:changed-region>
        <text:changed-region xml:id="ct93825582355552" text:id="ct93825582355552">
          <text:deletion>
            <office:change-info>
              <dc:creator>Julia Ringo</dc:creator>
              <dc:date>2023-10-10T11:08:00</dc:date>
            </office:change-info>
            <text:p text:style-name="Text_20_body"><text:span text:style-name="T2">…</text:span></text:p>
          </text:deletion>
        </text:changed-region>
        <text:changed-region xml:id="ct93825577012304" text:id="ct93825577012304">
          <text:insertion>
            <office:change-info>
              <dc:creator>Julia Ringo</dc:creator>
              <dc:date>2023-10-10T11:08:00</dc:date>
            </office:change-info>
          </text:insertion>
        </text:changed-region>
        <text:changed-region xml:id="ct93825582381184" text:id="ct93825582381184">
          <text:insertion>
            <office:change-info>
              <dc:creator>Julia Ringo</dc:creator>
              <dc:date>2023-10-21T10:24:00</dc:date>
            </office:change-info>
          </text:insertion>
        </text:changed-region>
        <text:changed-region xml:id="ct93825582382304" text:id="ct93825582382304">
          <text:insertion>
            <office:change-info>
              <dc:creator>Julia Ringo</dc:creator>
              <dc:date>2023-10-21T10:25:00</dc:date>
            </office:change-info>
          </text:insertion>
        </text:changed-region>
        <text:changed-region xml:id="ct93825582382544" text:id="ct93825582382544">
          <text:deletion>
            <office:change-info>
              <dc:creator>Julia Ringo</dc:creator>
              <dc:date>2023-10-21T10:25:00</dc:date>
            </office:change-info>
            <text:p text:style-name="Text_20_body"><text:span text:style-name="T1">O</text:span></text:p>
          </text:deletion>
        </text:changed-region>
        <text:changed-region xml:id="ct93825582382784" text:id="ct93825582382784">
          <text:deletion>
            <office:change-info>
              <dc:creator>Julia Ringo</dc:creator>
              <dc:date>2023-10-10T11:08:00</dc:date>
            </office:change-info>
            <text:p text:style-name="Text_20_body"><text:span text:style-name="T1">…</text:span></text:p>
          </text:deletion>
        </text:changed-region>
        <text:changed-region xml:id="ct93825582383024" text:id="ct93825582383024">
          <text:insertion>
            <office:change-info>
              <dc:creator>Julia Ringo</dc:creator>
              <dc:date>2023-10-10T11:08:00</dc:date>
            </office:change-info>
          </text:insertion>
        </text:changed-region>
        <text:changed-region xml:id="ct93825582383264" text:id="ct93825582383264">
          <text:insertion>
            <office:change-info>
              <dc:creator>Julia Ringo</dc:creator>
              <dc:date>2023-10-21T10:25:00</dc:date>
            </office:change-info>
          </text:insertion>
        </text:changed-region>
        <text:changed-region xml:id="ct93825582383504" text:id="ct93825582383504">
          <text:deletion>
            <office:change-info>
              <dc:creator>Julia Ringo</dc:creator>
              <dc:date>2023-10-21T10:25:00</dc:date>
            </office:change-info>
            <text:p text:style-name="Text_20_body"><text:span text:style-name="T1"><text:s/>A</text:span></text:p>
          </text:deletion>
        </text:changed-region>
        <text:changed-region xml:id="ct93825576611168" text:id="ct93825576611168">
          <text:deletion>
            <office:change-info>
              <dc:creator>Julia Ringo</dc:creator>
              <dc:date>2023-10-05T13:15:00</dc:date>
            </office:change-info>
            <text:p text:style-name="Text_20_body"><text:span text:style-name="T1"><text:s/>— </text:span></text:p>
          </text:deletion>
        </text:changed-region>
        <text:changed-region xml:id="ct93825582369984" text:id="ct93825582369984">
          <text:insertion>
            <office:change-info>
              <dc:creator>Julia Ringo</dc:creator>
              <dc:date>2023-10-05T13:15:00</dc:date>
            </office:change-info>
          </text:insertion>
        </text:changed-region>
        <text:changed-region xml:id="ct93825582385104" text:id="ct93825582385104">
          <text:deletion>
            <office:change-info>
              <dc:creator>Julia Ringo</dc:creator>
              <dc:date>2023-10-05T13:15:00</dc:date>
            </office:change-info>
            <text:p text:style-name="Text_20_body"><text:span text:style-name="T1"><text:s/>— </text:span></text:p>
          </text:deletion>
        </text:changed-region>
        <text:changed-region xml:id="ct93825582385344" text:id="ct93825582385344">
          <text:insertion>
            <office:change-info>
              <dc:creator>Julia Ringo</dc:creator>
              <dc:date>2023-10-05T13:15:00</dc:date>
            </office:change-info>
          </text:insertion>
        </text:changed-region>
        <text:changed-region xml:id="ct93825582388800" text:id="ct93825582388800">
          <text:format-change>
            <office:change-info>
              <dc:creator>Julia Ringo</dc:creator>
              <dc:date>2023-10-21T10:25:00</dc:date>
            </office:change-info>
          </text:format-change>
        </text:changed-region>
        <text:changed-region xml:id="ct93825582388560" text:id="ct93825582388560">
          <text:deletion>
            <office:change-info>
              <dc:creator>Julia Ringo</dc:creator>
              <dc:date>2023-10-21T10:26:00</dc:date>
            </office:change-info>
            <text:p text:style-name="Text_20_body"><text:span text:style-name="T1">an </text:span></text:p>
          </text:deletion>
        </text:changed-region>
        <text:changed-region xml:id="ct93825582391904" text:id="ct93825582391904">
          <text:insertion>
            <office:change-info>
              <dc:creator>Julia Ringo</dc:creator>
              <dc:date>2023-10-21T10:26:00</dc:date>
            </office:change-info>
          </text:insertion>
        </text:changed-region>
        <text:changed-region xml:id="ct93825582393072" text:id="ct93825582393072">
          <text:deletion>
            <office:change-info>
              <dc:creator>Julia Ringo</dc:creator>
              <dc:date>2023-10-21T10:26:00</dc:date>
            </office:change-info>
            <text:p text:style-name="Text_20_body"><text:span text:style-name="T1">amount of </text:span></text:p>
          </text:deletion>
        </text:changed-region>
        <text:changed-region xml:id="ct93825582394336" text:id="ct93825582394336">
          <text:deletion>
            <office:change-info>
              <dc:creator>Julia Ringo</dc:creator>
              <dc:date>2023-10-21T10:26:00</dc:date>
            </office:change-info>
            <text:p text:style-name="Text_20_body"><text:span text:style-name="T1">he had </text:span></text:p>
          </text:deletion>
        </text:changed-region>
        <text:changed-region xml:id="ct93825582397696" text:id="ct93825582397696">
          <text:deletion>
            <office:change-info>
              <dc:creator>Julia Ringo</dc:creator>
              <dc:date>2023-10-21T10:26:00</dc:date>
            </office:change-info>
            <text:p text:style-name="Text_20_body"><text:span text:style-name="T1">Captain </text:span></text:p>
          </text:deletion>
        </text:changed-region>
        <text:changed-region xml:id="ct93825582397936" text:id="ct93825582397936">
          <text:deletion>
            <office:change-info>
              <dc:creator>Julia Ringo</dc:creator>
              <dc:date>2023-10-05T13:15:00</dc:date>
            </office:change-info>
            <text:p text:style-name="Text_20_body"><text:span text:style-name="T1"><text:s/>— </text:span></text:p>
          </text:deletion>
        </text:changed-region>
        <text:changed-region xml:id="ct93825582398720" text:id="ct93825582398720">
          <text:insertion>
            <office:change-info>
              <dc:creator>Julia Ringo</dc:creator>
              <dc:date>2023-10-21T10:27:00</dc:date>
            </office:change-info>
          </text:insertion>
        </text:changed-region>
        <text:changed-region xml:id="ct93825582398960" text:id="ct93825582398960">
          <text:deletion>
            <office:change-info>
              <dc:creator>Julia Ringo</dc:creator>
              <dc:date>2023-10-21T10:27:00</dc:date>
            </office:change-info>
            <text:p text:style-name="Text_20_body"><text:span text:style-name="T1">t</text:span></text:p>
          </text:deletion>
        </text:changed-region>
        <text:changed-region xml:id="ct93825582399200" text:id="ct93825582399200">
          <text:deletion>
            <office:change-info>
              <dc:creator>Julia Ringo</dc:creator>
              <dc:date>2023-10-05T13:15:00</dc:date>
            </office:change-info>
            <text:p text:style-name="Text_20_body"><text:span text:style-name="T1"><text:s/>— </text:span></text:p>
          </text:deletion>
        </text:changed-region>
        <text:changed-region xml:id="ct93825582399440" text:id="ct93825582399440">
          <text:insertion>
            <office:change-info>
              <dc:creator>Julia Ringo</dc:creator>
              <dc:date>2023-10-05T13:15:00</dc:date>
            </office:change-info>
          </text:insertion>
        </text:changed-region>
        <text:changed-region xml:id="ct93825582401264" text:id="ct93825582401264">
          <text:deletion>
            <office:change-info>
              <dc:creator>Julia Ringo</dc:creator>
              <dc:date>2023-10-21T10:37:00</dc:date>
            </office:change-info>
            <text:p text:style-name="Text_20_body"><text:span text:style-name="T1">see </text:span></text:p>
          </text:deletion>
        </text:changed-region>
        <text:changed-region xml:id="ct93825582402256" text:id="ct93825582402256">
          <text:insertion>
            <office:change-info>
              <dc:creator>Julia Ringo</dc:creator>
              <dc:date>2023-10-21T10:37:00</dc:date>
            </office:change-info>
          </text:insertion>
        </text:changed-region>
        <text:changed-region xml:id="ct93825582404496" text:id="ct93825582404496">
          <text:deletion>
            <office:change-info>
              <dc:creator>Julia Ringo</dc:creator>
              <dc:date>2023-10-05T13:15:00</dc:date>
            </office:change-info>
            <text:p text:style-name="Text_20_body"><text:span text:style-name="T1"><text:s/>— </text:span></text:p>
          </text:deletion>
        </text:changed-region>
        <text:changed-region xml:id="ct93825582405088" text:id="ct93825582405088">
          <text:insertion>
            <office:change-info>
              <dc:creator>Julia Ringo</dc:creator>
              <dc:date>2023-10-05T13:15:00</dc:date>
            </office:change-info>
          </text:insertion>
        </text:changed-region>
        <text:changed-region xml:id="ct93825582405744" text:id="ct93825582405744">
          <text:deletion>
            <office:change-info>
              <dc:creator>Julia Ringo</dc:creator>
              <dc:date>2023-10-21T10:37:00</dc:date>
            </office:change-info>
            <text:p text:style-name="Text_20_body"><text:span text:style-name="T1">silently </text:span></text:p>
          </text:deletion>
        </text:changed-region>
        <text:changed-region xml:id="ct93825582405984" text:id="ct93825582405984">
          <text:insertion>
            <office:change-info>
              <dc:creator>Julia Ringo</dc:creator>
              <dc:date>2023-10-21T10:37:00</dc:date>
            </office:change-info>
          </text:insertion>
        </text:changed-region>
        <text:changed-region xml:id="ct93825582406944" text:id="ct93825582406944">
          <text:insertion>
            <office:change-info>
              <dc:creator>Julia Ringo</dc:creator>
              <dc:date>2023-10-21T10:38:00</dc:date>
            </office:change-info>
          </text:insertion>
        </text:changed-region>
        <text:changed-region xml:id="ct93825582407184" text:id="ct93825582407184">
          <text:deletion>
            <office:change-info>
              <dc:creator>Julia Ringo</dc:creator>
              <dc:date>2023-10-21T10:38:00</dc:date>
            </office:change-info>
            <text:p text:style-name="Text_20_body"><text:span text:style-name="T1">she heard </text:span></text:p>
          </text:deletion>
        </text:changed-region>
        <text:changed-region xml:id="ct93825582407424" text:id="ct93825582407424">
          <text:deletion>
            <office:change-info>
              <dc:creator>Julia Ringo</dc:creator>
              <dc:date>2023-10-21T10:38:00</dc:date>
            </office:change-info>
            <text:p text:style-name="Text_20_body"><text:span text:style-name="T1">make </text:span></text:p>
          </text:deletion>
        </text:changed-region>
        <text:changed-region xml:id="ct93825582407664" text:id="ct93825582407664">
          <text:deletion>
            <office:change-info>
              <dc:creator>Julia Ringo</dc:creator>
              <dc:date>2023-10-21T10:38:00</dc:date>
            </office:change-info>
            <text:p text:style-name="Text_20_body"><text:span text:style-name="T1">ments</text:span></text:p>
          </text:deletion>
        </text:changed-region>
        <text:changed-region xml:id="ct93825582407904" text:id="ct93825582407904">
          <text:deletion>
            <office:change-info>
              <dc:creator>Julia Ringo</dc:creator>
              <dc:date>2023-10-21T10:38:00</dc:date>
            </office:change-info>
            <text:p text:style-name="Text_20_body"><text:span text:style-name="T1">to </text:span></text:p>
          </text:deletion>
        </text:changed-region>
        <text:changed-region xml:id="ct93825575605536" text:id="ct93825575605536">
          <text:deletion>
            <office:change-info>
              <dc:creator>Julia Ringo</dc:creator>
              <dc:date>2023-10-21T10:40:00</dc:date>
            </office:change-info>
            <text:p text:style-name="Text_20_body"><text:span text:style-name="T1">every time it happened </text:span></text:p>
          </text:deletion>
        </text:changed-region>
        <text:changed-region xml:id="ct93825575134080" text:id="ct93825575134080">
          <text:insertion>
            <office:change-info>
              <dc:creator>Julia Ringo</dc:creator>
              <dc:date>2023-10-21T10:40:00</dc:date>
            </office:change-info>
          </text:insertion>
        </text:changed-region>
        <text:changed-region xml:id="ct93825582408144" text:id="ct93825582408144">
          <text:deletion>
            <office:change-info>
              <dc:creator>Julia Ringo</dc:creator>
              <dc:date>2023-10-21T10:40:00</dc:date>
            </office:change-info>
            <text:p text:style-name="Text_20_body"><text:span text:style-name="T1">were </text:span></text:p>
          </text:deletion>
        </text:changed-region>
        <text:changed-region xml:id="ct93825582409616" text:id="ct93825582409616">
          <text:deletion>
            <office:change-info>
              <dc:creator>Julia Ringo</dc:creator>
              <dc:date>2023-10-21T10:40:00</dc:date>
            </office:change-info>
            <text:p text:style-name="Text_20_body"><text:span text:style-name="T1">and </text:span></text:p>
          </text:deletion>
        </text:changed-region>
        <text:changed-region xml:id="ct93825582411104" text:id="ct93825582411104">
          <text:insertion>
            <office:change-info>
              <dc:creator>Julia Ringo</dc:creator>
              <dc:date>2023-10-21T10:40:00</dc:date>
            </office:change-info>
          </text:insertion>
        </text:changed-region>
        <text:changed-region xml:id="ct93825582411760" text:id="ct93825582411760">
          <text:insertion>
            <office:change-info>
              <dc:creator>Julia Ringo</dc:creator>
              <dc:date>2023-10-21T10:40:00</dc:date>
            </office:change-info>
          </text:insertion>
        </text:changed-region>
        <text:changed-region xml:id="ct93825582412336" text:id="ct93825582412336">
          <text:deletion>
            <office:change-info>
              <dc:creator>Julia Ringo</dc:creator>
              <dc:date>2023-10-21T10:40:00</dc:date>
            </office:change-info>
            <text:p text:style-name="Text_20_body"><text:span text:style-name="T1">ed longer</text:span></text:p>
          </text:deletion>
        </text:changed-region>
        <text:changed-region xml:id="ct93825582412592" text:id="ct93825582412592">
          <text:deletion>
            <office:change-info>
              <dc:creator>Julia Ringo</dc:creator>
              <dc:date>2023-10-21T10:41:00</dc:date>
            </office:change-info>
            <text:p text:style-name="Text_20_body"><text:span text:style-name="T1">Cassandra </text:span></text:p>
          </text:deletion>
        </text:changed-region>
        <text:changed-region xml:id="ct93825582412832" text:id="ct93825582412832">
          <text:insertion>
            <office:change-info>
              <dc:creator>Julia Ringo</dc:creator>
              <dc:date>2023-10-21T10:41:00</dc:date>
            </office:change-info>
          </text:insertion>
        </text:changed-region>
        <text:changed-region xml:id="ct93825582413072" text:id="ct93825582413072">
          <text:deletion>
            <office:change-info>
              <dc:creator>Julia Ringo</dc:creator>
              <dc:date>2023-10-21T10:41:00</dc:date>
            </office:change-info>
            <text:p text:style-name="Text_20_body"><text:span text:style-name="T1">and let her get some rest</text:span></text:p>
          </text:deletion>
        </text:changed-region>
        <text:changed-region xml:id="ct93825582415408" text:id="ct93825582415408">
          <text:deletion>
            <office:change-info>
              <dc:creator>Julia Ringo</dc:creator>
              <dc:date>2023-10-05T13:15:00</dc:date>
            </office:change-info>
            <text:p text:style-name="Text_20_body"><text:span text:style-name="T1"><text:s/>— </text:span></text:p>
          </text:deletion>
        </text:changed-region>
        <text:changed-region xml:id="ct93825582415648" text:id="ct93825582415648">
          <text:insertion>
            <office:change-info>
              <dc:creator>Julia Ringo</dc:creator>
              <dc:date>2023-10-05T13:15:00</dc:date>
            </office:change-info>
          </text:insertion>
        </text:changed-region>
        <text:changed-region xml:id="ct93825582416176" text:id="ct93825582416176">
          <text:deletion>
            <office:change-info>
              <dc:creator>Julia Ringo</dc:creator>
              <dc:date>2023-10-05T13:15:00</dc:date>
            </office:change-info>
            <text:p text:style-name="Text_20_body"><text:span text:style-name="T1"><text:s/>— </text:span></text:p>
          </text:deletion>
        </text:changed-region>
        <text:changed-region xml:id="ct93825582416736" text:id="ct93825582416736">
          <text:insertion>
            <office:change-info>
              <dc:creator>Julia Ringo</dc:creator>
              <dc:date>2023-10-05T13:15:00</dc:date>
            </office:change-info>
          </text:insertion>
        </text:changed-region>
        <text:changed-region xml:id="ct93825582418352" text:id="ct93825582418352">
          <text:deletion>
            <office:change-info>
              <dc:creator>Julia Ringo</dc:creator>
              <dc:date>2023-10-05T13:15:00</dc:date>
            </office:change-info>
            <text:p text:style-name="Text_20_body"><text:span text:style-name="T1"><text:s/>— </text:span></text:p>
          </text:deletion>
        </text:changed-region>
        <text:changed-region xml:id="ct93825582418592" text:id="ct93825582418592">
          <text:insertion>
            <office:change-info>
              <dc:creator>Julia Ringo</dc:creator>
              <dc:date>2023-10-05T13:15:00</dc:date>
            </office:change-info>
          </text:insertion>
        </text:changed-region>
        <text:changed-region xml:id="ct93825582418832" text:id="ct93825582418832">
          <text:insertion>
            <office:change-info>
              <dc:creator>Julia Ringo</dc:creator>
              <dc:date>2023-10-21T10:42:00</dc:date>
            </office:change-info>
          </text:insertion>
        </text:changed-region>
        <text:changed-region xml:id="ct93825582419712" text:id="ct93825582419712">
          <text:insertion>
            <office:change-info>
              <dc:creator>Julia Ringo</dc:creator>
              <dc:date>2023-10-21T10:42:00</dc:date>
            </office:change-info>
          </text:insertion>
        </text:changed-region>
        <text:changed-region xml:id="ct93825582420192" text:id="ct93825582420192">
          <text:insertion>
            <office:change-info>
              <dc:creator>Julia Ringo</dc:creator>
              <dc:date>2023-10-21T10:42:00</dc:date>
            </office:change-info>
          </text:insertion>
        </text:changed-region>
        <text:changed-region xml:id="ct93825582419952" text:id="ct93825582419952">
          <text:deletion>
            <office:change-info>
              <dc:creator>Julia Ringo</dc:creator>
              <dc:date>2023-10-21T10:42:00</dc:date>
            </office:change-info>
            <text:p text:style-name="Text_20_body"><text:span text:style-name="T1">,</text:span></text:p>
          </text:deletion>
        </text:changed-region>
        <text:changed-region xml:id="ct93825582420432" text:id="ct93825582420432">
          <text:insertion>
            <office:change-info>
              <dc:creator>Julia Ringo</dc:creator>
              <dc:date>2023-10-21T10:42:00</dc:date>
            </office:change-info>
          </text:insertion>
        </text:changed-region>
        <text:changed-region xml:id="ct93825582420672" text:id="ct93825582420672">
          <text:deletion>
            <office:change-info>
              <dc:creator>Julia Ringo</dc:creator>
              <dc:date>2023-10-21T10:42:00</dc:date>
            </office:change-info>
            <text:p text:style-name="Text_20_body"><text:span text:style-name="T1">i</text:span></text:p>
          </text:deletion>
        </text:changed-region>
        <text:changed-region xml:id="ct93825582423216" text:id="ct93825582423216">
          <text:deletion>
            <office:change-info>
              <dc:creator>Julia Ringo</dc:creator>
              <dc:date>2023-10-10T11:08:00</dc:date>
            </office:change-info>
            <text:p text:style-name="Text_20_body"><text:span text:style-name="T1">…</text:span></text:p>
          </text:deletion>
        </text:changed-region>
        <text:changed-region xml:id="ct93825582423456" text:id="ct93825582423456">
          <text:insertion>
            <office:change-info>
              <dc:creator>Julia Ringo</dc:creator>
              <dc:date>2023-10-10T11:08:00</dc:date>
            </office:change-info>
          </text:insertion>
        </text:changed-region>
        <text:changed-region xml:id="ct93825582423696" text:id="ct93825582423696">
          <text:deletion>
            <office:change-info>
              <dc:creator>Julia Ringo</dc:creator>
              <dc:date>2023-10-21T10:42:00</dc:date>
            </office:change-info>
            <text:p text:style-name="Text_20_body"><text:span text:style-name="T1"><text:s/></text:span></text:p>
          </text:deletion>
        </text:changed-region>
        <text:changed-region xml:id="ct93825582424576" text:id="ct93825582424576">
          <text:insertion>
            <office:change-info>
              <dc:creator>Julia Ringo</dc:creator>
              <dc:date>2023-10-21T10:42:00</dc:date>
            </office:change-info>
          </text:insertion>
        </text:changed-region>
        <text:changed-region xml:id="ct93825582427376" text:id="ct93825582427376">
          <text:deletion>
            <office:change-info>
              <dc:creator>Julia Ringo</dc:creator>
              <dc:date>2023-10-05T13:15:00</dc:date>
            </office:change-info>
            <text:p text:style-name="Text_20_body"><text:span text:style-name="T1"><text:s/>— </text:span></text:p>
          </text:deletion>
        </text:changed-region>
        <text:changed-region xml:id="ct93825582428256" text:id="ct93825582428256">
          <text:insertion>
            <office:change-info>
              <dc:creator>Julia Ringo</dc:creator>
              <dc:date>2023-10-05T13:15:00</dc:date>
            </office:change-info>
          </text:insertion>
        </text:changed-region>
        <text:changed-region xml:id="ct93825582428496" text:id="ct93825582428496">
          <text:insertion>
            <office:change-info>
              <dc:creator>Julia Ringo</dc:creator>
              <dc:date>2023-10-21T10:51:00</dc:date>
            </office:change-info>
          </text:insertion>
        </text:changed-region>
        <text:changed-region xml:id="ct93825582429664" text:id="ct93825582429664">
          <text:insertion>
            <office:change-info>
              <dc:creator>Julia Ringo</dc:creator>
              <dc:date>2023-10-21T10:51:00</dc:date>
            </office:change-info>
          </text:insertion>
        </text:changed-region>
        <text:changed-region xml:id="ct93825582431040" text:id="ct93825582431040">
          <text:deletion>
            <office:change-info>
              <dc:creator>Julia Ringo</dc:creator>
              <dc:date>2023-10-21T10:51:00</dc:date>
            </office:change-info>
            <text:p text:style-name="Text_20_body"><text:span text:style-name="T1">doubtful </text:span></text:p>
          </text:deletion>
        </text:changed-region>
        <text:changed-region xml:id="ct93825582431280" text:id="ct93825582431280">
          <text:insertion>
            <office:change-info>
              <dc:creator>Julia Ringo</dc:creator>
              <dc:date>2023-10-21T10:51:00</dc:date>
            </office:change-info>
          </text:insertion>
        </text:changed-region>
        <text:changed-region xml:id="ct93825582431520" text:id="ct93825582431520">
          <text:deletion>
            <office:change-info>
              <dc:creator>Julia Ringo</dc:creator>
              <dc:date>2023-10-21T10:51:00</dc:date>
            </office:change-info>
            <text:p text:style-name="Text_20_body"><text:span text:style-name="T1">express </text:span></text:p>
          </text:deletion>
        </text:changed-region>
        <text:changed-region xml:id="ct93825582432576" text:id="ct93825582432576">
          <text:insertion>
            <office:change-info>
              <dc:creator>Julia Ringo</dc:creator>
              <dc:date>2023-10-21T10:51:00</dc:date>
            </office:change-info>
          </text:insertion>
        </text:changed-region>
        <text:changed-region xml:id="ct93825582432816" text:id="ct93825582432816">
          <text:deletion>
            <office:change-info>
              <dc:creator>Julia Ringo</dc:creator>
              <dc:date>2023-10-21T10:51:00</dc:date>
            </office:change-info>
            <text:p text:style-name="Text_20_body"><text:span text:style-name="T1"><text:s/>verbally</text:span></text:p>
          </text:deletion>
        </text:changed-region>
        <text:changed-region xml:id="ct93825582434496" text:id="ct93825582434496">
          <text:insertion>
            <office:change-info>
              <dc:creator>Julia Ringo</dc:creator>
              <dc:date>2023-10-21T10:52:00</dc:date>
            </office:change-info>
          </text:insertion>
        </text:changed-region>
        <text:changed-region xml:id="ct93825582435792" text:id="ct93825582435792">
          <text:deletion>
            <office:change-info>
              <dc:creator>Julia Ringo</dc:creator>
              <dc:date>2023-10-21T10:52:00</dc:date>
            </office:change-info>
            <text:p text:style-name="Text_20_body"><text:span text:style-name="T1">more </text:span></text:p>
          </text:deletion>
        </text:changed-region>
        <text:changed-region xml:id="ct93825582436240" text:id="ct93825582436240">
          <text:insertion>
            <office:change-info>
              <dc:creator>Julia Ringo</dc:creator>
              <dc:date>2023-10-21T10:52:00</dc:date>
            </office:change-info>
          </text:insertion>
        </text:changed-region>
        <text:changed-region xml:id="ct93825582436528" text:id="ct93825582436528">
          <text:format-change>
            <office:change-info>
              <dc:creator>Julia Ringo</dc:creator>
              <dc:date>2023-10-21T10:52:00</dc:date>
            </office:change-info>
          </text:format-change>
        </text:changed-region>
        <text:changed-region xml:id="ct93825582442000" text:id="ct93825582442000">
          <text:insertion>
            <office:change-info>
              <dc:creator>Julia Ringo</dc:creator>
              <dc:date>2023-10-21T10:53:00</dc:date>
            </office:change-info>
          </text:insertion>
        </text:changed-region>
        <text:changed-region xml:id="ct93825582444400" text:id="ct93825582444400">
          <text:insertion>
            <office:change-info>
              <dc:creator>Julia Ringo</dc:creator>
              <dc:date>2023-10-21T10:53:00</dc:date>
            </office:change-info>
          </text:insertion>
        </text:changed-region>
        <text:changed-region xml:id="ct93825582444640" text:id="ct93825582444640">
          <text:deletion>
            <office:change-info>
              <dc:creator>Julia Ringo</dc:creator>
              <dc:date>2023-10-21T10:53:00</dc:date>
            </office:change-info>
            <text:p text:style-name="Text_20_body"><text:span text:style-name="T1">,</text:span></text:p>
          </text:deletion>
        </text:changed-region>
        <text:changed-region xml:id="ct93825582444880" text:id="ct93825582444880">
          <text:insertion>
            <office:change-info>
              <dc:creator>Julia Ringo</dc:creator>
              <dc:date>2023-10-21T10:53:00</dc:date>
            </office:change-info>
          </text:insertion>
        </text:changed-region>
        <text:changed-region xml:id="ct93825582445120" text:id="ct93825582445120">
          <text:deletion>
            <office:change-info>
              <dc:creator>Julia Ringo</dc:creator>
              <dc:date>2023-10-21T10:53:00</dc:date>
            </office:change-info>
            <text:p text:style-name="Text_20_body"><text:span text:style-name="T1">w</text:span></text:p>
          </text:deletion>
        </text:changed-region>
        <text:changed-region xml:id="ct93825582446640" text:id="ct93825582446640">
          <text:deletion>
            <office:change-info>
              <dc:creator>Julia Ringo</dc:creator>
              <dc:date>2023-10-10T11:08:00</dc:date>
            </office:change-info>
            <text:p text:style-name="Text_20_body"><text:span text:style-name="T1">…</text:span></text:p>
          </text:deletion>
        </text:changed-region>
        <text:changed-region xml:id="ct93825582446880" text:id="ct93825582446880">
          <text:insertion>
            <office:change-info>
              <dc:creator>Julia Ringo</dc:creator>
              <dc:date>2023-10-10T11:08:00</dc:date>
            </office:change-info>
          </text:insertion>
        </text:changed-region>
        <text:changed-region xml:id="ct93825582447760" text:id="ct93825582447760">
          <text:deletion>
            <office:change-info>
              <dc:creator>Julia Ringo</dc:creator>
              <dc:date>2023-10-05T13:15:00</dc:date>
            </office:change-info>
            <text:p text:style-name="Text_20_body"><text:span text:style-name="T1"><text:s/>— </text:span></text:p>
          </text:deletion>
        </text:changed-region>
        <text:changed-region xml:id="ct93825582448000" text:id="ct93825582448000">
          <text:insertion>
            <office:change-info>
              <dc:creator>Julia Ringo</dc:creator>
              <dc:date>2023-10-05T13:15:00</dc:date>
            </office:change-info>
          </text:insertion>
        </text:changed-region>
        <text:changed-region xml:id="ct93825582453104" text:id="ct93825582453104">
          <text:insertion>
            <office:change-info>
              <dc:creator>Julia Ringo</dc:creator>
              <dc:date>2023-10-21T10:53:00</dc:date>
            </office:change-info>
          </text:insertion>
        </text:changed-region>
        <text:changed-region xml:id="ct93825582455056" text:id="ct93825582455056">
          <text:insertion>
            <office:change-info>
              <dc:creator>Julia Ringo</dc:creator>
              <dc:date>2023-10-21T10:54:00</dc:date>
            </office:change-info>
          </text:insertion>
        </text:changed-region>
        <text:changed-region xml:id="ct93825582456016" text:id="ct93825582456016">
          <text:insertion>
            <office:change-info>
              <dc:creator>Julia Ringo</dc:creator>
              <dc:date>2023-10-21T10:54:00</dc:date>
            </office:change-info>
          </text:insertion>
        </text:changed-region>
        <text:changed-region xml:id="ct93825582456304" text:id="ct93825582456304">
          <text:deletion>
            <office:change-info>
              <dc:creator>Julia Ringo</dc:creator>
              <dc:date>2023-10-21T10:54:00</dc:date>
            </office:change-info>
            <text:p text:style-name="Text_20_body"><text:span text:style-name="T1">around </text:span></text:p>
          </text:deletion>
        </text:changed-region>
        <text:changed-region xml:id="ct93825582460768" text:id="ct93825582460768">
          <text:insertion>
            <office:change-info>
              <dc:creator>Julia Ringo</dc:creator>
              <dc:date>2023-10-21T10:54:00</dc:date>
            </office:change-info>
          </text:insertion>
        </text:changed-region>
        <text:changed-region xml:id="ct93825582461552" text:id="ct93825582461552">
          <text:deletion>
            <office:change-info>
              <dc:creator>Julia Ringo</dc:creator>
              <dc:date>2023-10-21T10:54:00</dc:date>
            </office:change-info>
            <text:p text:style-name="Text_20_body"><text:span text:style-name="T1">they moved towards </text:span></text:p>
          </text:deletion>
        </text:changed-region>
        <text:changed-region xml:id="ct93825582463120" text:id="ct93825582463120">
          <text:insertion>
            <office:change-info>
              <dc:creator>Julia Ringo</dc:creator>
              <dc:date>2023-10-21T10:54:00</dc:date>
            </office:change-info>
          </text:insertion>
        </text:changed-region>
        <text:changed-region xml:id="ct93825582467536" text:id="ct93825582467536">
          <text:insertion>
            <office:change-info>
              <dc:creator>Julia Ringo</dc:creator>
              <dc:date>2023-10-21T10:55:00</dc:date>
            </office:change-info>
          </text:insertion>
        </text:changed-region>
        <text:changed-region xml:id="ct93825582472912" text:id="ct93825582472912">
          <text:deletion>
            <office:change-info>
              <dc:creator>Julia Ringo</dc:creator>
              <dc:date>2023-10-21T11:09:00</dc:date>
            </office:change-info>
            <text:p text:style-name="Text_20_body"><text:span text:style-name="T1">was </text:span></text:p>
          </text:deletion>
        </text:changed-region>
        <text:changed-region xml:id="ct93825582472672" text:id="ct93825582472672">
          <text:insertion>
            <office:change-info>
              <dc:creator>Julia Ringo</dc:creator>
              <dc:date>2023-10-21T11:09:00</dc:date>
            </office:change-info>
          </text:insertion>
        </text:changed-region>
        <text:changed-region xml:id="ct93825582473408" text:id="ct93825582473408">
          <text:deletion>
            <office:change-info>
              <dc:creator>Julia Ringo</dc:creator>
              <dc:date>2023-10-21T11:09:00</dc:date>
            </office:change-info>
            <text:p text:style-name="Text_20_body"><text:span text:style-name="T1">ing </text:span></text:p>
          </text:deletion>
        </text:changed-region>
        <text:changed-region xml:id="ct93825582479440" text:id="ct93825582479440">
          <text:insertion>
            <office:change-info>
              <dc:creator>Julia Ringo</dc:creator>
              <dc:date>2023-10-21T11:10:00</dc:date>
            </office:change-info>
          </text:insertion>
        </text:changed-region>
        <text:changed-region xml:id="ct93825582479680" text:id="ct93825582479680">
          <text:insertion>
            <office:change-info>
              <dc:creator>Julia Ringo</dc:creator>
              <dc:date>2023-10-21T11:10:00</dc:date>
            </office:change-info>
          </text:insertion>
        </text:changed-region>
        <text:changed-region xml:id="ct93825582479920" text:id="ct93825582479920">
          <text:deletion>
            <office:change-info>
              <dc:creator>Julia Ringo</dc:creator>
              <dc:date>2023-10-05T13:15:00</dc:date>
            </office:change-info>
            <text:p text:style-name="Text_20_body"><text:span text:style-name="T1"><text:s/>— </text:span></text:p>
          </text:deletion>
        </text:changed-region>
        <text:changed-region xml:id="ct93825582480160" text:id="ct93825582480160">
          <text:insertion>
            <office:change-info>
              <dc:creator>Julia Ringo</dc:creator>
              <dc:date>2023-10-05T13:15:00</dc:date>
            </office:change-info>
          </text:insertion>
        </text:changed-region>
        <text:changed-region xml:id="ct93825582482528" text:id="ct93825582482528">
          <text:deletion>
            <office:change-info>
              <dc:creator>Julia Ringo</dc:creator>
              <dc:date>2023-10-21T11:10:00</dc:date>
            </office:change-info>
            <text:p text:style-name="Text_20_body"><text:span text:style-name="T1">to be able to</text:span></text:p>
          </text:deletion>
        </text:changed-region>
        <text:changed-region xml:id="ct93825582484048" text:id="ct93825582484048">
          <text:insertion>
            <office:change-info>
              <dc:creator>Julia Ringo</dc:creator>
              <dc:date>2023-10-21T11:10:00</dc:date>
            </office:change-info>
          </text:insertion>
        </text:changed-region>
        <text:changed-region xml:id="ct93825582485872" text:id="ct93825582485872">
          <text:insertion>
            <office:change-info>
              <dc:creator>Julia Ringo</dc:creator>
              <dc:date>2023-10-21T11:11:00</dc:date>
            </office:change-info>
          </text:insertion>
        </text:changed-region>
        <text:changed-region xml:id="ct93825582486480" text:id="ct93825582486480">
          <text:insertion>
            <office:change-info>
              <dc:creator>Julia Ringo</dc:creator>
              <dc:date>2023-10-21T11:11:00</dc:date>
            </office:change-info>
          </text:insertion>
        </text:changed-region>
        <text:changed-region xml:id="ct93825582486720" text:id="ct93825582486720">
          <text:deletion>
            <office:change-info>
              <dc:creator>Julia Ringo</dc:creator>
              <dc:date>2023-10-21T11:11:00</dc:date>
            </office:change-info>
            <text:p text:style-name="Text_20_body"><text:span text:style-name="T1">u</text:span></text:p>
          </text:deletion>
        </text:changed-region>
        <text:changed-region xml:id="ct93825582487600" text:id="ct93825582487600">
          <text:deletion>
            <office:change-info>
              <dc:creator>Julia Ringo</dc:creator>
              <dc:date>2023-10-21T11:11:00</dc:date>
            </office:change-info>
            <text:p text:style-name="Text_20_body"><text:span text:style-name="T1">would </text:span></text:p>
          </text:deletion>
        </text:changed-region>
        <text:changed-region xml:id="ct93825582487840" text:id="ct93825582487840">
          <text:insertion>
            <office:change-info>
              <dc:creator>Julia Ringo</dc:creator>
              <dc:date>2023-10-21T11:11:00</dc:date>
            </office:change-info>
          </text:insertion>
        </text:changed-region>
        <text:changed-region xml:id="ct93825582489104" text:id="ct93825582489104">
          <text:insertion>
            <office:change-info>
              <dc:creator>Julia Ringo</dc:creator>
              <dc:date>2023-10-21T11:11:00</dc:date>
            </office:change-info>
          </text:insertion>
        </text:changed-region>
        <text:changed-region xml:id="ct93825582497360" text:id="ct93825582497360">
          <text:insertion>
            <office:change-info>
              <dc:creator>Julia Ringo</dc:creator>
              <dc:date>2023-10-21T11:11:00</dc:date>
            </office:change-info>
          </text:insertion>
        </text:changed-region>
        <text:changed-region xml:id="ct93825582497600" text:id="ct93825582497600">
          <text:insertion>
            <office:change-info>
              <dc:creator>Julia Ringo</dc:creator>
              <dc:date>2023-10-21T11:11:00</dc:date>
            </office:change-info>
          </text:insertion>
        </text:changed-region>
        <text:changed-region xml:id="ct93825582498192" text:id="ct93825582498192">
          <text:insertion>
            <office:change-info>
              <dc:creator>Julia Ringo</dc:creator>
              <dc:date>2023-10-21T11:12:00</dc:date>
            </office:change-info>
          </text:insertion>
        </text:changed-region>
        <text:changed-region xml:id="ct93825582498944" text:id="ct93825582498944">
          <text:insertion>
            <office:change-info>
              <dc:creator>Julia Ringo</dc:creator>
              <dc:date>2023-10-21T11:11:00</dc:date>
            </office:change-info>
          </text:insertion>
        </text:changed-region>
        <text:changed-region xml:id="ct93825582499184" text:id="ct93825582499184">
          <text:deletion>
            <office:change-info>
              <dc:creator>Julia Ringo</dc:creator>
              <dc:date>2023-10-21T11:11:00</dc:date>
            </office:change-info>
            <text:p text:style-name="Text_20_body"><text:span text:style-name="T1">-</text:span></text:p>
          </text:deletion>
        </text:changed-region>
        <text:changed-region xml:id="ct93825582499424" text:id="ct93825582499424">
          <text:insertion>
            <office:change-info>
              <dc:creator>Julia Ringo</dc:creator>
              <dc:date>2023-10-21T11:12:00</dc:date>
            </office:change-info>
          </text:insertion>
        </text:changed-region>
        <text:changed-region xml:id="ct93825582501776" text:id="ct93825582501776">
          <text:deletion>
            <office:change-info>
              <dc:creator>Julia Ringo</dc:creator>
              <dc:date>2023-10-21T11:12:00</dc:date>
            </office:change-info>
            <text:p text:style-name="Text_20_body"><text:span text:style-name="T1">ing</text:span></text:p>
          </text:deletion>
        </text:changed-region>
        <text:changed-region xml:id="ct93825582505664" text:id="ct93825582505664">
          <text:deletion>
            <office:change-info>
              <dc:creator>Julia Ringo</dc:creator>
              <dc:date>2023-10-21T11:12:00</dc:date>
            </office:change-info>
            <text:p text:style-name="Text_20_body"><text:span text:style-name="T1">the </text:span></text:p>
          </text:deletion>
        </text:changed-region>
        <text:changed-region xml:id="ct93825582505424" text:id="ct93825582505424">
          <text:insertion>
            <office:change-info>
              <dc:creator>Julia Ringo</dc:creator>
              <dc:date>2023-10-21T11:12:00</dc:date>
            </office:change-info>
          </text:insertion>
        </text:changed-region>
        <text:changed-region xml:id="ct93825582504352" text:id="ct93825582504352">
          <text:deletion>
            <office:change-info>
              <dc:creator>Julia Ringo</dc:creator>
              <dc:date>2023-10-05T13:15:00</dc:date>
            </office:change-info>
            <text:p text:style-name="Text_20_body"><text:span text:style-name="T1"><text:s/>— </text:span></text:p>
          </text:deletion>
        </text:changed-region>
        <text:changed-region xml:id="ct93825582439280" text:id="ct93825582439280">
          <text:insertion>
            <office:change-info>
              <dc:creator>Julia Ringo</dc:creator>
              <dc:date>2023-10-05T13:15:00</dc:date>
            </office:change-info>
          </text:insertion>
        </text:changed-region>
        <text:changed-region xml:id="ct93825582483168" text:id="ct93825582483168">
          <text:insertion>
            <office:change-info>
              <dc:creator>Julia Ringo</dc:creator>
              <dc:date>2023-10-21T11:13:00</dc:date>
            </office:change-info>
          </text:insertion>
        </text:changed-region>
        <text:changed-region xml:id="ct93825582393824" text:id="ct93825582393824">
          <text:deletion>
            <office:change-info>
              <dc:creator>Julia Ringo</dc:creator>
              <dc:date>2023-10-21T11:13:00</dc:date>
            </office:change-info>
            <text:p text:style-name="Text_20_body"><text:span text:style-name="T1">face of the </text:span></text:p>
          </text:deletion>
        </text:changed-region>
        <text:changed-region xml:id="ct93825582510864" text:id="ct93825582510864">
          <text:insertion>
            <office:change-info>
              <dc:creator>Julia Ringo</dc:creator>
              <dc:date>2023-10-21T11:13:00</dc:date>
            </office:change-info>
          </text:insertion>
        </text:changed-region>
        <text:changed-region xml:id="ct93825582511104" text:id="ct93825582511104">
          <text:deletion>
            <office:change-info>
              <dc:creator>Julia Ringo</dc:creator>
              <dc:date>2023-10-21T11:13:00</dc:date>
            </office:change-info>
            <text:p text:style-name="Text_20_body"><text:span text:style-name="T1">returned to</text:span></text:p>
          </text:deletion>
        </text:changed-region>
        <text:changed-region xml:id="ct93825582503296" text:id="ct93825582503296">
          <text:insertion>
            <office:change-info>
              <dc:creator>Julia Ringo</dc:creator>
              <dc:date>2023-10-21T11:13:00</dc:date>
            </office:change-info>
          </text:insertion>
        </text:changed-region>
        <text:changed-region xml:id="ct93825582495648" text:id="ct93825582495648">
          <text:deletion>
            <office:change-info>
              <dc:creator>Julia Ringo</dc:creator>
              <dc:date>2023-10-05T13:15:00</dc:date>
            </office:change-info>
            <text:p text:style-name="Text_20_body"><text:span text:style-name="T1"><text:s/>— </text:span></text:p>
          </text:deletion>
        </text:changed-region>
        <text:changed-region xml:id="ct93825582513680" text:id="ct93825582513680">
          <text:insertion>
            <office:change-info>
              <dc:creator>Julia Ringo</dc:creator>
              <dc:date>2023-10-05T13:15:00</dc:date>
            </office:change-info>
          </text:insertion>
        </text:changed-region>
        <text:changed-region xml:id="ct93825582514560" text:id="ct93825582514560">
          <text:deletion>
            <office:change-info>
              <dc:creator>Julia Ringo</dc:creator>
              <dc:date>2023-10-21T11:14:00</dc:date>
            </office:change-info>
            <text:p text:style-name="Text_20_body"><text:span text:style-name="T1">that </text:span></text:p>
          </text:deletion>
        </text:changed-region>
        <text:changed-region xml:id="ct93825582514800" text:id="ct93825582514800">
          <text:insertion>
            <office:change-info>
              <dc:creator>Julia Ringo</dc:creator>
              <dc:date>2023-10-21T11:14:00</dc:date>
            </office:change-info>
          </text:insertion>
        </text:changed-region>
        <text:changed-region xml:id="ct93825582515600" text:id="ct93825582515600">
          <text:deletion>
            <office:change-info>
              <dc:creator>Julia Ringo</dc:creator>
              <dc:date>2023-10-21T11:14:00</dc:date>
            </office:change-info>
            <text:p text:style-name="Text_20_body"><text:span text:style-name="T1">s</text:span></text:p>
          </text:deletion>
        </text:changed-region>
        <text:changed-region xml:id="ct93825582517152" text:id="ct93825582517152">
          <text:deletion>
            <office:change-info>
              <dc:creator>Julia Ringo</dc:creator>
              <dc:date>2023-10-05T13:15:00</dc:date>
            </office:change-info>
            <text:p text:style-name="Text_20_body"><text:span text:style-name="T1"><text:s/>— </text:span></text:p>
          </text:deletion>
        </text:changed-region>
        <text:changed-region xml:id="ct93825582517392" text:id="ct93825582517392">
          <text:insertion>
            <office:change-info>
              <dc:creator>Julia Ringo</dc:creator>
              <dc:date>2023-10-05T13:15:00</dc:date>
            </office:change-info>
          </text:insertion>
        </text:changed-region>
        <text:changed-region xml:id="ct93825582517632" text:id="ct93825582517632">
          <text:insertion>
            <office:change-info>
              <dc:creator>Julia Ringo</dc:creator>
              <dc:date>2023-10-21T11:14:00</dc:date>
            </office:change-info>
          </text:insertion>
        </text:changed-region>
        <text:changed-region xml:id="ct93825582519728" text:id="ct93825582519728">
          <text:deletion>
            <office:change-info>
              <dc:creator>Julia Ringo</dc:creator>
              <dc:date>2023-10-05T13:15:00</dc:date>
            </office:change-info>
            <text:p text:style-name="Text_20_body"><text:span text:style-name="T1"><text:s/>— </text:span></text:p>
          </text:deletion>
        </text:changed-region>
        <text:changed-region xml:id="ct93825582519968" text:id="ct93825582519968">
          <text:insertion>
            <office:change-info>
              <dc:creator>Julia Ringo</dc:creator>
              <dc:date>2023-10-05T13:15:00</dc:date>
            </office:change-info>
          </text:insertion>
        </text:changed-region>
        <text:changed-region xml:id="ct93825582520208" text:id="ct93825582520208">
          <text:deletion>
            <office:change-info>
              <dc:creator>Julia Ringo</dc:creator>
              <dc:date>2023-10-10T11:08:00</dc:date>
            </office:change-info>
            <text:p text:style-name="Text_20_body"><text:span text:style-name="T1">…</text:span></text:p>
          </text:deletion>
        </text:changed-region>
        <text:changed-region xml:id="ct93825582520688" text:id="ct93825582520688">
          <text:insertion>
            <office:change-info>
              <dc:creator>Julia Ringo</dc:creator>
              <dc:date>2023-10-10T11:08:00</dc:date>
            </office:change-info>
          </text:insertion>
        </text:changed-region>
        <text:changed-region xml:id="ct93825582520448" text:id="ct93825582520448">
          <text:deletion>
            <office:change-info>
              <dc:creator>Julia Ringo</dc:creator>
              <dc:date>2023-10-05T13:15:00</dc:date>
            </office:change-info>
            <text:p text:style-name="Text_20_body"><text:span text:style-name="T1"><text:s/>— </text:span></text:p>
          </text:deletion>
        </text:changed-region>
        <text:changed-region xml:id="ct93825582522848" text:id="ct93825582522848">
          <text:insertion>
            <office:change-info>
              <dc:creator>Julia Ringo</dc:creator>
              <dc:date>2023-10-05T13:15:00</dc:date>
            </office:change-info>
          </text:insertion>
        </text:changed-region>
        <text:changed-region xml:id="ct93825582523728" text:id="ct93825582523728">
          <text:insertion>
            <office:change-info>
              <dc:creator>Julia Ringo</dc:creator>
              <dc:date>2023-10-21T11:14:00</dc:date>
            </office:change-info>
          </text:insertion>
        </text:changed-region>
        <text:changed-region xml:id="ct93825582523968" text:id="ct93825582523968">
          <text:deletion>
            <office:change-info>
              <dc:creator>Julia Ringo</dc:creator>
              <dc:date>2023-10-05T13:15:00</dc:date>
            </office:change-info>
            <text:p text:style-name="Text_20_body"><text:span text:style-name="T1"><text:s/>— </text:span></text:p>
          </text:deletion>
        </text:changed-region>
        <text:changed-region xml:id="ct93825582524208" text:id="ct93825582524208">
          <text:insertion>
            <office:change-info>
              <dc:creator>Julia Ringo</dc:creator>
              <dc:date>2023-10-05T13:15:00</dc:date>
            </office:change-info>
          </text:insertion>
        </text:changed-region>
        <text:changed-region xml:id="ct93825582526576" text:id="ct93825582526576">
          <text:deletion>
            <office:change-info>
              <dc:creator>Julia Ringo</dc:creator>
              <dc:date>2023-10-21T11:14:00</dc:date>
            </office:change-info>
            <text:p text:style-name="Text_20_body"><text:span text:style-name="T1">did </text:span></text:p>
          </text:deletion>
        </text:changed-region>
        <text:changed-region xml:id="ct93825582527104" text:id="ct93825582527104">
          <text:insertion>
            <office:change-info>
              <dc:creator>Julia Ringo</dc:creator>
              <dc:date>2023-10-21T11:15:00</dc:date>
            </office:change-info>
          </text:insertion>
        </text:changed-region>
        <text:changed-region xml:id="ct93825582529984" text:id="ct93825582529984">
          <text:insertion>
            <office:change-info>
              <dc:creator>Julia Ringo</dc:creator>
              <dc:date>2023-10-21T11:15:00</dc:date>
            </office:change-info>
          </text:insertion>
        </text:changed-region>
        <text:changed-region xml:id="ct93825582533952" text:id="ct93825582533952">
          <text:deletion>
            <office:change-info>
              <dc:creator>Julia Ringo</dc:creator>
              <dc:date>2023-10-21T11:15:00</dc:date>
            </office:change-info>
            <text:p text:style-name="Text_20_body"><text:span text:style-name="T1">supporting </text:span></text:p>
          </text:deletion>
        </text:changed-region>
        <text:changed-region xml:id="ct93825582535136" text:id="ct93825582535136">
          <text:deletion>
            <office:change-info>
              <dc:creator>Julia Ringo</dc:creator>
              <dc:date>2023-10-05T13:15:00</dc:date>
            </office:change-info>
            <text:p text:style-name="Text_20_body"><text:span text:style-name="T1"><text:s/>— </text:span></text:p>
          </text:deletion>
        </text:changed-region>
        <text:changed-region xml:id="ct93825582535376" text:id="ct93825582535376">
          <text:insertion>
            <office:change-info>
              <dc:creator>Julia Ringo</dc:creator>
              <dc:date>2023-10-05T13:15:00</dc:date>
            </office:change-info>
          </text:insertion>
        </text:changed-region>
        <text:changed-region xml:id="ct93825582535616" text:id="ct93825582535616">
          <text:deletion>
            <office:change-info>
              <dc:creator>Julia Ringo</dc:creator>
              <dc:date>2023-10-05T13:15:00</dc:date>
            </office:change-info>
            <text:p text:style-name="Text_20_body"><text:span text:style-name="T1"><text:s/>— </text:span></text:p>
          </text:deletion>
        </text:changed-region>
        <text:changed-region xml:id="ct93825582535856" text:id="ct93825582535856">
          <text:insertion>
            <office:change-info>
              <dc:creator>Julia Ringo</dc:creator>
              <dc:date>2023-10-05T13:15:00</dc:date>
            </office:change-info>
          </text:insertion>
        </text:changed-region>
        <text:changed-region xml:id="ct93825582539008" text:id="ct93825582539008">
          <text:insertion>
            <office:change-info>
              <dc:creator>Julia Ringo</dc:creator>
              <dc:date>2023-10-21T11:15:00</dc:date>
            </office:change-info>
          </text:insertion>
        </text:changed-region>
        <text:changed-region xml:id="ct93825582539248" text:id="ct93825582539248">
          <text:deletion>
            <office:change-info>
              <dc:creator>Julia Ringo</dc:creator>
              <dc:date>2023-10-21T11:15:00</dc:date>
            </office:change-info>
            <text:p text:style-name="Text_20_body"><text:span text:style-name="T1">that were least coated with rust </text:span></text:p>
          </text:deletion>
        </text:changed-region>
        <text:changed-region xml:id="ct93825582539488" text:id="ct93825582539488">
          <text:deletion>
            <office:change-info>
              <dc:creator>Julia Ringo</dc:creator>
              <dc:date>2023-10-21T11:15:00</dc:date>
            </office:change-info>
            <text:p text:style-name="Text_20_body"><text:span text:style-name="T1"><text:s/></text:span></text:p>
          </text:deletion>
        </text:changed-region>
        <text:changed-region xml:id="ct93825582539728" text:id="ct93825582539728">
          <text:deletion>
            <office:change-info>
              <dc:creator>Julia Ringo</dc:creator>
              <dc:date>2023-10-21T11:15:00</dc:date>
            </office:change-info>
            <text:p text:style-name="Text_20_body"><text:span text:style-name="T1">25 </text:span></text:p>
          </text:deletion>
        </text:changed-region>
        <text:changed-region xml:id="ct93825582539968" text:id="ct93825582539968">
          <text:insertion>
            <office:change-info>
              <dc:creator>Julia Ringo</dc:creator>
              <dc:date>2023-10-21T11:15:00</dc:date>
            </office:change-info>
          </text:insertion>
        </text:changed-region>
        <text:changed-region xml:id="ct93825582540208" text:id="ct93825582540208">
          <text:deletion>
            <office:change-info>
              <dc:creator>Julia Ringo</dc:creator>
              <dc:date>2023-10-21T11:15:00</dc:date>
            </office:change-info>
            <text:p text:style-name="Text_20_body"><text:span text:style-name="T1">300 </text:span></text:p>
          </text:deletion>
        </text:changed-region>
        <text:changed-region xml:id="ct93825582540528" text:id="ct93825582540528">
          <text:insertion>
            <office:change-info>
              <dc:creator>Julia Ringo</dc:creator>
              <dc:date>2023-10-21T11:15:00</dc:date>
            </office:change-info>
          </text:insertion>
        </text:changed-region>
        <text:changed-region xml:id="ct93825575194800" text:id="ct93825575194800">
          <text:deletion>
            <office:change-info>
              <dc:creator>Julia Ringo</dc:creator>
              <dc:date>2023-10-21T11:16:00</dc:date>
            </office:change-info>
            <text:p text:style-name="Text_20_body"><text:span text:style-name="T1">would enable any</text:span></text:p>
          </text:deletion>
        </text:changed-region>
        <text:changed-region xml:id="ct93825574858064" text:id="ct93825574858064">
          <text:insertion>
            <office:change-info>
              <dc:creator>Julia Ringo</dc:creator>
              <dc:date>2023-10-21T11:16:00</dc:date>
            </office:change-info>
          </text:insertion>
        </text:changed-region>
        <text:changed-region xml:id="ct93825575082880" text:id="ct9382557508288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3825582492016" text:id="ct93825582492016">
          <text:insertion>
            <office:change-info>
              <dc:creator>Julia Ringo</dc:creator>
              <dc:date>2023-10-21T11:16:00</dc:date>
            </office:change-info>
          </text:insertion>
        </text:changed-region>
        <text:changed-region xml:id="ct93825582530224" text:id="ct93825582530224">
          <text:deletion>
            <office:change-info>
              <dc:creator>Julia Ringo</dc:creator>
              <dc:date>2023-10-21T11:17:00</dc:date>
            </office:change-info>
            <text:p text:style-name="Text_20_body"><text:span text:style-name="T1">From </text:span></text:p>
          </text:deletion>
        </text:changed-region>
        <text:changed-region xml:id="ct93825582491088" text:id="ct93825582491088">
          <text:insertion>
            <office:change-info>
              <dc:creator>Julia Ringo</dc:creator>
              <dc:date>2023-10-21T11:17:00</dc:date>
            </office:change-info>
          </text:insertion>
        </text:changed-region>
        <text:changed-region xml:id="ct93825582528592" text:id="ct93825582528592">
          <text:insertion>
            <office:change-info>
              <dc:creator>Julia Ringo</dc:creator>
              <dc:date>2023-10-21T11:17:00</dc:date>
            </office:change-info>
          </text:insertion>
        </text:changed-region>
        <text:changed-region xml:id="ct93825582547488" text:id="ct93825582547488">
          <text:deletion>
            <office:change-info>
              <dc:creator>Julia Ringo</dc:creator>
              <dc:date>2023-10-21T11:21:00</dc:date>
            </office:change-info>
            <text:p text:style-name="Text_20_body"><text:span text:style-name="T1">50 </text:span></text:p>
          </text:deletion>
        </text:changed-region>
        <text:changed-region xml:id="ct93825582547728" text:id="ct93825582547728">
          <text:insertion>
            <office:change-info>
              <dc:creator>Julia Ringo</dc:creator>
              <dc:date>2023-10-21T11:21:00</dc:date>
            </office:change-info>
          </text:insertion>
        </text:changed-region>
        <text:changed-region xml:id="ct93825582548400" text:id="ct93825582548400">
          <text:insertion>
            <office:change-info>
              <dc:creator>Julia Ringo</dc:creator>
              <dc:date>2023-10-21T11:21:00</dc:date>
            </office:change-info>
          </text:insertion>
        </text:changed-region>
        <text:changed-region xml:id="ct93825575197552" text:id="ct93825575197552">
          <text:insertion>
            <office:change-info>
              <dc:creator>Julia Ringo</dc:creator>
              <dc:date>2023-10-21T11:21:00</dc:date>
            </office:change-info>
          </text:insertion>
        </text:changed-region>
        <text:changed-region xml:id="ct93825575200384" text:id="ct93825575200384">
          <text:deletion>
            <office:change-info>
              <dc:creator>Julia Ringo</dc:creator>
              <dc:date>2023-10-21T11:21:00</dc:date>
            </office:change-info>
            <text:p text:style-name="Text_20_body"><text:span text:style-name="T1">gathered together </text:span></text:p>
          </text:deletion>
        </text:changed-region>
        <text:changed-region xml:id="ct93825575200864" text:id="ct93825575200864">
          <text:deletion>
            <office:change-info>
              <dc:creator>Julia Ringo</dc:creator>
              <dc:date>2023-10-21T11:22:00</dc:date>
            </office:change-info>
            <text:p text:style-name="Text_20_body"><text:span text:style-name="T1">of </text:span></text:p>
          </text:deletion>
        </text:changed-region>
        <text:changed-region xml:id="ct93825582552736" text:id="ct93825582552736">
          <text:format-change>
            <office:change-info>
              <dc:creator>Julia Ringo</dc:creator>
              <dc:date>2023-10-21T11:22:00</dc:date>
            </office:change-info>
          </text:format-change>
        </text:changed-region>
        <text:changed-region xml:id="ct93825582551120" text:id="ct93825582551120">
          <text:insertion>
            <office:change-info>
              <dc:creator>Julia Ringo</dc:creator>
              <dc:date>2023-10-21T11:22:00</dc:date>
            </office:change-info>
          </text:insertion>
        </text:changed-region>
        <text:changed-region xml:id="ct93825582556128" text:id="ct93825582556128">
          <text:format-change>
            <office:change-info>
              <dc:creator>Julia Ringo</dc:creator>
              <dc:date>2023-10-21T11:22:00</dc:date>
            </office:change-info>
          </text:format-change>
        </text:changed-region>
        <text:changed-region xml:id="ct93825582556720" text:id="ct93825582556720">
          <text:insertion>
            <office:change-info>
              <dc:creator>Julia Ringo</dc:creator>
              <dc:date>2023-10-21T11:22:00</dc:date>
            </office:change-info>
          </text:insertion>
        </text:changed-region>
        <text:changed-region xml:id="ct93825582556960" text:id="ct93825582556960">
          <text:deletion>
            <office:change-info>
              <dc:creator>Julia Ringo</dc:creator>
              <dc:date>2023-10-05T13:15:00</dc:date>
            </office:change-info>
            <text:p text:style-name="Text_20_body"><text:span text:style-name="T1"><text:s/>— </text:span></text:p>
          </text:deletion>
        </text:changed-region>
        <text:changed-region xml:id="ct93825582557456" text:id="ct93825582557456">
          <text:insertion>
            <office:change-info>
              <dc:creator>Julia Ringo</dc:creator>
              <dc:date>2023-10-05T13:15:00</dc:date>
            </office:change-info>
          </text:insertion>
        </text:changed-region>
        <text:changed-region xml:id="ct93825582558960" text:id="ct93825582558960">
          <text:insertion>
            <office:change-info>
              <dc:creator>Julia Ringo</dc:creator>
              <dc:date>2023-10-21T11:22:00</dc:date>
            </office:change-info>
          </text:insertion>
        </text:changed-region>
        <text:changed-region xml:id="ct93825582562272" text:id="ct93825582562272">
          <text:insertion>
            <office:change-info>
              <dc:creator>Julia Ringo</dc:creator>
              <dc:date>2023-10-21T11:23:00</dc:date>
            </office:change-info>
          </text:insertion>
        </text:changed-region>
        <text:changed-region xml:id="ct93825582562512" text:id="ct93825582562512">
          <text:deletion>
            <office:change-info>
              <dc:creator>Julia Ringo</dc:creator>
              <dc:date>2023-10-21T11:23:00</dc:date>
            </office:change-info>
            <text:p text:style-name="Text_20_body"><text:span text:style-name="T1">was </text:span></text:p>
          </text:deletion>
        </text:changed-region>
        <text:changed-region xml:id="ct93825582562752" text:id="ct93825582562752">
          <text:insertion>
            <office:change-info>
              <dc:creator>Julia Ringo</dc:creator>
              <dc:date>2023-10-21T11:23:00</dc:date>
            </office:change-info>
          </text:insertion>
        </text:changed-region>
        <text:changed-region xml:id="ct93825582566784" text:id="ct93825582566784">
          <text:insertion>
            <office:change-info>
              <dc:creator>Julia Ringo</dc:creator>
              <dc:date>2023-10-21T11:23:00</dc:date>
            </office:change-info>
          </text:insertion>
        </text:changed-region>
        <text:changed-region xml:id="ct93825582567024" text:id="ct93825582567024">
          <text:deletion>
            <office:change-info>
              <dc:creator>Julia Ringo</dc:creator>
              <dc:date>2023-10-21T11:23:00</dc:date>
            </office:change-info>
            <text:p text:style-name="Text_20_body"><text:span text:style-name="T1">.</text:span></text:p>
          </text:deletion>
        </text:changed-region>
        <text:changed-region xml:id="ct93825582567264" text:id="ct93825582567264">
          <text:insertion>
            <office:change-info>
              <dc:creator>Julia Ringo</dc:creator>
              <dc:date>2023-10-21T11:23:00</dc:date>
            </office:change-info>
          </text:insertion>
        </text:changed-region>
        <text:changed-region xml:id="ct93825582572784" text:id="ct93825582572784">
          <text:insertion>
            <office:change-info>
              <dc:creator>Julia Ringo</dc:creator>
              <dc:date>2023-10-21T11:32:00</dc:date>
            </office:change-info>
          </text:insertion>
        </text:changed-region>
        <text:changed-region xml:id="ct93825582573024" text:id="ct93825582573024">
          <text:insertion>
            <office:change-info>
              <dc:creator>Julia Ringo</dc:creator>
              <dc:date>2023-10-21T11:33:00</dc:date>
            </office:change-info>
          </text:insertion>
        </text:changed-region>
        <text:changed-region xml:id="ct93825582577408" text:id="ct93825582577408">
          <text:format-change>
            <office:change-info>
              <dc:creator>Julia Ringo</dc:creator>
              <dc:date>2023-10-21T11:33:00</dc:date>
            </office:change-info>
          </text:format-change>
        </text:changed-region>
        <text:changed-region xml:id="ct93825582581088" text:id="ct93825582581088">
          <text:deletion>
            <office:change-info>
              <dc:creator>Julia Ringo</dc:creator>
              <dc:date>2023-10-21T11:33:00</dc:date>
            </office:change-info>
            <text:p text:style-name="Text_20_body"><text:span text:style-name="T1">It was o</text:span></text:p>
          </text:deletion>
        </text:changed-region>
        <text:changed-region xml:id="ct93825582582080" text:id="ct93825582582080">
          <text:insertion>
            <office:change-info>
              <dc:creator>Julia Ringo</dc:creator>
              <dc:date>2023-10-21T11:33:00</dc:date>
            </office:change-info>
          </text:insertion>
        </text:changed-region>
        <text:changed-region xml:id="ct93825582584352" text:id="ct93825582584352">
          <text:insertion>
            <office:change-info>
              <dc:creator>Julia Ringo</dc:creator>
              <dc:date>2023-10-21T11:33:00</dc:date>
            </office:change-info>
          </text:insertion>
        </text:changed-region>
        <text:changed-region xml:id="ct93825582585888" text:id="ct93825582585888">
          <text:deletion>
            <office:change-info>
              <dc:creator>Julia Ringo</dc:creator>
              <dc:date>2023-10-21T11:33:00</dc:date>
            </office:change-info>
            <text:p text:style-name="Text_20_body"><text:span text:style-name="T1">that </text:span></text:p>
          </text:deletion>
        </text:changed-region>
        <text:changed-region xml:id="ct93825582590928" text:id="ct93825582590928">
          <text:insertion>
            <office:change-info>
              <dc:creator>Julia Ringo</dc:creator>
              <dc:date>2023-10-21T11:40:00</dc:date>
            </office:change-info>
          </text:insertion>
        </text:changed-region>
        <text:changed-region xml:id="ct93825582591296" text:id="ct93825582591296">
          <text:deletion>
            <office:change-info>
              <dc:creator>Julia Ringo</dc:creator>
              <dc:date>2023-10-21T11:40:00</dc:date>
            </office:change-info>
            <text:p text:style-name="Text_20_body"><text:span text:style-name="T1"><text:s/>with </text:span></text:p>
          </text:deletion>
        </text:changed-region>
        <text:changed-region xml:id="ct93825582594512" text:id="ct93825582594512">
          <text:insertion>
            <office:change-info>
              <dc:creator>Julia Ringo</dc:creator>
              <dc:date>2023-10-21T11:40:00</dc:date>
            </office:change-info>
          </text:insertion>
        </text:changed-region>
        <text:changed-region xml:id="ct93825582595968" text:id="ct93825582595968">
          <text:insertion>
            <office:change-info>
              <dc:creator>Julia Ringo</dc:creator>
              <dc:date>2023-10-21T11:40:00</dc:date>
            </office:change-info>
          </text:insertion>
        </text:changed-region>
        <text:changed-region xml:id="ct93825582603536" text:id="ct93825582603536">
          <text:insertion>
            <office:change-info>
              <dc:creator>Julia Ringo</dc:creator>
              <dc:date>2023-10-21T11:41:00</dc:date>
            </office:change-info>
          </text:insertion>
        </text:changed-region>
        <text:changed-region xml:id="ct93825582604064" text:id="ct93825582604064">
          <text:deletion>
            <office:change-info>
              <dc:creator>Julia Ringo</dc:creator>
              <dc:date>2023-10-05T13:15:00</dc:date>
            </office:change-info>
            <text:p text:style-name="Text_20_body"><text:span text:style-name="T1"><text:s/>— </text:span></text:p>
          </text:deletion>
        </text:changed-region>
        <text:changed-region xml:id="ct93825582604624" text:id="ct93825582604624">
          <text:insertion>
            <office:change-info>
              <dc:creator>Julia Ringo</dc:creator>
              <dc:date>2023-10-05T13:15:00</dc:date>
            </office:change-info>
          </text:insertion>
        </text:changed-region>
        <text:changed-region xml:id="ct93825582605280" text:id="ct93825582605280">
          <text:insertion>
            <office:change-info>
              <dc:creator>Julia Ringo</dc:creator>
              <dc:date>2023-10-21T11:41:00</dc:date>
            </office:change-info>
          </text:insertion>
        </text:changed-region>
        <text:changed-region xml:id="ct93825582605520" text:id="ct93825582605520">
          <text:deletion>
            <office:change-info>
              <dc:creator>Julia Ringo</dc:creator>
              <dc:date>2023-10-05T13:15:00</dc:date>
            </office:change-info>
            <text:p text:style-name="Text_20_body"><text:span text:style-name="T1"><text:s/>— </text:span></text:p>
          </text:deletion>
        </text:changed-region>
        <text:changed-region xml:id="ct93825582605760" text:id="ct93825582605760">
          <text:insertion>
            <office:change-info>
              <dc:creator>Julia Ringo</dc:creator>
              <dc:date>2023-10-05T13:15:00</dc:date>
            </office:change-info>
          </text:insertion>
        </text:changed-region>
        <text:changed-region xml:id="ct93825582606512" text:id="ct93825582606512">
          <text:insertion>
            <office:change-info>
              <dc:creator>Julia Ringo</dc:creator>
              <dc:date>2023-10-21T11:41:00</dc:date>
            </office:change-info>
          </text:insertion>
        </text:changed-region>
        <text:changed-region xml:id="ct93825582607360" text:id="ct93825582607360">
          <text:deletion>
            <office:change-info>
              <dc:creator>Julia Ringo</dc:creator>
              <dc:date>2023-10-10T11:08:00</dc:date>
            </office:change-info>
            <text:p text:style-name="Text_20_body"><text:span text:style-name="T1">…</text:span></text:p>
          </text:deletion>
        </text:changed-region>
        <text:changed-region xml:id="ct93825582607600" text:id="ct93825582607600">
          <text:insertion>
            <office:change-info>
              <dc:creator>Julia Ringo</dc:creator>
              <dc:date>2023-10-10T11:08:00</dc:date>
            </office:change-info>
          </text:insertion>
        </text:changed-region>
        <text:changed-region xml:id="ct93825582608720" text:id="ct93825582608720">
          <text:deletion>
            <office:change-info>
              <dc:creator>Julia Ringo</dc:creator>
              <dc:date>2023-10-21T11:41:00</dc:date>
            </office:change-info>
            <text:p text:style-name="Text_20_body"><text:span text:style-name="T1">100 </text:span></text:p>
          </text:deletion>
        </text:changed-region>
        <text:changed-region xml:id="ct93825582608960" text:id="ct93825582608960">
          <text:insertion>
            <office:change-info>
              <dc:creator>Julia Ringo</dc:creator>
              <dc:date>2023-10-21T11:41:00</dc:date>
            </office:change-info>
          </text:insertion>
        </text:changed-region>
        <text:changed-region xml:id="ct93825582609536" text:id="ct93825582609536">
          <text:deletion>
            <office:change-info>
              <dc:creator>Julia Ringo</dc:creator>
              <dc:date>2023-10-05T13:15:00</dc:date>
            </office:change-info>
            <text:p text:style-name="Text_20_body"><text:span text:style-name="T1"><text:s/>— </text:span></text:p>
          </text:deletion>
        </text:changed-region>
        <text:changed-region xml:id="ct93825582610112" text:id="ct93825582610112">
          <text:insertion>
            <office:change-info>
              <dc:creator>Julia Ringo</dc:creator>
              <dc:date>2023-10-05T13:15:00</dc:date>
            </office:change-info>
          </text:insertion>
        </text:changed-region>
        <text:changed-region xml:id="ct93825582610912" text:id="ct93825582610912">
          <text:deletion>
            <office:change-info>
              <dc:creator>Julia Ringo</dc:creator>
              <dc:date>2023-10-21T11:41:00</dc:date>
            </office:change-info>
            <text:p text:style-name="Text_20_body"><text:span text:style-name="T1">70</text:span></text:p>
          </text:deletion>
        </text:changed-region>
        <text:changed-region xml:id="ct93825582611152" text:id="ct93825582611152">
          <text:insertion>
            <office:change-info>
              <dc:creator>Julia Ringo</dc:creator>
              <dc:date>2023-10-21T11:41:00</dc:date>
            </office:change-info>
          </text:insertion>
        </text:changed-region>
        <text:changed-region xml:id="ct93825582612672" text:id="ct93825582612672">
          <text:deletion>
            <office:change-info>
              <dc:creator>Julia Ringo</dc:creator>
              <dc:date>2023-10-05T13:15:00</dc:date>
            </office:change-info>
            <text:p text:style-name="Text_20_body"><text:span text:style-name="T1"><text:s/>— </text:span></text:p>
          </text:deletion>
        </text:changed-region>
        <text:changed-region xml:id="ct93825582613184" text:id="ct93825582613184">
          <text:insertion>
            <office:change-info>
              <dc:creator>Julia Ringo</dc:creator>
              <dc:date>2023-10-05T13:15:00</dc:date>
            </office:change-info>
          </text:insertion>
        </text:changed-region>
        <text:changed-region xml:id="ct93825582613424" text:id="ct93825582613424">
          <text:insertion>
            <office:change-info>
              <dc:creator>Julia Ringo</dc:creator>
              <dc:date>2023-10-21T11:42:00</dc:date>
            </office:change-info>
          </text:insertion>
        </text:changed-region>
        <text:changed-region xml:id="ct93825582614304" text:id="ct93825582614304">
          <text:deletion>
            <office:change-info>
              <dc:creator>Julia Ringo</dc:creator>
              <dc:date>2023-10-21T11:42:00</dc:date>
            </office:change-info>
            <text:p text:style-name="Text_20_body"><text:span text:style-name="T1">a</text:span></text:p>
          </text:deletion>
        </text:changed-region>
        <text:changed-region xml:id="ct93825582614544" text:id="ct93825582614544">
          <text:insertion>
            <office:change-info>
              <dc:creator>Julia Ringo</dc:creator>
              <dc:date>2023-10-21T11:42:00</dc:date>
            </office:change-info>
          </text:insertion>
        </text:changed-region>
        <text:changed-region xml:id="ct93825582618336" text:id="ct93825582618336">
          <text:deletion>
            <office:change-info>
              <dc:creator>Julia Ringo</dc:creator>
              <dc:date>2023-10-10T11:08:00</dc:date>
            </office:change-info>
            <text:p text:style-name="Text_20_body"><text:span text:style-name="T1">…</text:span></text:p>
          </text:deletion>
        </text:changed-region>
        <text:changed-region xml:id="ct93825582618656" text:id="ct93825582618656">
          <text:insertion>
            <office:change-info>
              <dc:creator>Julia Ringo</dc:creator>
              <dc:date>2023-10-10T11:08:00</dc:date>
            </office:change-info>
          </text:insertion>
        </text:changed-region>
        <text:changed-region xml:id="ct93825582619264" text:id="ct93825582619264">
          <text:deletion>
            <office:change-info>
              <dc:creator>Julia Ringo</dc:creator>
              <dc:date>2023-10-21T11:42:00</dc:date>
            </office:change-info>
            <text:p text:style-name="Text_20_body"><text:span text:style-name="T1"><text:s/></text:span></text:p>
          </text:deletion>
        </text:changed-region>
        <text:changed-region xml:id="ct93825582623184" text:id="ct93825582623184">
          <text:insertion>
            <office:change-info>
              <dc:creator>Julia Ringo</dc:creator>
              <dc:date>2023-10-21T11:43:00</dc:date>
            </office:change-info>
          </text:insertion>
        </text:changed-region>
        <text:changed-region xml:id="ct93825582576016" text:id="ct93825582576016">
          <text:insertion>
            <office:change-info>
              <dc:creator>Julia Ringo</dc:creator>
              <dc:date>2023-10-21T11:43:00</dc:date>
            </office:change-info>
          </text:insertion>
        </text:changed-region>
        <text:changed-region xml:id="ct93825582585376" text:id="ct93825582585376">
          <text:deletion>
            <office:change-info>
              <dc:creator>Julia Ringo</dc:creator>
              <dc:date>2023-10-21T11:43:00</dc:date>
            </office:change-info>
            <text:p text:style-name="Text_20_body"><text:span text:style-name="T1">,</text:span></text:p>
          </text:deletion>
        </text:changed-region>
        <text:changed-region xml:id="ct93825582626720" text:id="ct93825582626720">
          <text:insertion>
            <office:change-info>
              <dc:creator>Julia Ringo</dc:creator>
              <dc:date>2023-10-21T11:43:00</dc:date>
            </office:change-info>
          </text:insertion>
        </text:changed-region>
        <text:changed-region xml:id="ct93825582626960" text:id="ct93825582626960">
          <text:deletion>
            <office:change-info>
              <dc:creator>Julia Ringo</dc:creator>
              <dc:date>2023-10-21T11:43:00</dc:date>
            </office:change-info>
            <text:p text:style-name="Text_20_body"><text:span text:style-name="T1">,</text:span></text:p>
          </text:deletion>
        </text:changed-region>
        <text:changed-region xml:id="ct93825582627200" text:id="ct93825582627200">
          <text:insertion>
            <office:change-info>
              <dc:creator>Julia Ringo</dc:creator>
              <dc:date>2023-10-21T11:43:00</dc:date>
            </office:change-info>
          </text:insertion>
        </text:changed-region>
        <text:changed-region xml:id="ct93825582627440" text:id="ct93825582627440">
          <text:deletion>
            <office:change-info>
              <dc:creator>Julia Ringo</dc:creator>
              <dc:date>2023-10-21T11:43:00</dc:date>
            </office:change-info>
            <text:p text:style-name="Text_20_body"><text:span text:style-name="T1">w</text:span></text:p>
          </text:deletion>
        </text:changed-region>
        <text:changed-region xml:id="ct93825582628960" text:id="ct93825582628960">
          <text:insertion>
            <office:change-info>
              <dc:creator>Julia Ringo</dc:creator>
              <dc:date>2023-10-21T11:43:00</dc:date>
            </office:change-info>
          </text:insertion>
        </text:changed-region>
        <text:changed-region xml:id="ct93825582629200" text:id="ct93825582629200">
          <text:deletion>
            <office:change-info>
              <dc:creator>Julia Ringo</dc:creator>
              <dc:date>2023-10-10T11:08:00</dc:date>
            </office:change-info>
            <text:p text:style-name="Text_20_body"><text:span text:style-name="T1">…</text:span></text:p>
          </text:deletion>
        </text:changed-region>
        <text:changed-region xml:id="ct93825582629440" text:id="ct93825582629440">
          <text:insertion>
            <office:change-info>
              <dc:creator>Julia Ringo</dc:creator>
              <dc:date>2023-10-10T11:08:00</dc:date>
            </office:change-info>
          </text:insertion>
        </text:changed-region>
        <text:changed-region xml:id="ct93825582631968" text:id="ct93825582631968">
          <text:insertion>
            <office:change-info>
              <dc:creator>Julia Ringo</dc:creator>
              <dc:date>2023-10-21T11:43:00</dc:date>
            </office:change-info>
          </text:insertion>
        </text:changed-region>
        <text:changed-region xml:id="ct93825582582832" text:id="ct93825582582832">
          <text:deletion>
            <office:change-info>
              <dc:creator>Julia Ringo</dc:creator>
              <dc:date>2023-10-21T11:43:00</dc:date>
            </office:change-info>
            <text:p text:style-name="Text_20_body"><text:span text:style-name="T1"><text:s/>that </text:span></text:p>
          </text:deletion>
        </text:changed-region>
        <text:changed-region xml:id="ct93825582632608" text:id="ct93825582632608">
          <text:insertion>
            <office:change-info>
              <dc:creator>Julia Ringo</dc:creator>
              <dc:date>2023-10-21T11:43:00</dc:date>
            </office:change-info>
          </text:insertion>
        </text:changed-region>
        <text:changed-region xml:id="ct93825582633200" text:id="ct93825582633200">
          <text:format-change>
            <office:change-info>
              <dc:creator>Julia Ringo</dc:creator>
              <dc:date>2023-10-21T11:44:00</dc:date>
            </office:change-info>
          </text:format-change>
        </text:changed-region>
        <text:changed-region xml:id="ct93825582633520" text:id="ct93825582633520">
          <text:insertion>
            <office:change-info>
              <dc:creator>Julia Ringo</dc:creator>
              <dc:date>2023-10-21T11:44:00</dc:date>
            </office:change-info>
          </text:insertion>
        </text:changed-region>
        <text:changed-region xml:id="ct93825582633760" text:id="ct93825582633760">
          <text:insertion>
            <office:change-info>
              <dc:creator>Julia Ringo</dc:creator>
              <dc:date>2023-10-21T11:44:00</dc:date>
            </office:change-info>
          </text:insertion>
        </text:changed-region>
        <text:changed-region xml:id="ct93825582584816" text:id="ct93825582584816">
          <text:insertion>
            <office:change-info>
              <dc:creator>Julia Ringo</dc:creator>
              <dc:date>2023-10-21T11:45:00</dc:date>
            </office:change-info>
          </text:insertion>
        </text:changed-region>
        <text:changed-region xml:id="ct93825582645696" text:id="ct93825582645696">
          <text:deletion>
            <office:change-info>
              <dc:creator>Julia Ringo</dc:creator>
              <dc:date>2023-10-21T11:45:00</dc:date>
            </office:change-info>
            <text:p text:style-name="Text_20_body"><text:span text:style-name="T1">,</text:span></text:p>
          </text:deletion>
        </text:changed-region>
        <text:changed-region xml:id="ct93825582643120" text:id="ct93825582643120">
          <text:insertion>
            <office:change-info>
              <dc:creator>Julia Ringo</dc:creator>
              <dc:date>2023-10-21T11:46:00</dc:date>
            </office:change-info>
          </text:insertion>
        </text:changed-region>
        <text:changed-region xml:id="ct93825582634352" text:id="ct93825582634352">
          <text:deletion>
            <office:change-info>
              <dc:creator>Julia Ringo</dc:creator>
              <dc:date>2023-10-21T11:46:00</dc:date>
            </office:change-info>
            <text:p text:style-name="Text_20_body"><text:span text:style-name="T1">,</text:span></text:p>
          </text:deletion>
        </text:changed-region>
        <text:changed-region xml:id="ct93825582651520" text:id="ct93825582651520">
          <text:deletion>
            <office:change-info>
              <dc:creator>Julia Ringo</dc:creator>
              <dc:date>2023-10-21T11:46:00</dc:date>
            </office:change-info>
            <text:p text:style-name="Text_20_body"><text:span text:style-name="T1">,</text:span></text:p>
          </text:deletion>
        </text:changed-region>
        <text:changed-region xml:id="ct93825582654944" text:id="ct93825582654944">
          <text:deletion>
            <office:change-info>
              <dc:creator>Julia Ringo</dc:creator>
              <dc:date>2023-10-21T11:46:00</dc:date>
            </office:change-info>
            <text:p text:style-name="Text_20_body"><text:span text:style-name="T1">,</text:span></text:p>
          </text:deletion>
        </text:changed-region>
        <text:changed-region xml:id="ct93825582656992" text:id="ct93825582656992">
          <text:insertion>
            <office:change-info>
              <dc:creator>Julia Ringo</dc:creator>
              <dc:date>2023-10-21T11:50:00</dc:date>
            </office:change-info>
          </text:insertion>
        </text:changed-region>
        <text:changed-region xml:id="ct93825582658752" text:id="ct93825582658752">
          <text:insertion>
            <office:change-info>
              <dc:creator>Julia Ringo</dc:creator>
              <dc:date>2023-10-21T11:50:00</dc:date>
            </office:change-info>
          </text:insertion>
        </text:changed-region>
        <text:changed-region xml:id="ct93825582658992" text:id="ct93825582658992">
          <text:deletion>
            <office:change-info>
              <dc:creator>Julia Ringo</dc:creator>
              <dc:date>2023-10-21T11:50:00</dc:date>
            </office:change-info>
            <text:p text:style-name="Text_20_body"><text:span text:style-name="T1">‘</text:span></text:p>
          </text:deletion>
        </text:changed-region>
        <text:changed-region xml:id="ct93825582661632" text:id="ct93825582661632">
          <text:insertion>
            <office:change-info>
              <dc:creator>Julia Ringo</dc:creator>
              <dc:date>2023-10-21T11:50:00</dc:date>
            </office:change-info>
          </text:insertion>
        </text:changed-region>
        <text:changed-region xml:id="ct93825582661952" text:id="ct93825582661952">
          <text:deletion>
            <office:change-info>
              <dc:creator>Julia Ringo</dc:creator>
              <dc:date>2023-10-21T11:50:00</dc:date>
            </office:change-info>
            <text:p text:style-name="Text_20_body"><text:span text:style-name="T1">’</text:span></text:p>
          </text:deletion>
        </text:changed-region>
        <text:changed-region xml:id="ct93825582663392" text:id="ct93825582663392">
          <text:deletion>
            <office:change-info>
              <dc:creator>Julia Ringo</dc:creator>
              <dc:date>2023-10-21T11:50:00</dc:date>
            </office:change-info>
            <text:p text:style-name="Text_20_body"><text:span text:style-name="T1">then </text:span></text:p>
          </text:deletion>
        </text:changed-region>
        <text:changed-region xml:id="ct93825582664512" text:id="ct93825582664512">
          <text:deletion>
            <office:change-info>
              <dc:creator>Julia Ringo</dc:creator>
              <dc:date>2023-10-05T13:15:00</dc:date>
            </office:change-info>
            <text:p text:style-name="Text_20_body"><text:span text:style-name="T1"><text:s/>— </text:span></text:p>
          </text:deletion>
        </text:changed-region>
        <text:changed-region xml:id="ct93825582664752" text:id="ct93825582664752">
          <text:insertion>
            <office:change-info>
              <dc:creator>Julia Ringo</dc:creator>
              <dc:date>2023-10-05T13:15:00</dc:date>
            </office:change-info>
          </text:insertion>
        </text:changed-region>
        <text:changed-region xml:id="ct93825582664992" text:id="ct93825582664992">
          <text:deletion>
            <office:change-info>
              <dc:creator>Julia Ringo</dc:creator>
              <dc:date>2023-10-05T13:15:00</dc:date>
            </office:change-info>
            <text:p text:style-name="Text_20_body"><text:span text:style-name="T1"><text:s/>— </text:span></text:p>
          </text:deletion>
        </text:changed-region>
        <text:changed-region xml:id="ct93825582665232" text:id="ct93825582665232">
          <text:insertion>
            <office:change-info>
              <dc:creator>Julia Ringo</dc:creator>
              <dc:date>2023-10-05T13:15:00</dc:date>
            </office:change-info>
          </text:insertion>
        </text:changed-region>
        <text:changed-region xml:id="ct93825582666112" text:id="ct93825582666112">
          <text:insertion>
            <office:change-info>
              <dc:creator>Julia Ringo</dc:creator>
              <dc:date>2023-10-21T11:50:00</dc:date>
            </office:change-info>
          </text:insertion>
        </text:changed-region>
        <text:changed-region xml:id="ct93825582667632" text:id="ct93825582667632">
          <text:deletion>
            <office:change-info>
              <dc:creator>Julia Ringo</dc:creator>
              <dc:date>2023-10-10T11:08:00</dc:date>
            </office:change-info>
            <text:p text:style-name="Text_20_body"><text:span text:style-name="T1">…</text:span></text:p>
          </text:deletion>
        </text:changed-region>
        <text:changed-region xml:id="ct93825582667872" text:id="ct93825582667872">
          <text:insertion>
            <office:change-info>
              <dc:creator>Julia Ringo</dc:creator>
              <dc:date>2023-10-10T11:08:00</dc:date>
            </office:change-info>
          </text:insertion>
        </text:changed-region>
        <text:changed-region xml:id="ct93825582668112" text:id="ct93825582668112">
          <text:deletion>
            <office:change-info>
              <dc:creator>Julia Ringo</dc:creator>
              <dc:date>2023-10-21T11:50:00</dc:date>
            </office:change-info>
            <text:p text:style-name="Text_20_body"><text:span text:style-name="T1"><text:s/></text:span></text:p>
          </text:deletion>
        </text:changed-region>
        <text:changed-region xml:id="ct93825582670560" text:id="ct93825582670560">
          <text:deletion>
            <office:change-info>
              <dc:creator>Julia Ringo</dc:creator>
              <dc:date>2023-10-05T13:15:00</dc:date>
            </office:change-info>
            <text:p text:style-name="Text_20_body"><text:span text:style-name="T1"><text:s/>— </text:span></text:p>
          </text:deletion>
        </text:changed-region>
        <text:changed-region xml:id="ct93825582670800" text:id="ct93825582670800">
          <text:insertion>
            <office:change-info>
              <dc:creator>Julia Ringo</dc:creator>
              <dc:date>2023-10-05T13:15:00</dc:date>
            </office:change-info>
          </text:insertion>
        </text:changed-region>
        <text:changed-region xml:id="ct93825582671648" text:id="ct93825582671648">
          <text:insertion>
            <office:change-info>
              <dc:creator>Julia Ringo</dc:creator>
              <dc:date>2023-10-21T11:55:00</dc:date>
            </office:change-info>
          </text:insertion>
        </text:changed-region>
        <text:changed-region xml:id="ct93825582672304" text:id="ct93825582672304">
          <text:deletion>
            <office:change-info>
              <dc:creator>Julia Ringo</dc:creator>
              <dc:date>2023-10-05T13:15:00</dc:date>
            </office:change-info>
            <text:p text:style-name="Text_20_body"><text:span text:style-name="T1"><text:s/>— </text:span></text:p>
          </text:deletion>
        </text:changed-region>
        <text:changed-region xml:id="ct93825582673376" text:id="ct93825582673376">
          <text:insertion>
            <office:change-info>
              <dc:creator>Julia Ringo</dc:creator>
              <dc:date>2023-10-05T13:15:00</dc:date>
            </office:change-info>
          </text:insertion>
        </text:changed-region>
        <text:changed-region xml:id="ct93825582677744" text:id="ct93825582677744">
          <text:format-change>
            <office:change-info>
              <dc:creator>Julia Ringo</dc:creator>
              <dc:date>2023-10-21T11:55:00</dc:date>
            </office:change-info>
          </text:format-change>
        </text:changed-region>
        <text:changed-region xml:id="ct93825582690736" text:id="ct93825582690736">
          <text:insertion>
            <office:change-info>
              <dc:creator>Julia Ringo</dc:creator>
              <dc:date>2023-10-21T11:55:00</dc:date>
            </office:change-info>
          </text:insertion>
        </text:changed-region>
        <text:changed-region xml:id="ct93825582690496" text:id="ct93825582690496">
          <text:deletion>
            <office:change-info>
              <dc:creator>Julia Ringo</dc:creator>
              <dc:date>2023-10-10T11:08:00</dc:date>
            </office:change-info>
            <text:p text:style-name="Text_20_body"><text:span text:style-name="T1">…</text:span></text:p>
          </text:deletion>
        </text:changed-region>
        <text:changed-region xml:id="ct93825582692000" text:id="ct93825582692000">
          <text:insertion>
            <office:change-info>
              <dc:creator>Julia Ringo</dc:creator>
              <dc:date>2023-10-10T11:08:00</dc:date>
            </office:change-info>
          </text:insertion>
        </text:changed-region>
        <text:changed-region xml:id="ct93825582692240" text:id="ct93825582692240">
          <text:deletion>
            <office:change-info>
              <dc:creator>Julia Ringo</dc:creator>
              <dc:date>2023-10-21T11:55:00</dc:date>
            </office:change-info>
            <text:p text:style-name="Text_20_body"><text:span text:style-name="T1"><text:s/></text:span></text:p>
          </text:deletion>
        </text:changed-region>
        <text:changed-region xml:id="ct93825582693120" text:id="ct93825582693120">
          <text:deletion>
            <office:change-info>
              <dc:creator>Julia Ringo</dc:creator>
              <dc:date>2023-10-10T11:08:00</dc:date>
            </office:change-info>
            <text:p text:style-name="Text_20_body"><text:span text:style-name="T1">…</text:span></text:p>
          </text:deletion>
        </text:changed-region>
        <text:changed-region xml:id="ct93825582693360" text:id="ct93825582693360">
          <text:insertion>
            <office:change-info>
              <dc:creator>Julia Ringo</dc:creator>
              <dc:date>2023-10-10T11:08:00</dc:date>
            </office:change-info>
          </text:insertion>
        </text:changed-region>
        <text:changed-region xml:id="ct93825582695616" text:id="ct93825582695616">
          <text:deletion>
            <office:change-info>
              <dc:creator>Julia Ringo</dc:creator>
              <dc:date>2023-10-21T11:56:00</dc:date>
            </office:change-info>
            <text:p text:style-name="Text_20_body"><text:span text:style-name="T1">25 </text:span></text:p>
          </text:deletion>
        </text:changed-region>
        <text:changed-region xml:id="ct93825582695856" text:id="ct93825582695856">
          <text:insertion>
            <office:change-info>
              <dc:creator>Julia Ringo</dc:creator>
              <dc:date>2023-10-21T11:56:00</dc:date>
            </office:change-info>
          </text:insertion>
        </text:changed-region>
        <text:changed-region xml:id="ct93825582696096" text:id="ct93825582696096">
          <text:insertion>
            <office:change-info>
              <dc:creator>Julia Ringo</dc:creator>
              <dc:date>2023-10-21T11:56:00</dc:date>
            </office:change-info>
          </text:insertion>
        </text:changed-region>
        <text:changed-region xml:id="ct93825582698672" text:id="ct93825582698672">
          <text:deletion>
            <office:change-info>
              <dc:creator>Julia Ringo</dc:creator>
              <dc:date>2023-10-21T11:59:00</dc:date>
            </office:change-info>
            <text:p text:style-name="Text_20_body"><text:span text:style-name="T1">is capable of</text:span></text:p>
          </text:deletion>
        </text:changed-region>
        <text:changed-region xml:id="ct93825582698912" text:id="ct93825582698912">
          <text:insertion>
            <office:change-info>
              <dc:creator>Julia Ringo</dc:creator>
              <dc:date>2023-10-21T11:59:00</dc:date>
            </office:change-info>
          </text:insertion>
        </text:changed-region>
        <text:changed-region xml:id="ct93825582699152" text:id="ct93825582699152">
          <text:deletion>
            <office:change-info>
              <dc:creator>Julia Ringo</dc:creator>
              <dc:date>2023-10-21T11:56:00</dc:date>
            </office:change-info>
            <text:p text:style-name="Text_20_body"><text:span text:style-name="T1">doing </text:span></text:p>
          </text:deletion>
        </text:changed-region>
        <text:changed-region xml:id="ct93825582700032" text:id="ct93825582700032">
          <text:insertion>
            <office:change-info>
              <dc:creator>Julia Ringo</dc:creator>
              <dc:date>2023-10-21T12:00:00</dc:date>
            </office:change-info>
          </text:insertion>
        </text:changed-region>
        <text:changed-region xml:id="ct93825582700272" text:id="ct93825582700272">
          <text:deletion>
            <office:change-info>
              <dc:creator>Julia Ringo</dc:creator>
              <dc:date>2023-10-10T11:08:00</dc:date>
            </office:change-info>
            <text:p text:style-name="Text_20_body"><text:span text:style-name="T1">…</text:span></text:p>
          </text:deletion>
        </text:changed-region>
        <text:changed-region xml:id="ct93825582700512" text:id="ct93825582700512">
          <text:insertion>
            <office:change-info>
              <dc:creator>Julia Ringo</dc:creator>
              <dc:date>2023-10-10T11:08:00</dc:date>
            </office:change-info>
          </text:insertion>
        </text:changed-region>
        <text:changed-region xml:id="ct93825582702672" text:id="ct93825582702672">
          <text:insertion>
            <office:change-info>
              <dc:creator>Julia Ringo</dc:creator>
              <dc:date>2023-10-21T12:00:00</dc:date>
            </office:change-info>
          </text:insertion>
        </text:changed-region>
        <text:changed-region xml:id="ct93825582703552" text:id="ct93825582703552">
          <text:deletion>
            <office:change-info>
              <dc:creator>Julia Ringo</dc:creator>
              <dc:date>2023-10-21T12:00:00</dc:date>
            </office:change-info>
            <text:p text:style-name="Text_20_body"><text:span text:style-name="T1">,</text:span></text:p>
          </text:deletion>
        </text:changed-region>
        <text:changed-region xml:id="ct93825582704368" text:id="ct93825582704368">
          <text:insertion>
            <office:change-info>
              <dc:creator>Julia Ringo</dc:creator>
              <dc:date>2023-10-21T12:00:00</dc:date>
            </office:change-info>
          </text:insertion>
        </text:changed-region>
        <text:changed-region xml:id="ct93825582704608" text:id="ct93825582704608">
          <text:deletion>
            <office:change-info>
              <dc:creator>Julia Ringo</dc:creator>
              <dc:date>2023-10-05T13:15:00</dc:date>
            </office:change-info>
            <text:p text:style-name="Text_20_body"><text:span text:style-name="T1"><text:s/>— </text:span></text:p>
          </text:deletion>
        </text:changed-region>
        <text:changed-region xml:id="ct93825582704848" text:id="ct93825582704848">
          <text:insertion>
            <office:change-info>
              <dc:creator>Julia Ringo</dc:creator>
              <dc:date>2023-10-05T13:15:00</dc:date>
            </office:change-info>
          </text:insertion>
        </text:changed-region>
        <text:changed-region xml:id="ct93825582706320" text:id="ct93825582706320">
          <text:deletion>
            <office:change-info>
              <dc:creator>Julia Ringo</dc:creator>
              <dc:date>2023-10-21T12:01:00</dc:date>
            </office:change-info>
            <text:p text:style-name="Text_20_body"><text:span text:style-name="T1">30 </text:span></text:p>
          </text:deletion>
        </text:changed-region>
        <text:changed-region xml:id="ct93825582706560" text:id="ct93825582706560">
          <text:insertion>
            <office:change-info>
              <dc:creator>Julia Ringo</dc:creator>
              <dc:date>2023-10-21T12:01:00</dc:date>
            </office:change-info>
          </text:insertion>
        </text:changed-region>
        <text:changed-region xml:id="ct93825582706800" text:id="ct93825582706800">
          <text:deletion>
            <office:change-info>
              <dc:creator>Julia Ringo</dc:creator>
              <dc:date>2023-10-05T13:15:00</dc:date>
            </office:change-info>
            <text:p text:style-name="Text_20_body"><text:span text:style-name="T1"><text:s/>— </text:span></text:p>
          </text:deletion>
        </text:changed-region>
        <text:changed-region xml:id="ct93825582707040" text:id="ct93825582707040">
          <text:insertion>
            <office:change-info>
              <dc:creator>Julia Ringo</dc:creator>
              <dc:date>2023-10-05T13:15:00</dc:date>
            </office:change-info>
          </text:insertion>
        </text:changed-region>
        <text:changed-region xml:id="ct93825582708800" text:id="ct93825582708800">
          <text:deletion>
            <office:change-info>
              <dc:creator>Julia Ringo</dc:creator>
              <dc:date>2023-10-21T12:01:00</dc:date>
            </office:change-info>
            <text:p text:style-name="Text_20_body"><text:span text:style-name="T1">e</text:span></text:p>
          </text:deletion>
        </text:changed-region>
        <text:changed-region xml:id="ct93825582709040" text:id="ct93825582709040">
          <text:insertion>
            <office:change-info>
              <dc:creator>Julia Ringo</dc:creator>
              <dc:date>2023-10-21T12:01:00</dc:date>
            </office:change-info>
          </text:insertion>
        </text:changed-region>
        <text:changed-region xml:id="ct93825582708560" text:id="ct93825582708560">
          <text:deletion>
            <office:change-info>
              <dc:creator>Julia Ringo</dc:creator>
              <dc:date>2023-10-21T12:01:00</dc:date>
            </office:change-info>
            <text:p text:style-name="Text_20_body"><text:span text:style-name="T1">30 </text:span></text:p>
          </text:deletion>
        </text:changed-region>
        <text:changed-region xml:id="ct93825582709920" text:id="ct93825582709920">
          <text:insertion>
            <office:change-info>
              <dc:creator>Julia Ringo</dc:creator>
              <dc:date>2023-10-21T12:01:00</dc:date>
            </office:change-info>
          </text:insertion>
        </text:changed-region>
        <text:changed-region xml:id="ct93825582710160" text:id="ct93825582710160">
          <text:format-change>
            <office:change-info>
              <dc:creator>Julia Ringo</dc:creator>
              <dc:date>2023-10-21T12:01:00</dc:date>
            </office:change-info>
          </text:format-change>
        </text:changed-region>
        <text:changed-region xml:id="ct93825582715200" text:id="ct93825582715200">
          <text:insertion>
            <office:change-info>
              <dc:creator>Julia Ringo</dc:creator>
              <dc:date>2023-10-21T12:02:00</dc:date>
            </office:change-info>
          </text:insertion>
        </text:changed-region>
        <text:changed-region xml:id="ct93825582715440" text:id="ct93825582715440">
          <text:deletion>
            <office:change-info>
              <dc:creator>Julia Ringo</dc:creator>
              <dc:date>2023-10-21T12:03:00</dc:date>
            </office:change-info>
            <text:p text:style-name="Text_20_body"><text:span text:style-name="T1">that </text:span></text:p>
          </text:deletion>
        </text:changed-region>
        <text:changed-region xml:id="ct93825582716320" text:id="ct93825582716320">
          <text:insertion>
            <office:change-info>
              <dc:creator>Julia Ringo</dc:creator>
              <dc:date>2023-10-21T12:03:00</dc:date>
            </office:change-info>
          </text:insertion>
        </text:changed-region>
        <text:changed-region xml:id="ct93825582717296" text:id="ct93825582717296">
          <text:deletion>
            <office:change-info>
              <dc:creator>Julia Ringo</dc:creator>
              <dc:date>2023-10-21T12:03:00</dc:date>
            </office:change-info>
            <text:p text:style-name="Text_20_body"><text:span text:style-name="T1">have into their </text:span></text:p>
          </text:deletion>
        </text:changed-region>
        <text:changed-region xml:id="ct93825582718256" text:id="ct93825582718256">
          <text:insertion>
            <office:change-info>
              <dc:creator>Julia Ringo</dc:creator>
              <dc:date>2023-10-21T12:07:00</dc:date>
            </office:change-info>
          </text:insertion>
        </text:changed-region>
        <text:changed-region xml:id="ct93825582675424" text:id="ct93825582675424">
          <text:deletion>
            <office:change-info>
              <dc:creator>Julia Ringo</dc:creator>
              <dc:date>2023-10-21T12:07:00</dc:date>
            </office:change-info>
            <text:p text:style-name="Text_20_body"><text:span text:style-name="T1"><text:s/></text:span></text:p>
          </text:deletion>
        </text:changed-region>
        <text:changed-region xml:id="ct93825580215248" text:id="ct93825580215248">
          <text:insertion>
            <office:change-info>
              <dc:creator>Julia Ringo</dc:creator>
              <dc:date>2023-10-21T12:08:00</dc:date>
            </office:change-info>
          </text:insertion>
        </text:changed-region>
        <text:changed-region xml:id="ct93825580267984" text:id="ct93825580267984">
          <text:deletion>
            <office:change-info>
              <dc:creator>Julia Ringo</dc:creator>
              <dc:date>2023-10-21T12:15:00</dc:date>
            </office:change-info>
            <text:p text:style-name="Text_20_body"><text:span text:style-name="T1"><text:s/>inside of the hatch</text:span></text:p>
          </text:deletion>
        </text:changed-region>
        <text:changed-region xml:id="ct93825580210480" text:id="ct93825580210480">
          <text:insertion>
            <office:change-info>
              <dc:creator>Julia Ringo</dc:creator>
              <dc:date>2023-10-21T12:15:00</dc:date>
            </office:change-info>
          </text:insertion>
        </text:changed-region>
        <text:changed-region xml:id="ct93825580211120" text:id="ct93825580211120">
          <text:deletion>
            <office:change-info>
              <dc:creator>Julia Ringo</dc:creator>
              <dc:date>2023-10-21T12:15:00</dc:date>
            </office:change-info>
            <text:p text:style-name="Text_20_body"><text:span text:style-name="T1">. The ledge was </text:span></text:p>
          </text:deletion>
        </text:changed-region>
        <text:changed-region xml:id="ct93825580214368" text:id="ct93825580214368">
          <text:deletion>
            <office:change-info>
              <dc:creator>Julia Ringo</dc:creator>
              <dc:date>2023-10-21T12:16:00</dc:date>
            </office:change-info>
            <text:p text:style-name="Text_20_body"><text:span text:style-name="T1">to be</text:span></text:p>
          </text:deletion>
        </text:changed-region>
        <text:changed-region xml:id="ct93825580213328" text:id="ct93825580213328">
          <text:insertion>
            <office:change-info>
              <dc:creator>Julia Ringo</dc:creator>
              <dc:date>2023-10-21T12:16:00</dc:date>
            </office:change-info>
          </text:insertion>
        </text:changed-region>
        <text:changed-region xml:id="ct93825575261856" text:id="ct93825575261856">
          <text:deletion>
            <office:change-info>
              <dc:creator>Julia Ringo</dc:creator>
              <dc:date>2023-10-05T13:15:00</dc:date>
            </office:change-info>
            <text:p text:style-name="Text_20_body"><text:span text:style-name="T1"><text:s/>— </text:span></text:p>
          </text:deletion>
        </text:changed-region>
        <text:changed-region xml:id="ct93825575298608" text:id="ct93825575298608">
          <text:insertion>
            <office:change-info>
              <dc:creator>Julia Ringo</dc:creator>
              <dc:date>2023-10-05T13:15:00</dc:date>
            </office:change-info>
          </text:insertion>
        </text:changed-region>
        <text:changed-region xml:id="ct93825580275744" text:id="ct93825580275744">
          <text:insertion>
            <office:change-info>
              <dc:creator>Julia Ringo</dc:creator>
              <dc:date>2023-10-21T12:16:00</dc:date>
            </office:change-info>
          </text:insertion>
        </text:changed-region>
        <text:changed-region xml:id="ct93825580277936" text:id="ct93825580277936">
          <text:deletion>
            <office:change-info>
              <dc:creator>Julia Ringo</dc:creator>
              <dc:date>2023-10-21T12:16:00</dc:date>
            </office:change-info>
            <text:p text:style-name="Text_20_body"><text:span text:style-name="T1"><text:s/>with </text:span></text:p>
          </text:deletion>
        </text:changed-region>
        <text:changed-region xml:id="ct93825580280256" text:id="ct93825580280256">
          <text:insertion>
            <office:change-info>
              <dc:creator>Julia Ringo</dc:creator>
              <dc:date>2023-10-21T12:16:00</dc:date>
            </office:change-info>
          </text:insertion>
        </text:changed-region>
        <text:changed-region xml:id="ct93825580281712" text:id="ct93825580281712">
          <text:insertion>
            <office:change-info>
              <dc:creator>Julia Ringo</dc:creator>
              <dc:date>2023-10-21T12:18:00</dc:date>
            </office:change-info>
          </text:insertion>
        </text:changed-region>
        <text:changed-region xml:id="ct93825580282592" text:id="ct93825580282592">
          <text:deletion>
            <office:change-info>
              <dc:creator>Julia Ringo</dc:creator>
              <dc:date>2023-10-21T12:18:00</dc:date>
            </office:change-info>
            <text:p text:style-name="Text_20_body"><text:span text:style-name="T1">50 </text:span></text:p>
          </text:deletion>
        </text:changed-region>
        <text:changed-region xml:id="ct93825580288496" text:id="ct93825580288496">
          <text:insertion>
            <office:change-info>
              <dc:creator>Julia Ringo</dc:creator>
              <dc:date>2023-10-21T12:18:00</dc:date>
            </office:change-info>
          </text:insertion>
        </text:changed-region>
        <text:changed-region xml:id="ct93825580066176" text:id="ct93825580066176">
          <text:insertion>
            <office:change-info>
              <dc:creator>Julia Ringo</dc:creator>
              <dc:date>2023-10-21T12:19:00</dc:date>
            </office:change-info>
          </text:insertion>
        </text:changed-region>
        <text:changed-region xml:id="ct93825580368816" text:id="ct93825580368816">
          <text:deletion>
            <office:change-info>
              <dc:creator>Julia Ringo</dc:creator>
              <dc:date>2023-10-10T11:08:00</dc:date>
            </office:change-info>
            <text:p text:style-name="Text_20_body"><text:span text:style-name="T1">…</text:span></text:p>
          </text:deletion>
        </text:changed-region>
        <text:changed-region xml:id="ct93825580407024" text:id="ct93825580407024">
          <text:insertion>
            <office:change-info>
              <dc:creator>Julia Ringo</dc:creator>
              <dc:date>2023-10-10T11:08:00</dc:date>
            </office:change-info>
          </text:insertion>
        </text:changed-region>
        <text:changed-region xml:id="ct93825580400176" text:id="ct93825580400176">
          <text:deletion>
            <office:change-info>
              <dc:creator>Julia Ringo</dc:creator>
              <dc:date>2023-10-21T12:19:00</dc:date>
            </office:change-info>
            <text:p text:style-name="Text_20_body"><text:span text:style-name="T1"><text:s/></text:span></text:p>
          </text:deletion>
        </text:changed-region>
        <text:changed-region xml:id="ct93825580363088" text:id="ct93825580363088">
          <text:insertion>
            <office:change-info>
              <dc:creator>Julia Ringo</dc:creator>
              <dc:date>2023-10-21T12:19:00</dc:date>
            </office:change-info>
          </text:insertion>
        </text:changed-region>
        <text:changed-region xml:id="ct93825580363728" text:id="ct93825580363728">
          <text:deletion>
            <office:change-info>
              <dc:creator>Julia Ringo</dc:creator>
              <dc:date>2023-10-05T13:15:00</dc:date>
            </office:change-info>
            <text:p text:style-name="Text_20_body"><text:span text:style-name="T2"><text:s/>— </text:span></text:p>
          </text:deletion>
        </text:changed-region>
        <text:changed-region xml:id="ct93825580365552" text:id="ct93825580365552">
          <text:insertion>
            <office:change-info>
              <dc:creator>Julia Ringo</dc:creator>
              <dc:date>2023-10-05T13:15:00</dc:date>
            </office:change-info>
          </text:insertion>
        </text:changed-region>
        <text:changed-region xml:id="ct93825580261424" text:id="ct93825580261424">
          <text:insertion>
            <office:change-info>
              <dc:creator>Julia Ringo</dc:creator>
              <dc:date>2023-10-21T12:19:00</dc:date>
            </office:change-info>
          </text:insertion>
        </text:changed-region>
        <text:changed-region xml:id="ct93825580606640" text:id="ct93825580606640">
          <text:deletion>
            <office:change-info>
              <dc:creator>Julia Ringo</dc:creator>
              <dc:date>2023-10-05T13:15:00</dc:date>
            </office:change-info>
            <text:p text:style-name="Text_20_body"><text:span text:style-name="T1"><text:s/>— </text:span></text:p>
          </text:deletion>
        </text:changed-region>
        <text:changed-region xml:id="ct93825580401456" text:id="ct9382558040145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3825580614608" text:id="ct93825580614608">
          <text:insertion>
            <office:change-info>
              <dc:creator>Julia Ringo</dc:creator>
              <dc:date>2023-10-05T13:15:00</dc:date>
            </office:change-info>
          </text:insertion>
        </text:changed-region>
        <text:changed-region xml:id="ct93825580632208" text:id="ct93825580632208">
          <text:insertion>
            <office:change-info>
              <dc:creator>Julia Ringo</dc:creator>
              <dc:date>2023-10-21T12:19:00</dc:date>
            </office:change-info>
          </text:insertion>
        </text:changed-region>
        <text:changed-region xml:id="ct93825575413936" text:id="ct93825575413936">
          <text:insertion>
            <office:change-info>
              <dc:creator>Julia Ringo</dc:creator>
              <dc:date>2023-10-21T12:19:00</dc:date>
            </office:change-info>
          </text:insertion>
        </text:changed-region>
        <text:changed-region xml:id="ct93825575273536" text:id="ct93825575273536">
          <text:deletion>
            <office:change-info>
              <dc:creator>Julia Ringo</dc:creator>
              <dc:date>2023-10-05T13:15:00</dc:date>
            </office:change-info>
            <text:p text:style-name="Text_20_body"><text:span text:style-name="T1"><text:s/>— </text:span></text:p>
          </text:deletion>
        </text:changed-region>
        <text:changed-region xml:id="ct93825575274896" text:id="ct93825575274896">
          <text:insertion>
            <office:change-info>
              <dc:creator>Julia Ringo</dc:creator>
              <dc:date>2023-10-05T13:15:00</dc:date>
            </office:change-info>
          </text:insertion>
        </text:changed-region>
        <text:changed-region xml:id="ct93825580634128" text:id="ct93825580634128">
          <text:insertion>
            <office:change-info>
              <dc:creator>Julia Ringo</dc:creator>
              <dc:date>2023-10-21T12:27:00</dc:date>
            </office:change-info>
          </text:insertion>
        </text:changed-region>
        <text:changed-region xml:id="ct93825580634768" text:id="ct93825580634768">
          <text:deletion>
            <office:change-info>
              <dc:creator>Julia Ringo</dc:creator>
              <dc:date>2023-10-10T11:08:00</dc:date>
            </office:change-info>
            <text:p text:style-name="Text_20_body"><text:span text:style-name="T1">…</text:span></text:p>
          </text:deletion>
        </text:changed-region>
        <text:changed-region xml:id="ct93825580635888" text:id="ct93825580635888">
          <text:insertion>
            <office:change-info>
              <dc:creator>Julia Ringo</dc:creator>
              <dc:date>2023-10-10T11:08:00</dc:date>
            </office:change-info>
          </text:insertion>
        </text:changed-region>
        <text:changed-region xml:id="ct93825580639024" text:id="ct93825580639024">
          <text:deletion>
            <office:change-info>
              <dc:creator>Julia Ringo</dc:creator>
              <dc:date>2023-10-05T13:15:00</dc:date>
            </office:change-info>
            <text:p text:style-name="Text_20_body"><text:span text:style-name="T1"><text:s/>— </text:span></text:p>
          </text:deletion>
        </text:changed-region>
        <text:changed-region xml:id="ct93825580646704" text:id="ct93825580646704">
          <text:insertion>
            <office:change-info>
              <dc:creator>Julia Ringo</dc:creator>
              <dc:date>2023-10-05T13:15:00</dc:date>
            </office:change-info>
          </text:insertion>
        </text:changed-region>
        <text:changed-region xml:id="ct93825580667424" text:id="ct93825580667424">
          <text:insertion>
            <office:change-info>
              <dc:creator>Julia Ringo</dc:creator>
              <dc:date>2023-10-21T12:28:00</dc:date>
            </office:change-info>
          </text:insertion>
        </text:changed-region>
        <text:changed-region xml:id="ct93825580668304" text:id="ct93825580668304">
          <text:format-change>
            <office:change-info>
              <dc:creator>Julia Ringo</dc:creator>
              <dc:date>2023-10-21T12:28:00</dc:date>
            </office:change-info>
          </text:format-change>
        </text:changed-region>
        <text:changed-region xml:id="ct93825580669328" text:id="ct93825580669328">
          <text:deletion>
            <office:change-info>
              <dc:creator>Julia Ringo</dc:creator>
              <dc:date>2023-10-05T13:15:00</dc:date>
            </office:change-info>
            <text:p text:style-name="Text_20_body"><text:span text:style-name="T1"><text:s/>— </text:span></text:p>
          </text:deletion>
        </text:changed-region>
        <text:changed-region xml:id="ct93825580680096" text:id="ct93825580680096">
          <text:insertion>
            <office:change-info>
              <dc:creator>Julia Ringo</dc:creator>
              <dc:date>2023-10-21T12:28:00</dc:date>
            </office:change-info>
          </text:insertion>
        </text:changed-region>
        <text:changed-region xml:id="ct93825580681824" text:id="ct93825580681824">
          <text:deletion>
            <office:change-info>
              <dc:creator>Julia Ringo</dc:creator>
              <dc:date>2023-10-05T13:15:00</dc:date>
            </office:change-info>
            <text:p text:style-name="Text_20_body"><text:span text:style-name="T1"><text:s/>— </text:span></text:p>
          </text:deletion>
        </text:changed-region>
        <text:changed-region xml:id="ct93825580683712" text:id="ct93825580683712">
          <text:insertion>
            <office:change-info>
              <dc:creator>Julia Ringo</dc:creator>
              <dc:date>2023-10-21T12:28:00</dc:date>
            </office:change-info>
          </text:insertion>
        </text:changed-region>
        <text:changed-region xml:id="ct93825580688352" text:id="ct93825580688352">
          <text:insertion>
            <office:change-info>
              <dc:creator>Julia Ringo</dc:creator>
              <dc:date>2023-10-21T12:28:00</dc:date>
            </office:change-info>
          </text:insertion>
        </text:changed-region>
        <text:changed-region xml:id="ct93825580690560" text:id="ct93825580690560">
          <text:deletion>
            <office:change-info>
              <dc:creator>Julia Ringo</dc:creator>
              <dc:date>2023-10-05T13:15:00</dc:date>
            </office:change-info>
            <text:p text:style-name="Text_20_body"><text:span text:style-name="T1"><text:s/>— </text:span></text:p>
          </text:deletion>
        </text:changed-region>
        <text:changed-region xml:id="ct93825580694736" text:id="ct93825580694736">
          <text:insertion>
            <office:change-info>
              <dc:creator>Julia Ringo</dc:creator>
              <dc:date>2023-10-05T13:15:00</dc:date>
            </office:change-info>
          </text:insertion>
        </text:changed-region>
        <text:changed-region xml:id="ct93825575424976" text:id="ct93825575424976">
          <text:insertion>
            <office:change-info>
              <dc:creator>Julia Ringo</dc:creator>
              <dc:date>2023-10-21T13:12:00</dc:date>
            </office:change-info>
          </text:insertion>
        </text:changed-region>
        <text:changed-region xml:id="ct93825580695776" text:id="ct93825580695776">
          <text:insertion>
            <office:change-info>
              <dc:creator>Julia Ringo</dc:creator>
              <dc:date>2023-10-21T13:12:00</dc:date>
            </office:change-info>
          </text:insertion>
        </text:changed-region>
        <text:changed-region xml:id="ct93825580713184" text:id="ct93825580713184">
          <text:deletion>
            <office:change-info>
              <dc:creator>Julia Ringo</dc:creator>
              <dc:date>2023-10-21T13:12:00</dc:date>
            </office:change-info>
            <text:p text:style-name="Text_20_body"><text:span text:style-name="T1">;</text:span></text:p>
          </text:deletion>
        </text:changed-region>
        <text:changed-region xml:id="ct93825580716448" text:id="ct93825580716448">
          <text:insertion>
            <office:change-info>
              <dc:creator>Julia Ringo</dc:creator>
              <dc:date>2023-10-21T13:12:00</dc:date>
            </office:change-info>
          </text:insertion>
        </text:changed-region>
        <text:changed-region xml:id="ct93825580717088" text:id="ct93825580717088">
          <text:insertion>
            <office:change-info>
              <dc:creator>Julia Ringo</dc:creator>
              <dc:date>2023-10-21T13:12:00</dc:date>
            </office:change-info>
          </text:insertion>
        </text:changed-region>
        <text:changed-region xml:id="ct93825580729024" text:id="ct93825580729024">
          <text:deletion>
            <office:change-info>
              <dc:creator>Julia Ringo</dc:creator>
              <dc:date>2023-10-21T13:12:00</dc:date>
            </office:change-info>
            <text:p text:style-name="Text_20_body"><text:span text:style-name="T1">,</text:span></text:p>
          </text:deletion>
        </text:changed-region>
        <text:changed-region xml:id="ct93825580729664" text:id="ct93825580729664">
          <text:insertion>
            <office:change-info>
              <dc:creator>Julia Ringo</dc:creator>
              <dc:date>2023-10-21T13:12:00</dc:date>
            </office:change-info>
          </text:insertion>
        </text:changed-region>
        <text:changed-region xml:id="ct93825580730496" text:id="ct93825580730496">
          <text:insertion>
            <office:change-info>
              <dc:creator>Julia Ringo</dc:creator>
              <dc:date>2023-10-21T13:12:00</dc:date>
            </office:change-info>
          </text:insertion>
        </text:changed-region>
        <text:changed-region xml:id="ct93825580731136" text:id="ct93825580731136">
          <text:deletion>
            <office:change-info>
              <dc:creator>Julia Ringo</dc:creator>
              <dc:date>2023-10-21T13:12:00</dc:date>
            </office:change-info>
            <text:p text:style-name="Text_20_body"><text:span text:style-name="T1">,</text:span></text:p>
          </text:deletion>
        </text:changed-region>
        <text:changed-region xml:id="ct93825580731776" text:id="ct93825580731776">
          <text:deletion>
            <office:change-info>
              <dc:creator>Julia Ringo</dc:creator>
              <dc:date>2023-10-05T13:15:00</dc:date>
            </office:change-info>
            <text:p text:style-name="Text_20_body"><text:span text:style-name="T1"><text:s/>— </text:span></text:p>
          </text:deletion>
        </text:changed-region>
        <text:changed-region xml:id="ct93825580732416" text:id="ct93825580732416">
          <text:insertion>
            <office:change-info>
              <dc:creator>Julia Ringo</dc:creator>
              <dc:date>2023-10-05T13:15:00</dc:date>
            </office:change-info>
          </text:insertion>
        </text:changed-region>
        <text:changed-region xml:id="ct93825580736384" text:id="ct93825580736384">
          <text:deletion>
            <office:change-info>
              <dc:creator>Julia Ringo</dc:creator>
              <dc:date>2023-10-05T13:15:00</dc:date>
            </office:change-info>
            <text:p text:style-name="Text_20_body"><text:span text:style-name="T1"><text:s/>— </text:span></text:p>
          </text:deletion>
        </text:changed-region>
        <text:changed-region xml:id="ct93825580751456" text:id="ct93825580751456">
          <text:insertion>
            <office:change-info>
              <dc:creator>Julia Ringo</dc:creator>
              <dc:date>2023-10-05T13:15:00</dc:date>
            </office:change-info>
          </text:insertion>
        </text:changed-region>
        <text:changed-region xml:id="ct93825580766608" text:id="ct93825580766608">
          <text:insertion>
            <office:change-info>
              <dc:creator>Julia Ringo</dc:creator>
              <dc:date>2023-10-21T13:13:00</dc:date>
            </office:change-info>
          </text:insertion>
        </text:changed-region>
        <text:changed-region xml:id="ct93825580788320" text:id="ct93825580788320">
          <text:insertion>
            <office:change-info>
              <dc:creator>Julia Ringo</dc:creator>
              <dc:date>2023-10-21T13:13:00</dc:date>
            </office:change-info>
          </text:insertion>
        </text:changed-region>
        <text:changed-region xml:id="ct93825580788960" text:id="ct93825580788960">
          <text:deletion>
            <office:change-info>
              <dc:creator>Julia Ringo</dc:creator>
              <dc:date>2023-10-21T13:13:00</dc:date>
            </office:change-info>
            <text:p text:style-name="Text_20_body"><text:span text:style-name="T1">,</text:span></text:p>
          </text:deletion>
        </text:changed-region>
        <text:changed-region xml:id="ct93825580793472" text:id="ct93825580793472">
          <text:insertion>
            <office:change-info>
              <dc:creator>Julia Ringo</dc:creator>
              <dc:date>2023-10-21T13:13:00</dc:date>
            </office:change-info>
          </text:insertion>
        </text:changed-region>
        <text:changed-region xml:id="ct93825580796848" text:id="ct93825580796848">
          <text:deletion>
            <office:change-info>
              <dc:creator>Julia Ringo</dc:creator>
              <dc:date>2023-10-21T13:13:00</dc:date>
            </office:change-info>
            <text:p text:style-name="Text_20_body"><text:span text:style-name="T1">t</text:span></text:p>
          </text:deletion>
        </text:changed-region>
        <text:changed-region xml:id="ct93825580797488" text:id="ct93825580797488">
          <text:deletion>
            <office:change-info>
              <dc:creator>Julia Ringo</dc:creator>
              <dc:date>2023-10-10T11:08:00</dc:date>
            </office:change-info>
            <text:p text:style-name="Text_20_body"><text:span text:style-name="T1">…</text:span></text:p>
          </text:deletion>
        </text:changed-region>
        <text:changed-region xml:id="ct93825582429424" text:id="ct93825582429424">
          <text:insertion>
            <office:change-info>
              <dc:creator>Julia Ringo</dc:creator>
              <dc:date>2023-10-10T11:08:00</dc:date>
            </office:change-info>
          </text:insertion>
        </text:changed-region>
        <text:changed-region xml:id="ct93825582446048" text:id="ct93825582446048">
          <text:insertion>
            <office:change-info>
              <dc:creator>Julia Ringo</dc:creator>
              <dc:date>2023-10-21T13:13:00</dc:date>
            </office:change-info>
          </text:insertion>
        </text:changed-region>
        <text:changed-region xml:id="ct93825580798384" text:id="ct93825580798384">
          <text:deletion>
            <office:change-info>
              <dc:creator>Julia Ringo</dc:creator>
              <dc:date>2023-10-10T11:08:00</dc:date>
            </office:change-info>
            <text:p text:style-name="Text_20_body"><text:span text:style-name="T1">…</text:span></text:p>
          </text:deletion>
        </text:changed-region>
        <text:changed-region xml:id="ct93825580799024" text:id="ct93825580799024">
          <text:insertion>
            <office:change-info>
              <dc:creator>Julia Ringo</dc:creator>
              <dc:date>2023-10-10T11:08:00</dc:date>
            </office:change-info>
          </text:insertion>
        </text:changed-region>
        <text:changed-region xml:id="ct93825580800144" text:id="ct93825580800144">
          <text:deletion>
            <office:change-info>
              <dc:creator>Julia Ringo</dc:creator>
              <dc:date>2023-10-21T14:34:00</dc:date>
            </office:change-info>
            <text:p text:style-name="Text_20_body"><text:span text:style-name="T1"><text:s/></text:span></text:p>
          </text:deletion>
        </text:changed-region>
        <text:changed-region xml:id="ct93825580801680" text:id="ct93825580801680">
          <text:insertion>
            <office:change-info>
              <dc:creator>Julia Ringo</dc:creator>
              <dc:date>2023-10-21T14:34:00</dc:date>
            </office:change-info>
          </text:insertion>
        </text:changed-region>
        <text:changed-region xml:id="ct93825580802320" text:id="ct93825580802320">
          <text:deletion>
            <office:change-info>
              <dc:creator>Julia Ringo</dc:creator>
              <dc:date>2023-10-05T13:15:00</dc:date>
            </office:change-info>
            <text:p text:style-name="Text_20_body"><text:span text:style-name="T1"><text:s/>— </text:span></text:p>
          </text:deletion>
        </text:changed-region>
        <text:changed-region xml:id="ct93825580803664" text:id="ct93825580803664">
          <text:insertion>
            <office:change-info>
              <dc:creator>Julia Ringo</dc:creator>
              <dc:date>2023-10-05T13:15:00</dc:date>
            </office:change-info>
          </text:insertion>
        </text:changed-region>
        <text:changed-region xml:id="ct93825580804432" text:id="ct93825580804432">
          <text:deletion>
            <office:change-info>
              <dc:creator>Julia Ringo</dc:creator>
              <dc:date>2023-10-10T11:08:00</dc:date>
            </office:change-info>
            <text:p text:style-name="Text_20_body"><text:span text:style-name="T1">…</text:span></text:p>
          </text:deletion>
        </text:changed-region>
        <text:changed-region xml:id="ct93825580809056" text:id="ct93825580809056">
          <text:insertion>
            <office:change-info>
              <dc:creator>Julia Ringo</dc:creator>
              <dc:date>2023-10-10T11:08:00</dc:date>
            </office:change-info>
          </text:insertion>
        </text:changed-region>
        <text:changed-region xml:id="ct93825580809696" text:id="ct93825580809696">
          <text:insertion>
            <office:change-info>
              <dc:creator>Julia Ringo</dc:creator>
              <dc:date>2023-10-21T14:34:00</dc:date>
            </office:change-info>
          </text:insertion>
        </text:changed-region>
        <text:changed-region xml:id="ct93825580839312" text:id="ct93825580839312">
          <text:insertion>
            <office:change-info>
              <dc:creator>Julia Ringo</dc:creator>
              <dc:date>2023-10-21T14:34:00</dc:date>
            </office:change-info>
          </text:insertion>
        </text:changed-region>
        <text:changed-region xml:id="ct93825580839952" text:id="ct93825580839952">
          <text:deletion>
            <office:change-info>
              <dc:creator>Julia Ringo</dc:creator>
              <dc:date>2023-10-21T14:34:00</dc:date>
            </office:change-info>
            <text:p text:style-name="Text_20_body"><text:span text:style-name="T1">,</text:span></text:p>
          </text:deletion>
        </text:changed-region>
        <text:changed-region xml:id="ct93825580840592" text:id="ct93825580840592">
          <text:insertion>
            <office:change-info>
              <dc:creator>Julia Ringo</dc:creator>
              <dc:date>2023-10-21T14:35:00</dc:date>
            </office:change-info>
          </text:insertion>
        </text:changed-region>
        <text:changed-region xml:id="ct93825580844464" text:id="ct93825580844464">
          <text:deletion>
            <office:change-info>
              <dc:creator>Julia Ringo</dc:creator>
              <dc:date>2023-10-21T14:34:00</dc:date>
            </office:change-info>
            <text:p text:style-name="Text_20_body"><text:span text:style-name="T1">t</text:span></text:p>
          </text:deletion>
        </text:changed-region>
        <text:changed-region xml:id="ct93825580847920" text:id="ct93825580847920">
          <text:insertion>
            <office:change-info>
              <dc:creator>Julia Ringo</dc:creator>
              <dc:date>2023-10-21T14:35:00</dc:date>
            </office:change-info>
          </text:insertion>
        </text:changed-region>
        <text:changed-region xml:id="ct93825580847152" text:id="ct93825580847152">
          <text:deletion>
            <office:change-info>
              <dc:creator>Julia Ringo</dc:creator>
              <dc:date>2023-10-21T14:35:00</dc:date>
            </office:change-info>
            <text:p text:style-name="Text_20_body"><text:span text:style-name="T1">,</text:span></text:p>
          </text:deletion>
        </text:changed-region>
        <text:changed-region xml:id="ct93825580849504" text:id="ct93825580849504">
          <text:insertion>
            <office:change-info>
              <dc:creator>Julia Ringo</dc:creator>
              <dc:date>2023-10-21T14:35:00</dc:date>
            </office:change-info>
          </text:insertion>
        </text:changed-region>
        <text:changed-region xml:id="ct93825580851712" text:id="ct93825580851712">
          <text:deletion>
            <office:change-info>
              <dc:creator>Julia Ringo</dc:creator>
              <dc:date>2023-10-21T14:35:00</dc:date>
            </office:change-info>
            <text:p text:style-name="Text_20_body"><text:span text:style-name="T1">t</text:span></text:p>
          </text:deletion>
        </text:changed-region>
        <text:changed-region xml:id="ct93825580852288" text:id="ct93825580852288">
          <text:insertion>
            <office:change-info>
              <dc:creator>Julia Ringo</dc:creator>
              <dc:date>2023-10-21T14:35:00</dc:date>
            </office:change-info>
          </text:insertion>
        </text:changed-region>
        <text:changed-region xml:id="ct93825580853808" text:id="ct93825580853808">
          <text:insertion>
            <office:change-info>
              <dc:creator>Julia Ringo</dc:creator>
              <dc:date>2023-10-21T14:35:00</dc:date>
            </office:change-info>
          </text:insertion>
        </text:changed-region>
        <text:changed-region xml:id="ct93825580854448" text:id="ct93825580854448">
          <text:insertion>
            <office:change-info>
              <dc:creator>Julia Ringo</dc:creator>
              <dc:date>2023-10-21T14:35:00</dc:date>
            </office:change-info>
          </text:insertion>
        </text:changed-region>
        <text:changed-region xml:id="ct93825580855328" text:id="ct93825580855328">
          <text:insertion>
            <office:change-info>
              <dc:creator>Julia Ringo</dc:creator>
              <dc:date>2023-10-21T14:35:00</dc:date>
            </office:change-info>
          </text:insertion>
        </text:changed-region>
        <text:changed-region xml:id="ct93825580857488" text:id="ct93825580857488">
          <text:deletion>
            <office:change-info>
              <dc:creator>Julia Ringo</dc:creator>
              <dc:date>2023-10-21T14:35:00</dc:date>
            </office:change-info>
            <text:p text:style-name="Text_20_body"><text:span text:style-name="T1">n</text:span></text:p>
          </text:deletion>
        </text:changed-region>
        <text:changed-region xml:id="ct93825580861696" text:id="ct93825580861696">
          <text:deletion>
            <office:change-info>
              <dc:creator>Julia Ringo</dc:creator>
              <dc:date>2023-10-05T13:15:00</dc:date>
            </office:change-info>
            <text:p text:style-name="Text_20_body"><text:span text:style-name="T1"><text:s/>— </text:span></text:p>
          </text:deletion>
        </text:changed-region>
        <text:changed-region xml:id="ct93825580866368" text:id="ct93825580866368">
          <text:insertion>
            <office:change-info>
              <dc:creator>Julia Ringo</dc:creator>
              <dc:date>2023-10-05T13:15:00</dc:date>
            </office:change-info>
          </text:insertion>
        </text:changed-region>
        <text:changed-region xml:id="ct93825580871280" text:id="ct93825580871280">
          <text:deletion>
            <office:change-info>
              <dc:creator>Julia Ringo</dc:creator>
              <dc:date>2023-10-05T13:15:00</dc:date>
            </office:change-info>
            <text:p text:style-name="Text_20_body"><text:span text:style-name="T1"><text:s/>— </text:span></text:p>
          </text:deletion>
        </text:changed-region>
        <text:changed-region xml:id="ct93825580879792" text:id="ct93825580879792">
          <text:insertion>
            <office:change-info>
              <dc:creator>Julia Ringo</dc:creator>
              <dc:date>2023-10-21T14:35:00</dc:date>
            </office:change-info>
          </text:insertion>
        </text:changed-region>
        <text:changed-region xml:id="ct93825575123984" text:id="ct93825575123984">
          <text:insertion>
            <office:change-info>
              <dc:creator>Julia Ringo</dc:creator>
              <dc:date>2023-10-21T14:35:00</dc:date>
            </office:change-info>
          </text:insertion>
        </text:changed-region>
        <text:changed-region xml:id="ct93825580889376" text:id="ct93825580889376">
          <text:insertion>
            <office:change-info>
              <dc:creator>Julia Ringo</dc:creator>
              <dc:date>2023-10-21T14:36:00</dc:date>
            </office:change-info>
          </text:insertion>
        </text:changed-region>
        <text:changed-region xml:id="ct93825580890016" text:id="ct93825580890016">
          <text:deletion>
            <office:change-info>
              <dc:creator>Julia Ringo</dc:creator>
              <dc:date>2023-10-05T13:15:00</dc:date>
            </office:change-info>
            <text:p text:style-name="Text_20_body"><text:span text:style-name="T1"><text:s/>— </text:span></text:p>
          </text:deletion>
        </text:changed-region>
        <text:changed-region xml:id="ct93825580891008" text:id="ct93825580891008">
          <text:insertion>
            <office:change-info>
              <dc:creator>Julia Ringo</dc:creator>
              <dc:date>2023-10-05T13:15:00</dc:date>
            </office:change-info>
          </text:insertion>
        </text:changed-region>
        <text:changed-region xml:id="ct93825580892480" text:id="ct93825580892480">
          <text:deletion>
            <office:change-info>
              <dc:creator>Julia Ringo</dc:creator>
              <dc:date>2023-10-10T11:08:00</dc:date>
            </office:change-info>
            <text:p text:style-name="Text_20_body"><text:span text:style-name="T1">…</text:span></text:p>
          </text:deletion>
        </text:changed-region>
        <text:changed-region xml:id="ct93825580893120" text:id="ct93825580893120">
          <text:insertion>
            <office:change-info>
              <dc:creator>Julia Ringo</dc:creator>
              <dc:date>2023-10-10T11:08:00</dc:date>
            </office:change-info>
          </text:insertion>
        </text:changed-region>
        <text:changed-region xml:id="ct93825580894176" text:id="ct93825580894176">
          <text:insertion>
            <office:change-info>
              <dc:creator>Julia Ringo</dc:creator>
              <dc:date>2023-10-21T14:37:00</dc:date>
            </office:change-info>
          </text:insertion>
        </text:changed-region>
        <text:changed-region xml:id="ct93825580896352" text:id="ct93825580896352">
          <text:deletion>
            <office:change-info>
              <dc:creator>Julia Ringo</dc:creator>
              <dc:date>2023-10-21T14:37:00</dc:date>
            </office:change-info>
            <text:p text:style-name="Text_20_body"><text:span text:style-name="T1">1.3</text:span></text:p>
          </text:deletion>
        </text:changed-region>
        <text:changed-region xml:id="ct93825580896992" text:id="ct93825580896992">
          <text:insertion>
            <office:change-info>
              <dc:creator>Julia Ringo</dc:creator>
              <dc:date>2023-10-21T14:36:00</dc:date>
            </office:change-info>
          </text:insertion>
        </text:changed-region>
        <text:changed-region xml:id="ct93825580917760" text:id="ct93825580917760">
          <text:deletion>
            <office:change-info>
              <dc:creator>Julia Ringo</dc:creator>
              <dc:date>2023-10-21T14:37:00</dc:date>
            </office:change-info>
            <text:p text:style-name="Text_20_body"><text:span text:style-name="T1">sure </text:span></text:p>
          </text:deletion>
        </text:changed-region>
        <text:changed-region xml:id="ct93825580918400" text:id="ct93825580918400">
          <text:insertion>
            <office:change-info>
              <dc:creator>Julia Ringo</dc:creator>
              <dc:date>2023-10-21T14:37:00</dc:date>
            </office:change-info>
          </text:insertion>
        </text:changed-region>
        <text:changed-region xml:id="ct93825580920912" text:id="ct93825580920912">
          <text:deletion>
            <office:change-info>
              <dc:creator>Julia Ringo</dc:creator>
              <dc:date>2023-10-10T11:08:00</dc:date>
            </office:change-info>
            <text:p text:style-name="Text_20_body"><text:span text:style-name="T1">…</text:span></text:p>
          </text:deletion>
        </text:changed-region>
        <text:changed-region xml:id="ct93825580923008" text:id="ct93825580923008">
          <text:insertion>
            <office:change-info>
              <dc:creator>Julia Ringo</dc:creator>
              <dc:date>2023-10-10T11:08:00</dc:date>
            </office:change-info>
          </text:insertion>
        </text:changed-region>
        <text:changed-region xml:id="ct93825580926112" text:id="ct93825580926112">
          <text:insertion>
            <office:change-info>
              <dc:creator>Julia Ringo</dc:creator>
              <dc:date>2023-10-21T14:37:00</dc:date>
            </office:change-info>
          </text:insertion>
        </text:changed-region>
        <text:changed-region xml:id="ct93825580951280" text:id="ct93825580951280">
          <text:insertion>
            <office:change-info>
              <dc:creator>Julia Ringo</dc:creator>
              <dc:date>2023-10-21T14:37:00</dc:date>
            </office:change-info>
          </text:insertion>
        </text:changed-region>
        <text:changed-region xml:id="ct93825580951920" text:id="ct93825580951920">
          <text:deletion>
            <office:change-info>
              <dc:creator>Julia Ringo</dc:creator>
              <dc:date>2023-10-21T14:37:00</dc:date>
            </office:change-info>
            <text:p text:style-name="Text_20_body"><text:span text:style-name="T1">,</text:span></text:p>
          </text:deletion>
        </text:changed-region>
        <text:changed-region xml:id="ct93825580953008" text:id="ct93825580953008">
          <text:insertion>
            <office:change-info>
              <dc:creator>Julia Ringo</dc:creator>
              <dc:date>2023-10-21T14:37:00</dc:date>
            </office:change-info>
          </text:insertion>
        </text:changed-region>
        <text:changed-region xml:id="ct93825580953888" text:id="ct93825580953888">
          <text:deletion>
            <office:change-info>
              <dc:creator>Julia Ringo</dc:creator>
              <dc:date>2023-10-21T14:37:00</dc:date>
            </office:change-info>
            <text:p text:style-name="Text_20_body"><text:span text:style-name="T1">s</text:span></text:p>
          </text:deletion>
        </text:changed-region>
        <text:changed-region xml:id="ct93825580956832" text:id="ct93825580956832">
          <text:insertion>
            <office:change-info>
              <dc:creator>Julia Ringo</dc:creator>
              <dc:date>2023-10-21T14:37:00</dc:date>
            </office:change-info>
          </text:insertion>
        </text:changed-region>
        <text:changed-region xml:id="ct93825580958064" text:id="ct93825580958064">
          <text:deletion>
            <office:change-info>
              <dc:creator>Julia Ringo</dc:creator>
              <dc:date>2023-10-21T14:37:00</dc:date>
            </office:change-info>
            <text:p text:style-name="Text_20_body"><text:span text:style-name="T1">2.3</text:span></text:p>
          </text:deletion>
        </text:changed-region>
        <text:changed-region xml:id="ct93825580958704" text:id="ct93825580958704">
          <text:insertion>
            <office:change-info>
              <dc:creator>Julia Ringo</dc:creator>
              <dc:date>2023-10-21T14:38:00</dc:date>
            </office:change-info>
          </text:insertion>
        </text:changed-region>
        <text:changed-region xml:id="ct93825580959584" text:id="ct93825580959584">
          <text:deletion>
            <office:change-info>
              <dc:creator>Julia Ringo</dc:creator>
              <dc:date>2023-10-21T14:38:00</dc:date>
            </office:change-info>
            <text:p text:style-name="Text_20_body"><text:span text:style-name="T1">left </text:span></text:p>
          </text:deletion>
        </text:changed-region>
        <text:changed-region xml:id="ct93825580962048" text:id="ct93825580962048">
          <text:insertion>
            <office:change-info>
              <dc:creator>Julia Ringo</dc:creator>
              <dc:date>2023-10-21T14:38:00</dc:date>
            </office:change-info>
          </text:insertion>
        </text:changed-region>
        <text:changed-region xml:id="ct93825580966688" text:id="ct93825580966688">
          <text:deletion>
            <office:change-info>
              <dc:creator>Julia Ringo</dc:creator>
              <dc:date>2023-10-21T14:38:00</dc:date>
            </office:change-info>
            <text:p text:style-name="Text_20_body"><text:span text:style-name="T1">20 </text:span></text:p>
          </text:deletion>
        </text:changed-region>
        <text:changed-region xml:id="ct93825580975632" text:id="ct93825580975632">
          <text:insertion>
            <office:change-info>
              <dc:creator>Julia Ringo</dc:creator>
              <dc:date>2023-10-21T14:38:00</dc:date>
            </office:change-info>
          </text:insertion>
        </text:changed-region>
        <text:changed-region xml:id="ct93825580994352" text:id="ct93825580994352">
          <text:insertion>
            <office:change-info>
              <dc:creator>Julia Ringo</dc:creator>
              <dc:date>2023-10-21T14:38:00</dc:date>
            </office:change-info>
          </text:insertion>
        </text:changed-region>
        <text:changed-region xml:id="ct93825580995376" text:id="ct93825580995376">
          <text:deletion>
            <office:change-info>
              <dc:creator>Julia Ringo</dc:creator>
              <dc:date>2023-10-21T14:38:00</dc:date>
            </office:change-info>
            <text:p text:style-name="Text_20_body"><text:span text:style-name="T1">ing</text:span></text:p>
          </text:deletion>
        </text:changed-region>
        <text:changed-region xml:id="ct93825581001552" text:id="ct93825581001552">
          <text:deletion>
            <office:change-info>
              <dc:creator>Julia Ringo</dc:creator>
              <dc:date>2023-10-05T13:15:00</dc:date>
            </office:change-info>
            <text:p text:style-name="Text_20_body"><text:span text:style-name="T1"><text:s/>— </text:span></text:p>
          </text:deletion>
        </text:changed-region>
        <text:changed-region xml:id="ct93825581020400" text:id="ct93825581020400">
          <text:insertion>
            <office:change-info>
              <dc:creator>Julia Ringo</dc:creator>
              <dc:date>2023-10-05T13:15:00</dc:date>
            </office:change-info>
          </text:insertion>
        </text:changed-region>
        <text:changed-region xml:id="ct93825581030096" text:id="ct93825581030096">
          <text:insertion>
            <office:change-info>
              <dc:creator>Julia Ringo</dc:creator>
              <dc:date>2023-10-21T14:38:00</dc:date>
            </office:change-info>
          </text:insertion>
        </text:changed-region>
        <text:changed-region xml:id="ct93825581013248" text:id="ct93825581013248">
          <text:insertion>
            <office:change-info>
              <dc:creator>Julia Ringo</dc:creator>
              <dc:date>2023-10-21T14:38:00</dc:date>
            </office:change-info>
          </text:insertion>
        </text:changed-region>
        <text:changed-region xml:id="ct93825581035232" text:id="ct93825581035232">
          <text:format-change>
            <office:change-info>
              <dc:creator>Julia Ringo</dc:creator>
              <dc:date>2023-10-21T14:38:00</dc:date>
            </office:change-info>
          </text:format-change>
        </text:changed-region>
        <text:changed-region xml:id="ct93825581035872" text:id="ct93825581035872">
          <text:insertion>
            <office:change-info>
              <dc:creator>Julia Ringo</dc:creator>
              <dc:date>2023-10-21T14:39:00</dc:date>
            </office:change-info>
          </text:insertion>
        </text:changed-region>
        <text:changed-region xml:id="ct93825581038624" text:id="ct93825581038624">
          <text:format-change>
            <office:change-info>
              <dc:creator>Julia Ringo</dc:creator>
              <dc:date>2023-10-21T14:38:00</dc:date>
            </office:change-info>
          </text:format-change>
        </text:changed-region>
        <text:changed-region xml:id="ct93825581041824" text:id="ct93825581041824">
          <text:deletion>
            <office:change-info>
              <dc:creator>Julia Ringo</dc:creator>
              <dc:date>2023-10-21T14:39:00</dc:date>
            </office:change-info>
            <text:p text:style-name="Text_20_body"><text:span text:style-name="T1"><text:s/>out</text:span></text:p>
          </text:deletion>
        </text:changed-region>
        <text:changed-region xml:id="ct93825581044976" text:id="ct93825581044976">
          <text:deletion>
            <office:change-info>
              <dc:creator>Julia Ringo</dc:creator>
              <dc:date>2023-10-21T14:39:00</dc:date>
            </office:change-info>
            <text:p text:style-name="Text_20_body"><text:span text:style-name="T1">,</text:span></text:p>
          </text:deletion>
        </text:changed-region>
        <text:changed-region xml:id="ct93825581050000" text:id="ct93825581050000">
          <text:deletion>
            <office:change-info>
              <dc:creator>Julia Ringo</dc:creator>
              <dc:date>2023-10-21T14:39:00</dc:date>
            </office:change-info>
            <text:p text:style-name="Text_20_body"><text:span text:style-name="T1">to a degree that gave</text:span></text:p>
          </text:deletion>
        </text:changed-region>
        <text:changed-region xml:id="ct93825581078976" text:id="ct93825581078976">
          <text:insertion>
            <office:change-info>
              <dc:creator>Julia Ringo</dc:creator>
              <dc:date>2023-10-21T14:39:00</dc:date>
            </office:change-info>
          </text:insertion>
        </text:changed-region>
        <text:changed-region xml:id="ct93825581087168" text:id="ct93825581087168">
          <text:deletion>
            <office:change-info>
              <dc:creator>Julia Ringo</dc:creator>
              <dc:date>2023-10-21T14:39:00</dc:date>
            </office:change-info>
            <text:p text:style-name="Text_20_body"><text:span text:style-name="T1">some </text:span></text:p>
          </text:deletion>
        </text:changed-region>
        <text:changed-region xml:id="ct93825581097376" text:id="ct93825581097376">
          <text:insertion>
            <office:change-info>
              <dc:creator>Julia Ringo</dc:creator>
              <dc:date>2023-10-21T14:39:00</dc:date>
            </office:change-info>
          </text:insertion>
        </text:changed-region>
        <text:changed-region xml:id="ct93825581113776" text:id="ct93825581113776">
          <text:insertion>
            <office:change-info>
              <dc:creator>Julia Ringo</dc:creator>
              <dc:date>2023-10-21T14:39:00</dc:date>
            </office:change-info>
          </text:insertion>
        </text:changed-region>
        <text:changed-region xml:id="ct93825575160160" text:id="ct93825575160160">
          <text:insertion>
            <office:change-info>
              <dc:creator>Julia Ringo</dc:creator>
              <dc:date>2023-10-21T14:39:00</dc:date>
            </office:change-info>
          </text:insertion>
        </text:changed-region>
        <text:changed-region xml:id="ct93825581118016" text:id="ct93825581118016">
          <text:insertion>
            <office:change-info>
              <dc:creator>Julia Ringo</dc:creator>
              <dc:date>2023-10-21T14:39:00</dc:date>
            </office:change-info>
          </text:insertion>
        </text:changed-region>
        <text:changed-region xml:id="ct93825581118656" text:id="ct93825581118656">
          <text:format-change>
            <office:change-info>
              <dc:creator>Julia Ringo</dc:creator>
              <dc:date>2023-10-21T14:39:00</dc:date>
            </office:change-info>
          </text:format-change>
        </text:changed-region>
        <text:changed-region xml:id="ct93825581119776" text:id="ct93825581119776">
          <text:deletion>
            <office:change-info>
              <dc:creator>Julia Ringo</dc:creator>
              <dc:date>2023-10-21T14:39:00</dc:date>
            </office:change-info>
            <text:p text:style-name="Text_20_body"><text:span text:style-name="T1">,</text:span></text:p>
          </text:deletion>
        </text:changed-region>
        <text:changed-region xml:id="ct93825581120416" text:id="ct93825581120416">
          <text:insertion>
            <office:change-info>
              <dc:creator>Julia Ringo</dc:creator>
              <dc:date>2023-10-21T14:39:00</dc:date>
            </office:change-info>
          </text:insertion>
        </text:changed-region>
        <text:changed-region xml:id="ct93825581121056" text:id="ct93825581121056">
          <text:deletion>
            <office:change-info>
              <dc:creator>Julia Ringo</dc:creator>
              <dc:date>2023-10-21T14:39:00</dc:date>
            </office:change-info>
            <text:p text:style-name="Text_20_body"><text:span text:style-name="T1">30 </text:span></text:p>
          </text:deletion>
        </text:changed-region>
        <text:changed-region xml:id="ct93825582762848" text:id="ct93825582762848">
          <text:insertion>
            <office:change-info>
              <dc:creator>Julia Ringo</dc:creator>
              <dc:date>2023-10-21T14:39:00</dc:date>
            </office:change-info>
          </text:insertion>
        </text:changed-region>
        <text:changed-region xml:id="ct93825581124672" text:id="ct93825581124672">
          <text:insertion>
            <office:change-info>
              <dc:creator>Julia Ringo</dc:creator>
              <dc:date>2023-10-21T14:40:00</dc:date>
            </office:change-info>
          </text:insertion>
        </text:changed-region>
        <text:changed-region xml:id="ct93825581125472" text:id="ct93825581125472">
          <text:deletion>
            <office:change-info>
              <dc:creator>Julia Ringo</dc:creator>
              <dc:date>2023-10-10T11:08:00</dc:date>
            </office:change-info>
            <text:p text:style-name="Text_20_body"><text:span text:style-name="T1">…</text:span></text:p>
          </text:deletion>
        </text:changed-region>
        <text:changed-region xml:id="ct93825581126112" text:id="ct93825581126112">
          <text:insertion>
            <office:change-info>
              <dc:creator>Julia Ringo</dc:creator>
              <dc:date>2023-10-10T11:08:00</dc:date>
            </office:change-info>
          </text:insertion>
        </text:changed-region>
        <text:changed-region xml:id="ct93825581126992" text:id="ct93825581126992">
          <text:deletion>
            <office:change-info>
              <dc:creator>Julia Ringo</dc:creator>
              <dc:date>2023-10-21T14:40:00</dc:date>
            </office:change-info>
            <text:p text:style-name="Text_20_body"><text:span text:style-name="T1"><text:s/></text:span></text:p>
          </text:deletion>
        </text:changed-region>
        <text:changed-region xml:id="ct93825581128592" text:id="ct93825581128592">
          <text:insertion>
            <office:change-info>
              <dc:creator>Julia Ringo</dc:creator>
              <dc:date>2023-10-21T14:40:00</dc:date>
            </office:change-info>
          </text:insertion>
        </text:changed-region>
        <text:changed-region xml:id="ct93825581129952" text:id="ct93825581129952">
          <text:deletion>
            <office:change-info>
              <dc:creator>Julia Ringo</dc:creator>
              <dc:date>2023-10-05T13:15:00</dc:date>
            </office:change-info>
            <text:p text:style-name="Text_20_body"><text:span text:style-name="T1"><text:s/>— </text:span></text:p>
          </text:deletion>
        </text:changed-region>
        <text:changed-region xml:id="ct93825581130832" text:id="ct93825581130832">
          <text:insertion>
            <office:change-info>
              <dc:creator>Julia Ringo</dc:creator>
              <dc:date>2023-10-05T13:15:00</dc:date>
            </office:change-info>
          </text:insertion>
        </text:changed-region>
        <text:changed-region xml:id="ct93825581156800" text:id="ct93825581156800">
          <text:insertion>
            <office:change-info>
              <dc:creator>Julia Ringo</dc:creator>
              <dc:date>2023-10-21T14:40:00</dc:date>
            </office:change-info>
          </text:insertion>
        </text:changed-region>
        <text:changed-region xml:id="ct93825581160016" text:id="ct93825581160016">
          <text:deletion>
            <office:change-info>
              <dc:creator>Julia Ringo</dc:creator>
              <dc:date>2023-10-21T14:40:00</dc:date>
            </office:change-info>
            <text:p text:style-name="Text_20_body"><text:span text:style-name="T1">B</text:span></text:p>
          </text:deletion>
        </text:changed-region>
        <text:changed-region xml:id="ct93825581161136" text:id="ct93825581161136">
          <text:deletion>
            <office:change-info>
              <dc:creator>Julia Ringo</dc:creator>
              <dc:date>2023-10-10T11:08:00</dc:date>
            </office:change-info>
            <text:p text:style-name="Text_20_body"><text:span text:style-name="T1">…</text:span></text:p>
          </text:deletion>
        </text:changed-region>
        <text:changed-region xml:id="ct93825581162768" text:id="ct93825581162768">
          <text:insertion>
            <office:change-info>
              <dc:creator>Julia Ringo</dc:creator>
              <dc:date>2023-10-10T11:08:00</dc:date>
            </office:change-info>
          </text:insertion>
        </text:changed-region>
        <text:changed-region xml:id="ct93825581163696" text:id="ct93825581163696">
          <text:deletion>
            <office:change-info>
              <dc:creator>Julia Ringo</dc:creator>
              <dc:date>2023-10-05T13:15:00</dc:date>
            </office:change-info>
            <text:p text:style-name="Text_20_body"><text:span text:style-name="T1"><text:s/>— </text:span></text:p>
          </text:deletion>
        </text:changed-region>
        <text:changed-region xml:id="ct93825581164336" text:id="ct93825581164336">
          <text:insertion>
            <office:change-info>
              <dc:creator>Julia Ringo</dc:creator>
              <dc:date>2023-10-05T13:15:00</dc:date>
            </office:change-info>
          </text:insertion>
        </text:changed-region>
        <text:changed-region xml:id="ct93825581164976" text:id="ct93825581164976">
          <text:deletion>
            <office:change-info>
              <dc:creator>Julia Ringo</dc:creator>
              <dc:date>2023-10-21T14:40:00</dc:date>
            </office:change-info>
            <text:p text:style-name="Text_20_body"><text:span text:style-name="T1">15 </text:span></text:p>
          </text:deletion>
        </text:changed-region>
        <text:changed-region xml:id="ct93825581165856" text:id="ct93825581165856">
          <text:insertion>
            <office:change-info>
              <dc:creator>Julia Ringo</dc:creator>
              <dc:date>2023-10-21T14:40:00</dc:date>
            </office:change-info>
          </text:insertion>
        </text:changed-region>
        <text:changed-region xml:id="ct93825581166496" text:id="ct93825581166496">
          <text:deletion>
            <office:change-info>
              <dc:creator>Julia Ringo</dc:creator>
              <dc:date>2023-10-05T13:15:00</dc:date>
            </office:change-info>
            <text:p text:style-name="Text_20_body"><text:span text:style-name="T1"><text:s/>— </text:span></text:p>
          </text:deletion>
        </text:changed-region>
        <text:changed-region xml:id="ct93825581170096" text:id="ct93825581170096">
          <text:insertion>
            <office:change-info>
              <dc:creator>Julia Ringo</dc:creator>
              <dc:date>2023-10-05T13:15:00</dc:date>
            </office:change-info>
          </text:insertion>
        </text:changed-region>
        <text:changed-region xml:id="ct93825581170976" text:id="ct93825581170976">
          <text:deletion>
            <office:change-info>
              <dc:creator>Julia Ringo</dc:creator>
              <dc:date>2023-10-05T13:15:00</dc:date>
            </office:change-info>
            <text:p text:style-name="Text_20_body"><text:span text:style-name="T1"><text:s/>— </text:span></text:p>
          </text:deletion>
        </text:changed-region>
        <text:changed-region xml:id="ct93825581173536" text:id="ct93825581173536">
          <text:insertion>
            <office:change-info>
              <dc:creator>Julia Ringo</dc:creator>
              <dc:date>2023-10-05T13:15:00</dc:date>
            </office:change-info>
          </text:insertion>
        </text:changed-region>
        <text:changed-region xml:id="ct93825581174176" text:id="ct93825581174176">
          <text:deletion>
            <office:change-info>
              <dc:creator>Julia Ringo</dc:creator>
              <dc:date>2023-10-21T14:40:00</dc:date>
            </office:change-info>
            <text:p text:style-name="Text_20_body"><text:span text:style-name="T1">‘</text:span></text:p>
          </text:deletion>
        </text:changed-region>
        <text:changed-region xml:id="ct93825581177248" text:id="ct93825581177248">
          <text:insertion>
            <office:change-info>
              <dc:creator>Julia Ringo</dc:creator>
              <dc:date>2023-10-21T14:40:00</dc:date>
            </office:change-info>
          </text:insertion>
        </text:changed-region>
        <text:changed-region xml:id="ct93825581178816" text:id="ct93825581178816">
          <text:insertion>
            <office:change-info>
              <dc:creator>Julia Ringo</dc:creator>
              <dc:date>2023-10-21T14:41:00</dc:date>
            </office:change-info>
          </text:insertion>
        </text:changed-region>
        <text:changed-region xml:id="ct93825581180704" text:id="ct93825581180704">
          <text:deletion>
            <office:change-info>
              <dc:creator>Julia Ringo</dc:creator>
              <dc:date>2023-10-05T13:15:00</dc:date>
            </office:change-info>
            <text:p text:style-name="Text_20_body"><text:span text:style-name="T1"><text:s/>— </text:span></text:p>
          </text:deletion>
        </text:changed-region>
        <text:changed-region xml:id="ct93825581181376" text:id="ct93825581181376">
          <text:insertion>
            <office:change-info>
              <dc:creator>Julia Ringo</dc:creator>
              <dc:date>2023-10-05T13:15:00</dc:date>
            </office:change-info>
          </text:insertion>
        </text:changed-region>
        <text:changed-region xml:id="ct93825581183680" text:id="ct93825581183680">
          <text:insertion>
            <office:change-info>
              <dc:creator>Julia Ringo</dc:creator>
              <dc:date>2023-10-21T14:41:00</dc:date>
            </office:change-info>
          </text:insertion>
        </text:changed-region>
        <text:changed-region xml:id="ct93825581184320" text:id="ct93825581184320">
          <text:deletion>
            <office:change-info>
              <dc:creator>Julia Ringo</dc:creator>
              <dc:date>2023-10-05T13:15:00</dc:date>
            </office:change-info>
            <text:p text:style-name="Text_20_body"><text:span text:style-name="T1"><text:s/>— </text:span></text:p>
          </text:deletion>
        </text:changed-region>
        <text:changed-region xml:id="ct93825581186704" text:id="ct93825581186704">
          <text:insertion>
            <office:change-info>
              <dc:creator>Julia Ringo</dc:creator>
              <dc:date>2023-10-05T13:15:00</dc:date>
            </office:change-info>
          </text:insertion>
        </text:changed-region>
        <text:changed-region xml:id="ct93825581189856" text:id="ct93825581189856">
          <text:deletion>
            <office:change-info>
              <dc:creator>Julia Ringo</dc:creator>
              <dc:date>2023-10-21T14:41:00</dc:date>
            </office:change-info>
            <text:p text:style-name="Text_20_body"><text:span text:style-name="T1">50 </text:span></text:p>
          </text:deletion>
        </text:changed-region>
        <text:changed-region xml:id="ct93825581191152" text:id="ct93825581191152">
          <text:insertion>
            <office:change-info>
              <dc:creator>Julia Ringo</dc:creator>
              <dc:date>2023-10-21T14:41:00</dc:date>
            </office:change-info>
          </text:insertion>
        </text:changed-region>
        <text:changed-region xml:id="ct93825581215712" text:id="ct93825581215712">
          <text:insertion>
            <office:change-info>
              <dc:creator>Julia Ringo</dc:creator>
              <dc:date>2023-10-21T14:41:00</dc:date>
            </office:change-info>
          </text:insertion>
        </text:changed-region>
        <text:changed-region xml:id="ct93825581217888" text:id="ct93825581217888">
          <text:deletion>
            <office:change-info>
              <dc:creator>Julia Ringo</dc:creator>
              <dc:date>2023-10-21T14:41:00</dc:date>
            </office:change-info>
            <text:p text:style-name="Text_20_body"><text:span text:style-name="T1">30 </text:span></text:p>
          </text:deletion>
        </text:changed-region>
        <text:changed-region xml:id="ct93825581218528" text:id="ct93825581218528">
          <text:insertion>
            <office:change-info>
              <dc:creator>Julia Ringo</dc:creator>
              <dc:date>2023-10-21T14:41:00</dc:date>
            </office:change-info>
          </text:insertion>
        </text:changed-region>
        <text:changed-region xml:id="ct93825581219568" text:id="ct93825581219568">
          <text:deletion>
            <office:change-info>
              <dc:creator>Julia Ringo</dc:creator>
              <dc:date>2023-10-21T14:41:00</dc:date>
            </office:change-info>
            <text:p text:style-name="Text_20_body"><text:span text:style-name="T1">50 </text:span></text:p>
          </text:deletion>
        </text:changed-region>
        <text:changed-region xml:id="ct93825581220208" text:id="ct93825581220208">
          <text:insertion>
            <office:change-info>
              <dc:creator>Julia Ringo</dc:creator>
              <dc:date>2023-10-21T14:41:00</dc:date>
            </office:change-info>
          </text:insertion>
        </text:changed-region>
        <text:changed-region xml:id="ct93825581221136" text:id="ct93825581221136">
          <text:insertion>
            <office:change-info>
              <dc:creator>Julia Ringo</dc:creator>
              <dc:date>2023-10-21T14:41:00</dc:date>
            </office:change-info>
          </text:insertion>
        </text:changed-region>
        <text:changed-region xml:id="ct93825581221776" text:id="ct93825581221776">
          <text:deletion>
            <office:change-info>
              <dc:creator>Julia Ringo</dc:creator>
              <dc:date>2023-10-05T13:15:00</dc:date>
            </office:change-info>
            <text:p text:style-name="Text_20_body"><text:span text:style-name="T1"><text:s/>— </text:span></text:p>
          </text:deletion>
        </text:changed-region>
        <text:changed-region xml:id="ct93825581226752" text:id="ct93825581226752">
          <text:insertion>
            <office:change-info>
              <dc:creator>Julia Ringo</dc:creator>
              <dc:date>2023-10-05T13:15:00</dc:date>
            </office:change-info>
          </text:insertion>
        </text:changed-region>
        <text:changed-region xml:id="ct93825581234432" text:id="ct93825581234432">
          <text:deletion>
            <office:change-info>
              <dc:creator>Julia Ringo</dc:creator>
              <dc:date>2023-10-05T13:15:00</dc:date>
            </office:change-info>
            <text:p text:style-name="Text_20_body"><text:span text:style-name="T1"><text:s/>— </text:span></text:p>
          </text:deletion>
        </text:changed-region>
        <text:changed-region xml:id="ct93825581242592" text:id="ct93825581242592">
          <text:insertion>
            <office:change-info>
              <dc:creator>Julia Ringo</dc:creator>
              <dc:date>2023-10-05T13:15:00</dc:date>
            </office:change-info>
          </text:insertion>
        </text:changed-region>
        <text:changed-region xml:id="ct93825578186720" text:id="ct93825578186720">
          <text:insertion>
            <office:change-info>
              <dc:creator>Julia Ringo</dc:creator>
              <dc:date>2023-10-21T14:41:00</dc:date>
            </office:change-info>
          </text:insertion>
        </text:changed-region>
        <text:changed-region xml:id="ct93825578171824" text:id="ct93825578171824">
          <text:insertion>
            <office:change-info>
              <dc:creator>Julia Ringo</dc:creator>
              <dc:date>2023-10-21T14:41:00</dc:date>
            </office:change-info>
          </text:insertion>
        </text:changed-region>
        <text:changed-region xml:id="ct93825578174368" text:id="ct93825578174368">
          <text:deletion>
            <office:change-info>
              <dc:creator>Julia Ringo</dc:creator>
              <dc:date>2023-10-05T13:15:00</dc:date>
            </office:change-info>
            <text:p text:style-name="Text_20_body"><text:span text:style-name="T1"><text:s/>— </text:span></text:p>
          </text:deletion>
        </text:changed-region>
        <text:changed-region xml:id="ct93825578185392" text:id="ct93825578185392">
          <text:insertion>
            <office:change-info>
              <dc:creator>Julia Ringo</dc:creator>
              <dc:date>2023-10-05T13:15:00</dc:date>
            </office:change-info>
          </text:insertion>
        </text:changed-region>
        <text:changed-region xml:id="ct93825581249072" text:id="ct93825581249072">
          <text:insertion>
            <office:change-info>
              <dc:creator>Julia Ringo</dc:creator>
              <dc:date>2023-10-21T14:42:00</dc:date>
            </office:change-info>
          </text:insertion>
        </text:changed-region>
        <text:changed-region xml:id="ct93825581249712" text:id="ct93825581249712">
          <text:deletion>
            <office:change-info>
              <dc:creator>Julia Ringo</dc:creator>
              <dc:date>2023-10-10T11:08:00</dc:date>
            </office:change-info>
            <text:p text:style-name="Text_20_body"><text:span text:style-name="T1">…</text:span></text:p>
          </text:deletion>
        </text:changed-region>
        <text:changed-region xml:id="ct93825581250944" text:id="ct93825581250944">
          <text:insertion>
            <office:change-info>
              <dc:creator>Julia Ringo</dc:creator>
              <dc:date>2023-10-10T11:08:00</dc:date>
            </office:change-info>
          </text:insertion>
        </text:changed-region>
        <text:changed-region xml:id="ct93825581251584" text:id="ct93825581251584">
          <text:insertion>
            <office:change-info>
              <dc:creator>Julia Ringo</dc:creator>
              <dc:date>2023-10-21T14:42:00</dc:date>
            </office:change-info>
          </text:insertion>
        </text:changed-region>
        <text:changed-region xml:id="ct93825581252224" text:id="ct93825581252224">
          <text:deletion>
            <office:change-info>
              <dc:creator>Julia Ringo</dc:creator>
              <dc:date>2023-10-21T14:42:00</dc:date>
            </office:change-info>
            <text:p text:style-name="Text_20_body"><text:span text:style-name="T1">-</text:span></text:p>
          </text:deletion>
        </text:changed-region>
        <text:changed-region xml:id="ct93825581274544" text:id="ct93825581274544">
          <text:insertion>
            <office:change-info>
              <dc:creator>Julia Ringo</dc:creator>
              <dc:date>2023-10-21T14:42:00</dc:date>
            </office:change-info>
          </text:insertion>
        </text:changed-region>
        <text:changed-region xml:id="ct93825581275328" text:id="ct93825581275328">
          <text:insertion>
            <office:change-info>
              <dc:creator>Julia Ringo</dc:creator>
              <dc:date>2023-10-21T14:42:00</dc:date>
            </office:change-info>
          </text:insertion>
        </text:changed-region>
        <text:changed-region xml:id="ct93825581280176" text:id="ct93825581280176">
          <text:deletion>
            <office:change-info>
              <dc:creator>Julia Ringo</dc:creator>
              <dc:date>2023-10-21T14:42:00</dc:date>
            </office:change-info>
            <text:p text:style-name="Text_20_body"><text:span text:style-name="T1">10 </text:span></text:p>
          </text:deletion>
        </text:changed-region>
        <text:changed-region xml:id="ct93825581280976" text:id="ct93825581280976">
          <text:insertion>
            <office:change-info>
              <dc:creator>Julia Ringo</dc:creator>
              <dc:date>2023-10-21T14:42:00</dc:date>
            </office:change-info>
          </text:insertion>
        </text:changed-region>
        <text:changed-region xml:id="ct93825581282048" text:id="ct93825581282048">
          <text:insertion>
            <office:change-info>
              <dc:creator>Julia Ringo</dc:creator>
              <dc:date>2023-10-21T14:42:00</dc:date>
            </office:change-info>
          </text:insertion>
        </text:changed-region>
        <text:changed-region xml:id="ct93825581283568" text:id="ct93825581283568">
          <text:insertion>
            <office:change-info>
              <dc:creator>Julia Ringo</dc:creator>
              <dc:date>2023-10-21T14:42:00</dc:date>
            </office:change-info>
          </text:insertion>
        </text:changed-region>
        <text:changed-region xml:id="ct93825581284208" text:id="ct93825581284208">
          <text:deletion>
            <office:change-info>
              <dc:creator>Julia Ringo</dc:creator>
              <dc:date>2023-10-21T14:42:00</dc:date>
            </office:change-info>
            <text:p text:style-name="Text_20_body"><text:span text:style-name="T1">1000 </text:span></text:p>
          </text:deletion>
        </text:changed-region>
        <text:changed-region xml:id="ct93825581284848" text:id="ct93825581284848">
          <text:insertion>
            <office:change-info>
              <dc:creator>Julia Ringo</dc:creator>
              <dc:date>2023-10-21T14:42:00</dc:date>
            </office:change-info>
          </text:insertion>
        </text:changed-region>
        <text:changed-region xml:id="ct93825581285984" text:id="ct93825581285984">
          <text:deletion>
            <office:change-info>
              <dc:creator>Julia Ringo</dc:creator>
              <dc:date>2023-10-05T13:15:00</dc:date>
            </office:change-info>
            <text:p text:style-name="Text_20_body"><text:span text:style-name="T1"><text:s/>— </text:span></text:p>
          </text:deletion>
        </text:changed-region>
        <text:changed-region xml:id="ct93825581287920" text:id="ct93825581287920">
          <text:insertion>
            <office:change-info>
              <dc:creator>Julia Ringo</dc:creator>
              <dc:date>2023-10-05T13:15:00</dc:date>
            </office:change-info>
          </text:insertion>
        </text:changed-region>
        <text:changed-region xml:id="ct93825580296320" text:id="ct93825580296320">
          <text:deletion>
            <office:change-info>
              <dc:creator>Julia Ringo</dc:creator>
              <dc:date>2023-10-21T14:42:00</dc:date>
            </office:change-info>
            <text:p text:style-name="Text_20_body"><text:span text:style-name="T1">40 </text:span></text:p>
          </text:deletion>
        </text:changed-region>
        <text:changed-region xml:id="ct93825581316432" text:id="ct93825581316432">
          <text:insertion>
            <office:change-info>
              <dc:creator>Julia Ringo</dc:creator>
              <dc:date>2023-10-21T14:42:00</dc:date>
            </office:change-info>
          </text:insertion>
        </text:changed-region>
        <text:changed-region xml:id="ct93825581317072" text:id="ct93825581317072">
          <text:insertion>
            <office:change-info>
              <dc:creator>Julia Ringo</dc:creator>
              <dc:date>2023-10-21T14:43:00</dc:date>
            </office:change-info>
          </text:insertion>
        </text:changed-region>
        <text:changed-region xml:id="ct93825581318864" text:id="ct93825581318864">
          <text:insertion>
            <office:change-info>
              <dc:creator>Julia Ringo</dc:creator>
              <dc:date>2023-10-21T14:43:00</dc:date>
            </office:change-info>
          </text:insertion>
        </text:changed-region>
        <text:changed-region xml:id="ct93825581320144" text:id="ct93825581320144">
          <text:deletion>
            <office:change-info>
              <dc:creator>Julia Ringo</dc:creator>
              <dc:date>2023-10-21T14:43:00</dc:date>
            </office:change-info>
            <text:p text:style-name="Text_20_body"><text:span text:style-name="T1">,</text:span></text:p>
          </text:deletion>
        </text:changed-region>
        <text:changed-region xml:id="ct93825581319504" text:id="ct93825581319504">
          <text:deletion>
            <office:change-info>
              <dc:creator>Julia Ringo</dc:creator>
              <dc:date>2023-10-21T14:43:00</dc:date>
            </office:change-info>
            <text:p text:style-name="Text_20_body"><text:span text:style-name="T1">45 </text:span></text:p>
          </text:deletion>
        </text:changed-region>
        <text:changed-region xml:id="ct93825581322464" text:id="ct93825581322464">
          <text:insertion>
            <office:change-info>
              <dc:creator>Julia Ringo</dc:creator>
              <dc:date>2023-10-21T14:43:00</dc:date>
            </office:change-info>
          </text:insertion>
        </text:changed-region>
        <text:changed-region xml:id="ct93825581335344" text:id="ct93825581335344">
          <text:insertion>
            <office:change-info>
              <dc:creator>Julia Ringo</dc:creator>
              <dc:date>2023-10-21T14:43:00</dc:date>
            </office:change-info>
          </text:insertion>
        </text:changed-region>
        <text:changed-region xml:id="ct93825581337840" text:id="ct93825581337840">
          <text:deletion>
            <office:change-info>
              <dc:creator>Julia Ringo</dc:creator>
              <dc:date>2023-10-21T14:43:00</dc:date>
            </office:change-info>
            <text:p text:style-name="Text_20_body"><text:span text:style-name="T1">,</text:span></text:p>
          </text:deletion>
        </text:changed-region>
        <text:changed-region xml:id="ct93825581340256" text:id="ct93825581340256">
          <text:deletion>
            <office:change-info>
              <dc:creator>Julia Ringo</dc:creator>
              <dc:date>2023-10-21T14:43:00</dc:date>
            </office:change-info>
            <text:p text:style-name="Text_20_body"><text:span text:style-name="T1">50</text:span></text:p>
          </text:deletion>
        </text:changed-region>
        <text:changed-region xml:id="ct93825581341376" text:id="ct93825581341376">
          <text:insertion>
            <office:change-info>
              <dc:creator>Julia Ringo</dc:creator>
              <dc:date>2023-10-21T14:43:00</dc:date>
            </office:change-info>
          </text:insertion>
        </text:changed-region>
        <text:changed-region xml:id="ct93825581342256" text:id="ct93825581342256">
          <text:insertion>
            <office:change-info>
              <dc:creator>Julia Ringo</dc:creator>
              <dc:date>2023-10-21T14:43:00</dc:date>
            </office:change-info>
          </text:insertion>
        </text:changed-region>
        <text:changed-region xml:id="ct93825581339168" text:id="ct93825581339168">
          <text:deletion>
            <office:change-info>
              <dc:creator>Julia Ringo</dc:creator>
              <dc:date>2023-10-21T14:43:00</dc:date>
            </office:change-info>
            <text:p text:style-name="Text_20_body"><text:span text:style-name="T1">‘</text:span></text:p>
          </text:deletion>
        </text:changed-region>
        <text:changed-region xml:id="ct93825581345296" text:id="ct93825581345296">
          <text:insertion>
            <office:change-info>
              <dc:creator>Julia Ringo</dc:creator>
              <dc:date>2023-10-21T14:43:00</dc:date>
            </office:change-info>
          </text:insertion>
        </text:changed-region>
        <text:changed-region xml:id="ct93825581348272" text:id="ct93825581348272">
          <text:deletion>
            <office:change-info>
              <dc:creator>Julia Ringo</dc:creator>
              <dc:date>2023-10-21T14:43:00</dc:date>
            </office:change-info>
            <text:p text:style-name="Text_20_body"><text:span text:style-name="T1">’</text:span></text:p>
          </text:deletion>
        </text:changed-region>
        <text:changed-region xml:id="ct93825581349312" text:id="ct93825581349312">
          <text:deletion>
            <office:change-info>
              <dc:creator>Julia Ringo</dc:creator>
              <dc:date>2023-10-05T13:15:00</dc:date>
            </office:change-info>
            <text:p text:style-name="Text_20_body"><text:span text:style-name="T1"><text:s/>— </text:span></text:p>
          </text:deletion>
        </text:changed-region>
        <text:changed-region xml:id="ct93825581353888" text:id="ct93825581353888">
          <text:insertion>
            <office:change-info>
              <dc:creator>Julia Ringo</dc:creator>
              <dc:date>2023-10-05T13:15:00</dc:date>
            </office:change-info>
          </text:insertion>
        </text:changed-region>
        <text:changed-region xml:id="ct93825581356160" text:id="ct93825581356160">
          <text:deletion>
            <office:change-info>
              <dc:creator>Julia Ringo</dc:creator>
              <dc:date>2023-10-10T11:08:00</dc:date>
            </office:change-info>
            <text:p text:style-name="Text_20_body"><text:span text:style-name="T1">…</text:span></text:p>
          </text:deletion>
        </text:changed-region>
        <text:changed-region xml:id="ct93825581362368" text:id="ct93825581362368">
          <text:insertion>
            <office:change-info>
              <dc:creator>Julia Ringo</dc:creator>
              <dc:date>2023-10-10T11:08:00</dc:date>
            </office:change-info>
          </text:insertion>
        </text:changed-region>
        <text:changed-region xml:id="ct93825581363168" text:id="ct93825581363168">
          <text:deletion>
            <office:change-info>
              <dc:creator>Julia Ringo</dc:creator>
              <dc:date>2023-10-21T14:43:00</dc:date>
            </office:change-info>
            <text:p text:style-name="Text_20_body"><text:span text:style-name="T1"><text:s/></text:span></text:p>
          </text:deletion>
        </text:changed-region>
        <text:changed-region xml:id="ct93825578378272" text:id="ct93825578378272">
          <text:insertion>
            <office:change-info>
              <dc:creator>Julia Ringo</dc:creator>
              <dc:date>2023-10-21T14:44:00</dc:date>
            </office:change-info>
          </text:insertion>
        </text:changed-region>
        <text:changed-region xml:id="ct93825581372160" text:id="ct93825581372160">
          <text:insertion>
            <office:change-info>
              <dc:creator>Julia Ringo</dc:creator>
              <dc:date>2023-10-21T14:44:00</dc:date>
            </office:change-info>
          </text:insertion>
        </text:changed-region>
        <text:changed-region xml:id="ct93825581372800" text:id="ct93825581372800">
          <text:deletion>
            <office:change-info>
              <dc:creator>Julia Ringo</dc:creator>
              <dc:date>2023-10-21T14:44:00</dc:date>
            </office:change-info>
            <text:p text:style-name="Text_20_body"><text:span text:style-name="T1">3</text:span></text:p>
          </text:deletion>
        </text:changed-region>
        <text:changed-region xml:id="ct93825581374000" text:id="ct93825581374000">
          <text:deletion>
            <office:change-info>
              <dc:creator>Julia Ringo</dc:creator>
              <dc:date>2023-10-05T13:15:00</dc:date>
            </office:change-info>
            <text:p text:style-name="Text_20_body"><text:span text:style-name="T1"><text:s/>— </text:span></text:p>
          </text:deletion>
        </text:changed-region>
        <text:changed-region xml:id="ct93825581377056" text:id="ct93825581377056">
          <text:insertion>
            <office:change-info>
              <dc:creator>Julia Ringo</dc:creator>
              <dc:date>2023-10-05T13:15:00</dc:date>
            </office:change-info>
          </text:insertion>
        </text:changed-region>
        <text:changed-region xml:id="ct93825581376064" text:id="ct93825581376064">
          <text:deletion>
            <office:change-info>
              <dc:creator>Julia Ringo</dc:creator>
              <dc:date>2023-10-21T14:44:00</dc:date>
            </office:change-info>
            <text:p text:style-name="Text_20_body"><text:span text:style-name="T1">30 </text:span></text:p>
          </text:deletion>
        </text:changed-region>
        <text:changed-region xml:id="ct93825581377696" text:id="ct93825581377696">
          <text:insertion>
            <office:change-info>
              <dc:creator>Julia Ringo</dc:creator>
              <dc:date>2023-10-21T14:44:00</dc:date>
            </office:change-info>
          </text:insertion>
        </text:changed-region>
        <text:changed-region xml:id="ct93825581378336" text:id="ct93825581378336">
          <text:insertion>
            <office:change-info>
              <dc:creator>Julia Ringo</dc:creator>
              <dc:date>2023-10-21T14:44:00</dc:date>
            </office:change-info>
          </text:insertion>
        </text:changed-region>
        <text:changed-region xml:id="ct93825581398288" text:id="ct93825581398288">
          <text:deletion>
            <office:change-info>
              <dc:creator>Julia Ringo</dc:creator>
              <dc:date>2023-10-10T11:08:00</dc:date>
            </office:change-info>
            <text:p text:style-name="Text_20_body"><text:span text:style-name="T1">…</text:span></text:p>
          </text:deletion>
        </text:changed-region>
        <text:changed-region xml:id="ct93825581399280" text:id="ct93825581399280">
          <text:insertion>
            <office:change-info>
              <dc:creator>Julia Ringo</dc:creator>
              <dc:date>2023-10-10T11:08:00</dc:date>
            </office:change-info>
          </text:insertion>
        </text:changed-region>
        <text:changed-region xml:id="ct93825581399920" text:id="ct93825581399920">
          <text:deletion>
            <office:change-info>
              <dc:creator>Julia Ringo</dc:creator>
              <dc:date>2023-10-10T11:08:00</dc:date>
            </office:change-info>
            <text:p text:style-name="Text_20_body"><text:span text:style-name="T1">…</text:span></text:p>
          </text:deletion>
        </text:changed-region>
        <text:changed-region xml:id="ct93825581431728" text:id="ct93825581431728">
          <text:insertion>
            <office:change-info>
              <dc:creator>Julia Ringo</dc:creator>
              <dc:date>2023-10-21T14:45:00</dc:date>
            </office:change-info>
          </text:insertion>
        </text:changed-region>
        <text:changed-region xml:id="ct93825581434976" text:id="ct93825581434976">
          <text:insertion>
            <office:change-info>
              <dc:creator>Julia Ringo</dc:creator>
              <dc:date>2023-10-21T14:46:00</dc:date>
            </office:change-info>
          </text:insertion>
        </text:changed-region>
        <text:changed-region xml:id="ct93825581440256" text:id="ct93825581440256">
          <text:deletion>
            <office:change-info>
              <dc:creator>Julia Ringo</dc:creator>
              <dc:date>2023-10-21T14:46:00</dc:date>
            </office:change-info>
            <text:p text:style-name="Text_20_body"><text:span text:style-name="T1">that </text:span></text:p>
          </text:deletion>
        </text:changed-region>
        <text:changed-region xml:id="ct93825581449552" text:id="ct93825581449552">
          <text:insertion>
            <office:change-info>
              <dc:creator>Julia Ringo</dc:creator>
              <dc:date>2023-10-21T14:46:00</dc:date>
            </office:change-info>
          </text:insertion>
        </text:changed-region>
        <text:changed-region xml:id="ct93825581480368" text:id="ct93825581480368">
          <text:insertion>
            <office:change-info>
              <dc:creator>Julia Ringo</dc:creator>
              <dc:date>2023-10-21T14:46:00</dc:date>
            </office:change-info>
          </text:insertion>
        </text:changed-region>
        <text:changed-region xml:id="ct93825581481008" text:id="ct93825581481008">
          <text:deletion>
            <office:change-info>
              <dc:creator>Julia Ringo</dc:creator>
              <dc:date>2023-10-10T11:08:00</dc:date>
            </office:change-info>
            <text:p text:style-name="Text_20_body"><text:span text:style-name="T1">…</text:span></text:p>
          </text:deletion>
        </text:changed-region>
        <text:changed-region xml:id="ct93825581484192" text:id="ct93825581484192">
          <text:insertion>
            <office:change-info>
              <dc:creator>Julia Ringo</dc:creator>
              <dc:date>2023-10-10T11:08:00</dc:date>
            </office:change-info>
          </text:insertion>
        </text:changed-region>
        <text:changed-region xml:id="ct93825581484992" text:id="ct93825581484992">
          <text:deletion>
            <office:change-info>
              <dc:creator>Julia Ringo</dc:creator>
              <dc:date>2023-10-10T11:08:00</dc:date>
            </office:change-info>
            <text:p text:style-name="Text_20_body"><text:span text:style-name="T1">…</text:span></text:p>
          </text:deletion>
        </text:changed-region>
        <text:changed-region xml:id="ct93825581486352" text:id="ct93825581486352">
          <text:insertion>
            <office:change-info>
              <dc:creator>Julia Ringo</dc:creator>
              <dc:date>2023-10-10T11:08:00</dc:date>
            </office:change-info>
          </text:insertion>
        </text:changed-region>
        <text:changed-region xml:id="ct93825581496768" text:id="ct93825581496768">
          <text:deletion>
            <office:change-info>
              <dc:creator>Julia Ringo</dc:creator>
              <dc:date>2023-10-10T11:08:00</dc:date>
            </office:change-info>
            <text:p text:style-name="Text_20_body"><text:span text:style-name="T1">…</text:span></text:p>
          </text:deletion>
        </text:changed-region>
        <text:changed-region xml:id="ct93825581503664" text:id="ct93825581503664">
          <text:insertion>
            <office:change-info>
              <dc:creator>Julia Ringo</dc:creator>
              <dc:date>2023-10-10T11:08:00</dc:date>
            </office:change-info>
          </text:insertion>
        </text:changed-region>
        <text:changed-region xml:id="ct93825581531456" text:id="ct93825581531456">
          <text:deletion>
            <office:change-info>
              <dc:creator>Julia Ringo</dc:creator>
              <dc:date>2023-10-10T11:08:00</dc:date>
            </office:change-info>
            <text:p text:style-name="Text_20_body"><text:span text:style-name="T1">…</text:span></text:p>
          </text:deletion>
        </text:changed-region>
        <text:changed-region xml:id="ct93825581557888" text:id="ct93825581557888">
          <text:insertion>
            <office:change-info>
              <dc:creator>Julia Ringo</dc:creator>
              <dc:date>2023-10-10T11:08:00</dc:date>
            </office:change-info>
          </text:insertion>
        </text:changed-region>
        <text:changed-region xml:id="ct93825581552848" text:id="ct93825581552848">
          <text:deletion>
            <office:change-info>
              <dc:creator>Julia Ringo</dc:creator>
              <dc:date>2023-10-21T14:46:00</dc:date>
            </office:change-info>
            <text:p text:style-name="Text_20_body"><text:span text:style-name="T1"><text:s/></text:span></text:p>
          </text:deletion>
        </text:changed-region>
        <text:changed-region xml:id="ct93825581580736" text:id="ct93825581580736">
          <text:deletion>
            <office:change-info>
              <dc:creator>Julia Ringo</dc:creator>
              <dc:date>2023-10-10T11:08:00</dc:date>
            </office:change-info>
            <text:p text:style-name="Text_20_body"><text:span text:style-name="T1">…</text:span></text:p>
          </text:deletion>
        </text:changed-region>
        <text:changed-region xml:id="ct93825581578688" text:id="ct93825581578688">
          <text:insertion>
            <office:change-info>
              <dc:creator>Julia Ringo</dc:creator>
              <dc:date>2023-10-10T11:08:00</dc:date>
            </office:change-info>
          </text:insertion>
        </text:changed-region>
        <text:changed-region xml:id="ct93825581582016" text:id="ct93825581582016">
          <text:deletion>
            <office:change-info>
              <dc:creator>Julia Ringo</dc:creator>
              <dc:date>2023-10-10T11:08:00</dc:date>
            </office:change-info>
            <text:p text:style-name="Text_20_body"><text:span text:style-name="T1">…</text:span></text:p>
          </text:deletion>
        </text:changed-region>
        <text:changed-region xml:id="ct93825581582896" text:id="ct93825581582896">
          <text:insertion>
            <office:change-info>
              <dc:creator>Julia Ringo</dc:creator>
              <dc:date>2023-10-10T11:08:00</dc:date>
            </office:change-info>
          </text:insertion>
        </text:changed-region>
        <text:changed-region xml:id="ct93825581584672" text:id="ct93825581584672">
          <text:deletion>
            <office:change-info>
              <dc:creator>Julia Ringo</dc:creator>
              <dc:date>2023-10-21T14:46:00</dc:date>
            </office:change-info>
            <text:p text:style-name="Text_20_body"><text:span text:style-name="T1"><text:s/></text:span></text:p>
          </text:deletion>
        </text:changed-region>
        <text:changed-region xml:id="ct93825581592496" text:id="ct93825581592496">
          <text:deletion>
            <office:change-info>
              <dc:creator>Julia Ringo</dc:creator>
              <dc:date>2023-10-10T11:08:00</dc:date>
            </office:change-info>
            <text:p text:style-name="Text_20_body"><text:span text:style-name="T1">…</text:span></text:p>
          </text:deletion>
        </text:changed-region>
        <text:changed-region xml:id="ct93825581596800" text:id="ct93825581596800">
          <text:insertion>
            <office:change-info>
              <dc:creator>Julia Ringo</dc:creator>
              <dc:date>2023-10-10T11:08:00</dc:date>
            </office:change-info>
          </text:insertion>
        </text:changed-region>
        <text:changed-region xml:id="ct93825581597440" text:id="ct93825581597440">
          <text:deletion>
            <office:change-info>
              <dc:creator>Julia Ringo</dc:creator>
              <dc:date>2023-10-10T11:08:00</dc:date>
            </office:change-info>
            <text:p text:style-name="Text_20_body"><text:span text:style-name="T1">…</text:span></text:p>
          </text:deletion>
        </text:changed-region>
        <text:changed-region xml:id="ct93825581598800" text:id="ct93825581598800">
          <text:insertion>
            <office:change-info>
              <dc:creator>Julia Ringo</dc:creator>
              <dc:date>2023-10-10T11:08:00</dc:date>
            </office:change-info>
          </text:insertion>
        </text:changed-region>
        <text:changed-region xml:id="ct93825581602560" text:id="ct93825581602560">
          <text:deletion>
            <office:change-info>
              <dc:creator>Julia Ringo</dc:creator>
              <dc:date>2023-10-05T13:15:00</dc:date>
            </office:change-info>
            <text:p text:style-name="Text_20_body"><text:span text:style-name="T1"><text:s/>— </text:span></text:p>
          </text:deletion>
        </text:changed-region>
        <text:changed-region xml:id="ct93825581585520" text:id="ct93825581585520">
          <text:insertion>
            <office:change-info>
              <dc:creator>Julia Ringo</dc:creator>
              <dc:date>2023-10-05T13:15:00</dc:date>
            </office:change-info>
          </text:insertion>
        </text:changed-region>
        <text:changed-region xml:id="ct93825581616720" text:id="ct93825581616720">
          <text:deletion>
            <office:change-info>
              <dc:creator>Julia Ringo</dc:creator>
              <dc:date>2023-10-05T13:15:00</dc:date>
            </office:change-info>
            <text:p text:style-name="Text_20_body"><text:span text:style-name="T1"><text:s/>— </text:span></text:p>
          </text:deletion>
        </text:changed-region>
        <text:changed-region xml:id="ct93825581617600" text:id="ct93825581617600">
          <text:insertion>
            <office:change-info>
              <dc:creator>Julia Ringo</dc:creator>
              <dc:date>2023-10-05T13:15:00</dc:date>
            </office:change-info>
          </text:insertion>
        </text:changed-region>
        <text:changed-region xml:id="ct93825581620064" text:id="ct93825581620064">
          <text:deletion>
            <office:change-info>
              <dc:creator>Julia Ringo</dc:creator>
              <dc:date>2023-10-10T11:08:00</dc:date>
            </office:change-info>
            <text:p text:style-name="Text_20_body"><text:span text:style-name="T2">…</text:span></text:p>
          </text:deletion>
        </text:changed-region>
        <text:changed-region xml:id="ct93825581618480" text:id="ct93825581618480">
          <text:deletion>
            <office:change-info>
              <dc:creator>Julia Ringo</dc:creator>
              <dc:date>2023-10-21T14:47:00</dc:date>
            </office:change-info>
            <text:p text:style-name="Text_20_body"><text:span text:style-name="T2">. </text:span></text:p>
          </text:deletion>
        </text:changed-region>
        <text:changed-region xml:id="ct93825581622144" text:id="ct93825581622144">
          <text:insertion>
            <office:change-info>
              <dc:creator>Julia Ringo</dc:creator>
              <dc:date>2023-10-10T11:08:00</dc:date>
            </office:change-info>
          </text:insertion>
        </text:changed-region>
        <text:changed-region xml:id="ct93825581642224" text:id="ct93825581642224">
          <text:deletion>
            <office:change-info>
              <dc:creator>Julia Ringo</dc:creator>
              <dc:date>2023-10-05T13:15:00</dc:date>
            </office:change-info>
            <text:p text:style-name="Text_20_body"><text:span text:style-name="T1"><text:s/>— </text:span></text:p>
          </text:deletion>
        </text:changed-region>
        <text:changed-region xml:id="ct93825581645968" text:id="ct93825581645968">
          <text:insertion>
            <office:change-info>
              <dc:creator>Julia Ringo</dc:creator>
              <dc:date>2023-10-05T13:15:00</dc:date>
            </office:change-info>
          </text:insertion>
        </text:changed-region>
        <text:changed-region xml:id="ct93825581647248" text:id="ct93825581647248">
          <text:deletion>
            <office:change-info>
              <dc:creator>Julia Ringo</dc:creator>
              <dc:date>2023-10-10T11:08:00</dc:date>
            </office:change-info>
            <text:p text:style-name="Text_20_body"><text:span text:style-name="T1">…</text:span></text:p>
          </text:deletion>
        </text:changed-region>
        <text:changed-region xml:id="ct93825581648128" text:id="ct93825581648128">
          <text:insertion>
            <office:change-info>
              <dc:creator>Julia Ringo</dc:creator>
              <dc:date>2023-10-10T11:08:00</dc:date>
            </office:change-info>
          </text:insertion>
        </text:changed-region>
        <text:changed-region xml:id="ct93825581649600" text:id="ct93825581649600">
          <text:deletion>
            <office:change-info>
              <dc:creator>Julia Ringo</dc:creator>
              <dc:date>2023-10-10T11:08:00</dc:date>
            </office:change-info>
            <text:p text:style-name="Text_20_body"><text:span text:style-name="T1">…</text:span></text:p>
          </text:deletion>
        </text:changed-region>
        <text:changed-region xml:id="ct93825581651488" text:id="ct93825581651488">
          <text:insertion>
            <office:change-info>
              <dc:creator>Julia Ringo</dc:creator>
              <dc:date>2023-10-10T11:08:00</dc:date>
            </office:change-info>
          </text:insertion>
        </text:changed-region>
        <text:changed-region xml:id="ct93825581652128" text:id="ct93825581652128">
          <text:deletion>
            <office:change-info>
              <dc:creator>Julia Ringo</dc:creator>
              <dc:date>2023-10-10T11:08:00</dc:date>
            </office:change-info>
            <text:p text:style-name="Text_20_body"><text:span text:style-name="T1">…</text:span></text:p>
          </text:deletion>
        </text:changed-region>
        <text:changed-region xml:id="ct93825581653856" text:id="ct93825581653856">
          <text:insertion>
            <office:change-info>
              <dc:creator>Julia Ringo</dc:creator>
              <dc:date>2023-10-10T11:08:00</dc:date>
            </office:change-info>
          </text:insertion>
        </text:changed-region>
        <text:changed-region xml:id="ct93825581654496" text:id="ct93825581654496">
          <text:insertion>
            <office:change-info>
              <dc:creator>Julia Ringo</dc:creator>
              <dc:date>2023-10-21T14:47:00</dc:date>
            </office:change-info>
          </text:insertion>
        </text:changed-region>
        <text:changed-region xml:id="ct93825581660576" text:id="ct93825581660576">
          <text:deletion>
            <office:change-info>
              <dc:creator>Julia Ringo</dc:creator>
              <dc:date>2023-10-10T11:08:00</dc:date>
            </office:change-info>
            <text:p text:style-name="Text_20_body"><text:span text:style-name="T1">…</text:span></text:p>
          </text:deletion>
        </text:changed-region>
        <text:changed-region xml:id="ct93825581663232" text:id="ct93825581663232">
          <text:insertion>
            <office:change-info>
              <dc:creator>Julia Ringo</dc:creator>
              <dc:date>2023-10-10T11:08:00</dc:date>
            </office:change-info>
          </text:insertion>
        </text:changed-region>
        <text:changed-region xml:id="ct93825581665232" text:id="ct93825581665232">
          <text:deletion>
            <office:change-info>
              <dc:creator>Julia Ringo</dc:creator>
              <dc:date>2023-10-21T14:47:00</dc:date>
            </office:change-info>
            <text:p text:style-name="Text_20_body"><text:span text:style-name="T1"><text:s/></text:span></text:p>
          </text:deletion>
        </text:changed-region>
        <text:changed-region xml:id="ct93825578414032" text:id="ct93825578414032">
          <text:deletion>
            <office:change-info>
              <dc:creator>Julia Ringo</dc:creator>
              <dc:date>2023-10-10T11:08:00</dc:date>
            </office:change-info>
            <text:p text:style-name="Text_20_body"><text:span text:style-name="T1">…</text:span></text:p>
          </text:deletion>
        </text:changed-region>
        <text:changed-region xml:id="ct93825578413664" text:id="ct93825578413664">
          <text:insertion>
            <office:change-info>
              <dc:creator>Julia Ringo</dc:creator>
              <dc:date>2023-10-10T11:08:00</dc:date>
            </office:change-info>
          </text:insertion>
        </text:changed-region>
        <text:changed-region xml:id="ct93825581666592" text:id="ct93825581666592">
          <text:insertion>
            <office:change-info>
              <dc:creator>Julia Ringo</dc:creator>
              <dc:date>2023-10-21T14:48:00</dc:date>
            </office:change-info>
          </text:insertion>
        </text:changed-region>
        <text:changed-region xml:id="ct93825578415392" text:id="ct93825578415392">
          <text:format-change>
            <office:change-info>
              <dc:creator>Julia Ringo</dc:creator>
              <dc:date>2023-10-21T14:48:00</dc:date>
            </office:change-info>
          </text:format-change>
        </text:changed-region>
        <text:changed-region xml:id="ct93825581681504" text:id="ct93825581681504">
          <text:deletion>
            <office:change-info>
              <dc:creator>Julia Ringo</dc:creator>
              <dc:date>2023-10-05T13:15:00</dc:date>
            </office:change-info>
            <text:p text:style-name="Text_20_body"><text:span text:style-name="T1"><text:s/>— </text:span></text:p>
          </text:deletion>
        </text:changed-region>
        <text:changed-region xml:id="ct93825581683152" text:id="ct93825581683152">
          <text:insertion>
            <office:change-info>
              <dc:creator>Julia Ringo</dc:creator>
              <dc:date>2023-10-05T13:15:00</dc:date>
            </office:change-info>
          </text:insertion>
        </text:changed-region>
        <text:changed-region xml:id="ct93825581684032" text:id="ct93825581684032">
          <text:deletion>
            <office:change-info>
              <dc:creator>Julia Ringo</dc:creator>
              <dc:date>2023-10-05T13:15:00</dc:date>
            </office:change-info>
            <text:p text:style-name="Text_20_body"><text:span text:style-name="T1"><text:s/>— </text:span></text:p>
          </text:deletion>
        </text:changed-region>
        <text:changed-region xml:id="ct93825581684672" text:id="ct93825581684672">
          <text:insertion>
            <office:change-info>
              <dc:creator>Julia Ringo</dc:creator>
              <dc:date>2023-10-05T13:15:00</dc:date>
            </office:change-info>
          </text:insertion>
        </text:changed-region>
        <text:changed-region xml:id="ct93825581679600" text:id="ct93825581679600">
          <text:deletion>
            <office:change-info>
              <dc:creator>Julia Ringo</dc:creator>
              <dc:date>2023-10-21T14:48:00</dc:date>
            </office:change-info>
            <text:p text:style-name="Text_20_body"><text:span text:style-name="T1">100 </text:span></text:p>
          </text:deletion>
        </text:changed-region>
        <text:changed-region xml:id="ct93825581687392" text:id="ct93825581687392">
          <text:insertion>
            <office:change-info>
              <dc:creator>Julia Ringo</dc:creator>
              <dc:date>2023-10-21T14:48:00</dc:date>
            </office:change-info>
          </text:insertion>
        </text:changed-region>
        <text:changed-region xml:id="ct93825580567728" text:id="ct93825580567728">
          <text:deletion>
            <office:change-info>
              <dc:creator>Julia Ringo</dc:creator>
              <dc:date>2023-10-05T13:15:00</dc:date>
            </office:change-info>
            <text:p text:style-name="Text_20_body"><text:span text:style-name="T1"><text:s/>— </text:span></text:p>
          </text:deletion>
        </text:changed-region>
        <text:changed-region xml:id="ct93825580567968" text:id="ct93825580567968">
          <text:insertion>
            <office:change-info>
              <dc:creator>Julia Ringo</dc:creator>
              <dc:date>2023-10-05T13:15:00</dc:date>
            </office:change-info>
          </text:insertion>
        </text:changed-region>
        <text:changed-region xml:id="ct93825581688032" text:id="ct93825581688032">
          <text:deletion>
            <office:change-info>
              <dc:creator>Julia Ringo</dc:creator>
              <dc:date>2023-10-05T13:15:00</dc:date>
            </office:change-info>
            <text:p text:style-name="Text_20_body"><text:span text:style-name="T1"><text:s/>— </text:span></text:p>
          </text:deletion>
        </text:changed-region>
        <text:changed-region xml:id="ct93825581690384" text:id="ct93825581690384">
          <text:insertion>
            <office:change-info>
              <dc:creator>Julia Ringo</dc:creator>
              <dc:date>2023-10-05T13:15:00</dc:date>
            </office:change-info>
          </text:insertion>
        </text:changed-region>
        <text:changed-region xml:id="ct93825581691504" text:id="ct93825581691504">
          <text:insertion>
            <office:change-info>
              <dc:creator>Julia Ringo</dc:creator>
              <dc:date>2023-10-21T14:48:00</dc:date>
            </office:change-info>
          </text:insertion>
        </text:changed-region>
        <text:changed-region xml:id="ct93825578423888" text:id="ct93825578423888">
          <text:insertion>
            <office:change-info>
              <dc:creator>Julia Ringo</dc:creator>
              <dc:date>2023-10-21T14:49:00</dc:date>
            </office:change-info>
          </text:insertion>
        </text:changed-region>
        <text:changed-region xml:id="ct93825581694704" text:id="ct93825581694704">
          <text:deletion>
            <office:change-info>
              <dc:creator>Julia Ringo</dc:creator>
              <dc:date>2023-10-21T14:49:00</dc:date>
            </office:change-info>
            <text:p text:style-name="Text_20_body"><text:span text:style-name="T1"><text:s/>on</text:span></text:p>
          </text:deletion>
        </text:changed-region>
        <text:changed-region xml:id="ct93825581697520" text:id="ct93825581697520">
          <text:deletion>
            <office:change-info>
              <dc:creator>Julia Ringo</dc:creator>
              <dc:date>2023-10-05T13:15:00</dc:date>
            </office:change-info>
            <text:p text:style-name="Text_20_body"><text:span text:style-name="T1"><text:s/>— </text:span></text:p>
          </text:deletion>
        </text:changed-region>
        <text:changed-region xml:id="ct93825578425984" text:id="ct93825578425984">
          <text:insertion>
            <office:change-info>
              <dc:creator>Julia Ringo</dc:creator>
              <dc:date>2023-10-05T13:15:00</dc:date>
            </office:change-info>
          </text:insertion>
        </text:changed-region>
        <text:changed-region xml:id="ct93825581709184" text:id="ct93825581709184">
          <text:deletion>
            <office:change-info>
              <dc:creator>Julia Ringo</dc:creator>
              <dc:date>2023-10-05T13:15:00</dc:date>
            </office:change-info>
            <text:p text:style-name="Text_20_body"><text:span text:style-name="T1"><text:s/>— </text:span></text:p>
          </text:deletion>
        </text:changed-region>
        <text:changed-region xml:id="ct93825581725680" text:id="ct93825581725680">
          <text:insertion>
            <office:change-info>
              <dc:creator>Julia Ringo</dc:creator>
              <dc:date>2023-10-05T13:15:00</dc:date>
            </office:change-info>
          </text:insertion>
        </text:changed-region>
        <text:changed-region xml:id="ct93825581723856" text:id="ct93825581723856">
          <text:deletion>
            <office:change-info>
              <dc:creator>Julia Ringo</dc:creator>
              <dc:date>2023-10-10T11:08:00</dc:date>
            </office:change-info>
            <text:p text:style-name="Text_20_body"><text:span text:style-name="T1">…</text:span></text:p>
          </text:deletion>
        </text:changed-region>
        <text:changed-region xml:id="ct93825581700512" text:id="ct93825581700512">
          <text:insertion>
            <office:change-info>
              <dc:creator>Julia Ringo</dc:creator>
              <dc:date>2023-10-10T11:08:00</dc:date>
            </office:change-info>
          </text:insertion>
        </text:changed-region>
        <text:changed-region xml:id="ct93825581722752" text:id="ct93825581722752">
          <text:deletion>
            <office:change-info>
              <dc:creator>Julia Ringo</dc:creator>
              <dc:date>2023-10-10T11:08:00</dc:date>
            </office:change-info>
            <text:p text:style-name="Text_20_body"><text:span text:style-name="T1">…</text:span></text:p>
          </text:deletion>
        </text:changed-region>
        <text:changed-region xml:id="ct93825581733712" text:id="ct93825581733712">
          <text:insertion>
            <office:change-info>
              <dc:creator>Julia Ringo</dc:creator>
              <dc:date>2023-10-10T11:08:00</dc:date>
            </office:change-info>
          </text:insertion>
        </text:changed-region>
        <text:changed-region xml:id="ct93825580571536" text:id="ct93825580571536">
          <text:insertion>
            <office:change-info>
              <dc:creator>Julia Ringo</dc:creator>
              <dc:date>2023-10-21T14:49:00</dc:date>
            </office:change-info>
          </text:insertion>
        </text:changed-region>
        <text:changed-region xml:id="ct93825578425616" text:id="ct93825578425616">
          <text:deletion>
            <office:change-info>
              <dc:creator>Julia Ringo</dc:creator>
              <dc:date>2023-10-21T14:49:00</dc:date>
            </office:change-info>
            <text:p text:style-name="Text_20_body"><text:span text:style-name="T1">,</text:span></text:p>
          </text:deletion>
        </text:changed-region>
        <text:changed-region xml:id="ct93825581752864" text:id="ct93825581752864">
          <text:insertion>
            <office:change-info>
              <dc:creator>Julia Ringo</dc:creator>
              <dc:date>2023-10-21T14:50:00</dc:date>
            </office:change-info>
          </text:insertion>
        </text:changed-region>
        <text:changed-region xml:id="ct93825580578992" text:id="ct93825580578992">
          <text:insertion>
            <office:change-info>
              <dc:creator>Julia Ringo</dc:creator>
              <dc:date>2023-10-21T14:50:00</dc:date>
            </office:change-info>
          </text:insertion>
        </text:changed-region>
        <text:changed-region xml:id="ct93825581754096" text:id="ct93825581754096">
          <text:insertion>
            <office:change-info>
              <dc:creator>Julia Ringo</dc:creator>
              <dc:date>2023-10-21T14:50:00</dc:date>
            </office:change-info>
          </text:insertion>
        </text:changed-region>
        <text:changed-region xml:id="ct93825581757520" text:id="ct93825581757520">
          <text:insertion>
            <office:change-info>
              <dc:creator>Julia Ringo</dc:creator>
              <dc:date>2023-10-21T14:51:00</dc:date>
            </office:change-info>
          </text:insertion>
        </text:changed-region>
        <text:changed-region xml:id="ct93825581758880" text:id="ct93825581758880">
          <text:deletion>
            <office:change-info>
              <dc:creator>Julia Ringo</dc:creator>
              <dc:date>2023-10-21T14:51:00</dc:date>
            </office:change-info>
            <text:p text:style-name="Text_20_body"><text:span text:style-name="T1">-</text:span></text:p>
          </text:deletion>
        </text:changed-region>
        <text:changed-region xml:id="ct93825580583792" text:id="ct93825580583792">
          <text:format-change>
            <office:change-info>
              <dc:creator>Julia Ringo</dc:creator>
              <dc:date>2023-10-21T14:51:00</dc:date>
            </office:change-info>
          </text:format-change>
        </text:changed-region>
        <text:changed-region xml:id="ct93825578428336" text:id="ct93825578428336">
          <text:format-change>
            <office:change-info>
              <dc:creator>Julia Ringo</dc:creator>
              <dc:date>2023-10-21T14:51:00</dc:date>
            </office:change-info>
          </text:format-change>
        </text:changed-region>
        <text:changed-region xml:id="ct93825580576464" text:id="ct93825580576464">
          <text:insertion>
            <office:change-info>
              <dc:creator>Julia Ringo</dc:creator>
              <dc:date>2023-10-21T14:51:00</dc:date>
            </office:change-info>
          </text:insertion>
        </text:changed-region>
        <text:changed-region xml:id="ct93825580576864" text:id="ct93825580576864">
          <text:deletion>
            <office:change-info>
              <dc:creator>Julia Ringo</dc:creator>
              <dc:date>2023-10-21T14:51:00</dc:date>
            </office:change-info>
            <text:p text:style-name="First_20_Paragraph"><text:span text:style-name="T1">-</text:span></text:p>
          </text:deletion>
        </text:changed-region>
        <text:changed-region xml:id="ct93825581785776" text:id="ct93825581785776">
          <text:deletion>
            <office:change-info>
              <dc:creator>Julia Ringo</dc:creator>
              <dc:date>2023-10-05T13:15:00</dc:date>
            </office:change-info>
            <text:p text:style-name="First_20_Paragraph"><text:span text:style-name="T1"><text:s/>— </text:span></text:p>
          </text:deletion>
        </text:changed-region>
        <text:changed-region xml:id="ct93825580586688" text:id="ct93825580586688">
          <text:insertion>
            <office:change-info>
              <dc:creator>Julia Ringo</dc:creator>
              <dc:date>2023-10-05T13:15:00</dc:date>
            </office:change-info>
          </text:insertion>
        </text:changed-region>
        <text:changed-region xml:id="ct93825578437680" text:id="ct93825578437680">
          <text:deletion>
            <office:change-info>
              <dc:creator>Julia Ringo</dc:creator>
              <dc:date>2023-10-21T14:52:00</dc:date>
            </office:change-info>
            <text:p text:style-name="First_20_Paragraph"><text:span text:style-name="T1">feels like they might be</text:span></text:p>
          </text:deletion>
        </text:changed-region>
        <text:changed-region xml:id="ct93825578437008" text:id="ct93825578437008">
          <text:insertion>
            <office:change-info>
              <dc:creator>Julia Ringo</dc:creator>
              <dc:date>2023-10-21T14:52:00</dc:date>
            </office:change-info>
          </text:insertion>
        </text:changed-region>
        <text:changed-region xml:id="ct93825578439584" text:id="ct93825578439584">
          <text:deletion>
            <office:change-info>
              <dc:creator>Julia Ringo</dc:creator>
              <dc:date>2023-10-21T14:52:00</dc:date>
            </office:change-info>
            <text:p text:style-name="First_20_Paragraph"><text:span text:style-name="T1">,</text:span></text:p>
          </text:deletion>
        </text:changed-region>
        <text:changed-region xml:id="ct93825578439888" text:id="ct93825578439888">
          <text:deletion>
            <office:change-info>
              <dc:creator>Julia Ringo</dc:creator>
              <dc:date>2023-10-21T14:52:00</dc:date>
            </office:change-info>
            <text:p text:style-name="First_20_Paragraph"><text:span text:style-name="T1">them </text:span></text:p>
          </text:deletion>
        </text:changed-region>
        <text:changed-region xml:id="ct93825581751392" text:id="ct93825581751392">
          <text:insertion>
            <office:change-info>
              <dc:creator>Julia Ringo</dc:creator>
              <dc:date>2023-10-21T14:52:00</dc:date>
            </office:change-info>
          </text:insertion>
        </text:changed-region>
        <text:changed-region xml:id="ct93825581793856" text:id="ct93825581793856">
          <text:insertion>
            <office:change-info>
              <dc:creator>Julia Ringo</dc:creator>
              <dc:date>2023-10-21T14:54:00</dc:date>
            </office:change-info>
          </text:insertion>
        </text:changed-region>
        <text:changed-region xml:id="ct93825581795456" text:id="ct93825581795456">
          <text:format-change>
            <office:change-info>
              <dc:creator>Julia Ringo</dc:creator>
              <dc:date>2023-10-21T14:55:00</dc:date>
            </office:change-info>
          </text:format-change>
        </text:changed-region>
        <text:changed-region xml:id="ct93825581796448" text:id="ct93825581796448">
          <text:format-change>
            <office:change-info>
              <dc:creator>Julia Ringo</dc:creator>
              <dc:date>2023-10-21T14:55:00</dc:date>
            </office:change-info>
          </text:format-change>
        </text:changed-region>
        <text:changed-region xml:id="ct93825581796976" text:id="ct93825581796976">
          <text:deletion>
            <office:change-info>
              <dc:creator>Julia Ringo</dc:creator>
              <dc:date>2023-10-05T13:15:00</dc:date>
            </office:change-info>
            <text:p text:style-name="Text_20_body"><text:span text:style-name="T1"><text:s/>— </text:span></text:p>
          </text:deletion>
        </text:changed-region>
        <text:changed-region xml:id="ct93825580592576" text:id="ct93825580592576">
          <text:insertion>
            <office:change-info>
              <dc:creator>Julia Ringo</dc:creator>
              <dc:date>2023-10-05T13:15:00</dc:date>
            </office:change-info>
          </text:insertion>
        </text:changed-region>
        <text:changed-region xml:id="ct93825580594640" text:id="ct93825580594640">
          <text:insertion>
            <office:change-info>
              <dc:creator>Julia Ringo</dc:creator>
              <dc:date>2023-10-21T14:55:00</dc:date>
            </office:change-info>
          </text:insertion>
        </text:changed-region>
        <text:changed-region xml:id="ct93825581797616" text:id="ct93825581797616">
          <text:deletion>
            <office:change-info>
              <dc:creator>Julia Ringo</dc:creator>
              <dc:date>2023-10-21T14:56:00</dc:date>
            </office:change-info>
            <text:p text:style-name="Text_20_body"><text:span text:style-name="T1">,</text:span></text:p>
          </text:deletion>
        </text:changed-region>
        <text:changed-region xml:id="ct93825581798976" text:id="ct93825581798976">
          <text:deletion>
            <office:change-info>
              <dc:creator>Julia Ringo</dc:creator>
              <dc:date>2023-10-21T14:56:00</dc:date>
            </office:change-info>
            <text:p text:style-name="Text_20_body"><text:span text:style-name="T1">n</text:span></text:p>
          </text:deletion>
        </text:changed-region>
        <text:changed-region xml:id="ct93825581808032" text:id="ct93825581808032">
          <text:deletion>
            <office:change-info>
              <dc:creator>Julia Ringo</dc:creator>
              <dc:date>2023-10-10T11:08:00</dc:date>
            </office:change-info>
            <text:p text:style-name="Text_20_body"><text:span text:style-name="T1">…</text:span></text:p>
          </text:deletion>
        </text:changed-region>
        <text:changed-region xml:id="ct93825581847360" text:id="ct93825581847360">
          <text:insertion>
            <office:change-info>
              <dc:creator>Julia Ringo</dc:creator>
              <dc:date>2023-10-10T11:08:00</dc:date>
            </office:change-info>
          </text:insertion>
        </text:changed-region>
        <text:changed-region xml:id="ct93825581848720" text:id="ct93825581848720">
          <text:deletion>
            <office:change-info>
              <dc:creator>Julia Ringo</dc:creator>
              <dc:date>2023-10-21T14:56:00</dc:date>
            </office:change-info>
            <text:p text:style-name="Text_20_body"><text:span text:style-name="T1"><text:s/></text:span></text:p>
          </text:deletion>
        </text:changed-region>
        <text:changed-region xml:id="ct93825581849360" text:id="ct93825581849360">
          <text:insertion>
            <office:change-info>
              <dc:creator>Julia Ringo</dc:creator>
              <dc:date>2023-10-21T14:56:00</dc:date>
            </office:change-info>
          </text:insertion>
        </text:changed-region>
        <text:changed-region xml:id="ct93825581850000" text:id="ct93825581850000">
          <text:deletion>
            <office:change-info>
              <dc:creator>Julia Ringo</dc:creator>
              <dc:date>2023-10-05T13:15:00</dc:date>
            </office:change-info>
            <text:p text:style-name="Text_20_body"><text:span text:style-name="T1"><text:s/>— </text:span></text:p>
          </text:deletion>
        </text:changed-region>
        <text:changed-region xml:id="ct93825581850640" text:id="ct93825581850640">
          <text:insertion>
            <office:change-info>
              <dc:creator>Julia Ringo</dc:creator>
              <dc:date>2023-10-05T13:15:00</dc:date>
            </office:change-info>
          </text:insertion>
        </text:changed-region>
        <text:changed-region xml:id="ct93825581852080" text:id="ct93825581852080">
          <text:insertion>
            <office:change-info>
              <dc:creator>Julia Ringo</dc:creator>
              <dc:date>2023-10-21T14:57:00</dc:date>
            </office:change-info>
          </text:insertion>
        </text:changed-region>
        <text:changed-region xml:id="ct93825581861968" text:id="ct93825581861968">
          <text:insertion>
            <office:change-info>
              <dc:creator>Julia Ringo</dc:creator>
              <dc:date>2023-10-21T14:57:00</dc:date>
            </office:change-info>
          </text:insertion>
        </text:changed-region>
        <text:changed-region xml:id="ct93825581862848" text:id="ct93825581862848">
          <text:deletion>
            <office:change-info>
              <dc:creator>Julia Ringo</dc:creator>
              <dc:date>2023-10-21T14:57:00</dc:date>
            </office:change-info>
            <text:p text:style-name="First_20_Paragraph"><text:span text:style-name="T2">‘</text:span></text:p>
          </text:deletion>
        </text:changed-region>
        <text:changed-region xml:id="ct93825581863696" text:id="ct93825581863696">
          <text:insertion>
            <office:change-info>
              <dc:creator>Julia Ringo</dc:creator>
              <dc:date>2023-10-21T14:57:00</dc:date>
            </office:change-info>
          </text:insertion>
        </text:changed-region>
        <text:changed-region xml:id="ct93825581880400" text:id="ct93825581880400">
          <text:deletion>
            <office:change-info>
              <dc:creator>Julia Ringo</dc:creator>
              <dc:date>2023-10-21T14:57:00</dc:date>
            </office:change-info>
            <text:p text:style-name="First_20_Paragraph"><text:span text:style-name="T2">’</text:span></text:p>
          </text:deletion>
        </text:changed-region>
        <text:changed-region xml:id="ct93825581881920" text:id="ct93825581881920">
          <text:insertion>
            <office:change-info>
              <dc:creator>Julia Ringo</dc:creator>
              <dc:date>2023-10-21T14:57:00</dc:date>
            </office:change-info>
          </text:insertion>
        </text:changed-region>
        <text:changed-region xml:id="ct93825581882800" text:id="ct93825581882800">
          <text:deletion>
            <office:change-info>
              <dc:creator>Julia Ringo</dc:creator>
              <dc:date>2023-10-21T14:57:00</dc:date>
            </office:change-info>
            <text:p text:style-name="First_20_Paragraph"><text:span text:style-name="T2"><text:s/>– </text:span></text:p>
          </text:deletion>
        </text:changed-region>
        <text:changed-region xml:id="ct93825581883440" text:id="ct93825581883440">
          <text:deletion>
            <office:change-info>
              <dc:creator>Julia Ringo</dc:creator>
              <dc:date>2023-10-21T14:58:00</dc:date>
            </office:change-info>
            <text:p text:style-name="First_20_Paragraph"><text:span text:style-name="T2">as </text:span></text:p>
          </text:deletion>
        </text:changed-region>
        <text:changed-region xml:id="ct93825581884080" text:id="ct93825581884080">
          <text:insertion>
            <office:change-info>
              <dc:creator>Julia Ringo</dc:creator>
              <dc:date>2023-10-21T14:58:00</dc:date>
            </office:change-info>
          </text:insertion>
        </text:changed-region>
        <text:changed-region xml:id="ct93825581888992" text:id="ct93825581888992">
          <text:insertion>
            <office:change-info>
              <dc:creator>Julia Ringo</dc:creator>
              <dc:date>2023-10-21T14:58:00</dc:date>
            </office:change-info>
          </text:insertion>
        </text:changed-region>
        <text:changed-region xml:id="ct93825581893376" text:id="ct93825581893376">
          <text:deletion>
            <office:change-info>
              <dc:creator>Julia Ringo</dc:creator>
              <dc:date>2023-10-21T14:58:00</dc:date>
            </office:change-info>
            <text:p text:style-name="Text_20_body"><text:span text:style-name="T2">‘</text:span></text:p>
          </text:deletion>
        </text:changed-region>
        <text:changed-region xml:id="ct93825581894016" text:id="ct93825581894016">
          <text:insertion>
            <office:change-info>
              <dc:creator>Julia Ringo</dc:creator>
              <dc:date>2023-10-21T14:58:00</dc:date>
            </office:change-info>
          </text:insertion>
        </text:changed-region>
        <text:changed-region xml:id="ct93825581894544" text:id="ct93825581894544">
          <text:deletion>
            <office:change-info>
              <dc:creator>Julia Ringo</dc:creator>
              <dc:date>2023-10-21T14:58:00</dc:date>
            </office:change-info>
            <text:p text:style-name="Text_20_body"><text:span text:style-name="T2">’</text:span></text:p>
          </text:deletion>
        </text:changed-region>
        <text:changed-region xml:id="ct93825578460224" text:id="ct93825578460224">
          <text:insertion>
            <office:change-info>
              <dc:creator>Julia Ringo</dc:creator>
              <dc:date>2023-10-21T14:58:00</dc:date>
            </office:change-info>
          </text:insertion>
        </text:changed-region>
        <text:changed-region xml:id="ct93825578453328" text:id="ct93825578453328">
          <text:insertion>
            <office:change-info>
              <dc:creator>Julia Ringo</dc:creator>
              <dc:date>2023-10-21T14:58:00</dc:date>
            </office:change-info>
          </text:insertion>
        </text:changed-region>
        <text:changed-region xml:id="ct93825578457440" text:id="ct93825578457440">
          <text:deletion>
            <office:change-info>
              <dc:creator>Julia Ringo</dc:creator>
              <dc:date>2023-10-21T14:58:00</dc:date>
            </office:change-info>
            <text:p text:style-name="Text_20_body"><text:span text:style-name="T2">money</text:span></text:p>
          </text:deletion>
        </text:changed-region>
        <text:changed-region xml:id="ct93825581895536" text:id="ct93825581895536">
          <text:insertion>
            <office:change-info>
              <dc:creator>Julia Ringo</dc:creator>
              <dc:date>2023-10-21T14:58:00</dc:date>
            </office:change-info>
          </text:insertion>
        </text:changed-region>
        <text:changed-region xml:id="ct93825581904384" text:id="ct93825581904384">
          <text:insertion>
            <office:change-info>
              <dc:creator>Julia Ringo</dc:creator>
              <dc:date>2023-10-21T14:59:00</dc:date>
            </office:change-info>
          </text:insertion>
        </text:changed-region>
        <text:changed-region xml:id="ct93825581920720" text:id="ct93825581920720">
          <text:insertion>
            <office:change-info>
              <dc:creator>Julia Ringo</dc:creator>
              <dc:date>2023-10-21T14:59:00</dc:date>
            </office:change-info>
          </text:insertion>
        </text:changed-region>
        <text:changed-region xml:id="ct93825581935584" text:id="ct93825581935584">
          <text:deletion>
            <office:change-info>
              <dc:creator>Julia Ringo</dc:creator>
              <dc:date>2023-10-05T13:15:00</dc:date>
            </office:change-info>
            <text:p text:style-name="Text_20_body"><text:span text:style-name="T2"><text:s/>— </text:span></text:p>
          </text:deletion>
        </text:changed-region>
        <text:changed-region xml:id="ct93825581939664" text:id="ct9382558193966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y Sound Alone</text:p>
      <text:p text:style-name="P3">Mark Torrey (grannycart.net/by-sound-alone/)</text:p>
      <text:p text:style-name="P4">2023</text:p>
      <text:h text:style-name="P6" text:outline-level="2">Preface</text:h>
      <text:p text:style-name="P5">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7">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7">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4">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7">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7">—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bookmark-start text:name="preface"/> <text:bookmark-end text:name="preface"/></text:p>
      <text:h text:style-name="P6" text:outline-level="2">1. Tablemount</text:h>
      <text:p text:style-name="P5">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7">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7">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4">What comes after this phrase makes it clear that the first push of a needle is </text:span><text:span text:style-name="T6">not </text:span><text:span text:style-name="T4">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4">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7">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4">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4">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4">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7">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7">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7">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4">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7">The glowing coal swept a thin line in front of them as an arm opened to the darkness. The figure next to her, dwarfing her in size, just nodded. There was no need to describe the all-consuming blackness aloud.</text:p>
      <text:p text:style-name="P7">The giant figure slowly pulled his fingers through his thick beard. “Perfect night for a surface run.”</text:p>
      <text:p text:style-name="P7"><text:soft-page-break/>“Perfect night for contemplating your doom, Hemi,” said the smaller figure.</text:p>
      <text:p text:style-name="P7">“If darkness stirs up feelings of doom, then wear your doom like a blanket.”</text:p>
      <text:p text:style-name="P7">“It’s probably best if you keep your imaginative comparisons to yourself. After all, a blanket is for warmth — our doom is unlikely to be very warm.”</text:p>
      <text:p text:style-name="P7">“Perhaps so.” Hemi paused breathing in the dense smell of the burning tobacco; there was no reason to rush anything this night. “The usual plan for tonight then?”</text:p>
      <text:p text:style-name="P7">“Same as every other fucking night. Charge up the batteries — run on the surface ’til the light cracks the sky, and then we’ll disappear back where we came from. Make sure you keep those pissants at the controls awake though.”</text:p>
      <text:p text:style-name="P7">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7">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7">Captain Percy was thrown violently against the fairing.</text:p>
      <text:p text:style-name="P7">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7">“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4">“</text:span><text:span text:style-name="T4">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7">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7">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7">“Might be our fucking doom a lot sooner than we anticipated,” Percy said to herself as she climbed down through the hatch and the red crescent of light waned out of existence behind her.</text:p>
      <text:p text:style-name="P7"> </text:p>
      <text:p text:style-name="P7">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7">“Down.” She gave the one-word command as she pushed the button on the wall that activated the dive alarm.</text:p>
      <text:p text:style-name="P7">“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7">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7"><text:soft-page-break/>“Flood the express dive tank,” said Hemi, his voice low since the tiny space of the control room did at least make it easy to hear one another.</text:p>
      <text:p text:style-name="P7">“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7">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7">Percy punched the mute button on the radio.</text:p>
      <text:p text:style-name="P7">“Only on the surface do these fucking territories and treaties matter,” she said.</text:p>
      <text:p text:style-name="P7">Hemi nodded.</text:p>
      <text:p text:style-name="P7">“What the fuck happened up there?” Gregory asked, his eyes never leaving the wall of dials and gauges in front of him.</text:p>
      <text:p text:style-name="P7">“We were hit. Sub with a big ugly ram mounted on the front of it. Totally fucking insane thing for a submarine to have,” said Percy.</text:p>
      <text:p text:style-name="P7">“Possibly some specialty-built Authority enforcer boat.” Hemi sounded unconvinced by his own hypothesis.</text:p>
      <text:p text:style-name="P7">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7">“One hundred meters,” said Gregory.</text:p>
      <text:p text:style-name="P7">“OK. Level us off,” said Hemi. Gregory and Bastian spun closed some of the trim tank valves and rolled the dive planes back to align with the long access of the sub. The angle of the boat slowly eased upwards, bringing the deck beneath their feet level.</text:p>
      <text:p text:style-name="P7">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4">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7">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7">This feeling of internalizing what her boat was doing — something she did continually, to the point where it felt like the boat was part of her body — —now felt inexplicably broken.</text:p>
      <text:p text:style-name="P7">Her eyes scanned back and forth across the dials, but the information did not come together. There was no way to make sense of the dials. In this steel tube with no windows, perhaps for the first time ever, she felt blind.</text:p>
      <text:p text:style-name="P7">“Hemi… what the fuck is going on…?”</text:p>
      <text:p text:style-name="P7">“I do not know… we are within normal tolerances… though…” He reached past Gregory and turned the rudder. The boat came along, slowly. “Sluggish?”</text:p>
      <text:p text:style-name="P7">“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7">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4">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7">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7">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7">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7"><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7">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7">“Hemi,” Gregory called down through the hatch, “I’m having trouble keeping the boat level. I find I keep having to give it more and more upward dive plane angle just to keep from gaining depth.”</text:p>
      <text:p text:style-name="P7">“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7">“Better, but still quite a bit more dive plane angle than I would expect just to keep the boat level,” said Gregory.</text:p>
      <text:p text:style-name="P7">Hemi did not say what he was thinking: that they were sinking.</text:p>
      <text:p text:style-name="P7"> </text:p>
      <text:p text:style-name="P7">“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7">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7">“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7">“What the fuck is going on Percy?” Chips asked.</text:p>
      <text:p text:style-name="P7">“There’s a leak.” These were words no submariner ever wanted to hear. But Chips had fixed leaks before. It would be the answer to Chips’s next question that Captain Percy was loath to give her.</text:p>
      <text:p text:style-name="P7">“I was wondering when one of you assholes would make their way down here and tell me that the fuck’s with all the fucked motions of the boat. Where are we leaking?”</text:p>
      <text:p text:style-name="P7">“…In the cargo hold.”</text:p>
      <text:p text:style-name="P7">“And it’s fuckin’ bad, eh?”</text:p>
      <text:p text:style-name="P7">“Ah, pretty… fucking bad. An Authority sub rammed us on the surface, apparently split open the pressure hull.”</text:p>
      <text:p text:style-name="P7">“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7">“Ah, fuck ya, Capt’.” Chips started climbing up the ladder towards Percy without looking at her.</text:p>
      <text:p text:style-name="P7">“You and your attitude! Listen to me,” Percy held her arm. “Good or bad, I need regular reports. Get Owen up and get him helping you.”</text:p>
      <text:p text:style-name="P7"><text:soft-page-break/>Chips wrenched her arm free. “A-fuckin’-OK.” She gave Percy a mock salute and pushed past to the upper engine room.</text:p>
      <text:p text:style-name="P7">Captain Percy left Chips digging out hull patch kits from engineering storage compartments and returned to the control room.</text:p>
      <text:p text:style-name="P7">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7">“If you are back in the control room for the moment,” said Hemi, “I will go down to sonar to work on tracking that sub with the ram’s location. And how is our boat? Holding up?”</text:p>
      <text:p text:style-name="P7">“We’re sinking. I put Chips on it.”</text:p>
      <text:p text:style-name="P7">“If she can patch the boat with expletives and downright pissed-offedness, we will be in good hands,” said Bastian, without turning around.</text:p>
      <text:p text:style-name="P7">Captain Percy stepped off the control room ladder and yielded it to Hemi on his way down. She addressed Gregory and Bastian, sitting in front of her in their control chairs. “What’s the state of my ship boys?”</text:p>
      <text:p text:style-name="P7">“Apparently we’re fucking sinking,” Gregory answered.</text:p>
      <text:p text:style-name="P7">“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7">“Since that sub is going to know where we are anyway, you might as well crank the bilge pumps up to maximum power. Making a bunch of noise is better than sinking.”</text:p>
      <text:p text:style-name="P7">Gregory flipped some switches and another frequency of vibration was added to the regular background hum from the motors.</text:p>
      <text:p text:style-name="P7">Percy lit a cigarillo from the rapidly depleting pack in her pocket and smoked it down, letting her mind sink into the ever-present hum of the machines that swamped her environment, ruminating on the gauges. “How’s she handling, generally?”</text:p>
      <text:p text:style-name="P7">“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7">“See? That doesn’t seem quite fuckin’ OK to me,” said Bastian.</text:p>
      <text:p text:style-name="P7">Captain Percy knew it was worse than that. The sharp list after the delay was the weight of the slack water in the bilge pouring over to one side and dragging the rest of the boat over with the weight of its movement.</text:p>
      <text:p text:style-name="P7"> </text:p>
      <text:p text:style-name="P7">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7">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7">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7">“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7">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7">Chips took her now appropriately curved piece of patch steel and submerged herself in the filth again.</text:p>
      <text:p text:style-name="P7">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7">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7">“Fuckin’ smartest thing ya said yet this fuckin’ day. This course we’re pursuin’ right now is on a fuckin’ trackway to the gates of fucking Hell.”</text:p>
      <text:p text:style-name="P7"> </text:p>
      <text:p text:style-name="P7">Percy climbed back up the stairs to the third deck, moving towards the control room. As she passed Hemi at the sonar station, she told him she wanted to blow the tanks. He nodded, as if he had been expecting this. “What about the sub following us?” he asked.</text:p>
      <text:p text:style-name="P7">“We’ve reached the point where we’re better off with them up there than fucking sinking down here,” she replied. “I’ll be in the control room to keep her stable during the rise. I want you to open the tank blow valves.”</text:p>
      <text:p text:style-name="P7">“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7">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7">Four of the thickest pipes led from the high-pressure air tanks to the main ballast tanks. These had large valves set in-line that could be opened or closed by turning a heavy hexagonal nut with a large wrench.</text:p>
      <text:p text:style-name="P7">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7">“I am ready to blow the tanks,” he said with some emphasis, aiming this statement up to the control room hatch forward and above him. “At your service, Sylvia.”</text:p>
      <text:p text:style-name="P7">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7">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7">“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7">“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7">A hazard light lit on the tank status panel accompanied by a foul buzzer. “Hemi!” Percy shouted down through the hatch. “The forward tanks didn’t blow!”</text:p>
      <text:p text:style-name="P7">“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7">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7">“The fuel oil ballast?” Percy asked Hemi. Though he could mean nothing else.</text:p>
      <text:p text:style-name="P7">“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7">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7">“OK, Hemi. Come up here. Keep her under control. I’ll blow the fuel ballast myself.”</text:p>
      <text:p text:style-name="P7">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7">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7">The nut slowly turned as she bore down all her weight on the end of the extended lever. One-quarter turn to the stop at the open position.</text:p>
      <text:p text:style-name="P7">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7">“Now… now are we rising?” Percy asked after a few minutes. But she was looking at the same gauges as everyone else. She could read them as well as anyone else.</text:p>
      <text:p text:style-name="P7">“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7">Hemi gave his pragmatic analysis: “The fuel ballast tanks are just not big enough to overcome half our forward main ballast being flooded.”</text:p>
      <text:p text:style-name="P7">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7">“Even if we escape from this pit down here, there’s hunters waiting for us up there,” Gregory said quietly.</text:p>
      <text:p text:style-name="P7">“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7">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7">“Her words exactly, huh?”</text:p>
      <text:p text:style-name="P7">“Under the dark part of the pit are the poison spikes,” said Gregory.</text:p>
      <text:p text:style-name="P7">Owen looked at Gregory with a specific question on his face, but asked a different one. “Can’t we surface, Captain?”</text:p>
      <text:p text:style-name="P7">“Go back and help Chips. Do anything she asks of you. Get the cargo hold patched and the flooding stopped.”</text:p>
      <text:p text:style-name="P7">“Alrighty.” Owen’s head disappeared back down below.</text:p>
      <text:p text:style-name="P7"> </text:p>
      <text:p text:style-name="Text_20_body"><text:span text:style-name="T1">Captain Percy was running out of ideas. It was easy to make the decision to get to the surface at any cost while there still remained some levers to pull and options to choose between. But now there was nothing she could think of that could move them upward.</text:span></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7">She put the idea of the surface aside. What if she did look under the dark water instead of up toward the surface light? What was down there in the abyss? What if they could find safety in the deep?</text:p>
      <text:p text:style-name="P7">“Hemi, how far down is the bottom where we are now?”</text:p>
      <text:p text:style-name="Text_20_body"><text:span text:style-name="T1">“One thousand meters, give or take. Essentially bottomless.”</text:span></text:p>
      <text:p text:style-name="P7">“Hmm.” She slipped down the ladder from the control room and stepped forward to the navigation table located just behind the sonar operator’s station.</text:p>
      <text:p text:style-name="Text_20_body"><text:span text:style-name="T1">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span></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Text_20_body"><text:span text:style-name="T1">She pulled down a magnifier that hung from the ceiling by a retractable line. She looked closely at the grease markings on the chart, and the depth markings around them. “Hemi… come down here.”</text:span></text:p>
      <text:p text:style-name="Text_20_body"><text:span text:style-name="T1">Hemi’s bulk eased down the ladder from the control room. She pointed to a spot on the chart. “Figure out how to get us here — assuming we can hold the boat over the pit and squeeze every last watt from our batteries.”</text:span></text:p>
      <text:p text:style-name="Text_20_body"><text:span text:style-name="T1">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span></text:p>
      <text:p text:style-name="P7">“If we can’t do it, it’s a fucking long way to the bottom.”</text:p>
      <text:p text:style-name="Text_20_body"><text:span text:style-name="T1">“If I spend some time tracking our exact depth, speed, battery status, and most importantly how quickly we are gaining depth, then I can get a sense of our rate of, um…decline. I would then be better able to tell you what our chances are. I need a short span of time to do that.”</text:span></text:p>
      <text:p text:style-name="Text_20_body"><text:span text:style-name="T1">“No chances Hemi. I just want you to figure out how to make those numbers add up so we can find the bottom with the boat intact, and not a mile under water.” She ascended to the control room.</text:span></text:p>
      <text:p text:style-name="P7"> </text:p>
      <text:p text:style-name="P7">Captain Percy gave Bastian and Gregory a new heading, and Bastian brought the sub limping around to it by gingerly applying some rudder.</text:p>
      <text:p text:style-name="Text_20_body"><text:span text:style-name="T1">“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span></text:p>
      <text:p text:style-name="Text_20_body"><text:span text:style-name="T1">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span></text:p>
      <text:p text:style-name="P7">“Hey Gregory, you ever think about what the fuck it must be like when a submarine goes down?”</text:p>
      <text:p text:style-name="P7"><text:soft-page-break/>Gregory glanced at Bastian quickly, but returned his eyes to the controls.</text:p>
      <text:p text:style-name="Text_20_body"><text:span text:style-name="T1">“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span></text:p>
      <text:p text:style-name="Text_20_body"><text:span text:style-name="T1">“Shut the fuck up, Bastian.”</text:sp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Text_20_body"><text:span text:style-name="T1">“But your stupid fucking point is that it takes a long time on a sub…”</text:span></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Text_20_body"><text:span text:style-name="T1">“You are a motherfucker, Bastian.”</text:sp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Text_20_body"><text:span text:style-name="T1">“Damn you, Bastian! Shut the fuck up!”</text:span></text:p>
      <text:p text:style-name="P7"><text:soft-page-break/>“Bastian, lay off,” said Percy. “No submariner is required to contemplate the worst possible scenarios if they don’t fucking want to.”</text:p>
      <text:p text:style-name="P7">Bastian grinned and sucked at the last of his cigarette before stabbing it out in an overflowing can of butts at his feet.</text:p>
      <text:p text:style-name="P7"> </text:p>
      <text:p text:style-name="Text_20_body"><text:span text:style-name="T1">“OK,” Percy said to herself. “The only thing that matters right now: how fast are we sinking?”</text:span></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Text_20_body"><text:span text:style-name="T1">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span></text:p>
      <text:p text:style-name="Text_20_body"><text:span text:style-name="T1">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span></text:p>
      <text:p text:style-name="P7">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Text_20_body"><text:span text:style-name="T1">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span></text:p>
      <text:p text:style-name="Text_20_body"><text:span text:style-name="T1">And it did not matter that somewhere down there might be an actual bottom. For this sub, for their pursuing sub, for any submarine that Captain Percy had ever heard about, </text:span><text:soft-page-break/><text:span text:style-name="T1">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span></text:p>
      <text:p text:style-name="Text_20_body"><text:span text:style-name="T1">Hemi came up into the control room with a clipboard and a pencil and leaned over the glowing red dials, raising the tiny lenses of his glasses with his fingers to bring them into sharper focus. He jotted readings off the dials onto his clipboard.</text:span></text:p>
      <text:p text:style-name="Text_20_body"><text:span text:style-name="T1">Captain Percy fished her hand around among the joists that supported the pressure hull wall, and found a rumpled pack of cigarillos. She shook one out and lit it. “Are we going to make it Hemi?”</text:span></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Text_20_body"><text:span text:style-name="T1">Percy sucked slowly on her cigarillo as she parsed Hemi’s assessment. “What you are really saying is that even though it looks fucking hopeless, there is still a goddamn chance.”</text:span></text:p>
      <text:p text:style-name="P7">“There is distinctly a chance, Sylvia.”</text:p>
      <text:p text:style-name="P7">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Text_20_body"><text:span text:style-name="T1">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span></text:p>
      <text:p text:style-name="P7">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7">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Text_20_body"><text:span text:style-name="T1">For a moment she thought she saw the needle writhe, like the flash of a small bait fish seen catching the sun in a shallow pool of water. But under more sharply focused eyes, the needle remained sitting comfortably on the “Bottomless” pin.</text:span></text:p>
      <text:p text:style-name="P7">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7">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7">But the depth-under-keel needle moved again, rising up and falling back, like a dying crone trying to raise herself for one last curse at the world. And then it was wavering unsteadily above the pin. The gap between the needle and the pin was tenuous, but real.</text:p>
      <text:p text:style-name="P7">“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Text_20_body"><text:span text:style-name="T1">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pan><text:soft-page-break/><text:span text:style-name="T1">rose back to show they were about ten meters from the bottom. It remained hovering at that level.</text:span></text:p>
      <text:p text:style-name="Text_20_body"><text:span text:style-name="T1">“OK, Gregory, now the stupid part: give me a gentle dive plane down angle,” Percy said quietly.</text:span></text:p>
      <text:p text:style-name="Text_20_body"><text:span text:style-name="T1">“You want to go </text:span><text:span text:style-name="T2">down</text:span><text:span text:style-name="T1">?”</text:span></text:p>
      <text:p text:style-name="Text_20_body"><text:span text:style-name="T1">“Down, Gregory. Right now. Take us to the sea floor.”</text:span></text:p>
      <text:p text:style-name="P7">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Text_20_body"><text:span text:style-name="T1">At the sound of the collision alarm Hemi came up through the hatch. His eyes passed over the gauges, taking in their situation. “Gently, Gregory,” he almost whispered.</text:span></text:p>
      <text:p text:style-name="Text_20_body"><text:span text:style-name="T1">“Yes, gently,” added Percy, “as gentle as you’ve ever been, like you’re laying down a fevered child. Bastian, disengage the motor. Let’s use only what’s left of our forward momentum, and let our leaking boat take us down in whatever way she wants to.”</text:span></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Text_20_body"><text:span text:style-name="T1">“Fuck me,” said Bastian. “Two hundred and forty-eight meters down, on the bottom. An undersea mountain. And we’ve landed on the top, like Noah crashing his ark into fucking Ararat.”</text:span></text:p>
      <text:p text:style-name="P7">“Technically a tablemount,” said Hemi. “A relatively flat surface worn down from an ancient volcano. And yes, if you like, very much an antediluvian feature of the sea floor.”</text:p>
      <text:p text:style-name="P7">“Quite a bit deeper than she’s rated for,” added Percy, “almost as deep as I’ve ever had her. If the hull holds, we have bought ourselves a little time.”</text:p>
      <text:p text:style-name="P7">“Seems just as likely that the cargo hold is now completely split open and we will die here,” said Bastian.</text:p>
      <text:p text:style-name="P7">Gregory glanced at Bastian with a dark look in his eyes.</text:p>
      <text:p text:style-name="Text_20_body"><text:soft-page-break/><text:span text:style-name="T1">“…Regardless of the amount of time we need to spend here, being bottomed has the added bonus of rendering us nearly undetectable to active sonar. If the sub that rammed us is still searching for us, we will blend in with the bottom. They will likely assume we sank,” observed Hemi.</text:span></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7">It was time for Captain Percy to survey the damage. She got on the ship PA and told Chips to meet her at the entrance to the cargo hold.</text:p>
      <text:p text:style-name="P7"> </text:p>
      <text:p text:style-name="Text_20_body"><text:span text:style-name="T1">She found Chips waiting for her at the cargo hold bulkhead in the forward battery room on the bottom deck of the boat. Chips had a large wrench with her and as soon as Percy arrived she banged with it on the bulkhead. “Well</text:span><text:change-start text:change-id="ct93825579087024"/><text:span text:style-name="T1">,</text:span><text:change-end text:change-id="ct93825579087024"/><text:span text:style-name="T1"> Capt, it sounds fuckin’ hollow to me. Still air on the other side of the fuckin’ bulkhead at least.”</text:span></text:p>
      <text:p text:style-name="Text_20_body"><text:span text:style-name="T1">Percy cranked open the hatch</text:span><text:change-start text:change-id="ct93825579087904"/><text:span text:style-name="T1">,</text:span><text:change-end text:change-id="ct93825579087904"/><text:span text:style-name="T1"> </text:span><text:change text:change-id="ct93825579088144"/><text:span text:style-name="T1">the rust</text:span><text:change-start text:change-id="ct93825579088384"/><text:span text:style-name="T1">ed</text:span><text:change-end text:change-id="ct93825579088384"/><text:change text:change-id="ct93825579088624"/><text:span text:style-name="T1"> sealing wheel squeaking painfully in her ears. The lights were out in the cargo hold, so they were looking into blackness. But the air smelled damp and they could hear many drips echoing in the huge empty space.</text:span></text:p>
      <text:p text:style-name="Text_20_body"><text:span text:style-name="T1">Percy reached around and flipped on the lights. The white overheads glared. The steel grating of the floor led down a gentle slope and disappeared into an oily, black subterranean lake. A couple of empty wooden crates floated like lost </text:span><text:change-start text:change-id="ct93825579090000"/><text:span text:style-name="T1">V</text:span><text:change-end text:change-id="ct93825579090000"/><text:change text:change-id="ct93825579090240"/><text:span text:style-name="T1">iking craft</text:span><text:change text:change-id="ct93825579090480"/><text:span text:style-name="T1">, accompanied by a film of black frothing grease that wafted by in patches like bergs among the </text:span><text:change text:change-id="ct93825579090720"/><text:span text:style-name="T1">ships. Any sound Percy and Chips made echoed back and forth from hull to hull over the water.</text:span></text:p>
      <text:p text:style-name="P7">“That’s the fuckin’ raw material of nightmares,” said Chips.</text:p>
      <text:p text:style-name="Text_20_body"><text:span text:style-name="T1">“We probably did more damage to her when we pressed her bow into the sea floor</text:span><text:change text:change-id="ct93825579090960"/><text:change-start text:change-id="ct93825579092480"/><text:span text:style-name="T1">—</text:span><text:change-end text:change-id="ct93825579092480"/><text:span text:style-name="T1">like levering apart the bones of a carcass. We don’t have much time before this whole hold is flooded</text:span><text:change text:change-id="ct93825579092720"/><text:change-start text:change-id="ct93825579093344"/><text:span text:style-name="T1">—</text:span><text:change-end text:change-id="ct93825579093344"/><text:span text:style-name="T1">in which case we’ll never get off the fucking bottom. What do you need</text:span><text:change-start text:change-id="ct93825579093584"/><text:span text:style-name="T1">,</text:span><text:change-end text:change-id="ct93825579093584"/><text:span text:style-name="T1"> Chips?”</text:span></text:p>
      <text:p text:style-name="P7">“Ah, just send fuckin’ Owen back down. This time it looks like I’ll be breathing through a fuckin’ hose while I’m stitching the fuckin’ gash back together.”</text:p>
      <text:p text:style-name="P7">“Alright. I’ll get Gregory and Bastian looking for more portable bilge pumps. They can run hose down and see if we can’t get some of this water into the trim tanks and back out into the ocean where it belongs.”</text:p>
      <text:p text:style-name="P7">“Fuckin’ right.”</text:p>
      <text:p text:style-name="P7"> </text:p>
      <text:p text:style-name="Text_20_body"><text:soft-page-break/><text:span text:style-name="T1">Percy found Gregory and Bastian crawling into their bunks in crew quarters</text:span><text:change-start text:change-id="ct93825579097024"/><text:span text:style-name="T1">,</text:span><text:change-end text:change-id="ct93825579097024"/><text:span text:style-name="T1"> having been released from control duty by Hemi. Their eyes were slitted and bleary and there was no grace in their attempt to climb into their racks.</text:span></text:p>
      <text:p text:style-name="Text_20_body"><text:span text:style-name="T1">“Come</text:span><text:change-start text:change-id="ct93825579097904"/><text:span text:style-name="T1"> </text:span><text:change-end text:change-id="ct93825579097904"/><text:change text:change-id="ct93825579098144"/><text:span text:style-name="T1">on, you can’t fucking sleep yet. Get some coffee and then go find some portable bilge pumps. We need to get this boat pumped out, or you’ll never wake up from your little naps.”</text:span></text:p>
      <text:p text:style-name="Text_20_body"><text:span text:style-name="T1">She left them groaning and headed to the galley, thinking coffee sounded like a good idea. There was a metal cup sitting upside down in the drying rack, a blue tin cup</text:span><text:change text:change-id="ct93825579099024"/><text:span text:style-name="T1"> with the white flecks. The outside of it had been dipped in rubber for use on submarines. Even when well-washed, the cups always added a </text:span><text:change text:change-id="ct93825579099600"/><text:span text:style-name="T1">piquant </text:span><text:change-start text:change-id="ct93825579099840"/><text:span text:style-name="T1">taste </text:span><text:change-end text:change-id="ct93825579099840"/><text:span text:style-name="T1">of metal and oil to the coffee. The one in the dish rack was relatively clean, just retaining the usual semi-permanent brown ring stains.</text:span></text:p>
      <text:p text:style-name="Text_20_body"><text:span text:style-name="T1">The coffee in the pot had been on the warmer for hours. Maybe days. She poured it into her cup and added a couple </text:span><text:change text:change-id="ct93825579101008"/><text:span text:style-name="T1">scoops of sugar. The taste was foul, like what she always imagined “sweet crude” must taste like. Her taste buds rebelled, but the rest of her body knew better, and she felt an immediate wash of relief from the fatigue beginning to plague her.</text:span></text:p>
      <text:p text:style-name="Text_20_body"><text:span text:style-name="T1">Their situation was dire, but she was feeling better. If being flooded and bottomed had been the worst thing </text:span><text:change text:change-id="ct93825579102384"/><text:change-start text:change-id="ct93825579102144"/><text:span text:style-name="T1">to </text:span><text:change-end text:change-id="ct93825579102144"/><text:span text:style-name="T1">happen</text:span><text:change text:change-id="ct93825579102624"/><text:span text:style-name="T1"> today, she would have been upset. But somehow their relative safety right now compared to where they had been an hour before</text:span><text:change text:change-id="ct93825579102864"/><text:change-start text:change-id="ct93825579103616"/><text:span text:style-name="T1">—</text:span><text:change-end text:change-id="ct93825579103616"/><text:span text:style-name="T1">when they were slowly sinking over a bottomless hole</text:span><text:change text:change-id="ct93825579103856"/><text:change-start text:change-id="ct93825579104976"/><text:span text:style-name="T1">—</text:span><text:change-end text:change-id="ct93825579104976"/><text:span text:style-name="T1">made Percy feel surprisingly relaxed. Relaxed enough to enjoy a cup of burnt coffee</text:span><text:change-start text:change-id="ct93825579107200"/><text:span text:style-name="T1">,</text:span><text:change-end text:change-id="ct93825579107200"/><text:span text:style-name="T1"> at least.</text:span></text:p>
      <text:p text:style-name="P7">Percy found another relatively clean tin cup behind the rails of the dish cabinet and filled it with coffee. She brought it to Hemi at the navigation station.</text:p>
      <text:p text:style-name="Text_20_body"><text:span text:style-name="T1">Hemi took the cup and held it to his lips</text:span><text:change-start text:change-id="ct93825579109312"/><text:span text:style-name="T1">,</text:span><text:change-end text:change-id="ct93825579109312"/><text:span text:style-name="T1"> blowing the acid smell off the surface. His glasses steamed up. “Does Chips have a handle on the leak?”</text:span></text:p>
      <text:p text:style-name="P7">“Eh. It’s under deep fucking water in the hold now. She’s going to have to dive down there to weld it.”</text:p>
      <text:p text:style-name="P7">“Unpleasant.”</text:p>
      <text:p text:style-name="P7">“That’s one fucking word for it.”</text:p>
      <text:p text:style-name="P7">“Even if we get it sealed,” said Hemi, “even if we can manage to pump out, even if we get to the surface, things do not look good. I looked at the chart, and we are approximately nowhere at the moment. And we have no fuel or battery remaining to speak of.”</text:p>
      <text:p text:style-name="Text_20_body"><text:span text:style-name="T1">“Still</text:span><text:change-start text:change-id="ct93825579112992"/><text:span text:style-name="T1">, I</text:span><text:change-end text:change-id="ct93825579112992"/><text:span text:style-name="T1">’d rather be nowhere on the surface than sunk on the bottom of somewhere</text:span><text:change text:change-id="ct93825579113232"/><text:change-start text:change-id="ct93825579113472"/><text:span text:style-name="T1">—</text:span><text:change-end text:change-id="ct93825579113472"/><text:span text:style-name="T1">in this case that ‘somewhere’ being a fucking rarely-charted and never-visited undersea mountain.”</text:span></text:p>
      <text:p text:style-name="Text_20_body"><text:soft-page-break/><text:span text:style-name="T1">“We are in a situation where we need to overcome a whole series of challenges, each in </text:span><text:change text:change-id="ct93825579114352"/><text:span text:style-name="T1">order. I am just trying to get ahead of the problem.”</text:span></text:p>
      <text:p text:style-name="Text_20_body"><text:span text:style-name="T1">“OK</text:span><text:change-start text:change-id="ct93825579115232"/><text:span text:style-name="T1">,</text:span><text:change-end text:change-id="ct93825579115232"/><text:span text:style-name="T1"> Hemi, you do the thinking ahead. You let me know if I’m not considering something that impacts our future surviva</text:span><text:change-start text:change-id="ct93825579115760"/><text:span text:style-name="T1">l</text:span><text:change-end text:change-id="ct93825579115760"/><text:change text:change-id="ct93825579116000"/><text:span text:style-name="T1">. Otherwise, I need to focus on surviving our situation right now. And that currently means getting some of this foul black water out of my boat. Right?”</text:span></text:p>
      <text:p text:style-name="P7">Hemi nodded.</text:p>
      <text:p text:style-name="Text_20_body"><text:span text:style-name="T1">“OK. Back to the cargo hold I go</text:span><text:change-start text:change-id="ct93825579117568"/><text:span text:style-name="T1">,</text:span><text:change-end text:change-id="ct93825579117568"/><text:span text:style-name="T1"> then.”</text:span></text:p>
      <text:p text:style-name="P7"> </text:p>
      <text:p text:style-name="Text_20_body"><text:span text:style-name="T1">In the cargo hold, Bastian and Gregory were laying out the heavy cloth-covered hoses down the center of the space and hooking them up to portable electric bilge pumps the size of small refrigerators. Multiple black hoses and thick electrical cables snaked across the floor grating</text:span><text:change-start text:change-id="ct93825579119680"/><text:span text:style-name="T1">,</text:span><text:change-end text:change-id="ct93825579119680"/><text:span text:style-name="T1"> making navigating the space treacherous.</text:span></text:p>
      <text:p text:style-name="Text_20_body"><text:span text:style-name="T1">Owen had his own electric pump</text:span><text:change text:change-id="ct93825579120560"/><text:change-start text:change-id="ct93825579120800"/><text:span text:style-name="T1">—</text:span><text:change-end text:change-id="ct93825579120800"/><text:span text:style-name="T1">a smaller one that pumped air</text:span><text:change text:change-id="ct93825579121040"/><text:change-start text:change-id="ct93825579121280"/><text:span text:style-name="T1">—</text:span><text:change-end text:change-id="ct93825579121280"/><text:span text:style-name="T1">down at the edge of the black lake, and he was feeding an air hose to Chips</text:span><text:change-start text:change-id="ct93825579123296"/><text:span text:style-name="T1">,</text:span><text:change-end text:change-id="ct93825579123296"/><text:span text:style-name="T1">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span></text:p>
      <text:p text:style-name="Text_20_body"><text:span text:style-name="T1">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text:span><text:change text:change-id="ct93825579125296"/><text:change-start text:change-id="ct93825579125536"/><text:span text:style-name="T1">—</text:span><text:change-end text:change-id="ct93825579125536"/><text:span text:style-name="T1">fuck it</text:span><text:change text:change-id="ct93825579125776"/><text:change-start text:change-id="ct93825579126016"/><text:span text:style-name="T1">—</text:span><text:change-end text:change-id="ct93825579126016"/><text:span text:style-name="T1">another brace too.”</text:span></text:p>
      <text:p text:style-name="Text_20_body"><text:span text:style-name="T1">“Alright!” called the kid from the shore</text:span><text:change-start text:change-id="ct93825579127616"/><text:span text:style-name="T1">,</text:span><text:change-end text:change-id="ct93825579127616"/><text:span text:style-name="T1"> where the water lapped at the toes of his boots. Owen was wearing the same greasy-slick rubber waders Chips had had on earlier. He selected some metal bits from a pile of scraps on the grating next to the welding rig and waded into the cloying bilge to hand them to Chips.</text:span></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text:span><text:change text:change-id="ct93825579128496"/><text:span text:style-name="T1">healthy. </text:span><office:annotation office:name="__Annotation__2005_2956951863" loext:resolved="false"><dc:creator>Julia Ringo</dc:creator><dc:date>2023-10-10T12:55:00</dc:date><meta:creator-initials>JR</meta:creator-initials><text:p><text:span text:style-name="T4">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Text_20_body"><text:span text:style-name="T1">She sipped her coffee and watched Chips dive again with the steel plates in one hand. More blue light from under the water. Percy had </text:span><text:change text:change-id="ct93825579128736"/><text:change-start text:change-id="ct93825579104432"/><text:span text:style-name="T1">the </text:span><text:change-end text:change-id="ct93825579104432"/><text:span text:style-name="T1">idea to </text:span><text:change text:change-id="ct93825578780320"/><text:span text:style-name="T1">track down a </text:span><text:soft-page-break/><text:span text:style-name="T1">meter stick and prop it in the water, so they could all see when the water started to lower. But then </text:span><text:change-start text:change-id="ct93825578315792"/><text:span text:style-name="T1">she </text:span><text:change-end text:change-id="ct93825578315792"/><text:span text:style-name="T1">thought better of it, considering the strong possibility of the water quickly rising over the top of the stick.</text:span></text:p>
      <text:p text:style-name="Text_20_body"><text:span text:style-name="T1">Instead</text:span><text:change-start text:change-id="ct93825578774496"/><text:span text:style-name="T1">,</text:span><text:change-end text:change-id="ct93825578774496"/><text:span text:style-name="T1"> she helped Gregory and Bastian get the bilge hoses connected to the trim tanks and </text:span><text:change-start text:change-id="ct93825578808080"/><text:span text:style-name="T1">s</text:span><text:change-end text:change-id="ct93825578808080"/><text:change text:change-id="ct93825578810288"/><text:change-start text:change-id="ct93825578781184"/><text:span text:style-name="T1">e</text:span><text:change-end text:change-id="ct93825578781184"/><text:change text:change-id="ct93825578787728"/><text:span text:style-name="T1">t them cranking. The hoses inflated with the pressure of the water running up the gentle grade from the pumps. She could hear it sloshing into the empty trim tanks, and the sound of it echoed between the hull walls.</text:span></text:p>
      <text:p text:style-name="P7"> </text:p>
      <text:p text:style-name="Text_20_body"><text:span text:style-name="T1">The next time Chips </text:span><text:change text:change-id="ct93825578534400"/><text:change-start text:change-id="ct93825578864384"/><text:span text:style-name="T1">came up</text:span><text:change-end text:change-id="ct93825578864384"/><text:span text:style-name="T1"> to find </text:span><text:change text:change-id="ct93825578826496"/><text:change-start text:change-id="ct93825578826848"/><text:span text:style-name="T1">the</text:span><text:change-end text:change-id="ct93825578826848"/><text:span text:style-name="T1"> patch piece she wanted from the scrap pile, Percy took the diving mask from her and waded into the water to inspect the damage personally. The water was the freezing </text:span><text:change text:change-id="ct93825578829248"/><text:span text:style-name="T1">and never-varying temperature of deep ocean water. It had picked up an unpleasant array of smells: a mix of petrochemicals and solvents, refuse, and old grease</text:span><text:change text:change-id="ct93825578830432"/><text:change-start text:change-id="ct93825578833520"/><text:span text:style-name="T1">—</text:span><text:change-end text:change-id="ct93825578833520"/><text:span text:style-name="T1">the stuff that always contaminated a ship’s bilge</text:span><text:change text:change-id="ct93825578842912"/><text:change-start text:change-id="ct93825578846496"/><text:span text:style-name="T1">—</text:span><text:change-end text:change-id="ct93825578846496"/><text:span text:style-name="T1">but that odor was strengthened to a nausea-inducing level by the sheer volume of water.</text:span></text:p>
      <text:p text:style-name="Text_20_body"><text:span text:style-name="T1">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text:span><text:change text:change-id="ct93825578874320"/><text:change-start text:change-id="ct93825579134928"/><text:span text:style-name="T1">as</text:span><text:change-end text:change-id="ct93825579134928"/><text:span text:style-name="T1"> only high-tensile steel could be. But even steel could </text:span><text:change-start text:change-id="ct93825578875600"/><text:span text:style-name="T1">only </text:span><text:change-end text:change-id="ct93825578875600"/><text:span text:style-name="T1">be pushed </text:span><text:change text:change-id="ct93825578876240"/><text:span text:style-name="T1">so far without splitting.</text:span></text:p>
      <text:p text:style-name="P7">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7">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Text_20_body"><text:span text:style-name="T1">With the extra bilge pumps running, Captain Percy let Gregory and Bastian </text:span><text:change text:change-id="ct93825578884464"/><text:span text:style-name="T1">stumble up to their racks </text:span><text:change text:change-id="ct93825578886656"/><text:change-start text:change-id="ct93825578887936"/><text:span text:style-name="T1">for</text:span><text:change-end text:change-id="ct93825578887936"/><text:span text:style-name="T1">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text:span><text:change-start text:change-id="ct93825578887296"/><text:span text:style-name="T1">,</text:span><text:change-end text:change-id="ct93825578887296"/><text:span text:style-name="T1"> too.</text:span></text:p>
      <text:p text:style-name="Text_20_body"><text:span text:style-name="T1">She needed </text:span><text:change-start text:change-id="ct93825578880208"/><text:span text:style-name="T1">to </text:span><text:change-end text:change-id="ct93825578880208"/><text:span text:style-name="T1">sleep more than anyone. But she knew she would not be able to. Maybe once they got to the surface, but that seemed far off now</text:span><text:change text:change-id="ct93825578890016"/><text:change-start text:change-id="ct93825578890656"/><text:span text:style-name="T1">—</text:span><text:change-end text:change-id="ct93825578890656"/><text:span text:style-name="T1">both physically and </text:span><text:soft-page-break/><text:span text:style-name="T1">temporally. She </text:span><text:change text:change-id="ct93825578891296"/><text:change-start text:change-id="ct93825578891936"/><text:span text:style-name="T1">polished off</text:span><text:change-end text:change-id="ct93825578891936"/><text:span text:style-name="T1"> cigarillo after cup of coffee after cigarillo. When Chips needed something</text:span><text:change-start text:change-id="ct93825578892576"/><text:span text:style-name="T1">,</text:span><text:change-end text:change-id="ct93825578892576"/><text:span text:style-name="T1"> she was there, but mostly Chips had her own method and did not want help. When Chips disappeared below the surface </text:span><text:change text:change-id="ct93825578893216"/><text:change-start text:change-id="ct93825578893856"/><text:span text:style-name="T1">the cargo hold </text:span><text:change-end text:change-id="ct93825578893856"/><text:span text:style-name="T1">became totally silent</text:span><text:change text:change-id="ct93825578896832"/><text:span text:style-name="T1">. Percy looked at her watch</text:span><text:change text:change-id="ct93825578910160"/><text:change-start text:change-id="ct93825578914528"/><text:span text:style-name="T1">—</text:span><text:change-end text:change-id="ct93825578914528"/><text:span text:style-name="T1">time had fallen to its knees and crawled forward only with desperate and gasping heaves. It took her more than an hour to realize that the water level had receded a bit, leaving a greasy black line on the pressure hull </text:span><text:change-start text:change-id="ct93825578916512"/><text:span text:style-name="T1">to </text:span><text:change-end text:change-id="ct93825578916512"/><text:span text:style-name="T1">indicat</text:span><text:change-start text:change-id="ct93825578931616"/><text:span text:style-name="T1">e</text:span><text:change-end text:change-id="ct93825578931616"/><text:change text:change-id="ct93825578933696"/><text:span text:style-name="T1"> its high-water mark.</text:span></text:p>
      <text:p text:style-name="Text_20_body"><text:span text:style-name="T1">Percy allowed herself </text:span><text:change text:change-id="ct93825578943136"/><text:change-start text:change-id="ct93825578960832"/><text:span text:style-name="T1">a </text:span><text:change-end text:change-id="ct93825578960832"/><text:span text:style-name="T1">small amount of hope.</text:span></text:p>
      <text:p text:style-name="Text_20_body"><text:span text:style-name="T1">The receding water level was everything. The boat did not need power</text:span><text:change text:change-id="ct93825578961472"/><text:span text:style-name="T1"> or the high-pressure air system</text:span><text:change text:change-id="ct93825578962352"/><text:span text:style-name="T1"> or a running motor to reach the surface</text:span><text:change text:change-id="ct93825578963312"/><text:change-start text:change-id="ct93825578965632"/><text:span text:style-name="T1">—</text:span><text:change-end text:change-id="ct93825578965632"/><text:span text:style-name="T1">all she needed was </text:span><text:change-start text:change-id="ct93825579141008"/><text:span text:style-name="T1">for </text:span><text:change-end text:change-id="ct93825579141008"/><text:span text:style-name="T1">that water level to recede</text:span><text:change-start text:change-id="ct93825579141248"/><text:span text:style-name="T1">;</text:span><text:change-end text:change-id="ct93825579141248"/><text:change text:change-id="ct93825578967488"/><text:span text:style-name="T1"> physics would take care of everything else. The way it was currently set, the boat </text:span><text:span text:style-name="T2">wanted</text:span><text:span text:style-name="T1"> to float. It was merely being pinned down by a massive black liquid weight.</text:span></text:p>
      <text:p text:style-name="Text_20_body"><text:span text:style-name="T1">She waited for Chips to raise her head above the surface again. “Chips! The water level is dropping!” Percy shouted </text:span><text:change text:change-id="ct93825578969408"/><text:span text:style-name="T1">with one hand cupped to her mouth, </text:span><text:change text:change-id="ct93825578971280"/><text:span text:style-name="T1">pointing at the black line of grit marked on the pressure hull.</text:span></text:p>
      <text:p text:style-name="P7">“Ah fuckin’ sure. With the fuckin’ quilt of patches I’ve laid down it’s about fuckin’ time.”</text:p>
      <text:p text:style-name="Text_20_body"><text:span text:style-name="T1">“I have to go up to the control room</text:span><text:change text:change-id="ct93825578972160"/><text:change-start text:change-id="ct93825579040752"/><text:span text:style-name="T1">—</text:span><text:change-end text:change-id="ct93825579040752"/><text:span text:style-name="T1">there’s really no way to know when we’ll get buoyant again, and someone has to be there if we do.”</text:span></text:p>
      <text:p text:style-name="P7">“Aye!” Chips huffed. She waved a hand at Percy and disappeared back under the dark surface.</text:p>
      <text:p text:style-name="P7"> </text:p>
      <text:p text:style-name="P7">As Captain Percy passed through the crew quarters she shook the kid Owen awake again. “I have to go to the control room. Go down and watch Chips and make sure she doesn’t fucking die.”</text:p>
      <text:p text:style-name="Text_20_body"><text:span text:style-name="T1">Owen did not say anything but resignedly rolled out of his rack to his feet, </text:span><text:change text:change-id="ct93825578972800"/><text:span text:style-name="T1">rubbed his eyes</text:span><text:change-start text:change-id="ct93825578986960"/><text:span text:style-name="T1">,</text:span><text:change-end text:change-id="ct93825578986960"/><text:span text:style-name="T1"> </text:span><text:change text:change-id="ct93825578987840"/><text:change-start text:change-id="ct93825578995872"/><text:span text:style-name="T1">and </text:span><text:change-end text:change-id="ct93825578995872"/><text:span text:style-name="T1">stumbl</text:span><text:change-start text:change-id="ct93825579002832"/><text:span text:style-name="T1">ed</text:span><text:change-end text:change-id="ct93825579002832"/><text:change text:change-id="ct93825579011424"/><text:span text:style-name="T1"> toward the cargo hold.</text:span></text:p>
      <text:p text:style-name="Text_20_body"><text:span text:style-name="T1">Percy climbed to the control room and sat at one of the maneuvering stations with the familiar array of dials spread out in front of her. The readings had not changed at all since she last left them, for the obvious reason that the</text:span><text:change-start text:change-id="ct93825579010496"/><text:span text:style-name="T1"> sub</text:span><text:change-end text:change-id="ct93825579010496"/><text:change text:change-id="ct93825578901456"/><text:span text:style-name="T1"> had not moved. She took in the reading from each gauge separately, adding it to her holistic picture of the situation her boat was in. But she was not learning anything new.</text:span></text:p>
      <text:p text:style-name="Text_20_body"><text:span text:style-name="T1">It suddenly occurred to her that the gauges were the wrong place to look for more input about the status of the boat. She would know the boat was rising before any of the gauges showed it. The water was being drained out so slowly that </text:span><text:change text:change-id="ct93825579026544"/><text:span text:style-name="T1">the boat would </text:span><text:change-start text:change-id="ct93825579029488"/><text:span text:style-name="T1">not </text:span><text:change-end text:change-id="ct93825579029488"/><text:span text:style-name="T1">just pop off the bottom. </text:span><text:change-start text:change-id="ct93825579030128"/><text:span text:style-name="T1">First s</text:span><text:change-end text:change-id="ct93825579030128"/><text:change text:change-id="ct93825579032928"/><text:span text:style-name="T1">he would feel the</text:span><text:change-start text:change-id="ct93825579033456"/><text:span text:style-name="T1"> leveling of the</text:span><text:change-end text:change-id="ct93825579033456"/><text:span text:style-name="T1"> slight incline it had taken on as it had settled into the bottom</text:span><text:change text:change-id="ct93825579036864"/><text:span text:style-name="T1">. The boat righting </text:span><text:soft-page-break/><text:span text:style-name="T1">itself would be the first indication it was rising, and she would not need gauges to know that was happening.</text:span></text:p>
      <text:p text:style-name="Text_20_body"><text:span text:style-name="T1">She returned to her feet, fished her control-room cigarillo pack from its nook in the wall</text:span><text:change-start text:change-id="ct93825579037744"/><text:span text:style-name="T1">,</text:span><text:change-end text:change-id="ct93825579037744"/><text:span text:style-name="T1"> and lit up. With nothing important to look at, she started pacing back and forth. How long now? She looked at her watch, but realized immediately that that particular gauge was no longer important either.</text:span></text:p>
      <text:p text:style-name="P7">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Text_20_body"><text:span text:style-name="T1">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text:span><text:change-start text:change-id="ct93825574647904"/><text:span text:style-name="T1">.</text:span><text:change-end text:change-id="ct93825574647904"/><text:change text:change-id="ct93825579055472"/><text:span text:style-name="T1"> “</text:span><text:change-start text:change-id="ct93825579056832"/><text:span text:style-name="T1">G</text:span><text:change-end text:change-id="ct93825579056832"/><text:change text:change-id="ct93825579057472"/><text:span text:style-name="T1">ood morning</text:span><text:change-start text:change-id="ct93825579064736"/><text:span text:style-name="T1">,</text:span><text:change-end text:change-id="ct93825579064736"/><text:span text:style-name="T1"> motherfuckers! We have positive fucking buoyancy.”</text:span></text:p>
      <text:p text:style-name="P7"> </text:p>
      <text:p text:style-name="Text_20_body"><text:span text:style-name="T1">The sensation of moving up instead of down felt oddly terrific</text:span><text:change-start text:change-id="ct93825579072352"/><text:span text:style-name="T1">—a</text:span><text:change-end text:change-id="ct93825579072352"/><text:change text:change-id="ct93825579073472"/><text:span text:style-name="T1"> relief in the change of environmental accelerations that only someone who has acutely attuned </text:span><text:change text:change-id="ct93825579074464"/><text:change-start text:change-id="ct93825579062944"/><text:span text:style-name="T1">herself </text:span><text:change-end text:change-id="ct93825579062944"/><text:span text:style-name="T1">to three-dimensional space would recognize.</text:span></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text:span><text:change text:change-id="ct93825579077184"/><text:change-start text:change-id="ct93825579079024"/><text:span text:style-name="T1">—</text:span><text:change-end text:change-id="ct93825579079024"/><text:span text:style-name="T1">nothing like the violent rise that an emergency blow would elicit had the boat been functioning normally</text:span><text:change text:change-id="ct93825579080048"/><text:change-start text:change-id="ct93825579080688"/><text:span text:style-name="T1">—</text:span><text:change-end text:change-id="ct93825579080688"/><text:span text:style-name="T1">but they were steadily moving upward.</text:span></text:p>
      <text:p text:style-name="P7">Hemi popped up in the control room and stood watching the gauges, smiling a quiet smile of intellectual and mechanical satisfaction.</text:p>
      <text:p text:style-name="Text_20_body"><text:span text:style-name="T1">“Hemi, don’t just stand there like a giant fucking cow,” Percy said to him</text:span><text:change-start text:change-id="ct93825579081568"/><text:span text:style-name="T1">.</text:span><text:change-end text:change-id="ct93825579081568"/><text:change text:change-id="ct93825579082208"/><text:span text:style-name="T1"> “</text:span><text:change-start text:change-id="ct93825579083328"/><text:span text:style-name="T1">S</text:span><text:change-end text:change-id="ct93825579083328"/><text:change text:change-id="ct93825579084944"/><text:span text:style-name="T1">it at the controls and make sure nothing stupid happens.”</text:span></text:p>
      <text:p text:style-name="Text_20_body"><text:soft-page-break/><text:span text:style-name="T1">Hemi lowered himself into the planes control chair</text:span><text:change-start text:change-id="ct93825579095456"/><text:span text:style-name="T1">,</text:span><text:change-end text:change-id="ct93825579095456"/><text:span text:style-name="T1"> </text:span><text:change text:change-id="ct93825579096096"/><text:span text:style-name="T1">already turning the dive plane wheel to achieve a more controlled angle of rise.</text:span></text:p>
      <text:p text:style-name="Text_20_body"><text:span text:style-name="T1">Percy balanced the trim tanks to keep them as level as possible. “Keep the bow slightly down</text:span><text:change-start text:change-id="ct93825579096736"/><text:span text:style-name="T1">,</text:span><text:change-end text:change-id="ct93825579096736"/><text:span text:style-name="T1"> Hemi, otherwise all that water still in the cargo hold is going to wash right back to the engine room.”</text:span></text:p>
      <text:p text:style-name="Text_20_body"><text:span text:style-name="T1">A banging and cursing came up to them from the crew quarters, and a second later Chips climbed into the control room, leaving a small puddle of black water at the base of the ladder</text:span><text:change text:change-id="ct93825579097616"/><text:span text:style-name="T1"> and a thin trail of the foul stuff behind her as she stepped up to Percy. She was holding a length of steel bracing pipe in her hand.</text:span></text:p>
      <text:p text:style-name="P7">“Ya gaping and pustulated fucking asshole! Ya almost killed me! What fucking stupid idea came to your impenetrable head to blow the trim tanks with no warning? I was fuckin’ washed half-way down the fucking boat!”</text:p>
      <text:p text:style-name="Text_20_body"><text:span text:style-name="T1">“Back off</text:span><text:change-start text:change-id="ct93825579098736"/><text:span text:style-name="T1">,</text:span><text:change-end text:change-id="ct93825579098736"/><text:span text:style-name="T1"> Chips. I gotta deal with surfacing my boat. We can talk about proper emergency procedures later,” Percy replied</text:span><text:change text:change-id="ct93825579107792"/><text:span text:style-name="T1">, trying to keep her voice calm.</text:span></text:p>
      <text:p text:style-name="Text_20_body"><text:span text:style-name="T1">“Ya fuck yourself and your fucking proper procedures. I’m talking about my fucking life</text:span><text:change-start text:change-id="ct93825579109024"/><text:span text:style-name="T1">,</text:span><text:change-end text:change-id="ct93825579109024"/><text:span text:style-name="T1"> you fucking swollen and carbuncled head of a syphilitic cock.” Chips raised the pipe and pointed it at Percy.</text:span></text:p>
      <text:p text:style-name="Text_20_body"><text:span text:style-name="T1">Percy did not even look at Chips, instead keeping her eyes on the depth gauge</text:span><text:change-start text:change-id="ct93825579110144"/><text:span text:style-name="T1">,</text:span><text:change-end text:change-id="ct93825579110144"/><text:span text:style-name="T1"> </text:span><text:change text:change-id="ct93825579110784"/><text:change-start text:change-id="ct93825579111424"/><text:span text:style-name="T1">which showed</text:span><text:change-end text:change-id="ct93825579111424"/><text:change text:change-id="ct93825579112064"/><text:change-start text:change-id="ct93825579112704"/><text:span text:style-name="T1"> </text:span><text:change-end text:change-id="ct93825579112704"/><text:span text:style-name="T1">the boat </text:span><text:change-start text:change-id="ct93825579114944"/><text:span text:style-name="T1">steadily </text:span><text:change-end text:change-id="ct93825579114944"/><text:span text:style-name="T1">coming shallower. “Put that pipe down</text:span><text:change-start text:change-id="ct93825579114064"/><text:span text:style-name="T1">,</text:span><text:change-end text:change-id="ct93825579114064"/><text:span text:style-name="T1"> Chips.”</text:span></text:p>
      <text:p text:style-name="Text_20_body"><text:span text:style-name="T1">Chips snapped. She rushed at Percy</text:span><text:change-start text:change-id="ct93825578831424"/><text:span text:style-name="T1">,</text:span><text:change-end text:change-id="ct93825578831424"/><text:span text:style-name="T1"> </text:span><text:change text:change-id="ct93825578934400"/><text:change-start text:change-id="ct93825578903792"/><text:span text:style-name="T1">swinging </text:span><text:change-end text:change-id="ct93825578903792"/><text:span text:style-name="T1">the piece of pipe in a long </text:span><text:change text:change-id="ct93825578915232"/><text:span text:style-name="T1">arc across the control room, just missing Hemi’s head but connecting with </text:span><text:change text:change-id="ct93825578907408"/><text:span text:style-name="T1">Percy’s stomach. Percy doubled over immediately and fell to the cold metal of the deck.</text:span></text:p>
      <text:p text:style-name="Text_20_body"><text:span text:style-name="T1">Hemi was out of his seat a second later</text:span><text:change text:change-id="ct93825578930336"/><text:span text:style-name="T1"> and had Chips’ forearms taut in his huge fists, like bracing on the cables of a massive suspension bridge.</text:span></text:p>
      <text:p text:style-name="Text_20_body"><text:span text:style-name="T1">Percy was not down long. She got up to one knee before she fired Chips. “You’re off the boat,” </text:span><text:change text:change-id="ct93825578926512"/><text:change-start text:change-id="ct93825579045680"/><text:span text:style-name="T1">she </text:span><text:change-end text:change-id="ct93825579045680"/><text:span text:style-name="T1">said quietly</text:span><text:change-start text:change-id="ct93825579022672"/><text:span text:style-name="T1">,</text:span><text:change-end text:change-id="ct93825579022672"/><text:span text:style-name="T1"> between gasping breaths. “We get to a port, you take your gear with you when you get off, and never again befoul my boat with your black fungal attitude.”</text:span></text:p>
      <text:p text:style-name="P7">“Ya? Fuck you, you vegetatively stupid sow. I’ll fucking be asleep in my rack while your fucking rusting shithole of a boat sinks around you. I don’t fucking care anymore. I’d rather die than save your bulbous fucking ass one more time.”</text:p>
      <text:p text:style-name="Text_20_body"><text:span text:style-name="T1">Hemi was steering Chips toward</text:span><text:change text:change-id="ct93825578956048"/><text:span text:style-name="T1"> the hatch down out of the control room. He had to let her arms go for her to get down the ladder, though he kept the piece of pipe she had been holding. Hemi and Percy could hear her smashing and cursing her way forward to the crew quarters.</text:span></text:p>
      <text:p text:style-name="Text_20_body"><text:soft-page-break/><text:span text:style-name="T1">“We all need </text:span><text:change text:change-id="ct93825579044448"/><text:span text:style-name="T1">rest</text:span><text:change-start text:change-id="ct93825579163568"/><text:span text:style-name="T1">,</text:span><text:change-end text:change-id="ct93825579163568"/><text:span text:style-name="T1"> Sylvia,” said Hemi.</text:span></text:p>
      <text:p text:style-name="P7">“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false"><dc:creator>Julia Ringo</dc:creator><dc:date>2023-10-10T13:25:00</dc:date><meta:creator-initials>JR</meta:creator-initials><text:p><text:span text:style-name="T4">Did Chips say this?</text:span></text:p></office:annotation><text:span text:style-name="T1">And they would never get to a port without Chips’</text:span><text:change-start text:change-id="ct93825579164800"/><text:span text:style-name="T1">s</text:span><text:change-end text:change-id="ct93825579164800"/><text:span text:style-name="T1">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text:span><text:change-start text:change-id="ct93825579166064"/><text:span text:style-name="T1">,</text:span><text:change-end text:change-id="ct93825579166064"/><text:span text:style-name="T1"> then the other</text:span><text:change-start text:change-id="ct93825578877232"/><text:span text:style-name="T1">,</text:span><text:change-end text:change-id="ct93825578877232"/><text:span text:style-name="T1"> as Captain Percy adjusted the trim of the tanks. But </text:span><text:change text:change-id="ct93825578883824"/><text:span text:style-name="T1">the boat rose straight up</text:span><text:change-start text:change-id="ct93825578918880"/><text:span text:style-name="T1">, more or less,</text:span><text:change-end text:change-id="ct93825578918880"/><text:span text:style-name="T1"> since they did not have the motors running and it was being lifted by buoyancy alone.</text:span></text:p>
      <text:p text:style-name="Text_20_body"><text:span text:style-name="T1">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ext:span><text:change text:change-id="ct93825578883184"/><text:span text:style-name="T1">they let out a small cheer that echoed to the control room from the depths of the boat. They arrived moments later at the bottom of the ladder to the control room, obviously expecting to go out on deck.</text:span></text:p>
      <text:p text:style-name="Text_20_body"><text:span text:style-name="T1">At first, Captain Percy was not even going to think about allowing that. Years of experience had reinforced the routine that the first action on surfacing a sub was to scan around with the periscope, if not the radar. There was always a chance that the only safe move </text:span><text:change text:change-id="ct93825578882048"/><text:change-start text:change-id="ct93825578880976"/><text:span text:style-name="T1">would be </text:span><text:change-end text:change-id="ct93825578880976"/><text:span text:style-name="T1">to dive right back down. But she fought back this instinct</text:span><text:change text:change-id="ct93825578878512"/><text:change text:change-id="ct93825578879152"/><text:change-start text:change-id="ct93825578877872"/><text:span text:style-name="T1">: </text:span><text:change-end text:change-id="ct93825578877872"/><text:span text:style-name="T1">there was nothing on the surface that could be more dangerous than attempting to dive her damaged boat again. She looked down at her crew</text:span><text:change text:change-id="ct93825578973808"/><text:change-start text:change-id="ct93825578985008"/><text:span text:style-name="T1">—</text:span><text:change-end text:change-id="ct93825578985008"/><text:span text:style-name="T1">minus Chips</text:span><text:change text:change-id="ct93825578983488"/><text:change-start text:change-id="ct93825578980512"/><text:span text:style-name="T1">—</text:span><text:change-end text:change-id="ct93825578980512"/><text:span text:style-name="T1">and waved them up through the control room.</text:span></text:p>
      <text:p text:style-name="Text_20_body"><text:span text:style-name="T1">Owen, with his scrawny youthful energy, led the way</text:span><text:change-start text:change-id="ct93825577425776"/><text:span text:style-name="T1">. He </text:span><text:change-end text:change-id="ct93825577425776"/><text:change text:change-id="ct93825576200800"/><text:span text:style-name="T1">charged up the ladder, struggled with the tightly closed and somewhat rusted hatch-seal wheel for a moment before squeaking it open, and push</text:span><text:change-start text:change-id="ct93825577515248"/><text:span text:style-name="T1">ed</text:span><text:change-end text:change-id="ct93825577515248"/><text:change text:change-id="ct93825578976560"/><text:span text:style-name="T1"> the hatch up with a pop as the slight variation in pressure equalized.</text:span></text:p>
      <text:p text:style-name="P7">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Text_20_body"><text:span text:style-name="T1">It was a cool, breezy day. Gray clouds hung low overhead, and there was a mild chop on the water. Owen hopped over the fairing and down the rungs on the side of the sail to the main deck</text:span><text:change-start text:change-id="ct93825578975920"/><text:span text:style-name="T1">, where he</text:span><text:change-end text:change-id="ct93825578975920"/><text:change text:change-id="ct93825578975280"/><text:span text:style-name="T1"> ran up and down</text:span><text:change-start text:change-id="ct93825579054832"/><text:span text:style-name="T1">,</text:span><text:change-end text:change-id="ct93825579054832"/><text:change text:change-id="ct93825579054192"/><text:span text:style-name="T1"> shrieking like a small child.</text:span></text:p>
      <text:p text:style-name="Text_20_body"><text:span text:style-name="T1">After a few minutes of just enjoying the surface air, Percy got back to the situation at hand. “Hemi, you were looking at the charts: who controls this part of the surface these days?” </text:span><text:change text:change-id="ct93825579089216"/><text:change-start text:change-id="ct93825579087616"/><text:span text:style-name="T1">she </text:span><text:change-end text:change-id="ct93825579087616"/><text:span text:style-name="T1">asked.</text:span></text:p>
      <text:p text:style-name="P7"><text:soft-page-break/>“Hmm. Perhaps the Western Federated Provinces? At least, they did the last time I looked at a Territorial Authorities map. But that was more than a year ago.”</text:p>
      <text:p text:style-name="Text_20_body"><text:span text:style-name="T1">“Those assholes are bad fucking news, and have no tolerance for surface transports</text:span><text:change text:change-id="ct93825579086224"/><text:change-start text:change-id="ct93825579115472"/><text:span text:style-name="T1">—</text:span><text:change-end text:change-id="ct93825579115472"/><text:span text:style-name="T1">even ones that have papers,” put in Bastian. “We should not stay here.”</text:span></text:p>
      <text:p text:style-name="Text_20_body"><text:span text:style-name="T1">“We would be on our way right fucking now</text:span><text:change text:change-id="ct93825579128208"/><text:change-start text:change-id="ct93825579126608"/><text:span text:style-name="T1"> . . . </text:span><text:change-end text:change-id="ct93825579126608"/><text:change text:change-id="ct93825579125008"/><text:span text:style-name="T1">if we had any fuel or power,” Percy said</text:span><text:change-start text:change-id="ct93825579120272"/><text:span text:style-name="T1">.</text:span><text:change-end text:change-id="ct93825579120272"/><text:change text:change-id="ct93825579118800"/><text:span text:style-name="T1"> “</text:span><text:change-start text:change-id="ct93825578919520"/><text:span text:style-name="T1">T</text:span><text:change-end text:change-id="ct93825578919520"/><text:change text:change-id="ct93825579166304"/><text:span text:style-name="T1">hat lovely sound you hear of gentle waves smacking against our hull is the sound of a ship not moving. We’re dead in the water, and we’re still a bit fucked</text:span><text:change-start text:change-id="ct93825579182048"/><text:span text:style-name="T1">,</text:span><text:change-end text:change-id="ct93825579182048"/><text:span text:style-name="T1"> folks.”</text:span></text:p>
      <text:p text:style-name="Text_20_body"><text:span text:style-name="T1">“Owen!” she called down to the deck, “come back up here</text:span><text:change-start text:change-id="ct93825579183152"/><text:span text:style-name="T1">.</text:span><text:change-end text:change-id="ct93825579183152"/><text:change text:change-id="ct93825579183392"/><text:span text:style-name="T1"> </text:span><text:change-start text:change-id="ct93825579183632"/><text:span text:style-name="T1">W</text:span><text:change-end text:change-id="ct93825579183632"/><text:change text:change-id="ct93825579183872"/><text:span text:style-name="T1">e have to get back to work.” As he ran over and climbed back up the side of the sail</text:span><text:change-start text:change-id="ct93825579184112"/><text:span text:style-name="T1">,</text:span><text:change-end text:change-id="ct93825579184112"/><text:span text:style-name="T1"> she laid out their next steps. “Hemi, get down to the navigation chart and see if there’s any hope of a</text:span><text:change text:change-id="ct93825579184352"/><text:span text:style-name="T1"> place we could limp to with what little charge we have left on the battery.</text:span><text:change text:change-id="ct93825579185168"/></text:p>
      <text:p text:style-name="P7">“Bastian, get on the radio and see if you can raise anyone on the Independent Operators frequency. Maybe we’ll get extraordinarily lucky and find some help from someone who won’t ask too many questions.”</text:p>
      <text:p text:style-name="P7">“Or try to sink us,” Bastian added.</text:p>
      <text:p text:style-name="Text_20_body"><text:span text:style-name="T1">“Ya. If you do raise anyone, for fuck’s sake don’t talk to them</text:span><text:change text:change-id="ct93825579186464"/><text:change-start text:change-id="ct93825579186704"/><text:span text:style-name="T1">—</text:span><text:change-end text:change-id="ct93825579186704"/><text:span text:style-name="T1">don’t tell them </text:span><text:span text:style-name="T2">anything</text:span><text:span text:style-name="T1">. Just come get me and I’ll try to gauge their reliability myself.”</text:span></text:p>
      <text:p text:style-name="Text_20_body"><text:span text:style-name="T1">“Sure</text:span><text:change-start text:change-id="ct93825579187584"/><text:span text:style-name="T1">,</text:span><text:change-end text:change-id="ct93825579187584"/><text:span text:style-name="T1"> Capt,” said Bastian.</text:span></text:p>
      <text:p text:style-name="Text_20_body"><text:span text:style-name="T1">“Gregory</text:span><text:change text:change-id="ct93825579188464"/><text:change-start text:change-id="ct93825579188704"/><text:span text:style-name="T1"> . . . </text:span><text:change-end text:change-id="ct93825579188704"/><text:change text:change-id="ct93825579188944"/><text:span text:style-name="T1">I’m starving</text:span><text:change-start text:change-id="ct93825579189184"/><text:span text:style-name="T1">.</text:span><text:change-end text:change-id="ct93825579189184"/><text:change text:change-id="ct93825579189424"/><text:span text:style-name="T1"> </text:span><text:change-start text:change-id="ct93825579190384"/><text:span text:style-name="T1">W</text:span><text:change-end text:change-id="ct93825579190384"/><text:change text:change-id="ct93825579190784"/><text:span text:style-name="T1">ant to see if you can get something going in the galley?”</text:span></text:p>
      <text:p text:style-name="P7">“Sounds good.”</text:p>
      <text:p text:style-name="P7">“And put a new pot of coffee on too. The shit in there now has been on that burner so long it looks like bunker fuel.”</text:p>
      <text:p text:style-name="Text_20_body"><text:span text:style-name="T1">They climbed back down into the control room</text:span><text:change text:change-id="ct93825579193024"/><text:span text:style-name="T1"> but left the hatch open</text:span><text:change-start text:change-id="ct93825579193264"/><text:span text:style-name="T1">,</text:span><text:change-end text:change-id="ct93825579193264"/><text:span text:style-name="T1"> and for the next few hours a blessed breeze blew through, and occasional tendrils of sea air reached as far into the submarine as the crew quarters.</text:span></text:p>
      <text:p text:style-name="P7"> </text:p>
      <text:p text:style-name="P7">Inside, Captain Percy joined Hemi at the navigation table.</text:p>
      <text:p text:style-name="Text_20_body"><text:span text:style-name="T1">“The most pressing problem,” said Hemi</text:span><text:change-start text:change-id="ct93825579195424"/><text:span text:style-name="T1">,</text:span><text:change-end text:change-id="ct93825579195424"/><text:span text:style-name="T1"> not even waiting for her to ask, “is </text:span><text:change-start text:change-id="ct93825579195664"/><text:span text:style-name="T1">that </text:span><text:change-end text:change-id="ct93825579195664"/><text:span text:style-name="T1">the batteries are nearly entirely depleted. Even running extremely judiciously, we have a range of a few nautical miles at best.” He used a compass to draw a dotted line around their position</text:span><text:change-start text:change-id="ct93825579197312"/><text:span text:style-name="T1">,</text:span><text:change-end text:change-id="ct93825579197312"/><text:span text:style-name="T1"> showing what was within range. It was a completely barren section of the chart in the middle of the ocean. It was nowhere.</text:span></text:p>
      <text:p text:style-name="Text_20_body"><text:span text:style-name="T1">“Not even close</text:span><text:change-start text:change-id="ct93825579198432"/><text:span text:style-name="T1">,</text:span><text:change-end text:change-id="ct93825579198432"/><text:span text:style-name="T1"> huh? Well, that just leaves us with the less</text:span><text:change-start text:change-id="ct93825579198672"/><text:span text:style-name="T1">-</text:span><text:change-end text:change-id="ct93825579198672"/><text:change text:change-id="ct93825579198912"/><text:span text:style-name="T1">than</text:span><text:change-start text:change-id="ct93825579199728"/><text:span text:style-name="T1">-</text:span><text:change-end text:change-id="ct93825579199728"/><text:change text:change-id="ct93825579200048"/><text:span text:style-name="T1">ideal option of accepting help from someone.”</text:span></text:p>
      <text:p text:style-name="Text_20_body"><text:soft-page-break/><text:span text:style-name="T1">“Most </text:span><text:change-start text:change-id="ct93825579201088"/><text:span text:style-name="T1">folks </text:span><text:change-end text:change-id="ct93825579201088"/><text:span text:style-name="T1">who pass in these neglected waters are not much inclined to help those they do not know.”</text:span></text:p>
      <text:p text:style-name="P7">“We’ll just have to hope we don’t meet most folks then.”</text:p>
      <text:p text:style-name="Text_20_body"><text:span text:style-name="T1">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text:span><text:change text:change-id="ct93825579201328"/><text:change-start text:change-id="ct93825579196320"/><text:span text:style-name="T1">—</text:span><text:change-end text:change-id="ct93825579196320"/><text:span text:style-name="T1">both legitimate cargo haulers and smugglers. Those frequencies were also often monitored by Authority vessels that might be engaged in policing shipping and transport traffic through their territorial control areas.</text:span></text:p>
      <text:p text:style-name="Text_20_body"><text:span text:style-name="T1">“Anything</text:span><text:change-start text:change-id="ct93825574270928"/><text:span text:style-name="T1">,</text:span><text:change-end text:change-id="ct93825574270928"/><text:span text:style-name="T1"> Bastian?”</text:span></text:p>
      <text:p text:style-name="P7">“Fucking nothing. Nothing good or bad. This is one voided piece of open ocean you surfaced us in.”</text:p>
      <text:p text:style-name="P7">“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text:span><text:change-start text:change-id="ct93825577880736"/><text:span text:style-name="T1">,</text:span><text:change-end text:change-id="ct93825577880736"/><text:span text:style-name="T1">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text:span><text:change text:change-id="ct93825579209088"/><text:change-start text:change-id="ct93825579209328"/><text:span text:style-name="T1">—</text:span><text:change-end text:change-id="ct93825579209328"/><text:span text:style-name="T1">basically all of them. If there were any ships out there, the signal would bounce back to the </text:span><text:span text:style-name="T2">Prospect</text:span><text:span text:style-name="T1"> and they would know </text:span><text:change text:change-id="ct93825579209568"/><text:change-start text:change-id="ct93825579211024"/><text:span text:style-name="T1">its </text:span><text:change-end text:change-id="ct93825579211024"/><text:span text:style-name="T1">location. But any other ship in range </text:span><text:change-start text:change-id="ct93825579209808"/><text:span text:style-name="T1">w</text:span><text:change-end text:change-id="ct93825579209808"/><text:change text:change-id="ct93825579210048"/><text:span text:style-name="T1">ould </text:span><text:change-start text:change-id="ct93825579210448"/><text:span text:style-name="T1">also </text:span><text:change-end text:change-id="ct93825579210448"/><text:span text:style-name="T1">detect the radar signal </text:span><text:change-start text:change-id="ct93825579214400"/><text:span text:style-name="T1">in turn </text:span><text:change-end text:change-id="ct93825579214400"/><text:span text:style-name="T1">and </text:span><text:change text:change-id="ct93825579212336"/><text:span text:style-name="T1">know the </text:span><text:change-start text:change-id="ct93825579220544"/><text:span text:style-name="T2">Prospect</text:span><text:span text:style-name="T1">’s</text:span><text:span text:style-name="T2"> </text:span><text:change-end text:change-id="ct93825579220544"/><text:span text:style-name="T1">precise location</text:span><text:change text:change-id="ct93825579219344"/><text:span text:style-name="T1">. Generally</text:span><text:change-start text:change-id="ct93825579222704"/><text:span text:style-name="T1">,</text:span><text:change-end text:change-id="ct93825579222704"/><text:span text:style-name="T1"> when Percy used radar, her habit was to dive soon afterwards.</text:span></text:p>
      <text:p text:style-name="Text_20_body"><text:span text:style-name="T1">In this case, she thought turning on the radar was worth the risk. But the radar sweep rolled twice around the display</text:span><text:change-start text:change-id="ct93825574721264"/><text:span text:style-name="T1">,</text:span><text:change-end text:change-id="ct93825574721264"/><text:span text:style-name="T1"> showing a completely empty scope. There was nothing for miles in every direction. She left it scanning</text:span><text:change-start text:change-id="ct93825579219584"/><text:span text:style-name="T1">,</text:span><text:change-end text:change-id="ct93825579219584"/><text:change text:change-id="ct93825574721968"/><text:span text:style-name="T1"> eased herself into the sonar station chair</text:span><text:change-start text:change-id="ct93825574737552"/><text:span text:style-name="T1">,</text:span><text:change-end text:change-id="ct93825574737552"/><text:span text:style-name="T1"> and tried to get comfortable.</text:span></text:p>
      <text:p text:style-name="Text_20_body"><text:span text:style-name="T1">For the next few hours</text:span><text:change-start text:change-id="ct93825579236576"/><text:span text:style-name="T1">,</text:span><text:change-end text:change-id="ct93825579236576"/><text:span text:style-name="T1"> she chain-smoked and listened to the emptiness of the ocean around them on the passive sonar. It was a mind-numbing task</text:span><text:change-start text:change-id="ct93825579236816"/><text:span text:style-name="T1">,</text:span><text:change-end text:change-id="ct93825579236816"/><text:span text:style-name="T1"> trying to pick out a </text:span><text:soft-page-break/><text:span text:style-name="T1">signal from the muted hiss and rush that came to her from the choppy surface. She swept the sonar mics in a circle</text:span><text:change-start text:change-id="ct93825579237392"/><text:span text:style-name="T1">,</text:span><text:change-end text:change-id="ct93825579237392"/><text:span text:style-name="T1">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7">Except then, way off their rear port side, a soft throbbing came into her headset. She closed her eyes. It was faint and threaded, like the last heartbeats of a leviathan. She opened her eyes and glanced at the radar sweep, but it remained completely clean.</text:p>
      <text:p text:style-name="Text_20_body"><text:span text:style-name="T1">She called Hemi over. “Listen to this</text:span><text:change text:change-id="ct93825574701488"/><text:span text:style-name="T1"> and tell me what you think it is.”</text:span></text:p>
      <text:p text:style-name="Text_20_body"><text:span text:style-name="T1">Hemi had exceptional ears for sonar. He stood next to her and put the headphones on</text:span><text:change-start text:change-id="ct93825579239568"/><text:span text:style-name="T1">,</text:span><text:change-end text:change-id="ct93825579239568"/><text:span text:style-name="T1"> and his eyes lost focus as he listened. The tips of his thick brown fingers rested on the top of the directional control wheel and eased it back and forth across the contact’s heading.</text:span></text:p>
      <text:p text:style-name="Text_20_body"><text:span text:style-name="T1">“Very small surface craft, and moving</text:span><text:change text:change-id="ct93825579240448"/><text:change-start text:change-id="ct93825579240688"/><text:span text:style-name="T1"> . . . </text:span><text:change-end text:change-id="ct93825579240688"/><text:span text:style-name="T1"><text:s/>unusual though</text:span><text:change text:change-id="ct93825579240928"/><text:change-start text:change-id="ct93825579241168"/><text:span text:style-name="T1">—</text:span><text:change-end text:change-id="ct93825579241168"/><text:span text:style-name="T1">and not just because it is tiny and in the deep ocean. It seems like it has almost no hull sound. I do not hear any wake running along it.”</text:span></text:p>
      <text:p text:style-name="P7">“Can you calculate a range?”</text:p>
      <text:p text:style-name="P7">“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Text_20_body"><text:span text:style-name="T1">“Even if it were a fucking canoe</text:span><text:change text:change-id="ct93825579243968"/><text:change-start text:change-id="ct93825579244208"/><text:span text:style-name="T1"> . . . </text:span><text:change-end text:change-id="ct93825579244208"/><text:span text:style-name="T1"><text:s/>at two miles away I should be able to see it.” There was nothing but unblemished gray fields in her scope. She double-checked the bearing with Hemi, shouting down to the sonar station below.</text:span></text:p>
      <text:p text:style-name="P7">She was pointed in the right direction, there was simply nothing there.</text:p>
      <text:p text:style-name="Text_20_body"><text:change-start text:change-id="ct93825579245728"/><text:span text:style-name="T1">But s</text:span><text:change-end text:change-id="ct93825579245728"/><text:change text:change-id="ct93825579245968"/><text:span text:style-name="T1">he had a hunch</text:span><text:change text:change-id="ct93825579246208"/><text:span text:style-name="T1">. She felt confident about the sonar target. She was sure something </text:span><text:span text:style-name="T2">was</text:span><text:span text:style-name="T1"> there</text:span><text:change-start text:change-id="ct93825579246672"/><text:span text:style-name="T1">,</text:span><text:change-end text:change-id="ct93825579246672"/><text:span text:style-name="T1"> despite the fact that underwater sound can sometimes play tricks. The lack of any visual on the surface narrowed down the possibilities of what it could be.</text:span></text:p>
      <text:p text:style-name="P7"><text:soft-page-break/>“Hemi,” she called down again to the compartment below, “I want to motor over closer to it. Keep tracking it on sonar.”</text:p>
      <text:p text:style-name="Text_20_body"><text:span text:style-name="T1">Captain Percy put Bastian back in the rudder-throttle control seat. She gave him a heading toward</text:span><text:change text:change-id="ct93825579248192"/><text:span text:style-name="T1">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text:span><text:change text:change-id="ct93825579248432"/><text:span text:style-name="T1">little gap of air between them and the zero mark. They would only get one shot at this.</text:span></text:p>
      <text:p text:style-name="P7"> </text:p>
      <text:p text:style-name="Text_20_body"><text:span text:style-name="T1">They crept</text:span><text:change text:change-id="ct93825579248672"/><text:change-start text:change-id="ct93825579250192"/><text:span text:style-name="T1">—</text:span><text:change-end text:change-id="ct93825579250192"/><text:span text:style-name="T1">two nautical miles an hour. After a quarter-hour or so, Hemi called up from sonar</text:span><text:change-start text:change-id="ct93825579250432"/><text:span text:style-name="T1">.</text:span><text:change-end text:change-id="ct93825579250432"/><text:change text:change-id="ct93825579250672"/><text:span text:style-name="T1"> “We got lucky</text:span><text:change-start text:change-id="ct93825579250912"/><text:span text:style-name="T1">,</text:span><text:change-end text:change-id="ct93825579250912"/><text:span text:style-name="T1"> Sylvia. I am tracking something like an intercept course</text:span><text:change text:change-id="ct93825579251152"/><text:change-start text:change-id="ct93825579252096"/><text:span text:style-name="T1">—</text:span><text:change-end text:change-id="ct93825579252096"/><text:span text:style-name="T1">the object is headed towards us at any rate. At our current speed there is no way we would ever have overtaken it if they were heading away from us. It is moving fairly quickly. But</text:span><text:change text:change-id="ct93825579252336"/><text:change-start text:change-id="ct93825579252576"/><text:span text:style-name="T1"> . . .</text:span><text:change-end text:change-id="ct93825579252576"/><text:span text:style-name="T1">” There was a gap, and Percy could hear him scratching a pencil on paper. “But</text:span><text:change text:change-id="ct93825579253712"/><text:span text:style-name="T1"> we need to go slightly faster</text:span><text:change-start text:change-id="ct93825579254896"/><text:span text:style-name="T1">.</text:span><text:change-end text:change-id="ct93825579254896"/><text:change text:change-id="ct93825579255136"/><text:span text:style-name="T1"> </text:span><text:change-start text:change-id="ct93825579256912"/><text:span text:style-name="T1">C</text:span><text:change-end text:change-id="ct93825579256912"/><text:change text:change-id="ct93825579257232"/><text:span text:style-name="T1">an you do four knots?”</text:span></text:p>
      <text:p text:style-name="Text_20_body"><text:span text:style-name="T1">Percy sighed. It did not sound like much, but it was twice as much power consumption. “You heard the man</text:span><text:change-start text:change-id="ct93825579258352"/><text:span text:style-name="T1">,</text:span><text:change-end text:change-id="ct93825579258352"/><text:span text:style-name="T1"> Bastian, give her a little fuckin’ gas.”</text:span></text:p>
      <text:p text:style-name="P7">There was a burning cigarette between Bastian’s bony fingers as they wrapped around the throttle stick and eased it slightly forward.</text:p>
      <text:p text:style-name="Text_20_body"><text:span text:style-name="T1">A few minutes later</text:span><text:change-start text:change-id="ct93825579258592"/><text:span text:style-name="T1">,</text:span><text:change-end text:change-id="ct93825579258592"/><text:span text:style-name="T1"> Hemi called up, “Good. We will be within a quarter mile of the object in a matter of minutes.”</text:span></text:p>
      <text:p text:style-name="P7">“They must be able to fucking see us. They haven’t changed direction or speed?”</text:p>
      <text:p text:style-name="P7">“No. Maybe nobody is looking, or they just do not care.”</text:p>
      <text:p text:style-name="P7">Captain Percy stayed on the periscope, slowly tracking across the bearing. Still nothing.</text:p>
      <text:p text:style-name="Text_20_body"><text:span text:style-name="T1">“Sylvia!” called up Hemi</text:span><text:change-start text:change-id="ct93825579261968"/><text:span text:style-name="T1">.</text:span><text:change-end text:change-id="ct93825579261968"/><text:change text:change-id="ct93825579262848"/><text:span text:style-name="T1"> “</text:span><text:change-start text:change-id="ct93825579263088"/><text:span text:style-name="T1">T</text:span><text:change-end text:change-id="ct93825579263088"/><text:change text:change-id="ct93825579263328"/><text:span text:style-name="T1">hey are gone. No detectable signal on the sonar.”</text:span></text:p>
      <text:p text:style-name="Text_20_body"><text:span text:style-name="T1">“Stop the boat Bastian.” The electric motors were very quiet when running this slow, but she wanted Hemi to have total silence for listening. “What was the last range</text:span><text:change-start text:change-id="ct93825579264560"/><text:span text:style-name="T1">,</text:span><text:change-end text:change-id="ct93825579264560"/><text:span text:style-name="T1"> Hemi?”</text:span></text:p>
      <text:p text:style-name="Text_20_body"><text:span text:style-name="T1">“About </text:span><text:change text:change-id="ct93825579265088"/><text:change-start text:change-id="ct93825579265328"/><text:span text:style-name="T1">five hundred </text:span><text:change-end text:change-id="ct93825579265328"/><text:span text:style-name="T1">meters. They are close. I have to assume they are just sitting idle out there. We could ping them?”</text:span></text:p>
      <text:p text:style-name="Text_20_body"><text:span text:style-name="T1">“Ah, that would scare the fucking shit out of them. They might think we were armed and about to fire. We’re trying to make friends here. </text:span><text:change text:change-id="ct93825574589728"/><text:change-start text:change-id="ct93825574604288"/><text:span text:style-name="T1"><text:s/>. . . </text:span><text:change-end text:change-id="ct93825574604288"/><text:span text:style-name="T1">I’m going to try ship-to-ship radio. We’re just close enough they might hear us, and the radio could be a little less threatening.”</text:span></text:p>
      <text:p text:style-name="Text_20_body"><text:span text:style-name="T1">Percy reached over her head and flipped on the ship-to-ship radio. A device that was not actually a radio, it just acted like one. It used the sonar rig to push sound through </text:span><text:soft-page-break/><text:span text:style-name="T1">the water to talk to other ships nearby. </text:span><text:change text:change-id="ct93825579217968"/><text:change-start text:change-id="ct93825579221632"/><text:span text:style-name="T1">Five hundred </text:span><text:change-end text:change-id="ct93825579221632"/><text:span text:style-name="T1">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text:span><text:change-start text:change-id="ct93825579255376"/><text:span text:style-name="T1">had </text:span><text:change-end text:change-id="ct93825579255376"/><text:span text:style-name="T1">partially </text:span><text:change text:change-id="ct93825577878016"/><text:span text:style-name="T1">evolved from nautical cultural habit.</text:span></text:p>
      <text:p text:style-name="P7">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7">Then she repeated the transmission of the tones. Another minute passed.</text:p>
      <text:p text:style-name="P7">Then a crackly male voice came over the radio, “I see you over there, you hulking ugly gray fuckin’ submarine. And I guess you know I’m here. Why are ya sittin’ on the surface, and what do ya want with me?”</text:p>
      <text:p text:style-name="Text_20_body"><text:span text:style-name="T1">Percy hesitated, and then transmitted back, “</text:span><text:change-start text:change-id="ct93825577811200"/><text:span text:style-name="T1">W</text:span><text:change-end text:change-id="ct93825577811200"/><text:change text:change-id="ct93825579269808"/><text:span text:style-name="T1">ell, first let me state flat out that we’re nothing but a cargo sub</text:span><text:change text:change-id="ct93825579270048"/><text:change-start text:change-id="ct93825579270544"/><text:span text:style-name="T1">—</text:span><text:change-end text:change-id="ct93825579270544"/><text:span text:style-name="T1">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span></text:p>
      <text:p text:style-name="Text_20_body"><text:span text:style-name="T1">Another moment passed. “Yeah. Well. These waters are empty because the Authorities running this territory right now are a bunch of tight-sphinctered class-A</text:span><text:change-start text:change-id="ct93825579271424"/><text:span text:style-name="T1">-</text:span><text:change-end text:change-id="ct93825579271424"/><text:change text:change-id="ct93825579271664"/><text:span text:style-name="T1">holes who seem more interested in shooting down transports than letting any commerce commence. It’s a fucking bad place to be not moving and on the surface.”</text:span></text:p>
      <text:p text:style-name="P7">“Not moving is hardly typical for us. What are you sitting on there? We don’t see any ship in the scope. Any assistance you can offer would be much appreciated.”</text:p>
      <text:p text:style-name="P7">“Ehh, I’m not one who is much for offering assistance, so for the next few minutes here I think I’m not going to show ya what I’m riding. But if yer telling the truth, I don’t envy your dire-ass situation.”</text:p>
      <text:p text:style-name="P7">“I absolutely understand your unwillingness to not tip your hand. Anything I can do to reassure you we aren’t anything other than what we say we are?”</text:p>
      <text:p text:style-name="P7">“The territorial Authority motherfuckers around here generally just shoot first, check papers later. They’re not much for mind games. So the fact that you haven’t already shot at me says a lot.”</text:p>
      <text:p text:style-name="P7">There was a long pause of radio silence. Percy held the mic off-angle in her hand while listening. She began to worry that she had lost their only chance for help.</text:p>
      <text:p text:style-name="P7"><text:soft-page-break/>The ship-to-ship crackled back to life. “Alright. I think I can risk pulling alongside ya, and poppin’ the hatch. Don’t send nobody onto my boat without my say-so, or I’ll dive straight out from under ya. Fucking’ got it?”</text:p>
      <text:p text:style-name="Text_20_body"><text:span text:style-name="T1">“We’ll look for you</text:span><text:change text:change-id="ct93825579277088"/><text:change-start text:change-id="ct93825579277328"/><text:span text:style-name="T1">—</text:span><text:change-end text:change-id="ct93825579277328"/><text:span text:style-name="T1">for something</text:span><text:change text:change-id="ct93825579277568"/><text:change-start text:change-id="ct93825579277808"/><text:span text:style-name="T1">—</text:span><text:change-end text:change-id="ct93825579277808"/><text:span text:style-name="T1">off the port side. Out.”</text:span></text:p>
      <text:p text:style-name="P7"> </text:p>
      <text:p text:style-name="P7">“Hemi,” Percy called down to sonar, “we’ve got ourselves something, though I’m hardly sure what. You and Bastian come up on deck with me.”</text:p>
      <text:p text:style-name="P7">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text:span><text:change-start text:change-id="ct93825577735200"/><text:span text:style-name="T1">,</text:span><text:change-end text:change-id="ct93825577735200"/><text:span text:style-name="T1">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text:span><text:change-start text:change-id="ct93825577650720"/><text:span text:style-name="T1">mini-sub’s </text:span><text:change-end text:change-id="ct93825577650720"/><text:span text:style-name="T1">sail</text:span><text:change text:change-id="ct93825579255840"/><text:span text:style-name="T1">, and the head of a man with yellow spiked hair emerged. His arms were still inside the sail</text:span><text:change-start text:change-id="ct93825579282768"/><text:span text:style-name="T1">,</text:span><text:change-end text:change-id="ct93825579282768"/><text:span text:style-name="T1"> working controls</text:span><text:change-start text:change-id="ct93825579283712"/><text:span text:style-name="T1">,</text:span><text:change-end text:change-id="ct93825579283712"/><text:span text:style-name="T1"> and he was standing propped on something inside so he could get his head and shoulders </text:span><text:change text:change-id="ct93825579283952"/><text:span text:style-name="T1">high enough above the fairing to see as he guided </text:span><text:change text:change-id="ct93825579284464"/><text:change-start text:change-id="ct93825579285600"/><text:span text:style-name="T1">his craft </text:span><text:change-end text:change-id="ct93825579285600"/><text:span text:style-name="T1">alongside the </text:span><text:span text:style-name="T2">Prospect</text:span><text:span text:style-name="T1">.</text:span></text:p>
      <text:p text:style-name="Text_20_body"><text:span text:style-name="T1">Bastian opened the hatch to a wet-storage locker on the deck and pulled out some large white rubber fenders that were flat and deflated </text:span><text:change text:change-id="ct93825579288960"/><text:change-start text:change-id="ct93825579289200"/><text:span text:style-name="T1">from</text:span><text:change-end text:change-id="ct93825579289200"/><text:span text:style-name="T1">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span></text:p>
      <text:p text:style-name="Text_20_body"><text:span text:style-name="T1">“Toss a line!” the ma</text:span><text:change text:change-id="ct93825575144608"/><text:span text:style-name="T1">n in the mini-sub yelled as he let the engine run on idle and stepped over the fairing. He was wearing tall rubber boots as he ran up the washed deck of the small sub. The boots were pulled over leather pants that were originally </text:span><text:soft-page-break/><text:span text:style-name="T1">probably black, but </text:span><text:change text:change-id="ct93825579287184"/><text:span text:style-name="T1">were </text:span><text:change-start text:change-id="ct93825579218832"/><text:span text:style-name="T1">now </text:span><text:change-end text:change-id="ct93825579218832"/><text:span text:style-name="T1">cracked and gray at the seams and </text:span><office:annotation office:name="__Annotation__2707_2956951863" loext:resolved="false"><dc:creator>Julia Ringo</dc:creator><dc:date>2023-10-10T13:57:00</dc:date><meta:creator-initials>JR</meta:creator-initials><text:p><text:span text:style-name="T5">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text:span><text:change text:change-id="ct93825579291440"/><text:span text:style-name="T1">adjustable wrenches</text:span><text:change-start text:change-id="ct93825579292960"/><text:span text:style-name="T1"> in various sizes</text:span><text:change-end text:change-id="ct93825579292960"/><text:span text:style-name="T1">, the finish on them beaten away, matte and rusting in places, from years of banging against each other like chimes. He wore a faded black denim vest from which the sleeves had been inexpertly removed</text:span><text:change-start text:change-id="ct93825578127232"/><text:span text:style-name="T1">,</text:span><text:change-end text:change-id="ct93825578127232"/><text:span text:style-name="T1">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text:span><text:change text:change-id="ct93825579052832"/><text:span text:style-name="T1">holds on the side of the </text:span><text:span text:style-name="T2">Prospect</text:span><text:span text:style-name="T1"> and climbed up the curving side to the deck.</text:span></text:p>
      <text:p text:style-name="P7">He looked around with a nervous twitch, and then motioned to Bastian for a cigarette, who cupped his hand and lit one off his own before handing it to him.</text:p>
      <text:p text:style-name="Text_20_body"><text:span text:style-name="T1">The man took the cigarette between his fingers and brought it to his lips to suck long and hard</text:span><text:change text:change-id="ct93825579297408"/><text:span text:style-name="T1">. “Ah fuck</text:span><text:change-start text:change-id="ct93825579297648"/><text:span text:style-name="T1">,</text:span><text:change-end text:change-id="ct93825579297648"/><text:span text:style-name="T1"> thanks. I ran out a couple of days ago. I go by Shakes.” He held up his hand level in front of them and they could see it tremble slightly in the air. “Ya can see why.” Shakes looked at Hemi</text:span><text:change-start text:change-id="ct93825579297888"/><text:span text:style-name="T1">,</text:span><text:change-end text:change-id="ct93825579297888"/><text:span text:style-name="T1"> standing just ahead of Percy with his black beard wafting in the breeze. “You the captain?”</text:span></text:p>
      <text:p text:style-name="Text_20_body"><text:span text:style-name="T1">Hemi nodded toward Percy. She stuck </text:span><text:change-start text:change-id="ct93825579299168"/><text:span text:style-name="T1">out </text:span><text:change-end text:change-id="ct93825579299168"/><text:span text:style-name="T1">a grimy hand</text:span><text:change text:change-id="ct93825579091552"/><text:span text:style-name="T1">. “Captain Percy. Hemi here is my submersible giant and Deck Boss. The skinny one is Bastian.”</text:span></text:p>
      <text:p text:style-name="P7">“That the whole complement?”</text:p>
      <text:p text:style-name="Text_20_body"><text:span text:style-name="T1">“Few more below.” Percy was still staring at the mini-sub</text:span><text:change-start text:change-id="ct93825579092192"/><text:span text:style-name="T1">.</text:span><text:change-end text:change-id="ct93825579092192"/><text:change text:change-id="ct93825579094176"/><text:span text:style-name="T1"> “</text:span><text:change text:change-id="ct93825579085584"/><text:change-start text:change-id="ct93825579047472"/><text:span text:style-name="T1">T</text:span><text:change-end text:change-id="ct93825579047472"/><text:span text:style-name="T1">hat’s a hell of a fucked-up craft ya got there.”</text:span></text:p>
      <text:p text:style-name="Text_20_body"><text:span text:style-name="T1">“Like it? I built it my fuckin’ self. Welded it together on the top of a mountain coffee farm from rotting scraps of metal. They had a bunch of land higher up where the coffee don’t grow, and it seemed like a good place to build a boat. It was. </text:span><text:change-start text:change-id="ct93825579052192"/><text:span text:style-name="T1">’</text:span><text:change-end text:change-id="ct93825579052192"/><text:span text:style-name="T1">Cept it wasn’t a good place to launch a boat from. Getting it down to the water was way more difficult than the buildin’ of it.”</text:span></text:p>
      <text:p text:style-name="P7">“I could imagine,” said Hemi.</text:p>
      <text:p text:style-name="Text_20_body"><text:span text:style-name="T1">“I’ve heard of this kind of thing,” said Percy</text:span><text:change-start text:change-id="ct93825579201920"/><text:span text:style-name="T1">.</text:span><text:change-end text:change-id="ct93825579201920"/><text:change text:change-id="ct93825579202560"/><text:span text:style-name="T1"> “</text:span><text:change-start text:change-id="ct93825574579520"/><text:span text:style-name="T1">T</text:span><text:change-end text:change-id="ct93825574579520"/><text:change text:change-id="ct93825579199152"/><text:span text:style-name="T1">he boat runs fast and just below the surface. Basically invisible to any kind of radar, and too quiet for most sonar. Good for</text:span><text:change text:change-id="ct93825579208800"/><text:change-start text:change-id="ct93825579224672"/><text:span text:style-name="T1"> . . . </text:span><text:change-end text:change-id="ct93825579224672"/><text:change text:change-id="ct93825579211600"/><text:span text:style-name="T1">small shipments?”</text:span></text:p>
      <text:p text:style-name="Text_20_body"><text:span text:style-name="T1">“Aye, ‘</text:span><text:change-start text:change-id="ct93825579214800"/><text:span text:style-name="T1">s</text:span><text:change-end text:change-id="ct93825579214800"/><text:change text:change-id="ct93825579240160"/><text:span text:style-name="T1">pecialty shipments’</text:span><text:change text:change-id="ct93825573997296"/><text:change-start text:change-id="ct93825579241760"/><text:span text:style-name="T1">—</text:span><text:change-end text:change-id="ct93825579241760"/><text:span text:style-name="T1">when stuff has to be got somewhere fast with no fucking questions asked. Just not too much stuff. I also built in a few special modifications</text:span><text:change text:change-id="ct93825579242400"/><text:change-start text:change-id="ct93825579243040"/><text:span text:style-name="T1">—</text:span><text:change-end text:change-id="ct93825579243040"/><text:span text:style-name="T1">this boat is the fastest and most versatile in its class!”</text:span></text:p>
      <text:p text:style-name="P7">Captain Percy looked at the rusting bulbous hulk alongside her boat and doubted there was any class of vessel that would accept it.</text:p>
      <text:p text:style-name="Text_20_body"><text:soft-page-break/><text:span text:style-name="T1">Shakes continued, “</text:span><text:change-start text:change-id="ct93825579144000"/><text:span text:style-name="T1">M</text:span><text:change-end text:change-id="ct93825579144000"/><text:change text:change-id="ct93825579243680"/><text:span text:style-name="T1">ost of these homemade jobs just run at the surface; I added some batteries and some trim tanks, and this here boat</text:span><text:change text:change-id="ct93825579244800"/><text:change-start text:change-id="ct93825579245440"/><text:span text:style-name="T1">—</text:span><text:change-end text:change-id="ct93825579245440"/><text:span text:style-name="T1">the </text:span><text:span text:style-name="T2">Gnat</text:span><text:span text:style-name="T1"> is the name</text:span><text:change text:change-id="ct93825579247264"/><text:change-start text:change-id="ct93825579247904"/><text:span text:style-name="T1">—</text:span><text:change-end text:change-id="ct93825579247904"/><text:span text:style-name="T1">can </text:span><text:span text:style-name="T2">dive</text:span><text:span text:style-name="T1">. Run a bit under water, just enough to get away from any curious onlookers.”</text:span></text:p>
      <text:p text:style-name="P7">“How deep?” asked Hemi.</text:p>
      <text:p text:style-name="P7">“Maybe 30 meters on a good day, if you really pushed it. You don’t have to go very deep to hide something so small.”</text:p>
      <text:p text:style-name="P7">“How fast?” Hemi could not deny his curiosity now.</text:p>
      <text:p text:style-name="Text_20_body"><text:span text:style-name="T1">Shakes grinned. “Faster than this fuckin’ barge</text:span><text:change-start text:change-id="ct93825579262560"/><text:span text:style-name="T1">,</text:span><text:change-end text:change-id="ct93825579262560"/><text:change text:change-id="ct93825579263920"/><text:span text:style-name="T1">” </text:span><text:change-start text:change-id="ct93825579264800"/><text:span text:style-name="T1">h</text:span><text:change-end text:change-id="ct93825579264800"/><text:change text:change-id="ct93825579220944"/><text:span text:style-name="T1">e said</text:span><text:change-start text:change-id="ct93825579267600"/><text:span text:style-name="T1">,</text:span><text:change-end text:change-id="ct93825579267600"/><text:span text:style-name="T1"> kicking the toe of his rubber boot against the hull of the </text:span><text:span text:style-name="T2">Prospect</text:span><text:span text:style-name="T1">.</text:span></text:p>
      <text:p text:style-name="Text_20_body"><text:span text:style-name="T1">Percy frowned. “Welp, that’s an impressive submersible hobby you got there. But has anyone here got an idea how we’re going to get my boat moving? You ain’t carrying a load of diesel fuel</text:span><text:change-start text:change-id="ct93825579268240"/><text:span text:style-name="T1">,</text:span><text:change-end text:change-id="ct93825579268240"/><text:span text:style-name="T1"> are you</text:span><text:change-start text:change-id="ct93825579268880"/><text:span text:style-name="T1">,</text:span><text:change-end text:change-id="ct93825579268880"/><text:span text:style-name="T1"> Mr. Shakes?”</text:span></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text:span><text:change text:change-id="ct93825579271136"/><text:change-start text:change-id="ct93825579269520"/><text:span text:style-name="T1">—</text:span><text:change-end text:change-id="ct93825579269520"/><text:span text:style-name="T1">at least if there’s a little something in it for me. I’m pretty convinced y’all ain’t some Authority ruse, and we smugglers gotta stick together, I fucking say.”</text:span></text:p>
      <text:p text:style-name="P7">“We’re not smugglers,” said Percy, her eye firmly locked on Shakes. “We’re independent logistics operators.”</text:p>
      <text:p text:style-name="P7">“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7">“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7">Shakes did not say anything, but pulled on his cigarette and watched the exhaled smoke quickly blown out over the water by the breeze.</text:p>
      <text:p text:style-name="Text_20_body"><text:span text:style-name="T1">“Look, we aren’t the type to ask for help,” Percy said, “and I hate imposing on other folks’ business, just as I don’t want ’em imposing on mine, but you can see we’re more than a little desperate here. If you can see your way to allowing Hemi</text:span><text:change text:change-id="ct93825579279680"/><text:change-start text:change-id="ct93825579281840"/><text:span text:style-name="T1">—</text:span><text:change-end text:change-id="ct93825579281840"/><text:span text:style-name="T1">and just Hemi</text:span><text:change text:change-id="ct93825579282480"/><text:change-start text:change-id="ct93825579288000"/><text:span text:style-name="T1">—</text:span><text:change-end text:change-id="ct93825579288000"/><text:span text:style-name="T1">aboard to take some specs of your boat</text:span><text:change text:change-id="ct93825579290496"/><text:change-start text:change-id="ct93825579187296"/><text:span text:style-name="T1">—</text:span><text:change-end text:change-id="ct93825579187296"/><text:span text:style-name="T1">see if you’re carrying anything he can use</text:span><text:change text:change-id="ct93825579323360"/><text:change-start text:change-id="ct93825579324352"/><text:span text:style-name="T1">—</text:span><text:change-end text:change-id="ct93825579324352"/><text:span text:style-name="T1">we’ll make it up to you later</text:span><text:change text:change-id="ct93825579326352"/><text:change text:change-id="ct93825579326032"/><text:change-start text:change-id="ct93825579327344"/><text:span text:style-name="T1"> . . . </text:span><text:change-end text:change-id="ct93825579327344"/><text:span text:style-name="T1">At the current moment about all we can offer you is hot food.”</text:span></text:p>
      <text:p text:style-name="Text_20_body"><text:soft-page-break/><text:span text:style-name="T1">Shakes eyes brightened at that. “Hrm. Well</text:span><text:change-start text:change-id="ct93825579328528"/><text:span text:style-name="T1">,</text:span><text:change-end text:change-id="ct93825579328528"/><text:span text:style-name="T1">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span></text:p>
      <text:p text:style-name="P7">“No pushing,” said Hemi.</text:p>
      <text:p text:style-name="P7">“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text:span><text:change-start text:change-id="ct93825579330400"/><text:span text:style-name="T1">,</text:span><text:change-end text:change-id="ct93825579330400"/><text:span text:style-name="T1">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7">“Interesting character,” said Hemi.</text:p>
      <text:p text:style-name="Text_20_body"><text:span text:style-name="T1">“Solo operators</text:span><text:change text:change-id="ct93825579331632"/><text:change-start text:change-id="ct93825579331872"/><text:span text:style-name="T1"> . . . </text:span><text:change-end text:change-id="ct93825579331872"/><text:change text:change-id="ct93825579332112"/><text:span text:style-name="T1">nobody who is comfortable spending days or weeks at sea alone</text:span><text:change text:change-id="ct93825579332352"/><text:change-start text:change-id="ct93825579332592"/><text:span text:style-name="T1">—</text:span><text:change-end text:change-id="ct93825579332592"/><text:span text:style-name="T1">eating fucking cold canned food no less</text:span><text:change text:change-id="ct93825579332832"/><text:change-start text:change-id="ct93825579333344"/><text:span text:style-name="T1">—</text:span><text:change-end text:change-id="ct93825579333344"/><text:span text:style-name="T1">ever totally has their head screwed on right. Anyway, it doesn’t matter how pleasant a person he is. The question is, do you think there’s anything you can do with that boat that’s going to help us?”</text:span></text:p>
      <text:p text:style-name="P7">“I am not entirely hopeful. It is not much of a craft, and is not likely to have much in the way of resources aboard. Frankly, I am surprised he is not lost and dead in the water himself.”</text:p>
      <text:p text:style-name="Text_20_body"><text:span text:style-name="T1">“Find us something</text:span><text:change-start text:change-id="ct93825579334864"/><text:span text:style-name="T1">,</text:span><text:change-end text:change-id="ct93825579334864"/><text:span text:style-name="T1"> Hemi. But don’t do anything to set that tweaked motherfucker off while you’re over there.”</text:span></text:p>
      <text:p text:style-name="P7">“I shall be like a lamb among the lions.”</text:p>
      <text:p text:style-name="Text_20_body"><text:span text:style-name="T1">From the sail of the </text:span><text:span text:style-name="T2">Gnat</text:span><text:change-start text:change-id="ct93825579336624"/><text:span text:style-name="T1">,</text:span><text:change-end text:change-id="ct93825579336624"/><text:span text:style-name="T1"> Shakes’</text:span><text:change-start text:change-id="ct93825579336864"/><text:span text:style-name="T1">s</text:span><text:change-end text:change-id="ct93825579336864"/><text:span text:style-name="T1"> head and arm popped up and gestured. “Come on over</text:span><text:change-start text:change-id="ct93825579337824"/><text:span text:style-name="T1">,</text:span><text:change-end text:change-id="ct93825579337824"/><text:span text:style-name="T1">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text:span><text:change text:change-id="ct93825579338944"/><text:span text:style-name="T1">dark and sagging</text:span><text:change text:change-id="ct93825579339184"/><text:span text:style-name="T1">.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7"> </text:p>
      <text:p text:style-name="P7"><text:soft-page-break/>“So what do you think? Ain’t it the finest fuckin’ boat ya ever had the pleasure of dropping inside of?” Shakes seemed genuinely proud.</text:p>
      <text:p text:style-name="P7">“It’s certainly a masterpiece of the genre,” replied Hemi, even more evenly than usual.</text:p>
      <text:p text:style-name="Text_20_body"><text:span text:style-name="T1">Hemi had spent nearly his entire life among and inside filthy machines, but he had never seen anything where the grime lay down quite as thickly as this. There was literal garbage all over the deck</text:span><text:change-start text:change-id="ct93825577631392"/><text:span text:style-name="T1">;</text:span><text:change-end text:change-id="ct93825577631392"/><text:change text:change-id="ct93825579344400"/><text:span text:style-name="T1"> empty cans, candy wrappers, and various greasy machine parts all rolled back and forth with the swell. A big </text:span><text:change text:change-id="ct93825579344640"/><text:change-start text:change-id="ct93825579344880"/><text:span text:style-name="T1">empty herring </text:span><text:change-end text:change-id="ct93825579344880"/><text:span text:style-name="T1">tin </text:span><text:change text:change-id="ct93825579345792"/><text:change-start text:change-id="ct93825579346032"/><text:span text:style-name="T1">seemed intended to </text:span><text:change-end text:change-id="ct93825579346032"/><text:span text:style-name="T1">serve</text:span><text:change text:change-id="ct93825579346992"/><text:span text:style-name="T1"> as an ashtray</text:span><text:change-start text:change-id="ct93825579347232"/><text:span text:style-name="T1">,</text:span><text:change-end text:change-id="ct93825579347232"/><text:span text:style-name="T1"> but </text:span><text:change text:change-id="ct93825579347472"/><text:span text:style-name="T1">like it had </text:span><text:change text:change-id="ct93825579348432"/><text:span text:style-name="T1">been </text:span><text:change text:change-id="ct93825579349856"/><text:change-start text:change-id="ct93825579351296"/><text:span text:style-name="T1">used mostly</text:span><text:change-end text:change-id="ct93825579351296"/><text:span text:style-name="T1"> as a target </text:span><text:change text:change-id="ct93825579352736"/><text:change-start text:change-id="ct93825579355024"/><text:span text:style-name="T1">for</text:span><text:change-end text:change-id="ct93825579355024"/><text:span text:style-name="T1"> used butts</text:span><text:change text:change-id="ct93825579357664"/><text:change text:change-id="ct93825579357344"/><text:change-start text:change-id="ct93825579360256"/><text:span text:style-name="T1">—</text:span><text:change-end text:change-id="ct93825579360256"/><text:span text:style-name="T1">most of which had missed and lay scattered about.</text:span></text:p>
      <text:p text:style-name="Text_20_body"><text:span text:style-name="T1">There were stacks of pornography</text:span><text:change text:change-id="ct93825579362128"/><text:change-start text:change-id="ct93825579362368"/><text:span text:style-name="T1">—</text:span><text:change-end text:change-id="ct93825579362368"/><text:span text:style-name="T1">Shakes had not bothered to hide any of it. Or at least Hemi hoped that was true, because the stacks on display were of a class so deviant that Hemi could not imagine what Shakes would have </text:span><text:change text:change-id="ct93825579362608"/><text:change-start text:change-id="ct93825579362848"/><text:span text:style-name="T1">found in</text:span><text:change-end text:change-id="ct93825579362848"/><text:span text:style-name="T1"> need</text:span><text:change-start text:change-id="ct93825579363584"/><text:span text:style-name="T1"> of</text:span><text:change-end text:change-id="ct93825579363584"/><text:change text:change-id="ct93825579363824"/><text:span text:style-name="T1"> hiding.</text:span></text:p>
      <text:p text:style-name="Text_20_body"><text:span text:style-name="T1">In one space, recessed between the supports of the pressure hull, were columns of </text:span><text:change text:change-id="ct93825579364704"/><text:span text:style-name="T1">still unopened</text:span><text:change-start text:change-id="ct93825579365184"/><text:span text:style-name="T1"> food cans</text:span><text:change-end text:change-id="ct93825579365184"/><text:span text:style-name="T1">. The labels had been peeled off and the contents written on them in grease pencil. Most appeared to </text:span><text:change text:change-id="ct93825579364944"/><text:change-start text:change-id="ct93825579365872"/><text:span text:style-name="T1">contain</text:span><text:change-end text:change-id="ct93825579365872"/><text:span text:style-name="T1"> some variety of highly</text:span><text:change-start text:change-id="ct93825579366112"/><text:span text:style-name="T1"> </text:span><text:change-end text:change-id="ct93825579366112"/><text:change text:change-id="ct93825579366352"/><text:span text:style-name="T1">salted pasta-and-sauce. In another recess was a bin with what must have been a hundred different types of </text:span><text:change-start text:change-id="ct93825579366592"/><text:span text:style-name="T1">color-sorting </text:span><text:change-end text:change-id="ct93825579366592"/><text:span text:style-name="T1">puzzle games</text:span><text:change text:change-id="ct93825579366832"/><text:span text:style-name="T1">. Every single </text:span><text:change text:change-id="ct93825579367072"/><text:span text:style-name="T1">puzzle was solved.</text:span></text:p>
      <text:p text:style-name="Text_20_body"><text:span text:style-name="T1">The controls to the sub were aligned with and partially inside of the sail. Hemi noted that the controls were airplane-style</text:span><text:change-start text:change-id="ct93825579368224"/><text:span text:style-name="T1">,</text:span><text:change-end text:change-id="ct93825579368224"/><text:change text:change-id="ct93825579368464"/><text:span text:style-name="T1"> with a single yoke that controlled both the angle and direction of the boat</text:span><text:change text:change-id="ct93825579368912"/><text:change-start text:change-id="ct93825579369152"/><text:span text:style-name="T1">—</text:span><text:change-end text:change-id="ct93825579369152"/><text:span text:style-name="T1">a pretty sophisticated system for any submarine, but particularly a hand-built machine.</text:span></text:p>
      <text:p text:style-name="Text_20_body"><text:span text:style-name="T1">The sail was the only place with enough headroom to stand upright. Or</text:span><text:change-start text:change-id="ct93825579369392"/><text:span text:style-name="T1">,</text:span><text:change-end text:change-id="ct93825579369392"/><text:change text:change-id="ct93825579370272"/><text:span text:style-name="T1"> at least</text:span><text:change-start text:change-id="ct93825579370512"/><text:span text:style-name="T1">,</text:span><text:change-end text:change-id="ct93825579370512"/><text:span text:style-name="T1"> Shakes could stand upright there</text:span><text:change-start text:change-id="ct93825579370752"/><text:span text:style-name="T1">;</text:span><text:change-end text:change-id="ct93825579370752"/><text:change text:change-id="ct93825579370992"/><text:span text:style-name="T1">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text:span><text:change text:change-id="ct93825579371232"/><text:change-start text:change-id="ct93825579371472"/><text:span text:style-name="T1">m</text:span><text:change-end text:change-id="ct93825579371472"/><text:change text:change-id="ct93825579371712"/><text:span text:style-name="T1">. There was a thin heavily-stained mattress to one side, which Shakes was raising to lean against the pressure hull so there was enough room to pass the crates.</text:span></text:p>
      <text:p text:style-name="Text_20_body"><text:span text:style-name="T1">“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text:span><text:change-start text:change-id="ct93825574845488"/><text:span text:style-name="T1">,</text:span><text:change-end text:change-id="ct93825574845488"/><text:change text:change-id="ct93825574835904"/><text:span text:style-name="T1"> stuffed them into his cheek</text:span><text:change-start text:change-id="ct93825577756832"/><text:span text:style-name="T1">,</text:span><text:change-end text:change-id="ct93825577756832"/><text:span text:style-name="T1"> and masticated them slowly.</text:span></text:p>
      <text:p text:style-name="Text_20_body"><text:span text:style-name="T1">“Yes, the engines first</text:span><text:change-start text:change-id="ct93825579350224"/><text:span text:style-name="T1">,</text:span><text:change-end text:change-id="ct93825579350224"/><text:span text:style-name="T1"> if you please.” Hemi squeezed past the crates and pulled a small notebook and pencil from an inside pocket of his tweed jacket. The engine was massive </text:span><text:soft-page-break/><text:span text:style-name="T1">and took up the entire rear third of the boat. Now Hemi was genuinely impressed</text:span><text:change-start text:change-id="ct93825579347920"/><text:span text:style-name="T1">.</text:span><text:change-end text:change-id="ct93825579347920"/><text:change text:change-id="ct93825579353952"/><text:span text:style-name="T1"> “</text:span><text:change-start text:change-id="ct93825577671456"/><text:span text:style-name="T1">T</text:span><text:change-end text:change-id="ct93825577671456"/><text:change text:change-id="ct93825574796480"/><text:span text:style-name="T1">hat’s a lot of engine for such a small vessel.”</text:span></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Text_20_body"><text:span text:style-name="T1">The configuration was obvious to Hemi. The greasy steel drive shaft came straight from the back end of the diesel</text:span><text:change-start text:change-id="ct93825579374384"/><text:span text:style-name="T1">,</text:span><text:change-end text:change-id="ct93825579374384"/><text:span text:style-name="T1"> </text:span><text:change text:change-id="ct93825579374624"/><text:change-start text:change-id="ct93825579374864"/><text:span text:style-name="T1">ran </text:span><text:change-end text:change-id="ct93825579374864"/><text:span text:style-name="T1">along the center</text:span><text:change text:change-id="ct93825579375104"/><text:span text:style-name="T1">line of the boat</text:span><text:change-start text:change-id="ct93825579375344"/><text:span text:style-name="T1">,</text:span><text:change-end text:change-id="ct93825579375344"/><text:span text:style-name="T1"> and passed out through the stern, like </text:span><text:change-start text:change-id="ct93825579375584"/><text:span text:style-name="T1">a needle piercing </text:span><text:change-end text:change-id="ct93825579375584"/><text:span text:style-name="T1">an egg </text:span><text:change-start text:change-id="ct93825579375824"/><text:span text:style-name="T1">resting </text:span><text:change-end text:change-id="ct93825579375824"/><text:span text:style-name="T1">on its side</text:span><text:change text:change-id="ct93825579376064"/><text:span text:style-name="T1">.</text:span></text:p>
      <text:p text:style-name="Text_20_body"><text:span text:style-name="T1">“But you said it has batteries</text:span><text:change-start text:change-id="ct93825579376656"/><text:span text:style-name="T1">,</text:span><text:change-end text:change-id="ct93825579376656"/><text:span text:style-name="T1"> too</text:span><text:change-start text:change-id="ct93825579376896"/><text:span text:style-name="T1">.</text:span><text:change-end text:change-id="ct93825579376896"/><text:change text:change-id="ct93825579377136"/><text:span text:style-name="T1"> </text:span><text:change-start text:change-id="ct93825579377376"/><text:span text:style-name="T1">T</text:span><text:change-end text:change-id="ct93825579377376"/><text:change text:change-id="ct93825579377616"/><text:span text:style-name="T1">he boat can swim underwater?”</text:span></text:p>
      <text:p text:style-name="Text_20_body"><text:span text:style-name="T1">“Sure</text:span><text:change-start text:change-id="ct93825579378496"/><text:span text:style-name="T1">.</text:span><text:change-end text:change-id="ct93825579378496"/><text:change text:change-id="ct93825579378736"/><text:span text:style-name="T1"> </text:span><text:change-start text:change-id="ct93825579378976"/><text:span text:style-name="T1">T</text:span><text:change-end text:change-id="ct93825579378976"/><text:change text:change-id="ct93825579379216"/><text:span text:style-name="T1">he direct-shaft drive means I’ve gotta have a transmission</text:span><text:change-start text:change-id="ct93825579379456"/><text:span text:style-name="T1">,</text:span><text:change-end text:change-id="ct93825579379456"/><text:span text:style-name="T1"> of course. I worked with a mechanical genius who lived on the coffee farm to build this fancy-ass transmission that lets me switch over to that electric motor to drive. It’s a fuckin’ hassle</text:span><text:change-start text:change-id="ct93825579379696"/><text:span text:style-name="T1">,</text:span><text:change-end text:change-id="ct93825579379696"/><text:span text:style-name="T1"> though, I try to avoid it, ‘cept in emergencies. I have to leave the controls and come back here to the engines, switch out the diesel</text:span><text:change-start text:change-id="ct93825579380752"/><text:span text:style-name="T1">,</text:span><text:change-end text:change-id="ct93825579380752"/><text:span text:style-name="T1"> and manually engage the electric motor with these levers. And the electric motor is small</text:span><text:change text:change-id="ct93825579380992"/><text:change-start text:change-id="ct93825579381952"/><text:span text:style-name="T1">—</text:span><text:change-end text:change-id="ct93825579381952"/><text:span text:style-name="T1">it’s slow</text:span><text:change-start text:change-id="ct93825578359808"/><text:span text:style-name="T1">,</text:span><text:change-end text:change-id="ct93825578359808"/><text:change text:change-id="ct93825574628400"/><text:span text:style-name="T1"> though fuckin’ silent as a sunken graveyard.”</text:span></text:p>
      <text:p text:style-name="P7">“It is the finest piece of mountain-top engineering I’ve ever seen on the sea,” Hemi said honestly. “Is that an escape trunk back there?”</text:p>
      <text:p text:style-name="P7">“Yessir. Never know what you might need to be flushin’ out of the fuckin’ boat, including meself.”</text:p>
      <text:p text:style-name="P7">“And where are the batteries?”</text:p>
      <text:p text:style-name="Text_20_body"><text:span text:style-name="T1">“Eh, batteries, fuel, ballast tanks are all below these deck panels. You have to pull them up to get at them. Since I rarely use the electric motor, the batteries almost always have a full charge on them</text:span><text:change text:change-id="ct93825574616592"/><text:change-start text:change-id="ct93825574607056"/><text:span text:style-name="T1">—</text:span><text:change-end text:change-id="ct93825574607056"/><text:span text:style-name="T1">as they do right now</text:span><text:change text:change-id="ct93825578011120"/><text:change-start text:change-id="ct93825579388240"/><text:span text:style-name="T1">—</text:span><text:change-end text:change-id="ct93825579388240"/><text:span text:style-name="T1">if that helps somehow. Obviously not enough juice to power your giant fuckin’ washtub over there.”</text:span></text:p>
      <text:p text:style-name="P7">“No, not nearly. How much fuel do you have?”</text:p>
      <text:p text:style-name="Text_20_body"><text:span text:style-name="T1">“Wellsir, this is how we check that</text:span><text:change text:change-id="ct93825579389760"/><text:change-start text:change-id="ct93825579390000"/><text:span text:style-name="T1"> . . .</text:span><text:change-end text:change-id="ct93825579390000"/><text:span text:style-name="T1">” Shakes slipped his finger through a metal ring atop a pipe that ran up</text:span><text:change text:change-id="ct93825579390240"/><text:span text:style-name="T1">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text:span><text:change text:change-id="ct93825579390480"/><text:change-start text:change-id="ct93825579390720"/><text:span text:style-name="T1">its length</text:span><text:change-end text:change-id="ct93825579390720"/><text:span text:style-name="T1">.</text:span></text:p>
      <text:p text:style-name="Text_20_body"><text:span text:style-name="T1">Hemi winced as he caught an acrid whiff of petrochemicals</text:span><text:change text:change-id="ct93825579391600"/><text:span text:style-name="T1">. “You buy decent quality fuel oil</text:span><text:change-start text:change-id="ct93825579392048"/><text:span text:style-name="T1">,</text:span><text:change-end text:change-id="ct93825579392048"/><text:span text:style-name="T1"> Captain Shakes?”</text:span></text:p>
      <text:p text:style-name="Text_20_body"><text:span text:style-name="T1">“Ah well fuck, you know</text:span><text:change-start text:change-id="ct93825579393168"/><text:span text:style-name="T1">,</text:span><text:change-end text:change-id="ct93825579393168"/><text:change text:change-id="ct93825579393408"/><text:span text:style-name="T1"> I buy whatever I can get at the trading posts. I’m sure they’re sometimes selling me chunky bunker with the used oil from the cafeteria deep fryer dumped on top. But ain’t that what the fuckin’ fuel filter is for?” Shakes kicked at a rust-</text:span><text:soft-page-break/><text:span text:style-name="T1">flaked cylinder mounted on a pipe </text:span><text:change-start text:change-id="ct93825579394256"/><text:span text:style-name="T1">that </text:span><text:change-end text:change-id="ct93825579394256"/><text:change text:change-id="ct93825579394496"/><text:change-start text:change-id="ct93825579395376"/><text:span text:style-name="T1">ran </text:span><text:change-end text:change-id="ct93825579395376"/><text:span text:style-name="T1">back toward</text:span><text:change text:change-id="ct93825579395616"/><text:span text:style-name="T1"> the engine. “I consider it good quality fuel if I don’t hafta siphon water out of the bottom of the tank after a top-up.”</text:span></text:p>
      <text:p text:style-name="P7">“Indeed. And how long will that amount of fuel oil you have there last you?” Hemi asked, pointing the eraser side of his pencil at the dripping dipstick Shakes was still holding between them.</text:p>
      <text:p text:style-name="Text_20_body"><text:span text:style-name="T1">“Maybe twelve hours</text:span><text:change-start text:change-id="ct93825579397136"/><text:span text:style-name="T1">’</text:span><text:change-end text:change-id="ct93825579397136"/><text:span text:style-name="T1"> worth left. Enough to get me where I’m fuckin’ going.”</text:span></text:p>
      <text:p text:style-name="P7">“Where are you going?”</text:p>
      <text:p text:style-name="P7">“I think I’m gonna keep that bit a’ information to myself for the moment.” Shakes set the dipstick back in its pipe.</text:p>
      <text:p text:style-name="Text_20_body"><text:span text:style-name="T1">Hemi made a sound in his throat while he scribbled some calculations. He pointed to a gauge in front of the control yoke</text:span><text:change-start text:change-id="ct93825579399296"/><text:span text:style-name="T1">.</text:span><text:change-end text:change-id="ct93825579399296"/><text:change text:change-id="ct93825579399536"/><text:span text:style-name="T1"> “</text:span><text:change text:change-id="ct93825579399776"/><text:change-start text:change-id="ct93825579400016"/><text:span text:style-name="T1">I</text:span><text:change-end text:change-id="ct93825579400016"/><text:span text:style-name="T1">s that the battery charge?”</text:span></text:p>
      <text:p text:style-name="Text_20_body"><text:span text:style-name="T1">“Such as it is. That’s salvaged from tractor parts</text:span><text:change-start text:change-id="ct93825579400896"/><text:span text:style-name="T1">,</text:span><text:change-end text:change-id="ct93825579400896"/><text:span text:style-name="T1">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span></text:p>
      <text:p text:style-name="P7">Below were rows and rows of what Hemi was almost certain were lead-acid truck or tractor batteries. A rat’s nest of greasy black cables ran back and forth between them.</text:p>
      <text:p text:style-name="P7">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text:span><text:change text:change-id="ct93825579402064"/><text:change-start text:change-id="ct93825579404064"/><text:span text:style-name="T1"> . . . </text:span><text:change-end text:change-id="ct93825579404064"/><text:change text:change-id="ct93825579404304"/><text:span text:style-name="T1">where were </text:span><text:span text:style-name="T2">you</text:span><text:span text:style-name="T1"> guys headed, before the whole fuckin’ dead-ship thing?”</text:span></text:p>
      <text:p text:style-name="Text_20_body"><text:span text:style-name="T1">Hemi did not look up from his work. “Captain Percy has been playing that particular piece of information close to her chest since we left the last port. I believe she has a line on our next job, but she has not yet shared details with me,” </text:span><text:change text:change-id="ct93825579405184"/><text:change-start text:change-id="ct93825579405936"/><text:span text:style-name="T1">he </text:span><text:change-end text:change-id="ct93825579405936"/><text:span text:style-name="T1">said somewhat tentatively. He continued silently checking the status of the batteries while Shakes pulled a pack of cigarettes from his vest and lit one to chase down the flavor of the leaves he had been chomping on.</text:span></text:p>
      <text:p text:style-name="P7"><text:soft-page-break/>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7">“Shit ya. My gut is a gaping hole. Help me get this panel back in place.” Shakes tossed the remaining bit of burning cigarette in the direction of the ashtray, and Hemi helped him replace the panel.</text:p>
      <text:p text:style-name="P7"> </text:p>
      <text:p text:style-name="Text_20_body"><text:span text:style-name="T1">Shakes and Hemi came into the galley of the </text:span><text:span text:style-name="T2">Prospect</text:span><text:change-start text:change-id="ct93825579408736"/><text:span text:style-name="T1">, where</text:span><text:change-end text:change-id="ct93825579408736"/><text:span text:style-name="T1"> </text:span><text:change text:change-id="ct93825579408976"/><text:span text:style-name="T1">Captain Percy and Bastian </text:span><text:change-start text:change-id="ct93825579409216"/><text:span text:style-name="T1">were </text:span><text:change-end text:change-id="ct93825579409216"/><text:span text:style-name="T1">already crammed into the tight seating around the table. Gregory was </text:span><text:change-start text:change-id="ct93825579409808"/><text:span text:style-name="T1">at the stove, </text:span><text:change-end text:change-id="ct93825579409808"/><text:span text:style-name="T1">working a giant cast iron pan </text:span><text:change text:change-id="ct93825579410048"/><text:span text:style-name="T1">so heavy with frying rice that the wiry muscles of </text:span><text:change text:change-id="ct93825579410288"/><text:change-start text:change-id="ct93825579410608"/><text:span text:style-name="T1">his </text:span><text:change-end text:change-id="ct93825579410608"/><text:span text:style-name="T1">arm </text:span><text:change text:change-id="ct93825579412096"/><text:span text:style-name="T1">bulged with the effort of shaking it.</text:span></text:p>
      <text:p text:style-name="P7">Gregory looked up when Hemi and Shakes came in. Hemi introduced Shakes.</text:p>
      <text:p text:style-name="Text_20_body"><text:span text:style-name="T1">“Fuck yeah,” said Shakes</text:span><text:change-start text:change-id="ct93825579413856"/><text:span text:style-name="T1">,</text:span><text:change-end text:change-id="ct93825579413856"/><text:span text:style-name="T1"> eyeing the pile of frying rice</text:span><text:change-start text:change-id="ct93825579414096"/><text:span text:style-name="T1">.</text:span><text:change-end text:change-id="ct93825579414096"/><text:change text:change-id="ct93825579414336"/><text:span text:style-name="T1"> “I ain’t eaten nothing but cold canned pasta for more than a week.”</text:span></text:p>
      <text:p text:style-name="Text_20_body"><text:span text:style-name="T1">“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span><text:change text:change-id="ct93825579415216"/><text:change-start text:change-id="ct93825579416080"/><text:span text:style-name="T1"> . . .</text:span><text:change-end text:change-id="ct93825579416080"/><text:span text:style-name="T1">”</text:span></text:p>
      <text:p text:style-name="Text_20_body"><text:span text:style-name="T1">“Are you putting that foul slimy-gray pickled cabbage in the rice again</text:span><text:change-start text:change-id="ct93825579416960"/><text:span text:style-name="T1">,</text:span><text:change-end text:change-id="ct93825579416960"/><text:span text:style-name="T1"> Gregory?” asked Bastian</text:span><text:change-start text:change-id="ct93825579417424"/><text:span text:style-name="T1">.</text:span><text:change-end text:change-id="ct93825579417424"/><text:change text:change-id="ct93825579417664"/><text:span text:style-name="T1"> “</text:span><text:change-start text:change-id="ct93825579417904"/><text:span text:style-name="T1">Y</text:span><text:change-end text:change-id="ct93825579417904"/><text:change text:change-id="ct93825579418144"/><text:span text:style-name="T1">ou’ll be killing submariners if submariner’s food is that fucking real.”</text:span></text:p>
      <text:p text:style-name="Text_20_body"><text:span text:style-name="T1">Gregory huffed. “My ol’ pap worked a submarine galley in the wars. He used to say</text:span><text:change-start text:change-id="ct93825579419024"/><text:span text:style-name="T1">,</text:span><text:change-end text:change-id="ct93825579419024"/><text:span text:style-name="T1"> ‘</text:span><text:change-start text:change-id="ct93825579419264"/><text:span text:style-name="T1">I</text:span><text:change-end text:change-id="ct93825579419264"/><text:change text:change-id="ct93825579419504"/><text:span text:style-name="T1">f you can heat it, you can eat it.’ And this shit’s gonna be plenty fucking hot.” Gregory dumped in an entire container of the questionable pickled cabbage</text:span><text:change text:change-id="ct93825579419744"/><text:span text:style-name="T1"> and stirred it around as the sound of frying drowned out any conversation.</text:span></text:p>
      <text:p text:style-name="Text_20_body"><text:span text:style-name="T1">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text:span><text:change text:change-id="ct93825577937232"/><text:span text:style-name="T1">burst</text:span><text:change-start text:change-id="ct93825574600464"/><text:span text:style-name="T1">ing</text:span><text:change-end text:change-id="ct93825574600464"/><text:span text:style-name="T1"> from the pressure of the hot liquid inside.</text:span></text:p>
      <text:p text:style-name="P7">Shakes grinned before plunging the tines of his fork into the yolk and letting it run into his rice. He then started working his way into his bowl with an uninterrupted shoveling motion of his fork from the bowl to his mouth.</text:p>
      <text:p text:style-name="P7"><text:soft-page-break/>Gregory served up the rest of the crew the same way. Captain Percy asked him to run up to the control room and get on the PA and tell Owen to come up for some grub.</text:p>
      <text:p text:style-name="P7">Hemi sat at the end of the table with his little notebook propped open in front of him, eating his rice with one hand while scribbling down calculations with the other.</text:p>
      <text:p text:style-name="Text_20_body"><text:span text:style-name="T1">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text:span><text:change text:change-id="ct93825579424512"/><text:span text:style-name="T1">. Gregory never got to sit for more than a minute. And when no more eggs were </text:span><text:change text:change-id="ct93825579424752"/><text:span text:style-name="T1">demanded, he got up again to put coffee on.</text:span></text:p>
      <text:p text:style-name="P7">Between forkfuls of rice, Captain Percy tried to get an assessment of the situation on her boat. “Owen, have you been down in the cargo hold?” <text:change-start text:change-id="ct93825579427312"/></text:p>
      <text:p text:style-name="P7"><text:change-end text:change-id="ct93825579427312"/>Owen nodded, his crop fully loaded. <text:change-start text:change-id="ct93825579428192"/></text:p>
      <text:p text:style-name="P7"><text:change-end text:change-id="ct93825579428192"/>“How’s the patch looking?”</text:p>
      <text:p text:style-name="P7">Owen swallowed, and then swallowed again. “I’m hardly an expert on welding or repairs, but I’d say it looks pretty bad. The patches are an ugly mess, and I’m pretty sure the water level is rising again, though more slowly.”</text:p>
      <text:p text:style-name="P7">“Can you work on it? Can you clean up those welds, get the leaking stopped?” Percy asked.</text:p>
      <text:p text:style-name="Text_20_body"><text:span text:style-name="T1">“I can try. But</text:span><text:change-start text:change-id="ct93825579429712"/><text:span text:style-name="T1">,</text:span><text:change-end text:change-id="ct93825579429712"/><text:span text:style-name="T1"> you know</text:span><text:change-start text:change-id="ct93825579350736"/><text:span text:style-name="T1">,</text:span><text:change-end text:change-id="ct93825579350736"/><text:span text:style-name="T1"> it’s delicate work that I’m just starting to figure out. There’s a chance I could just make it worse</text:span><text:change text:change-id="ct93825579430880"/><text:change-start text:change-id="ct93825579431408"/><text:span text:style-name="T1">—</text:span><text:change-end text:change-id="ct93825579431408"/><text:span text:style-name="T1">burn a hole right through the hull. If you’re asking me, I think you need Chips on it.”</text:span></text:p>
      <text:p text:style-name="P7">“I didn’t ask your opinion, you little shit. I asked if you can fix it,” said Percy, aiming her fork at him.</text:p>
      <text:p text:style-name="P7">“Yeah, Captain Percy. No fuckin’ sweat.” Owen poked at his food a little less hungrily.</text:p>
      <text:p text:style-name="P7">“Finish your food and get your skinny ass back down there.”</text:p>
      <text:p text:style-name="Text_20_body"><text:span text:style-name="T1">“Sylvia,” Hemi said, not looking up from his food</text:span><text:change-start text:change-id="ct93825579432592"/><text:span text:style-name="T1">,</text:span><text:change-end text:change-id="ct93825579432592"/><text:change text:change-id="ct93825579434112"/><text:span text:style-name="T1"> “I really think you need to do what you can to get Chips back to working on those repairs.”</text:span></text:p>
      <text:p text:style-name="P7">She smacked her fist on the table and looked up, breathing through her nostrils. “Fuck.”</text:p>
      <text:p text:style-name="P7"> </text:p>
      <text:p text:style-name="Text_20_body"><text:span text:style-name="T1">Owen took his coffee to go</text:span><text:change text:change-id="ct93825579434352"/><text:span text:style-name="T1"> and headed </text:span><text:change-start text:change-id="ct93825579436720"/><text:span text:style-name="T1">for</text:span><text:change-end text:change-id="ct93825579436720"/><text:change text:change-id="ct93825579436960"/><text:span text:style-name="T1"> the cargo hold to try and reinforce Chips’ patches. When there was finally a cup of coffee in front of everyone remaining in the galley, and the empty bowls </text:span><text:change-start text:change-id="ct93825579437200"/><text:span text:style-name="T1">had been </text:span><text:change-end text:change-id="ct93825579437200"/><text:span text:style-name="T1">pushed into the middle of the table, Percy </text:span><text:soft-page-break/><text:span text:style-name="T1">brought them to order. “Next agenda item: assuming we don’t fucking sink, how do we get my lady moving again?” She looked at Hemi.</text:span></text:p>
      <text:p text:style-name="Text_20_body"><text:span text:style-name="T1">Hemi put his pencil down. “Perhaps in your time on the sea some of you have become familiar with the Angler fish? In some species</text:span><text:change-start text:change-id="ct93825579438976"/><text:span text:style-name="T1">,</text:span><text:change-end text:change-id="ct93825579438976"/><text:span text:style-name="T1">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span></text:p>
      <text:p text:style-name="P7">“Hemi, let’s try stepping around the long-winded symbolism and get to the fucking point,” Percy said.</text:p>
      <text:p text:style-name="Text_20_body"><text:span text:style-name="T1">“Here is what I propose,” Hemi continued</text:span><text:change-start text:change-id="ct93825574821616"/><text:span text:style-name="T1">,</text:span><text:change-end text:change-id="ct93825574821616"/><text:span text:style-name="T1"> unfazed</text:span><text:change-start text:change-id="ct93825573397984"/><text:span text:style-name="T1">.</text:span><text:change-end text:change-id="ct93825573397984"/><text:change text:change-id="ct93825578089824"/><text:span text:style-name="T1"> “</text:span><text:change-start text:change-id="ct93825579441952"/><text:span text:style-name="T1">T</text:span><text:change-end text:change-id="ct93825579441952"/><text:change text:change-id="ct93825579442192"/><text:span text:style-name="T1">he </text:span><text:span text:style-name="T2">Prospect</text:span><text:span text:style-name="T1"> has a hatch with a mating collar on the bottom side of the boat. </text:span><text:change text:change-id="ct93825579443136"/><text:change-start text:change-id="ct93825579444672"/><text:span text:style-name="T1">Its </text:span><text:change-end text:change-id="ct93825579444672"/><text:span text:style-name="T1">normal intended use </text:span><text:change text:change-id="ct93825579445920"/><text:change-start text:change-id="ct93825579447264"/><text:span text:style-name="T1">is</text:span><text:change-end text:change-id="ct93825579447264"/><text:span text:style-name="T1">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change text:change-id="ct93825579457936"/><text:change-start text:change-id="ct93825579459376"/><text:span text:style-name="T1"> . . .</text:span><text:change-end text:change-id="ct93825579459376"/><text:span text:style-name="T1">”</text:span></text:p>
      <text:p text:style-name="Text_20_body"><text:span text:style-name="T1">“Got it,” Percy interrupted</text:span><text:change-start text:change-id="ct93825579460960"/><text:span text:style-name="T1">.</text:span><text:change-end text:change-id="ct93825579460960"/><text:change text:change-id="ct93825579461200"/><text:span text:style-name="T1"> “</text:span><text:change-start text:change-id="ct93825579461440"/><text:span text:style-name="T1">A</text:span><text:change-end text:change-id="ct93825579461440"/><text:change text:change-id="ct93825579461680"/><text:span text:style-name="T1">nd you think there’s enough juice left in the </text:span><text:span text:style-name="T2">Gnat</text:span><text:span text:style-name="T1"> for</text:span><text:change text:change-id="ct93825579461920"/><text:change-start text:change-id="ct93825579462368"/><text:span text:style-name="T1"> . . . </text:span><text:change-end text:change-id="ct93825579462368"/><text:change text:change-id="ct93825579462608"/><text:span text:style-name="T1">what? How far could that possibly take us?”</text:span></text:p>
      <text:p text:style-name="Text_20_body"><text:span text:style-name="T1">“How far do you want to go</text:span><text:change-start text:change-id="ct93825579463200"/><text:span text:style-name="T1">,</text:span><text:change-end text:change-id="ct93825579463200"/><text:span text:style-name="T1"> Sylvia?”</text:span></text:p>
      <text:p text:style-name="Text_20_body"><text:span text:style-name="T1">“Hold the fuck on a second,” Shakes cut in</text:span><text:change-start text:change-id="ct93825579464080"/><text:span text:style-name="T1">.</text:span><text:change-end text:change-id="ct93825579464080"/><text:change text:change-id="ct93825579464320"/><text:span text:style-name="T1"> “What exactly do I get out of your little biology lesson</text:span><text:change-start text:change-id="ct93825579464560"/><text:span text:style-name="T1">,</text:span><text:change-end text:change-id="ct93825579464560"/><text:span text:style-name="T1"> Hemi? The fundamental pin of this here plan of yours is really me casting my lot in with you loser a-holes. Basically</text:span><text:change-start text:change-id="ct93825579465088"/><text:span text:style-name="T1">,</text:span><text:change-end text:change-id="ct93825579465088"/><text:span text:style-name="T1"> you’re turning my boat into a reserve tank, and I’m donating all my fuel to you. And maybe even more fuckin’ </text:span><text:change text:change-id="ct93825579465328"/><text:change-start text:change-id="ct93825579466256"/><text:span text:style-name="T1">’</text:span><text:change-end text:change-id="ct93825579466256"/><text:span text:style-name="T1">gregiously than that: I’d be giving up the independent operator’s </text:span><text:span text:style-name="T2">sacred</text:span><text:span text:style-name="T1"> right to self-determination. Suddenly I’m demoted from </text:span><text:change-start text:change-id="ct93825579467440"/><text:span text:style-name="T1">c</text:span><text:change-end text:change-id="ct93825579467440"/><text:change text:change-id="ct93825579467680"/><text:span text:style-name="T1">aptain of my own boat to rank-and-file in some back</text:span><text:change text:change-id="ct93825577874720"/><text:span text:style-name="T1">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text:span><text:change-start text:change-id="ct93825577773808"/><text:span text:style-name="T1">,</text:span><text:change-end text:change-id="ct93825577773808"/><text:span text:style-name="T1"> look. First: you are not going to be crew, you are our </text:span><text:span text:style-name="T2">guest</text:span><text:change-start text:change-id="ct93825577792416"/><text:span text:style-name="T1">,</text:span><text:change-end text:change-id="ct93825577792416"/><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text:span><text:change-start text:change-id="ct93825574349712"/><text:span text:style-name="T1">,</text:span><text:change-end text:change-id="ct93825574349712"/><text:span text:style-name="T1"> gentlemen</text:span><text:change-start text:change-id="ct93825579468560"/><text:span text:style-name="T1">,</text:span><text:change-end text:change-id="ct93825579468560"/><text:span text:style-name="T1"> it is a downright fuckin’ doozy when it comes to potential profitability. You throw in with us right now</text:span><text:change-start text:change-id="ct93825579470688"/><text:span text:style-name="T1">,</text:span><text:change-end text:change-id="ct93825579470688"/><text:span text:style-name="T1">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7"><text:soft-page-break/>“Anything that profitable has got to be illegal,” said Shakes as they slid out from the galley table bench seats.</text:p>
      <text:p text:style-name="P7">“As you know, what is illegal in one territory is a high-value commodity in another, at least for most cargo,” said Hemi.</text:p>
      <text:p text:style-name="Text_20_body"><text:span text:style-name="T1">“Oh, I wasn’t judging</text:span><text:change-start text:change-id="ct93825579472848"/><text:span text:style-name="T1">,</text:span><text:change-end text:change-id="ct93825579472848"/><text:change text:change-id="ct93825579473088"/><text:span text:style-name="T1"> just, ya know, clarifying. Regional high-value commodities are the </text:span><text:span text:style-name="T2">Gnat’s</text:span><text:span text:style-name="T1"> bread and butter.”</text:span></text:p>
      <text:p text:style-name="P7">They made their way forward and regrouped around the navigation table, most still holding their tin coffee mugs.</text:p>
      <text:p text:style-name="P7">“So where are we now?” asked Shakes between sips.</text:p>
      <text:p text:style-name="P7">Hemi pointed to the obvious small x at the end of a string of grease pencil dashes.</text:p>
      <text:p text:style-name="P7">“To pick this job up, we need to reach the destination I had been aiming for before we got side-tracked,” said Percy, “and that destination is here.” She pointed to a small feature on the chart with a grease-stained finger.</text:p>
      <text:p text:style-name="Text_20_body"><text:span text:style-name="T1">Shakes set his coffee mug down on the glass covering the chart and pulled down the retractable magnifier. He leaned over the chart and read the label of the feature Percy had pointed to. “It says, ‘deserted.’ That’s where your big fuckin’ score awaits</text:span><text:change-start text:change-id="ct93825579477792"/><text:span text:style-name="T1">,</text:span><text:change-end text:change-id="ct93825579477792"/><text:span text:style-name="T1"> Captain Percy? A deserted island?”</text:span></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text:span><text:change text:change-id="ct93825579479088"/><text:change-start text:change-id="ct93825579479328"/><text:span text:style-name="T1"> . . .</text:span><text:change-end text:change-id="ct93825579479328"/><text:span text:style-name="T1">”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text:span><text:change text:change-id="ct93825579446752"/><text:change-start text:change-id="ct93825579454624"/><text:span text:style-name="T1">as</text:span><text:change-end text:change-id="ct93825579454624"/><text:span text:style-name="T1"> ‘deserted.’ And it’s also why the assholes patrolling the water we’re currently in are particularly unfriendly dicks to good folks like ourselves in the business of shipping. Hence my </text:span><office:annotation office:name="__Annotation__3461_2956951863" loext:resolved="false"><dc:creator>Julia Ringo</dc:creator><dc:date>2023-10-18T13:15:00</dc:date><meta:creator-initials>JR</meta:creator-initials><text:p><text:span text:style-name="T4">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text:span><text:change-start text:change-id="ct93825579453984"/><text:span text:style-name="T1">r</text:span><text:change-end text:change-id="ct93825579453984"/><text:span text:style-name="T1"> assistance in that endeavor</text:span><text:change-start text:change-id="ct93825579489792"/><text:span text:style-name="T1">,</text:span><text:change-end text:change-id="ct93825579489792"/><text:span text:style-name="T1"> Captain Shakes.”</text:span></text:p>
      <text:p text:style-name="Text_20_body"><text:span text:style-name="T1">“Well, when you put it that way</text:span><text:change text:change-id="ct93825579164512"/><text:change-start text:change-id="ct93825579200640"/><text:span text:style-name="T1">—</text:span><text:change-end text:change-id="ct93825579200640"/><text:span text:style-name="T1">that particularly profitable way, I mean</text:span><text:change text:change-id="ct93825579197904"/><text:change-start text:change-id="ct93825579195136"/><text:span text:style-name="T1"> . . .</text:span><text:change-end text:change-id="ct93825579195136"/><text:span text:style-name="T1">”</text:span></text:p>
      <text:p text:style-name="Text_20_body"><text:span text:style-name="T1">Hemi picked up a pair of calipers and measured the distance between the small grease-pencil x and the deserted island. “About 100 nautical miles</text:span><text:change text:change-id="ct93825579194496"/><text:change-start text:change-id="ct93825579191376"/><text:span text:style-name="T1"> . . .</text:span><text:change-end text:change-id="ct93825579191376"/><text:span text:style-name="T1">” he muttered</text:span><text:change-start text:change-id="ct93825579188176"/><text:span text:style-name="T1">,</text:span><text:change-end text:change-id="ct93825579188176"/><text:span text:style-name="T1"> mostly to himself. He set his notebook on the glass and scribbled calculations, pausing to take </text:span><text:soft-page-break/><text:span text:style-name="T1">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Text_20_body"><text:span text:style-name="T1">“I can pay you up front for the fuel we take from you today</text:span><text:change-start text:change-id="ct93825579249264"/><text:span text:style-name="T1">,</text:span><text:change-end text:change-id="ct93825579249264"/><text:span text:style-name="T1"> Captain Shakes,” said Percy, “and at the depot I’ll pay you your standard hull rate, plus refill your fuel oil. So it’s like you’re getting paid for a full shipping run just for accompanying us to the depot.”</text:span></text:p>
      <text:p text:style-name="Text_20_body"><text:span text:style-name="T1">“You mean </text:span><text:span text:style-name="T2">if</text:span><text:span text:style-name="T1"> you get into that there ‘highly profitable’ line</text:span><text:change-start text:change-id="ct93825579261680"/><text:span text:style-name="T1">,</text:span><text:change-end text:change-id="ct93825579261680"/><text:span text:style-name="T1"> though</text:span><text:change-start text:change-id="ct93825579261040"/><text:span text:style-name="T1">,</text:span><text:change-end text:change-id="ct93825579261040"/><text:span text:style-name="T1"> don’t ya? What if you find that fuckin’ line has dried up?”</text:span></text:p>
      <text:p text:style-name="Text_20_body"><text:span text:style-name="T1">“In that case, we’ll have to work something else out that is within our means. You afraid of a little gambling</text:span><text:change-start text:change-id="ct93825579259760"/><text:span text:style-name="T1">,</text:span><text:change-end text:change-id="ct93825579259760"/><text:span text:style-name="T1"> Captain Shakes?”</text:span></text:p>
      <text:p text:style-name="Text_20_body"><text:span text:style-name="T1">“What about my current load? This little fuckin’ adventure of yours is going to set </text:span><text:change-start text:change-id="ct93825579274528"/><text:span text:style-name="T1">m</text:span><text:change-end text:change-id="ct93825579274528"/><text:change text:change-id="ct93825579273888"/><text:span text:style-name="T1">e back a couple of days</text:span><text:change-start text:change-id="ct93825579331344"/><text:span text:style-name="T1">,</text:span><text:change-end text:change-id="ct93825579331344"/><text:span text:style-name="T1"> at least. What do I tell my current client?”</text:span></text:p>
      <text:p text:style-name="P7">“Where is your drop-off?”</text:p>
      <text:p text:style-name="Text_20_body"><text:span text:style-name="T1">“Well, I was headed for the Longland Islands trading center. Refuel there</text:span><text:change-start text:change-id="ct93825579333936"/><text:span text:style-name="T1">,</text:span><text:change-end text:change-id="ct93825579333936"/><text:change text:change-id="ct93825579334576"/><text:span text:style-name="T1"> and then on to my drop-off destination a few days out beyond that.”</text:span></text:p>
      <text:p text:style-name="Text_20_body"><text:span text:style-name="T1">“C</text:span><text:change-start text:change-id="ct93825579335696"/><text:span text:style-name="T1">’</text:span><text:change-end text:change-id="ct93825579335696"/><text:change text:change-id="ct93825579336336"/><text:span text:style-name="T1">m</text:span><text:change text:change-id="ct93825579338416"/><text:span text:style-name="T1">on</text:span><text:change-start text:change-id="ct93825579342832"/><text:span text:style-name="T1">,</text:span><text:change-end text:change-id="ct93825579342832"/><text:span text:style-name="T1">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span></text:p>
      <text:p text:style-name="Text_20_body"><text:span text:style-name="T1">Shakes considered the chart. There was no arguing with Bastian’s point</text:span><text:change text:change-id="ct93825579343472"/><text:span text:style-name="T1">.</text:span></text:p>
      <text:p text:style-name="Text_20_body"><text:span text:style-name="T1">“Plus</text:span><text:change-start text:change-id="ct93825579486016"/><text:span text:style-name="T1">,</text:span><text:change-end text:change-id="ct93825579486016"/><text:span text:style-name="T1"> we will fit a nice mating collar onto the </text:span><text:span text:style-name="T2">Gnat</text:span><text:span text:style-name="T1">. You may find that to be of some use in the future,” said Hemi</text:span><text:change-start text:change-id="ct93825579344112"/><text:span text:style-name="T1">.</text:span><text:change-end text:change-id="ct93825579344112"/><text:change text:change-id="ct93825579360848"/><text:span text:style-name="T1"> “</text:span><text:change-start text:change-id="ct93825579367664"/><text:span text:style-name="T1">T</text:span><text:change-end text:change-id="ct93825579367664"/><text:change text:change-id="ct93825579369984"/><text:span text:style-name="T1">hink of it as a deluxe feature.”</text:span></text:p>
      <text:p text:style-name="Text_20_body"><text:span text:style-name="T1">“And hot meals </text:span><text:change-start text:change-id="ct93825574804864"/><text:span text:style-name="T1">’</text:span><text:change-end text:change-id="ct93825574804864"/><text:span text:style-name="T1">til</text:span><text:change text:change-id="ct93825579378208"/><text:span text:style-name="T1"> we get to the depot,” added Gregory.</text:span></text:p>
      <text:p text:style-name="Text_20_body"><text:span text:style-name="T1">Shakes glanced at Gregory with a look that suggested he might be bought cheap if the pay satisfied his stomach. “I need one other thing</text:span><text:change-start text:change-id="ct93825579487856"/><text:span text:style-name="T1">,</text:span><text:change-end text:change-id="ct93825579487856"/><text:span text:style-name="T1"> though</text:span><text:change text:change-id="ct93825579488096"/><text:change-start text:change-id="ct93825579385696"/><text:span text:style-name="T1"> . . . </text:span><text:change-end text:change-id="ct93825579385696"/><text:change text:change-id="ct93825579386832"/><text:span text:style-name="T1">I want you to keep a line open to me on any future job possibilities.”</text:span></text:p>
      <text:p text:style-name="Text_20_body"><text:span text:style-name="T1">“What</text:span><text:change-start text:change-id="ct93825579400608"/><text:span text:style-name="T1">,</text:span><text:change-end text:change-id="ct93825579400608"/><text:change text:change-id="ct93825579401136"/><text:span text:style-name="T1"> like fuckin’ partners?” Percy bristled.</text:span></text:p>
      <text:p text:style-name="Text_20_body"><text:span text:style-name="T1">“Fuck no. I work alone. But an operator has to have connections in this game. You’d be a big cheese for me</text:span><text:change-start text:change-id="ct93825579401776"/><text:span text:style-name="T1">,</text:span><text:change-end text:change-id="ct93825579401776"/><text:change text:change-id="ct93825579406528"/><text:span text:style-name="T1"> feeding me future prospects. That way I get long-term payoffs for my investment in your sorry-ass fuckin’ futures right now.”</text:span></text:p>
      <text:p text:style-name="P7">“Alright. Any job that seems suitable for a specialty cargo hauler like yourself, I will send your way with fuckin’ pleasure.”</text:p>
      <text:p text:style-name="Text_20_body"><text:soft-page-break/><text:span text:style-name="T1">Shakes grinned. Now they were negotiating from a place he understood</text:span><text:change text:change-id="ct93825579404896"/><text:change-start text:change-id="ct93825579407168"/><text:span text:style-name="T1">—</text:span><text:change-end text:change-id="ct93825579407168"/><text:span text:style-name="T1">most profit is future profit. “So, ah, Hemi, what exactly are ya going to do to my beautiful little boat?”</text:span></text:p>
      <text:p text:style-name="P7">“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text:span><text:change-start text:change-id="ct93825579408448"/><text:span text:style-name="T1">,</text:span><text:change-end text:change-id="ct93825579408448"/><text:span text:style-name="T1"> though. Tell her to stay the fuck out of my way or she’ll find herself swimming in the prop wash</text:span><text:change text:change-id="ct93825579412336"/><text:change-start text:change-id="ct93825579414928"/><text:span text:style-name="T1"> . . . </text:span><text:change-end text:change-id="ct93825579414928"/><text:span text:style-name="T1"><text:s/>once we’re moving again.”</text:span></text:p>
      <text:p text:style-name="P7"> </text:p>
      <text:p text:style-name="Text_20_body"><text:span text:style-name="T1">Hemi loaded up another bowl of rice from the galley and led Shakes to the crew quarters</text:span><text:change-start text:change-id="ct93825579418736"/><text:span text:style-name="T1">,</text:span><text:change-end text:change-id="ct93825579418736"/><text:span text:style-name="T1"> where they found Chips in her rack with the curtains drawn.</text:span></text:p>
      <text:p text:style-name="Text_20_body"><text:span text:style-name="T1">“Chips,” Hemi addressed the curtain</text:span><text:change-start text:change-id="ct93825579420336"/><text:span text:style-name="T1">.</text:span><text:change-end text:change-id="ct93825579420336"/><text:change text:change-id="ct93825579285040"/><text:span text:style-name="T1"> “I brought you some food.”</text:span></text:p>
      <text:p text:style-name="Text_20_body"><text:span text:style-name="T1">“Ah</text:span><text:change-start text:change-id="ct93825579431120"/><text:span text:style-name="T1">,</text:span><text:change-end text:change-id="ct93825579431120"/><text:span text:style-name="T1"> fuck you and your gestures</text:span><text:change-start text:change-id="ct93825579433184"/><text:span text:style-name="T1">,</text:span><text:change-end text:change-id="ct93825579433184"/><text:span text:style-name="T1"> Hem’,” came a muffled voice</text:span><text:change text:change-id="ct93825579435792"/><text:span text:style-name="T1">. “Go spoon it into that asshole you work for until she fuckin’ chokes on it.”</text:span></text:p>
      <text:p text:style-name="Text_20_body"><text:span text:style-name="T1">“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text:span><text:change-start text:change-id="ct93825579437792"/><text:span text:style-name="T1">,</text:span><text:change-end text:change-id="ct93825579437792"/><text:span text:style-name="T1"> she is both sometimes mean and also not going to be the one to admit when she did something wrong.”</text:span></text:p>
      <text:p text:style-name="Text_20_body"><text:span text:style-name="T1">“Spare me the fuckin’ you’re-both-so-fuckin’-alike speech</text:span><text:change-start text:change-id="ct93825579443376"/><text:span text:style-name="T1">,</text:span><text:change-end text:change-id="ct93825579443376"/><text:span text:style-name="T1"> Hemi. Just fuck off.”</text:span></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text:span><text:change text:change-id="ct93825579468272"/><text:change-start text:change-id="ct93825579478384"/><text:span text:style-name="T1">—</text:span><text:change-end text:change-id="ct93825579478384"/><text:span text:style-name="T1">she will not.”</text:span></text:p>
      <text:p text:style-name="P7">“So fuckin’ what? You think I give a shit?”</text:p>
      <text:p text:style-name="Text_20_body"><text:span text:style-name="T1">“So</text:span><text:change-start text:change-id="ct93825579444912"/><text:span text:style-name="T1">,</text:span><text:change-end text:change-id="ct93825579444912"/><text:span text:style-name="T1"> I do not believe you want to die out here</text:span><text:change-start text:change-id="ct93825579500368"/><text:span text:style-name="T1">,</text:span><text:change-end text:change-id="ct93825579500368"/><text:span text:style-name="T1">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span></text:p>
      <text:p text:style-name="Text_20_body"><text:span text:style-name="T1">There was a silence. Then a small, filthy hand stuck out from behind the curtain. “Give me that food, I’m fucking starving.” Hemi put the warm bowl of rice into the hand, and it withdrew. </text:span><text:change text:change-id="ct93825579500960"/><text:change-start text:change-id="ct93825579501600"/><text:span text:style-name="T1">T</text:span><text:change-end text:change-id="ct93825579501600"/><text:change text:change-id="ct93825579501840"/><text:span text:style-name="T1">he fork </text:span><text:change-start text:change-id="ct93825579502080"/><text:span text:style-name="T1">clinked </text:span><text:change-end text:change-id="ct93825579502080"/><text:span text:style-name="T1">for a minute, and then Chips opened the curtain a little</text:span><text:change text:change-id="ct93825579502896"/><text:span text:style-name="T1">. That</text:span><text:change-start text:change-id="ct93825579505120"/><text:span text:style-name="T1"> wa</text:span><text:change-end text:change-id="ct93825579505120"/><text:change text:change-id="ct93825579505440"/><text:span text:style-name="T1">s when she saw Shakes. “Who the fuck is that?”</text:span></text:p>
      <text:p text:style-name="P7">“I’m fuckin’ Shakes,” said Shakes.</text:p>
      <text:p text:style-name="Text_20_body"><text:soft-page-break/><text:span text:style-name="T1">“</text:span><text:span text:style-name="T2">Captain</text:span><text:span text:style-name="T1"> Shakes,” said Hemi.</text:span></text:p>
      <text:p text:style-name="P7">“Is that your name or how you reproduce?” asked Chips.</text:p>
      <text:p text:style-name="P7">“Like you’re one to fuckin’ talk. Didn’t they call you ‘Chips’?”</text:p>
      <text:p text:style-name="Text_20_body"><text:span text:style-name="T1">“Look,” Hemi interrupted, “we found Captain Shakes here on the surface. He has a boat</text:span><text:change text:change-id="ct93825579509408"/><text:change-start text:change-id="ct93825579509648"/><text:span text:style-name="T1">—</text:span><text:change-end text:change-id="ct93825579509648"/><text:span text:style-name="T1">a small sub. I want to weld a mating collar onto the sail of his boat. It has to fit to the </text:span><text:span text:style-name="T2">Prospect’s</text:span><text:span text:style-name="T1"> belly mating collar. I want to attach his boat to the underside</text:span><text:change text:change-id="ct93825579509888"/><text:span text:style-name="T1"> and run with it that way. This is another project we cannot do without you. Think you could rig something like that?”</text:span></text:p>
      <text:p text:style-name="Text_20_body"><text:span text:style-name="T1">“Well</text:span><text:change-start text:change-id="ct93825579510928"/><text:span text:style-name="T1">,</text:span><text:change-end text:change-id="ct93825579510928"/><text:span text:style-name="T1">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text:span><text:change-start text:change-id="ct93825579513488"/><text:span text:style-name="T1">,</text:span><text:change-end text:change-id="ct93825579513488"/><text:span text:style-name="T1"> Captain Shakes?”</text:span></text:p>
      <text:p text:style-name="Text_20_body"><text:span text:style-name="T1">“I’ve squeezed that boat through any number of tight places</text:span><text:change text:change-id="ct93825579514368"/><text:change-start text:change-id="ct93825579514608"/><text:span text:style-name="T1">—</text:span><text:change-end text:change-id="ct93825579514608"/><text:span text:style-name="T1">narrow fuckin’ gaps pushing through Authority anti-sub fencing and the like. I’m as good a sub pilot as there ever fuckin’ was.”</text:span></text:p>
      <text:p text:style-name="Text_20_body"><text:span text:style-name="T1">“His boat,</text:span><text:change-start text:change-id="ct93825579515488"/><text:span text:style-name="T1"> t</text:span><text:change-end text:change-id="ct93825579515488"/><text:change text:change-id="ct93825579515728"/><text:span text:style-name="T1">he </text:span><text:span text:style-name="T2">Gnat</text:span><text:span text:style-name="T1">, has a viewport in the sail. He should be able to see enough to execute the mating maneuver without the aid of sonar,” said Hemi.</text:span></text:p>
      <text:p text:style-name="Text_20_body"><text:span text:style-name="T1">“A fuckin’ window on a submarine. Stupidest fuckin’ thing I ever heard. Fuckin’ crazy shit ya want to pull here. Look</text:span><text:change-start text:change-id="ct93825579517296"/><text:span text:style-name="T1">,</text:span><text:change-end text:change-id="ct93825579517296"/><text:span text:style-name="T1"> Hem’, you’re right about me not wanting to die out here. Way I figure it is</text:span><text:change-start text:change-id="ct93825579518032"/><text:span text:style-name="T1">,</text:span><text:change-end text:change-id="ct93825579518032"/><text:span text:style-name="T1"> to best push that priority forward, I gotta spend my time workin’ on my fucking patch in the cargo hold. I may in fact spend the rest of my short fuckin’ life working on that fuckin’ patch. I ain’t got time to be up there fuckin’ around with welding scrap steel onto what</text:span><text:change text:change-id="ct93825579519264"/><text:change-start text:change-id="ct93825579520256"/><text:span text:style-name="T1">—</text:span><text:change-end text:change-id="ct93825579520256"/><text:span text:style-name="T1">and I’m just taking a wild fucking guess here</text:span><text:change text:change-id="ct93825577745824"/><text:change-start text:change-id="ct93825577935696"/><text:span text:style-name="T1">—</text:span><text:change-end text:change-id="ct93825577935696"/><text:span text:style-name="T1">is some barely-afloat rusting sea-tractor.” She paused. “You might get Owen to do it.”</text:span></text:p>
      <text:p text:style-name="Text_20_body"><text:span text:style-name="T1">“The kid?” asked Shakes</text:span><text:change-start text:change-id="ct93825577690176"/><text:span text:style-name="T1">. </text:span><text:change-end text:change-id="ct93825577690176"/><text:change text:change-id="ct93825577933104"/><text:span text:style-name="T1">“</text:span><text:change-start text:change-id="ct93825579521168"/><text:span text:style-name="T1">F</text:span><text:change-end text:change-id="ct93825579521168"/><text:change text:change-id="ct93825579521408"/><text:span text:style-name="T1">uck that. If there’s welding to be done, I’ll weld my own boat.”</text:span></text:p>
      <text:p text:style-name="Text_20_body"><text:span text:style-name="T1">“She is right</text:span><text:change-start text:change-id="ct93825579522288"/><text:span text:style-name="T1">,</text:span><text:change-end text:change-id="ct93825579522288"/><text:span text:style-name="T1"> though,” said Hemi</text:span><text:change-start text:change-id="ct93825579523840"/><text:span text:style-name="T1">.</text:span><text:change-end text:change-id="ct93825579523840"/><text:change text:change-id="ct93825579524080"/><text:span text:style-name="T1"> “</text:span><text:change-start text:change-id="ct93825579524320"/><text:span text:style-name="T1">T</text:span><text:change-end text:change-id="ct93825579524320"/><text:change text:change-id="ct93825579524560"/><text:span text:style-name="T1">he patch in the </text:span><text:span text:style-name="T2">Prospect</text:span><text:span text:style-name="T1"> needs more work. If it fails, it could take both boats down. Before you do go back to your patch</text:span><text:change-start text:change-id="ct93825579525488"/><text:span text:style-name="T1">,</text:span><text:change-end text:change-id="ct93825579525488"/><text:span text:style-name="T1"> though</text:span><text:change-start text:change-id="ct93825579526336"/><text:span text:style-name="T1">,</text:span><text:change-end text:change-id="ct93825579526336"/><text:span text:style-name="T1">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text:span><text:change-start text:change-id="ct93825579531984"/><text:span text:style-name="T1">,</text:span><text:change-end text:change-id="ct93825579531984"/><text:span text:style-name="T1"> Hem’,” she said, </text:span><text:change-start text:change-id="ct93825579532224"/><text:span text:style-name="T1">clearly </text:span><text:change-end text:change-id="ct93825579532224"/><text:span text:style-name="T1">understanding that what Hemi actually meant was </text:span><text:change-start text:change-id="ct93825579532464"/><text:span text:style-name="T1">that </text:span><text:change-end text:change-id="ct93825579532464"/><text:span text:style-name="T1">she should instruct Shakes on how to do the job correctly. She swung down from her bunk</text:span><text:change-start text:change-id="ct93825579532704"/><text:span text:style-name="T1">,</text:span><text:change-end text:change-id="ct93825579532704"/><text:span text:style-name="T1"> handing Hemi her empty food bowl. “And fuck you for workin’ around my bad mood by siccing me on a right mechanical challenge. Come on</text:span><text:change-start text:change-id="ct93825579533312"/><text:span text:style-name="T1">,</text:span><text:change-end text:change-id="ct93825579533312"/><text:span text:style-name="T1"> </text:span><text:span text:style-name="T2">Captain</text:span><text:span text:style-name="T1"> Shakes, we’ll go find the fuckin’ kid</text:span><text:change text:change-id="ct93825579534848"/><text:span text:style-name="T1"> and have a look at this boat of yours.”</text:span></text:p>
      <text:p text:style-name="P7"><text:soft-page-break/> </text:p>
      <text:p text:style-name="P7">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text:span><text:change-start text:change-id="ct93825577657200"/><text:span text:style-name="T1"> and</text:span><text:change-end text:change-id="ct93825577657200"/><text:span text:style-name="T1"> Chips wants to keep working on the </text:span><text:span text:style-name="T2">Prospect’s</text:span><text:span text:style-name="T1"> patch.”</text:span></text:p>
      <text:p text:style-name="P7">“I’m glad she came to her fucking senses.”</text:p>
      <text:p text:style-name="P7">“Her senses had little to do with it.”</text:p>
      <text:p text:style-name="P7">Percy ignored that. “What’s next?”</text:p>
      <text:p text:style-name="P7">“I wanted to look at the chart and run my numbers again.”</text:p>
      <text:p text:style-name="Text_20_body"><text:span text:style-name="T1">“Alright. We should put someone on radar</text:span><text:change-start text:change-id="ct93825579519856"/><text:span text:style-name="T1">;</text:span><text:change-end text:change-id="ct93825579519856"/><text:change text:change-id="ct93825579530912"/><text:span text:style-name="T1"> I don’t want any Authority craft sneaking up on us.”</text:span></text:p>
      <text:p text:style-name="P7">“Put Gregory or Bastian on it.”</text:p>
      <text:p text:style-name="P7">“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7">“Right.” Captain Percy climbed to the control room to rouse her crew on the PA.</text:p>
      <text:p text:style-name="P7">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text:span><text:change text:change-id="ct93825579504624"/><text:span text:style-name="T1">from </text:span><text:change text:change-id="ct93825579542032"/><text:change-start text:change-id="ct93825579542272"/><text:span text:style-name="T1">which </text:span><text:change-end text:change-id="ct93825579542272"/><text:span text:style-name="T1">he had hung a hefty chain hoist. Gregory was down in the cargo hold</text:span><text:change-start text:change-id="ct93825579542512"/><text:span text:style-name="T1">,</text:span><text:change-end text:change-id="ct93825579542512"/><text:span text:style-name="T1"> securing the end of the chain to the welding rig. When he had it ready, </text:span><text:change text:change-id="ct93825579542960"/><text:change-start text:change-id="ct93825579543200"/><text:span text:style-name="T1">he </text:span><text:change-end text:change-id="ct93825579543200"/><text:span text:style-name="T1">gave Owen the thumbs up.</text:span></text:p>
      <text:p text:style-name="Text_20_body"><text:span text:style-name="T1">“Hey Gregory,” Owen called down to him, “while I’m hauling the welding rig up, take a look around: we still need the material for the mating collar. And get the gangway into position</text:span><text:change-start text:change-id="ct93825579545808"/><text:span text:style-name="T1">—</text:span><text:change-end text:change-id="ct93825579545808"/><text:change text:change-id="ct93825579546048"/><text:span text:style-name="T1">I’ll need it to wheel this fucking thing across to the </text:span><text:span text:style-name="T2">Gnat</text:span><text:span text:style-name="T1">. Also</text:span><text:change-start text:change-id="ct93825579546288"/><text:span text:style-name="T1">,</text:span><text:change-end text:change-id="ct93825579546288"/><text:span text:style-name="T1"> get the long power cables for the welding rig, some heavy clamps, and a welding mask.” Owen looked across at the deck of the </text:span><text:span text:style-name="T2">Gnat</text:span><text:change-start text:change-id="ct93825579546768"/><text:span text:style-name="T1">,</text:span><text:change-end text:change-id="ct93825579546768"/><text:span text:style-name="T1"> </text:span><text:change-start text:change-id="ct93825579548112"/><text:span text:style-name="T1">where </text:span><text:change-end text:change-id="ct93825579548112"/><text:change text:change-id="ct93825579548432"/><text:span text:style-name="T1">the chop wash</text:span><text:change-start text:change-id="ct93825579550608"/><text:span text:style-name="T1">ed</text:span><text:change-end text:change-id="ct93825579550608"/><text:change text:change-id="ct93825579550928"/><text:span text:style-name="T1"> over </text:span><text:change text:change-id="ct93825579552368"/><text:change-start text:change-id="ct93825579554656"/><text:span text:style-name="T1">while </text:span><text:change-end text:change-id="ct93825579554656"/><text:span text:style-name="T1">Chips and Shakes </text:span><text:change text:change-id="ct93825579556096"/><text:change-start text:change-id="ct93825579558704"/><text:span text:style-name="T1">drew</text:span><text:change-end text:change-id="ct93825579558704"/><text:span text:style-name="T1"> lines on the top of the sail with a grease pencil. “Uh</text:span><text:change text:change-id="ct93825579560144"/><text:change-start text:change-id="ct93825579561584"/><text:span text:style-name="T1"> . . . </text:span><text:change-end text:change-id="ct93825579561584"/><text:change text:change-id="ct93825579561904"/><text:span text:style-name="T1">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text:span><text:change-start text:change-id="ct93825577922400"/><text:span text:style-name="T1">,</text:span><text:change-end text:change-id="ct93825577922400"/><text:span text:style-name="T1"> as the lifting capabilities of the chain were both augmented and slowed by the wheels it looped through.</text:span></text:p>
      <text:p text:style-name="Text_20_body"><text:soft-page-break/><text:span text:style-name="T1">When he finally got the welding rig suspended over the deck, he gave it a little kick, and when it swung back</text:span><text:change-start text:change-id="ct93825578095712"/><text:span text:style-name="T1">,</text:span><text:change-end text:change-id="ct93825578095712"/><text:span text:style-name="T1"> he let the chain out and grabbed the rig as it touched the deck and tilted back toward the hole. This was actually a two-person job</text:span><text:change-start text:change-id="ct93825573722928"/><text:span text:style-name="T1">:</text:span><text:change-end text:change-id="ct93825573722928"/><text:change text:change-id="ct93825578038144"/><text:span text:style-name="T1"> a mistake would mean a </text:span><text:change text:change-id="ct93825579563120"/><text:change-start text:change-id="ct93825579563360"/><text:span text:style-name="T1">ten</text:span><text:change-end text:change-id="ct93825579563360"/><text:span text:style-name="T1">-meter drop into the cargo hold, and probably being maimed or killed.</text:span></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text:span><text:change-start text:change-id="ct93825579563952"/><text:span text:style-name="T1"> and </text:span><text:change-end text:change-id="ct93825579563952"/><text:change text:change-id="ct93825577751104"/><text:span text:style-name="T1">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ext:span><text:change-start text:change-id="ct93825574302896"/><text:span text:style-name="T1">,</text:span><text:change-end text:change-id="ct93825574302896"/><text:span text:style-name="T1">though</text:span><text:change-start text:change-id="ct93825579557728"/><text:span text:style-name="T1">.</text:span><text:change-end text:change-id="ct93825579557728"/><text:change text:change-id="ct93825579518432"/><text:span text:style-name="T1"> Shakes here built the sail fat enough across the beam that we can make the welds fuckin’ flat. Ya just need a piece of steel cylinder of the right diameter</text:span><text:change-start text:change-id="ct93825579548672"/><text:span text:style-name="T1">. </text:span><text:change-end text:change-id="ct93825579548672"/><text:change text:change-id="ct93825579551168"/><text:change-start text:change-id="ct93825574662592"/><text:span text:style-name="T1">C</text:span><text:change-end text:change-id="ct93825574662592"/><text:change text:change-id="ct93825574662960"/><text:span text:style-name="T1">ut it even, then weld it around the hatch opening. And then weld those spare male docking clamps we got onto the sides of the cylinder.”</text:span></text:p>
      <text:p text:style-name="P7">“How am I going to get a cylinder the right diameter?”</text:p>
      <text:p text:style-name="Text_20_body"><text:span text:style-name="T1">“Worst fuckin’ case</text:span><text:change-start text:change-id="ct93825579553456"/><text:span text:style-name="T1">,</text:span><text:change-end text:change-id="ct93825579553456"/><text:span text:style-name="T1"> you have to weld it together out of over</text:span><text:change text:change-id="ct93825579553696"/><text:span text:style-name="T1">lapping curved pieces. But I think I might have a hunk of steel tube in the scrap pile left over from repairs to the mating collar on the </text:span><text:span text:style-name="T2">Prospect</text:span><text:span text:style-name="T1"> a while back. In that case we might</text:span><text:change text:change-id="ct93825579551648"/><text:change-start text:change-id="ct93825579551888"/><text:span text:style-name="T1">—</text:span><text:change-end text:change-id="ct93825579551888"/><text:span text:style-name="T1">if you’re a fuckin’ lucky son</text:span><text:change-start text:change-id="ct93825579555456"/><text:span text:style-name="T1">-</text:span><text:change-end text:change-id="ct93825579555456"/><text:span text:style-name="T1">of-uh-ho-ar</text:span><text:change text:change-id="ct93825579555696"/><text:change-start text:change-id="ct93825579558944"/><text:span text:style-name="T1">—</text:span><text:change-end text:change-id="ct93825579558944"/><text:span text:style-name="T1">have something exactly the right fucking diameter already.”</text:span></text:p>
      <text:p text:style-name="P7">Owen nodded. “And how’re the docking clamps going to be activated? They’re electro-magnetic, right?”</text:p>
      <text:p text:style-name="Text_20_body"><text:span text:style-name="T1">“Yeah,” said Shakes</text:span><text:change-start text:change-id="ct93825579567920"/><text:span text:style-name="T1">.</text:span><text:change-end text:change-id="ct93825579567920"/><text:change text:change-id="ct93825579568160"/><text:span text:style-name="T1"> “</text:span><text:change-start text:change-id="ct93825579570208"/><text:span text:style-name="T1">W</text:span><text:change-end text:change-id="ct93825579570208"/><text:change text:change-id="ct93825579570448"/><text:span text:style-name="T1">e’ll need to drill some through-hull fittings. That sucks, but it shouldn’t be too hard to make them water</text:span><text:change text:change-id="ct93825579570688"/><text:span text:style-name="T1">tight to </text:span><text:change text:change-id="ct93825579571216"/><text:change-start text:change-id="ct93825579571456"/><text:span text:style-name="T1">thirty </text:span><text:change-end text:change-id="ct93825579571456"/><text:span text:style-name="T1">meters, which is what I usually call the depth limit of the </text:span><text:span text:style-name="T2">Gnat</text:span><text:span text:style-name="T1">. And if they do happen to leak</text:span><text:change text:change-id="ct93825579571696"/><text:change-start text:change-id="ct93825579571936"/><text:span text:style-name="T1"> . . . </text:span><text:change-end text:change-id="ct93825579571936"/><text:change text:change-id="ct93825579572176"/><text:span text:style-name="T1">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text:span><text:change-start text:change-id="ct93825579573328"/><text:span text:style-name="T1">s</text:span><text:change-end text:change-id="ct93825579573328"/><text:change text:change-id="ct93825579573568"/><text:span text:style-name="T1">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7"><text:soft-page-break/>“Ugly-as-fuck is my other name,” said Shakes.</text:p>
      <text:p text:style-name="Text_20_body"><text:span text:style-name="T1">“Listen to the kid, Capt</text:span><text:change-start text:change-id="ct93825579575088"/><text:span text:style-name="T1">’</text:span><text:change-end text:change-id="ct93825579575088"/><text:span text:style-name="T1"> Shakes. He’s gettin’ a fuckin’ touch for this stuff,” said Chips.</text:span></text:p>
      <text:p text:style-name="P7">“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7">“I’ll get Gregory digging through that scrap steel, see if he can find that tube she was talkin’ about,” Owen said.</text:p>
      <text:p text:style-name="P7"> </text:p>
      <text:p text:style-name="Text_20_body"><text:span text:style-name="T1">This was going to be an extremely tough job. Not as tough</text:span><text:change-start text:change-id="ct93825579578880"/><text:span text:style-name="T1">, Owen reminded himself,</text:span><text:change-end text:change-id="ct93825579578880"/><text:span text:style-name="T1"> as welding the pressure hull back together under</text:span><text:change text:change-id="ct93825579579408"/><text:span text:style-name="T1">water</text:span><text:change-start text:change-id="ct93825579579648"/><text:span text:style-name="T1">,</text:span><text:change-end text:change-id="ct93825579579648"/><text:span text:style-name="T1"> like Chips was currently doing, </text:span><text:change text:change-id="ct93825579579888"/><text:span text:style-name="T1">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text:span><text:change-start text:change-id="ct93825577993472"/><text:span text:style-name="T1"> </text:span><text:change-end text:change-id="ct93825577993472"/><text:change text:change-id="ct93825579580880"/><text:span text:style-name="T1">by</text:span><text:change-start text:change-id="ct93825579583104"/><text:span text:style-name="T1"> </text:span><text:change-end text:change-id="ct93825579583104"/><text:change text:change-id="ct93825579583600"/><text:span text:style-name="T1">one like a nurse supporting a surgeon </text:span><text:change text:change-id="ct93825579584992"/><text:change-start text:change-id="ct93825579584688"/><text:span text:style-name="T1">while he opened </text:span><text:change-end text:change-id="ct93825579584688"/><text:span text:style-name="T1">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text:span><text:change text:change-id="ct93825574751008"/><text:span text:style-name="T1">sometimes smack</text:span><text:change-start text:change-id="ct93825579588144"/><text:span text:style-name="T1">ed</text:span><text:change-end text:change-id="ct93825579588144"/><text:span text:style-name="T1"> </text:span><text:change text:change-id="ct93825579588384"/><text:span text:style-name="T1">against the sail and sho</text:span><text:change text:change-id="ct93825579588624"/><text:span text:style-name="T1">t up right where Shakes </text:span><text:change text:change-id="ct93825579588864"/><text:change-start text:change-id="ct93825579589104"/><text:span text:style-name="T1">was</text:span><text:change-end text:change-id="ct93825579589104"/><text:span text:style-name="T1"> welding.</text:span></text:p>
      <text:p text:style-name="Text_20_body"><text:span text:style-name="T1">Shakes stood astride his boat</text:span><text:change-start text:change-id="ct93825579589632"/><text:span text:style-name="T1">,</text:span><text:change-end text:change-id="ct93825579589632"/><text:span text:style-name="T1"> lolling in the surface of the sea </text:span><text:change text:change-id="ct93825579589872"/><text:change-start text:change-id="ct93825579590112"/><text:span text:style-name="T1">just as some</text:span><text:change-end text:change-id="ct93825579590112"/><text:change text:change-id="ct93825579590352"/><text:span text:style-name="T1">one might stand on a mountain</text:span><text:change text:change-id="ct93825579590832"/><text:span text:style-name="T1">top. He took a pinch of dried leaves from the pouch in his jacket pocket and stuck them between his teeth</text:span><text:change-start text:change-id="ct93825579591072"/><text:span text:style-name="T1">, then </text:span><text:change-end text:change-id="ct93825579591072"/><text:change text:change-id="ct93825579590592"/><text:span text:style-name="T1">lit a cigarette</text:span><text:change text:change-id="ct93825579591312"/><text:span text:style-name="T1"> and put it to his lips. He leveled the mask on his head</text:span><text:change text:change-id="ct93825579591552"/><text:span text:style-name="T1"> and slipped the heavy welding gloves onto his hands. He picked up the torch</text:span><text:change text:change-id="ct93825579592752"/><text:span text:style-name="T1"> and</text:span><text:change-start text:change-id="ct93825579592992"/><text:span text:style-name="T1">,</text:span><text:change-end text:change-id="ct93825579592992"/><text:span text:style-name="T1"> standing straight up, opened his arms wide and closed his eyes. He took long slow breaths through </text:span><text:change text:change-id="ct93825579593552"/><text:span text:style-name="T1">lips </text:span><text:change-start text:change-id="ct93825579596096"/><text:span text:style-name="T1">gapped </text:span><text:change-end text:change-id="ct93825579596096"/><text:change text:change-id="ct93825579596416"/><text:change-start text:change-id="ct93825579597408"/><text:span text:style-name="T1">around </text:span><text:change-end text:change-id="ct93825579597408"/><text:span text:style-name="T1">his cigarette, his breathing rattling a little with the spittle coming up to </text:span><text:change text:change-id="ct93825577916224"/><text:span text:style-name="T1">dismantle the leaves in his cheek. He cleared his mind and focused on his breathing. He felt the swell and rhythm of the ocean, the time </text:span><text:change text:change-id="ct93825574774688"/><text:span text:style-name="T1">marked out by the clink of the adjustable wrenches hanging from his belt. He called </text:span><text:change-start text:change-id="ct93825579599424"/><text:span text:style-name="T1">to him </text:span><text:change-end text:change-id="ct93825579599424"/><text:span text:style-name="T1">the gods of steady hands and perfect welds</text:span><text:change text:change-id="ct93825579598976"/><text:span text:style-name="T1">.</text:span></text:p>
      <text:p text:style-name="Text_20_body"><text:span text:style-name="T1">He opened his eyes, sp</text:span><text:change text:change-id="ct93825574683552"/><text:change-start text:change-id="ct93825579603056"/><text:span text:style-name="T1">a</text:span><text:change-end text:change-id="ct93825579603056"/><text:span text:style-name="T1">t the remaining half of the cigarette </text:span><text:change text:change-id="ct93825579603296"/><text:span text:style-name="T1">into the ocean, leaned over, and flipped </text:span><text:change-start text:change-id="ct93825579603776"/><text:span text:style-name="T1">down </text:span><text:change-end text:change-id="ct93825579603776"/><text:span text:style-name="T1">the welding mask</text:span><text:change text:change-id="ct93825579603536"/><text:span text:style-name="T1">.</text:span></text:p>
      <text:p text:style-name="Text_20_body"><text:span text:style-name="T1">And with a flash of blue arc, </text:span><text:change-start text:change-id="ct93825579604928"/><text:span text:style-name="T1">he </text:span><text:change-end text:change-id="ct93825579604928"/><text:span text:style-name="T1">proceeded to lay down the foulest, globbing booger-weld Owen had ever seen. Smoking masses of material built up on top of smoking masses, curled over</text:span><text:change text:change-id="ct93825579605520"/><text:span text:style-name="T1"> and gooped around in carbon-coated black curves. Shakes gripped the welding stick fiercely, the muscles of his forearms tensed</text:span><text:change text:change-id="ct93825579606048"/><text:span text:style-name="T1">. The tip </text:span><text:soft-page-break/><text:span text:style-name="T1">wavered back and forth across the line the weld was supposed to follow so that it looked like he might be trying to sign the work rather than repair it.</text:span></text:p>
      <text:p text:style-name="Text_20_body"><text:span text:style-name="T1">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text:span><text:change text:change-id="ct93825579607104"/><text:change-start text:change-id="ct93825579607344"/><text:span text:style-name="T1">He </text:span><text:change-end text:change-id="ct93825579607344"/><text:span text:style-name="T1">knew that that starting and stopping like that was bad for a welder who wanted to make a clean, strong weld. But since Shake</text:span><text:change-start text:change-id="ct93825579607584"/><text:span text:style-name="T1">s</text:span><text:change-end text:change-id="ct93825579607584"/><text:span text:style-name="T1">’s welds were about the worst he’d ever seen, that seemed like the least of his problems. The hot welds steamed when the water ran over them, which Owen was pretty sure would not contribute t</text:span><text:change-start text:change-id="ct93825579581120"/><text:span text:style-name="T1">o t</text:span><text:change-end text:change-id="ct93825579581120"/><text:span text:style-name="T1">he</text:span><text:change-start text:change-id="ct93825579580640"/><text:span text:style-name="T1">ir</text:span><text:change-end text:change-id="ct93825579580640"/><text:span text:style-name="T1"> strength</text:span><text:change text:change-id="ct93825579595008"/><text:span text:style-name="T1">.</text:span></text:p>
      <text:p text:style-name="Text_20_body"><text:span text:style-name="T1">“You</text:span><text:change text:change-id="ct93825579597904"/><text:change-start text:change-id="ct93825573863424"/><text:span text:style-name="T1"> . . . </text:span><text:change-end text:change-id="ct93825573863424"/><text:change text:change-id="ct93825574803488"/><text:span text:style-name="T1">built this boat?” Owen asked Shakes</text:span><text:change-start text:change-id="ct93825579598336"/><text:span text:style-name="T1"> </text:span><text:change-end text:change-id="ct93825579598336"/><text:change text:change-id="ct93825574811872"/><text:span text:style-name="T1">when he raised his head up for a break.</text:span></text:p>
      <text:p text:style-name="P7">“Aye fuckin’ ya. On a mountain top.”</text:p>
      <text:p text:style-name="Text_20_body"><text:span text:style-name="T1">“And</text:span><text:change text:change-id="ct93825579581856"/><text:change-start text:change-id="ct93825579607824"/><text:span text:style-name="T1"> . . .</text:span><text:change-end text:change-id="ct93825579607824"/><text:span text:style-name="T1"> it doesn’t leak</text:span><text:change text:change-id="ct93825579608064"/><text:change-start text:change-id="ct93825579608304"/><text:span text:style-name="T1"> . . .</text:span><text:change-end text:change-id="ct93825579608304"/><text:span text:style-name="T1"> too much?”</text:span></text:p>
      <text:p text:style-name="P7">“Ah well, ye know there’s always gonna be ‘nother leak. I just patch em and keep fuckin’ movin’.”</text:p>
      <text:p text:style-name="P7">“Lot of patches?”</text:p>
      <text:p text:style-name="P7">“Sometimes it seems like it’s more patch than original boat. But then, since it was built from scraps, it has always been a fuckin’ quilty kinda thing.”</text:p>
      <text:p text:style-name="P7">By the time they finished welding the support struts down the side of the hull, the new mating collar looked like a bipedal birthday cake, frosted by a toddler using a cancerous mixture of coke and pitch.</text:p>
      <text:p text:style-name="P7">“You think that’ll hold?” Owen asked, looking at the mess doubtfully.</text:p>
      <text:p text:style-name="Text_20_body"><text:span text:style-name="T1">“Aw</text:span><text:change-start text:change-id="ct93825574816048"/><text:span text:style-name="T1">,</text:span><text:change-end text:change-id="ct93825574816048"/><text:span text:style-name="T1"> hells ya. Look at how much material we welded into that thing! See, an engineer can build a thing to an exact fuckin’ spec and</text:span><text:change text:change-id="ct93825574799360"/><text:change-start text:change-id="ct93825574815680"/><text:span text:style-name="T1">—</text:span><text:change-end text:change-id="ct93825574815680"/><text:span text:style-name="T1">if they’re a real right good fuckin’ engineer</text:span><text:change text:change-id="ct93825579610464"/><text:change-start text:change-id="ct93825579596656"/><text:span text:style-name="T1">—</text:span><text:change-end text:change-id="ct93825579596656"/><text:span text:style-name="T1">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text:span><text:change text:change-id="ct93825579596992"/><text:change-start text:change-id="ct93825578353408"/><text:span text:style-name="T1">—</text:span><text:change-end text:change-id="ct93825578353408"/><text:span text:style-name="T1">so I’ll be ready for what I don’t expect.”</text:span></text:p>
      <text:p text:style-name="P7">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text:span><text:change-start text:change-id="ct93825579615904"/><text:span text:style-name="T1">,</text:span><text:change-end text:change-id="ct93825579615904"/><text:span text:style-name="T1"> that’s what we’ll be fuckin’ doing fer sure</text:span><text:change-start text:change-id="ct93825579616144"/><text:span text:style-name="T1">,</text:span><text:change-end text:change-id="ct93825579616144"/><text:span text:style-name="T1"> when once we got the </text:span><text:span text:style-name="T2">Gnat</text:span><text:span text:style-name="T1"> set up dragging under your boat over there. Why don’t you go tell that big Hemi guy we’re ready here.”</text:span></text:p>
      <text:p text:style-name="P7"><text:soft-page-break/> </text:p>
      <text:p text:style-name="Text_20_body"><text:span text:style-name="T1">Getting all the gear from the welding operation stowed back in the cargo hold took longer than expected. The chop was building a bit, </text:span><text:change text:change-id="ct93825579616384"/><text:change-start text:change-id="ct93825579618192"/><text:span text:style-name="T1">which</text:span><text:change-end text:change-id="ct93825579618192"/><text:span text:style-name="T1"> made doing anything aboard the </text:span><text:span text:style-name="T2">Gnat</text:span><text:span text:style-name="T1"> more difficult. Once Hemi saw all the odds and ends stowed below and checked the main cargo hatch seal, he went to the forward end of the cargo hold to see how Chips</text:span><text:change-start text:change-id="ct93825579619168"/><text:span text:style-name="T1">’s work</text:span><text:change-end text:change-id="ct93825579619168"/><text:span text:style-name="T1"> was coming along</text:span><text:change text:change-id="ct93825579619408"/><text:span text:style-name="T1">. She was welding yet more scraps of metal patches over the still-leaking wound in the pressure hull. Thankfully</text:span><text:change-start text:change-id="ct93825579621600"/><text:span text:style-name="T1">,</text:span><text:change-end text:change-id="ct93825579621600"/><text:span text:style-name="T1"> the water level was at least down enough that Chips was wading instead of swimming.</text:span></text:p>
      <text:p text:style-name="Text_20_body"><text:span text:style-name="T1">Captain Percy came walking down the cargo hold and met up with Hemi </text:span><text:change text:change-id="ct93825574273744"/><text:span text:style-name="T1">at the water’s edge in the forward end. Chips looked up </text:span><text:change text:change-id="ct93825574839680"/><text:span text:style-name="T1">and glared at her</text:span><text:change text:change-id="ct93825573870416"/><text:span text:style-name="T1"> but </text:span><text:change-start text:change-id="ct93825579623328"/><text:span text:style-name="T1">immediately </text:span><text:change-end text:change-id="ct93825579623328"/><text:span text:style-name="T1">went </text:span><text:change text:change-id="ct93825579623920"/><text:span text:style-name="T1">back to her welding.</text:span></text:p>
      <text:p text:style-name="Text_20_body"><text:span text:style-name="T1">“We are ready to try this connecting up the </text:span><text:span text:style-name="T2">Gnat</text:span><text:span text:style-name="T1"> move,” Hemi said to Percy</text:span><text:change text:change-id="ct93825579624848"/><text:span text:style-name="T1">.</text:span></text:p>
      <text:p text:style-name="Text_20_body"><text:span text:style-name="T1">“Good,” said Percy through an exhale of </text:span><text:change text:change-id="ct93825579625728"/><text:span text:style-name="T1">cigarillo smoke. Her eyes were bloodshot and her entire face drooping and wan</text:span><text:change text:change-id="ct93825579625968"/><text:span text:style-name="T1"> from lack of sleep. She had another cup of coffee in her </text:span><text:change text:change-id="ct93825579626208"/><text:span text:style-name="T1">hand. “Need anything else from me wh</text:span><text:change-start text:change-id="ct93825579626448"/><text:span text:style-name="T1">ile</text:span><text:change-end text:change-id="ct93825579626448"/><text:change text:change-id="ct93825579626688"/><text:span text:style-name="T1"> you try the mating?”</text:span></text:p>
      <text:p text:style-name="Text_20_body"><text:span text:style-name="T1">“I do not think so. But it will go much easier for Shakes if we can put the </text:span><text:span text:style-name="T2">Prospect</text:span><text:span text:style-name="T1"> in motion</text:span><text:change-start text:change-id="ct93825579627568"/><text:span text:style-name="T1"> </text:span><text:change-end text:change-id="ct93825579627568"/><text:change text:change-id="ct93825579627808"/><text:span text:style-name="T1">and lower the deck under</text:span><text:change text:change-id="ct93825579628048"/><text:change-start text:change-id="ct93825579628560"/><text:span text:style-name="T1">—</text:span><text:change-end text:change-id="ct93825579628560"/><text:span text:style-name="T1">just run sail-up. At that depth the waves will have a lot less effect on the motion of the boat.”</text:span></text:p>
      <text:p text:style-name="P7">Chips looked up from her work again when she heard this.</text:p>
      <text:p text:style-name="P7">“Do we have the battery left for that?” asked Percy</text:p>
      <text:p text:style-name="Text_20_body"><text:span text:style-name="T1">“Ten minutes at a creep speed</text:span><text:change-start text:change-id="ct93825579630720"/><text:span text:style-name="T1">,</text:span><text:change-end text:change-id="ct93825579630720"/><text:span text:style-name="T1"> maybe? I believe we can just manage it. I am more worried about whether we have enough fine control over the buoyancy to lower the boat just a few meters like that.”</text:span></text:p>
      <text:p text:style-name="Text_20_body"><text:span text:style-name="T1">“But if we can run at sail-up depth, we’ll also be a much harder </text:span><text:change text:change-id="ct93825579631600"/><text:span text:style-name="T1">target </text:span><text:change-start text:change-id="ct93825579631840"/><text:span text:style-name="T1">to spot </text:span><text:change-end text:change-id="ct93825579631840"/><text:span text:style-name="T1">as we head for the depot.”</text:span></text:p>
      <text:p text:style-name="Text_20_body"><text:span text:style-name="T1">“Ah</text:span><text:change-start text:change-id="ct93825579632960"/><text:span text:style-name="T1">,</text:span><text:change-end text:change-id="ct93825579632960"/><text:span text:style-name="T1"> fuck ya both, ya leaking assholes!” Chips interrupted from where she was standing in the water. “Yer determined to fuckin’ sink us! Are ya forgetting the high-pressure system is fucking depleted? I doubt there’s enough fuckin’ pressure left for a full blow if something goes wrong. Fuck</text:span><text:change text:change-id="ct93825579633808"/><text:change-start text:change-id="ct93825579634048"/><text:span text:style-name="T1">—</text:span><text:change-end text:change-id="ct93825579634048"/><text:span text:style-name="T1">there’s probably also not enough fuckin’ power in the batteries to bring us back to the surface with the fuckin’ low-pressure system! We’ll be lucky to fuckin be leapin’ out the top of the sail as it lowers away under us heading for the fuckin’ bottom!”</text:span></text:p>
      <text:p text:style-name="Text_20_body"><text:span text:style-name="T1">Captain Percy just stared at Chips, her mouth </text:span><text:change text:change-id="ct93825574666928"/><text:span text:style-name="T1">a hard line.</text:span></text:p>
      <text:p text:style-name="Text_20_body"><text:span text:style-name="T1">“I agree, Chips,” said Hemi</text:span><text:change-start text:change-id="ct93825579636688"/><text:span text:style-name="T1">.</text:span><text:change-end text:change-id="ct93825579636688"/><text:change text:change-id="ct93825579636928"/><text:span text:style-name="T1"> “</text:span><text:change-start text:change-id="ct93825579637168"/><text:span text:style-name="T1">I</text:span><text:change-end text:change-id="ct93825579637168"/><text:change text:change-id="ct93825579637408"/><text:span text:style-name="T1">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Text_20_body"><text:soft-page-break/><text:span text:style-name="T1">“Aye well, yer both fuckin’ suicidal, and murder-fucking-cidal</text:span><text:change text:change-id="ct93825579637648"/><text:change-start text:change-id="ct93825579638528"/><text:span text:style-name="T1">—</text:span><text:change-end text:change-id="ct93825579638528"/><text:span text:style-name="T1">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span></text:p>
      <text:p text:style-name="P7">“There is no reason to think the valves will not close,” Hemi said.</text:p>
      <text:p text:style-name="P7">“And you, Chips, will go double-check those devices our lives depend on before we try this operation,” said Percy, her eyes grinding away at Chips.</text:p>
      <text:p text:style-name="Text_20_body"><text:span text:style-name="T1">“The fuckin’ problem,” said Chips, furious and exasperated, “is there’s no fucking back-up plan</text:span><text:change text:change-id="ct93825579640688"/><text:change-start text:change-id="ct93825579640928"/><text:span text:style-name="T1">—</text:span><text:change-end text:change-id="ct93825579640928"/><text:span text:style-name="T1">no fail-safe, no redundancy. The boat works perfect</text:span><text:change-start text:change-id="ct93825579641808"/><text:span text:style-name="T1">-</text:span><text:change-end text:change-id="ct93825579641808"/><text:change text:change-id="ct93825579642048"/><text:span text:style-name="T1">like, or we all fuckin’ die. Submarinin’ is just too fuckin’ dangerous for no backup-system.”</text:span></text:p>
      <text:p text:style-name="Text_20_body"><text:span text:style-name="T1">“We are not disputing that</text:span><text:change-start text:change-id="ct93825579642288"/><text:span text:style-name="T1">,</text:span><text:change-end text:change-id="ct93825579642288"/><text:span text:style-name="T1"> Chips,” said Hemi, as calm as always, “but sinking is only one of the risks we face right now. Go check the ballast tank valves</text:span><text:change text:change-id="ct93825579643456"/><text:change-start text:change-id="ct93825579644032"/><text:span text:style-name="T1">—</text:span><text:change-end text:change-id="ct93825579644032"/><text:span text:style-name="T1">make sure you are confident they will work the way they are supposed to. When you are satisfied they will work, let me know, and we will put the top deck underwater.”</text:span></text:p>
      <text:p text:style-name="P7"> </text:p>
      <text:p text:style-name="Text_20_body"><text:span text:style-name="T1">Ten minutes later</text:span><text:change-start text:change-id="ct93825579645264"/><text:span text:style-name="T1">,</text:span><text:change-end text:change-id="ct93825579645264"/><text:span text:style-name="T1">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text:span><text:change text:change-id="ct93825579646176"/><text:span text:style-name="T1"> and noted everything with a pencil on a clipboard. He got on the external PA and called Shakes to the control room.</text:span></text:p>
      <text:p text:style-name="Text_20_body"><text:span text:style-name="T1">Shakes</text:span><text:change text:change-id="ct93825579647056"/><text:span text:style-name="T1"> appeared on the bridge at the top of the </text:span><text:span text:style-name="T2">Prospect’s</text:span><text:span text:style-name="T1"> sail. He looked down at Hemi through the open hatch into the control room and called to him, “</text:span><text:change-start text:change-id="ct93825579647296"/><text:span text:style-name="T1">Y</text:span><text:change-end text:change-id="ct93825579647296"/><text:change text:change-id="ct93825579647536"/><text:span text:style-name="T1">a fuckin’ ready</text:span><text:change-start text:change-id="ct93825579648448"/><text:span text:style-name="T1">,</text:span><text:change-end text:change-id="ct93825579648448"/><text:span text:style-name="T1">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false"><dc:creator>Julia Ringo</dc:creator><dc:date>2023-10-18T10:50:00</dc:date><meta:creator-initials>JR</meta:creator-initials><text:p><text:span text:style-name="T4">Echo of beginning of paragraph OK?</text:span></text:p></office:annotation><text:span text:style-name="T1">just about </text:span><office:annotation-end office:name="__Annotation__4254_2956951863"/><text:span text:style-name="T1">under where the sail would be on the bottom</text:span><text:change text:change-id="ct93825579649488"/><text:change-start text:change-id="ct93825579657024"/><text:span text:style-name="T1">—</text:span><text:change-end text:change-id="ct93825579657024"/><text:span text:style-name="T1">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change text:change-id="ct93825579424224"/><text:change-start text:change-id="ct93825579509120"/><text:span text:style-name="T1"> . . . </text:span><text:change-end text:change-id="ct93825579509120"/><text:span text:style-name="T1"><text:s/>like a male angler fish.”</text:span></text:p>
      <text:p text:style-name="Text_20_body"><text:span text:style-name="T1">Shakes raised his middle finger and held it out in front of him, toward</text:span><text:change text:change-id="ct93825574354416"/><text:span text:style-name="T1"> Hemi.</text:span></text:p>
      <text:p text:style-name="Text_20_body"><text:span text:style-name="T1">“</text:span><text:change text:change-id="ct93825574795216"/><text:change-start text:change-id="ct93825579659712"/><text:span text:style-name="T1"> . . . </text:span><text:change-end text:change-id="ct93825579659712"/><text:span text:style-name="T1">When you are clamped on, bang on your hatch with one of those wrenches of yours. I will have Gregory down there waiting to hear from you. Do </text:span><text:span text:style-name="T2">not</text:span><text:span text:style-name="T1"> open the hatch </text:span><text:change-start text:change-id="ct93825579514848"/><text:span text:style-name="T1">’</text:span><text:change-end text:change-id="ct93825579514848"/><text:span text:style-name="T1">ti</text:span><text:change text:change-id="ct93825579515968"/><text:span text:style-name="T1">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oft-page-break/><text:span text:style-name="T1">Shakes pounded his acknowledgment on the side of the sail, and his head disappeared from the bridge. It was still so quiet aboard the </text:span><text:span text:style-name="T2">Prospect</text:span><text:change-start text:change-id="ct93825579517008"/><text:span text:style-name="T1">,</text:span><text:change-end text:change-id="ct93825579517008"/><text:span text:style-name="T1"> with no engines and so few systems running</text:span><text:change-start text:change-id="ct93825579522000"/><text:span text:style-name="T1">,</text:span><text:change-end text:change-id="ct93825579522000"/><text:span text:style-name="T1"> that they could hear the </text:span><text:span text:style-name="T2">Gnat’s</text:span><text:span text:style-name="T1"> </text:span><text:change-start text:change-id="ct93825579530624"/><text:span text:style-name="T1">d</text:span><text:change-end text:change-id="ct93825579530624"/><text:change text:change-id="ct93825579535904"/><text:span text:style-name="T1">iesels fire up, and inarticulate shouts from Shakes to Gregory on the deck as Shakes cast off the lines and Gregory retrieved them and pulled up the fenders.</text:span></text:p>
      <text:p text:style-name="P7">“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7">“I’m allllways fuckin’ genteel.”</text:p>
      <text:p text:style-name="Text_20_body"><text:span text:style-name="T1">“We are going to take the </text:span><text:span text:style-name="T2">Prospect</text:span><text:span text:style-name="T1"> down to sail-out depth now. Hold tight until I give you the go.”</text:span></text:p>
      <text:p text:style-name="Text_20_body"><text:span text:style-name="T1">Hemi got on the ship PA and flipped the switch for both internal and external speakers. “Gregory, lock down all the external hatches as you come back inside. Owen and Bastian, come up to the control room</text:span><text:change-start text:change-id="ct93825579584192"/><text:span text:style-name="T1">—</text:span><text:change-end text:change-id="ct93825579584192"/><text:change text:change-id="ct93825579539536"/><text:span text:style-name="T1">we are going to dive the boat to sail-out depth.”</text:span></text:p>
      <text:p text:style-name="Text_20_body"><text:span text:style-name="T1">Moments later the entire crew converged on the control room. </text:span><office:annotation office:name="__Annotation__4315_2956951863" loext:resolved="false"><dc:creator>Julia Ringo</dc:creator><dc:date>2023-10-18T10:53:00</dc:date><meta:creator-initials>JR</meta:creator-initials><text:p><text:span text:style-name="T4">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Text_20_body"><text:span text:style-name="T1">Captain Percy looked at Chips</text:span><text:change-start text:change-id="ct93825579540464"/><text:span text:style-name="T1">,</text:span><text:change-end text:change-id="ct93825579540464"/><text:span text:style-name="T1"> knowing the question she wanted to ask was obvious and unnecessary, but she asked it anyway</text:span><text:change-start text:change-id="ct93825579541104"/><text:span text:style-name="T1">.</text:span><text:change-end text:change-id="ct93825579541104"/><text:change text:change-id="ct93825579544848"/><text:span text:style-name="T1"> “</text:span><text:change-start text:change-id="ct93825579562832"/><text:span text:style-name="T1">W</text:span><text:change-end text:change-id="ct93825579562832"/><text:change text:change-id="ct93825579547744"/><text:span text:style-name="T1">hy the fuck are you here?”</text:span></text:p>
      <text:p text:style-name="Text_20_body"><text:span text:style-name="T1">“If we fuckin’ go down, I want to be right next to you when you know death is on you</text:span><text:change-start text:change-id="ct93825579664416"/><text:span text:style-name="T1">,</text:span><text:change-end text:change-id="ct93825579664416"/><text:span text:style-name="T1"> Captain Percy. I want to be able to look you in the eye when tell you: I fuckin’ told ya so,” said Chips.</text:span></text:p>
      <text:p text:style-name="Text_20_body"><text:span text:style-name="T1">“On every trip to hell</text:span><text:change-start text:change-id="ct93825574639408"/><text:span text:style-name="T1">,</text:span><text:change-end text:change-id="ct93825574639408"/><text:span text:style-name="T1"> Chips, a crowd of people stand on shore waving. And they shout their goodbyes, but they don’t say ‘bon voyage’, they say ’I told you so,</text:span><text:change-start text:change-id="ct93825579666176"/><text:span text:style-name="T1">’</text:span><text:change-end text:change-id="ct93825579666176"/><text:span text:style-name="T1">” replied Percy. “If you’re gonna be up here, sit at the radar and let us know if we’re going to have a surprise audience for this operation.”</text:span></text:p>
      <text:p text:style-name="Text_20_body"><text:span text:style-name="T1">Captain Percy waited for Gregory to clear the ladder from the control room on his way to the lowest deck of the boat with his instructions from Hemi before she climbed up into the control room</text:span><text:change-start text:change-id="ct93825579667408"/><text:span text:style-name="T1">,</text:span><text:change-end text:change-id="ct93825579667408"/><text:span text:style-name="T1"> which was once again at capacity with its full complement of four people.</text:span></text:p>
      <text:p text:style-name="Text_20_body"><text:span text:style-name="T1">“OK, Bastian. Give us a two</text:span><text:change-start text:change-id="ct93825579554016"/><text:span text:style-name="T1">-</text:span><text:change-end text:change-id="ct93825579554016"/><text:change text:change-id="ct93825579559536"/><text:span text:style-name="T1">knot creep. We want just enough to keep us steady against the motion of the water,” said Hemi.</text:span></text:p>
      <text:p text:style-name="P7">Bastian nudged the throttle forward, and they heard the hum of the electric motors rise from the depths of the boat as the propeller came under torque.</text:p>
      <text:p text:style-name="P7"><text:soft-page-break/>Percy pulled the ship-to-ship mic. “Shakes, we are going to try submerging the hull now. If you see the sail disappear, this boat is never coming back up.”</text:p>
      <text:p text:style-name="Text_20_body"><text:span text:style-name="T1">“Right,” Shakes’ voice crackled</text:span><text:change-start text:change-id="ct93825579567632"/><text:span text:style-name="T1">.</text:span><text:change-end text:change-id="ct93825579567632"/><text:change text:change-id="ct93825579570928"/><text:span text:style-name="T1"> “I won’t wait around for another meal then.”</text:span></text:p>
      <text:p text:style-name="P7">Percy hung the mic back on its nubbin. “OK, you know what the old submariners say: always do the stupidest things on the smallest amount of sleep.” She nodded to Hemi.</text:p>
      <text:p text:style-name="Text_20_body"><text:span text:style-name="T1">“Owen, open the main ballast valves,” Hemi </text:span><text:change text:change-id="ct93825579310592"/><text:change-start text:change-id="ct93825579311152"/><text:span text:style-name="T1">said</text:span><text:change-end text:change-id="ct93825579311152"/><text:change text:change-id="ct93825579604640"/><text:span text:style-name="T1">.</text:span></text:p>
      <text:p text:style-name="Text_20_body"><text:span text:style-name="T1">Owen swiveled his chair to face the tank control panel</text:span><text:change text:change-id="ct93825579605760"/><text:span text:style-name="T1">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span></text:p>
      <text:p text:style-name="P7">“Just a thin hair of down angle on the dive planes, if you please,” said Hemi.</text:p>
      <text:p text:style-name="Text_20_body"><text:span text:style-name="T1">Owen was ready for this</text:span><text:change-start text:change-id="ct93825579313568"/><text:span text:style-name="T1">;</text:span><text:change-end text:change-id="ct93825579313568"/><text:change text:change-id="ct93825574758432"/><text:span text:style-name="T1"> he had been resting one hand on the large wheel that controlled the dive planes. He rolled it a short distance around its circumference.</text:span></text:p>
      <text:p text:style-name="Text_20_body"><text:span text:style-name="T1">“As soon as you feel the angle on the boat</text:span><text:change-start text:change-id="ct93825579608896"/><text:span text:style-name="T1">,</text:span><text:change-end text:change-id="ct93825579608896"/><text:span text:style-name="T1"> Owen, level it back out again.” By the time Hemi had said this, there was already a slight angle down on the bow.</text:span></text:p>
      <text:p text:style-name="Text_20_body"><text:span text:style-name="T1">From the radar station below they could hear Chips muttering. “No fuckin’ redundant system, no fucking second chance at all</text:span><text:change text:change-id="ct93825579610176"/><text:change-start text:change-id="ct93825579616976"/><text:span text:style-name="T1"> . . .</text:span><text:change-end text:change-id="ct93825579616976"/><text:span text:style-name="T1">”</text:span></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text:span><text:change text:change-id="ct93825579624160"/><text:change-start text:change-id="ct93825579625440"/><text:span text:style-name="T1">shut </text:span><text:change-end text:change-id="ct93825579625440"/><text:span text:style-name="T1">the control wheels of the main ballast tank valves</text:span><text:change text:change-id="ct93825579627280"/><text:span text:style-name="T1">. They all listened for the sound of </text:span><text:change text:change-id="ct93825579629152"/><text:span text:style-name="T1">hissing, escaping air to stop. No one </text:span><text:change text:change-id="ct93825579629792"/><text:span text:style-name="T1">breat</text:span><text:change-start text:change-id="ct93825579636400"/><text:span text:style-name="T1">hed</text:span><text:change-end text:change-id="ct93825579636400"/><text:change text:change-id="ct93825579639120"/><text:span text:style-name="T1"> as the sound went on longer than it seemed like it should. But it wavered, slowed</text:span><text:change-start text:change-id="ct93825579273248"/><text:span text:style-name="T1">,</text:span><text:change-end text:change-id="ct93825579273248"/><text:span text:style-name="T1"> and ceased as the valves came to their closed position.</text:span></text:p>
      <text:p text:style-name="Text_20_body"><text:span text:style-name="T1">“Give it another minute</text:span><text:change text:change-id="ct93825575509616"/><text:change-start text:change-id="ct93825578760176"/><text:span text:style-name="T1"> . . . </text:span><text:change-end text:change-id="ct93825578760176"/><text:change text:change-id="ct93825579449104"/><text:span text:style-name="T1">make sure everything is where it should be</text:span><text:change text:change-id="ct93825579538896"/><text:change-start text:change-id="ct93825579538256"/><text:span text:style-name="T1"> . . .</text:span><text:change-end text:change-id="ct93825579538256"/><text:span text:style-name="T1">” said Hemi.</text:span></text:p>
      <text:p text:style-name="Text_20_body"><text:span text:style-name="T1">The boat held at its shallow depth, the deck fully submerged and most of the sail still above the surface. Captain Percy reached up to pat Hemi’s huge shoulder. In some ways it seemed like such a small thing</text:span><text:change text:change-id="ct93825579537616"/><text:change-start text:change-id="ct93825577750544"/><text:span text:style-name="T1">—</text:span><text:change-end text:change-id="ct93825577750544"/><text:span text:style-name="T1">a basic maneuver they had done a thousand times before. But Hemi, at least, knew Chips was right: what was usually so routine was, in this case, incredibly risky. He felt a tremendous release of </text:span><text:change-start text:change-id="ct93825574815312"/><text:span text:style-name="T1">the </text:span><text:change-end text:change-id="ct93825574815312"/><text:span text:style-name="T1">tension that </text:span><text:change-start text:change-id="ct93825574820240"/><text:span text:style-name="T1">h</text:span><text:change-end text:change-id="ct93825574820240"/><text:change text:change-id="ct93825573708064"/><text:span text:style-name="T1">e had not quite known had come on him when the main ballast valves opened. But everything had worked the way it was supposed to.</text:span></text:p>
      <text:p text:style-name="P7"><text:soft-page-break/>“Good,” said Percy, satisfied. “We didn’t sink her by flooding the main ballast. Now let’s see if we can do it by opening a hole in the bottom plugged with nothing but a rusty bucket of a home-made boat.”</text:p>
      <text:p text:style-name="P7"> </text:p>
      <text:p text:style-name="Text_20_body"><text:span text:style-name="T1">Hemi got on the ship-to-ship</text:span><text:change-start text:change-id="ct93825574842112"/><text:span text:style-name="T1">.</text:span><text:change-end text:change-id="ct93825574842112"/><text:change text:change-id="ct93825574008416"/><text:span text:style-name="T1"> “Captain Shakes, we are holding at sail-out depth, two-knot forward creep. I think you can begin your dive now.”</text:span></text:p>
      <text:p text:style-name="P7">“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text:span><text:change-start text:change-id="ct93825579692704"/><text:span text:style-name="T1">the</text:span><text:change-end text:change-id="ct93825579692704"/><text:change text:change-id="ct93825579692944"/><text:span text:style-name="T1"> sun winking out at the horizon. She lowered the periscope back down.</text:span></text:p>
      <text:p text:style-name="P7">“I’m gonna get on sonar,” she said.</text:p>
      <text:p text:style-name="P7">Hemi nodded.</text:p>
      <text:p text:style-name="Text_20_body"><text:span text:style-name="T1">Percy slipped down the ladder and tapped Chips on the shoulder. “Chips, I think it would be good if you joined Gregory in the bottom of the boat. And bring a welding rig down there with you</text:span><text:change text:change-id="ct93825579694752"/><text:change-start text:change-id="ct93825579694992"/><text:span text:style-name="T1"> . . . </text:span><text:change-end text:change-id="ct93825579694992"/><text:change text:change-id="ct93825579695232"/><text:span text:style-name="T1">just in case.”</text:span></text:p>
      <text:p text:style-name="Text_20_body"><text:span text:style-name="T1">“If you’re fuckin’ staying in this room, I’m happy to go somewhere else.” Chips left the sonar compartment </text:span><text:change text:change-id="ct93825579696352"/><text:span text:style-name="T1">to find her welding rig.</text:span></text:p>
      <text:p text:style-name="Text_20_body"><text:change text:change-id="ct93825579696112"/><text:span text:style-name="T1">Percy sat in </text:span><text:change text:change-id="ct93825579697520"/><text:span text:style-name="T1">Chips</text:span><text:change-start text:change-id="ct93825579697760"/><text:span text:style-name="T1">’s</text:span><text:change-end text:change-id="ct93825579697760"/><text:span text:style-name="T1"> vacated </text:span><text:change-start text:change-id="ct93825579698000"/><text:span text:style-name="T1">seat </text:span><text:change-end text:change-id="ct93825579698000"/><text:span text:style-name="T1">and glanced at the empty radar scope to make sure it remained empty. She put the sonar headphones on</text:span><text:change text:change-id="ct93825579698528"/><text:span text:style-name="T1">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7">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Text_20_body"><text:span text:style-name="T1">“Fuuuuuck. They shoulda mentioned that this would be stupidly fuckin’ dangerous,” Shakes said to himself. “I walked right into this, I guess. Or maybe they are like a backyard bully in a pool, tormenting me</text:span><text:change text:change-id="ct93825579703744"/><text:change-start text:change-id="ct93825579703984"/><text:span text:style-name="T1">—</text:span><text:change-end text:change-id="ct93825579703984"/><text:span text:style-name="T1">the scrawny kid</text:span><text:change text:change-id="ct93825579704224"/><text:change-start text:change-id="ct93825579704464"/><text:span text:style-name="T1">—</text:span><text:change-end text:change-id="ct93825579704464"/><text:span text:style-name="T1">by holding my head underwater</text:span><text:change text:change-id="ct93825579704704"/><text:change-start text:change-id="ct93825579704944"/><text:span text:style-name="T1"> . . . </text:span><text:change-end text:change-id="ct93825579704944"/><text:change text:change-id="ct93825579705184"/><text:span text:style-name="T1">Though I suppose some people must be into that sort of thing.” He glanced at the stacks of porno at his feet.</text:span></text:p>
      <text:p text:style-name="Text_20_body"><text:soft-page-break/><text:span text:style-name="T1">“Captain Shakes</text:span><text:change-start text:change-id="ct93825579705424"/><text:span text:style-name="T1">.</text:span><text:change-end text:change-id="ct93825579705424"/><text:change text:change-id="ct93825579706304"/><text:span text:style-name="T1">” Hemi’s voice came over the ship-to-ship with all the bass notes stripped out of it</text:span><text:change-start text:change-id="ct93825579706544"/><text:span text:style-name="T1">.</text:span><text:change-end text:change-id="ct93825579706544"/><text:change text:change-id="ct93825579706784"/><text:span text:style-name="T1"> “</text:span><text:change-start text:change-id="ct93825579707024"/><text:span text:style-name="T1">D</text:span><text:change-end text:change-id="ct93825579707024"/><text:change text:change-id="ct93825579707504"/><text:span text:style-name="T1">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text:span><text:change-start text:change-id="ct93825579707264"/><text:span text:style-name="T1">,</text:span><text:change-end text:change-id="ct93825579707264"/><text:span text:style-name="T1">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text:span><text:change text:change-id="ct93825579711680"/><text:change-start text:change-id="ct93825579711920"/><text:span text:style-name="T1">—</text:span><text:change-end text:change-id="ct93825579711920"/><text:span text:style-name="T1">was what Hemi said</text:span><text:change text:change-id="ct93825579712160"/><text:change-start text:change-id="ct93825579712800"/><text:span text:style-name="T1">—</text:span><text:change-end text:change-id="ct93825579712800"/><text:span text:style-name="T1">gently</text:span><text:change text:change-id="ct93825579713888"/><text:change-start text:change-id="ct93825579715152"/><text:span text:style-name="T1"> . . .</text:span><text:change-end text:change-id="ct93825579715152"/><text:span text:style-name="T1">”</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text:span><text:change text:change-id="ct93825579716336"/><text:change-start text:change-id="ct93825579719040"/><text:span text:style-name="T1">—</text:span><text:change-end text:change-id="ct93825579719040"/><text:span text:style-name="T1">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text:span><text:change text:change-id="ct93825579719280"/><text:change-start text:change-id="ct93825579720160"/><text:span text:style-name="T1">—</text:span><text:change-end text:change-id="ct93825579720160"/><text:span text:style-name="T1">and he was lucky enough that his welds did not rip apart and sink him</text:span><text:change text:change-id="ct93825579720400"/><text:change-start text:change-id="ct93825579720640"/><text:span text:style-name="T1">—</text:span><text:change-end text:change-id="ct93825579720640"/><text:span text:style-name="T1">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text:span><text:soft-page-break/><text:span text:style-name="T1">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text:span><text:change-start text:change-id="ct93825579722288"/><text:span text:style-name="T1">by using </text:span><text:change-end text:change-id="ct93825579722288"/><text:span text:style-name="T1">the docking clamps. He flipped the exposed switch he and Owen had installed. With a small blue spark</text:span><text:change-start text:change-id="ct93825579699664"/><text:span text:style-name="T1">,</text:span><text:change-end text:change-id="ct93825579699664"/><text:span text:style-name="T1"> it connected the circuit that ran up the thick wires, through the holes they had drilled and sealed into the sail, to the mating clamps. He heard a third clang, and a green bulb next to the switch lit. If he had missed the mating collar, the clamps would not have closed, so he </text:span><text:change-start text:change-id="ct93825579726896"/><text:span text:style-name="T1">knew </text:span><text:change-end text:change-id="ct93825579726896"/><text:span text:style-name="T1">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7">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7"> </text:p>
      <text:p text:style-name="Text_20_body"><text:span text:style-name="T1">In the deepest part of the </text:span><text:span text:style-name="T2">Prospect</text:span><text:span text:style-name="T1">, in the narrow hall between the forward and rear battery rooms with heavy water</text:span><text:change text:change-id="ct93825579731344"/><text:span text:style-name="T1">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text:span><text:change-start text:change-id="ct93825579731584"/><text:span text:style-name="T1">,</text:span><text:change-end text:change-id="ct93825579731584"/><text:span text:style-name="T1"> under certain circumstances</text:span><text:change-start text:change-id="ct93825579733472"/><text:span text:style-name="T1">,</text:span><text:change-end text:change-id="ct93825579733472"/><text:span text:style-name="T1">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text:span><text:change text:change-id="ct93825575642976"/><text:change-start text:change-id="ct93825579736768"/><text:span text:style-name="T1">—</text:span><text:change-end text:change-id="ct93825579736768"/><text:span text:style-name="T1">and worse case, say, the </text:span><text:span text:style-name="T2">Gnat</text:span><text:span text:style-name="T1"> tears away or something</text:span><text:change text:change-id="ct93825579737008"/><text:change-start text:change-id="ct93825579737248"/><text:span text:style-name="T1">—</text:span><text:change-end text:change-id="ct93825579737248"/><text:span text:style-name="T1">we’ll be flooding the whole </text:span><text:span text:style-name="T2">Prospect</text:span><text:span text:style-name="T1"> from this hole we’re opening in the bottom of the boat, eh?” Gregory’s voice was t</text:span><text:change text:change-id="ct93825579737488"/><text:span text:style-name="T1">inged with nerves.</text:span></text:p>
      <text:p text:style-name="P7">“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text:soft-page-break/>behind us. There’s no fuckin’ way we’re sealing our fuckin’ selves in here and risking being fuckin’ heroes to save this ship.”</text:p>
      <text:p text:style-name="Text_20_body"><text:span text:style-name="T1">“Alright, I’m following you then</text:span><text:change-start text:change-id="ct93825579739728"/><text:span text:style-name="T1">,</text:span><text:change-end text:change-id="ct93825579739728"/><text:span text:style-name="T1"> Chips.”</text:span></text:p>
      <text:p text:style-name="P7">“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Text_20_body"><text:span text:style-name="T1">“Sound’s like he’s fuckin’ on,” said Chips</text:span><text:change-start text:change-id="ct93825579741888"/><text:span text:style-name="T1">.</text:span><text:change-end text:change-id="ct93825579741888"/><text:change text:change-id="ct93825579742128"/><text:span text:style-name="T1"> “</text:span><text:change-start text:change-id="ct93825579742368"/><text:span text:style-name="T1">W</text:span><text:change-end text:change-id="ct93825579742368"/><text:change text:change-id="ct93825579742608"/><text:span text:style-name="T1">e wait till we get the OK from Hemi though.”</text:span></text:p>
      <text:p text:style-name="P7">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text:span><text:change-start text:change-id="ct93825579744336"/><text:span text:style-name="T1">.</text:span><text:change-end text:change-id="ct93825579744336"/><text:change text:change-id="ct93825579749248"/><text:span text:style-name="T1"> “OK Chips, open it up.”</text:span></text:p>
      <text:p text:style-name="P7">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text:span><text:change text:change-id="ct93825579751072"/><text:change-start text:change-id="ct93825579751312"/><text:span text:style-name="T1">—</text:span><text:change-end text:change-id="ct93825579751312"/><text:span text:style-name="T1">but not totally</text:span><text:change text:change-id="ct93825579751552"/><text:change-start text:change-id="ct93825579751792"/><text:span text:style-name="T1">—</text:span><text:change-end text:change-id="ct93825579751792"/><text:span text:style-name="T1">fucking failing. You can see it’s leaking,” said Chips</text:span><text:change-start text:change-id="ct93825579753088"/><text:span text:style-name="T1">.</text:span><text:change-end text:change-id="ct93825579753088"/><text:change text:change-id="ct93825579753328"/><text:span text:style-name="T1"> “</text:span><text:change-start text:change-id="ct93825579754112"/><text:span text:style-name="T1">G</text:span><text:change-end text:change-id="ct93825579754112"/><text:change text:change-id="ct93825579754352"/><text:span text:style-name="T1">et the pump hooked up</text:span><text:change-start text:change-id="ct93825579754928"/><text:span text:style-name="T1">,</text:span><text:change-end text:change-id="ct93825579754928"/><text:span text:style-name="T1"> Gregory, and let’s get as much of this fuckin’ water out of here as fast as fuckin’ possible. Then I’ll see if I can weld it decent</text:span><text:change-start text:change-id="ct93825579757168"/><text:span text:style-name="T1">-</text:span><text:change-end text:change-id="ct93825579757168"/><text:change text:change-id="ct93825579757488"/><text:span text:style-name="T1">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Text_20_body"><text:span text:style-name="T1">It was cold, frustrating, cramped work. But s</text:span><text:change-start text:change-id="ct93825579759312"/><text:span text:style-name="T1">o</text:span><text:change-end text:change-id="ct93825579759312"/><text:change text:change-id="ct93825579759552"/><text:span text:style-name="T1"> had been all of Chips’ work on this trip</text:span><text:change text:change-id="ct93825579759792"/><text:change-start text:change-id="ct93825579760032"/><text:span text:style-name="T1">—</text:span><text:change-end text:change-id="ct93825579760032"/><text:span text:style-name="T1">maybe</text:span><text:change-start text:change-id="ct93825579760512"/><text:span text:style-name="T1">, she reflected,</text:span><text:change-end text:change-id="ct93825579760512"/><text:span text:style-name="T1"> </text:span><text:change-start text:change-id="ct93825579760752"/><text:span text:style-name="T1">through</text:span><text:change-end text:change-id="ct93825579760752"/><text:change-start text:change-id="ct93825579760272"/><text:span text:style-name="T1">out</text:span><text:change-end text:change-id="ct93825579760272"/><text:change-start text:change-id="ct93825579760992"/><text:span text:style-name="T1"> </text:span><text:change-end text:change-id="ct93825579760992"/><text:span text:style-name="T1">her </text:span><text:change text:change-id="ct93825579761392"/><text:span text:style-name="T1">life</text:span><text:change text:change-id="ct93825579762320"/><text:span text:style-name="T1">. She let out a never-slowing stream of curses, attempting to damn down to a permanent watery hell not just all materials and work processes, but all the societal systems and turns of fate that had conspired </text:span><text:change text:change-id="ct93825579763664"/><text:span text:style-name="T1">to bring her to this particular misery.</text:span></text:p>
      <text:p text:style-name="Text_20_body"><text:span text:style-name="T1">Shakes’</text:span><text:change-start text:change-id="ct93825579764848"/><text:span text:style-name="T1">s</text:span><text:change-end text:change-id="ct93825579764848"/><text:span text:style-name="T1"> welds were horrifically ugly, like stitch work on a revivified cadaver from a Gothic novel. As with the hull of the </text:span><text:span text:style-name="T2">Prospect</text:span><text:span text:style-name="T1">, she had to hammer metal sheet patches </text:span><text:soft-page-break/><text:span text:style-name="T1">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text:span><text:change-start text:change-id="ct93825579766544"/><text:span text:style-name="T1">great</text:span><text:change-end text:change-id="ct93825579766544"/><text:change text:change-id="ct93825579767520"/><text:span text:style-name="T1">er depth.</text:span></text:p>
      <text:p text:style-name="Text_20_body"><text:span text:style-name="T1">Chips tapped on the hatch with the end of the welding stick. “Eh</text:span><text:change-start text:change-id="ct93825579768400"/><text:span text:style-name="T1">,</text:span><text:change-end text:change-id="ct93825579768400"/><text:span text:style-name="T1"> Shakes</text:span><text:change-start text:change-id="ct93825579768640"/><text:span text:style-name="T1">,</text:span><text:change-end text:change-id="ct93825579768640"/><text:span text:style-name="T1"> ya fucker. You can open this fuckin’ thing up now</text:span><text:change-start text:change-id="ct93825579768880"/><text:span text:style-name="T1">,</text:span><text:change-end text:change-id="ct93825579768880"/><text:change text:change-id="ct93825579769120"/><text:span text:style-name="T1">” </text:span><text:change-start text:change-id="ct93825579769648"/><text:span text:style-name="T1">s</text:span><text:change-end text:change-id="ct93825579769648"/><text:change text:change-id="ct93825579769888"/><text:span text:style-name="T1">he yelled into the empty metal well, her voice bouncing the curses back at her. There was the sound of the rusty sealing gears squeaking open and the</text:span><text:change-start text:change-id="ct93825579770480"/><text:span text:style-name="T1">n the</text:span><text:change-end text:change-id="ct93825579770480"/><text:span text:style-name="T1"> hatch lifted up.</text:span></text:p>
      <text:p text:style-name="Text_20_body"><text:span text:style-name="T1">Shakes was grinning up at them as residual water rained down on him</text:span><text:change-start text:change-id="ct93825579771008"/><text:span text:style-name="T1">.</text:span><text:change-end text:change-id="ct93825579771008"/><text:change text:change-id="ct93825579771248"/><text:span text:style-name="T1"> “</text:span><text:change-start text:change-id="ct93825579771488"/><text:span text:style-name="T1">W</text:span><text:change-end text:change-id="ct93825579771488"/><text:change text:change-id="ct93825579771728"/><text:span text:style-name="T1">ho’s a fuckin’ angle-fish now, eh</text:span><text:change-start text:change-id="ct93825579771968"/><text:span text:style-name="T1">,</text:span><text:change-end text:change-id="ct93825579771968"/><text:span text:style-name="T1"> motherfuckers?”</text:span></text:p>
      <text:p text:style-name="P7">“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text:span><text:change text:change-id="ct93825579772208"/><text:span text:style-name="T1"> and asked everyone to meet him down at the hatch to the </text:span><text:span text:style-name="T2">Gnat</text:span><text:span text:style-name="T1">.</text:span></text:p>
      <text:p text:style-name="P7"> </text:p>
      <text:p text:style-name="Text_20_body"><text:span text:style-name="T1">“So</text:span><text:change-start text:change-id="ct93825579775648"/><text:span text:style-name="T1">,</text:span><text:change-end text:change-id="ct93825579775648"/><text:span text:style-name="T1"> basically</text:span><text:change-start text:change-id="ct93825579775888"/><text:span text:style-name="T1">,</text:span><text:change-end text:change-id="ct93825579775888"/><text:span text:style-name="T1"> we are going to suck the life out of the </text:span><text:span text:style-name="T2">Gnat</text:span><text:span text:style-name="T1"> to keep the </text:span><text:span text:style-name="T2">Prospect</text:span><text:span text:style-name="T1"> going,” Hemi told them when they were all assembled</text:span><text:change-start text:change-id="ct93825579778160"/><text:span text:style-name="T1">, </text:span><text:change-end text:change-id="ct93825579778160"/><text:change text:change-id="ct93825579778480"/><text:span text:style-name="T1">standing crammed in on both sides of the open hatch to the </text:span><text:span text:style-name="T2">Gnat</text:span><text:span text:style-name="T1"> below.</text:span></text:p>
      <text:p text:style-name="P7">Shakes squirmed.</text:p>
      <text:p text:style-name="Text_20_body"><text:change text:change-id="ct93825579781648"/><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text:span><text:change-start text:change-id="ct93825579781888"/><text:span text:style-name="T1">,” Hemi continued.</text:span><text:change-end text:change-id="ct93825579781888"/><text:change text:change-id="ct93825579782480"/><text:span text:style-name="T1"> </text:span><text:change-start text:change-id="ct93825579783072"/><text:span text:style-name="T1">“</text:span><text:change-end text:change-id="ct93825579783072"/><text:span text:style-name="T1">That should be pretty straightforward, and give us access to the </text:span><text:span text:style-name="T2">Gnat’s</text:span><text:span text:style-name="T1"> remaining battery power</text:span><text:change text:change-id="ct93825579783792"/><text:change-start text:change-id="ct93825579784432"/><text:span text:style-name="T1">—</text:span><text:change-end text:change-id="ct93825579784432"/><text:span text:style-name="T1">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text:span><text:change text:change-id="ct93825579787792"/><text:span text:style-name="T1">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7"><text:soft-page-break/>“If you think that will work, it sounds OK to me,” said Hemi. “Sylvia, you want to weigh in with anything?”</text:p>
      <text:p text:style-name="P7">“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Text_20_body"><text:span text:style-name="T1">“Chips, take Owen and Gregory to work on fuel lines. Bastian, we will go dig up those jumpers. Try to stay out of each other’s way</text:span><text:change-start text:change-id="ct93825579791840"/><text:span text:style-name="T1">,</text:span><text:change-end text:change-id="ct93825579791840"/><text:span text:style-name="T1"> everyone,” Hemi finished</text:span><text:change text:change-id="ct93825579792080"/><text:span text:style-name="T1">.</text:span></text:p>
      <text:p text:style-name="Text_20_body"><text:span text:style-name="T1">Grabbing Bastian’s skinny arm, Hemi led him away to stowage</text:span><text:change-start text:change-id="ct93825579793008"/><text:span text:style-name="T1">,</text:span><text:change-end text:change-id="ct93825579793008"/><text:span text:style-name="T1"> where he hoped to find the long heavy jumper cables he remembered seeing there sometime in the past year.</text:span></text:p>
      <text:p text:style-name="Text_20_body"><text:span text:style-name="T1">Chips took Owen and Gregory off to the engine rooms to get the fuel hoses</text:span><text:change-start text:change-id="ct93825579793248"/><text:span text:style-name="T1">,</text:span><text:change-end text:change-id="ct93825579793248"/><text:span text:style-name="T1"> </text:span><text:change text:change-id="ct93825579794192"/><text:span text:style-name="T1">normally used for refueling</text:span><text:change-start text:change-id="ct93825579794672"/><text:span text:style-name="T1">,</text:span><text:change-end text:change-id="ct93825579794672"/><text:span text:style-name="T1"> </text:span><text:change-start text:change-id="ct93825579794912"/><text:span text:style-name="T1">down </text:span><text:change-end text:change-id="ct93825579794912"/><text:span text:style-name="T1">from their wall racks and rigged to the </text:span><text:span text:style-name="T2">Gnat</text:span><text:span text:style-name="T1">.</text:span></text:p>
      <text:p text:style-name="P7">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7"> </text:p>
      <text:p text:style-name="Text_20_body"><text:span text:style-name="T1">In a couple of hours</text:span><text:change-start text:change-id="ct93825579794432"/><text:span text:style-name="T1">,</text:span><text:change-end text:change-id="ct93825579794432"/><text:span text:style-name="T1">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false"><dc:creator>Julia Ringo</dc:creator><dc:date>2023-10-18T13:02:00</dc:date><meta:creator-initials>JR</meta:creator-initials><text:p><text:span text:style-name="T4">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text:span><text:change text:change-id="ct93825579798272"/><text:change-start text:change-id="ct93825579811248"/><text:span text:style-name="T1">—</text:span><text:change-end text:change-id="ct93825579811248"/><text:span text:style-name="T1">conveniently</text:span><text:change-start text:change-id="ct93825579805904"/><text:span text:style-name="T1">,</text:span><text:change-end text:change-id="ct93825579805904"/><text:span text:style-name="T1"> with a nearly-full charge</text:span><text:change-start text:change-id="ct93825579814672"/><text:span text:style-name="T1">—</text:span><text:change-end text:change-id="ct93825579814672"/><text:change text:change-id="ct93825579814912"/><text:span text:style-name="T1">and </text:span><text:change-start text:change-id="ct93825579816368"/><text:span text:style-name="T1">into </text:span><text:change-end text:change-id="ct93825579816368"/><text:span text:style-name="T1">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text:span><text:change-start text:change-id="ct93825575817936"/><text:span text:style-name="T1">,</text:span><text:change-end text:change-id="ct93825575817936"/><text:span text:style-name="T1"> they started only one of the </text:span><text:span text:style-name="T2">Prospect’s</text:span><text:span text:style-name="T1"> two diesel engines</text:span><text:change-start text:change-id="ct93825575818672"/><text:span text:style-name="T1">, along with</text:span><text:change-end text:change-id="ct93825575818672"/><text:change text:change-id="ct93825579574160"/><text:span text:style-name="T1">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text:span><text:change text:change-id="ct93825579600016"/><text:span text:style-name="T1">while running on diesel, but they needed to put all the fuel they had into forward motion.</text:span></text:p>
      <text:p text:style-name="P7">The whole setup was a filthy inelegant mess, but they were making headway.</text:p>
      <text:p text:style-name="Text_20_body"><text:span text:style-name="T1">Captain Percy insisted everyone who was not actively doing something should be in the rack. Chips, Shakes, and Hemi did not argue when they were assigned first shift in bed. </text:span><text:soft-page-break/><text:span text:style-name="T1">She had Bastian and Gregory, who were more experienced with the controls of the boat, at the helm seats. They shut down the sonar</text:span><text:change-start text:change-id="ct93825579589344"/><text:span text:style-name="T1">,</text:span><text:change-end text:change-id="ct93825579589344"/><text:span text:style-name="T1"> since</text:span><text:change-start text:change-id="ct93825575828960"/><text:span text:style-name="T1">,</text:span><text:change-end text:change-id="ct93825575828960"/><text:span text:style-name="T1"> with the diesel running</text:span><text:change-start text:change-id="ct93825575828592"/><text:span text:style-name="T1">,</text:span><text:change-end text:change-id="ct93825575828592"/><text:span text:style-name="T1"> they would not be able to hear the approach of any kind of threat until it was too </text:span><text:change text:change-id="ct93825579810752"/><text:change-start text:change-id="ct93825579779120"/><text:span text:style-name="T1">late</text:span><text:change-end text:change-id="ct93825579779120"/><text:span text:style-name="T1"> anyway.</text:span></text:p>
      <text:p text:style-name="Text_20_body"><text:span text:style-name="T1">But as a safety measure, Percy put Owen on radar. It would be just stupid to run into a fleet of Authority surface-enforcement ships for lack of </text:span><text:change text:change-id="ct93825579579120"/><text:span text:style-name="T1">attention</text:span><text:change text:change-id="ct93825579578592"/><text:change-start text:change-id="ct93825579785648"/><text:span text:style-name="T1">—</text:span><text:change-end text:change-id="ct93825579785648"/><text:span text:style-name="T1">especially considering they did not have the ability to dive or perform any other evasive maneuver. So Owen sat in the dark with his eye on the glowing radar screen, his mind turning to mush as he watched it circle around endlessly, reflecting back nothing.</text:span></text:p>
      <text:p text:style-name="P7">Percy made everyone in the control room take a pep pill and drink a cup of coffee, which she fixed for them in the dark galley by the light of a penlight.</text:p>
      <text:p text:style-name="Text_20_body"><text:span text:style-name="T1">After a few hours of running like this</text:span><text:change text:change-id="ct93825579576320"/><text:change-start text:change-id="ct93825579575680"/><text:span text:style-name="T1">—</text:span><text:change-end text:change-id="ct93825579575680"/><text:span text:style-name="T1">the ship humming and vibrating under them, the hull frame groaning with the stress of dragging along the </text:span><text:span text:style-name="T2">Gnat</text:span><text:span text:style-name="T1">, and the continual course correction necessitated by running on a single propeller</text:span><text:change text:change-id="ct93825579574800"/><text:change-start text:change-id="ct93825579422592"/><text:span text:style-name="T1">—</text:span><text:change-end text:change-id="ct93825579422592"/><text:span text:style-name="T1">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Text_20_body"><text:span text:style-name="T1">Their process was terrifyingly slow. With the calipers, Percy spun out the remaining distance to the line she had drawn </text:span><text:change text:change-id="ct93825579646416"/><text:change-start text:change-id="ct93825579698240"/><text:span text:style-name="T1">that marked </text:span><text:change-end text:change-id="ct93825579698240"/><text:span text:style-name="T1">where they would move into the territory of a different</text:span><text:change text:change-id="ct93825579702816"/><text:change-start text:change-id="ct93825579703456"/><text:span text:style-name="T1">—</text:span><text:change-end text:change-id="ct93825579703456"/><text:span text:style-name="T1">hopefully safer</text:span><text:change text:change-id="ct93825579706016"/><text:change-start text:change-id="ct93825579707744"/><text:span text:style-name="T1">—</text:span><text:change-end text:change-id="ct93825579707744"/><text:span text:style-name="T1">Authority. She estimated they still had something like eight hours to go. And that was assuming the demarcation line was at all accurate. In addition to just being a rough mark she had laid down from memory, for all she knew</text:span><text:change-start text:change-id="ct93825579709568"/><text:span text:style-name="T1">,</text:span><text:change-end text:change-id="ct93825579709568"/><text:span text:style-name="T1"> the Authorities might have battled or treatied the line into a totally different part of the ocean. They would not be truly safe until they were docked at the depot. And even then, who knew what the depot folks would be like</text:span><text:change-start text:change-id="ct93825575963856"/><text:span text:style-name="T1">?</text:span><text:change-end text:change-id="ct93825575963856"/><text:change text:change-id="ct93825575862208"/><text:span text:style-name="T1"> Somewhat friendlier to commerce</text:span><text:change-start text:change-id="ct93825575962576"/><text:span text:style-name="T1">,</text:span><text:change-end text:change-id="ct93825575962576"/><text:span text:style-name="T1"> was about all one could hope for with any confidence.</text:span></text:p>
      <text:p text:style-name="Text_20_body"><text:span text:style-name="T1">After six hours listening to the uninterrupted engine-drone in the darkness, Percy made another pot of coffee</text:span><text:change text:change-id="ct93825575974352"/><text:span text:style-name="T1"> and brought it down to the crew quarters along with a few tin cups tied together with a small bit of wire. She used her flashlight to hunt her relief crew out of their respective racks</text:span><text:change text:change-id="ct93825575973984"/><text:span text:style-name="T1"> and forced coffee into them. Chips strung curses at her, but as red as Chips’ eyes were</text:span><text:change-start text:change-id="ct93825579719872"/><text:span text:style-name="T1">,</text:span><text:change-end text:change-id="ct93825579719872"/><text:span text:style-name="T1"> they were not even close to the bloodshot droop that Percy was swinging around in her own eyeballs.</text:span></text:p>
      <text:p text:style-name="Text_20_body"><text:span text:style-name="T1">“Chips, go up and relieve Owen at radar. Hemi</text:span><text:change-start text:change-id="ct93825579721232"/><text:span text:style-name="T1">,</text:span><text:change-end text:change-id="ct93825579721232"/><text:span text:style-name="T1"> you’re with me at the controls.” Shakes had pulled the blackout curtain aside and was peering blearily down at them and their coffee from a top rack. “Shakes, you can go back to sleep.”</text:span></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text:span><text:soft-page-break/><text:span text:style-name="T1">whiffs of fuel left to pump from the </text:span><text:span text:style-name="T2">Gnat</text:span><text:span text:style-name="T1">. We’re gonna owe you something large for this </text:span><text:span text:style-name="T2">Captain</text:span><text:span text:style-name="T1"> Shakes.”</text:span></text:p>
      <text:p text:style-name="P7">“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Text_20_body"><text:span text:style-name="T1">“Ya, fuck, I’ll keep that in mind next time I’m fuckin’ stupid enough to stop and to help folks in need</text:span><text:change text:change-id="ct93825579640400"/><text:change-start text:change-id="ct93825579724000"/><text:span text:style-name="T1">—</text:span><text:change-end text:change-id="ct93825579724000"/><text:span text:style-name="T1">only help rich assholes. Lesson learned.”</text:span></text:p>
      <text:p text:style-name="P7"> </text:p>
      <text:p text:style-name="Text_20_body"><text:span text:style-name="T1">When Percy felt more or less sure they had finally passed over where the Authority Control line might vaguely be, she climbed up to the bridge of the sail. Up in the light breeze</text:span><text:change-start text:change-id="ct93825579727136"/><text:span text:style-name="T1">,</text:span><text:change-end text:change-id="ct93825579727136"/><text:span text:style-name="T1">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7">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text:span><text:change text:change-id="ct93825579741600"/><text:span text:style-name="T1">fuel consumption</text:span><text:change-start text:change-id="ct93825579743200"/><text:span text:style-name="T1">,</text:span><text:change-end text:change-id="ct93825579743200"/><text:span text:style-name="T1"> though, the </text:span><text:span text:style-name="T2">Prospect</text:span><text:span text:style-name="T1"> was so much bigger that it was eating through the </text:span><text:change-start text:change-id="ct93825579743840"/><text:span text:style-name="T2">Gnat</text:span><text:span text:style-name="T1">’s </text:span><text:change-end text:change-id="ct93825579743840"/><text:span text:style-name="T1">remaining fuel oil </text:span><text:change text:change-id="ct93825579744784"/><text:span text:style-name="T1">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7"> </text:p>
      <text:p text:style-name="Text_20_body"><text:span text:style-name="T1">Hemi, Shakes, and Percy were exhaustedly staring at the wall of gauges in front of them. Most of the gauges remained completely</text:span><text:change text:change-id="ct93825579750784"/><text:span text:style-name="T1">, and the fuel gauge simply read empty, since it could not reflect the fuel they were sucking up from the </text:span><text:span text:style-name="T2">Gnat</text:span><text:span text:style-name="T1">. Other than Hemi’s </text:span><text:soft-page-break/><text:span text:style-name="T1">occasional forays down to the </text:span><text:span text:style-name="T2">Gnat</text:span><text:span text:style-name="T1"> to check the hard numbers, they were simply going on the hope that they had enough fuel to make it to the depot and not get left stranded once again over a deserted</text:span><text:change text:change-id="ct93825579759024"/><text:change-start text:change-id="ct93825579761632"/><text:span text:style-name="T1">—</text:span><text:change-end text:change-id="ct93825579761632"/><text:span text:style-name="T1">and very deep</text:span><text:change text:change-id="ct93825579765088"/><text:change-start text:change-id="ct93825579768112"/><text:span text:style-name="T1">—</text:span><text:change-end text:change-id="ct93825579768112"/><text:span text:style-name="T1">part of the ocean.</text:span></text:p>
      <text:p text:style-name="Text_20_body"><text:span text:style-name="T1">Hemi finally broke the bleary, hazy silence. “Something bothers me</text:span><text:change-start text:change-id="ct93825579769360"/><text:span text:style-name="T1">,</text:span><text:change-end text:change-id="ct93825579769360"/><text:span text:style-name="T1"> Sylvia.”</text:span></text:p>
      <text:p text:style-name="Text_20_body"><text:span text:style-name="T1">“We’ve been scraping our way on our bellies under the razor-wire fencing of hell’s fucking perimeter for days, and </text:span><text:span text:style-name="T2">now</text:span><text:span text:style-name="T1"> something bothers you</text:span><text:change-start text:change-id="ct93825579788032"/><text:span text:style-name="T1">,</text:span><text:change-end text:change-id="ct93825579788032"/><text:span text:style-name="T1"> Hemi?”</text:span></text:p>
      <text:p text:style-name="Text_20_body"><text:span text:style-name="T1">“I think that is part of it</text:span><text:change text:change-id="ct93825579789056"/><text:change-start text:change-id="ct93825579789696"/><text:span text:style-name="T1">—</text:span><text:change-end text:change-id="ct93825579789696"/><text:span text:style-name="T1">we have been so on the edge of our capabilities that I have not had a chance to step back and consider things.”</text:span></text:p>
      <text:p text:style-name="Text_20_body"><text:span text:style-name="T1">“Well, what the fuck is it that’s eatin’ ya</text:span><text:change-start text:change-id="ct93825579790336"/><text:span text:style-name="T1">,</text:span><text:change-end text:change-id="ct93825579790336"/><text:span text:style-name="T1"> my man-mountain?”</text:span></text:p>
      <text:p text:style-name="P7">“The sub with the ram. It is such an unusual weapon for a modern submarine. Are you sure about it?</text:p>
      <text:p text:style-name="P7">“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Text_20_body"><text:span text:style-name="T1">“I had the same question,” said Shakes, “but I didn’t want to put my fucking nose into your business, just as I wouldn’t want you askin’ about mine. But since yer asking</text:span><text:change-start text:change-id="ct93825579795840"/><text:span text:style-name="T1">,</text:span><text:change-end text:change-id="ct93825579795840"/><text:span text:style-name="T1"> Hemi</text:span><text:change text:change-id="ct93825579797104"/><text:change-start text:change-id="ct93825579797744"/><text:span text:style-name="T1"> . . .</text:span><text:change-end text:change-id="ct93825579797744"/><text:span text:style-name="T1">”</text:span></text:p>
      <text:p text:style-name="Text_20_body"><text:span text:style-name="T1">“It does seem odd. We’re just a cargo sub,” Percy said, looking steadily at Shakes. “Of course</text:span><text:change-start text:change-id="ct93825579821216"/><text:span text:style-name="T1">,</text:span><text:change-end text:change-id="ct93825579821216"/><text:span text:style-name="T1"> we’re always being harassed by various Authorities in general-like ways</text:span><text:change text:change-id="ct93825579639760"/><text:change-start text:change-id="ct93825579785984"/><text:span text:style-name="T1">—</text:span><text:change-end text:change-id="ct93825579785984"/><text:span text:style-name="T1">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span></text:p>
      <text:p text:style-name="P7">“And we are the commerce,” Shakes said.</text:p>
      <text:p text:style-name="P7">“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Text_20_body"><text:span text:style-name="T1">“Indeed,” said Hemi, “though sometimes the pragmatic course of action is to leave the questions aside</text:span><text:change text:change-id="ct93825576118080"/><text:span text:style-name="T1"> and move in a different direction.”</text:span></text:p>
      <text:p text:style-name="P7"><text:bookmark-start text:name="the-gnat"/><text:soft-page-break/>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6" text:outline-level="2">3. Depot</text:h>
      <text:p text:style-name="First_20_Paragraph"><text:span text:style-name="T1">“About fuckin’ time,” said Percy. She planned to climb up to the bridge and check with Owen in a minute, but first she wanted to look through the periscope. Since it would be higher up above the surface, she would potentially be able to see f</text:span><text:change-start text:change-id="ct93825579805392"/><text:span text:style-name="T1">a</text:span><text:change-end text:change-id="ct93825579805392"/><text:change text:change-id="ct93825579814400"/><text:span text:style-name="T1">rther. The bearing was obviously straight ahead, so she swung the barrel of the periscope around while looking through the viewfinder. The cigarillo still hung from her lips, with smoke rising up to her nostrils. “Aye. Fuckin’ dawn’s cracking</text:span><text:change text:change-id="ct93825579845488"/><text:change-start text:change-id="ct93825579846736"/><text:span text:style-name="T1"> . . . </text:span><text:change-end text:change-id="ct93825579846736"/><text:change text:change-id="ct93825579846976"/><text:span text:style-name="T1">and I see a blot of an island ahead of us.” She watched it for a while. It slowly, slowly came towards her and details resolved themselves. It was a rocky, slightly-cliffed shore with some sparse vegetation on top.</text:span></text:p>
      <text:p text:style-name="P7">“Mind if I look?” Shakes asked.</text:p>
      <text:p text:style-name="P7">“Help yourself.” Percy stepped back and pulled the cigarillo from her lips as she exhaled.</text:p>
      <text:p text:style-name="Text_20_body"><text:span text:style-name="T1">Shakes squinted into the viewfinder. “Um</text:span><text:change text:change-id="ct93825576162096"/><text:change-start text:change-id="ct93825576098576"/><text:span text:style-name="T1"> . . . </text:span><text:change-end text:change-id="ct93825576098576"/><text:change text:change-id="ct93825579850576"/><text:span text:style-name="T1">Cap’n Percy</text:span><text:change text:change-id="ct93825579850816"/><text:change-start text:change-id="ct93825579851056"/><text:span text:style-name="T1"> . . . </text:span><text:change-end text:change-id="ct93825579851056"/><text:change text:change-id="ct93825579851296"/><text:span text:style-name="T1">there’s nothing on that fuckin’ island.”</text:span></text:p>
      <text:p text:style-name="P7">“No. The depot is for, ya know, discreet fuckin’ operations. It’s entirely underwater, built into the side of the seamount.”</text:p>
      <text:p text:style-name="P7">“Ah,” said Shakes, tapping the side of his greasy nose knowingly.</text:p>
      <text:p text:style-name="Text_20_body"><text:span text:style-name="T1">It was fairly common for a depot that handled sensitive cargo to be built partly underwater</text:span><text:change text:change-id="ct93825579853696"/><text:change-start text:change-id="ct93825579854144"/><text:span text:style-name="T1">—</text:span><text:change-end text:change-id="ct93825579854144"/><text:span text:style-name="T1">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ext:span><text:change text:change-id="ct93825576220432"/><text:span text:style-name="T1">there was a clear logic to keeping the whole operation off the surface.</text:span></text:p>
      <text:p text:style-name="Text_20_body"><text:span text:style-name="T1">“So, how the fuck do we</text:span><text:change text:change-id="ct93825579856000"/><text:change-start text:change-id="ct93825579857520"/><text:span text:style-name="T1"> . . .</text:span><text:change-end text:change-id="ct93825579857520"/><text:span text:style-name="T1">” Shakes started to ask.</text:span></text:p>
      <text:p text:style-name="Text_20_body"><text:span text:style-name="T1">The ship-to-ship radio lit up over their heads. </text:span><text:change-start text:change-id="ct93825579858400"/><text:span text:style-name="T1">“</text:span><text:change-end text:change-id="ct93825579858400"/><text:span text:style-name="T2">To approaching submarine: stop your motors and prepare to be boarded</text:span><text:change-start text:change-id="ct93825579858912"/><text:span text:style-name="T1">.”</text:span><text:change-end text:change-id="ct93825579858912"/></text:p>
      <text:p text:style-name="P7">“That’s how,” said Percy.</text:p>
      <text:p text:style-name="Text_20_body"><text:soft-page-break/><text:span text:style-name="T1">They shut the </text:span><text:span text:style-name="T2">Prospect</text:span><text:change-start text:change-id="ct93825579860432"/><text:span text:style-name="T1">’s</text:span><text:change-end text:change-id="ct93825579860432"/><text:span text:style-name="T1"> motor down, and Percy headed up to the bridge on the top of the sail. A mini-sub, maybe </text:span><text:change text:change-id="ct93825579860672"/><text:change-start text:change-id="ct93825579861184"/><text:span text:style-name="T1">fifteen </text:span><text:change-end text:change-id="ct93825579861184"/><text:span text:style-name="T1">meters long, had surfaced off their starboard side. A pair of large men, almost as big as Hemi, were climbing into an inflatable boat. They motored across the gap between the two subs</text:span><text:change text:change-id="ct93825579861424"/><text:span text:style-name="T1"> and climbed up the steel rungs on the outside of the </text:span><text:span text:style-name="T2">Prospect’s</text:span><text:span text:style-name="T1"> sail.</text:span></text:p>
      <text:p text:style-name="Text_20_body"><text:span text:style-name="T1">“Transport sub?” was the first question as soon as they stood on the bridge. They wore old moth-eaten wool clothes</text:span><text:change-start text:change-id="ct93825579863472"/><text:span text:style-name="T1">, like fishermen</text:span><text:change-end text:change-id="ct93825579863472"/><text:span text:style-name="T1">: tightly worsted slacks</text:span><text:change text:change-id="ct93825579863712"/><text:span text:style-name="T1"> and cable-knit sweaters</text:span><text:change text:change-id="ct93825579863952"/><text:span text:style-name="T1">.</text:span></text:p>
      <text:p text:style-name="Text_20_body"><text:span text:style-name="T1">“Yes,” said Percy</text:span><text:change-start text:change-id="ct93825579864928"/><text:span text:style-name="T1">.</text:span><text:change-end text:change-id="ct93825579864928"/><text:change text:change-id="ct93825579865168"/><text:span text:style-name="T1"> “</text:span><text:change-start text:change-id="ct93825579865408"/><text:span text:style-name="T1">W</text:span><text:change-end text:change-id="ct93825579865408"/><text:change text:change-id="ct93825579865648"/><text:span text:style-name="T1">e’re unarmed: no tubes.”</text:span></text:p>
      <text:p text:style-name="P7">“Right,” said the one of the two who had not spoken yet and spat on her deck. “We just gotta do a quick check if ya want to come any closer to the fuckin’ island. Otherwise, ya gotta go back the way ya came.”</text:p>
      <text:p text:style-name="P7">“Well, we got no fuel left, so we’re not going back anywhere. Get your check over with.”</text:p>
      <text:p text:style-name="Text_20_body"><text:span text:style-name="T1">They climbed down the hatch. They spent the next </text:span><text:change text:change-id="ct93825579867168"/><text:change-start text:change-id="ct93825579868048"/><text:span text:style-name="T1">twenty </text:span><text:change-end text:change-id="ct93825579868048"/><text:span text:style-name="T1">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7">“Not exactly my original plan,” said Captain Percy. “So what’s the docking procedure here?”</text:p>
      <text:p text:style-name="P7">“Well, first fucking step is the dock fee. You pay that to us before you dock.”</text:p>
      <text:p text:style-name="Text_20_body"><text:span text:style-name="T1">Percy suddenly regretted her comment that they were out of fuel. She had accidentally given them a lever to extract whatever they wanted from her for this “docking fee.” And extract they did. Based on her experience, she estimated that probably </text:span><text:change text:change-id="ct93825579869760"/><text:change-start text:change-id="ct93825579871280"/><text:span text:style-name="T1">fifteen </text:span><text:change-end text:change-id="ct93825579871280"/><text:span text:style-name="T1">percent of the price they quoted her was legitimate. The rest they would pocket. She asked them to wait while she retrieved a stack of coins from her cabin.</text:span></text:p>
      <text:p text:style-name="Text_20_body"><text:span text:style-name="T1">They split the coins between them, barely even pretending that it was a legitimate transaction. With the coins stashed in their pockets, the depot men became quite friendly. “OK</text:span><text:change-start text:change-id="ct93825579872544"/><text:span text:style-name="T1">,</text:span><text:change-end text:change-id="ct93825579872544"/><text:span text:style-name="T1"> boss. You can get on your ship-to-ship and contact the docking control office. They’ll give you a dock assignment and turn the sonar beacon on for ya. If there’s anything else we can help you with, you can ring us up on ship-to-ship as well.”</text:span></text:p>
      <text:p text:style-name="P7">“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7"> </text:p>
      <text:p text:style-name="Text_20_body"><text:soft-page-break/><text:span text:style-name="T1">Back in the control room, Percy picked up the ship-to-ship mic and raised the docking control office. She got their assigned docking port and, sealing up the </text:span><text:span text:style-name="T2">Prospect</text:span><text:change-start text:change-id="ct93825579876960"/><text:span text:style-name="T1">’s</text:span><text:change-end text:change-id="ct93825579876960"/><text:span text:style-name="T1">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text:span><text:change text:change-id="ct93825579877200"/><text:change-start text:change-id="ct93825579879568"/><text:span text:style-name="T1">—</text:span><text:change-end text:change-id="ct93825579879568"/><text:span text:style-name="T1">deeper than it had ever been. For this reason, he decided to ride out the docking procedure down in his boat. If he heard sounds that indicated the hull might fail, he could warn Percy to surface. From the control chair of the </text:span><text:span text:style-name="T2">Gnat</text:span><text:change-start text:change-id="ct93825579882800"/><text:span text:style-name="T1">,</text:span><text:change-end text:change-id="ct93825579882800"/><text:span text:style-name="T1"> he could also watch the approaching depot docking bay through the viewport.</text:span></text:p>
      <text:p text:style-name="Text_20_body"><text:span text:style-name="T1">The docking bay was located about </text:span><text:change text:change-id="ct93825579884272"/><text:change-start text:change-id="ct93825579884512"/><text:span text:style-name="T1">twenty </text:span><text:change-end text:change-id="ct93825579884512"/><text:span text:style-name="T1">meters </text:span><text:change text:change-id="ct93825579884752"/><text:span text:style-name="T1">underwater. It was typical of an underwater docking bay for cargo</text:span><text:change text:change-id="ct93825579884992"/><text:change-start text:change-id="ct93825579885232"/><text:span text:style-name="T1">—</text:span><text:change-end text:change-id="ct93825579885232"/><text:span text:style-name="T1">a long cylindrical tube of curved and welded plate steel. It stuck </text:span><text:change text:change-id="ct93825579885472"/><text:change-start text:change-id="ct93825579885712"/><text:span text:style-name="T1">a hundred </text:span><text:change-end text:change-id="ct93825579885712"/><text:span text:style-name="T1">meters out of the side of the seamount and was supported by hazardous and seemingly randomly</text:span><text:change-start text:change-id="ct93825579885952"/><text:span text:style-name="T1">-</text:span><text:change-end text:change-id="ct93825579885952"/><text:change text:change-id="ct93825579887504"/><text:span text:style-name="T1">placed steel bracing beams that ran from the tube back to the seamount at an angle. There were docking slips of a wide variety of sizes placed on all four sides of the tube along the entire length of it, capable of docking all manner of sizes and orientations of cargo subs. </text:span><text:change text:change-id="ct93825576513264"/><text:change-start text:change-id="ct93825576477984"/><text:span text:style-name="T1">They numbered</text:span><text:change-end text:change-id="ct93825576477984"/><text:span text:style-name="T1"> between a dozen and two dozen</text:span><text:change text:change-id="ct93825576301232"/><text:span text:style-name="T1">, and maybe half of them had submarines docked at them already, arranged at an array of angles. They looked like leeches </text:span><text:change text:change-id="ct93825579889216"/><text:span text:style-name="T1">sucking at a giant limb.</text:span></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text:span><text:change text:change-id="ct93825576546880"/><text:change-start text:change-id="ct93825576479280"/><text:span text:style-name="T1">—</text:span><text:change-end text:change-id="ct93825576479280"/><text:span text:style-name="T1">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text:span><text:change text:change-id="ct93825579892848"/><text:change-start text:change-id="ct93825579893936"/><text:span text:style-name="T1">—</text:span><text:change-end text:change-id="ct93825579893936"/><text:span text:style-name="T1">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text:span><text:change text:change-id="ct93825579896432"/><text:span text:style-name="T1">across the catwalk that hung two meters down from the ceiling. Captain Percy could walk fully upright on the catwalk, but not Hemi. He made his way to the large cargo hatch above the far end of the catwalk. There, he picked up a rubber mallet that was left hanging on some hooks </text:span><text:change text:change-id="ct93825579897824"/><text:span text:style-name="T1">and banged on the big cargo hatch with it, setting off a pleasant low gonging sound that reverberated for a full </text:span><text:change text:change-id="ct93825579898352"/><text:change-start text:change-id="ct93825579898592"/><text:span text:style-name="T1">twenty </text:span><text:change-end text:change-id="ct93825579898592"/><text:span text:style-name="T1">seconds. He waited a few second</text:span><text:change-start text:change-id="ct93825579899840"/><text:span text:style-name="T1">s</text:span><text:change-end text:change-id="ct93825579899840"/><text:span text:style-name="T1">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text:change-start text:change-id="ct93825579880528"/><text:span text:style-name="T1">’s</text:span><text:change-end text:change-id="ct93825579880528"/><text:span text:style-name="T1"> cargo hatch letting Hemi know it was OK to pop it. He released the hatch locks.</text:span></text:p>
      <text:p text:style-name="P7">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text:soft-page-break/>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text:span><text:change-start text:change-id="ct93825579888464"/><text:span text:style-name="T1">,</text:span><text:change-end text:change-id="ct93825579888464"/><text:span text:style-name="T1"> he stowed the breaker bar and easily, but somewhat slowly</text:span><text:change-start text:change-id="ct93825579879072"/><text:span text:style-name="T1">,</text:span><text:change-end text:change-id="ct93825579879072"/><text:span text:style-name="T1"> due to the gearing, winched open one cargo hatch door and then the other. When the doors were fully opened, he extended a steel ladder</text:span><text:change text:change-id="ct93825579880864"/><text:change-start text:change-id="ct93825579881104"/><text:span text:style-name="T1">—</text:span><text:change-end text:change-id="ct93825579881104"/><text:span text:style-name="T1">its pawls clanking on the locking teeth</text:span><text:change text:change-id="ct93825579881792"/><text:change-start text:change-id="ct93825579882032"/><text:span text:style-name="T1">—</text:span><text:change-end text:change-id="ct93825579882032"/><text:span text:style-name="T1">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7">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Text_20_body"><text:span text:style-name="T1">“Stay there</text:span><text:change-start text:change-id="ct93825579906496"/><text:span text:style-name="T1">,</text:span><text:change-end text:change-id="ct93825579906496"/><text:span text:style-name="T1"> Hemi. I’ll be there in a few minutes with Shakes,” Percy responded over the intercom.</text:span></text:p>
      <text:p text:style-name="P7"> </text:p>
      <text:p text:style-name="P7">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Text_20_body"><text:span text:style-name="T1">Hemi had been waiting on the deck of the docking bay. He gave Percy and Shakes a hand up the ladder. When they were all assembled, they started off toward</text:span><text:change text:change-id="ct93825579908656"/><text:span text:style-name="T1"> the far end of the docking bay, where they could see a wooden sign hanging from the ceiling, painted white, with square hand-painted black letters that said “Dock Office.”</text:span></text:p>
      <text:p text:style-name="Text_20_body"><text:soft-page-break/><text:span text:style-name="T1">Actually getting to the dock office was a matter of navigating around the open holes in the deck </text:span><text:change text:change-id="ct93825579909536"/><text:change-start text:change-id="ct93825579909776"/><text:span text:style-name="T1">that </text:span><text:change-end text:change-id="ct93825579909776"/><text:span text:style-name="T1">led down into the cargo holds of other docked subs. There were other obstacles too, like the ladders hanging down from the subs docked above, or stacks of crates waiting to be loaded into subs docked on either side. Where no submarines were docked, the space was used as </text:span><text:change-start text:change-id="ct93825579910784"/><text:span text:style-name="T1">a </text:span><text:change-end text:change-id="ct93825579910784"/><text:span text:style-name="T1">staging area</text:span><text:change text:change-id="ct93825579911024"/><text:span text:style-name="T1"> for cargo that was making its way down the docking bay </text:span><text:change text:change-id="ct93825579912176"/><text:span text:style-name="T1">toward</text:span><text:change text:change-id="ct93825579912416"/><text:span text:style-name="T1"> whatever sub </text:span><text:change text:change-id="ct93825579913568"/><text:change-start text:change-id="ct93825579914560"/><text:span text:style-name="T1">it was</text:span><text:change-end text:change-id="ct93825579914560"/><text:span text:style-name="T1"> destined to be loaded onto, or </text:span><text:change text:change-id="ct93825579915552"/><text:span text:style-name="T1">up the dock from where </text:span><office:annotation office:name="__Annotation__5344_2956951863" loext:resolved="false"><dc:creator>Julia Ringo</dc:creator><dc:date>2023-10-20T09:01:00</dc:date><meta:creator-initials>JR</meta:creator-initials><text:p><text:span text:style-name="T4">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text:span><text:change text:change-id="ct93825576748224"/><text:span text:style-name="T1">moving cargo. The docking bay was bigger than any space on a submarine</text:span><text:change text:change-id="ct93825579923728"/><text:change-start text:change-id="ct93825579630432"/><text:span text:style-name="T1">—</text:span><text:change-end text:change-id="ct93825579630432"/><text:span text:style-name="T1">maybe </text:span><text:change text:change-id="ct93825579739440"/><text:change-start text:change-id="ct93825579730416"/><text:span text:style-name="T1">twelve </text:span><text:change-end text:change-id="ct93825579730416"/><text:span text:style-name="T1">to </text:span><text:change text:change-id="ct93825579775360"/><text:change-start text:change-id="ct93825579816080"/><text:span text:style-name="T1">fifteen </text:span><text:change-end text:change-id="ct93825579816080"/><text:span text:style-name="T1">meters in circumference</text:span><text:change text:change-id="ct93825579850288"/><text:change-start text:change-id="ct93825579855712"/><text:span text:style-name="T1">—</text:span><text:change-end text:change-id="ct93825579855712"/><text:span text:style-name="T1">but still cramped and grimed.</text:span></text:p>
      <text:p text:style-name="Text_20_body"><text:change text:change-id="ct93825579920384"/><text:change-start text:change-id="ct93825579915792"/><text:span text:style-name="T1">The</text:span><text:change-end text:change-id="ct93825579915792"/><text:span text:style-name="T1"> dock office</text:span><text:change text:change-id="ct93825579862224"/><text:span text:style-name="T1"> was simply a partition made of cheap painted wood built in front of the </text:span><text:change-start text:change-id="ct93825579863184"/><text:span text:style-name="T1">un</text:span><text:change-end text:change-id="ct93825579863184"/><text:change text:change-id="ct93825579866240"/><text:span text:style-name="T1">used </text:span><text:change text:change-id="ct93825579866880"/><text:span text:style-name="T1">first docking slip</text:span><text:change text:change-id="ct93825579867760"/><text:span text:style-name="T1">. It was brightly lit. Both sides were lined with metal chairs on which were stacked folders and binders of paper. The center of the office was mostly taken </text:span><text:change-start text:change-id="ct93825579917312"/><text:span text:style-name="T1">up </text:span><text:change-end text:change-id="ct93825579917312"/><text:span text:style-name="T1">by a large steel desk with a chipped and rusted enameled surface. It too was covered with papers: loose, stacked, on clipboards, and in binders.</text:span></text:p>
      <text:p text:style-name="Text_20_body"><text:span text:style-name="T1">Behind the desk sat yet another huge person, also dressed in </text:span><text:change text:change-id="ct93825579869472"/><text:span text:style-name="T1">heavy wool garments that had been aerated </text:span><text:change text:change-id="ct93825579870992"/><text:span text:style-name="T1">by moth larva. Hemi would not have tried to guess, being the parsimonious fellow he was, but the men who had met him on the dock had referred to the dock boss as </text:span><text:change-start text:change-id="ct93825579870352"/><text:span text:style-name="T1">“</text:span><text:change-end text:change-id="ct93825579870352"/><text:change text:change-id="ct93825579927232"/><text:span text:style-name="T1">she.</text:span><text:change-start text:change-id="ct93825579871872"/><text:span text:style-name="T1">”</text:span><text:change-end text:change-id="ct93825579871872"/><text:change text:change-id="ct93825579873136"/><text:span text:style-name="T1"> She tipped back her cap when they entered the office</text:span><text:change text:change-id="ct93825579928144"/><text:span text:style-name="T1"> and held a clipboard out at arm’s length</text:span><text:change text:change-id="ct93825579928384"/><text:span text:style-name="T1">, trying to get a </text:span><text:change text:change-id="ct93825579874640"/><text:span text:style-name="T1">better focus on what was written on it.</text:span></text:p>
      <text:p text:style-name="P7">“You must be from the boat that just came in on slip four, eh?” she asked.</text:p>
      <text:p text:style-name="Text_20_body"><text:span text:style-name="T1">“That’s right. I’m Captain Percy. She’s my boat</text:span><text:change text:change-id="ct93825579875280"/><text:change-start text:change-id="ct93825579875920"/><text:span text:style-name="T1">—</text:span><text:change-end text:change-id="ct93825579875920"/><text:span text:style-name="T1">the </text:span><text:span text:style-name="T2">Prospect</text:span><text:span text:style-name="T1">.”</text:span></text:p>
      <text:p text:style-name="P7">The dock boss squinted up at her.</text:p>
      <text:p text:style-name="P7">“Actually, there’s two boats,” said Shakes.</text:p>
      <text:p text:style-name="Text_20_body"><text:span text:style-name="T1">“Ah, hmm,” said the dock boss</text:span><text:change-start text:change-id="ct93825579877648"/><text:span text:style-name="T1">.</text:span><text:change-end text:change-id="ct93825579877648"/><text:change text:change-id="ct93825579883392"/><text:span text:style-name="T1"> “</text:span><text:change-start text:change-id="ct93825579888176"/><text:span text:style-name="T1">T</text:span><text:change-end text:change-id="ct93825579888176"/><text:change text:change-id="ct93825579896864"/><text:span text:style-name="T1">here’s a note here that you have a mini sub mated on the bottom of the big boat. That’s a pretty unusual docking arrangement.”</text:span></text:p>
      <text:p text:style-name="P7">“We would not normally come in that way,” said Hemi, “but we are in pretty bad shape. We had to rig up a whole complicated situation with the smaller sub to have enough power to get here. We have basically got no power, no fuel, and we need repairs and restock.”</text:p>
      <text:p text:style-name="Text_20_body"><text:span text:style-name="T1">“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text:span><text:change text:change-id="ct93825579909248"/><text:change-start text:change-id="ct93825576636432"/><text:span text:style-name="T1">—</text:span><text:change-end text:change-id="ct93825576636432"/><text:span text:style-name="T1">hell</text:span><text:change-start text:change-id="ct93825579922240"/><text:span text:style-name="T1">,</text:span><text:change-end text:change-id="ct93825579922240"/><text:span text:style-name="T1"> that’s how I got this shitty dock boss position</text:span><text:change text:change-id="ct93825579783392"/><text:change-start text:change-id="ct93825579934128"/><text:span text:style-name="T1">—</text:span><text:change-end text:change-id="ct93825579934128"/><text:span text:style-name="T1">but most of the goods around here are sold from the crew of one </text:span><text:soft-page-break/><text:span text:style-name="T1">independent operator to another. I can’t control what prices those connivers might try to get from those who might be a little desperate.”</text:span></text:p>
      <text:p text:style-name="P7">“Can you point us in the right direction for purchasing supplies and hiring some halfway decent welders who can do repairs?” Percy asked.</text:p>
      <text:p text:style-name="P7">“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7">“OK, repairs are my first priority,” said Percy, “but I have a few other points of business to take care of while I’m here. I’m looking for a woman called ‘Miss Mai.’”</text:p>
      <text:p text:style-name="P7">“Oh sure, everyone on the island knows Miss Mai. You can find her office on the exchange level. I’ll let her know you are coming.”</text:p>
      <text:p text:style-name="P7">“Thanks.”</text:p>
      <text:p text:style-name="P7">“What about Authorities? Is there significant activity from them around here?” Hemi asked.</text:p>
      <text:p text:style-name="Text_20_body"><text:span text:style-name="T1">“Mostly they leave us alone. As I say, this is one of the only places you can move goods for cash in this part of the drink, so we end</text:span><text:change-start text:change-id="ct93825576881824"/><text:span text:style-name="T1">ed</text:span><text:change-end text:change-id="ct93825576881824"/><text:span text:style-name="T1"> up </text:span><text:change text:change-id="ct93825576847552"/><text:span text:style-name="T1">a small but critical operation. The Authorities on one side want their people to be able to trade goods, and the Authorities on the other side want that too</text:span><text:change text:change-id="ct93825579938080"/><text:change-start text:change-id="ct93825579938944"/><text:span text:style-name="T1">—</text:span><text:change-end text:change-id="ct93825579938944"/><text:span text:style-name="T1">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text:span><text:change-start text:change-id="ct93825577128480"/><text:span text:style-name="T1">,</text:span><text:change-end text:change-id="ct93825577128480"/><text:span text:style-name="T1"> anyway.”</text:span></text:p>
      <text:p text:style-name="P7">“Sounds like a nice place to retire,” said Shakes. “No sun, no wind, nothing to keep you from happily living out your days in a dank grimy hole.”</text:p>
      <text:p text:style-name="Text_20_body"><text:span text:style-name="T1">“Anyway</text:span><text:change text:change-id="ct93825579940208"/><text:change-start text:change-id="ct93825579940448"/><text:span text:style-name="T1"> . . .</text:span><text:change-end text:change-id="ct93825579940448"/><text:span text:style-name="T1">”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7">Shakes nodded.</text:p>
      <text:p text:style-name="Text_20_body"><text:span text:style-name="T1">With a list of contacts from the deck boss and a few more passing words of thanks, they cleared out. Hemi and Shakes returned down the docking bay </text:span><text:change text:change-id="ct93825579944192"/><text:span text:style-name="T1">to start talking to vendors about refueling and repairs. Percy went the other way, up off the docking bay.</text:span></text:p>
      <text:p text:style-name="P7"> </text:p>
      <text:p text:style-name="Text_20_body"><text:soft-page-break/><text:span text:style-name="T1">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text:span><text:change text:change-id="ct93825579944432"/><text:span text:style-name="T1">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text:span><text:change text:change-id="ct93825579773440"/><text:change-start text:change-id="ct93825577128720"/><text:span text:style-name="T1">—</text:span><text:change-end text:change-id="ct93825577128720"/><text:span text:style-name="T1">say</text:span><text:change-start text:change-id="ct93825579786832"/><text:span text:style-name="T1">,</text:span><text:change-end text:change-id="ct93825579786832"/><text:span text:style-name="T1"> a docked submarine ripp</text:span><text:change-start text:change-id="ct93825579774080"/><text:span text:style-name="T1">ing</text:span><text:change-end text:change-id="ct93825579774080"/><text:change text:change-id="ct93825579912992"/><text:span text:style-name="T1"> away</text:span><text:change-start text:change-id="ct93825576815136"/><text:span text:style-name="T1">,</text:span><text:change-end text:change-id="ct93825576815136"/><text:span text:style-name="T1"> leaving a giant hole in the dock</text:span><text:change text:change-id="ct93825577236000"/><text:change-start text:change-id="ct93825577236368"/><text:span text:style-name="T1">—</text:span><text:change-end text:change-id="ct93825577236368"/><text:span text:style-name="T1">this door could be closed, divers </text:span><text:change-start text:change-id="ct93825577237696"/><text:span text:style-name="T1">c</text:span><text:change-end text:change-id="ct93825577237696"/><text:change text:change-id="ct93825577235632"/><text:span text:style-name="T1">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text:span><text:change text:change-id="ct93825579947728"/><text:change-start text:change-id="ct93825577269808"/><text:span text:style-name="T1">—</text:span><text:change-end text:change-id="ct93825577269808"/><text:span text:style-name="T1">more </text:span><text:change text:change-id="ct93825577270176"/><text:change-start text:change-id="ct93825579946496"/><text:span text:style-name="T1">numerous</text:span><text:change-end text:change-id="ct93825579946496"/><text:span text:style-name="T1"> than anyone would care to admit</text:span><text:change text:change-id="ct93825579946896"/><text:change-start text:change-id="ct93825579948480"/><text:span text:style-name="T1">—</text:span><text:change-end text:change-id="ct93825579948480"/><text:span text:style-name="T1">were the stuff of submariner</text:span><text:change text:change-id="ct93825579949664"/><text:span text:style-name="T1">s</text:span><text:change-start text:change-id="ct93825579951664"/><text:span text:style-name="T1">’</text:span><text:change-end text:change-id="ct93825579951664"/><text:span text:style-name="T1"> nightmares. The repressed fear of a dock failure was an odd sense for a seagoing person like Captain Percy, since traditionally ports were associated with safety for ships.</text:span></text:p>
      <text:p text:style-name="Text_20_body"><text:span text:style-name="T1">A little f</text:span><text:change-start text:change-id="ct93825577355872"/><text:span text:style-name="T1">a</text:span><text:change-end text:change-id="ct93825577355872"/><text:change text:change-id="ct93825579953616"/><text:span text:style-name="T1">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text:span><text:change-start text:change-id="ct93825579953856"/><text:span text:style-name="T1">,</text:span><text:change-end text:change-id="ct93825579953856"/><text:span text:style-name="T1"> the lines of drill holes could still be seen</text:span><text:change-start text:change-id="ct93825579954096"/><text:span text:style-name="T1">,</text:span><text:change-end text:change-id="ct93825579954096"/><text:span text:style-name="T1">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span></text:p>
      <text:p text:style-name="Text_20_body"><text:span text:style-name="T1">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text:span><text:change-start text:change-id="ct93825579914800"/><text:span text:style-name="T1">,</text:span><text:change-end text:change-id="ct93825579914800"/><text:span text:style-name="T1"> of course</text:span><text:change-start text:change-id="ct93825577271552"/><text:span text:style-name="T1">,</text:span><text:change-end text:change-id="ct93825577271552"/><text:span text:style-name="T1"> urine. It was all collected at the bottom of the ramp in a sluice</text:span><text:change text:change-id="ct93825577322736"/><text:span text:style-name="T1">way covered by a choked and rusting grating that was supposed to keep any of this stuff from running f</text:span><text:change-start text:change-id="ct93825577238000"/><text:span text:style-name="T1">a</text:span><text:change-end text:change-id="ct93825577238000"/><text:change text:change-id="ct93825579947968"/><text:span text:style-name="T1">rther down to the docking bay.</text:span></text:p>
      <text:p text:style-name="Text_20_body"><text:span text:style-name="T1">The wet grit ground under the hard soles of Captain Percy’s boots as she made her way up the length of the merchant exchange floor, stepping around the places where oil or garbage had pooled on the uneven rock</text:span><text:change text:change-id="ct93825577368288"/><text:span text:style-name="T1">.</text:span></text:p>
      <text:p text:style-name="Text_20_body"><text:span text:style-name="T1">The main hall was lit by bright bars of harsh light</text:span><text:change text:change-id="ct93825579947488"/><text:span text:style-name="T1">,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text:span><text:soft-page-break/><text:span text:style-name="T1">places slung from the ceiling by heavy chain, and the parked heavy equipment used to move all this tonnage up and down the space.</text:span></text:p>
      <text:p text:style-name="P7">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Text_20_body"><text:span text:style-name="T1">There was a </text:span><text:change text:change-id="ct93825579959600"/><text:span text:style-name="T1">loud wash of sound: the snap of arc welders liquefying bits of metal, traders negotiating the value of crates and where they would be moved</text:span><text:change text:change-id="ct93825579959840"/><text:span text:style-name="T1">, and the clinking of chains as they strained on wheels to lift masses of weighty metal objects. There was also the inevitable unintelligible shout of panic as some heavy object </text:span><text:change text:change-id="ct93825579960080"/><text:span text:style-name="T1">moved </text:span><text:change text:change-id="ct93825579960880"/><text:change-start text:change-id="ct93825579962912"/><text:span text:style-name="T1">unexpectedly</text:span><text:change-end text:change-id="ct93825579962912"/><text:span text:style-name="T1">. Her nostrils were assaulted by the smells of sweat, tobacco smoke, oil, and sharp ozone.</text:span></text:p>
      <text:p text:style-name="P7">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7">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Text_20_body"><text:span text:style-name="T1">Larger items were displayed towards the front of the store, </text:span><text:change text:change-id="ct93825579963152"/><text:span text:style-name="T1">probably because they were harder to steal. The crates at the front of the shop were left open</text:span><text:change-start text:change-id="ct93825579965312"/><text:span text:style-name="T1"> at the top</text:span><text:change-end text:change-id="ct93825579965312"/><text:change text:change-id="ct93825579965904"/><text:span text:style-name="T1">, and looking down into them she could see large motors, piping, valves, and other bigger elements that went into making a submarine work.</text:span></text:p>
      <text:p text:style-name="Text_20_body"><text:change text:change-id="ct93825579967072"/><text:change-start text:change-id="ct93825579967312"/><text:span text:style-name="T1">T</text:span><text:change-end text:change-id="ct93825579967312"/><text:span text:style-name="T1">ward</text:span><text:change text:change-id="ct93825579967552"/><text:span text:style-name="T1"> the back of the shop, the crates tended to be laid on their side and opened. Many of the crates had dozens of hooks nailed into them and smaller tools and parts for sale hung from the hooks.</text:span></text:p>
      <text:p text:style-name="P7">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ext:span><text:change-start text:change-id="ct93825579969072"/><text:span text:style-name="T1">tab</text:span><text:change-end text:change-id="ct93825579969072"/><text:change text:change-id="ct93825579969312"/><text:span text:style-name="T1">ly would not get to cross anything off. On the other hand, she would already have the clamps aboard the </text:span><text:span text:style-name="T2">Prospect</text:span><text:span text:style-name="T1"> when they needed them, rather than going onto the </text:span><text:change-start text:change-id="ct93825579969552"/><text:span text:style-name="T1">“</text:span><text:change-end text:change-id="ct93825579969552"/><text:span text:style-name="T1">to</text:span><text:change-start text:change-id="ct93825577513280"/><text:span text:style-name="T1">”</text:span><text:change-end text:change-id="ct93825577513280"/><text:span text:style-name="T1"> list and waiting to be purchased on at the next stop.</text:span></text:p>
      <text:p text:style-name="Text_20_body"><text:span text:style-name="T1">Percy picked up the box of clamps and moved to browse some of the larger parts. In one open crate there was a beautiful pump motor</text:span><text:change text:change-id="ct93825579970752"/><text:span text:style-name="T1"> in factory-new condition</text:span><text:change-start text:change-id="ct93825579971328"/><text:span text:style-name="T1">,</text:span><text:change-end text:change-id="ct93825579971328"/><text:span text:style-name="T1"> a rarity these days</text:span><text:change-start text:change-id="ct93825579971568"/><text:span text:style-name="T1">,</text:span><text:change-end text:change-id="ct93825579971568"/><text:span text:style-name="T1"> when most machines</text:span><text:change text:change-id="ct93825579973072"/><text:change-start text:change-id="ct93825579973728"/><text:span text:style-name="T1">—</text:span><text:change-end text:change-id="ct93825579973728"/><text:span text:style-name="T1">even excellent ones</text:span><text:change text:change-id="ct93825579973968"/><text:change-start text:change-id="ct93825579974208"/><text:span text:style-name="T1">—</text:span><text:change-end text:change-id="ct93825579974208"/><text:span text:style-name="T1">had been rebuilt </text:span><text:soft-page-break/><text:span text:style-name="T1">a dozen times over. It was the kind of motor used in dozens of </text:span><text:change text:change-id="ct93825579974448"/><text:change-start text:change-id="ct93825579974688"/><text:span text:style-name="T1">ways</text:span><text:change-end text:change-id="ct93825579974688"/><text:span text:style-name="T1"> on the </text:span><text:span text:style-name="T2">Prospect</text:span><text:span text:style-name="T1">. It was another item that was not actually on her list of needed parts, but potentially so useful that she could not imagine not buying it. In </text:span><text:change text:change-id="ct93825579975920"/><text:change-start text:change-id="ct93825579976160"/><text:span text:style-name="T1">this </text:span><text:change-end text:change-id="ct93825579976160"/><text:span text:style-name="T1">condition</text:span><text:change text:change-id="ct93825579977376"/><text:span text:style-name="T1">, however, it would not be cheap.</text:span></text:p>
      <text:p text:style-name="Text_20_body"><text:span text:style-name="T1">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text:span><text:change-start text:change-id="ct93825577378048"/><text:span text:style-name="T1">,</text:span><text:change-end text:change-id="ct93825577378048"/><text:change text:change-id="ct93825579978800"/><text:span text:style-name="T1">” </text:span><text:change-start text:change-id="ct93825579979040"/><text:span text:style-name="T1">t</text:span><text:change-end text:change-id="ct93825579979040"/><text:change text:change-id="ct93825579979280"/><text:span text:style-name="T1">he lady said</text:span><text:change text:change-id="ct93825579979520"/><text:span text:style-name="T1">, her voice croaking </text:span><text:change-start text:change-id="ct93825579980544"/><text:span text:style-name="T1">so </text:span><text:change-end text:change-id="ct93825579980544"/><text:span text:style-name="T1">softly </text:span><text:change text:change-id="ct93825579980784"/><text:span text:style-name="T1">it took </text:span><text:change text:change-id="ct93825579981024"/><text:span text:style-name="T1">Percy a second to interpret what </text:span><text:change text:change-id="ct93825579981264"/><text:change-start text:change-id="ct93825579982400"/><text:span text:style-name="T1">she</text:span><text:change-end text:change-id="ct93825579982400"/><text:span text:style-name="T1"> had said.</text:span></text:p>
      <text:p text:style-name="P7">“I have a boat where I could use ten more of these,” Percy replied.</text:p>
      <text:p text:style-name="Text_20_body"><text:span text:style-name="T1">“Pretty expensive element for buying multiples</text:span><text:change text:change-id="ct93825579983920"/><text:span text:style-name="T1">.” The lady was frail and small. In this depot full of huge people, she was certainly the tiniest Percy had seen, or would even expect to see. She had big rubbery ears and a heavily</text:span><text:change-start text:change-id="ct93825579984160"/><text:span text:style-name="T1"> </text:span><text:change-end text:change-id="ct93825579984160"/><text:change text:change-id="ct93825579984400"/><text:span text:style-name="T1">lined face with a tiny nose that wiggled when she talked. She was dressed in a wool cloak that was worn thin but clearly made of </text:span><text:change text:change-id="ct93825579984928"/><text:span text:style-name="T1">a high-quality material. Over it, she wore a fraying shawl with an intricate </text:span><text:change-start text:change-id="ct93825579986064"/><text:span text:style-name="T1">F</text:span><text:change-end text:change-id="ct93825579986064"/><text:change text:change-id="ct93825579986304"/><text:span text:style-name="T1">air</text:span><text:change-start text:change-id="ct93825579987456"/><text:span text:style-name="T1"> I</text:span><text:change-end text:change-id="ct93825579987456"/><text:change text:change-id="ct93825579987696"/><text:span text:style-name="T1">sle pattern. She looked like a person who would never be quite warm enough in this hole-in-the-rock</text:span><text:change text:change-id="ct93825575646944"/><text:span text:style-name="T1">.</text:span></text:p>
      <text:p text:style-name="P7">“The cost is the reason I’ll be lucky to get a single one of these,” said Percy.</text:p>
      <text:p text:style-name="Text_20_body"><text:span text:style-name="T1">“Hrmmm</text:span><text:change text:change-id="ct93825575252144"/><text:change-start text:change-id="ct93825575495376"/><text:span text:style-name="T1"> . . . </text:span><text:change-end text:change-id="ct93825575495376"/><text:change text:change-id="ct93825575496624"/><text:span text:style-name="T1">what if I told you I could set you up with a little cash?”</text:span></text:p>
      <text:p text:style-name="P7">Percy looked at the tiny stick-figure-in-a-sack skeptically. “Like a loan?” she asked. Loan sharks certainly came in all shapes and sizes.</text:p>
      <text:p text:style-name="Text_20_body"><text:span text:style-name="T1">“No</text:span><text:change-start text:change-id="ct93825575598560"/><text:span text:style-name="T1">,</text:span><text:change-end text:change-id="ct93825575598560"/><text:span text:style-name="T1"> no. I don’t go in for usury. That’s for the real criminals. I’m offering a job. But one that would pay exceptionally well.”</text:span></text:p>
      <text:p text:style-name="Text_20_body"><text:span text:style-name="T1">“Well, that’s certainly a</text:span><text:change-start text:change-id="ct93825575726032"/><text:span text:style-name="T1">n</text:span><text:change-end text:change-id="ct93825575726032"/><text:span text:style-name="T1"> unlikely fucking coincidence that you happen to offer me work when I was just about to go inquiring about a job.”</text:span></text:p>
      <text:p text:style-name="Text_20_body"><text:span text:style-name="T1">“That is, of course, no coincidence</text:span><text:change-start text:change-id="ct93825579991712"/><text:span text:style-name="T1">,</text:span><text:change-end text:change-id="ct93825579991712"/><text:span text:style-name="T1"> Captain Percy. I was looking for you.”</text:span></text:p>
      <text:p text:style-name="P7">“Then you must be Miss Mai? But how did you know who I was?”</text:p>
      <text:p text:style-name="Text_20_body"><text:span text:style-name="T1">“</text:span><text:change text:change-id="ct93825579993232"/><text:span text:style-name="T1">I received a note that you had arrived. I came out to the hall to try to locate you. There is an element of urgency to the job I have for you.”</text:span></text:p>
      <text:p text:style-name="Text_20_body"><text:span text:style-name="T1">Percy remembered the dock boss had said she would send word ahead to Miss Mai. “Thanks for the transparency. I don’t like the suggestion of a benign universe that </text:span><text:change-start text:change-id="ct93825579994784"/><text:span text:style-name="T1">comes from </text:span><text:change-end text:change-id="ct93825579994784"/><text:span text:style-name="T1">coincidences like that</text:span><text:change text:change-id="ct93825579995024"/><text:span text:style-name="T1">.”</text:span></text:p>
      <text:p text:style-name="Text_20_body"><text:span text:style-name="T1">“Ah</text:span><text:change-start text:change-id="ct93825579995552"/><text:span text:style-name="T1">,</text:span><text:change-end text:change-id="ct93825579995552"/><text:span text:style-name="T1"> yes. It’s easier to believe the plot and the happenings are motivated by someone’s will, eh? That it isn’t all just random chaos, and the coin-toss sometimes comes up in your favor?”</text:span></text:p>
      <text:p text:style-name="Text_20_body"><text:soft-page-break/><text:span text:style-name="T1">“Oh</text:span><text:change-start text:change-id="ct93825579996432"/><text:span text:style-name="T1">,</text:span><text:change-end text:change-id="ct93825579996432"/><text:span text:style-name="T1"> I believe in the chaos,” said Percy, “I just don’t believe it comes up in my fucking favor.”</text:span></text:p>
      <text:p text:style-name="Text_20_body"><text:span text:style-name="T1">Miss Mai grinned a gapped-toothed smile. “I think I can work with such a person. Can I encourage you to join me in my office to discuss the details of the offer I have for you? It’s</text:span><text:change text:change-id="ct93825579996672"/><text:change-start text:change-id="ct93825579997552"/><text:span text:style-name="T1"> . . . </text:span><text:change-end text:change-id="ct93825579997552"/><text:change text:change-id="ct93825579997792"/><text:span text:style-name="T1">not really fit for public spaces.”</text:span></text:p>
      <text:p text:style-name="Text_20_body"><text:span text:style-name="T1">“Miss Mai, nothing would please me more than to learn about this fucking opportunity.” Percy put down the box of clamps</text:span><text:change text:change-id="ct93825579998672"/><text:span text:style-name="T1"> and noticed that the shopkeeper watch</text:span><text:change-start text:change-id="ct93825579999264"/><text:span text:style-name="T1">ed</text:span><text:change-end text:change-id="ct93825579999264"/><text:change text:change-id="ct93825579999504"/><text:span text:style-name="T1"> her do so.</text:span></text:p>
      <text:p text:style-name="P7"> </text:p>
      <text:p text:style-name="P7">In the open space of the hall, Miss Mai hobbled next to Captain Percy. Percy took her arm to help her along. It was a thin little stick of bone in Percy’s strong hand.</text:p>
      <text:p text:style-name="Text_20_body"><text:span text:style-name="T1">“So</text:span><text:change-start text:change-id="ct93825580001680"/><text:span text:style-name="T1">,</text:span><text:change-end text:change-id="ct93825580001680"/><text:span text:style-name="T1"> the dock boss told you all about me already?” Percy asked, hoping to assess the levelness of the playing field</text:span><text:change text:change-id="ct93825580002208"/><text:span text:style-name="T1">.</text:span></text:p>
      <text:p text:style-name="Text_20_body"><text:span text:style-name="T1">“The dock boss, yes, and a few others</text:span><text:change text:change-id="ct93825580002800"/><text:change-start text:change-id="ct93825580003040"/><text:span text:style-name="T1"> . . . </text:span><text:change-end text:change-id="ct93825580003040"/><text:change text:change-id="ct93825580003280"/><text:span text:style-name="T1">My friend Turnaround Bob told me you are eminently trustworthy and reliable. And also run a big enough boat for the particular job I need done.”</text:span></text:p>
      <text:p text:style-name="Text_20_body"><text:span text:style-name="T1">“Yeah, Bob tracked me down on the mainland and suggested I head out to this shithole depot to look for you. He hinted the work might be</text:span><text:change text:change-id="ct93825580004560"/><text:change-start text:change-id="ct93825580004800"/><text:span text:style-name="T1"> . . . </text:span><text:change-end text:change-id="ct93825580004800"/><text:change text:change-id="ct93825580005040"/><text:span text:style-name="T1">profitable.”</text:span></text:p>
      <text:p text:style-name="Text_20_body"><text:change-start text:change-id="ct93825580005920"/><text:span text:style-name="T1">“</text:span><text:change-end text:change-id="ct93825580005920"/><text:span text:style-name="T1">My dear Captain Percy, would you mind toning down your colorful language a bit during our interactions?”</text:span></text:p>
      <text:p text:style-name="P7">“I’m a fucking sailor. What do you expect?”</text:p>
      <text:p text:style-name="Text_20_body"><text:span text:style-name="T1">Miss Mai shuffled on silently</text:span><text:change text:change-id="ct93825580006160"/><text:change-start text:change-id="ct93825580007920"/><text:span text:style-name="T1">—</text:span><text:change-end text:change-id="ct93825580007920"/><text:span text:style-name="T1">and</text:span><text:change-start text:change-id="ct93825580008160"/><text:span text:style-name="T1">,</text:span><text:change-end text:change-id="ct93825580008160"/><text:span text:style-name="T1"> Percy thought</text:span><text:change-start text:change-id="ct93825580008400"/><text:span text:style-name="T1">,</text:span><text:change-end text:change-id="ct93825580008400"/><text:span text:style-name="T1"> somewhat reproachfully</text:span><text:change text:change-id="ct93825580008640"/><text:change-start text:change-id="ct93825580008880"/><text:span text:style-name="T1">—</text:span><text:change-end text:change-id="ct93825580008880"/><text:span text:style-name="T1">for a minute. “Anyway. In my line of work, it is best to know a little something about those you hire. Though again, in the interest of transparency, all I really know is your name and that you have a boat.”</text:span></text:p>
      <text:p text:style-name="P7">“What’s with all the transparency?” Percy asked.</text:p>
      <text:p text:style-name="Text_20_body"><text:span text:style-name="T1">“Ah</text:span><text:change-start text:change-id="ct93825580010400"/><text:span text:style-name="T1">,</text:span><text:change-end text:change-id="ct93825580010400"/><text:span text:style-name="T1"> yes. Typically I play my cards a bit closer. But as I said, this job is of some urgency, so I am hoping to build some trust with you quickly. I can only hope you respond reciprocally.</text:span><text:change-start text:change-id="ct93825580011040"/><text:span text:style-name="T1">”</text:span><text:change-end text:change-id="ct93825580011040"/></text:p>
      <text:p text:style-name="P7">“Well then, in the interest of transparency you should know that my boat, as solid as she is, is currently in desperate need of some downtime for repairs. There’s a limited amount of urgency we can put into picking up a job.”</text:p>
      <text:p text:style-name="P7">“With the amount I’ll be offering you, I think you will be able to make the shortest possible downtime a priority.”</text:p>
      <text:p text:style-name="P7">“In that case I just hope we have similar ideas about what it costs to have priorities.”</text:p>
      <text:p text:style-name="Text_20_body"><text:soft-page-break/><text:span text:style-name="T1">Miss Mai nodded knowingly. “Here we are.” She steered Percy towards a low creosoted wooden door set into the wall of the main hall. Inside, Miss Mai’s office had the same bare rock walls as all the other depot spaces, but was more warmly lit from sconces </text:span><text:change text:change-id="ct93825580013200"/><text:span text:style-name="T1">along the walls. Many ancient wooden filing cabinets leaned against each other for support under the sconces, and </text:span><text:change text:change-id="ct93825580014368"/><text:span text:style-name="T1">contributed their woody exteriors to</text:span><text:change text:change-id="ct93825580014608"/><text:span text:style-name="T1"> the effort to soften the feel of the place. In the center, a few large</text:span><text:change-start text:change-id="ct93825580015824"/><text:span text:style-name="T1">,</text:span><text:change-end text:change-id="ct93825580015824"/><text:span text:style-name="T1"> heavily</text:span><text:change-start text:change-id="ct93825580017056"/><text:span text:style-name="T1"> </text:span><text:change-end text:change-id="ct93825580017056"/><text:change text:change-id="ct93825580017296"/><text:span text:style-name="T1">stuffed leather chairs sat across from each other</text:span><text:change-start text:change-id="ct93825576075376"/><text:span text:style-name="T1">;</text:span><text:change-end text:change-id="ct93825576075376"/><text:change text:change-id="ct93825575852272"/><text:span text:style-name="T1"> a small table </text:span><text:change text:change-id="ct93825575919792"/><text:span text:style-name="T1">stuck between them </text:span><text:change text:change-id="ct93825576172448"/><text:span text:style-name="T1">appeared to be constructed of some exotic wood.</text:span></text:p>
      <text:p text:style-name="P7">“I can offer you tea or coffee, Captain Percy.”</text:p>
      <text:p text:style-name="Text_20_body"><text:span text:style-name="T1">“Coffee</text:span><text:change-start text:change-id="ct93825576087520"/><text:span text:style-name="T1">,</text:span><text:change-end text:change-id="ct93825576087520"/><text:span text:style-name="T1"> please. A good amount of sugar.”</text:span></text:p>
      <text:p text:style-name="P7">“Cream?”</text:p>
      <text:p text:style-name="P7">“Sure, I’ll take a little creamer.”</text:p>
      <text:p text:style-name="P7">“Not creamer, Captain Percy, cream.”</text:p>
      <text:p text:style-name="Text_20_body"><text:span text:style-name="T1">“Holy fuck</text:span><text:change text:change-id="ct93825580022304"/><text:change-start text:change-id="ct93825580022544"/><text:span text:style-name="T1">—</text:span><text:change-end text:change-id="ct93825580022544"/><text:span text:style-name="T1">pardon my language</text:span><text:change text:change-id="ct93825580022784"/><text:change-start text:change-id="ct93825580023024"/><text:span text:style-name="T1">—</text:span><text:change-end text:change-id="ct93825580023024"/><text:span text:style-name="T1">you have cream? Real, liquid cream?”</text:span></text:p>
      <text:p text:style-name="P7">“It’s extremely expensive but, as with most things, it can be had here for the right price. I am happy to share a few drops with a business prospect.”</text:p>
      <text:p text:style-name="Text_20_body"><text:span text:style-name="T1">“By all means</text:span><text:change-start text:change-id="ct93825580024544"/><text:span text:style-name="T1">,</text:span><text:change-end text:change-id="ct93825580024544"/><text:span text:style-name="T1"> then.”</text:span></text:p>
      <text:p text:style-name="Text_20_body"><text:span text:style-name="T1">Captain Percy sat in one of the leather chairs and accepted a ceramic cup </text:span><text:change text:change-id="ct93825580025424"/><text:change-start text:change-id="ct93825580025664"/><text:span text:style-name="T1">of </text:span><text:change-end text:change-id="ct93825580025664"/><text:span text:style-name="T1">mud-colored contents with one hand. With the other hand she received the metal clipboard with chipping black paint and oil-stained pages that Miss Mai was holding out to her. She scanned it while taking her first sip of coffee.</text:span></text:p>
      <text:p text:style-name="P7">It was the best coffee Percy had had in months.</text:p>
      <text:p text:style-name="P7">Miss Mai lowered herself with a soft groan into the chair opposite Percy.</text:p>
      <text:p text:style-name="P7">“So you want us to transport magnetic mines?” Percy asked.</text:p>
      <text:p text:style-name="P7">“Please,” said Miss Mai, “the shipping of mines is extremely restricted and mostly illegal. These are magnetically-activated industrial explosives.”</text:p>
      <text:p text:style-name="Text_20_body"><text:span text:style-name="T1">“</text:span><text:change text:change-id="ct93825580029424"/><text:change-start text:change-id="ct93825580029664"/><text:span text:style-name="T1"> . . . </text:span><text:change-end text:change-id="ct93825580029664"/><text:span text:style-name="T1">For which the primary use would be mines, and thus still illegal to ship.”</text:span></text:p>
      <text:p text:style-name="Text_20_body"><text:span text:style-name="T1">“The units are absolutely agnostic in their uses. They don’t have to be </text:span><text:change-start text:change-id="ct93825580030544"/><text:span text:style-name="T1">for </text:span><text:change-end text:change-id="ct93825580030544"/><text:span text:style-name="T1">a mine: could be a torpedo, missile, suicide-bomber, sling-shot, whatever. The oceans teem with rusting hulks of ferrous metal, grinding their way back and forth</text:span><text:change-start text:change-id="ct93825580031632"/><text:span text:style-name="T1"> atop</text:span><text:change-end text:change-id="ct93825580031632"/><text:change text:change-id="ct93825580031872"/><text:change-start text:change-id="ct93825580032112"/><text:span text:style-name="T1">—</text:span><text:change-end text:change-id="ct93825580032112"/><text:span text:style-name="T1">and under, of course</text:span><text:change text:change-id="ct93825580032352"/><text:change-start text:change-id="ct93825580032592"/><text:span text:style-name="T1">—</text:span><text:change-end text:change-id="ct93825580032592"/><text:span text:style-name="T1">the surface of the sea; leaving their foul trails of oil, carbon, and noise. There is quite a bit of demand for units that can help clean up the mess.”</text:span></text:p>
      <text:p text:style-name="Text_20_body"><text:span text:style-name="T1">“Is that why you need me? You can’t get an Authority seal to ship these because they are going to a group that’s trying to ‘clean</text:span><text:change text:change-id="ct93825580034960"/><text:span text:style-name="T1"> up</text:span><text:change-start text:change-id="ct93825580035488"/><text:span text:style-name="T1">’</text:span><text:change-end text:change-id="ct93825580035488"/><text:span text:style-name="T1"> the oceans?”</text:span></text:p>
      <text:p text:style-name="P7"><text:soft-page-break/>“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7">“Certainly if we were any less reliable, I wouldn’t be standing here talking to you right now.”</text:p>
      <text:p text:style-name="P7">“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7">“Well, that brings us to the price. To make the repairs a priority is not going to be cheap, especially from what I hear about the workers available on the dock.”</text:p>
      <text:p text:style-name="Text_20_body"><text:span text:style-name="T1">“Captain Percy, in this particular case</text:span><text:change-start text:change-id="ct93825580039840"/><text:span text:style-name="T1">,</text:span><text:change-end text:change-id="ct93825580039840"/><text:span text:style-name="T1"> money is a secondary consideration. Name your price.”</text:span></text:p>
      <text:p text:style-name="Text_20_body"><text:span text:style-name="T1">Percy hesitated. “How about</text:span><text:change text:change-id="ct93825580040720"/><text:change-start text:change-id="ct93825580040960"/><text:span text:style-name="T1"> . . .</text:span><text:change-end text:change-id="ct93825580040960"/><text:span text:style-name="T1"> three times a standard hull-load fee?”</text:span></text:p>
      <text:p text:style-name="P7">“Done. I can pay you two-thirds now and the remainder on delivery. I assume coin will be satisfactory?”</text:p>
      <text:p text:style-name="P7">“Entirely satisfactory,” said Percy, regretting that she had not asked for more. Still, she had never been paid triple a hull load before.</text:p>
      <text:p text:style-name="P7">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7">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Text_20_body"><text:span text:style-name="T1">Percy smiled at this matronly side of Miss Mai. “Well, you know what the old cliché says about captains: I’m married to my boat. There’s no man who could compete with her. Besides, you</text:span><text:change-start text:change-id="ct93825580045040"/><text:span text:style-name="T1"> also</text:span><text:change-end text:change-id="ct93825580045040"/><text:span text:style-name="T1"> know how the surface life is: where it isn’t chaos, it’s bureaucracy. I’d rather stay underwater.”</text:span></text:p>
      <text:p text:style-name="Text_20_body"><text:soft-page-break/><text:span text:style-name="T1">Miss Mai nodded. “Unfortunately</text:span><text:change-start text:change-id="ct93825580045920"/><text:span text:style-name="T1">,</text:span><text:change-end text:change-id="ct93825580045920"/><text:span text:style-name="T1"> there is some truth to that. There’s no sure future anywhere on the surface. Makes it hard to commit to settling down anywhere particular.”</text:span></text:p>
      <text:p text:style-name="Text_20_body"><text:span text:style-name="T1">“Not to change the subject</text:span><text:change-start text:change-id="ct93825580048944"/><text:span text:style-name="T1">,</text:span><text:change-end text:change-id="ct93825580048944"/><text:span text:style-name="T1"> Miss Mai, but how likely is it that we’re going to have some kind of Authority interference while trying to move this shipment of yours?”</text:span></text:p>
      <text:p text:style-name="Text_20_body"><text:span text:style-name="T1">“You know how the Authorities are</text:span><text:change-start text:change-id="ct93825580048112"/><text:span text:style-name="T1">,</text:span><text:change-end text:change-id="ct93825580048112"/><text:span text:style-name="T1">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span></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Text_20_body"><text:span text:style-name="T1">At the mention of the ram Miss Mai’s eyebrows went up with a look of concern. “A ram on a submarine</text:span><text:change-start text:change-id="ct93825580051200"/><text:span text:style-name="T1">,</text:span><text:change-end text:change-id="ct93825580051200"/><text:span text:style-name="T1"> you say?”</text:span></text:p>
      <text:p text:style-name="P7">Percy nodded.</text:p>
      <text:p text:style-name="Text_20_body"><text:span text:style-name="T1">“The only time I’ve heard of such a thing</text:span><text:change text:change-id="ct93825580052960"/><text:change-start text:change-id="ct93825580053200"/><text:span text:style-name="T1">—</text:span><text:change-end text:change-id="ct93825580053200"/><text:span text:style-name="T1">at least within this century</text:span><text:change text:change-id="ct93825580053440"/><text:change-start text:change-id="ct93825580053680"/><text:span text:style-name="T1">—</text:span><text:change-end text:change-id="ct93825580053680"/><text:span text:style-name="T1">is on a boat called the </text:span><text:span text:style-name="T2">Grackle</text:span><text:span text:style-name="T1">, An Authority enforcer out of the Northern Points.”</text:span></text:p>
      <text:p text:style-name="P7">“What would it be doing a thousand miles from its home waters?”</text:p>
      <text:p text:style-name="Text_20_body"><text:span text:style-name="T1">“That I do not know the answer to. Except</text:span><text:change text:change-id="ct93825580055200"/><text:span text:style-name="T1"> I’ll tell you this</text:span><text:change-start text:change-id="ct93825580055440"/><text:span text:style-name="T1">,</text:span><text:change-end text:change-id="ct93825580055440"/><text:span text:style-name="T1">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text:span><text:change text:change-id="ct93825580055680"/><text:change-start text:change-id="ct93825580056864"/><text:span text:style-name="T1">—</text:span><text:change-end text:change-id="ct93825580056864"/><text:span text:style-name="T1">regardless of where that shipping is.”</text:span></text:p>
      <text:p text:style-name="P7">“That seems likely to start a few wars.”</text:p>
      <text:p text:style-name="P7">“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7">“It is one possibility that would explain where and why you encountered it.”</text:p>
      <text:p text:style-name="Text_20_body"><text:span text:style-name="T1">“But why the </text:span><text:span text:style-name="T2">Prospect</text:span><text:span text:style-name="T1">?”</text:span></text:p>
      <text:p text:style-name="P7"><text:soft-page-break/>“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Text_20_body"><text:span text:style-name="T1">Percy looked into her nearly</text:span><text:change-start text:change-id="ct93825580063360"/><text:span text:style-name="T1"> </text:span><text:change-end text:change-id="ct93825580063360"/><text:change text:change-id="ct93825580063600"/><text:span text:style-name="T1">empty coffee cup, and then savored the last sip of its creamy sweetness. “Well, I guess you get what you’re paid for.” She stood. “Thanks for the coffee with cream.”</text:span></text:p>
      <text:p text:style-name="P7">“You are most welcome. I’ll have my men down on the dock by the end of today with the cargo, if you think you could be ready to load your boat by then.”</text:p>
      <text:p text:style-name="P7">“Thanks.” Percy turned to go.</text:p>
      <text:p text:style-name="Text_20_body"><text:span text:style-name="T1">“Captain Percy, </text:span><text:change-start text:change-id="ct93825580066464"/><text:span text:style-name="T1">i</text:span><text:change-end text:change-id="ct93825580066464"/><text:change text:change-id="ct93825580066704"/><text:span text:style-name="T1">f I were you I would definitely make sure you are gone from here before the next 48 hours goes by.”</text:span></text:p>
      <text:p text:style-name="Text_20_body"><text:span text:style-name="T1">Percy nodded toward</text:span><text:change text:change-id="ct93825580067584"/><text:span text:style-name="T1"> Miss Mai and closed the heavy door behind </text:span><text:change-start text:change-id="ct93825580067824"/><text:span text:style-name="T1">her </text:span><text:change-end text:change-id="ct93825580067824"/><text:span text:style-name="T1">as she left the office.</text:span></text:p>
      <text:p text:style-name="P7"> </text:p>
      <text:p text:style-name="P7">She hummed to herself as she walked through the main hall of the noisy depot. She realized that her humming was resonating in her skull in harmony with the ever-present background buzz of the machinery that kept the place functioning.</text:p>
      <text:p text:style-name="P7">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Text_20_body"><text:span text:style-name="T1">The man behind the bar was yet another giant, but only in the vertical direction. Rail thin, somewhat like Bastian, except </text:span><text:change text:change-id="ct93825580071744"/><text:change-start text:change-id="ct93825580072256"/><text:span text:style-name="T1">for</text:span><text:change-end text:change-id="ct93825580072256"/><text:span text:style-name="T1"> a paunch around the belly. Years ago</text:span><text:change-start text:change-id="ct93825580073200"/><text:span text:style-name="T1">,</text:span><text:change-end text:change-id="ct93825580073200"/><text:span text:style-name="T1"> Percy had had a friend who would have described him as ‘</text:span><text:change text:change-id="ct93825580073440"/><text:span text:style-name="T1">skinny-fat</text:span><text:change text:change-id="ct93825580075232"/><text:span text:style-name="T1">.’ He was grizzled about the face, like a piece of meat that had not been cleaned properly before being laid down in the frying pan. He was missing an eye which he did not bother to cover with a patch</text:span><text:change text:change-id="ct93825580076480"/><text:span text:style-name="T1"> and wearing a stained leather apron. “What</text:span><text:change text:change-id="ct93825580077728"/><text:span text:style-name="T1">cha need there</text:span><text:change-start text:change-id="ct93825580079824"/><text:span text:style-name="T1">,</text:span><text:change-end text:change-id="ct93825580079824"/><text:span text:style-name="T1"> lady?” he asked Percy.</text:span></text:p>
      <text:p text:style-name="P7">“Give me something brown from that middle row there.” She took one of her new coins from the heavy leather satchel Miss Mai had given her and laid it down on the wood of the bar.</text:p>
      <text:p text:style-name="Text_20_body"><text:span text:style-name="T1">As the bartender set up a glass and </text:span><text:change text:change-id="ct93825576646496"/><text:change-start text:change-id="ct93825580076720"/><text:span text:style-name="T1">leaned</text:span><text:change-end text:change-id="ct93825580076720"/><text:span text:style-name="T1"> to pour it</text:span><text:change-start text:change-id="ct93825580076960"/><text:span text:style-name="T1">,</text:span><text:change-end text:change-id="ct93825580076960"/><text:span text:style-name="T1"> Percy continued the conversation</text:span><text:change-start text:change-id="ct93825580078384"/><text:span text:style-name="T1">,</text:span><text:change-end text:change-id="ct93825580078384"/><text:span text:style-name="T1"> despite the fact that the bartender did not particularly look like he would </text:span><text:soft-page-break/><text:span text:style-name="T1">want to. “Actually, I’m looking to hire some crew. I have a boat, and we’re short a few people. Thought you might be able to steer me in the right direction to where the hiring is done around here.”</text:span></text:p>
      <text:p text:style-name="Text_20_body"><text:span text:style-name="T1">“Most of the steering I do is towards the bottles,” said the bartender. “You want crew</text:span><text:change-start text:change-id="ct93825580081120"/><text:span text:style-name="T1">,</text:span><text:change-end text:change-id="ct93825580081120"/><text:span text:style-name="T1">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ext:span><text:change text:change-id="ct93825580082384"/><text:change-start text:change-id="ct93825580083680"/><text:span text:style-name="T1">Two hundred </text:span><text:change-end text:change-id="ct93825580083680"/><text:span text:style-name="T1">meters and more.”</text:span></text:p>
      <text:p text:style-name="P7">“Yeah, that kind of boat is always hiring. Shit, that doesn’t sound good. I’m a little desperate.”</text:p>
      <text:p text:style-name="Text_20_body"><text:span text:style-name="T1">The bartender squinted up the side of his face where his eye would have been considering for a few seconds. “Hrmm. Well, if yer fuckin’ desperate</text:span><text:change text:change-id="ct93825576759296"/><text:change-start text:change-id="ct93825580086656"/><text:span text:style-name="T1"> . . . </text:span><text:change-end text:change-id="ct93825580086656"/><text:change-start text:change-id="ct93825580087232"/><text:span text:style-name="T1">b</text:span><text:change-end text:change-id="ct93825580087232"/><text:change text:change-id="ct93825580087472"/><text:span text:style-name="T1">artendin’ is my side-gig. My main business, and much more profitable I might add, is pimpin’.”</text:span></text:p>
      <text:p text:style-name="P7">“You don’t fuckin’ say.”</text:p>
      <text:p text:style-name="P7">“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7">“Always difficult to balance those books, I hear ya,” said Percy.</text:p>
      <text:p text:style-name="P7">“Anyway, right now I got me this chickilette that got off a boat a few weeks ago. But she’s skinny and small. Waif-like, I say. You know what I mean?”</text:p>
      <text:p text:style-name="P7">Percy nodded.</text:p>
      <text:p text:style-name="Text_20_body"><text:span text:style-name="T1">“The tastes of most of the folks who come through here are into something a bit</text:span><text:change text:change-id="ct93825580087712"/><text:change-start text:change-id="ct93825580092096"/><text:span text:style-name="T1"> . . . </text:span><text:change-end text:change-id="ct93825580092096"/><text:change text:change-id="ct93825580092336"/><text:span text:style-name="T1">harder. Here’s the big thing</text:span><text:change-start text:change-id="ct93825580092576"/><text:span text:style-name="T1">,</text:span><text:change-end text:change-id="ct93825580092576"/><text:span text:style-name="T1"> though: she’s got just the saddest fuckin’ face. And she’s too shy. Even I can’t bring meself to bein’ comfortable-like pimping her out. A pimp has got to have a heart</text:span><text:change-start text:change-id="ct93825580094240"/><text:span text:style-name="T1">,</text:span><text:change-end text:change-id="ct93825580094240"/><text:span text:style-name="T1"> you know.”</text:span></text:p>
      <text:p text:style-name="P7">“So you’re saying you’ll let me hire her off you because she makes you too fucking sad?”</text:p>
      <text:p text:style-name="Text_20_body"><text:span text:style-name="T1">The bartender shrugged. “Plus a finders-fee</text:span><text:change-start text:change-id="ct93825580095904"/><text:span text:style-name="T1">,</text:span><text:change-end text:change-id="ct93825580095904"/><text:span text:style-name="T1"> like,” he said, and Percy knew she had made another negotiating mistake in letting the bartender see the heavy satchel full of coins she was carrying.</text:span></text:p>
      <text:p text:style-name="P7">“Thing is, I need a sonar operator. I don’t care if she’s tiny, but do you think she has good ears?”</text:p>
      <text:p text:style-name="P7"><text:soft-page-break/>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7">“Might mean she’s deaf already.” She sipped her drink. “Fuck it. It’s not like I’m going into battle. If she’s not completely deaf, we can have her sit sonar watch during long runs. She won’t be entirely useless.”</text:p>
      <text:p text:style-name="P7">“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7">A short girl with stick arms and huge eyes walked towards them. She was wearing a slip of a blue dress made of worn cotton. She had sharp fingernails, brightly painted but chipped in places.</text:p>
      <text:p text:style-name="P7">As she got closer the bartender said, “This lady might want to hire you.” And turned away to deal with some other customers.</text:p>
      <text:p text:style-name="Text_20_body"><text:span text:style-name="T1">“Fuck,” said Percy, “can you see in the dark with those eyes</text:span><text:change-start text:change-id="ct93825580101904"/><text:span text:style-name="T1">,</text:span><text:change-end text:change-id="ct93825580101904"/><text:span text:style-name="T1"> girl?”</text:span></text:p>
      <text:p text:style-name="P7">“I don’t know,” Cassandra said, looking down.</text:p>
      <text:p text:style-name="Text_20_body"><text:span text:style-name="T1">“Look, I’m not trying to fuck you here. I’ve got a boat, and I’m leaving in less than </text:span><text:change text:change-id="ct93825580103648"/><text:change-start text:change-id="ct93825580103888"/><text:span text:style-name="T1">forty-eight </text:span><text:change-end text:change-id="ct93825580103888"/><text:span text:style-name="T1">hours and need to crew up. Your friendly bartender-pimp says you might be willing to work on a boat instead of whatever it is you do now. You ever work on a boat before? Or anything technical? Maybe sonar or something sonics related?”</text:span></text:p>
      <text:p text:style-name="P7">“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7">Cassandra nodded firmly without saying anything, still looking at the floor.</text:p>
      <text:p text:style-name="P7">“Good.”</text:p>
      <text:p text:style-name="Text_20_body"><text:span text:style-name="T1">“But, wait</text:span><text:change text:change-id="ct93825580108720"/><text:change-start text:change-id="ct93825580109280"/><text:span text:style-name="T1"> . . . </text:span><text:change-end text:change-id="ct93825580109280"/><text:span text:style-name="T1"><text:s/>isn’t working on submarines dangerous? In general, I think I’d rather live in this hole in the ground here than die in a hole out there in the sea.”</text:span></text:p>
      <text:p text:style-name="P7">“It’s incredibly fucking dangerous. I won’t lie to you about that. But we’re compensated for the danger: it pays very well, enough for us to live by our own terms. Enough to buy you out of your current job. That’s primarily because there’s a limited number of people <text:soft-page-break/>willing to go out there and carry out their lives encased in a steel tube and surrounded by dangers and fears that would liquefy the guts of most folk. Submariners are an elite class, in their own filthy way.”</text:p>
      <text:p text:style-name="Text_20_body"><text:span text:style-name="T1">“What good is wealth and freedom if you are dead</text:span><text:change-start text:change-id="ct93825580111632"/><text:span text:style-name="T1">,</text:span><text:change-end text:change-id="ct93825580111632"/><text:span text:style-name="T1"> though?”</text:span></text:p>
      <text:p text:style-name="Text_20_body"><text:span text:style-name="T1">“Look, there’s dangerous and there’s really fucking dangerous. You’d be mostly working sonar, at least at first. That’s about as dangerous as tuning your stereo. You wouldn’t have to work down in the engine room or throw lines or anything like that. Heck</text:span><text:change-start text:change-id="ct93825580112512"/><text:span text:style-name="T1">,</text:span><text:change-end text:change-id="ct93825580112512"/><text:span text:style-name="T1">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span></text:p>
      <text:p text:style-name="P7">Cassandra nodded slowly.</text:p>
      <text:p text:style-name="P7">“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7">Cassandra looked around at the dingy canteen and then directly at Percy for the first time. “OK, I’ll do it.”</text:p>
      <text:p text:style-name="Text_20_body"><text:span text:style-name="T1">“Fine. Get your things together and come down to slip four this evening</text:span><text:change-start text:change-id="ct93825580116720"/><text:span text:style-name="T1">,</text:span><text:change-end text:change-id="ct93825580116720"/><text:span text:style-name="T1">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span></text:p>
      <text:p text:style-name="P7">“I understand.”</text:p>
      <text:p text:style-name="P7">Percy put a heavy hand on Cassandra’s shoulder and then turned away from the bar.</text:p>
      <text:p text:style-name="P7">“Ahem!” The bartender turned towards them and looked at Captain Percy with one eye and one socket. He rubbed his forefinger and thumb together in the air in front of him.</text:p>
      <text:p text:style-name="Text_20_body"><text:span text:style-name="T1">“Right.” She pulled a stack of coins out of the leather satchel, counted out more than a fair amount</text:span><text:change-start text:change-id="ct93825580121232"/><text:span text:style-name="T1">,</text:span><text:change-end text:change-id="ct93825580121232"/><text:span text:style-name="T1"> and stood them on the bar. She looked at Cassandra. “That was your first paycheck. Sorry it had to go to that fucking asshole, but it’ll be the last one that does.”</text:span></text:p>
      <text:p text:style-name="P7"><text:soft-page-break/>The bartender put a knuckle to his gristly eyebrow in a mock salute as they turned away again.</text:p>
      <text:p text:style-name="P7">“Here,” said Percy, handing Cassandra a few coins, “that’s an advance on your next paycheck. Buy some tougher clothes.”</text:p>
      <text:p text:style-name="Text_20_body"><text:span text:style-name="T1">With a shy smile Cassandra turned to take the ramp towards the stairs to the next level up where the barracks were located. Percy turned down the ramp</text:span><text:change-start text:change-id="ct93825580122112"/><text:span text:style-name="T1">,</text:span><text:change-end text:change-id="ct93825580122112"/><text:span text:style-name="T1"> feeling like it was probably time to get back to her boat and see how repairs were proceeding.</text:span></text:p>
      <text:p text:style-name="P7"> </text:p>
      <text:p text:style-name="P7">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Text_20_body"><text:span text:style-name="T1">“Yeah, it’s about time for it, eh</text:span><text:change-start text:change-id="ct93825580125552"/><text:span text:style-name="T1">,</text:span><text:change-end text:change-id="ct93825580125552"/><text:span text:style-name="T1"> Captain Shakes? Let me buy you that meal I promised you first.”</text:span></text:p>
      <text:p text:style-name="P7">“Not going to say no to any fuckin’ grub.”</text:p>
      <text:p text:style-name="Text_20_body"><text:span text:style-name="T1">Percy turned to join Shakes </text:span><text:change text:change-id="ct93825580127072"/><text:span text:style-name="T1">and retraced her steps a short way back up the exchange floor. Across from the saloon, set back in the opposite wall was a small eatery. It glowed with orangish-red light that contrasted with the cold blue light of the hall.</text:span></text:p>
      <text:p text:style-name="P7">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Text_20_body"><text:span text:style-name="T1">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text:span><text:change text:change-id="ct93825580129888"/><text:span text:style-name="T1">coins from her satchel, and they sat down at a chipped Formica table amid the mild roar of basso-voiced dock worker conversations.</text:span></text:p>
      <text:p text:style-name="Text_20_body"><text:span text:style-name="T1">Shakes ripped off a piece of the bread and passed it to his other hand while he blew on the tips of his fingers. He moved the bread back to the first hand, </text:span><text:change text:change-id="ct93825580131136"/><text:span text:style-name="T1">then piled a good amount of white rice and green spinach onto it before leaning in and shoving half the wad into his gaping mouth. He picked up a fork with his free hand and helped guide even more of the pile into his gullet.</text:span></text:p>
      <text:p text:style-name="P7"><text:soft-page-break/>While he was chewing with bulging cheeks, Percy brought him up to speed. “So I have locked down this job rumor I mentioned. Turns out to pay well. Really fucking well.”</text:p>
      <text:p text:style-name="P7">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7">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7">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7">“Mmmph,” said Shakes through his mouthful of bread, “that’s usually how it goes. I assumed that job is behind that sub ramming you.”</text:p>
      <text:p text:style-name="Text_20_body"><text:span text:style-name="T1">“Might be. Still seems like a stretch to me though, considering the hold was empty at the time. It was just a dry run</text:span><text:change text:change-id="ct93825580139664"/><text:change-start text:change-id="ct93825580140592"/><text:span text:style-name="T1"> . . .</text:span><text:change-end text:change-id="ct93825580140592"/><text:span text:style-name="T1">” She drifted off, eating her way along a bone of dry chicken.</text:span></text:p>
      <text:p text:style-name="P7">“Anyway, this next job is going to require being a little more tactical, I think. A little more forethought and planning.”</text:p>
      <text:p text:style-name="P7">“I’m not much for fuckin’ tactics myself. I have just the one: stay small, stay low in the water, don’t get fuckin’ seen. It’s simple and it works. Not much to think about, and I like it that way.”</text:p>
      <text:p text:style-name="P7">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7">“Sure. You got something already?”</text:p>
      <text:p text:style-name="Text_20_body"><text:span text:style-name="T1">“Here’s what I’m thinking: As I said, I’m gonna be hauling this risky fucking load</text:span><text:change text:change-id="ct93825580145072"/><text:change-start text:change-id="ct93825580145968"/><text:span text:style-name="T1">—</text:span><text:change-end text:change-id="ct93825580145968"/><text:span text:style-name="T1">I won’t get into details about it right now, just know that I’m confident certain Authorities would be interested in checking the manifest. Now, I will, of course, deploy the usual </text:span><text:soft-page-break/><text:span text:style-name="T1">tactics of keeping my boat on the down-low, running quiet, staying submerged during the day and only running on the surface at night, and so on and whatnot.”</text:span></text:p>
      <text:p text:style-name="P7">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text:span><text:change text:change-id="ct93825580153232"/><text:change-start text:change-id="ct93825580155264"/><text:span text:style-name="T1">—</text:span><text:change-end text:change-id="ct93825580155264"/><text:span text:style-name="T1">or ear</text:span><text:change text:change-id="ct93825580157104"/><text:change-start text:change-id="ct93825580158800"/><text:span text:style-name="T1">—</text:span><text:change-end text:change-id="ct93825580158800"/><text:span text:style-name="T1">so to speak. And this partner would be clean</text:span><text:change-start text:change-id="ct93825580161600"/><text:span text:style-name="T1">,</text:span><text:change-end text:change-id="ct93825580161600"/><text:span text:style-name="T1"> of course. Any Authority inspection would turn up an empty hold or a dull cargo of stamped cigars or something.”</text:span></text:p>
      <text:p text:style-name="P7">“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text:span><text:change text:change-id="ct93825580165264"/><text:change-start text:change-id="ct93825580165504"/><text:span text:style-name="T1"> . . . </text:span><text:change-end text:change-id="ct93825580165504"/><text:change text:change-id="ct93825580165744"/><text:span text:style-name="T1">what? You want me to juice up the </text:span><text:span text:style-name="T2">Gnat</text:span><text:span text:style-name="T1"> so it fucking sounds like it could be a big ol’ fuckin’ cargo sub</text:span><text:change text:change-id="ct93825580166272"/><text:change-start text:change-id="ct93825580166800"/><text:span text:style-name="T1">—</text:span><text:change-end text:change-id="ct93825580166800"/><text:span text:style-name="T1">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text:span><text:change text:change-id="ct93825580168096"/><text:change-start text:change-id="ct93825580168336"/><text:span text:style-name="T1"> . . . </text:span><text:change-end text:change-id="ct93825580168336"/><text:span text:style-name="T1"><text:s/></text:span><text:change-start text:change-id="ct93825580168576"/><text:span text:style-name="T1">Y</text:span><text:change-end text:change-id="ct93825580168576"/><text:change text:change-id="ct93825580168816"/><text:span text:style-name="T1">ou said the </text:span><text:span text:style-name="T2">Gnat</text:span><text:span text:style-name="T1"> was fast, right? You could outrun them when they started pursuing you</text:span><text:change text:change-id="ct93825580169568"/><text:change-start text:change-id="ct93825580170208"/><text:span text:style-name="T1"> . . . </text:span><text:change-end text:change-id="ct93825580170208"/><text:change text:change-id="ct93825580170528"/><text:span text:style-name="T1">and at the same time lead them away from the </text:span><text:span text:style-name="T2">Prospect</text:span><text:span text:style-name="T1">.”</text:span></text:p>
      <text:p text:style-name="Text_20_body"><text:span text:style-name="T1">Shakes started chewing again while he thought. “There is something appealing about the idea of being loud, fast, and</text:span><text:change text:change-id="ct93825580173376"/><text:change-start text:change-id="ct93825580173616"/><text:span text:style-name="T1">—</text:span><text:change-end text:change-id="ct93825580173616"/><text:span text:style-name="T1">what’s the fuckin’ word? brash</text:span><text:change text:change-id="ct93825580173856"/><text:change-start text:change-id="ct93825580174416"/><text:span text:style-name="T1">—</text:span><text:change-end text:change-id="ct93825580174416"/><text:span text:style-name="T1">after all these years of trying to sneak around and stay quiet. I can’t say I have much experience at that kind of thing</text:span><text:change-start text:change-id="ct93825580175216"/><text:span text:style-name="T1">,</text:span><text:change-end text:change-id="ct93825580175216"/><text:span text:style-name="T1"> though.”</text:span></text:p>
      <text:p text:style-name="P7">“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text:span><text:change-start text:change-id="ct93825580177312"/><text:span text:style-name="T1">,</text:span><text:change-end text:change-id="ct93825580177312"/><text:span text:style-name="T1"> exactly?”</text:span></text:p>
      <text:p text:style-name="P7">“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7">“Done. I’ll give you one share right now, and the other on delivery. You can write up the cost of the stipend at delivery too.”</text:p>
      <text:p text:style-name="Text_20_body"><text:span text:style-name="T1">“OK! </text:span><text:change text:change-id="ct93825580180896"/><text:change-start text:change-id="ct93825580181136"/><text:span text:style-name="T1">. . . </text:span><text:change-end text:change-id="ct93825580181136"/><text:span text:style-name="T1">Wait, what about my current shipment? I have to get that delivered in the next few days. And I won’t be able to do that in a boat making a racket.”</text:span></text:p>
      <text:p text:style-name="P7"><text:soft-page-break/>“Think you could transship it from the depot here?”</text:p>
      <text:p text:style-name="P7">“Maybe. Lots of boats around. Seems like at least one would be going the right direction. But it would have to be someone reliable and discreet.”</text:p>
      <text:p text:style-name="P7">“Talk to that dock boss, if anyone knows who is reliable around here, seems like it would be her.”</text:p>
      <text:p text:style-name="Text_20_body"><text:span text:style-name="T1">“I’ll probably take a hit</text:span><text:change text:change-id="ct93825580183936"/><text:change-start text:change-id="ct93825580184176"/><text:span text:style-name="T1"> . . .</text:span><text:change-end text:change-id="ct93825580184176"/><text:span text:style-name="T1">”</text:span></text:p>
      <text:p text:style-name="P7">“I will cover the difference, of course.”</text:p>
      <text:p text:style-name="Text_20_body"><text:span text:style-name="T1">Shakes nodded and grinned through a mouthful of food. “Well</text:span><text:change text:change-id="ct93825580185696"/><text:change-start text:change-id="ct93825580185936"/><text:span text:style-name="T1">—</text:span><text:change-end text:change-id="ct93825580185936"/><text:span text:style-name="T1">partner</text:span><text:change text:change-id="ct93825580186176"/><text:change-start text:change-id="ct93825580186416"/><text:span text:style-name="T1">—</text:span><text:change-end text:change-id="ct93825580186416"/><text:span text:style-name="T1">who knew picking up a bunch of fucking filthy marooned scumbags in the middle of the ocean would lead to anything profitable! Fuckin’ sweet.”</text:span></text:p>
      <text:p text:style-name="Text_20_body"><text:span text:style-name="T1">“Well</text:span><text:change-start text:change-id="ct93825580187296"/><text:span text:style-name="T1">,</text:span><text:change-end text:change-id="ct93825580187296"/><text:span text:style-name="T1"> if that’s settled, I’ve been away from my boat for a couple of hours now, and that is enough for some serious fucking damage to have been done. I feel like I need to be getting back there.”</text:span></text:p>
      <text:p text:style-name="P7">“You go, Captain Percy. I’m going to finish loading up on this chow.”</text:p>
      <text:p text:style-name="P7">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text:span><text:change text:change-id="ct93825580189680"/><text:change-start text:change-id="ct93825580189920"/><text:span text:style-name="T1">as though</text:span><text:change-end text:change-id="ct93825580189920"/><text:span text:style-name="T1"> some kind of enormous dental maneuver was being worked. Captain Percy’s eye traced the hoses and wires from </text:span><text:change text:change-id="ct93825580190160"/><text:span text:style-name="T1">fixtures mounted on the walls of the docking bay down over the edge of the hole. She leaned </text:span><text:change text:change-id="ct93825580191152"/><text:span text:style-name="T1">down into the cargo hold where the cables and hoses were lashed together and ran in a hulking pile up the middle of the space back into the deeper parts of the ship</text:span><text:change-start text:change-id="ct93825580192144"/><text:span text:style-name="T1">,</text:span><text:change-end text:change-id="ct93825580192144"/><text:span text:style-name="T1"> where they were hopefully connected to the battery terminals and fuel tanks that so desperately needed to be topped up. At the front of the cargo hold, Chips was overseeing a repair crew </text:span><text:change text:change-id="ct93825580193616"/><text:span text:style-name="T1">that was working on redoing and reinforcing the messy repair welds she had made earlier.</text:span></text:p>
      <text:p text:style-name="Text_20_body"><text:span text:style-name="T1">Percy climbed down the ladder to the catwalk and made her way over and down to the deck of the cargo hold. From there she went aft into the forward battery room</text:span><text:change-start text:change-id="ct93825580193856"/><text:span text:style-name="T1">,</text:span><text:change-end text:change-id="ct93825580193856"/><text:span text:style-name="T1"> where she found Hemi with a dock worker</text:span><text:change-start text:change-id="ct93825577434352"/><text:span text:style-name="T1">,</text:span><text:change-end text:change-id="ct93825577434352"/><text:span text:style-name="T1"> checking the cables hooked up to the battery bank that were recharging the batteries from the docking bay power system.</text:span></text:p>
      <text:p text:style-name="Text_20_body"><text:span text:style-name="T1">“Hemi!” Percy said</text:span><text:change-start text:change-id="ct93825580154720"/><text:span text:style-name="T1">.</text:span><text:change-end text:change-id="ct93825580154720"/><text:change text:change-id="ct93825580151760"/><text:span text:style-name="T1"> “</text:span><text:change-start text:change-id="ct93825580195680"/><text:span text:style-name="T1">W</text:span><text:change-end text:change-id="ct93825580195680"/><text:change text:change-id="ct93825580195920"/><text:span text:style-name="T1">hat is that fucking woman still doing on this boat?” She pointed forward to Chips. “Didn’t I say she was to be off as soon as we hit the fucking dock?”</text:span></text:p>
      <text:p text:style-name="P7">“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Text_20_body"><text:soft-page-break/><text:span text:style-name="T1">“Fuck</text:span><text:change-start text:change-id="ct93825580199072"/><text:span text:style-name="T1">,</text:span><text:change-end text:change-id="ct93825580199072"/><text:span text:style-name="T1"> Hemi! When I fire someone, they stay fucking fired!”</text:span></text:p>
      <text:p text:style-name="Text_20_body"><text:span text:style-name="T1">“Sylvia, we need her. I cannot do all these jobs myself. I am a middling welder at best. And I can</text:span><text:change text:change-id="ct93825580199952"/><text:span text:style-name="T1">not tell the difference in someone else’s work between a good weld and a pile of dog waste.”</text:span></text:p>
      <text:p text:style-name="P7">“Owen can take over the welding.”</text:p>
      <text:p text:style-name="Text_20_body"><text:span text:style-name="T1">“Owen is just a kid. He can</text:span><text:change text:change-id="ct93825580200192"/><text:span text:style-name="T1">not tell these dock trolls what to do, even when he does know better than them.”</text:span></text:p>
      <text:p text:style-name="Text_20_body"><text:span text:style-name="T1">Percy considered. “OK</text:span><text:change text:change-id="ct93825580192784"/><text:change-start text:change-id="ct93825580150336"/><text:span text:style-name="T1"> . . . </text:span><text:change-end text:change-id="ct93825580150336"/><text:change-start text:change-id="ct93825580160128"/><text:span text:style-name="T1">S</text:span><text:change-end text:change-id="ct93825580160128"/><text:change text:change-id="ct93825580157872"/><text:span text:style-name="T1">he oversees the repairs, we pay her up to date, and </text:span><text:span text:style-name="T2">then</text:span><text:span text:style-name="T1"> she’s fucking gone.”</text:span></text:p>
      <text:p text:style-name="Text_20_body"><text:span text:style-name="T1">“Percy,” Hemi said looking directly at her, “we need her. You need to re-hire her. We can</text:span><text:change text:change-id="ct93825580158256"/><text:span text:style-name="T1">not leave this depot with no engineer and no welder aboard. And in case you had not noticed, there is not exactly a surfeit of talented crew waiting to be hired around this depot.”</text:span></text:p>
      <text:p text:style-name="P7">“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Text_20_body"><text:span text:style-name="T1">“Speaking of work, remember I promised a plum job for us at this depot? Well</text:span><text:change-start text:change-id="ct93825580206656"/><text:span text:style-name="T1">,</text:span><text:change-end text:change-id="ct93825580206656"/><text:span text:style-name="T1"> I just confirmed it up on the exchange floor. For the moment, we’re flush.”</text:span></text:p>
      <text:p text:style-name="Text_20_body"><text:span text:style-name="T1">“Excellent,” said Hemi, though with a note of doubt</text:span><text:change-start text:change-id="ct93825580207536"/><text:span text:style-name="T1">,</text:span><text:change-end text:change-id="ct93825580207536"/><text:span text:style-name="T1"> knowing that a cargo job that paid well was likely to be neither easy nor safe.</text:span></text:p>
      <text:p text:style-name="Text_20_body"><text:span text:style-name="T1">“We also got some free advice</text:span><text:change-start text:change-id="ct93825580208704"/><text:span text:style-name="T1">:</text:span><text:change-end text:change-id="ct93825580208704"/><text:span text:style-name="T1"> to be gone from the depot within </text:span><text:change text:change-id="ct93825580208944"/><text:change-start text:change-id="ct93825580209184"/><text:span text:style-name="T1">forty-eight </text:span><text:change-end text:change-id="ct93825580209184"/><text:span text:style-name="T1">hours.” She handed him the leather satchel full of coins. “Here’s the money. You know how this goes. Spend what you have to to get us out of here quickly.”</text:span></text:p>
      <text:p text:style-name="P7">“It is going to be tricky in this place to throw money around without also getting a bunch of useless hangers-on and value extractors.”</text:p>
      <text:p text:style-name="Text_20_body"><text:span text:style-name="T1">“But you’re the best </text:span><text:change-start text:change-id="ct93825580211408"/><text:span text:style-name="T1">d</text:span><text:change-end text:change-id="ct93825580211408"/><text:change text:change-id="ct93825580211648"/><text:span text:style-name="T1">eck </text:span><text:change-start text:change-id="ct93825580211888"/><text:span text:style-name="T1">b</text:span><text:change-end text:change-id="ct93825580211888"/><text:change text:change-id="ct93825580212128"/><text:span text:style-name="T1">oss there is for people management</text:span><text:change-start text:change-id="ct93825580212736"/><text:span text:style-name="T1">,</text:span><text:change-end text:change-id="ct93825580212736"/><text:span text:style-name="T1"> Hemi. I’m sure you can walk that line between getting it done and not getting completely fucking bilked. I should also let you know I hired a new kid to work sonar.”</text:span></text:p>
      <text:p text:style-name="P7">“I am amazed. Seems like there is an unusual lack of green folks on the docks. Does he have any experience?”</text:p>
      <text:p text:style-name="Text_20_body"><text:span text:style-name="T1">“She. And not a bit. But who trains people better than you</text:span><text:change-start text:change-id="ct93825580214656"/><text:span text:style-name="T1">,</text:span><text:change-end text:change-id="ct93825580214656"/><text:span text:style-name="T1"> Hemi? She should be by the boat later, if she doesn’t fuckin’ skip out from fear.” Percy gave him a light punch in the arm as she turned towards the cargo hold. “We can talk details over dinner later. Just </text:span><text:soft-page-break/><text:span text:style-name="T1">keep things moving for the next few hours.” She was already out of the battery room and into the cargo hold.</text:span></text:p>
      <text:p text:style-name="P7"> </text:p>
      <text:p text:style-name="Text_20_body"><text:span text:style-name="T1">Percy picked her way around gear being prepped, moving forward up the cargo hold to stand next to Chips </text:span><text:change-start text:change-id="ct93825580216416"/><text:span text:style-name="T1">,</text:span><text:change-end text:change-id="ct93825580216416"/><text:span text:style-name="T1">who had a foul look on her face and her arms crossed as she watched a crew of over</text:span><text:change text:change-id="ct93825580216176"/><text:span text:style-name="T1">sized dock workers sloshing around in the bilge water in tall rubber boots. A couple of them were working a welding rig and bent over the repeatedly stitched-and-patched gash that ran from the bottom of the boat up the curve of the inside of the pressure hull.</text:span></text:p>
      <text:p text:style-name="P7">“I’m collecting my fuckin’ pay and fuckin’ leaving as soon as I see that these fuckheads do a job that will hold. You’re not pinning any fucking further leaks on me,” Chips said to Percy.</text:p>
      <text:p text:style-name="P7">“Yeah. Hemi said you would. Thank you for that. How bad is it?”</text:p>
      <text:p text:style-name="Text_20_body"><text:span text:style-name="T1">“When we was on the surface I had it patched up pretty fucking OK</text:span><text:change-start text:change-id="ct93825580219552"/><text:span text:style-name="T1">,</text:span><text:change-end text:change-id="ct93825580219552"/><text:span text:style-name="T1"> despite half the welds still being under the bilge water. But now the fuckin’ boat’s under ten or 20 meters of water, and the pressure is causing it to seep, like a wet sucking wound.”</text:span></text:p>
      <text:p text:style-name="P7">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7">There was an incoherent grumbling from the men standing in the puddle.</text:p>
      <text:p text:style-name="Text_20_body"><text:span text:style-name="T1">“Chips,” Percy hesitated</text:span><text:change-start text:change-id="ct93825580223296"/><text:span text:style-name="T1">.</text:span><text:change-end text:change-id="ct93825580223296"/><text:change text:change-id="ct93825580223536"/><text:span text:style-name="T1"> “</text:span><text:change-start text:change-id="ct93825580223776"/><text:span text:style-name="T1">L</text:span><text:change-end text:change-id="ct93825580223776"/><text:change text:change-id="ct93825580224016"/><text:span text:style-name="T1">ook, I need an engineer. And I need a welder. You’re both of those things and I can’t get either of them on this forgotten rock. I need you</text:span><text:change text:change-id="ct93825580224416"/><text:change-start text:change-id="ct93825580225632"/><text:span text:style-name="T1"> . . . </text:span><text:change-end text:change-id="ct93825580225632"/><text:change text:change-id="ct93825580225952"/><text:span text:style-name="T1">at the very least for the next run. Maybe you could stay on until we hit a major port, and then you can find new work there</text:span><text:change text:change-id="ct93825580227200"/><text:change-start text:change-id="ct93825580228448"/><text:span text:style-name="T1"> . . .</text:span><text:change-end text:change-id="ct93825580228448"/><text:span text:style-name="T1">”</text:span></text:p>
      <text:p text:style-name="P7">“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text:span><text:change-start text:change-id="ct93825580231792"/><text:span text:style-name="T1">,</text:span><text:change-end text:change-id="ct93825580231792"/><text:span text:style-name="T1"> Chips! Look at the work these meatheads are doing</text:span><text:change text:change-id="ct93825580232032"/><text:change-start text:change-id="ct93825580232272"/><text:span text:style-name="T1">—</text:span><text:change-end text:change-id="ct93825580232272"/><text:span text:style-name="T1">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Text_20_body"><text:soft-page-break/><text:span text:style-name="T1">“Ah</text:span><text:change-start text:change-id="ct93825580234096"/><text:span text:style-name="T1">,</text:span><text:change-end text:change-id="ct93825580234096"/><text:span text:style-name="T1"> fuck you</text:span><text:change-start text:change-id="ct93825580234336"/><text:span text:style-name="T1">,</text:span><text:change-end text:change-id="ct93825580234336"/><text:span text:style-name="T1"> Percy. You can hold the fucking money. You’re a fucking stupid arrogant shithead, but an honest fuckin’ one and always fucking paid smartly.” Chips pushed at the bilge water edge with the toe of her rubber boot. “Ah</text:span><text:change-start text:change-id="ct93825580235056"/><text:span text:style-name="T1">,</text:span><text:change-end text:change-id="ct93825580235056"/><text:span text:style-name="T1"> fuck. Look at this fucking work they’re fuckin’ doing. Y’all going to fucking die without me on board. You, Percy, I don’t give two shits. But I couldn’t live with fucking Hemi or Owen going down when I could have stopped it.”</text:span></text:p>
      <text:p text:style-name="Text_20_body"><text:span text:style-name="T1">“Well, me fucking neither</text:span><text:change-start text:change-id="ct93825580236096"/><text:span text:style-name="T1">,</text:span><text:change-end text:change-id="ct93825580236096"/><text:span text:style-name="T1"> Chips.”</text:span></text:p>
      <text:p text:style-name="Text_20_body"><text:span text:style-name="T1">“OK. You got me. I’m in for the next run</text:span><text:change text:change-id="ct93825580236976"/><text:change-start text:change-id="ct93825580237216"/><text:span text:style-name="T1">—</text:span><text:change-end text:change-id="ct93825580237216"/><text:span text:style-name="T1">double fucking engineer share. Now get the fuck away from me before I start looking for another piece of pipe. Actually</text:span><text:change-start text:change-id="ct93825580238160"/><text:span text:style-name="T1">,</text:span><text:change-end text:change-id="ct93825580238160"/><text:span text:style-name="T1"> I might need one for these fuckers in the puddle anyway,” she said looking around.</text:span></text:p>
      <text:p text:style-name="Text_20_body"><text:span text:style-name="T1">Percy walked away</text:span><text:change-start text:change-id="ct93825580238688"/><text:span text:style-name="T1">,</text:span><text:change-end text:change-id="ct93825580238688"/><text:span text:style-name="T1"> thinking she would do her best to just stay out of Chips’</text:span><text:change-start text:change-id="ct93825580238928"/><text:span text:style-name="T1">s</text:span><text:change-end text:change-id="ct93825580238928"/><text:span text:style-name="T1"> way on this run</text:span><text:change text:change-id="ct93825580239728"/><text:change-start text:change-id="ct93825580240576"/><text:span text:style-name="T1">—</text:span><text:change-end text:change-id="ct93825580240576"/><text:span text:style-name="T1">as much as one could stay out of anyone’s way on a sub.</text:span></text:p>
      <text:p text:style-name="P7"> </text:p>
      <text:p text:style-name="Text_20_body"><text:span text:style-name="T1">At the other end of the cargo hold</text:span><text:change-start text:change-id="ct93825580241904"/><text:span text:style-name="T1">,</text:span><text:change-end text:change-id="ct93825580241904"/><text:span text:style-name="T1"> Captain Percy found Shakes had made his way back from the cafe and was having a conversation with Hemi through the hatch into the forward battery compartment. He stepped a little to one side as she came up so she could join in.</text:spa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ext:span><text:change text:change-id="ct93825580246528"/><text:span text:style-name="T1">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text:span><text:change-start text:change-id="ct93825580255872"/><text:span text:style-name="T1">,</text:span><text:change-end text:change-id="ct93825580255872"/><text:span text:style-name="T1"> too. Hemi here figures there’s enough charge on now that I could move the </text:span><text:span text:style-name="T2">Gnat</text:span><text:span text:style-name="T1"> to its own slip, and refuel there</text:span><text:change text:change-id="ct93825580257792"/><text:change text:change-id="ct93825580257392"/><text:change-start text:change-id="ct93825580258880"/><text:span text:style-name="T1"> . . . </text:span><text:change-end text:change-id="ct93825580258880"/><text:span text:style-name="T1">Remembering to send the bill to y’all</text:span><text:change-start text:change-id="ct93825580261184"/><text:span text:style-name="T1">,</text:span><text:change-end text:change-id="ct93825580261184"/><text:span text:style-name="T1"> of course.”</text:span></text:p>
      <text:p text:style-name="Text_20_body"><text:span text:style-name="T1">Hemi nodded</text:span><text:change-start text:change-id="ct93825575732512"/><text:span text:style-name="T1">.</text:span><text:change-end text:change-id="ct93825575732512"/><text:change text:change-id="ct93825580262704"/><text:span text:style-name="T1"> “</text:span><text:change-start text:change-id="ct93825580264272"/><text:span text:style-name="T1">W</text:span><text:change-end text:change-id="ct93825580264272"/><text:change text:change-id="ct93825580264512"/><text:span text:style-name="T1">ith that mating collar we added, you should be able to dock at one of the regular slips for small boats.”</text:span></text:p>
      <text:p text:style-name="Text_20_body"><text:span text:style-name="T1">“And bonus,” Shakes continued, “now I know the </text:span><text:span text:style-name="T2">Gnat</text:span><text:span text:style-name="T1"> is good down to </text:span><text:change text:change-id="ct93825580264752"/><text:change-start text:change-id="ct93825580265632"/><text:span text:style-name="T1">thirty </text:span><text:change-end text:change-id="ct93825580265632"/><text:span text:style-name="T1">meters! Makes a fella proud, ya know, to see the fuckin’ fruits of his labors.”</text:span></text:p>
      <text:p text:style-name="Text_20_body"><text:span text:style-name="T1">Percy looked at Hemi. “Do we have more use for the </text:span><text:span text:style-name="T2">Gnat</text:span><text:span text:style-name="T1"> now</text:span><text:change-start text:change-id="ct93825580266512"/><text:span text:style-name="T1">,</text:span><text:change-end text:change-id="ct93825580266512"/><text:span text:style-name="T1"> Hemi?”</text:span></text:p>
      <text:p text:style-name="P7">“As a spare battery bank? No. Keeping it connected just slows down our own charging process.”</text:p>
      <text:p text:style-name="P7">“Alright then,” said Percy, “get that leech off my fuckin’ boat.”</text:p>
      <text:p text:style-name="Text_20_body"><text:soft-page-break/><text:span text:style-name="T1">Shakes grinned</text:span><text:change-start text:change-id="ct93825580267392"/><text:span text:style-name="T1">.</text:span><text:change-end text:change-id="ct93825580267392"/><text:change text:change-id="ct93825580268912"/><text:span text:style-name="T1"> “</text:span><text:change-start text:change-id="ct93825580269152"/><text:span text:style-name="T1">A</text:span><text:change-end text:change-id="ct93825580269152"/><text:change text:change-id="ct93825580269392"/><text:span text:style-name="T1">pplying that leech </text:span><text:span text:style-name="T2">saved</text:span><text:span text:style-name="T1"> your fuckin’ boat.”</text:span></text:p>
      <text:p text:style-name="P7">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change-start text:change-id="ct93825580270272"/><text:span text:style-name="T1">, t</text:span><text:change-end text:change-id="ct93825580270272"/><text:change text:change-id="ct93825580271392"/><text:span text:style-name="T1">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text:span><text:change text:change-id="ct93825580271152"/><text:span text:style-name="T1"> and got it mated up to slip fifteen. After popping the </text:span><text:span text:style-name="T2">Gnat’s</text:span><text:span text:style-name="T1"> hatch at that slip, he started the process of negotiating with the dock workers for finishing the job of getting the batteries charged</text:span><text:change text:change-id="ct93825580272272"/><text:span text:style-name="T1">, and </text:span><text:change-start text:change-id="ct93825580273664"/><text:span text:style-name="T1">for </text:span><text:change-end text:change-id="ct93825580273664"/><text:span text:style-name="T1">refueling the fuel ballast tanks. Pretty soon, the </text:span><text:span text:style-name="T2">Gnat</text:span><text:span text:style-name="T1"> was gorging on its own set of umbilicals running down through its sail hatch and into its belly.</text:span></text:p>
      <text:p text:style-name="P7"> </text:p>
      <text:p text:style-name="Text_20_body"><text:span text:style-name="T1">Refueling, recharging, and repairs were busily carried out over the next six hours. Captain Percy was uncomfortable with how many people were coming and going</text:span><text:change text:change-id="ct93825580276032"/><text:change-start text:change-id="ct93825580276624"/><text:span text:style-name="T1">—</text:span><text:change-end text:change-id="ct93825580276624"/><text:span text:style-name="T1">and crawling around</text:span><text:change text:change-id="ct93825580276864"/><text:change-start text:change-id="ct93825580277104"/><text:span text:style-name="T1">—</text:span><text:change-end text:change-id="ct93825580277104"/><text:span text:style-name="T1">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span></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text:span><text:change text:change-id="ct93825580278784"/><text:change-start text:change-id="ct93825580279664"/><text:span text:style-name="T1">—</text:span><text:change-end text:change-id="ct93825580279664"/><text:span text:style-name="T1">but that required a monetary flushness that was far beyond a single well-paid job, even if they had no limitations on their time at all.</text:span></text:p>
      <text:p text:style-name="Text_20_body"><text:span text:style-name="T1">Getting the boat ready to go out again so quickly was not just expensive, it also meant cutting some corners that Percy was not happy about. The repairs to the hull continued to be a foul mess of patches and half-competent welds. Through Chips’ streaming curses from the bow</text:span><text:change-start text:change-id="ct93825580281120"/><text:span text:style-name="T1">,</text:span><text:change-end text:change-id="ct93825580281120"/><text:span text:style-name="T1"> Percy got the impression that Chips felt she had done a better job welding underwater while the boat was moving than this whole team of ruddy thick-fingered men were doing with the boat dry and steady.</text:span></text:p>
      <text:p text:style-name="Text_20_body"><text:span text:style-name="T1">The only fuel oil Hemi could contract for on the dock on such short notice was a gritty and sludgy bunker. Chips was also not going to be happy about feeding that stuff to her engine</text:span><text:change text:change-id="ct93825580282000"/><text:span text:style-name="T1">.</text:span></text:p>
      <text:p text:style-name="Text_20_body"><text:span text:style-name="T1">By dinner time</text:span><text:change-start text:change-id="ct93825580282880"/><text:span text:style-name="T1">,</text:span><text:change-end text:change-id="ct93825580282880"/><text:span text:style-name="T1"> most of the critical repair and refueling work was wrapping up. Most of the crew took off for the cafe on the exchange floor. Hemi and Percy stayed behind and ate in the </text:span><text:span text:style-name="T2">Prospect</text:span><text:change-start text:change-id="ct93825580283536"/><text:span text:style-name="T1">’s</text:span><text:change-end text:change-id="ct93825580283536"/><text:span text:style-name="T1"> galley, though they prepped dinner from somewhat fresher food items they had bought off the dock</text:span><text:change-start text:change-id="ct93825580284384"/><text:span text:style-name="T1">,</text:span><text:change-end text:change-id="ct93825580284384"/><text:span text:style-name="T1"> </text:span><text:change text:change-id="ct93825580284624"/><text:span text:style-name="T1">includ</text:span><text:change-start text:change-id="ct93825580284864"/><text:span text:style-name="T1">ing</text:span><text:change-end text:change-id="ct93825580284864"/><text:change text:change-id="ct93825580285104"/><text:span text:style-name="T1"> a </text:span><text:change-start text:change-id="ct93825580286160"/><text:span text:style-name="T1">head of </text:span><text:change-end text:change-id="ct93825580286160"/><text:span text:style-name="T1">cabbage </text:span><text:change text:change-id="ct93825580287904"/><text:span text:style-name="T1">and a bit of gristly meat.</text:span></text:p>
      <text:p text:style-name="Text_20_body"><text:soft-page-break/><text:span text:style-name="T1">“What’s left for us to do</text:span><text:change-start text:change-id="ct93825576858688"/><text:span text:style-name="T1">,</text:span><text:change-end text:change-id="ct93825576858688"/><text:span text:style-name="T1"> Hemi?”</text:span></text:p>
      <text:p text:style-name="Text_20_body"><text:span text:style-name="T1">“We still have to charge the high</text:span><text:change-start text:change-id="ct93825576837296"/><text:span text:style-name="T1">-</text:span><text:change-end text:change-id="ct93825576837296"/><text:span text:style-name="T1"> and low</text:span><text:change-start text:change-id="ct93825580161056"/><text:span text:style-name="T1">-</text:span><text:change-end text:change-id="ct93825580161056"/><text:change text:change-id="ct93825579011712"/><text:span text:style-name="T1">pressure tank systems. It would be better to do that from the dock rather than from diesel while we are moving, if we can.”</text:span></text:p>
      <text:p text:style-name="P7">Percy nodded.</text:p>
      <text:p text:style-name="Text_20_body"><text:span text:style-name="T1">“And we should take on some more food, refill the fresh-water tanks, and lay in a normal spread of spare parts</text:span><text:change text:change-id="ct93825579013824"/><text:change-start text:change-id="ct93825579013584"/><text:span text:style-name="T1"> . . .</text:span><text:change-end text:change-id="ct93825579013584"/><text:span text:style-name="T1">”</text:span></text:p>
      <text:p text:style-name="P7">“I did try to start buying parts earlier today but got sidetracked discussing the job offer. Put Gregory on securing our food stocks. And tell him I need more cigarillos.”</text:p>
      <text:p text:style-name="Text_20_body"><text:span text:style-name="T1">Hemi nodded and jotted a note on a scrap of paper clipped to a clipboard that lay next to his plate. “You are sure about this job</text:span><text:change-start text:change-id="ct93825580297280"/><text:span text:style-name="T1">,</text:span><text:change-end text:change-id="ct93825580297280"/><text:span text:style-name="T1"> Sylvia?”</text:span></text:p>
      <text:p text:style-name="Text_20_body"><text:span text:style-name="T1">“You saw the fucking money! And that’s only two</text:span><text:change-start text:change-id="ct93825580297872"/><text:span text:style-name="T1"> </text:span><text:change-end text:change-id="ct93825580297872"/><text:change text:change-id="ct93825580298112"/><text:span text:style-name="T1">thirds of it.”</text:span></text:p>
      <text:p text:style-name="Text_20_body"><text:span text:style-name="T1">“I do not trust jobs that pay </text:span><text:span text:style-name="T2">too</text:span><text:span text:style-name="T1"> well. Cargo?”</text:span></text:p>
      <text:p text:style-name="Text_20_body"><text:span text:style-name="T1">“Weapons parts</text:span><text:change text:change-id="ct93825580299344"/><text:change-start text:change-id="ct93825580299584"/><text:span text:style-name="T1">—</text:span><text:change-end text:change-id="ct93825580299584"/><text:span text:style-name="T1">magnetic warheads.”</text:span></text:p>
      <text:p text:style-name="Text_20_body"><text:span text:style-name="T1">“Ah. Had to be something like that</text:span><text:change-start text:change-id="ct93825580300464"/><text:span text:style-name="T1">,</text:span><text:change-end text:change-id="ct93825580300464"/><text:span text:style-name="T1"> did it not? You have no problem with Authorities breathing down our necks</text:span><text:change-start text:change-id="ct93825580300912"/><text:span text:style-name="T1">,</text:span><text:change-end text:change-id="ct93825580300912"/><text:span text:style-name="T1"> and taking on the risk of someone blowing the boat in half if a crate full of explosives is dropped?”</text:span></text:p>
      <text:p text:style-name="Text_20_body"><text:span text:style-name="T1">“We’re on the fuckin’ Nitro Express now</text:span><text:change-start text:change-id="ct93825580301152"/><text:span text:style-name="T1">,</text:span><text:change-end text:change-id="ct93825580301152"/><text:span text:style-name="T1"> Hemi. </text:span><text:span text:style-name="T2">Someone</text:span><text:span text:style-name="T1"> has to move this stuff. Might as well be pros like us. The cargo is supposed to arrive for loading any minute now, actually. Is the hold ready for it?”</text:span></text:p>
      <text:p text:style-name="Text_20_body"><text:span text:style-name="T1">“Chips finished up repairs an hour or two ago</text:span><text:change text:change-id="ct93825580302672"/><text:change-start text:change-id="ct93825580302912"/><text:span text:style-name="T1">—</text:span><text:change-end text:change-id="ct93825580302912"/><text:span text:style-name="T1">at least as repaired as could be with the resources available here</text:span><text:change text:change-id="ct93825580303152"/><text:change-start text:change-id="ct93825580303648"/><text:span text:style-name="T1">—</text:span><text:change-end text:change-id="ct93825580303648"/><text:span text:style-name="T1">and the bilge is pumped dry. I think we can start loading cargo. Though if we are hauling explosives</text:span><text:change-start text:change-id="ct93825580304784"/><text:span text:style-name="T1">,</text:span><text:change-end text:change-id="ct93825580304784"/><text:span text:style-name="T1"> you might want to pack in some soft batting first.”</text:span></text:p>
      <text:p text:style-name="Text_20_body"><text:span text:style-name="T1">“I’m sure they have been thoroughly packed and duly deactivated</text:span><text:change text:change-id="ct93825580305664"/><text:change-start text:change-id="ct93825580305904"/><text:span text:style-name="T1"> . . . </text:span><text:change-end text:change-id="ct93825580305904"/><text:change text:change-id="ct93825580306144"/><text:span text:style-name="T1">though it would be good if you took a pe</text:span><text:change-start text:change-id="ct93825580306384"/><text:span text:style-name="T1">e</text:span><text:change-end text:change-id="ct93825580306384"/><text:change text:change-id="ct93825580306624"/><text:span text:style-name="T1">k at them before they get settled so you</text:span><text:change text:change-id="ct93825580306864"/><text:change-start text:change-id="ct93825580307440"/><text:span text:style-name="T1">—</text:span><text:change-end text:change-id="ct93825580307440"/><text:span text:style-name="T1">Hemi</text:span><text:change text:change-id="ct93825580307680"/><text:change-start text:change-id="ct93825580307920"/><text:span text:style-name="T1">—</text:span><text:change-end text:change-id="ct93825580307920"/><text:span text:style-name="T1">are sure they won’t go off if someone walks by a crate with a heavy socket wrench or something.”</text:span></text:p>
      <text:p text:style-name="Text_20_body"><text:span text:style-name="T1">There was a tap of someone’s knuckle on the hatch to the galley, and Gregory swung it open a bit. He downed the last of an ice cream sandwich he had been working on and tossed the wrapper in the sink. “Back from dinner</text:span><text:change-start text:change-id="ct93825580308944"/><text:span text:style-name="T1">,</text:span><text:change-end text:change-id="ct93825580308944"/><text:span text:style-name="T1"> Cap. Bunch more of those fuckin’ big trolls up at the slip with crates they say are to be loaded into the cargo hold.”</text:span></text:p>
      <text:p text:style-name="P7">“That is indeed our cargo. You can come help us get ’em stowed properly. Hemi?”</text:p>
      <text:p text:style-name="P7">Hemi forked his last bite of meat and squeezed his bulk out of the tight galley bench seat.</text:p>
      <text:p text:style-name="P7"><text:soft-page-break/> </text:p>
      <text:p text:style-name="Text_20_body"><text:span text:style-name="T1">They climbed up the ladder from the catwalk to the depot docking bay to find dozens of large and molding wooden crates stacked up around the open hatch into the </text:span><text:span text:style-name="T2">Prospect</text:span><text:change-start text:change-id="ct93825580310768"/><text:span text:style-name="T1">’s</text:span><text:change-end text:change-id="ct93825580310768"/><text:span text:style-name="T1">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text:span><text:change text:change-id="ct93825577225088"/><text:span text:style-name="T1">be tossed around casually.</text:span></text:p>
      <text:p text:style-name="Text_20_body"><text:span text:style-name="T1">Making their way about the crates were a half dozen or so dock workers</text:span><text:change text:change-id="ct93825577038336"/><text:change-start text:change-id="ct93825580259552"/><text:span text:style-name="T1">—</text:span><text:change-end text:change-id="ct93825580259552"/><text:span text:style-name="T1">more huge swarthy men wearing moth-eaten tweed and leather suits</text:span><text:change-start text:change-id="ct93825580250640"/><text:span text:style-name="T1">,</text:span><text:change-end text:change-id="ct93825580250640"/><text:span text:style-name="T1"> chomping on various forms of tobacco or seeds. They swarmed around a large push</text:span><text:change text:change-id="ct93825577226416"/><text:span text:style-name="T1">cart stacked high with the wooden “Caution” crates. They were </text:span><text:change text:change-id="ct93825580313856"/><text:span text:style-name="T1">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Text_20_body"><text:span text:style-name="T1">A dock worker approached Percy. He was wearing a worn bowler hat and was among the smallest men Percy had seen since they docked</text:span><text:change text:change-id="ct93825577457040"/><text:change-start text:change-id="ct93825577390064"/><text:span text:style-name="T1">—</text:span><text:change-end text:change-id="ct93825577390064"/><text:span text:style-name="T1">his eyes were almost even with hers and were surrounded by round-framed glasses.</text:span></text:p>
      <text:p text:style-name="Text_20_body"><text:span text:style-name="T1">“You’re Captain Percy, right?” </text:span><text:change-start text:change-id="ct93825577456672"/><text:span text:style-name="T1">h</text:span><text:change-end text:change-id="ct93825577456672"/><text:change text:change-id="ct93825580317136"/><text:span text:style-name="T1">e asked.</text:span></text:p>
      <text:p text:style-name="P7">She nodded.</text:p>
      <text:p text:style-name="Text_20_body"><text:span text:style-name="T1">“This shipment is from Miss Mai. Sign here.” He held out a pen and handed her a clipboard he was carrying</text:span><text:change-start text:change-id="ct93825580319680"/><text:span text:style-name="T1">, which bore</text:span><text:change-end text:change-id="ct93825580319680"/><text:change text:change-id="ct93825580319920"/><text:span text:style-name="T1"> a long sheet with tiny type printed on it and a signature blank at the end.</text:span></text:p>
      <text:p text:style-name="P7">Percy took the pen and scrawled her illegible name into the blank.</text:p>
      <text:p text:style-name="Text_20_body"><text:span text:style-name="T1">“This document should have a witness</text:span><text:change-start text:change-id="ct93825580321440"/><text:span text:style-name="T1">,</text:span><text:change-end text:change-id="ct93825580321440"/><text:span text:style-name="T1"> too. Can he witness?” </text:span><text:change-start text:change-id="ct93825580321680"/><text:span text:style-name="T1">t</text:span><text:change-end text:change-id="ct93825580321680"/><text:change text:change-id="ct93825580321920"/><text:span text:style-name="T1">he dock worker asked, motioning his head towards Hemi.</text:span></text:p>
      <text:p text:style-name="Text_20_body"><text:span text:style-name="T1">“Yeah</text:span><text:change-start text:change-id="ct93825580322800"/><text:span text:style-name="T1">.</text:span><text:change-end text:change-id="ct93825580322800"/><text:change text:change-id="ct93825580323040"/><text:span text:style-name="T1"> Hemi</text:span><text:change-start text:change-id="ct93825580323280"/><text:span text:style-name="T1">,</text:span><text:change-end text:change-id="ct93825580323280"/><text:span text:style-name="T1"> put your scrawl on that fucking thing.”</text:span></text:p>
      <text:p text:style-name="Text_20_body"><text:span text:style-name="T1">Hemi adjusted his glasses and more studiously scanned over the contract before he signed the witness blank. The man tore off a carbon copy and held it out to Percy. Hemi took it</text:span><text:change-start text:change-id="ct93825580324160"/><text:span text:style-name="T1">, </text:span><text:change-end text:change-id="ct93825580324160"/><text:change text:change-id="ct93825580324400"/><text:span text:style-name="T1">folded it</text:span><text:change-start text:change-id="ct93825580325040"/><text:span text:style-name="T1">,</text:span><text:change-end text:change-id="ct93825580325040"/><text:span text:style-name="T1"> and put it into his inside jacket pocket.</text:span></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text:span><text:change text:change-id="ct93825580326704"/><text:change-start text:change-id="ct93825580327680"/><text:span text:style-name="T1">—</text:span><text:change-end text:change-id="ct93825580327680"/><text:span text:style-name="T1">explosives were never a light cargo. One of the big fellows was at the winch. “OK, I’m letting out some of the fuckin’ winch now!” </text:span><text:change-start text:change-id="ct93825580327920"/><text:span text:style-name="T1">h</text:span><text:change-end text:change-id="ct93825580327920"/><text:change text:change-id="ct93825580328160"/><text:span text:style-name="T1">e yelled over to his mates </text:span><text:soft-page-break/><text:span text:style-name="T1">at the cargo hold entrance. They relayed the update down to the men on the deck of the </text:span><text:span text:style-name="T2">Prospect’s</text:span><text:span text:style-name="T1"> cargo hold.</text:span></text:p>
      <text:p text:style-name="Text_20_body"><text:span text:style-name="T1">“Gregory</text:span><text:change-start text:change-id="ct93825575474864"/><text:span text:style-name="T1">,</text:span><text:change-end text:change-id="ct93825575474864"/><text:span text:style-name="T1"> my attractive friend,” Percy said, “go down to the cargo hold deck and make sure those goons are stowing things in a way that won’t leave the boat totally fuckin’ untrimmable.”</text:span></text:p>
      <text:p text:style-name="Text_20_body"><text:span text:style-name="T1">“Sure</text:span><text:change-start text:change-id="ct93825580330144"/><text:span text:style-name="T1">,</text:span><text:change-end text:change-id="ct93825580330144"/><text:span text:style-name="T1"> Cap.” Gregory disappeared down the ladder into the cargo hold.</text:span></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Text_20_body"><text:span text:style-name="T1">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text:span><text:change-start text:change-id="ct93825580258368"/><text:span text:style-name="T1">,</text:span><text:change-end text:change-id="ct93825580258368"/><text:span text:style-name="T1"> the crew would likely have to make some adjustments to the balance of the load later to get the boat trimmed as efficiently as possible. The key priority for Gregory was simply to make sure the crates were organized so that making those adjustments later</text:span><text:change-start text:change-id="ct93825580334592"/><text:span text:style-name="T1">,</text:span><text:change-end text:change-id="ct93825580334592"/><text:span text:style-name="T1"> while they were underway</text:span><text:change-start text:change-id="ct93825580336896"/><text:span text:style-name="T1">,</text:span><text:change-end text:change-id="ct93825580336896"/><text:span text:style-name="T1"> would not be too difficult.</text:span></text:p>
      <text:p text:style-name="Text_20_body"><text:span text:style-name="T1">In the middle of the loading</text:span><text:change-start text:change-id="ct93825580338448"/><text:span text:style-name="T1">,</text:span><text:change-end text:change-id="ct93825580338448"/><text:span text:style-name="T1"> Cassandra approached, a large canvas rucksack slung on the thin frame of her body. She also held over-stuffed canvas satchels in each hand. She had apparently taken Percy’s advice, and now wore duck pants and a button</text:span><text:change-start text:change-id="ct93825580339216"/><text:span text:style-name="T1">-</text:span><text:change-end text:change-id="ct93825580339216"/><text:change text:change-id="ct93825580339456"/><text:span text:style-name="T1">down shirt made of thick cotton, though the new clothes hung loosely on her. Percy was happy to see she had also procured some rubber-soled boots. That Cassandra had managed to put together some reasonable work wear in such a short time suggested good things to </text:span><text:change text:change-id="ct93825580340736"/><text:span text:style-name="T1">Percy about Cassandra’s future aboard the boat.</text:span></text:p>
      <text:p text:style-name="Text_20_body"><text:span text:style-name="T1">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text:span><text:change text:change-id="ct93825575794608"/><text:span text:style-name="T1">k</text:span><text:change-start text:change-id="ct93825580335632"/><text:span text:style-name="T1">e</text:span><text:change-end text:change-id="ct93825580335632"/><text:span text:style-name="T1"> out in one territorial authority or another.</text:span></text:p>
      <text:p text:style-name="P7">Captain Percy tapped Hemi and nodded in the direction of Cassandra huffing her way down to the docking bay. “That’s our new sonar watch.”</text:p>
      <text:p text:style-name="P7">Hemi looked up from his clipboard and sized Cassandra up for a moment. “I hope she can steer or hear, because I do not know what else we could do with her.”</text:p>
      <text:p text:style-name="Text_20_body"><text:soft-page-break/><text:span text:style-name="T1">“We could make her </text:span><text:change-start text:change-id="ct93825580345984"/><text:span text:style-name="T1">d</text:span><text:change-end text:change-id="ct93825580345984"/><text:change text:change-id="ct93825580346224"/><text:span text:style-name="T1">eck </text:span><text:change-start text:change-id="ct93825580346464"/><text:span text:style-name="T1">b</text:span><text:change-end text:change-id="ct93825580346464"/><text:change text:change-id="ct93825580346704"/><text:span text:style-name="T1">oss.”</text:span></text:p>
      <text:p text:style-name="Text_20_body"><text:span text:style-name="T1">“Or </text:span><text:change-start text:change-id="ct93825580347584"/><text:span text:style-name="T1">c</text:span><text:change-end text:change-id="ct93825580347584"/><text:change text:change-id="ct93825580347824"/><text:span text:style-name="T1">aptain.”</text:span></text:p>
      <text:p text:style-name="P7">Cassandra made her way up to them, weaving through the remaining crates.</text:p>
      <text:p text:style-name="Text_20_body"><text:span text:style-name="T1">“Cassandra,” said Percy, “I’m glad you made it. This is Hemi Howell, Deck Boss, First Mate, Navigator, Crew Trainer, and whatever the fuck else needs to be done. Basically</text:span><text:change-start text:change-id="ct93825580349344"/><text:span text:style-name="T1">,</text:span><text:change-end text:change-id="ct93825580349344"/><text:span text:style-name="T1"> he’s the one who does all the actual work.”</text:span></text:p>
      <text:p text:style-name="Text_20_body"><text:span text:style-name="T1">“Nice to meet you</text:span><text:change-start text:change-id="ct93825576287488"/><text:span text:style-name="T1">,</text:span><text:change-end text:change-id="ct93825576287488"/><text:span text:style-name="T1"> Hemi,” said Cassandra. Percy could have sworn </text:span><text:change-start text:change-id="ct93825580350224"/><text:span text:style-name="T1">that </text:span><text:change-end text:change-id="ct93825580350224"/><text:span text:style-name="T1">if she were wearing a skirt and unburdened by all the possessions she owned</text:span><text:change-start text:change-id="ct93825580350464"/><text:span text:style-name="T1">,</text:span><text:change-end text:change-id="ct93825580350464"/><text:span text:style-name="T1"> she would have curtsied.</text:span></text:p>
      <text:p text:style-name="Text_20_body"><text:span text:style-name="T1">“Genuinely glad to have you aboard,” said Hemi</text:span><text:change-start text:change-id="ct93825580351344"/><text:span text:style-name="T1">.</text:span><text:change-end text:change-id="ct93825580351344"/><text:change text:change-id="ct93825580351584"/><text:span text:style-name="T1"> “</text:span><text:change-start text:change-id="ct93825580351824"/><text:span text:style-name="T1">W</text:span><text:change-end text:change-id="ct93825580351824"/><text:change text:change-id="ct93825580352064"/><text:span text:style-name="T1">e desperately need more hands, and with you taking a watch</text:span><text:change-start text:change-id="ct93825580352304"/><text:span text:style-name="T1">,</text:span><text:change-end text:change-id="ct93825580352304"/><text:span text:style-name="T1"> we all might actually be able to get a little sleep on this run.”</text:span></text:p>
      <text:p text:style-name="P7">Cassandra smiled up at Hemi.</text:p>
      <text:p text:style-name="P7">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Text_20_body"><text:span text:style-name="T1">“Alright,” said Cassandra</text:span><text:change-start text:change-id="ct93825580352544"/><text:span text:style-name="T1">.</text:span><text:change-end text:change-id="ct93825580352544"/><text:change text:change-id="ct93825580354704"/><text:span text:style-name="T1"> “</text:span><text:change-start text:change-id="ct93825580354944"/><text:span text:style-name="T1">A</text:span><text:change-end text:change-id="ct93825580354944"/><text:change text:change-id="ct93825580355184"/><text:span text:style-name="T1">nd I’ll get some training at some point?”</text:span></text:p>
      <text:p text:style-name="Text_20_body"><text:span text:style-name="T1">“Not until we are underway. Getting the boat ready for a run takes a lot of prep, as you can see, and there is no extra time for anything </text:span><text:change text:change-id="ct93825580356064"/><text:change-start text:change-id="ct93825580356608"/><text:span text:style-name="T1">else</text:span><text:change-end text:change-id="ct93825580356608"/><text:span text:style-name="T1">. Once we are underway there will be some downtime</text:span><text:change-start text:change-id="ct93825580357264"/><text:span text:style-name="T1">,</text:span><text:change-end text:change-id="ct93825580357264"/><text:span text:style-name="T1"> and I will sit with you at the sonar and show you how it works.”</text:span></text:p>
      <text:p text:style-name="P7">“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Text_20_body"><text:span text:style-name="T1">Percy watched this approvingly. It was another good sign that Cassandra seemed so intuitively comfortable with the vertical </text:span><text:change text:change-id="ct93825580359504"/><text:span text:style-name="T1">lifestyle of a submarine.</text:span></text:p>
      <text:p text:style-name="Text_20_body"><text:span text:style-name="T1">Hemi did not fail to notice</text:span><text:change-start text:change-id="ct93825580360384"/><text:span text:style-name="T1">,</text:span><text:change-end text:change-id="ct93825580360384"/><text:span text:style-name="T1"> either. “Maybe</text:span><text:change text:change-id="ct93825580360624"/><text:change-start text:change-id="ct93825580361264"/><text:span text:style-name="T1"> . . .</text:span><text:change-end text:change-id="ct93825580361264"/><text:span text:style-name="T1">” was all he said before looking back down at his clipboard and counting how many more crates remained to be loaded.</text:span></text:p>
      <text:p text:style-name="P7"> </text:p>
      <text:p text:style-name="Text_20_body"><text:soft-page-break/><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Text_20_body"><text:bookmark-start text:name="depot"/><text:span text:style-name="T1">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text:span><text:change-start text:change-id="ct93825580364016"/><text:span text:style-name="T1">,</text:span><text:change-end text:change-id="ct93825580364016"/><text:span text:style-name="T1"> going over the state of their supplies and discussing some questions Hemi had about the details of the job contract that he wanted to be sure Percy had considered. It was long after midnight before they crawled into their respective racks.</text:span><text:bookmark-end text:name="depot"/></text:p>
      <text:h text:style-name="P6"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text:span><text:change text:change-id="ct93825580368128"/><text:span text:style-name="T1">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Text_20_body"><text:span text:style-name="T1">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ext:span><text:change-start text:change-id="ct93825580369984"/><text:span text:style-name="T1">the </text:span><text:change-end text:change-id="ct93825580369984"/><text:span text:style-name="T1">equipment</text:span><text:change text:change-id="ct93825575751616"/><text:span text:style-name="T1">, but only a handful of people knew how to use it. So Hemi spent the first few hours of the morning wandering around the docking bay and the exchange floor with Bastian and a bag full of money looking for those people.</text:span></text:p>
      <text:p text:style-name="Text_20_body"><text:span text:style-name="T1">By the time they got back, the rest of the crew had managed to crawl slowly and painfully out of their racks, g</text:span><text:change-start text:change-id="ct93825576724400"/><text:span text:style-name="T1">e</text:span><text:change-end text:change-id="ct93825576724400"/><text:change text:change-id="ct93825580370512"/><text:span text:style-name="T1">t themselves fed and coffeed, and </text:span><text:change text:change-id="ct93825580373200"/><text:change-start text:change-id="ct93825580375136"/><text:span text:style-name="T1">busy </text:span><text:change-end text:change-id="ct93825580375136"/><text:span text:style-name="T1">themselves with odd jobs around the boat while waiting for Hemi to return with instructions </text:span><text:change text:change-id="ct93825580375376"/><text:change-start text:change-id="ct93825580375792"/><text:span text:style-name="T1">about what</text:span><text:change-end text:change-id="ct93825580375792"/><text:span text:style-name="T1">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ext:span><text:soft-page-break/><text:span text:style-name="T1">the engine room carefully going over the diesels and the motors. Hemi was neither going to disrupt Chips in that process, nor take Owen from her for something else.</text:span></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Text_20_body"><text:span text:style-name="T1">With the compressed air systems recharged, the only thing left was to get food aboard. Gregory and Cassandra returned a couple of hours later with a cart </text:span><text:change text:change-id="ct93825577016512"/><text:span text:style-name="T1">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text:span><text:change text:change-id="ct93825580369504"/><text:change-start text:change-id="ct93825580380832"/><text:span text:style-name="T1">—</text:span><text:change-end text:change-id="ct93825580380832"/><text:span text:style-name="T1">cans and dried meats, oatmeal, cornmeal, flour, apples, rice, eggs, cabbage, jars of spices, and citrus</text:span><text:change text:change-id="ct93825580381072"/><text:change-start text:change-id="ct93825580381312"/><text:span text:style-name="T1">—</text:span><text:change-end text:change-id="ct93825580381312"/><text:span text:style-name="T1">with the rest of the cargo, figuring they could move the contents up to the galley after they were under way. T</text:span><text:change-start text:change-id="ct93825577501008"/><text:span text:style-name="T1">he crew immediately pulled out t</text:span><text:change-end text:change-id="ct93825577501008"/><text:span text:style-name="T1">he frozen and perishable items</text:span><text:change text:change-id="ct93825580384560"/><text:change-start text:change-id="ct93825580383424"/><text:span text:style-name="T1">—</text:span><text:change-end text:change-id="ct93825580383424"/><text:span text:style-name="T1">sides of beef and pork, a couple of waxed-paper boxes of leafy vegetables they would need to cook in the next few days, frozen chicken carcasses, and ice cream sandwiches</text:span><text:change-start text:change-id="ct93825580386000"/><text:span text:style-name="T1">,</text:span><text:change-end text:change-id="ct93825580386000"/><text:span text:style-name="T1"> among other things</text:span><text:change text:change-id="ct93825580389072"/><text:change-start text:change-id="ct93825580387136"/><text:span text:style-name="T1">—</text:span><text:change-end text:change-id="ct93825580387136"/><text:change text:change-id="ct93825580387632"/><text:span text:style-name="T1">and carried </text:span><text:change-start text:change-id="ct93825580390944"/><text:span text:style-name="T1">them </text:span><text:change-end text:change-id="ct93825580390944"/><text:span text:style-name="T1">up to be stowed in the galley and freezers</text:span><text:change text:change-id="ct93825580392752"/><text:span text:style-name="T1">.</text:span></text:p>
      <text:p text:style-name="P7">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Text_20_body"><text:span text:style-name="T1">“I do not know if you have any business left to take care of up on the exchange floor or anything,” said Hemi</text:span><text:change text:change-id="ct93825580384320"/><text:span text:style-name="T1">, “but the cargo is loaded, all the critical supplies are aboard, Chips says the engines are running cleanly enough, and the boat is more or less repaired.”</text:span></text:p>
      <text:p text:style-name="Text_20_body"><text:span text:style-name="T1">“Nice work</text:span><text:change-start text:change-id="ct93825577502784"/><text:span text:style-name="T1">,</text:span><text:change-end text:change-id="ct93825577502784"/><text:span text:style-name="T1"> Hemi. Do we have any money left?”</text:span></text:p>
      <text:p text:style-name="Text_20_body"><text:span text:style-name="T1">“Well, we have been spending coin with a shovel to get all this done quickly. But even after covering Shake</text:span><text:change-start text:change-id="ct93825580399344"/><text:span text:style-name="T1">s</text:span><text:change-end text:change-id="ct93825580399344"/><text:span text:style-name="T1">’s costs, we should still come out a bit ahead.”</text:span></text:p>
      <text:p text:style-name="P7">“Clandestine work does fuckin’ pay, don’t it?”</text:p>
      <text:p text:style-name="P7">“If it does not kill you in the process.”</text:p>
      <text:p text:style-name="Text_20_body"><text:soft-page-break/><text:span text:style-name="T1">Bastian’s tall</text:span><text:change-start text:change-id="ct93825580399584"/><text:span text:style-name="T1">,</text:span><text:change-end text:change-id="ct93825580399584"/><text:span text:style-name="T1"> skinny form suddenly filled the hatchway forward to the next compartment. He stood aside and one of the scruffy teenagers who hung around the depot looking for quick jobs </text:span><text:change text:change-id="ct93825580401744"/><text:span text:style-name="T1">stepped into the sonar compartment.</text:span></text:p>
      <text:p text:style-name="P7">“Captain Percy, this guy says he has a message for you.”</text:p>
      <text:p text:style-name="Text_20_body"><text:span text:style-name="T1">The kid </text:span><text:change text:change-id="ct93825580403264"/><text:span text:style-name="T1">handed Percy a scrap of paper and then stood to one side</text:span><text:change-start text:change-id="ct93825580403504"/><text:span text:style-name="T1">,</text:span><text:change-end text:change-id="ct93825580403504"/><text:span text:style-name="T1"> examining the deck with his head down.</text:span></text:p>
      <text:p text:style-name="Text_20_body"><text:span text:style-name="T1">Percy unfolded the paper. Written in a slightly wavering hand </text:span><text:change text:change-id="ct93825580404624"/><text:change-start text:change-id="ct93825580404864"/><text:span text:style-name="T1">in </text:span><text:change-end text:change-id="ct93825580404864"/><text:span text:style-name="T1">printed capital letters </text:span><text:change text:change-id="ct93825580405104"/><text:change-start text:change-id="ct93825580405552"/><text:span text:style-name="T1">was</text:span><text:change-end text:change-id="ct93825580405552"/><text:span text:style-name="T1">: IT IS TIME TO LEAVE.</text:span></text:p>
      <text:p text:style-name="Text_20_body"><text:span text:style-name="T1">Hemi put </text:span><text:change text:change-id="ct93825580406432"/><text:span text:style-name="T1">things together. “A message from our employer?”</text:span></text:p>
      <text:p text:style-name="Text_20_body"><text:span text:style-name="T1">“Indeed,” said Percy</text:span><text:change-start text:change-id="ct93825580407312"/><text:span text:style-name="T1">.</text:span><text:change-end text:change-id="ct93825580407312"/><text:change text:change-id="ct93825580407552"/><text:span text:style-name="T1"> “</text:span><text:change-start text:change-id="ct93825580407792"/><text:span text:style-name="T1">R</text:span><text:change-end text:change-id="ct93825580407792"/><text:change text:change-id="ct93825580408032"/><text:span text:style-name="T1">aise the Blue Peter</text:span><text:change-start text:change-id="ct93825580408272"/><text:span text:style-name="T1">,</text:span><text:change-end text:change-id="ct93825580408272"/><text:span text:style-name="T1"> Hemi. I think it’s time we moved on from this place.”</text:span></text:p>
      <text:p text:style-name="Text_20_body"><text:span text:style-name="T1">Hemi nodded and climbed up to the control room. A second later</text:span><text:change-start text:change-id="ct93825580409152"/><text:span text:style-name="T1">,</text:span><text:change-end text:change-id="ct93825580409152"/><text:span text:style-name="T1"> his voice reverberated through the ship</text:span><text:change-start text:change-id="ct93825580409392"/><text:span text:style-name="T1"> over the PA</text:span><text:change-end text:change-id="ct93825580409392"/><text:span text:style-name="T1"> as he told the crew to prepare to embark</text:span><text:change text:change-id="ct93825580409968"/><text:span text:style-name="T1">.</text:span></text:p>
      <text:p text:style-name="P7">“Bastian,” said Percy, “get on the sonar rig and have a listen.”</text:p>
      <text:p text:style-name="Text_20_body"><text:span text:style-name="T1">Bastian sat down at the sonar station, </text:span><text:change text:change-id="ct93825580411824"/><text:span text:style-name="T1">put the headphones over his ears, and flipped on the power to the unit. “Is there anything in particular I’m listening for here</text:span><text:change-start text:change-id="ct93825580412704"/><text:span text:style-name="T1">,</text:span><text:change-end text:change-id="ct93825580412704"/><text:span text:style-name="T1"> Captain? We are docked</text:span><text:change-start text:change-id="ct93825580412944"/><text:span text:style-name="T1">,</text:span><text:change-end text:change-id="ct93825580412944"/><text:span text:style-name="T1"> after all. Probably not much out there to hear.”</text:span></text:p>
      <text:p text:style-name="Text_20_body"><text:span text:style-name="T1">“It’s just a feeling, not something particular. But I’d like to keep the fucking surprises to a minimum.” Percy looked at the messenger. “Hang out a second</text:span><text:change-start text:change-id="ct93825580413520"/><text:span text:style-name="T1">,</text:span><text:change-end text:change-id="ct93825580413520"/><text:span text:style-name="T1"> kid. I think I’ve got another job for you.”</text:span></text:p>
      <text:p text:style-name="P7">The kid spun the chair next to Bastian around and sat down in a long-legged slouch.</text:p>
      <text:p text:style-name="Text_20_body"><text:span text:style-name="T1">“Hemi!” Percy leaned back to call up to him in the control room</text:span><text:change-start text:change-id="ct93825580415264"/><text:span text:style-name="T1">.</text:span><text:change-end text:change-id="ct93825580415264"/><text:change text:change-id="ct93825580415504"/><text:span text:style-name="T1"> “</text:span><text:change-start text:change-id="ct93825580415744"/><text:span text:style-name="T1">S</text:span><text:change-end text:change-id="ct93825580415744"/><text:change text:change-id="ct93825580415984"/><text:span text:style-name="T1">tart working that embark checklist.”</text:span></text:p>
      <text:p text:style-name="Text_20_body"><text:span text:style-name="T1">“Already started it</text:span><text:change-start text:change-id="ct93825580417104"/><text:span text:style-name="T1">,</text:span><text:change-end text:change-id="ct93825580417104"/><text:span text:style-name="T1"> Sylvia,” he called back down.</text:span></text:p>
      <text:p text:style-name="Text_20_body"><text:span text:style-name="T1">Gregory and Cassandra showed up in the sonar compartment a minute later, ready for instructions</text:span><text:change text:change-id="ct93825580417984"/><text:span text:style-name="T1">.</text:span></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text:span><text:change-start text:change-id="ct93825580420080"/><text:span text:style-name="T1">.</text:span><text:change-end text:change-id="ct93825580420080"/><text:change text:change-id="ct93825580420320"/><text:span text:style-name="T1">” </text:span><text:change-start text:change-id="ct93825580421216"/><text:span text:style-name="T1">S</text:span><text:change-end text:change-id="ct93825580421216"/><text:change text:change-id="ct93825580421616"/><text:span text:style-name="T1">he jerked a thumb at the messenger, “but make sure this kid is off before you do.”</text:span></text:p>
      <text:p text:style-name="Text_20_body"><text:span text:style-name="T1">As Gregory and Cassandra made their way forward, Bastian broke in. “Captain Percy, </text:span><text:change-start text:change-id="ct93825580422016"/><text:span text:style-name="T1">t</text:span><text:change-end text:change-id="ct93825580422016"/><text:change text:change-id="ct93825580422256"/><text:span text:style-name="T1">here’s definitely something happening out there</text:span><text:change-start text:change-id="ct93825580423072"/><text:span text:style-name="T1">.</text:span><text:change-end text:change-id="ct93825580423072"/><text:change text:change-id="ct93825580423312"/><text:span text:style-name="T1">” </text:span><text:change-start text:change-id="ct93825580424208"/><text:span text:style-name="T1">H</text:span><text:change-end text:change-id="ct93825580424208"/><text:change text:change-id="ct93825580424528"/><text:span text:style-name="T1">e paused for a minute, listening</text:span><text:change-start text:change-id="ct93825580426560"/><text:span text:style-name="T1">.</text:span><text:change-end text:change-id="ct93825580426560"/><text:change text:change-id="ct93825580426880"/><text:span text:style-name="T1"> “</text:span><text:change-start text:change-id="ct93825580428464"/><text:span text:style-name="T1">T</text:span><text:change-end text:change-id="ct93825580428464"/><text:change text:change-id="ct93825580428784"/><text:span text:style-name="T1">here’s a fucking torpedo in the water!”</text:span></text:p>
      <text:p text:style-name="P7">Percy pushed past the messenger kid and put on the spare sonar headset. She stood behind Bastian, concentrating on the sound in the headphones.</text:p>
      <text:p text:style-name="Text_20_body"><text:soft-page-break/><text:span text:style-name="T1">She could hear the unmistakable high-pitched whine of a torpedo prop spinning. She reached over Bastian</text:span><text:change text:change-id="ct93825580430064"/><text:span text:style-name="T1"> and adjusted the direction of the underwater mics. She looked at the readings from the sonar panel. “It’s running just at the surface,” she said. “It’s not coming towards us</text:span><text:change text:change-id="ct93825580429824"/><text:change-start text:change-id="ct93825580430304"/><text:span text:style-name="T1">—</text:span><text:change-end text:change-id="ct93825580430304"/><text:span text:style-name="T1">or the depot</text:span><text:change text:change-id="ct93825580430544"/><text:change-start text:change-id="ct93825580430784"/><text:span text:style-name="T1"> . . . </text:span><text:change-end text:change-id="ct93825580430784"/><text:change text:change-id="ct93825580431024"/><text:span text:style-name="T1">some other target</text:span><text:change text:change-id="ct93825580431264"/><text:change-start text:change-id="ct93825580431504"/><text:span text:style-name="T1"> . . .</text:span><text:change-end text:change-id="ct93825580431504"/><text:span text:style-name="T1">”</text:span></text:p>
      <text:p text:style-name="Text_20_body"><text:span text:style-name="T1">She slowed her breathing and listened</text:span><text:change text:change-id="ct93825580433056"/><text:span text:style-name="T1">.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text:span><text:change-start text:change-id="ct93825580434016"/><text:span text:style-name="T1">,</text:span><text:change-end text:change-id="ct93825580434016"/><text:span text:style-name="T1"> adjusting the filters to try to muffle the torpedo whine.</text:span></text:p>
      <text:p text:style-name="Text_20_body"><text:span text:style-name="T1">She could tell by the revolutions and the pitch that the other prop belonged to a relatively small craft. It was so quiet it could only be an electric motor</text:span><text:change text:change-id="ct93825580434896"/><text:change-start text:change-id="ct93825580435136"/><text:span text:style-name="T1">—</text:span><text:change-end text:change-id="ct93825580435136"/><text:span text:style-name="T1">that made it a submarine. It took her just a second longer to figure it out. “Someone fucking fired on the depot’s little inspection sub,” she said.</text:span></text:p>
      <text:p text:style-name="P7">“Maybe someone wasn’t enamored with the quality of their hospitality,” said Bastian.</text:p>
      <text:p text:style-name="P7">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Text_20_body"><text:span text:style-name="T1">“The torpedo found them. It’s homing,” Bastian said. A slow minute ticked by, </text:span><text:change-start text:change-id="ct93825580437616"/><text:span text:style-name="T1">and </text:span><text:change-end text:change-id="ct93825580437616"/><text:span text:style-name="T1">every second</text:span><text:change-start text:change-id="ct93825580437856"/><text:span text:style-name="T1">,</text:span><text:change-end text:change-id="ct93825580437856"/><text:span text:style-name="T1"> the bouncing ping of the torpedo got faster in Percy’s headset. She motioned to Bastian and they both took their headsets off. There was silence in the sonar room. The messenger kid managed to look bored.</text:span></text:p>
      <text:p text:style-name="Text_20_body"><text:span text:style-name="T1">Then they all heard a low-pitched rumble echo through the hull of the </text:span><text:span text:style-name="T2">Prospect</text:span><text:span text:style-name="T1">.</text:span></text:p>
      <text:p text:style-name="Text_20_body"><text:span text:style-name="T1">“Sound</text:span><text:change-start text:change-id="ct93825580439840"/><text:span text:style-name="T1">s</text:span><text:change-end text:change-id="ct93825580439840"/><text:change text:change-id="ct93825580440080"/><text:span text:style-name="T1"> like they were hit,” Hemi shouted down from the control room.</text:span></text:p>
      <text:p text:style-name="P7">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7">“They’ve been fuckin’ sunk.” Percy said, turning her head slightly and pitching her voice loud enough for Hemi to hear.</text:p>
      <text:p text:style-name="Text_20_body"><text:span text:style-name="T1">In her headphones</text:span><text:change-start text:change-id="ct93825580443008"/><text:span text:style-name="T1">,</text:span><text:change-end text:change-id="ct93825580443008"/><text:span text:style-name="T1"> the groaning hull’s pitch changed as it dropped further down the water column into the colder, denser water where sound </text:span><office:annotation office:name="__Annotation__6988_2956951863" loext:resolved="false"><dc:creator>Julia Ringo</dc:creator><dc:date>2023-10-20T14:30:00</dc:date><meta:creator-initials>JR</meta:creator-initials><text:p><text:span text:style-name="T4">A strong, punchy line - end here</text:span></text:p></office:annotation><text:span text:style-name="T1">found new rules</text:span><office:annotation-end office:name="__Annotation__6988_2956951863"/><text:change text:change-id="ct93825580443520"/><text:span text:style-name="T1">. The groan turned to a low rattling whine.</text:span></text:p>
      <text:p text:style-name="Text_20_body"><text:span text:style-name="T1">And then Percy heard a crunching pop. And she heard a huge bubble of air escape, the life-bubble of whoever was inside that submarine, squeezed out of it instantaneously as </text:span><text:soft-page-break/><text:span text:style-name="T1">the broken little sub sank beyond its crush depth. The compressed carcass of </text:span><text:change-start text:change-id="ct93825576568208"/><text:span text:style-name="T1">the </text:span><text:change-end text:change-id="ct93825576568208"/><text:span text:style-name="T1">sub made no more sound, but she sat listening for a few seconds to the rushing sound of the bubble </text:span><text:change-start text:change-id="ct93825579820928"/><text:span text:style-name="T1">as it </text:span><text:change-end text:change-id="ct93825579820928"/><text:span text:style-name="T1">climb</text:span><text:change-start text:change-id="ct93825579898064"/><text:span text:style-name="T1">ed</text:span><text:change-end text:change-id="ct93825579898064"/><text:change text:change-id="ct93825579908368"/><text:span text:style-name="T1"> the distance to the surface.</text:span></text:p>
      <text:p text:style-name="P7"> </text:p>
      <text:p text:style-name="Text_20_body"><text:span text:style-name="T1">Captain Percy took off the sonar headset and laid it on its hook. “We gotta get the fuck out of here,” she said. Then</text:span><text:change-start text:change-id="ct93825579907728"/><text:span text:style-name="T1">,</text:span><text:change-end text:change-id="ct93825579907728"/><text:span text:style-name="T1"> louder, so Hemi could hear, “Hemi! We need to get out of here!”</text:span></text:p>
      <text:p text:style-name="P7">Bastian nodded, the other sonar headset still on his ears.</text:p>
      <text:p text:style-name="Text_20_body"><text:span text:style-name="T1">“Right </text:span><text:change-start text:change-id="ct93825579907088"/><text:span text:style-name="T1">,</text:span><text:change-end text:change-id="ct93825579907088"/><text:span text:style-name="T1">Sylvia. I concur,” said Hemi from above.</text:span></text:p>
      <text:p text:style-name="Text_20_body"><text:span text:style-name="T1">“Here</text:span><text:change-start text:change-id="ct93825579906208"/><text:span text:style-name="T1">,</text:span><text:change-end text:change-id="ct93825579906208"/><text:span text:style-name="T1">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7">The messenger was off with an energy one would never have suspected by the lethargy that had engulfed his sitting form just a few moments before.</text:p>
      <text:p text:style-name="P7">Hemi’s voice came over the PA. “Everyone be ready to toss lines. Gregory, get the cargo hatch buttoned up, and let me know when you are ready. Owen, come up to the control room.”</text:p>
      <text:p text:style-name="P7">“I hope we didn’t fuckin’ forget anything,” Bastian said.</text:p>
      <text:p text:style-name="P7">“I’d rather leave some stuff behind than be sucked onto a slip when whoever fired that torpedo arrives here,” said Percy.</text:p>
      <text:p text:style-name="P7">Gregory’s voice came over the ship PA. “Hemi, the cargo hatch is sealed and flooded. You can let go the docking clamps whenever you’re ready. Cassandra and I are headed towards the sonar compartment.”</text:p>
      <text:p text:style-name="P7">Percy could hear Hemi’s voice take on a soft professional tone as he got on the ship-to-ship radio and notified the docking control office they intended to depart.</text:p>
      <text:p text:style-name="Text_20_body"><text:span text:style-name="T1">A minute later</text:span><text:change-start text:change-id="ct93825579951904"/><text:span text:style-name="T1">,</text:span><text:change-end text:change-id="ct93825579951904"/><text:span text:style-name="T1"> Owen appeared. He took a rag from a hook on the wall and wiped his hands that were blackened with grease.</text:span></text:p>
      <text:p text:style-name="P7">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text:span><text:change-start text:change-id="ct93825577357568"/><text:span text:style-name="T1">.</text:span><text:change-end text:change-id="ct93825577357568"/><text:change text:change-id="ct93825579945872"/><text:span text:style-name="T1"> “</text:span><text:change-start text:change-id="ct93825579948720"/><text:span text:style-name="T1">S</text:span><text:change-end text:change-id="ct93825579948720"/><text:change text:change-id="ct93825579958672"/><text:span text:style-name="T1">he’s not going to be thrilled about finishing that job up while the boat is moving. And she cursed Hemi up and down the meridian for requesting me up here.”</text:span></text:p>
      <text:p text:style-name="P7"><text:soft-page-break/>“That’s a minor job, she can handle it on her own. And we’ll be running on batteries for quite a while, so she can take her time getting that diesel ready to start again.”</text:p>
      <text:p text:style-name="P7">“Owen, I need you up here in the throttle seat,” Hemi said when they were standing in the control room.</text:p>
      <text:p text:style-name="P7">Gregory arrived a few moments later and Hemi gestured him into the other control seat.</text:p>
      <text:p text:style-name="P7">“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change-start text:change-id="ct93825579983632"/><text:span text:style-name="T1">”</text:span><text:change-end text:change-id="ct93825579983632"/></text:p>
      <text:p text:style-name="P7">“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text:span><text:change-start text:change-id="ct93825579984640"/><text:span text:style-name="T1">,</text:span><text:change-end text:change-id="ct93825579984640"/><text:span text:style-name="T1"> Cassandra. Put that headset on</text:span><text:change text:change-id="ct93825575386272"/><text:span text:style-name="T1"> and start to familiarize yourself with the sonar rig.”</text:span></text:p>
      <text:p text:style-name="P7">Cassandra moved to sit down next to Bastian without a word.</text:p>
      <text:p text:style-name="P7">It was time for Captain Percy to get her boat out from under the docking bay. “So we’re ready to fuckin’ go, right?” she asked Hemi.</text:p>
      <text:p text:style-name="P7">“Correct,” Hemi replied, “I have been keeping the tanks trimmed with just a bit of positive buoyancy while we have been docked to keep us pressed firmly up against the mating collar of the slip, so we will have to take on some water after we release.”</text:p>
      <text:p text:style-name="P7">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text:span><text:change text:change-id="ct93825579999744"/><text:span text:style-name="T1">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7">“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7"><text:soft-page-break/>Owen pulled the throttle controls backwards, and they felt a small acceleration towards the rear.</text:p>
      <text:p text:style-name="P7">“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text:span><text:change-start text:change-id="ct93825580011632"/><text:span text:style-name="T1">s</text:span><text:change-end text:change-id="ct93825580011632"/><text:span text:style-name="T1"> is to move slowly and cautiously right now, of course,” Percy said to Hemi as he hung on to the leather strap over the captain’s station.</text:span></text:p>
      <text:p text:style-name="P7">“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text:span><text:change-start text:change-id="ct93825580021376"/><text:span text:style-name="T1">,</text:span><text:change-end text:change-id="ct93825580021376"/><text:span text:style-name="T1"> and then backed off to no throttle. It was too dangerous to keep reversing</text:span><text:change text:change-id="ct93825580022016"/><text:change-start text:change-id="ct93825580025136"/><text:span text:style-name="T1">—</text:span><text:change-end text:change-id="ct93825580025136"/><text:span text:style-name="T1">there was no way to know if another boat was behind them. “Bastian,” Hemi called down to sonar, “I need sea room</text:span><text:change text:change-id="ct93825580026256"/><text:change-start text:change-id="ct93825580029136"/><text:span text:style-name="T1">—</text:span><text:change-end text:change-id="ct93825580029136"/><text:span text:style-name="T1">some safe space to maneuver in.”</text:span></text:p>
      <text:p text:style-name="Text_20_body"><text:span text:style-name="T1">“Right</text:span><text:change-start text:change-id="ct93825577181632"/><text:span text:style-name="T1">,</text:span><text:change-end text:change-id="ct93825577181632"/><text:span text:style-name="T1"> Boss, hang on.” A full minute passed. “It sounds like you can come about to 180, nobody moving directly to the south of us.”</text:span></text:p>
      <text:p text:style-name="P7">“OK then. Owen, creep forward, port to 180 degrees.” Hemi said. “Bastian, continue to ensure we are not about to run into anyone.”</text:p>
      <text:p text:style-name="Text_20_body"><text:span text:style-name="T1">“Right</text:span><text:change-start text:change-id="ct93825580467856"/><text:span text:style-name="T1">,</text:span><text:change-end text:change-id="ct93825580467856"/><text:span text:style-name="T1"> Boss!” Bastian repeated.</text:span></text:p>
      <text:p text:style-name="Text_20_body"><text:span text:style-name="T1">The </text:span><text:span text:style-name="T2">Prospect</text:span><text:span text:style-name="T1"> put a tiny, silent amount of speed on. They crawled out of the docking area, with Bastian</text:span><text:change text:change-id="ct93825580468448"/><text:change-start text:change-id="ct93825580034672"/><text:span text:style-name="T1">—</text:span><text:change-end text:change-id="ct93825580034672"/><text:span text:style-name="T1">swinging the sonar mics back and forth rapidly</text:span><text:change text:change-id="ct93825580033200"/><text:change-start text:change-id="ct93825580035200"/><text:span text:style-name="T1">—</text:span><text:change-end text:change-id="ct93825580035200"/><text:span text:style-name="T1">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text:span><text:change text:change-id="ct93825580045632"/><text:change-start text:change-id="ct93825580046512"/><text:span text:style-name="T1"> . . . </text:span><text:change-end text:change-id="ct93825580046512"/><text:span text:style-name="T1"><text:s/>you fuckin’ won’t. Seems to me like people either get sonar, or they don’t. There’s no in</text:span><text:change-start text:change-id="ct93825580047824"/><text:span text:style-name="T1"> </text:span><text:change-end text:change-id="ct93825580047824"/><text:change text:change-id="ct93825580049184"/><text:span text:style-name="T1">between.”</text:span></text:p>
      <text:p text:style-name="P7">Cassandra hardly looked reassured.</text:p>
      <text:p text:style-name="Text_20_body"><text:span text:style-name="T1">“Hemi!” Bastian called up</text:span><text:change-start text:change-id="ct93825580050688"/><text:span text:style-name="T1">.</text:span><text:change-end text:change-id="ct93825580050688"/><text:change text:change-id="ct93825580052032"/><text:span text:style-name="T1"> “</text:span><text:change-start text:change-id="ct93825580052672"/><text:span text:style-name="T1">N</text:span><text:change-end text:change-id="ct93825580052672"/><text:change text:change-id="ct93825580054272"/><text:span text:style-name="T1">ew contact. Coming in fast from the east, port-side.” A few seconds passed. “I’d say, fairly big sub, pretty noisy amount of fucking water running along the hull. Fully submerged, and just charging towards the docking area.”</text:span></text:p>
      <text:p text:style-name="P7">“That’s probably the one that did the firing,” Hemi said to Percy.</text:p>
      <text:p text:style-name="P7"><text:soft-page-break/>“Let’s put some distance between us and that boat,” said Percy.</text:p>
      <text:p text:style-name="Text_20_body"><text:span text:style-name="T1">Hemi, with the intuitive three-dimensional thinking of an experienced submariner, understood immediately that when Percy said </text:span><text:change-start text:change-id="ct93825580054912"/><text:span text:style-name="T1">“</text:span><text:change-end text:change-id="ct93825580054912"/><text:change text:change-id="ct93825580057456"/><text:span text:style-name="T1">distance</text:span><text:change-start text:change-id="ct93825580058096"/><text:span text:style-name="T1">”</text:span><text:change-end text:change-id="ct93825580058096"/><text:change text:change-id="ct93825580060304"/><text:span text:style-name="T1">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text:span><text:change-start text:change-id="ct93825577491072"/><text:span text:style-name="T1">,</text:span><text:change-end text:change-id="ct93825577491072"/><text:span text:style-name="T1"> please.”</text:span></text:p>
      <text:p text:style-name="P7">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text:span><text:change text:change-id="ct93825580477488"/><text:change-start text:change-id="ct93825580477728"/><text:span text:style-name="T1">—</text:span><text:change-end text:change-id="ct93825580477728"/><text:span text:style-name="T1">night lighting was </text:span><text:change text:change-id="ct93825580477968"/><text:change-start text:change-id="ct93825580061152"/><text:span text:style-name="T1">intended </text:span><text:change-end text:change-id="ct93825580061152"/><text:span text:style-name="T1">to preserve the night-vision for anyone who needed to look through the periscope</text:span><text:change text:change-id="ct93825580061792"/><text:change-start text:change-id="ct93825580063072"/><text:span text:style-name="T1">—</text:span><text:change-end text:change-id="ct93825580063072"/><text:span text:style-name="T1">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text:span><text:change-start text:change-id="ct93825574569424"/><text:span text:style-name="T1">.</text:span><text:change-end text:change-id="ct93825574569424"/><text:change text:change-id="ct93825580075888"/><text:span text:style-name="T1"> “</text:span><text:change-start text:change-id="ct93825580078976"/><text:span text:style-name="T1">I</text:span><text:change-end text:change-id="ct93825580078976"/><text:change text:change-id="ct93825580083056"/><text:span text:style-name="T1">t will give us extra cover if they decide to use their active sonar.”</text:span></text:p>
      <text:p text:style-name="P7">“No reason not to make a tricky operation even trickier,” said Hemi. “Bastian, are we clear of the traffic abandoning the depot?”</text:p>
      <text:p text:style-name="P7">“Ya,” said Bastian, “they all scattered pretty fuckin’ quickly.”</text:p>
      <text:p text:style-name="P7">“Any of them going deep?”</text:p>
      <text:p text:style-name="P7">“Doesn’t sound like it. I think we’re the only ones who took that particular route.”</text:p>
      <text:p text:style-name="Text_20_body"><text:span text:style-name="T1">Hemi had Owen bring the bow around</text:span><text:change text:change-id="ct93825580085360"/><text:span text:style-name="T1"> and they sank obliquely, traveling close to and across the sloping wall of the seamount.</text:span></text:p>
      <text:p text:style-name="Text_20_body"><text:span text:style-name="T1">“</text:span><text:change text:change-id="ct93825580087952"/><text:change-start text:change-id="ct93825580088592"/><text:span text:style-name="T1">Two hundred </text:span><text:change-end text:change-id="ct93825580088592"/><text:span text:style-name="T1">meters down. Depth-under-keel: </text:span><text:change text:change-id="ct93825580089888"/><text:change-start text:change-id="ct93825580090528"/><text:span text:style-name="T1">twenty </text:span><text:change-end text:change-id="ct93825580090528"/><text:span text:style-name="T1">meters to the wall of the seamount,” said Gregory.</text:span></text:p>
      <text:p text:style-name="P7">Hemi looked at Percy. He was not going to level off the dive until she said so.</text:p>
      <text:p text:style-name="Text_20_body"><text:span text:style-name="T1">“</text:span><text:change text:change-id="ct93825580100336"/><text:change-start text:change-id="ct93825580100976"/><text:span text:style-name="T1">Two hundred and ten </text:span><text:change-end text:change-id="ct93825580100976"/><text:span text:style-name="T1">meters. Still descending,” said Gregory.</text:span></text:p>
      <text:p text:style-name="Text_20_body"><text:span text:style-name="T1">“Ah</text:span><text:change-start text:change-id="ct93825580101616"/><text:span text:style-name="T1">,</text:span><text:change-end text:change-id="ct93825580101616"/><text:span text:style-name="T1"> ya fucking fuckturds!” Chips’ voice came up from the sonar compartment</text:span><text:change-start text:change-id="ct93825580105008"/><text:span text:style-name="T1">,</text:span><text:change-end text:change-id="ct93825580105008"/><text:span text:style-name="T1"> where she had just entered. “Is your fuckin’ goal to see if you can split open that fucking weak-ass seam those fucking dock beasts welded in the cargo hold? Because that’s what it </text:span><text:soft-page-break/><text:span text:style-name="T1">fucking looks like to me. The very first fuckin’ thing you do off the dock is push the boat into the fuckin’ hole!”</text:span></text:p>
      <text:p text:style-name="Text_20_body"><text:span text:style-name="T1">“For fuck’s sake</text:span><text:change-start text:change-id="ct93825580107152"/><text:span text:style-name="T1">,</text:span><text:change-end text:change-id="ct93825580107152"/><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7">“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93825580110544"/><text:span text:style-name="T1">,</text:span><text:change-end text:change-id="ct93825580110544"/><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93825580111184"/><text:span text:style-name="T1">,</text:span><text:change-end text:change-id="ct93825580111184"/><text:span text:style-name="T1"> Gregory.”</text:span></text:p>
      <text:p text:style-name="Text_20_body"><text:span text:style-name="T1">“Ah</text:span><text:change-start text:change-id="ct93825580112224"/><text:span text:style-name="T1">,</text:span><text:change-end text:change-id="ct93825580112224"/><text:span text:style-name="T1"> fuck! Ya fuckheads are going to want the fuckin’ diesels any fucking minute now too, I’m sure</text:span><text:change text:change-id="ct93825580114912"/><text:change-start text:change-id="ct93825580116432"/><text:span text:style-name="T1">—</text:span><text:change-end text:change-id="ct93825580116432"/><text:span text:style-name="T1">and they’re in fuckin’ pieces.” Chips smacked her hand against the bulkhead and crawled back down towards engineering.</text:span></text:p>
      <text:p text:style-name="Text_20_body"><text:span text:style-name="T1">“Leveled out at </text:span><text:change text:change-id="ct93825580117392"/><text:change-start text:change-id="ct93825580119440"/><text:span text:style-name="T1">two-twenty </text:span><text:change-end text:change-id="ct93825580119440"/><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93825580126144"/><text:span text:style-name="T1">,</text:span><text:change-end text:change-id="ct93825580126144"/><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93825580127664"/><text:change-start text:change-id="ct93825580128912"/><text:span text:style-name="T1">—</text:span><text:change-end text:change-id="ct93825580128912"/><text:span text:style-name="T1">three knots</text:span><text:change-start text:change-id="ct93825580132368"/><text:span text:style-name="T1">,</text:span><text:change-end text:change-id="ct93825580132368"/><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93825580135232"/><text:span text:style-name="T1">“</text:span><text:change-end text:change-id="ct93825580135232"/><text:change text:change-id="ct93825580135872"/><text:span text:style-name="T1">bottomless</text:span><text:change-start text:change-id="ct93825580141936"/><text:span text:style-name="T1">”</text:span><text:change-end text:change-id="ct93825580141936"/><text:change text:change-id="ct93825580143840"/><text:span text:style-name="T1"> pin.</text:span></text:p>
      <text:p text:style-name="P7">From sonar, Bastian reported that he thought he could hear some disturbing sounds from the depot, but could not pin down any specific thing that might be happening.</text:p>
      <text:p text:style-name="P7"> </text:p>
      <text:p text:style-name="Text_20_body"><text:span text:style-name="T1">The </text:span><text:span text:style-name="T2">Prospect</text:span><text:span text:style-name="T1"> continued on its course, slowly, silently, and steadily</text:span><text:change-start text:change-id="ct93825580161840"/><text:span text:style-name="T1">,</text:span><text:change-end text:change-id="ct93825580161840"/><text:span text:style-name="T1"> through the blackness</text:span><text:change-start text:change-id="ct93825580179680"/><text:span text:style-name="T1">,</text:span><text:change-end text:change-id="ct93825580179680"/><text:span text:style-name="T1"> under more than two hundred meters of water. After a couple of hours of creeping, Percy flipped the white lights back on, which everyone understood to mean </text:span><text:change-start text:change-id="ct93825580188528"/><text:span text:style-name="T1">that </text:span><text:change-end text:change-id="ct93825580188528"/><text:span text:style-name="T1">the situation had returned to something like normal, even though it remained nothing like safe to continue running beyond the edge of their normal operating depth.</text:span></text:p>
      <text:p text:style-name="Text_20_body"><text:soft-page-break/><text:span text:style-name="T1">“Hemi, join me at the navigation station</text:span><text:change-start text:change-id="ct93825580198784"/><text:span text:style-name="T1">.</text:span><text:change-end text:change-id="ct93825580198784"/><text:change text:change-id="ct93825580199664"/><text:span text:style-name="T1"> </text:span><text:change-start text:change-id="ct93825580200784"/><text:span text:style-name="T1">I</text:span><text:change-end text:change-id="ct93825580200784"/><text:change text:change-id="ct93825580201824"/><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93825580204640"/><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93825580205728"/><text:change-start text:change-id="ct93825580206368"/><text:span text:style-name="T1"> . . .</text:span><text:change-end text:change-id="ct93825580206368"/><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7">Percy pointed to a hashed arc printed on the chart that ran past one side of the depot island. “Is that the actual current Authority demarcation line?”</text:p>
      <text:p text:style-name="P7">“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93825580217584"/><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93825580218224"/><text:change-start text:change-id="ct93825580219264"/><text:span text:style-name="T1"> . . .</text:span><text:change-end text:change-id="ct93825580219264"/><text:span text:style-name="T1">” He took another chart from the stack of rolled charts and unrolled it in front of Percy. “To get to Stilt City, we eventually have to head through these waters in the south. A highly contested area. At least three</text:span><text:change text:change-id="ct93825580220144"/><text:change-start text:change-id="ct93825580221232"/><text:span text:style-name="T1">—</text:span><text:change-end text:change-id="ct93825580221232"/><text:span text:style-name="T1">up to five</text:span><text:change text:change-id="ct93825580222368"/><text:change-start text:change-id="ct93825580223008"/><text:span text:style-name="T1">—</text:span><text:change-end text:change-id="ct93825580223008"/><text:span text:style-name="T1">Authorities all claiming parts of it.”</text:span></text:p>
      <text:p text:style-name="P7">“Well, we’ll just have to be fucking careful when we move through there. We’ll be disciplined about running on the surface only at night, and max out our underwater time during the day.”</text:p>
      <text:p text:style-name="Text_20_body"><text:span text:style-name="T1">“</text:span><text:change text:change-id="ct93825580231504"/><text:change-start text:change-id="ct93825580233456"/><text:span text:style-name="T1">. . . </text:span><text:change-end text:change-id="ct93825580233456"/><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93825580235648"/><text:change-start text:change-id="ct93825580236688"/><text:span text:style-name="T1">—</text:span><text:change-end text:change-id="ct93825580236688"/><text:span text:style-name="T1">an entirely different part of the world</text:span><text:change text:change-id="ct93825580238400"/><text:change-start text:change-id="ct93825580240816"/><text:span text:style-name="T1">—</text:span><text:change-end text:change-id="ct93825580240816"/><text:span text:style-name="T1">from wherever that sub with the ram came from. I’ll bet we never see that ugly fuckin’ boat again.”</text:span></text:p>
      <text:p text:style-name="Text_20_body"><text:soft-page-break/><text:span text:style-name="T1">“I hope you are right.” Hemi paused, running through his mental checklist of all the things that kept the boat going. “Another thing I wanted to bring up with you is that while we were adjusting the trim</text:span><text:change-start text:change-id="ct93825580241616"/><text:span text:style-name="T1">,</text:span><text:change-end text:change-id="ct93825580241616"/><text:span text:style-name="T1"> it looked like the boat is a little by the bow.”</text:span></text:p>
      <text:p text:style-name="Text_20_body"><text:span text:style-name="T1">“Hardly surprising</text:span><text:change-start text:change-id="ct93825580268624"/><text:span text:style-name="T1">;</text:span><text:change-end text:change-id="ct93825580268624"/><text:change text:change-id="ct93825580269984"/><text:span text:style-name="T1"> we never seem to be able to load cargo in a way that doesn’t throw off the fucking balance.”</text:span></text:p>
      <text:p text:style-name="P7">“True. I would like to bring some of the crew down to the cargo hold and shift cargo back towards the middle of the boat. See if we can get it stowed so it trims more evenly.”</text:p>
      <text:p text:style-name="P7">“Sure, but let’s run a little longer first. At our current rate we’ve only made maybe a dozen nautical miles from the depot so far.”</text:p>
      <text:p text:style-name="P7">“Think we can risk a little more speed yet?”</text:p>
      <text:p text:style-name="P7">Captain Percy considered. “I think so. Take us up to six knots. Only top sonar people deliberately looking for us could hear us at six knots at this range and depth. In a few hours more, we’ll come up a bit shallower and you can start rearranging the hold.”</text:p>
      <text:p text:style-name="P7">“Sounds good,” said Hemi as he started climbing back up to the control room to have Owen increase the throttle.</text:p>
      <text:p text:style-name="P7">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93825580270864"/><text:change-start text:change-id="ct93825579014416"/><text:span text:style-name="T1">one hundred </text:span><text:change-end text:change-id="ct93825579014416"/><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93825580296992"/><text:span text:style-name="T1">as she stood behind him</text:span><text:change-start text:change-id="ct93825580301744"/><text:span text:style-name="T1">,</text:span><text:change-end text:change-id="ct93825580301744"/><text:span text:style-name="T1"> smoking, “I think we can certainly do better with the trim if we move some of the cargo around down in the hold.”</text:span></text:p>
      <text:p text:style-name="P7">“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93825580305376"/><text:span text:style-name="T1">,</text:span><text:change-end text:change-id="ct93825580305376"/><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93825580309840"/><text:span text:style-name="T1">;</text:span><text:change-end text:change-id="ct93825580309840"/><text:change text:change-id="ct93825580310480"/><text:span text:style-name="T1"> that </text:span><text:change-start text:change-id="ct93825580314256"/><text:span text:style-name="T1">wa</text:span><text:change-end text:change-id="ct93825580314256"/><text:change text:change-id="ct93825580320512"/><text:span text:style-name="T1">s what bilge pumps were for. But the accumulating bilge water was another good reason to shift the cargo and get some play in the boat trim.</text:span></text:p>
      <text:p text:style-name="Text_20_body"><text:soft-page-break/><text:span text:style-name="T1">Gregory had stacked the wooden crates into the hold inexpertly. There was a bit of an art to it, and Gregory had only the beginnings of the </text:span><text:change-start text:change-id="ct93825580322512"/><text:span text:style-name="T1">necessary </text:span><text:change-end text:change-id="ct93825580322512"/><text:span text:style-name="T1">skill</text:span><text:change text:change-id="ct93825580323872"/><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93825574359680"/><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93825574356880"/><text:span text:style-name="T1">c</text:span><text:change-end text:change-id="ct93825574356880"/><text:change text:change-id="ct93825574289824"/><text:span text:style-name="T1">ould climb up on the stack and throw straps around each crate they wanted to move. Hemi and Bastian would pull the chain while Owen guided it off the stack. The individual crates were only modestly sized but </text:span><text:change text:change-id="ct93825580329856"/><text:span text:style-name="T1">surprisingly heavy, requiring Hemi and Bastian’s full combined power to lift them</text:span><text:change-start text:change-id="ct93825580332160"/><text:span text:style-name="T1">,</text:span><text:change-end text:change-id="ct93825580332160"/><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4">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7">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93825580336304"/><text:span text:style-name="T1">A</text:span><text:change-end text:change-id="ct93825580336304"/><text:change text:change-id="ct93825580347296"/><text:change-start text:change-id="ct93825580360096"/><text:span text:style-name="T1">,</text:span><text:change-end text:change-id="ct93825580360096"/><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7"> </text:p>
      <text:p text:style-name="P7">Hemi knew Captain Percy would keep the same course, depth, and speed until well after dark, and that was still a few hours off yet, so there was little for him to do for the moment. He took the opportunity to start training Cassandra on sonar.</text:p>
      <text:p text:style-name="P7">In the sonar compartment, he sent Bastian off for coffee and a smoke and sat down next to Cassandra. “You have been listening for the last few hours while Bastian worked the sonar, correct?” Hemi asked her.</text:p>
      <text:p text:style-name="P7"><text:soft-page-break/>Cassandra nodded.</text:p>
      <text:p text:style-name="P7">“Any of it make any sense?”</text:p>
      <text:p text:style-name="P7">“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93825580372576"/><text:change-start text:change-id="ct93825580381552"/><text:span text:style-name="T1"> . . . </text:span><text:change-end text:change-id="ct93825580381552"/><text:change text:change-id="ct93825580396576"/><text:span text:style-name="T1">You need both ears to get a full sense of what any sound you hear on sonar is doing.”</text:span></text:p>
      <text:p text:style-name="Text_20_body"><text:span text:style-name="T1">Cassandra adjusted the headset so it sat evenly</text:span><text:change-start text:change-id="ct93825580397216"/><text:span text:style-name="T1">,</text:span><text:change-end text:change-id="ct93825580397216"/><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93825580398416"/><text:change-start text:change-id="ct93825580399056"/><text:span text:style-name="T1">—</text:span><text:change-end text:change-id="ct93825580399056"/><text:span text:style-name="T1">that’s a lot more complicated: active sonar sends a ping out and we listen for its echo. We do not use that often so do not worry about it for now. Passive is simpler, you are just listening, passively. Get it?”</text:span></text:p>
      <text:p text:style-name="P7">Cassandra nodded.</text:p>
      <text:p text:style-name="P7">“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7">“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93825580408864"/><text:span text:style-name="T1">,</text:span><text:change-end text:change-id="ct93825580408864"/><text:span text:style-name="T1"> Cassandra. What do you hear?”</text:span></text:p>
      <text:p text:style-name="Text_20_body"><text:span text:style-name="T1">“I don’t know</text:span><text:change text:change-id="ct93825580410896"/><text:change-start text:change-id="ct93825580412064"/><text:span text:style-name="T1"> . . .</text:span><text:change-end text:change-id="ct93825580412064"/><text:span text:style-name="T1">” She waved one small hand </text:span><text:change text:change-id="ct93825580414112"/><text:span text:style-name="T1">absently. “A hissing sound</text:span><text:change text:change-id="ct93825580432768"/><text:change-start text:change-id="ct93825580438912"/><text:span text:style-name="T1">—</text:span><text:change-end text:change-id="ct93825580438912"/><text:span text:style-name="T1">white noise?”</text:span></text:p>
      <text:p text:style-name="P7">“Almost anything could be white noise. Describe it with more detail than that.”</text:p>
      <text:p text:style-name="Text_20_body"><text:span text:style-name="T1">“There’s</text:span><text:change text:change-id="ct93825580439552"/><text:change-start text:change-id="ct93825580440672"/><text:span text:style-name="T1"> . . . </text:span><text:change-end text:change-id="ct93825580440672"/><text:change text:change-id="ct93825580442080"/><text:span text:style-name="T1">a low rumble, a bit of a swishing sound</text:span><text:change text:change-id="ct93825580442720"/><text:change-start text:change-id="ct93825576801952"/><text:span text:style-name="T1"> . . .</text:span><text:change-end text:change-id="ct93825576801952"/><text:span text:style-name="T1">”</text:span></text:p>
      <text:p text:style-name="P7">“Good. We are running on the electric motors, underwater, at a modest speed. That is what it sounds like when the boat is moving while submerged. Later, when we are near the surface with the diesel engines running, it will be a lot louder and you will not be <text:soft-page-break/>able to hear much in the water beyond the engines. But while we are on the electric motors, we can hear more on sonar.</text:p>
      <text:p text:style-name="Text_20_body"><text:span text:style-name="T1">“Sonar requires imagination,” Hemi continued</text:span><text:change-start text:change-id="ct93825580120080"/><text:span text:style-name="T1">.</text:span><text:change-end text:change-id="ct93825580120080"/><text:change text:change-id="ct93825580181728"/><text:span text:style-name="T1"> “</text:span><text:change-start text:change-id="ct93825580184768"/><text:span text:style-name="T1">Y</text:span><text:change-end text:change-id="ct93825580184768"/><text:change text:change-id="ct93825580183008"/><text:span text:style-name="T1">ou have to put your mind out there in the water. When you hear a sound, you have to match it to an image in your head that shows how the sound could be made. The more detail you can imagine </text:span><text:change text:change-id="ct93825580357856"/><text:span text:style-name="T1">to fit it to the sound, the more accurate your assessment of the contact will be. That is what makes a top sonar person.”</text:span></text:p>
      <text:p text:style-name="P7">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93825579905568"/><text:span text:style-name="T1">.</text:span><text:change-end text:change-id="ct93825579905568"/><text:change text:change-id="ct93825579945312"/><text:span text:style-name="T1"> </text:span><text:change-start text:change-id="ct93825579944672"/><text:span text:style-name="T1">I</text:span><text:change-end text:change-id="ct93825579944672"/><text:change text:change-id="ct93825579943232"/><text:span text:style-name="T1">f you see it jump, there is a significant sound out there in the water, and you will want to focus on it, listen to it, and try to figure out what it is.</text:span><text:change text:change-id="ct93825579937792"/></text:p>
      <text:p text:style-name="Text_20_body"><text:span text:style-name="T1">“Let us see</text:span><text:change text:change-id="ct93825579882272"/><text:change-start text:change-id="ct93825579959312"/><text:span text:style-name="T1"> . . .</text:span><text:change-end text:change-id="ct93825579959312"/><text:span text:style-name="T1">” Hemi turned the direction dial slowly. About a quarter of the way around</text:span><text:change-start text:change-id="ct93825577368656"/><text:span text:style-name="T1">,</text:span><text:change-end text:change-id="ct93825577368656"/><text:span text:style-name="T1"> the strength indicator dial moved up a little and wavered there. “So</text:span><text:change-start text:change-id="ct93825579998384"/><text:span text:style-name="T1">,</text:span><text:change-end text:change-id="ct93825579998384"/><text:span text:style-name="T1"> see by the needle that there is something to hear in this direction</text:span><text:change-start text:change-id="ct93825580007632"/><text:span text:style-name="T1">?</text:span><text:change-end text:change-id="ct93825580007632"/><text:change text:change-id="ct93825580030256"/><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93825580003872"/><text:span text:style-name="T1">,</text:span><text:change-end text:change-id="ct93825580003872"/><text:change text:change-id="ct93825580001920"/><text:span text:style-name="T1"> higher pitched than the sub’s engines, which she could still hear rumbling in the lower frequencies. This sound was familiar, a washing, churning sound with an occasional rumble mixed in</text:span><text:change text:change-id="ct93825580038560"/><text:change-start text:change-id="ct93825580044352"/><text:span text:style-name="T1"> . . . </text:span><text:change-end text:change-id="ct93825580044352"/><text:change text:change-id="ct93825580043712"/><text:span text:style-name="T1">She smiled</text:span><text:change-start text:change-id="ct93825580043072"/><text:span text:style-name="T1">.</text:span><text:change-end text:change-id="ct93825580043072"/><text:change text:change-id="ct93825580042432"/><text:span text:style-name="T1"> “</text:span><text:change-start text:change-id="ct93825580071456"/><text:span text:style-name="T1">I</text:span><text:change-end text:change-id="ct93825580071456"/><text:change text:change-id="ct93825580069056"/><text:span text:style-name="T1">t’s breaking surf</text:span><text:change-start text:change-id="ct93825580096496"/><text:span text:style-name="T1">,</text:span><text:change-end text:change-id="ct93825580096496"/><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4">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7">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7">“Very good! Dolphins use active sonar, bouncing sounds off underwater objects to locate them. They are much better at it than we are. Did you notice that you could hear the dolphins in one ear slightly before the other?”</text:p>
      <text:p text:style-name="P7">Cassandra nodded again.</text:p>
      <text:p text:style-name="Text_20_body"><text:span text:style-name="T1">“That is because the sonar uses a couple of sets of microphones, one on the front of the boat, and one at the rear. Sound coming in hits one microphone before the other, and </text:span><text:soft-page-break/><text:span text:style-name="T1">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93825580125264"/><text:span text:style-name="T1">,</text:span><text:change-end text:change-id="ct93825580125264"/><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7">“OK, ya, that makes sense,” said Cassandra, picturing the sound waves bouncing off the boat in her head.</text:p>
      <text:p text:style-name="P7">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93825576223760"/><text:span text:style-name="T1">,</text:span><text:change-end text:change-id="ct93825576223760"/><text:span text:style-name="T1"> Hemi. Thanks.”</text:span></text:p>
      <text:p text:style-name="P7">Hemi left her there listening to the dolphins and climbed up next to Percy in the control room.</text:p>
      <text:p text:style-name="P7">“How’d she do?” asked Percy.</text:p>
      <text:p text:style-name="P7">“We may have a pair of ears yet.”</text:p>
      <text:p text:style-name="P7">“That would be a nice fucking change. Most of these meatheads are OK at rudimentary steering, but they’re fuckin’ useless on sonar.”</text:p>
      <text:p text:style-name="P7">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93825576189184"/><text:change-start text:change-id="ct93825580267104"/><text:span text:style-name="T1">—</text:span><text:change-end text:change-id="ct93825580267104"/><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oft-page-break/><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7">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7">Percy looked at Hemi. “Be glad you don’t have to do fucking lookout duty anymore.”</text:p>
      <text:p text:style-name="Text_20_body"><text:span text:style-name="T1">“I am,” said Hemi</text:span><text:change-start text:change-id="ct93825580555360"/><text:span text:style-name="T1">.</text:span><text:change-end text:change-id="ct93825580555360"/><text:change text:change-id="ct93825580355776"/><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7">“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7">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7">“That’s what they’re calling those masts you can raise for feeding oxygen to the diesels while underwater, right?”</text:p>
      <text:p text:style-name="P7">“Yes. The diesels exhaust out of them too. A boat with a snorkel never has to come up to the surface, you can recharge the batteries from periscope depth.”</text:p>
      <text:p text:style-name="P7">“We should look into installing one at some point. Maybe after this job. It seems like it would be worth the investment. The nighttime surface runs are starting to require too much care and caution for me to feel safe.”</text:p>
      <text:p text:style-name="P7">“The funny thing,” Hemi continued, “is I also heard that a snorkeling diesel is actually louder on sonar than one running on the surface.”</text:p>
      <text:p text:style-name="P7">“You’re fucking kidding?”</text:p>
      <text:p text:style-name="Text_20_body"><text:soft-page-break/><text:span text:style-name="T1">Hemi looked at her incredulously</text:span><text:change text:change-id="ct93825579968784"/><text:change-start text:change-id="ct93825579968144"/><text:span text:style-name="T1">—</text:span><text:change-end text:change-id="ct93825579968144"/><text:span text:style-name="T1">he was hardly ever kidding. “Apparently with the whole boat underwater</text:span><text:change-start text:change-id="ct93825579992304"/><text:span text:style-name="T1">,</text:span><text:change-end text:change-id="ct93825579992304"/><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93825580001392"/><text:change-start text:change-id="ct93825580207248"/><text:span text:style-name="T1">forty </text:span><text:change-end text:change-id="ct93825580207248"/><text:span text:style-name="T1">miles off or so on sonar.”</text:span></text:p>
      <text:p text:style-name="Text_20_body"><text:span text:style-name="T1">“So once again the newfangled technology doesn’t solve a fucking problem, it just creates more </text:span><text:change text:change-id="ct93825579291680"/><text:change-start text:change-id="ct93825579653200"/><text:span text:style-name="T1">fucking decisions </text:span><text:change-end text:change-id="ct93825579653200"/><text:span text:style-name="T1">for a captain</text:span><text:change text:change-id="ct93825577401344"/><text:change-start text:change-id="ct93825580349056"/><text:span text:style-name="T1">,</text:span><text:change-end text:change-id="ct93825580349056"/><text:change text:change-id="ct93825580361504"/><text:span text:style-name="T1">” Percy spat.</text:span></text:p>
      <text:p text:style-name="P7">“It is certainly not a job I would ever want. I prefer a measure of certainty in my work.”</text:p>
      <text:p text:style-name="P7">Percy lit a cheroot. Hemi looked up at the dark gray sky, mostly obscured by cloud cover.</text:p>
      <text:p text:style-name="P7">“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93825580370224"/><text:span text:style-name="T1">,</text:span><text:change-end text:change-id="ct93825580370224"/><text:span text:style-name="T1"> and speed, as usual. But you know my track is only as good as guesswork can be. If these clouds break up tonight, and we get some stars, I would like to fix our position on the chart. When is the rendezvous with Shakes?”</text:span></text:p>
      <text:p text:style-name="P7">“At dawn. It will certainly be easier if we know where we are with some precision.”</text:p>
      <text:p text:style-name="Text_20_body"><text:span text:style-name="T1">“And if we can rely on Shakes to know where he is</text:span><text:change text:change-id="ct93825579671824"/><text:change-start text:change-id="ct93825579672144"/><text:span text:style-name="T1"> . . .</text:span><text:change-end text:change-id="ct93825579672144"/><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93825580406144"/><text:change-start text:change-id="ct93825580404336"/><text:span text:style-name="T1">—</text:span><text:change-end text:change-id="ct93825580404336"/><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93825580402976"/><text:change-start text:change-id="ct93825580402336"/><text:span text:style-name="T1">of </text:span><text:change-end text:change-id="ct93825580402336"/><text:span text:style-name="T1">the bland color that surrounded them.</text:span></text:p>
      <text:p text:style-name="Text_20_body"><text:span text:style-name="T1">She put the crew on rest rotations. Every three hours</text:span><text:change-start text:change-id="ct93825576198912"/><text:span text:style-name="T1">,</text:span><text:change-end text:change-id="ct93825576198912"/><text:span text:style-name="T1"> three of them would get three hours off. This kept two people in the control room at all times, one on lookout, and one at the radar/sonar station. The off-duty crew were free to spend their time on deck if </text:span><text:soft-page-break/><text:span text:style-name="T1">they wanted. But since there was little to see up there but a black horizon tapped firmly against a dark gray one, most of the crew came back down after a few minutes and ended up in their rack</text:span><text:change-start text:change-id="ct93825579678560"/><text:span text:style-name="T1">,</text:span><text:change-end text:change-id="ct93825579678560"/><text:span text:style-name="T1"> sleeping. Except for Bastian: he wrapped his long thin form in a rubber foul-weather slicker to keep the wind off and lay out on the forward deck, apparently finding sleep there as easily as a warm puppy.</text:span></text:p>
      <text:p text:style-name="P7"> </text:p>
      <text:p text:style-name="P7">Hours later, sometime during the third rotation, Hemi found Cassandra in the navigation and sonar compartment, listening intently to the sonar with the headphones on and her eyes closed.</text:p>
      <text:p text:style-name="P7">Hemi tapped her on the shoulder, and she jumped a little before smiling when she saw it was him and pulling back a headphone.</text:p>
      <text:p text:style-name="P7">“Aren’t you supposed to be in your rack?” Hemi said.</text:p>
      <text:p text:style-name="Text_20_body"><text:span text:style-name="T1">“I volunteered to take two rotations in a row</text:span><text:change text:change-id="ct93825579682896"/><text:change-start text:change-id="ct93825579683136"/><text:span text:style-name="T1">—</text:span><text:change-end text:change-id="ct93825579683136"/><text:span text:style-name="T1">to keep the rotations even for everyone else</text:span><text:change text:change-id="ct93825580244848"/><text:change-start text:change-id="ct93825579994144"/><text:span text:style-name="T1"> . . . </text:span><text:change-end text:change-id="ct93825579994144"/><text:span text:style-name="T1">and since I’m new.”</text:span></text:p>
      <text:p text:style-name="P7">“Are you hearing anything?” Hemi asked.</text:p>
      <text:p text:style-name="P7">“No. I try to imagine my mind going out into the water to listen to what’s around us, but I can’t get past the sound of the diesels.”</text:p>
      <text:p text:style-name="Text_20_body"><text:span text:style-name="T1">“Sonar is extremely limited with the engines running. But</text:span><text:change text:change-id="ct93825579684752"/><text:change-start text:change-id="ct93825579684992"/><text:span text:style-name="T1"> . . .</text:span><text:change-end text:change-id="ct93825579684992"/><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93825576075856"/><text:span text:style-name="T1"> and listened for a minute. “That’s much better. It’s like the engines are at least not distracting my attention.” She made some notes on a pad of the settings Hemi had made.</text:span></text:p>
      <text:p text:style-name="P7">“You are keeping an eye on radar too, right? That is actually maybe more important while we are on the surface.”</text:p>
      <text:p text:style-name="Text_20_body"><text:span text:style-name="T1">“Yup. Owen showed me what to look for. The radar</text:span><text:change text:change-id="ct93825579686288"/><text:change-start text:change-id="ct93825575840848"/><text:span text:style-name="T1"> . . . </text:span><text:change-end text:change-id="ct93825575840848"/><text:change text:change-id="ct93825576278112"/><text:span text:style-name="T1">has not done anything at all.”</text:span></text:p>
      <text:p text:style-name="P7">“That is good.”</text:p>
      <text:p text:style-name="Text_20_body"><text:span text:style-name="T1">“I didn’t realize when I agreed to come on board that this job would be so mind-numbing</text:span><text:change text:change-id="ct93825577424432"/><text:change-start text:change-id="ct93825580226656"/><text:span text:style-name="T1"> . . . </text:span><text:change-end text:change-id="ct93825580226656"/><text:change text:change-id="ct93825577118224"/><text:span text:style-name="T1">and boring.”</text:span></text:p>
      <text:p text:style-name="P7">“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ext:soft-page-break/>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93825576905072"/><text:change-start text:change-id="ct93825575233696"/><text:span text:style-name="T1"> . . .</text:span><text:change-end text:change-id="ct93825575233696"/><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93825576196336"/><text:span text:style-name="T1">;</text:span><text:change-end text:change-id="ct93825576196336"/><text:change text:change-id="ct9382558060286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93825580603744"/><text:change-start text:change-id="ct93825580604384"/><text:span text:style-name="T1"> . . .</text:span><text:change-end text:change-id="ct93825580604384"/><text:span text:style-name="T1">”</text:span></text:p>
      <text:p text:style-name="Text_20_body"><text:span text:style-name="T1">“You know how that happens? Those men go looking for work on submarines thinking it is a good job for a strong fellow. But they find out they can</text:span><text:change text:change-id="ct93825580607280"/><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93825580608496"/><text:change-start text:change-id="ct93825580608736"/><text:span text:style-name="T1"> . . .</text:span><text:change-end text:change-id="ct93825580608736"/><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7">A smile cracked across Cassandra’s face. “That’s why you hired me?”</text:p>
      <text:p text:style-name="Text_20_body"><text:span text:style-name="T1">“No, no</text:span><text:change-start text:change-id="ct93825580612048"/><text:span text:style-name="T1">,</text:span><text:change-end text:change-id="ct93825580612048"/><text:span text:style-name="T1"> no. Captain Percy hired you because she was desperate for someone to sit on sonar. But you should know that you have just as good a chance at doing this job well as any other person. And</text:span><text:change text:change-id="ct93825580612288"/><text:change-start text:change-id="ct93825580612528"/><text:span text:style-name="T1"> . . . </text:span><text:change-end text:change-id="ct93825580612528"/><text:change text:change-id="ct93825580612768"/><text:span text:style-name="T1">you have done well on your first day working.”</text:span></text:p>
      <text:p text:style-name="P7">Cassandra nodded. “I want to learn as much as I can.” She paused, thinking about her future. “What are you up to at this hour of the night, Hemi?”</text:p>
      <text:p text:style-name="P7">“I am catching up on navigation. I have to do this every few hours. Come over here and look at the chart.”</text:p>
      <text:p text:style-name="P7"><text:soft-page-break/>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93825580617104"/><text:span text:style-name="T1">not account for, then we know roughly where we are and that we will not run into anything.”</text:span></text:p>
      <text:p text:style-name="P7">“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93825580617344"/><text:change-start text:change-id="ct93825580620272"/><text:span text:style-name="T1">—</text:span><text:change-end text:change-id="ct93825580620272"/><text:span text:style-name="T1">the ocean is large and mostly empty water. It is also easier this early in a run</text:span><text:change text:change-id="ct93825580621664"/><text:change-start text:change-id="ct93825580620512"/><text:span text:style-name="T1">—</text:span><text:change-end text:change-id="ct93825580620512"/><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7">“Is it OK for me to leave the radar?”</text:p>
      <text:p text:style-name="P7">“Just for a few minutes. Make sure to check it as soon as you come back down.”</text:p>
      <text:p text:style-name="P7">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93825575404800"/><text:span text:style-name="T1">,</text:span><text:change-end text:change-id="ct93825575404800"/><text:span text:style-name="T1"> and his deeply</text:span><text:change-start text:change-id="ct93825580628896"/><text:span text:style-name="T1"> </text:span><text:change-end text:change-id="ct93825580628896"/><text:change text:change-id="ct93825580629216"/><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7">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text:soft-page-break/>surface of the water in every direction, infinity compressed to a perfectly smooth dome that lay over them.</text:p>
      <text:p text:style-name="P7">“Wow,” said Cassandra.</text:p>
      <text:p text:style-name="P7">“Yes, that’s the mariner’s privilege,” said Hemi. “And the lucky submariner occasionally gets to dip in as well.”</text:p>
      <text:p text:style-name="P7">Hemi took out his sextant, clipboard, star charts, and graphs. He took sightings on three or four known stars, measuring their precise height above the horizon. He scratched a number of notes onto the clipboard with a pencil.</text:p>
      <text:p text:style-name="P7">“How does that thing work?” Cassandra asked.</text:p>
      <text:p text:style-name="P7">“This is a sextant. It measures how far above the horizon a particular star or the sun is. That will let me fix our position on the chart. If you are interested, I can train you how to use it. But not tonight.”</text:p>
      <text:p text:style-name="P7">Cassandra nodded.</text:p>
      <text:p text:style-name="Text_20_body"><text:span text:style-name="T1">“Unlike mariners, the submariner does not often have the luxury of visual references to find their place in the world,” Hemi continued</text:span><text:change-start text:change-id="ct93825575479456"/><text:span text:style-name="T1">.</text:span><text:change-end text:change-id="ct93825575479456"/><text:change text:change-id="ct93825580637104"/><text:span text:style-name="T1"> “</text:span><text:change-start text:change-id="ct93825580637648"/><text:span text:style-name="T1">W</text:span><text:change-end text:change-id="ct93825580637648"/><text:change text:change-id="ct93825580637888"/><text:span text:style-name="T1">e wander under the ocean, feeling our way by sound. And every once in a while poke our head up to secure our location in the swirling mass by judging ourselves against the stars.”</text:span></text:p>
      <text:p text:style-name="P7">“That’s poetic,” said Owen, listening to their conversation from the lookout ring.</text:p>
      <text:p text:style-name="Text_20_body"><text:span text:style-name="T1">Hemi smiled</text:span><text:change-start text:change-id="ct93825580639312"/><text:span text:style-name="T1">.</text:span><text:change-end text:change-id="ct93825580639312"/><text:change text:change-id="ct93825580639552"/><text:span text:style-name="T1"> “</text:span><text:change-start text:change-id="ct93825580639792"/><text:span text:style-name="T1">A</text:span><text:change-end text:change-id="ct93825580639792"/><text:change text:change-id="ct93825580640272"/><text:span text:style-name="T1">nd just a little bit of a cliché,” he said more loudly</text:span><text:change-start text:change-id="ct93825580642016"/><text:span text:style-name="T1">,</text:span><text:change-end text:change-id="ct93825580642016"/><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93825580645104"/><text:span text:style-name="T1">,</text:span><text:change-end text:change-id="ct93825580645104"/><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93825580645344"/><text:span text:style-name="T1">,</text:span><text:change-end text:change-id="ct93825580645344"/><text:span text:style-name="T1"> leaving Owen alone to occupy the center point on a circular field of blackness under the perfect half-sphere of stars.</text:span></text:p>
      <text:p text:style-name="P7">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93825575547168"/><text:span text:style-name="T1">,</text:span><text:change-end text:change-id="ct93825575547168"/><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93825575481184"/><text:change-start text:change-id="ct93825580650288"/><text:span text:style-name="T1">—</text:span><text:change-end text:change-id="ct93825580650288"/><text:span text:style-name="T1">the last of the fresh air before the next </text:span><text:soft-page-break/><text:span text:style-name="T1">twelve hours or so below deck</text:span><text:change text:change-id="ct93825580650528"/><text:change-start text:change-id="ct93825580650768"/><text:span text:style-name="T1">—</text:span><text:change-end text:change-id="ct93825580650768"/><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93825580652176"/><text:change-start text:change-id="ct93825580652768"/><text:span text:style-name="T1">fifty </text:span><text:change-end text:change-id="ct93825580652768"/><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93825580653008"/><text:span text:style-name="T1">aware</text:span><text:change text:change-id="ct93825580653568"/><text:change-start text:change-id="ct93825580654208"/><text:span text:style-name="T1">ness</text:span><text:change-end text:change-id="ct93825580654208"/><text:change text:change-id="ct93825580654528"/><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7">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93825580654768"/><text:change-start text:change-id="ct93825580657440"/><text:span text:style-name="T1">thirty </text:span><text:change-end text:change-id="ct93825580657440"/><text:span text:style-name="T1">meters of depth. They shut down the electric motors entirely, and Hemi trimmed the boat until it sat hovering perfectly still and silent in the water.</text:span></text:p>
      <text:p text:style-name="P7">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93825580658960"/><text:span text:style-name="T1">,</text:span><text:change-end text:change-id="ct93825580658960"/><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93825580659648"/><text:change-start text:change-id="ct93825580660544"/><text:span text:style-name="T1">—</text:span><text:change-end text:change-id="ct93825580660544"/><text:span text:style-name="T1">or anything else in the water</text:span><text:change text:change-id="ct93825580660784"/><text:change-start text:change-id="ct93825580662144"/><text:span text:style-name="T1">—</text:span><text:change-end text:change-id="ct93825580662144"/><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93825580664512"/><text:change-start text:change-id="ct93825580664752"/><text:span text:style-name="T1"> . . . </text:span><text:change-end text:change-id="ct93825580664752"/><text:change text:change-id="ct93825580664992"/><text:change-start text:change-id="ct93825580665232"/><text:span text:style-name="T1">Y</text:span><text:change-end text:change-id="ct93825580665232"/><text:change text:change-id="ct93825580665472"/><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93825580666352"/><text:change-start text:change-id="ct93825580666592"/><text:span text:style-name="T1"> . . . </text:span><text:change-end text:change-id="ct93825580666592"/><text:change text:change-id="ct93825580666832"/><text:span text:style-name="T1">try not to miss him if he goes past.”</text:span></text:p>
      <text:p text:style-name="Text_20_body"><text:span text:style-name="T1">“OK</text:span><text:change-start text:change-id="ct93825580667712"/><text:span text:style-name="T1">,</text:span><text:change-end text:change-id="ct93825580667712"/><text:span text:style-name="T1"> Hemi.” Cassandra sat down at the sonar rig, put the headphones on, and took a sip of her coffee before passing the mics around in a full circle to get settled and oriented.</text:span></text:p>
      <text:p text:style-name="Text_20_body"><text:soft-page-break/><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93825580670000"/><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7">It was incredibly tiring work.</text:p>
      <text:p text:style-name="P7">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7">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7">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7">“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93825580685280"/><text:span text:style-name="T1"> rolled the mics back and forth across the direction of the contact, and settled them in on the strongest signal.</text:span></text:p>
      <text:p text:style-name="P7"><text:soft-page-break/>“Is that Captain Shakes?” Cassandra asked doubtfully.</text:p>
      <text:p text:style-name="Text_20_body"><text:span text:style-name="T1">“That can’t be fucking Shakes</text:span><text:change-start text:change-id="ct93825580686800"/><text:span text:style-name="T1">.</text:span><text:change-end text:change-id="ct93825580686800"/><text:change text:change-id="ct93825580687040"/><text:span text:style-name="T1"> </text:span><text:change-start text:change-id="ct93825580687280"/><text:span text:style-name="T1">I</text:span><text:change-end text:change-id="ct93825580687280"/><text:change text:change-id="ct93825580687520"/><text:span text:style-name="T1">t sounds like a supertanker or an aircraft carrier or something. Go get Hemi. I think he should hear this.”</text:span></text:p>
      <text:p text:style-name="Text_20_body"><text:span text:style-name="T1">Cassandra went off to the galley</text:span><text:change-start text:change-id="ct93825580687760"/><text:span text:style-name="T1">,</text:span><text:change-end text:change-id="ct93825580687760"/><text:span text:style-name="T1"> leaving Percy listening to the contact. She came back with Hemi</text:span><text:change-start text:change-id="ct93825580688880"/><text:span text:style-name="T1">, who held</text:span><text:change-end text:change-id="ct93825580688880"/><text:change text:change-id="ct93825580689120"/><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93825580688640"/><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93825580691088"/><text:change-start text:change-id="ct93825580691680"/><text:span text:style-name="T1"> . . .</text:span><text:change-end text:change-id="ct93825580691680"/><text:span text:style-name="T1">” He paused listening again. “It is closer now, and I can hear the prop revolutions</text:span><text:change text:change-id="ct93825580691920"/><text:change-start text:change-id="ct93825580692688"/><text:span text:style-name="T1"> . . . </text:span><text:change-end text:change-id="ct93825580692688"/><text:change-start text:change-id="ct93825580693856"/><text:span text:style-name="T1">T</text:span><text:change-end text:change-id="ct93825580693856"/><text:change text:change-id="ct93825580694256"/><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93825580694496"/><text:change-start text:change-id="ct93825580695184"/><text:span text:style-name="T1">—</text:span><text:change-end text:change-id="ct93825580695184"/><text:span text:style-name="T1">you think that could be what his boat sounds like now?” Percy asked.</text:span></text:p>
      <text:p text:style-name="Text_20_body"><text:span text:style-name="T1">“If that is Shakes, the job has been overdone</text:span><text:change text:change-id="ct93825580696064"/><text:change-start text:change-id="ct93825580696304"/><text:span text:style-name="T1"> . . .</text:span><text:change-end text:change-id="ct93825580696304"/><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93825580707120"/><text:span text:style-name="T1">-</text:span><text:change-end text:change-id="ct93825580707120"/><text:change text:change-id="ct93825580707440"/><text:span text:style-name="T1">mile radius.”</text:span></text:p>
      <text:p text:style-name="Text_20_body"><text:span text:style-name="T1">“I just</text:span><text:change text:change-id="ct93825580708752"/><text:change-start text:change-id="ct93825580708992"/><text:span text:style-name="T1"> . . .</text:span><text:change-end text:change-id="ct93825580708992"/><text:span text:style-name="T1">” Hemi started, “just cannot believe that such a small boat could</text:span><text:change text:change-id="ct93825580709232"/><text:change-start text:change-id="ct93825580709472"/><text:span text:style-name="T1"> . . .</text:span><text:change-end text:change-id="ct93825580709472"/><text:span text:style-name="T1">” he paused listening again. “No, I am more sure of it now. The more detail I can hear, the more it makes sense that it is a very</text:span><text:change-start text:change-id="ct93825580709712"/><text:span text:style-name="T1">,</text:span><text:change-end text:change-id="ct93825580709712"/><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93825580711952"/><text:span text:style-name="T1">,</text:span><text:change-end text:change-id="ct93825580711952"/><text:span text:style-name="T1"> Cassandra.”</text:span></text:p>
      <text:p text:style-name="P7">Cassandra held onto a large and genuine smile.</text:p>
      <text:p text:style-name="P7">“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93825580714880"/><text:change-start text:change-id="ct93825580715120"/><text:span text:style-name="T1">twenty </text:span><text:change-end text:change-id="ct93825580715120"/><text:span text:style-name="T1">nautical miles off or so. We could hit it with active.”</text:span></text:p>
      <text:p text:style-name="P7">“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7">Hemi shrugged. “That is why I leave the decision to you.”</text:p>
      <text:p text:style-name="P7"><text:soft-page-break/>Percy considered her options. “You are fairly certain it’s Shakes?” she asked Hemi.</text:p>
      <text:p text:style-name="P7">“I am fairly certain that contact is not the big ship it initially sounded like,” said Hemi.</text:p>
      <text:p text:style-name="P7">“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93825580718208"/><text:span text:style-name="T1">,</text:span><text:change-end text:change-id="ct93825580718208"/><text:span text:style-name="T1"> Cassandra.”</text:span></text:p>
      <text:p text:style-name="P7">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93825575889280"/><text:change-start text:change-id="ct93825580704560"/><text:span text:style-name="T1">—</text:span><text:change-end text:change-id="ct93825580704560"/><text:span text:style-name="T1">never use the active sonar without an explicit instruction from me or Hemi</text:span><text:change text:change-id="ct93825580698720"/><text:change-start text:change-id="ct93825580720208"/><text:span text:style-name="T1">—</text:span><text:change-end text:change-id="ct93825580720208"/><text:span text:style-name="T1">but assuming this contact </text:span><text:span text:style-name="T2">is</text:span><text:span text:style-name="T1"> Shakes</text:span><text:change text:change-id="ct93825580723376"/><text:change-start text:change-id="ct93825580725296"/><text:span text:style-name="T1">,</text:span><text:change-end text:change-id="ct93825580725296"/><text:span text:style-name="T1">” she looked at Hemi, “then we just deliberately let them know exactly where we are by hitting them with that active ping.”</text:span></text:p>
      <text:p text:style-name="P7">“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7">“They’re gone?” Cassandra asked, still listening to the other headset.</text:p>
      <text:p text:style-name="P7">“They have shut down their engine,” Hemi said, “which does not tell us anything.”</text:p>
      <text:p text:style-name="Text_20_body"><text:span text:style-name="T1">“Well</text:span><text:change-start text:change-id="ct93825580727792"/><text:span text:style-name="T1">,</text:span><text:change-end text:change-id="ct93825580727792"/><text:span text:style-name="T1"> how the fuck were they supposed to respond?” Percy asked Hemi.</text:span></text:p>
      <text:p text:style-name="P7">“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oft-page-break/><text:span text:style-name="T1">“And then what? What’s the full fuckin’ plan here</text:span><text:change-start text:change-id="ct93825580733088"/><text:span text:style-name="T1">,</text:span><text:change-end text:change-id="ct93825580733088"/><text:span text:style-name="T1"> Hemi?” she asked.</text:span></text:p>
      <text:p text:style-name="P7">“Well, without surfacing, I think we wait until he moves into ship-to-ship range. Then we can confirm it is Shakes over ship-to-ship radio.”</text:p>
      <text:p text:style-name="P7">“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93825580735552"/><text:change-start text:change-id="ct93825580735792"/><text:span text:style-name="T1">—</text:span><text:change-end text:change-id="ct93825580735792"/><text:span text:style-name="T1">quietly.”</text:span></text:p>
      <text:p text:style-name="Text_20_body"><text:span text:style-name="T1">“</text:span><text:change text:change-id="ct93825580736672"/><text:change-start text:change-id="ct93825580736912"/><text:span text:style-name="T1">. . . </text:span><text:change-end text:change-id="ct93825580736912"/><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93825580738624"/><text:span text:style-name="T1">,</text:span><text:change-end text:change-id="ct93825580738624"/><text:span text:style-name="T1"> Cassandra, it was like they were invisible while they were being silent, but bouncing the ping off them let us know they are still there</text:span><text:change text:change-id="ct93825580739968"/><text:change text:change-id="ct93825580739728"/><text:change-start text:change-id="ct93825580740208"/><text:span text:style-name="T1"> . . . </text:span><text:change-end text:change-id="ct93825580740208"/><text:span text:style-name="T1">And they know we are still here.”</text:span></text:p>
      <text:p text:style-name="P7">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93825580742112"/><text:change-start text:change-id="ct93825580742688"/><text:span text:style-name="T1"> . . . </text:span><text:change-end text:change-id="ct93825580742688"/><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93825580743568"/><text:span text:style-name="T1">.</text:span><text:change-end text:change-id="ct93825580743568"/><text:change text:change-id="ct93825580743808"/><text:span text:style-name="T1"> “</text:span><text:change-start text:change-id="ct93825580744368"/><text:span text:style-name="T1">T</text:span><text:change-end text:change-id="ct93825580744368"/><text:change text:change-id="ct93825580744768"/><text:span text:style-name="T1">hat was ridiculous</text:span><text:change-start text:change-id="ct93825580745808"/><text:span text:style-name="T1">,</text:span><text:change-end text:change-id="ct93825580745808"/><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93825580749920"/><text:span text:style-name="T1">,</text:span><text:change-end text:change-id="ct93825580749920"/><text:span text:style-name="T1"> hoping it’s actually our tiny submarine friend.”</text:span></text:p>
      <text:p text:style-name="P7">“I’ll talk to Shakes about it when we get him on board,” said Hemi.</text:p>
      <text:p text:style-name="P7"> </text:p>
      <text:p text:style-name="Text_20_body"><text:span text:style-name="T1">Within an hour, Shakes</text:span><text:change-start text:change-id="ct93825580752384"/><text:span text:style-name="T1">’s</text:span><text:change-end text:change-id="ct93825580752384"/><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93825580752624"/><text:span text:style-name="T1">,</text:span><text:change-end text:change-id="ct93825580752624"/><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93825580754576"/><text:span text:style-name="T1">,</text:span><text:change-end text:change-id="ct93825580754576"/><text:span text:style-name="T1"> Hemi. You’re going to love it.”</text:span></text:p>
      <text:p text:style-name="Text_20_body"><text:soft-page-break/><text:span text:style-name="T1">Hemi smiled into the mic. “Sounds good</text:span><text:change-start text:change-id="ct93825580754816"/><text:span text:style-name="T1">,</text:span><text:change-end text:change-id="ct93825580754816"/><text:span text:style-name="T1"> Captain Shakes. You did not break off your mating collar while making those modifications</text:span><text:change-start text:change-id="ct93825580755696"/><text:span text:style-name="T1">,</text:span><text:change-end text:change-id="ct93825580755696"/><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93825580757856"/><text:change-start text:change-id="ct93825580758096"/><text:span text:style-name="T1"> . . . </text:span><text:change-end text:change-id="ct93825580758096"/><text:change text:change-id="ct93825580758336"/><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7">Captain Percy had been listening to the conversation from below at the navigation station. Now she climbed up to the control room to sort out the details of this maneuver with Hemi.</text:p>
      <text:p text:style-name="P7">Hemi caught her eye while she was still on the ladder. “Shakes needs us to come shallow.”</text:p>
      <text:p text:style-name="P7">“How shallow? I’d prefer to keep her as deep as possible.”</text:p>
      <text:p text:style-name="Text_20_body"><text:span text:style-name="T1">“I believe the </text:span><text:span text:style-name="T2">Gnat’s</text:span><text:span text:style-name="T1"> maximum depth was around </text:span><text:change text:change-id="ct93825580760480"/><text:change-start text:change-id="ct93825580762000"/><text:span text:style-name="T1">thirty </text:span><text:change-end text:change-id="ct93825580762000"/><text:span text:style-name="T1">meters</text:span><text:change text:change-id="ct93825580762240"/><text:change-start text:change-id="ct93825580762480"/><text:span text:style-name="T1">—</text:span><text:change-end text:change-id="ct93825580762480"/><text:span text:style-name="T1">according to Shakes’ estimate</text:span><text:change-start text:change-id="ct93825580763168"/><text:span text:style-name="T1">, which</text:span><text:change-end text:change-id="ct93825580763168"/><text:change text:change-id="ct93825580763648"/><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93825580765776"/><text:change-start text:change-id="ct93825580766016"/><text:span text:style-name="T1">twenty </text:span><text:change-end text:change-id="ct93825580766016"/><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93825580766896"/><text:change-start text:change-id="ct93825580767488"/><text:span text:style-name="T1">twenty </text:span><text:change-end text:change-id="ct93825580767488"/><text:span text:style-name="T1">meters down. Can you do the mating at that depth?”</text:span></text:p>
      <text:p text:style-name="Text_20_body"><text:span text:style-name="T1">“Surely,” Shakes voice crackled in reply</text:span><text:change-start text:change-id="ct93825580768016"/><text:span text:style-name="T1">.</text:span><text:change-end text:change-id="ct93825580768016"/><text:change text:change-id="ct93825580768256"/><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93825580772976"/><text:change-start text:change-id="ct93825580774912"/><text:span text:style-name="T1">—</text:span><text:change-end text:change-id="ct93825580774912"/><text:span text:style-name="T1">not that I’ll be giving two shits about your ugly barge after you beer-canned my baby.”</text:span></text:p>
      <text:p text:style-name="Text_20_body"><text:span text:style-name="T1">“I got you</text:span><text:change-start text:change-id="ct93825580775152"/><text:span text:style-name="T1">,</text:span><text:change-end text:change-id="ct93825580775152"/><text:span text:style-name="T1"> Captain Shakes. </text:span><text:change text:change-id="ct93825580776624"/><text:change-start text:change-id="ct93825580776864"/><text:span text:style-name="T1">Twenty </text:span><text:change-end text:change-id="ct93825580776864"/><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93825580778384"/><text:span text:style-name="T1">,</text:span><text:change-end text:change-id="ct93825580778384"/><text:span text:style-name="T1"> fuck</text:span><text:change-start text:change-id="ct93825580778624"/><text:span text:style-name="T1"> </text:span><text:change-end text:change-id="ct93825580778624"/><text:change text:change-id="ct93825580778864"/><text:span text:style-name="T1">ya</text:span><text:change-start text:change-id="ct93825580779104"/><text:span text:style-name="T1">,</text:span><text:change-end text:change-id="ct93825580779104"/><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text:span><text:soft-page-break/><text:span text:style-name="T1">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93825580781456"/><text:span text:style-name="T1">,</text:span><text:change-end text:change-id="ct93825580781456"/><text:span text:style-name="T1"> Captain Shakes.”</text:span></text:p>
      <text:p text:style-name="P7">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93825580786128"/><text:span text:style-name="T1">,</text:span><text:change-end text:change-id="ct93825580786128"/><text:span text:style-name="T1"> Captain Shakes,” said Percy, settling next to him with her own stale cup of coffee, “you made it out of the depot without causing a problem?”</text:span></text:p>
      <text:p text:style-name="Text_20_body"><text:span text:style-name="T1">“Well</text:span><text:change text:change-id="ct93825580787008"/><text:change-start text:change-id="ct93825580787248"/><text:span text:style-name="T1"> . . .</text:span><text:change-end text:change-id="ct93825580787248"/><text:span text:style-name="T1"> there was in fact a little fuckin’</text:span><text:change text:change-id="ct93825580787488"/><text:change-start text:change-id="ct93825580787728"/><text:span text:style-name="T1"> . . .</text:span><text:change-end text:change-id="ct93825580787728"/><text:span text:style-name="T1"> drama. I’m sure you heard some of it.”</text:span></text:p>
      <text:p text:style-name="P7">“We got a tip to leave before anything very dramatic happened,” said Hemi.</text:p>
      <text:p text:style-name="Text_20_body"><text:span text:style-name="T1">“So I gathered from your note</text:span><text:change-start text:change-id="ct93825580789248"/><text:span text:style-name="T1">,</text:span><text:change-end text:change-id="ct93825580789248"/><text:span text:style-name="T1"> Captain Percy. Unfortunately</text:span><text:change-start text:change-id="ct93825580789488"/><text:span text:style-name="T1">,</text:span><text:change-end text:change-id="ct93825580789488"/><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93825580789728"/><text:change-start text:change-id="ct93825580792880"/><text:span text:style-name="T1">—</text:span><text:change-end text:change-id="ct93825580792880"/><text:span text:style-name="T1">I was putting a new exhaust in that I got in a deal in one of the parts shops on the exchange floor after I had got my cargo transshipped. So I was stuck on the dock when that fuckin’ Authority sub arrived.”</text:span></text:p>
      <text:p text:style-name="P7">“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7">“From the Northern Points Authority?” asked Percy.</text:p>
      <text:p text:style-name="P7">“That’s what the dock workers told me. How did you know that?”</text:p>
      <text:p text:style-name="P7">“Miss Mai, who gave us this job, suggested that might be the identity of the sub with the ram.”</text:p>
      <text:p text:style-name="P7">“What did you do to the Northern Points that would send them after you?”</text:p>
      <text:p text:style-name="Text_20_body"><text:span text:style-name="T1">“Nothing! Fuckin’ </text:span><text:change-start text:change-id="ct93825580799312"/><text:span text:style-name="T1">n</text:span><text:change-end text:change-id="ct93825580799312"/><text:change text:change-id="ct9382558079955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93825580800432"/><text:span text:style-name="T1">,</text:span><text:change-end text:change-id="ct93825580800432"/><text:span text:style-name="T1"> then. That boat docked and unloaded a bunch of big fucking goons. Bigger even than those who worked at the depot. Or, better fuckin’ armed and armored at least. The </text:span><text:soft-page-break/><text:span text:style-name="T1">goons tore through the whole fuckin’ depot checking papers at every slip with a sub docked, questioning every person they saw in the docking bay.”</text:span></text:p>
      <text:p text:style-name="P7">“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93825580803072"/><text:span text:style-name="T1">.</text:span><text:change-end text:change-id="ct93825580803072"/><text:span text:style-name="T1">”</text:span></text:p>
      <text:p text:style-name="Text_20_body"><text:span text:style-name="T1">“They asked about the </text:span><text:span text:style-name="T2">Prospect</text:span><text:change text:change-id="ct93825580803952"/><text:change-start text:change-id="ct93825580804192"/><text:span text:style-name="T1">—</text:span><text:change-end text:change-id="ct93825580804192"/><text:span text:style-name="T1">by name?” Percy was horrified that any Authority would know the name of her boat at all, never mind go</text:span><text:change text:change-id="ct9382558080472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93825580805888"/><text:span text:style-name="T1">:</text:span><text:change-end text:change-id="ct93825580805888"/><text:change text:change-id="ct93825580806208"/><text:span text:style-name="T1"> small lady captain, big fuckin’ first mate.”</text:span></text:p>
      <text:p text:style-name="P7">“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93825580807472"/><text:change-start text:change-id="ct93825580808224"/><text:span text:style-name="T1"> . . . </text:span><text:change-end text:change-id="ct93825580808224"/><text:change text:change-id="ct93825580808464"/><text:span text:style-name="T1">And that you left with a load of magnetic warheads.”</text:span></text:p>
      <text:p text:style-name="P7">“They asked you about our fucking cargo too, eh?” said Percy.</text:p>
      <text:p text:style-name="P7">“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7">Hemi picked up a spoon and stirred his coffee.</text:p>
      <text:p text:style-name="P7">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93825580811904"/><text:change-start text:change-id="ct93825580812144"/><text:span text:style-name="T1"> . . . </text:span><text:change-end text:change-id="ct93825580812144"/><text:change text:change-id="ct93825580812384"/><text:span text:style-name="T1">So</text:span><text:change-start text:change-id="ct93825580813136"/><text:span text:style-name="T1">,</text:span><text:change-end text:change-id="ct93825580813136"/><text:span text:style-name="T1"> after they finish questioning me, I discreetly</text:span><text:change text:change-id="ct93825580814816"/><text:change-start text:change-id="ct93825580815808"/><text:span text:style-name="T1">—</text:span><text:change-end text:change-id="ct93825580815808"/><text:span text:style-name="T1">and as quickly as I could</text:span><text:change text:change-id="ct93825580817152"/><text:change-start text:change-id="ct93825580818496"/><text:span text:style-name="T1">—</text:span><text:change-end text:change-id="ct93825580818496"/><text:span text:style-name="T1">started prepping the </text:span><text:span text:style-name="T2">Gnat</text:span><text:span text:style-name="T1"> to leave. And as I’m on the dock getting some cans of food to load into the hold</text:span><text:change-start text:change-id="ct93825580822384"/><text:span text:style-name="T1">,</text:span><text:change-end text:change-id="ct93825580822384"/><text:change text:change-id="ct93825580822704"/><text:span text:style-name="T1"> I see the commander of the Authority sub climb up out of their sub at the slip they had commandeered</text:span><text:change text:change-id="ct93825580824720"/><text:change-start text:change-id="ct93825580826736"/><text:span text:style-name="T1">—</text:span><text:change-end text:change-id="ct93825580826736"/><text:span text:style-name="T1">the commander is a real round guy, he wears an Authority uniform with all the trimmings</text:span><text:change text:change-id="ct93825580826976"/><text:change-start text:change-id="ct93825580829232"/><text:span text:style-name="T1">—</text:span><text:change-end text:change-id="ct93825580829232"/><text:span text:style-name="T1">it looks as if he wears his full fucking dress uniform every day on board the sub! He takes a squad of goons</text:span><text:change text:change-id="ct93825580829472"/><text:change-start text:change-id="ct93825576664480"/><text:span text:style-name="T1">—</text:span><text:change-end text:change-id="ct93825576664480"/><text:span text:style-name="T1">maybe twenty of the fuckers</text:span><text:change text:change-id="ct93825576598976"/><text:change-start text:change-id="ct93825576663120"/><text:span text:style-name="T1">—</text:span><text:change-end text:change-id="ct93825576663120"/><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93825576730240"/><text:change-start text:change-id="ct93825576731520"/><text:span text:style-name="T1">—</text:span><text:change-end text:change-id="ct93825576731520"/><text:span text:style-name="T1">the klaxon is blaring, the red lights are </text:span><text:soft-page-break/><text:span text:style-name="T1">spinning. The fucking Authority goons start running around in a panic, probably most of them think the docking bay is flooding, hell</text:span><text:change-start text:change-id="ct93825576304432"/><text:span text:style-name="T1">,</text:span><text:change-end text:change-id="ct93825576304432"/><text:span text:style-name="T1"> I thought that myself for a minute.”</text:span></text:p>
      <text:p text:style-name="Text_20_body"><text:span text:style-name="T1">“Fuckin’ wow,” said Percy</text:span><text:change-start text:change-id="ct93825580832800"/><text:span text:style-name="T1">,</text:span><text:change-end text:change-id="ct93825580832800"/><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93825580833680"/><text:change-start text:change-id="ct93825580834144"/><text:span text:style-name="T1">—</text:span><text:change-end text:change-id="ct93825580834144"/><text:span text:style-name="T1">someone had just triggered the big watertight bulkhead to close just to fuck with all these Authority toughs. The meat shields weren’t much less panicked at that though</text:span><text:change text:change-id="ct93825580834384"/><text:change-start text:change-id="ct93825580834624"/><text:span text:style-name="T1">—</text:span><text:change-end text:change-id="ct93825580834624"/><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93825580836336"/><text:change-start text:change-id="ct93825580836576"/><text:span text:style-name="T1">—</text:span><text:change-end text:change-id="ct93825580836576"/><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93825580837760"/><text:span text:style-name="T1">.</text:span><text:change-end text:change-id="ct93825580837760"/><text:change text:change-id="ct93825580838000"/><text:span text:style-name="T1"> “</text:span><text:change-start text:change-id="ct93825580838240"/><text:span text:style-name="T1">W</text:span><text:change-end text:change-id="ct93825580838240"/><text:change text:change-id="ct93825580838480"/><text:span text:style-name="T1">ho do you suppose was willing to anger them further by closing the watertight bulkhead?”</text:span></text:p>
      <text:p text:style-name="P7">“My guess,” said Shakes, “is that it was that dock boss lady. She was the first one the Authority goons questioned, of course, and she didn’t look very fuckin’ happy about it afterwards.”</text:p>
      <text:p text:style-name="P7">“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93825580841968"/><text:change-start text:change-id="ct93825580842208"/><text:span text:style-name="T1">—</text:span><text:change-end text:change-id="ct93825580842208"/><text:span text:style-name="T1">presumably unnoticed</text:span><text:change text:change-id="ct93825580843040"/><text:change-start text:change-id="ct93825580843872"/><text:span text:style-name="T1">—</text:span><text:change-end text:change-id="ct93825580843872"/><text:span text:style-name="T1">without that bit of fuckin’ luck.”</text:span></text:p>
      <text:p text:style-name="Text_20_body"><text:span text:style-name="T1">“Which brings up another thing I wanted to ask you about</text:span><text:change-start text:change-id="ct93825580844752"/><text:span text:style-name="T1">,</text:span><text:change-end text:change-id="ct93825580844752"/><text:span text:style-name="T1"> Captain Shakes,” said Hemi</text:span><text:change-start text:change-id="ct93825580844992"/><text:span text:style-name="T1">.</text:span><text:change-end text:change-id="ct93825580844992"/><text:change text:change-id="ct93825580845232"/><text:span text:style-name="T1"> “</text:span><text:change-start text:change-id="ct93825580845680"/><text:span text:style-name="T1">T</text:span><text:change-end text:change-id="ct93825580845680"/><text:change text:change-id="ct93825580845920"/><text:span text:style-name="T1">hat boat of yours </text:span><text:change-start text:change-id="ct93825580846160"/><text:span text:style-name="T1">is now </text:span><text:change-end text:change-id="ct93825580846160"/><text:span text:style-name="T1">certainly</text:span><text:change text:change-id="ct93825580846912"/><text:change text:change-id="ct93825580846672"/><text:change-start text:change-id="ct93825580847440"/><text:span text:style-name="T1"> . . . </text:span><text:change-end text:change-id="ct93825580847440"/><text:change text:change-id="ct93825580847680"/><text:span text:style-name="T1">loud</text:span><text:change text:change-id="ct93825580848208"/><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7">“And a fast prop and new exhaust mean exceptional noise,” said Hemi.</text:p>
      <text:p text:style-name="Text_20_body"><text:span text:style-name="T1">“I’d say just about the loudest sub in the fuckin’ water!” said Shakes proudly. “</text:span><text:change text:change-id="ct93825580849792"/><text:change-start text:change-id="ct93825580850032"/><text:span text:style-name="T1">’</text:span><text:change-end text:change-id="ct93825580850032"/><text:span text:style-name="T1">Cept maybe some of those old coastal tug subs. That was the fuckin’ plan, right</text:span><text:change-start text:change-id="ct93825580850976"/><text:span text:style-name="T1">,</text:span><text:change-end text:change-id="ct93825580850976"/><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oft-page-break/><text:span text:style-name="T1">“The fuckin’ louder, the fuckin’ better, I fuckin’ figured,” said Shakes, popping a wad of dried green leaves into his cheek. “Oh! I almost forgot: the other modification I made to the </text:span><text:span text:style-name="T2">Gnat</text:span><text:change-start text:change-id="ct93825580852976"/><text:span text:style-name="T1">—</text:span><text:change-end text:change-id="ct93825580852976"/><text:change text:change-id="ct93825580853216"/><text:span text:style-name="T1">I got a fuckin’ pigeon.”</text:span></text:p>
      <text:p text:style-name="P7">“A pigeon?” asked Hemi. “I have never heard of that. Some new kind of sonar unit?”</text:p>
      <text:p text:style-name="Text_20_body"><text:span text:style-name="T1">“No</text:span><text:change-start text:change-id="ct93825580854736"/><text:span text:style-name="T1">,</text:span><text:change-end text:change-id="ct93825580854736"/><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93825580855616"/><text:change-start text:change-id="ct93825580855856"/><text:span text:style-name="T1"> . . .</text:span><text:change-end text:change-id="ct93825580855856"/><text:span text:style-name="T1">” said Percy, “to keep you company during those long hours alone aboard the </text:span><text:span text:style-name="T2">Gnat</text:span><text:span text:style-name="T1">. To keep you from going crazy</text:span><text:change text:change-id="ct93825580856336"/><text:change-start text:change-id="ct93825580856096"/><text:span text:style-name="T1"> . . . </text:span><text:change-end text:change-id="ct93825580856096"/><text:change text:change-id="ct93825580856576"/><text:span text:style-name="T1">er?”</text:span></text:p>
      <text:p text:style-name="Text_20_body"><text:span text:style-name="T1">“Naw, Herschel’s not a pet, I told ya</text:span><text:change text:change-id="ct93825580857776"/><text:change-start text:change-id="ct93825580858016"/><text:span text:style-name="T1">—</text:span><text:change-end text:change-id="ct93825580858016"/><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7">“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93825580858864"/><text:change-start text:change-id="ct93825580863936"/><text:span text:style-name="T1"> . . .</text:span><text:change-end text:change-id="ct9382558086393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93825580864816"/><text:change-start text:change-id="ct93825580865056"/><text:span text:style-name="T1"> . . . </text:span><text:change-end text:change-id="ct93825580865056"/><text:change text:change-id="ct93825580865296"/><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93825580865536"/><text:change-start text:change-id="ct93825580865776"/><text:span text:style-name="T1"> . . .</text:span><text:change-end text:change-id="ct93825580865776"/><text:span text:style-name="T1">” Hemi trailed off, envisioning some kind of pigeon buoy they could release at depth.</text:span></text:p>
      <text:p text:style-name="P7">Captain Percy rolled her eyes. “Whatever. Don’t ever say I’m a captain who isn’t willing to give new technology a fucking try. We’ll take the pigeon aboard as our eighth crew member on a trial basis. Captain Shakes: how about a meal?”</text:p>
      <text:p text:style-name="P7">“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93825580868864"/><text:change-start text:change-id="ct93825580869104"/><text:span text:style-name="T1"> . . .</text:span><text:change-end text:change-id="ct93825580869104"/><text:span text:style-name="T1">”</text:span></text:p>
      <text:p text:style-name="P7">“It’s on the middle deck, aft of the crew quarters. Be careful. Make sure you read all the instructions. It’s fucking complicated.”</text:p>
      <text:p text:style-name="P7"><text:soft-page-break/>“Aye, it’s been a while since I used the fuckin’ head on a sub. I sank the last sub I took a shit on.”</text:p>
      <text:p text:style-name="P7">Percy decided to assume he was joking.</text:p>
      <text:p text:style-name="P7"> </text:p>
      <text:p text:style-name="Text_20_body"><text:span text:style-name="T1">Percy called Gregory down from the control room and sent Owen up to relieve him. Shakes soon joined them in the galley</text:span><text:change text:change-id="ct93825580873136"/><text:span text:style-name="T1"> and scrubbed his grimy hands with salt-water soap and water from the sink’s sea-water tap.</text:span></text:p>
      <text:p text:style-name="P7">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93825580873376"/><text:span text:style-name="T1">,</text:span><text:change-end text:change-id="ct93825580873376"/><text:span text:style-name="T1"> Gregory,” Shakes said. “I eat that canned salmon all the time when I’m on the </text:span><text:span text:style-name="T2">Gnat</text:span><text:change text:change-id="ct93825580874864"/><text:change-start text:change-id="ct93825580875424"/><text:span text:style-name="T1">—</text:span><text:change-end text:change-id="ct93825580875424"/><text:span text:style-name="T1">usually just cold and straight from the can</text:span><text:change-start text:change-id="ct93825580877776"/><text:span text:style-name="T1">,</text:span><text:change-end text:change-id="ct93825580877776"/><text:span text:style-name="T1"> though.”</text:span></text:p>
      <text:p text:style-name="Text_20_body"><text:span text:style-name="T1">“That’s</text:span><text:change text:change-id="ct93825580878832"/><text:change-start text:change-id="ct93825580879072"/><text:span text:style-name="T1"> . . . </text:span><text:change-end text:change-id="ct93825580879072"/><text:change text:change-id="ct93825580879312"/><text:span text:style-name="T1">pretty fucking foul</text:span><text:change-start text:change-id="ct93825580879552"/><text:span text:style-name="T1">,</text:span><text:change-end text:change-id="ct93825580879552"/><text:span text:style-name="T1"> Captain Shakes,” said Gregory from the range, stirring his bits of fish around.</text:span></text:p>
      <text:p text:style-name="P7">“You know, I always wondered why those salmon cans are tapered like that. Why don’t they just run straight fucking up and down, like all the other cans?”</text:p>
      <text:p text:style-name="Text_20_body"><text:span text:style-name="T1">“Actually, now that you mention it</text:span><text:change-start text:change-id="ct93825580881088"/><text:span text:style-name="T1">,</text:span><text:change-end text:change-id="ct93825580881088"/><text:span text:style-name="T1"> Captain Shakes, I always thought that was unusual myself. There has to be </text:span><text:change text:change-id="ct93825580881568"/><text:change-start text:change-id="ct93825580881328"/><text:span text:style-name="T1">three hundred </text:span><text:change-end text:change-id="ct93825580881328"/><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7">“Maybe salmon manufacturers know mariners and submariners have a lot of salmon on board, and they shape them like that so our seagoing friends don’t lose their precious cans in the corners of ships,” Gregory suggested.</text:p>
      <text:p text:style-name="P7">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7">“Oh,” said Shakes, sounding somewhat disappointed.</text:p>
      <text:p text:style-name="P7">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7"><text:soft-page-break/>Percy called the rest of the crew in to eat in rotations that always kept one person in the control room and another listening to sonar. Shakes, as usual, ate twice again as much as anyone else.</text:p>
      <text:p text:style-name="P7">“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93825580881808"/><text:span text:style-name="T1">,</text:span><text:change-end text:change-id="ct93825580881808"/><text:span text:style-name="T1"> Captain Shakes,” said Gregory.</text:span></text:p>
      <text:p text:style-name="P7">Shakes waved his hand in Gregory’s direction lazily without opening his eyes.</text:p>
      <text:p text:style-name="P7">“Shakes, when you regain yourself from your crapulence,” said Hemi, “join me at the navigation station. I want to make sure you understand our plan for this run.”</text:p>
      <text:p text:style-name="P7">Shakes nodded sleepily as Hemi and Percy headed up to the navigation and sonar compartment.</text:p>
      <text:p text:style-name="Text_20_body"><text:span text:style-name="T1">“It’s probably time for more coffee,” said Gregory</text:span><text:change-start text:change-id="ct93825580891296"/><text:span text:style-name="T1">,</text:span><text:change-end text:change-id="ct93825580891296"/><text:span text:style-name="T1"> reaching for the pot</text:span><text:change-start text:change-id="ct93825576868432"/><text:span text:style-name="T1">, where</text:span><text:change-end text:change-id="ct93825576868432"/><text:change text:change-id="ct93825576864016"/><text:span text:style-name="T1"> the dregs of the previous batch slowly embalm</text:span><text:change-start text:change-id="ct93825580722864"/><text:span text:style-name="T1">ed</text:span><text:change-end text:change-id="ct93825580722864"/><text:change text:change-id="ct93825580891888"/><text:span text:style-name="T1"> a permanent black-brown stain on the bottom.</text:span></text:p>
      <text:p text:style-name="P7"> </text:p>
      <text:p text:style-name="Text_20_body"><text:span text:style-name="T1">Shakes joined Hemi and Percy at the navigation table a short while later, somewhat revived by Gregory’s coffee, and carrying two more tin mugs </text:span><text:change text:change-id="ct93825577198992"/><text:span text:style-name="T1">for Hemi and Percy, which they received gratefully.</text:span></text:p>
      <text:p text:style-name="Text_20_body"><text:span text:style-name="T1">“Here’s what we’re thinking</text:span><text:change-start text:change-id="ct93825580894464"/><text:span text:style-name="T1">,</text:span><text:change-end text:change-id="ct93825580894464"/><text:span text:style-name="T1"> Captain Shakes,” said Percy</text:span><text:change-start text:change-id="ct93825580894704"/><text:span text:style-name="T1">.</text:span><text:change-end text:change-id="ct93825580894704"/><text:change text:change-id="ct93825580894944"/><text:span text:style-name="T1"> “</text:span><text:change-start text:change-id="ct93825580895184"/><text:span text:style-name="T1">W</text:span><text:change-end text:change-id="ct93825580895184"/><text:change text:change-id="ct93825580895424"/><text:span text:style-name="T1">e’re well fucking into Consolidated States’ waters now. I think trouble from them is unlikely.”</text:span></text:p>
      <text:p text:style-name="P7">Shakes nodded.</text:p>
      <text:p text:style-name="Text_20_body"><text:span text:style-name="T1">Percy placed a steel straight-edge dappled with rust patches down on the chart</text:span><text:change-start text:change-id="ct93825580897488"/><text:span text:style-name="T1">,</text:span><text:change-end text:change-id="ct93825580897488"/><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7">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93825580899376"/><text:span text:style-name="T1">,</text:span><text:change-end text:change-id="ct93825580899376"/><text:span text:style-name="T1"> since we’re heading for the mainland port of Stilt City,” said Percy.</text:span></text:p>
      <text:p text:style-name="Text_20_body"><text:span text:style-name="T1">“</text:span><text:change text:change-id="ct93825580821376"/><text:change-start text:change-id="ct93825580900256"/><text:span text:style-name="T1">. . . </text:span><text:change-end text:change-id="ct93825580900256"/><text:span text:style-name="T1">The locals do not call it that,” put in Hemi.</text:span></text:p>
      <text:p text:style-name="Text_20_body"><text:soft-page-break/><text:span text:style-name="T1">Percy waved him off. “We estimate it will take three or four days and nights to get there. That’s running slow and deep during the day, and fast on the surface at night</text:span><text:change-start text:change-id="ct93825580901872"/><text:span text:style-name="T1">,</text:span><text:change-end text:change-id="ct93825580901872"/><text:span text:style-name="T1"> with all things fuckin’ nominal.”</text:span></text:p>
      <text:p text:style-name="Text_20_body"><text:span text:style-name="T1">“And what’s the plan for the </text:span><text:span text:style-name="T2">Gnat</text:span><text:span text:style-name="T1">?” Shakes asked.</text:span></text:p>
      <text:p text:style-name="P7">“Generally, we’ll have you run on the surface during the day. You can shut down the diesel maybe once an hour or so, and we’ll check in on ship-to-ship.”</text:p>
      <text:p text:style-name="P7">“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93825580907024"/><text:change-start text:change-id="ct93825580908416"/><text:span text:style-name="T1">—</text:span><text:change-end text:change-id="ct93825580908416"/><text:span text:style-name="T1">at least for a few hours each night.”</text:span></text:p>
      <text:p text:style-name="P7">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7">“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7">“I have no idea,” said Shakes. “It entirely depends on who they talked to while they were up on the exchange level. I didn’t get to observe any of that.”</text:p>
      <text:p text:style-name="P7">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7">“Is that what you are really thinking, Hemi?” Percy asked with a grin. “Or are you just looking forward to having a fuckin’ fluffy new crew member to take care of?”</text:p>
      <text:p text:style-name="Text_20_body"><text:soft-page-break/><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93825580910768"/><text:span text:style-name="T1">,</text:span><text:change-end text:change-id="ct93825580910768"/><text:span text:style-name="T1"> Captain Shakes. Right now</text:span><text:change-start text:change-id="ct93825580918688"/><text:span text:style-name="T1">,</text:span><text:change-end text:change-id="ct93825580918688"/><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93825580918928"/><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93825580923296"/><text:change-start text:change-id="ct93825580923536"/><text:span text:style-name="T1">one hundred </text:span><text:change-end text:change-id="ct93825580923536"/><text:span text:style-name="T1">meters</text:span><text:change-start text:change-id="ct93825580924608"/><text:span text:style-name="T1">.</text:span><text:change-end text:change-id="ct93825580924608"/><text:span text:style-name="T1"> </text:span><text:change text:change-id="ct93825580925520"/><text:span text:style-name="T1">Percy was more comfortable with a heavier cover of ocean above her.</text:span></text:p>
      <text:p text:style-name="P7">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93825580927872"/><text:span text:style-name="T1">,</text:span><text:change-end text:change-id="ct93825580927872"/><text:span text:style-name="T1"> </text:span><text:change text:change-id="ct93825580927632"/><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93825580935200"/><text:change-start text:change-id="ct93825580933872"/><text:span text:style-name="T1">—</text:span><text:change-end text:change-id="ct93825580933872"/><text:span text:style-name="T1">at least during the day</text:span><text:change text:change-id="ct93825580935936"/><text:change-start text:change-id="ct93825580937120"/><text:span text:style-name="T1">—</text:span><text:change-end text:change-id="ct93825580937120"/><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93825580937360"/><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text:span><text:soft-page-break/><text:span text:style-name="T1">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7">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93825577312096"/><text:span text:style-name="T1">,</text:span><text:change-end text:change-id="ct93825577312096"/><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93825580945616"/><text:span text:style-name="T1">,</text:span><text:change-end text:change-id="ct93825580945616"/><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7">“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7">“Can I let him out of this cage?”</text:p>
      <text:p text:style-name="Text_20_body"><text:span text:style-name="T1">“Sure, if you</text:span><text:change text:change-id="ct93825580948688"/><text:change-start text:change-id="ct93825580950208"/><text:span text:style-name="T1">—</text:span><text:change-end text:change-id="ct93825580950208"/><text:span text:style-name="T1">or Percy</text:span><text:change text:change-id="ct93825580950448"/><text:change-start text:change-id="ct93825580950688"/><text:span text:style-name="T1">—</text:span><text:change-end text:change-id="ct93825580950688"/><text:span text:style-name="T1">don’t mind a little pigeon shit around.”</text:span></text:p>
      <text:p text:style-name="P7">“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93825580953296"/><text:span text:style-name="T1">,</text:span><text:change-end text:change-id="ct93825580953296"/><text:span text:style-name="T1"> though?” asked Hemi.</text:span></text:p>
      <text:p text:style-name="Text_20_body"><text:span text:style-name="T1">“Well</text:span><text:change text:change-id="ct93825580954176"/><text:change-start text:change-id="ct93825580954416"/><text:span text:style-name="T1"> . . .</text:span><text:change-end text:change-id="ct93825580954416"/><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93825580955136"/><text:change-start text:change-id="ct93825580955776"/><text:span text:style-name="T1"> . . . </text:span><text:change-end text:change-id="ct93825580955776"/><text:change text:change-id="ct93825580956096"/><text:span text:style-name="T1">and maybe if he knew you had some food.”</text:span></text:p>
      <text:p text:style-name="P7">“I understand. It’s a ‘homing’ pigeon. It only goes home.”</text:p>
      <text:p text:style-name="P7">“Right.”</text:p>
      <text:p text:style-name="Text_20_body"><text:span text:style-name="T1">“Well, welcome aboard</text:span><text:change-start text:change-id="ct93825580958992"/><text:span text:style-name="T1">,</text:span><text:change-end text:change-id="ct93825580958992"/><text:span text:style-name="T1"> Herschel. Captain Shakes, have a good run today.”</text:span></text:p>
      <text:p text:style-name="P7">“I expect to, though I’ll miss having my copilot with me.”<text:bookmark-end text:name="herschel"/></text:p>
      <text:h text:style-name="P6" text:outline-level="2"><text:bookmark-start text:name="storm"/><text:soft-page-break/>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7">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93825580965744"/><text:change-start text:change-id="ct93825580966976"/><text:span text:style-name="T1">—</text:span><text:change-end text:change-id="ct93825580966976"/><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93825580967216"/><text:span text:style-name="T1">,</text:span><text:change-end text:change-id="ct93825580967216"/><text:span text:style-name="T1"> Cassandra.” Percy called back down to her. Percy took down the ship-to-ship mic. “Captain Shakes</text:span><text:change text:change-id="ct93825580970912"/><text:change-start text:change-id="ct93825580971408"/><text:span text:style-name="T1">—</text:span><text:change-end text:change-id="ct93825580971408"/><text:span text:style-name="T1">the usual: how’re things looking up there?”</text:span></text:p>
      <text:p text:style-name="P7">“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text:span><text:soft-page-break/><text:span text:style-name="T1">across the wide parts of the oceans many times. She decided to trust his experience. “Alright then</text:span><text:change-start text:change-id="ct93825580977760"/><text:span text:style-name="T1">,</text:span><text:change-end text:change-id="ct93825580977760"/><text:span text:style-name="T1"> Captain Shakes. If you</text:span><text:change text:change-id="ct93825580978816"/><text:change-start text:change-id="ct93825580980432"/><text:span text:style-name="T1"> . . .</text:span><text:change-end text:change-id="ct93825580980432"/><text:span text:style-name="T1">”</text:span></text:p>
      <text:p text:style-name="Text_20_body"><text:span text:style-name="T1">“Captain Percy!” Cassandra interrupted with a shout from sonar</text:span><text:change-start text:change-id="ct93825580982160"/><text:span text:style-name="T1">.</text:span><text:change-end text:change-id="ct93825580982160"/><text:change text:change-id="ct93825580982400"/><text:span text:style-name="T1"> “I think I’ve got a contact.”</text:span></text:p>
      <text:p text:style-name="Text_20_body"><text:span text:style-name="T1">“Hold on</text:span><text:change-start text:change-id="ct93825580983280"/><text:span text:style-name="T1">,</text:span><text:change-end text:change-id="ct93825580983280"/><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93825580983520"/><text:span text:style-name="T1">’s</text:span><text:change-end text:change-id="ct93825580983520"/><text:span text:style-name="T1"> hard rear starboard quarter, and the signal strength indicator gauge was nodding weakly just a bit above the pin. “It feels like I’m only on the edge of the signal. They might be directly behind us.”</text:span></text:p>
      <text:p text:style-name="P7">“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93825580986944"/><text:span text:style-name="T1">,</text:span><text:change-end text:change-id="ct93825580986944"/><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93825580988496"/><text:span text:style-name="T1">,</text:span><text:change-end text:change-id="ct93825580988496"/><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93825580990656"/><text:change-start text:change-id="ct93825580991568"/><text:span text:style-name="T1">—</text:span><text:change-end text:change-id="ct9382558099156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93825580993520"/><text:span text:style-name="T1">,</text:span><text:change-end text:change-id="ct93825580993520"/><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93825580993760"/><text:change-start text:change-id="ct93825580994640"/><text:span text:style-name="T1"> . . .</text:span><text:change-end text:change-id="ct93825580994640"/><text:span text:style-name="T1">” The end of his oath was cut off by the whining start of the </text:span><text:span text:style-name="T2">Gnat’s</text:span><text:span text:style-name="T1"> diesel engine</text:span><text:change-start text:change-id="ct93825580995136"/><text:span text:style-name="T1">,</text:span><text:change-end text:change-id="ct93825580995136"/><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93825580996016"/><text:change-start text:change-id="ct93825580996256"/><text:span text:style-name="T1">—</text:span><text:change-end text:change-id="ct93825580996256"/><text:span text:style-name="T1">don’t move the fuckin’ boat. Don’t trim anything or let her make any fuckin’ sounds at all.”</text:span></text:p>
      <text:p text:style-name="Text_20_body"><text:span text:style-name="T1">“Dead-silent-crypt drift, got it</text:span><text:change-start text:change-id="ct93825580996496"/><text:span text:style-name="T1">,</text:span><text:change-end text:change-id="ct9382558099649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93825580998592"/><text:span text:style-name="T1">,</text:span><text:change-end text:change-id="ct93825580998592"/><text:span text:style-name="T1"> Cassandra. I’m going to wake Hemi.” Percy disappeared down the ladder to crew quarters and returned a minute later with Hemi’s big form following her up from below. He was still pulling on his tweed </text:span><text:soft-page-break/><text:span text:style-name="T1">jacket and fixing his spectacles while he sat at the sonar station and put on the second headset.</text:span></text:p>
      <text:p text:style-name="Text_20_body"><text:span text:style-name="T1">Cassandra looked at him</text:span><text:change text:change-id="ct93825580999840"/><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93825581000720"/><text:change-start text:change-id="ct93825581000960"/><text:span text:style-name="T1"> . . . </text:span><text:change-end text:change-id="ct93825581000960"/><text:span text:style-name="T1"><text:s/>is that our fucking creepy sub with the fuckin’ ram?”</text:span></text:p>
      <text:p text:style-name="Text_20_body"><text:span text:style-name="T1">Hemi sighed. “It is</text:span><text:change text:change-id="ct93825581001840"/><text:change-start text:change-id="ct93825581002080"/><text:span text:style-name="T1">—</text:span><text:change-end text:change-id="ct93825581002080"/><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93825581003536"/><text:span text:style-name="T1">,</text:span><text:change-end text:change-id="ct93825581003536"/><text:span text:style-name="T1"> fuck. It doesn’t matter</text:span><text:change text:change-id="ct93825581003776"/><text:change-start text:change-id="ct93825581004016"/><text:span text:style-name="T1">—</text:span><text:change-end text:change-id="ct93825581004016"/><text:span text:style-name="T1">what matters is our current situation. Next order of business</text:span><text:change-start text:change-id="ct93825581005200"/><text:span text:style-name="T1">,</text:span><text:change-end text:change-id="ct93825581005200"/><text:span text:style-name="T1"> you two: are they following Shakes away from us</text:span><text:change-start text:change-id="ct93825581007056"/><text:span text:style-name="T1">?</text:span><text:change-end text:change-id="ct93825581007056"/><text:change text:change-id="ct9382558100737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93825581008560"/><text:span text:style-name="T1">,</text:span><text:change-end text:change-id="ct93825581008560"/><text:span text:style-name="T1"> Cassandra,” he explained</text:span><text:change-start text:change-id="ct93825581009312"/><text:span text:style-name="T1">,</text:span><text:change-end text:change-id="ct93825581009312"/><text:span text:style-name="T1"> pointing to the switches and dials, “with these filters engaged I can better hear the </text:span><text:span text:style-name="T2">Gnat</text:span><text:span text:style-name="T1">, and with them disengaged it is easier to focus on the pursuing sub.”</text:span></text:p>
      <text:p text:style-name="P7">She nodded.</text:p>
      <text:p text:style-name="Text_20_body"><text:span text:style-name="T1">After a few minutes of listening</text:span><text:change-start text:change-id="ct93825581009552"/><text:span text:style-name="T1">,</text:span><text:change-end text:change-id="ct93825581009552"/><text:span text:style-name="T1"> Hemi reported to Percy: “</text:span><text:change-start text:change-id="ct93825581010784"/><text:span text:style-name="T1">I</text:span><text:change-end text:change-id="ct93825581010784"/><text:change text:change-id="ct93825581011024"/><text:span text:style-name="T1">t</text:span><text:change text:change-id="ct93825581011264"/><text:change-start text:change-id="ct93825581011744"/><text:span text:style-name="T1"> . . . </text:span><text:change-end text:change-id="ct93825581011744"/><text:change text:change-id="ct93825581012144"/><text:span text:style-name="T1">seems like it is working</text:span><text:change-start text:change-id="ct93825581013664"/><text:span text:style-name="T1">,</text:span><text:change-end text:change-id="ct93825581013664"/><text:span text:style-name="T1"> Sylvia. The </text:span><text:span text:style-name="T2">Grackle</text:span><text:span text:style-name="T1"> is definitely following Shakes. And</text:span><text:change text:change-id="ct93825581013904"/><text:change-start text:change-id="ct93825581017936"/><text:span text:style-name="T1"> . . .</text:span><text:change-end text:change-id="ct9382558101793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93825581014400"/><text:span text:style-name="T1">,</text:span><text:change-end text:change-id="ct93825581014400"/><text:span text:style-name="T1"> Hemi,” Percy said.</text:span></text:p>
      <text:p text:style-name="P7">“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93825581021600"/><text:span text:style-name="T1">,</text:span><text:change-end text:change-id="ct93825581021600"/><text:span text:style-name="T1"> to make aiming a torpedo more challenging</text:span><text:change text:change-id="ct93825581022480"/><text:change-start text:change-id="ct93825581022720"/><text:span text:style-name="T1"> . . .</text:span><text:change-end text:change-id="ct93825581022720"/><text:span text:style-name="T1">” Hemi looked doubtful.</text:span></text:p>
      <text:p text:style-name="Text_20_body"><text:span text:style-name="T1">“Well, keep the fuck on them,” said Percy. “Let me know if anything changes</text:span><text:change text:change-id="ct93825581023248"/><text:change-start text:change-id="ct93825581023488"/><text:span text:style-name="T1"> . . . </text:span><text:change-end text:change-id="ct93825581023488"/><text:change text:change-id="ct93825581023728"/><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text:span><text:soft-page-break/><text:span text:style-name="T1">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7">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93825575435392"/><text:span text:style-name="T1"> </text:span><text:change-end text:change-id="ct93825575435392"/><text:change text:change-id="ct93825577510256"/><text:span text:style-name="T1">game in this maneuver?” Shakes cannot run forever.”</text:span></text:p>
      <text:p text:style-name="P7">“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7">“So now would be the time for us to make a course change.”</text:p>
      <text:p text:style-name="P7">“Indeed. But my question for you, Hemi, is: how do we find Shakes again? You think you can raise him with that fuckin’ bird?”</text:p>
      <text:p text:style-name="P7">“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7">“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93825575435024"/><text:change-start text:change-id="ct93825575613392"/><text:span text:style-name="T1">fifteen </text:span><text:change-end text:change-id="ct93825575613392"/><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93825580979680"/><text:span text:style-name="T1">the fact </text:span><text:change-end text:change-id="ct93825580979680"/><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7"> </text:p>
      <text:p text:style-name="P7">Hours later, when the clock said it should be early evening on the surface of the world, Cassandra’s eyes were bleary and drooping as she stared blankly at the sonar console. <text:soft-page-break/>Captain Percy and Hemi were having a discussion behind her in the sonar compartment about whether it was time to surface and begin their nighttime run.</text:p>
      <text:p text:style-name="P7">“How’s the charge on the batteries, Hemi?” Percy asked.</text:p>
      <text:p text:style-name="Text_20_body"><text:span text:style-name="T1">“OK, but getting low. We are at maybe </text:span><text:change text:change-id="ct93825581036160"/><text:change-start text:change-id="ct93825581036400"/><text:span text:style-name="T1">twenty </text:span><text:change-end text:change-id="ct93825581036400"/><text:span text:style-name="T1">percent capacity.”</text:span></text:p>
      <text:p text:style-name="P7">“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7">“I know, but strategically, putting on some fuckin’ distance was the right thing to do.”</text:p>
      <text:p text:style-name="P7">“I do not disagree,” said Hemi.</text:p>
      <text:p text:style-name="P7">“So when should we surface? We definitely want to run the diesels and put a charge back on the batteries, but it opens us up as a radar contact for those fuckers following us. They could easily still be within range to detect us on radar.”</text:p>
      <text:p text:style-name="P7">“And if they do, the whole move with Shakes would have been wasted.”</text:p>
      <text:p text:style-name="P7">“Fuckin’ right. So, do you got a recommendation for me?”</text:p>
      <text:p text:style-name="P7">Hemi turned to Cassandra and tapped her on the shoulder. “Any contacts on sonar Cassandra?”</text:p>
      <text:p text:style-name="Text_20_body"><text:span text:style-name="T1">She pulled back a headphone. “Nothing</text:span><text:change text:change-id="ct93825581016928"/><text:change-start text:change-id="ct93825581042112"/><text:span text:style-name="T1"> . . . </text:span><text:change-end text:change-id="ct93825581042112"/><text:change text:change-id="ct93825581042352"/><text:span text:style-name="T1">mechanical. But the background noise of the ocean has changed Hemi. It sounds</text:span><text:change text:change-id="ct93825581042864"/><text:change-start text:change-id="ct93825581043392"/><text:span text:style-name="T1"> . . .</text:span><text:change-end text:change-id="ct93825581043392"/><text:span text:style-name="T1"> weirdly energetic.”</text:span></text:p>
      <text:p text:style-name="P7">“Hmm.” Hemi picked up the other headset and made some adjustments. He listened for a moment and pulled the headset off. “Well, that complicates things. Seems like we drove right into that storm Shakes was predicting.”</text:p>
      <text:p text:style-name="P7">“Fuck,” said Percy.</text:p>
      <text:p text:style-name="Text_20_body"><text:span text:style-name="T1">“Ohhh</text:span><text:change text:change-id="ct93825581045264"/><text:change-start text:change-id="ct93825581045504"/><text:span text:style-name="T1"> . . .</text:span><text:change-end text:change-id="ct93825581045504"/><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93825581047824"/><text:span text:style-name="T1">.</text:span><text:change-end text:change-id="ct93825581047824"/><text:change text:change-id="ct93825581048144"/><text:span text:style-name="T1">”</text:span></text:p>
      <text:p text:style-name="P7">“Even bad storms do not stir the water this deep.”</text:p>
      <text:p text:style-name="Text_20_body"><text:span text:style-name="T1">“On the surface</text:span><text:change-start text:change-id="ct93825581050288"/><text:span text:style-name="T1">,</text:span><text:change-end text:change-id="ct93825581050288"/><text:span text:style-name="T1"> though,” said Percy, “it’s another fucking matter.”</text:span></text:p>
      <text:p text:style-name="Text_20_body"><text:change text:change-id="ct93825581051408"/><text:change text:change-id="ct93825581051168"/><text:change-start text:change-id="ct93825581051648"/><text:span text:style-name="T1">“</text:span><text:change-end text:change-id="ct93825581051648"/><text:span text:style-name="T1">I hope Captain Shakes is alright.” Cassandra muttered a little blessing for his well-being.</text:span></text:p>
      <text:p text:style-name="P7">“How bad does that storm sound, Hemi?” Percy asked.</text:p>
      <text:p text:style-name="Text_20_body"><text:span text:style-name="T1">“Significant, I would say. There could be ten</text:span><text:change-start text:change-id="ct93825581051888"/><text:span text:style-name="T1">-</text:span><text:change-end text:change-id="ct93825581051888"/><text:change text:change-id="ct93825581053824"/><text:span text:style-name="T1">meter waves up there.”</text:span></text:p>
      <text:p text:style-name="P7"><text:soft-page-break/>“That’s the kind of weather we’re better off staying under.”</text:p>
      <text:p text:style-name="P7">“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93825581056704"/><text:span text:style-name="T1">,</text:span><text:change-end text:change-id="ct93825581056704"/><text:span text:style-name="T1"> we can get the batteries charged </text:span><text:change text:change-id="ct93825581057184"/><text:span text:style-name="T1">with very little chance of being found.”</text:span></text:p>
      <text:p text:style-name="Text_20_body"><text:span text:style-name="T1">“Running on the surface in the storm does provide a lot of cover</text:span><text:change text:change-id="ct93825581058208"/><text:change-start text:change-id="ct93825581058448"/><text:span text:style-name="T1">—</text:span><text:change-end text:change-id="ct93825581058448"/><text:span text:style-name="T1">the radar will be swamped and the ocean makes enough noise to cover our running diesels</text:span><text:change text:change-id="ct93825581058688"/><text:change-start text:change-id="ct93825581060176"/><text:span text:style-name="T1"> . . . </text:span><text:change-end text:change-id="ct93825581060176"/><text:change text:change-id="ct93825581060496"/><text:span text:style-name="T1">But it could also swamp us or crack the </text:span><text:span text:style-name="T2">Prospect’s</text:span><text:span text:style-name="T1"> spine.”</text:span></text:p>
      <text:p text:style-name="Text_20_body"><text:span text:style-name="T1">“She’s a strong fuckin’ boat</text:span><text:change-start text:change-id="ct93825581062992"/><text:span text:style-name="T1">,</text:span><text:change-end text:change-id="ct93825581062992"/><text:span text:style-name="T1"> Hemi, and with good pilots I think she can handle it. Let’s prep to surface.”</text:span></text:p>
      <text:p text:style-name="P7"> </text:p>
      <text:p text:style-name="P7">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93825581065392"/><text:span text:style-name="T1">,</text:span><text:change-end text:change-id="ct93825581065392"/><text:change text:change-id="ct93825581065632"/><text:span text:style-name="T1"> “</text:span><text:change-start text:change-id="ct93825581065872"/><text:span text:style-name="T1">a</text:span><text:change-end text:change-id="ct93825581065872"/><text:change text:change-id="ct93825581066112"/><text:span text:style-name="T1">nd there is a serious storm up there. Owen, I am going to sit in that plane control chair. I need you to go down to the navigation/sonar compartment and get ready to blow the main ballast tanks.”</text:span></text:p>
      <text:p text:style-name="P7">“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93825581067632"/><text:span text:style-name="T1">,</text:span><text:change-end text:change-id="ct93825581067632"/><text:span text:style-name="T1"> I just want you to open the high</text:span><text:change-start text:change-id="ct93825581068256"/><text:span text:style-name="T1">-</text:span><text:change-end text:change-id="ct93825581068256"/><text:change text:change-id="ct93825581068656"/><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7">Owen and Bastian nodded. Owen slipped down the ladder to the sonar compartment and they could hear him opening the toolbox that held the emergency blow wrench.</text:p>
      <text:p text:style-name="Text_20_body"><text:span text:style-name="T1">“OK</text:span><text:change-start text:change-id="ct93825581071344"/><text:span text:style-name="T1">,</text:span><text:change-end text:change-id="ct93825581071344"/><text:span text:style-name="T1"> Bastian, give us a little more throttle. I am adjusting the planes for some up-angle.”</text:span></text:p>
      <text:p text:style-name="Text_20_body"><text:span text:style-name="T1">The bow of the boat rose slowly ahead of them, and Percy, </text:span><text:change text:change-id="ct93825581071584"/><text:span text:style-name="T1">the only one standing, leaned into the angle. She found her pack of cheroots tucked into the wall joists</text:span><text:change text:change-id="ct93825581072672"/><text:span text:style-name="T1"> and pulled one out to light it. Bastian slipped a cigarette from his shirt pocket and lit it off Percy’s coal.</text:span></text:p>
      <text:p text:style-name="P7">“Hemi, another degree on the bow, I think,” said Percy.</text:p>
      <text:p text:style-name="P7">Hemi turned the plane control wheel slightly, and the boat eased to a somewhat steeper angle. He made some small adjustments on the trim tank control panel to make the <text:soft-page-break/>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93825581076192"/><text:span text:style-name="T1">-</text:span><text:change-end text:change-id="ct93825581076192"/><text:change text:change-id="ct93825581076512"/><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93825575801776"/><text:span text:style-name="T1">,</text:span><text:change-end text:change-id="ct93825575801776"/><text:span text:style-name="T1"> Owen!”</text:span></text:p>
      <text:p text:style-name="Text_20_body"><text:span text:style-name="T1">Percy punched the emergency blow alarm</text:span><text:change text:change-id="ct93825581078384"/><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93825581081824"/><text:span text:style-name="T1">,</text:span><text:change-end text:change-id="ct93825581081824"/><text:span text:style-name="T1"> Owen!”</text:span></text:p>
      <text:p text:style-name="P7">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7">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7">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oft-page-break/><text:span text:style-name="T1">“Hemi</text:span><text:change text:change-id="ct93825581088672"/><text:change-start text:change-id="ct93825581088912"/><text:span text:style-name="T1"> . . . </text:span><text:change-end text:change-id="ct93825581088912"/><text:change text:change-id="ct93825581089152"/><text:span text:style-name="T1">something’s wrong,” she said, but even the time it took to get the words out </text:span><text:change text:change-id="ct93825581089392"/><text:change-start text:change-id="ct93825581089840"/><text:span text:style-name="T1">was</text:span><text:change-end text:change-id="ct93825581089840"/><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93825581090720"/><text:change-start text:change-id="ct93825581090960"/><text:span text:style-name="T1">as if</text:span><text:change-end text:change-id="ct93825581090960"/><text:span text:style-name="T1"> some sky-scraping giant </text:span><text:change-start text:change-id="ct93825581091616"/><text:span text:style-name="T1">was </text:span><text:change-end text:change-id="ct93825581091616"/><text:span text:style-name="T1">lifting them closer to his near-sighted eyes for inspection without regard for the orientation of the strange object in his hand. In this case, the giant was a </text:span><text:change-start text:change-id="ct93825581094304"/><text:span text:style-name="T1">twenty</text:span><text:change-end text:change-id="ct93825581094304"/><text:change text:change-id="ct93825581094624"/><text:span text:style-name="T1">-meter rogue wave.</text:span></text:p>
      <text:p text:style-name="Text_20_body"><text:span text:style-name="T1">The </text:span><text:span text:style-name="T2">Prospect</text:span><text:span text:style-name="T1"> rolled hard over to starboard, and it did not stop rolling.</text:span></text:p>
      <text:p text:style-name="P7">“Hemi! You brought us up in the ditch of a wave! We’re going over!”</text:p>
      <text:p text:style-name="Text_20_body"><text:span text:style-name="T1">The port wall became the ceiling. The boat was rolled over </text:span><text:change text:change-id="ct93825581097664"/><text:change-start text:change-id="ct93825581097904"/><text:span text:style-name="T1">ninety </text:span><text:change-end text:change-id="ct93825581097904"/><text:span text:style-name="T1">degrees on its side by being caught in the wrong part of a huge wave. It kept rolling</text:span><text:change text:change-id="ct93825581098144"/><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93825581098384"/><text:change-start text:change-id="ct93825581098624"/><text:span text:style-name="T1">once </text:span><text:change-end text:change-id="ct93825581098624"/><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93825581098864"/><text:change-start text:change-id="ct93825576328208"/><text:span text:style-name="T1">twenty-</text:span><text:change-end text:change-id="ct93825576328208"/><text:span text:style-name="T1">degree roll, not</text:span><text:change text:change-id="ct93825581093760"/><text:span text:style-name="T1"> </text:span><text:change text:change-id="ct93825581103232"/><text:change-start text:change-id="ct93825581103472"/><text:span text:style-name="T1">ninety</text:span><text:change-end text:change-id="ct93825581103472"/><text:change text:change-id="ct93825581103712"/><text:span text:style-name="T1">. At that angle nearly everything in the boat found itself yanked free by the malevolent hand of gravity.</text:span></text:p>
      <text:p text:style-name="P7">The lights blinked a few times and then shorted out as bilge water made its way to places it did not belong. A few moments later the control room and sonar compartment were lit with the harsh white glare of the battery-backup emergency floodlights.</text:p>
      <text:p text:style-name="P7">From the sonar compartment, Cassandra screamed. “Holy shit. Holy shit. Holy shit. Is this it? Are we fucking going down?”</text:p>
      <text:p text:style-name="Text_20_body"><text:span text:style-name="T1">Hemi responded to her with forceful strain</text:span><text:change-start text:change-id="ct93825581103952"/><text:span text:style-name="T1">.</text:span><text:change-end text:change-id="ct93825581103952"/><text:change text:change-id="ct93825581106112"/><text:span text:style-name="T1"> “Cassandra! Do not panic. Submarines are designed with all the weight at their bottoms. They always come upright eventually.”</text:span></text:p>
      <text:p text:style-name="P7">“Except when they fuckin’ don’t,” said Bastian, but only loud enough for Hemi to hear.</text:p>
      <text:p text:style-name="P7">“Hemi, what about the cargo?” Percy asked.</text:p>
      <text:p text:style-name="P7">“We will put our faith in the packing material. If one of the warheads does explode, we will know it immediately. And a few seconds after that, it will not matter.”</text:p>
      <text:p text:style-name="P7">Bastian coughed. “What if we try to submerge again?” he asked.</text:p>
      <text:p text:style-name="Text_20_body"><text:soft-page-break/><text:span text:style-name="T1">“I’d be too worried about the tanks flooding unevenly. We could end up turning fuckin’ turtle,” said Percy. “We need to ride it out. She’ll come up again</text:span><text:change text:change-id="ct93825581110176"/><text:change-start text:change-id="ct93825581110768"/><text:span text:style-name="T1"> . . .</text:span><text:change-end text:change-id="ct93825581110768"/><text:span text:style-name="T1">”</text:span></text:p>
      <text:p text:style-name="Text_20_body"><text:span text:style-name="T1">The sub rocked on its side for terrifying minutes, sometimes rolling in the wrong direction far enough that it seemed impossible they would not </text:span><text:change text:change-id="ct93825581112000"/><text:change-start text:change-id="ct93825581112560"/><text:span text:style-name="T1">turn </text:span><text:change-end text:change-id="ct93825581112560"/><text:span text:style-name="T1">upside down. Occasionally the lights </text:span><text:change text:change-id="ct93825581112800"/><text:span text:style-name="T1">flicker</text:span><text:change-start text:change-id="ct93825581113456"/><text:span text:style-name="T1">ed</text:span><text:change-end text:change-id="ct93825581113456"/><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93825581114304"/><text:change-start text:change-id="ct93825581114848"/><text:span text:style-name="T1">when </text:span><text:change-end text:change-id="ct93825581114848"/><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7">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7">“Fuck!” said Bastian. “Now what?”</text:p>
      <text:p text:style-name="Text_20_body"><text:span text:style-name="T1">“Forward throttle!” said Percy</text:span><text:change-start text:change-id="ct93825576441760"/><text:span text:style-name="T1">.</text:span><text:change-end text:change-id="ct93825576441760"/><text:change text:change-id="ct93825576264592"/><text:span text:style-name="T1"> “</text:span><text:change-start text:change-id="ct93825581118944"/><text:span text:style-name="T1">D</text:span><text:change-end text:change-id="ct93825581118944"/><text:change text:change-id="ct93825581119184"/><text:span text:style-name="T1">o the motors have power?”</text:span></text:p>
      <text:p text:style-name="P7">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7">“Fuckin’ motors do have power, Cap,” said Bastian.</text:p>
      <text:p text:style-name="Text_20_body"><text:span text:style-name="T1">“Small favors,” said Percy to herself. “OK</text:span><text:change-start text:change-id="ct93825581121344"/><text:span text:style-name="T1">,</text:span><text:change-end text:change-id="ct93825581121344"/><text:span text:style-name="T1"> Bastian, pick a bearing and keep us moving on it. Hemi! Get up on the bridge</text:span><text:change text:change-id="ct93825581121584"/><text:change-start text:change-id="ct93825581122096"/><text:span text:style-name="T1">—</text:span><text:change-end text:change-id="ct93825581122096"/><text:span text:style-name="T1">with a fuckin’ lifeline</text:span><text:change text:change-id="ct93825581123088"/><text:change-start text:change-id="ct93825581124080"/><text:span text:style-name="T1">—</text:span><text:change-end text:change-id="ct93825581124080"/><text:span text:style-name="T1">and get us steering into the waves so we don’t roll over in the fuckin’ ditch again.”</text:span></text:p>
      <text:p text:style-name="P7">“You do not want to dive?” Hemi asked.</text:p>
      <text:p text:style-name="P7"><text:soft-page-break/>“Not without main power through the boat.”</text:p>
      <text:p text:style-name="Text_20_body"><text:span text:style-name="T1">Hemi nodded</text:span><text:change text:change-id="ct93825581126400"/><text:span text:style-name="T1"> and slipped down to the lower decks to go after the gear he needed.</text:span></text:p>
      <text:p text:style-name="P7">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93825581128880"/><text:span text:style-name="T1">,</text:span><text:change-end text:change-id="ct93825581128880"/><text:span text:style-name="T1"> Percy.” Owen headed off quickly, nearly running into Gregory</text:span><text:change-start text:change-id="ct93825581129120"/><text:span text:style-name="T1">,</text:span><text:change-end text:change-id="ct93825581129120"/><text:span text:style-name="T1"> who was stumbling up from crew quarters.</text:span></text:p>
      <text:p text:style-name="Text_20_body"><text:span text:style-name="T1">“You alright</text:span><text:change-start text:change-id="ct93825581130240"/><text:span text:style-name="T1">,</text:span><text:change-end text:change-id="ct93825581130240"/><text:span text:style-name="T1"> Gregory?” Percy asked.</text:span></text:p>
      <text:p text:style-name="P7">“Ya, I fucking fell out of the rack when we rolled, but I’m O-fucking-K.”</text:p>
      <text:p text:style-name="Text_20_body"><text:span text:style-name="T1">“Good. Get a flashlight and go down to the cargo hold and check the cargo</text:span><text:change text:change-id="ct93825581131760"/><text:change-start text:change-id="ct93825581132000"/><text:span text:style-name="T1">—</text:span><text:change-end text:change-id="ct93825581132000"/><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7">Hemi returned wearing a full-length rubber foul-weather slicker and carrying a coil of heavy rope over his arm.</text:p>
      <text:p text:style-name="P7">“We will not be able to see much up there, Sylvia. We need to rig some floodlights.”</text:p>
      <text:p text:style-name="P7">“I know, but we can’t do that without power. Just do your best to feel your way out of the fucking ditch. As soon as the main power comes on, we’ll send some clamp-lights up.”</text:p>
      <text:p text:style-name="P7">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93825581136784"/><text:span text:style-name="T1">,</text:span><text:change-end text:change-id="ct93825581136784"/><text:span text:style-name="T1"> Bastian!” Hemi shouted down to the control room</text:span><text:change-start text:change-id="ct93825581137984"/><text:span text:style-name="T1">.</text:span><text:change-end text:change-id="ct93825581137984"/><text:change text:change-id="ct93825581138304"/><text:span text:style-name="T1"> “</text:span><text:change-start text:change-id="ct93825581140192"/><text:span text:style-name="T1">L</text:span><text:change-end text:change-id="ct93825581140192"/><text:change text:change-id="ct93825581140512"/><text:span text:style-name="T1">eft-rudder, three degrees.”</text:span></text:p>
      <text:p text:style-name="Text_20_body"><text:span text:style-name="T1">Bastian shouted the order back up to Hemi</text:span><text:change text:change-id="ct93825581141744"/><text:span text:style-name="T1"> like the pilot of a military ship would, knowing that Hemi had to be sure he was executing exactly the </text:span><text:change-start text:change-id="ct93825581141984"/><text:span text:style-name="T1">right </text:span><text:change-end text:change-id="ct93825581141984"/><text:span text:style-name="T1">move</text:span><text:change text:change-id="ct93825581142560"/><text:span text:style-name="T1">.</text:span></text:p>
      <text:p text:style-name="P7">“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93825581145024"/><text:change-start text:change-id="ct93825581145984"/><text:span text:style-name="T1">—</text:span><text:change-end text:change-id="ct93825581145984"/><text:span text:style-name="T1">that circuit was also isolated from the main power circuits as a safety precaution. </text:span><text:soft-page-break/><text:span text:style-name="T1">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7">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93825576573264"/><text:span text:style-name="T1">,</text:span><text:change-end text:change-id="ct93825576573264"/><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7">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93825581139104"/><text:span text:style-name="T1">,</text:span><text:change-end text:change-id="ct93825581139104"/><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93825581152064"/><text:span text:style-name="T1">,</text:span><text:change-end text:change-id="ct93825581152064"/><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93825581154128"/><text:span text:style-name="T1">,</text:span><text:change-end text:change-id="ct93825581154128"/><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93825581156560"/><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93825576779024"/><text:span text:style-name="T1">,</text:span><text:change-end text:change-id="ct93825576779024"/><text:span text:style-name="T1"> Percy. Two fuckin’ times you almost fuckin’ killed me now. You fuckin’ surface the boat in a fuckin’ storm? Fuckin’ damn you to a cold fuckin’ watery hell</text:span><text:change-start text:change-id="ct93825581156224"/><text:span text:style-name="T1">,</text:span><text:change-end text:change-id="ct93825581156224"/><text:span text:style-name="T1"> you fuckin’ shit-faced asshole.”</text:span></text:p>
      <text:p text:style-name="Text_20_body"><text:span text:style-name="T1">“Fuck you</text:span><text:change-start text:change-id="ct93825581160304"/><text:span text:style-name="T1">,</text:span><text:change-end text:change-id="ct93825581160304"/><text:span text:style-name="T1"> Chips! I’m fucking captain </text:span><text:change-start text:change-id="ct93825581160544"/><text:span text:style-name="T1">of </text:span><text:change-end text:change-id="ct93825581160544"/><text:span text:style-name="T1">this boat. I have to make these calls. They aren’t always going to be fucking perfect or safe.”</text:span></text:p>
      <text:p text:style-name="Text_20_body"><text:span text:style-name="T1">“But with a hold full of fuckin’ explosives? Ride out bad fuckin’ storms submerged</text:span><text:change text:change-id="ct93825581161424"/><text:change-start text:change-id="ct93825581161664"/><text:span text:style-name="T1">—</text:span><text:change-end text:change-id="ct93825581161664"/><text:span text:style-name="T1">every stupid-fuckin’ green boat driver knows that. But apparently, you fuckin’ think it’s fine to surface with a hold full of fuckin’ TNT. We were a fuckin’ mite’s-dick away from being blown to the bottom of the fuckin’ hole!”</text:span></text:p>
      <text:p text:style-name="P7">Percy leveled her emotions. “I don’t fucking need this right now. I have bigger problems than you.” Percy turned and walked away.</text:p>
      <text:p text:style-name="P7">Chips threw the rusted grating into the corner where it rang against the steel of the hull.</text:p>
      <text:p text:style-name="P7"><text:soft-page-break/> </text:p>
      <text:p text:style-name="Text_20_body"><text:span text:style-name="T1">With the power restored, Captain Percy tracked down heavy floodlights in the storage hold. They were designed to be clamped onto the fairing of the sail for situations like this, whe</text:span><text:change-start text:change-id="ct93825576820496"/><text:span text:style-name="T1">n</text:span><text:change-end text:change-id="ct93825576820496"/><text:change text:change-id="ct93825581165264"/><text:span text:style-name="T1"> the boat needed to be piloted visually from the top of the sail, but visibility was nearly zero. Powering the lights required running heavy weather-proof electrical cables up from the control room to the bridge.</text:span></text:p>
      <text:p text:style-name="P7">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93825581166784"/><text:span text:style-name="T1">ing</text:span><text:change-end text:change-id="ct93825581166784"/><text:change text:change-id="ct93825581167264"/><text:span text:style-name="T1"> Bastian adjust the course to </text:span><text:change text:change-id="ct93825581167024"/><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7">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93825581171264"/><text:span text:style-name="T1">,</text:span><text:change-end text:change-id="ct93825581171264"/><text:change text:change-id="ct93825581171504"/><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93825581174464"/><text:span text:style-name="T1">though, </text:span><text:change-end text:change-id="ct93825581174464"/><text:span text:style-name="T1">the giant on the bridge was starting to feel the wear of it</text:span><text:change text:change-id="ct93825581174944"/><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ext:span><text:soft-page-break/><text:span text:style-name="T1">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93825581174704"/><text:change-start text:change-id="ct93825581175184"/><text:span text:style-name="T1">—</text:span><text:change-end text:change-id="ct93825581175184"/><text:span text:style-name="T1">something like ten hours away.</text:span></text:p>
      <text:p text:style-name="P7">Owen, dressed in a black foul-weather slicker that covered him from crown to calves, where it draped over heavy rain boots, climbed up through the sail to join Hemi on the bridge.</text:p>
      <text:p text:style-name="P7">“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93825581179632"/><text:change-start text:change-id="ct93825581179872"/><text:span text:style-name="T1"> . . . </text:span><text:change-end text:change-id="ct93825581179872"/><text:change text:change-id="ct93825581180112"/><text:span text:style-name="T1">and someone to witness my end if I get blown overboard.”</text:span></text:p>
      <text:p text:style-name="P7">“Maybe that’s the real fucking reason she wanted me up here!” Owen grinned at Hemi as the rain soaked his face.</text:p>
      <text:p text:style-name="P7">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7"> </text:p>
      <text:p text:style-name="P7">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text:span><text:soft-page-break/><text:span text:style-name="T1">would know if another ship was coming at them, despite the noise of the storm. With so much precipitation, the radar was essentially useless</text:span><text:change-start text:change-id="ct93825576930368"/><text:span text:style-name="T1">,</text:span><text:change-end text:change-id="ct93825576930368"/><text:span text:style-name="T1"> and Percy had turned the unit off.</text:span></text:p>
      <text:p text:style-name="P7">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9382558119144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93825581193744"/><text:span text:style-name="T1">, it</text:span><text:change-end text:change-id="ct93825581193744"/><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7">When she concentrated, Cassandra could hear the whistle of the wind itself, pressing against the surface of the water and driving it with its vicious will.</text:p>
      <text:p text:style-name="P7">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93825581196816"/><text:change-start text:change-id="ct93825581196576"/><text:span text:style-name="T1">—</text:span><text:change-end text:change-id="ct93825581196576"/><text:span text:style-name="T1">a drone music from the culture of some remote land, with variations that held one’s attention as at the same time they carried you off to some higher plane</text:span><text:change-start text:change-id="ct93825581197056"/><text:span text:style-name="T1">,</text:span><text:change-end text:change-id="ct93825581197056"/><text:change text:change-id="ct9382558119966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93825581202480"/><text:change-start text:change-id="ct93825581201344"/><text:span text:style-name="T1">three thousand </text:span><text:change-end text:change-id="ct93825581201344"/><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oft-page-break/><text:span text:style-name="T1">Cassandra let her mind sink into this strange music flowing through her headset, passing from one ear through the middle of her head to the other ear, </text:span><text:change text:change-id="ct93825577174560"/><text:span text:style-name="T1">letting her mind wander around in the sea surrounding them</text:span><text:change-start text:change-id="ct93825581202720"/><text:span text:style-name="T1"> at the same time</text:span><text:change-end text:change-id="ct9382558120272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7">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93825581200800"/><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93825581208480"/><text:span text:style-name="T1">n</text:span><text:change-end text:change-id="ct93825581208480"/><text:span text:style-name="T1"> evenly repetitive way that was unmistakable.</text:span></text:p>
      <text:p text:style-name="P7">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7">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93825581211376"/><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93825581212256"/><text:span text:style-name="T1">,</text:span><text:change-end text:change-id="ct93825581212256"/><text:span text:style-name="T1"> and floated there for half a breath. It was accompanied by a rattling clink in the headphones</text:span><text:change text:change-id="ct93825581212496"/><text:change-start text:change-id="ct93825581213120"/><text:span text:style-name="T1">—</text:span><text:change-end text:change-id="ct93825581213120"/><text:span text:style-name="T1">metal on metal somewhere out in the liquid expanse. A dropped steel pot or piece of equipment perhaps. The sound </text:span><text:soft-page-break/><text:span text:style-name="T1">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93825581215120"/><text:change-start text:change-id="ct93825581214112"/><text:span text:style-name="T1">—</text:span><text:change-end text:change-id="ct93825581214112"/><text:span text:style-name="T1">which brought the rising terror of how close she now knew that sound to be.</text:span></text:p>
      <text:p text:style-name="P7">She turned and yelled. “Captain Percy! They’re right on us!”</text:p>
      <text:p text:style-name="P7">Percy immediately broke off with the red-faced Chips and stared at Cassandra, her eyes going wide. It took her a second to process what Cassandra had said. “A contact?” she asked Cassandra.</text:p>
      <text:p text:style-name="P7">“Yes!” Cassandra put all the conviction she could into this word, worried that she was not conveying the seriousness of the situation quickly enough.</text:p>
      <text:p text:style-name="P7">“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7">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93825577329216"/><text:change-start text:change-id="ct93825581199104"/><text:span text:style-name="T1">—</text:span><text:change-end text:change-id="ct93825581199104"/><text:span text:style-name="T1">something in the order of baleen whales</text:span><text:change text:change-id="ct93825581222768"/><text:change-start text:change-id="ct93825581223792"/><text:span text:style-name="T1">—</text:span><text:change-end text:change-id="ct93825581223792"/><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7">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93825577350176"/><text:span text:style-name="T1">,</text:span><text:change-end text:change-id="ct93825577350176"/><text:span text:style-name="T1"> Owen! Get below!” The alarm klaxon sounded from the control room below.</text:span></text:p>
      <text:p text:style-name="Text_20_body"><text:soft-page-break/><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7">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93825581232208"/><text:change-start text:change-id="ct93825581232848"/><text:span text:style-name="T1">—</text:span><text:change-end text:change-id="ct9382558123284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93825581234960"/><text:change-start text:change-id="ct93825581236016"/><text:span text:style-name="T1">—</text:span><text:change-end text:change-id="ct93825581236016"/><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7">They suddenly all made a coordinated, involuntarily, wincing motion to duck down as more shrapnel hit the sail.</text:p>
      <text:p text:style-name="P7">A rain of blood driven by the wind sprayed down through the open hatch above them.</text:p>
      <text:p text:style-name="P7">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7">This was followed by a long string of regional control organizations, treaty clauses, and naval ranks by which the following sub conveyed its unshakable and inviolable authority to issue such a command.</text:p>
      <text:p text:style-name="P7">“Close the hatch, Hemi,” Percy said.</text:p>
      <text:p text:style-name="Text_20_body"><text:span text:style-name="T1">“I</text:span><text:change text:change-id="ct93825581242880"/><text:change-start text:change-id="ct93825581243120"/><text:span text:style-name="T1"> . . . </text:span><text:change-end text:change-id="ct93825581243120"/><text:change text:change-id="ct93825581243360"/><text:span text:style-name="T1">I can</text:span><text:change text:change-id="ct93825581243600"/><text:span text:style-name="T1">not do that Sylvia,” said Hemi.</text:span></text:p>
      <text:p text:style-name="P7">“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7">She screwed the squeaking hatch-sealing wheel down tight. The light on the hatch-status board went from red to green.</text:p>
      <text:p text:style-name="Text_20_body"><text:soft-page-break/><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7">“They’re tearing us apart!” shouted Bastian.</text:p>
      <text:p text:style-name="P7">Hemi fixed the small frames of his glasses in front of his eyes. “Do not worry. The boat will be safe from bullets underwater. Just get us down.”</text:p>
      <text:p text:style-name="P7">They could hear the water rushing up the hull and rising around them now as the sail went under the waves.</text:p>
      <text:p text:style-name="P7">Then they heard the tapping.</text:p>
      <text:p text:style-name="P7">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7">“Owen,” said Hemi, his face blank.</text:p>
      <text:p text:style-name="P7">“There’s nothing we can do now,” said Percy. The thumps went on for another few seconds. After a moment of silence, there were a few weaker ones. And then they stopped.</text:p>
      <text:p text:style-name="P7"> </text:p>
      <text:p text:style-name="P7">Chips stood at the foot of the control room ladder looking up at Percy through the hatch. “Fuck you,” she said softly. “The fuckin’ judges in hell will hold you for eternity for that, Percy.” Chips turned and disappeared towards the stern of the boat.</text:p>
      <text:p text:style-name="P7">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93825581256320"/><text:change-start text:change-id="ct93825581257568"/><text:span text:style-name="T1">—</text:span><text:change-end text:change-id="ct93825581257568"/><text:span text:style-name="T1">one with a cracked glass face</text:span><text:change text:change-id="ct93825581259040"/><text:change-start text:change-id="ct93825581260512"/><text:span text:style-name="T1">—</text:span><text:change-end text:change-id="ct93825581260512"/><text:span text:style-name="T1">all rose evenly and quickly.</text:span></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7">“If they want to sink us so bad, why didn’t they just fucking torpedo us already?” Gregory asked.</text:p>
      <text:p text:style-name="P7">“They were too close,” Hemi replied. “They need to be at a minimum safe distance to fire without risking blowing themselves up. They probably also thought there was a chance they could capture our boat if we had been scared enough to just roll over.”</text:p>
      <text:p text:style-name="P7">“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93825581269168"/><text:change text:change-id="ct93825581268928"/><text:change-start text:change-id="ct93825581269488"/><text:span text:style-name="T1"> . . . </text:span><text:change-end text:change-id="ct93825581269488"/><text:span text:style-name="T1">Don’t ya think</text:span><text:change-start text:change-id="ct93825581270864"/><text:span text:style-name="T1">,</text:span><text:change-end text:change-id="ct93825581270864"/><text:span text:style-name="T1"> Hemi?”</text:span></text:p>
      <text:p text:style-name="P7">“It is incredibly unlikely. They may have just been riding out the storm themselves, and suddenly found they were on us.”</text:p>
      <text:p text:style-name="P7">“And that bad luck cost me a crew member,” added Percy.</text:p>
      <text:p text:style-name="Text_20_body"><text:span text:style-name="T1">Hemi looked away and found himself analyzing the gauges. They had already achieved </text:span><text:change text:change-id="ct93825581273424"/><text:change-start text:change-id="ct93825581273664"/><text:span text:style-name="T1">thirty </text:span><text:change-end text:change-id="ct93825581273664"/><text:span text:style-name="T1">meters of depth.</text:span></text:p>
      <text:p text:style-name="P7">“Cassandra!” Percy yelled down to sonar through the hatch in the deck of the control room. “Stay on them! I need to know what they’re doing.”</text:p>
      <text:p text:style-name="Text_20_body"><text:span text:style-name="T1">“I’m trying to</text:span><text:change-start text:change-id="ct93825581275616"/><text:span text:style-name="T1">,</text:span><text:change-end text:change-id="ct93825581275616"/><text:span text:style-name="T1"> Captain Percy.” Cassandra responded, unable to hide the uncertainty in her voice. “I</text:span><text:change text:change-id="ct93825581276304"/><text:change-start text:change-id="ct93825581277360"/><text:span text:style-name="T1"> . . .</text:span><text:change-end text:change-id="ct93825581277360"/><text:span text:style-name="T1"> I think they might be diving</text:span><text:change text:change-id="ct93825581276544"/><text:change-start text:change-id="ct93825581279536"/><text:span text:style-name="T1"> . . .</text:span><text:change-end text:change-id="ct93825581279536"/><text:span text:style-name="T1">”</text:span></text:p>
      <text:p text:style-name="P7">Percy caught Hemi’s eye. “What’s their move, Hemi? What are they trying to do?”</text:p>
      <text:p text:style-name="P7">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93825581282736"/><text:span text:style-name="T1">,</text:span><text:change-end text:change-id="ct93825581282736"/><text:span text:style-name="T1">’ you mean get in range to put a torpedo in the water that’s pointed at us?” Percy asked.</text:span></text:p>
      <text:p text:style-name="P7"><text:soft-page-break/>“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7">“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93825581282976"/><text:span text:style-name="T1"> . . .</text:span><text:change-end text:change-id="ct93825581282976"/><text:change text:change-id="ct93825581285392"/><text:span text:style-name="T1">” said Hemi.</text:span></text:p>
      <text:p text:style-name="Text_20_body"><text:span text:style-name="T1">“Cassandra!” Percy called down again</text:span><text:change-start text:change-id="ct93825581286272"/><text:span text:style-name="T1">.</text:span><text:change-end text:change-id="ct93825581286272"/><text:change text:change-id="ct93825581286512"/><text:span text:style-name="T1"> “</text:span><text:change-start text:change-id="ct93825581286752"/><text:span text:style-name="T1">W</text:span><text:change-end text:change-id="ct93825581286752"/><text:change text:change-id="ct93825581287152"/><text:span text:style-name="T1">hat’s the range to the contact now?”</text:span></text:p>
      <text:p text:style-name="Text_20_body"><text:span text:style-name="T1">“Um</text:span><text:change-start text:change-id="ct93825581288448"/><text:span text:style-name="T1"> . . .</text:span><text:change-end text:change-id="ct93825581288448"/><text:change text:change-id="ct93825581288688"/><text:span text:style-name="T1">” Cassandra struggled, “I can’t really tell</text:span><text:change-start text:change-id="ct93825581289248"/><text:span text:style-name="T1">,</text:span><text:change-end text:change-id="ct93825581289248"/><text:span text:style-name="T1"> Captain Percy. The background noise in the water is making ranging difficult.”</text:span></text:p>
      <text:p text:style-name="P7">“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93825581291584"/><text:change-start text:change-id="ct93825581292112"/><text:span text:style-name="T1">—</text:span><text:change-end text:change-id="ct93825581292112"/><text:span text:style-name="T1">she had her eyes closed and seemed to be concentrating on listening. When he touched her</text:span><text:change-start text:change-id="ct93825581292352"/><text:span text:style-name="T1">,</text:span><text:change-end text:change-id="ct93825581292352"/><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93825581294736"/><text:change-start text:change-id="ct93825581292992"/><text:span text:style-name="T1"> . . . </text:span><text:change-end text:change-id="ct93825581292992"/><text:change text:change-id="ct93825581295232"/><text:span text:style-name="T1">maybe 300 meters. Hold on</text:span><text:change text:change-id="ct93825581295856"/><text:change-start text:change-id="ct93825581296496"/><text:span text:style-name="T1"> . . .</text:span><text:change-end text:change-id="ct93825581296496"/><text:span text:style-name="T1">”</text:span></text:p>
      <text:p text:style-name="P7">The signal strength indicator rose slowly. Cassandra looked up at Hemi.</text:p>
      <text:p text:style-name="Text_20_body"><text:span text:style-name="T1">“They are increasing speed, Sylvia. And turning</text:span><text:change text:change-id="ct93825581292592"/><text:change-start text:change-id="ct93825581278080"/><text:span text:style-name="T1"> . . . </text:span><text:change-end text:change-id="ct93825581278080"/><text:change text:change-id="ct93825577529584"/><text:span text:style-name="T1">through our rear port quarter. They are going for distance. I assume to fire on us.”</text:span></text:p>
      <text:p text:style-name="P7">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93825575525392"/><text:span text:style-name="T1">,</text:span><text:change-end text:change-id="ct93825575525392"/><text:span text:style-name="T1"> Bastian.”</text:span></text:p>
      <text:p text:style-name="P7">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93825575528112"/><text:span text:style-name="T1">.</text:span><text:change-end text:change-id="ct93825575528112"/><text:change text:change-id="ct93825575711792"/><text:span text:style-name="T1"> “</text:span><text:change-start text:change-id="ct93825581224336"/><text:span text:style-name="T1">L</text:span><text:change-end text:change-id="ct93825581224336"/><text:change text:change-id="ct93825575980992"/><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93825580292608"/><text:span text:style-name="T1">.</text:span><text:change-end text:change-id="ct93825580292608"/><text:change text:change-id="ct93825580292848"/><text:span text:style-name="T1">” </text:span><text:change text:change-id="ct93825580293456"/></text:p>
      <text:p text:style-name="Text_20_body"><text:span text:style-name="T1">Percy spat again. “Hell’s bells. Then just fucking let me know if there’s any indication at all that they are about to fire</text:span><text:change-start text:change-id="ct93825580294560"/><text:span text:style-name="T1">,</text:span><text:change-end text:change-id="ct93825580294560"/><text:span text:style-name="T1"> Hemi.”</text:span></text:p>
      <text:p text:style-name="Text_20_body"><text:span text:style-name="T1">“It is tough</text:span><text:change-start text:change-id="ct93825580295728"/><text:span text:style-name="T1">,</text:span><text:change-end text:change-id="ct93825580295728"/><text:span text:style-name="T1"> Sylvia. Cassandra is right, there is a lot of background noise.”</text:span></text:p>
      <text:p text:style-name="P7"><text:soft-page-break/>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7">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7">Everyone silently gripped their stations.</text:p>
      <text:p text:style-name="Text_20_body"><text:span text:style-name="T1">“They are turning</text:span><text:change-start text:change-id="ct93825575982240"/><text:span text:style-name="T1">,</text:span><text:change-end text:change-id="ct93825575982240"/><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7">“Now they have everything they need to fire on us,” Percy said to herself.</text:p>
      <text:p text:style-name="P7">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93825580290688"/><text:span text:style-name="T1">,</text:span><text:change-end text:change-id="ct93825580290688"/><text:span text:style-name="T1"> Cassandra,” said Hemi, pointing at the range-finding equipment that lit up with the direction and remaining distance between them and the torpedo. It </text:span><text:soft-page-break/><text:span text:style-name="T1">updated immediately following each ping</text:span><text:change text:change-id="ct93825581324672"/><text:change-start text:change-id="ct93825581325360"/><text:span text:style-name="T1">—</text:span><text:change-end text:change-id="ct93825581325360"/><text:span text:style-name="T1">the torpedo was gaining about </text:span><text:change text:change-id="ct93825581326176"/><text:change-start text:change-id="ct93825581327472"/><text:span text:style-name="T1">one hundred </text:span><text:change-end text:change-id="ct93825581327472"/><text:span text:style-name="T1">meters between each ping.</text:span></text:p>
      <text:p text:style-name="Text_20_body"><text:span text:style-name="T1">“Down. </text:span><text:change-start text:change-id="ct93825581326416"/><text:span text:style-name="T1">W</text:span><text:change-end text:change-id="ct93825581326416"/><text:change text:change-id="ct93825581329104"/><text:span text:style-name="T1">e have to get deeper,” Percy whispered to herself in the control room. She reached past Bastian</text:span><text:change text:change-id="ct9382558132984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93825581330080"/><text:change-start text:change-id="ct93825581329600"/><text:span text:style-name="T1">two hundred </text:span><text:change-end text:change-id="ct93825581329600"/><text:span text:style-name="T1">meters.</text:span></text:p>
      <text:p text:style-name="P7">The torpedo’s pings increased in frequency until they came so fast that they pulsed in the ears. The torpedo was on them.</text:p>
      <text:p text:style-name="P7">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93825581334512"/><text:span text:style-name="T1">.</text:span><text:change-end text:change-id="ct93825581334512"/><text:change text:change-id="ct93825581334752"/><text:span text:style-name="T1"> “What happened?”</text:span></text:p>
      <text:p text:style-name="Text_20_body"><text:span text:style-name="T1">“Most of the torpedoes on these Authority subs are older ones</text:span><text:change-start text:change-id="ct93825581335632"/><text:span text:style-name="T1">,</text:span><text:change-end text:change-id="ct93825581335632"/><text:span text:style-name="T1"> because they manufactured fuckin’ huge numbers of them. They generally can’t swim below </text:span><text:change text:change-id="ct93825581335872"/><text:change-start text:change-id="ct93825581337600"/><text:span text:style-name="T1">two hundred </text:span><text:change-end text:change-id="ct93825581337600"/><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93825581338368"/><text:span text:style-name="T1">W</text:span><text:change-end text:change-id="ct93825581338368"/><text:change text:change-id="ct93825581338656"/><text:span text:style-name="T1">hat are they doing now</text:span><text:change-start text:change-id="ct93825581339664"/><text:span text:style-name="T1">,</text:span><text:change-end text:change-id="ct93825581339664"/><text:span text:style-name="T1"> Hemi?”</text:span></text:p>
      <text:p text:style-name="Text_20_body"><text:span text:style-name="T1">Hemi and Cassandra had their headsets back on and were listening. “Sounds like they stopped moving</text:span><text:change-start text:change-id="ct93825581340784"/><text:span text:style-name="T1">,</text:span><text:change-end text:change-id="ct93825581340784"/><text:span text:style-name="T1"> Percy. They may have decided to wait us out.”</text:span></text:p>
      <text:p text:style-name="P7">“OK,” she said to Bastian and Gregory, “level us out. Hold us at this depth for the moment.”</text:p>
      <text:p text:style-name="P7">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93825581341664"/><text:span text:style-name="T1">,</text:span><text:change-end text:change-id="ct93825581341664"/><text:span text:style-name="T1"> her mind was working quickly in the desperate survival mode of flight. Now that </text:span><text:soft-page-break/><text:span text:style-name="T1">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93825581344464"/><text:change-start text:change-id="ct93825581344704"/><text:span text:style-name="T1">—</text:span><text:change-end text:change-id="ct93825581344704"/><text:span text:style-name="T1">like works that irregularly marked time towards absolutely nothing.</text:span></text:p>
      <text:p text:style-name="Text_20_body"><text:span text:style-name="T1">Bastian knew better than to ask, but Gregory did not</text:span><text:change-start text:change-id="ct93825581345584"/><text:span text:style-name="T1">.</text:span><text:change-end text:change-id="ct93825581345584"/><text:change text:change-id="ct93825581345824"/><text:span text:style-name="T1"> “</text:span><text:change-start text:change-id="ct93825581346064"/><text:span text:style-name="T1">W</text:span><text:change-end text:change-id="ct93825581346064"/><text:change text:change-id="ct93825581346304"/><text:span text:style-name="T1">hat’s our plan</text:span><text:change-start text:change-id="ct93825581347680"/><text:span text:style-name="T1">,</text:span><text:change-end text:change-id="ct93825581347680"/><text:span text:style-name="T1"> Captain?”</text:span></text:p>
      <text:p text:style-name="Text_20_body"><text:span text:style-name="T1">“Fuck</text:span><text:change-start text:change-id="ct93825581348720"/><text:span text:style-name="T1">,</text:span><text:change-end text:change-id="ct93825581348720"/><text:span text:style-name="T1"> Gregory! Let me think.” She stared at the depth gauge, unblinking.</text:span></text:p>
      <text:p text:style-name="P7">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93825581350240"/><text:span text:style-name="T1">way down</text:span><text:change-start text:change-id="ct93825581350880"/><text:span text:style-name="T1">,</text:span><text:change-end text:change-id="ct93825581350880"/><text:span text:style-name="T1"> another ping from the </text:span><text:span text:style-name="T2">Grackle</text:span><text:span text:style-name="T1"> bounced off the </text:span><text:span text:style-name="T2">Prospect’s</text:span><text:span text:style-name="T1"> hull and rang in the crew’s ears.</text:span></text:p>
      <text:p text:style-name="P7">“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93825581355056"/><text:span text:style-name="T1">,</text:span><text:change-end text:change-id="ct93825581355056"/><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93825581355568"/><text:span text:style-name="T1">.</text:span><text:change-end text:change-id="ct93825581355568"/><text:change text:change-id="ct93825581356656"/><text:span text:style-name="T1"> “</text:span><text:change-start text:change-id="ct93825581356896"/><text:span text:style-name="T1">T</text:span><text:change-end text:change-id="ct93825581356896"/><text:change text:change-id="ct93825581357136"/><text:span text:style-name="T1">hey no longer have any fear of pinging us.”</text:span></text:p>
      <text:p text:style-name="Text_20_body"><text:span text:style-name="T1">Percy nodded and thought. “Yes</text:span><text:change text:change-id="ct93825581358016"/><text:change-start text:change-id="ct93825581358256"/><text:span text:style-name="T1"> . . . </text:span><text:change-end text:change-id="ct93825581358256"/><text:change text:change-id="ct93825581358496"/><text:span text:style-name="T1">but I wonder if they would be so quick to ping without a storm overhead. Right now</text:span><text:change-start text:change-id="ct93825581359280"/><text:span text:style-name="T1">,</text:span><text:change-end text:change-id="ct93825581359280"/><text:span text:style-name="T1"> they can reasonably assume there’s no other Authority’s craft around to hear them. If we can make our way out from under this storm, and into busier shipping channels, they might need to hide nearly as much as we do</text:span><text:change text:change-id="ct93825581360000"/><text:change-start text:change-id="ct93825581361776"/><text:span text:style-name="T1">—</text:span><text:change-end text:change-id="ct93825581361776"/><text:span text:style-name="T1">and lay off the fucking pings.”</text:span></text:p>
      <text:p text:style-name="P7">Cassandra took a rag hanging from a hook and wiped condensation off the sonar gauges.</text:p>
      <text:p text:style-name="P7">Percy pulled Hemi over to the navigation chart. Hemi did not remove the sonar headset, instead stretching out the wire across the space between the sonar and navigation stations.</text:p>
      <text:p text:style-name="P7">“We did OK charging the batteries on the surface during the storm. We have about a half charge on them,” Percy said, as a starting point for managing all the variables they needed to weigh.</text:p>
      <text:p text:style-name="Text_20_body"><text:soft-page-break/><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93825581365760"/><text:change-start text:change-id="ct93825581366000"/><text:span text:style-name="T1">—</text:span><text:change-end text:change-id="ct93825581366000"/><text:span text:style-name="T1">and thus avoided the encounter with the </text:span><text:span text:style-name="T2">Grackle</text:span><text:span text:style-name="T1">.</text:span></text:p>
      <text:p text:style-name="Text_20_body"><text:span text:style-name="T1">“OK. </text:span><text:change-start text:change-id="ct93825581368576"/><text:span text:style-name="T1">T</text:span><text:change-end text:change-id="ct93825581368576"/><text:change text:change-id="ct93825581368816"/><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7">Hemi nodded.</text:p>
      <text:p text:style-name="P7">“Not very much in terms of ocean distances. We can probably get out from under the storm, but a long fucking way from any kind of shipping channel.”</text:p>
      <text:p text:style-name="P7">“Any other features we can use? A relatively shallow place we can hide on the bottom again, like the tablemount?” Hemi asked.</text:p>
      <text:p text:style-name="P7">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93825581373088"/><text:change-start text:change-id="ct93825581373408"/><text:span text:style-name="T1">twenty </text:span><text:change-end text:change-id="ct93825581373408"/><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93825581374816"/><text:change-start text:change-id="ct93825581375824"/><text:span text:style-name="T1">—</text:span><text:change-end text:change-id="ct93825581375824"/><text:span text:style-name="T1">we’ll launch the fuckin’ pigeon.” She waved her hand in the air in a way that might indicate a bird fluttering off.</text:span></text:p>
      <text:p text:style-name="P7">“Herschel. And what if Herschel finds Shakes. Then what?”</text:p>
      <text:p text:style-name="P7">“Have him run interference or something. Whatever the fuck it is we hired him for!”</text:p>
      <text:p text:style-name="P7">Hemi looked grim.</text:p>
      <text:p text:style-name="P7">“We need to get something between us and those fuckers up there, whether it’s Shakes, other Authority craft, or some feature of the seascape. I just need something to hide my boat,” said Percy, wracking her mind for options. “Gregory! Give us three knots.”</text:p>
      <text:p text:style-name="P7">The soft hum of the electric motors rose up through the silence.</text:p>
      <text:p text:style-name="P7">“Hemi, can you stay on sonar?” Percy jerked a thumb towards Cassandra. “Let the kid get in the rack for a few hours.”</text:p>
      <text:p text:style-name="P7"><text:soft-page-break/>Hemi nodded again. Cassandra heard Percy and looked at them with relief in her bloodshot saucer-eyes.</text:p>
      <text:p text:style-name="P7">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93825581383504"/><text:span text:style-name="T1"> </text:span><text:change-end text:change-id="ct93825581383504"/><text:change text:change-id="ct93825581383984"/><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93825581384224"/><text:span text:style-name="T1">.</text:span><text:change-end text:change-id="ct93825581384224"/><text:change text:change-id="ct93825581383024"/><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93825581386496"/><text:change-start text:change-id="ct93825581388528"/><text:span text:style-name="T1"> . . .</text:span><text:change-end text:change-id="ct93825581388528"/><text:span text:style-name="T1">” She trailed off. “Besides, they are out of ship-to-ship range now</text:span><text:change text:change-id="ct93825581388768"/><text:change-start text:change-id="ct93825581389408"/><text:span text:style-name="T1">—</text:span><text:change-end text:change-id="ct93825581389408"/><text:span text:style-name="T1">probably trying to keep enough distance to fire a torpedo at us if we come back up above </text:span><text:change text:change-id="ct93825581389648"/><text:change-start text:change-id="ct93825581393248"/><text:span text:style-name="T1">two hundred </text:span><text:change-end text:change-id="ct9382558139324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93825581394528"/><text:change-start text:change-id="ct93825581394288"/><text:span text:style-name="T1">—</text:span><text:change-end text:change-id="ct93825581394288"/><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93825581394768"/><text:change-start text:change-id="ct93825581396304"/><text:span text:style-name="T1">fifteen </text:span><text:change-end text:change-id="ct93825581396304"/><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7">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7">And the cycle repeated itself without change for hours. The storm continued to spin above them, and their ears rang from the pings and from the silence between them.</text:p>
      <text:p text:style-name="P7">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7"> </text:p>
      <text:p text:style-name="Text_20_body"><text:soft-page-break/><text:span text:style-name="T1">Half an hour later</text:span><text:change-start text:change-id="ct93825581400848"/><text:span text:style-name="T1">,</text:span><text:change-end text:change-id="ct93825581400848"/><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7">Percy held Bastian’s bowl of food while he climbed the ladder to the control room. She realized how hungry she was as the smell wafted up to her nostrils.</text:p>
      <text:p text:style-name="P7">“Bastian, sit at the planes controls and keep her at this depth and going the way we’re going. If anything fucking changes, I’ll be in the galley. Hemi, want to join me for food? Maybe we can come up with some kind of plan.”</text:p>
      <text:p text:style-name="P7">“I am certainly ready to eat,” said Hemi.</text:p>
      <text:p text:style-name="Text_20_body"><text:span text:style-name="T1">Dinner was a white mush of crushed</text:span><text:change-start text:change-id="ct93825581404960"/><text:span text:style-name="T1">-</text:span><text:change-end text:change-id="ct93825581404960"/><text:change text:change-id="ct93825581405200"/><text:span text:style-name="T1">up hard biscuit mixed with water and fried with butter. Gregory had stirred in bits of dried salted meat</text:span><text:change text:change-id="ct93825581405440"/><text:span text:style-name="T1"> and was making a pan of scrambled eggs to accompany the mush with at least a little nutrition. He kept making more eggs</text:span><text:change text:change-id="ct93825581406928"/><text:change-start text:change-id="ct93825581408544"/><text:span text:style-name="T1">—</text:span><text:change-end text:change-id="ct93825581408544"/><text:span text:style-name="T1">in small batches, so at least they would be hot for the crew coming to eat.</text:span></text:p>
      <text:p text:style-name="Text_20_body"><text:span text:style-name="T1">Hemi and Percy loaded up bowls of the hot glop</text:span><text:change text:change-id="ct93825581409584"/><text:change-start text:change-id="ct93825581409824"/><text:span text:style-name="T1">—</text:span><text:change-end text:change-id="ct93825581409824"/><text:span text:style-name="T1">Hemi with twice as much as Percy</text:span><text:change text:change-id="ct93825581410064"/><text:change-start text:change-id="ct93825581410496"/><text:span text:style-name="T1">—</text:span><text:change-end text:change-id="ct93825581410496"/><text:span text:style-name="T1">and</text:span><text:change-start text:change-id="ct93825581412064"/><text:span text:style-name="T1">,</text:span><text:change-end text:change-id="ct9382558141206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7">Another ping rang through the boat.</text:p>
      <text:p text:style-name="P7">“Fuck!” said Percy.</text:p>
      <text:p text:style-name="Text_20_body"><text:span text:style-name="T1">“Hmm</text:span><text:change-start text:change-id="ct93825581415936"/><text:span text:style-name="T1">,</text:span><text:change-end text:change-id="ct93825581415936"/><text:change text:change-id="ct93825581416176"/><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93825581416416"/><text:change-start text:change-id="ct93825581416656"/><text:span text:style-name="T1"> . . . </text:span><text:change-end text:change-id="ct93825581416656"/><text:change text:change-id="ct93825581416896"/><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93825581417136"/><text:change-start text:change-id="ct93825575393728"/><text:span text:style-name="T1"> . . .</text:span><text:change-end text:change-id="ct93825575393728"/><text:span text:style-name="T1">”</text:span></text:p>
      <text:p text:style-name="P7">“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oft-page-break/><text:span text:style-name="T2">Grackle</text:span><text:change text:change-id="ct93825576709904"/><text:change-start text:change-id="ct93825576123456"/><text:span text:style-name="T1">—</text:span><text:change-end text:change-id="ct93825576123456"/><text:span text:style-name="T1">with a privateer’s warrant from some powerful Authority in his fist</text:span><text:change text:change-id="ct93825576124784"/><text:change-start text:change-id="ct93825577289712"/><text:span text:style-name="T1">—</text:span><text:change-end text:change-id="ct9382557728971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93825581420272"/><text:change-start text:change-id="ct93825581420832"/><text:span text:style-name="T1"> . . . </text:span><text:change-end text:change-id="ct93825581420832"/><text:change text:change-id="ct93825581421072"/><text:change-start text:change-id="ct93825581421632"/><text:span text:style-name="T1">S</text:span><text:change-end text:change-id="ct93825581421632"/><text:change text:change-id="ct93825581421872"/><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93825581423440"/><text:change-start text:change-id="ct93825581423680"/><text:span text:style-name="T1">—</text:span><text:change-end text:change-id="ct9382558142368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7">“They could carve up the world between them, if that is true.”</text:p>
      <text:p text:style-name="Text_20_body"><text:span text:style-name="T1">“And take control of global shipping</text:span><text:change text:change-id="ct93825581425648"/><text:change-start text:change-id="ct93825581425888"/><text:span text:style-name="T1">—</text:span><text:change-end text:change-id="ct93825581425888"/><text:span text:style-name="T1">coordinated global shipping would eliminate the need for cargo submarines pretty fuckin’ quick.”</text:span></text:p>
      <text:p text:style-name="P7">“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7">“The more dangerous shipping is, the better our business. Perhaps I chose the wrong line of work.”</text:p>
      <text:p text:style-name="P7">“You could always retire to dry land and become a teacher, Hemi.”</text:p>
      <text:p text:style-name="Text_20_body"><text:span text:style-name="T1">With a brief, noisy flutter of wings, Herschel flapped his way to the table</text:span><text:change text:change-id="ct93825581429616"/><text:span text:style-name="T1">top. Hemi balled up the scrapings of some leftover glop between his thumb and forefinger</text:span><text:change text:change-id="ct93825581429856"/><text:span text:style-name="T1"> and tossed it onto the table in front of the pigeon. The bird pecked at the glob nonchalantly.</text:span></text:p>
      <text:p text:style-name="P7">Chips appeared in the hatchway to the galley. She caught Hemi’s eye and ignored Percy. “Hemi, the fucking welds along the fucking crack in the cargo hold are weeping pretty fucking aggressively.”</text:p>
      <text:p text:style-name="P7">Percy’s eyes followed Herschel.</text:p>
      <text:p text:style-name="Text_20_body"><text:span text:style-name="T1">“I am not surprised,” Hemi replied</text:span><text:change-start text:change-id="ct93825581432016"/><text:span text:style-name="T1">.</text:span><text:change-end text:change-id="ct93825581432016"/><text:change text:change-id="ct93825581432256"/><text:span text:style-name="T1"> “</text:span><text:change-start text:change-id="ct93825581432496"/><text:span text:style-name="T1">R</text:span><text:change-end text:change-id="ct93825581432496"/><text:change text:change-id="ct93825576095312"/><text:span text:style-name="T1">unning this deep is putting a lot more pressure on the hull, so I would expect more water coming in. Those welds were never going to be perfect. How bad is it?”</text:span></text:p>
      <text:p text:style-name="P7">“Well, it would be no fucking problem,” said Chips, “but one of the forward fucking bilge pumps has broke the fuck down. And the second forward pump isn’t fucking keeping up. We’re fucking flooding again.”</text:p>
      <text:p text:style-name="P7">“Can we fix the broken bilge pump?” Hemi asked.</text:p>
      <text:p text:style-name="Text_20_body"><text:soft-page-break/><text:span text:style-name="T1">“No fuckin’ way. It’s one of the fuckin’ originals that came with the fucking boat</text:span><text:change text:change-id="ct93825576844784"/><text:change-start text:change-id="ct93825581435264"/><text:span text:style-name="T1">—</text:span><text:change-end text:change-id="ct93825581435264"/><text:span text:style-name="T1">decades old. The brushes on the pump motor are fucking shot.”</text:span></text:p>
      <text:p text:style-name="P7">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93825581437216"/><text:change-start text:change-id="ct93825581437456"/><text:span text:style-name="T1"> . . .</text:span><text:change-end text:change-id="ct93825581437456"/><text:span text:style-name="T1">” Hemi turned heftily to look at Gregory</text:span><text:change-start text:change-id="ct93825581437696"/><text:span text:style-name="T1">.</text:span><text:change-end text:change-id="ct93825581437696"/><text:change text:change-id="ct93825581437936"/><text:span text:style-name="T1"> “Gregory, leave your eggs aside and go down to the cargo hold with Chips. Rig up one or two of the portable bilges to pump into the trim tanks. Hopefully that will hold us until we can come shallower.”</text:span></text:p>
      <text:p text:style-name="P7">“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93825581440544"/><text:span text:style-name="T1">,</text:span><text:change-end text:change-id="ct93825581440544"/><text:span text:style-name="T1"> Hemi,” said Percy</text:span><text:change-start text:change-id="ct93825581440784"/><text:span text:style-name="T1">.</text:span><text:change-end text:change-id="ct93825581440784"/><text:change text:change-id="ct93825581441024"/><text:span text:style-name="T1"> “</text:span><text:change-start text:change-id="ct93825581442016"/><text:span text:style-name="T1">N</text:span><text:change-end text:change-id="ct93825581442016"/><text:change text:change-id="ct93825581442512"/><text:span text:style-name="T1">ow we have another factor we need to be thinking about in the equation.”</text:span></text:p>
      <text:p text:style-name="P7">“You mean the leaking hull? Or that Chips cannot even look at you?”</text:p>
      <text:p text:style-name="Text_20_body"><text:span text:style-name="T1">“The fucking hull. I can’t deal with Chips’ fucking problems right now. We have a limited window</text:span><text:change text:change-id="ct93825581444336"/><text:change-start text:change-id="ct93825581444800"/><text:span text:style-name="T1">—</text:span><text:change-end text:change-id="ct93825581444800"/><text:span text:style-name="T1">that is, how long our batteries will hold out</text:span><text:change text:change-id="ct93825581445040"/><text:change-start text:change-id="ct93825581445280"/><text:span text:style-name="T1">—</text:span><text:change-end text:change-id="ct93825581445280"/><text:span text:style-name="T1">to find a way to lose these fuckers following us. I’m open to suggestions.”</text:span></text:p>
      <text:p text:style-name="Text_20_body"><text:span text:style-name="T1">“We could try shutting down entirely</text:span><text:change text:change-id="ct93825581446160"/><text:change-start text:change-id="ct93825581446400"/><text:span text:style-name="T1">—</text:span><text:change-end text:change-id="ct9382558144640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7">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93825581448960"/><text:span text:style-name="T1"> and relieve us of the effort.”</text:span></text:p>
      <text:p text:style-name="P7">“How fast would we have to get them going so that they are out of sonar range by their next ping?”</text:p>
      <text:p text:style-name="Text_20_body"><text:span text:style-name="T1">“Assuming they keep pinging every </text:span><text:change text:change-id="ct93825581450880"/><text:change-start text:change-id="ct93825581451120"/><text:span text:style-name="T1">fifteen </text:span><text:change-end text:change-id="ct93825581451120"/><text:span text:style-name="T1">minutes</text:span><text:change text:change-id="ct93825581451360"/><text:change-start text:change-id="ct93825581451600"/><text:span text:style-name="T1"> . . .</text:span><text:change-end text:change-id="ct93825581451600"/><text:span text:style-name="T1">” Hemi did some quick calculations, touching his thumb to his forefinger as he counted. “Fairly fast. Perhaps </text:span><text:change text:change-id="ct93825581451840"/><text:change-start text:change-id="ct93825581453728"/><text:span text:style-name="T1">fifteen </text:span><text:change-end text:change-id="ct93825581453728"/><text:span text:style-name="T1">knots?”</text:span></text:p>
      <text:p text:style-name="P7">“We’d use up the entire charge left on our battery in something like a quarter of an hour at that speed.”</text:p>
      <text:p text:style-name="P7">“It does indeed seem like this commander knows his tactics,” said Hemi. “A less experienced sub driver would have made more mistakes. I do not see how we have any <text:soft-page-break/>other option than to continue on our current course, and hope an opportunity presents itself.”</text:p>
      <text:p text:style-name="Text_20_body"><text:span text:style-name="T1">“But it fucking kills me to have no plan</text:span><text:change-start text:change-id="ct93825581456864"/><text:span text:style-name="T1">,</text:span><text:change-end text:change-id="ct93825581456864"/><text:span text:style-name="T1"> Hemi.”</text:span></text:p>
      <text:p text:style-name="P7">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93825581458944"/><text:span text:style-name="T1"> and swiveled to review the tank ballast control panel. He made some small adjustments to the ballast to trim the boat more level</text:span><text:change text:change-id="ct93825581459472"/><text:change-start text:change-id="ct93825581460496"/><text:span text:style-name="T1">—</text:span><text:change-end text:change-id="ct93825581460496"/><text:span text:style-name="T1">probably</text:span><text:change-start text:change-id="ct93825581461936"/><text:span text:style-name="T1">, he thought, </text:span><text:change-end text:change-id="ct93825581461936"/><text:change text:change-id="ct93825581462336"/><text:span text:style-name="T1">to account for the water they were once again taking in through the poorly-welded gash in the pressure hull</text:span><text:change text:change-id="ct93825581462576"/><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93825576419744"/><text:span text:style-name="T1"> and marked down a single dash with the grease pencil to show the progress they had made in the last hour</text:span><text:change text:change-id="ct93825576419376"/><text:change-start text:change-id="ct93825576417168"/><text:span text:style-name="T1">—</text:span><text:change-end text:change-id="ct93825576417168"/><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93825581469088"/><text:span text:style-name="T1">pose, he was professional enough </text:span><text:change text:change-id="ct93825581469328"/><text:span text:style-name="T1">that his eyes never left the gauges showing the status of the boat</text:span><text:change text:change-id="ct93825581469568"/><text:change-start text:change-id="ct93825581470528"/><text:span text:style-name="T1">—</text:span><text:change-end text:change-id="ct93825581470528"/><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93825581471408"/><text:span text:style-name="T1">pass</text:span><text:change-start text:change-id="ct93825581472208"/><text:span text:style-name="T1">ing</text:span><text:change-end text:change-id="ct93825581472208"/><text:change text:change-id="ct93825581472448"/><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93825581473456"/><text:change-start text:change-id="ct93825581473696"/><text:span text:style-name="T1">tried</text:span><text:change-end text:change-id="ct93825581473696"/><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93825581473936"/><text:change-start text:change-id="ct93825581474848"/><text:span text:style-name="T1">fifteen </text:span><text:change-end text:change-id="ct93825581474848"/><text:span text:style-name="T1">minutes there was the piercing ping from their pursuers that reoriented their attention and their fear.</text:span></text:p>
      <text:p text:style-name="Text_20_body"><text:span text:style-name="T1">At some point</text:span><text:change-start text:change-id="ct93825581475088"/><text:span text:style-name="T1">,</text:span><text:change-end text:change-id="ct93825581475088"/><text:span text:style-name="T1"> Gregory returned to the control room from below and reported that the portable bilge pumps seemed to be overcoming the water oozing in through the welded seam, and they no longer had to worry about sinking</text:span><text:change text:change-id="ct93825581476432"/><text:change-start text:change-id="ct93825581477216"/><text:span text:style-name="T1">—</text:span><text:change-end text:change-id="ct93825581477216"/><text:span text:style-name="T1">for the moment. Gregory took over the plane control seat from Hemi, while Hemi reminded him to keep an eye on the ballast tank they were pumping bilge water into</text:span><text:change-start text:change-id="ct93825581478688"/><text:span text:style-name="T1">,</text:span><text:change-end text:change-id="ct93825581478688"/><text:span text:style-name="T1"> since it would need to be blown out at some point.</text:span></text:p>
      <text:p text:style-name="Text_20_body"><text:soft-page-break/><text:span text:style-name="T1">With Gregory back in the control room, Percy put the crew on rotating half</text:span><text:change-start text:change-id="ct93825581479536"/><text:span text:style-name="T1">-</text:span><text:change-end text:change-id="ct93825581479536"/><text:change text:change-id="ct93825581479776"/><text:span text:style-name="T1">hour breaks. “You’re each in the rack for two pings from those fuckers up there,” she said to them.</text:span></text:p>
      <text:p text:style-name="P7">Hemi took over sonar from Cassandra and let her sleep first. He was somewhat concerned about how well she could hold up under the strain of these many hours without sleep, though she protested from behind watering eyes that she was fine.</text:p>
      <text:p text:style-name="P7">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93825577463408"/><text:span text:style-name="T1">,</text:span><text:change-end text:change-id="ct93825577463408"/><text:span text:style-name="T1"> really. The ocean was getting quieter. At some point the pursuing sub might stop pinging simply because </text:span><text:change text:change-id="ct93825576421040"/><text:change-start text:change-id="ct93825581477968"/><text:span text:style-name="T1">it </text:span><text:change-end text:change-id="ct93825581477968"/><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93825581485280"/><text:change-start text:change-id="ct93825581485520"/><text:span text:style-name="T1">—</text:span><text:change-end text:change-id="ct93825581485520"/><text:span text:style-name="T1">just a hundred meters or so below us.”</text:span></text:p>
      <text:p text:style-name="Text_20_body"><text:span text:style-name="T1">“That’s fucking impossible</text:span><text:change-start text:change-id="ct93825581486640"/><text:span text:style-name="T1">,</text:span><text:change-end text:change-id="ct93825581486640"/><text:span text:style-name="T1"> Hemi, there’s nothing but deep water</text:span><text:change text:change-id="ct93825581486880"/><text:change-start text:change-id="ct93825581487120"/><text:span text:style-name="T1"> . . .</text:span><text:change-end text:change-id="ct93825581487120"/><text:span text:style-name="T1">” In the control room she was looking at the depth-under-keel gauge, which suddenly in the wake of the ping had stood up from the </text:span><text:change-start text:change-id="ct93825581488640"/><text:span text:style-name="T1">“</text:span><text:change-end text:change-id="ct93825581488640"/><text:change text:change-id="ct93825581489040"/><text:span text:style-name="T1">bottomless</text:span><text:change-start text:change-id="ct93825581491136"/><text:span text:style-name="T1">”</text:span><text:change-end text:change-id="ct93825581491136"/><text:change text:change-id="ct93825581491456"/><text:span text:style-name="T1"> pin and was now showing just </text:span><text:change text:change-id="ct93825581492816"/><text:change-start text:change-id="ct93825581494256"/><text:span text:style-name="T1">ninety-six </text:span><text:change-end text:change-id="ct93825581494256"/><text:span text:style-name="T1">meters. She watched the gauge and it was slowly, slowly rising, like a gentle slope coming up under them.</text:span></text:p>
      <text:p text:style-name="P7">Percy lit a cheroot and stared at the gauges.</text:p>
      <text:p text:style-name="P7">“Another undersea mountain?” Bastian asked.</text:p>
      <text:p text:style-name="Text_20_body"><text:span text:style-name="T1">“No</text:span><text:change text:change-id="ct93825581494496"/><text:change-start text:change-id="ct93825581497696"/><text:span text:style-name="T1"> . . .</text:span><text:change-end text:change-id="ct93825581497696"/><text:span text:style-name="T1">” said Percy, “this came out of nowhere, it’s something weird</text:span><text:change text:change-id="ct93825581497936"/><text:change-start text:change-id="ct93825581498176"/><text:span text:style-name="T1"> . . .</text:span><text:change-end text:change-id="ct93825581498176"/><text:span text:style-name="T1">” She hung her weight from the strap above her, and leaned over Bastian as she smoked, watching the depth-under-keel gauge slowly rise. “Give us a little more speed</text:span><text:change-start text:change-id="ct93825581499280"/><text:span text:style-name="T1">,</text:span><text:change-end text:change-id="ct93825581499280"/><text:span text:style-name="T1"> Bastian</text:span><text:change-start text:change-id="ct93825581499520"/><text:span text:style-name="T1">—</text:span><text:change-end text:change-id="ct93825581499520"/><text:change text:change-id="ct93825581499840"/><text:span text:style-name="T1">ten knots.”</text:span></text:p>
      <text:p text:style-name="P7">Bastian eased the throttle forward and the hum of the motors doubled in volume.</text:p>
      <text:p text:style-name="Text_20_body"><text:soft-page-break/><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93825581502064"/><text:span text:style-name="T1">,</text:span><text:change-end text:change-id="ct93825581502064"/><text:span text:style-name="T1"> Hemi, thank you.” Her eyes focused on the depth-under-keel gauge, </text:span><text:change text:change-id="ct93825581502944"/><text:change-start text:change-id="ct93825581503184"/><text:span text:style-name="T1">which </text:span><text:change-end text:change-id="ct93825581503184"/><text:span text:style-name="T1">rolled back ever so slowly and then </text:span><text:change text:change-id="ct93825581503424"/><text:span text:style-name="T1">crossed the </text:span><text:change-start text:change-id="ct93825581503952"/><text:span text:style-name="T1">twenty-</text:span><text:change-end text:change-id="ct93825581503952"/><text:change text:change-id="ct93825581504192"/><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93825581504432"/><text:span text:style-name="T1">,</text:span><text:change-end text:change-id="ct93825581504432"/><text:span text:style-name="T1"> to 240, to 245 meters deep.</text:span></text:p>
      <text:p text:style-name="P7">“Gregory, open the main ballast valves,” Percy said.</text:p>
      <text:p text:style-name="Text_20_body"><text:span text:style-name="T1">“We’re dropping awfully fast</text:span><text:change-start text:change-id="ct93825581509536"/><text:span text:style-name="T1">.</text:span><text:change-end text:change-id="ct93825581509536"/><text:change text:change-id="ct93825581509776"/><text:span text:style-name="T1"> </text:span><text:change-start text:change-id="ct93825581510016"/><text:span text:style-name="T1">If</text:span><text:change-end text:change-id="ct93825581510016"/><text:change text:change-id="ct93825581510256"/><text:span text:style-name="T1"> we flood the main ballast</text:span><text:change-start text:change-id="ct93825581511216"/><text:span text:style-name="T1">,</text:span><text:change-end text:change-id="ct93825581511216"/><text:span text:style-name="T1"> we’re going to hit the bottom and split apart!”</text:span></text:p>
      <text:p text:style-name="Text_20_body"><text:span text:style-name="T1">“Sweet fucking hell! Obey your captain’s orders</text:span><text:change text:change-id="ct93825581512496"/><text:change-start text:change-id="ct93825581512736"/><text:span text:style-name="T1">—</text:span><text:change-end text:change-id="ct93825581512736"/><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93825581514448"/><text:change-start text:change-id="ct93825581514944"/><text:span text:style-name="T1">—</text:span><text:change-end text:change-id="ct93825581514944"/><text:span text:style-name="T1">on any other ship</text:span><text:change-start text:change-id="ct93825581515184"/><text:span text:style-name="T1">,</text:span><text:change-end text:change-id="ct93825581515184"/><text:span text:style-name="T1"> it was the sound of death. In this particular case</text:span><text:change-start text:change-id="ct93825581516544"/><text:span text:style-name="T1">,</text:span><text:change-end text:change-id="ct93825581516544"/><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93825581518640"/><text:change-start text:change-id="ct93825581519264"/><text:span text:style-name="T1">—</text:span><text:change-end text:change-id="ct93825581519264"/><text:span text:style-name="T1">all in directions that communicated nothing but doom for the boat. The depth was rapidly increasing, their speed was increasing, the ballast tanks were filling with water, and the bottom</text:span><text:change text:change-id="ct93825581519504"/><text:change-start text:change-id="ct93825581520512"/><text:span text:style-name="T1">—</text:span><text:change-end text:change-id="ct93825581520512"/><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93825576999328"/><text:change-start text:change-id="ct93825576754160"/><text:span text:style-name="T1"> . . . </text:span><text:change-end text:change-id="ct93825576754160"/><text:change text:change-id="ct93825577263392"/><text:span text:style-name="T1">he willed the command to be given. His other hand reached out in front of him and pressed palm-forward against the steel of the console, in a near-subconscious gesture to brace himself.</text:span></text:p>
      <text:p text:style-name="P7">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7"><text:soft-page-break/>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93825581524528"/><text:span text:style-name="T1">“</text:span><text:change-end text:change-id="ct93825581524528"/><text:change text:change-id="ct93825581525408"/><text:span text:style-name="T1">bottomless</text:span><text:change-start text:change-id="ct93825581525648"/><text:span text:style-name="T1">”</text:span><text:change-end text:change-id="ct93825581525648"/><text:change text:change-id="ct9382558152588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93825581527760"/><text:span text:style-name="T1">boat’s </text:span><text:change-end text:change-id="ct93825581527760"/><text:change text:change-id="ct93825581528000"/><text:change-start text:change-id="ct93825581528592"/><text:span text:style-name="T1">depth</text:span><text:change-end text:change-id="ct93825581528592"/><text:span text:style-name="T1"> capab</text:span><text:change-start text:change-id="ct93825581528832"/><text:span text:style-name="T1">ilities</text:span><text:change-end text:change-id="ct93825581528832"/><text:change text:change-id="ct93825581529072"/><text:span text:style-name="T1">. A few more seconds of descending</text:span><text:change text:change-id="ct93825581529312"/><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93825581529840"/><text:span text:style-name="T1">twist</text:span><text:change-start text:change-id="ct93825581530080"/><text:span text:style-name="T1">ing</text:span><text:change-end text:change-id="ct93825581530080"/><text:change text:change-id="ct93825581530320"/><text:span text:style-name="T1"> </text:span><text:change text:change-id="ct93825581530976"/><text:change-start text:change-id="ct93825581531216"/><text:span text:style-name="T1">shut </text:span><text:change-end text:change-id="ct93825581531216"/><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93825581532096"/><text:span text:style-name="T1">, she</text:span><text:change-end text:change-id="ct93825581532096"/><text:span text:style-name="T1"> had full confidence in its ability to withstand 250 meters of depth</text:span><text:change text:change-id="ct93825581532336"/><text:change-start text:change-id="ct93825581533120"/><text:span text:style-name="T1">—</text:span><text:change-end text:change-id="ct93825581533120"/><text:span text:style-name="T1">though she generally only tested that confidence in an emergency. Beyond that was the mystery of the death zone. The original engineers anticipated full collapse of the boat at 300</text:span><text:change-start text:change-id="ct93825581534256"/><text:span text:style-name="T1"> meters</text:span><text:change-end text:change-id="ct93825581534256"/><text:change text:change-id="ct93825581534736"/><text:span text:style-name="T1">. But terrible things could happen in th</text:span><text:change-start text:change-id="ct93825581538816"/><text:span text:style-name="T1">e</text:span><text:change-end text:change-id="ct93825581538816"/><text:change text:change-id="ct93825581539136"/><text:span text:style-name="T1"> range between 250 and 300 meters that they were passing into </text:span><text:change text:change-id="ct93825575382000"/><text:change-start text:change-id="ct93825577002080"/><text:span text:style-name="T1">now</text:span><text:change-end text:change-id="ct93825577002080"/><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93825575380304"/><text:span text:style-name="T1">the measly one atmosphere of pressure inside the </text:span><text:span text:style-name="T2">Prospect</text:span><text:change-start text:change-id="ct93825575381632"/><text:span text:style-name="T1">, reinforced with the strength of the steel pressure hull,</text:span><text:span text:style-name="T2"> </text:span><text:span text:style-name="T1">had to stand against that</text:span><text:change-end text:change-id="ct93825575381632"/><text:change text:change-id="ct93825581540656"/><text:span text:style-name="T1">. On a boat </text:span><text:change text:change-id="ct93825581540896"/><text:change-start text:change-id="ct93825581541136"/><text:span text:style-name="T1">a hundred </text:span><text:change-end text:change-id="ct93825581541136"/><text:span text:style-name="T1">meters long</text:span><text:change-start text:change-id="ct93825581541376"/><text:span text:style-name="T1">,</text:span><text:change-end text:change-id="ct93825581541376"/><text:span text:style-name="T1"> like the </text:span><text:span text:style-name="T2">Prospect</text:span><text:span text:style-name="T1">, in a steep dive like this, the bow could easily already be under an entire atmosphere more pressure than what the depth gauge (</text:span><text:change text:change-id="ct93825581546848"/><text:change-start text:change-id="ct93825581545872"/><text:span text:style-name="T1">which </text:span><text:change-end text:change-id="ct93825581545872"/><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93825581549600"/><text:span text:style-name="T1">in a matter of seconds </text:span><text:change-end text:change-id="ct93825581549600"/><text:span text:style-name="T1">take them down </text:span><text:change text:change-id="ct93825581551280"/><text:span text:style-name="T1">the last critical meters beyond what the boat could stand. Percy knew they were within meters of crossing th</text:span><text:change-start text:change-id="ct93825581553264"/><text:span text:style-name="T1">e</text:span><text:change-end text:change-id="ct93825581553264"/><text:change text:change-id="ct93825581553744"/><text:span text:style-name="T1"> unknowable line </text:span><text:change text:change-id="ct93825581555232"/><text:change-start text:change-id="ct93825581556416"/><text:span text:style-name="T1">beyond which </text:span><text:change-end text:change-id="ct93825581556416"/><text:span text:style-name="T1">critical parts of the </text:span><text:span text:style-name="T2">Prospect</text:span><text:span text:style-name="T1"> would fail, and they would never get the boat to rise again.</text:span></text:p>
      <text:p text:style-name="Text_20_body"><text:soft-page-break/><text:span text:style-name="T1">The </text:span><text:span text:style-name="T2">Prospect</text:span><text:change-start text:change-id="ct93825575512032"/><text:span text:style-name="T1">’s</text:span><text:change-end text:change-id="ct93825575512032"/><text:span text:style-name="T1"> motors were spinning the propeller in reverse now, pulling hard against the fall of the boat.</text:span></text:p>
      <text:p text:style-name="Text_20_body"><text:span text:style-name="T1">“Watch the forward speed</text:span><text:change-start text:change-id="ct93825581562528"/><text:span text:style-name="T1">,</text:span><text:change-end text:change-id="ct93825581562528"/><text:span text:style-name="T1"> Bastian!” Percy warned</text:span><text:change-start text:change-id="ct93825581562768"/><text:span text:style-name="T1">.</text:span><text:change-end text:change-id="ct93825581562768"/><text:change text:change-id="ct93825581563008"/><text:span text:style-name="T1"> “</text:span><text:change-start text:change-id="ct93825581563248"/><text:span text:style-name="T1">I</text:span><text:change-end text:change-id="ct93825581563248"/><text:change text:change-id="ct93825581563488"/><text:span text:style-name="T1">f we start moving backwards with the dive planes set like that, you’ll swing the bow deeper instead of shallower. Don’t let her reverse direction.”</text:span></text:p>
      <text:p text:style-name="Text_20_body"><text:span text:style-name="T1">“On it</text:span><text:change-start text:change-id="ct93825581564368"/><text:span text:style-name="T1">,</text:span><text:change-end text:change-id="ct93825581564368"/><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93825581565248"/><text:span text:style-name="T1"> and was now only barely moving</text:span><text:change text:change-id="ct93825581565488"/><text:change-start text:change-id="ct93825581565728"/><text:span text:style-name="T1">—</text:span><text:change-end text:change-id="ct93825581565728"/><text:span text:style-name="T1">but still moving</text:span><text:change text:change-id="ct93825581565968"/><text:change-start text:change-id="ct93825581566432"/><text:span text:style-name="T1">—</text:span><text:change-end text:change-id="ct93825581566432"/><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93825581547088"/><text:span text:style-name="T1">-</text:span><text:change-end text:change-id="ct93825581547088"/><text:change text:change-id="ct93825581517280"/><text:span text:style-name="T1">pressure system blew water out of some of the trim tanks. The boat came back to almost completely level. Percy continued to work the tank ballast panel, pushing air back into the main ballast.</text:span></text:p>
      <text:p text:style-name="P7">The depth gauge came to a slow stop at 263 meters.</text:p>
      <text:p text:style-name="P7">Hemi climbed up from sonar. He looked at the depth. “New record?” he asked as his eyes found Percy’s.</text:p>
      <text:p text:style-name="P7">“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93825581552416"/><text:span text:style-name="T1">,</text:span><text:change-end text:change-id="ct93825581552416"/><text:span text:style-name="T1"> baby, we’ll take some of the fucking weight off soon.”</text:span></text:p>
      <text:p text:style-name="P7">“What happened back there?” asked Gregory. “I thought we were going to hit the bottom for sure.”</text:p>
      <text:p text:style-name="Text_20_body"><text:span text:style-name="T1">“False bottom,” said Percy. “The deep scattering layer</text:span><text:change text:change-id="ct93825575383504"/><text:change-start text:change-id="ct93825581545360"/><text:span text:style-name="T1">—</text:span><text:change-end text:change-id="ct93825581545360"/><text:span text:style-name="T1">billions and billions of tiny bony fish come up from the depths in the night to feed</text:span><text:change text:change-id="ct93825581538192"/><text:change-start text:change-id="ct93825581553984"/><text:span text:style-name="T1">—</text:span><text:change-end text:change-id="ct93825581553984"/><text:span text:style-name="T1">such a fucking mass of them together that they reflect sonar back up, making them look like the bottom. We swam right through them</text:span><text:change text:change-id="ct93825581551520"/><text:span text:style-name="T1"> and came out underneath.”</text:span></text:p>
      <text:p text:style-name="Text_20_body"><text:span text:style-name="T1">“Just when you think submarining is fucking boring</text:span><text:change text:change-id="ct93825581548624"/><text:change-start text:change-id="ct93825581548864"/><text:span text:style-name="T1"> . . .</text:span><text:change-end text:change-id="ct93825581548864"/><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93825581555472"/><text:change-start text:change-id="ct93825581567808"/><text:span text:style-name="T1">—</text:span><text:change-end text:change-id="ct93825581567808"/><text:span text:style-name="T1">not just less powerful, but also diffuse and muted, as if it were coming from much f</text:span><text:change-start text:change-id="ct93825581554720"/><text:span text:style-name="T1">a</text:span><text:change-end text:change-id="ct93825581554720"/><text:change text:change-id="ct93825581568048"/><text:span text:style-name="T1">rther away than the last ping.</text:span></text:p>
      <text:p text:style-name="Text_20_body"><text:span text:style-name="T1">“So</text:span><text:change text:change-id="ct93825581568928"/><text:change-start text:change-id="ct93825581569168"/><text:span text:style-name="T1"> . . . </text:span><text:change-end text:change-id="ct93825581569168"/><text:change text:change-id="ct93825581569408"/><text:span text:style-name="T1">they can’t see us now because of the layer of fish between us and them?” Gregory asked.</text:span></text:p>
      <text:p text:style-name="Text_20_body"><text:soft-page-break/><text:span text:style-name="T1">“With any luck</text:span><text:change-start text:change-id="ct93825581569648"/><text:span text:style-name="T1">,</text:span><text:change-end text:change-id="ct93825581569648"/><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93825581571520"/><text:span text:style-name="T1">,</text:span><text:change-end text:change-id="ct9382558157152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93825581573664"/><text:span text:style-name="T1">,</text:span><text:change-end text:change-id="ct93825581573664"/><text:span text:style-name="T1"> Cassandra,” said Percy. “Can you get back on sonar and see if you can figure out what their next move is?”</text:span></text:p>
      <text:p text:style-name="Text_20_body"><text:span text:style-name="T1">“Sure</text:span><text:change-start text:change-id="ct93825581573904"/><text:span text:style-name="T1">,</text:span><text:change-end text:change-id="ct93825581573904"/><text:span text:style-name="T1"> Captain Percy,” Cassandra said before flopping into the sonar station chair.</text:span></text:p>
      <text:p text:style-name="P7">A few seconds passed and another ping rang out.</text:p>
      <text:p text:style-name="P7">“They have lost us,” said Hemi. “Now they are searching.”</text:p>
      <text:p text:style-name="P7">The gaps between the pings started coming in an irregular pattern, every few seconds.</text:p>
      <text:p text:style-name="P7">“Cassandra, can you tell what they’re doing?”</text:p>
      <text:p text:style-name="Text_20_body"><text:span text:style-name="T1">“They’ve got their motors going</text:span><text:change text:change-id="ct93825581578208"/><text:change-start text:change-id="ct93825581578448"/><text:span text:style-name="T1">—</text:span><text:change-end text:change-id="ct93825581578448"/><text:span text:style-name="T1">pretty loud.” Cassandra listened for a few seconds as another ping passed through them. “They’re moving at a good clip</text:span><text:change text:change-id="ct93825581578976"/><text:change-start text:change-id="ct93825581579552"/><text:span text:style-name="T1"> . . . </text:span><text:change-end text:change-id="ct93825581579552"/><text:change text:change-id="ct93825581579792"/><text:span text:style-name="T1">It sounds like they’re turning a circle?”</text:span></text:p>
      <text:p text:style-name="P7">“Starting a search pattern,” said Hemi.</text:p>
      <text:p text:style-name="P7">“And they’re moving quickly and loudly because they are relying on active sonar. I think I might go so far as to describe it as somewhat fucking desperate in character too. They’ve definitely lost us,” Percy added.</text:p>
      <text:p text:style-name="P7">“So when do we make our move? Can we sneak away?” asked Hemi.</text:p>
      <text:p text:style-name="P7">“Go down to navigation and start tracking them from their pings. We’ll move when they are furthest from us.”</text:p>
      <text:p text:style-name="Text_20_body"><text:span text:style-name="T1">“OK.” Hemi moved down to the navigation table. For the next </text:span><text:change text:change-id="ct93825581583184"/><text:change-start text:change-id="ct93825581583424"/><text:span text:style-name="T1">fifteen </text:span><text:change-end text:change-id="ct93825581583424"/><text:span text:style-name="T1">minutes</text:span><text:change-start text:change-id="ct93825581583664"/><text:span text:style-name="T1">,</text:span><text:change-end text:change-id="ct93825581583664"/><text:span text:style-name="T1"> every time he heard a ping from the </text:span><text:span text:style-name="T2">Grackle</text:span><text:change-start text:change-id="ct93825581584176"/><text:span text:style-name="T1">,</text:span><text:change-end text:change-id="ct93825581584176"/><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93825581588496"/><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93825581590016"/><text:span text:style-name="T1">.</text:span><text:change-end text:change-id="ct93825581590016"/><text:change text:change-id="ct93825581590256"/><text:span text:style-name="T1"> “</text:span><text:change-start text:change-id="ct93825581590496"/><text:span text:style-name="T1">I</text:span><text:change-end text:change-id="ct93825581590496"/><text:change text:change-id="ct93825581590736"/><text:span text:style-name="T1">t looks like they are at the apogee of their search arc. Now might be a good time to move.”</text:span></text:p>
      <text:p text:style-name="Text_20_body"><text:soft-page-break/><text:span text:style-name="T1">“Thanks</text:span><text:change-start text:change-id="ct93825581590976"/><text:span text:style-name="T1">,</text:span><text:change-end text:change-id="ct93825581590976"/><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93825581594640"/><text:span text:style-name="T1">,</text:span><text:change-end text:change-id="ct93825581594640"/><text:span text:style-name="T1"> Sylvia: 163 degrees.”</text:span></text:p>
      <text:p text:style-name="Text_20_body"><text:span text:style-name="T1">“OK</text:span><text:change-start text:change-id="ct93825581596208"/><text:span text:style-name="T1">,</text:span><text:change-end text:change-id="ct93825581596208"/><text:span text:style-name="T1"> Bastian, make it three knots, come about to 1-6-3.”</text:span></text:p>
      <text:p text:style-name="P7">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93825581597728"/><text:span text:style-name="T1">,</text:span><text:change-end text:change-id="ct93825581597728"/><text:span text:style-name="T1"> Gregory</text:span><text:change text:change-id="ct93825581597968"/><text:change-start text:change-id="ct93825581598208"/><text:span text:style-name="T1">—</text:span><text:change-end text:change-id="ct93825581598208"/><text:span text:style-name="T1">we’re too deep to make any mistakes,” said Percy.</text:span></text:p>
      <text:p text:style-name="P7">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93825581601280"/><text:span text:style-name="T1">-</text:span><text:change-end text:change-id="ct93825581601280"/><text:change text:change-id="ct93825581601520"/><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93825581602848"/><text:span text:style-name="T1">’s</text:span><text:change-end text:change-id="ct9382558160284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93825581603088"/><text:change-start text:change-id="ct93825581603488"/><text:span text:style-name="T1">—</text:span><text:change-end text:change-id="ct93825581603488"/><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93825575719440"/><text:change-start text:change-id="ct93825575858496"/><text:span text:style-name="T1">two hundred </text:span><text:change-end text:change-id="ct93825575858496"/><text:span text:style-name="T1">meters of depth.</text:span></text:p>
      <text:p text:style-name="P7">When Gregory came back from his break, Percy stepped down the ladder to the sonar compartment and joined Hemi at the navigation table.</text:p>
      <text:p text:style-name="P7"><text:soft-page-break/>“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93825581610112"/><text:change-start text:change-id="ct93825581610688"/><text:span text:style-name="T1">—</text:span><text:change-end text:change-id="ct93825581610688"/><text:span text:style-name="T1">barring another storm, we’ll be bright targets</text:span><text:change text:change-id="ct93825581604464"/><text:change-start text:change-id="ct93825581610928"/><text:span text:style-name="T1">—</text:span><text:change-end text:change-id="ct93825581610928"/><text:span text:style-name="T1">both visual </text:span><text:span text:style-name="T2">and</text:span><text:span text:style-name="T1"> radar</text:span><text:change text:change-id="ct93825581613584"/><text:change-start text:change-id="ct93825581614288"/><text:span text:style-name="T1">—</text:span><text:change-end text:change-id="ct93825581614288"/><text:span text:style-name="T1">for those fuckers with the ram. They’ll be back on us before we can get the ballast tanks fully emptied.”</text:span></text:p>
      <text:p text:style-name="P7">“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93825581617008"/><text:span text:style-name="T1">,</text:span><text:change-end text:change-id="ct93825581617008"/><text:span text:style-name="T1"> when they come back around on their next search circle, we’re done for.”</text:span></text:p>
      <text:p text:style-name="Text_20_body"><text:span text:style-name="T1">“We would benefit from another piece of covering luck</text:span><text:change-start text:change-id="ct93825581617888"/><text:span text:style-name="T1">,</text:span><text:change-end text:change-id="ct93825581617888"/><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93825581619472"/><text:span text:style-name="T1"> and get me when we have only emergency reserves left.”</text:span></text:p>
      <text:p text:style-name="Text_20_body"><text:span text:style-name="T1">Percy climbed down a deck and disappeared forward into the Captain’s cabin. She was out almost </text:span><text:change text:change-id="ct93825581620352"/><text:span text:style-name="T1">as </text:span><text:change-start text:change-id="ct93825581620832"/><text:span text:style-name="T1">soon as </text:span><text:change-end text:change-id="ct93825581620832"/><text:span text:style-name="T1">she fell into her rack. The ability to fall asleep instantly was a talent she had gained from long years of </text:span><text:change text:change-id="ct93825581621072"/><text:span text:style-name="T1">working with </text:span><text:change text:change-id="ct93825581620592"/><text:change-start text:change-id="ct93825581621552"/><text:span text:style-name="T1">little </text:span><text:change-end text:change-id="ct93825581621552"/><text:span text:style-name="T1">sleep on subs.</text:span></text:p>
      <text:p text:style-name="P7">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93825581623920"/><text:span text:style-name="T1">c</text:span><text:change-end text:change-id="ct93825581623920"/><text:change text:change-id="ct93825581624160"/><text:span text:style-name="T1">aptain’s cabin and woke Percy. They returned to the sonar compartment together, updated their probable position on the chart</text:span><text:change text:change-id="ct93825581624400"/><text:change-start text:change-id="ct93825581624640"/><text:span text:style-name="T1">—</text:span><text:change-end text:change-id="ct93825581624640"/><text:span text:style-name="T1">still a long way from anywhere</text:span><text:change text:change-id="ct93825581625200"/><text:change-start text:change-id="ct93825581625840"/><text:span text:style-name="T1">—</text:span><text:change-end text:change-id="ct93825581625840"/><text:span text:style-name="T1">and decided to take the only reasonable action available to them: rise to periscope depth and have a look around.</text:span></text:p>
      <text:p text:style-name="P7">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text:span><text:soft-page-break/><text:span text:style-name="T1">submarine skipper is trained to do on their first day using a periscope. In every direction she was faced with a gray wall that occasionally pushed back to reveal an underlayer of a slate-colored ocean</text:span><text:change text:change-id="ct93825577057248"/><text:change-start text:change-id="ct93825581629024"/><text:span text:style-name="T1">—</text:span><text:change-end text:change-id="ct93825581629024"/><text:span text:style-name="T1">much calmer now</text:span><text:change text:change-id="ct93825581629264"/><text:change-start text:change-id="ct93825581629504"/><text:span text:style-name="T1">—</text:span><text:change-end text:change-id="ct93825581629504"/><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93825576987328"/><text:change-start text:change-id="ct93825581631520"/><text:span text:style-name="T1">—</text:span><text:change-end text:change-id="ct93825581631520"/><text:span text:style-name="T1">it was likely a big warm wall of air pushing that storm, and now all that hot air is sitting on the surface of the cold ocean, turning into cloud.”</text:span></text:p>
      <text:p text:style-name="P7">“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93825581633328"/><text:span text:style-name="T1">tension of the surface, and water washed off and over the curved sides.</text:span></text:p>
      <text:p text:style-name="Text_20_body"><text:span text:style-name="T1">Hemi opened the hatch of the control room and climbed up to the bridge</text:span><text:change-start text:change-id="ct93825581633920"/><text:span text:style-name="T1">.</text:span><text:change-end text:change-id="ct93825581633920"/><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93825581636864"/><text:span text:style-name="T1">,</text:span><text:change-end text:change-id="ct93825581636864"/><text:span text:style-name="T1"> though</text:span><text:change text:change-id="ct93825581637104"/><text:change-start text:change-id="ct93825581637344"/><text:span text:style-name="T1">—</text:span><text:change-end text:change-id="ct93825581637344"/><text:span text:style-name="T1">which spent much of its time moving sightlessly through the pits of the world anyway</text:span><text:change text:change-id="ct93825581637584"/><text:change-start text:change-id="ct93825581638144"/><text:span text:style-name="T1">—</text:span><text:change-end text:change-id="ct93825581638144"/><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93825581638384"/><text:change-start text:change-id="ct93825581640032"/><text:span text:style-name="T1">fifteen </text:span><text:change-end text:change-id="ct93825581640032"/><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7">“Welp.” Percy said to Hemi above the noise of the diesels. “I guess it might be time to launch the pigeon.”</text:p>
      <text:p text:style-name="P7">“Herschel.”</text:p>
      <text:p text:style-name="Text_20_body"><text:span text:style-name="T1">“‘Herschel</text:span><text:change-start text:change-id="ct93825581643152"/><text:span text:style-name="T1">,</text:span><text:change-end text:change-id="ct93825581643152"/><text:change text:change-id="ct93825581643392"/><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93825581644624"/><text:span text:style-name="T1">s</text:span><text:change-end text:change-id="ct93825581644624"/><text:span text:style-name="T1"> claims that Herschel can find a boat on the surface of the ocean. My understanding of homing pigeons is that </text:span><text:soft-page-break/><text:span text:style-name="T1">they know instinctively how to fly home</text:span><text:change text:change-id="ct93825581644864"/><text:change-start text:change-id="ct93825581645728"/><text:span text:style-name="T1">—</text:span><text:change-end text:change-id="ct93825581645728"/><text:span text:style-name="T1">I am not sure that works if ‘home’ is a moving target.”</text:span></text:p>
      <text:p text:style-name="P7">“Shakes said the pigeon had special training.”</text:p>
      <text:p text:style-name="P7">“It would have to be exceptionally special.”</text:p>
      <text:p text:style-name="Text_20_body"><text:span text:style-name="T1">“So we might just be sending the bird off to die on the fucking ocean?” For the first time</text:span><text:change-start text:change-id="ct93825581647536"/><text:span text:style-name="T1">,</text:span><text:change-end text:change-id="ct93825581647536"/><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93825581649008"/><text:span text:style-name="T1">,</text:span><text:change-end text:change-id="ct93825581649008"/><text:span text:style-name="T1"> I am not entirely convinced we will ever see Shakes again either.”</text:span></text:p>
      <text:p text:style-name="Text_20_body"><text:span text:style-name="T1">“OK</text:span><text:change-start text:change-id="ct93825581650608"/><text:span text:style-name="T1">,</text:span><text:change-end text:change-id="ct93825581650608"/><text:span text:style-name="T1"> Hemi, if you think the bird will be alright, and there’s a chance it will help us reconnect with Shakes, let’s launch him.”</text:span></text:p>
      <text:p text:style-name="P7">“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93825581652416"/><text:change-start text:change-id="ct93825581652656"/><text:span text:style-name="T1">twenty-four </text:span><text:change-end text:change-id="ct93825581652656"/><text:span text:style-name="T1">hours or so from now. We’ll meet him there, if it’s at all fucking possible.”</text:span></text:p>
      <text:p text:style-name="P7">“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93825581654784"/><text:change-start text:change-id="ct93825581655024"/><text:span text:style-name="T1">—</text:span><text:change-end text:change-id="ct93825581655024"/><text:span text:style-name="T1">the black grime of her work ground into the seams of her knuckles and the cheroot smoking between her fingers. The coal of the tobacco glowed robustly now that the </text:span><text:span text:style-name="T2">Prospect</text:span><text:change-start text:change-id="ct93825581658208"/><text:span text:style-name="T1">’s</text:span><text:change-end text:change-id="ct93825581658208"/><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93825576919232"/><text:span text:style-name="T1">,</text:span><text:change-end text:change-id="ct93825576919232"/><text:span text:style-name="T1"> huge Hemi must have been hunched over the galley table</text:span><text:change-start text:change-id="ct93825581662992"/><text:span text:style-name="T1">,</text:span><text:change-end text:change-id="ct93825581662992"/><text:span text:style-name="T1"> printing extremely small letters with a sharp pencil on a short roll of thin paper. She regretted missing that.</text:span></text:p>
      <text:p text:style-name="P7">“OK,” said Hemi. “Herschel is ready to go.”</text:p>
      <text:p text:style-name="Text_20_body"><text:span text:style-name="T1">Percy watched him. “So</text:span><text:change text:change-id="ct93825581665520"/><text:change-start text:change-id="ct93825581665760"/><text:span text:style-name="T1"> . . . </text:span><text:change-end text:change-id="ct93825581665760"/><text:change text:change-id="ct93825581666000"/><text:span text:style-name="T1">do you have to give the bird any instructions or anything?”</text:span></text:p>
      <text:p text:style-name="P7"><text:soft-page-break/>“Assuming Shakes is right about Herschel’s training, all we have to do is throw him up in the air.”</text:p>
      <text:p text:style-name="P7">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7">“I do hope we see Herschel again,” said Hemi.</text:p>
      <text:p text:style-name="Text_20_body"><text:span text:style-name="T1">“It would be pretty fuckin’ miraculous if this works and we see him again</text:span><text:change text:change-id="ct93825581670000"/><text:change-start text:change-id="ct93825581670240"/><text:span text:style-name="T1"> . . .</text:span><text:change-end text:change-id="ct93825581670240"/><text:span text:style-name="T1"> and even more so if we find Shakes at the dock in Stilt City.”</text:span><text:bookmark-end text:name="storm"/></text:p>
      <text:h text:style-name="P6"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3825576829696"/><text:span text:style-name="T1">six</text:span><text:change-end text:change-id="ct93825576829696"/><text:change text:change-id="ct93825581672288"/><text:span text:style-name="T1">-hour daytime rotations</text:span><text:change-start text:change-id="ct93825581672528"/><text:span text:style-name="T1">,</text:span><text:change-end text:change-id="ct9382558167252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3825581675520"/><text:span text:style-name="T1">’s</text:span><text:change-end text:change-id="ct93825581675520"/><text:span text:style-name="T1"> diesels soon enough that they would be able to take action if necessary.</text:span></text:p>
      <text:p text:style-name="P7">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3825581677904"/><text:span text:style-name="T1">behind </text:span><text:change-end text:change-id="ct93825581677904"/><text:span text:style-name="T1">a</text:span><text:change text:change-id="ct93825581678144"/><text:change-start text:change-id="ct93825581678544"/><text:span text:style-name="T1"> </text:span><text:change-end text:change-id="ct93825581678544"/><text:span text:style-name="T1">gash of white wake through the black water</text:span><text:change text:change-id="ct93825581680176"/><text:span text:style-name="T1">.</text:span></text:p>
      <text:p text:style-name="Text_20_body"><text:span text:style-name="T1">Hemi kept the chart accurate with their position</text:span><text:change-start text:change-id="ct93825581681952"/><text:span text:style-name="T1">,</text:span><text:change-end text:change-id="ct93825581681952"/><text:change text:change-id="ct93825581682192"/><text:span text:style-name="T1"> the dashed line straight and true</text:span><text:change text:change-id="ct9382558168243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3825581682672"/><text:change-start text:change-id="ct93825581682912"/><text:span text:style-name="T1">a </text:span><text:change-end text:change-id="ct93825581682912"/><text:span text:style-name="T1">higher risk of Authority interference, Percy put them back on </text:span><text:change-start text:change-id="ct93825576740288"/><text:span text:style-name="T1">three</text:span><text:change-end text:change-id="ct93825576740288"/><text:change text:change-id="ct93825576763456"/><text:span text:style-name="T1">-hour nighttime shifts and kept someone on lookout again.</text:span></text:p>
      <text:p text:style-name="P7"><text:soft-page-break/>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7">It was the darkest part of the night, so Hemi appeared on the bridge a few minutes into her watch with his sextant, intending to take star sightings and get a solid fix on their course.</text:p>
      <text:p text:style-name="P7">Hemi looked up at Chips from the bridge. “I was not entirely sure you would show for your lookout shift.”</text:p>
      <text:p text:style-name="Text_20_body"><text:span text:style-name="T1">“Have you ever known me to be anything but a fuckin’ professional</text:span><text:change-start text:change-id="ct93825581686800"/><text:span text:style-name="T1">,</text:span><text:change-end text:change-id="ct93825581686800"/><text:span text:style-name="T1"> Hemi? I may not be fucking happy about working on this fucking demon-driven boat, but I’m going to do the fuckin’ job I was fuckin’ hired to do until we hit the fuckin’ dock.”</text:span></text:p>
      <text:p text:style-name="P7">“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3825581657456"/><text:span text:style-name="T1">,</text:span><text:change-end text:change-id="ct93825581657456"/><text:span text:style-name="T1"> Hemi?”</text:span></text:p>
      <text:p text:style-name="Text_20_body"><text:span text:style-name="T1">“What happened with Owen could not be helped</text:span><text:change-start text:change-id="ct93825576742464"/><text:span text:style-name="T1">,</text:span><text:change-end text:change-id="ct93825576742464"/><text:span text:style-name="T1"> Chips. I was there</text:span><text:change-start text:change-id="ct93825581690672"/><text:span text:style-name="T1">.</text:span><text:change-end text:change-id="ct93825581690672"/><text:change text:change-id="ct93825581690912"/><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3825581691792"/><text:span text:style-name="T1">,</text:span><text:change-end text:change-id="ct93825581691792"/><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3825581693232"/><text:change-start text:change-id="ct93825581693472"/><text:span text:style-name="T1">—</text:span><text:change-end text:change-id="ct93825581693472"/><text:span text:style-name="T1">no fuckin’ shortage of need for skilled submariners. There was no fuckin’ reason for anyone to die!”</text:span></text:p>
      <text:p text:style-name="P7">“They fired at us first, Chips. Owen was probably hit in the first barrage.”</text:p>
      <text:p text:style-name="Text_20_body"><text:span text:style-name="T1">“But he wasn’t fuckin’ dead, was he</text:span><text:change-start text:change-id="ct93825581694992"/><text:span text:style-name="T1">,</text:span><text:change-end text:change-id="ct93825581694992"/><text:span text:style-name="T1"> Hemi? He was not fuckin’ dead. And </text:span><text:change-start text:change-id="ct93825581695232"/><text:span text:style-name="T1">s</text:span><text:change-end text:change-id="ct93825581695232"/><text:change text:change-id="ct93825581695552"/><text:span text:style-name="T1">he fuckin’ knew it</text:span><text:change text:change-id="ct93825581696720"/><text:change-start text:change-id="ct93825581698176"/><text:span text:style-name="T1">—</text:span><text:change-end text:change-id="ct93825581698176"/><text:span text:style-name="T1">we </text:span><text:span text:style-name="T2">all</text:span><text:span text:style-name="T1"> knew it</text:span><text:change-start text:change-id="ct93825581699488"/><text:span text:style-name="T1">,</text:span><text:change-end text:change-id="ct93825581699488"/><text:span text:style-name="T1"> Hemi. And as soon as we knew it, we should have aborted the fuckin’ dive and saved fuckin’ Owen!”</text:span></text:p>
      <text:p text:style-name="P7">“You know she could never turn over this boat like that.”</text:p>
      <text:p text:style-name="Text_20_body"><text:soft-page-break/><text:span text:style-name="T1">“</text:span><text:span text:style-name="T2">That</text:span><text:span text:style-name="T1"> is why that’s the fuckin’ </text:span><text:span text:style-name="T2">hard</text:span><text:span text:style-name="T1"> call</text:span><text:change-start text:change-id="ct93825581701312"/><text:span text:style-name="T1">,</text:span><text:change-end text:change-id="ct93825581701312"/><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3825581701904"/><text:span text:style-name="T1">Deck Boss.”</text:span></text:p>
      <text:p text:style-name="Text_20_body"><text:span text:style-name="T1">“And that right fuckin’ there is why I’m leaving this fuckin’ boat. I respect you</text:span><text:change-start text:change-id="ct93825581702432"/><text:span text:style-name="T1">,</text:span><text:change-end text:change-id="ct93825581702432"/><text:span text:style-name="T1"> Hemi, and I like workin’ with you. But this boat is hers</text:span><text:change-start text:change-id="ct93825581700112"/><text:span text:style-name="T1">,</text:span><text:change-end text:change-id="ct93825581700112"/><text:span text:style-name="T1"> from fuckin’ bridge to fuckin’ keel, and she’s a fuckin’ stubborn piece of fuckin’ dried shit the odor of which is foulin’ the fuckin’ air of my whole fucking life right now. Yours</text:span><text:change-start text:change-id="ct93825581703152"/><text:span text:style-name="T1">,</text:span><text:change-end text:change-id="ct93825581703152"/><text:span text:style-name="T1"> too</text:span><text:change text:change-id="ct93825581703728"/><text:change-start text:change-id="ct93825581704848"/><text:span text:style-name="T1"> . . . </text:span><text:change-end text:change-id="ct93825581704848"/><text:change text:change-id="ct93825581705168"/><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3825581707952"/><text:span text:style-name="T1"> and climbed silently down off the bridge.</text:span></text:p>
      <text:p text:style-name="P7">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3825581709472"/><text:change-start text:change-id="ct93825581712528"/><text:span text:style-name="T1">twenty </text:span><text:change-end text:change-id="ct93825581712528"/><text:span text:style-name="T1">years to the rapid growth of what had come to be known worldwide as Stilt City. This policing was also the root cause of the heavy contesting of the waters f</text:span><text:change-start text:change-id="ct93825581713136"/><text:span text:style-name="T1">a</text:span><text:change-end text:change-id="ct93825581713136"/><text:change text:change-id="ct93825581713376"/><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3825576742832"/><text:span text:style-name="T1">from </text:span><text:change-end text:change-id="ct93825576742832"/><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3825581717840"/><text:span text:style-name="T1">“</text:span><text:change-end text:change-id="ct93825581717840"/><text:change text:change-id="ct93825581718080"/><text:span text:style-name="T1">Stilt City</text:span><text:change-start text:change-id="ct93825581718320"/><text:span text:style-name="T1">”</text:span><text:change-end text:change-id="ct93825581718320"/><text:change text:change-id="ct93825581718560"/><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3825581718800"/><text:change-start text:change-id="ct93825581719040"/><text:span text:style-name="T1">—</text:span><text:change-end text:change-id="ct93825581719040"/><text:span text:style-name="T1">some in places where the water was dozens of meters deep. The buildings teetered high above the larger waves they needed to clear in those deeper waters. They stood atop artificial underwater forests of rigidly</text:span><text:change-start text:change-id="ct93825581720032"/><text:span text:style-name="T1"> </text:span><text:change-end text:change-id="ct93825581720032"/><text:change text:change-id="ct93825581720432"/><text:span text:style-name="T1">spaced trees</text:span><text:change-start text:change-id="ct93825581723168"/><text:span text:style-name="T1">,</text:span><text:change-end text:change-id="ct93825581723168"/><text:span text:style-name="T1"> </text:span><text:soft-page-break/><text:span text:style-name="T1">placed by </text:span><text:change text:change-id="ct9382558172544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7">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3825576585824"/><text:span text:style-name="T1">,</text:span><text:change-end text:change-id="ct93825576585824"/><text:span text:style-name="T1"> boats of all sizes were rafted up</text:span><text:change-start text:change-id="ct93825576518592"/><text:span text:style-name="T1">,</text:span><text:change-end text:change-id="ct93825576518592"/><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3825576588912"/><text:span text:style-name="T1">,</text:span><text:change-end text:change-id="ct93825576588912"/><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3825576518960"/><text:span text:style-name="T1">,</text:span><text:change-end text:change-id="ct93825576518960"/><text:span text:style-name="T1"> who sat at the controls.</text:span></text:p>
      <text:p text:style-name="P7">“So this entire place is built on stilts?” asked Cassandra.</text:p>
      <text:p text:style-name="P7">“That’s why they call it fuckin’ Stilt City,” said Percy.</text:p>
      <text:p text:style-name="P7">“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7">“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3825581703392"/><text:change-start text:change-id="ct93825581724144"/><text:span text:style-name="T1"> . . . </text:span><text:change-end text:change-id="ct93825581724144"/><text:change text:change-id="ct93825581738768"/><text:span text:style-name="T1">there are many who worry that a really big storm could wipe the entire thing out. The residents here may simply be lucky that it has not happened yet.”</text:span></text:p>
      <text:p text:style-name="P7"><text:soft-page-break/>“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3825581741376"/><text:span text:style-name="T1">,</text:span><text:change-end text:change-id="ct93825581741376"/><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3825581742656"/><text:change-start text:change-id="ct93825581743184"/><text:span text:style-name="T1">ahead</text:span><text:change-end text:change-id="ct93825581743184"/><text:span text:style-name="T1"> of them. On either side of the channel</text:span><text:change-start text:change-id="ct93825581744032"/><text:span text:style-name="T1">,</text:span><text:change-end text:change-id="ct93825581744032"/><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3825581745616"/><text:span text:style-name="T1">,</text:span><text:change-end text:change-id="ct93825581745616"/><text:span text:style-name="T1"> which gave access to buildings and homes </text:span><text:change text:change-id="ct93825581746688"/><text:span text:style-name="T1">buried deep in the dense clumps of development.</text:span></text:p>
      <text:p text:style-name="Text_20_body"><text:span text:style-name="T1">Every so often</text:span><text:change-start text:change-id="ct93825581749152"/><text:span text:style-name="T1">,</text:span><text:change-end text:change-id="ct93825581749152"/><text:span text:style-name="T1"> the masses of huts were broken up by a large access channel running off the main channel. Around these access channels </text:span><text:change-start text:change-id="ct93825581749392"/><text:span text:style-name="T1">had risen </text:span><text:change-end text:change-id="ct93825581749392"/><text:span text:style-name="T1">most of the commercial trade</text:span><text:change text:change-id="ct93825581749632"/><text:span text:style-name="T1">, which had led to the building of long docks and piers, more substantial warehouses, and larger buildings</text:span><text:change text:change-id="ct93825581749872"/><text:change-start text:change-id="ct93825581750112"/><text:span text:style-name="T1">—</text:span><text:change-end text:change-id="ct93825581750112"/><text:span text:style-name="T1">always sitting on stilts above the water. The fancier buildings had paid </text:span><text:change text:change-id="ct93825581750592"/><text:span text:style-name="T1">extra </text:span><text:change text:change-id="ct9382558175115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3825576383696"/><text:change-start text:change-id="ct93825581752272"/><text:span text:style-name="T1">—</text:span><text:change-end text:change-id="ct93825581752272"/><text:span text:style-name="T1">sometimes up onto the mainland and ground-based logistical connections.</text:span></text:p>
      <text:p text:style-name="P7">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3825581754384"/><text:span text:style-name="T1">, </text:span><text:change-end text:change-id="ct93825581754384"/><text:change text:change-id="ct9382558175668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3825581756928"/><text:span text:style-name="T1">Percy somewhat, but she would have been much more satisfied with a quality chart of </text:span><text:change-start text:change-id="ct93825581757808"/><text:span text:style-name="T1">Stilt City’s </text:span><text:change-end text:change-id="ct93825581757808"/><text:change text:change-id="ct93825581758048"/><text:span text:style-name="T1">many passages and byways</text:span><text:change text:change-id="ct93825581758288"/><text:span text:style-name="T1">.</text:span></text:p>
      <text:p text:style-name="Text_20_body"><text:soft-page-break/><text:span text:style-name="T1">The open lane of the oiler in front of them made navigating much easier. The local boats generally tried to stay out of the way of the bigger ships</text:span><text:change-start text:change-id="ct93825581759840"/><text:span text:style-name="T1">,</text:span><text:change-end text:change-id="ct93825581759840"/><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3825581760368"/><text:span text:style-name="T1">,</text:span><text:change-end text:change-id="ct93825581760368"/><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3825581760896"/><text:span text:style-name="T1">h</text:span><text:change-end text:change-id="ct93825581760896"/><text:change text:change-id="ct93825581766896"/><text:span text:style-name="T1">e shouted up to the bridge of the sail as he continued to move towards them. “I can bring your sub marine in to where-the-fuck-ever. I know all the ways and docks around here. I can make sure you don’t ground</text:span><text:change text:change-id="ct93825581767136"/><text:change-start text:change-id="ct93825581767888"/><text:span text:style-name="T1">—</text:span><text:change-end text:change-id="ct93825581767888"/><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3825581769056"/><text:span text:style-name="T1"> </text:span><text:change-end text:change-id="ct93825581769056"/><text:change text:change-id="ct93825581769296"/><text:span text:style-name="T1">white, shortly</text:span><text:change-start text:change-id="ct93825581769536"/><text:span text:style-name="T1"> </text:span><text:change-end text:change-id="ct93825581769536"/><text:change text:change-id="ct93825581769776"/><text:span text:style-name="T1">trimmed beard and hair stood out in stark contrast to his leathery skin, which all the older local</text:span><text:change-start text:change-id="ct93825581770544"/><text:span text:style-name="T1">s </text:span><text:change-end text:change-id="ct93825581770544"/><text:change text:change-id="ct93825581770784"/><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3825581771840"/><text:change-start text:change-id="ct93825581772080"/><text:span text:style-name="T1">—</text:span><text:change-end text:change-id="ct93825581772080"/><text:span text:style-name="T1">pee-ahr-oh, at least that’s how most off-shore folks pronounce it.”</text:span></text:p>
      <text:p text:style-name="Text_20_body"><text:span text:style-name="T1">“</text:span><text:span text:style-name="T2">Sir</text:span><text:span text:style-name="T1"> Piero?” Percy asked.</text:span></text:p>
      <text:p text:style-name="P7">“Knighted for my prest-ee-jee-ous piloting work. Respect the title, if you please.”</text:p>
      <text:p text:style-name="Text_20_body"><text:span text:style-name="T1">“Knighted by whom?” Hemi asked, </text:span><text:change text:change-id="ct93825581774240"/><text:change-start text:change-id="ct93825581774480"/><text:span text:style-name="T1">then,</text:span><text:change-end text:change-id="ct93825581774480"/><text:span text:style-name="T1"> letting that pass</text:span><text:change-start text:change-id="ct93825581774720"/><text:span text:style-name="T1">,</text:span><text:change-end text:change-id="ct93825581774720"/><text:span text:style-name="T1"> </text:span><text:change text:change-id="ct93825581774960"/><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7">The man looked it over. “Surely. That’s no great fuckin’ way from here.”</text:p>
      <text:p text:style-name="Text_20_body"><text:span text:style-name="T1">“Have you ever piloted a submarine before</text:span><text:change-start text:change-id="ct93825581776480"/><text:span text:style-name="T1">,</text:span><text:change-end text:change-id="ct93825581776480"/><text:span text:style-name="T1"> Sir Piero?” Percy asked. “It’s not totally like fuckin’ surface ships.”</text:span></text:p>
      <text:p text:style-name="Text_20_body"><text:soft-page-break/><text:span text:style-name="T1">“Surely! I piloted lots of sub marines in and out.” He pronounced </text:span><text:change-start text:change-id="ct93825581777360"/><text:span text:style-name="T1">“</text:span><text:change-end text:change-id="ct93825581777360"/><text:change text:change-id="ct93825581777600"/><text:span text:style-name="T1">sub marine</text:span><text:change-start text:change-id="ct93825581777840"/><text:span text:style-name="T1">”</text:span><text:change-end text:change-id="ct93825581777840"/><text:change text:change-id="ct93825581778080"/><text:span text:style-name="T1"> like it was two separate words. “I’m a knighted pro</text:span><text:change-start text:change-id="ct93825581779136"/><text:span text:style-name="T1">-</text:span><text:change-end text:change-id="ct93825581779136"/><text:change text:change-id="ct93825581779536"/><text:span text:style-name="T1">fessional, all manner of craft experienced. I even had a pilot’s license</text:span><text:change text:change-id="ct93825581780784"/><text:change-start text:change-id="ct93825581782208"/><text:span text:style-name="T1">—</text:span><text:change-end text:change-id="ct93825581782208"/><text:span text:style-name="T1">back when those used to be more strictly required.”</text:span></text:p>
      <text:p text:style-name="P7">“How much money will it cost to hire you?” Hemi asked.</text:p>
      <text:p text:style-name="P7">“Depends on what kind of money you have.”</text:p>
      <text:p text:style-name="P7">“Coin,” said Percy, showing him one from her pocket.</text:p>
      <text:p text:style-name="Text_20_body"><text:span text:style-name="T1">“</text:span><text:change text:change-id="ct93825581784944"/><text:change-start text:change-id="ct93825581785184"/><text:span text:style-name="T1">Ten </text:span><text:change-end text:change-id="ct93825581785184"/><text:span text:style-name="T1">coin. Both in and out. If you go back out today.”</text:span></text:p>
      <text:p text:style-name="P7">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3825581787408"/><text:change-start text:change-id="ct93825581787648"/><text:span text:style-name="T1">—</text:span><text:change-end text:change-id="ct93825581787648"/><text:span text:style-name="T1">and with a great deal of confidence</text:span><text:change text:change-id="ct93825581787888"/><text:change-start text:change-id="ct93825581788448"/><text:span text:style-name="T1">—</text:span><text:change-end text:change-id="ct93825581788448"/><text:change-start text:change-id="ct93825581789088"/><text:span text:style-name="T1">he </text:span><text:change-end text:change-id="ct93825581789088"/><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3825581788128"/><text:span text:style-name="T1">.</text:span><text:change-end text:change-id="ct93825581788128"/><text:change text:change-id="ct93825576362240"/><text:span text:style-name="T1"> “</text:span><text:change-start text:change-id="ct93825576297872"/><text:span text:style-name="T1">W</text:span><text:change-end text:change-id="ct93825576297872"/><text:change text:change-id="ct9382557618052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3825577499888"/><text:span text:style-name="T1">,</text:span><text:change-end text:change-id="ct93825577499888"/><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oft-page-break/><text:span text:style-name="T1">Bastian suddenly called up from the control room with a sense of urgency. “Up on the bridge: the depth-under-keel has a warning light and is showing very shallow</text:span><text:change text:change-id="ct93825581790448"/><text:change-start text:change-id="ct93825581744608"/><text:span text:style-name="T1">—</text:span><text:change-end text:change-id="ct93825581744608"/><text:span text:style-name="T1">two meters.”</text:span></text:p>
      <text:p text:style-name="Text_20_body"><text:span text:style-name="T1">“Umm, Sir Piero</text:span><text:change text:change-id="ct93825581724928"/><text:change-start text:change-id="ct93825581725968"/><text:span text:style-name="T1"> . . . </text:span><text:change-end text:change-id="ct93825581725968"/><text:span text:style-name="T1"><text:s/>are you sure there’s enough fuckin’ water here?” Percy asked him.</text:span><text:change text:change-id="ct93825581796736"/></text:p>
      <text:p text:style-name="P7">“Plenty of water. I have taken many ships through here.”</text:p>
      <text:p text:style-name="Text_20_body"><text:span text:style-name="T1">“But subs</text:span><text:change text:change-id="ct93825581797904"/><text:change-start text:change-id="ct93825581798144"/><text:span text:style-name="T1"> . . . </text:span><text:change-end text:change-id="ct93825581798144"/><text:span text:style-name="T1"><text:s/>we draft a little fucking deeper</text:span><text:change-start text:change-id="ct93825581798384"/><text:span text:style-name="T1">,</text:span><text:change-end text:change-id="ct93825581798384"/><text:span text:style-name="T1"> you know.”</text:span></text:p>
      <text:p text:style-name="Text_20_body"><text:span text:style-name="T1">“Sub marines. Ya</text:span><text:change-start text:change-id="ct93825581799264"/><text:span text:style-name="T1">,</text:span><text:change-end text:change-id="ct93825581799264"/><text:span text:style-name="T1"> ya.”</text:span></text:p>
      <text:p text:style-name="Text_20_body"><text:span text:style-name="T1">At that moment the grounding alarm buzzed loudly in the control room. Percy flew down the ladder</text:span><text:change text:change-id="ct93825581800400"/><text:span text:style-name="T1"> and stood behind Bastian</text:span><text:change-start text:change-id="ct93825581800640"/><text:span text:style-name="T1">,</text:span><text:change-end text:change-id="ct9382558180064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3825581801984"/><text:span text:style-name="T1">s</text:span><text:change-end text:change-id="ct93825581801984"/><text:change text:change-id="ct9382558180222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7">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3825581804384"/><text:span text:style-name="T1">,</text:span><text:change-end text:change-id="ct93825581804384"/><text:span text:style-name="T1"> you fucking amateur, what the fuck did you do? Bastian, power down the fucking motor before we’re driven permanently into the muck.”</text:span></text:p>
      <text:p text:style-name="P7">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3825581805904"/><text:span text:style-name="T1">,”</text:span><text:change-end text:change-id="ct93825581805904"/><text:change text:change-id="ct93825581806144"/><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3825581808320"/><text:span text:style-name="T1">,</text:span><text:change-end text:change-id="ct93825581808320"/><text:span text:style-name="T1"> Captain Percy.” He leaned over the hatch and cupped one small hand to the side of his mouth. “’Hoy! You at the throttle controls: reverse motor, two knots.”</text:span></text:p>
      <text:p text:style-name="P7"><text:soft-page-break/>“And then what? Fucking back the whole way out to the main channel? It’s not like there’s room to fucking turn around here.”</text:p>
      <text:p text:style-name="P7">“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382558181358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3825581813824"/><text:change-start text:change-id="ct93825581818256"/><text:span text:style-name="T1">—</text:span><text:change-end text:change-id="ct93825581818256"/><text:span text:style-name="T1">but with much inertia</text:span><text:change text:change-id="ct93825581820304"/><text:change-start text:change-id="ct93825581822256"/><text:span text:style-name="T1">—</text:span><text:change-end text:change-id="ct93825581822256"/><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7">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3825581816640"/><text:span text:style-name="T1">,</text:span><text:change-end text:change-id="ct93825581816640"/><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text:span><text:soft-page-break/><text:span text:style-name="T1">forward progress was not stopped this time, and they soon came over the shallow spot, and the gauge showed a clear four meters of water under them.</text:span></text:p>
      <text:p text:style-name="P7">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3825581817904"/><text:change-start text:change-id="ct93825581830816"/><text:span text:style-name="T1">—</text:span><text:change-end text:change-id="ct9382558183081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3825581836416"/><text:span text:style-name="T1"> as well</text:span><text:change-end text:change-id="ct9382558183641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3825581838752"/><text:span text:style-name="T1">,</text:span><text:change-end text:change-id="ct93825581838752"/><text:span text:style-name="T1"> though, since this area was far more heavily populated with cargo than people.</text:span></text:p>
      <text:p text:style-name="Text_20_body"><text:span text:style-name="T1">Finally</text:span><text:change-start text:change-id="ct93825581831408"/><text:span text:style-name="T1">,</text:span><text:change-end text:change-id="ct93825581831408"/><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3825581833264"/><text:span text:style-name="T1">’s</text:span><text:change-end text:change-id="ct93825581833264"/><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oft-page-break/><text:span text:style-name="T1">The dock ran into a large and mostly</text:span><text:change-start text:change-id="ct93825581831936"/><text:span text:style-name="T1"> </text:span><text:change-end text:change-id="ct93825581831936"/><text:change text:change-id="ct93825577233488"/><text:span text:style-name="T1">empty platform. It was one of the platforms that had a roof built over it, supported on the same graying wood pylons as the dock, and roofed with roughly</text:span><text:change-start text:change-id="ct93825581836656"/><text:span text:style-name="T1"> </text:span><text:change-end text:change-id="ct93825581836656"/><text:change text:change-id="ct93825581834144"/><text:span text:style-name="T1">hewn old boards that had gaps and holes that let light, and presumably rain, pass through in many places. At the far end of the platform was a squat little cube of an office with a few stacks of crates near it</text:span><text:change-start text:change-id="ct93825581845808"/><text:span text:style-name="T1">,</text:span><text:change-end text:change-id="ct93825581845808"/><text:span text:style-name="T1"> from which the business of the platform and dock was executed.</text:span></text:p>
      <text:p text:style-name="Text_20_body"><text:span text:style-name="T1">As soon as the lines were secured</text:span><text:change-start text:change-id="ct93825581847648"/><text:span text:style-name="T1">,</text:span><text:change-end text:change-id="ct93825581847648"/><text:span text:style-name="T1"> Chips hauled two large and frayed canvas duffels containing all her gear up from the cargo hold catwalk and onto the deck. From there she threw the heavy bags across to the dock</text:span><text:change-start text:change-id="ct93825581847888"/><text:span text:style-name="T1">,</text:span><text:change-end text:change-id="ct93825581847888"/><text:span text:style-name="T1"> where Gregory made sure they landed without falling off into the water on the other side.</text:span></text:p>
      <text:p text:style-name="P7">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3825581848128"/><text:span text:style-name="T1">,</text:span><text:change-end text:change-id="ct93825581848128"/><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7">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3825581851200"/><text:span text:style-name="T1">,</text:span><text:change-end text:change-id="ct93825581851200"/><text:span text:style-name="T1"> Hemi?”</text:span></text:p>
      <text:p text:style-name="P7">“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7">A few minutes later it was opened by a squat, fat man wearing pince-nez. “Who are you?” he asked Hemi.</text:p>
      <text:p text:style-name="Text_20_body"><text:span text:style-name="T1">“Hemi Howell, </text:span><text:change-start text:change-id="ct93825581854288"/><text:span text:style-name="T1">d</text:span><text:change-end text:change-id="ct93825581854288"/><text:change text:change-id="ct93825581854528"/><text:span text:style-name="T1">eck </text:span><text:change-start text:change-id="ct93825581854768"/><text:span text:style-name="T1">b</text:span><text:change-end text:change-id="ct93825581854768"/><text:change text:change-id="ct93825581855008"/><text:span text:style-name="T1">oss on the </text:span><text:span text:style-name="T2">Prospect</text:span><text:span text:style-name="T1">.” Hemi nodded towards the boat. “We have a delivery.” Hemi handed the fat man the clipboard.</text:span></text:p>
      <text:p text:style-name="P7">“Ah. I’m the dock boss here,” said the man as he scanned the top page, lifted it, and ran a bulbous finger down the center of the second page. Unlike most of the residents in Stilt City, the dock boss looked like he had spent most of his working life inside. “Ah, <text:soft-page-break/>Miss Mai. We expected you two fucking days ago.” He looked disappointed. “Authority trouble?”</text:p>
      <text:p text:style-name="P7">“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3825581855248"/><text:span text:style-name="T1">,</text:span><text:change-end text:change-id="ct93825581855248"/><text:span text:style-name="T1"> though.”</text:span></text:p>
      <text:p text:style-name="P7">“Can we use your crane?”</text:p>
      <text:p text:style-name="Text_20_body"><text:span text:style-name="T1">“Sure, if you think you know how to drive it. I’m not fucking responsible if you damage your boat in any way</text:span><text:change-start text:change-id="ct93825577234960"/><text:span text:style-name="T1">,</text:span><text:change-end text:change-id="ct93825577234960"/><text:span text:style-name="T1"> though, got it?”</text:span></text:p>
      <text:p text:style-name="P7">Hemi nodded.</text:p>
      <text:p text:style-name="P7">“There’s also some carts over there at the end of the platform. You can use them to offload cargo and move it onto the platform.”</text:p>
      <text:p text:style-name="Text_20_body"><text:span text:style-name="T1">“OK</text:span><text:change text:change-id="ct93825581837680"/><text:change-start text:change-id="ct93825581860256"/><text:span text:style-name="T1"> . . .</text:span><text:change-end text:change-id="ct93825581860256"/><text:span text:style-name="T1"> thank you,” said Hemi as he took Gregory’s arm and turned him back towards the dock.</text:span></text:p>
      <text:p text:style-name="Text_20_body"><text:span text:style-name="T1">“And, uh, be careful,” continued the dock boss</text:span><text:change-start text:change-id="ct93825581861136"/><text:span text:style-name="T1">.</text:span><text:change-end text:change-id="ct93825581861136"/><text:change text:change-id="ct93825581861376"/><text:span text:style-name="T1"> “If you damage the platform, or say, blow it up, </text:span><text:span text:style-name="T2">you</text:span><text:span text:style-name="T1"> are fucking responsible, understood?”</text:span></text:p>
      <text:p text:style-name="P7">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7">“No. That is their responsibility. They want the cargo, they need to move it. You and I are going to set up the gangway.”</text:p>
      <text:p text:style-name="Text_20_body"><text:span text:style-name="T1">Hemi got the engine for the crane started</text:span><text:change-start text:change-id="ct93825581862256"/><text:span text:style-name="T1">,</text:span><text:change-end text:change-id="ct93825581862256"/><text:span text:style-name="T1"> and when it was pouring black diesel smoke at a nice consistent rate out over the channel, he lowered the boom</text:span><text:change text:change-id="ct93825581864912"/><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3825577188560"/><text:span text:style-name="T1">s</text:span><text:change-end text:change-id="ct93825577188560"/><text:span text:style-name="T1"> crew got there. So </text:span><text:change text:change-id="ct93825581868208"/><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oft-page-break/><text:span text:style-name="T1">They proceeded to drink two and a half pots of coffee as a couple of hours passed, but eventually there was the sound of feet on the </text:span><text:span text:style-name="T2">Prospect</text:span><text:change-start text:change-id="ct93825581871216"/><text:span text:style-name="T1">’s</text:span><text:change-end text:change-id="ct93825581871216"/><text:span text:style-name="T1"> deck above and the grind of the crane’s diesel starting up. When Percy got down to the cargo hold, the deck boss’</text:span><text:change-start text:change-id="ct93825581872000"/><text:span text:style-name="T1">s</text:span><text:change-end text:change-id="ct93825581872000"/><text:span text:style-name="T1"> crew of people</text:span><text:change text:change-id="ct93825581872880"/><text:change-start text:change-id="ct93825581874896"/><text:span text:style-name="T1">—</text:span><text:change-end text:change-id="ct93825581874896"/><text:span text:style-name="T1">men and women, but all of a hefty dockworker build and wearing tough, undyed canvas clothing</text:span><text:change text:change-id="ct93825581875136"/><text:change-start text:change-id="ct93825581878864"/><text:span text:style-name="T1">—</text:span><text:change-end text:change-id="ct93825581878864"/><text:span text:style-name="T1">were already rigging crates onto the hook of the crane and preparing to unload.</text:span></text:p>
      <text:p text:style-name="P7">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3825581881088"/><text:span text:style-name="T1">,</text:span><text:change-end text:change-id="ct93825581881088"/><text:span text:style-name="T1"> there was not much to say. Percy was getting sleepy in the warm and still afternoon air.</text:span></text:p>
      <text:p text:style-name="Text_20_body"><text:span text:style-name="T1">Then Percy asked, “</text:span><text:change-start text:change-id="ct93825581881328"/><text:span text:style-name="T1">S</text:span><text:change-end text:change-id="ct93825581881328"/><text:change text:change-id="ct93825581882208"/><text:span text:style-name="T1">o Chips is fucking gone?”</text:span></text:p>
      <text:p text:style-name="P7">“Yes, gone,” said Hemi.</text:p>
      <text:p text:style-name="P7">“What are we going to do about that? We need a fucking engineer.”</text:p>
      <text:p text:style-name="P7">“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3825581885008"/><text:span text:style-name="T1">d</text:span><text:change-end text:change-id="ct93825581885008"/><text:change text:change-id="ct93825581885248"/><text:span text:style-name="T1">eck </text:span><text:change-start text:change-id="ct93825581885488"/><text:span text:style-name="T1">b</text:span><text:change-end text:change-id="ct93825581885488"/><text:change text:change-id="ct93825581885728"/><text:span text:style-name="T1">oss</text:span><text:change-start text:change-id="ct93825581885968"/><text:span text:style-name="T1">,</text:span><text:change-end text:change-id="ct93825581885968"/><text:span text:style-name="T1"> Hemi</text:span><text:change text:change-id="ct93825581886528"/><text:change-start text:change-id="ct93825581887424"/><text:span text:style-name="T1">—</text:span><text:change-end text:change-id="ct93825581887424"/><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3825581889280"/><text:change-start text:change-id="ct93825581889520"/><text:span text:style-name="T1"> . . .</text:span><text:change-end text:change-id="ct93825581889520"/><text:span text:style-name="T1">”</text:span></text:p>
      <text:p text:style-name="Text_20_body"><text:span text:style-name="T1">Into the middle of their conversation crept the roll of heavy diesels from a large ship moving up the channel. When a horn sounded</text:span><text:change-start text:change-id="ct93825581891216"/><text:span text:style-name="T1">,</text:span><text:change-end text:change-id="ct93825581891216"/><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7">“Fuckin’ Shakes!” Percy shouted to him and waved her arm in the air.</text:p>
      <text:p text:style-name="P7">Shakes waved one arm back at them.</text:p>
      <text:p text:style-name="Text_20_body"><text:span text:style-name="T1">Hemi and Percy made their way down to the dock</text:span><text:change text:change-id="ct93825581894304"/><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oft-page-break/><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3825581895824"/><text:span text:style-name="T1">,</text:span><text:change-end text:change-id="ct93825581895824"/><text:change text:change-id="ct93825581896064"/><text:span text:style-name="T1"> as you can see,” said Percy. “How’d you find us, Shakes?”</text:span></text:p>
      <text:p text:style-name="Text_20_body"><text:span text:style-name="T1">“Captain Shakes, if you please. As for finding you: it was fuckin’ Herschel</text:span><text:change-start text:change-id="ct93825581896944"/><text:span text:style-name="T1">,</text:span><text:change-end text:change-id="ct93825581896944"/><text:span text:style-name="T1"> of course! Hang on</text:span><text:change text:change-id="ct93825581897184"/><text:change-start text:change-id="ct93825581897424"/><text:span text:style-name="T1"> . . .</text:span><text:change-end text:change-id="ct93825581897424"/><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7">“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3825581901840"/><text:change-start text:change-id="ct93825581902080"/><text:span text:style-name="T1"> . . . </text:span><text:change-end text:change-id="ct93825581902080"/><text:change text:change-id="ct93825581902320"/><text:span text:style-name="T1">But Herschel was the easy part. The hard part was finding the dock on the way into Stilt City here. Had to stop and ask people probably a dozen fuckin’ times</text:span><text:change text:change-id="ct93825581903264"/><text:change-start text:change-id="ct93825581903504"/><text:span text:style-name="T1">—</text:span><text:change-end text:change-id="ct93825581903504"/><text:span text:style-name="T1">and folks around here speak a strange fuckin’ mix of languages I don’t fuckin’ understand, mostly.”</text:span></text:p>
      <text:p text:style-name="P7">“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3825581904672"/><text:change-start text:change-id="ct93825581905152"/><text:span text:style-name="T1">—</text:span><text:change-end text:change-id="ct9382558190515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3825581910736"/><text:span text:style-name="T1">s</text:span><text:change-end text:change-id="ct93825581910736"/><text:change text:change-id="ct93825581910976"/><text:span text:style-name="T1">o the </text:span><text:span text:style-name="T2">Gnat</text:span><text:span text:style-name="T1"> does have an active sonar system?”</text:span></text:p>
      <text:p text:style-name="P7">“Say again? I seem to fuckin’ be harder of hearing these days.”</text:p>
      <text:p text:style-name="P7">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3825581913136"/><text:span text:style-name="T1">-</text:span><text:change-end text:change-id="ct93825581913136"/><text:change text:change-id="ct93825581915136"/><text:span text:style-name="T1">meter wave, rolled her right the fuck over. She was completely on her side for a bit, but eventually came upright again,” said Percy.</text:span></text:p>
      <text:p text:style-name="P7"><text:soft-page-break/>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7">“Motherfucker,” said Shakes, “you’ve all had it rough. I feel like I had the easy part of the job. Yet here I fuckin’ am to collect my due!”</text:p>
      <text:p text:style-name="P7">“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3825581919232"/><text:span text:style-name="T1">.</text:span><text:change-end text:change-id="ct93825581919232"/><text:change text:change-id="ct93825581919472"/><text:span text:style-name="T1"> “I’m going to check my cargo hold and make sure they didn’t fuck any shit up when they were swinging that iron hook around down there.”</text:span></text:p>
      <text:p text:style-name="P7">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3825581922288"/><text:span text:style-name="T1">,</text:span><text:change-end text:change-id="ct93825581922288"/><text:change text:change-id="ct93825581922528"/><text:span text:style-name="T1"> </text:span><text:change-start text:change-id="ct93825581922768"/><text:span text:style-name="T1">t</text:span><text:change-end text:change-id="ct93825581922768"/><text:change text:change-id="ct93825581923008"/><text:span text:style-name="T1">he manifest says 215 crates, but I only count 212.” The dock boss gestured towards the stacks of crates.</text:span></text:p>
      <text:p text:style-name="P7">“I do not know what to tell you. Logistics is not an exact science,” said Hemi.</text:p>
      <text:p text:style-name="Text_20_body"><text:span text:style-name="T1">“No</text:span><text:change-start text:change-id="ct93825581923248"/><text:span text:style-name="T1">,</text:span><text:change-end text:change-id="ct93825581923248"/><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3825581926400"/><text:change-start text:change-id="ct93825581926640"/><text:span text:style-name="T1">—</text:span><text:change-end text:change-id="ct93825581926640"/><text:span text:style-name="T1">with Hemi double</text:span><text:change-start text:change-id="ct93825581927456"/><text:span text:style-name="T1">-</text:span><text:change-end text:change-id="ct93825581927456"/><text:change text:change-id="ct93825581927696"/><text:span text:style-name="T1">checking every stack</text:span><text:change text:change-id="ct93825581927936"/><text:change-start text:change-id="ct93825581929120"/><text:span text:style-name="T1">—</text:span><text:change-end text:change-id="ct93825581929120"/><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3825581930384"/><text:span text:style-name="T1">s</text:span><text:change-end text:change-id="ct93825581930384"/><text:span text:style-name="T1"> second deck-hand share</text:span><text:change text:change-id="ct93825581931696"/><text:span text:style-name="T1">. They agreed to leave the payment for the modifications to the </text:span><text:span text:style-name="T2">Gnat</text:span><text:span text:style-name="T1"> for a later time when Shakes could figure the cost more precisely.</text:span></text:p>
      <text:p text:style-name="P7">They had just stepped onto the dock when Shakes shaded his eyes and looked far up the channel. “What the fuck is going on up there?”</text:p>
      <text:p text:style-name="P7">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7"><text:soft-page-break/>“It is them,” said Hemi.</text:p>
      <text:p text:style-name="P7">“Are you fucking kidding me?” Shakes exclaimed.</text:p>
      <text:p text:style-name="Text_20_body"><text:span text:style-name="T1">“We have to get the boats off</text:span><text:change-start text:change-id="ct93825575747360"/><text:span text:style-name="T1">,</text:span><text:change-end text:change-id="ct93825575747360"/><text:span text:style-name="T1"> Shakes.”</text:span></text:p>
      <text:p text:style-name="P7">“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3825581942288"/><text:span text:style-name="T1">,</text:span><text:change-end text:change-id="ct93825581942288"/><text:span text:style-name="T1"> fiercely</text:span><text:change-start text:change-id="ct93825581942528"/><text:span text:style-name="T1"> </text:span><text:change-end text:change-id="ct93825581942528"/><text:change text:change-id="ct93825581942768"/><text:span text:style-name="T1">angled shape of the ram mounted on the bow sharply slicing the water.</text:span></text:p>
      <text:p text:style-name="P7">Hemi leaned over the open cargo hatch as he came up to it on the deck and saw Gregory down in the cargo hold securing pieces of equipment that the dockworkers had moved while unloading the cargo.</text:p>
      <text:p text:style-name="P7">“Gregory!” Hemi called down to him through the hatch. “We have to leave immediately. Come up here and throw the lines, then get the cargo hatch closed.” Hemi turned towards the sail but Gregory hailed him.</text:p>
      <text:p text:style-name="P7">“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3825581946672"/><text:span text:style-name="T1">“</text:span><text:change-end text:change-id="ct93825581946672"/><text:change text:change-id="ct93825581946912"/><text:span text:style-name="T1">fuck</text:span><text:change-start text:change-id="ct93825581947152"/><text:span text:style-name="T1">”</text:span><text:change-end text:change-id="ct93825581947152"/><text:change text:change-id="ct93825581947392"/><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3825581949824"/><text:span text:style-name="T1">,</text:span><text:change-end text:change-id="ct93825581949824"/><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3825581950704"/><text:span text:style-name="T1">,</text:span><text:change-end text:change-id="ct93825581950704"/><text:span text:style-name="T1"> Mister Hemi.” Sir Piero climbed the ladder up to the bridge from where his piloting would be carried out.</text:span></text:p>
      <text:p text:style-name="Text_20_body"><text:soft-page-break/><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3825581950944"/><text:span text:style-name="T1">,</text:span><text:change-end text:change-id="ct9382558195094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3825581930624"/><text:span text:style-name="T1">,</text:span><text:change-end text:change-id="ct93825581930624"/><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7">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7">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3825581957264"/><text:span text:style-name="T1">,</text:span><text:change-end text:change-id="ct93825581957264"/><text:span text:style-name="T1"> where he had thrown the levers that switched the power system from diesel to battery. He stood with his head out of the sail</text:span><text:change text:change-id="ct9382558195449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7">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oft-page-break/><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7">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7">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7"> </text:p>
      <text:p text:style-name="Text_20_body"><text:span text:style-name="T1">From the sail of the </text:span><text:span text:style-name="T2">Prospect</text:span><text:change-start text:change-id="ct93825581932672"/><text:span text:style-name="T1">,</text:span><text:change-end text:change-id="ct93825581932672"/><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3825581974528"/><text:change-start text:change-id="ct93825581976528"/><text:span text:style-name="T1">it </text:span><text:change-end text:change-id="ct93825581976528"/><text:span text:style-name="T1">could maintain the speed </text:span><text:change text:change-id="ct93825581978016"/><text:change-start text:change-id="ct93825581979504"/><text:span text:style-name="T1">it </text:span><text:change-end text:change-id="ct93825581979504"/><text:span text:style-name="T1">had gained moving up the channel and still drive into the turnaround bay. The ram turned towards the </text:span><text:span text:style-name="T2">Prospect</text:span><text:span text:style-name="T1">, and just as </text:span><text:change text:change-id="ct93825581983376"/><text:change-start text:change-id="ct93825581985952"/><text:span text:style-name="T1">it </text:span><text:change-end text:change-id="ct93825581985952"/><text:span text:style-name="T1">had the angle set so the ram would split the rear quarter of the </text:span><text:span text:style-name="T2">Prospect</text:span><text:change text:change-id="ct93825581988656"/><text:change-start text:change-id="ct93825581990096"/><text:span text:style-name="T1">—</text:span><text:change-end text:change-id="ct93825581990096"/><text:span text:style-name="T1">just as Percy was imagining the crazy fully-uniformed sub commander giving the order to put on a turn of the throttle</text:span><text:change text:change-id="ct93825581991952"/><text:change-start text:change-id="ct93825581991520"/><text:span text:style-name="T1">—</text:span><text:change-end text:change-id="ct93825581991520"/><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3825582001120"/><text:span text:style-name="T1">,</text:span><text:change-end text:change-id="ct93825582001120"/><text:span text:style-name="T1"> Sir Piero,” Percy said, “it’s all on you now</text:span><text:change-start text:change-id="ct93825582001360"/><text:span text:style-name="T1">,</text:span><text:change-end text:change-id="ct93825582001360"/><text:span text:style-name="T1"> my new fuckin’ friend. Can you get us back to the main channel?”</text:span></text:p>
      <text:p text:style-name="Text_20_body"><text:soft-page-break/><text:span text:style-name="T1">“Yes</text:span><text:change-start text:change-id="ct93825582002240"/><text:span text:style-name="T1">,</text:span><text:change-end text:change-id="ct93825582002240"/><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3825581931056"/><text:span text:style-name="T1">,</text:span><text:change-end text:change-id="ct93825581931056"/><text:span text:style-name="T1"> Hemi?” Percy asked. “The place is a fucking labyrinth!”</text:span></text:p>
      <text:p text:style-name="Text_20_body"><text:span text:style-name="T1">“Either they have exceptional intelligence in a foreign Authority’s port</text:span><text:change text:change-id="ct93825581981008"/><text:change-start text:change-id="ct93825581981248"/><text:span text:style-name="T1">—</text:span><text:change-end text:change-id="ct93825581981248"/><text:span text:style-name="T1">which seems unlikely</text:span><text:change text:change-id="ct93825581985232"/><text:change-start text:change-id="ct93825581972576"/><text:span text:style-name="T1">—</text:span><text:change-end text:change-id="ct93825581972576"/><text:span text:style-name="T1">or</text:span><text:change text:change-id="ct93825581953776"/><text:span text:style-name="T1"> they followed the dulcet sounds of the </text:span><text:span text:style-name="T2">Gnat’s</text:span><text:span text:style-name="T1"> ridiculously loud engines.”</text:span></text:p>
      <text:p text:style-name="P7">“Fuck. Yeah. They must have picked Shakes up somewhere on his approach to Stilt City, and then just quietly followed him into fucking port and through the city.”</text:p>
      <text:p text:style-name="P7">“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3825581974192"/><text:change-start text:change-id="ct93825581982240"/><text:span text:style-name="T1">—</text:span><text:change-end text:change-id="ct93825581982240"/><text:span text:style-name="T1">back to the main channel?”</text:span></text:p>
      <text:p text:style-name="P7">“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3825582005760"/><text:span text:style-name="T1">.</text:span><text:change-end text:change-id="ct93825582005760"/><text:change text:change-id="ct93825582006000"/><text:span text:style-name="T1"> “I will raise Shakes on the ship-to-ship and let him know the plan.”</text:span></text:p>
      <text:p text:style-name="P7"><text:soft-page-break/>“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3825582007520"/><text:span text:style-name="T1">,</text:span><text:change-end text:change-id="ct93825582007520"/><text:span text:style-name="T1"> and when Shakes heard him</text:span><text:change-start text:change-id="ct93825582008464"/><text:span text:style-name="T1">,</text:span><text:change-end text:change-id="ct93825582008464"/><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3825582011904"/><text:span text:style-name="T1">,</text:span><text:change-end text:change-id="ct93825582011904"/><text:span text:style-name="T1"> Hemi climbed up to the sail and back down into the control room.</text:span></text:p>
      <text:p text:style-name="P7">“How much further do we have to go to the shortcut?” Percy asked Sir Piero.</text:p>
      <text:p text:style-name="Text_20_body"><text:span text:style-name="T1">“Just another quarter mile or so. We have to slow the boat down even before we get there</text:span><text:change text:change-id="ct93825582013536"/><text:change-start text:change-id="ct93825582013776"/><text:span text:style-name="T1">—</text:span><text:change-end text:change-id="ct93825582013776"/><text:span text:style-name="T1">it is easy to miss a small lane like that, and </text:span><text:change-start text:change-id="ct93825581995104"/><text:span text:style-name="T1">there’s </text:span><text:change-end text:change-id="ct93825581995104"/><text:span text:style-name="T1">also no turnaround.”</text:span></text:p>
      <text:p text:style-name="Text_20_body"><text:span text:style-name="T1">“OK</text:span><text:change-start text:change-id="ct93825582015008"/><text:span text:style-name="T1">. W</text:span><text:change-end text:change-id="ct93825582015008"/><text:change text:change-id="ct93825582015248"/><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3825582017616"/><text:span text:style-name="T1">,</text:span><text:change-end text:change-id="ct93825582017616"/><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3825582019136"/><text:span text:style-name="T1">.</text:span></text:p>
      <text:p text:style-name="Text_20_body"><text:span text:style-name="T1">As before, they wound their way through the small homes. Sir Piero faced the bow and scanned the path in front of them with binoculars. Occasionally he cupped a hand </text:span><text:soft-page-break/><text:span text:style-name="T1">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3825582029808"/><text:span text:style-name="T1">-</text:span><text:change-end text:change-id="ct93825582029808"/><text:change text:change-id="ct93825582030048"/><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3825582030928"/><text:change-start text:change-id="ct93825582031168"/><text:span text:style-name="T1">—</text:span><text:change-end text:change-id="ct93825582031168"/><text:span text:style-name="T1">the black shadow of the sub rising up somewhere back in their wake</text:span><text:change-start text:change-id="ct93825582031728"/><text:span text:style-name="T1">,</text:span><text:change-end text:change-id="ct93825582031728"/><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7">“Sir Piero, that sub that was after us? They are coming this way,” said Percy. “Is there any chance we can move faster through here?”</text:p>
      <text:p text:style-name="P7">Sir Piero looked behind him and saw the rampaging destruction headed towards them.</text:p>
      <text:p text:style-name="Text_20_body"><text:span text:style-name="T1">“Sorry</text:span><text:change-start text:change-id="ct93825582038480"/><text:span text:style-name="T1">,</text:span><text:change-end text:change-id="ct93825582038480"/><text:span text:style-name="T1"> Captain Percy, I am not destroying my neighbors</text:span><text:change-start text:change-id="ct93825582038720"/><text:span text:style-name="T1">’</text:span><text:change-end text:change-id="ct93825582038720"/><text:span text:style-name="T1"> homes for the sake of your boat.”</text:span></text:p>
      <text:p text:style-name="P7">“You aren’t going to ground us again, are you? We’re finished if we get stopped.”</text:p>
      <text:p text:style-name="Text_20_body"><text:span text:style-name="T1">“No</text:span><text:change-start text:change-id="ct93825582040240"/><text:span text:style-name="T1">,</text:span><text:change-end text:change-id="ct93825582040240"/><text:span text:style-name="T1"> no. No fucking way! Your boat was loaded before. It is unloaded now</text:span><text:change text:change-id="ct93825582040480"/><text:change-start text:change-id="ct93825582040960"/><text:span text:style-name="T1">—</text:span><text:change-end text:change-id="ct93825582040960"/><text:span text:style-name="T1">lots of clearance.”</text:span></text:p>
      <text:p text:style-name="Text_20_body"><text:span text:style-name="T1">“Unless the tide went out</text:span><text:change-start text:change-id="ct93825582041840"/><text:span text:style-name="T1"> . . .</text:span><text:change-end text:change-id="ct93825582041840"/><text:change text:change-id="ct93825582042080"/><text:span text:style-name="T1">” said Percy.</text:span></text:p>
      <text:p text:style-name="P7">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text:span><text:soft-page-break/><text:span text:style-name="T1">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7">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7">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7">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7">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3825581991008"/><text:change-start text:change-id="ct93825582051088"/><text:span text:style-name="T1">—</text:span><text:change-end text:change-id="ct93825582051088"/><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text:span><text:soft-page-break/><text:span text:style-name="T1">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3825582053360"/><text:change-start text:change-id="ct93825582057584"/><text:span text:style-name="T1">fifteen </text:span><text:change-end text:change-id="ct93825582057584"/><text:span text:style-name="T1">knots.</text:span></text:p>
      <text:p text:style-name="Text_20_body"><text:span text:style-name="T1">“Careful</text:span><text:change-start text:change-id="ct93825582057984"/><text:span text:style-name="T1">,</text:span><text:change-end text:change-id="ct93825582057984"/><text:span text:style-name="T1"> Captain Percy,” said Sir Piero. “I cannot recommend all this speed in the channel full of big heavy ships and small wobbly boats. If any Authority vessels spots the </text:span><text:span text:style-name="T2">Prospect</text:span><text:change-start text:change-id="ct93825582058976"/><text:span text:style-name="T1">,</text:span><text:change-end text:change-id="ct93825582058976"/><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3825582059664"/><text:change-start text:change-id="ct93825582060144"/><text:span text:style-name="T1">—</text:span><text:change-end text:change-id="ct93825582060144"/><text:span text:style-name="T1">maybe the Authority will intervene with them instead!”</text:span></text:p>
      <text:p text:style-name="Text_20_body"><text:span text:style-name="T1">“That seems true enough. Here I must leave you</text:span><text:change-start text:change-id="ct93825582059904"/><text:span text:style-name="T1">,</text:span><text:change-end text:change-id="ct93825582059904"/><text:span text:style-name="T1"> then. If the Authority catches me piloting a craft at this speed in the channel, I will no longer be a pilot. Besides, there’s </text:span><text:change text:change-id="ct93825582061312"/><text:change-start text:change-id="ct93825582062176"/><text:span text:style-name="T1">fifty </text:span><text:change-end text:change-id="ct93825582062176"/><text:span text:style-name="T1">meters of water in the channel, you do not need me any more</text:span><text:change text:change-id="ct93825582062944"/><text:change-start text:change-id="ct93825582064096"/><text:span text:style-name="T1">—</text:span><text:change-end text:change-id="ct93825582064096"/><text:span text:style-name="T1">as long as you manage not to get crushed by a moving freighter.”</text:span></text:p>
      <text:p text:style-name="Text_20_body"><text:span text:style-name="T1">“Well</text:span><text:change-start text:change-id="ct93825582064896"/><text:span text:style-name="T1">,</text:span><text:change-end text:change-id="ct93825582064896"/><text:span text:style-name="T1"> fuck. That was as fine a bit of piloting as I have ever seen,” said Percy. She leaned over and called down to Hemi in the control room. “Hemi! Toss up the pay for Sir Piero.”</text:span></text:p>
      <text:p text:style-name="P7">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3825582066704"/><text:span text:style-name="T1">,</text:span><text:change-end text:change-id="ct93825582066704"/><text:span text:style-name="T1"> Sir Piero.”</text:span></text:p>
      <text:p text:style-name="Text_20_body"><text:span text:style-name="T1">“I am the best pilot in the city</text:span><text:change-start text:change-id="ct93825582066944"/><text:span text:style-name="T1">,</text:span><text:change-end text:change-id="ct93825582066944"/><text:span text:style-name="T1"> Captain Percy! If you come in this way again, be sure to ask for me.”</text:span></text:p>
      <text:p text:style-name="P7">“We fuckin’ will, for sure. Can you get your boat off at this speed? I really don’t want to slow down.”</text:p>
      <text:p text:style-name="P7">“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7"> </text:p>
      <text:p text:style-name="P7"><text:soft-page-break/>Captain Percy climbed down to the control room while closing and sealing the hatch above her head.</text:p>
      <text:p text:style-name="P7">“Did you guys get the cargo hatch sealed?” she asked.</text:p>
      <text:p text:style-name="P7">“Yup,” replied Gregory as he pointed upwards to the hatch control panel lit up all green indicating all the hatches on the boat were sealed.</text:p>
      <text:p text:style-name="P7">Percy punched the dive alarm. “OK, take us down to periscope depth.”</text:p>
      <text:p text:style-name="Text_20_body"><text:span text:style-name="T1">“Sylvia,” said Hemi, “may I suggest that we send up Herschel with a rendezvous point for Shakes before we dive</text:span><text:change-start text:change-id="ct93825582076512"/><text:span text:style-name="T1">?</text:span><text:change-end text:change-id="ct93825582076512"/><text:change text:change-id="ct9382558207675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3825582077888"/><text:change-start text:change-id="ct93825582078848"/><text:span text:style-name="T1">—</text:span><text:change-end text:change-id="ct93825582078848"/><text:span text:style-name="T1">and she was only a few meters below in the sonar compartment. It was simply good practice to use the PA to announce boat maneuvers regardless of the location of your crew members, as Chips had often pointed out to her.</text:span></text:p>
      <text:p text:style-name="P7">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7">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3825582053600"/><text:span text:style-name="T1">;</text:span><text:change-end text:change-id="ct93825582053600"/><text:change text:change-id="ct93825582084000"/><text:span text:style-name="T1"> a light on the hatch control panel lit up a brilliant red</text:span><text:change-start text:change-id="ct93825582085168"/><text:span text:style-name="T1">,</text:span><text:change-end text:change-id="ct93825582085168"/><text:span text:style-name="T1"> and an alarm sounded because the main ballast valves were open at the same time as one of the boat hatches.</text:span></text:p>
      <text:p text:style-name="Text_20_body"><text:span text:style-name="T1">Hemi quickly climbed to the sail</text:span><text:change text:change-id="ct93825582085408"/><text:span text:style-name="T1"> and tossed a fluttering Herschel up into the wind. Air was shooting out from the top of the deck in front of him</text:span><text:change-start text:change-id="ct93825582086896"/><text:span text:style-name="T1">,</text:span><text:change-end text:change-id="ct93825582086896"/><text:span text:style-name="T1"> carrying long streams of mist from the ballast tanks as high as the </text:span><text:span text:style-name="T2">Prospect</text:span><text:change-start text:change-id="ct93825582089376"/><text:span text:style-name="T1">’s</text:span><text:change-end text:change-id="ct93825582089376"/><text:span text:style-name="T1"> sail</text:span><text:change-start text:change-id="ct93825582091888"/><text:span text:style-name="T1">,</text:span><text:change-end text:change-id="ct93825582091888"/><text:span text:style-name="T1"> which blew back in his face. He took one last look at Herschel</text:span><text:change-start text:change-id="ct93825582094464"/><text:span text:style-name="T1">,</text:span><text:change-end text:change-id="ct93825582094464"/><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3825582099664"/><text:span text:style-name="T1">, silencing the alarm from the hatch control panel.</text:span></text:p>
      <text:p text:style-name="Text_20_body"><text:soft-page-break/><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3825582100544"/><text:span text:style-name="T1">that </text:span><text:change-end text:change-id="ct93825582100544"/><text:span text:style-name="T1">running submerged would be safer than cruising on the surface.</text:span></text:p>
      <text:p text:style-name="Text_20_body"><text:span text:style-name="T1">The pursuing sub was not within visual range. It was possible</text:span><text:change-start text:change-id="ct93825582084848"/><text:span text:style-name="T1"> that</text:span><text:change-end text:change-id="ct93825582084848"/><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3825582097136"/><text:span text:style-name="T1"> and hide in its shadow until we’re well the fuck out.”</text:span></text:p>
      <text:p text:style-name="P7">“It is a dangerous maneuver in these shallow waters, Sylvia,” said Hemi.</text:p>
      <text:p text:style-name="Text_20_body"><text:span text:style-name="T1">“That’s why I need you on sonar. And their speed is pretty slow</text:span><text:change text:change-id="ct93825582092304"/><text:change-start text:change-id="ct93825582105696"/><text:span text:style-name="T1">—</text:span><text:change-end text:change-id="ct93825582105696"/><text:span text:style-name="T1">that will make it a bit safer.”</text:span></text:p>
      <text:p text:style-name="Text_20_body"><text:span text:style-name="T1">“Alright,” said Hemi</text:span><text:change-start text:change-id="ct93825582106576"/><text:span text:style-name="T1">.</text:span><text:change-end text:change-id="ct93825582106576"/><text:change text:change-id="ct93825582106816"/><text:span text:style-name="T1"> “I will get on sonar with Cassandra, it will be good training for her to listen to this.” Hemi climbed down to the sonar station</text:span><text:change text:change-id="ct93825582107344"/><text:change-start text:change-id="ct93825582107584"/><text:span text:style-name="T1"> and</text:span><text:change-end text:change-id="ct93825582107584"/><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3825582107824"/><text:change-start text:change-id="ct93825582093952"/><text:span text:style-name="T1">for</text:span><text:change-end text:change-id="ct93825582093952"/><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3825582093392"/><text:change-start text:change-id="ct93825582096512"/><text:span text:style-name="T1">twenty </text:span><text:change-end text:change-id="ct93825582096512"/><text:span text:style-name="T1">meters below the surface. In some ways</text:span><text:change-start text:change-id="ct93825577407872"/><text:span text:style-name="T1">,</text:span><text:change-end text:change-id="ct93825577407872"/><text:span text:style-name="T1"> this made Hemi’s job simpler</text:span><text:change-start text:change-id="ct93825582108912"/><text:span text:style-name="T1">,</text:span><text:change-end text:change-id="ct93825582108912"/><text:span text:style-name="T1"> because all the traffic was now above them</text:span><text:change text:change-id="ct93825582110464"/><text:change-start text:change-id="ct93825582111904"/><text:span text:style-name="T1">—</text:span><text:change-end text:change-id="ct93825582111904"/><text:span text:style-name="T1">there should be no other submerged submarines in the channel. But with only </text:span><text:change text:change-id="ct93825582113344"/><text:change-start text:change-id="ct93825582114784"/><text:span text:style-name="T1">fifty </text:span><text:change-end text:change-id="ct93825582114784"/><text:span text:style-name="T1">meters of depth to play with, the sounds of the traffic above reflected off the bottom of the channel, back up, and then off in every direction</text:span><text:change-start text:change-id="ct93825582117696"/><text:span text:style-name="T1">,</text:span><text:change-end text:change-id="ct93825582117696"/><text:span text:style-name="T1"> making the space they were moving through feel very compressed to Hemi.</text:span></text:p>
      <text:p text:style-name="Text_20_body"><text:span text:style-name="T1">They had maintained a fast </text:span><text:change text:change-id="ct93825582118816"/><text:change-start text:change-id="ct93825582119056"/><text:span text:style-name="T1">fifteen </text:span><text:change-end text:change-id="ct93825582119056"/><text:span text:style-name="T1">knots since submerging. One of the first things Hemi asked Percy to do was to slow the boat down</text:span><text:change text:change-id="ct93825582119808"/><text:change-start text:change-id="ct93825582120336"/><text:span text:style-name="T1">—</text:span><text:change-end text:change-id="ct93825582120336"/><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3825582121296"/><text:span text:style-name="T1">ue</text:span><text:change-end text:change-id="ct93825582121296"/><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7">Percy stood directly next to Gregory and worked the tank trim panel herself, feeling the weight of her ship through its movements and finding an absolutely neutral buoyancy. <text:soft-page-break/>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3825582122800"/><text:span text:style-name="T1">;</text:span><text:change-end text:change-id="ct93825582122800"/><text:change text:change-id="ct93825582123040"/><text:span text:style-name="T1"> we have space to play with to our sides,” she said</text:span><text:change text:change-id="ct93825582123280"/><text:span text:style-name="T1">. “But Gregory: only make the most delicate moves on the dive planes</text:span><text:change text:change-id="ct93825582123872"/><text:change-start text:change-id="ct93825582124464"/><text:span text:style-name="T1">—</text:span><text:change-end text:change-id="ct9382558212446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3825582124992"/><text:span text:style-name="T1">,</text:span><text:change-end text:change-id="ct93825582124992"/><text:span text:style-name="T1"> Captain,” said Gregory, gripping the dive plane wheel. His eyes darted back and forth from the boat level indicators</text:span><text:change text:change-id="ct93825582125520"/><text:span text:style-name="T1"> to the depth indicator</text:span><text:change text:change-id="ct93825582125760"/><text:span text:style-name="T1"> to the depth-under-keel gauge.</text:span></text:p>
      <text:p text:style-name="Text_20_body"><text:span text:style-name="T1">After </text:span><text:change text:change-id="ct93825582126384"/><text:change-start text:change-id="ct93825582126624"/><text:span text:style-name="T1">twemty </text:span><text:change-end text:change-id="ct93825582126624"/><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3825582127152"/><text:span text:style-name="T1">’s</text:span><text:change-end text:change-id="ct93825582127152"/><text:span text:style-name="T1"> hull.</text:span></text:p>
      <text:p text:style-name="Text_20_body"><text:span text:style-name="T1">“Hemi!” Percy called down to sonar</text:span><text:change-start text:change-id="ct93825582128032"/><text:span text:style-name="T1">.</text:span><text:change-end text:change-id="ct93825582128032"/><text:change text:change-id="ct93825582128272"/><text:span text:style-name="T1"> “</text:span><text:change-start text:change-id="ct93825582128512"/><text:span text:style-name="T1">W</text:span><text:change-end text:change-id="ct93825582128512"/><text:change text:change-id="ct93825582128752"/><text:span text:style-name="T1">here the fuck did that come from? Was it them?”</text:span></text:p>
      <text:p text:style-name="Text_20_body"><text:span text:style-name="T1">There was a brief silence while Hemi continued listening. Then he called back up to the control room, “</text:span><text:change-start text:change-id="ct93825582129632"/><text:span text:style-name="T1">T</text:span><text:change-end text:change-id="ct93825582129632"/><text:change text:change-id="ct93825582130112"/><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7">“Do you think that will work?” Percy asked Hemi.</text:p>
      <text:p text:style-name="P7">“There is enough distance and so much traffic on the water that the ping will be reflecting back massive amounts of information to them. There is a good chance we will be lost in all the noise.”</text:p>
      <text:p text:style-name="P7">“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3825582129872"/><text:change-start text:change-id="ct93825582135792"/><text:span text:style-name="T1">—</text:span><text:change-end text:change-id="ct93825582135792"/><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3825582136384"/><text:change-start text:change-id="ct93825582136624"/><text:span text:style-name="T1">fifteen </text:span><text:change-end text:change-id="ct93825582136624"/><text:span text:style-name="T1">minutes or so as three more pings washed through them. The depth of the water was a fairly consistent </text:span><text:change text:change-id="ct93825582137216"/><text:change-start text:change-id="ct93825582137456"/><text:span text:style-name="T1">fifty </text:span><text:change-end text:change-id="ct93825582137456"/><text:span text:style-name="T1">meters, varying slightly towards the deeper direction in some places. The cargo ship </text:span><text:soft-page-break/><text:span text:style-name="T1">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3825575673376"/><text:span text:style-name="T1">s</text:span><text:change-end text:change-id="ct93825575673376"/><text:change text:change-id="ct93825577256928"/><text:span text:style-name="T1">he asked as she leaned over with the magnifying glass. “Can we run close to the bottom without risking plowing into some uncharted feature?”</text:span></text:p>
      <text:p text:style-name="P7">Hemi and Cassandra looked over at her without removing their headsets.</text:p>
      <text:p text:style-name="P7">“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3825582143056"/><text:change-start text:change-id="ct93825582091376"/><text:span text:style-name="T1">fifty </text:span><text:change-end text:change-id="ct93825582091376"/><text:span text:style-name="T1">to </text:span><text:change text:change-id="ct93825582143296"/><text:change-start text:change-id="ct93825582143536"/><text:span text:style-name="T1">sixty </text:span><text:change-end text:change-id="ct93825582143536"/><text:span text:style-name="T1">meters deep, running out about </text:span><text:change text:change-id="ct93825582143776"/><text:change-start text:change-id="ct93825582144368"/><text:span text:style-name="T1">two hundred </text:span><text:change-end text:change-id="ct93825582144368"/><text:span text:style-name="T1">miles from the port of Stilt City. There were much bigger shelf areas in the world, but </text:span><text:change text:change-id="ct93825582144608"/><text:change-start text:change-id="ct93825582145024"/><text:span text:style-name="T1">two hundred </text:span><text:change-end text:change-id="ct93825582145024"/><text:span text:style-name="T1">miles was longer than most.</text:span></text:p>
      <text:p text:style-name="P7">“You are thinking we could hide from the pings if we are close enough to the bottom?” Hemi asked.</text:p>
      <text:p text:style-name="Text_20_body"><text:span text:style-name="T1">Percy nodded. “Yeah. With all the fucking pinging</text:span><text:change-start text:change-id="ct93825582146624"/><text:span text:style-name="T1">,</text:span><text:change-end text:change-id="ct93825582146624"/><text:span text:style-name="T1"> they are going to find us under the cargo ship any second now. Putting ourselves just off the bottom is the only other way I can think of that will let us hide from them.”</text:span></text:p>
      <text:p text:style-name="P7">“I have heard that some of the sonar rigs Authorities are using now are good enough to pick out a boat on the bottom,” said Hemi somewhat doubtfully.</text:p>
      <text:p text:style-name="P7">“Then let’s assume their sonar is of fairly fuckin’ average quality. After all, I’m pretty sure they lost us on the tablemount like that.”</text:p>
      <text:p text:style-name="Text_20_body"><text:span text:style-name="T1">“They may have also just assumed we sunk </text:span><text:change-start text:change-id="ct93825582148784"/><text:span text:style-name="T1">back </text:span><text:change-end text:change-id="ct93825582148784"/><text:span text:style-name="T1">then.”</text:span></text:p>
      <text:p text:style-name="Text_20_body"><text:span text:style-name="T1">“Well, unless you have a better fuckin’ idea</text:span><text:change text:change-id="ct93825582149664"/><text:change-start text:change-id="ct93825582149904"/><text:span text:style-name="T1"> . . .</text:span><text:change-end text:change-id="ct93825582149904"/><text:span text:style-name="T1">”</text:span></text:p>
      <text:p text:style-name="P7">“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3825582150784"/><text:change-start text:change-id="ct93825582152656"/><text:span text:style-name="T1">—</text:span><text:change-end text:change-id="ct93825582152656"/><text:span text:style-name="T1">there was no such thing as a perfect chart. Hemi reported that the cargo ship above was creeping away ahead of the </text:span><text:span text:style-name="T2">Prospect</text:span><text:span text:style-name="T1">.</text:span></text:p>
      <text:p text:style-name="P7">After a few minutes Percy noticed that the regular pings had stopped. “Hemi, what the fuck is going on? No more pings?”</text:p>
      <text:p text:style-name="P7"><text:soft-page-break/>“I am hearing high-speed ships heading toward the location of the last ping source,” he called up. “It is possible that all the pinging they were doing has attracted some unfriendly attention.”</text:p>
      <text:p text:style-name="P7">“Ah,” said Percy, “the Stilt City Authority ships are on them?”</text:p>
      <text:p text:style-name="Text_20_body"><text:span text:style-name="T1">“Hang on</text:span><text:change text:change-id="ct93825575677456"/><text:change-start text:change-id="ct93825582139936"/><text:span text:style-name="T1"> . . .</text:span><text:change-end text:change-id="ct93825582139936"/><text:span text:style-name="T1">”</text:span></text:p>
      <text:p text:style-name="P7">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3825581299856"/><text:span text:style-name="T1">A</text:span><text:change-end text:change-id="ct93825581299856"/><text:change text:change-id="ct93825582117184"/><text:span text:style-name="T1"> little fuckin’ ways off</text:span><text:change-start text:change-id="ct93825581302368"/><text:span text:style-name="T1">,</text:span><text:change-end text:change-id="ct93825581302368"/><text:span text:style-name="T1"> though.”</text:span></text:p>
      <text:p text:style-name="Text_20_body"><text:span text:style-name="T1">“The Authority surface ships are dropping charges, Sylvia</text:span><text:change-start text:change-id="ct93825581303824"/><text:span text:style-name="T1">,</text:span><text:change-end text:change-id="ct93825581303824"/><text:change text:change-id="ct93825581304064"/><text:span text:style-name="T1">” Hemi confirmed </text:span><text:change text:change-id="ct93825581304304"/><text:span text:style-name="T1">from the sonar compartment.</text:span></text:p>
      <text:p text:style-name="P7">“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3825581306576"/><text:span text:style-name="T1">, </text:span><text:change-end text:change-id="ct93825581306576"/><text:change text:change-id="ct93825581306816"/><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3825581307744"/><text:span text:style-name="T1">,</text:span><text:change-end text:change-id="ct93825581307744"/><text:span text:style-name="T1"> and for the next hour or so</text:span><text:change-start text:change-id="ct93825581307984"/><text:span text:style-name="T1">,</text:span><text:change-end text:change-id="ct93825581307984"/><text:span text:style-name="T1"> Hemi reported charges being dropped in waves</text:span><text:change text:change-id="ct93825581308800"/><text:span text:style-name="T1"> while Percy stood behind him</text:span><text:change-start text:change-id="ct93825581310416"/><text:span text:style-name="T1">,</text:span><text:change-end text:change-id="ct93825581310416"/><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oft-page-break/><text:span text:style-name="T1">As much as Captain Percy wanted to cruise out of the area at high speed, she still did not want to risk giving away the </text:span><text:span text:style-name="T2">Prospect</text:span><text:change-start text:change-id="ct93825582189168"/><text:span text:style-name="T1">’s</text:span><text:change-end text:change-id="ct93825582189168"/><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6" text:outline-level="2"><text:bookmark-start text:name="garbage-gyre"/>7. Garbage Gyre</text:h>
      <text:p text:style-name="First_20_Paragraph"><text:span text:style-name="T1">With darkness, Hemi was able to take a sighting from a star, and he calculated they had made about </text:span><text:change text:change-id="ct93825581301808"/><text:change-start text:change-id="ct93825576698608"/><text:span text:style-name="T1">twenty </text:span><text:change-end text:change-id="ct9382557669860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3825582110800"/><text:change-start text:change-id="ct93825582089712"/><text:span text:style-name="T1">fifteen </text:span><text:change-end text:change-id="ct93825582089712"/><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3825582192816"/><text:span text:style-name="T1">,</text:span><text:change-end text:change-id="ct93825582192816"/><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3825582195488"/><text:change-start text:change-id="ct93825582195968"/><text:span text:style-name="T1">twenty </text:span><text:change-end text:change-id="ct93825582195968"/><text:span text:style-name="T1">meters of depth and shut down the motors to wait. Everyone except Cassandra passed the midday and afternoon hours in lazy recuperation</text:span><text:change-start text:change-id="ct93825582195728"/><text:span text:style-name="T1">,</text:span><text:change-end text:change-id="ct93825582195728"/><text:change text:change-id="ct93825582197520"/><text:span text:style-name="T1"> catching up on sleep. Cassandra was stuck listening to sonar, trying to detect </text:span><text:change text:change-id="ct93825582197840"/><text:span text:style-name="T1">Shakes’</text:span><text:change-start text:change-id="ct93825582199472"/><text:span text:style-name="T1">s</text:span><text:change-end text:change-id="ct9382558219947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3825576498576"/><text:span text:style-name="T1">s</text:span><text:change-end text:change-id="ct93825576498576"/><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7"><text:soft-page-break/>“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3825582208368"/><text:span text:style-name="T1"> when I was making my way down here. You’re hungry?”</text:span></text:p>
      <text:p text:style-name="Text_20_body"><text:span text:style-name="T1">“Submarining is fucking hungry work</text:span><text:change-start text:change-id="ct93825582209248"/><text:span text:style-name="T1">,</text:span><text:change-end text:change-id="ct93825582209248"/><text:span text:style-name="T1"> Bastian. Let’s go see what that feller is burning.”</text:span></text:p>
      <text:p text:style-name="Text_20_body"><text:span text:style-name="T1">They made their way up the decks with the wrenches hanging from Shakes’</text:span><text:change-start text:change-id="ct93825582210336"/><text:span text:style-name="T1">s</text:span><text:change-end text:change-id="ct93825582210336"/><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3825582202576"/><text:span text:style-name="T1">,</text:span><text:change-end text:change-id="ct93825582202576"/><text:span text:style-name="T1"> who was still on sonar duty.</text:span></text:p>
      <text:p text:style-name="Text_20_body"><text:span text:style-name="T1">After Shakes ate his third bowl, Gregory poured everyone a cup of the requisite coffee</text:span><text:change-start text:change-id="ct93825582212464"/><text:span text:style-name="T1">. </text:span><text:change-end text:change-id="ct93825582212464"/><text:change text:change-id="ct93825582212704"/><text:span text:style-name="T1">Percy leaned back into the corner of the galley bench, stretching her arms.</text:span></text:p>
      <text:p text:style-name="Text_20_body"><text:span text:style-name="T1">“I see you made it out of that fuckin’ Stilt City,” said Shakes</text:span><text:change-start text:change-id="ct93825582215376"/><text:span text:style-name="T1">.</text:span><text:change-end text:change-id="ct93825582215376"/><text:change text:change-id="ct93825582215616"/><text:span text:style-name="T1"> “</text:span><text:change-start text:change-id="ct93825582215856"/><text:span text:style-name="T1">W</text:span><text:change-end text:change-id="ct93825582215856"/><text:change text:change-id="ct93825582216096"/><text:span text:style-name="T1">hen that sub turned off the channel to follow the </text:span><text:span text:style-name="T2">Prospect</text:span><text:span text:style-name="T1"> into that narrow waterway, I thought maybe our partnership was fuckin’ done for.”</text:span></text:p>
      <text:p text:style-name="P7">“Yet you still managed to make the fuckin’ rendezvous point,” said Captain Percy.</text:p>
      <text:p text:style-name="Text_20_body"><text:span text:style-name="T1">“Well</text:span><text:change-start text:change-id="ct93825582217696"/><text:span text:style-name="T1">,</text:span><text:change-end text:change-id="ct93825582217696"/><text:span text:style-name="T1"> the last job working for you was so fuckin’ profitable, I wasn’t </text:span><text:change text:change-id="ct93825582217936"/><text:span text:style-name="T1">going to let that go </text:span><text:change-start text:change-id="ct93825582218496"/><text:span text:style-name="T1">just </text:span><text:change-end text:change-id="ct93825582218496"/><text:span text:style-name="T1">because I thought y’all were fucking dead.”</text:span></text:p>
      <text:p text:style-name="P7">Percy chuckled.</text:p>
      <text:p text:style-name="P7">“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3825582220816"/><text:span text:style-name="T1">,</text:span><text:change-end text:change-id="ct93825582220816"/><text:span text:style-name="T1"> Shakes</text:span><text:change text:change-id="ct93825582222272"/><text:change-start text:change-id="ct93825582223248"/><text:span text:style-name="T1">—</text:span><text:change-end text:change-id="ct93825582223248"/><text:span text:style-name="T1">it’s mostly our fuckin’ headache, not yours.”</text:span></text:p>
      <text:p text:style-name="P7">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7">“So you’ll keep me on fuckin’ retainer?”</text:p>
      <text:p text:style-name="P7">“Sure, if you like.”</text:p>
      <text:p text:style-name="Text_20_body"><text:soft-page-break/><text:span text:style-name="T1">“Alright,” said Shakes</text:span><text:change-start text:change-id="ct93825582227184"/><text:span text:style-name="T1">.</text:span><text:change-end text:change-id="ct93825582227184"/><text:change text:change-id="ct93825582227424"/><text:span text:style-name="T1"> “</text:span><text:change-start text:change-id="ct93825582227664"/><text:span text:style-name="T1">W</text:span><text:change-end text:change-id="ct93825582227664"/><text:change text:change-id="ct93825582227904"/><text:span text:style-name="T1">ith the condition that you make Gregory continue to feed me, I’ll stick with y’all for now.”</text:span></text:p>
      <text:p text:style-name="P7">“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7">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3825582228144"/><text:span text:style-name="T1">,</text:span><text:change-end text:change-id="ct93825582228144"/><text:span text:style-name="T1">they could sustain high speeds. Maintaining a steady </text:span><text:change text:change-id="ct93825582238448"/><text:change-start text:change-id="ct93825582238688"/><text:span text:style-name="T1">fifteen-</text:span><text:change-end text:change-id="ct9382558223868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3825582239280"/><text:change-start text:change-id="ct93825582239520"/><text:span text:style-name="T1"> </text:span><text:change-end text:change-id="ct93825582239520"/><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3825582240400"/><text:change-start text:change-id="ct93825582241008"/><text:span text:style-name="T1">E</text:span><text:change-end text:change-id="ct93825582241008"/><text:span text:style-name="T1">very </text:span><text:change text:change-id="ct93825582241248"/><text:change-start text:change-id="ct93825582241872"/><text:span text:style-name="T1">twenty </text:span><text:change-end text:change-id="ct93825582241872"/><text:span text:style-name="T1">minutes</text:span><text:change-start text:change-id="ct93825582242432"/><text:span text:style-name="T1">,</text:span><text:change-end text:change-id="ct93825582242432"/><text:span text:style-name="T1"> she had Cassandra turn on the radar for a few sweeps to make sure the ocean remained clear in front of them</text:span><text:change text:change-id="ct93825582242672"/><text:change-start text:change-id="ct93825577122944"/><text:span text:style-name="T1">—</text:span><text:change-end text:change-id="ct93825577122944"/><text:span text:style-name="T1">and that nobody was tailing behind.</text:span></text:p>
      <text:p text:style-name="Text_20_body"><text:span text:style-name="T1">For the first few hours of the night</text:span><text:change-start text:change-id="ct93825582244432"/><text:span text:style-name="T1">,</text:span><text:change-end text:change-id="ct9382558224443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3825577124672"/><text:span text:style-name="T1"> and tapped Cassandra on the shoulder. She did not even look up, having been expecting Hemi’s signal that it was time </text:span><text:change text:change-id="ct93825582246192"/><text:span text:style-name="T1">to do a</text:span><text:change-start text:change-id="ct93825582246432"/><text:span text:style-name="T1">nother</text:span><text:change-end text:change-id="ct93825582246432"/><text:span text:style-name="T1"> radar check. She leaned over and flipped the switch. The green light of the radar flashed across the scope, then swept slowly around</text:span><text:change-start text:change-id="ct93825582247360"/><text:span text:style-name="T1">,</text:span><text:change-end text:change-id="ct93825582247360"/><text:span text:style-name="T1"> showing nothing behind or to the sides, except for the lone blip of the </text:span><text:span text:style-name="T2">Gnat</text:span><text:span text:style-name="T1"> to starboard.</text:span></text:p>
      <text:p text:style-name="Text_20_body"><text:soft-page-break/><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7">“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3825577124304"/><text:change-start text:change-id="ct93825582252336"/><text:span text:style-name="T1"> . . . </text:span><text:change-end text:change-id="ct93825582252336"/><text:change text:change-id="ct9382558225257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3825582252096"/><text:span text:style-name="T1">,</text:span><text:change-end text:change-id="ct93825582252096"/><text:span text:style-name="T1"> Hemi?”</text:span></text:p>
      <text:p text:style-name="P7">He pointed to the scope as he adjusted the second sonar headset over his ears. “We are going to give that strange pile of radar contacts a listen.”</text:p>
      <text:p text:style-name="P7">Percy flipped off the radar. “Let’s not give away our position more than we already fuckin’ have. What do you think, should we dive?”</text:p>
      <text:p text:style-name="Text_20_body"><text:span text:style-name="T1">“I don’t hear anything</text:span><text:change-start text:change-id="ct93825582256272"/><text:span text:style-name="T1">,</text:span><text:change-end text:change-id="ct93825582256272"/><text:span text:style-name="T1"> Captain Percy,” Cassandra interrupted. “</text:span><text:change-start text:change-id="ct93825582256512"/><text:span text:style-name="T1">A</text:span><text:change-end text:change-id="ct93825582256512"/><text:change text:change-id="ct93825582256752"/><text:span text:style-name="T1">t least, not above Shakes’ </text:span><text:change-start text:change-id="ct93825582257312"/><text:span text:style-name="T1">s</text:span><text:change-end text:change-id="ct93825582257312"/><text:span text:style-name="T1">engine.”</text:span></text:p>
      <text:p text:style-name="P7">“For fuck’s sake. Ping him,” Percy ordered. “We need Shakes to shut down, and he might respond to a ping.”</text:p>
      <text:p text:style-name="P7">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3825582260816"/><text:change-start text:change-id="ct93825582261408"/><text:span text:style-name="T1">—</text:span><text:change-end text:change-id="ct93825582261408"/><text:change-start text:change-id="ct93825582261648"/><text:span text:style-name="T1">but </text:span><text:change-end text:change-id="ct93825582261648"/><text:span text:style-name="T1">I still don’t hear anything</text:span><text:change text:change-id="ct93825582262720"/><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3825582249056"/><text:change-start text:change-id="ct93825582234592"/><text:span text:style-name="T1"> . . .</text:span><text:change-end text:change-id="ct93825582234592"/><text:span text:style-name="T1">”</text:span></text:p>
      <text:p text:style-name="Text_20_body"><text:span text:style-name="T1">In the sonar compartment they could hear Shakes’</text:span><text:change-start text:change-id="ct93825582243536"/><text:span text:style-name="T1">s</text:span><text:change-end text:change-id="ct93825582243536"/><text:span text:style-name="T1"> voice crackling questions over the ship-to-ship in the control room and Bastian responding to him.</text:span></text:p>
      <text:p text:style-name="P7">“I suggest we make use of our friend Shakes as a resource,” Hemi said.</text:p>
      <text:p text:style-name="Text_20_body"><text:span text:style-name="T1">“Send the reckless risk-taker to check out the frightening unknown objects? That’s my kind of fuckin’ plan</text:span><text:change-start text:change-id="ct93825582264688"/><text:span text:style-name="T1">,</text:span><text:change-end text:change-id="ct93825582264688"/><text:span text:style-name="T1"> Hemi.” Percy climbed up to the control room and took over the conversation with Shakes</text:span><text:change text:change-id="ct9382558226492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oft-page-break/><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3825582265168"/><text:span text:style-name="T1">s</text:span><text:change-end text:change-id="ct93825582265168"/><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3825582271280"/><text:change-start text:change-id="ct93825582271520"/><text:span text:style-name="T1">—</text:span><text:change-end text:change-id="ct93825582271520"/><text:span text:style-name="T1">water slapping against a steel void with the random regularity of ocean chop</text:span><text:change text:change-id="ct93825582271760"/><text:change-start text:change-id="ct93825582272320"/><text:span text:style-name="T1">. </text:span><text:change-end text:change-id="ct93825582272320"/><text:change text:change-id="ct93825582272560"/><text:change-start text:change-id="ct93825582272800"/><text:span text:style-name="T1">She </text:span><text:change-end text:change-id="ct93825582272800"/><text:span text:style-name="T1">was convinced it was a ship.</text:span></text:p>
      <text:p text:style-name="Text_20_body"><text:span text:style-name="T1">Only a few minutes later, Shakes confirmed her guess over radio. “Yeah</text:span><text:change-start text:change-id="ct93825582273680"/><text:span text:style-name="T1">,</text:span><text:change-end text:change-id="ct93825582273680"/><text:span text:style-name="T1"> </text:span><text:span text:style-name="T2">Prospect</text:span><text:span text:style-name="T1">, the object is a big empty cargo vessel. Rusting away and half sunk, it looks like. You think all those contacts are abandoned ships?”</text:span></text:p>
      <text:p text:style-name="P7">Percy looked away from the periscope viewfinder at Hemi, who was holding the ship-to-ship radio mic. “What do you think, Hemi?”</text:p>
      <text:p text:style-name="P7">“It is possible. I have heard rumors of such things: abandoned ships, among other refuse, float into some kind of slow gyre in the middle of the ocean where they sometimes circle for decades before they weaken enough for the ocean to draw them down.”</text:p>
      <text:p text:style-name="P7">“Like a fucking ship graveyard,” said Bastian.</text:p>
      <text:p text:style-name="P7">“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7">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3825582284080"/><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3825582284320"/><text:change-start text:change-id="ct93825582285520"/><text:span text:style-name="T1">—</text:span><text:change-end text:change-id="ct93825582285520"/><text:span text:style-name="T1">both above and below the surface. Hemi noted her reports on a clipboard and worked out a safe route forward.</text:span></text:p>
      <text:p text:style-name="Text_20_body"><text:soft-page-break/><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3825582285760"/><text:change-start text:change-id="ct93825582287808"/><text:span text:style-name="T1">thousand</text:span><text:change-end text:change-id="ct93825582287808"/><text:span text:style-name="T1">-meter</text:span><text:change-start text:change-id="ct93825582288048"/><text:span text:style-name="T1">-</text:span><text:change-end text:change-id="ct93825582288048"/><text:change text:change-id="ct93825582288288"/><text:span text:style-name="T1">deep ocean by clinging to the last desperate bubble of buoyancy yet retained from when the ships were living. Under Percy’s light</text:span><text:change-start text:change-id="ct93825582290608"/><text:span text:style-name="T1">,</text:span><text:change-end text:change-id="ct93825582290608"/><text:span text:style-name="T1"> the vessels were typically low, black, curved, and oily forms</text:span><text:change-start text:change-id="ct93825576543888"/><text:span text:style-name="T1">,</text:span><text:change-end text:change-id="ct93825576543888"/><text:change text:change-id="ct9382557654260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382558228340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7">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3825582279120"/><text:span text:style-name="T1">,</text:span><text:change-end text:change-id="ct9382558227912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3825576155488"/><text:span text:style-name="T1">,</text:span><text:change-end text:change-id="ct9382557615548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382557615585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7">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3825582279744"/><text:span text:style-name="T1">fe</text:span><text:change-start text:change-id="ct93825582281120"/><text:span text:style-name="T1">lt</text:span><text:change-end text:change-id="ct93825582281120"/><text:change text:change-id="ct93825582281440"/><text:span text:style-name="T1"> uncomfortable about the racket the two ships were making, especially since every ping told anyone </text:span><text:soft-page-break/><text:span text:style-name="T1">within a </text:span><text:change text:change-id="ct93825582308416"/><text:change-start text:change-id="ct93825582311296"/><text:span text:style-name="T1">ten</text:span><text:change-end text:change-id="ct93825582311296"/><text:span text:style-name="T1">, maybe even </text:span><text:change text:change-id="ct93825582313424"/><text:change-start text:change-id="ct93825582315376"/><text:span text:style-name="T1">twenty</text:span><text:change-end text:change-id="ct93825582315376"/><text:span text:style-name="T1">, mile radius precisely where they were. And</text:span><text:change-start text:change-id="ct93825582318032"/><text:span text:style-name="T1">,</text:span><text:change-end text:change-id="ct93825582318032"/><text:span text:style-name="T1"> of course</text:span><text:change-start text:change-id="ct93825582321392"/><text:span text:style-name="T1">,</text:span><text:change-end text:change-id="ct93825582321392"/><text:span text:style-name="T1"> even at a near-idle, the </text:span><text:span text:style-name="T2">Gnat’s</text:span><text:span text:style-name="T1"> diesel</text:span><text:change text:change-id="ct93825582326800"/><text:change-start text:change-id="ct93825582329552"/><text:span text:style-name="T1">—</text:span><text:change-end text:change-id="ct93825582329552"/><text:span text:style-name="T1">which Shakes was now running again</text:span><text:change text:change-id="ct93825582331088"/><text:change-start text:change-id="ct93825582333392"/><text:span text:style-name="T1">—</text:span><text:change-end text:change-id="ct93825582333392"/><text:span text:style-name="T1">growled loudly</text:span><text:change-start text:change-id="ct93825582336048"/><text:span text:style-name="T1">,</text:span><text:change-end text:change-id="ct93825582336048"/><text:span text:style-name="T1"> with sympathetic vibrations </text:span><text:change text:change-id="ct93825582338528"/><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3825577147104"/><text:span text:style-name="T1">, which increasingly</text:span><text:change-end text:change-id="ct93825577147104"/><text:change text:change-id="ct93825577144752"/><text:span text:style-name="T1"> </text:span><text:change text:change-id="ct93825582339312"/><text:change-start text:change-id="ct93825582341984"/><text:span text:style-name="T1">appeared</text:span><text:change-end text:change-id="ct93825582341984"/><text:span text:style-name="T1"> to be quite a massive obstacle</text:span><text:change text:change-id="ct93825582340592"/><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3825582340832"/><text:change-start text:change-id="ct93825582347216"/><text:span text:style-name="T1">—</text:span><text:change-end text:change-id="ct93825582347216"/><text:span text:style-name="T1">all the bunker fuels, engine lubricants, solvents and greases; all the specially developed chemical mixes that drove or eased the movements of the giant steel machines through the water</text:span><text:change text:change-id="ct93825582347456"/><text:change-start text:change-id="ct93825582348352"/><text:span text:style-name="T1">—</text:span><text:change-end text:change-id="ct93825582348352"/><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3825582282736"/><text:span text:style-name="T1">’s</text:span><text:change-end text:change-id="ct93825582282736"/><text:span text:style-name="T1"> diesels shut down, and they submerged to 20 meters. It was much quieter underwater </text:span><text:change-start text:change-id="ct93825576967616"/><text:span text:style-name="T1">,</text:span><text:change-end text:change-id="ct93825576967616"/><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3825582318272"/><text:change-start text:change-id="ct93825582310384"/><text:span text:style-name="T1">—</text:span><text:change-end text:change-id="ct93825582310384"/><text:span text:style-name="T1">while at the same time taking out the source sound of the </text:span><text:span text:style-name="T2">Prospect’s</text:span><text:span text:style-name="T1"> motors</text:span><text:change text:change-id="ct93825582310624"/><text:change-start text:change-id="ct93825582337984"/><text:span text:style-name="T1">—</text:span><text:change-end text:change-id="ct93825582337984"/><text:span text:style-name="T1">she did a slow sweep in every direction</text:span><text:change-start text:change-id="ct93825582334848"/><text:span text:style-name="T1">,</text:span><text:change-end text:change-id="ct93825582334848"/><text:span text:style-name="T1"> scribbling notes on a pad as she went. Toward</text:span><text:change text:change-id="ct93825582334096"/><text:span text:style-name="T1"> the rear port side, she thought she could hear something oddly mechanical. She adjusted her filters and tried to pin it down, but it eluded her. It may have been the distant thrum of a motor, but it also could just be </text:span><text:soft-page-break/><text:span text:style-name="T1">chunks of refuse grinding against each other. The sea was so full of signals and reflections that beyond her immediate surrounding landscape it was impossible to be sure what was real and what was just an acoustic mirage.</text:span></text:p>
      <text:p text:style-name="P7">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3825576406432"/><text:change-start text:change-id="ct93825576407792"/><text:span text:style-name="T1">came</text:span><text:change-end text:change-id="ct9382557640779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3825576408160"/><text:span text:style-name="T1">close</text:span><text:change-start text:change-id="ct93825577148752"/><text:span text:style-name="T1">d</text:span><text:change-end text:change-id="ct93825577148752"/><text:span text:style-name="T1"> her eyes, and her mind </text:span><text:change text:change-id="ct93825582341568"/><text:span text:style-name="T1">travel</text:span><text:change-start text:change-id="ct93825582335088"/><text:span text:style-name="T1">ed</text:span><text:change-end text:change-id="ct93825582335088"/><text:span text:style-name="T1"> out into the water. It </text:span><text:change text:change-id="ct93825582328352"/><text:change-start text:change-id="ct93825582312224"/><text:span text:style-name="T1">was</text:span><text:change-end text:change-id="ct93825582312224"/><text:span text:style-name="T1"> all blackness at first, but she </text:span><text:change text:change-id="ct93825582332192"/><text:span text:style-name="T1">relax</text:span><text:change-start text:change-id="ct93825582349392"/><text:span text:style-name="T1">ed</text:span><text:change-end text:change-id="ct93825582349392"/><text:span text:style-name="T1"> and open</text:span><text:change-start text:change-id="ct93825582352400"/><text:span text:style-name="T1">ed</text:span><text:change-end text:change-id="ct93825582352400"/><text:span text:style-name="T1"> her mouth slightly to minimize the sound of her own breathing. Her heart rate </text:span><text:change text:change-id="ct93825582353840"/><text:span text:style-name="T1">slow</text:span><text:change-start text:change-id="ct93825582356400"/><text:span text:style-name="T1">ed</text:span><text:change-end text:change-id="ct93825582356400"/><text:span text:style-name="T1">. Her mind </text:span><text:change text:change-id="ct93825582357840"/><text:span text:style-name="T1">search</text:span><text:change-start text:change-id="ct93825582361136"/><text:span text:style-name="T1">ed</text:span><text:change-end text:change-id="ct93825582361136"/><text:span text:style-name="T1"> the water. Turning the directional wheel, she found her mind could follow the direction as if she were seeing out through the microphones. She no longer need</text:span><text:change-start text:change-id="ct93825577277552"/><text:span text:style-name="T1">ed</text:span><text:change-end text:change-id="ct93825577277552"/><text:span text:style-name="T1"> to look at the directional indicator to know whether the mics were oriented to the front, sides</text:span><text:change-start text:change-id="ct93825582364256"/><text:span text:style-name="T1">,</text:span><text:change-end text:change-id="ct93825582364256"/><text:span text:style-name="T1"> or rear of the boat, she just </text:span><text:span text:style-name="T2">knew</text:span><text:span text:style-name="T1">, even with her eyes closed. The black pitch of the deep sea fell away, and in her mind it </text:span><text:change text:change-id="ct93825582362336"/><text:span text:style-name="T1">all li</text:span><text:change text:change-id="ct93825582367888"/><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3825582370496"/><text:span text:style-name="T1">with astonishing clarity </text:span><text:change-end text:change-id="ct93825582370496"/><text:span text:style-name="T1">the objects that marked the landscape</text:span><text:change text:change-id="ct93825576106000"/><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3825582374096"/><text:change-start text:change-id="ct93825582374688"/><text:span text:style-name="T1">at first</text:span><text:change-end text:change-id="ct93825582374688"/><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3825582374928"/><text:span text:style-name="T1">s</text:span><text:change-end text:change-id="ct93825582374928"/><text:span text:style-name="T1"> batteries were about half discharged</text:span><text:change-start text:change-id="ct93825582371392"/><text:span text:style-name="T1">,</text:span><text:change-end text:change-id="ct9382558237139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7">In this complete silence, Cassandra swung the sonar mics slowly in a full circle around, listening to the sounds of the ocean in every direction. As the mics came around <text:soft-page-break/>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3825582368896"/><text:span text:style-name="T1">,</text:span><text:change-end text:change-id="ct93825582368896"/><text:change text:change-id="ct93825576105088"/><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3825582324928"/><text:change-start text:change-id="ct93825582365136"/><text:span text:style-name="T1">could</text:span><text:change-end text:change-id="ct93825582365136"/><text:span text:style-name="T1"> read</text:span><text:change text:change-id="ct93825582365744"/><text:span text:style-name="T1"> the gauges and kn</text:span><text:change-start text:change-id="ct93825582332432"/><text:span text:style-name="T1">ew</text:span><text:change-end text:change-id="ct93825582332432"/><text:change text:change-id="ct9382557610372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3825582364496"/><text:span text:style-name="T1">,</text:span><text:change-end text:change-id="ct93825582364496"/><text:span text:style-name="T1"> Hemi.”</text:span></text:p>
      <text:p text:style-name="P7">“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3825582313104"/><text:change-start text:change-id="ct93825582326080"/><text:span text:style-name="T1"> . . . </text:span><text:change-end text:change-id="ct93825582326080"/><text:change text:change-id="ct93825582352640"/><text:span text:style-name="T1">I think I heard them earlier.”</text:span></text:p>
      <text:p text:style-name="Text_20_body"><text:span text:style-name="T1">Hemi nodded as he patted Cassandra’s shoulder again. “Sylvia!” </text:span><text:change-start text:change-id="ct93825582353520"/><text:span text:style-name="T1">h</text:span><text:change-end text:change-id="ct93825582353520"/><text:change text:change-id="ct93825582356640"/><text:span text:style-name="T1">e bellowed upwar</text:span><text:change-start text:change-id="ct93825582357520"/><text:span text:style-name="T1">d</text:span><text:change-end text:change-id="ct93825582357520"/><text:change text:change-id="ct93825582362624"/><text:span text:style-name="T1"> as he stepped back</text:span><text:change text:change-id="ct93825582363104"/><text:span text:style-name="T1">, stretching out the wire of the headset. He looked up through the hatch to the control room.</text:span></text:p>
      <text:p text:style-name="P7">Percy squatted on her haunches, her face a meter above Hemi’s. “What the fuck is it this time?”</text:p>
      <text:p text:style-name="Text_20_body"><text:span text:style-name="T1">“The </text:span><text:span text:style-name="T2">Grackle</text:span><text:change text:change-id="ct93825582363344"/><text:change-start text:change-id="ct93825582363936"/><text:span text:style-name="T1"> . . . </text:span><text:change-end text:change-id="ct93825582363936"/><text:change text:change-id="ct93825582351728"/><text:span text:style-name="T1">it is back again.”</text:span></text:p>
      <text:p text:style-name="P7">“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3825582360304"/><text:change-start text:change-id="ct93825582360544"/><text:span text:style-name="T1">—</text:span><text:change-end text:change-id="ct93825582360544"/><text:span text:style-name="T1">or at least the active unit can</text:span><text:change text:change-id="ct93825582360784"/><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3825582355072"/><text:change-start text:change-id="ct93825582355312"/><text:span text:style-name="T1">—</text:span><text:change-end text:change-id="ct93825582355312"/><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3825582355552"/><text:change-start text:change-id="ct93825577012304"/><text:span text:style-name="T1"> . . .</text:span><text:change-end text:change-id="ct93825577012304"/><text:span text:style-name="T1">” Hemi said quietly to himself.</text:span></text:p>
      <text:p text:style-name="Text_20_body"><text:soft-page-break/><text:span text:style-name="T1">But Percy heard him quite clearly. “Oh, so the </text:span><text:span text:style-name="T2">Prospect</text:span><text:span text:style-name="T1"> is the fucking white whale now?”</text:span></text:p>
      <text:p text:style-name="P7">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3825582381184"/><text:span text:style-name="T1">,</text:span><text:change-end text:change-id="ct93825582381184"/><text:span text:style-name="T1"> Hemi Howell. Whenever you do that, it gives me the same crawling-nauseated feeling as sticking my hand in a toilet bowl full of unflushed shit. The </text:span><text:change-start text:change-id="ct93825582382304"/><text:span text:style-name="T1">o</text:span><text:change-end text:change-id="ct93825582382304"/><text:change text:change-id="ct93825582382544"/><text:span text:style-name="T1">cean is plenty fucking dramatic enough without having to spread some kind of pretentious icing of bullshit modern literary sludge on top of it</text:span><text:change text:change-id="ct93825582382784"/><text:change-start text:change-id="ct93825582383024"/><text:span text:style-name="T1"> . . . </text:span><text:change-end text:change-id="ct93825582383024"/><text:change-start text:change-id="ct93825582383264"/><text:span text:style-name="T1">a</text:span><text:change-end text:change-id="ct93825582383264"/><text:change text:change-id="ct9382558238350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3825576611168"/><text:change-start text:change-id="ct93825582369984"/><text:span text:style-name="T1">—</text:span><text:change-end text:change-id="ct93825582369984"/><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3825582385104"/><text:change-start text:change-id="ct93825582385344"/><text:span text:style-name="T1">—</text:span><text:change-end text:change-id="ct9382558238534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7">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3825582388800"/><text:span text:style-name="T1">’s</text:span><text:change-end text:change-id="ct9382558238880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7">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oft-page-break/><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3825582388560"/><text:change-start text:change-id="ct93825582391904"/><text:span text:style-name="T1">his </text:span><text:change-end text:change-id="ct93825582391904"/><text:span text:style-name="T1">unnerving </text:span><text:change text:change-id="ct93825582393072"/><text:span text:style-name="T1">confidence </text:span><text:change text:change-id="ct93825582394336"/><text:span text:style-name="T1">in the coming demise of her boat.</text:span></text:p>
      <text:p text:style-name="Text_20_body"><text:span text:style-name="T1">In the middle of the night, </text:span><text:change text:change-id="ct93825582397696"/><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3825582397936"/><text:change-start text:change-id="ct93825582398720"/><text:span text:style-name="T1">, t</text:span><text:change-end text:change-id="ct93825582398720"/><text:change text:change-id="ct9382558239896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3825582399200"/><text:change-start text:change-id="ct93825582399440"/><text:span text:style-name="T1">—</text:span><text:change-end text:change-id="ct93825582399440"/><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3825582401264"/><text:span text:style-name="T1">clearly </text:span><text:change-start text:change-id="ct93825582402256"/><text:span text:style-name="T1">see </text:span><text:change-end text:change-id="ct9382558240225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3825582404496"/><text:change-start text:change-id="ct93825582405088"/><text:span text:style-name="T1">—</text:span><text:change-end text:change-id="ct93825582405088"/><text:span text:style-name="T1">they had to run slowly and more </text:span><text:change text:change-id="ct93825582405744"/><text:change-start text:change-id="ct93825582405984"/><text:span text:style-name="T1">quietly </text:span><text:change-end text:change-id="ct93825582405984"/><text:span text:style-name="T1">to hear the </text:span><text:span text:style-name="T2">Prospect’s</text:span><text:span text:style-name="T1"> engine noise now.</text:span></text:p>
      <text:p text:style-name="P7"> </text:p>
      <text:p text:style-name="Text_20_body"><text:span text:style-name="T1">For the next two hours</text:span><text:change-start text:change-id="ct93825582406944"/><text:span text:style-name="T1">,</text:span><text:change-end text:change-id="ct93825582406944"/><text:span text:style-name="T1"> Cassandra blearily focused on listening to the sonar contacts while shouting potential hazards </text:span><text:change text:change-id="ct93825582407184"/><text:span text:style-name="T1">in the water up to the control room. Gregory and Percy were required to constantly </text:span><text:change text:change-id="ct93825582407424"/><text:span text:style-name="T1">adjust</text:span><text:change text:change-id="ct93825582407664"/><text:span text:style-name="T1"> </text:span><text:change text:change-id="ct93825582407904"/><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3825575605536"/><text:span text:style-name="T1">the oaths </text:span><text:change-start text:change-id="ct93825575134080"/><text:span text:style-name="T1">ever </text:span><text:change-end text:change-id="ct93825575134080"/><text:change text:change-id="ct93825582408144"/><text:span text:style-name="T1">fiercer </text:span><text:change text:change-id="ct93825582409616"/><text:change-start text:change-id="ct93825582411104"/><text:span text:style-name="T1">longer-</text:span><text:change-end text:change-id="ct93825582411104"/><text:span text:style-name="T1">last</text:span><text:change-start text:change-id="ct93825582411760"/><text:span text:style-name="T1">ing</text:span><text:change-end text:change-id="ct93825582411760"/><text:change text:change-id="ct9382558241233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3825582412592"/><text:change-start text:change-id="ct93825582412832"/><text:span text:style-name="T1">her</text:span><text:change-end text:change-id="ct93825582412832"/><text:change text:change-id="ct93825582413072"/><text:span text:style-name="T1">. But first he wanted to check in with Percy, so he climbed to the control room.</text:span></text:p>
      <text:p text:style-name="Text_20_body"><text:soft-page-break/><text:span text:style-name="T1">While he was on the ladder, the crunching sound of an impact</text:span><text:change text:change-id="ct93825582415408"/><text:change-start text:change-id="ct93825582415648"/><text:span text:style-name="T1">—</text:span><text:change-end text:change-id="ct93825582415648"/><text:span text:style-name="T1">a recapitulation of the sound they all heard the first time the </text:span><text:span text:style-name="T2">Grackle</text:span><text:span text:style-name="T1"> had rammed them</text:span><text:change text:change-id="ct93825582416176"/><text:change-start text:change-id="ct93825582416736"/><text:span text:style-name="T1">—</text:span><text:change-end text:change-id="ct93825582416736"/><text:span text:style-name="T1">shook the </text:span><text:span text:style-name="T2">Prospect</text:span><text:span text:style-name="T1"> bow to stern.</text:span></text:p>
      <text:p text:style-name="P7">“Gregory! Reduce speed to two knots!” Percy shouted almost instinctively.</text:p>
      <text:p text:style-name="Text_20_body"><text:span text:style-name="T1">As the boat slowed, Percy’s next thought was that they had in fact been rammed again</text:span><text:change text:change-id="ct93825582418352"/><text:change-start text:change-id="ct93825582418592"/><text:span text:style-name="T1">—</text:span><text:change-end text:change-id="ct93825582418592"/><text:span text:style-name="T1">that Cassandra had not heard the </text:span><text:span text:style-name="T2">Grackle</text:span><text:span text:style-name="T1"> charging at them. “Cassandra</text:span><text:change-start text:change-id="ct93825582418832"/><text:span text:style-name="T1">,</text:span><text:change-end text:change-id="ct93825582418832"/><text:span text:style-name="T1"> you little shit! You let them hit us!”</text:span></text:p>
      <text:p text:style-name="Text_20_body"><text:span text:style-name="T1">“No</text:span><text:change-start text:change-id="ct93825582419712"/><text:span text:style-name="T1">,</text:span><text:change-end text:change-id="ct93825582419712"/><text:span text:style-name="T1"> Captain Percy!” Cassandra wailed with the deep-grained panic of someone who knows they had made a mistake</text:span><text:change-start text:change-id="ct93825582420192"/><text:span text:style-name="T1">.</text:span><text:change-end text:change-id="ct93825582420192"/><text:change text:change-id="ct93825582419952"/><text:span text:style-name="T1"> “</text:span><text:change-start text:change-id="ct93825582420432"/><text:span text:style-name="T1">I</text:span><text:change-end text:change-id="ct93825582420432"/><text:change text:change-id="ct93825582420672"/><text:span text:style-name="T1">t definitely wasn’t them! They’re still miles and miles off.”</text:span></text:p>
      <text:p text:style-name="P7">Percy looked down at Hemi, who still clung to the ladder, his huge stony form held by hard, tensed muscles. “Hemi, you get that little fucking whore off my sonar immediately and tell me what the fuck is going on with my boat!”</text:p>
      <text:p text:style-name="P7">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3825582423216"/><text:change-start text:change-id="ct93825582423456"/><text:span text:style-name="T1"> . . . </text:span><text:change-end text:change-id="ct93825582423456"/><text:change text:change-id="ct93825582423696"/><text:span text:style-name="T1">Cassandra was right, the pursuing sub is still close to ten miles behind us.”</text:span></text:p>
      <text:p text:style-name="Text_20_body"><text:span text:style-name="T1">“She still fucked us</text:span><text:change-start text:change-id="ct93825582424576"/><text:span text:style-name="T1">,</text:span><text:change-end text:change-id="ct93825582424576"/><text:span text:style-name="T1"> Hemi. A competent operator would have fucking heard that derelict coming on.”</text:span></text:p>
      <text:p text:style-name="P7">“She was just tired, Sylvia. She had been at the sonar station for nearly twenty hours. You or I could have made the same mistake in that condition.”</text:p>
      <text:p text:style-name="P7">“I can’t use her in critical fucking situations, Hemi. It’s too fucking risky.”</text:p>
      <text:p text:style-name="P7">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3825582427376"/><text:change-start text:change-id="ct93825582428256"/><text:span text:style-name="T1">—</text:span><text:change-end text:change-id="ct93825582428256"/><text:span text:style-name="T1">fucking money is that it has opened up yet again</text:span><text:change-start text:change-id="ct93825582428496"/><text:span text:style-name="T1">,</text:span><text:change-end text:change-id="ct93825582428496"/><text:span text:style-name="T1"> with that last little boneshaker.”</text:span></text:p>
      <text:p text:style-name="Text_20_body"><text:soft-page-break/><text:span text:style-name="T1">A few minutes later Gregory’s voice came crackling over the PA speaker above Percy’s head in the control room. “Fuck</text:span><text:change-start text:change-id="ct93825582429664"/><text:span text:style-name="T1">,</text:span><text:change-end text:change-id="ct93825582429664"/><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3825582431040"/><text:change-start text:change-id="ct93825582431280"/><text:span text:style-name="T1">dubious </text:span><text:change-end text:change-id="ct93825582431280"/><text:span text:style-name="T1">look, but did not </text:span><text:change text:change-id="ct93825582431520"/><text:change-start text:change-id="ct93825582432576"/><text:span text:style-name="T1">voice </text:span><text:change-end text:change-id="ct93825582432576"/><text:span text:style-name="T1">his doubt</text:span><text:change text:change-id="ct9382558243281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3825582434496"/><text:span text:style-name="T1">,</text:span><text:change-end text:change-id="ct9382558243449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3825582435792"/><text:span text:style-name="T1">sure</text:span><text:change-start text:change-id="ct93825582436240"/><text:span text:style-name="T1">r</text:span><text:change-end text:change-id="ct93825582436240"/><text:span text:style-name="T1"> that the </text:span><text:span text:style-name="T2">Grackle</text:span><text:span text:style-name="T1"> was back on the </text:span><text:span text:style-name="T2">Prospect’</text:span><text:change-start text:change-id="ct93825582436528"/><text:span text:style-name="T1">s</text:span><text:change-end text:change-id="ct93825582436528"/><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3825582442000"/><text:span text:style-name="T1">,</text:span><text:change-end text:change-id="ct93825582442000"/><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7">Bastian tapped the battery gauge, a smoking cigarette propped between two long fingers on a shaking hand.</text:p>
      <text:p text:style-name="Text_20_body"><text:span text:style-name="T1">“Hemi!” Percy called down</text:span><text:change-start text:change-id="ct93825582444400"/><text:span text:style-name="T1">.</text:span><text:change-end text:change-id="ct93825582444400"/><text:change text:change-id="ct93825582444640"/><text:span text:style-name="T1"> “</text:span><text:change-start text:change-id="ct93825582444880"/><text:span text:style-name="T1">W</text:span><text:change-end text:change-id="ct93825582444880"/><text:change text:change-id="ct93825582445120"/><text:span text:style-name="T1">e’ve completely run the fucking batteries down!”</text:span></text:p>
      <text:p text:style-name="P7">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3825582446640"/><text:change-start text:change-id="ct93825582446880"/><text:span text:style-name="T1">. . . </text:span><text:change-end text:change-id="ct93825582446880"/><text:span text:style-name="T1">And we’re going to fucking sink if we don’t find some power to run those forward bilges real soon. Give me options!”</text:span></text:p>
      <text:p text:style-name="Text_20_body"><text:soft-page-break/><text:span text:style-name="T1">“You could flip over the main power to draw from the emergency hotel batteries</text:span><text:change text:change-id="ct93825582447760"/><text:change-start text:change-id="ct93825582448000"/><text:span text:style-name="T1">—</text:span><text:change-end text:change-id="ct93825582448000"/><text:span text:style-name="T1">but with the bilge motors running, they will deplete those batteries in a matter of an hour or so.”</text:span></text:p>
      <text:p text:style-name="P7">“No, that doesn’t give us any maneuvering. Give me another option.”</text:p>
      <text:p text:style-name="P7">“We could surface, of course. Though we will never lose them with the noise we will generate running diesels, and it is almost daylight now.”</text:p>
      <text:p text:style-name="P7">“Of this I am fucking aware. But I think that’s what we’re fucking doing because at least we’ll be moving. How much garbage is on the surface?”</text:p>
      <text:p text:style-name="P7">“There is still a fair amount of coverage, though I do believe we have already passed through the densest mass of the patch.”</text:p>
      <text:p text:style-name="P7">“And how far behind are our fucking pursuers?”</text:p>
      <text:p text:style-name="P7">“Fewer than ten nautical miles.”</text:p>
      <text:p text:style-name="Text_20_body"><text:span text:style-name="T1">“Shit. Ah fucking well. Up we go</text:span><text:change-start text:change-id="ct93825582453104"/><text:span text:style-name="T1">,</text:span><text:change-end text:change-id="ct93825582453104"/><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3825582455056"/><text:span text:style-name="T1">,</text:span><text:change-end text:change-id="ct93825582455056"/><text:span text:style-name="T1"> shadowed ship hulls in the dimly visible sea.</text:span></text:p>
      <text:p text:style-name="Text_20_body"><text:span text:style-name="T1">In the pre-dawn light</text:span><text:change-start text:change-id="ct93825582456016"/><text:span text:style-name="T1">,</text:span><text:change-end text:change-id="ct93825582456016"/><text:span text:style-name="T1"> Percy scanned around with a pair of binoculars. Not seeing anything of note on the first pass, she circled </text:span><text:change text:change-id="ct93825582456304"/><text:span text:style-name="T1">the horizon a second time. There was nothing out there to see except the gray gradient field of the sky meeting the black field of the water.</text:span></text:p>
      <text:p text:style-name="P7">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7">Percy put Bastian in the lookout ring and had Hemi take over at the controls of the boat. She piloted herself, constantly scanning ahead, and sometimes yelling a small course correction down to Hemi.</text:p>
      <text:p text:style-name="Text_20_body"><text:soft-page-break/><text:span text:style-name="T1">In half an hour</text:span><text:change-start text:change-id="ct93825582460768"/><text:span text:style-name="T1">,</text:span><text:change-end text:change-id="ct93825582460768"/><text:span text:style-name="T1"> the eastern sky </text:span><text:change text:change-id="ct93825582461552"/><text:span text:style-name="T1">had lightened</text:span><text:change-start text:change-id="ct93825582463120"/><text:span text:style-name="T1">,</text:span><text:change-end text:change-id="ct93825582463120"/><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7">“Fuck,” said Bastian quietly.</text:p>
      <text:p text:style-name="P7">“What was that?” Hemi called up from the control room.</text:p>
      <text:p text:style-name="P7">“They put a fucking torpedo in the water after us!” Percy shouted. “Looks like it hit one of the derelicts.”</text:p>
      <text:p text:style-name="Text_20_body"><text:span text:style-name="T1">“This is not going to work</text:span><text:change-start text:change-id="ct93825582467536"/><text:span text:style-name="T1">,</text:span><text:change-end text:change-id="ct93825582467536"/><text:span text:style-name="T1"> Sylvia. They are just going to get closer and try again,” said Hemi.</text:span></text:p>
      <text:p text:style-name="P7">“I fucking know!” She lit a cheroot and sucked at it for a long time, the lingering petroleum smell in the air blended with the harsh tobacco smoke as it made its way into her lungs. “OK. Fuck. Bastian, keep watching.”</text:p>
      <text:p text:style-name="P7">Percy climbed down to the control room, flipped off the diesels, had Hemi throttle the boat back to zero, and powered down the bilge pumps.</text:p>
      <text:p text:style-name="P7">“To take a chance on firing from that distance, they were counting on the fact that we were making so much noise. We just got fucking lucky that there was a big steel target between us for the torpedo to find.”</text:p>
      <text:p text:style-name="P7">She pulled on her cheroot and stared blankly for a minute.</text:p>
      <text:p text:style-name="P7">“Without the bilges we will not remain long on the surface,” Hemi broke her reverie to remind her of the other impending danger they faced.</text:p>
      <text:p text:style-name="P7">“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3825582472912"/><text:span text:style-name="T1">climb</text:span><text:change-start text:change-id="ct93825582472672"/><text:span text:style-name="T1">ed </text:span><text:change-end text:change-id="ct93825582472672"/><text:change text:change-id="ct93825582473408"/><text:span text:style-name="T1">down the ladder.</text:span></text:p>
      <text:p text:style-name="P7">Percy pulled the ship-to-ship mic to her, stretching the tangles out of the cord. “Captain Shakes, are you still out there?”</text:p>
      <text:p text:style-name="P7">“Captain Percy,” Shakes’ voice came crackling back, “nice to hear from you. I heard that fuckin’ explosion and I thought for a second you were on your way down the hole.”</text:p>
      <text:p text:style-name="P7">“They put a fuckin’ torpedo in the water, but all they got was one of the derelicts. Listen, we’re going to make like a derelict ourselves and shut everything down over here. I <text:soft-page-break/>need you to try to confuse the situation, or they’ll just fucking come right to the point where they last heard us. Make some noise, would ya?”</text:p>
      <text:p text:style-name="P7">“That’s what I fucking do best these days,” said Shakes. “I’ll totally throw some fucking chaos and confusion into the water. Right?”</text:p>
      <text:p text:style-name="P7">“Fuckin’ right. Out.”</text:p>
      <text:p text:style-name="Text_20_body"><text:span text:style-name="T1">A minute later</text:span><text:change-start text:change-id="ct93825582479440"/><text:span text:style-name="T1">,</text:span><text:change-end text:change-id="ct93825582479440"/><text:span text:style-name="T1"> the </text:span><text:span text:style-name="T2">Gnat’s</text:span><text:span text:style-name="T1"> engine started. Percy could hear it without aid through the hull of the </text:span><text:span text:style-name="T2">Prospect</text:span><text:change-start text:change-id="ct93825582479680"/><text:span text:style-name="T1">,</text:span><text:change-end text:change-id="ct93825582479680"/><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3825582479920"/><text:change-start text:change-id="ct93825582480160"/><text:span text:style-name="T1">—</text:span><text:change-end text:change-id="ct93825582480160"/><text:span text:style-name="T1">as soon as the </text:span><text:span text:style-name="T2">Gnat</text:span><text:span text:style-name="T1"> had moved far enough off </text:span><text:change text:change-id="ct93825582482528"/><text:change-start text:change-id="ct93825582484048"/><text:span text:style-name="T1">that they could</text:span><text:change-end text:change-id="ct93825582484048"/><text:span text:style-name="T1"> hear anything.</text:span></text:p>
      <text:p text:style-name="P7"> </text:p>
      <text:p text:style-name="Text_20_body"><text:span text:style-name="T1">Percy spent the next few hours in the control room</text:span><text:change-start text:change-id="ct93825582485872"/><text:span text:style-name="T1">,</text:span><text:change-end text:change-id="ct93825582485872"/><text:span text:style-name="T1"> sitting in the dive planes control chair and smoking one cheroot lit off another as sea water once again seeped into the cargo hold, and the bow of her boat slipped slowly f</text:span><text:change-start text:change-id="ct93825582486480"/><text:span text:style-name="T1">a</text:span><text:change-end text:change-id="ct93825582486480"/><text:change text:change-id="ct93825582486720"/><text:span text:style-name="T1">rther down into the water.</text:span></text:p>
      <text:p text:style-name="Text_20_body"><text:span text:style-name="T1">Hemi </text:span><text:change text:change-id="ct93825582487600"/><text:span text:style-name="T1">call</text:span><text:change-start text:change-id="ct93825582487840"/><text:span text:style-name="T1">ed</text:span><text:change-end text:change-id="ct93825582487840"/><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3825582489104"/><text:span text:style-name="T1">s</text:span><text:change-end text:change-id="ct9382558248910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3825582497360"/><text:span text:style-name="T1">,</text:span><text:change-end text:change-id="ct93825582497360"/><text:span text:style-name="T1"> at first. But in another hour, Hemi’s reports made it clear that their pursuers were now familiar with the</text:span><text:change-start text:change-id="ct93825582497600"/><text:span text:style-name="T1">ir</text:span><text:change-end text:change-id="ct93825582497600"/><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3825582498192"/><text:span text:style-name="T1">,</text:span><text:change-end text:change-id="ct93825582498192"/><text:span text:style-name="T1"> slowly</text:span><text:change-start text:change-id="ct93825582498944"/><text:span text:style-name="T1"> </text:span><text:change-end text:change-id="ct93825582498944"/><text:change text:change-id="ct93825582499184"/><text:span text:style-name="T1">searching circles. They returned to using active sonar. The pings once again unnervingly echo</text:span><text:change-start text:change-id="ct93825582499424"/><text:span text:style-name="T1">ed</text:span><text:change-end text:change-id="ct93825582499424"/><text:change text:change-id="ct93825582501776"/><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3825582505664"/><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3825582505424"/><text:span text:style-name="T1">,</text:span><text:change-end text:change-id="ct9382558250542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text:span><text:soft-page-break/><text:span text:style-name="T1">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3825582504352"/><text:change-start text:change-id="ct93825582439280"/><text:span text:style-name="T1">—</text:span><text:change-end text:change-id="ct93825582439280"/><text:span text:style-name="T1">and in this world of discreet shipping</text:span><text:change-start text:change-id="ct93825582483168"/><text:span text:style-name="T1">,</text:span><text:change-end text:change-id="ct93825582483168"/><text:span text:style-name="T1"> this was the reason so much cargo now crawled across the </text:span><text:change text:change-id="ct93825582393824"/><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3825582510864"/><text:span text:style-name="T1">,</text:span><text:change-end text:change-id="ct93825582510864"/><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3825582511104"/><text:change-start text:change-id="ct93825582503296"/><text:span text:style-name="T1">back at</text:span><text:change-end text:change-id="ct93825582503296"/><text:span text:style-name="T1"> the sonar station.</text:span></text:p>
      <text:p text:style-name="P7">Percy was squinting into binoculars as she scanned around the horizon. She was unused to the brightness of the ocean under high daylight.</text:p>
      <text:p text:style-name="P7">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3825582495648"/><text:change-start text:change-id="ct93825582513680"/><text:span text:style-name="T1">—</text:span><text:change-end text:change-id="ct93825582513680"/><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3825582514560"/><text:change-start text:change-id="ct93825582514800"/><text:span text:style-name="T1">to </text:span><text:change-end text:change-id="ct93825582514800"/><text:span text:style-name="T1">cover</text:span><text:change text:change-id="ct93825582515600"/><text:span text:style-name="T1"> constantly operating in this fucked-up prey condition.”</text:span></text:p>
      <text:p text:style-name="Text_20_body"><text:span text:style-name="T1">“I have had the same thought. And I have an idea we could try</text:span><text:change text:change-id="ct93825582517152"/><text:change-start text:change-id="ct93825582517392"/><text:span text:style-name="T1">—</text:span><text:change-end text:change-id="ct93825582517392"/><text:span text:style-name="T1">though I warn you </text:span><text:change-start text:change-id="ct93825582517632"/><text:span text:style-name="T1">that </text:span><text:change-end text:change-id="ct93825582517632"/><text:span text:style-name="T1">it is extremely unlikely to work.”</text:span></text:p>
      <text:p text:style-name="P7">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3825582519728"/><text:change-start text:change-id="ct93825582519968"/><text:span text:style-name="T1">—</text:span><text:change-end text:change-id="ct93825582519968"/><text:span text:style-name="T1">and likely to get us killed.” He took a breath. “The magnetic warheads</text:span><text:change text:change-id="ct93825582520208"/><text:change-start text:change-id="ct93825582520688"/><text:span text:style-name="T1"> . . .</text:span><text:change-end text:change-id="ct93825582520688"/><text:span text:style-name="T1"> I let a couple of crates slip off the palettes when they were being unloaded in Stilt City. So I have a few dozen warheads still stashed down in our cargo hold.”</text:span></text:p>
      <text:p text:style-name="P7"><text:soft-page-break/>“You want to try to hit them with one of those fuckin’ explosives?”</text:p>
      <text:p text:style-name="P7">“The only weapon we have.”</text:p>
      <text:p text:style-name="Text_20_body"><text:span text:style-name="T1">“Indeed. But how do you deliver a fucking warhead to the sub? They are just </text:span><text:span text:style-name="T2">part</text:span><text:span text:style-name="T1"> of a weapon</text:span><text:change text:change-id="ct93825582520448"/><text:change-start text:change-id="ct93825582522848"/><text:span text:style-name="T1">—</text:span><text:change-end text:change-id="ct93825582522848"/><text:span text:style-name="T1">as Miss Mai was so fond of pointing out to me. We can’t just underhand one over the water at them.”</text:span></text:p>
      <text:p text:style-name="Text_20_body"><text:span text:style-name="T1">“That is </text:span><text:change-start text:change-id="ct93825582523728"/><text:span text:style-name="T1">where </text:span><text:change-end text:change-id="ct93825582523728"/><text:span text:style-name="T1">the part of my idea that might get us killed comes in</text:span><text:change text:change-id="ct93825582523968"/><text:change-start text:change-id="ct93825582524208"/><text:span text:style-name="T1">—</text:span><text:change-end text:change-id="ct93825582524208"/><text:span text:style-name="T1">I propose we use the </text:span><text:span text:style-name="T2">Gnat</text:span><text:span text:style-name="T1">.”</text:span></text:p>
      <text:p text:style-name="P7">“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3825582526576"/><text:span text:style-name="T1">at least </text:span><text:change-start text:change-id="ct93825582527104"/><text:span text:style-name="T1">did </text:span><text:change-end text:change-id="ct93825582527104"/><text:span text:style-name="T1">not involve intentionally blowing the </text:span><text:span text:style-name="T2">Gnat</text:span><text:span text:style-name="T1"> up. It did, however, feature </text:span><text:change-start text:change-id="ct93825582529984"/><text:span text:style-name="T1">using </text:span><text:change-end text:change-id="ct93825582529984"/><text:span text:style-name="T1">the </text:span><text:span text:style-name="T2">Prospect</text:span><text:span text:style-name="T1"> as bait. It took some convincing on Hemi’s part for Percy to fully come around to </text:span><text:change text:change-id="ct93825582533952"/><text:span text:style-name="T1">the idea.</text:span></text:p>
      <text:p text:style-name="Text_20_body"><text:span text:style-name="T1">“OK. We’re going to try your</text:span><text:change text:change-id="ct93825582535136"/><text:change-start text:change-id="ct93825582535376"/><text:span text:style-name="T1">—</text:span><text:change-end text:change-id="ct93825582535376"/><text:span text:style-name="T1">frankly, fucking insane</text:span><text:change text:change-id="ct93825582535616"/><text:change-start text:change-id="ct93825582535856"/><text:span text:style-name="T1">—</text:span><text:change-end text:change-id="ct93825582535856"/><text:span text:style-name="T1">plan to take out a military submarine with nothing but leftover parts hanging around my darling </text:span><text:span text:style-name="T2">Prospect</text:span><text:span text:style-name="T1">. Go ahead and get Shakes on the pigeon.”</text:span></text:p>
      <text:p text:style-name="P7">“You mean Herschel.”</text:p>
      <text:p text:style-name="P7">“I don’t care what the bird’s name is. Just make sure Shakes heads back this way as silently as fuckin’ possible.”</text:p>
      <text:p text:style-name="P7">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3825582539008"/><text:span text:style-name="T1">less-rusty </text:span><text:change-end text:change-id="ct93825582539008"/><text:span text:style-name="T1">ones </text:span><text:change text:change-id="ct93825582539248"/><text:span text:style-name="T1">and hauled them to a work</text:span><text:change text:change-id="ct93825582539488"/><text:span text:style-name="T1">table in the engine room. Each weighed about </text:span><text:change text:change-id="ct93825582539728"/><text:change-start text:change-id="ct93825582539968"/><text:span text:style-name="T1">twenty-five </text:span><text:change-end text:change-id="ct93825582539968"/><text:span text:style-name="T1">kilograms and consisted of a cylinder containing high explosives that was about </text:span><text:change text:change-id="ct93825582540208"/><text:change-start text:change-id="ct93825582540528"/><text:span text:style-name="T1">three hundred </text:span><text:change-end text:change-id="ct93825582540528"/><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3825575194800"/><text:change-start text:change-id="ct93825574858064"/><text:span text:style-name="T1">could be understood and thus handled safely by any</text:span><text:change-end text:change-id="ct93825574858064"/><text:span text:style-name="T1"> idiotic naval deckhand</text:span><text:change text:change-id="ct93825575082880"/><text:soft-page-break/><text:span text:style-name="T1">. Details were printed right on the side of the explosives cylinder.</text:span></text:p>
      <text:p text:style-name="Text_20_body"><text:span text:style-name="T1">Adjusting his glasses and reading this block of text, Hemi learned </text:span><text:change-start text:change-id="ct93825582492016"/><text:span text:style-name="T1">that </text:span><text:change-end text:change-id="ct9382558249201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3825582530224"/><text:change-start text:change-id="ct93825582491088"/><text:span text:style-name="T1">In </text:span><text:change-end text:change-id="ct93825582491088"/><text:span text:style-name="T1">a forgotten storage compartment for parts in the engine room</text:span><text:change-start text:change-id="ct93825582528592"/><text:span text:style-name="T1">,</text:span><text:change-end text:change-id="ct9382558252859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3825582547488"/><text:change-start text:change-id="ct93825582547728"/><text:span text:style-name="T1">fifty </text:span><text:change-end text:change-id="ct93825582547728"/><text:span text:style-name="T1">kilograms. Then he plundered the many storage compartments throughout the boat</text:span><text:change-start text:change-id="ct93825582548400"/><text:span text:style-name="T1">,</text:span><text:change-end text:change-id="ct93825582548400"/><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3825575197552"/><text:span text:style-name="T1"> gathered</text:span><text:change-end text:change-id="ct93825575197552"/><text:span text:style-name="T1"> most of the parts he needed </text:span><text:change text:change-id="ct9382557520038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3825575200864"/><text:span text:style-name="T1">his parts and equipment down to the </text:span><text:span text:style-name="T2">Prospect</text:span><text:change-start text:change-id="ct93825582552736"/><text:span text:style-name="T1">’s</text:span><text:change-end text:change-id="ct93825582552736"/><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3825582551120"/><text:span text:style-name="T1">s</text:span><text:change-end text:change-id="ct93825582551120"/><text:span text:style-name="T1"> greasy-haired visage grinning up at them, Percy’s voice came back on the </text:span><text:span text:style-name="T2">Prospect</text:span><text:change-start text:change-id="ct93825582556128"/><text:span text:style-name="T1">’s</text:span><text:change-end text:change-id="ct93825582556128"/><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3825582556720"/><text:span text:style-name="T1">,</text:span><text:change-end text:change-id="ct93825582556720"/><text:span text:style-name="T1"> man</text:span><text:change text:change-id="ct93825582556960"/><text:change-start text:change-id="ct93825582557456"/><text:span text:style-name="T1">—</text:span><text:change-end text:change-id="ct9382558255745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3825582558960"/><text:span text:style-name="T1">,</text:span><text:change-end text:change-id="ct93825582558960"/><text:span text:style-name="T1"> Gregory, stow Herschel somewhere safe, and then help me get these parts into the </text:span><text:span text:style-name="T2">Gnat</text:span><text:span text:style-name="T1">.”</text:span></text:p>
      <text:p text:style-name="P7"><text:soft-page-break/>“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3825582562272"/><text:span text:style-name="T1">he </text:span><text:change-end text:change-id="ct93825582562272"/><text:span text:style-name="T1">received the heavy explosive units that a straining Gregory and Shakes lowered down to him. After that, it </text:span><text:change text:change-id="ct93825582562512"/><text:change-start text:change-id="ct93825582562752"/><text:span text:style-name="T1">took </text:span><text:change-end text:change-id="ct93825582562752"/><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7">“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7">Shakes grinned.</text:p>
      <text:p text:style-name="Text_20_body"><text:span text:style-name="T1">“If y’all have everything, I’m going to seal these fuckin’ hatches</text:span><text:change-start text:change-id="ct93825582566784"/><text:span text:style-name="T1">,</text:span><text:change-end text:change-id="ct93825582566784"/><text:change text:change-id="ct93825582567024"/><text:span text:style-name="T1">” Gregory called down from the </text:span><text:span text:style-name="T2">Prospect</text:span><text:span text:style-name="T1">.</text:span></text:p>
      <text:p text:style-name="P7">Hemi shuffled his big body forward in the cramped space and looked up at Gregory. “Handsome Gregory, may you always remain at least as attractive as you are today,” said Hemi.</text:p>
      <text:p text:style-name="P7">Gregory reached out his hand, and Hemi lifted one meaty mitt to meet it. Shakes watched them shake.</text:p>
      <text:p text:style-name="Text_20_body"><text:span text:style-name="T1">“Don’t fuckin’ die down there</text:span><text:change-start text:change-id="ct93825582567264"/><text:span text:style-name="T1">,</text:span><text:change-end text:change-id="ct9382558256726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3825582572784"/><text:span text:style-name="T1">,</text:span><text:change-end text:change-id="ct93825582572784"/><text:span text:style-name="T1"> big guy, would you mind workin’ the fuckin’ trim? Give us a bit o’ flood if you don’t mind.”</text:span></text:p>
      <text:p text:style-name="Text_20_body"><text:soft-page-break/><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3825582573024"/><text:span text:style-name="T1">,</text:span><text:change-end text:change-id="ct93825582573024"/><text:span text:style-name="T1"> the boat’s mating collar was still pressed firmly against the </text:span><text:span text:style-name="T2">Prospect</text:span><text:change-start text:change-id="ct93825582577408"/><text:span text:style-name="T1">’s</text:span><text:change-end text:change-id="ct93825582577408"/><text:span text:style-name="T1">. Hemi twisted open a valve and they could hear water pouring into the </text:span><text:span text:style-name="T2">Gnat</text:span><text:span text:style-name="T1">. </text:span><text:change text:change-id="ct93825582581088"/><text:change-start text:change-id="ct93825582582080"/><text:span text:style-name="T1">O</text:span><text:change-end text:change-id="ct93825582582080"/><text:span text:style-name="T1">nly seconds later</text:span><text:change-start text:change-id="ct93825582584352"/><text:span text:style-name="T1">,</text:span><text:change-end text:change-id="ct93825582584352"/><text:span text:style-name="T1"> </text:span><text:change text:change-id="ct93825582585888"/><text:span text:style-name="T1">the boat dropped a meter or two. Shakes gave the electric motor some throttle. Most of the dials in front of the two men suddenly came to life</text:span><text:change-start text:change-id="ct93825582590928"/><text:span text:style-name="T1">, </text:span><text:change-end text:change-id="ct93825582590928"/><text:change text:change-id="ct93825582591296"/><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3825582594512"/><text:span text:style-name="T1">,</text:span><text:change-end text:change-id="ct93825582594512"/><text:span text:style-name="T1"> Sylvia.”</text:span></text:p>
      <text:p text:style-name="Text_20_body"><text:span text:style-name="T1">“I couldn’t let you two shitheads just go off and try this dumb-ass fuckin’ idea of yours without a proper send-off</text:span><text:change-start text:change-id="ct93825582595968"/><text:span text:style-name="T1">,</text:span><text:change-end text:change-id="ct9382558259596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7">Percy’s voice came back over the ship-to-ship. “How does your inhumanly calculating mind put the odds that this plan will actually fuckin’ work?”</text:p>
      <text:p text:style-name="P7">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7">“At least one of the two boats? I would say one chance in four.”</text:p>
      <text:p text:style-name="P7">“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7">“Counting blowing us up as one way the pursuit could end?” asked Percy.</text:p>
      <text:p text:style-name="P7">“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3825582603536"/><text:span text:style-name="T1">,</text:span><text:change-end text:change-id="ct93825582603536"/><text:span text:style-name="T1"> Hemi. I’ll grant you that she has learned fast enough to be perfectly capable of doing the sittin’ sonar watch job I hired her for</text:span><text:change text:change-id="ct93825582604064"/><text:change-start text:change-id="ct93825582604624"/><text:span text:style-name="T1">—</text:span><text:change-end text:change-id="ct93825582604624"/><text:span text:style-name="T1">I was the first to see her fuckin’ potential</text:span><text:change-start text:change-id="ct93825582605280"/><text:span text:style-name="T1">,</text:span><text:change-end text:change-id="ct93825582605280"/><text:span text:style-name="T1"> you know</text:span><text:change text:change-id="ct93825582605520"/><text:change-start text:change-id="ct93825582605760"/><text:span text:style-name="T1">—</text:span><text:change-end text:change-id="ct93825582605760"/><text:span text:style-name="T1">but in this situation where we live or die</text:span><text:change-start text:change-id="ct93825582606512"/><text:span text:style-name="T1">,</text:span><text:change-end text:change-id="ct93825582606512"/><text:span text:style-name="T1"> depending on what the sonar operator hears</text:span><text:change text:change-id="ct93825582607360"/><text:change-start text:change-id="ct93825582607600"/><text:span text:style-name="T1"> . . . </text:span><text:change-end text:change-id="ct93825582607600"/><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3825582608720"/><text:change-start text:change-id="ct93825582608960"/><text:span text:style-name="T1">hundred-</text:span><text:change-end text:change-id="ct93825582608960"/><text:span text:style-name="T1">meter cargo sub with a crew of four</text:span><text:change text:change-id="ct93825582609536"/><text:change-start text:change-id="ct93825582610112"/><text:soft-page-break/><text:span text:style-name="T1">—</text:span><text:change-end text:change-id="ct93825582610112"/><text:span text:style-name="T1">and that is including Cassandra. During the wars, a boat the size of the </text:span><text:span text:style-name="T2">Prospect</text:span><text:span text:style-name="T1"> would have had a crew of </text:span><text:change text:change-id="ct93825582610912"/><text:change-start text:change-id="ct93825582611152"/><text:span text:style-name="T1">seventy</text:span><text:change-end text:change-id="ct93825582611152"/><text:span text:style-name="T1">.”</text:span></text:p>
      <text:p text:style-name="P7">“I’ll put Bastian on sonar. It will be fucking fine.”</text:p>
      <text:p text:style-name="Text_20_body"><text:span text:style-name="T1">“You need Bastian to run the trim tanks and Gregory to steer the boat. You need to keep yourself free to think about tactics</text:span><text:change text:change-id="ct93825582612672"/><text:change-start text:change-id="ct93825582613184"/><text:span text:style-name="T1">—</text:span><text:change-end text:change-id="ct93825582613184"/><text:span text:style-name="T1">tactics are what will make this plan successful, or not.” Hemi paused. “Besides, Cassandra can do this.”</text:span></text:p>
      <text:p text:style-name="Text_20_body"><text:span text:style-name="T1">There was silence from the radio for a minute. Then: “</text:span><text:change-start text:change-id="ct93825582613424"/><text:span text:style-name="T1">A</text:span><text:change-end text:change-id="ct93825582613424"/><text:change text:change-id="ct93825582614304"/><text:span text:style-name="T1">lright</text:span><text:change-start text:change-id="ct93825582614544"/><text:span text:style-name="T1">,</text:span><text:change-end text:change-id="ct93825582614544"/><text:span text:style-name="T1"> Hemi. It’s your fuckin’ plan, I fuckin’ defer to you. I’ll put her back on sonar. If she kills us all, just know my last thought will be that you were fucking wrong.”</text:span></text:p>
      <text:p text:style-name="P7">“I can die with that.”</text:p>
      <text:p text:style-name="Text_20_body"><text:span text:style-name="T1">“Seriously. Do your fuckin’ best </text:span><text:span text:style-name="T2">not</text:span><text:span text:style-name="T1"> to die if you fuckin’ please. Out.”</text:span></text:p>
      <text:p text:style-name="P7">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3825582618336"/><text:change-start text:change-id="ct93825582618656"/><text:span text:style-name="T1"> . . . </text:span><text:change-end text:change-id="ct93825582618656"/><text:change text:change-id="ct93825582619264"/><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7">“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3825582623184"/><text:span text:style-name="T1">,</text:span><text:change-end text:change-id="ct93825582623184"/><text:span text:style-name="T1"> so switching between the power sources to the propeller could be made without stopping the boat. Hemi threw out the clutch lever, moved the selection lever over to the diesel, and let the clutch back in.</text:span></text:p>
      <text:p text:style-name="P7">“OK, looks like it should be on diesel drive now,” Hemi called forward.</text:p>
      <text:p text:style-name="Text_20_body"><text:soft-page-break/><text:span text:style-name="T1">“Fuckin’ sweet. There’s a starter button for the diesel just above the levers</text:span><text:change-start text:change-id="ct93825582576016"/><text:span text:style-name="T1">;</text:span><text:change-end text:change-id="ct93825582576016"/><text:change text:change-id="ct93825582585376"/><text:span text:style-name="T1"> can you press and hold that until the diesel fires?”</text:span></text:p>
      <text:p text:style-name="P7">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3825582626720"/><text:span text:style-name="T1">.</text:span><text:change-end text:change-id="ct93825582626720"/><text:change text:change-id="ct93825582626960"/><text:span text:style-name="T1"> “</text:span><text:change-start text:change-id="ct93825582627200"/><text:span text:style-name="T1">W</text:span><text:change-end text:change-id="ct93825582627200"/><text:change text:change-id="ct93825582627440"/><text:span text:style-name="T1">ait! Hemi, fuckin’ wait!”</text:span></text:p>
      <text:p text:style-name="P7">Hemi let his thumb off the starter button and the whine died away.</text:p>
      <text:p text:style-name="Text_20_body"><text:span text:style-name="T1">Shakes joined him a second later. “I almost fuckin’ forgot! After the diesel starts</text:span><text:change-start text:change-id="ct93825582628960"/><text:span text:style-name="T1">,</text:span><text:change-end text:change-id="ct93825582628960"/><text:span text:style-name="T1"> I won’t be able to hear a fucking thing up there. Here</text:span><text:change text:change-id="ct93825582629200"/><text:change-start text:change-id="ct93825582629440"/><text:span text:style-name="T1"> . . .</text:span><text:change-end text:change-id="ct93825582629440"/><text:span text:style-name="T1">” Shakes unclipped the largest of the crescent wrenches from his belt and handed it to Hemi. “If you need to get my attention with the engine running, whack that against some metal part of the boat.”</text:span></text:p>
      <text:p text:style-name="P7">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3825582631968"/><text:span text:style-name="T1">, which </text:span><text:change-end text:change-id="ct93825582631968"/><text:change text:change-id="ct93825582582832"/><text:span text:style-name="T1">had no muffler to speak of. It rolled and roared its way to life</text:span><text:change-start text:change-id="ct93825582632608"/><text:span text:style-name="T1">,</text:span><text:change-end text:change-id="ct93825582632608"/><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3825582633200"/><text:span text:style-name="T1">’s</text:span><text:change-end text:change-id="ct93825582633200"/><text:span text:style-name="T1"> engine also shook the boat a lot more. Also</text:span><text:change-start text:change-id="ct93825582633520"/><text:span text:style-name="T1">,</text:span><text:change-end text:change-id="ct9382558263352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3825582633760"/><text:span text:style-name="T1">,</text:span><text:change-end text:change-id="ct93825582633760"/><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text:span><text:soft-page-break/><text:span text:style-name="T1">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3825582584816"/><text:span text:style-name="T1">s</text:span><text:change-end text:change-id="ct93825582584816"/><text:span text:style-name="T1">’s eye and pointed up to the hatch. Shakes nodded</text:span><text:change text:change-id="ct9382558264569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3825582643120"/><text:span text:style-name="T1">,</text:span><text:change-end text:change-id="ct9382558264312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3825582634352"/><text:span text:style-name="T1"> and noted them on his clipboard. Then he connected an air hose to a valve of the </text:span><text:span text:style-name="T2">Gnat’s</text:span><text:span text:style-name="T1"> compressed air system</text:span><text:change text:change-id="ct9382558265152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3825582654944"/><text:span text:style-name="T1"> and then lashed it to one of his twin explosive cylinder mine units.</text:span></text:p>
      <text:p text:style-name="P7">The resulting device was crude, but Hemi trusted the numbers on his clipboard and the fundamental simplicity of the weapons he had created.</text:p>
      <text:p text:style-name="Text_20_body"><text:soft-page-break/><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3825582656992"/><text:span text:style-name="T1">, only</text:span><text:change-end text:change-id="ct93825582656992"/><text:span text:style-name="T1"> to see Hemi giving him a </text:span><text:change-start text:change-id="ct93825582658752"/><text:span text:style-name="T1">“</text:span><text:change-end text:change-id="ct93825582658752"/><text:change text:change-id="ct93825582658992"/><text:span text:style-name="T1">kill it</text:span><text:change-start text:change-id="ct93825582661632"/><text:span text:style-name="T1">”</text:span><text:change-end text:change-id="ct93825582661632"/><text:change text:change-id="ct93825582661952"/><text:span text:style-name="T1"> gesture. Shakes gave Hemi a thumbs up and </text:span><text:change text:change-id="ct93825582663392"/><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3825582664512"/><text:change-start text:change-id="ct93825582664752"/><text:span text:style-name="T1">—</text:span><text:change-end text:change-id="ct93825582664752"/><text:span text:style-name="T1">silence like Hemi had never quite experienced before in all his years on submarines</text:span><text:change text:change-id="ct93825582664992"/><text:change-start text:change-id="ct93825582665232"/><text:span text:style-name="T1">—</text:span><text:change-end text:change-id="ct93825582665232"/><text:span text:style-name="T1">overtook the small boat.</text:span></text:p>
      <text:p text:style-name="Text_20_body"><text:span text:style-name="T1">The silence only lasted a second before Shakes’</text:span><text:change-start text:change-id="ct93825582666112"/><text:span text:style-name="T1">s</text:span><text:change-end text:change-id="ct9382558266611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3825582667632"/><text:change-start text:change-id="ct93825582667872"/><text:span text:style-name="T1"> . . . </text:span><text:change-end text:change-id="ct93825582667872"/><text:change text:change-id="ct93825582668112"/><text:span text:style-name="T1">then switch us back to the fucking electric motor, man. And now maybe with the quiet back on us, you can fuckin’ fill me in on your apparently suicidal fuckin’ plan.”</text:span></text:p>
      <text:p text:style-name="P7">“Shortly, Captain Shakes. We must check the sonar first, and I am sure you can appreciate the pragmatism of that order to things.”</text:p>
      <text:p text:style-name="P7">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3825582670560"/><text:change-start text:change-id="ct93825582670800"/><text:span text:style-name="T1">—</text:span><text:change-end text:change-id="ct93825582670800"/><text:span text:style-name="T1">Percy must be running very slowly. But swinging the mics around</text:span><text:change-start text:change-id="ct93825582671648"/><text:span text:style-name="T1">,</text:span><text:change-end text:change-id="ct93825582671648"/><text:span text:style-name="T1"> he found the </text:span><text:span text:style-name="T2">Grackle</text:span><text:span text:style-name="T1"> easily</text:span><text:change text:change-id="ct93825582672304"/><text:change-start text:change-id="ct93825582673376"/><text:span text:style-name="T1">—</text:span><text:change-end text:change-id="ct9382558267337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3825582677744"/><text:span text:style-name="T1">Percy</text:span><text:change-end text:change-id="ct93825582677744"/><text:span text:style-name="T1"> was moving, there was a good chance they would find the </text:span><text:span text:style-name="T2">Prospect</text:span><text:span text:style-name="T1"> soon.</text:span></text:p>
      <text:p text:style-name="Text_20_body"><text:soft-page-break/><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3825582690736"/><text:span text:style-name="T1">,</text:span><text:change-end text:change-id="ct93825582690736"/><text:span text:style-name="T1"> Hemi. But</text:span><text:change text:change-id="ct93825582690496"/><text:change-start text:change-id="ct93825582692000"/><text:span text:style-name="T1"> . . . </text:span><text:change-end text:change-id="ct93825582692000"/><text:change text:change-id="ct93825582692240"/><text:span text:style-name="T1">now you absolutely have to tell me what the plan is.”</text:span></text:p>
      <text:p text:style-name="Text_20_body"><text:span text:style-name="T1">“Well</text:span><text:change text:change-id="ct93825582693120"/><text:change-start text:change-id="ct93825582693360"/><text:span text:style-name="T1"> . . .</text:span><text:change-end text:change-id="ct9382558269336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7">“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3825582695616"/><text:change-start text:change-id="ct93825582695856"/><text:span text:style-name="T1">twenty-five </text:span><text:change-end text:change-id="ct93825582695856"/><text:span text:style-name="T1">meters deep. That should take care of the Z axis, but I need you to navigate us across the path of the </text:span><text:span text:style-name="T2">Grackle</text:span><text:span text:style-name="T1">.”</text:span></text:p>
      <text:p text:style-name="P7">“That may not be so easy.”</text:p>
      <text:p text:style-name="Text_20_body"><text:span text:style-name="T1">“I am aware. I will be listening on sonar</text:span><text:change-start text:change-id="ct93825582696096"/><text:span text:style-name="T1">,</text:span><text:change-end text:change-id="ct93825582696096"/><text:span text:style-name="T1"> though. I am confident the </text:span><text:span text:style-name="T2">Gnat</text:span><text:span text:style-name="T1"> </text:span><text:change text:change-id="ct93825582698672"/><text:change-start text:change-id="ct93825582698912"/><text:span text:style-name="T1">can do</text:span><text:change-end text:change-id="ct93825582698912"/><text:span text:style-name="T1"> </text:span><text:change text:change-id="ct93825582699152"/><text:span text:style-name="T1">the job.”</text:span></text:p>
      <text:p text:style-name="Text_20_body"><text:span text:style-name="T1">“Well</text:span><text:change-start text:change-id="ct93825582700032"/><text:span text:style-name="T1">,</text:span><text:change-end text:change-id="ct93825582700032"/><text:span text:style-name="T1"> of course this boat can </text:span><text:span text:style-name="T2">do</text:span><text:span text:style-name="T1"> it! </text:span><text:change text:change-id="ct93825582700272"/><text:change-start text:change-id="ct93825582700512"/><text:span text:style-name="T1">. . . </text:span><text:change-end text:change-id="ct93825582700512"/><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7">“Sylvia is on the move,” Hemi said quietly.</text:p>
      <text:p text:style-name="Text_20_body"><text:span text:style-name="T1">“Really? Seems stupid</text:span><text:change-start text:change-id="ct93825582702672"/><text:span text:style-name="T1">,</text:span><text:change-end text:change-id="ct9382558270267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3825582703552"/><text:span text:style-name="T1"> and chase her. As soon as she heard us shut down the diesel</text:span><text:change-start text:change-id="ct93825582704368"/><text:span text:style-name="T1">,</text:span><text:change-end text:change-id="ct93825582704368"/><text:span text:style-name="T1"> she ramped the </text:span><text:span text:style-name="T2">Prospect</text:span><text:span text:style-name="T1"> up to something like ten knots</text:span><text:change text:change-id="ct93825582704608"/><text:change-start text:change-id="ct93825582704848"/><text:span text:style-name="T1">—</text:span><text:change-end text:change-id="ct93825582704848"/><text:span text:style-name="T1">to make it look as though she is trying to make a run for it.”</text:span></text:p>
      <text:p text:style-name="P7">“They are submerged?”</text:p>
      <text:p text:style-name="Text_20_body"><text:span text:style-name="T1">“Yes. We planned for the </text:span><text:span text:style-name="T2">Prospect</text:span><text:span text:style-name="T1"> to run at about </text:span><text:change text:change-id="ct93825582706320"/><text:change-start text:change-id="ct93825582706560"/><text:span text:style-name="T1">thirty </text:span><text:change-end text:change-id="ct93825582706560"/><text:span text:style-name="T1">meters down</text:span><text:change text:change-id="ct93825582706800"/><text:change-start text:change-id="ct93825582707040"/><text:span text:style-name="T1">—</text:span><text:change-end text:change-id="ct93825582707040"/><text:span text:style-name="T1">that way they can move fast with less risk of hitting a derelict. But her batteries are very low. I estimate she can only maintain ten knots for perhaps twenty minutes, so we have to move quickly to put this plan into action.”</text:span></text:p>
      <text:p text:style-name="P7"><text:soft-page-break/>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3825582708800"/><text:span text:style-name="T1">k</text:span><text:change-start text:change-id="ct93825582709040"/><text:span text:style-name="T1">e</text:span><text:change-end text:change-id="ct93825582709040"/><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3825582708560"/><text:change-start text:change-id="ct93825582709920"/><text:span text:style-name="T1">Thiry </text:span><text:change-end text:change-id="ct93825582709920"/><text:span text:style-name="T1">meters. The </text:span><text:span text:style-name="T2">Grackle</text:span><text:span text:style-name="T1"> has clearly heard the </text:span><text:span text:style-name="T2">Prospect</text:span><text:change-start text:change-id="ct93825582710160"/><text:span text:style-name="T1">’s</text:span><text:change-end text:change-id="ct93825582710160"/><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7">“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7">“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3825582715200"/><text:span text:style-name="T1">in </text:span><text:change-end text:change-id="ct93825582715200"/><text:change text:change-id="ct93825582715440"/><text:span text:style-name="T1">all submarines</text:span><text:change-start text:change-id="ct93825582716320"/><text:span text:style-name="T1">’</text:span><text:change-end text:change-id="ct93825582716320"/><text:span text:style-name="T1"> </text:span><text:change text:change-id="ct93825582717296"/><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4">Is this correct? Sealed by hand screw?</text:span></text:p></office:annotation><text:span text:style-name="T1">hand-screw</text:span><text:change-start text:change-id="ct93825582718256"/><text:span text:style-name="T1">-</text:span><text:change-end text:change-id="ct93825582718256"/><text:change text:change-id="ct9382558267542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3825580215248"/><text:span text:style-name="T1">interior of the </text:span><text:change-end text:change-id="ct93825580215248"/><text:span text:style-name="T1">hatch</text:span><text:change text:change-id="ct93825580267984"/><text:change-start text:change-id="ct93825580210480"/><text:span text:style-name="T1">, </text:span><text:change-end text:change-id="ct93825580210480"/><text:change text:change-id="ct93825580211120"/><text:span text:style-name="T1">intended </text:span><text:change text:change-id="ct93825580214368"/><text:change-start text:change-id="ct93825580213328"/><text:span text:style-name="T1">as</text:span><text:change-end text:change-id="ct93825580213328"/><text:span text:style-name="T1"> a foothold for the person who wanted to escape to stand on while sealing the hatch from the inside. It was difficult to get the heavy warhead package to balance on it, but he did manage eventually to </text:span><text:soft-page-break/><text:span text:style-name="T1">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3825575261856"/><text:change-start text:change-id="ct93825575298608"/><text:span text:style-name="T1">—</text:span><text:change-end text:change-id="ct93825575298608"/><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3825580275744"/><text:span text:style-name="T1">,</text:span><text:change-end text:change-id="ct93825580275744"/><text:change text:change-id="ct93825580277936"/><text:change-start text:change-id="ct93825580280256"/><text:span text:style-name="T1"> </text:span><text:change-end text:change-id="ct9382558028025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7">Hemi looked around the outside of the escape trunk for a control that would flood it. The only promising component was a massive unlabeled lever set into the top of the pressure hull above his head.</text:p>
      <text:p text:style-name="P7">“How do you flood the escape trunk?” he called forward to Shakes.</text:p>
      <text:p text:style-name="Text_20_body"><text:span text:style-name="T1">“Flood? Hemi</text:span><text:change-start text:change-id="ct93825580281712"/><text:span text:style-name="T1">,</text:span><text:change-end text:change-id="ct93825580281712"/><text:span text:style-name="T1"> this ain’t no commercial sub with some kind of specs-mandated flood-and-pump escape trunk for getting a crew of </text:span><text:change text:change-id="ct93825580282592"/><text:change-start text:change-id="ct93825580288496"/><text:span text:style-name="T1">fifty </text:span><text:change-end text:change-id="ct9382558028849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3825580066176"/><text:span text:style-name="T1">,</text:span><text:change-end text:change-id="ct93825580066176"/><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3825580368816"/><text:change-start text:change-id="ct93825580407024"/><text:span text:style-name="T1"> . . . </text:span><text:change-end text:change-id="ct93825580407024"/><text:change text:change-id="ct93825580400176"/><text:span text:style-name="T1">and I was terrified of being stuck on the bottom of the ocean and unable to open the sail hatch.”</text:span></text:p>
      <text:p text:style-name="P7">“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3825580363088"/><text:span text:style-name="T1">,</text:span><text:change-end text:change-id="ct93825580363088"/><text:span text:style-name="T1"> Hemi could see their position in the water, see where the </text:span><text:span text:style-name="T2">Prospect</text:span><text:span text:style-name="T1"> should be off to their port side, and see the </text:span><text:span text:style-name="T2">Grackle</text:span><text:change text:change-id="ct93825580363728"/><text:change-start text:change-id="ct93825580365552"/><text:span text:style-name="T1">—</text:span><text:change-end text:change-id="ct93825580365552"/><text:span text:style-name="T1">all black and fiercely toothy in the front in its </text:span><text:change-start text:change-id="ct93825580261424"/><text:span text:style-name="T1">entirely unnatural </text:span><text:change-end text:change-id="ct93825580261424"/><text:span text:style-name="T1">way</text:span><text:change text:change-id="ct93825580606640"/><text:change text:change-id="ct93825580401456"/><text:change-start text:change-id="ct93825580614608"/><text:span text:style-name="T1">—</text:span><text:change-end text:change-id="ct93825580614608"/><text:span text:style-name="T1">charging towards Shakes’</text:span><text:change-start text:change-id="ct93825580632208"/><text:span text:style-name="T1">s</text:span><text:change-end text:change-id="ct93825580632208"/><text:span text:style-name="T1"> rickety little craft from starboard. The boats all moved relative to each other in his head, driven into position by the second hand on the </text:span><text:soft-page-break/><text:span text:style-name="T1">stopwatch. He put his hand up to the heavy iron lever covered with flecks of rust above his head.</text:span></text:p>
      <text:p text:style-name="Text_20_body"><text:span text:style-name="T1">The second hand curled around and came up level. In Hemi’s head</text:span><text:change-start text:change-id="ct93825575413936"/><text:span text:style-name="T1">,</text:span><text:change-end text:change-id="ct93825575413936"/><text:span text:style-name="T1"> the boats were all in the exact position. His thick fingers tightened on the lever, and then the muscles all the way down his arm to his shoulder tightened</text:span><text:change text:change-id="ct93825575273536"/><text:change-start text:change-id="ct93825575274896"/><text:span text:style-name="T1">—</text:span><text:change-end text:change-id="ct9382557527489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3825580634128"/><text:span text:style-name="T1">,</text:span><text:change-end text:change-id="ct93825580634128"/><text:span text:style-name="T1"> Captain Shakes!”</text:span></text:p>
      <text:p text:style-name="Text_20_body"><text:span text:style-name="T1">“</text:span><text:change text:change-id="ct93825580634768"/><text:change-start text:change-id="ct93825580635888"/><text:span text:style-name="T1">. . . </text:span><text:change-end text:change-id="ct93825580635888"/><text:span text:style-name="T1">Are you sure about that? I’d hate to find out it’s stuck in there and arming itself.”</text:span></text:p>
      <text:p text:style-name="Text_20_body"><text:span text:style-name="T1">“I am as sure as I can be. Blow the tanks</text:span><text:change text:change-id="ct93825580639024"/><text:change-start text:change-id="ct93825580646704"/><text:span text:style-name="T1">—</text:span><text:change-end text:change-id="ct93825580646704"/><text:span text:style-name="T1">the surface is going to be the safest place for us in the next few minutes.”</text:span></text:p>
      <text:p text:style-name="Text_20_body"><text:span text:style-name="T1">“Aye</text:span><text:change-start text:change-id="ct93825580667424"/><text:span text:style-name="T1">,</text:span><text:change-end text:change-id="ct93825580667424"/><text:span text:style-name="T1"> Boss.” Shakes reached down and pulled up on the heavy red lever at his feet. The </text:span><text:span text:style-name="T2">Gnat</text:span><text:change-start text:change-id="ct93825580668304"/><text:span text:style-name="T1">’s</text:span><text:change-end text:change-id="ct93825580668304"/><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3825580669328"/><text:change-start text:change-id="ct93825580680096"/><text:span text:style-name="T1">, </text:span><text:change-end text:change-id="ct93825580680096"/><text:span text:style-name="T1">slowly for a second</text:span><text:change text:change-id="ct93825580681824"/><text:change-start text:change-id="ct93825580683712"/><text:span text:style-name="T1">, </text:span><text:change-end text:change-id="ct93825580683712"/><text:span text:style-name="T1">and then a moment later gaining speed. “Hang on to something</text:span><text:change-start text:change-id="ct93825580688352"/><text:span text:style-name="T1">,</text:span><text:change-end text:change-id="ct93825580688352"/><text:span text:style-name="T1"> Hemi!”</text:span></text:p>
      <text:p text:style-name="P7">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3825580690560"/><text:change-start text:change-id="ct93825580694736"/><text:span text:style-name="T1">—</text:span><text:change-end text:change-id="ct9382558069473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oft-page-break/><text:span text:style-name="T1">Shakes cut the throttle to the motor and caught Hemi’s eye. He pointed to the hatch at the top of the sail with a questioning look, and Hemi nodded. Shakes lifted himself up, unscrewed the hatch</text:span><text:change-start text:change-id="ct93825575424976"/><text:span text:style-name="T1">,</text:span><text:change-end text:change-id="ct9382557542497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3825580695776"/><text:span text:style-name="T1">,</text:span><text:change-end text:change-id="ct93825580695776"/><text:change text:change-id="ct93825580713184"/><text:span text:style-name="T1"> then another. Shakes shaded his eyes against the brightness and scanned the water between him and the horizon line</text:span><text:change-start text:change-id="ct93825580716448"/><text:span text:style-name="T1">,</text:span><text:change-end text:change-id="ct9382558071644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7">“Ha ha! Hemi! It worked!”</text:p>
      <text:p text:style-name="Text_20_body"><text:span text:style-name="T1">“Hold on,” Hemi’s voice came up darkly from below</text:span><text:change-start text:change-id="ct93825580717088"/><text:span text:style-name="T1">.</text:span><text:change-end text:change-id="ct93825580717088"/><text:change text:change-id="ct93825580729024"/><text:span text:style-name="T1"> “I am tracking the sub on sonar.”</text:span></text:p>
      <text:p text:style-name="Text_20_body"><text:span text:style-name="T1">Shakes’</text:span><text:change-start text:change-id="ct93825580729664"/><text:span text:style-name="T1">s</text:span><text:change-end text:change-id="ct93825580729664"/><text:span text:style-name="T1"> initial feeling of excitement that such a claptrap device actually functioned as intended subsided to be replaced by the more rational thought that detonating the device was one thing, </text:span><text:change-start text:change-id="ct93825580730496"/><text:span text:style-name="T1">while </text:span><text:change-end text:change-id="ct93825580730496"/><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3825580731136"/><text:span text:style-name="T1"> and saw a long black shadow</text:span><text:change text:change-id="ct93825580731776"/><text:change-start text:change-id="ct93825580732416"/><text:span text:style-name="T1">—</text:span><text:change-end text:change-id="ct93825580732416"/><text:span text:style-name="T1">endlessly long and thin, it seemed to him</text:span><text:change text:change-id="ct93825580736384"/><text:change-start text:change-id="ct93825580751456"/><text:span text:style-name="T1">—</text:span><text:change-end text:change-id="ct9382558075145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7">“So that’s it? An impenetrable hull?”</text:p>
      <text:p text:style-name="P7">“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7">“Hold up. Don’t forget we need to reset the escape trunk first.”</text:p>
      <text:p text:style-name="P7">“How do you pump the water out of the flooded trunk?”</text:p>
      <text:p text:style-name="P7"><text:soft-page-break/>“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3825580766608"/><text:span text:style-name="T1">,</text:span><text:change-end text:change-id="ct93825580766608"/><text:span text:style-name="T1"> I guess. Drives me nuts.”</text:span></text:p>
      <text:p text:style-name="P7">“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7">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3825580788320"/><text:span text:style-name="T1">.</text:span><text:change-end text:change-id="ct93825580788320"/><text:change text:change-id="ct93825580788960"/><text:span text:style-name="T1"> “</text:span><text:change-start text:change-id="ct93825580793472"/><text:span text:style-name="T1">T</text:span><text:change-end text:change-id="ct93825580793472"/><text:change text:change-id="ct9382558079684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3825580797488"/><text:change-start text:change-id="ct93825582429424"/><text:span text:style-name="T1"> . . .</text:span><text:change-end text:change-id="ct93825582429424"/><text:span text:style-name="T1">”</text:span></text:p>
      <text:p text:style-name="Text_20_body"><text:span text:style-name="T1">Percy sighed. “I know that</text:span><text:change-start text:change-id="ct93825582446048"/><text:span text:style-name="T1">,</text:span><text:change-end text:change-id="ct9382558244604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3825580798384"/><text:change-start text:change-id="ct93825580799024"/><text:span text:style-name="T1"> . . . </text:span><text:change-end text:change-id="ct93825580799024"/><text:change text:change-id="ct93825580800144"/><text:span text:style-name="T1">I can’t tell. There’s nothing but silence at the moment.”</text:span></text:p>
      <text:p text:style-name="Text_20_body"><text:span text:style-name="T1">“Figure it out</text:span><text:change-start text:change-id="ct93825580801680"/><text:span text:style-name="T1">,</text:span><text:change-end text:change-id="ct93825580801680"/><text:span text:style-name="T1"> Cassandra! I’m depending on you here.”</text:span></text:p>
      <text:p text:style-name="Text_20_body"><text:span text:style-name="T1">“The explosion definitely came from the pursuing sub</text:span><text:change text:change-id="ct93825580802320"/><text:change-start text:change-id="ct93825580803664"/><text:span text:style-name="T1">—</text:span><text:change-end text:change-id="ct93825580803664"/><text:span text:style-name="T1">I’d say they hit Hemi’s device. But</text:span><text:change text:change-id="ct93825580804432"/><text:change-start text:change-id="ct93825580809056"/><text:span text:style-name="T1"> . . .</text:span><text:change-end text:change-id="ct93825580809056"/><text:span text:style-name="T1">”</text:span></text:p>
      <text:p text:style-name="P7">A full minute passed.</text:p>
      <text:p text:style-name="Text_20_body"><text:span text:style-name="T1">“But what</text:span><text:change-start text:change-id="ct93825580809696"/><text:span text:style-name="T1">,</text:span><text:change-end text:change-id="ct9382558080969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3825580839312"/><text:span text:style-name="T1">.</text:span><text:change-end text:change-id="ct93825580839312"/><text:change text:change-id="ct93825580839952"/><text:span text:style-name="T1">” </text:span><text:change-start text:change-id="ct93825580840592"/><text:span text:style-name="T1">T</text:span><text:change-end text:change-id="ct93825580840592"/><text:change text:change-id="ct93825580844464"/><text:span text:style-name="T1">his, mostly to herself.</text:span></text:p>
      <text:p text:style-name="Text_20_body"><text:soft-page-break/><text:span text:style-name="T1">“Captain Percy!” Cassandra was shouting now</text:span><text:change-start text:change-id="ct93825580847920"/><text:span text:style-name="T1">.</text:span><text:change-end text:change-id="ct93825580847920"/><text:change text:change-id="ct93825580847152"/><text:span text:style-name="T1"> “</text:span><text:change-start text:change-id="ct93825580849504"/><text:span text:style-name="T1">T</text:span><text:change-end text:change-id="ct93825580849504"/><text:change text:change-id="ct93825580851712"/><text:span text:style-name="T1">here’s a torpedo in the water! They’ve fired at us!”</text:span></text:p>
      <text:p text:style-name="Text_20_body"><text:span text:style-name="T1">“Stay calm</text:span><text:change-start text:change-id="ct93825580852288"/><text:span text:style-name="T1">,</text:span><text:change-end text:change-id="ct93825580852288"/><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3825580853808"/><text:span text:style-name="T1">,</text:span><text:change-end text:change-id="ct93825580853808"/><text:span text:style-name="T1"> Captain Percy!”</text:span></text:p>
      <text:p text:style-name="Text_20_body"><text:span text:style-name="T1">“Figure it out</text:span><text:change-start text:change-id="ct93825580854448"/><text:span text:style-name="T1">,</text:span><text:change-end text:change-id="ct93825580854448"/><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3825580855328"/><text:span text:style-name="T1">m</text:span><text:change-end text:change-id="ct93825580855328"/><text:change text:change-id="ct93825580857488"/><text:span text:style-name="T1">ed in on the torpedo</text:span><text:change text:change-id="ct93825580861696"/><text:change-start text:change-id="ct93825580866368"/><text:span text:style-name="T1">—</text:span><text:change-end text:change-id="ct93825580866368"/><text:span text:style-name="T1">a high whining electric motor just off their rear port side. She wrapped her head around it, and in her mind she could see the machine</text:span><text:change text:change-id="ct93825580871280"/><text:change-start text:change-id="ct93825580879792"/><text:span text:style-name="T1">: </text:span><text:change-end text:change-id="ct93825580879792"/><text:span text:style-name="T1">a long, slick steel tube slipping through the water at a speed that was far faster than anything else she’d ever seen in her mind’s eye through sonar. It was coming directly toward her.</text:span></text:p>
      <text:p text:style-name="P7">It started pinging. The round ringing echo of it almost hurt her ears.</text:p>
      <text:p text:style-name="Text_20_body"><text:span text:style-name="T1">“OK Captain Percy,” she said</text:span><text:change-start text:change-id="ct93825575123984"/><text:span text:style-name="T1">,</text:span><text:change-end text:change-id="ct93825575123984"/><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7">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3825580889376"/><text:span text:style-name="T1">,</text:span><text:change-end text:change-id="ct93825580889376"/><text:span text:style-name="T1"> Percy</text:span><text:change text:change-id="ct93825580890016"/><text:change-start text:change-id="ct93825580891008"/><text:span text:style-name="T1">—</text:span><text:change-end text:change-id="ct93825580891008"/><text:span text:style-name="T1">no change to direction.”</text:span></text:p>
      <text:p text:style-name="Text_20_body"><text:span text:style-name="T1">“OK, it hasn’t acquired us</text:span><text:change text:change-id="ct93825580892480"/><text:change-start text:change-id="ct93825580893120"/><text:span text:style-name="T1"> . . . </text:span><text:change-end text:change-id="ct93825580893120"/><text:span text:style-name="T1"><text:s/>yet. What’s the range?”</text:span></text:p>
      <text:p text:style-name="Text_20_body"><text:span text:style-name="T1">Cassandra looked at the active sonar rig readout. “</text:span><text:change-start text:change-id="ct93825580894176"/><text:span text:style-name="T1">One-point-three</text:span><text:change-end text:change-id="ct93825580894176"/><text:change text:change-id="ct93825580896352"/><text:span text:style-name="T1"> miles.”</text:span></text:p>
      <text:p text:style-name="Text_20_body"><text:span text:style-name="T1">“That’s not very much room to play with</text:span><text:change-start text:change-id="ct93825580896992"/><text:span text:style-name="T1">,</text:span><text:change-end text:change-id="ct93825580896992"/><text:span text:style-name="T1"> Cap,” said Bastian, nervously fingering the throttle control.</text:span></text:p>
      <text:p text:style-name="P7">“I am aware, Bastian.”</text:p>
      <text:p text:style-name="P7">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3825580917760"/><text:change-start text:change-id="ct93825580918400"/><text:span text:style-name="T1">certainty </text:span><text:change-end text:change-id="ct93825580918400"/><text:span text:style-name="T1">of its target. But what was the target?</text:span></text:p>
      <text:p text:style-name="Text_20_body"><text:soft-page-break/><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7">“Captain Percy! The torpedo is tracking a derelict!” she said.</text:p>
      <text:p text:style-name="P7">“Are you sure?”</text:p>
      <text:p text:style-name="Text_20_body"><text:span text:style-name="T1">“Absolutely. It will hit at any</text:span><text:change text:change-id="ct93825580920912"/><text:change-start text:change-id="ct93825580923008"/><text:span text:style-name="T1"> . . .</text:span><text:change-end text:change-id="ct9382558092300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3825580926112"/><text:span text:style-name="T1">,</text:span><text:change-end text:change-id="ct93825580926112"/><text:span text:style-name="T1"> Cassandra! They may not risk another torpedo on us in these waters. They wasted two already, and those things are expensive.”</text:span></text:p>
      <text:p text:style-name="Text_20_body"><text:span text:style-name="T1">“Great,” Gregory smirked</text:span><text:change-start text:change-id="ct93825580951280"/><text:span text:style-name="T1">.</text:span><text:change-end text:change-id="ct93825580951280"/><text:change text:change-id="ct93825580951920"/><text:span text:style-name="T1"> “</text:span><text:change-start text:change-id="ct93825580953008"/><text:span text:style-name="T1">S</text:span><text:change-end text:change-id="ct93825580953008"/><text:change text:change-id="ct93825580953888"/><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7">“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3825580956832"/><text:span text:style-name="T1">Two-point-three</text:span><text:change-end text:change-id="ct93825580956832"/><text:change text:change-id="ct93825580958064"/><text:span text:style-name="T1"> nautical miles. And they are increasing speed now.”</text:span></text:p>
      <text:p text:style-name="Text_20_body"><text:span text:style-name="T1">“They’re trying to close on us. Your hunch about ramming might be right</text:span><text:change-start text:change-id="ct93825580958704"/><text:span text:style-name="T1">,</text:span><text:change-end text:change-id="ct93825580958704"/><text:span text:style-name="T1"> Gregory.” Percy glanced at the battery gauges. They were moving fast enough at ten knots that she could see the needles on the battery-charge gauges dropping steadily. Those gauges had passed into the hatched red zone. That </text:span><text:change text:change-id="ct93825580959584"/><text:change-start text:change-id="ct93825580962048"/><text:span text:style-name="T1">meant </text:span><text:change-end text:change-id="ct93825580962048"/><text:span text:style-name="T1">only a matter of </text:span><text:change text:change-id="ct93825580966688"/><text:change-start text:change-id="ct93825580975632"/><text:span text:style-name="T1">twenty </text:span><text:change-end text:change-id="ct93825580975632"/><text:span text:style-name="T1">minutes or so of battery remain</text:span><text:change-start text:change-id="ct93825580994352"/><text:span text:style-name="T1">ed</text:span><text:change-end text:change-id="ct93825580994352"/><text:change text:change-id="ct93825580995376"/><text:span text:style-name="T1">. After that, they would be forced to remain stationary or surface</text:span><text:change text:change-id="ct93825581001552"/><text:change-start text:change-id="ct93825581020400"/><text:span text:style-name="T1">—</text:span><text:change-end text:change-id="ct93825581020400"/><text:span text:style-name="T1">either way</text:span><text:change-start text:change-id="ct93825581030096"/><text:span text:style-name="T1">,</text:span><text:change-end text:change-id="ct93825581030096"/><text:span text:style-name="T1"> they would be an easy target for a final ramming.</text:span></text:p>
      <text:p text:style-name="Text_20_body"><text:span text:style-name="T1">“Let’s do what we can to conserve our remaining battery</text:span><text:change-start text:change-id="ct93825581013248"/><text:span text:style-name="T1">,</text:span><text:change-end text:change-id="ct93825581013248"/><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3825581035232"/><text:span text:style-name="T1">’s</text:span><text:change-end text:change-id="ct9382558103523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3825581035872"/><text:span text:style-name="T1">out </text:span><text:change-end text:change-id="ct93825581035872"/><text:span text:style-name="T1">the </text:span><text:span text:style-name="T2">Prospect</text:span><text:change-start text:change-id="ct93825581038624"/><text:span text:style-name="T1">’s</text:span><text:change-end text:change-id="ct93825581038624"/><text:span text:style-name="T1"> motor noise</text:span><text:change text:change-id="ct93825581041824"/><text:span text:style-name="T1">, and then somehow landing the sonar mics precisely on the bearing of the </text:span><text:span text:style-name="T2">Gnat</text:span><text:span text:style-name="T1">. Cassandra flipped filters on and off</text:span><text:change text:change-id="ct93825581044976"/><text:span text:style-name="T1"> and adjusted the fine-control dials carefully. Eventually she managed to limit the noise wash from the </text:span><text:soft-page-break/><text:span text:style-name="T2">Prospect</text:span><text:span text:style-name="T1"> </text:span><text:change text:change-id="ct93825581050000"/><text:change-start text:change-id="ct93825581078976"/><text:span text:style-name="T1">enough to give</text:span><text:change-end text:change-id="ct93825581078976"/><text:span text:style-name="T1"> her </text:span><text:change text:change-id="ct93825581087168"/><text:change-start text:change-id="ct93825581097376"/><text:span text:style-name="T1">a </text:span><text:change-end text:change-id="ct93825581097376"/><text:span text:style-name="T1">sense </text:span><text:change-start text:change-id="ct93825581113776"/><text:span text:style-name="T1">that </text:span><text:change-end text:change-id="ct93825581113776"/><text:span text:style-name="T1">she might be able to hear her way around it.</text:span></text:p>
      <text:p text:style-name="Text_20_body"><text:span text:style-name="T1">She scanned and scanned, back and forth. All the way around the bow</text:span><text:change-start text:change-id="ct93825575160160"/><text:span text:style-name="T1">,</text:span><text:change-end text:change-id="ct93825575160160"/><text:span text:style-name="T1"> too, but mostly focusing on the direction behind</text:span><text:change-start text:change-id="ct93825581118016"/><text:span text:style-name="T1">,</text:span><text:change-end text:change-id="ct9382558111801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3825581118656"/><text:span text:style-name="T1">’s</text:span><text:change-end text:change-id="ct9382558111865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3825581119776"/><text:span text:style-name="T1"> and tracked it carefully for a minute. “I’ve got them</text:span><text:change-start text:change-id="ct93825581120416"/><text:span text:style-name="T1">,</text:span><text:change-end text:change-id="ct93825581120416"/><text:span text:style-name="T1"> Captain Percy. </text:span><text:change text:change-id="ct93825581121056"/><text:change-start text:change-id="ct93825582762848"/><text:span text:style-name="T1">Thirty </text:span><text:change-end text:change-id="ct93825582762848"/><text:span text:style-name="T1">meters down, almost directly off our starboard side. Range: about a quarter mile.”</text:span></text:p>
      <text:p text:style-name="P7">“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3825581124672"/><text:span text:style-name="T1">,</text:span><text:change-end text:change-id="ct93825581124672"/><text:span text:style-name="T1"> Gregory here has a theory that now the </text:span><text:span text:style-name="T2">Grackle</text:span><text:span text:style-name="T1"> is after us for another ramming. Based on the speed they’ve put on, I’m inclined to agree with him. So</text:span><text:change text:change-id="ct93825581125472"/><text:change-start text:change-id="ct93825581126112"/><text:span text:style-name="T1"> . . . </text:span><text:change-end text:change-id="ct93825581126112"/><text:change text:change-id="ct93825581126992"/><text:span text:style-name="T1">what’s the plan now?”</text:span></text:p>
      <text:p text:style-name="Text_20_body"><text:span text:style-name="T1">“Aye. Well</text:span><text:change-start text:change-id="ct93825581128592"/><text:span text:style-name="T1">,</text:span><text:change-end text:change-id="ct93825581128592"/><text:span text:style-name="T1"> Hemi says he still thinks he can take them down. He just needs to deliver one of his devices to a weaker part of their sub than the ram</text:span><text:change text:change-id="ct93825581129952"/><text:change-start text:change-id="ct93825581130832"/><text:span text:style-name="T1">—</text:span><text:change-end text:change-id="ct93825581130832"/><text:span text:style-name="T1">which is what they detonated the last one with.”</text:span></text:p>
      <text:p text:style-name="P7">“And how is he going to do that?”</text:p>
      <text:p text:style-name="Text_20_body"><text:span text:style-name="T1">“No idea. I’m just steering the boat the way the </text:span><text:change-start text:change-id="ct93825581156800"/><text:span text:style-name="T1">b</text:span><text:change-end text:change-id="ct93825581156800"/><text:change text:change-id="ct93825581160016"/><text:span text:style-name="T1">oss says. Hang on</text:span><text:change text:change-id="ct93825581161136"/><text:change-start text:change-id="ct93825581162768"/><text:span text:style-name="T1"> . . .</text:span><text:change-end text:change-id="ct93825581162768"/><text:span text:style-name="T1">” A few seconds of static came across the radio, and then Shakes picked up again. “Hemi says you should just keep running</text:span><text:change text:change-id="ct93825581163696"/><text:change-start text:change-id="ct93825581164336"/><text:span text:style-name="T1">—</text:span><text:change-end text:change-id="ct93825581164336"/><text:span text:style-name="T1">make evasive moves if you can. He’s going to maneuver us into position to deliver a second device.”</text:span></text:p>
      <text:p text:style-name="Text_20_body"><text:span text:style-name="T1">“OK. But keep in mind we’re down to maybe </text:span><text:change text:change-id="ct93825581164976"/><text:change-start text:change-id="ct93825581165856"/><text:span text:style-name="T1">fifteen </text:span><text:change-end text:change-id="ct93825581165856"/><text:span text:style-name="T1">minutes on the battery here. As soon as that’s gone, we’re a dead-in-the-water target for a boat with an intention to ram.”</text:span></text:p>
      <text:p text:style-name="Text_20_body"><text:span text:style-name="T1">Another second passed. “Hemi says</text:span><text:change text:change-id="ct93825581166496"/><text:change-start text:change-id="ct93825581170096"/><text:span text:style-name="T1">—</text:span><text:change-end text:change-id="ct93825581170096"/><text:span text:style-name="T1">get this</text:span><text:change text:change-id="ct93825581170976"/><text:change-start text:change-id="ct93825581173536"/><text:span text:style-name="T1">—</text:span><text:change-end text:change-id="ct93825581173536"/><text:change text:change-id="ct93825581174176"/><text:span text:style-name="T1">he will </text:span><text:change-start text:change-id="ct93825581177248"/><text:span text:style-name="T1">‘</text:span><text:change-end text:change-id="ct93825581177248"/><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3825581178816"/><text:span text:style-name="T1">,</text:span><text:change-end text:change-id="ct93825581178816"/><text:span text:style-name="T1"> Captain Shakes</text:span><text:change text:change-id="ct93825581180704"/><text:change-start text:change-id="ct93825581181376"/><text:span text:style-name="T1">—</text:span><text:change-end text:change-id="ct93825581181376"/><text:span text:style-name="T1">I need Hemi back.”</text:span></text:p>
      <text:p text:style-name="Text_20_body"><text:span text:style-name="T1">“Don’t you sink either</text:span><text:change-start text:change-id="ct93825581183680"/><text:span text:style-name="T1">,</text:span><text:change-end text:change-id="ct93825581183680"/><text:span text:style-name="T1"> Captain Percy</text:span><text:change text:change-id="ct93825581184320"/><text:change-start text:change-id="ct93825581186704"/><text:span text:style-name="T1">—</text:span><text:change-end text:change-id="ct93825581186704"/><text:span text:style-name="T1">I’ve gotten used to the hot meals on your boat! Out.”</text:span></text:p>
      <text:p text:style-name="P7"><text:soft-page-break/>As Percy hung the mic back up above her head, Bastian reached one long finger out and fruitlessly tapped the battery gauge.</text:p>
      <text:p text:style-name="P7"> </text:p>
      <text:p text:style-name="Text_20_body"><text:span text:style-name="T1">“Captain Shakes, we have to go deeper. </text:span><text:change text:change-id="ct93825581189856"/><text:change-start text:change-id="ct93825581191152"/><text:span text:style-name="T1">Fifty </text:span><text:change-end text:change-id="ct93825581191152"/><text:span text:style-name="T1">meters.”</text:span></text:p>
      <text:p text:style-name="Text_20_body"><text:span text:style-name="T1">“Ain’t gonna happen</text:span><text:change-start text:change-id="ct93825581215712"/><text:span text:style-name="T1">,</text:span><text:change-end text:change-id="ct93825581215712"/><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3825581217888"/><text:change-start text:change-id="ct93825581218528"/><text:span text:style-name="T1">thirty </text:span><text:change-end text:change-id="ct93825581218528"/><text:span text:style-name="T1">and the seams start splitting. </text:span><text:change text:change-id="ct93825581219568"/><text:change-start text:change-id="ct93825581220208"/><text:span text:style-name="T1">Fifty </text:span><text:change-end text:change-id="ct93825581220208"/><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3825581221136"/><text:span text:style-name="T1">,</text:span><text:change-end text:change-id="ct93825581221136"/><text:span text:style-name="T1"> though</text:span><text:change text:change-id="ct93825581221776"/><text:change-start text:change-id="ct93825581226752"/><text:span text:style-name="T1">—</text:span><text:change-end text:change-id="ct93825581226752"/><text:span text:style-name="T1">if we can get it to detonate right in the middle of their sub</text:span><text:change text:change-id="ct93825581234432"/><text:change-start text:change-id="ct93825581242592"/><text:span text:style-name="T1">—</text:span><text:change-end text:change-id="ct93825581242592"/><text:span text:style-name="T1">the upward force of the explosion will blow through the middle and break the sub’s back. Snap it in half. And all the watertight compartments in the world will not help them at that point. At least</text:span><text:change-start text:change-id="ct93825578186720"/><text:span text:style-name="T1">,</text:span><text:change-end text:change-id="ct9382557818672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3825578171824"/><text:span text:style-name="T1">,</text:span><text:change-end text:change-id="ct93825578171824"/><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3825578174368"/><text:change-start text:change-id="ct93825578185392"/><text:span text:style-name="T1">—</text:span><text:change-end text:change-id="ct93825578185392"/><text:span text:style-name="T1">and detonate immediately. We would have a few minutes at least to move the </text:span><text:span text:style-name="T2">Gnat</text:span><text:span text:style-name="T1"> to safety, probably to the surface again.”</text:span></text:p>
      <text:p text:style-name="P7">“You can calculate the timing that precisely?”</text:p>
      <text:p text:style-name="P7">“I believe so. It is just a refined use of dead reckoning.”</text:p>
      <text:p text:style-name="P7">“Never was very good at reckoning the dead myself.”</text:p>
      <text:p text:style-name="Text_20_body"><text:span text:style-name="T1">“All you have to do is drive the boat</text:span><text:change-start text:change-id="ct93825581249072"/><text:span text:style-name="T1">,</text:span><text:change-end text:change-id="ct93825581249072"/><text:span text:style-name="T1"> Captain Shakes.”</text:span></text:p>
      <text:p text:style-name="Text_20_body"><text:span text:style-name="T1">“</text:span><text:change text:change-id="ct93825581249712"/><text:change-start text:change-id="ct93825581250944"/><text:span text:style-name="T1">. . . </text:span><text:change-end text:change-id="ct93825581250944"/><text:span text:style-name="T1">Down beyond a depth I never intended to take it.”</text:span></text:p>
      <text:p text:style-name="Text_20_body"><text:span text:style-name="T1">Hemi pounded on one of the roughly</text:span><text:change-start text:change-id="ct93825581251584"/><text:span text:style-name="T1"> </text:span><text:change-end text:change-id="ct93825581251584"/><text:change text:change-id="ct9382558125222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3825581274544"/><text:span text:style-name="T1">,</text:span><text:change-end text:change-id="ct9382558127454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oft-page-break/><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3825581275328"/><text:span text:style-name="T1">s</text:span><text:change-end text:change-id="ct93825581275328"/><text:span text:style-name="T1"> eyes peered out into the murky water, and scanned upwards. There was nothing to see, but Shakes could never resist the temptation to try.</text:span></text:p>
      <text:p text:style-name="Text_20_body"><text:span text:style-name="T1">“</text:span><text:change text:change-id="ct93825581280176"/><text:change-start text:change-id="ct93825581280976"/><text:span text:style-name="T1">Ten </text:span><text:change-end text:change-id="ct93825581280976"/><text:span text:style-name="T1">minutes,” said Hemi, speaking softly</text:span><text:change-start text:change-id="ct93825581282048"/><text:span text:style-name="T1">,</text:span><text:change-end text:change-id="ct93825581282048"/><text:span text:style-name="T1"> since he was less than a meter from Shakes’ head. “We need to start descending now.”</text:span></text:p>
      <text:p text:style-name="Text_20_body"><text:span text:style-name="T1">“Just curious</text:span><text:change-start text:change-id="ct93825581283568"/><text:span text:style-name="T1">,</text:span><text:change-end text:change-id="ct93825581283568"/><text:span text:style-name="T1"> Hemi, how deep do you think it is here?”</text:span></text:p>
      <text:p text:style-name="Text_20_body"><text:span text:style-name="T1">“More than </text:span><text:change text:change-id="ct93825581284208"/><text:change-start text:change-id="ct93825581284848"/><text:span text:style-name="T1">a thousand </text:span><text:change-end text:change-id="ct9382558128484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3825581285984"/><text:change-start text:change-id="ct93825581287920"/><text:span text:style-name="T1">—</text:span><text:change-end text:change-id="ct9382558128792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3825580296320"/><text:change-start text:change-id="ct93825581316432"/><text:span text:style-name="T1">Forty </text:span><text:change-end text:change-id="ct93825581316432"/><text:span text:style-name="T1">meters.”</text:span></text:p>
      <text:p text:style-name="Text_20_body"><text:span text:style-name="T1">“The boat is doing great</text:span><text:change-start text:change-id="ct93825581317072"/><text:span text:style-name="T1">,</text:span><text:change-end text:change-id="ct93825581317072"/><text:span text:style-name="T1"> Shakes.”</text:span></text:p>
      <text:p text:style-name="P7">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3825581318864"/><text:span text:style-name="T1">,</text:span><text:change-end text:change-id="ct93825581318864"/><text:span text:style-name="T1"> man.” Shakes’ hands were sweating. He put a cigarette to his lips</text:span><text:change text:change-id="ct93825581320144"/><text:span text:style-name="T1"> but forgot to light it.</text:span></text:p>
      <text:p text:style-name="P7">Hemi stared at his ticking watch.</text:p>
      <text:p text:style-name="Text_20_body"><text:span text:style-name="T1">“</text:span><text:change text:change-id="ct93825581319504"/><text:change-start text:change-id="ct93825581322464"/><text:span text:style-name="T1">Forty-five </text:span><text:change-end text:change-id="ct93825581322464"/><text:span text:style-name="T1">meters.”</text:span></text:p>
      <text:p text:style-name="Text_20_body"><text:span text:style-name="T1">“OK, start leveling out,” said Hemi</text:span><text:change-start text:change-id="ct93825581335344"/><text:span text:style-name="T1">.</text:span><text:change-end text:change-id="ct93825581335344"/><text:change text:change-id="ct93825581337840"/><text:span text:style-name="T1"> “I think you can stay just above </text:span><text:change text:change-id="ct93825581340256"/><text:change-start text:change-id="ct93825581341376"/><text:span text:style-name="T1">fifty</text:span><text:change-end text:change-id="ct93825581341376"/><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3825581342256"/><text:span text:style-name="T1">“</text:span><text:change-end text:change-id="ct93825581342256"/><text:change text:change-id="ct93825581339168"/><text:span text:style-name="T1">noisy</text:span><text:change-start text:change-id="ct93825581345296"/><text:span text:style-name="T1">”</text:span><text:change-end text:change-id="ct93825581345296"/><text:change text:change-id="ct93825581348272"/><text:span text:style-name="T1"> when they went deep</text:span><text:change text:change-id="ct93825581349312"/><text:change-start text:change-id="ct93825581353888"/><text:span text:style-name="T1">—</text:span><text:change-end text:change-id="ct9382558135388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3825581356160"/><text:change-start text:change-id="ct93825581362368"/><text:span text:style-name="T1"> . . . </text:span><text:change-end text:change-id="ct93825581362368"/><text:change text:change-id="ct93825581363168"/><text:span text:style-name="T1">Shakes. It was </text:span><text:span text:style-name="T2">all</text:span><text:span text:style-name="T1"> idiosyncrasies.</text:span></text:p>
      <text:p text:style-name="Text_20_body"><text:soft-page-break/><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3825578378272"/><text:span text:style-name="T1">,</text:span><text:change-end text:change-id="ct93825578378272"/><text:span text:style-name="T1"> Hemi. I’m not sure how much longer we can stay this deep.”</text:span></text:p>
      <text:p text:style-name="Text_20_body"><text:span text:style-name="T1">Hemi looked at the stopwatch. “</text:span><text:change-start text:change-id="ct93825581372160"/><text:span text:style-name="T1">Three</text:span><text:change-end text:change-id="ct93825581372160"/><text:change text:change-id="ct93825581372800"/><text:span text:style-name="T1"> minutes. Just hold the boat right at the level and speed you have</text:span><text:change text:change-id="ct93825581374000"/><text:change-start text:change-id="ct93825581377056"/><text:span text:style-name="T1">—</text:span><text:change-end text:change-id="ct93825581377056"/><text:span text:style-name="T1">do not let anything change.”</text:span></text:p>
      <text:p text:style-name="P7">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3825581376064"/><text:change-start text:change-id="ct93825581377696"/><text:span text:style-name="T1">Thirty </text:span><text:change-end text:change-id="ct93825581377696"/><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7">It took a second for Hemi to realize that was because the hatch above him did not open.</text:p>
      <text:p text:style-name="P7">“That hatch is not open!” Hemi yelled forward, true panic slipping into the baritone of his voice.</text:p>
      <text:p text:style-name="Text_20_body"><text:span text:style-name="T1">“The pressure</text:span><text:change-start text:change-id="ct93825581378336"/><text:span text:style-name="T1">,</text:span><text:change-end text:change-id="ct93825581378336"/><text:span text:style-name="T1"> Hemi! The whole hull is compressed. The hatch must be wedged in its seat!”</text:span></text:p>
      <text:p text:style-name="P7">Hemi smacked a heavy fist against the hull above him.</text:p>
      <text:p text:style-name="Text_20_body"><text:span text:style-name="T1">Shakes could hear the pounding in the pilot’s seat. “Hemi. You have to get that open. We can’t have that weapon arm itself in the trunk</text:span><text:change text:change-id="ct93825581398288"/><text:change-start text:change-id="ct93825581399280"/><text:span text:style-name="T1"> . . .</text:span><text:change-end text:change-id="ct93825581399280"/><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3825581399920"/><text:span text:style-name="T1">that might be all we need.” A second went by, and Hemi knew they were getting out of position. “You also need to come port to 222 degrees. Hard! Now!”</text:span></text:p>
      <text:p text:style-name="P7">The boat leaned over dramatically as Shakes turned the yoke left all the way to its stop. At the same time the bow rose slowly in response to his gentle backwards pull on the yoke.</text:p>
      <text:p text:style-name="P7">Hemi pounded and pounded against the hull. He slid the release lever in and out uselessly. “No throttle! We have to release it right here!”</text:p>
      <text:p text:style-name="P7">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7"><text:soft-page-break/>Hemi gave one final smack against the release lever with the wrench.</text:p>
      <text:p text:style-name="P7">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7">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7">“Blow the tanks!” Hemi yelled from the rear of the sub.</text:p>
      <text:p text:style-name="P7">Shakes pulled the lever, and the gust slammed through the boat. Through the viewport, he saw a worrying string of bubbles pouring from near the bow.</text:p>
      <text:p text:style-name="P7">The depth gauge did not move.</text:p>
      <text:p text:style-name="P7">Shakes tapped the gauge. He pushed the lever down, and pulled it up again, hard. Shakes believed deeply that with mechanical things you sometimes just had to get physical.</text:p>
      <text:p text:style-name="P7">Nothing happened.</text:p>
      <text:p text:style-name="Text_20_body"><text:span text:style-name="T1">“No-go</text:span><text:change-start text:change-id="ct93825581431728"/><text:span text:style-name="T1">,</text:span><text:change-end text:change-id="ct9382558143172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3825581434976"/><text:span text:style-name="T1">s</text:span><text:change-end text:change-id="ct93825581434976"/><text:span text:style-name="T1"> and Hemi’s ears. Whatever small cracks </text:span><text:change text:change-id="ct93825581440256"/><text:span text:style-name="T1">had opened in the seams before now split wide</text:span><text:change-start text:change-id="ct93825581449552"/><text:span text:style-name="T1">,</text:span><text:change-end text:change-id="ct93825581449552"/><text:span text:style-name="T1"> and freezing black water poured in. The power blinked and went out.</text:span></text:p>
      <text:p text:style-name="P7">Hemi felt his way forward in the blackness, climbing over the engine. He found Shakes by feel. Shakes was laying against the sonar equipment on the side wall that was now the floor, in half a meter of water that was rising quickly.</text:p>
      <text:p text:style-name="P7">“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7"> </text:p>
      <text:p text:style-name="Text_20_body"><text:soft-page-break/><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7">“Cassandra! The second detonation: I need to know the results. Now.”</text:p>
      <text:p text:style-name="Text_20_body"><text:span text:style-name="T1">“Yes</text:span><text:change-start text:change-id="ct93825581480368"/><text:span text:style-name="T1">,</text:span><text:change-end text:change-id="ct93825581480368"/><text:span text:style-name="T1"> Captain Percy</text:span><text:change text:change-id="ct93825581481008"/><text:change-start text:change-id="ct93825581484192"/><text:span text:style-name="T1"> . . .</text:span><text:change-end text:change-id="ct93825581484192"/><text:span text:style-name="T1"> I’m hearing a lot of popping and crackling. Hold on</text:span><text:change text:change-id="ct93825581484992"/><text:change-start text:change-id="ct93825581486352"/><text:span text:style-name="T1"> . . .</text:span><text:change-end text:change-id="ct93825581486352"/><text:span text:style-name="T1">” She scanned the sonar. The soundscape was a confusing mess: massive churning bubbles of air rising towards the surface, creaking and cracking metal, rushing water </text:span><text:change text:change-id="ct93825581496768"/><text:change-start text:change-id="ct93825581503664"/><text:span text:style-name="T1">. . . </text:span><text:change-end text:change-id="ct93825581503664"/><text:span text:style-name="T1">and distant screams of terror. “Captain Percy: I’m almost certain the </text:span><text:span text:style-name="T2">Grackle</text:span><text:span text:style-name="T1"> is finished. I’m hearing nothing but</text:span><text:change text:change-id="ct93825581531456"/><text:change-start text:change-id="ct93825581557888"/><text:span text:style-name="T1"> . . . </text:span><text:change-end text:change-id="ct93825581557888"/><text:change text:change-id="ct9382558155284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3825581580736"/><text:change-start text:change-id="ct93825581578688"/><text:span text:style-name="T1"> . . .</text:span><text:change-end text:change-id="ct93825581578688"/><text:span text:style-name="T1">”</text:span></text:p>
      <text:p text:style-name="P7">Percy’s eyes snapped up to the ship-to-ship. It was not the voice of Hemi or Shakes.</text:p>
      <text:p text:style-name="Text_20_body"><text:span text:style-name="T1">“Sylvia</text:span><text:change text:change-id="ct93825581582016"/><text:change-start text:change-id="ct93825581582896"/><text:span text:style-name="T1"> . . . </text:span><text:change-end text:change-id="ct93825581582896"/><text:change text:change-id="ct93825581584672"/><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3825581592496"/><text:change-start text:change-id="ct93825581596800"/><text:span text:style-name="T1">. . . </text:span><text:change-end text:change-id="ct93825581596800"/><text:span text:style-name="T1">Owen? </text:span><text:change text:change-id="ct93825581597440"/><text:change-start text:change-id="ct93825581598800"/><text:span text:style-name="T1">. . . </text:span><text:change-end text:change-id="ct93825581598800"/><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3825581602560"/><text:change-start text:change-id="ct93825581585520"/><text:span text:style-name="T1">—</text:span><text:change-end text:change-id="ct93825581585520"/><text:span text:style-name="T1">thinking there was no way I could survive.</text:span></text:p>
      <text:p text:style-name="Text_20_body"><text:span text:style-name="T1">“And I would have died in that storm, just as you expected. Probably within a matter of minutes</text:span><text:change text:change-id="ct93825581616720"/><text:change-start text:change-id="ct93825581617600"/><text:span text:style-name="T1">—</text:span><text:change-end text:change-id="ct93825581617600"/><text:span text:style-name="T1">except by sheer luck I washed aboard the deck of the </text:span><text:span text:style-name="T2">Grackle</text:span><text:change text:change-id="ct93825581620064"/><text:change text:change-id="ct93825581618480"/><text:change-start text:change-id="ct93825581622144"/><text:span text:style-name="T1"> . . . </text:span><text:change-end text:change-id="ct93825581622144"/><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3825581642224"/><text:change-start text:change-id="ct93825581645968"/><text:span text:style-name="T1">—</text:span><text:change-end text:change-id="ct9382558164596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oft-page-break/><text:span text:style-name="T1">“Owen</text:span><text:change text:change-id="ct93825581647248"/><text:change-start text:change-id="ct93825581648128"/><text:span text:style-name="T1"> . . . </text:span><text:change-end text:change-id="ct93825581648128"/><text:span text:style-name="T1"><text:s/>I didn’t know</text:span><text:change text:change-id="ct93825581649600"/><text:change-start text:change-id="ct93825581651488"/><text:span text:style-name="T1"> . . .</text:span><text:change-end text:change-id="ct93825581651488"/><text:span text:style-name="T1">” Her thumb fell off the transmitter. The radio remained dead for a few seconds.</text:span></text:p>
      <text:p text:style-name="Text_20_body"><text:span text:style-name="T1">The radio dial re-lit. “</text:span><text:change text:change-id="ct93825581652128"/><text:change-start text:change-id="ct93825581653856"/><text:span text:style-name="T1">. . . </text:span><text:change-end text:change-id="ct93825581653856"/><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3825581654496"/><text:span text:style-name="T1">,</text:span><text:change-end text:change-id="ct93825581654496"/><text:span text:style-name="T1"> Sylvia. But now</text:span><text:change text:change-id="ct93825581660576"/><text:change-start text:change-id="ct93825581663232"/><text:span text:style-name="T1"> . . . </text:span><text:change-end text:change-id="ct93825581663232"/><text:change text:change-id="ct93825581665232"/><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3825578414032"/><text:change-start text:change-id="ct93825578413664"/><text:span text:style-name="T1">. . . </text:span><text:change-end text:change-id="ct93825578413664"/><text:span text:style-name="T1">Everyone eventually. But for me, the pit is only a few seconds away now. Know this</text:span><text:change-start text:change-id="ct93825581666592"/><text:span text:style-name="T1">,</text:span><text:change-end text:change-id="ct9382558166659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7">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7">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3825578415392"/><text:span text:style-name="T1">’s</text:span><text:change-end text:change-id="ct9382557841539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3825581681504"/><text:change-start text:change-id="ct93825581683152"/><text:span text:style-name="T1">—</text:span><text:change-end text:change-id="ct93825581683152"/><text:span text:style-name="T1">they were purely mechanical devices on all submarines as a safety precaution for a situation just like this. If there was no power, the sub should still be able to make it to the surface.</text:span></text:p>
      <text:p text:style-name="P7">But not if the ballast tanks had split and let the reserve air out. The bubble they needed to ride up had made its own way to the surface, leaving uselessly without them.</text:p>
      <text:p text:style-name="Text_20_body"><text:soft-page-break/><text:span text:style-name="T1">The water Shakes sat in was rising quickly. Water was pissing in through cracks in the viewport. Hemi looked at the depth gauge</text:span><text:change text:change-id="ct93825581684032"/><text:change-start text:change-id="ct93825581684672"/><text:span text:style-name="T1">—</text:span><text:change-end text:change-id="ct93825581684672"/><text:span text:style-name="T1">pegged at </text:span><text:change text:change-id="ct93825581679600"/><text:change-start text:change-id="ct93825581687392"/><text:span text:style-name="T1">one hundred </text:span><text:change-end text:change-id="ct93825581687392"/><text:span text:style-name="T1">meters, which was the maximum reading for the gauge.</text:span></text:p>
      <text:p text:style-name="P7">He let the lighter go out.</text:p>
      <text:p text:style-name="Text_20_body"><text:span text:style-name="T1">His whole life he had been able to make these machines</text:span><text:change text:change-id="ct93825580567728"/><text:change-start text:change-id="ct93825580567968"/><text:span text:style-name="T1">—</text:span><text:change-end text:change-id="ct93825580567968"/><text:span text:style-name="T1">all machines</text:span><text:change text:change-id="ct93825581688032"/><text:change-start text:change-id="ct93825581690384"/><text:span text:style-name="T1">—</text:span><text:change-end text:change-id="ct93825581690384"/><text:span text:style-name="T1">do what he wanted them to. But this particular one was failing him now. Shakes’</text:span><text:change-start text:change-id="ct93825581691504"/><text:span text:style-name="T1">s</text:span><text:change-end text:change-id="ct93825581691504"/><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3825578423888"/><text:span text:style-name="T1">where </text:span><text:change-end text:change-id="ct93825578423888"/><text:span text:style-name="T1">he had grown up</text:span><text:change text:change-id="ct93825581694704"/><text:span text:style-name="T1">. All his years on rusting and leaking submarines, and running water</text:span><text:change text:change-id="ct93825581697520"/><text:change-start text:change-id="ct93825578425984"/><text:span text:style-name="T1">—</text:span><text:change-end text:change-id="ct93825578425984"/><text:span text:style-name="T1">a sound of death on submarines</text:span><text:change text:change-id="ct93825581709184"/><text:change-start text:change-id="ct93825581725680"/><text:span text:style-name="T1">—</text:span><text:change-end text:change-id="ct93825581725680"/><text:span text:style-name="T1">still remained firstly the sound of life and his youth.</text:span></text:p>
      <text:p text:style-name="P7">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3825581723856"/><text:change-start text:change-id="ct93825581700512"/><text:span text:style-name="T1"> . . .</text:span><text:change-end text:change-id="ct93825581700512"/><text:span text:style-name="T1">” said Shakes.</text:span></text:p>
      <text:p text:style-name="Text_20_body"><text:span text:style-name="T1">“</text:span><text:change text:change-id="ct93825581722752"/><text:change-start text:change-id="ct93825581733712"/><text:span text:style-name="T1">. . . </text:span><text:change-end text:change-id="ct9382558173371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3825580571536"/><text:span text:style-name="T1">”</text:span><text:change-end text:change-id="ct93825580571536"/></text:p>
      <text:p text:style-name="P7">“I certainly find myself overcome with awe.”</text:p>
      <text:p text:style-name="P7">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7">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382557842561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oft-page-break/><text:span text:style-name="T1">“I sure do</text:span><text:change-start text:change-id="ct93825581752864"/><text:span text:style-name="T1">,</text:span><text:change-end text:change-id="ct93825581752864"/><text:span text:style-name="T1"> Hemi!” Percy’s voice came back through the box. “We were worried that you were already flattened, and we’d just be bringing up your corpses in a squashed metal coffin! It’s good to hear from you. Shakes there?”</text:span></text:p>
      <text:p text:style-name="P7">“Captain Shakes is here, though wet. How did you find us?”</text:p>
      <text:p text:style-name="Text_20_body"><text:span text:style-name="T1">“Cassandra</text:span><text:change-start text:change-id="ct93825580578992"/><text:span text:style-name="T1">,</text:span><text:change-end text:change-id="ct93825580578992"/><text:span text:style-name="T1"> of course! She managed to pick Shake</text:span><text:change-start text:change-id="ct93825581754096"/><text:span text:style-name="T1">s</text:span><text:change-end text:change-id="ct9382558175409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3825581757520"/><text:span text:style-name="T1">,</text:span><text:change-end text:change-id="ct93825581757520"/><text:span text:style-name="T1"> too! Our batteries flat</text:span><text:change text:change-id="ct9382558175888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7">“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3825580583792"/><text:span text:style-name="T1">’s</text:span><text:change-end text:change-id="ct93825580583792"/><text:span text:style-name="T1"> sail out in the gloom.</text:span><text:bookmark-end text:name="garbage-gyre"/></text:p>
      <text:h text:style-name="P6"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3825578428336"/><text:span text:style-name="T1">’s</text:span><text:change-end text:change-id="ct93825578428336"/><text:span text:style-name="T1"> sail charging out over the water at an angle from the boat, the sea had turned a bright shade of slate</text:span><text:change-start text:change-id="ct93825580576464"/><text:span text:style-name="T1"> </text:span><text:change-end text:change-id="ct93825580576464"/><text:change text:change-id="ct93825580576864"/><text:span text:style-name="T1">blue. A long slow deep-ocean swell rose and fell all around, giving the impression of passing through a landscape of low hills</text:span><text:change text:change-id="ct93825581785776"/><text:change-start text:change-id="ct93825580586688"/><text:span text:style-name="T1">—</text:span><text:change-end text:change-id="ct93825580586688"/><text:span text:style-name="T1">though in a queasy way where the traveler </text:span><text:change text:change-id="ct93825578437680"/><text:change-start text:change-id="ct93825578437008"/><text:span text:style-name="T1">is</text:span><text:change-end text:change-id="ct93825578437008"/><text:span text:style-name="T1"> standing still</text:span><text:change text:change-id="ct93825578439584"/><text:span text:style-name="T1"> and the landscape is moving around </text:span><text:change text:change-id="ct93825578439888"/><text:change-start text:change-id="ct93825581751392"/><text:span text:style-name="T1">her, </text:span><text:change-end text:change-id="ct93825581751392"/><text:span text:style-name="T1">rather than the other way around.</text:span></text:p>
      <text:p text:style-name="Text_20_body"><text:span text:style-name="T1">Even though it was bright daylight</text:span><text:change-start text:change-id="ct93825581793856"/><text:span text:style-name="T1">,</text:span><text:change-end text:change-id="ct9382558179385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3825581795456"/><text:span text:style-name="T1">’s</text:span><text:change-end text:change-id="ct9382558179545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3825581796448"/><text:span text:style-name="T1">’s</text:span><text:change-end text:change-id="ct93825581796448"/><text:span text:style-name="T1"> deck that morning, cataloging the damage to his boat. It was beginning to look like the </text:span><text:span text:style-name="T2">Gnat</text:span><text:span text:style-name="T1"> might end up being more weld than </text:span><text:soft-page-break/><text:span text:style-name="T1">plate</text:span><text:change text:change-id="ct93825581796976"/><text:change-start text:change-id="ct93825580592576"/><text:span text:style-name="T1">—</text:span><text:change-end text:change-id="ct93825580592576"/><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3825580594640"/><text:span text:style-name="T1">s</text:span><text:change-end text:change-id="ct9382558059464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3825581797616"/><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3825581798976"/><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7">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7"><text:soft-page-break/>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7">Hemi broke the silence. “So it was Owen all along?”</text:p>
      <text:p text:style-name="P7">“Who filled you in?”</text:p>
      <text:p text:style-name="P7">“Cassandra.”</text:p>
      <text:p text:style-name="Text_20_body"><text:span text:style-name="T1">“The little shit.” Percy spat a fleck of tobacco that had caught at her lip. “Yeah. Fucking Owen. Not all along, of course, only after</text:span><text:change text:change-id="ct93825581808032"/><text:change-start text:change-id="ct93825581847360"/><text:span text:style-name="T1"> . . . </text:span><text:change-end text:change-id="ct93825581847360"/><text:change text:change-id="ct93825581848720"/><text:span text:style-name="T1">you know, I left him for fucking dead.”</text:span></text:p>
      <text:p text:style-name="P7">“Do you feel that was a mistake?”</text:p>
      <text:p text:style-name="Text_20_body"><text:span text:style-name="T1">“Fuck no</text:span><text:change-start text:change-id="ct93825581849360"/><text:span text:style-name="T1">,</text:span><text:change-end text:change-id="ct9382558184936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3825581850000"/><text:change-start text:change-id="ct93825581850640"/><text:span text:style-name="T1">—</text:span><text:change-end text:change-id="ct93825581850640"/><text:span text:style-name="T1">he swears himself to wreak vengeance on me? Repeatedly tries to kill me? And all of you in my crew along with me? No, Hemi. I have no regrets. I’ll say it again: fuck Owen. And fuck his ghost.”</text:span></text:p>
      <text:p text:style-name="P7">“I do not believe it possible for souls to wander uneasily, except in the minds of the living. I simply wanted to be sure the events with Owen will not keep you awake nights.”</text:p>
      <text:p text:style-name="Text_20_body"><text:span text:style-name="T1">“Trust me</text:span><text:change-start text:change-id="ct93825581852080"/><text:span text:style-name="T1">,</text:span><text:change-end text:change-id="ct93825581852080"/><text:span text:style-name="T1"> Hemi, Owen is not fucking haunting me. The only thing haunting me is the same thing as always: where is our next job coming from?”</text:span></text:p>
      <text:p text:style-name="P7">The swell was coming up and the boat was rolling over further. “We need to power up the motors again, Hemi, before we get swamped.”</text:p>
      <text:p text:style-name="P7">He nodded and slipped down the hatch to the control room.</text:p>
      <text:p text:style-name="P7">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1" text:outline-level="3"/>
      <text:h text:style-name="P2" text:outline-level="3">License</text:h>
      <text:p text:style-name="First_20_Paragraph"><text:span text:style-name="T2">This book is free. Not necessarily </text:span><text:change-start text:change-id="ct93825581861968"/><text:span text:style-name="T2">“</text:span><text:change-end text:change-id="ct93825581861968"/><text:change text:change-id="ct93825581862848"/><text:span text:style-name="T2">free</text:span><text:change-start text:change-id="ct93825581863696"/><text:span text:style-name="T2">,”</text:span><text:change-end text:change-id="ct93825581863696"/><text:change text:change-id="ct93825581880400"/><text:span text:style-name="T2"> as in you paid nothing for it. If you read the e-book, you probably didn’t pay anything. But if you read a paper copy, you might have paid a little something. That’s good</text:span><text:change-start text:change-id="ct93825581881920"/><text:span text:style-name="T2">—</text:span><text:change-end text:change-id="ct93825581881920"/><text:change text:change-id="ct93825581882800"/><text:span text:style-name="T2">it helps cover the real cost of printing on paper and whatnot. But the book is “free” </text:span><text:change text:change-id="ct93825581883440"/><text:span text:style-name="T2">in </text:span><text:change-start text:change-id="ct93825581884080"/><text:span text:style-name="T2">that </text:span><text:change-end text:change-id="ct9382558188408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825581888992"/><text:span text:style-name="T2">“</text:span><text:change-end text:change-id="ct93825581888992"/><text:change text:change-id="ct93825581893376"/><text:span text:style-name="T2">Which software?</text:span><text:change-start text:change-id="ct93825581894016"/><text:span text:style-name="T2">”</text:span><text:change-end text:change-id="ct93825581894016"/><text:change text:change-id="ct93825581894544"/><text:span text:style-name="T2"> the nerds among you ask: vim, markdown, pandoc, git, make, Inkscape, Gimp, tmux, screen, mupdf, and of course all of the various Linux distros that are my daily driver desktop computers.) But I’m not much of a programmer</text:span><text:change-start text:change-id="ct93825578460224"/><text:span text:style-name="T2">,</text:span><text:change-end text:change-id="ct93825578460224"/><text:span text:style-name="T2"> so I can’t give back to the open source world (other than </text:span><text:change-start text:change-id="ct93825578453328"/><text:span text:style-name="T2">through </text:span><text:change-end text:change-id="ct93825578453328"/><text:span text:style-name="T2">boring </text:span><text:change text:change-id="ct93825578457440"/><text:change-start text:change-id="ct93825581895536"/><text:span text:style-name="T2">financial means</text:span><text:change-end text:change-id="ct93825581895536"/><text:span text:style-name="T2">). I did write this novel</text:span><text:change-start text:change-id="ct93825581904384"/><text:span text:style-name="T2">,</text:span><text:change-end text:change-id="ct93825581904384"/><text:span text:style-name="T2"> though. I put a lot of work into it. I hope it has got a good amount of entertainment value. I hope that by putting it out for free</text:span><text:change-start text:change-id="ct93825581920720"/><text:span text:style-name="T2">,</text:span><text:change-end text:change-id="ct93825581920720"/><text:span text:style-name="T2"> it entertains lots of people</text:span><text:change text:change-id="ct93825581935584"/><text:change-start text:change-id="ct93825581939664"/><text:span text:style-name="T2">—</text:span><text:change-end text:change-id="ct93825581939664"/><text:span text:style-name="T2">maybe some of those people will even been open source programmers, and thus I might return the favor in some small way to the open source software community.</text:span></text:p>
      <text:p text:style-name="P8">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6"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7"><text:soft-page-break/>Using Creative Commons Public Licenses</text:p>
      <text:p text:style-name="P7">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Creative Commons Attribution-NonCommercial-ShareAlike 4.0 International Public License</text:p>
      <text:p text:style-name="P7">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7">Section 1 – Definitions.</text:p>
      <text:list xml:id="list53913941"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5">Section 2 – Scope.</text:p>
      <text:list xml:id="list122951338714547" text:continue-list="list53913941" text:style-name="WWNum22">
        <text:list-item text:start-value="1">
          <text:p text:style-name="P14">License grant.</text:p>
        </text:list-item>
      </text:list>
      <text:list xml:id="list2616968434"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22952619256873" text:continue-list="list122951338714547"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22951456314932" text:continue-list="list2616968434"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xml:id="list1277403295" text:style-name="WWNum26">
        <text:list-item>
          <text:list>
            <text:list-item>
              <text:list>
                <text:list-item text:start-value="4">
                  <text:p text:style-name="P10">never produces Adapted Material.</text:p>
                </text:list-item>
              </text:list>
            </text:list-item>
          </text:list>
        </text:list-item>
      </text:list>
      <text:list xml:id="list122952261389761" text:continue-list="list122951456314932" text:style-name="WWNum4">
        <text:list-item>
          <text:list>
            <text:list-item>
              <text:p text:style-name="P18">Downstream recipients.</text:p>
            </text:list-item>
          </text:list>
        </text:list-item>
      </text:list>
      <text:list xml:id="list122951767334626" text:continue-list="list122952619256873"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22950752870532" text:continue-list="list122952261389761"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22951375770191" text:continue-list="list122951767334626" text:style-name="WWNum30">
        <text:list-item>
          <text:p text:style-name="P22">Other rights.</text:p>
        </text:list-item>
      </text:list>
      <text:list xml:id="list122950918223618" text:continue-list="list122950752870532"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5">Section 3 – License Conditions.</text:p>
      <text:p text:style-name="P7">Your exercise of the Licensed Rights is expressly made subject to the following conditions.</text:p>
      <text:list xml:id="list122951312506967" text:continue-list="list122951375770191" text:style-name="WWNum34">
        <text:list-item text:start-value="1">
          <text:p text:style-name="P26">Attribution.</text:p>
        </text:list-item>
      </text:list>
      <text:list xml:id="list122951378902260" text:continue-list="list122950918223618" text:style-name="WWNum35">
        <text:list-item>
          <text:list>
            <text:list-item text:start-value="1">
              <text:p text:style-name="P27">If You Share the Licensed Material (including in modified form), You must:</text:p>
            </text:list-item>
          </text:list>
        </text:list-item>
      </text:list>
      <text:list xml:id="list122951681317319" text:continue-list="list122951312506967"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765366413"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22952735089612" text:continue-list="list122951681317319"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22952675473269" text:continue-list="list122951378902260"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22951667069855" text:continue-list="list122952735089612" text:style-name="WWNum42">
        <text:list-item>
          <text:p text:style-name="P35"><text:soft-page-break/>ShareAlike.</text:p>
        </text:list-item>
      </text:list>
      <text:list xml:id="list152979605" text:style-name="WWNum1">
        <text:list-item>
          <text:p text:style-name="P36">In addition to the conditions in Section 3(a), if You Share Adapted Material You produce, the following conditions also apply.</text:p>
        </text:list-item>
      </text:list>
      <text:list xml:id="list122952327961604" text:continue-list="list122952675473269"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5">Section 4 – Sui Generis Database Rights.</text:p>
      <text:p text:style-name="P7">Where the Licensed Rights include Sui Generis Database Rights that apply to Your use of the Licensed Material:</text:p>
      <text:list xml:id="list122951250080414" text:continue-list="list12295166706985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5">For the avoidance of doubt, this Section 4 supplements and does not replace Your obligations under this Public License where the Licensed Rights include other Copyright and Similar Rights.</text:p>
      <text:p text:style-name="P7">Section 5 – Disclaimer of Warranties and Limitation of Liability.</text:p>
      <text:list xml:id="list122951276782779" text:continue-list="list122951250080414"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5">Section 6 – Term and Termination.</text:p>
      <text:list xml:id="list122952667101415" text:continue-list="list12295127678277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22951218018117" text:continue-list="list122952327961604"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xml:id="list122951335889079" text:continue-list="list152979605" text:style-name="WWNum1">
        <text:list-item>
          <text:p text:style-name="P36">For the avoidance of doubt, this Section 6(b) does not affect any right the Licensor may have to seek remedies for Your violations of this Public License.</text:p>
        </text:list-item>
      </text:list>
      <text:list xml:id="list122951018627449" text:continue-list="list122952667101415"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5">Section 7 – Other Terms and Conditions.</text:p>
      <text:list xml:id="list122952867466529" text:continue-list="list122951018627449"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5">Section 8 – Interpretation.</text:p>
      <text:list xml:id="list122951335892244" text:continue-list="list122952867466529"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7"><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adornments="Regular" style:font-pitch="variable"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333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333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333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333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333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333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333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333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
        <style:list-level-properties text:list-level-position-and-space-mode="label-alignment">
          <style:list-level-label-alignment text:label-followed-by="nothing"/>
        </style:list-level-properties>
      </text:list-level-style-number>
      <text:list-level-style-number text:level="2" text:style-name="ListLabel_20_173" style:num-format="">
        <style:list-level-properties text:list-level-position-and-space-mode="label-alignment">
          <style:list-level-label-alignment text:label-followed-by="nothing"/>
        </style:list-level-properties>
      </text:list-level-style-number>
      <text:list-level-style-number text:level="3" text:style-name="ListLabel_20_174" style:num-format="">
        <style:list-level-properties text:list-level-position-and-space-mode="label-alignment">
          <style:list-level-label-alignment text:label-followed-by="nothing"/>
        </style:list-level-properties>
      </text:list-level-style-number>
      <text:list-level-style-number text:level="4" text:style-name="ListLabel_20_175" style:num-format="">
        <style:list-level-properties text:list-level-position-and-space-mode="label-alignment">
          <style:list-level-label-alignment text:label-followed-by="nothing"/>
        </style:list-level-properties>
      </text:list-level-style-number>
      <text:list-level-style-number text:level="5" text:style-name="ListLabel_20_176" style:num-format="">
        <style:list-level-properties text:list-level-position-and-space-mode="label-alignment">
          <style:list-level-label-alignment text:label-followed-by="nothing"/>
        </style:list-level-properties>
      </text:list-level-style-number>
      <text:list-level-style-number text:level="6" text:style-name="ListLabel_20_177" style:num-format="">
        <style:list-level-properties text:list-level-position-and-space-mode="label-alignment">
          <style:list-level-label-alignment text:label-followed-by="nothing"/>
        </style:list-level-properties>
      </text:list-level-style-number>
      <text:list-level-style-number text:level="7" text:style-name="ListLabel_20_178" style:num-format="">
        <style:list-level-properties text:list-level-position-and-space-mode="label-alignment">
          <style:list-level-label-alignment text:label-followed-by="nothing"/>
        </style:list-level-properties>
      </text:list-level-style-number>
      <text:list-level-style-number text:level="8" text:style-name="ListLabel_20_179" style:num-format="">
        <style:list-level-properties text:list-level-position-and-space-mode="label-alignment">
          <style:list-level-label-alignment text:label-followed-by="nothing"/>
        </style:list-level-properties>
      </text:list-level-style-number>
      <text:list-level-style-number text:level="9" text:style-name="ListLabel_20_18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6752in" fo:margin-left="0in" fo:margin-right="0in" fo:margin-top="0.6354in" style:dynamic-spacing="true"/>
      </style:footer-style>
    </style:page-layout>
  </office:automatic-styles>
  <office:master-styles>
    <style:master-page style:name="Standard" style:page-layout-name="Mpm1">
      <style:header>
        <text:p text:style-name="Header"/>
      </style:header>
      <style:footer>
        <text:p text:style-name="Footer"><text:span text:style-name="page_20_number"><text:page-number text:select-page="current">253</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27</meta:editing-cycles>
    <meta:creation-date>2023-10-01T15:32:00</meta:creation-date>
    <dc:date>2023-11-05T12:29:42.422965790</dc:date>
    <dc:language>en-US</dc:language>
    <meta:editing-duration>PT16H30M36S</meta:editing-duration>
    <meta:generator>LibreOffice/7.0.4.2$Linux_X86_64 LibreOffice_project/00$Build-2</meta:generator>
    <meta:document-statistic meta:table-count="0" meta:image-count="0" meta:object-count="0" meta:page-count="253" meta:paragraph-count="2896" meta:word-count="120622" meta:character-count="666015" meta:non-whitespace-character-count="548472"/>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